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tness_difference_tabl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BG11_Control</text:p>
          </table:table-cell>
          <table:table-cell office:value-type="string" calcext:value-type="string">
            <text:p>BG11_Ly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ll1270</text:p>
          </table:table-cell>
          <table:table-cell office:value-type="float" office:value="1.06362125713002" calcext:value-type="float">
            <text:p>1.06362125713002</text:p>
          </table:table-cell>
          <table:table-cell office:value-type="float" office:value="6.50772958628109" calcext:value-type="float">
            <text:p>6.50772958628109</text:p>
          </table:table-cell>
          <table:table-cell office:value-type="float" office:value="-5.44410832915107" calcext:value-type="float">
            <text:p>-5.44410832915107</text:p>
          </table:table-cell>
        </table:table-row>
        <table:table-row table:style-name="ro1">
          <table:table-cell office:value-type="string" calcext:value-type="string">
            <text:p>slr1213</text:p>
          </table:table-cell>
          <table:table-cell office:value-type="float" office:value="-0.109827685598818" calcext:value-type="float">
            <text:p>-0.109827685598818</text:p>
          </table:table-cell>
          <table:table-cell office:value-type="float" office:value="5.32637115346647" calcext:value-type="float">
            <text:p>5.32637115346647</text:p>
          </table:table-cell>
          <table:table-cell office:value-type="float" office:value="-5.43619883906529" calcext:value-type="float">
            <text:p>-5.43619883906529</text:p>
          </table:table-cell>
        </table:table-row>
        <table:table-row table:style-name="ro1">
          <table:table-cell office:value-type="string" calcext:value-type="string">
            <text:p>slr1735</text:p>
          </table:table-cell>
          <table:table-cell office:value-type="float" office:value="1.07325761091441" calcext:value-type="float">
            <text:p>1.07325761091441</text:p>
          </table:table-cell>
          <table:table-cell office:value-type="float" office:value="6.38779801729489" calcext:value-type="float">
            <text:p>6.38779801729489</text:p>
          </table:table-cell>
          <table:table-cell office:value-type="float" office:value="-5.31454040638048" calcext:value-type="float">
            <text:p>-5.31454040638048</text:p>
          </table:table-cell>
        </table:table-row>
        <table:table-row table:style-name="ro1">
          <table:table-cell office:value-type="string" calcext:value-type="string">
            <text:p>sll1200</text:p>
          </table:table-cell>
          <table:table-cell office:value-type="float" office:value="1.08189117253711" calcext:value-type="float">
            <text:p>1.08189117253711</text:p>
          </table:table-cell>
          <table:table-cell office:value-type="float" office:value="6.12792711999949" calcext:value-type="float">
            <text:p>6.12792711999949</text:p>
          </table:table-cell>
          <table:table-cell office:value-type="float" office:value="-5.04603594746238" calcext:value-type="float">
            <text:p>-5.04603594746238</text:p>
          </table:table-cell>
        </table:table-row>
        <table:table-row table:style-name="ro1">
          <table:table-cell office:value-type="string" calcext:value-type="string">
            <text:p>slr0262</text:p>
          </table:table-cell>
          <table:table-cell office:value-type="float" office:value="0.696611933091514" calcext:value-type="float">
            <text:p>0.696611933091514</text:p>
          </table:table-cell>
          <table:table-cell office:value-type="float" office:value="5.68719783829699" calcext:value-type="float">
            <text:p>5.68719783829699</text:p>
          </table:table-cell>
          <table:table-cell office:value-type="float" office:value="-4.99058590520548" calcext:value-type="float">
            <text:p>-4.99058590520548</text:p>
          </table:table-cell>
        </table:table-row>
        <table:table-row table:style-name="ro1">
          <table:table-cell office:value-type="string" calcext:value-type="string">
            <text:p>slr5017</text:p>
          </table:table-cell>
          <table:table-cell office:value-type="float" office:value="-1.04985455150168" calcext:value-type="float">
            <text:p>-1.04985455150168</text:p>
          </table:table-cell>
          <table:table-cell office:value-type="float" office:value="3.80305098673675" calcext:value-type="float">
            <text:p>3.80305098673675</text:p>
          </table:table-cell>
          <table:table-cell office:value-type="float" office:value="-4.85290553823843" calcext:value-type="float">
            <text:p>-4.85290553823843</text:p>
          </table:table-cell>
        </table:table-row>
        <table:table-row table:style-name="ro1">
          <table:table-cell office:value-type="string" calcext:value-type="string">
            <text:p>sll0062</text:p>
          </table:table-cell>
          <table:table-cell office:value-type="float" office:value="-0.876627056961109" calcext:value-type="float">
            <text:p>-0.876627056961109</text:p>
          </table:table-cell>
          <table:table-cell office:value-type="float" office:value="3.94087162131729" calcext:value-type="float">
            <text:p>3.94087162131729</text:p>
          </table:table-cell>
          <table:table-cell office:value-type="float" office:value="-4.8174986782784" calcext:value-type="float">
            <text:p>-4.8174986782784</text:p>
          </table:table-cell>
        </table:table-row>
        <table:table-row table:style-name="ro1">
          <table:table-cell office:value-type="string" calcext:value-type="string">
            <text:p>slr0269</text:p>
          </table:table-cell>
          <table:table-cell office:value-type="float" office:value="0.949229299777043" calcext:value-type="float">
            <text:p>0.949229299777043</text:p>
          </table:table-cell>
          <table:table-cell office:value-type="float" office:value="5.71401116486603" calcext:value-type="float">
            <text:p>5.71401116486603</text:p>
          </table:table-cell>
          <table:table-cell office:value-type="float" office:value="-4.76478186508899" calcext:value-type="float">
            <text:p>-4.76478186508899</text:p>
          </table:table-cell>
        </table:table-row>
        <table:table-row table:style-name="ro1">
          <table:table-cell office:value-type="string" calcext:value-type="string">
            <text:p>ssl1807</text:p>
          </table:table-cell>
          <table:table-cell office:value-type="float" office:value="-0.765169387955219" calcext:value-type="float">
            <text:p>-0.765169387955219</text:p>
          </table:table-cell>
          <table:table-cell office:value-type="float" office:value="3.65259733660025" calcext:value-type="float">
            <text:p>3.65259733660025</text:p>
          </table:table-cell>
          <table:table-cell office:value-type="float" office:value="-4.41776672455547" calcext:value-type="float">
            <text:p>-4.41776672455547</text:p>
          </table:table-cell>
        </table:table-row>
        <table:table-row table:style-name="ro1">
          <table:table-cell office:value-type="string" calcext:value-type="string">
            <text:p>slr1935</text:p>
          </table:table-cell>
          <table:table-cell office:value-type="float" office:value="0.36131498067103" calcext:value-type="float">
            <text:p>0.36131498067103</text:p>
          </table:table-cell>
          <table:table-cell office:value-type="float" office:value="4.5783155827022" calcext:value-type="float">
            <text:p>4.5783155827022</text:p>
          </table:table-cell>
          <table:table-cell office:value-type="float" office:value="-4.21700060203117" calcext:value-type="float">
            <text:p>-4.21700060203117</text:p>
          </table:table-cell>
        </table:table-row>
        <table:table-row table:style-name="ro1">
          <table:table-cell office:value-type="string" calcext:value-type="string">
            <text:p>slr0518</text:p>
          </table:table-cell>
          <table:table-cell office:value-type="float" office:value="0.5195627908082" calcext:value-type="float">
            <text:p>0.5195627908082</text:p>
          </table:table-cell>
          <table:table-cell office:value-type="float" office:value="4.66333228475705" calcext:value-type="float">
            <text:p>4.66333228475705</text:p>
          </table:table-cell>
          <table:table-cell office:value-type="float" office:value="-4.14376949394885" calcext:value-type="float">
            <text:p>-4.14376949394885</text:p>
          </table:table-cell>
        </table:table-row>
        <table:table-row table:style-name="ro1">
          <table:table-cell office:value-type="string" calcext:value-type="string">
            <text:p>slr0579</text:p>
          </table:table-cell>
          <table:table-cell office:value-type="float" office:value="0.293600345780626" calcext:value-type="float">
            <text:p>0.293600345780626</text:p>
          </table:table-cell>
          <table:table-cell office:value-type="float" office:value="4.40694279347735" calcext:value-type="float">
            <text:p>4.40694279347735</text:p>
          </table:table-cell>
          <table:table-cell office:value-type="float" office:value="-4.11334244769672" calcext:value-type="float">
            <text:p>-4.11334244769672</text:p>
          </table:table-cell>
        </table:table-row>
        <table:table-row table:style-name="ro1">
          <table:table-cell office:value-type="string" calcext:value-type="string">
            <text:p>ssr0692</text:p>
          </table:table-cell>
          <table:table-cell office:value-type="float" office:value="-0.155504504735477" calcext:value-type="float">
            <text:p>-0.155504504735477</text:p>
          </table:table-cell>
          <table:table-cell office:value-type="float" office:value="3.95106801553905" calcext:value-type="float">
            <text:p>3.95106801553905</text:p>
          </table:table-cell>
          <table:table-cell office:value-type="float" office:value="-4.10657252027453" calcext:value-type="float">
            <text:p>-4.10657252027453</text:p>
          </table:table-cell>
        </table:table-row>
        <table:table-row table:style-name="ro1">
          <table:table-cell office:value-type="string" calcext:value-type="string">
            <text:p>sll0556</text:p>
          </table:table-cell>
          <table:table-cell office:value-type="float" office:value="-1.12121020597102" calcext:value-type="float">
            <text:p>-1.12121020597102</text:p>
          </table:table-cell>
          <table:table-cell office:value-type="float" office:value="2.93883542217793" calcext:value-type="float">
            <text:p>2.93883542217793</text:p>
          </table:table-cell>
          <table:table-cell office:value-type="float" office:value="-4.06004562814895" calcext:value-type="float">
            <text:p>-4.06004562814895</text:p>
          </table:table-cell>
        </table:table-row>
        <table:table-row table:style-name="ro1">
          <table:table-cell office:value-type="string" calcext:value-type="string">
            <text:p>slr0096</text:p>
          </table:table-cell>
          <table:table-cell office:value-type="float" office:value="-0.292975316770417" calcext:value-type="float">
            <text:p>-0.292975316770417</text:p>
          </table:table-cell>
          <table:table-cell office:value-type="float" office:value="3.73762847552017" calcext:value-type="float">
            <text:p>3.73762847552017</text:p>
          </table:table-cell>
          <table:table-cell office:value-type="float" office:value="-4.03060379229059" calcext:value-type="float">
            <text:p>-4.03060379229059</text:p>
          </table:table-cell>
        </table:table-row>
        <table:table-row table:style-name="ro1">
          <table:table-cell office:value-type="string" calcext:value-type="string">
            <text:p>sll5109</text:p>
          </table:table-cell>
          <table:table-cell office:value-type="float" office:value="0.098310280383142" calcext:value-type="float">
            <text:p>0.098310280383142</text:p>
          </table:table-cell>
          <table:table-cell office:value-type="float" office:value="3.91995877287517" calcext:value-type="float">
            <text:p>3.91995877287517</text:p>
          </table:table-cell>
          <table:table-cell office:value-type="float" office:value="-3.82164849249203" calcext:value-type="float">
            <text:p>-3.82164849249203</text:p>
          </table:table-cell>
        </table:table-row>
        <table:table-row table:style-name="ro1">
          <table:table-cell office:value-type="string" calcext:value-type="string">
            <text:p>slr0211</text:p>
          </table:table-cell>
          <table:table-cell office:value-type="float" office:value="0.186503219123993" calcext:value-type="float">
            <text:p>0.186503219123993</text:p>
          </table:table-cell>
          <table:table-cell office:value-type="float" office:value="3.88978598041916" calcext:value-type="float">
            <text:p>3.88978598041916</text:p>
          </table:table-cell>
          <table:table-cell office:value-type="float" office:value="-3.70328276129517" calcext:value-type="float">
            <text:p>-3.70328276129517</text:p>
          </table:table-cell>
        </table:table-row>
        <table:table-row table:style-name="ro1">
          <table:table-cell office:value-type="string" calcext:value-type="string">
            <text:p>slr0724</text:p>
          </table:table-cell>
          <table:table-cell office:value-type="float" office:value="-1.87254824212906" calcext:value-type="float">
            <text:p>-1.87254824212906</text:p>
          </table:table-cell>
          <table:table-cell office:value-type="float" office:value="1.72659371389976" calcext:value-type="float">
            <text:p>1.72659371389976</text:p>
          </table:table-cell>
          <table:table-cell office:value-type="float" office:value="-3.59914195602882" calcext:value-type="float">
            <text:p>-3.59914195602882</text:p>
          </table:table-cell>
        </table:table-row>
        <table:table-row table:style-name="ro1">
          <table:table-cell office:value-type="string" calcext:value-type="string">
            <text:p>slr0676</text:p>
          </table:table-cell>
          <table:table-cell office:value-type="float" office:value="0.0568385671165777" calcext:value-type="float">
            <text:p>0.0568385671165777</text:p>
          </table:table-cell>
          <table:table-cell office:value-type="float" office:value="3.60665042901665" calcext:value-type="float">
            <text:p>3.60665042901665</text:p>
          </table:table-cell>
          <table:table-cell office:value-type="float" office:value="-3.54981186190007" calcext:value-type="float">
            <text:p>-3.54981186190007</text:p>
          </table:table-cell>
        </table:table-row>
        <table:table-row table:style-name="ro1">
          <table:table-cell office:value-type="string" calcext:value-type="string">
            <text:p>slr0653</text:p>
          </table:table-cell>
          <table:table-cell office:value-type="float" office:value="-0.300292991183625" calcext:value-type="float">
            <text:p>-0.300292991183625</text:p>
          </table:table-cell>
          <table:table-cell office:value-type="float" office:value="3.17290230375597" calcext:value-type="float">
            <text:p>3.17290230375597</text:p>
          </table:table-cell>
          <table:table-cell office:value-type="float" office:value="-3.47319529493959" calcext:value-type="float">
            <text:p>-3.47319529493959</text:p>
          </table:table-cell>
        </table:table-row>
        <table:table-row table:style-name="ro1">
          <table:table-cell office:value-type="string" calcext:value-type="string">
            <text:p>slr1705</text:p>
          </table:table-cell>
          <table:table-cell office:value-type="float" office:value="0.25029015419531" calcext:value-type="float">
            <text:p>0.25029015419531</text:p>
          </table:table-cell>
          <table:table-cell office:value-type="float" office:value="3.72169252181531" calcext:value-type="float">
            <text:p>3.72169252181531</text:p>
          </table:table-cell>
          <table:table-cell office:value-type="float" office:value="-3.47140236762" calcext:value-type="float">
            <text:p>-3.47140236762</text:p>
          </table:table-cell>
        </table:table-row>
        <table:table-row table:style-name="ro1">
          <table:table-cell office:value-type="string" calcext:value-type="string">
            <text:p>sll0063</text:p>
          </table:table-cell>
          <table:table-cell office:value-type="float" office:value="-0.525444990077383" calcext:value-type="float">
            <text:p>-0.525444990077383</text:p>
          </table:table-cell>
          <table:table-cell office:value-type="float" office:value="2.86452394500337" calcext:value-type="float">
            <text:p>2.86452394500337</text:p>
          </table:table-cell>
          <table:table-cell office:value-type="float" office:value="-3.38996893508075" calcext:value-type="float">
            <text:p>-3.38996893508075</text:p>
          </table:table-cell>
        </table:table-row>
        <table:table-row table:style-name="ro1">
          <table:table-cell office:value-type="string" calcext:value-type="string">
            <text:p>slr0863</text:p>
          </table:table-cell>
          <table:table-cell office:value-type="float" office:value="0.24837725504" calcext:value-type="float">
            <text:p>0.24837725504</text:p>
          </table:table-cell>
          <table:table-cell office:value-type="float" office:value="3.57416185409493" calcext:value-type="float">
            <text:p>3.57416185409493</text:p>
          </table:table-cell>
          <table:table-cell office:value-type="float" office:value="-3.32578459905493" calcext:value-type="float">
            <text:p>-3.32578459905493</text:p>
          </table:table-cell>
        </table:table-row>
        <table:table-row table:style-name="ro1">
          <table:table-cell office:value-type="string" calcext:value-type="string">
            <text:p>slr0962</text:p>
          </table:table-cell>
          <table:table-cell office:value-type="float" office:value="-0.619242212478313" calcext:value-type="float">
            <text:p>-0.619242212478313</text:p>
          </table:table-cell>
          <table:table-cell office:value-type="float" office:value="2.70093626894929" calcext:value-type="float">
            <text:p>2.70093626894929</text:p>
          </table:table-cell>
          <table:table-cell office:value-type="float" office:value="-3.32017848142761" calcext:value-type="float">
            <text:p>-3.32017848142761</text:p>
          </table:table-cell>
        </table:table-row>
        <table:table-row table:style-name="ro1">
          <table:table-cell office:value-type="string" calcext:value-type="string">
            <text:p>ssl7004</text:p>
          </table:table-cell>
          <table:table-cell office:value-type="float" office:value="-0.101742203008936" calcext:value-type="float">
            <text:p>-0.101742203008936</text:p>
          </table:table-cell>
          <table:table-cell office:value-type="float" office:value="3.1684459452153" calcext:value-type="float">
            <text:p>3.1684459452153</text:p>
          </table:table-cell>
          <table:table-cell office:value-type="float" office:value="-3.27018814822423" calcext:value-type="float">
            <text:p>-3.27018814822423</text:p>
          </table:table-cell>
        </table:table-row>
        <table:table-row table:style-name="ro1">
          <table:table-cell office:value-type="string" calcext:value-type="string">
            <text:p>slr0489</text:p>
          </table:table-cell>
          <table:table-cell office:value-type="float" office:value="-0.180819358071122" calcext:value-type="float">
            <text:p>-0.180819358071122</text:p>
          </table:table-cell>
          <table:table-cell office:value-type="float" office:value="3.08689949748902" calcext:value-type="float">
            <text:p>3.08689949748902</text:p>
          </table:table-cell>
          <table:table-cell office:value-type="float" office:value="-3.26771885556015" calcext:value-type="float">
            <text:p>-3.26771885556015</text:p>
          </table:table-cell>
        </table:table-row>
        <table:table-row table:style-name="ro1">
          <table:table-cell office:value-type="string" calcext:value-type="string">
            <text:p>sll1586</text:p>
          </table:table-cell>
          <table:table-cell office:value-type="float" office:value="0.594557934026739" calcext:value-type="float">
            <text:p>0.594557934026739</text:p>
          </table:table-cell>
          <table:table-cell office:value-type="float" office:value="3.86134961799325" calcext:value-type="float">
            <text:p>3.86134961799325</text:p>
          </table:table-cell>
          <table:table-cell office:value-type="float" office:value="-3.26679168396651" calcext:value-type="float">
            <text:p>-3.26679168396651</text:p>
          </table:table-cell>
        </table:table-row>
        <table:table-row table:style-name="ro1">
          <table:table-cell office:value-type="string" calcext:value-type="string">
            <text:p>slr1051</text:p>
          </table:table-cell>
          <table:table-cell office:value-type="float" office:value="0.680482070027069" calcext:value-type="float">
            <text:p>0.680482070027069</text:p>
          </table:table-cell>
          <table:table-cell office:value-type="float" office:value="3.84181751031145" calcext:value-type="float">
            <text:p>3.84181751031145</text:p>
          </table:table-cell>
          <table:table-cell office:value-type="float" office:value="-3.16133544028438" calcext:value-type="float">
            <text:p>-3.16133544028438</text:p>
          </table:table-cell>
        </table:table-row>
        <table:table-row table:style-name="ro1">
          <table:table-cell office:value-type="string" calcext:value-type="string">
            <text:p>slr0447</text:p>
          </table:table-cell>
          <table:table-cell office:value-type="float" office:value="-0.870179007306403" calcext:value-type="float">
            <text:p>-0.870179007306403</text:p>
          </table:table-cell>
          <table:table-cell office:value-type="float" office:value="2.28567838832347" calcext:value-type="float">
            <text:p>2.28567838832347</text:p>
          </table:table-cell>
          <table:table-cell office:value-type="float" office:value="-3.15585739562987" calcext:value-type="float">
            <text:p>-3.15585739562987</text:p>
          </table:table-cell>
        </table:table-row>
        <table:table-row table:style-name="ro1">
          <table:table-cell office:value-type="string" calcext:value-type="string">
            <text:p>slr1082</text:p>
          </table:table-cell>
          <table:table-cell office:value-type="float" office:value="-0.40597128440394" calcext:value-type="float">
            <text:p>-0.40597128440394</text:p>
          </table:table-cell>
          <table:table-cell office:value-type="float" office:value="2.70867406220865" calcext:value-type="float">
            <text:p>2.70867406220865</text:p>
          </table:table-cell>
          <table:table-cell office:value-type="float" office:value="-3.11464534661259" calcext:value-type="float">
            <text:p>-3.11464534661259</text:p>
          </table:table-cell>
        </table:table-row>
        <table:table-row table:style-name="ro1">
          <table:table-cell office:value-type="string" calcext:value-type="string">
            <text:p>sll1336</text:p>
          </table:table-cell>
          <table:table-cell office:value-type="float" office:value="0.222345674264916" calcext:value-type="float">
            <text:p>0.222345674264916</text:p>
          </table:table-cell>
          <table:table-cell office:value-type="float" office:value="3.31819716587941" calcext:value-type="float">
            <text:p>3.31819716587941</text:p>
          </table:table-cell>
          <table:table-cell office:value-type="float" office:value="-3.09585149161449" calcext:value-type="float">
            <text:p>-3.09585149161449</text:p>
          </table:table-cell>
        </table:table-row>
        <table:table-row table:style-name="ro1">
          <table:table-cell office:value-type="string" calcext:value-type="string">
            <text:p>slr0061</text:p>
          </table:table-cell>
          <table:table-cell office:value-type="float" office:value="-0.447816407106158" calcext:value-type="float">
            <text:p>-0.447816407106158</text:p>
          </table:table-cell>
          <table:table-cell office:value-type="float" office:value="2.6470909345582" calcext:value-type="float">
            <text:p>2.6470909345582</text:p>
          </table:table-cell>
          <table:table-cell office:value-type="float" office:value="-3.09490734166436" calcext:value-type="float">
            <text:p>-3.09490734166436</text:p>
          </table:table-cell>
        </table:table-row>
        <table:table-row table:style-name="ro1">
          <table:table-cell office:value-type="string" calcext:value-type="string">
            <text:p>slr2006</text:p>
          </table:table-cell>
          <table:table-cell office:value-type="float" office:value="0.268563747530097" calcext:value-type="float">
            <text:p>0.268563747530097</text:p>
          </table:table-cell>
          <table:table-cell office:value-type="float" office:value="3.33080124133735" calcext:value-type="float">
            <text:p>3.33080124133735</text:p>
          </table:table-cell>
          <table:table-cell office:value-type="float" office:value="-3.06223749380725" calcext:value-type="float">
            <text:p>-3.06223749380725</text:p>
          </table:table-cell>
        </table:table-row>
        <table:table-row table:style-name="ro1">
          <table:table-cell office:value-type="string" calcext:value-type="string">
            <text:p>slr0386</text:p>
          </table:table-cell>
          <table:table-cell office:value-type="float" office:value="0.345693592448061" calcext:value-type="float">
            <text:p>0.345693592448061</text:p>
          </table:table-cell>
          <table:table-cell office:value-type="float" office:value="3.39126639027091" calcext:value-type="float">
            <text:p>3.39126639027091</text:p>
          </table:table-cell>
          <table:table-cell office:value-type="float" office:value="-3.04557279782285" calcext:value-type="float">
            <text:p>-3.04557279782285</text:p>
          </table:table-cell>
        </table:table-row>
        <table:table-row table:style-name="ro1">
          <table:table-cell office:value-type="string" calcext:value-type="string">
            <text:p>slr1042</text:p>
          </table:table-cell>
          <table:table-cell office:value-type="float" office:value="0.0687793356420934" calcext:value-type="float">
            <text:p>0.0687793356420934</text:p>
          </table:table-cell>
          <table:table-cell office:value-type="float" office:value="3.02532161257746" calcext:value-type="float">
            <text:p>3.02532161257746</text:p>
          </table:table-cell>
          <table:table-cell office:value-type="float" office:value="-2.95654227693537" calcext:value-type="float">
            <text:p>-2.95654227693537</text:p>
          </table:table-cell>
        </table:table-row>
        <table:table-row table:style-name="ro1">
          <table:table-cell office:value-type="string" calcext:value-type="string">
            <text:p>slr0477</text:p>
          </table:table-cell>
          <table:table-cell office:value-type="float" office:value="0.0224972239581486" calcext:value-type="float">
            <text:p>0.0224972239581486</text:p>
          </table:table-cell>
          <table:table-cell office:value-type="float" office:value="2.91154682189665" calcext:value-type="float">
            <text:p>2.91154682189665</text:p>
          </table:table-cell>
          <table:table-cell office:value-type="float" office:value="-2.8890495979385" calcext:value-type="float">
            <text:p>-2.8890495979385</text:p>
          </table:table-cell>
        </table:table-row>
        <table:table-row table:style-name="ro1">
          <table:table-cell office:value-type="string" calcext:value-type="string">
            <text:p>slr1510</text:p>
          </table:table-cell>
          <table:table-cell office:value-type="float" office:value="-0.762651518732366" calcext:value-type="float">
            <text:p>-0.762651518732366</text:p>
          </table:table-cell>
          <table:table-cell office:value-type="float" office:value="2.11814521438735" calcext:value-type="float">
            <text:p>2.11814521438735</text:p>
          </table:table-cell>
          <table:table-cell office:value-type="float" office:value="-2.88079673311972" calcext:value-type="float">
            <text:p>-2.88079673311972</text:p>
          </table:table-cell>
        </table:table-row>
        <table:table-row table:style-name="ro1">
          <table:table-cell office:value-type="string" calcext:value-type="string">
            <text:p>slr1950</text:p>
          </table:table-cell>
          <table:table-cell office:value-type="float" office:value="-0.626190975569762" calcext:value-type="float">
            <text:p>-0.626190975569762</text:p>
          </table:table-cell>
          <table:table-cell office:value-type="float" office:value="2.23652002510468" calcext:value-type="float">
            <text:p>2.23652002510468</text:p>
          </table:table-cell>
          <table:table-cell office:value-type="float" office:value="-2.86271100067445" calcext:value-type="float">
            <text:p>-2.86271100067445</text:p>
          </table:table-cell>
        </table:table-row>
        <table:table-row table:style-name="ro1">
          <table:table-cell office:value-type="string" calcext:value-type="string">
            <text:p>slr1394</text:p>
          </table:table-cell>
          <table:table-cell office:value-type="float" office:value="0.401157811030241" calcext:value-type="float">
            <text:p>0.401157811030241</text:p>
          </table:table-cell>
          <table:table-cell office:value-type="float" office:value="3.20664216165192" calcext:value-type="float">
            <text:p>3.20664216165192</text:p>
          </table:table-cell>
          <table:table-cell office:value-type="float" office:value="-2.80548435062168" calcext:value-type="float">
            <text:p>-2.80548435062168</text:p>
          </table:table-cell>
        </table:table-row>
        <table:table-row table:style-name="ro1">
          <table:table-cell office:value-type="string" calcext:value-type="string">
            <text:p>sll1845</text:p>
          </table:table-cell>
          <table:table-cell office:value-type="float" office:value="-0.703385056132616" calcext:value-type="float">
            <text:p>-0.703385056132616</text:p>
          </table:table-cell>
          <table:table-cell office:value-type="float" office:value="2.06219998174881" calcext:value-type="float">
            <text:p>2.06219998174881</text:p>
          </table:table-cell>
          <table:table-cell office:value-type="float" office:value="-2.76558503788143" calcext:value-type="float">
            <text:p>-2.76558503788143</text:p>
          </table:table-cell>
        </table:table-row>
        <table:table-row table:style-name="ro1">
          <table:table-cell office:value-type="string" calcext:value-type="string">
            <text:p>smr0004</text:p>
          </table:table-cell>
          <table:table-cell office:value-type="float" office:value="-0.784173341733899" calcext:value-type="float">
            <text:p>-0.784173341733899</text:p>
          </table:table-cell>
          <table:table-cell office:value-type="float" office:value="1.94339169492653" calcext:value-type="float">
            <text:p>1.94339169492653</text:p>
          </table:table-cell>
          <table:table-cell office:value-type="float" office:value="-2.72756503666043" calcext:value-type="float">
            <text:p>-2.72756503666043</text:p>
          </table:table-cell>
        </table:table-row>
        <table:table-row table:style-name="ro1">
          <table:table-cell office:value-type="string" calcext:value-type="string">
            <text:p>slr1949</text:p>
          </table:table-cell>
          <table:table-cell office:value-type="float" office:value="-4.39986957557189" calcext:value-type="float">
            <text:p>-4.39986957557189</text:p>
          </table:table-cell>
          <table:table-cell office:value-type="float" office:value="-1.71695830382929" calcext:value-type="float">
            <text:p>-1.71695830382929</text:p>
          </table:table-cell>
          <table:table-cell office:value-type="float" office:value="-2.68291127174259" calcext:value-type="float">
            <text:p>-2.68291127174259</text:p>
          </table:table-cell>
        </table:table-row>
        <table:table-row table:style-name="ro1">
          <table:table-cell office:value-type="string" calcext:value-type="string">
            <text:p>sll0043</text:p>
          </table:table-cell>
          <table:table-cell office:value-type="float" office:value="0.00817849973538112" calcext:value-type="float">
            <text:p>0.00817849973538112</text:p>
          </table:table-cell>
          <table:table-cell office:value-type="float" office:value="2.67338344957297" calcext:value-type="float">
            <text:p>2.67338344957297</text:p>
          </table:table-cell>
          <table:table-cell office:value-type="float" office:value="-2.66520494983759" calcext:value-type="float">
            <text:p>-2.66520494983759</text:p>
          </table:table-cell>
        </table:table-row>
        <table:table-row table:style-name="ro1">
          <table:table-cell office:value-type="string" calcext:value-type="string">
            <text:p>sll1934</text:p>
          </table:table-cell>
          <table:table-cell office:value-type="float" office:value="-0.227037798454008" calcext:value-type="float">
            <text:p>-0.227037798454008</text:p>
          </table:table-cell>
          <table:table-cell office:value-type="float" office:value="2.39992300452824" calcext:value-type="float">
            <text:p>2.39992300452824</text:p>
          </table:table-cell>
          <table:table-cell office:value-type="float" office:value="-2.62696080298224" calcext:value-type="float">
            <text:p>-2.62696080298224</text:p>
          </table:table-cell>
        </table:table-row>
        <table:table-row table:style-name="ro1">
          <table:table-cell office:value-type="string" calcext:value-type="string">
            <text:p>sll1515</text:p>
          </table:table-cell>
          <table:table-cell office:value-type="float" office:value="-0.0113822425881493" calcext:value-type="float">
            <text:p>-0.0113822425881493</text:p>
          </table:table-cell>
          <table:table-cell office:value-type="float" office:value="2.57422716489645" calcext:value-type="float">
            <text:p>2.57422716489645</text:p>
          </table:table-cell>
          <table:table-cell office:value-type="float" office:value="-2.5856094074846" calcext:value-type="float">
            <text:p>-2.5856094074846</text:p>
          </table:table-cell>
        </table:table-row>
        <table:table-row table:style-name="ro1">
          <table:table-cell office:value-type="string" calcext:value-type="string">
            <text:p>ssl5113</text:p>
          </table:table-cell>
          <table:table-cell office:value-type="float" office:value="-0.137488853717139" calcext:value-type="float">
            <text:p>-0.137488853717139</text:p>
          </table:table-cell>
          <table:table-cell office:value-type="float" office:value="2.43572048768796" calcext:value-type="float">
            <text:p>2.43572048768796</text:p>
          </table:table-cell>
          <table:table-cell office:value-type="float" office:value="-2.5732093414051" calcext:value-type="float">
            <text:p>-2.5732093414051</text:p>
          </table:table-cell>
        </table:table-row>
        <table:table-row table:style-name="ro1">
          <table:table-cell office:value-type="string" calcext:value-type="string">
            <text:p>ssl0312</text:p>
          </table:table-cell>
          <table:table-cell office:value-type="float" office:value="-1.13131305621625" calcext:value-type="float">
            <text:p>-1.13131305621625</text:p>
          </table:table-cell>
          <table:table-cell office:value-type="float" office:value="1.33777974287865" calcext:value-type="float">
            <text:p>1.33777974287865</text:p>
          </table:table-cell>
          <table:table-cell office:value-type="float" office:value="-2.46909279909491" calcext:value-type="float">
            <text:p>-2.46909279909491</text:p>
          </table:table-cell>
        </table:table-row>
        <table:table-row table:style-name="ro1">
          <table:table-cell office:value-type="string" calcext:value-type="string">
            <text:p>sll1024</text:p>
          </table:table-cell>
          <table:table-cell office:value-type="float" office:value="-0.533778927263669" calcext:value-type="float">
            <text:p>-0.533778927263669</text:p>
          </table:table-cell>
          <table:table-cell office:value-type="float" office:value="1.93251739559749" calcext:value-type="float">
            <text:p>1.93251739559749</text:p>
          </table:table-cell>
          <table:table-cell office:value-type="float" office:value="-2.46629632286116" calcext:value-type="float">
            <text:p>-2.46629632286116</text:p>
          </table:table-cell>
        </table:table-row>
        <table:table-row table:style-name="ro1">
          <table:table-cell office:value-type="string" calcext:value-type="string">
            <text:p>ssr3532</text:p>
          </table:table-cell>
          <table:table-cell office:value-type="float" office:value="-2.30828856075701" calcext:value-type="float">
            <text:p>-2.30828856075701</text:p>
          </table:table-cell>
          <table:table-cell office:value-type="float" office:value="0.146803775142312" calcext:value-type="float">
            <text:p>0.146803775142312</text:p>
          </table:table-cell>
          <table:table-cell office:value-type="float" office:value="-2.45509233589932" calcext:value-type="float">
            <text:p>-2.45509233589932</text:p>
          </table:table-cell>
        </table:table-row>
        <table:table-row table:style-name="ro1">
          <table:table-cell office:value-type="string" calcext:value-type="string">
            <text:p>sll0934</text:p>
          </table:table-cell>
          <table:table-cell office:value-type="float" office:value="-0.227298288883722" calcext:value-type="float">
            <text:p>-0.227298288883722</text:p>
          </table:table-cell>
          <table:table-cell office:value-type="float" office:value="2.2241667737923" calcext:value-type="float">
            <text:p>2.2241667737923</text:p>
          </table:table-cell>
          <table:table-cell office:value-type="float" office:value="-2.45146506267602" calcext:value-type="float">
            <text:p>-2.45146506267602</text:p>
          </table:table-cell>
        </table:table-row>
        <table:table-row table:style-name="ro1">
          <table:table-cell office:value-type="string" calcext:value-type="string">
            <text:p>slr0326</text:p>
          </table:table-cell>
          <table:table-cell office:value-type="float" office:value="0.13103161899634" calcext:value-type="float">
            <text:p>0.13103161899634</text:p>
          </table:table-cell>
          <table:table-cell office:value-type="float" office:value="2.5811382170017" calcext:value-type="float">
            <text:p>2.5811382170017</text:p>
          </table:table-cell>
          <table:table-cell office:value-type="float" office:value="-2.45010659800536" calcext:value-type="float">
            <text:p>-2.45010659800536</text:p>
          </table:table-cell>
        </table:table-row>
        <table:table-row table:style-name="ro1">
          <table:table-cell office:value-type="string" calcext:value-type="string">
            <text:p>slr0923</text:p>
          </table:table-cell>
          <table:table-cell office:value-type="float" office:value="0.00418299064110604" calcext:value-type="float">
            <text:p>0.00418299064110604</text:p>
          </table:table-cell>
          <table:table-cell office:value-type="float" office:value="2.44689959533751" calcext:value-type="float">
            <text:p>2.44689959533751</text:p>
          </table:table-cell>
          <table:table-cell office:value-type="float" office:value="-2.4427166046964" calcext:value-type="float">
            <text:p>-2.4427166046964</text:p>
          </table:table-cell>
        </table:table-row>
        <table:table-row table:style-name="ro1">
          <table:table-cell office:value-type="string" calcext:value-type="string">
            <text:p>sll0040</text:p>
          </table:table-cell>
          <table:table-cell office:value-type="float" office:value="-0.291575417375262" calcext:value-type="float">
            <text:p>-0.291575417375262</text:p>
          </table:table-cell>
          <table:table-cell office:value-type="float" office:value="2.13176364969034" calcext:value-type="float">
            <text:p>2.13176364969034</text:p>
          </table:table-cell>
          <table:table-cell office:value-type="float" office:value="-2.4233390670656" calcext:value-type="float">
            <text:p>-2.4233390670656</text:p>
          </table:table-cell>
        </table:table-row>
        <table:table-row table:style-name="ro1">
          <table:table-cell office:value-type="string" calcext:value-type="string">
            <text:p>sll0337</text:p>
          </table:table-cell>
          <table:table-cell office:value-type="float" office:value="0.572357613151808" calcext:value-type="float">
            <text:p>0.572357613151808</text:p>
          </table:table-cell>
          <table:table-cell office:value-type="float" office:value="2.96034326067021" calcext:value-type="float">
            <text:p>2.96034326067021</text:p>
          </table:table-cell>
          <table:table-cell office:value-type="float" office:value="-2.3879856475184" calcext:value-type="float">
            <text:p>-2.3879856475184</text:p>
          </table:table-cell>
        </table:table-row>
        <table:table-row table:style-name="ro1">
          <table:table-cell office:value-type="string" calcext:value-type="string">
            <text:p>slr7071</text:p>
          </table:table-cell>
          <table:table-cell office:value-type="float" office:value="0.171206216913115" calcext:value-type="float">
            <text:p>0.171206216913115</text:p>
          </table:table-cell>
          <table:table-cell office:value-type="float" office:value="2.55313220570054" calcext:value-type="float">
            <text:p>2.55313220570054</text:p>
          </table:table-cell>
          <table:table-cell office:value-type="float" office:value="-2.38192598878743" calcext:value-type="float">
            <text:p>-2.38192598878743</text:p>
          </table:table-cell>
        </table:table-row>
        <table:table-row table:style-name="ro1">
          <table:table-cell office:value-type="string" calcext:value-type="string">
            <text:p>ssl5114</text:p>
          </table:table-cell>
          <table:table-cell office:value-type="float" office:value="-0.541387084231893" calcext:value-type="float">
            <text:p>-0.541387084231893</text:p>
          </table:table-cell>
          <table:table-cell office:value-type="float" office:value="1.80520101535817" calcext:value-type="float">
            <text:p>1.80520101535817</text:p>
          </table:table-cell>
          <table:table-cell office:value-type="float" office:value="-2.34658809959006" calcext:value-type="float">
            <text:p>-2.34658809959006</text:p>
          </table:table-cell>
        </table:table-row>
        <table:table-row table:style-name="ro1">
          <table:table-cell office:value-type="string" calcext:value-type="string">
            <text:p>slr1636</text:p>
          </table:table-cell>
          <table:table-cell office:value-type="float" office:value="-0.11518274215035" calcext:value-type="float">
            <text:p>-0.11518274215035</text:p>
          </table:table-cell>
          <table:table-cell office:value-type="float" office:value="2.20768605606272" calcext:value-type="float">
            <text:p>2.20768605606272</text:p>
          </table:table-cell>
          <table:table-cell office:value-type="float" office:value="-2.32286879821307" calcext:value-type="float">
            <text:p>-2.32286879821307</text:p>
          </table:table-cell>
        </table:table-row>
        <table:table-row table:style-name="ro1">
          <table:table-cell office:value-type="string" calcext:value-type="string">
            <text:p>slr1655</text:p>
          </table:table-cell>
          <table:table-cell office:value-type="float" office:value="-1.12798257470057" calcext:value-type="float">
            <text:p>-1.12798257470057</text:p>
          </table:table-cell>
          <table:table-cell office:value-type="float" office:value="1.19375126848908" calcext:value-type="float">
            <text:p>1.19375126848908</text:p>
          </table:table-cell>
          <table:table-cell office:value-type="float" office:value="-2.32173384318965" calcext:value-type="float">
            <text:p>-2.32173384318965</text:p>
          </table:table-cell>
        </table:table-row>
        <table:table-row table:style-name="ro1">
          <table:table-cell office:value-type="string" calcext:value-type="string">
            <text:p>slr5105</text:p>
          </table:table-cell>
          <table:table-cell office:value-type="float" office:value="0.232591058536689" calcext:value-type="float">
            <text:p>0.232591058536689</text:p>
          </table:table-cell>
          <table:table-cell office:value-type="float" office:value="2.46071477704624" calcext:value-type="float">
            <text:p>2.46071477704624</text:p>
          </table:table-cell>
          <table:table-cell office:value-type="float" office:value="-2.22812371850955" calcext:value-type="float">
            <text:p>-2.22812371850955</text:p>
          </table:table-cell>
        </table:table-row>
        <table:table-row table:style-name="ro1">
          <table:table-cell office:value-type="string" calcext:value-type="string">
            <text:p>slr0885</text:p>
          </table:table-cell>
          <table:table-cell office:value-type="float" office:value="-0.0269095377283186" calcext:value-type="float">
            <text:p>-0.0269095377283186</text:p>
          </table:table-cell>
          <table:table-cell office:value-type="float" office:value="2.1931658050986" calcext:value-type="float">
            <text:p>2.1931658050986</text:p>
          </table:table-cell>
          <table:table-cell office:value-type="float" office:value="-2.22007534282691" calcext:value-type="float">
            <text:p>-2.22007534282691</text:p>
          </table:table-cell>
        </table:table-row>
        <table:table-row table:style-name="ro1">
          <table:table-cell office:value-type="string" calcext:value-type="string">
            <text:p>slr1724</text:p>
          </table:table-cell>
          <table:table-cell office:value-type="float" office:value="-0.306257433775202" calcext:value-type="float">
            <text:p>-0.306257433775202</text:p>
          </table:table-cell>
          <table:table-cell office:value-type="float" office:value="1.89665868152944" calcext:value-type="float">
            <text:p>1.89665868152944</text:p>
          </table:table-cell>
          <table:table-cell office:value-type="float" office:value="-2.20291611530464" calcext:value-type="float">
            <text:p>-2.20291611530464</text:p>
          </table:table-cell>
        </table:table-row>
        <table:table-row table:style-name="ro1">
          <table:table-cell office:value-type="string" calcext:value-type="string">
            <text:p>slr0741</text:p>
          </table:table-cell>
          <table:table-cell office:value-type="float" office:value="0.565249012337948" calcext:value-type="float">
            <text:p>0.565249012337948</text:p>
          </table:table-cell>
          <table:table-cell office:value-type="float" office:value="2.76036535077848" calcext:value-type="float">
            <text:p>2.76036535077848</text:p>
          </table:table-cell>
          <table:table-cell office:value-type="float" office:value="-2.19511633844053" calcext:value-type="float">
            <text:p>-2.19511633844053</text:p>
          </table:table-cell>
        </table:table-row>
        <table:table-row table:style-name="ro1">
          <table:table-cell office:value-type="string" calcext:value-type="string">
            <text:p>slr0031</text:p>
          </table:table-cell>
          <table:table-cell office:value-type="float" office:value="-0.772668633087326" calcext:value-type="float">
            <text:p>-0.772668633087326</text:p>
          </table:table-cell>
          <table:table-cell office:value-type="float" office:value="1.4078637319007" calcext:value-type="float">
            <text:p>1.4078637319007</text:p>
          </table:table-cell>
          <table:table-cell office:value-type="float" office:value="-2.18053236498802" calcext:value-type="float">
            <text:p>-2.18053236498802</text:p>
          </table:table-cell>
        </table:table-row>
        <table:table-row table:style-name="ro1">
          <table:table-cell office:value-type="string" calcext:value-type="string">
            <text:p>ssl2971</text:p>
          </table:table-cell>
          <table:table-cell office:value-type="float" office:value="-0.713640269812576" calcext:value-type="float">
            <text:p>-0.713640269812576</text:p>
          </table:table-cell>
          <table:table-cell office:value-type="float" office:value="1.4593568188535" calcext:value-type="float">
            <text:p>1.4593568188535</text:p>
          </table:table-cell>
          <table:table-cell office:value-type="float" office:value="-2.17299708866608" calcext:value-type="float">
            <text:p>-2.17299708866608</text:p>
          </table:table-cell>
        </table:table-row>
        <table:table-row table:style-name="ro1">
          <table:table-cell office:value-type="string" calcext:value-type="string">
            <text:p>sll0505</text:p>
          </table:table-cell>
          <table:table-cell office:value-type="float" office:value="-0.613058234195537" calcext:value-type="float">
            <text:p>-0.613058234195537</text:p>
          </table:table-cell>
          <table:table-cell office:value-type="float" office:value="1.53611942679201" calcext:value-type="float">
            <text:p>1.53611942679201</text:p>
          </table:table-cell>
          <table:table-cell office:value-type="float" office:value="-2.14917766098755" calcext:value-type="float">
            <text:p>-2.14917766098755</text:p>
          </table:table-cell>
        </table:table-row>
        <table:table-row table:style-name="ro1">
          <table:table-cell office:value-type="string" calcext:value-type="string">
            <text:p>slr1538</text:p>
          </table:table-cell>
          <table:table-cell office:value-type="float" office:value="0.295732134221469" calcext:value-type="float">
            <text:p>0.295732134221469</text:p>
          </table:table-cell>
          <table:table-cell office:value-type="float" office:value="2.38882643038166" calcext:value-type="float">
            <text:p>2.38882643038166</text:p>
          </table:table-cell>
          <table:table-cell office:value-type="float" office:value="-2.09309429616019" calcext:value-type="float">
            <text:p>-2.09309429616019</text:p>
          </table:table-cell>
        </table:table-row>
        <table:table-row table:style-name="ro1">
          <table:table-cell office:value-type="string" calcext:value-type="string">
            <text:p>sll1709</text:p>
          </table:table-cell>
          <table:table-cell office:value-type="float" office:value="-0.496870308649378" calcext:value-type="float">
            <text:p>-0.496870308649378</text:p>
          </table:table-cell>
          <table:table-cell office:value-type="float" office:value="1.59484012542662" calcext:value-type="float">
            <text:p>1.59484012542662</text:p>
          </table:table-cell>
          <table:table-cell office:value-type="float" office:value="-2.09171043407599" calcext:value-type="float">
            <text:p>-2.09171043407599</text:p>
          </table:table-cell>
        </table:table-row>
        <table:table-row table:style-name="ro1">
          <table:table-cell office:value-type="string" calcext:value-type="string">
            <text:p>slr0506</text:p>
          </table:table-cell>
          <table:table-cell office:value-type="float" office:value="-0.106976325469332" calcext:value-type="float">
            <text:p>-0.106976325469332</text:p>
          </table:table-cell>
          <table:table-cell office:value-type="float" office:value="1.97561433663481" calcext:value-type="float">
            <text:p>1.97561433663481</text:p>
          </table:table-cell>
          <table:table-cell office:value-type="float" office:value="-2.08259066210414" calcext:value-type="float">
            <text:p>-2.08259066210414</text:p>
          </table:table-cell>
        </table:table-row>
        <table:table-row table:style-name="ro1">
          <table:table-cell office:value-type="string" calcext:value-type="string">
            <text:p>sll1633</text:p>
          </table:table-cell>
          <table:table-cell office:value-type="float" office:value="-2.44115089837082" calcext:value-type="float">
            <text:p>-2.44115089837082</text:p>
          </table:table-cell>
          <table:table-cell office:value-type="float" office:value="-0.365081364812066" calcext:value-type="float">
            <text:p>-0.365081364812066</text:p>
          </table:table-cell>
          <table:table-cell office:value-type="float" office:value="-2.07606953355875" calcext:value-type="float">
            <text:p>-2.07606953355875</text:p>
          </table:table-cell>
        </table:table-row>
        <table:table-row table:style-name="ro1">
          <table:table-cell office:value-type="string" calcext:value-type="string">
            <text:p>sll1834</text:p>
          </table:table-cell>
          <table:table-cell office:value-type="float" office:value="-2.23224137877656" calcext:value-type="float">
            <text:p>-2.23224137877656</text:p>
          </table:table-cell>
          <table:table-cell office:value-type="float" office:value="-0.169928008750464" calcext:value-type="float">
            <text:p>-0.169928008750464</text:p>
          </table:table-cell>
          <table:table-cell office:value-type="float" office:value="-2.0623133700261" calcext:value-type="float">
            <text:p>-2.0623133700261</text:p>
          </table:table-cell>
        </table:table-row>
        <table:table-row table:style-name="ro1">
          <table:table-cell office:value-type="string" calcext:value-type="string">
            <text:p>slr2008</text:p>
          </table:table-cell>
          <table:table-cell office:value-type="float" office:value="0.0651936222475761" calcext:value-type="float">
            <text:p>0.0651936222475761</text:p>
          </table:table-cell>
          <table:table-cell office:value-type="float" office:value="2.12735390303938" calcext:value-type="float">
            <text:p>2.12735390303938</text:p>
          </table:table-cell>
          <table:table-cell office:value-type="float" office:value="-2.0621602807918" calcext:value-type="float">
            <text:p>-2.0621602807918</text:p>
          </table:table-cell>
        </table:table-row>
        <table:table-row table:style-name="ro1">
          <table:table-cell office:value-type="string" calcext:value-type="string">
            <text:p>slr1818</text:p>
          </table:table-cell>
          <table:table-cell office:value-type="float" office:value="-2.49540685396406" calcext:value-type="float">
            <text:p>-2.49540685396406</text:p>
          </table:table-cell>
          <table:table-cell office:value-type="float" office:value="-0.448485601513445" calcext:value-type="float">
            <text:p>-0.448485601513445</text:p>
          </table:table-cell>
          <table:table-cell office:value-type="float" office:value="-2.04692125245061" calcext:value-type="float">
            <text:p>-2.04692125245061</text:p>
          </table:table-cell>
        </table:table-row>
        <table:table-row table:style-name="ro1">
          <table:table-cell office:value-type="string" calcext:value-type="string">
            <text:p>sll0072</text:p>
          </table:table-cell>
          <table:table-cell office:value-type="float" office:value="0.0201315984624956" calcext:value-type="float">
            <text:p>0.0201315984624956</text:p>
          </table:table-cell>
          <table:table-cell office:value-type="float" office:value="2.06197630969894" calcext:value-type="float">
            <text:p>2.06197630969894</text:p>
          </table:table-cell>
          <table:table-cell office:value-type="float" office:value="-2.04184471123644" calcext:value-type="float">
            <text:p>-2.04184471123644</text:p>
          </table:table-cell>
        </table:table-row>
        <table:table-row table:style-name="ro1">
          <table:table-cell office:value-type="string" calcext:value-type="string">
            <text:p>slr0482</text:p>
          </table:table-cell>
          <table:table-cell office:value-type="float" office:value="0.254781053139268" calcext:value-type="float">
            <text:p>0.254781053139268</text:p>
          </table:table-cell>
          <table:table-cell office:value-type="float" office:value="2.29363026469127" calcext:value-type="float">
            <text:p>2.29363026469127</text:p>
          </table:table-cell>
          <table:table-cell office:value-type="float" office:value="-2.038849211552" calcext:value-type="float">
            <text:p>-2.038849211552</text:p>
          </table:table-cell>
        </table:table-row>
        <table:table-row table:style-name="ro1">
          <table:table-cell office:value-type="string" calcext:value-type="string">
            <text:p>slr0229</text:p>
          </table:table-cell>
          <table:table-cell office:value-type="float" office:value="0.0940054503922196" calcext:value-type="float">
            <text:p>0.0940054503922196</text:p>
          </table:table-cell>
          <table:table-cell office:value-type="float" office:value="2.12868703418361" calcext:value-type="float">
            <text:p>2.12868703418361</text:p>
          </table:table-cell>
          <table:table-cell office:value-type="float" office:value="-2.03468158379139" calcext:value-type="float">
            <text:p>-2.03468158379139</text:p>
          </table:table-cell>
        </table:table-row>
        <table:table-row table:style-name="ro1">
          <table:table-cell office:value-type="string" calcext:value-type="string">
            <text:p>slr0784</text:p>
          </table:table-cell>
          <table:table-cell office:value-type="float" office:value="0.250866974755402" calcext:value-type="float">
            <text:p>0.250866974755402</text:p>
          </table:table-cell>
          <table:table-cell office:value-type="float" office:value="2.23110326898147" calcext:value-type="float">
            <text:p>2.23110326898147</text:p>
          </table:table-cell>
          <table:table-cell office:value-type="float" office:value="-1.98023629422607" calcext:value-type="float">
            <text:p>-1.98023629422607</text:p>
          </table:table-cell>
        </table:table-row>
        <table:table-row table:style-name="ro1">
          <table:table-cell office:value-type="string" calcext:value-type="string">
            <text:p>sll1214</text:p>
          </table:table-cell>
          <table:table-cell office:value-type="float" office:value="-0.958708338012664" calcext:value-type="float">
            <text:p>-0.958708338012664</text:p>
          </table:table-cell>
          <table:table-cell office:value-type="float" office:value="1.01928033192035" calcext:value-type="float">
            <text:p>1.01928033192035</text:p>
          </table:table-cell>
          <table:table-cell office:value-type="float" office:value="-1.97798866993301" calcext:value-type="float">
            <text:p>-1.97798866993301</text:p>
          </table:table-cell>
        </table:table-row>
        <table:table-row table:style-name="ro1">
          <table:table-cell office:value-type="string" calcext:value-type="string">
            <text:p>sll1886</text:p>
          </table:table-cell>
          <table:table-cell office:value-type="float" office:value="0.1654926286987" calcext:value-type="float">
            <text:p>0.1654926286987</text:p>
          </table:table-cell>
          <table:table-cell office:value-type="float" office:value="2.13418187347886" calcext:value-type="float">
            <text:p>2.13418187347886</text:p>
          </table:table-cell>
          <table:table-cell office:value-type="float" office:value="-1.96868924478016" calcext:value-type="float">
            <text:p>-1.96868924478016</text:p>
          </table:table-cell>
        </table:table-row>
        <table:table-row table:style-name="ro1">
          <table:table-cell office:value-type="string" calcext:value-type="string">
            <text:p>slr1929</text:p>
          </table:table-cell>
          <table:table-cell office:value-type="float" office:value="-1.35933860579415" calcext:value-type="float">
            <text:p>-1.35933860579415</text:p>
          </table:table-cell>
          <table:table-cell office:value-type="float" office:value="0.602539827003625" calcext:value-type="float">
            <text:p>0.602539827003625</text:p>
          </table:table-cell>
          <table:table-cell office:value-type="float" office:value="-1.96187843279778" calcext:value-type="float">
            <text:p>-1.96187843279778</text:p>
          </table:table-cell>
        </table:table-row>
        <table:table-row table:style-name="ro1">
          <table:table-cell office:value-type="string" calcext:value-type="string">
            <text:p>slr1577</text:p>
          </table:table-cell>
          <table:table-cell office:value-type="float" office:value="0.245072600432447" calcext:value-type="float">
            <text:p>0.245072600432447</text:p>
          </table:table-cell>
          <table:table-cell office:value-type="float" office:value="2.19457092471618" calcext:value-type="float">
            <text:p>2.19457092471618</text:p>
          </table:table-cell>
          <table:table-cell office:value-type="float" office:value="-1.94949832428373" calcext:value-type="float">
            <text:p>-1.94949832428373</text:p>
          </table:table-cell>
        </table:table-row>
        <table:table-row table:style-name="ro1">
          <table:table-cell office:value-type="string" calcext:value-type="string">
            <text:p>slr1512</text:p>
          </table:table-cell>
          <table:table-cell office:value-type="float" office:value="-0.140919220265395" calcext:value-type="float">
            <text:p>-0.140919220265395</text:p>
          </table:table-cell>
          <table:table-cell office:value-type="float" office:value="1.79442530063673" calcext:value-type="float">
            <text:p>1.79442530063673</text:p>
          </table:table-cell>
          <table:table-cell office:value-type="float" office:value="-1.93534452090213" calcext:value-type="float">
            <text:p>-1.93534452090213</text:p>
          </table:table-cell>
        </table:table-row>
        <table:table-row table:style-name="ro1">
          <table:table-cell office:value-type="string" calcext:value-type="string">
            <text:p>slr2000</text:p>
          </table:table-cell>
          <table:table-cell office:value-type="float" office:value="-0.566499085667481" calcext:value-type="float">
            <text:p>-0.566499085667481</text:p>
          </table:table-cell>
          <table:table-cell office:value-type="float" office:value="1.36448160377019" calcext:value-type="float">
            <text:p>1.36448160377019</text:p>
          </table:table-cell>
          <table:table-cell office:value-type="float" office:value="-1.93098068943767" calcext:value-type="float">
            <text:p>-1.93098068943767</text:p>
          </table:table-cell>
        </table:table-row>
        <table:table-row table:style-name="ro1">
          <table:table-cell office:value-type="string" calcext:value-type="string">
            <text:p>slr1511</text:p>
          </table:table-cell>
          <table:table-cell office:value-type="float" office:value="0.0884142850414267" calcext:value-type="float">
            <text:p>0.0884142850414267</text:p>
          </table:table-cell>
          <table:table-cell office:value-type="float" office:value="2.01725120079263" calcext:value-type="float">
            <text:p>2.01725120079263</text:p>
          </table:table-cell>
          <table:table-cell office:value-type="float" office:value="-1.9288369157512" calcext:value-type="float">
            <text:p>-1.9288369157512</text:p>
          </table:table-cell>
        </table:table-row>
        <table:table-row table:style-name="ro1">
          <table:table-cell office:value-type="string" calcext:value-type="string">
            <text:p>slr0643</text:p>
          </table:table-cell>
          <table:table-cell office:value-type="float" office:value="-0.508865467561976" calcext:value-type="float">
            <text:p>-0.508865467561976</text:p>
          </table:table-cell>
          <table:table-cell office:value-type="float" office:value="1.39655607186792" calcext:value-type="float">
            <text:p>1.39655607186792</text:p>
          </table:table-cell>
          <table:table-cell office:value-type="float" office:value="-1.9054215394299" calcext:value-type="float">
            <text:p>-1.9054215394299</text:p>
          </table:table-cell>
        </table:table-row>
        <table:table-row table:style-name="ro1">
          <table:table-cell office:value-type="string" calcext:value-type="string">
            <text:p>sll1796</text:p>
          </table:table-cell>
          <table:table-cell office:value-type="float" office:value="-0.46768862390188" calcext:value-type="float">
            <text:p>-0.46768862390188</text:p>
          </table:table-cell>
          <table:table-cell office:value-type="float" office:value="1.4339827447696" calcext:value-type="float">
            <text:p>1.4339827447696</text:p>
          </table:table-cell>
          <table:table-cell office:value-type="float" office:value="-1.90167136867148" calcext:value-type="float">
            <text:p>-1.90167136867148</text:p>
          </table:table-cell>
        </table:table-row>
        <table:table-row table:style-name="ro1">
          <table:table-cell office:value-type="string" calcext:value-type="string">
            <text:p>slr2058</text:p>
          </table:table-cell>
          <table:table-cell office:value-type="float" office:value="0.131207913489665" calcext:value-type="float">
            <text:p>0.131207913489665</text:p>
          </table:table-cell>
          <table:table-cell office:value-type="float" office:value="2.00362878166895" calcext:value-type="float">
            <text:p>2.00362878166895</text:p>
          </table:table-cell>
          <table:table-cell office:value-type="float" office:value="-1.87242086817928" calcext:value-type="float">
            <text:p>-1.87242086817928</text:p>
          </table:table-cell>
        </table:table-row>
        <table:table-row table:style-name="ro1">
          <table:table-cell office:value-type="string" calcext:value-type="string">
            <text:p>sll1968</text:p>
          </table:table-cell>
          <table:table-cell office:value-type="float" office:value="0.951179018153614" calcext:value-type="float">
            <text:p>0.951179018153614</text:p>
          </table:table-cell>
          <table:table-cell office:value-type="float" office:value="2.806090581807" calcext:value-type="float">
            <text:p>2.806090581807</text:p>
          </table:table-cell>
          <table:table-cell office:value-type="float" office:value="-1.85491156365338" calcext:value-type="float">
            <text:p>-1.85491156365338</text:p>
          </table:table-cell>
        </table:table-row>
        <table:table-row table:style-name="ro1">
          <table:table-cell office:value-type="string" calcext:value-type="string">
            <text:p>slr0756</text:p>
          </table:table-cell>
          <table:table-cell office:value-type="float" office:value="-0.773308169096351" calcext:value-type="float">
            <text:p>-0.773308169096351</text:p>
          </table:table-cell>
          <table:table-cell office:value-type="float" office:value="1.08066823931762" calcext:value-type="float">
            <text:p>1.08066823931762</text:p>
          </table:table-cell>
          <table:table-cell office:value-type="float" office:value="-1.85397640841397" calcext:value-type="float">
            <text:p>-1.85397640841397</text:p>
          </table:table-cell>
        </table:table-row>
        <table:table-row table:style-name="ro1">
          <table:table-cell office:value-type="string" calcext:value-type="string">
            <text:p>slr0743</text:p>
          </table:table-cell>
          <table:table-cell office:value-type="float" office:value="-0.0141848823061206" calcext:value-type="float">
            <text:p>-0.0141848823061206</text:p>
          </table:table-cell>
          <table:table-cell office:value-type="float" office:value="1.82369733423677" calcext:value-type="float">
            <text:p>1.82369733423677</text:p>
          </table:table-cell>
          <table:table-cell office:value-type="float" office:value="-1.83788221654289" calcext:value-type="float">
            <text:p>-1.83788221654289</text:p>
          </table:table-cell>
        </table:table-row>
        <table:table-row table:style-name="ro1">
          <table:table-cell office:value-type="string" calcext:value-type="string">
            <text:p>ssr1768</text:p>
          </table:table-cell>
          <table:table-cell office:value-type="float" office:value="-3.48960568195635" calcext:value-type="float">
            <text:p>-3.48960568195635</text:p>
          </table:table-cell>
          <table:table-cell office:value-type="float" office:value="-1.68017759578424" calcext:value-type="float">
            <text:p>-1.68017759578424</text:p>
          </table:table-cell>
          <table:table-cell office:value-type="float" office:value="-1.8094280861721" calcext:value-type="float">
            <text:p>-1.8094280861721</text:p>
          </table:table-cell>
        </table:table-row>
        <table:table-row table:style-name="ro1">
          <table:table-cell office:value-type="string" calcext:value-type="string">
            <text:p>slr0612</text:p>
          </table:table-cell>
          <table:table-cell office:value-type="float" office:value="0.0715038913520423" calcext:value-type="float">
            <text:p>0.0715038913520423</text:p>
          </table:table-cell>
          <table:table-cell office:value-type="float" office:value="1.87520818206261" calcext:value-type="float">
            <text:p>1.87520818206261</text:p>
          </table:table-cell>
          <table:table-cell office:value-type="float" office:value="-1.80370429071056" calcext:value-type="float">
            <text:p>-1.80370429071056</text:p>
          </table:table-cell>
        </table:table-row>
        <table:table-row table:style-name="ro1">
          <table:table-cell office:value-type="string" calcext:value-type="string">
            <text:p>slr5051</text:p>
          </table:table-cell>
          <table:table-cell office:value-type="float" office:value="-1.65616822195991" calcext:value-type="float">
            <text:p>-1.65616822195991</text:p>
          </table:table-cell>
          <table:table-cell office:value-type="float" office:value="0.118891657916351" calcext:value-type="float">
            <text:p>0.118891657916351</text:p>
          </table:table-cell>
          <table:table-cell office:value-type="float" office:value="-1.77505987987626" calcext:value-type="float">
            <text:p>-1.77505987987626</text:p>
          </table:table-cell>
        </table:table-row>
        <table:table-row table:style-name="ro1">
          <table:table-cell office:value-type="string" calcext:value-type="string">
            <text:p>slr1377</text:p>
          </table:table-cell>
          <table:table-cell office:value-type="float" office:value="-1.83202592368696" calcext:value-type="float">
            <text:p>-1.83202592368696</text:p>
          </table:table-cell>
          <table:table-cell office:value-type="float" office:value="-0.0575673492913863" calcext:value-type="float">
            <text:p>-0.0575673492913863</text:p>
          </table:table-cell>
          <table:table-cell office:value-type="float" office:value="-1.77445857439557" calcext:value-type="float">
            <text:p>-1.77445857439557</text:p>
          </table:table-cell>
        </table:table-row>
        <table:table-row table:style-name="ro1">
          <table:table-cell office:value-type="string" calcext:value-type="string">
            <text:p>sll0846</text:p>
          </table:table-cell>
          <table:table-cell office:value-type="float" office:value="-0.031063067338064" calcext:value-type="float">
            <text:p>-0.031063067338064</text:p>
          </table:table-cell>
          <table:table-cell office:value-type="float" office:value="1.73489787831427" calcext:value-type="float">
            <text:p>1.73489787831427</text:p>
          </table:table-cell>
          <table:table-cell office:value-type="float" office:value="-1.76596094565234" calcext:value-type="float">
            <text:p>-1.76596094565234</text:p>
          </table:table-cell>
        </table:table-row>
        <table:table-row table:style-name="ro1">
          <table:table-cell office:value-type="string" calcext:value-type="string">
            <text:p>sll0082</text:p>
          </table:table-cell>
          <table:table-cell office:value-type="float" office:value="-0.0787820270146334" calcext:value-type="float">
            <text:p>-0.0787820270146334</text:p>
          </table:table-cell>
          <table:table-cell office:value-type="float" office:value="1.68260007727308" calcext:value-type="float">
            <text:p>1.68260007727308</text:p>
          </table:table-cell>
          <table:table-cell office:value-type="float" office:value="-1.76138210428772" calcext:value-type="float">
            <text:p>-1.76138210428772</text:p>
          </table:table-cell>
        </table:table-row>
        <table:table-row table:style-name="ro1">
          <table:table-cell office:value-type="string" calcext:value-type="string">
            <text:p>slr1407</text:p>
          </table:table-cell>
          <table:table-cell office:value-type="float" office:value="0.045651577090516" calcext:value-type="float">
            <text:p>0.045651577090516</text:p>
          </table:table-cell>
          <table:table-cell office:value-type="float" office:value="1.78697560195076" calcext:value-type="float">
            <text:p>1.78697560195076</text:p>
          </table:table-cell>
          <table:table-cell office:value-type="float" office:value="-1.74132402486024" calcext:value-type="float">
            <text:p>-1.74132402486024</text:p>
          </table:table-cell>
        </table:table-row>
        <table:table-row table:style-name="ro1">
          <table:table-cell office:value-type="string" calcext:value-type="string">
            <text:p>ssr0336</text:p>
          </table:table-cell>
          <table:table-cell office:value-type="float" office:value="-1.36758288805014" calcext:value-type="float">
            <text:p>-1.36758288805014</text:p>
          </table:table-cell>
          <table:table-cell office:value-type="float" office:value="0.362317199992959" calcext:value-type="float">
            <text:p>0.362317199992959</text:p>
          </table:table-cell>
          <table:table-cell office:value-type="float" office:value="-1.7299000880431" calcext:value-type="float">
            <text:p>-1.7299000880431</text:p>
          </table:table-cell>
        </table:table-row>
        <table:table-row table:style-name="ro1">
          <table:table-cell office:value-type="string" calcext:value-type="string">
            <text:p>ssr1114</text:p>
          </table:table-cell>
          <table:table-cell office:value-type="float" office:value="-0.803473488509536" calcext:value-type="float">
            <text:p>-0.803473488509536</text:p>
          </table:table-cell>
          <table:table-cell office:value-type="float" office:value="0.90110711037986" calcext:value-type="float">
            <text:p>0.90110711037986</text:p>
          </table:table-cell>
          <table:table-cell office:value-type="float" office:value="-1.7045805988894" calcext:value-type="float">
            <text:p>-1.7045805988894</text:p>
          </table:table-cell>
        </table:table-row>
        <table:table-row table:style-name="ro1">
          <table:table-cell office:value-type="string" calcext:value-type="string">
            <text:p>ssr0693</text:p>
          </table:table-cell>
          <table:table-cell office:value-type="float" office:value="-0.0608685015715553" calcext:value-type="float">
            <text:p>-0.0608685015715553</text:p>
          </table:table-cell>
          <table:table-cell office:value-type="float" office:value="1.62778372277123" calcext:value-type="float">
            <text:p>1.62778372277123</text:p>
          </table:table-cell>
          <table:table-cell office:value-type="float" office:value="-1.68865222434279" calcext:value-type="float">
            <text:p>-1.68865222434279</text:p>
          </table:table-cell>
        </table:table-row>
        <table:table-row table:style-name="ro1">
          <table:table-cell office:value-type="string" calcext:value-type="string">
            <text:p>slr0599</text:p>
          </table:table-cell>
          <table:table-cell office:value-type="float" office:value="0.167515767601517" calcext:value-type="float">
            <text:p>0.167515767601517</text:p>
          </table:table-cell>
          <table:table-cell office:value-type="float" office:value="1.83890815635672" calcext:value-type="float">
            <text:p>1.83890815635672</text:p>
          </table:table-cell>
          <table:table-cell office:value-type="float" office:value="-1.6713923887552" calcext:value-type="float">
            <text:p>-1.6713923887552</text:p>
          </table:table-cell>
        </table:table-row>
        <table:table-row table:style-name="ro1">
          <table:table-cell office:value-type="string" calcext:value-type="string">
            <text:p>ssr5009</text:p>
          </table:table-cell>
          <table:table-cell office:value-type="float" office:value="-0.228827324505861" calcext:value-type="float">
            <text:p>-0.228827324505861</text:p>
          </table:table-cell>
          <table:table-cell office:value-type="float" office:value="1.42682979604325" calcext:value-type="float">
            <text:p>1.42682979604325</text:p>
          </table:table-cell>
          <table:table-cell office:value-type="float" office:value="-1.65565712054911" calcext:value-type="float">
            <text:p>-1.65565712054911</text:p>
          </table:table-cell>
        </table:table-row>
        <table:table-row table:style-name="ro1">
          <table:table-cell office:value-type="string" calcext:value-type="string">
            <text:p>ssl2982</text:p>
          </table:table-cell>
          <table:table-cell office:value-type="float" office:value="-0.261998127287427" calcext:value-type="float">
            <text:p>-0.261998127287427</text:p>
          </table:table-cell>
          <table:table-cell office:value-type="float" office:value="1.37179024503974" calcext:value-type="float">
            <text:p>1.37179024503974</text:p>
          </table:table-cell>
          <table:table-cell office:value-type="float" office:value="-1.63378837232716" calcext:value-type="float">
            <text:p>-1.63378837232716</text:p>
          </table:table-cell>
        </table:table-row>
        <table:table-row table:style-name="ro1">
          <table:table-cell office:value-type="string" calcext:value-type="string">
            <text:p>sll1652</text:p>
          </table:table-cell>
          <table:table-cell office:value-type="float" office:value="-3.62323726884576" calcext:value-type="float">
            <text:p>-3.62323726884576</text:p>
          </table:table-cell>
          <table:table-cell office:value-type="float" office:value="-1.99265859693538" calcext:value-type="float">
            <text:p>-1.99265859693538</text:p>
          </table:table-cell>
          <table:table-cell office:value-type="float" office:value="-1.63057867191038" calcext:value-type="float">
            <text:p>-1.63057867191038</text:p>
          </table:table-cell>
        </table:table-row>
        <table:table-row table:style-name="ro1">
          <table:table-cell office:value-type="string" calcext:value-type="string">
            <text:p>sll1260</text:p>
          </table:table-cell>
          <table:table-cell office:value-type="float" office:value="-4.59836697617133" calcext:value-type="float">
            <text:p>-4.59836697617133</text:p>
          </table:table-cell>
          <table:table-cell office:value-type="float" office:value="-2.97217285025216" calcext:value-type="float">
            <text:p>-2.97217285025216</text:p>
          </table:table-cell>
          <table:table-cell office:value-type="float" office:value="-1.62619412591917" calcext:value-type="float">
            <text:p>-1.62619412591917</text:p>
          </table:table-cell>
        </table:table-row>
        <table:table-row table:style-name="ro1">
          <table:table-cell office:value-type="string" calcext:value-type="string">
            <text:p>slr0103</text:p>
          </table:table-cell>
          <table:table-cell office:value-type="float" office:value="0.563503855281028" calcext:value-type="float">
            <text:p>0.563503855281028</text:p>
          </table:table-cell>
          <table:table-cell office:value-type="float" office:value="2.16493478749209" calcext:value-type="float">
            <text:p>2.16493478749209</text:p>
          </table:table-cell>
          <table:table-cell office:value-type="float" office:value="-1.60143093221106" calcext:value-type="float">
            <text:p>-1.60143093221106</text:p>
          </table:table-cell>
        </table:table-row>
        <table:table-row table:style-name="ro1">
          <table:table-cell office:value-type="string" calcext:value-type="string">
            <text:p>sll0930</text:p>
          </table:table-cell>
          <table:table-cell office:value-type="float" office:value="-0.697749477636247" calcext:value-type="float">
            <text:p>-0.697749477636247</text:p>
          </table:table-cell>
          <table:table-cell office:value-type="float" office:value="0.900427881539761" calcext:value-type="float">
            <text:p>0.900427881539761</text:p>
          </table:table-cell>
          <table:table-cell office:value-type="float" office:value="-1.59817735917601" calcext:value-type="float">
            <text:p>-1.59817735917601</text:p>
          </table:table-cell>
        </table:table-row>
        <table:table-row table:style-name="ro1">
          <table:table-cell office:value-type="string" calcext:value-type="string">
            <text:p>slr0553</text:p>
          </table:table-cell>
          <table:table-cell office:value-type="float" office:value="-0.585827916366333" calcext:value-type="float">
            <text:p>-0.585827916366333</text:p>
          </table:table-cell>
          <table:table-cell office:value-type="float" office:value="0.973684764586971" calcext:value-type="float">
            <text:p>0.973684764586971</text:p>
          </table:table-cell>
          <table:table-cell office:value-type="float" office:value="-1.5595126809533" calcext:value-type="float">
            <text:p>-1.5595126809533</text:p>
          </table:table-cell>
        </table:table-row>
        <table:table-row table:style-name="ro1">
          <table:table-cell office:value-type="string" calcext:value-type="string">
            <text:p>sll1714</text:p>
          </table:table-cell>
          <table:table-cell office:value-type="float" office:value="-3.25741538502775" calcext:value-type="float">
            <text:p>-3.25741538502775</text:p>
          </table:table-cell>
          <table:table-cell office:value-type="float" office:value="-1.70552283046648" calcext:value-type="float">
            <text:p>-1.70552283046648</text:p>
          </table:table-cell>
          <table:table-cell office:value-type="float" office:value="-1.55189255456128" calcext:value-type="float">
            <text:p>-1.55189255456128</text:p>
          </table:table-cell>
        </table:table-row>
        <table:table-row table:style-name="ro1">
          <table:table-cell office:value-type="string" calcext:value-type="string">
            <text:p>slr1862</text:p>
          </table:table-cell>
          <table:table-cell office:value-type="float" office:value="-0.382509821478503" calcext:value-type="float">
            <text:p>-0.382509821478503</text:p>
          </table:table-cell>
          <table:table-cell office:value-type="float" office:value="1.15905215044554" calcext:value-type="float">
            <text:p>1.15905215044554</text:p>
          </table:table-cell>
          <table:table-cell office:value-type="float" office:value="-1.54156197192404" calcext:value-type="float">
            <text:p>-1.54156197192404</text:p>
          </table:table-cell>
        </table:table-row>
        <table:table-row table:style-name="ro1">
          <table:table-cell office:value-type="string" calcext:value-type="string">
            <text:p>sll1536</text:p>
          </table:table-cell>
          <table:table-cell office:value-type="float" office:value="-3.34600384883752" calcext:value-type="float">
            <text:p>-3.34600384883752</text:p>
          </table:table-cell>
          <table:table-cell office:value-type="float" office:value="-1.80453612619963" calcext:value-type="float">
            <text:p>-1.80453612619963</text:p>
          </table:table-cell>
          <table:table-cell office:value-type="float" office:value="-1.54146772263789" calcext:value-type="float">
            <text:p>-1.54146772263789</text:p>
          </table:table-cell>
        </table:table-row>
        <table:table-row table:style-name="ro1">
          <table:table-cell office:value-type="string" calcext:value-type="string">
            <text:p>slr7099</text:p>
          </table:table-cell>
          <table:table-cell office:value-type="float" office:value="-0.922564346140067" calcext:value-type="float">
            <text:p>-0.922564346140067</text:p>
          </table:table-cell>
          <table:table-cell office:value-type="float" office:value="0.611621595179462" calcext:value-type="float">
            <text:p>0.611621595179462</text:p>
          </table:table-cell>
          <table:table-cell office:value-type="float" office:value="-1.53418594131953" calcext:value-type="float">
            <text:p>-1.53418594131953</text:p>
          </table:table-cell>
        </table:table-row>
        <table:table-row table:style-name="ro1">
          <table:table-cell office:value-type="string" calcext:value-type="string">
            <text:p>slr1756</text:p>
          </table:table-cell>
          <table:table-cell office:value-type="float" office:value="-0.329773176725644" calcext:value-type="float">
            <text:p>-0.329773176725644</text:p>
          </table:table-cell>
          <table:table-cell office:value-type="float" office:value="1.20187707303463" calcext:value-type="float">
            <text:p>1.20187707303463</text:p>
          </table:table-cell>
          <table:table-cell office:value-type="float" office:value="-1.53165024976028" calcext:value-type="float">
            <text:p>-1.53165024976028</text:p>
          </table:table-cell>
        </table:table-row>
        <table:table-row table:style-name="ro1">
          <table:table-cell office:value-type="string" calcext:value-type="string">
            <text:p>slr1169</text:p>
          </table:table-cell>
          <table:table-cell office:value-type="float" office:value="-1.2802190272919" calcext:value-type="float">
            <text:p>-1.2802190272919</text:p>
          </table:table-cell>
          <table:table-cell office:value-type="float" office:value="0.233772579468811" calcext:value-type="float">
            <text:p>0.233772579468811</text:p>
          </table:table-cell>
          <table:table-cell office:value-type="float" office:value="-1.51399160676071" calcext:value-type="float">
            <text:p>-1.51399160676071</text:p>
          </table:table-cell>
        </table:table-row>
        <table:table-row table:style-name="ro1">
          <table:table-cell office:value-type="string" calcext:value-type="string">
            <text:p>sll1549</text:p>
          </table:table-cell>
          <table:table-cell office:value-type="float" office:value="0.11577463916278" calcext:value-type="float">
            <text:p>0.11577463916278</text:p>
          </table:table-cell>
          <table:table-cell office:value-type="float" office:value="1.62516881345556" calcext:value-type="float">
            <text:p>1.62516881345556</text:p>
          </table:table-cell>
          <table:table-cell office:value-type="float" office:value="-1.50939417429278" calcext:value-type="float">
            <text:p>-1.50939417429278</text:p>
          </table:table-cell>
        </table:table-row>
        <table:table-row table:style-name="ro1">
          <table:table-cell office:value-type="string" calcext:value-type="string">
            <text:p>slr5085</text:p>
          </table:table-cell>
          <table:table-cell office:value-type="float" office:value="-0.35987160144673" calcext:value-type="float">
            <text:p>-0.35987160144673</text:p>
          </table:table-cell>
          <table:table-cell office:value-type="float" office:value="1.14616823916189" calcext:value-type="float">
            <text:p>1.14616823916189</text:p>
          </table:table-cell>
          <table:table-cell office:value-type="float" office:value="-1.50603984060862" calcext:value-type="float">
            <text:p>-1.50603984060862</text:p>
          </table:table-cell>
        </table:table-row>
        <table:table-row table:style-name="ro1">
          <table:table-cell office:value-type="string" calcext:value-type="string">
            <text:p>sll1169</text:p>
          </table:table-cell>
          <table:table-cell office:value-type="float" office:value="0.0155892391965857" calcext:value-type="float">
            <text:p>0.0155892391965857</text:p>
          </table:table-cell>
          <table:table-cell office:value-type="float" office:value="1.50931963650737" calcext:value-type="float">
            <text:p>1.50931963650737</text:p>
          </table:table-cell>
          <table:table-cell office:value-type="float" office:value="-1.49373039731078" calcext:value-type="float">
            <text:p>-1.49373039731078</text:p>
          </table:table-cell>
        </table:table-row>
        <table:table-row table:style-name="ro1">
          <table:table-cell office:value-type="string" calcext:value-type="string">
            <text:p>ssl0350</text:p>
          </table:table-cell>
          <table:table-cell office:value-type="float" office:value="-2.59782924825765" calcext:value-type="float">
            <text:p>-2.59782924825765</text:p>
          </table:table-cell>
          <table:table-cell office:value-type="float" office:value="-1.10658314038888" calcext:value-type="float">
            <text:p>-1.10658314038888</text:p>
          </table:table-cell>
          <table:table-cell office:value-type="float" office:value="-1.49124610786877" calcext:value-type="float">
            <text:p>-1.49124610786877</text:p>
          </table:table-cell>
        </table:table-row>
        <table:table-row table:style-name="ro1">
          <table:table-cell office:value-type="string" calcext:value-type="string">
            <text:p>slr0241</text:p>
          </table:table-cell>
          <table:table-cell office:value-type="float" office:value="0.0250413122591424" calcext:value-type="float">
            <text:p>0.0250413122591424</text:p>
          </table:table-cell>
          <table:table-cell office:value-type="float" office:value="1.50925126440025" calcext:value-type="float">
            <text:p>1.50925126440025</text:p>
          </table:table-cell>
          <table:table-cell office:value-type="float" office:value="-1.48420995214111" calcext:value-type="float">
            <text:p>-1.48420995214111</text:p>
          </table:table-cell>
        </table:table-row>
        <table:table-row table:style-name="ro1">
          <table:table-cell office:value-type="string" calcext:value-type="string">
            <text:p>slr2119</text:p>
          </table:table-cell>
          <table:table-cell office:value-type="float" office:value="0.0232798318541413" calcext:value-type="float">
            <text:p>0.0232798318541413</text:p>
          </table:table-cell>
          <table:table-cell office:value-type="float" office:value="1.49808867166823" calcext:value-type="float">
            <text:p>1.49808867166823</text:p>
          </table:table-cell>
          <table:table-cell office:value-type="float" office:value="-1.47480883981409" calcext:value-type="float">
            <text:p>-1.47480883981409</text:p>
          </table:table-cell>
        </table:table-row>
        <table:table-row table:style-name="ro1">
          <table:table-cell office:value-type="string" calcext:value-type="string">
            <text:p>slr1734</text:p>
          </table:table-cell>
          <table:table-cell office:value-type="float" office:value="0.148025925363131" calcext:value-type="float">
            <text:p>0.148025925363131</text:p>
          </table:table-cell>
          <table:table-cell office:value-type="float" office:value="1.62188340105589" calcext:value-type="float">
            <text:p>1.62188340105589</text:p>
          </table:table-cell>
          <table:table-cell office:value-type="float" office:value="-1.47385747569275" calcext:value-type="float">
            <text:p>-1.47385747569275</text:p>
          </table:table-cell>
        </table:table-row>
        <table:table-row table:style-name="ro1">
          <table:table-cell office:value-type="string" calcext:value-type="string">
            <text:p>slr0257</text:p>
          </table:table-cell>
          <table:table-cell office:value-type="float" office:value="0.327083104212292" calcext:value-type="float">
            <text:p>0.327083104212292</text:p>
          </table:table-cell>
          <table:table-cell office:value-type="float" office:value="1.79409352271465" calcext:value-type="float">
            <text:p>1.79409352271465</text:p>
          </table:table-cell>
          <table:table-cell office:value-type="float" office:value="-1.46701041850236" calcext:value-type="float">
            <text:p>-1.46701041850236</text:p>
          </table:table-cell>
        </table:table-row>
        <table:table-row table:style-name="ro1">
          <table:table-cell office:value-type="string" calcext:value-type="string">
            <text:p>slr0039</text:p>
          </table:table-cell>
          <table:table-cell office:value-type="float" office:value="0.130461616617237" calcext:value-type="float">
            <text:p>0.130461616617237</text:p>
          </table:table-cell>
          <table:table-cell office:value-type="float" office:value="1.57334205716021" calcext:value-type="float">
            <text:p>1.57334205716021</text:p>
          </table:table-cell>
          <table:table-cell office:value-type="float" office:value="-1.44288044054298" calcext:value-type="float">
            <text:p>-1.44288044054298</text:p>
          </table:table-cell>
        </table:table-row>
        <table:table-row table:style-name="ro1">
          <table:table-cell office:value-type="string" calcext:value-type="string">
            <text:p>ssr3410</text:p>
          </table:table-cell>
          <table:table-cell office:value-type="float" office:value="0.151743685488179" calcext:value-type="float">
            <text:p>0.151743685488179</text:p>
          </table:table-cell>
          <table:table-cell office:value-type="float" office:value="1.59014241123286" calcext:value-type="float">
            <text:p>1.59014241123286</text:p>
          </table:table-cell>
          <table:table-cell office:value-type="float" office:value="-1.43839872574468" calcext:value-type="float">
            <text:p>-1.43839872574468</text:p>
          </table:table-cell>
        </table:table-row>
        <table:table-row table:style-name="ro1">
          <table:table-cell office:value-type="string" calcext:value-type="string">
            <text:p>slr5071</text:p>
          </table:table-cell>
          <table:table-cell office:value-type="float" office:value="-1.04298478350218" calcext:value-type="float">
            <text:p>-1.04298478350218</text:p>
          </table:table-cell>
          <table:table-cell office:value-type="float" office:value="0.38192587242805" calcext:value-type="float">
            <text:p>0.38192587242805</text:p>
          </table:table-cell>
          <table:table-cell office:value-type="float" office:value="-1.42491065593023" calcext:value-type="float">
            <text:p>-1.42491065593023</text:p>
          </table:table-cell>
        </table:table-row>
        <table:table-row table:style-name="ro1">
          <table:table-cell office:value-type="string" calcext:value-type="string">
            <text:p>slr1259</text:p>
          </table:table-cell>
          <table:table-cell office:value-type="float" office:value="-0.148034721331139" calcext:value-type="float">
            <text:p>-0.148034721331139</text:p>
          </table:table-cell>
          <table:table-cell office:value-type="float" office:value="1.26719853079635" calcext:value-type="float">
            <text:p>1.26719853079635</text:p>
          </table:table-cell>
          <table:table-cell office:value-type="float" office:value="-1.41523325212749" calcext:value-type="float">
            <text:p>-1.41523325212749</text:p>
          </table:table-cell>
        </table:table-row>
        <table:table-row table:style-name="ro1">
          <table:table-cell office:value-type="string" calcext:value-type="string">
            <text:p>sll0740</text:p>
          </table:table-cell>
          <table:table-cell office:value-type="float" office:value="-3.96943293709537" calcext:value-type="float">
            <text:p>-3.96943293709537</text:p>
          </table:table-cell>
          <table:table-cell office:value-type="float" office:value="-2.55728602173912" calcext:value-type="float">
            <text:p>-2.55728602173912</text:p>
          </table:table-cell>
          <table:table-cell office:value-type="float" office:value="-1.41214691535626" calcext:value-type="float">
            <text:p>-1.41214691535626</text:p>
          </table:table-cell>
        </table:table-row>
        <table:table-row table:style-name="ro1">
          <table:table-cell office:value-type="string" calcext:value-type="string">
            <text:p>sll0226</text:p>
          </table:table-cell>
          <table:table-cell office:value-type="float" office:value="-0.111724786119989" calcext:value-type="float">
            <text:p>-0.111724786119989</text:p>
          </table:table-cell>
          <table:table-cell office:value-type="float" office:value="1.29090584993365" calcext:value-type="float">
            <text:p>1.29090584993365</text:p>
          </table:table-cell>
          <table:table-cell office:value-type="float" office:value="-1.40263063605363" calcext:value-type="float">
            <text:p>-1.40263063605363</text:p>
          </table:table-cell>
        </table:table-row>
        <table:table-row table:style-name="ro1">
          <table:table-cell office:value-type="string" calcext:value-type="string">
            <text:p>slr5005</text:p>
          </table:table-cell>
          <table:table-cell office:value-type="float" office:value="-0.477308696966764" calcext:value-type="float">
            <text:p>-0.477308696966764</text:p>
          </table:table-cell>
          <table:table-cell office:value-type="float" office:value="0.920613469810186" calcext:value-type="float">
            <text:p>0.920613469810186</text:p>
          </table:table-cell>
          <table:table-cell office:value-type="float" office:value="-1.39792216677695" calcext:value-type="float">
            <text:p>-1.39792216677695</text:p>
          </table:table-cell>
        </table:table-row>
        <table:table-row table:style-name="ro1">
          <table:table-cell office:value-type="string" calcext:value-type="string">
            <text:p>sll1535</text:p>
          </table:table-cell>
          <table:table-cell office:value-type="float" office:value="-2.91299170811835" calcext:value-type="float">
            <text:p>-2.91299170811835</text:p>
          </table:table-cell>
          <table:table-cell office:value-type="float" office:value="-1.522450556192" calcext:value-type="float">
            <text:p>-1.522450556192</text:p>
          </table:table-cell>
          <table:table-cell office:value-type="float" office:value="-1.39054115192635" calcext:value-type="float">
            <text:p>-1.39054115192635</text:p>
          </table:table-cell>
        </table:table-row>
        <table:table-row table:style-name="ro1">
          <table:table-cell office:value-type="string" calcext:value-type="string">
            <text:p>sll1910</text:p>
          </table:table-cell>
          <table:table-cell office:value-type="float" office:value="-1.71424472351598" calcext:value-type="float">
            <text:p>-1.71424472351598</text:p>
          </table:table-cell>
          <table:table-cell office:value-type="float" office:value="-0.350786941134726" calcext:value-type="float">
            <text:p>-0.350786941134726</text:p>
          </table:table-cell>
          <table:table-cell office:value-type="float" office:value="-1.36345778238125" calcext:value-type="float">
            <text:p>-1.36345778238125</text:p>
          </table:table-cell>
        </table:table-row>
        <table:table-row table:style-name="ro1">
          <table:table-cell office:value-type="string" calcext:value-type="string">
            <text:p>sll0680</text:p>
          </table:table-cell>
          <table:table-cell office:value-type="float" office:value="-0.597217369385778" calcext:value-type="float">
            <text:p>-0.597217369385778</text:p>
          </table:table-cell>
          <table:table-cell office:value-type="float" office:value="0.764677409569808" calcext:value-type="float">
            <text:p>0.764677409569808</text:p>
          </table:table-cell>
          <table:table-cell office:value-type="float" office:value="-1.36189477895559" calcext:value-type="float">
            <text:p>-1.36189477895559</text:p>
          </table:table-cell>
        </table:table-row>
        <table:table-row table:style-name="ro1">
          <table:table-cell office:value-type="string" calcext:value-type="string">
            <text:p>sll0564</text:p>
          </table:table-cell>
          <table:table-cell office:value-type="float" office:value="-0.47793051303015" calcext:value-type="float">
            <text:p>-0.47793051303015</text:p>
          </table:table-cell>
          <table:table-cell office:value-type="float" office:value="0.880928472676765" calcext:value-type="float">
            <text:p>0.880928472676765</text:p>
          </table:table-cell>
          <table:table-cell office:value-type="float" office:value="-1.35885898570692" calcext:value-type="float">
            <text:p>-1.35885898570692</text:p>
          </table:table-cell>
        </table:table-row>
        <table:table-row table:style-name="ro1">
          <table:table-cell office:value-type="string" calcext:value-type="string">
            <text:p>sll1689</text:p>
          </table:table-cell>
          <table:table-cell office:value-type="float" office:value="-0.0924868628739885" calcext:value-type="float">
            <text:p>-0.0924868628739885</text:p>
          </table:table-cell>
          <table:table-cell office:value-type="float" office:value="1.25603872505365" calcext:value-type="float">
            <text:p>1.25603872505365</text:p>
          </table:table-cell>
          <table:table-cell office:value-type="float" office:value="-1.34852558792764" calcext:value-type="float">
            <text:p>-1.34852558792764</text:p>
          </table:table-cell>
        </table:table-row>
        <table:table-row table:style-name="ro1">
          <table:table-cell office:value-type="string" calcext:value-type="string">
            <text:p>sll1191</text:p>
          </table:table-cell>
          <table:table-cell office:value-type="float" office:value="-1.39585413986586" calcext:value-type="float">
            <text:p>-1.39585413986586</text:p>
          </table:table-cell>
          <table:table-cell office:value-type="float" office:value="-0.0478912341025528" calcext:value-type="float">
            <text:p>-0.0478912341025528</text:p>
          </table:table-cell>
          <table:table-cell office:value-type="float" office:value="-1.3479629057633" calcext:value-type="float">
            <text:p>-1.3479629057633</text:p>
          </table:table-cell>
        </table:table-row>
        <table:table-row table:style-name="ro1">
          <table:table-cell office:value-type="string" calcext:value-type="string">
            <text:p>slr0975</text:p>
          </table:table-cell>
          <table:table-cell office:value-type="float" office:value="0.148501668222755" calcext:value-type="float">
            <text:p>0.148501668222755</text:p>
          </table:table-cell>
          <table:table-cell office:value-type="float" office:value="1.48856689876043" calcext:value-type="float">
            <text:p>1.48856689876043</text:p>
          </table:table-cell>
          <table:table-cell office:value-type="float" office:value="-1.34006523053767" calcext:value-type="float">
            <text:p>-1.34006523053767</text:p>
          </table:table-cell>
        </table:table-row>
        <table:table-row table:style-name="ro1">
          <table:table-cell office:value-type="string" calcext:value-type="string">
            <text:p>sll1583</text:p>
          </table:table-cell>
          <table:table-cell office:value-type="float" office:value="-0.080912118601914" calcext:value-type="float">
            <text:p>-0.080912118601914</text:p>
          </table:table-cell>
          <table:table-cell office:value-type="float" office:value="1.24804019323008" calcext:value-type="float">
            <text:p>1.24804019323008</text:p>
          </table:table-cell>
          <table:table-cell office:value-type="float" office:value="-1.32895231183199" calcext:value-type="float">
            <text:p>-1.32895231183199</text:p>
          </table:table-cell>
        </table:table-row>
        <table:table-row table:style-name="ro1">
          <table:table-cell office:value-type="string" calcext:value-type="string">
            <text:p>ssr1258</text:p>
          </table:table-cell>
          <table:table-cell office:value-type="float" office:value="-1.80266863304723" calcext:value-type="float">
            <text:p>-1.80266863304723</text:p>
          </table:table-cell>
          <table:table-cell office:value-type="float" office:value="-0.477720728501512" calcext:value-type="float">
            <text:p>-0.477720728501512</text:p>
          </table:table-cell>
          <table:table-cell office:value-type="float" office:value="-1.32494790454572" calcext:value-type="float">
            <text:p>-1.32494790454572</text:p>
          </table:table-cell>
        </table:table-row>
        <table:table-row table:style-name="ro1">
          <table:table-cell office:value-type="string" calcext:value-type="string">
            <text:p>sll1656</text:p>
          </table:table-cell>
          <table:table-cell office:value-type="float" office:value="-1.15047917269249" calcext:value-type="float">
            <text:p>-1.15047917269249</text:p>
          </table:table-cell>
          <table:table-cell office:value-type="float" office:value="0.152495054313833" calcext:value-type="float">
            <text:p>0.152495054313833</text:p>
          </table:table-cell>
          <table:table-cell office:value-type="float" office:value="-1.30297422700632" calcext:value-type="float">
            <text:p>-1.30297422700632</text:p>
          </table:table-cell>
        </table:table-row>
        <table:table-row table:style-name="ro1">
          <table:table-cell office:value-type="string" calcext:value-type="string">
            <text:p>ssl7048</text:p>
          </table:table-cell>
          <table:table-cell office:value-type="float" office:value="-1.7160776945934" calcext:value-type="float">
            <text:p>-1.7160776945934</text:p>
          </table:table-cell>
          <table:table-cell office:value-type="float" office:value="-0.422596181721311" calcext:value-type="float">
            <text:p>-0.422596181721311</text:p>
          </table:table-cell>
          <table:table-cell office:value-type="float" office:value="-1.29348151287209" calcext:value-type="float">
            <text:p>-1.29348151287209</text:p>
          </table:table-cell>
        </table:table-row>
        <table:table-row table:style-name="ro1">
          <table:table-cell office:value-type="string" calcext:value-type="string">
            <text:p>slr1860</text:p>
          </table:table-cell>
          <table:table-cell office:value-type="float" office:value="-0.838024296706934" calcext:value-type="float">
            <text:p>-0.838024296706934</text:p>
          </table:table-cell>
          <table:table-cell office:value-type="float" office:value="0.454243488755505" calcext:value-type="float">
            <text:p>0.454243488755505</text:p>
          </table:table-cell>
          <table:table-cell office:value-type="float" office:value="-1.29226778546244" calcext:value-type="float">
            <text:p>-1.29226778546244</text:p>
          </table:table-cell>
        </table:table-row>
        <table:table-row table:style-name="ro1">
          <table:table-cell office:value-type="string" calcext:value-type="string">
            <text:p>slr0417</text:p>
          </table:table-cell>
          <table:table-cell office:value-type="float" office:value="0.705321830816888" calcext:value-type="float">
            <text:p>0.705321830816888</text:p>
          </table:table-cell>
          <table:table-cell office:value-type="float" office:value="1.97065399368557" calcext:value-type="float">
            <text:p>1.97065399368557</text:p>
          </table:table-cell>
          <table:table-cell office:value-type="float" office:value="-1.26533216286868" calcext:value-type="float">
            <text:p>-1.26533216286868</text:p>
          </table:table-cell>
        </table:table-row>
        <table:table-row table:style-name="ro1">
          <table:table-cell office:value-type="string" calcext:value-type="string">
            <text:p>slr1562</text:p>
          </table:table-cell>
          <table:table-cell office:value-type="float" office:value="-0.241728706398357" calcext:value-type="float">
            <text:p>-0.241728706398357</text:p>
          </table:table-cell>
          <table:table-cell office:value-type="float" office:value="1.02095197271264" calcext:value-type="float">
            <text:p>1.02095197271264</text:p>
          </table:table-cell>
          <table:table-cell office:value-type="float" office:value="-1.26268067911099" calcext:value-type="float">
            <text:p>-1.26268067911099</text:p>
          </table:table-cell>
        </table:table-row>
        <table:table-row table:style-name="ro1">
          <table:table-cell office:value-type="string" calcext:value-type="string">
            <text:p>sll1377</text:p>
          </table:table-cell>
          <table:table-cell office:value-type="float" office:value="-0.178735512379828" calcext:value-type="float">
            <text:p>-0.178735512379828</text:p>
          </table:table-cell>
          <table:table-cell office:value-type="float" office:value="1.08280143352199" calcext:value-type="float">
            <text:p>1.08280143352199</text:p>
          </table:table-cell>
          <table:table-cell office:value-type="float" office:value="-1.26153694590182" calcext:value-type="float">
            <text:p>-1.26153694590182</text:p>
          </table:table-cell>
        </table:table-row>
        <table:table-row table:style-name="ro1">
          <table:table-cell office:value-type="string" calcext:value-type="string">
            <text:p>ssl2384</text:p>
          </table:table-cell>
          <table:table-cell office:value-type="float" office:value="-0.0689707954064824" calcext:value-type="float">
            <text:p>-0.0689707954064824</text:p>
          </table:table-cell>
          <table:table-cell office:value-type="float" office:value="1.18897853895574" calcext:value-type="float">
            <text:p>1.18897853895574</text:p>
          </table:table-cell>
          <table:table-cell office:value-type="float" office:value="-1.25794933436222" calcext:value-type="float">
            <text:p>-1.25794933436222</text:p>
          </table:table-cell>
        </table:table-row>
        <table:table-row table:style-name="ro1">
          <table:table-cell office:value-type="string" calcext:value-type="string">
            <text:p>sll1386</text:p>
          </table:table-cell>
          <table:table-cell office:value-type="float" office:value="-0.053838874671037" calcext:value-type="float">
            <text:p>-0.053838874671037</text:p>
          </table:table-cell>
          <table:table-cell office:value-type="float" office:value="1.2035423596651" calcext:value-type="float">
            <text:p>1.2035423596651</text:p>
          </table:table-cell>
          <table:table-cell office:value-type="float" office:value="-1.25738123433614" calcext:value-type="float">
            <text:p>-1.25738123433614</text:p>
          </table:table-cell>
        </table:table-row>
        <table:table-row table:style-name="ro1">
          <table:table-cell office:value-type="string" calcext:value-type="string">
            <text:p>slr5119</text:p>
          </table:table-cell>
          <table:table-cell office:value-type="float" office:value="-1.19184734110086" calcext:value-type="float">
            <text:p>-1.19184734110086</text:p>
          </table:table-cell>
          <table:table-cell office:value-type="float" office:value="0.052239060629164" calcext:value-type="float">
            <text:p>0.052239060629164</text:p>
          </table:table-cell>
          <table:table-cell office:value-type="float" office:value="-1.24408640173003" calcext:value-type="float">
            <text:p>-1.24408640173003</text:p>
          </table:table-cell>
        </table:table-row>
        <table:table-row table:style-name="ro1">
          <table:table-cell office:value-type="string" calcext:value-type="string">
            <text:p>slr0593</text:p>
          </table:table-cell>
          <table:table-cell office:value-type="float" office:value="-0.771349651310822" calcext:value-type="float">
            <text:p>-0.771349651310822</text:p>
          </table:table-cell>
          <table:table-cell office:value-type="float" office:value="0.467635716258526" calcext:value-type="float">
            <text:p>0.467635716258526</text:p>
          </table:table-cell>
          <table:table-cell office:value-type="float" office:value="-1.23898536756935" calcext:value-type="float">
            <text:p>-1.23898536756935</text:p>
          </table:table-cell>
        </table:table-row>
        <table:table-row table:style-name="ro1">
          <table:table-cell office:value-type="string" calcext:value-type="string">
            <text:p>slr1253</text:p>
          </table:table-cell>
          <table:table-cell office:value-type="float" office:value="-0.392007384258694" calcext:value-type="float">
            <text:p>-0.392007384258694</text:p>
          </table:table-cell>
          <table:table-cell office:value-type="float" office:value="0.827313564882205" calcext:value-type="float">
            <text:p>0.827313564882205</text:p>
          </table:table-cell>
          <table:table-cell office:value-type="float" office:value="-1.2193209491409" calcext:value-type="float">
            <text:p>-1.2193209491409</text:p>
          </table:table-cell>
        </table:table-row>
        <table:table-row table:style-name="ro1">
          <table:table-cell office:value-type="string" calcext:value-type="string">
            <text:p>ssr2067</text:p>
          </table:table-cell>
          <table:table-cell office:value-type="float" office:value="-2.44960970747868" calcext:value-type="float">
            <text:p>-2.44960970747868</text:p>
          </table:table-cell>
          <table:table-cell office:value-type="float" office:value="-1.2329620209847" calcext:value-type="float">
            <text:p>-1.2329620209847</text:p>
          </table:table-cell>
          <table:table-cell office:value-type="float" office:value="-1.21664768649398" calcext:value-type="float">
            <text:p>-1.21664768649398</text:p>
          </table:table-cell>
        </table:table-row>
        <table:table-row table:style-name="ro1">
          <table:table-cell office:value-type="string" calcext:value-type="string">
            <text:p>slr7073</text:p>
          </table:table-cell>
          <table:table-cell office:value-type="float" office:value="-1.15426382746367" calcext:value-type="float">
            <text:p>-1.15426382746367</text:p>
          </table:table-cell>
          <table:table-cell office:value-type="float" office:value="0.052781517217235" calcext:value-type="float">
            <text:p>0.052781517217235</text:p>
          </table:table-cell>
          <table:table-cell office:value-type="float" office:value="-1.2070453446809" calcext:value-type="float">
            <text:p>-1.2070453446809</text:p>
          </table:table-cell>
        </table:table-row>
        <table:table-row table:style-name="ro1">
          <table:table-cell office:value-type="string" calcext:value-type="string">
            <text:p>ssl8008</text:p>
          </table:table-cell>
          <table:table-cell office:value-type="float" office:value="-3.25772610245537" calcext:value-type="float">
            <text:p>-3.25772610245537</text:p>
          </table:table-cell>
          <table:table-cell office:value-type="float" office:value="-2.05212319791493" calcext:value-type="float">
            <text:p>-2.05212319791493</text:p>
          </table:table-cell>
          <table:table-cell office:value-type="float" office:value="-1.20560290454043" calcext:value-type="float">
            <text:p>-1.20560290454043</text:p>
          </table:table-cell>
        </table:table-row>
        <table:table-row table:style-name="ro1">
          <table:table-cell office:value-type="string" calcext:value-type="string">
            <text:p>slr0397</text:p>
          </table:table-cell>
          <table:table-cell office:value-type="float" office:value="0.0166683112022236" calcext:value-type="float">
            <text:p>0.0166683112022236</text:p>
          </table:table-cell>
          <table:table-cell office:value-type="float" office:value="1.22161221883732" calcext:value-type="float">
            <text:p>1.22161221883732</text:p>
          </table:table-cell>
          <table:table-cell office:value-type="float" office:value="-1.2049439076351" calcext:value-type="float">
            <text:p>-1.2049439076351</text:p>
          </table:table-cell>
        </table:table-row>
        <table:table-row table:style-name="ro1">
          <table:table-cell office:value-type="string" calcext:value-type="string">
            <text:p>slr1182</text:p>
          </table:table-cell>
          <table:table-cell office:value-type="float" office:value="-0.00474224073392259" calcext:value-type="float">
            <text:p>-0.00474224073392259</text:p>
          </table:table-cell>
          <table:table-cell office:value-type="float" office:value="1.19480400966619" calcext:value-type="float">
            <text:p>1.19480400966619</text:p>
          </table:table-cell>
          <table:table-cell office:value-type="float" office:value="-1.19954625040011" calcext:value-type="float">
            <text:p>-1.19954625040011</text:p>
          </table:table-cell>
        </table:table-row>
        <table:table-row table:style-name="ro1">
          <table:table-cell office:value-type="string" calcext:value-type="string">
            <text:p>sll0541</text:p>
          </table:table-cell>
          <table:table-cell office:value-type="float" office:value="-3.20445062783254" calcext:value-type="float">
            <text:p>-3.20445062783254</text:p>
          </table:table-cell>
          <table:table-cell office:value-type="float" office:value="-2.01070884489448" calcext:value-type="float">
            <text:p>-2.01070884489448</text:p>
          </table:table-cell>
          <table:table-cell office:value-type="float" office:value="-1.19374178293807" calcext:value-type="float">
            <text:p>-1.19374178293807</text:p>
          </table:table-cell>
        </table:table-row>
        <table:table-row table:style-name="ro1">
          <table:table-cell office:value-type="string" calcext:value-type="string">
            <text:p>slr0500</text:p>
          </table:table-cell>
          <table:table-cell office:value-type="float" office:value="-3.75986477461296" calcext:value-type="float">
            <text:p>-3.75986477461296</text:p>
          </table:table-cell>
          <table:table-cell office:value-type="float" office:value="-2.57347298163943" calcext:value-type="float">
            <text:p>-2.57347298163943</text:p>
          </table:table-cell>
          <table:table-cell office:value-type="float" office:value="-1.18639179297353" calcext:value-type="float">
            <text:p>-1.18639179297353</text:p>
          </table:table-cell>
        </table:table-row>
        <table:table-row table:style-name="ro1">
          <table:table-cell office:value-type="string" calcext:value-type="string">
            <text:p>slr1746</text:p>
          </table:table-cell>
          <table:table-cell office:value-type="float" office:value="-2.56291184499975" calcext:value-type="float">
            <text:p>-2.56291184499975</text:p>
          </table:table-cell>
          <table:table-cell office:value-type="float" office:value="-1.38138033579347" calcext:value-type="float">
            <text:p>-1.38138033579347</text:p>
          </table:table-cell>
          <table:table-cell office:value-type="float" office:value="-1.18153150920628" calcext:value-type="float">
            <text:p>-1.18153150920628</text:p>
          </table:table-cell>
        </table:table-row>
        <table:table-row table:style-name="ro1">
          <table:table-cell office:value-type="string" calcext:value-type="string">
            <text:p>sll0180</text:p>
          </table:table-cell>
          <table:table-cell office:value-type="float" office:value="0.0471544143723243" calcext:value-type="float">
            <text:p>0.0471544143723243</text:p>
          </table:table-cell>
          <table:table-cell office:value-type="float" office:value="1.22475167706286" calcext:value-type="float">
            <text:p>1.22475167706286</text:p>
          </table:table-cell>
          <table:table-cell office:value-type="float" office:value="-1.17759726269053" calcext:value-type="float">
            <text:p>-1.17759726269053</text:p>
          </table:table-cell>
        </table:table-row>
        <table:table-row table:style-name="ro1">
          <table:table-cell office:value-type="string" calcext:value-type="string">
            <text:p>ssr3188</text:p>
          </table:table-cell>
          <table:table-cell office:value-type="float" office:value="-0.784699468022703" calcext:value-type="float">
            <text:p>-0.784699468022703</text:p>
          </table:table-cell>
          <table:table-cell office:value-type="float" office:value="0.389329884537654" calcext:value-type="float">
            <text:p>0.389329884537654</text:p>
          </table:table-cell>
          <table:table-cell office:value-type="float" office:value="-1.17402935256036" calcext:value-type="float">
            <text:p>-1.17402935256036</text:p>
          </table:table-cell>
        </table:table-row>
        <table:table-row table:style-name="ro1">
          <table:table-cell office:value-type="string" calcext:value-type="string">
            <text:p>ssl1633</text:p>
          </table:table-cell>
          <table:table-cell office:value-type="float" office:value="-1.16513966387585" calcext:value-type="float">
            <text:p>-1.16513966387585</text:p>
          </table:table-cell>
          <table:table-cell office:value-type="float" office:value="0.00828994784432904" calcext:value-type="float">
            <text:p>0.00828994784432904</text:p>
          </table:table-cell>
          <table:table-cell office:value-type="float" office:value="-1.17342961172018" calcext:value-type="float">
            <text:p>-1.17342961172018</text:p>
          </table:table-cell>
        </table:table-row>
        <table:table-row table:style-name="ro1">
          <table:table-cell office:value-type="string" calcext:value-type="string">
            <text:p>slr1122</text:p>
          </table:table-cell>
          <table:table-cell office:value-type="float" office:value="0.80687615966173" calcext:value-type="float">
            <text:p>0.80687615966173</text:p>
          </table:table-cell>
          <table:table-cell office:value-type="float" office:value="1.97054694877015" calcext:value-type="float">
            <text:p>1.97054694877015</text:p>
          </table:table-cell>
          <table:table-cell office:value-type="float" office:value="-1.16367078910842" calcext:value-type="float">
            <text:p>-1.16367078910842</text:p>
          </table:table-cell>
        </table:table-row>
        <table:table-row table:style-name="ro1">
          <table:table-cell office:value-type="string" calcext:value-type="string">
            <text:p>slr1079</text:p>
          </table:table-cell>
          <table:table-cell office:value-type="float" office:value="-0.529638228022731" calcext:value-type="float">
            <text:p>-0.529638228022731</text:p>
          </table:table-cell>
          <table:table-cell office:value-type="float" office:value="0.621766728868452" calcext:value-type="float">
            <text:p>0.621766728868452</text:p>
          </table:table-cell>
          <table:table-cell office:value-type="float" office:value="-1.15140495689118" calcext:value-type="float">
            <text:p>-1.15140495689118</text:p>
          </table:table-cell>
        </table:table-row>
        <table:table-row table:style-name="ro1">
          <table:table-cell office:value-type="string" calcext:value-type="string">
            <text:p>sll1241</text:p>
          </table:table-cell>
          <table:table-cell office:value-type="float" office:value="-0.272847034862402" calcext:value-type="float">
            <text:p>-0.272847034862402</text:p>
          </table:table-cell>
          <table:table-cell office:value-type="float" office:value="0.859293949003318" calcext:value-type="float">
            <text:p>0.859293949003318</text:p>
          </table:table-cell>
          <table:table-cell office:value-type="float" office:value="-1.13214098386572" calcext:value-type="float">
            <text:p>-1.13214098386572</text:p>
          </table:table-cell>
        </table:table-row>
        <table:table-row table:style-name="ro1">
          <table:table-cell office:value-type="string" calcext:value-type="string">
            <text:p>sll1763</text:p>
          </table:table-cell>
          <table:table-cell office:value-type="float" office:value="-0.121203546371888" calcext:value-type="float">
            <text:p>-0.121203546371888</text:p>
          </table:table-cell>
          <table:table-cell office:value-type="float" office:value="1.00615766839376" calcext:value-type="float">
            <text:p>1.00615766839376</text:p>
          </table:table-cell>
          <table:table-cell office:value-type="float" office:value="-1.12736121476564" calcext:value-type="float">
            <text:p>-1.12736121476564</text:p>
          </table:table-cell>
        </table:table-row>
        <table:table-row table:style-name="ro1">
          <table:table-cell office:value-type="string" calcext:value-type="string">
            <text:p>slr0738</text:p>
          </table:table-cell>
          <table:table-cell office:value-type="float" office:value="-0.383893689228037" calcext:value-type="float">
            <text:p>-0.383893689228037</text:p>
          </table:table-cell>
          <table:table-cell office:value-type="float" office:value="0.733910801027913" calcext:value-type="float">
            <text:p>0.733910801027913</text:p>
          </table:table-cell>
          <table:table-cell office:value-type="float" office:value="-1.11780449025595" calcext:value-type="float">
            <text:p>-1.11780449025595</text:p>
          </table:table-cell>
        </table:table-row>
        <table:table-row table:style-name="ro1">
          <table:table-cell office:value-type="string" calcext:value-type="string">
            <text:p>slr1397</text:p>
          </table:table-cell>
          <table:table-cell office:value-type="float" office:value="0.108127544563145" calcext:value-type="float">
            <text:p>0.108127544563145</text:p>
          </table:table-cell>
          <table:table-cell office:value-type="float" office:value="1.22096945125806" calcext:value-type="float">
            <text:p>1.22096945125806</text:p>
          </table:table-cell>
          <table:table-cell office:value-type="float" office:value="-1.11284190669491" calcext:value-type="float">
            <text:p>-1.11284190669491</text:p>
          </table:table-cell>
        </table:table-row>
        <table:table-row table:style-name="ro1">
          <table:table-cell office:value-type="string" calcext:value-type="string">
            <text:p>slr7061</text:p>
          </table:table-cell>
          <table:table-cell office:value-type="float" office:value="-0.317883869672106" calcext:value-type="float">
            <text:p>-0.317883869672106</text:p>
          </table:table-cell>
          <table:table-cell office:value-type="float" office:value="0.789325612533446" calcext:value-type="float">
            <text:p>0.789325612533446</text:p>
          </table:table-cell>
          <table:table-cell office:value-type="float" office:value="-1.10720948220555" calcext:value-type="float">
            <text:p>-1.10720948220555</text:p>
          </table:table-cell>
        </table:table-row>
        <table:table-row table:style-name="ro1">
          <table:table-cell office:value-type="string" calcext:value-type="string">
            <text:p>slr0016</text:p>
          </table:table-cell>
          <table:table-cell office:value-type="float" office:value="0.0884511907472449" calcext:value-type="float">
            <text:p>0.0884511907472449</text:p>
          </table:table-cell>
          <table:table-cell office:value-type="float" office:value="1.16950169229132" calcext:value-type="float">
            <text:p>1.16950169229132</text:p>
          </table:table-cell>
          <table:table-cell office:value-type="float" office:value="-1.08105050154407" calcext:value-type="float">
            <text:p>-1.08105050154407</text:p>
          </table:table-cell>
        </table:table-row>
        <table:table-row table:style-name="ro1">
          <table:table-cell office:value-type="string" calcext:value-type="string">
            <text:p>slr7101</text:p>
          </table:table-cell>
          <table:table-cell office:value-type="float" office:value="0.254242348483897" calcext:value-type="float">
            <text:p>0.254242348483897</text:p>
          </table:table-cell>
          <table:table-cell office:value-type="float" office:value="1.32060637519361" calcext:value-type="float">
            <text:p>1.32060637519361</text:p>
          </table:table-cell>
          <table:table-cell office:value-type="float" office:value="-1.06636402670971" calcext:value-type="float">
            <text:p>-1.06636402670971</text:p>
          </table:table-cell>
        </table:table-row>
        <table:table-row table:style-name="ro1">
          <table:table-cell office:value-type="string" calcext:value-type="string">
            <text:p>slr2094</text:p>
          </table:table-cell>
          <table:table-cell office:value-type="float" office:value="-0.343221589767771" calcext:value-type="float">
            <text:p>-0.343221589767771</text:p>
          </table:table-cell>
          <table:table-cell office:value-type="float" office:value="0.719922551263009" calcext:value-type="float">
            <text:p>0.719922551263009</text:p>
          </table:table-cell>
          <table:table-cell office:value-type="float" office:value="-1.06314414103078" calcext:value-type="float">
            <text:p>-1.06314414103078</text:p>
          </table:table-cell>
        </table:table-row>
        <table:table-row table:style-name="ro1">
          <table:table-cell office:value-type="string" calcext:value-type="string">
            <text:p>ssl8028</text:p>
          </table:table-cell>
          <table:table-cell office:value-type="float" office:value="-3.31561789860277" calcext:value-type="float">
            <text:p>-3.31561789860277</text:p>
          </table:table-cell>
          <table:table-cell office:value-type="float" office:value="-2.25345641826496" calcext:value-type="float">
            <text:p>-2.25345641826496</text:p>
          </table:table-cell>
          <table:table-cell office:value-type="float" office:value="-1.0621614803378" calcext:value-type="float">
            <text:p>-1.0621614803378</text:p>
          </table:table-cell>
        </table:table-row>
        <table:table-row table:style-name="ro1">
          <table:table-cell office:value-type="string" calcext:value-type="string">
            <text:p>sll1979</text:p>
          </table:table-cell>
          <table:table-cell office:value-type="float" office:value="-0.51007845420175" calcext:value-type="float">
            <text:p>-0.51007845420175</text:p>
          </table:table-cell>
          <table:table-cell office:value-type="float" office:value="0.551380123157565" calcext:value-type="float">
            <text:p>0.551380123157565</text:p>
          </table:table-cell>
          <table:table-cell office:value-type="float" office:value="-1.06145857735931" calcext:value-type="float">
            <text:p>-1.06145857735931</text:p>
          </table:table-cell>
        </table:table-row>
        <table:table-row table:style-name="ro1">
          <table:table-cell office:value-type="string" calcext:value-type="string">
            <text:p>sll0817</text:p>
          </table:table-cell>
          <table:table-cell office:value-type="float" office:value="-0.456480558196637" calcext:value-type="float">
            <text:p>-0.456480558196637</text:p>
          </table:table-cell>
          <table:table-cell office:value-type="float" office:value="0.601509816303648" calcext:value-type="float">
            <text:p>0.601509816303648</text:p>
          </table:table-cell>
          <table:table-cell office:value-type="float" office:value="-1.05799037450029" calcext:value-type="float">
            <text:p>-1.05799037450029</text:p>
          </table:table-cell>
        </table:table-row>
        <table:table-row table:style-name="ro1">
          <table:table-cell office:value-type="string" calcext:value-type="string">
            <text:p>slr1344</text:p>
          </table:table-cell>
          <table:table-cell office:value-type="float" office:value="-0.212717203854246" calcext:value-type="float">
            <text:p>-0.212717203854246</text:p>
          </table:table-cell>
          <table:table-cell office:value-type="float" office:value="0.840218738412179" calcext:value-type="float">
            <text:p>0.840218738412179</text:p>
          </table:table-cell>
          <table:table-cell office:value-type="float" office:value="-1.05293594226643" calcext:value-type="float">
            <text:p>-1.05293594226643</text:p>
          </table:table-cell>
        </table:table-row>
        <table:table-row table:style-name="ro1">
          <table:table-cell office:value-type="string" calcext:value-type="string">
            <text:p>slr1380</text:p>
          </table:table-cell>
          <table:table-cell office:value-type="float" office:value="-0.149921754542451" calcext:value-type="float">
            <text:p>-0.149921754542451</text:p>
          </table:table-cell>
          <table:table-cell office:value-type="float" office:value="0.897142739773846" calcext:value-type="float">
            <text:p>0.897142739773846</text:p>
          </table:table-cell>
          <table:table-cell office:value-type="float" office:value="-1.0470644943163" calcext:value-type="float">
            <text:p>-1.0470644943163</text:p>
          </table:table-cell>
        </table:table-row>
        <table:table-row table:style-name="ro1">
          <table:table-cell office:value-type="string" calcext:value-type="string">
            <text:p>slr0651</text:p>
          </table:table-cell>
          <table:table-cell office:value-type="float" office:value="-0.351863000146413" calcext:value-type="float">
            <text:p>-0.351863000146413</text:p>
          </table:table-cell>
          <table:table-cell office:value-type="float" office:value="0.690059143744041" calcext:value-type="float">
            <text:p>0.690059143744041</text:p>
          </table:table-cell>
          <table:table-cell office:value-type="float" office:value="-1.04192214389045" calcext:value-type="float">
            <text:p>-1.04192214389045</text:p>
          </table:table-cell>
        </table:table-row>
        <table:table-row table:style-name="ro1">
          <table:table-cell office:value-type="string" calcext:value-type="string">
            <text:p>sll1142</text:p>
          </table:table-cell>
          <table:table-cell office:value-type="float" office:value="-0.245425632184368" calcext:value-type="float">
            <text:p>-0.245425632184368</text:p>
          </table:table-cell>
          <table:table-cell office:value-type="float" office:value="0.786166833180908" calcext:value-type="float">
            <text:p>0.786166833180908</text:p>
          </table:table-cell>
          <table:table-cell office:value-type="float" office:value="-1.03159246536528" calcext:value-type="float">
            <text:p>-1.03159246536528</text:p>
          </table:table-cell>
        </table:table-row>
        <table:table-row table:style-name="ro1">
          <table:table-cell office:value-type="string" calcext:value-type="string">
            <text:p>slr1573</text:p>
          </table:table-cell>
          <table:table-cell office:value-type="float" office:value="-0.422518061388552" calcext:value-type="float">
            <text:p>-0.422518061388552</text:p>
          </table:table-cell>
          <table:table-cell office:value-type="float" office:value="0.607288348508646" calcext:value-type="float">
            <text:p>0.607288348508646</text:p>
          </table:table-cell>
          <table:table-cell office:value-type="float" office:value="-1.0298064098972" calcext:value-type="float">
            <text:p>-1.0298064098972</text:p>
          </table:table-cell>
        </table:table-row>
        <table:table-row table:style-name="ro1">
          <table:table-cell office:value-type="string" calcext:value-type="string">
            <text:p>sll0018</text:p>
          </table:table-cell>
          <table:table-cell office:value-type="float" office:value="-2.76638764155327" calcext:value-type="float">
            <text:p>-2.76638764155327</text:p>
          </table:table-cell>
          <table:table-cell office:value-type="float" office:value="-1.73689916732468" calcext:value-type="float">
            <text:p>-1.73689916732468</text:p>
          </table:table-cell>
          <table:table-cell office:value-type="float" office:value="-1.02948847422858" calcext:value-type="float">
            <text:p>-1.02948847422858</text:p>
          </table:table-cell>
        </table:table-row>
        <table:table-row table:style-name="ro1">
          <table:table-cell office:value-type="string" calcext:value-type="string">
            <text:p>sll1334</text:p>
          </table:table-cell>
          <table:table-cell office:value-type="float" office:value="-0.963953730070297" calcext:value-type="float">
            <text:p>-0.963953730070297</text:p>
          </table:table-cell>
          <table:table-cell office:value-type="float" office:value="0.0572777256513779" calcext:value-type="float">
            <text:p>0.0572777256513779</text:p>
          </table:table-cell>
          <table:table-cell office:value-type="float" office:value="-1.02123145572167" calcext:value-type="float">
            <text:p>-1.02123145572167</text:p>
          </table:table-cell>
        </table:table-row>
        <table:table-row table:style-name="ro1">
          <table:table-cell office:value-type="string" calcext:value-type="string">
            <text:p>slr1164</text:p>
          </table:table-cell>
          <table:table-cell office:value-type="float" office:value="-3.2217432794749" calcext:value-type="float">
            <text:p>-3.2217432794749</text:p>
          </table:table-cell>
          <table:table-cell office:value-type="float" office:value="-2.20470452971556" calcext:value-type="float">
            <text:p>-2.20470452971556</text:p>
          </table:table-cell>
          <table:table-cell office:value-type="float" office:value="-1.01703874975934" calcext:value-type="float">
            <text:p>-1.01703874975934</text:p>
          </table:table-cell>
        </table:table-row>
        <table:table-row table:style-name="ro1">
          <table:table-cell office:value-type="string" calcext:value-type="string">
            <text:p>slr1168</text:p>
          </table:table-cell>
          <table:table-cell office:value-type="float" office:value="-0.340040012442511" calcext:value-type="float">
            <text:p>-0.340040012442511</text:p>
          </table:table-cell>
          <table:table-cell office:value-type="float" office:value="0.670887163298428" calcext:value-type="float">
            <text:p>0.670887163298428</text:p>
          </table:table-cell>
          <table:table-cell office:value-type="float" office:value="-1.01092717574094" calcext:value-type="float">
            <text:p>-1.01092717574094</text:p>
          </table:table-cell>
        </table:table-row>
        <table:table-row table:style-name="ro1">
          <table:table-cell office:value-type="string" calcext:value-type="string">
            <text:p>sll1933</text:p>
          </table:table-cell>
          <table:table-cell office:value-type="float" office:value="-2.62502459737071" calcext:value-type="float">
            <text:p>-2.62502459737071</text:p>
          </table:table-cell>
          <table:table-cell office:value-type="float" office:value="-1.62032172308192" calcext:value-type="float">
            <text:p>-1.62032172308192</text:p>
          </table:table-cell>
          <table:table-cell office:value-type="float" office:value="-1.00470287428879" calcext:value-type="float">
            <text:p>-1.00470287428879</text:p>
          </table:table-cell>
        </table:table-row>
        <table:table-row table:style-name="ro1">
          <table:table-cell office:value-type="string" calcext:value-type="string">
            <text:p>slr0929</text:p>
          </table:table-cell>
          <table:table-cell office:value-type="float" office:value="0.0661647097061036" calcext:value-type="float">
            <text:p>0.0661647097061036</text:p>
          </table:table-cell>
          <table:table-cell office:value-type="float" office:value="1.06960005804882" calcext:value-type="float">
            <text:p>1.06960005804882</text:p>
          </table:table-cell>
          <table:table-cell office:value-type="float" office:value="-1.00343534834271" calcext:value-type="float">
            <text:p>-1.00343534834271</text:p>
          </table:table-cell>
        </table:table-row>
        <table:table-row table:style-name="ro1">
          <table:table-cell office:value-type="string" calcext:value-type="string">
            <text:p>sll0260</text:p>
          </table:table-cell>
          <table:table-cell office:value-type="float" office:value="-0.153488841101328" calcext:value-type="float">
            <text:p>-0.153488841101328</text:p>
          </table:table-cell>
          <table:table-cell office:value-type="float" office:value="0.847846624873126" calcext:value-type="float">
            <text:p>0.847846624873126</text:p>
          </table:table-cell>
          <table:table-cell office:value-type="float" office:value="-1.00133546597445" calcext:value-type="float">
            <text:p>-1.00133546597445</text:p>
          </table:table-cell>
        </table:table-row>
        <table:table-row table:style-name="ro1">
          <table:table-cell office:value-type="string" calcext:value-type="string">
            <text:p>slr1570</text:p>
          </table:table-cell>
          <table:table-cell office:value-type="float" office:value="-0.453475459422087" calcext:value-type="float">
            <text:p>-0.453475459422087</text:p>
          </table:table-cell>
          <table:table-cell office:value-type="float" office:value="0.543140854025252" calcext:value-type="float">
            <text:p>0.543140854025252</text:p>
          </table:table-cell>
          <table:table-cell office:value-type="float" office:value="-0.996616313447338" calcext:value-type="float">
            <text:p>-0.996616313447338</text:p>
          </table:table-cell>
        </table:table-row>
        <table:table-row table:style-name="ro1">
          <table:table-cell office:value-type="string" calcext:value-type="string">
            <text:p>ssr1766</text:p>
          </table:table-cell>
          <table:table-cell office:value-type="float" office:value="-0.861452862646205" calcext:value-type="float">
            <text:p>-0.861452862646205</text:p>
          </table:table-cell>
          <table:table-cell office:value-type="float" office:value="0.134873367162285" calcext:value-type="float">
            <text:p>0.134873367162285</text:p>
          </table:table-cell>
          <table:table-cell office:value-type="float" office:value="-0.99632622980849" calcext:value-type="float">
            <text:p>-0.99632622980849</text:p>
          </table:table-cell>
        </table:table-row>
        <table:table-row table:style-name="ro1">
          <table:table-cell office:value-type="string" calcext:value-type="string">
            <text:p>slr6101</text:p>
          </table:table-cell>
          <table:table-cell office:value-type="float" office:value="-1.94557352252182" calcext:value-type="float">
            <text:p>-1.94557352252182</text:p>
          </table:table-cell>
          <table:table-cell office:value-type="float" office:value="-0.95452605692151" calcext:value-type="float">
            <text:p>-0.95452605692151</text:p>
          </table:table-cell>
          <table:table-cell office:value-type="float" office:value="-0.991047465600314" calcext:value-type="float">
            <text:p>-0.991047465600314</text:p>
          </table:table-cell>
        </table:table-row>
        <table:table-row table:style-name="ro1">
          <table:table-cell office:value-type="string" calcext:value-type="string">
            <text:p>slr0780</text:p>
          </table:table-cell>
          <table:table-cell office:value-type="float" office:value="-0.755525499598041" calcext:value-type="float">
            <text:p>-0.755525499598041</text:p>
          </table:table-cell>
          <table:table-cell office:value-type="float" office:value="0.235261193559305" calcext:value-type="float">
            <text:p>0.235261193559305</text:p>
          </table:table-cell>
          <table:table-cell office:value-type="float" office:value="-0.990786693157346" calcext:value-type="float">
            <text:p>-0.990786693157346</text:p>
          </table:table-cell>
        </table:table-row>
        <table:table-row table:style-name="ro1">
          <table:table-cell office:value-type="string" calcext:value-type="string">
            <text:p>slr0156</text:p>
          </table:table-cell>
          <table:table-cell office:value-type="float" office:value="-1.64947252070013" calcext:value-type="float">
            <text:p>-1.64947252070013</text:p>
          </table:table-cell>
          <table:table-cell office:value-type="float" office:value="-0.663170895673674" calcext:value-type="float">
            <text:p>-0.663170895673674</text:p>
          </table:table-cell>
          <table:table-cell office:value-type="float" office:value="-0.986301625026451" calcext:value-type="float">
            <text:p>-0.986301625026451</text:p>
          </table:table-cell>
        </table:table-row>
        <table:table-row table:style-name="ro1">
          <table:table-cell office:value-type="string" calcext:value-type="string">
            <text:p>sll0616</text:p>
          </table:table-cell>
          <table:table-cell office:value-type="float" office:value="-1.55061552688391" calcext:value-type="float">
            <text:p>-1.55061552688391</text:p>
          </table:table-cell>
          <table:table-cell office:value-type="float" office:value="-0.57245583006378" calcext:value-type="float">
            <text:p>-0.57245583006378</text:p>
          </table:table-cell>
          <table:table-cell office:value-type="float" office:value="-0.978159696820134" calcext:value-type="float">
            <text:p>-0.978159696820134</text:p>
          </table:table-cell>
        </table:table-row>
        <table:table-row table:style-name="ro1">
          <table:table-cell office:value-type="string" calcext:value-type="string">
            <text:p>slr1163</text:p>
          </table:table-cell>
          <table:table-cell office:value-type="float" office:value="-1.29687442414533" calcext:value-type="float">
            <text:p>-1.29687442414533</text:p>
          </table:table-cell>
          <table:table-cell office:value-type="float" office:value="-0.325653549689616" calcext:value-type="float">
            <text:p>-0.325653549689616</text:p>
          </table:table-cell>
          <table:table-cell office:value-type="float" office:value="-0.971220874455717" calcext:value-type="float">
            <text:p>-0.971220874455717</text:p>
          </table:table-cell>
        </table:table-row>
        <table:table-row table:style-name="ro1">
          <table:table-cell office:value-type="string" calcext:value-type="string">
            <text:p>ssl0242</text:p>
          </table:table-cell>
          <table:table-cell office:value-type="float" office:value="0.29291165614134" calcext:value-type="float">
            <text:p>0.29291165614134</text:p>
          </table:table-cell>
          <table:table-cell office:value-type="float" office:value="1.26004387569651" calcext:value-type="float">
            <text:p>1.26004387569651</text:p>
          </table:table-cell>
          <table:table-cell office:value-type="float" office:value="-0.96713221955517" calcext:value-type="float">
            <text:p>-0.96713221955517</text:p>
          </table:table-cell>
        </table:table-row>
        <table:table-row table:style-name="ro1">
          <table:table-cell office:value-type="string" calcext:value-type="string">
            <text:p>slr0862</text:p>
          </table:table-cell>
          <table:table-cell office:value-type="float" office:value="-0.725558624335688" calcext:value-type="float">
            <text:p>-0.725558624335688</text:p>
          </table:table-cell>
          <table:table-cell office:value-type="float" office:value="0.238737669840033" calcext:value-type="float">
            <text:p>0.238737669840033</text:p>
          </table:table-cell>
          <table:table-cell office:value-type="float" office:value="-0.964296294175722" calcext:value-type="float">
            <text:p>-0.964296294175722</text:p>
          </table:table-cell>
        </table:table-row>
        <table:table-row table:style-name="ro1">
          <table:table-cell office:value-type="string" calcext:value-type="string">
            <text:p>sll1394</text:p>
          </table:table-cell>
          <table:table-cell office:value-type="float" office:value="-0.448973566461924" calcext:value-type="float">
            <text:p>-0.448973566461924</text:p>
          </table:table-cell>
          <table:table-cell office:value-type="float" office:value="0.512165390054341" calcext:value-type="float">
            <text:p>0.512165390054341</text:p>
          </table:table-cell>
          <table:table-cell office:value-type="float" office:value="-0.961138956516266" calcext:value-type="float">
            <text:p>-0.961138956516266</text:p>
          </table:table-cell>
        </table:table-row>
        <table:table-row table:style-name="ro1">
          <table:table-cell office:value-type="string" calcext:value-type="string">
            <text:p>slr1476</text:p>
          </table:table-cell>
          <table:table-cell office:value-type="float" office:value="-0.537202497504272" calcext:value-type="float">
            <text:p>-0.537202497504272</text:p>
          </table:table-cell>
          <table:table-cell office:value-type="float" office:value="0.414369279346074" calcext:value-type="float">
            <text:p>0.414369279346074</text:p>
          </table:table-cell>
          <table:table-cell office:value-type="float" office:value="-0.951571776850346" calcext:value-type="float">
            <text:p>-0.951571776850346</text:p>
          </table:table-cell>
        </table:table-row>
        <table:table-row table:style-name="ro1">
          <table:table-cell office:value-type="string" calcext:value-type="string">
            <text:p>slr1419</text:p>
          </table:table-cell>
          <table:table-cell office:value-type="float" office:value="-2.04915042294486" calcext:value-type="float">
            <text:p>-2.04915042294486</text:p>
          </table:table-cell>
          <table:table-cell office:value-type="float" office:value="-1.09861598673183" calcext:value-type="float">
            <text:p>-1.09861598673183</text:p>
          </table:table-cell>
          <table:table-cell office:value-type="float" office:value="-0.950534436213023" calcext:value-type="float">
            <text:p>-0.950534436213023</text:p>
          </table:table-cell>
        </table:table-row>
        <table:table-row table:style-name="ro1">
          <table:table-cell office:value-type="string" calcext:value-type="string">
            <text:p>sll1360</text:p>
          </table:table-cell>
          <table:table-cell office:value-type="float" office:value="-2.8582083243798" calcext:value-type="float">
            <text:p>-2.8582083243798</text:p>
          </table:table-cell>
          <table:table-cell office:value-type="float" office:value="-1.90918084300889" calcext:value-type="float">
            <text:p>-1.90918084300889</text:p>
          </table:table-cell>
          <table:table-cell office:value-type="float" office:value="-0.949027481370915" calcext:value-type="float">
            <text:p>-0.949027481370915</text:p>
          </table:table-cell>
        </table:table-row>
        <table:table-row table:style-name="ro1">
          <table:table-cell office:value-type="string" calcext:value-type="string">
            <text:p>ssl1520</text:p>
          </table:table-cell>
          <table:table-cell office:value-type="float" office:value="-0.967112641351609" calcext:value-type="float">
            <text:p>-0.967112641351609</text:p>
          </table:table-cell>
          <table:table-cell office:value-type="float" office:value="-0.0194674145635409" calcext:value-type="float">
            <text:p>-0.0194674145635409</text:p>
          </table:table-cell>
          <table:table-cell office:value-type="float" office:value="-0.947645226788068" calcext:value-type="float">
            <text:p>-0.947645226788068</text:p>
          </table:table-cell>
        </table:table-row>
        <table:table-row table:style-name="ro1">
          <table:table-cell office:value-type="string" calcext:value-type="string">
            <text:p>sll0359</text:p>
          </table:table-cell>
          <table:table-cell office:value-type="float" office:value="-0.283807645280335" calcext:value-type="float">
            <text:p>-0.283807645280335</text:p>
          </table:table-cell>
          <table:table-cell office:value-type="float" office:value="0.663050362539351" calcext:value-type="float">
            <text:p>0.663050362539351</text:p>
          </table:table-cell>
          <table:table-cell office:value-type="float" office:value="-0.946858007819685" calcext:value-type="float">
            <text:p>-0.946858007819685</text:p>
          </table:table-cell>
        </table:table-row>
        <table:table-row table:style-name="ro1">
          <table:table-cell office:value-type="string" calcext:value-type="string">
            <text:p>sll0405</text:p>
          </table:table-cell>
          <table:table-cell office:value-type="float" office:value="-2.60542364776601" calcext:value-type="float">
            <text:p>-2.60542364776601</text:p>
          </table:table-cell>
          <table:table-cell office:value-type="float" office:value="-1.66219265465726" calcext:value-type="float">
            <text:p>-1.66219265465726</text:p>
          </table:table-cell>
          <table:table-cell office:value-type="float" office:value="-0.943230993108755" calcext:value-type="float">
            <text:p>-0.943230993108755</text:p>
          </table:table-cell>
        </table:table-row>
        <table:table-row table:style-name="ro1">
          <table:table-cell office:value-type="string" calcext:value-type="string">
            <text:p>slr0079</text:p>
          </table:table-cell>
          <table:table-cell office:value-type="float" office:value="-0.0575518806469011" calcext:value-type="float">
            <text:p>-0.0575518806469011</text:p>
          </table:table-cell>
          <table:table-cell office:value-type="float" office:value="0.882951390359974" calcext:value-type="float">
            <text:p>0.882951390359974</text:p>
          </table:table-cell>
          <table:table-cell office:value-type="float" office:value="-0.940503271006875" calcext:value-type="float">
            <text:p>-0.940503271006875</text:p>
          </table:table-cell>
        </table:table-row>
        <table:table-row table:style-name="ro1">
          <table:table-cell office:value-type="string" calcext:value-type="string">
            <text:p>sll0194</text:p>
          </table:table-cell>
          <table:table-cell office:value-type="float" office:value="-2.11446771692922" calcext:value-type="float">
            <text:p>-2.11446771692922</text:p>
          </table:table-cell>
          <table:table-cell office:value-type="float" office:value="-1.17467310930309" calcext:value-type="float">
            <text:p>-1.17467310930309</text:p>
          </table:table-cell>
          <table:table-cell office:value-type="float" office:value="-0.939794607626128" calcext:value-type="float">
            <text:p>-0.939794607626128</text:p>
          </table:table-cell>
        </table:table-row>
        <table:table-row table:style-name="ro1">
          <table:table-cell office:value-type="string" calcext:value-type="string">
            <text:p>smr0005</text:p>
          </table:table-cell>
          <table:table-cell office:value-type="float" office:value="-0.134459274141387" calcext:value-type="float">
            <text:p>-0.134459274141387</text:p>
          </table:table-cell>
          <table:table-cell office:value-type="float" office:value="0.804971951941718" calcext:value-type="float">
            <text:p>0.804971951941718</text:p>
          </table:table-cell>
          <table:table-cell office:value-type="float" office:value="-0.939431226083105" calcext:value-type="float">
            <text:p>-0.939431226083105</text:p>
          </table:table-cell>
        </table:table-row>
        <table:table-row table:style-name="ro1">
          <table:table-cell office:value-type="string" calcext:value-type="string">
            <text:p>slr2100</text:p>
          </table:table-cell>
          <table:table-cell office:value-type="float" office:value="-1.68008526907924" calcext:value-type="float">
            <text:p>-1.68008526907924</text:p>
          </table:table-cell>
          <table:table-cell office:value-type="float" office:value="-0.746130274229855" calcext:value-type="float">
            <text:p>-0.746130274229855</text:p>
          </table:table-cell>
          <table:table-cell office:value-type="float" office:value="-0.933954994849382" calcext:value-type="float">
            <text:p>-0.933954994849382</text:p>
          </table:table-cell>
        </table:table-row>
        <table:table-row table:style-name="ro1">
          <table:table-cell office:value-type="string" calcext:value-type="string">
            <text:p>sll1710</text:p>
          </table:table-cell>
          <table:table-cell office:value-type="float" office:value="-0.367058493503024" calcext:value-type="float">
            <text:p>-0.367058493503024</text:p>
          </table:table-cell>
          <table:table-cell office:value-type="float" office:value="0.565537112449074" calcext:value-type="float">
            <text:p>0.565537112449074</text:p>
          </table:table-cell>
          <table:table-cell office:value-type="float" office:value="-0.932595605952099" calcext:value-type="float">
            <text:p>-0.932595605952099</text:p>
          </table:table-cell>
        </table:table-row>
        <table:table-row table:style-name="ro1">
          <table:table-cell office:value-type="string" calcext:value-type="string">
            <text:p>sll0096</text:p>
          </table:table-cell>
          <table:table-cell office:value-type="float" office:value="0.0696729730725195" calcext:value-type="float">
            <text:p>0.0696729730725195</text:p>
          </table:table-cell>
          <table:table-cell office:value-type="float" office:value="1.00223240838399" calcext:value-type="float">
            <text:p>1.00223240838399</text:p>
          </table:table-cell>
          <table:table-cell office:value-type="float" office:value="-0.932559435311472" calcext:value-type="float">
            <text:p>-0.932559435311472</text:p>
          </table:table-cell>
        </table:table-row>
        <table:table-row table:style-name="ro1">
          <table:table-cell office:value-type="string" calcext:value-type="string">
            <text:p>slr1835</text:p>
          </table:table-cell>
          <table:table-cell office:value-type="float" office:value="-1.66417510555399" calcext:value-type="float">
            <text:p>-1.66417510555399</text:p>
          </table:table-cell>
          <table:table-cell office:value-type="float" office:value="-0.739450863646103" calcext:value-type="float">
            <text:p>-0.739450863646103</text:p>
          </table:table-cell>
          <table:table-cell office:value-type="float" office:value="-0.924724241907888" calcext:value-type="float">
            <text:p>-0.924724241907888</text:p>
          </table:table-cell>
        </table:table-row>
        <table:table-row table:style-name="ro1">
          <table:table-cell office:value-type="string" calcext:value-type="string">
            <text:p>sll0861</text:p>
          </table:table-cell>
          <table:table-cell office:value-type="float" office:value="-0.0880080955256544" calcext:value-type="float">
            <text:p>-0.0880080955256544</text:p>
          </table:table-cell>
          <table:table-cell office:value-type="float" office:value="0.828481101108527" calcext:value-type="float">
            <text:p>0.828481101108527</text:p>
          </table:table-cell>
          <table:table-cell office:value-type="float" office:value="-0.916489196634182" calcext:value-type="float">
            <text:p>-0.916489196634182</text:p>
          </table:table-cell>
        </table:table-row>
        <table:table-row table:style-name="ro1">
          <table:table-cell office:value-type="string" calcext:value-type="string">
            <text:p>sll1772</text:p>
          </table:table-cell>
          <table:table-cell office:value-type="float" office:value="-1.40411178956048" calcext:value-type="float">
            <text:p>-1.40411178956048</text:p>
          </table:table-cell>
          <table:table-cell office:value-type="float" office:value="-0.494288181763134" calcext:value-type="float">
            <text:p>-0.494288181763134</text:p>
          </table:table-cell>
          <table:table-cell office:value-type="float" office:value="-0.909823607797348" calcext:value-type="float">
            <text:p>-0.909823607797348</text:p>
          </table:table-cell>
        </table:table-row>
        <table:table-row table:style-name="ro1">
          <table:table-cell office:value-type="string" calcext:value-type="string">
            <text:p>sll1057</text:p>
          </table:table-cell>
          <table:table-cell office:value-type="float" office:value="-0.210305807483196" calcext:value-type="float">
            <text:p>-0.210305807483196</text:p>
          </table:table-cell>
          <table:table-cell office:value-type="float" office:value="0.698200435924528" calcext:value-type="float">
            <text:p>0.698200435924528</text:p>
          </table:table-cell>
          <table:table-cell office:value-type="float" office:value="-0.908506243407724" calcext:value-type="float">
            <text:p>-0.908506243407724</text:p>
          </table:table-cell>
        </table:table-row>
        <table:table-row table:style-name="ro1">
          <table:table-cell office:value-type="string" calcext:value-type="string">
            <text:p>slr0550</text:p>
          </table:table-cell>
          <table:table-cell office:value-type="float" office:value="0.463417254073246" calcext:value-type="float">
            <text:p>0.463417254073246</text:p>
          </table:table-cell>
          <table:table-cell office:value-type="float" office:value="1.36912268894176" calcext:value-type="float">
            <text:p>1.36912268894176</text:p>
          </table:table-cell>
          <table:table-cell office:value-type="float" office:value="-0.905705434868512" calcext:value-type="float">
            <text:p>-0.905705434868512</text:p>
          </table:table-cell>
        </table:table-row>
        <table:table-row table:style-name="ro1">
          <table:table-cell office:value-type="string" calcext:value-type="string">
            <text:p>sll1688</text:p>
          </table:table-cell>
          <table:table-cell office:value-type="float" office:value="-0.499566934259176" calcext:value-type="float">
            <text:p>-0.499566934259176</text:p>
          </table:table-cell>
          <table:table-cell office:value-type="float" office:value="0.405876218109257" calcext:value-type="float">
            <text:p>0.405876218109257</text:p>
          </table:table-cell>
          <table:table-cell office:value-type="float" office:value="-0.905443152368433" calcext:value-type="float">
            <text:p>-0.905443152368433</text:p>
          </table:table-cell>
        </table:table-row>
        <table:table-row table:style-name="ro1">
          <table:table-cell office:value-type="string" calcext:value-type="string">
            <text:p>ssl2471</text:p>
          </table:table-cell>
          <table:table-cell office:value-type="float" office:value="-1.62879495837084" calcext:value-type="float">
            <text:p>-1.62879495837084</text:p>
          </table:table-cell>
          <table:table-cell office:value-type="float" office:value="-0.726364540819416" calcext:value-type="float">
            <text:p>-0.726364540819416</text:p>
          </table:table-cell>
          <table:table-cell office:value-type="float" office:value="-0.902430417551422" calcext:value-type="float">
            <text:p>-0.902430417551422</text:p>
          </table:table-cell>
        </table:table-row>
        <table:table-row table:style-name="ro1">
          <table:table-cell office:value-type="string" calcext:value-type="string">
            <text:p>slr1139</text:p>
          </table:table-cell>
          <table:table-cell office:value-type="float" office:value="-0.752659663761116" calcext:value-type="float">
            <text:p>-0.752659663761116</text:p>
          </table:table-cell>
          <table:table-cell office:value-type="float" office:value="0.148760690144337" calcext:value-type="float">
            <text:p>0.148760690144337</text:p>
          </table:table-cell>
          <table:table-cell office:value-type="float" office:value="-0.901420353905453" calcext:value-type="float">
            <text:p>-0.901420353905453</text:p>
          </table:table-cell>
        </table:table-row>
        <table:table-row table:style-name="ro1">
          <table:table-cell office:value-type="string" calcext:value-type="string">
            <text:p>slr1834</text:p>
          </table:table-cell>
          <table:table-cell office:value-type="float" office:value="-1.87293713965002" calcext:value-type="float">
            <text:p>-1.87293713965002</text:p>
          </table:table-cell>
          <table:table-cell office:value-type="float" office:value="-0.973072989472956" calcext:value-type="float">
            <text:p>-0.973072989472956</text:p>
          </table:table-cell>
          <table:table-cell office:value-type="float" office:value="-0.899864150177064" calcext:value-type="float">
            <text:p>-0.899864150177064</text:p>
          </table:table-cell>
        </table:table-row>
        <table:table-row table:style-name="ro1">
          <table:table-cell office:value-type="string" calcext:value-type="string">
            <text:p>sll8001</text:p>
          </table:table-cell>
          <table:table-cell office:value-type="float" office:value="-2.67957723501568" calcext:value-type="float">
            <text:p>-2.67957723501568</text:p>
          </table:table-cell>
          <table:table-cell office:value-type="float" office:value="-1.78874337910804" calcext:value-type="float">
            <text:p>-1.78874337910804</text:p>
          </table:table-cell>
          <table:table-cell office:value-type="float" office:value="-0.890833855907636" calcext:value-type="float">
            <text:p>-0.890833855907636</text:p>
          </table:table-cell>
        </table:table-row>
        <table:table-row table:style-name="ro1">
          <table:table-cell office:value-type="string" calcext:value-type="string">
            <text:p>slr1884</text:p>
          </table:table-cell>
          <table:table-cell office:value-type="float" office:value="-1.02729845354136" calcext:value-type="float">
            <text:p>-1.02729845354136</text:p>
          </table:table-cell>
          <table:table-cell office:value-type="float" office:value="-0.138129033163342" calcext:value-type="float">
            <text:p>-0.138129033163342</text:p>
          </table:table-cell>
          <table:table-cell office:value-type="float" office:value="-0.889169420378017" calcext:value-type="float">
            <text:p>-0.889169420378017</text:p>
          </table:table-cell>
        </table:table-row>
        <table:table-row table:style-name="ro1">
          <table:table-cell office:value-type="string" calcext:value-type="string">
            <text:p>ssl0563</text:p>
          </table:table-cell>
          <table:table-cell office:value-type="float" office:value="-1.80547990927285" calcext:value-type="float">
            <text:p>-1.80547990927285</text:p>
          </table:table-cell>
          <table:table-cell office:value-type="float" office:value="-0.917506831350848" calcext:value-type="float">
            <text:p>-0.917506831350848</text:p>
          </table:table-cell>
          <table:table-cell office:value-type="float" office:value="-0.887973077922001" calcext:value-type="float">
            <text:p>-0.887973077922001</text:p>
          </table:table-cell>
        </table:table-row>
        <table:table-row table:style-name="ro1">
          <table:table-cell office:value-type="string" calcext:value-type="string">
            <text:p>sll1222</text:p>
          </table:table-cell>
          <table:table-cell office:value-type="float" office:value="-3.04913597514149" calcext:value-type="float">
            <text:p>-3.04913597514149</text:p>
          </table:table-cell>
          <table:table-cell office:value-type="float" office:value="-2.16189179802296" calcext:value-type="float">
            <text:p>-2.16189179802296</text:p>
          </table:table-cell>
          <table:table-cell office:value-type="float" office:value="-0.887244177118521" calcext:value-type="float">
            <text:p>-0.887244177118521</text:p>
          </table:table-cell>
        </table:table-row>
        <table:table-row table:style-name="ro1">
          <table:table-cell office:value-type="string" calcext:value-type="string">
            <text:p>sll1848</text:p>
          </table:table-cell>
          <table:table-cell office:value-type="float" office:value="0.294395583331156" calcext:value-type="float">
            <text:p>0.294395583331156</text:p>
          </table:table-cell>
          <table:table-cell office:value-type="float" office:value="1.17963681440639" calcext:value-type="float">
            <text:p>1.17963681440639</text:p>
          </table:table-cell>
          <table:table-cell office:value-type="float" office:value="-0.885241231075236" calcext:value-type="float">
            <text:p>-0.885241231075236</text:p>
          </table:table-cell>
        </table:table-row>
        <table:table-row table:style-name="ro1">
          <table:table-cell office:value-type="string" calcext:value-type="string">
            <text:p>sll1062</text:p>
          </table:table-cell>
          <table:table-cell office:value-type="float" office:value="-0.192259409647101" calcext:value-type="float">
            <text:p>-0.192259409647101</text:p>
          </table:table-cell>
          <table:table-cell office:value-type="float" office:value="0.692938743205046" calcext:value-type="float">
            <text:p>0.692938743205046</text:p>
          </table:table-cell>
          <table:table-cell office:value-type="float" office:value="-0.885198152852147" calcext:value-type="float">
            <text:p>-0.885198152852147</text:p>
          </table:table-cell>
        </table:table-row>
        <table:table-row table:style-name="ro1">
          <table:table-cell office:value-type="string" calcext:value-type="string">
            <text:p>slr1034</text:p>
          </table:table-cell>
          <table:table-cell office:value-type="float" office:value="-2.44833353921687" calcext:value-type="float">
            <text:p>-2.44833353921687</text:p>
          </table:table-cell>
          <table:table-cell office:value-type="float" office:value="-1.56345338656468" calcext:value-type="float">
            <text:p>-1.56345338656468</text:p>
          </table:table-cell>
          <table:table-cell office:value-type="float" office:value="-0.884880152652196" calcext:value-type="float">
            <text:p>-0.884880152652196</text:p>
          </table:table-cell>
        </table:table-row>
        <table:table-row table:style-name="ro1">
          <table:table-cell office:value-type="string" calcext:value-type="string">
            <text:p>sll0462</text:p>
          </table:table-cell>
          <table:table-cell office:value-type="float" office:value="-0.159361906666372" calcext:value-type="float">
            <text:p>-0.159361906666372</text:p>
          </table:table-cell>
          <table:table-cell office:value-type="float" office:value="0.72039946047978" calcext:value-type="float">
            <text:p>0.72039946047978</text:p>
          </table:table-cell>
          <table:table-cell office:value-type="float" office:value="-0.879761367146152" calcext:value-type="float">
            <text:p>-0.879761367146152</text:p>
          </table:table-cell>
        </table:table-row>
        <table:table-row table:style-name="ro1">
          <table:table-cell office:value-type="string" calcext:value-type="string">
            <text:p>slr1866</text:p>
          </table:table-cell>
          <table:table-cell office:value-type="float" office:value="-0.632631140683981" calcext:value-type="float">
            <text:p>-0.632631140683981</text:p>
          </table:table-cell>
          <table:table-cell office:value-type="float" office:value="0.247005337133403" calcext:value-type="float">
            <text:p>0.247005337133403</text:p>
          </table:table-cell>
          <table:table-cell office:value-type="float" office:value="-0.879636477817384" calcext:value-type="float">
            <text:p>-0.879636477817384</text:p>
          </table:table-cell>
        </table:table-row>
        <table:table-row table:style-name="ro1">
          <table:table-cell office:value-type="string" calcext:value-type="string">
            <text:p>ssl1004</text:p>
          </table:table-cell>
          <table:table-cell office:value-type="float" office:value="-1.96395064990979" calcext:value-type="float">
            <text:p>-1.96395064990979</text:p>
          </table:table-cell>
          <table:table-cell office:value-type="float" office:value="-1.08481201249396" calcext:value-type="float">
            <text:p>-1.08481201249396</text:p>
          </table:table-cell>
          <table:table-cell office:value-type="float" office:value="-0.879138637415833" calcext:value-type="float">
            <text:p>-0.879138637415833</text:p>
          </table:table-cell>
        </table:table-row>
        <table:table-row table:style-name="ro1">
          <table:table-cell office:value-type="string" calcext:value-type="string">
            <text:p>sll1721</text:p>
          </table:table-cell>
          <table:table-cell office:value-type="float" office:value="-1.56881969858088" calcext:value-type="float">
            <text:p>-1.56881969858088</text:p>
          </table:table-cell>
          <table:table-cell office:value-type="float" office:value="-0.690633037586503" calcext:value-type="float">
            <text:p>-0.690633037586503</text:p>
          </table:table-cell>
          <table:table-cell office:value-type="float" office:value="-0.878186660994381" calcext:value-type="float">
            <text:p>-0.878186660994381</text:p>
          </table:table-cell>
        </table:table-row>
        <table:table-row table:style-name="ro1">
          <table:table-cell office:value-type="string" calcext:value-type="string">
            <text:p>sll7031</text:p>
          </table:table-cell>
          <table:table-cell office:value-type="float" office:value="-0.138189457619087" calcext:value-type="float">
            <text:p>-0.138189457619087</text:p>
          </table:table-cell>
          <table:table-cell office:value-type="float" office:value="0.73957792033529" calcext:value-type="float">
            <text:p>0.73957792033529</text:p>
          </table:table-cell>
          <table:table-cell office:value-type="float" office:value="-0.877767377954377" calcext:value-type="float">
            <text:p>-0.877767377954377</text:p>
          </table:table-cell>
        </table:table-row>
        <table:table-row table:style-name="ro1">
          <table:table-cell office:value-type="string" calcext:value-type="string">
            <text:p>slr1178</text:p>
          </table:table-cell>
          <table:table-cell office:value-type="float" office:value="-0.017020245349899" calcext:value-type="float">
            <text:p>-0.017020245349899</text:p>
          </table:table-cell>
          <table:table-cell office:value-type="float" office:value="0.860114678228965" calcext:value-type="float">
            <text:p>0.860114678228965</text:p>
          </table:table-cell>
          <table:table-cell office:value-type="float" office:value="-0.877134923578864" calcext:value-type="float">
            <text:p>-0.877134923578864</text:p>
          </table:table-cell>
        </table:table-row>
        <table:table-row table:style-name="ro1">
          <table:table-cell office:value-type="string" calcext:value-type="string">
            <text:p>sll1635</text:p>
          </table:table-cell>
          <table:table-cell office:value-type="float" office:value="-1.68485021162716" calcext:value-type="float">
            <text:p>-1.68485021162716</text:p>
          </table:table-cell>
          <table:table-cell office:value-type="float" office:value="-0.807953243115198" calcext:value-type="float">
            <text:p>-0.807953243115198</text:p>
          </table:table-cell>
          <table:table-cell office:value-type="float" office:value="-0.876896968511961" calcext:value-type="float">
            <text:p>-0.876896968511961</text:p>
          </table:table-cell>
        </table:table-row>
        <table:table-row table:style-name="ro1">
          <table:table-cell office:value-type="string" calcext:value-type="string">
            <text:p>slr0891</text:p>
          </table:table-cell>
          <table:table-cell office:value-type="float" office:value="0.183706551466424" calcext:value-type="float">
            <text:p>0.183706551466424</text:p>
          </table:table-cell>
          <table:table-cell office:value-type="float" office:value="1.05982078720048" calcext:value-type="float">
            <text:p>1.05982078720048</text:p>
          </table:table-cell>
          <table:table-cell office:value-type="float" office:value="-0.876114235734059" calcext:value-type="float">
            <text:p>-0.876114235734059</text:p>
          </table:table-cell>
        </table:table-row>
        <table:table-row table:style-name="ro1">
          <table:table-cell office:value-type="string" calcext:value-type="string">
            <text:p>slr1220</text:p>
          </table:table-cell>
          <table:table-cell office:value-type="float" office:value="-1.9860406803742" calcext:value-type="float">
            <text:p>-1.9860406803742</text:p>
          </table:table-cell>
          <table:table-cell office:value-type="float" office:value="-1.11208038339431" calcext:value-type="float">
            <text:p>-1.11208038339431</text:p>
          </table:table-cell>
          <table:table-cell office:value-type="float" office:value="-0.873960296979898" calcext:value-type="float">
            <text:p>-0.873960296979898</text:p>
          </table:table-cell>
        </table:table-row>
        <table:table-row table:style-name="ro1">
          <table:table-cell office:value-type="string" calcext:value-type="string">
            <text:p>ssr6099</text:p>
          </table:table-cell>
          <table:table-cell office:value-type="float" office:value="-0.255603701883686" calcext:value-type="float">
            <text:p>-0.255603701883686</text:p>
          </table:table-cell>
          <table:table-cell office:value-type="float" office:value="0.612271319043487" calcext:value-type="float">
            <text:p>0.612271319043487</text:p>
          </table:table-cell>
          <table:table-cell office:value-type="float" office:value="-0.867875020927173" calcext:value-type="float">
            <text:p>-0.867875020927173</text:p>
          </table:table-cell>
        </table:table-row>
        <table:table-row table:style-name="ro1">
          <table:table-cell office:value-type="string" calcext:value-type="string">
            <text:p>slr0774</text:p>
          </table:table-cell>
          <table:table-cell office:value-type="float" office:value="0.451132739721836" calcext:value-type="float">
            <text:p>0.451132739721836</text:p>
          </table:table-cell>
          <table:table-cell office:value-type="float" office:value="1.31108186124963" calcext:value-type="float">
            <text:p>1.31108186124963</text:p>
          </table:table-cell>
          <table:table-cell office:value-type="float" office:value="-0.85994912152779" calcext:value-type="float">
            <text:p>-0.85994912152779</text:p>
          </table:table-cell>
        </table:table-row>
        <table:table-row table:style-name="ro1">
          <table:table-cell office:value-type="string" calcext:value-type="string">
            <text:p>slr0299</text:p>
          </table:table-cell>
          <table:table-cell office:value-type="float" office:value="-0.893823135933241" calcext:value-type="float">
            <text:p>-0.893823135933241</text:p>
          </table:table-cell>
          <table:table-cell office:value-type="float" office:value="-0.0340986181326841" calcext:value-type="float">
            <text:p>-0.0340986181326841</text:p>
          </table:table-cell>
          <table:table-cell office:value-type="float" office:value="-0.859724517800557" calcext:value-type="float">
            <text:p>-0.859724517800557</text:p>
          </table:table-cell>
        </table:table-row>
        <table:table-row table:style-name="ro1">
          <table:table-cell office:value-type="string" calcext:value-type="string">
            <text:p>sll0992</text:p>
          </table:table-cell>
          <table:table-cell office:value-type="float" office:value="-0.957644254881652" calcext:value-type="float">
            <text:p>-0.957644254881652</text:p>
          </table:table-cell>
          <table:table-cell office:value-type="float" office:value="-0.102052933854688" calcext:value-type="float">
            <text:p>-0.102052933854688</text:p>
          </table:table-cell>
          <table:table-cell office:value-type="float" office:value="-0.855591321026964" calcext:value-type="float">
            <text:p>-0.855591321026964</text:p>
          </table:table-cell>
        </table:table-row>
        <table:table-row table:style-name="ro1">
          <table:table-cell office:value-type="string" calcext:value-type="string">
            <text:p>slr0354</text:p>
          </table:table-cell>
          <table:table-cell office:value-type="float" office:value="-0.292066819170225" calcext:value-type="float">
            <text:p>-0.292066819170225</text:p>
          </table:table-cell>
          <table:table-cell office:value-type="float" office:value="0.562689470273764" calcext:value-type="float">
            <text:p>0.562689470273764</text:p>
          </table:table-cell>
          <table:table-cell office:value-type="float" office:value="-0.854756289443989" calcext:value-type="float">
            <text:p>-0.854756289443989</text:p>
          </table:table-cell>
        </table:table-row>
        <table:table-row table:style-name="ro1">
          <table:table-cell office:value-type="string" calcext:value-type="string">
            <text:p>slr0503</text:p>
          </table:table-cell>
          <table:table-cell office:value-type="float" office:value="-2.72480816919001" calcext:value-type="float">
            <text:p>-2.72480816919001</text:p>
          </table:table-cell>
          <table:table-cell office:value-type="float" office:value="-1.87697192399853" calcext:value-type="float">
            <text:p>-1.87697192399853</text:p>
          </table:table-cell>
          <table:table-cell office:value-type="float" office:value="-0.847836245191475" calcext:value-type="float">
            <text:p>-0.847836245191475</text:p>
          </table:table-cell>
        </table:table-row>
        <table:table-row table:style-name="ro1">
          <table:table-cell office:value-type="string" calcext:value-type="string">
            <text:p>sll0369</text:p>
          </table:table-cell>
          <table:table-cell office:value-type="float" office:value="-0.233446579177699" calcext:value-type="float">
            <text:p>-0.233446579177699</text:p>
          </table:table-cell>
          <table:table-cell office:value-type="float" office:value="0.614154938996536" calcext:value-type="float">
            <text:p>0.614154938996536</text:p>
          </table:table-cell>
          <table:table-cell office:value-type="float" office:value="-0.847601518174235" calcext:value-type="float">
            <text:p>-0.847601518174235</text:p>
          </table:table-cell>
        </table:table-row>
        <table:table-row table:style-name="ro1">
          <table:table-cell office:value-type="string" calcext:value-type="string">
            <text:p>sll1786</text:p>
          </table:table-cell>
          <table:table-cell office:value-type="float" office:value="-1.06327727551142" calcext:value-type="float">
            <text:p>-1.06327727551142</text:p>
          </table:table-cell>
          <table:table-cell office:value-type="float" office:value="-0.218254369457253" calcext:value-type="float">
            <text:p>-0.218254369457253</text:p>
          </table:table-cell>
          <table:table-cell office:value-type="float" office:value="-0.845022906054164" calcext:value-type="float">
            <text:p>-0.845022906054164</text:p>
          </table:table-cell>
        </table:table-row>
        <table:table-row table:style-name="ro1">
          <table:table-cell office:value-type="string" calcext:value-type="string">
            <text:p>sll1172</text:p>
          </table:table-cell>
          <table:table-cell office:value-type="float" office:value="-2.8755934984228" calcext:value-type="float">
            <text:p>-2.8755934984228</text:p>
          </table:table-cell>
          <table:table-cell office:value-type="float" office:value="-2.03081854580252" calcext:value-type="float">
            <text:p>-2.03081854580252</text:p>
          </table:table-cell>
          <table:table-cell office:value-type="float" office:value="-0.844774952620276" calcext:value-type="float">
            <text:p>-0.844774952620276</text:p>
          </table:table-cell>
        </table:table-row>
        <table:table-row table:style-name="ro1">
          <table:table-cell office:value-type="string" calcext:value-type="string">
            <text:p>sll7106</text:p>
          </table:table-cell>
          <table:table-cell office:value-type="float" office:value="-0.0168722622859196" calcext:value-type="float">
            <text:p>-0.0168722622859196</text:p>
          </table:table-cell>
          <table:table-cell office:value-type="float" office:value="0.82379764619047" calcext:value-type="float">
            <text:p>0.82379764619047</text:p>
          </table:table-cell>
          <table:table-cell office:value-type="float" office:value="-0.84066990847639" calcext:value-type="float">
            <text:p>-0.84066990847639</text:p>
          </table:table-cell>
        </table:table-row>
        <table:table-row table:style-name="ro1">
          <table:table-cell office:value-type="string" calcext:value-type="string">
            <text:p>sll1734</text:p>
          </table:table-cell>
          <table:table-cell office:value-type="float" office:value="-2.37515567041655" calcext:value-type="float">
            <text:p>-2.37515567041655</text:p>
          </table:table-cell>
          <table:table-cell office:value-type="float" office:value="-1.53604641857618" calcext:value-type="float">
            <text:p>-1.53604641857618</text:p>
          </table:table-cell>
          <table:table-cell office:value-type="float" office:value="-0.839109251840366" calcext:value-type="float">
            <text:p>-0.839109251840366</text:p>
          </table:table-cell>
        </table:table-row>
        <table:table-row table:style-name="ro1">
          <table:table-cell office:value-type="string" calcext:value-type="string">
            <text:p>slr0755</text:p>
          </table:table-cell>
          <table:table-cell office:value-type="float" office:value="-0.517093200613572" calcext:value-type="float">
            <text:p>-0.517093200613572</text:p>
          </table:table-cell>
          <table:table-cell office:value-type="float" office:value="0.316789549975646" calcext:value-type="float">
            <text:p>0.316789549975646</text:p>
          </table:table-cell>
          <table:table-cell office:value-type="float" office:value="-0.833882750589218" calcext:value-type="float">
            <text:p>-0.833882750589218</text:p>
          </table:table-cell>
        </table:table-row>
        <table:table-row table:style-name="ro1">
          <table:table-cell office:value-type="string" calcext:value-type="string">
            <text:p>sll0154</text:p>
          </table:table-cell>
          <table:table-cell office:value-type="float" office:value="-2.10930000956437" calcext:value-type="float">
            <text:p>-2.10930000956437</text:p>
          </table:table-cell>
          <table:table-cell office:value-type="float" office:value="-1.27781044330417" calcext:value-type="float">
            <text:p>-1.27781044330417</text:p>
          </table:table-cell>
          <table:table-cell office:value-type="float" office:value="-0.831489566260206" calcext:value-type="float">
            <text:p>-0.831489566260206</text:p>
          </table:table-cell>
        </table:table-row>
        <table:table-row table:style-name="ro1">
          <table:table-cell office:value-type="string" calcext:value-type="string">
            <text:p>sll0814</text:p>
          </table:table-cell>
          <table:table-cell office:value-type="float" office:value="-0.0166127983561862" calcext:value-type="float">
            <text:p>-0.0166127983561862</text:p>
          </table:table-cell>
          <table:table-cell office:value-type="float" office:value="0.80881094951166" calcext:value-type="float">
            <text:p>0.80881094951166</text:p>
          </table:table-cell>
          <table:table-cell office:value-type="float" office:value="-0.825423747867846" calcext:value-type="float">
            <text:p>-0.825423747867846</text:p>
          </table:table-cell>
        </table:table-row>
        <table:table-row table:style-name="ro1">
          <table:table-cell office:value-type="string" calcext:value-type="string">
            <text:p>slr1778</text:p>
          </table:table-cell>
          <table:table-cell office:value-type="float" office:value="-2.73061364932844" calcext:value-type="float">
            <text:p>-2.73061364932844</text:p>
          </table:table-cell>
          <table:table-cell office:value-type="float" office:value="-1.90674858791297" calcext:value-type="float">
            <text:p>-1.90674858791297</text:p>
          </table:table-cell>
          <table:table-cell office:value-type="float" office:value="-0.823865061415469" calcext:value-type="float">
            <text:p>-0.823865061415469</text:p>
          </table:table-cell>
        </table:table-row>
        <table:table-row table:style-name="ro1">
          <table:table-cell office:value-type="string" calcext:value-type="string">
            <text:p>slr1129</text:p>
          </table:table-cell>
          <table:table-cell office:value-type="float" office:value="-1.15030946970356" calcext:value-type="float">
            <text:p>-1.15030946970356</text:p>
          </table:table-cell>
          <table:table-cell office:value-type="float" office:value="-0.326708072650404" calcext:value-type="float">
            <text:p>-0.326708072650404</text:p>
          </table:table-cell>
          <table:table-cell office:value-type="float" office:value="-0.823601397053154" calcext:value-type="float">
            <text:p>-0.823601397053154</text:p>
          </table:table-cell>
        </table:table-row>
        <table:table-row table:style-name="ro1">
          <table:table-cell office:value-type="string" calcext:value-type="string">
            <text:p>sll0034</text:p>
          </table:table-cell>
          <table:table-cell office:value-type="float" office:value="-0.0130957902180597" calcext:value-type="float">
            <text:p>-0.0130957902180597</text:p>
          </table:table-cell>
          <table:table-cell office:value-type="float" office:value="0.809269353454035" calcext:value-type="float">
            <text:p>0.809269353454035</text:p>
          </table:table-cell>
          <table:table-cell office:value-type="float" office:value="-0.822365143672094" calcext:value-type="float">
            <text:p>-0.822365143672094</text:p>
          </table:table-cell>
        </table:table-row>
        <table:table-row table:style-name="ro1">
          <table:table-cell office:value-type="string" calcext:value-type="string">
            <text:p>slr1240</text:p>
          </table:table-cell>
          <table:table-cell office:value-type="float" office:value="-0.348121173432788" calcext:value-type="float">
            <text:p>-0.348121173432788</text:p>
          </table:table-cell>
          <table:table-cell office:value-type="float" office:value="0.471931499928209" calcext:value-type="float">
            <text:p>0.471931499928209</text:p>
          </table:table-cell>
          <table:table-cell office:value-type="float" office:value="-0.820052673360996" calcext:value-type="float">
            <text:p>-0.820052673360996</text:p>
          </table:table-cell>
        </table:table-row>
        <table:table-row table:style-name="ro1">
          <table:table-cell office:value-type="string" calcext:value-type="string">
            <text:p>slr1611</text:p>
          </table:table-cell>
          <table:table-cell office:value-type="float" office:value="-2.57492776880584" calcext:value-type="float">
            <text:p>-2.57492776880584</text:p>
          </table:table-cell>
          <table:table-cell office:value-type="float" office:value="-1.77137880190412" calcext:value-type="float">
            <text:p>-1.77137880190412</text:p>
          </table:table-cell>
          <table:table-cell office:value-type="float" office:value="-0.803548966901726" calcext:value-type="float">
            <text:p>-0.803548966901726</text:p>
          </table:table-cell>
        </table:table-row>
        <table:table-row table:style-name="ro1">
          <table:table-cell office:value-type="string" calcext:value-type="string">
            <text:p>sll1732</text:p>
          </table:table-cell>
          <table:table-cell office:value-type="float" office:value="-2.42339023395582" calcext:value-type="float">
            <text:p>-2.42339023395582</text:p>
          </table:table-cell>
          <table:table-cell office:value-type="float" office:value="-1.62599016818192" calcext:value-type="float">
            <text:p>-1.62599016818192</text:p>
          </table:table-cell>
          <table:table-cell office:value-type="float" office:value="-0.797400065773895" calcext:value-type="float">
            <text:p>-0.797400065773895</text:p>
          </table:table-cell>
        </table:table-row>
        <table:table-row table:style-name="ro1">
          <table:table-cell office:value-type="string" calcext:value-type="string">
            <text:p>ssl0564</text:p>
          </table:table-cell>
          <table:table-cell office:value-type="float" office:value="0.080122934275184" calcext:value-type="float">
            <text:p>0.080122934275184</text:p>
          </table:table-cell>
          <table:table-cell office:value-type="float" office:value="0.874451574761522" calcext:value-type="float">
            <text:p>0.874451574761522</text:p>
          </table:table-cell>
          <table:table-cell office:value-type="float" office:value="-0.794328640486338" calcext:value-type="float">
            <text:p>-0.794328640486338</text:p>
          </table:table-cell>
        </table:table-row>
        <table:table-row table:style-name="ro1">
          <table:table-cell office:value-type="string" calcext:value-type="string">
            <text:p>slr0511</text:p>
          </table:table-cell>
          <table:table-cell office:value-type="float" office:value="-1.22103003948798" calcext:value-type="float">
            <text:p>-1.22103003948798</text:p>
          </table:table-cell>
          <table:table-cell office:value-type="float" office:value="-0.427827063221601" calcext:value-type="float">
            <text:p>-0.427827063221601</text:p>
          </table:table-cell>
          <table:table-cell office:value-type="float" office:value="-0.79320297626638" calcext:value-type="float">
            <text:p>-0.79320297626638</text:p>
          </table:table-cell>
        </table:table-row>
        <table:table-row table:style-name="ro1">
          <table:table-cell office:value-type="string" calcext:value-type="string">
            <text:p>sll0813</text:p>
          </table:table-cell>
          <table:table-cell office:value-type="float" office:value="-0.117232664045359" calcext:value-type="float">
            <text:p>-0.117232664045359</text:p>
          </table:table-cell>
          <table:table-cell office:value-type="float" office:value="0.672066632995789" calcext:value-type="float">
            <text:p>0.672066632995789</text:p>
          </table:table-cell>
          <table:table-cell office:value-type="float" office:value="-0.789299297041148" calcext:value-type="float">
            <text:p>-0.789299297041148</text:p>
          </table:table-cell>
        </table:table-row>
        <table:table-row table:style-name="ro1">
          <table:table-cell office:value-type="string" calcext:value-type="string">
            <text:p>sll0696</text:p>
          </table:table-cell>
          <table:table-cell office:value-type="float" office:value="-0.162623391082345" calcext:value-type="float">
            <text:p>-0.162623391082345</text:p>
          </table:table-cell>
          <table:table-cell office:value-type="float" office:value="0.626517389761639" calcext:value-type="float">
            <text:p>0.626517389761639</text:p>
          </table:table-cell>
          <table:table-cell office:value-type="float" office:value="-0.789140780843984" calcext:value-type="float">
            <text:p>-0.789140780843984</text:p>
          </table:table-cell>
        </table:table-row>
        <table:table-row table:style-name="ro1">
          <table:table-cell office:value-type="string" calcext:value-type="string">
            <text:p>slr1211</text:p>
          </table:table-cell>
          <table:table-cell office:value-type="float" office:value="-0.45864550024643" calcext:value-type="float">
            <text:p>-0.45864550024643</text:p>
          </table:table-cell>
          <table:table-cell office:value-type="float" office:value="0.32356642831776" calcext:value-type="float">
            <text:p>0.32356642831776</text:p>
          </table:table-cell>
          <table:table-cell office:value-type="float" office:value="-0.782211928564191" calcext:value-type="float">
            <text:p>-0.782211928564191</text:p>
          </table:table-cell>
        </table:table-row>
        <table:table-row table:style-name="ro1">
          <table:table-cell office:value-type="string" calcext:value-type="string">
            <text:p>slr1197</text:p>
          </table:table-cell>
          <table:table-cell office:value-type="float" office:value="-0.691835667569013" calcext:value-type="float">
            <text:p>-0.691835667569013</text:p>
          </table:table-cell>
          <table:table-cell office:value-type="float" office:value="0.0852580881101751" calcext:value-type="float">
            <text:p>0.0852580881101751</text:p>
          </table:table-cell>
          <table:table-cell office:value-type="float" office:value="-0.777093755679188" calcext:value-type="float">
            <text:p>-0.777093755679188</text:p>
          </table:table-cell>
        </table:table-row>
        <table:table-row table:style-name="ro1">
          <table:table-cell office:value-type="string" calcext:value-type="string">
            <text:p>sll0664</text:p>
          </table:table-cell>
          <table:table-cell office:value-type="float" office:value="-0.0997711299725321" calcext:value-type="float">
            <text:p>-0.0997711299725321</text:p>
          </table:table-cell>
          <table:table-cell office:value-type="float" office:value="0.676679595730915" calcext:value-type="float">
            <text:p>0.676679595730915</text:p>
          </table:table-cell>
          <table:table-cell office:value-type="float" office:value="-0.776450725703447" calcext:value-type="float">
            <text:p>-0.776450725703447</text:p>
          </table:table-cell>
        </table:table-row>
        <table:table-row table:style-name="ro1">
          <table:table-cell office:value-type="string" calcext:value-type="string">
            <text:p>slr0967</text:p>
          </table:table-cell>
          <table:table-cell office:value-type="float" office:value="-0.639744678503258" calcext:value-type="float">
            <text:p>-0.639744678503258</text:p>
          </table:table-cell>
          <table:table-cell office:value-type="float" office:value="0.136053453192206" calcext:value-type="float">
            <text:p>0.136053453192206</text:p>
          </table:table-cell>
          <table:table-cell office:value-type="float" office:value="-0.775798131695465" calcext:value-type="float">
            <text:p>-0.775798131695465</text:p>
          </table:table-cell>
        </table:table-row>
        <table:table-row table:style-name="ro1">
          <table:table-cell office:value-type="string" calcext:value-type="string">
            <text:p>sll1662</text:p>
          </table:table-cell>
          <table:table-cell office:value-type="float" office:value="-2.26140256297824" calcext:value-type="float">
            <text:p>-2.26140256297824</text:p>
          </table:table-cell>
          <table:table-cell office:value-type="float" office:value="-1.49158689548172" calcext:value-type="float">
            <text:p>-1.49158689548172</text:p>
          </table:table-cell>
          <table:table-cell office:value-type="float" office:value="-0.769815667496526" calcext:value-type="float">
            <text:p>-0.769815667496526</text:p>
          </table:table-cell>
        </table:table-row>
        <table:table-row table:style-name="ro1">
          <table:table-cell office:value-type="string" calcext:value-type="string">
            <text:p>slr0543</text:p>
          </table:table-cell>
          <table:table-cell office:value-type="float" office:value="-0.96352303083774" calcext:value-type="float">
            <text:p>-0.96352303083774</text:p>
          </table:table-cell>
          <table:table-cell office:value-type="float" office:value="-0.194871895385431" calcext:value-type="float">
            <text:p>-0.194871895385431</text:p>
          </table:table-cell>
          <table:table-cell office:value-type="float" office:value="-0.768651135452308" calcext:value-type="float">
            <text:p>-0.768651135452308</text:p>
          </table:table-cell>
        </table:table-row>
        <table:table-row table:style-name="ro1">
          <table:table-cell office:value-type="string" calcext:value-type="string">
            <text:p>sll0688</text:p>
          </table:table-cell>
          <table:table-cell office:value-type="float" office:value="-0.507535071438817" calcext:value-type="float">
            <text:p>-0.507535071438817</text:p>
          </table:table-cell>
          <table:table-cell office:value-type="float" office:value="0.258315174241609" calcext:value-type="float">
            <text:p>0.258315174241609</text:p>
          </table:table-cell>
          <table:table-cell office:value-type="float" office:value="-0.765850245680426" calcext:value-type="float">
            <text:p>-0.765850245680426</text:p>
          </table:table-cell>
        </table:table-row>
        <table:table-row table:style-name="ro1">
          <table:table-cell office:value-type="string" calcext:value-type="string">
            <text:p>slr1378</text:p>
          </table:table-cell>
          <table:table-cell office:value-type="float" office:value="-2.92642886812398" calcext:value-type="float">
            <text:p>-2.92642886812398</text:p>
          </table:table-cell>
          <table:table-cell office:value-type="float" office:value="-2.16793857875574" calcext:value-type="float">
            <text:p>-2.16793857875574</text:p>
          </table:table-cell>
          <table:table-cell office:value-type="float" office:value="-0.758490289368247" calcext:value-type="float">
            <text:p>-0.758490289368247</text:p>
          </table:table-cell>
        </table:table-row>
        <table:table-row table:style-name="ro1">
          <table:table-cell office:value-type="string" calcext:value-type="string">
            <text:p>slr0213</text:p>
          </table:table-cell>
          <table:table-cell office:value-type="float" office:value="-2.12590037402364" calcext:value-type="float">
            <text:p>-2.12590037402364</text:p>
          </table:table-cell>
          <table:table-cell office:value-type="float" office:value="-1.3729953004214" calcext:value-type="float">
            <text:p>-1.3729953004214</text:p>
          </table:table-cell>
          <table:table-cell office:value-type="float" office:value="-0.752905073602231" calcext:value-type="float">
            <text:p>-0.752905073602231</text:p>
          </table:table-cell>
        </table:table-row>
        <table:table-row table:style-name="ro1">
          <table:table-cell office:value-type="string" calcext:value-type="string">
            <text:p>slr0017</text:p>
          </table:table-cell>
          <table:table-cell office:value-type="float" office:value="-2.27757964230437" calcext:value-type="float">
            <text:p>-2.27757964230437</text:p>
          </table:table-cell>
          <table:table-cell office:value-type="float" office:value="-1.5275336780657" calcext:value-type="float">
            <text:p>-1.5275336780657</text:p>
          </table:table-cell>
          <table:table-cell office:value-type="float" office:value="-0.750045964238675" calcext:value-type="float">
            <text:p>-0.750045964238675</text:p>
          </table:table-cell>
        </table:table-row>
        <table:table-row table:style-name="ro1">
          <table:table-cell office:value-type="string" calcext:value-type="string">
            <text:p>slr0376</text:p>
          </table:table-cell>
          <table:table-cell office:value-type="float" office:value="-0.724333609921322" calcext:value-type="float">
            <text:p>-0.724333609921322</text:p>
          </table:table-cell>
          <table:table-cell office:value-type="float" office:value="0.0253554507355433" calcext:value-type="float">
            <text:p>0.0253554507355433</text:p>
          </table:table-cell>
          <table:table-cell office:value-type="float" office:value="-0.749689060656865" calcext:value-type="float">
            <text:p>-0.749689060656865</text:p>
          </table:table-cell>
        </table:table-row>
        <table:table-row table:style-name="ro1">
          <table:table-cell office:value-type="string" calcext:value-type="string">
            <text:p>sll0536</text:p>
          </table:table-cell>
          <table:table-cell office:value-type="float" office:value="0.042782418758075" calcext:value-type="float">
            <text:p>0.042782418758075</text:p>
          </table:table-cell>
          <table:table-cell office:value-type="float" office:value="0.792426203200352" calcext:value-type="float">
            <text:p>0.792426203200352</text:p>
          </table:table-cell>
          <table:table-cell office:value-type="float" office:value="-0.749643784442277" calcext:value-type="float">
            <text:p>-0.749643784442277</text:p>
          </table:table-cell>
        </table:table-row>
        <table:table-row table:style-name="ro1">
          <table:table-cell office:value-type="string" calcext:value-type="string">
            <text:p>sll8017</text:p>
          </table:table-cell>
          <table:table-cell office:value-type="float" office:value="0.0194488129324811" calcext:value-type="float">
            <text:p>0.0194488129324811</text:p>
          </table:table-cell>
          <table:table-cell office:value-type="float" office:value="0.768761197052452" calcext:value-type="float">
            <text:p>0.768761197052452</text:p>
          </table:table-cell>
          <table:table-cell office:value-type="float" office:value="-0.749312384119971" calcext:value-type="float">
            <text:p>-0.749312384119971</text:p>
          </table:table-cell>
        </table:table-row>
        <table:table-row table:style-name="ro1">
          <table:table-cell office:value-type="string" calcext:value-type="string">
            <text:p>slr0888</text:p>
          </table:table-cell>
          <table:table-cell office:value-type="float" office:value="0.0325993030449346" calcext:value-type="float">
            <text:p>0.0325993030449346</text:p>
          </table:table-cell>
          <table:table-cell office:value-type="float" office:value="0.77621588371373" calcext:value-type="float">
            <text:p>0.77621588371373</text:p>
          </table:table-cell>
          <table:table-cell office:value-type="float" office:value="-0.743616580668796" calcext:value-type="float">
            <text:p>-0.743616580668796</text:p>
          </table:table-cell>
        </table:table-row>
        <table:table-row table:style-name="ro1">
          <table:table-cell office:value-type="string" calcext:value-type="string">
            <text:p>slr1978</text:p>
          </table:table-cell>
          <table:table-cell office:value-type="float" office:value="-0.349381562342881" calcext:value-type="float">
            <text:p>-0.349381562342881</text:p>
          </table:table-cell>
          <table:table-cell office:value-type="float" office:value="0.393698908134419" calcext:value-type="float">
            <text:p>0.393698908134419</text:p>
          </table:table-cell>
          <table:table-cell office:value-type="float" office:value="-0.7430804704773" calcext:value-type="float">
            <text:p>-0.7430804704773</text:p>
          </table:table-cell>
        </table:table-row>
        <table:table-row table:style-name="ro1">
          <table:table-cell office:value-type="string" calcext:value-type="string">
            <text:p>sll0757</text:p>
          </table:table-cell>
          <table:table-cell office:value-type="float" office:value="-1.62774875353329" calcext:value-type="float">
            <text:p>-1.62774875353329</text:p>
          </table:table-cell>
          <table:table-cell office:value-type="float" office:value="-0.886025238418648" calcext:value-type="float">
            <text:p>-0.886025238418648</text:p>
          </table:table-cell>
          <table:table-cell office:value-type="float" office:value="-0.741723515114638" calcext:value-type="float">
            <text:p>-0.741723515114638</text:p>
          </table:table-cell>
        </table:table-row>
        <table:table-row table:style-name="ro1">
          <table:table-cell office:value-type="string" calcext:value-type="string">
            <text:p>slr0795</text:p>
          </table:table-cell>
          <table:table-cell office:value-type="float" office:value="0.456399262717154" calcext:value-type="float">
            <text:p>0.456399262717154</text:p>
          </table:table-cell>
          <table:table-cell office:value-type="float" office:value="1.197125228954" calcext:value-type="float">
            <text:p>1.197125228954</text:p>
          </table:table-cell>
          <table:table-cell office:value-type="float" office:value="-0.740725966236845" calcext:value-type="float">
            <text:p>-0.740725966236845</text:p>
          </table:table-cell>
        </table:table-row>
        <table:table-row table:style-name="ro1">
          <table:table-cell office:value-type="string" calcext:value-type="string">
            <text:p>slr0179</text:p>
          </table:table-cell>
          <table:table-cell office:value-type="float" office:value="-0.374096308678382" calcext:value-type="float">
            <text:p>-0.374096308678382</text:p>
          </table:table-cell>
          <table:table-cell office:value-type="float" office:value="0.366483767693217" calcext:value-type="float">
            <text:p>0.366483767693217</text:p>
          </table:table-cell>
          <table:table-cell office:value-type="float" office:value="-0.740580076371599" calcext:value-type="float">
            <text:p>-0.740580076371599</text:p>
          </table:table-cell>
        </table:table-row>
        <table:table-row table:style-name="ro1">
          <table:table-cell office:value-type="string" calcext:value-type="string">
            <text:p>sll1291</text:p>
          </table:table-cell>
          <table:table-cell office:value-type="float" office:value="-0.0479692480081193" calcext:value-type="float">
            <text:p>-0.0479692480081193</text:p>
          </table:table-cell>
          <table:table-cell office:value-type="float" office:value="0.688564961832582" calcext:value-type="float">
            <text:p>0.688564961832582</text:p>
          </table:table-cell>
          <table:table-cell office:value-type="float" office:value="-0.736534209840701" calcext:value-type="float">
            <text:p>-0.736534209840701</text:p>
          </table:table-cell>
        </table:table-row>
        <table:table-row table:style-name="ro1">
          <table:table-cell office:value-type="string" calcext:value-type="string">
            <text:p>sll0271</text:p>
          </table:table-cell>
          <table:table-cell office:value-type="float" office:value="0.0946420955307289" calcext:value-type="float">
            <text:p>0.0946420955307289</text:p>
          </table:table-cell>
          <table:table-cell office:value-type="float" office:value="0.830100168762198" calcext:value-type="float">
            <text:p>0.830100168762198</text:p>
          </table:table-cell>
          <table:table-cell office:value-type="float" office:value="-0.735458073231469" calcext:value-type="float">
            <text:p>-0.735458073231469</text:p>
          </table:table-cell>
        </table:table-row>
        <table:table-row table:style-name="ro1">
          <table:table-cell office:value-type="string" calcext:value-type="string">
            <text:p>slr0345</text:p>
          </table:table-cell>
          <table:table-cell office:value-type="float" office:value="-0.080343439273638" calcext:value-type="float">
            <text:p>-0.080343439273638</text:p>
          </table:table-cell>
          <table:table-cell office:value-type="float" office:value="0.654963588902688" calcext:value-type="float">
            <text:p>0.654963588902688</text:p>
          </table:table-cell>
          <table:table-cell office:value-type="float" office:value="-0.735307028176326" calcext:value-type="float">
            <text:p>-0.735307028176326</text:p>
          </table:table-cell>
        </table:table-row>
        <table:table-row table:style-name="ro1">
          <table:table-cell office:value-type="string" calcext:value-type="string">
            <text:p>sll0070</text:p>
          </table:table-cell>
          <table:table-cell office:value-type="float" office:value="0.0582103309433272" calcext:value-type="float">
            <text:p>0.0582103309433272</text:p>
          </table:table-cell>
          <table:table-cell office:value-type="float" office:value="0.793055115755377" calcext:value-type="float">
            <text:p>0.793055115755377</text:p>
          </table:table-cell>
          <table:table-cell office:value-type="float" office:value="-0.734844784812049" calcext:value-type="float">
            <text:p>-0.734844784812049</text:p>
          </table:table-cell>
        </table:table-row>
        <table:table-row table:style-name="ro1">
          <table:table-cell office:value-type="string" calcext:value-type="string">
            <text:p>ssl1255</text:p>
          </table:table-cell>
          <table:table-cell office:value-type="float" office:value="-1.89824304804419" calcext:value-type="float">
            <text:p>-1.89824304804419</text:p>
          </table:table-cell>
          <table:table-cell office:value-type="float" office:value="-1.16384144419766" calcext:value-type="float">
            <text:p>-1.16384144419766</text:p>
          </table:table-cell>
          <table:table-cell office:value-type="float" office:value="-0.734401603846526" calcext:value-type="float">
            <text:p>-0.734401603846526</text:p>
          </table:table-cell>
        </table:table-row>
        <table:table-row table:style-name="ro1">
          <table:table-cell office:value-type="string" calcext:value-type="string">
            <text:p>slr1628</text:p>
          </table:table-cell>
          <table:table-cell office:value-type="float" office:value="-0.00678969527980458" calcext:value-type="float">
            <text:p>-0.00678969527980458</text:p>
          </table:table-cell>
          <table:table-cell office:value-type="float" office:value="0.721535767455094" calcext:value-type="float">
            <text:p>0.721535767455094</text:p>
          </table:table-cell>
          <table:table-cell office:value-type="float" office:value="-0.728325462734899" calcext:value-type="float">
            <text:p>-0.728325462734899</text:p>
          </table:table-cell>
        </table:table-row>
        <table:table-row table:style-name="ro1">
          <table:table-cell office:value-type="string" calcext:value-type="string">
            <text:p>slr1068</text:p>
          </table:table-cell>
          <table:table-cell office:value-type="float" office:value="-0.0704771720351978" calcext:value-type="float">
            <text:p>-0.0704771720351978</text:p>
          </table:table-cell>
          <table:table-cell office:value-type="float" office:value="0.657689825939055" calcext:value-type="float">
            <text:p>0.657689825939055</text:p>
          </table:table-cell>
          <table:table-cell office:value-type="float" office:value="-0.728166997974253" calcext:value-type="float">
            <text:p>-0.728166997974253</text:p>
          </table:table-cell>
        </table:table-row>
        <table:table-row table:style-name="ro1">
          <table:table-cell office:value-type="string" calcext:value-type="string">
            <text:p>sll1563</text:p>
          </table:table-cell>
          <table:table-cell office:value-type="float" office:value="-0.0774135165990138" calcext:value-type="float">
            <text:p>-0.0774135165990138</text:p>
          </table:table-cell>
          <table:table-cell office:value-type="float" office:value="0.648911128896112" calcext:value-type="float">
            <text:p>0.648911128896112</text:p>
          </table:table-cell>
          <table:table-cell office:value-type="float" office:value="-0.726324645495125" calcext:value-type="float">
            <text:p>-0.726324645495125</text:p>
          </table:table-cell>
        </table:table-row>
        <table:table-row table:style-name="ro1">
          <table:table-cell office:value-type="string" calcext:value-type="string">
            <text:p>ssl3769</text:p>
          </table:table-cell>
          <table:table-cell office:value-type="float" office:value="-0.129231025060648" calcext:value-type="float">
            <text:p>-0.129231025060648</text:p>
          </table:table-cell>
          <table:table-cell office:value-type="float" office:value="0.595620503138433" calcext:value-type="float">
            <text:p>0.595620503138433</text:p>
          </table:table-cell>
          <table:table-cell office:value-type="float" office:value="-0.724851528199081" calcext:value-type="float">
            <text:p>-0.724851528199081</text:p>
          </table:table-cell>
        </table:table-row>
        <table:table-row table:style-name="ro1">
          <table:table-cell office:value-type="string" calcext:value-type="string">
            <text:p>sll0002</text:p>
          </table:table-cell>
          <table:table-cell office:value-type="float" office:value="-0.181866900289989" calcext:value-type="float">
            <text:p>-0.181866900289989</text:p>
          </table:table-cell>
          <table:table-cell office:value-type="float" office:value="0.542380082935433" calcext:value-type="float">
            <text:p>0.542380082935433</text:p>
          </table:table-cell>
          <table:table-cell office:value-type="float" office:value="-0.724246983225422" calcext:value-type="float">
            <text:p>-0.724246983225422</text:p>
          </table:table-cell>
        </table:table-row>
        <table:table-row table:style-name="ro1">
          <table:table-cell office:value-type="string" calcext:value-type="string">
            <text:p>slr1599</text:p>
          </table:table-cell>
          <table:table-cell office:value-type="float" office:value="0.117326778728306" calcext:value-type="float">
            <text:p>0.117326778728306</text:p>
          </table:table-cell>
          <table:table-cell office:value-type="float" office:value="0.84109175092347" calcext:value-type="float">
            <text:p>0.84109175092347</text:p>
          </table:table-cell>
          <table:table-cell office:value-type="float" office:value="-0.723764972195164" calcext:value-type="float">
            <text:p>-0.723764972195164</text:p>
          </table:table-cell>
        </table:table-row>
        <table:table-row table:style-name="ro1">
          <table:table-cell office:value-type="string" calcext:value-type="string">
            <text:p>sll0857</text:p>
          </table:table-cell>
          <table:table-cell office:value-type="float" office:value="0.343970228383336" calcext:value-type="float">
            <text:p>0.343970228383336</text:p>
          </table:table-cell>
          <table:table-cell office:value-type="float" office:value="1.06662192915051" calcext:value-type="float">
            <text:p>1.06662192915051</text:p>
          </table:table-cell>
          <table:table-cell office:value-type="float" office:value="-0.722651700767173" calcext:value-type="float">
            <text:p>-0.722651700767173</text:p>
          </table:table-cell>
        </table:table-row>
        <table:table-row table:style-name="ro1">
          <table:table-cell office:value-type="string" calcext:value-type="string">
            <text:p>slr5127</text:p>
          </table:table-cell>
          <table:table-cell office:value-type="float" office:value="-2.28567467875255" calcext:value-type="float">
            <text:p>-2.28567467875255</text:p>
          </table:table-cell>
          <table:table-cell office:value-type="float" office:value="-1.56803644749818" calcext:value-type="float">
            <text:p>-1.56803644749818</text:p>
          </table:table-cell>
          <table:table-cell office:value-type="float" office:value="-0.717638231254366" calcext:value-type="float">
            <text:p>-0.717638231254366</text:p>
          </table:table-cell>
        </table:table-row>
        <table:table-row table:style-name="ro1">
          <table:table-cell office:value-type="string" calcext:value-type="string">
            <text:p>sll0384</text:p>
          </table:table-cell>
          <table:table-cell office:value-type="float" office:value="-1.493879252625" calcext:value-type="float">
            <text:p>-1.493879252625</text:p>
          </table:table-cell>
          <table:table-cell office:value-type="float" office:value="-0.780505461911152" calcext:value-type="float">
            <text:p>-0.780505461911152</text:p>
          </table:table-cell>
          <table:table-cell office:value-type="float" office:value="-0.713373790713853" calcext:value-type="float">
            <text:p>-0.713373790713853</text:p>
          </table:table-cell>
        </table:table-row>
        <table:table-row table:style-name="ro1">
          <table:table-cell office:value-type="string" calcext:value-type="string">
            <text:p>sll0254</text:p>
          </table:table-cell>
          <table:table-cell office:value-type="float" office:value="-0.267104839326062" calcext:value-type="float">
            <text:p>-0.267104839326062</text:p>
          </table:table-cell>
          <table:table-cell office:value-type="float" office:value="0.445914934579402" calcext:value-type="float">
            <text:p>0.445914934579402</text:p>
          </table:table-cell>
          <table:table-cell office:value-type="float" office:value="-0.713019773905465" calcext:value-type="float">
            <text:p>-0.713019773905465</text:p>
          </table:table-cell>
        </table:table-row>
        <table:table-row table:style-name="ro1">
          <table:table-cell office:value-type="string" calcext:value-type="string">
            <text:p>sll1945</text:p>
          </table:table-cell>
          <table:table-cell office:value-type="float" office:value="-2.1056337280016" calcext:value-type="float">
            <text:p>-2.1056337280016</text:p>
          </table:table-cell>
          <table:table-cell office:value-type="float" office:value="-1.39360662663423" calcext:value-type="float">
            <text:p>-1.39360662663423</text:p>
          </table:table-cell>
          <table:table-cell office:value-type="float" office:value="-0.712027101367368" calcext:value-type="float">
            <text:p>-0.712027101367368</text:p>
          </table:table-cell>
        </table:table-row>
        <table:table-row table:style-name="ro1">
          <table:table-cell office:value-type="string" calcext:value-type="string">
            <text:p>ssl5095</text:p>
          </table:table-cell>
          <table:table-cell office:value-type="float" office:value="0.0806969977760256" calcext:value-type="float">
            <text:p>0.0806969977760256</text:p>
          </table:table-cell>
          <table:table-cell office:value-type="float" office:value="0.792071772518752" calcext:value-type="float">
            <text:p>0.792071772518752</text:p>
          </table:table-cell>
          <table:table-cell office:value-type="float" office:value="-0.711374774742727" calcext:value-type="float">
            <text:p>-0.711374774742727</text:p>
          </table:table-cell>
        </table:table-row>
        <table:table-row table:style-name="ro1">
          <table:table-cell office:value-type="string" calcext:value-type="string">
            <text:p>sll0381</text:p>
          </table:table-cell>
          <table:table-cell office:value-type="float" office:value="-0.025222796249071" calcext:value-type="float">
            <text:p>-0.025222796249071</text:p>
          </table:table-cell>
          <table:table-cell office:value-type="float" office:value="0.685983484432474" calcext:value-type="float">
            <text:p>0.685983484432474</text:p>
          </table:table-cell>
          <table:table-cell office:value-type="float" office:value="-0.711206280681545" calcext:value-type="float">
            <text:p>-0.711206280681545</text:p>
          </table:table-cell>
        </table:table-row>
        <table:table-row table:style-name="ro1">
          <table:table-cell office:value-type="string" calcext:value-type="string">
            <text:p>sll1407</text:p>
          </table:table-cell>
          <table:table-cell office:value-type="float" office:value="0.0722741789476369" calcext:value-type="float">
            <text:p>0.0722741789476369</text:p>
          </table:table-cell>
          <table:table-cell office:value-type="float" office:value="0.783285208830567" calcext:value-type="float">
            <text:p>0.783285208830567</text:p>
          </table:table-cell>
          <table:table-cell office:value-type="float" office:value="-0.71101102988293" calcext:value-type="float">
            <text:p>-0.71101102988293</text:p>
          </table:table-cell>
        </table:table-row>
        <table:table-row table:style-name="ro1">
          <table:table-cell office:value-type="string" calcext:value-type="string">
            <text:p>slr1593</text:p>
          </table:table-cell>
          <table:table-cell office:value-type="float" office:value="-0.0454983667838041" calcext:value-type="float">
            <text:p>-0.0454983667838041</text:p>
          </table:table-cell>
          <table:table-cell office:value-type="float" office:value="0.663493479982969" calcext:value-type="float">
            <text:p>0.663493479982969</text:p>
          </table:table-cell>
          <table:table-cell office:value-type="float" office:value="-0.708991846766773" calcext:value-type="float">
            <text:p>-0.708991846766773</text:p>
          </table:table-cell>
        </table:table-row>
        <table:table-row table:style-name="ro1">
          <table:table-cell office:value-type="string" calcext:value-type="string">
            <text:p>slr1306</text:p>
          </table:table-cell>
          <table:table-cell office:value-type="float" office:value="-0.863002773275319" calcext:value-type="float">
            <text:p>-0.863002773275319</text:p>
          </table:table-cell>
          <table:table-cell office:value-type="float" office:value="-0.155429233793197" calcext:value-type="float">
            <text:p>-0.155429233793197</text:p>
          </table:table-cell>
          <table:table-cell office:value-type="float" office:value="-0.707573539482122" calcext:value-type="float">
            <text:p>-0.707573539482122</text:p>
          </table:table-cell>
        </table:table-row>
        <table:table-row table:style-name="ro1">
          <table:table-cell office:value-type="string" calcext:value-type="string">
            <text:p>sll0928</text:p>
          </table:table-cell>
          <table:table-cell office:value-type="float" office:value="-0.441290647033867" calcext:value-type="float">
            <text:p>-0.441290647033867</text:p>
          </table:table-cell>
          <table:table-cell office:value-type="float" office:value="0.264275560426883" calcext:value-type="float">
            <text:p>0.264275560426883</text:p>
          </table:table-cell>
          <table:table-cell office:value-type="float" office:value="-0.70556620746075" calcext:value-type="float">
            <text:p>-0.70556620746075</text:p>
          </table:table-cell>
        </table:table-row>
        <table:table-row table:style-name="ro1">
          <table:table-cell office:value-type="string" calcext:value-type="string">
            <text:p>sll5004</text:p>
          </table:table-cell>
          <table:table-cell office:value-type="float" office:value="-2.1120605097194" calcext:value-type="float">
            <text:p>-2.1120605097194</text:p>
          </table:table-cell>
          <table:table-cell office:value-type="float" office:value="-1.40678013927299" calcext:value-type="float">
            <text:p>-1.40678013927299</text:p>
          </table:table-cell>
          <table:table-cell office:value-type="float" office:value="-0.705280370446418" calcext:value-type="float">
            <text:p>-0.705280370446418</text:p>
          </table:table-cell>
        </table:table-row>
        <table:table-row table:style-name="ro1">
          <table:table-cell office:value-type="string" calcext:value-type="string">
            <text:p>slr0237</text:p>
          </table:table-cell>
          <table:table-cell office:value-type="float" office:value="-1.26504312974992" calcext:value-type="float">
            <text:p>-1.26504312974992</text:p>
          </table:table-cell>
          <table:table-cell office:value-type="float" office:value="-0.560280142606259" calcext:value-type="float">
            <text:p>-0.560280142606259</text:p>
          </table:table-cell>
          <table:table-cell office:value-type="float" office:value="-0.70476298714366" calcext:value-type="float">
            <text:p>-0.70476298714366</text:p>
          </table:table-cell>
        </table:table-row>
        <table:table-row table:style-name="ro1">
          <table:table-cell office:value-type="string" calcext:value-type="string">
            <text:p>sll7034</text:p>
          </table:table-cell>
          <table:table-cell office:value-type="float" office:value="-1.662634609319" calcext:value-type="float">
            <text:p>-1.662634609319</text:p>
          </table:table-cell>
          <table:table-cell office:value-type="float" office:value="-0.9590505067423" calcext:value-type="float">
            <text:p>-0.9590505067423</text:p>
          </table:table-cell>
          <table:table-cell office:value-type="float" office:value="-0.703584102576696" calcext:value-type="float">
            <text:p>-0.703584102576696</text:p>
          </table:table-cell>
        </table:table-row>
        <table:table-row table:style-name="ro1">
          <table:table-cell office:value-type="string" calcext:value-type="string">
            <text:p>slr0040</text:p>
          </table:table-cell>
          <table:table-cell office:value-type="float" office:value="-2.2982572414985" calcext:value-type="float">
            <text:p>-2.2982572414985</text:p>
          </table:table-cell>
          <table:table-cell office:value-type="float" office:value="-1.5948507964485" calcext:value-type="float">
            <text:p>-1.5948507964485</text:p>
          </table:table-cell>
          <table:table-cell office:value-type="float" office:value="-0.703406445050004" calcext:value-type="float">
            <text:p>-0.703406445050004</text:p>
          </table:table-cell>
        </table:table-row>
        <table:table-row table:style-name="ro1">
          <table:table-cell office:value-type="string" calcext:value-type="string">
            <text:p>sll1380</text:p>
          </table:table-cell>
          <table:table-cell office:value-type="float" office:value="-0.120338220744932" calcext:value-type="float">
            <text:p>-0.120338220744932</text:p>
          </table:table-cell>
          <table:table-cell office:value-type="float" office:value="0.582944451022464" calcext:value-type="float">
            <text:p>0.582944451022464</text:p>
          </table:table-cell>
          <table:table-cell office:value-type="float" office:value="-0.703282671767396" calcext:value-type="float">
            <text:p>-0.703282671767396</text:p>
          </table:table-cell>
        </table:table-row>
        <table:table-row table:style-name="ro1">
          <table:table-cell office:value-type="string" calcext:value-type="string">
            <text:p>slr1579</text:p>
          </table:table-cell>
          <table:table-cell office:value-type="float" office:value="-0.112065436372804" calcext:value-type="float">
            <text:p>-0.112065436372804</text:p>
          </table:table-cell>
          <table:table-cell office:value-type="float" office:value="0.590624793977683" calcext:value-type="float">
            <text:p>0.590624793977683</text:p>
          </table:table-cell>
          <table:table-cell office:value-type="float" office:value="-0.702690230350487" calcext:value-type="float">
            <text:p>-0.702690230350487</text:p>
          </table:table-cell>
        </table:table-row>
        <table:table-row table:style-name="ro1">
          <table:table-cell office:value-type="string" calcext:value-type="string">
            <text:p>sll0170</text:p>
          </table:table-cell>
          <table:table-cell office:value-type="float" office:value="-2.81524397385837" calcext:value-type="float">
            <text:p>-2.81524397385837</text:p>
          </table:table-cell>
          <table:table-cell office:value-type="float" office:value="-2.11258654191982" calcext:value-type="float">
            <text:p>-2.11258654191982</text:p>
          </table:table-cell>
          <table:table-cell office:value-type="float" office:value="-0.70265743193855" calcext:value-type="float">
            <text:p>-0.70265743193855</text:p>
          </table:table-cell>
        </table:table-row>
        <table:table-row table:style-name="ro1">
          <table:table-cell office:value-type="string" calcext:value-type="string">
            <text:p>slr1285</text:p>
          </table:table-cell>
          <table:table-cell office:value-type="float" office:value="-0.769260251800854" calcext:value-type="float">
            <text:p>-0.769260251800854</text:p>
          </table:table-cell>
          <table:table-cell office:value-type="float" office:value="-0.0694854871453986" calcext:value-type="float">
            <text:p>-0.0694854871453986</text:p>
          </table:table-cell>
          <table:table-cell office:value-type="float" office:value="-0.699774764655455" calcext:value-type="float">
            <text:p>-0.699774764655455</text:p>
          </table:table-cell>
        </table:table-row>
        <table:table-row table:style-name="ro1">
          <table:table-cell office:value-type="string" calcext:value-type="string">
            <text:p>slr2105</text:p>
          </table:table-cell>
          <table:table-cell office:value-type="float" office:value="0.00629280506088741" calcext:value-type="float">
            <text:p>0.00629280506088741</text:p>
          </table:table-cell>
          <table:table-cell office:value-type="float" office:value="0.705206547219656" calcext:value-type="float">
            <text:p>0.705206547219656</text:p>
          </table:table-cell>
          <table:table-cell office:value-type="float" office:value="-0.698913742158768" calcext:value-type="float">
            <text:p>-0.698913742158768</text:p>
          </table:table-cell>
        </table:table-row>
        <table:table-row table:style-name="ro1">
          <table:table-cell office:value-type="string" calcext:value-type="string">
            <text:p>ssl3712</text:p>
          </table:table-cell>
          <table:table-cell office:value-type="float" office:value="0.0332043695107903" calcext:value-type="float">
            <text:p>0.0332043695107903</text:p>
          </table:table-cell>
          <table:table-cell office:value-type="float" office:value="0.731887016172864" calcext:value-type="float">
            <text:p>0.731887016172864</text:p>
          </table:table-cell>
          <table:table-cell office:value-type="float" office:value="-0.698682646662074" calcext:value-type="float">
            <text:p>-0.698682646662074</text:p>
          </table:table-cell>
        </table:table-row>
        <table:table-row table:style-name="ro1">
          <table:table-cell office:value-type="string" calcext:value-type="string">
            <text:p>slr1204</text:p>
          </table:table-cell>
          <table:table-cell office:value-type="float" office:value="0.023770344888037" calcext:value-type="float">
            <text:p>0.023770344888037</text:p>
          </table:table-cell>
          <table:table-cell office:value-type="float" office:value="0.72172621119482" calcext:value-type="float">
            <text:p>0.72172621119482</text:p>
          </table:table-cell>
          <table:table-cell office:value-type="float" office:value="-0.697955866306783" calcext:value-type="float">
            <text:p>-0.697955866306783</text:p>
          </table:table-cell>
        </table:table-row>
        <table:table-row table:style-name="ro1">
          <table:table-cell office:value-type="string" calcext:value-type="string">
            <text:p>sll0158</text:p>
          </table:table-cell>
          <table:table-cell office:value-type="float" office:value="-0.111725551345691" calcext:value-type="float">
            <text:p>-0.111725551345691</text:p>
          </table:table-cell>
          <table:table-cell office:value-type="float" office:value="0.585884583386854" calcext:value-type="float">
            <text:p>0.585884583386854</text:p>
          </table:table-cell>
          <table:table-cell office:value-type="float" office:value="-0.697610134732545" calcext:value-type="float">
            <text:p>-0.697610134732545</text:p>
          </table:table-cell>
        </table:table-row>
        <table:table-row table:style-name="ro1">
          <table:table-cell office:value-type="string" calcext:value-type="string">
            <text:p>sll0750</text:p>
          </table:table-cell>
          <table:table-cell office:value-type="float" office:value="-0.378770401221616" calcext:value-type="float">
            <text:p>-0.378770401221616</text:p>
          </table:table-cell>
          <table:table-cell office:value-type="float" office:value="0.318271538925043" calcext:value-type="float">
            <text:p>0.318271538925043</text:p>
          </table:table-cell>
          <table:table-cell office:value-type="float" office:value="-0.697041940146659" calcext:value-type="float">
            <text:p>-0.697041940146659</text:p>
          </table:table-cell>
        </table:table-row>
        <table:table-row table:style-name="ro1">
          <table:table-cell office:value-type="string" calcext:value-type="string">
            <text:p>ssl1464</text:p>
          </table:table-cell>
          <table:table-cell office:value-type="float" office:value="-0.166466642820721" calcext:value-type="float">
            <text:p>-0.166466642820721</text:p>
          </table:table-cell>
          <table:table-cell office:value-type="float" office:value="0.529407161275287" calcext:value-type="float">
            <text:p>0.529407161275287</text:p>
          </table:table-cell>
          <table:table-cell office:value-type="float" office:value="-0.695873804096008" calcext:value-type="float">
            <text:p>-0.695873804096008</text:p>
          </table:table-cell>
        </table:table-row>
        <table:table-row table:style-name="ro1">
          <table:table-cell office:value-type="string" calcext:value-type="string">
            <text:p>sll8049</text:p>
          </table:table-cell>
          <table:table-cell office:value-type="float" office:value="-1.47452562832493" calcext:value-type="float">
            <text:p>-1.47452562832493</text:p>
          </table:table-cell>
          <table:table-cell office:value-type="float" office:value="-0.779383007516032" calcext:value-type="float">
            <text:p>-0.779383007516032</text:p>
          </table:table-cell>
          <table:table-cell office:value-type="float" office:value="-0.695142620808895" calcext:value-type="float">
            <text:p>-0.695142620808895</text:p>
          </table:table-cell>
        </table:table-row>
        <table:table-row table:style-name="ro1">
          <table:table-cell office:value-type="string" calcext:value-type="string">
            <text:p>slr1276</text:p>
          </table:table-cell>
          <table:table-cell office:value-type="float" office:value="-0.301751539898873" calcext:value-type="float">
            <text:p>-0.301751539898873</text:p>
          </table:table-cell>
          <table:table-cell office:value-type="float" office:value="0.391215750033716" calcext:value-type="float">
            <text:p>0.391215750033716</text:p>
          </table:table-cell>
          <table:table-cell office:value-type="float" office:value="-0.69296728993259" calcext:value-type="float">
            <text:p>-0.69296728993259</text:p>
          </table:table-cell>
        </table:table-row>
        <table:table-row table:style-name="ro1">
          <table:table-cell office:value-type="string" calcext:value-type="string">
            <text:p>smr0007</text:p>
          </table:table-cell>
          <table:table-cell office:value-type="float" office:value="-1.00377455208399" calcext:value-type="float">
            <text:p>-1.00377455208399</text:p>
          </table:table-cell>
          <table:table-cell office:value-type="float" office:value="-0.312587175096024" calcext:value-type="float">
            <text:p>-0.312587175096024</text:p>
          </table:table-cell>
          <table:table-cell office:value-type="float" office:value="-0.691187376987963" calcext:value-type="float">
            <text:p>-0.691187376987963</text:p>
          </table:table-cell>
        </table:table-row>
        <table:table-row table:style-name="ro1">
          <table:table-cell office:value-type="string" calcext:value-type="string">
            <text:p>sll1245</text:p>
          </table:table-cell>
          <table:table-cell office:value-type="float" office:value="-0.528622293189185" calcext:value-type="float">
            <text:p>-0.528622293189185</text:p>
          </table:table-cell>
          <table:table-cell office:value-type="float" office:value="0.159267725238051" calcext:value-type="float">
            <text:p>0.159267725238051</text:p>
          </table:table-cell>
          <table:table-cell office:value-type="float" office:value="-0.687890018427236" calcext:value-type="float">
            <text:p>-0.687890018427236</text:p>
          </table:table-cell>
        </table:table-row>
        <table:table-row table:style-name="ro1">
          <table:table-cell office:value-type="string" calcext:value-type="string">
            <text:p>slr0847</text:p>
          </table:table-cell>
          <table:table-cell office:value-type="float" office:value="-0.185911398878198" calcext:value-type="float">
            <text:p>-0.185911398878198</text:p>
          </table:table-cell>
          <table:table-cell office:value-type="float" office:value="0.500725880553596" calcext:value-type="float">
            <text:p>0.500725880553596</text:p>
          </table:table-cell>
          <table:table-cell office:value-type="float" office:value="-0.686637279431794" calcext:value-type="float">
            <text:p>-0.686637279431794</text:p>
          </table:table-cell>
        </table:table-row>
        <table:table-row table:style-name="ro1">
          <table:table-cell office:value-type="string" calcext:value-type="string">
            <text:p>sll0249</text:p>
          </table:table-cell>
          <table:table-cell office:value-type="float" office:value="0.166314587993574" calcext:value-type="float">
            <text:p>0.166314587993574</text:p>
          </table:table-cell>
          <table:table-cell office:value-type="float" office:value="0.848482730439529" calcext:value-type="float">
            <text:p>0.848482730439529</text:p>
          </table:table-cell>
          <table:table-cell office:value-type="float" office:value="-0.682168142445955" calcext:value-type="float">
            <text:p>-0.682168142445955</text:p>
          </table:table-cell>
        </table:table-row>
        <table:table-row table:style-name="ro1">
          <table:table-cell office:value-type="string" calcext:value-type="string">
            <text:p>sll0996</text:p>
          </table:table-cell>
          <table:table-cell office:value-type="float" office:value="0.257656994059468" calcext:value-type="float">
            <text:p>0.257656994059468</text:p>
          </table:table-cell>
          <table:table-cell office:value-type="float" office:value="0.937188625392269" calcext:value-type="float">
            <text:p>0.937188625392269</text:p>
          </table:table-cell>
          <table:table-cell office:value-type="float" office:value="-0.6795316313328" calcext:value-type="float">
            <text:p>-0.6795316313328</text:p>
          </table:table-cell>
        </table:table-row>
        <table:table-row table:style-name="ro1">
          <table:table-cell office:value-type="string" calcext:value-type="string">
            <text:p>sll1789</text:p>
          </table:table-cell>
          <table:table-cell office:value-type="float" office:value="-1.29465526518915" calcext:value-type="float">
            <text:p>-1.29465526518915</text:p>
          </table:table-cell>
          <table:table-cell office:value-type="float" office:value="-0.615897206908395" calcext:value-type="float">
            <text:p>-0.615897206908395</text:p>
          </table:table-cell>
          <table:table-cell office:value-type="float" office:value="-0.678758058280758" calcext:value-type="float">
            <text:p>-0.678758058280758</text:p>
          </table:table-cell>
        </table:table-row>
        <table:table-row table:style-name="ro1">
          <table:table-cell office:value-type="string" calcext:value-type="string">
            <text:p>sll0756</text:p>
          </table:table-cell>
          <table:table-cell office:value-type="float" office:value="-0.470862614416317" calcext:value-type="float">
            <text:p>-0.470862614416317</text:p>
          </table:table-cell>
          <table:table-cell office:value-type="float" office:value="0.203480878608714" calcext:value-type="float">
            <text:p>0.203480878608714</text:p>
          </table:table-cell>
          <table:table-cell office:value-type="float" office:value="-0.674343493025032" calcext:value-type="float">
            <text:p>-0.674343493025032</text:p>
          </table:table-cell>
        </table:table-row>
        <table:table-row table:style-name="ro1">
          <table:table-cell office:value-type="string" calcext:value-type="string">
            <text:p>sll0925</text:p>
          </table:table-cell>
          <table:table-cell office:value-type="float" office:value="-2.14207182042919" calcext:value-type="float">
            <text:p>-2.14207182042919</text:p>
          </table:table-cell>
          <table:table-cell office:value-type="float" office:value="-1.47747812426325" calcext:value-type="float">
            <text:p>-1.47747812426325</text:p>
          </table:table-cell>
          <table:table-cell office:value-type="float" office:value="-0.664593696165944" calcext:value-type="float">
            <text:p>-0.664593696165944</text:p>
          </table:table-cell>
        </table:table-row>
        <table:table-row table:style-name="ro1">
          <table:table-cell office:value-type="string" calcext:value-type="string">
            <text:p>ssl2069</text:p>
          </table:table-cell>
          <table:table-cell office:value-type="float" office:value="-0.137834319158265" calcext:value-type="float">
            <text:p>-0.137834319158265</text:p>
          </table:table-cell>
          <table:table-cell office:value-type="float" office:value="0.526188145269798" calcext:value-type="float">
            <text:p>0.526188145269798</text:p>
          </table:table-cell>
          <table:table-cell office:value-type="float" office:value="-0.664022464428063" calcext:value-type="float">
            <text:p>-0.664022464428063</text:p>
          </table:table-cell>
        </table:table-row>
        <table:table-row table:style-name="ro1">
          <table:table-cell office:value-type="string" calcext:value-type="string">
            <text:p>sll1435</text:p>
          </table:table-cell>
          <table:table-cell office:value-type="float" office:value="-2.55806185965203" calcext:value-type="float">
            <text:p>-2.55806185965203</text:p>
          </table:table-cell>
          <table:table-cell office:value-type="float" office:value="-1.89462841408518" calcext:value-type="float">
            <text:p>-1.89462841408518</text:p>
          </table:table-cell>
          <table:table-cell office:value-type="float" office:value="-0.663433445566852" calcext:value-type="float">
            <text:p>-0.663433445566852</text:p>
          </table:table-cell>
        </table:table-row>
        <table:table-row table:style-name="ro1">
          <table:table-cell office:value-type="string" calcext:value-type="string">
            <text:p>sll0185</text:p>
          </table:table-cell>
          <table:table-cell office:value-type="float" office:value="0.0294685143127964" calcext:value-type="float">
            <text:p>0.0294685143127964</text:p>
          </table:table-cell>
          <table:table-cell office:value-type="float" office:value="0.691641353105461" calcext:value-type="float">
            <text:p>0.691641353105461</text:p>
          </table:table-cell>
          <table:table-cell office:value-type="float" office:value="-0.662172838792665" calcext:value-type="float">
            <text:p>-0.662172838792665</text:p>
          </table:table-cell>
        </table:table-row>
        <table:table-row table:style-name="ro1">
          <table:table-cell office:value-type="string" calcext:value-type="string">
            <text:p>slr1239</text:p>
          </table:table-cell>
          <table:table-cell office:value-type="float" office:value="-0.791924129565914" calcext:value-type="float">
            <text:p>-0.791924129565914</text:p>
          </table:table-cell>
          <table:table-cell office:value-type="float" office:value="-0.131005311391099" calcext:value-type="float">
            <text:p>-0.131005311391099</text:p>
          </table:table-cell>
          <table:table-cell office:value-type="float" office:value="-0.660918818174816" calcext:value-type="float">
            <text:p>-0.660918818174816</text:p>
          </table:table-cell>
        </table:table-row>
        <table:table-row table:style-name="ro1">
          <table:table-cell office:value-type="string" calcext:value-type="string">
            <text:p>sll0518</text:p>
          </table:table-cell>
          <table:table-cell office:value-type="float" office:value="0.224944872523956" calcext:value-type="float">
            <text:p>0.224944872523956</text:p>
          </table:table-cell>
          <table:table-cell office:value-type="float" office:value="0.885445267742973" calcext:value-type="float">
            <text:p>0.885445267742973</text:p>
          </table:table-cell>
          <table:table-cell office:value-type="float" office:value="-0.660500395219017" calcext:value-type="float">
            <text:p>-0.660500395219017</text:p>
          </table:table-cell>
        </table:table-row>
        <table:table-row table:style-name="ro1">
          <table:table-cell office:value-type="string" calcext:value-type="string">
            <text:p>slr0867</text:p>
          </table:table-cell>
          <table:table-cell office:value-type="float" office:value="-0.000991177784473458" calcext:value-type="float">
            <text:p>-0.000991177784473458</text:p>
          </table:table-cell>
          <table:table-cell office:value-type="float" office:value="0.659341849405417" calcext:value-type="float">
            <text:p>0.659341849405417</text:p>
          </table:table-cell>
          <table:table-cell office:value-type="float" office:value="-0.66033302718989" calcext:value-type="float">
            <text:p>-0.66033302718989</text:p>
          </table:table-cell>
        </table:table-row>
        <table:table-row table:style-name="ro1">
          <table:table-cell office:value-type="string" calcext:value-type="string">
            <text:p>sll1623</text:p>
          </table:table-cell>
          <table:table-cell office:value-type="float" office:value="-0.315127150074003" calcext:value-type="float">
            <text:p>-0.315127150074003</text:p>
          </table:table-cell>
          <table:table-cell office:value-type="float" office:value="0.344342676175133" calcext:value-type="float">
            <text:p>0.344342676175133</text:p>
          </table:table-cell>
          <table:table-cell office:value-type="float" office:value="-0.659469826249137" calcext:value-type="float">
            <text:p>-0.659469826249137</text:p>
          </table:table-cell>
        </table:table-row>
        <table:table-row table:style-name="ro1">
          <table:table-cell office:value-type="string" calcext:value-type="string">
            <text:p>sll0563</text:p>
          </table:table-cell>
          <table:table-cell office:value-type="float" office:value="-1.4869437478708" calcext:value-type="float">
            <text:p>-1.4869437478708</text:p>
          </table:table-cell>
          <table:table-cell office:value-type="float" office:value="-0.831228441285959" calcext:value-type="float">
            <text:p>-0.831228441285959</text:p>
          </table:table-cell>
          <table:table-cell office:value-type="float" office:value="-0.65571530658484" calcext:value-type="float">
            <text:p>-0.65571530658484</text:p>
          </table:table-cell>
        </table:table-row>
        <table:table-row table:style-name="ro1">
          <table:table-cell office:value-type="string" calcext:value-type="string">
            <text:p>sll1787</text:p>
          </table:table-cell>
          <table:table-cell office:value-type="float" office:value="-1.07997004253335" calcext:value-type="float">
            <text:p>-1.07997004253335</text:p>
          </table:table-cell>
          <table:table-cell office:value-type="float" office:value="-0.429509435251326" calcext:value-type="float">
            <text:p>-0.429509435251326</text:p>
          </table:table-cell>
          <table:table-cell office:value-type="float" office:value="-0.650460607282019" calcext:value-type="float">
            <text:p>-0.650460607282019</text:p>
          </table:table-cell>
        </table:table-row>
        <table:table-row table:style-name="ro1">
          <table:table-cell office:value-type="string" calcext:value-type="string">
            <text:p>ssr1698</text:p>
          </table:table-cell>
          <table:table-cell office:value-type="float" office:value="-0.0325085103764785" calcext:value-type="float">
            <text:p>-0.0325085103764785</text:p>
          </table:table-cell>
          <table:table-cell office:value-type="float" office:value="0.617298627772153" calcext:value-type="float">
            <text:p>0.617298627772153</text:p>
          </table:table-cell>
          <table:table-cell office:value-type="float" office:value="-0.649807138148631" calcext:value-type="float">
            <text:p>-0.649807138148631</text:p>
          </table:table-cell>
        </table:table-row>
        <table:table-row table:style-name="ro1">
          <table:table-cell office:value-type="string" calcext:value-type="string">
            <text:p>slr5124</text:p>
          </table:table-cell>
          <table:table-cell office:value-type="float" office:value="-0.108939379890627" calcext:value-type="float">
            <text:p>-0.108939379890627</text:p>
          </table:table-cell>
          <table:table-cell office:value-type="float" office:value="0.536681041034251" calcext:value-type="float">
            <text:p>0.536681041034251</text:p>
          </table:table-cell>
          <table:table-cell office:value-type="float" office:value="-0.645620420924878" calcext:value-type="float">
            <text:p>-0.645620420924878</text:p>
          </table:table-cell>
        </table:table-row>
        <table:table-row table:style-name="ro1">
          <table:table-cell office:value-type="string" calcext:value-type="string">
            <text:p>slr1140</text:p>
          </table:table-cell>
          <table:table-cell office:value-type="float" office:value="0.00247286625913106" calcext:value-type="float">
            <text:p>0.00247286625913106</text:p>
          </table:table-cell>
          <table:table-cell office:value-type="float" office:value="0.645999610295405" calcext:value-type="float">
            <text:p>0.645999610295405</text:p>
          </table:table-cell>
          <table:table-cell office:value-type="float" office:value="-0.643526744036274" calcext:value-type="float">
            <text:p>-0.643526744036274</text:p>
          </table:table-cell>
        </table:table-row>
        <table:table-row table:style-name="ro1">
          <table:table-cell office:value-type="string" calcext:value-type="string">
            <text:p>slr2078</text:p>
          </table:table-cell>
          <table:table-cell office:value-type="float" office:value="0.0450893594147099" calcext:value-type="float">
            <text:p>0.0450893594147099</text:p>
          </table:table-cell>
          <table:table-cell office:value-type="float" office:value="0.68371721499357" calcext:value-type="float">
            <text:p>0.68371721499357</text:p>
          </table:table-cell>
          <table:table-cell office:value-type="float" office:value="-0.638627855578861" calcext:value-type="float">
            <text:p>-0.638627855578861</text:p>
          </table:table-cell>
        </table:table-row>
        <table:table-row table:style-name="ro1">
          <table:table-cell office:value-type="string" calcext:value-type="string">
            <text:p>ssl2789</text:p>
          </table:table-cell>
          <table:table-cell office:value-type="float" office:value="-0.479914853153698" calcext:value-type="float">
            <text:p>-0.479914853153698</text:p>
          </table:table-cell>
          <table:table-cell office:value-type="float" office:value="0.157854271991148" calcext:value-type="float">
            <text:p>0.157854271991148</text:p>
          </table:table-cell>
          <table:table-cell office:value-type="float" office:value="-0.637769125144846" calcext:value-type="float">
            <text:p>-0.637769125144846</text:p>
          </table:table-cell>
        </table:table-row>
        <table:table-row table:style-name="ro1">
          <table:table-cell office:value-type="string" calcext:value-type="string">
            <text:p>sll0086</text:p>
          </table:table-cell>
          <table:table-cell office:value-type="float" office:value="0.213912041616103" calcext:value-type="float">
            <text:p>0.213912041616103</text:p>
          </table:table-cell>
          <table:table-cell office:value-type="float" office:value="0.851389465228751" calcext:value-type="float">
            <text:p>0.851389465228751</text:p>
          </table:table-cell>
          <table:table-cell office:value-type="float" office:value="-0.637477423612648" calcext:value-type="float">
            <text:p>-0.637477423612648</text:p>
          </table:table-cell>
        </table:table-row>
        <table:table-row table:style-name="ro1">
          <table:table-cell office:value-type="string" calcext:value-type="string">
            <text:p>sll0602</text:p>
          </table:table-cell>
          <table:table-cell office:value-type="float" office:value="-0.400687097105971" calcext:value-type="float">
            <text:p>-0.400687097105971</text:p>
          </table:table-cell>
          <table:table-cell office:value-type="float" office:value="0.232005368696617" calcext:value-type="float">
            <text:p>0.232005368696617</text:p>
          </table:table-cell>
          <table:table-cell office:value-type="float" office:value="-0.632692465802587" calcext:value-type="float">
            <text:p>-0.632692465802587</text:p>
          </table:table-cell>
        </table:table-row>
        <table:table-row table:style-name="ro1">
          <table:table-cell office:value-type="string" calcext:value-type="string">
            <text:p>sll0905</text:p>
          </table:table-cell>
          <table:table-cell office:value-type="float" office:value="-0.560594083509223" calcext:value-type="float">
            <text:p>-0.560594083509223</text:p>
          </table:table-cell>
          <table:table-cell office:value-type="float" office:value="0.0720843592594726" calcext:value-type="float">
            <text:p>0.0720843592594726</text:p>
          </table:table-cell>
          <table:table-cell office:value-type="float" office:value="-0.632678442768695" calcext:value-type="float">
            <text:p>-0.632678442768695</text:p>
          </table:table-cell>
        </table:table-row>
        <table:table-row table:style-name="ro1">
          <table:table-cell office:value-type="string" calcext:value-type="string">
            <text:p>slr2057</text:p>
          </table:table-cell>
          <table:table-cell office:value-type="float" office:value="-0.295345680269285" calcext:value-type="float">
            <text:p>-0.295345680269285</text:p>
          </table:table-cell>
          <table:table-cell office:value-type="float" office:value="0.337132660405492" calcext:value-type="float">
            <text:p>0.337132660405492</text:p>
          </table:table-cell>
          <table:table-cell office:value-type="float" office:value="-0.632478340674776" calcext:value-type="float">
            <text:p>-0.632478340674776</text:p>
          </table:table-cell>
        </table:table-row>
        <table:table-row table:style-name="ro1">
          <table:table-cell office:value-type="string" calcext:value-type="string">
            <text:p>ssr3451</text:p>
          </table:table-cell>
          <table:table-cell office:value-type="float" office:value="-0.533526548661623" calcext:value-type="float">
            <text:p>-0.533526548661623</text:p>
          </table:table-cell>
          <table:table-cell office:value-type="float" office:value="0.0980973137666116" calcext:value-type="float">
            <text:p>0.0980973137666116</text:p>
          </table:table-cell>
          <table:table-cell office:value-type="float" office:value="-0.631623862428234" calcext:value-type="float">
            <text:p>-0.631623862428234</text:p>
          </table:table-cell>
        </table:table-row>
        <table:table-row table:style-name="ro1">
          <table:table-cell office:value-type="string" calcext:value-type="string">
            <text:p>sll0797</text:p>
          </table:table-cell>
          <table:table-cell office:value-type="float" office:value="0.075183564906587" calcext:value-type="float">
            <text:p>0.075183564906587</text:p>
          </table:table-cell>
          <table:table-cell office:value-type="float" office:value="0.706267717770704" calcext:value-type="float">
            <text:p>0.706267717770704</text:p>
          </table:table-cell>
          <table:table-cell office:value-type="float" office:value="-0.631084152864117" calcext:value-type="float">
            <text:p>-0.631084152864117</text:p>
          </table:table-cell>
        </table:table-row>
        <table:table-row table:style-name="ro1">
          <table:table-cell office:value-type="string" calcext:value-type="string">
            <text:p>sll0487</text:p>
          </table:table-cell>
          <table:table-cell office:value-type="float" office:value="0.0254682029494356" calcext:value-type="float">
            <text:p>0.0254682029494356</text:p>
          </table:table-cell>
          <table:table-cell office:value-type="float" office:value="0.653821458265905" calcext:value-type="float">
            <text:p>0.653821458265905</text:p>
          </table:table-cell>
          <table:table-cell office:value-type="float" office:value="-0.62835325531647" calcext:value-type="float">
            <text:p>-0.62835325531647</text:p>
          </table:table-cell>
        </table:table-row>
        <table:table-row table:style-name="ro1">
          <table:table-cell office:value-type="string" calcext:value-type="string">
            <text:p>sll0293</text:p>
          </table:table-cell>
          <table:table-cell office:value-type="float" office:value="-0.0310554809356127" calcext:value-type="float">
            <text:p>-0.0310554809356127</text:p>
          </table:table-cell>
          <table:table-cell office:value-type="float" office:value="0.594820442799658" calcext:value-type="float">
            <text:p>0.594820442799658</text:p>
          </table:table-cell>
          <table:table-cell office:value-type="float" office:value="-0.62587592373527" calcext:value-type="float">
            <text:p>-0.62587592373527</text:p>
          </table:table-cell>
        </table:table-row>
        <table:table-row table:style-name="ro1">
          <table:table-cell office:value-type="string" calcext:value-type="string">
            <text:p>slr1914</text:p>
          </table:table-cell>
          <table:table-cell office:value-type="float" office:value="-0.825288357176909" calcext:value-type="float">
            <text:p>-0.825288357176909</text:p>
          </table:table-cell>
          <table:table-cell office:value-type="float" office:value="-0.20022443176681" calcext:value-type="float">
            <text:p>-0.20022443176681</text:p>
          </table:table-cell>
          <table:table-cell office:value-type="float" office:value="-0.625063925410099" calcext:value-type="float">
            <text:p>-0.625063925410099</text:p>
          </table:table-cell>
        </table:table-row>
        <table:table-row table:style-name="ro1">
          <table:table-cell office:value-type="string" calcext:value-type="string">
            <text:p>slr1338</text:p>
          </table:table-cell>
          <table:table-cell office:value-type="float" office:value="-0.345566879664093" calcext:value-type="float">
            <text:p>-0.345566879664093</text:p>
          </table:table-cell>
          <table:table-cell office:value-type="float" office:value="0.277734580007811" calcext:value-type="float">
            <text:p>0.277734580007811</text:p>
          </table:table-cell>
          <table:table-cell office:value-type="float" office:value="-0.623301459671904" calcext:value-type="float">
            <text:p>-0.623301459671904</text:p>
          </table:table-cell>
        </table:table-row>
        <table:table-row table:style-name="ro1">
          <table:table-cell office:value-type="string" calcext:value-type="string">
            <text:p>slr1549</text:p>
          </table:table-cell>
          <table:table-cell office:value-type="float" office:value="-3.10199562017774" calcext:value-type="float">
            <text:p>-3.10199562017774</text:p>
          </table:table-cell>
          <table:table-cell office:value-type="float" office:value="-2.48026741346511" calcext:value-type="float">
            <text:p>-2.48026741346511</text:p>
          </table:table-cell>
          <table:table-cell office:value-type="float" office:value="-0.621728206712628" calcext:value-type="float">
            <text:p>-0.621728206712628</text:p>
          </table:table-cell>
        </table:table-row>
        <table:table-row table:style-name="ro1">
          <table:table-cell office:value-type="string" calcext:value-type="string">
            <text:p>slr0370</text:p>
          </table:table-cell>
          <table:table-cell office:value-type="float" office:value="-0.106973195530103" calcext:value-type="float">
            <text:p>-0.106973195530103</text:p>
          </table:table-cell>
          <table:table-cell office:value-type="float" office:value="0.514556751619627" calcext:value-type="float">
            <text:p>0.514556751619627</text:p>
          </table:table-cell>
          <table:table-cell office:value-type="float" office:value="-0.62152994714973" calcext:value-type="float">
            <text:p>-0.62152994714973</text:p>
          </table:table-cell>
        </table:table-row>
        <table:table-row table:style-name="ro1">
          <table:table-cell office:value-type="string" calcext:value-type="string">
            <text:p>slr0285</text:p>
          </table:table-cell>
          <table:table-cell office:value-type="float" office:value="0.162752738324714" calcext:value-type="float">
            <text:p>0.162752738324714</text:p>
          </table:table-cell>
          <table:table-cell office:value-type="float" office:value="0.78426585873219" calcext:value-type="float">
            <text:p>0.78426585873219</text:p>
          </table:table-cell>
          <table:table-cell office:value-type="float" office:value="-0.621513120407476" calcext:value-type="float">
            <text:p>-0.621513120407476</text:p>
          </table:table-cell>
        </table:table-row>
        <table:table-row table:style-name="ro1">
          <table:table-cell office:value-type="string" calcext:value-type="string">
            <text:p>sll1733</text:p>
          </table:table-cell>
          <table:table-cell office:value-type="float" office:value="-2.17794828488955" calcext:value-type="float">
            <text:p>-2.17794828488955</text:p>
          </table:table-cell>
          <table:table-cell office:value-type="float" office:value="-1.56414618537017" calcext:value-type="float">
            <text:p>-1.56414618537017</text:p>
          </table:table-cell>
          <table:table-cell office:value-type="float" office:value="-0.613802099519383" calcext:value-type="float">
            <text:p>-0.613802099519383</text:p>
          </table:table-cell>
        </table:table-row>
        <table:table-row table:style-name="ro1">
          <table:table-cell office:value-type="string" calcext:value-type="string">
            <text:p>sll2012</text:p>
          </table:table-cell>
          <table:table-cell office:value-type="float" office:value="-0.2220532318893" calcext:value-type="float">
            <text:p>-0.2220532318893</text:p>
          </table:table-cell>
          <table:table-cell office:value-type="float" office:value="0.391548481792515" calcext:value-type="float">
            <text:p>0.391548481792515</text:p>
          </table:table-cell>
          <table:table-cell office:value-type="float" office:value="-0.613601713681816" calcext:value-type="float">
            <text:p>-0.613601713681816</text:p>
          </table:table-cell>
        </table:table-row>
        <table:table-row table:style-name="ro1">
          <table:table-cell office:value-type="string" calcext:value-type="string">
            <text:p>slr2127</text:p>
          </table:table-cell>
          <table:table-cell office:value-type="float" office:value="-0.548631120238275" calcext:value-type="float">
            <text:p>-0.548631120238275</text:p>
          </table:table-cell>
          <table:table-cell office:value-type="float" office:value="0.0646653761773467" calcext:value-type="float">
            <text:p>0.0646653761773467</text:p>
          </table:table-cell>
          <table:table-cell office:value-type="float" office:value="-0.613296496415622" calcext:value-type="float">
            <text:p>-0.613296496415622</text:p>
          </table:table-cell>
        </table:table-row>
        <table:table-row table:style-name="ro1">
          <table:table-cell office:value-type="string" calcext:value-type="string">
            <text:p>slr0782</text:p>
          </table:table-cell>
          <table:table-cell office:value-type="float" office:value="0.16252428907066" calcext:value-type="float">
            <text:p>0.16252428907066</text:p>
          </table:table-cell>
          <table:table-cell office:value-type="float" office:value="0.774545215177727" calcext:value-type="float">
            <text:p>0.774545215177727</text:p>
          </table:table-cell>
          <table:table-cell office:value-type="float" office:value="-0.612020926107068" calcext:value-type="float">
            <text:p>-0.612020926107068</text:p>
          </table:table-cell>
        </table:table-row>
        <table:table-row table:style-name="ro1">
          <table:table-cell office:value-type="string" calcext:value-type="string">
            <text:p>sll0376</text:p>
          </table:table-cell>
          <table:table-cell office:value-type="float" office:value="-0.212606492303669" calcext:value-type="float">
            <text:p>-0.212606492303669</text:p>
          </table:table-cell>
          <table:table-cell office:value-type="float" office:value="0.395935398029512" calcext:value-type="float">
            <text:p>0.395935398029512</text:p>
          </table:table-cell>
          <table:table-cell office:value-type="float" office:value="-0.60854189033318" calcext:value-type="float">
            <text:p>-0.60854189033318</text:p>
          </table:table-cell>
        </table:table-row>
        <table:table-row table:style-name="ro1">
          <table:table-cell office:value-type="string" calcext:value-type="string">
            <text:p>slr2074</text:p>
          </table:table-cell>
          <table:table-cell office:value-type="float" office:value="-1.36117268982637" calcext:value-type="float">
            <text:p>-1.36117268982637</text:p>
          </table:table-cell>
          <table:table-cell office:value-type="float" office:value="-0.755101193045867" calcext:value-type="float">
            <text:p>-0.755101193045867</text:p>
          </table:table-cell>
          <table:table-cell office:value-type="float" office:value="-0.606071496780503" calcext:value-type="float">
            <text:p>-0.606071496780503</text:p>
          </table:table-cell>
        </table:table-row>
        <table:table-row table:style-name="ro1">
          <table:table-cell office:value-type="string" calcext:value-type="string">
            <text:p>slr0369</text:p>
          </table:table-cell>
          <table:table-cell office:value-type="float" office:value="-0.182045943703687" calcext:value-type="float">
            <text:p>-0.182045943703687</text:p>
          </table:table-cell>
          <table:table-cell office:value-type="float" office:value="0.423773299988651" calcext:value-type="float">
            <text:p>0.423773299988651</text:p>
          </table:table-cell>
          <table:table-cell office:value-type="float" office:value="-0.605819243692337" calcext:value-type="float">
            <text:p>-0.605819243692337</text:p>
          </table:table-cell>
        </table:table-row>
        <table:table-row table:style-name="ro1">
          <table:table-cell office:value-type="string" calcext:value-type="string">
            <text:p>slr1417</text:p>
          </table:table-cell>
          <table:table-cell office:value-type="float" office:value="-0.260359439860452" calcext:value-type="float">
            <text:p>-0.260359439860452</text:p>
          </table:table-cell>
          <table:table-cell office:value-type="float" office:value="0.343736973061604" calcext:value-type="float">
            <text:p>0.343736973061604</text:p>
          </table:table-cell>
          <table:table-cell office:value-type="float" office:value="-0.604096412922056" calcext:value-type="float">
            <text:p>-0.604096412922056</text:p>
          </table:table-cell>
        </table:table-row>
        <table:table-row table:style-name="ro1">
          <table:table-cell office:value-type="string" calcext:value-type="string">
            <text:p>slr0611</text:p>
          </table:table-cell>
          <table:table-cell office:value-type="float" office:value="-2.51762451982973" calcext:value-type="float">
            <text:p>-2.51762451982973</text:p>
          </table:table-cell>
          <table:table-cell office:value-type="float" office:value="-1.91354682663858" calcext:value-type="float">
            <text:p>-1.91354682663858</text:p>
          </table:table-cell>
          <table:table-cell office:value-type="float" office:value="-0.60407769319115" calcext:value-type="float">
            <text:p>-0.60407769319115</text:p>
          </table:table-cell>
        </table:table-row>
        <table:table-row table:style-name="ro1">
          <table:table-cell office:value-type="string" calcext:value-type="string">
            <text:p>slr0195</text:p>
          </table:table-cell>
          <table:table-cell office:value-type="float" office:value="0.071217414841323" calcext:value-type="float">
            <text:p>0.071217414841323</text:p>
          </table:table-cell>
          <table:table-cell office:value-type="float" office:value="0.674878588813485" calcext:value-type="float">
            <text:p>0.674878588813485</text:p>
          </table:table-cell>
          <table:table-cell office:value-type="float" office:value="-0.603661173972162" calcext:value-type="float">
            <text:p>-0.603661173972162</text:p>
          </table:table-cell>
        </table:table-row>
        <table:table-row table:style-name="ro1">
          <table:table-cell office:value-type="string" calcext:value-type="string">
            <text:p>sll0330</text:p>
          </table:table-cell>
          <table:table-cell office:value-type="float" office:value="0.118851576815668" calcext:value-type="float">
            <text:p>0.118851576815668</text:p>
          </table:table-cell>
          <table:table-cell office:value-type="float" office:value="0.72101364411519" calcext:value-type="float">
            <text:p>0.72101364411519</text:p>
          </table:table-cell>
          <table:table-cell office:value-type="float" office:value="-0.602162067299521" calcext:value-type="float">
            <text:p>-0.602162067299521</text:p>
          </table:table-cell>
        </table:table-row>
        <table:table-row table:style-name="ro1">
          <table:table-cell office:value-type="string" calcext:value-type="string">
            <text:p>slr0591</text:p>
          </table:table-cell>
          <table:table-cell office:value-type="float" office:value="-2.53055885352245" calcext:value-type="float">
            <text:p>-2.53055885352245</text:p>
          </table:table-cell>
          <table:table-cell office:value-type="float" office:value="-1.92982956874148" calcext:value-type="float">
            <text:p>-1.92982956874148</text:p>
          </table:table-cell>
          <table:table-cell office:value-type="float" office:value="-0.60072928478097" calcext:value-type="float">
            <text:p>-0.60072928478097</text:p>
          </table:table-cell>
        </table:table-row>
        <table:table-row table:style-name="ro1">
          <table:table-cell office:value-type="string" calcext:value-type="string">
            <text:p>ssl2420</text:p>
          </table:table-cell>
          <table:table-cell office:value-type="float" office:value="0.0508594635971229" calcext:value-type="float">
            <text:p>0.0508594635971229</text:p>
          </table:table-cell>
          <table:table-cell office:value-type="float" office:value="0.65036140378335" calcext:value-type="float">
            <text:p>0.65036140378335</text:p>
          </table:table-cell>
          <table:table-cell office:value-type="float" office:value="-0.599501940186227" calcext:value-type="float">
            <text:p>-0.599501940186227</text:p>
          </table:table-cell>
        </table:table-row>
        <table:table-row table:style-name="ro1">
          <table:table-cell office:value-type="string" calcext:value-type="string">
            <text:p>sll0327</text:p>
          </table:table-cell>
          <table:table-cell office:value-type="float" office:value="-0.257917023926538" calcext:value-type="float">
            <text:p>-0.257917023926538</text:p>
          </table:table-cell>
          <table:table-cell office:value-type="float" office:value="0.338482886732239" calcext:value-type="float">
            <text:p>0.338482886732239</text:p>
          </table:table-cell>
          <table:table-cell office:value-type="float" office:value="-0.596399910658776" calcext:value-type="float">
            <text:p>-0.596399910658776</text:p>
          </table:table-cell>
        </table:table-row>
        <table:table-row table:style-name="ro1">
          <table:table-cell office:value-type="string" calcext:value-type="string">
            <text:p>slr2087</text:p>
          </table:table-cell>
          <table:table-cell office:value-type="float" office:value="-0.962753088028397" calcext:value-type="float">
            <text:p>-0.962753088028397</text:p>
          </table:table-cell>
          <table:table-cell office:value-type="float" office:value="-0.368606757366362" calcext:value-type="float">
            <text:p>-0.368606757366362</text:p>
          </table:table-cell>
          <table:table-cell office:value-type="float" office:value="-0.594146330662035" calcext:value-type="float">
            <text:p>-0.594146330662035</text:p>
          </table:table-cell>
        </table:table-row>
        <table:table-row table:style-name="ro1">
          <table:table-cell office:value-type="string" calcext:value-type="string">
            <text:p>sll1507</text:p>
          </table:table-cell>
          <table:table-cell office:value-type="float" office:value="-0.208226768627445" calcext:value-type="float">
            <text:p>-0.208226768627445</text:p>
          </table:table-cell>
          <table:table-cell office:value-type="float" office:value="0.384124959227289" calcext:value-type="float">
            <text:p>0.384124959227289</text:p>
          </table:table-cell>
          <table:table-cell office:value-type="float" office:value="-0.592351727854734" calcext:value-type="float">
            <text:p>-0.592351727854734</text:p>
          </table:table-cell>
        </table:table-row>
        <table:table-row table:style-name="ro1">
          <table:table-cell office:value-type="string" calcext:value-type="string">
            <text:p>ssl0707</text:p>
          </table:table-cell>
          <table:table-cell office:value-type="float" office:value="0.427613701580946" calcext:value-type="float">
            <text:p>0.427613701580946</text:p>
          </table:table-cell>
          <table:table-cell office:value-type="float" office:value="1.01761426711899" calcext:value-type="float">
            <text:p>1.01761426711899</text:p>
          </table:table-cell>
          <table:table-cell office:value-type="float" office:value="-0.590000565538039" calcext:value-type="float">
            <text:p>-0.590000565538039</text:p>
          </table:table-cell>
        </table:table-row>
        <table:table-row table:style-name="ro1">
          <table:table-cell office:value-type="string" calcext:value-type="string">
            <text:p>slr1536</text:p>
          </table:table-cell>
          <table:table-cell office:value-type="float" office:value="0.133217262137478" calcext:value-type="float">
            <text:p>0.133217262137478</text:p>
          </table:table-cell>
          <table:table-cell office:value-type="float" office:value="0.72294589264315" calcext:value-type="float">
            <text:p>0.72294589264315</text:p>
          </table:table-cell>
          <table:table-cell office:value-type="float" office:value="-0.589728630505672" calcext:value-type="float">
            <text:p>-0.589728630505672</text:p>
          </table:table-cell>
        </table:table-row>
        <table:table-row table:style-name="ro1">
          <table:table-cell office:value-type="string" calcext:value-type="string">
            <text:p>sll1089</text:p>
          </table:table-cell>
          <table:table-cell office:value-type="float" office:value="0.122516066948548" calcext:value-type="float">
            <text:p>0.122516066948548</text:p>
          </table:table-cell>
          <table:table-cell office:value-type="float" office:value="0.711558210245251" calcext:value-type="float">
            <text:p>0.711558210245251</text:p>
          </table:table-cell>
          <table:table-cell office:value-type="float" office:value="-0.589042143296702" calcext:value-type="float">
            <text:p>-0.589042143296702</text:p>
          </table:table-cell>
        </table:table-row>
        <table:table-row table:style-name="ro1">
          <table:table-cell office:value-type="string" calcext:value-type="string">
            <text:p>slr0171</text:p>
          </table:table-cell>
          <table:table-cell office:value-type="float" office:value="-0.0955396937607487" calcext:value-type="float">
            <text:p>-0.0955396937607487</text:p>
          </table:table-cell>
          <table:table-cell office:value-type="float" office:value="0.49197529907502" calcext:value-type="float">
            <text:p>0.49197529907502</text:p>
          </table:table-cell>
          <table:table-cell office:value-type="float" office:value="-0.587514992835769" calcext:value-type="float">
            <text:p>-0.587514992835769</text:p>
          </table:table-cell>
        </table:table-row>
        <table:table-row table:style-name="ro1">
          <table:table-cell office:value-type="string" calcext:value-type="string">
            <text:p>sll1150</text:p>
          </table:table-cell>
          <table:table-cell office:value-type="float" office:value="-0.00496902673103403" calcext:value-type="float">
            <text:p>-0.00496902673103403</text:p>
          </table:table-cell>
          <table:table-cell office:value-type="float" office:value="0.580095709046258" calcext:value-type="float">
            <text:p>0.580095709046258</text:p>
          </table:table-cell>
          <table:table-cell office:value-type="float" office:value="-0.585064735777292" calcext:value-type="float">
            <text:p>-0.585064735777292</text:p>
          </table:table-cell>
        </table:table-row>
        <table:table-row table:style-name="ro1">
          <table:table-cell office:value-type="string" calcext:value-type="string">
            <text:p>slr1274</text:p>
          </table:table-cell>
          <table:table-cell office:value-type="float" office:value="-0.246989821221943" calcext:value-type="float">
            <text:p>-0.246989821221943</text:p>
          </table:table-cell>
          <table:table-cell office:value-type="float" office:value="0.337560811564919" calcext:value-type="float">
            <text:p>0.337560811564919</text:p>
          </table:table-cell>
          <table:table-cell office:value-type="float" office:value="-0.584550632786862" calcext:value-type="float">
            <text:p>-0.584550632786862</text:p>
          </table:table-cell>
        </table:table-row>
        <table:table-row table:style-name="ro1">
          <table:table-cell office:value-type="string" calcext:value-type="string">
            <text:p>sll0188</text:p>
          </table:table-cell>
          <table:table-cell office:value-type="float" office:value="0.381714330381357" calcext:value-type="float">
            <text:p>0.381714330381357</text:p>
          </table:table-cell>
          <table:table-cell office:value-type="float" office:value="0.962924312986534" calcext:value-type="float">
            <text:p>0.962924312986534</text:p>
          </table:table-cell>
          <table:table-cell office:value-type="float" office:value="-0.581209982605177" calcext:value-type="float">
            <text:p>-0.581209982605177</text:p>
          </table:table-cell>
        </table:table-row>
        <table:table-row table:style-name="ro1">
          <table:table-cell office:value-type="string" calcext:value-type="string">
            <text:p>sll0650</text:p>
          </table:table-cell>
          <table:table-cell office:value-type="float" office:value="-0.203079003736685" calcext:value-type="float">
            <text:p>-0.203079003736685</text:p>
          </table:table-cell>
          <table:table-cell office:value-type="float" office:value="0.375941649965907" calcext:value-type="float">
            <text:p>0.375941649965907</text:p>
          </table:table-cell>
          <table:table-cell office:value-type="float" office:value="-0.579020653702592" calcext:value-type="float">
            <text:p>-0.579020653702592</text:p>
          </table:table-cell>
        </table:table-row>
        <table:table-row table:style-name="ro1">
          <table:table-cell office:value-type="string" calcext:value-type="string">
            <text:p>sll0503</text:p>
          </table:table-cell>
          <table:table-cell office:value-type="float" office:value="-0.285189237123998" calcext:value-type="float">
            <text:p>-0.285189237123998</text:p>
          </table:table-cell>
          <table:table-cell office:value-type="float" office:value="0.293028263250597" calcext:value-type="float">
            <text:p>0.293028263250597</text:p>
          </table:table-cell>
          <table:table-cell office:value-type="float" office:value="-0.578217500374595" calcext:value-type="float">
            <text:p>-0.578217500374595</text:p>
          </table:table-cell>
        </table:table-row>
        <table:table-row table:style-name="ro1">
          <table:table-cell office:value-type="string" calcext:value-type="string">
            <text:p>slr0042</text:p>
          </table:table-cell>
          <table:table-cell office:value-type="float" office:value="-1.8453314158618" calcext:value-type="float">
            <text:p>-1.8453314158618</text:p>
          </table:table-cell>
          <table:table-cell office:value-type="float" office:value="-1.26750910314124" calcext:value-type="float">
            <text:p>-1.26750910314124</text:p>
          </table:table-cell>
          <table:table-cell office:value-type="float" office:value="-0.577822312720564" calcext:value-type="float">
            <text:p>-0.577822312720564</text:p>
          </table:table-cell>
        </table:table-row>
        <table:table-row table:style-name="ro1">
          <table:table-cell office:value-type="string" calcext:value-type="string">
            <text:p>slr0650</text:p>
          </table:table-cell>
          <table:table-cell office:value-type="float" office:value="0.467870512617002" calcext:value-type="float">
            <text:p>0.467870512617002</text:p>
          </table:table-cell>
          <table:table-cell office:value-type="float" office:value="1.04472256787322" calcext:value-type="float">
            <text:p>1.04472256787322</text:p>
          </table:table-cell>
          <table:table-cell office:value-type="float" office:value="-0.576852055256214" calcext:value-type="float">
            <text:p>-0.576852055256214</text:p>
          </table:table-cell>
        </table:table-row>
        <table:table-row table:style-name="ro1">
          <table:table-cell office:value-type="string" calcext:value-type="string">
            <text:p>slr1367</text:p>
          </table:table-cell>
          <table:table-cell office:value-type="float" office:value="-0.750705871855012" calcext:value-type="float">
            <text:p>-0.750705871855012</text:p>
          </table:table-cell>
          <table:table-cell office:value-type="float" office:value="-0.173958906430566" calcext:value-type="float">
            <text:p>-0.173958906430566</text:p>
          </table:table-cell>
          <table:table-cell office:value-type="float" office:value="-0.576746965424446" calcext:value-type="float">
            <text:p>-0.576746965424446</text:p>
          </table:table-cell>
        </table:table-row>
        <table:table-row table:style-name="ro1">
          <table:table-cell office:value-type="string" calcext:value-type="string">
            <text:p>sll1932</text:p>
          </table:table-cell>
          <table:table-cell office:value-type="float" office:value="-1.14680833423274" calcext:value-type="float">
            <text:p>-1.14680833423274</text:p>
          </table:table-cell>
          <table:table-cell office:value-type="float" office:value="-0.570457233404687" calcext:value-type="float">
            <text:p>-0.570457233404687</text:p>
          </table:table-cell>
          <table:table-cell office:value-type="float" office:value="-0.576351100828049" calcext:value-type="float">
            <text:p>-0.576351100828049</text:p>
          </table:table-cell>
        </table:table-row>
        <table:table-row table:style-name="ro1">
          <table:table-cell office:value-type="string" calcext:value-type="string">
            <text:p>slr1699</text:p>
          </table:table-cell>
          <table:table-cell office:value-type="float" office:value="-0.479842125396625" calcext:value-type="float">
            <text:p>-0.479842125396625</text:p>
          </table:table-cell>
          <table:table-cell office:value-type="float" office:value="0.0941845401014446" calcext:value-type="float">
            <text:p>0.0941845401014446</text:p>
          </table:table-cell>
          <table:table-cell office:value-type="float" office:value="-0.57402666549807" calcext:value-type="float">
            <text:p>-0.57402666549807</text:p>
          </table:table-cell>
        </table:table-row>
        <table:table-row table:style-name="ro1">
          <table:table-cell office:value-type="string" calcext:value-type="string">
            <text:p>slr0442</text:p>
          </table:table-cell>
          <table:table-cell office:value-type="float" office:value="-0.698548465281721" calcext:value-type="float">
            <text:p>-0.698548465281721</text:p>
          </table:table-cell>
          <table:table-cell office:value-type="float" office:value="-0.126512783743768" calcext:value-type="float">
            <text:p>-0.126512783743768</text:p>
          </table:table-cell>
          <table:table-cell office:value-type="float" office:value="-0.572035681537954" calcext:value-type="float">
            <text:p>-0.572035681537954</text:p>
          </table:table-cell>
        </table:table-row>
        <table:table-row table:style-name="ro1">
          <table:table-cell office:value-type="string" calcext:value-type="string">
            <text:p>sll0886</text:p>
          </table:table-cell>
          <table:table-cell office:value-type="float" office:value="-0.231989867701998" calcext:value-type="float">
            <text:p>-0.231989867701998</text:p>
          </table:table-cell>
          <table:table-cell office:value-type="float" office:value="0.338247193342668" calcext:value-type="float">
            <text:p>0.338247193342668</text:p>
          </table:table-cell>
          <table:table-cell office:value-type="float" office:value="-0.570237061044666" calcext:value-type="float">
            <text:p>-0.570237061044666</text:p>
          </table:table-cell>
        </table:table-row>
        <table:table-row table:style-name="ro1">
          <table:table-cell office:value-type="string" calcext:value-type="string">
            <text:p>sll0924</text:p>
          </table:table-cell>
          <table:table-cell office:value-type="float" office:value="-0.260533012182742" calcext:value-type="float">
            <text:p>-0.260533012182742</text:p>
          </table:table-cell>
          <table:table-cell office:value-type="float" office:value="0.308212846267019" calcext:value-type="float">
            <text:p>0.308212846267019</text:p>
          </table:table-cell>
          <table:table-cell office:value-type="float" office:value="-0.56874585844976" calcext:value-type="float">
            <text:p>-0.56874585844976</text:p>
          </table:table-cell>
        </table:table-row>
        <table:table-row table:style-name="ro1">
          <table:table-cell office:value-type="string" calcext:value-type="string">
            <text:p>sll1294</text:p>
          </table:table-cell>
          <table:table-cell office:value-type="float" office:value="-0.0426931089119984" calcext:value-type="float">
            <text:p>-0.0426931089119984</text:p>
          </table:table-cell>
          <table:table-cell office:value-type="float" office:value="0.524893846369032" calcext:value-type="float">
            <text:p>0.524893846369032</text:p>
          </table:table-cell>
          <table:table-cell office:value-type="float" office:value="-0.567586955281031" calcext:value-type="float">
            <text:p>-0.567586955281031</text:p>
          </table:table-cell>
        </table:table-row>
        <table:table-row table:style-name="ro1">
          <table:table-cell office:value-type="string" calcext:value-type="string">
            <text:p>sll1841</text:p>
          </table:table-cell>
          <table:table-cell office:value-type="float" office:value="-2.22676689577176" calcext:value-type="float">
            <text:p>-2.22676689577176</text:p>
          </table:table-cell>
          <table:table-cell office:value-type="float" office:value="-1.66130001900096" calcext:value-type="float">
            <text:p>-1.66130001900096</text:p>
          </table:table-cell>
          <table:table-cell office:value-type="float" office:value="-0.5654668767708" calcext:value-type="float">
            <text:p>-0.5654668767708</text:p>
          </table:table-cell>
        </table:table-row>
        <table:table-row table:style-name="ro1">
          <table:table-cell office:value-type="string" calcext:value-type="string">
            <text:p>sll1429</text:p>
          </table:table-cell>
          <table:table-cell office:value-type="float" office:value="-0.179820557543023" calcext:value-type="float">
            <text:p>-0.179820557543023</text:p>
          </table:table-cell>
          <table:table-cell office:value-type="float" office:value="0.38538502648161" calcext:value-type="float">
            <text:p>0.38538502648161</text:p>
          </table:table-cell>
          <table:table-cell office:value-type="float" office:value="-0.565205584024633" calcext:value-type="float">
            <text:p>-0.565205584024633</text:p>
          </table:table-cell>
        </table:table-row>
        <table:table-row table:style-name="ro1">
          <table:table-cell office:value-type="string" calcext:value-type="string">
            <text:p>slr1928</text:p>
          </table:table-cell>
          <table:table-cell office:value-type="float" office:value="-0.14401909102451" calcext:value-type="float">
            <text:p>-0.14401909102451</text:p>
          </table:table-cell>
          <table:table-cell office:value-type="float" office:value="0.41862988325997" calcext:value-type="float">
            <text:p>0.41862988325997</text:p>
          </table:table-cell>
          <table:table-cell office:value-type="float" office:value="-0.56264897428448" calcext:value-type="float">
            <text:p>-0.56264897428448</text:p>
          </table:table-cell>
        </table:table-row>
        <table:table-row table:style-name="ro1">
          <table:table-cell office:value-type="string" calcext:value-type="string">
            <text:p>sll8007</text:p>
          </table:table-cell>
          <table:table-cell office:value-type="float" office:value="-0.780584316941149" calcext:value-type="float">
            <text:p>-0.780584316941149</text:p>
          </table:table-cell>
          <table:table-cell office:value-type="float" office:value="-0.219616344806085" calcext:value-type="float">
            <text:p>-0.219616344806085</text:p>
          </table:table-cell>
          <table:table-cell office:value-type="float" office:value="-0.560967972135064" calcext:value-type="float">
            <text:p>-0.560967972135064</text:p>
          </table:table-cell>
        </table:table-row>
        <table:table-row table:style-name="ro1">
          <table:table-cell office:value-type="string" calcext:value-type="string">
            <text:p>sll1201</text:p>
          </table:table-cell>
          <table:table-cell office:value-type="float" office:value="0.243376720542883" calcext:value-type="float">
            <text:p>0.243376720542883</text:p>
          </table:table-cell>
          <table:table-cell office:value-type="float" office:value="0.803634586102746" calcext:value-type="float">
            <text:p>0.803634586102746</text:p>
          </table:table-cell>
          <table:table-cell office:value-type="float" office:value="-0.560257865559863" calcext:value-type="float">
            <text:p>-0.560257865559863</text:p>
          </table:table-cell>
        </table:table-row>
        <table:table-row table:style-name="ro1">
          <table:table-cell office:value-type="string" calcext:value-type="string">
            <text:p>ssr2153</text:p>
          </table:table-cell>
          <table:table-cell office:value-type="float" office:value="-0.350815131548731" calcext:value-type="float">
            <text:p>-0.350815131548731</text:p>
          </table:table-cell>
          <table:table-cell office:value-type="float" office:value="0.208202353792852" calcext:value-type="float">
            <text:p>0.208202353792852</text:p>
          </table:table-cell>
          <table:table-cell office:value-type="float" office:value="-0.559017485341583" calcext:value-type="float">
            <text:p>-0.559017485341583</text:p>
          </table:table-cell>
        </table:table-row>
        <table:table-row table:style-name="ro1">
          <table:table-cell office:value-type="string" calcext:value-type="string">
            <text:p>ssr8013</text:p>
          </table:table-cell>
          <table:table-cell office:value-type="float" office:value="-0.7628568860497" calcext:value-type="float">
            <text:p>-0.7628568860497</text:p>
          </table:table-cell>
          <table:table-cell office:value-type="float" office:value="-0.203928939623491" calcext:value-type="float">
            <text:p>-0.203928939623491</text:p>
          </table:table-cell>
          <table:table-cell office:value-type="float" office:value="-0.558927946426209" calcext:value-type="float">
            <text:p>-0.558927946426209</text:p>
          </table:table-cell>
        </table:table-row>
        <table:table-row table:style-name="ro1">
          <table:table-cell office:value-type="string" calcext:value-type="string">
            <text:p>sll0995</text:p>
          </table:table-cell>
          <table:table-cell office:value-type="float" office:value="-2.96146517674859" calcext:value-type="float">
            <text:p>-2.96146517674859</text:p>
          </table:table-cell>
          <table:table-cell office:value-type="float" office:value="-2.40361477702374" calcext:value-type="float">
            <text:p>-2.40361477702374</text:p>
          </table:table-cell>
          <table:table-cell office:value-type="float" office:value="-0.557850399724852" calcext:value-type="float">
            <text:p>-0.557850399724852</text:p>
          </table:table-cell>
        </table:table-row>
        <table:table-row table:style-name="ro1">
          <table:table-cell office:value-type="string" calcext:value-type="string">
            <text:p>sll1080</text:p>
          </table:table-cell>
          <table:table-cell office:value-type="float" office:value="-0.0791652435135765" calcext:value-type="float">
            <text:p>-0.0791652435135765</text:p>
          </table:table-cell>
          <table:table-cell office:value-type="float" office:value="0.476362258692144" calcext:value-type="float">
            <text:p>0.476362258692144</text:p>
          </table:table-cell>
          <table:table-cell office:value-type="float" office:value="-0.55552750220572" calcext:value-type="float">
            <text:p>-0.55552750220572</text:p>
          </table:table-cell>
        </table:table-row>
        <table:table-row table:style-name="ro1">
          <table:table-cell office:value-type="string" calcext:value-type="string">
            <text:p>slr2001</text:p>
          </table:table-cell>
          <table:table-cell office:value-type="float" office:value="-1.19616200125403" calcext:value-type="float">
            <text:p>-1.19616200125403</text:p>
          </table:table-cell>
          <table:table-cell office:value-type="float" office:value="-0.644810927513595" calcext:value-type="float">
            <text:p>-0.644810927513595</text:p>
          </table:table-cell>
          <table:table-cell office:value-type="float" office:value="-0.551351073740432" calcext:value-type="float">
            <text:p>-0.551351073740432</text:p>
          </table:table-cell>
        </table:table-row>
        <table:table-row table:style-name="ro1">
          <table:table-cell office:value-type="string" calcext:value-type="string">
            <text:p>slr1318</text:p>
          </table:table-cell>
          <table:table-cell office:value-type="float" office:value="-0.240347002022337" calcext:value-type="float">
            <text:p>-0.240347002022337</text:p>
          </table:table-cell>
          <table:table-cell office:value-type="float" office:value="0.310040622286591" calcext:value-type="float">
            <text:p>0.310040622286591</text:p>
          </table:table-cell>
          <table:table-cell office:value-type="float" office:value="-0.550387624308928" calcext:value-type="float">
            <text:p>-0.550387624308928</text:p>
          </table:table-cell>
        </table:table-row>
        <table:table-row table:style-name="ro1">
          <table:table-cell office:value-type="string" calcext:value-type="string">
            <text:p>slr1596</text:p>
          </table:table-cell>
          <table:table-cell office:value-type="float" office:value="-0.582513592653521" calcext:value-type="float">
            <text:p>-0.582513592653521</text:p>
          </table:table-cell>
          <table:table-cell office:value-type="float" office:value="-0.0324274423544734" calcext:value-type="float">
            <text:p>-0.0324274423544734</text:p>
          </table:table-cell>
          <table:table-cell office:value-type="float" office:value="-0.550086150299047" calcext:value-type="float">
            <text:p>-0.550086150299047</text:p>
          </table:table-cell>
        </table:table-row>
        <table:table-row table:style-name="ro1">
          <table:table-cell office:value-type="string" calcext:value-type="string">
            <text:p>ssl2923</text:p>
          </table:table-cell>
          <table:table-cell office:value-type="float" office:value="0.0594027854511358" calcext:value-type="float">
            <text:p>0.0594027854511358</text:p>
          </table:table-cell>
          <table:table-cell office:value-type="float" office:value="0.609476187301381" calcext:value-type="float">
            <text:p>0.609476187301381</text:p>
          </table:table-cell>
          <table:table-cell office:value-type="float" office:value="-0.550073401850245" calcext:value-type="float">
            <text:p>-0.550073401850245</text:p>
          </table:table-cell>
        </table:table-row>
        <table:table-row table:style-name="ro1">
          <table:table-cell office:value-type="string" calcext:value-type="string">
            <text:p>sll1173</text:p>
          </table:table-cell>
          <table:table-cell office:value-type="float" office:value="-0.822824354696187" calcext:value-type="float">
            <text:p>-0.822824354696187</text:p>
          </table:table-cell>
          <table:table-cell office:value-type="float" office:value="-0.274633598451082" calcext:value-type="float">
            <text:p>-0.274633598451082</text:p>
          </table:table-cell>
          <table:table-cell office:value-type="float" office:value="-0.548190756245105" calcext:value-type="float">
            <text:p>-0.548190756245105</text:p>
          </table:table-cell>
        </table:table-row>
        <table:table-row table:style-name="ro1">
          <table:table-cell office:value-type="string" calcext:value-type="string">
            <text:p>ssr2754</text:p>
          </table:table-cell>
          <table:table-cell office:value-type="float" office:value="0.167431269650596" calcext:value-type="float">
            <text:p>0.167431269650596</text:p>
          </table:table-cell>
          <table:table-cell office:value-type="float" office:value="0.715167937092638" calcext:value-type="float">
            <text:p>0.715167937092638</text:p>
          </table:table-cell>
          <table:table-cell office:value-type="float" office:value="-0.547736667442042" calcext:value-type="float">
            <text:p>-0.547736667442042</text:p>
          </table:table-cell>
        </table:table-row>
        <table:table-row table:style-name="ro1">
          <table:table-cell office:value-type="string" calcext:value-type="string">
            <text:p>sll1871</text:p>
          </table:table-cell>
          <table:table-cell office:value-type="float" office:value="-0.507444235068827" calcext:value-type="float">
            <text:p>-0.507444235068827</text:p>
          </table:table-cell>
          <table:table-cell office:value-type="float" office:value="0.0396785930517852" calcext:value-type="float">
            <text:p>0.0396785930517852</text:p>
          </table:table-cell>
          <table:table-cell office:value-type="float" office:value="-0.547122828120612" calcext:value-type="float">
            <text:p>-0.547122828120612</text:p>
          </table:table-cell>
        </table:table-row>
        <table:table-row table:style-name="ro1">
          <table:table-cell office:value-type="string" calcext:value-type="string">
            <text:p>slr0294</text:p>
          </table:table-cell>
          <table:table-cell office:value-type="float" office:value="-0.168587250266322" calcext:value-type="float">
            <text:p>-0.168587250266322</text:p>
          </table:table-cell>
          <table:table-cell office:value-type="float" office:value="0.376110385959985" calcext:value-type="float">
            <text:p>0.376110385959985</text:p>
          </table:table-cell>
          <table:table-cell office:value-type="float" office:value="-0.544697636226308" calcext:value-type="float">
            <text:p>-0.544697636226308</text:p>
          </table:table-cell>
        </table:table-row>
        <table:table-row table:style-name="ro1">
          <table:table-cell office:value-type="string" calcext:value-type="string">
            <text:p>sll1791</text:p>
          </table:table-cell>
          <table:table-cell office:value-type="float" office:value="-0.0614882083178484" calcext:value-type="float">
            <text:p>-0.0614882083178484</text:p>
          </table:table-cell>
          <table:table-cell office:value-type="float" office:value="0.482958530952035" calcext:value-type="float">
            <text:p>0.482958530952035</text:p>
          </table:table-cell>
          <table:table-cell office:value-type="float" office:value="-0.544446739269883" calcext:value-type="float">
            <text:p>-0.544446739269883</text:p>
          </table:table-cell>
        </table:table-row>
        <table:table-row table:style-name="ro1">
          <table:table-cell office:value-type="string" calcext:value-type="string">
            <text:p>sll1938</text:p>
          </table:table-cell>
          <table:table-cell office:value-type="float" office:value="-2.01430443592791" calcext:value-type="float">
            <text:p>-2.01430443592791</text:p>
          </table:table-cell>
          <table:table-cell office:value-type="float" office:value="-1.47054839427914" calcext:value-type="float">
            <text:p>-1.47054839427914</text:p>
          </table:table-cell>
          <table:table-cell office:value-type="float" office:value="-0.543756041648774" calcext:value-type="float">
            <text:p>-0.543756041648774</text:p>
          </table:table-cell>
        </table:table-row>
        <table:table-row table:style-name="ro1">
          <table:table-cell office:value-type="string" calcext:value-type="string">
            <text:p>slr2042</text:p>
          </table:table-cell>
          <table:table-cell office:value-type="float" office:value="-2.97658285003769" calcext:value-type="float">
            <text:p>-2.97658285003769</text:p>
          </table:table-cell>
          <table:table-cell office:value-type="float" office:value="-2.43355813347029" calcext:value-type="float">
            <text:p>-2.43355813347029</text:p>
          </table:table-cell>
          <table:table-cell office:value-type="float" office:value="-0.543024716567395" calcext:value-type="float">
            <text:p>-0.543024716567395</text:p>
          </table:table-cell>
        </table:table-row>
        <table:table-row table:style-name="ro1">
          <table:table-cell office:value-type="string" calcext:value-type="string">
            <text:p>sgl0002</text:p>
          </table:table-cell>
          <table:table-cell office:value-type="float" office:value="-0.329524943203662" calcext:value-type="float">
            <text:p>-0.329524943203662</text:p>
          </table:table-cell>
          <table:table-cell office:value-type="float" office:value="0.211990918948562" calcext:value-type="float">
            <text:p>0.211990918948562</text:p>
          </table:table-cell>
          <table:table-cell office:value-type="float" office:value="-0.541515862152224" calcext:value-type="float">
            <text:p>-0.541515862152224</text:p>
          </table:table-cell>
        </table:table-row>
        <table:table-row table:style-name="ro1">
          <table:table-cell office:value-type="string" calcext:value-type="string">
            <text:p>sll0761</text:p>
          </table:table-cell>
          <table:table-cell office:value-type="float" office:value="-0.0947312561535503" calcext:value-type="float">
            <text:p>-0.0947312561535503</text:p>
          </table:table-cell>
          <table:table-cell office:value-type="float" office:value="0.445572680598875" calcext:value-type="float">
            <text:p>0.445572680598875</text:p>
          </table:table-cell>
          <table:table-cell office:value-type="float" office:value="-0.540303936752425" calcext:value-type="float">
            <text:p>-0.540303936752425</text:p>
          </table:table-cell>
        </table:table-row>
        <table:table-row table:style-name="ro1">
          <table:table-cell office:value-type="string" calcext:value-type="string">
            <text:p>slr1451</text:p>
          </table:table-cell>
          <table:table-cell office:value-type="float" office:value="0.253299769577572" calcext:value-type="float">
            <text:p>0.253299769577572</text:p>
          </table:table-cell>
          <table:table-cell office:value-type="float" office:value="0.793418007551164" calcext:value-type="float">
            <text:p>0.793418007551164</text:p>
          </table:table-cell>
          <table:table-cell office:value-type="float" office:value="-0.540118237973592" calcext:value-type="float">
            <text:p>-0.540118237973592</text:p>
          </table:table-cell>
        </table:table-row>
        <table:table-row table:style-name="ro1">
          <table:table-cell office:value-type="string" calcext:value-type="string">
            <text:p>slr6038</text:p>
          </table:table-cell>
          <table:table-cell office:value-type="float" office:value="-1.52363897125107" calcext:value-type="float">
            <text:p>-1.52363897125107</text:p>
          </table:table-cell>
          <table:table-cell office:value-type="float" office:value="-0.98443819474386" calcext:value-type="float">
            <text:p>-0.98443819474386</text:p>
          </table:table-cell>
          <table:table-cell office:value-type="float" office:value="-0.539200776507206" calcext:value-type="float">
            <text:p>-0.539200776507206</text:p>
          </table:table-cell>
        </table:table-row>
        <table:table-row table:style-name="ro1">
          <table:table-cell office:value-type="string" calcext:value-type="string">
            <text:p>sll1502</text:p>
          </table:table-cell>
          <table:table-cell office:value-type="float" office:value="0.00290300007550615" calcext:value-type="float">
            <text:p>0.00290300007550615</text:p>
          </table:table-cell>
          <table:table-cell office:value-type="float" office:value="0.541834916357734" calcext:value-type="float">
            <text:p>0.541834916357734</text:p>
          </table:table-cell>
          <table:table-cell office:value-type="float" office:value="-0.538931916282228" calcext:value-type="float">
            <text:p>-0.538931916282228</text:p>
          </table:table-cell>
        </table:table-row>
        <table:table-row table:style-name="ro1">
          <table:table-cell office:value-type="string" calcext:value-type="string">
            <text:p>slr7037</text:p>
          </table:table-cell>
          <table:table-cell office:value-type="float" office:value="-0.47803565300513" calcext:value-type="float">
            <text:p>-0.47803565300513</text:p>
          </table:table-cell>
          <table:table-cell office:value-type="float" office:value="0.0604147942534248" calcext:value-type="float">
            <text:p>0.0604147942534248</text:p>
          </table:table-cell>
          <table:table-cell office:value-type="float" office:value="-0.538450447258555" calcext:value-type="float">
            <text:p>-0.538450447258555</text:p>
          </table:table-cell>
        </table:table-row>
        <table:table-row table:style-name="ro1">
          <table:table-cell office:value-type="string" calcext:value-type="string">
            <text:p>ssr0332</text:p>
          </table:table-cell>
          <table:table-cell office:value-type="float" office:value="-0.888330926847915" calcext:value-type="float">
            <text:p>-0.888330926847915</text:p>
          </table:table-cell>
          <table:table-cell office:value-type="float" office:value="-0.35284801515039" calcext:value-type="float">
            <text:p>-0.35284801515039</text:p>
          </table:table-cell>
          <table:table-cell office:value-type="float" office:value="-0.535482911697525" calcext:value-type="float">
            <text:p>-0.535482911697525</text:p>
          </table:table-cell>
        </table:table-row>
        <table:table-row table:style-name="ro1">
          <table:table-cell office:value-type="string" calcext:value-type="string">
            <text:p>sll0336</text:p>
          </table:table-cell>
          <table:table-cell office:value-type="float" office:value="-2.07839928706227" calcext:value-type="float">
            <text:p>-2.07839928706227</text:p>
          </table:table-cell>
          <table:table-cell office:value-type="float" office:value="-1.54389604797769" calcext:value-type="float">
            <text:p>-1.54389604797769</text:p>
          </table:table-cell>
          <table:table-cell office:value-type="float" office:value="-0.534503239084582" calcext:value-type="float">
            <text:p>-0.534503239084582</text:p>
          </table:table-cell>
        </table:table-row>
        <table:table-row table:style-name="ro1">
          <table:table-cell office:value-type="string" calcext:value-type="string">
            <text:p>sll0745</text:p>
          </table:table-cell>
          <table:table-cell office:value-type="float" office:value="-0.00939410131243508" calcext:value-type="float">
            <text:p>-0.00939410131243508</text:p>
          </table:table-cell>
          <table:table-cell office:value-type="float" office:value="0.52423544771325" calcext:value-type="float">
            <text:p>0.52423544771325</text:p>
          </table:table-cell>
          <table:table-cell office:value-type="float" office:value="-0.533629549025685" calcext:value-type="float">
            <text:p>-0.533629549025685</text:p>
          </table:table-cell>
        </table:table-row>
        <table:table-row table:style-name="ro1">
          <table:table-cell office:value-type="string" calcext:value-type="string">
            <text:p>sll0328</text:p>
          </table:table-cell>
          <table:table-cell office:value-type="float" office:value="-0.44484931063913" calcext:value-type="float">
            <text:p>-0.44484931063913</text:p>
          </table:table-cell>
          <table:table-cell office:value-type="float" office:value="0.0874268774530069" calcext:value-type="float">
            <text:p>0.0874268774530069</text:p>
          </table:table-cell>
          <table:table-cell office:value-type="float" office:value="-0.532276188092137" calcext:value-type="float">
            <text:p>-0.532276188092137</text:p>
          </table:table-cell>
        </table:table-row>
        <table:table-row table:style-name="ro1">
          <table:table-cell office:value-type="string" calcext:value-type="string">
            <text:p>slr2043</text:p>
          </table:table-cell>
          <table:table-cell office:value-type="float" office:value="0.389452188945069" calcext:value-type="float">
            <text:p>0.389452188945069</text:p>
          </table:table-cell>
          <table:table-cell office:value-type="float" office:value="0.920597923164576" calcext:value-type="float">
            <text:p>0.920597923164576</text:p>
          </table:table-cell>
          <table:table-cell office:value-type="float" office:value="-0.531145734219507" calcext:value-type="float">
            <text:p>-0.531145734219507</text:p>
          </table:table-cell>
        </table:table-row>
        <table:table-row table:style-name="ro1">
          <table:table-cell office:value-type="string" calcext:value-type="string">
            <text:p>sll1390</text:p>
          </table:table-cell>
          <table:table-cell office:value-type="float" office:value="0.46421260440897" calcext:value-type="float">
            <text:p>0.46421260440897</text:p>
          </table:table-cell>
          <table:table-cell office:value-type="float" office:value="0.994590002017571" calcext:value-type="float">
            <text:p>0.994590002017571</text:p>
          </table:table-cell>
          <table:table-cell office:value-type="float" office:value="-0.530377397608601" calcext:value-type="float">
            <text:p>-0.530377397608601</text:p>
          </table:table-cell>
        </table:table-row>
        <table:table-row table:style-name="ro1">
          <table:table-cell office:value-type="string" calcext:value-type="string">
            <text:p>slr0099</text:p>
          </table:table-cell>
          <table:table-cell office:value-type="float" office:value="0.160591574730647" calcext:value-type="float">
            <text:p>0.160591574730647</text:p>
          </table:table-cell>
          <table:table-cell office:value-type="float" office:value="0.689944445893146" calcext:value-type="float">
            <text:p>0.689944445893146</text:p>
          </table:table-cell>
          <table:table-cell office:value-type="float" office:value="-0.529352871162499" calcext:value-type="float">
            <text:p>-0.529352871162499</text:p>
          </table:table-cell>
        </table:table-row>
        <table:table-row table:style-name="ro1">
          <table:table-cell office:value-type="string" calcext:value-type="string">
            <text:p>slr0905</text:p>
          </table:table-cell>
          <table:table-cell office:value-type="float" office:value="-0.170716563622352" calcext:value-type="float">
            <text:p>-0.170716563622352</text:p>
          </table:table-cell>
          <table:table-cell office:value-type="float" office:value="0.35848022064633" calcext:value-type="float">
            <text:p>0.35848022064633</text:p>
          </table:table-cell>
          <table:table-cell office:value-type="float" office:value="-0.529196784268682" calcext:value-type="float">
            <text:p>-0.529196784268682</text:p>
          </table:table-cell>
        </table:table-row>
        <table:table-row table:style-name="ro1">
          <table:table-cell office:value-type="string" calcext:value-type="string">
            <text:p>sll1483</text:p>
          </table:table-cell>
          <table:table-cell office:value-type="float" office:value="0.0955051725583651" calcext:value-type="float">
            <text:p>0.0955051725583651</text:p>
          </table:table-cell>
          <table:table-cell office:value-type="float" office:value="0.624464978765786" calcext:value-type="float">
            <text:p>0.624464978765786</text:p>
          </table:table-cell>
          <table:table-cell office:value-type="float" office:value="-0.528959806207421" calcext:value-type="float">
            <text:p>-0.528959806207421</text:p>
          </table:table-cell>
        </table:table-row>
        <table:table-row table:style-name="ro1">
          <table:table-cell office:value-type="string" calcext:value-type="string">
            <text:p>sll1461</text:p>
          </table:table-cell>
          <table:table-cell office:value-type="float" office:value="-3.32336035980045" calcext:value-type="float">
            <text:p>-3.32336035980045</text:p>
          </table:table-cell>
          <table:table-cell office:value-type="float" office:value="-2.79505757504393" calcext:value-type="float">
            <text:p>-2.79505757504393</text:p>
          </table:table-cell>
          <table:table-cell office:value-type="float" office:value="-0.528302784756519" calcext:value-type="float">
            <text:p>-0.528302784756519</text:p>
          </table:table-cell>
        </table:table-row>
        <table:table-row table:style-name="ro1">
          <table:table-cell office:value-type="string" calcext:value-type="string">
            <text:p>slr1869</text:p>
          </table:table-cell>
          <table:table-cell office:value-type="float" office:value="0.072509397884973" calcext:value-type="float">
            <text:p>0.072509397884973</text:p>
          </table:table-cell>
          <table:table-cell office:value-type="float" office:value="0.599639679100169" calcext:value-type="float">
            <text:p>0.599639679100169</text:p>
          </table:table-cell>
          <table:table-cell office:value-type="float" office:value="-0.527130281215196" calcext:value-type="float">
            <text:p>-0.527130281215196</text:p>
          </table:table-cell>
        </table:table-row>
        <table:table-row table:style-name="ro1">
          <table:table-cell office:value-type="string" calcext:value-type="string">
            <text:p>slr6063</text:p>
          </table:table-cell>
          <table:table-cell office:value-type="float" office:value="-0.071149791657417" calcext:value-type="float">
            <text:p>-0.071149791657417</text:p>
          </table:table-cell>
          <table:table-cell office:value-type="float" office:value="0.455778634273331" calcext:value-type="float">
            <text:p>0.455778634273331</text:p>
          </table:table-cell>
          <table:table-cell office:value-type="float" office:value="-0.526928425930748" calcext:value-type="float">
            <text:p>-0.526928425930748</text:p>
          </table:table-cell>
        </table:table-row>
        <table:table-row table:style-name="ro1">
          <table:table-cell office:value-type="string" calcext:value-type="string">
            <text:p>slr0753</text:p>
          </table:table-cell>
          <table:table-cell office:value-type="float" office:value="-0.250182031777409" calcext:value-type="float">
            <text:p>-0.250182031777409</text:p>
          </table:table-cell>
          <table:table-cell office:value-type="float" office:value="0.274975832971686" calcext:value-type="float">
            <text:p>0.274975832971686</text:p>
          </table:table-cell>
          <table:table-cell office:value-type="float" office:value="-0.525157864749094" calcext:value-type="float">
            <text:p>-0.525157864749094</text:p>
          </table:table-cell>
        </table:table-row>
        <table:table-row table:style-name="ro1">
          <table:table-cell office:value-type="string" calcext:value-type="string">
            <text:p>slr1070</text:p>
          </table:table-cell>
          <table:table-cell office:value-type="float" office:value="-0.313083364205786" calcext:value-type="float">
            <text:p>-0.313083364205786</text:p>
          </table:table-cell>
          <table:table-cell office:value-type="float" office:value="0.2112116160375" calcext:value-type="float">
            <text:p>0.2112116160375</text:p>
          </table:table-cell>
          <table:table-cell office:value-type="float" office:value="-0.524294980243286" calcext:value-type="float">
            <text:p>-0.524294980243286</text:p>
          </table:table-cell>
        </table:table-row>
        <table:table-row table:style-name="ro1">
          <table:table-cell office:value-type="string" calcext:value-type="string">
            <text:p>slr2124</text:p>
          </table:table-cell>
          <table:table-cell office:value-type="float" office:value="0.034183087396315" calcext:value-type="float">
            <text:p>0.034183087396315</text:p>
          </table:table-cell>
          <table:table-cell office:value-type="float" office:value="0.557422638581341" calcext:value-type="float">
            <text:p>0.557422638581341</text:p>
          </table:table-cell>
          <table:table-cell office:value-type="float" office:value="-0.523239551185026" calcext:value-type="float">
            <text:p>-0.523239551185026</text:p>
          </table:table-cell>
        </table:table-row>
        <table:table-row table:style-name="ro1">
          <table:table-cell office:value-type="string" calcext:value-type="string">
            <text:p>slr0342</text:p>
          </table:table-cell>
          <table:table-cell office:value-type="float" office:value="-1.30025282767882" calcext:value-type="float">
            <text:p>-1.30025282767882</text:p>
          </table:table-cell>
          <table:table-cell office:value-type="float" office:value="-0.777431669744825" calcext:value-type="float">
            <text:p>-0.777431669744825</text:p>
          </table:table-cell>
          <table:table-cell office:value-type="float" office:value="-0.522821157933999" calcext:value-type="float">
            <text:p>-0.522821157933999</text:p>
          </table:table-cell>
        </table:table-row>
        <table:table-row table:style-name="ro1">
          <table:table-cell office:value-type="string" calcext:value-type="string">
            <text:p>slr0723</text:p>
          </table:table-cell>
          <table:table-cell office:value-type="float" office:value="-0.549737474337535" calcext:value-type="float">
            <text:p>-0.549737474337535</text:p>
          </table:table-cell>
          <table:table-cell office:value-type="float" office:value="-0.0281765892279467" calcext:value-type="float">
            <text:p>-0.0281765892279467</text:p>
          </table:table-cell>
          <table:table-cell office:value-type="float" office:value="-0.521560885109588" calcext:value-type="float">
            <text:p>-0.521560885109588</text:p>
          </table:table-cell>
        </table:table-row>
        <table:table-row table:style-name="ro1">
          <table:table-cell office:value-type="string" calcext:value-type="string">
            <text:p>sll0506</text:p>
          </table:table-cell>
          <table:table-cell office:value-type="float" office:value="-2.20389080342657" calcext:value-type="float">
            <text:p>-2.20389080342657</text:p>
          </table:table-cell>
          <table:table-cell office:value-type="float" office:value="-1.68289612938935" calcext:value-type="float">
            <text:p>-1.68289612938935</text:p>
          </table:table-cell>
          <table:table-cell office:value-type="float" office:value="-0.520994674037217" calcext:value-type="float">
            <text:p>-0.520994674037217</text:p>
          </table:table-cell>
        </table:table-row>
        <table:table-row table:style-name="ro1">
          <table:table-cell office:value-type="string" calcext:value-type="string">
            <text:p>slr0835</text:p>
          </table:table-cell>
          <table:table-cell office:value-type="float" office:value="-0.213287219173863" calcext:value-type="float">
            <text:p>-0.213287219173863</text:p>
          </table:table-cell>
          <table:table-cell office:value-type="float" office:value="0.307514060045215" calcext:value-type="float">
            <text:p>0.307514060045215</text:p>
          </table:table-cell>
          <table:table-cell office:value-type="float" office:value="-0.520801279219079" calcext:value-type="float">
            <text:p>-0.520801279219079</text:p>
          </table:table-cell>
        </table:table-row>
        <table:table-row table:style-name="ro1">
          <table:table-cell office:value-type="string" calcext:value-type="string">
            <text:p>slr1732</text:p>
          </table:table-cell>
          <table:table-cell office:value-type="float" office:value="-0.412424591554199" calcext:value-type="float">
            <text:p>-0.412424591554199</text:p>
          </table:table-cell>
          <table:table-cell office:value-type="float" office:value="0.108301942448947" calcext:value-type="float">
            <text:p>0.108301942448947</text:p>
          </table:table-cell>
          <table:table-cell office:value-type="float" office:value="-0.520726534003146" calcext:value-type="float">
            <text:p>-0.520726534003146</text:p>
          </table:table-cell>
        </table:table-row>
        <table:table-row table:style-name="ro1">
          <table:table-cell office:value-type="string" calcext:value-type="string">
            <text:p>ssl5103</text:p>
          </table:table-cell>
          <table:table-cell office:value-type="float" office:value="-1.55219596814331" calcext:value-type="float">
            <text:p>-1.55219596814331</text:p>
          </table:table-cell>
          <table:table-cell office:value-type="float" office:value="-1.03147248010336" calcext:value-type="float">
            <text:p>-1.03147248010336</text:p>
          </table:table-cell>
          <table:table-cell office:value-type="float" office:value="-0.520723488039954" calcext:value-type="float">
            <text:p>-0.520723488039954</text:p>
          </table:table-cell>
        </table:table-row>
        <table:table-row table:style-name="ro1">
          <table:table-cell office:value-type="string" calcext:value-type="string">
            <text:p>sll1085</text:p>
          </table:table-cell>
          <table:table-cell office:value-type="float" office:value="0.0369656181075922" calcext:value-type="float">
            <text:p>0.0369656181075922</text:p>
          </table:table-cell>
          <table:table-cell office:value-type="float" office:value="0.557467069523765" calcext:value-type="float">
            <text:p>0.557467069523765</text:p>
          </table:table-cell>
          <table:table-cell office:value-type="float" office:value="-0.520501451416172" calcext:value-type="float">
            <text:p>-0.520501451416172</text:p>
          </table:table-cell>
        </table:table-row>
        <table:table-row table:style-name="ro1">
          <table:table-cell office:value-type="string" calcext:value-type="string">
            <text:p>sll0943</text:p>
          </table:table-cell>
          <table:table-cell office:value-type="float" office:value="-0.34635754972094" calcext:value-type="float">
            <text:p>-0.34635754972094</text:p>
          </table:table-cell>
          <table:table-cell office:value-type="float" office:value="0.173572285409417" calcext:value-type="float">
            <text:p>0.173572285409417</text:p>
          </table:table-cell>
          <table:table-cell office:value-type="float" office:value="-0.519929835130357" calcext:value-type="float">
            <text:p>-0.519929835130357</text:p>
          </table:table-cell>
        </table:table-row>
        <table:table-row table:style-name="ro1">
          <table:table-cell office:value-type="string" calcext:value-type="string">
            <text:p>sll1774</text:p>
          </table:table-cell>
          <table:table-cell office:value-type="float" office:value="-0.654411682711885" calcext:value-type="float">
            <text:p>-0.654411682711885</text:p>
          </table:table-cell>
          <table:table-cell office:value-type="float" office:value="-0.135389758831651" calcext:value-type="float">
            <text:p>-0.135389758831651</text:p>
          </table:table-cell>
          <table:table-cell office:value-type="float" office:value="-0.519021923880234" calcext:value-type="float">
            <text:p>-0.519021923880234</text:p>
          </table:table-cell>
        </table:table-row>
        <table:table-row table:style-name="ro1">
          <table:table-cell office:value-type="string" calcext:value-type="string">
            <text:p>sll0752</text:p>
          </table:table-cell>
          <table:table-cell office:value-type="float" office:value="-0.531337267243406" calcext:value-type="float">
            <text:p>-0.531337267243406</text:p>
          </table:table-cell>
          <table:table-cell office:value-type="float" office:value="-0.0148583663638815" calcext:value-type="float">
            <text:p>-0.0148583663638815</text:p>
          </table:table-cell>
          <table:table-cell office:value-type="float" office:value="-0.516478900879524" calcext:value-type="float">
            <text:p>-0.516478900879524</text:p>
          </table:table-cell>
        </table:table-row>
        <table:table-row table:style-name="ro1">
          <table:table-cell office:value-type="string" calcext:value-type="string">
            <text:p>sll1109</text:p>
          </table:table-cell>
          <table:table-cell office:value-type="float" office:value="-0.0967745431829443" calcext:value-type="float">
            <text:p>-0.0967745431829443</text:p>
          </table:table-cell>
          <table:table-cell office:value-type="float" office:value="0.417528322671737" calcext:value-type="float">
            <text:p>0.417528322671737</text:p>
          </table:table-cell>
          <table:table-cell office:value-type="float" office:value="-0.514302865854681" calcext:value-type="float">
            <text:p>-0.514302865854681</text:p>
          </table:table-cell>
        </table:table-row>
        <table:table-row table:style-name="ro1">
          <table:table-cell office:value-type="string" calcext:value-type="string">
            <text:p>sll1486</text:p>
          </table:table-cell>
          <table:table-cell office:value-type="float" office:value="-0.383904554720726" calcext:value-type="float">
            <text:p>-0.383904554720726</text:p>
          </table:table-cell>
          <table:table-cell office:value-type="float" office:value="0.130351205470095" calcext:value-type="float">
            <text:p>0.130351205470095</text:p>
          </table:table-cell>
          <table:table-cell office:value-type="float" office:value="-0.51425576019082" calcext:value-type="float">
            <text:p>-0.51425576019082</text:p>
          </table:table-cell>
        </table:table-row>
        <table:table-row table:style-name="ro1">
          <table:table-cell office:value-type="string" calcext:value-type="string">
            <text:p>sll0552</text:p>
          </table:table-cell>
          <table:table-cell office:value-type="float" office:value="-0.907691160695749" calcext:value-type="float">
            <text:p>-0.907691160695749</text:p>
          </table:table-cell>
          <table:table-cell office:value-type="float" office:value="-0.39388823612229" calcext:value-type="float">
            <text:p>-0.39388823612229</text:p>
          </table:table-cell>
          <table:table-cell office:value-type="float" office:value="-0.513802924573459" calcext:value-type="float">
            <text:p>-0.513802924573459</text:p>
          </table:table-cell>
        </table:table-row>
        <table:table-row table:style-name="ro1">
          <table:table-cell office:value-type="string" calcext:value-type="string">
            <text:p>sll1931</text:p>
          </table:table-cell>
          <table:table-cell office:value-type="float" office:value="-2.49677478389809" calcext:value-type="float">
            <text:p>-2.49677478389809</text:p>
          </table:table-cell>
          <table:table-cell office:value-type="float" office:value="-1.98538139923459" calcext:value-type="float">
            <text:p>-1.98538139923459</text:p>
          </table:table-cell>
          <table:table-cell office:value-type="float" office:value="-0.511393384663497" calcext:value-type="float">
            <text:p>-0.511393384663497</text:p>
          </table:table-cell>
        </table:table-row>
        <table:table-row table:style-name="ro1">
          <table:table-cell office:value-type="string" calcext:value-type="string">
            <text:p>slr0147</text:p>
          </table:table-cell>
          <table:table-cell office:value-type="float" office:value="-0.0222158049435974" calcext:value-type="float">
            <text:p>-0.0222158049435974</text:p>
          </table:table-cell>
          <table:table-cell office:value-type="float" office:value="0.486806594320345" calcext:value-type="float">
            <text:p>0.486806594320345</text:p>
          </table:table-cell>
          <table:table-cell office:value-type="float" office:value="-0.509022399263942" calcext:value-type="float">
            <text:p>-0.509022399263942</text:p>
          </table:table-cell>
        </table:table-row>
        <table:table-row table:style-name="ro1">
          <table:table-cell office:value-type="string" calcext:value-type="string">
            <text:p>sll0469</text:p>
          </table:table-cell>
          <table:table-cell office:value-type="float" office:value="-2.21204803022833" calcext:value-type="float">
            <text:p>-2.21204803022833</text:p>
          </table:table-cell>
          <table:table-cell office:value-type="float" office:value="-1.70309335119942" calcext:value-type="float">
            <text:p>-1.70309335119942</text:p>
          </table:table-cell>
          <table:table-cell office:value-type="float" office:value="-0.508954679028907" calcext:value-type="float">
            <text:p>-0.508954679028907</text:p>
          </table:table-cell>
        </table:table-row>
        <table:table-row table:style-name="ro1">
          <table:table-cell office:value-type="string" calcext:value-type="string">
            <text:p>ssr5117</text:p>
          </table:table-cell>
          <table:table-cell office:value-type="float" office:value="-0.266157391542617" calcext:value-type="float">
            <text:p>-0.266157391542617</text:p>
          </table:table-cell>
          <table:table-cell office:value-type="float" office:value="0.241739704445609" calcext:value-type="float">
            <text:p>0.241739704445609</text:p>
          </table:table-cell>
          <table:table-cell office:value-type="float" office:value="-0.507897095988226" calcext:value-type="float">
            <text:p>-0.507897095988226</text:p>
          </table:table-cell>
        </table:table-row>
        <table:table-row table:style-name="ro1">
          <table:table-cell office:value-type="string" calcext:value-type="string">
            <text:p>slr1238</text:p>
          </table:table-cell>
          <table:table-cell office:value-type="float" office:value="-0.563704902706023" calcext:value-type="float">
            <text:p>-0.563704902706023</text:p>
          </table:table-cell>
          <table:table-cell office:value-type="float" office:value="-0.0563627819954962" calcext:value-type="float">
            <text:p>-0.0563627819954962</text:p>
          </table:table-cell>
          <table:table-cell office:value-type="float" office:value="-0.507342120710527" calcext:value-type="float">
            <text:p>-0.507342120710527</text:p>
          </table:table-cell>
        </table:table-row>
        <table:table-row table:style-name="ro1">
          <table:table-cell office:value-type="string" calcext:value-type="string">
            <text:p>sll1027</text:p>
          </table:table-cell>
          <table:table-cell office:value-type="float" office:value="0.0393239880846992" calcext:value-type="float">
            <text:p>0.0393239880846992</text:p>
          </table:table-cell>
          <table:table-cell office:value-type="float" office:value="0.545456664949451" calcext:value-type="float">
            <text:p>0.545456664949451</text:p>
          </table:table-cell>
          <table:table-cell office:value-type="float" office:value="-0.506132676864752" calcext:value-type="float">
            <text:p>-0.506132676864752</text:p>
          </table:table-cell>
        </table:table-row>
        <table:table-row table:style-name="ro1">
          <table:table-cell office:value-type="string" calcext:value-type="string">
            <text:p>slr0254</text:p>
          </table:table-cell>
          <table:table-cell office:value-type="float" office:value="-0.259229150401112" calcext:value-type="float">
            <text:p>-0.259229150401112</text:p>
          </table:table-cell>
          <table:table-cell office:value-type="float" office:value="0.246248191520292" calcext:value-type="float">
            <text:p>0.246248191520292</text:p>
          </table:table-cell>
          <table:table-cell office:value-type="float" office:value="-0.505477341921404" calcext:value-type="float">
            <text:p>-0.505477341921404</text:p>
          </table:table-cell>
        </table:table-row>
        <table:table-row table:style-name="ro1">
          <table:table-cell office:value-type="string" calcext:value-type="string">
            <text:p>slr1959</text:p>
          </table:table-cell>
          <table:table-cell office:value-type="float" office:value="-0.663410788640721" calcext:value-type="float">
            <text:p>-0.663410788640721</text:p>
          </table:table-cell>
          <table:table-cell office:value-type="float" office:value="-0.158341474301217" calcext:value-type="float">
            <text:p>-0.158341474301217</text:p>
          </table:table-cell>
          <table:table-cell office:value-type="float" office:value="-0.505069314339505" calcext:value-type="float">
            <text:p>-0.505069314339505</text:p>
          </table:table-cell>
        </table:table-row>
        <table:table-row table:style-name="ro1">
          <table:table-cell office:value-type="string" calcext:value-type="string">
            <text:p>sll1329</text:p>
          </table:table-cell>
          <table:table-cell office:value-type="float" office:value="-0.293425989242962" calcext:value-type="float">
            <text:p>-0.293425989242962</text:p>
          </table:table-cell>
          <table:table-cell office:value-type="float" office:value="0.211632906262061" calcext:value-type="float">
            <text:p>0.211632906262061</text:p>
          </table:table-cell>
          <table:table-cell office:value-type="float" office:value="-0.505058895505024" calcext:value-type="float">
            <text:p>-0.505058895505024</text:p>
          </table:table-cell>
        </table:table-row>
        <table:table-row table:style-name="ro1">
          <table:table-cell office:value-type="string" calcext:value-type="string">
            <text:p>slr1298</text:p>
          </table:table-cell>
          <table:table-cell office:value-type="float" office:value="0.329084304522281" calcext:value-type="float">
            <text:p>0.329084304522281</text:p>
          </table:table-cell>
          <table:table-cell office:value-type="float" office:value="0.833231727738486" calcext:value-type="float">
            <text:p>0.833231727738486</text:p>
          </table:table-cell>
          <table:table-cell office:value-type="float" office:value="-0.504147423216206" calcext:value-type="float">
            <text:p>-0.504147423216206</text:p>
          </table:table-cell>
        </table:table-row>
        <table:table-row table:style-name="ro1">
          <table:table-cell office:value-type="string" calcext:value-type="string">
            <text:p>sll1869</text:p>
          </table:table-cell>
          <table:table-cell office:value-type="float" office:value="-0.142284359861664" calcext:value-type="float">
            <text:p>-0.142284359861664</text:p>
          </table:table-cell>
          <table:table-cell office:value-type="float" office:value="0.360899651303937" calcext:value-type="float">
            <text:p>0.360899651303937</text:p>
          </table:table-cell>
          <table:table-cell office:value-type="float" office:value="-0.503184011165601" calcext:value-type="float">
            <text:p>-0.503184011165601</text:p>
          </table:table-cell>
        </table:table-row>
        <table:table-row table:style-name="ro1">
          <table:table-cell office:value-type="string" calcext:value-type="string">
            <text:p>sll1009</text:p>
          </table:table-cell>
          <table:table-cell office:value-type="float" office:value="-0.16223430777718" calcext:value-type="float">
            <text:p>-0.16223430777718</text:p>
          </table:table-cell>
          <table:table-cell office:value-type="float" office:value="0.33774794979857" calcext:value-type="float">
            <text:p>0.33774794979857</text:p>
          </table:table-cell>
          <table:table-cell office:value-type="float" office:value="-0.49998225757575" calcext:value-type="float">
            <text:p>-0.49998225757575</text:p>
          </table:table-cell>
        </table:table-row>
        <table:table-row table:style-name="ro1">
          <table:table-cell office:value-type="string" calcext:value-type="string">
            <text:p>sll1271</text:p>
          </table:table-cell>
          <table:table-cell office:value-type="float" office:value="-0.147704144002783" calcext:value-type="float">
            <text:p>-0.147704144002783</text:p>
          </table:table-cell>
          <table:table-cell office:value-type="float" office:value="0.350234818377707" calcext:value-type="float">
            <text:p>0.350234818377707</text:p>
          </table:table-cell>
          <table:table-cell office:value-type="float" office:value="-0.49793896238049" calcext:value-type="float">
            <text:p>-0.49793896238049</text:p>
          </table:table-cell>
        </table:table-row>
        <table:table-row table:style-name="ro1">
          <table:table-cell office:value-type="string" calcext:value-type="string">
            <text:p>slr0775</text:p>
          </table:table-cell>
          <table:table-cell office:value-type="float" office:value="-0.161727503694842" calcext:value-type="float">
            <text:p>-0.161727503694842</text:p>
          </table:table-cell>
          <table:table-cell office:value-type="float" office:value="0.334181411619248" calcext:value-type="float">
            <text:p>0.334181411619248</text:p>
          </table:table-cell>
          <table:table-cell office:value-type="float" office:value="-0.49590891531409" calcext:value-type="float">
            <text:p>-0.49590891531409</text:p>
          </table:table-cell>
        </table:table-row>
        <table:table-row table:style-name="ro1">
          <table:table-cell office:value-type="string" calcext:value-type="string">
            <text:p>slr1315</text:p>
          </table:table-cell>
          <table:table-cell office:value-type="float" office:value="-3.378461487024" calcext:value-type="float">
            <text:p>-3.378461487024</text:p>
          </table:table-cell>
          <table:table-cell office:value-type="float" office:value="-2.88268312540191" calcext:value-type="float">
            <text:p>-2.88268312540191</text:p>
          </table:table-cell>
          <table:table-cell office:value-type="float" office:value="-0.495778361622082" calcext:value-type="float">
            <text:p>-0.495778361622082</text:p>
          </table:table-cell>
        </table:table-row>
        <table:table-row table:style-name="ro1">
          <table:table-cell office:value-type="string" calcext:value-type="string">
            <text:p>slr1305</text:p>
          </table:table-cell>
          <table:table-cell office:value-type="float" office:value="-0.529721844577394" calcext:value-type="float">
            <text:p>-0.529721844577394</text:p>
          </table:table-cell>
          <table:table-cell office:value-type="float" office:value="-0.0363549075659584" calcext:value-type="float">
            <text:p>-0.0363549075659584</text:p>
          </table:table-cell>
          <table:table-cell office:value-type="float" office:value="-0.493366937011436" calcext:value-type="float">
            <text:p>-0.493366937011436</text:p>
          </table:table-cell>
        </table:table-row>
        <table:table-row table:style-name="ro1">
          <table:table-cell office:value-type="string" calcext:value-type="string">
            <text:p>sll1639</text:p>
          </table:table-cell>
          <table:table-cell office:value-type="float" office:value="-0.140608552813308" calcext:value-type="float">
            <text:p>-0.140608552813308</text:p>
          </table:table-cell>
          <table:table-cell office:value-type="float" office:value="0.352712962615941" calcext:value-type="float">
            <text:p>0.352712962615941</text:p>
          </table:table-cell>
          <table:table-cell office:value-type="float" office:value="-0.493321515429249" calcext:value-type="float">
            <text:p>-0.493321515429249</text:p>
          </table:table-cell>
        </table:table-row>
        <table:table-row table:style-name="ro1">
          <table:table-cell office:value-type="string" calcext:value-type="string">
            <text:p>slr0374</text:p>
          </table:table-cell>
          <table:table-cell office:value-type="float" office:value="-0.733391142331216" calcext:value-type="float">
            <text:p>-0.733391142331216</text:p>
          </table:table-cell>
          <table:table-cell office:value-type="float" office:value="-0.240148409432968" calcext:value-type="float">
            <text:p>-0.240148409432968</text:p>
          </table:table-cell>
          <table:table-cell office:value-type="float" office:value="-0.493242732898248" calcext:value-type="float">
            <text:p>-0.493242732898248</text:p>
          </table:table-cell>
        </table:table-row>
        <table:table-row table:style-name="ro1">
          <table:table-cell office:value-type="string" calcext:value-type="string">
            <text:p>slr1219</text:p>
          </table:table-cell>
          <table:table-cell office:value-type="float" office:value="0.0926948771842014" calcext:value-type="float">
            <text:p>0.0926948771842014</text:p>
          </table:table-cell>
          <table:table-cell office:value-type="float" office:value="0.585274630713784" calcext:value-type="float">
            <text:p>0.585274630713784</text:p>
          </table:table-cell>
          <table:table-cell office:value-type="float" office:value="-0.492579753529582" calcext:value-type="float">
            <text:p>-0.492579753529582</text:p>
          </table:table-cell>
        </table:table-row>
        <table:table-row table:style-name="ro1">
          <table:table-cell office:value-type="string" calcext:value-type="string">
            <text:p>slr0360</text:p>
          </table:table-cell>
          <table:table-cell office:value-type="float" office:value="0.193026492943687" calcext:value-type="float">
            <text:p>0.193026492943687</text:p>
          </table:table-cell>
          <table:table-cell office:value-type="float" office:value="0.68409320914175" calcext:value-type="float">
            <text:p>0.68409320914175</text:p>
          </table:table-cell>
          <table:table-cell office:value-type="float" office:value="-0.491066716198063" calcext:value-type="float">
            <text:p>-0.491066716198063</text:p>
          </table:table-cell>
        </table:table-row>
        <table:table-row table:style-name="ro1">
          <table:table-cell office:value-type="string" calcext:value-type="string">
            <text:p>slr0448</text:p>
          </table:table-cell>
          <table:table-cell office:value-type="float" office:value="-0.0922516769073039" calcext:value-type="float">
            <text:p>-0.0922516769073039</text:p>
          </table:table-cell>
          <table:table-cell office:value-type="float" office:value="0.398676652802524" calcext:value-type="float">
            <text:p>0.398676652802524</text:p>
          </table:table-cell>
          <table:table-cell office:value-type="float" office:value="-0.490928329709828" calcext:value-type="float">
            <text:p>-0.490928329709828</text:p>
          </table:table-cell>
        </table:table-row>
        <table:table-row table:style-name="ro1">
          <table:table-cell office:value-type="string" calcext:value-type="string">
            <text:p>sll1019</text:p>
          </table:table-cell>
          <table:table-cell office:value-type="float" office:value="-0.381697719296049" calcext:value-type="float">
            <text:p>-0.381697719296049</text:p>
          </table:table-cell>
          <table:table-cell office:value-type="float" office:value="0.108997330369578" calcext:value-type="float">
            <text:p>0.108997330369578</text:p>
          </table:table-cell>
          <table:table-cell office:value-type="float" office:value="-0.490695049665627" calcext:value-type="float">
            <text:p>-0.490695049665627</text:p>
          </table:table-cell>
        </table:table-row>
        <table:table-row table:style-name="ro1">
          <table:table-cell office:value-type="string" calcext:value-type="string">
            <text:p>slr1470</text:p>
          </table:table-cell>
          <table:table-cell office:value-type="float" office:value="-2.17371055808319" calcext:value-type="float">
            <text:p>-2.17371055808319</text:p>
          </table:table-cell>
          <table:table-cell office:value-type="float" office:value="-1.68361005517114" calcext:value-type="float">
            <text:p>-1.68361005517114</text:p>
          </table:table-cell>
          <table:table-cell office:value-type="float" office:value="-0.490100502912054" calcext:value-type="float">
            <text:p>-0.490100502912054</text:p>
          </table:table-cell>
        </table:table-row>
        <table:table-row table:style-name="ro1">
          <table:table-cell office:value-type="string" calcext:value-type="string">
            <text:p>ssl2250</text:p>
          </table:table-cell>
          <table:table-cell office:value-type="float" office:value="-0.293301266516972" calcext:value-type="float">
            <text:p>-0.293301266516972</text:p>
          </table:table-cell>
          <table:table-cell office:value-type="float" office:value="0.195694394771418" calcext:value-type="float">
            <text:p>0.195694394771418</text:p>
          </table:table-cell>
          <table:table-cell office:value-type="float" office:value="-0.48899566128839" calcext:value-type="float">
            <text:p>-0.48899566128839</text:p>
          </table:table-cell>
        </table:table-row>
        <table:table-row table:style-name="ro1">
          <table:table-cell office:value-type="string" calcext:value-type="string">
            <text:p>sll1068</text:p>
          </table:table-cell>
          <table:table-cell office:value-type="float" office:value="-0.420495977401093" calcext:value-type="float">
            <text:p>-0.420495977401093</text:p>
          </table:table-cell>
          <table:table-cell office:value-type="float" office:value="0.0682562128350734" calcext:value-type="float">
            <text:p>0.0682562128350734</text:p>
          </table:table-cell>
          <table:table-cell office:value-type="float" office:value="-0.488752190236166" calcext:value-type="float">
            <text:p>-0.488752190236166</text:p>
          </table:table-cell>
        </table:table-row>
        <table:table-row table:style-name="ro1">
          <table:table-cell office:value-type="string" calcext:value-type="string">
            <text:p>slr1230</text:p>
          </table:table-cell>
          <table:table-cell office:value-type="float" office:value="-0.295943099398937" calcext:value-type="float">
            <text:p>-0.295943099398937</text:p>
          </table:table-cell>
          <table:table-cell office:value-type="float" office:value="0.191962858749913" calcext:value-type="float">
            <text:p>0.191962858749913</text:p>
          </table:table-cell>
          <table:table-cell office:value-type="float" office:value="-0.48790595814885" calcext:value-type="float">
            <text:p>-0.48790595814885</text:p>
          </table:table-cell>
        </table:table-row>
        <table:table-row table:style-name="ro1">
          <table:table-cell office:value-type="string" calcext:value-type="string">
            <text:p>slr0758</text:p>
          </table:table-cell>
          <table:table-cell office:value-type="float" office:value="-0.609787414238029" calcext:value-type="float">
            <text:p>-0.609787414238029</text:p>
          </table:table-cell>
          <table:table-cell office:value-type="float" office:value="-0.122649332499212" calcext:value-type="float">
            <text:p>-0.122649332499212</text:p>
          </table:table-cell>
          <table:table-cell office:value-type="float" office:value="-0.487138081738817" calcext:value-type="float">
            <text:p>-0.487138081738817</text:p>
          </table:table-cell>
        </table:table-row>
        <table:table-row table:style-name="ro1">
          <table:table-cell office:value-type="string" calcext:value-type="string">
            <text:p>slr2026</text:p>
          </table:table-cell>
          <table:table-cell office:value-type="float" office:value="-0.229564507146498" calcext:value-type="float">
            <text:p>-0.229564507146498</text:p>
          </table:table-cell>
          <table:table-cell office:value-type="float" office:value="0.256832028284716" calcext:value-type="float">
            <text:p>0.256832028284716</text:p>
          </table:table-cell>
          <table:table-cell office:value-type="float" office:value="-0.486396535431214" calcext:value-type="float">
            <text:p>-0.486396535431214</text:p>
          </table:table-cell>
        </table:table-row>
        <table:table-row table:style-name="ro1">
          <table:table-cell office:value-type="string" calcext:value-type="string">
            <text:p>sll0281</text:p>
          </table:table-cell>
          <table:table-cell office:value-type="float" office:value="-0.0266493108903675" calcext:value-type="float">
            <text:p>-0.0266493108903675</text:p>
          </table:table-cell>
          <table:table-cell office:value-type="float" office:value="0.458960561669425" calcext:value-type="float">
            <text:p>0.458960561669425</text:p>
          </table:table-cell>
          <table:table-cell office:value-type="float" office:value="-0.485609872559793" calcext:value-type="float">
            <text:p>-0.485609872559793</text:p>
          </table:table-cell>
        </table:table-row>
        <table:table-row table:style-name="ro1">
          <table:table-cell office:value-type="string" calcext:value-type="string">
            <text:p>sll0083</text:p>
          </table:table-cell>
          <table:table-cell office:value-type="float" office:value="-1.89352352478399" calcext:value-type="float">
            <text:p>-1.89352352478399</text:p>
          </table:table-cell>
          <table:table-cell office:value-type="float" office:value="-1.40793007761515" calcext:value-type="float">
            <text:p>-1.40793007761515</text:p>
          </table:table-cell>
          <table:table-cell office:value-type="float" office:value="-0.485593447168846" calcext:value-type="float">
            <text:p>-0.485593447168846</text:p>
          </table:table-cell>
        </table:table-row>
        <table:table-row table:style-name="ro1">
          <table:table-cell office:value-type="string" calcext:value-type="string">
            <text:p>slr0829</text:p>
          </table:table-cell>
          <table:table-cell office:value-type="float" office:value="-0.0799464378534" calcext:value-type="float">
            <text:p>-0.0799464378534</text:p>
          </table:table-cell>
          <table:table-cell office:value-type="float" office:value="0.404902972569395" calcext:value-type="float">
            <text:p>0.404902972569395</text:p>
          </table:table-cell>
          <table:table-cell office:value-type="float" office:value="-0.484849410422795" calcext:value-type="float">
            <text:p>-0.484849410422795</text:p>
          </table:table-cell>
        </table:table-row>
        <table:table-row table:style-name="ro1">
          <table:table-cell office:value-type="string" calcext:value-type="string">
            <text:p>sll0729</text:p>
          </table:table-cell>
          <table:table-cell office:value-type="float" office:value="-0.0990143130454774" calcext:value-type="float">
            <text:p>-0.0990143130454774</text:p>
          </table:table-cell>
          <table:table-cell office:value-type="float" office:value="0.384193410668757" calcext:value-type="float">
            <text:p>0.384193410668757</text:p>
          </table:table-cell>
          <table:table-cell office:value-type="float" office:value="-0.483207723714235" calcext:value-type="float">
            <text:p>-0.483207723714235</text:p>
          </table:table-cell>
        </table:table-row>
        <table:table-row table:style-name="ro1">
          <table:table-cell office:value-type="string" calcext:value-type="string">
            <text:p>slr0945</text:p>
          </table:table-cell>
          <table:table-cell office:value-type="float" office:value="-0.0783138505006519" calcext:value-type="float">
            <text:p>-0.0783138505006519</text:p>
          </table:table-cell>
          <table:table-cell office:value-type="float" office:value="0.403712066272284" calcext:value-type="float">
            <text:p>0.403712066272284</text:p>
          </table:table-cell>
          <table:table-cell office:value-type="float" office:value="-0.482025916772936" calcext:value-type="float">
            <text:p>-0.482025916772936</text:p>
          </table:table-cell>
        </table:table-row>
        <table:table-row table:style-name="ro1">
          <table:table-cell office:value-type="string" calcext:value-type="string">
            <text:p>ssr2087</text:p>
          </table:table-cell>
          <table:table-cell office:value-type="float" office:value="-0.142079785806753" calcext:value-type="float">
            <text:p>-0.142079785806753</text:p>
          </table:table-cell>
          <table:table-cell office:value-type="float" office:value="0.33981432130015" calcext:value-type="float">
            <text:p>0.33981432130015</text:p>
          </table:table-cell>
          <table:table-cell office:value-type="float" office:value="-0.481894107106904" calcext:value-type="float">
            <text:p>-0.481894107106904</text:p>
          </table:table-cell>
        </table:table-row>
        <table:table-row table:style-name="ro1">
          <table:table-cell office:value-type="string" calcext:value-type="string">
            <text:p>sll0743</text:p>
          </table:table-cell>
          <table:table-cell office:value-type="float" office:value="-1.46592136194763" calcext:value-type="float">
            <text:p>-1.46592136194763</text:p>
          </table:table-cell>
          <table:table-cell office:value-type="float" office:value="-0.984103345317519" calcext:value-type="float">
            <text:p>-0.984103345317519</text:p>
          </table:table-cell>
          <table:table-cell office:value-type="float" office:value="-0.481818016630108" calcext:value-type="float">
            <text:p>-0.481818016630108</text:p>
          </table:table-cell>
        </table:table-row>
        <table:table-row table:style-name="ro1">
          <table:table-cell office:value-type="string" calcext:value-type="string">
            <text:p>slr6090</text:p>
          </table:table-cell>
          <table:table-cell office:value-type="float" office:value="0.15383153783415" calcext:value-type="float">
            <text:p>0.15383153783415</text:p>
          </table:table-cell>
          <table:table-cell office:value-type="float" office:value="0.6355337487899" calcext:value-type="float">
            <text:p>0.6355337487899</text:p>
          </table:table-cell>
          <table:table-cell office:value-type="float" office:value="-0.48170221095575" calcext:value-type="float">
            <text:p>-0.48170221095575</text:p>
          </table:table-cell>
        </table:table-row>
        <table:table-row table:style-name="ro1">
          <table:table-cell office:value-type="string" calcext:value-type="string">
            <text:p>ssl2559</text:p>
          </table:table-cell>
          <table:table-cell office:value-type="float" office:value="-0.0966908061602375" calcext:value-type="float">
            <text:p>-0.0966908061602375</text:p>
          </table:table-cell>
          <table:table-cell office:value-type="float" office:value="0.384026116290496" calcext:value-type="float">
            <text:p>0.384026116290496</text:p>
          </table:table-cell>
          <table:table-cell office:value-type="float" office:value="-0.480716922450734" calcext:value-type="float">
            <text:p>-0.480716922450734</text:p>
          </table:table-cell>
        </table:table-row>
        <table:table-row table:style-name="ro1">
          <table:table-cell office:value-type="string" calcext:value-type="string">
            <text:p>sll0064</text:p>
          </table:table-cell>
          <table:table-cell office:value-type="float" office:value="-0.0553327568220036" calcext:value-type="float">
            <text:p>-0.0553327568220036</text:p>
          </table:table-cell>
          <table:table-cell office:value-type="float" office:value="0.424219776878192" calcext:value-type="float">
            <text:p>0.424219776878192</text:p>
          </table:table-cell>
          <table:table-cell office:value-type="float" office:value="-0.479552533700196" calcext:value-type="float">
            <text:p>-0.479552533700196</text:p>
          </table:table-cell>
        </table:table-row>
        <table:table-row table:style-name="ro1">
          <table:table-cell office:value-type="string" calcext:value-type="string">
            <text:p>slr1167</text:p>
          </table:table-cell>
          <table:table-cell office:value-type="float" office:value="-0.121375037180173" calcext:value-type="float">
            <text:p>-0.121375037180173</text:p>
          </table:table-cell>
          <table:table-cell office:value-type="float" office:value="0.355671076400381" calcext:value-type="float">
            <text:p>0.355671076400381</text:p>
          </table:table-cell>
          <table:table-cell office:value-type="float" office:value="-0.477046113580554" calcext:value-type="float">
            <text:p>-0.477046113580554</text:p>
          </table:table-cell>
        </table:table-row>
        <table:table-row table:style-name="ro1">
          <table:table-cell office:value-type="string" calcext:value-type="string">
            <text:p>sll1973</text:p>
          </table:table-cell>
          <table:table-cell office:value-type="float" office:value="-0.485677286007277" calcext:value-type="float">
            <text:p>-0.485677286007277</text:p>
          </table:table-cell>
          <table:table-cell office:value-type="float" office:value="-0.00882884297447599" calcext:value-type="float">
            <text:p>-0.00882884297447599</text:p>
          </table:table-cell>
          <table:table-cell office:value-type="float" office:value="-0.476848443032801" calcext:value-type="float">
            <text:p>-0.476848443032801</text:p>
          </table:table-cell>
        </table:table-row>
        <table:table-row table:style-name="ro1">
          <table:table-cell office:value-type="string" calcext:value-type="string">
            <text:p>sll1960</text:p>
          </table:table-cell>
          <table:table-cell office:value-type="float" office:value="-0.314194300599364" calcext:value-type="float">
            <text:p>-0.314194300599364</text:p>
          </table:table-cell>
          <table:table-cell office:value-type="float" office:value="0.162224174225727" calcext:value-type="float">
            <text:p>0.162224174225727</text:p>
          </table:table-cell>
          <table:table-cell office:value-type="float" office:value="-0.476418474825091" calcext:value-type="float">
            <text:p>-0.476418474825091</text:p>
          </table:table-cell>
        </table:table-row>
        <table:table-row table:style-name="ro1">
          <table:table-cell office:value-type="string" calcext:value-type="string">
            <text:p>slr1461</text:p>
          </table:table-cell>
          <table:table-cell office:value-type="float" office:value="-0.0312862422273455" calcext:value-type="float">
            <text:p>-0.0312862422273455</text:p>
          </table:table-cell>
          <table:table-cell office:value-type="float" office:value="0.443901039085732" calcext:value-type="float">
            <text:p>0.443901039085732</text:p>
          </table:table-cell>
          <table:table-cell office:value-type="float" office:value="-0.475187281313077" calcext:value-type="float">
            <text:p>-0.475187281313077</text:p>
          </table:table-cell>
        </table:table-row>
        <table:table-row table:style-name="ro1">
          <table:table-cell office:value-type="string" calcext:value-type="string">
            <text:p>sll0540</text:p>
          </table:table-cell>
          <table:table-cell office:value-type="float" office:value="-0.25902793927217" calcext:value-type="float">
            <text:p>-0.25902793927217</text:p>
          </table:table-cell>
          <table:table-cell office:value-type="float" office:value="0.214289995785363" calcext:value-type="float">
            <text:p>0.214289995785363</text:p>
          </table:table-cell>
          <table:table-cell office:value-type="float" office:value="-0.473317935057533" calcext:value-type="float">
            <text:p>-0.473317935057533</text:p>
          </table:table-cell>
        </table:table-row>
        <table:table-row table:style-name="ro1">
          <table:table-cell office:value-type="string" calcext:value-type="string">
            <text:p>slr0588</text:p>
          </table:table-cell>
          <table:table-cell office:value-type="float" office:value="-0.108125961424618" calcext:value-type="float">
            <text:p>-0.108125961424618</text:p>
          </table:table-cell>
          <table:table-cell office:value-type="float" office:value="0.364095328578043" calcext:value-type="float">
            <text:p>0.364095328578043</text:p>
          </table:table-cell>
          <table:table-cell office:value-type="float" office:value="-0.472221290002661" calcext:value-type="float">
            <text:p>-0.472221290002661</text:p>
          </table:table-cell>
        </table:table-row>
        <table:table-row table:style-name="ro1">
          <table:table-cell office:value-type="string" calcext:value-type="string">
            <text:p>slr2070</text:p>
          </table:table-cell>
          <table:table-cell office:value-type="float" office:value="-1.62459687845365" calcext:value-type="float">
            <text:p>-1.62459687845365</text:p>
          </table:table-cell>
          <table:table-cell office:value-type="float" office:value="-1.15301205357853" calcext:value-type="float">
            <text:p>-1.15301205357853</text:p>
          </table:table-cell>
          <table:table-cell office:value-type="float" office:value="-0.471584824875117" calcext:value-type="float">
            <text:p>-0.471584824875117</text:p>
          </table:table-cell>
        </table:table-row>
        <table:table-row table:style-name="ro1">
          <table:table-cell office:value-type="string" calcext:value-type="string">
            <text:p>sll0264</text:p>
          </table:table-cell>
          <table:table-cell office:value-type="float" office:value="-0.110706976532423" calcext:value-type="float">
            <text:p>-0.110706976532423</text:p>
          </table:table-cell>
          <table:table-cell office:value-type="float" office:value="0.360659039424937" calcext:value-type="float">
            <text:p>0.360659039424937</text:p>
          </table:table-cell>
          <table:table-cell office:value-type="float" office:value="-0.47136601595736" calcext:value-type="float">
            <text:p>-0.47136601595736</text:p>
          </table:table-cell>
        </table:table-row>
        <table:table-row table:style-name="ro1">
          <table:table-cell office:value-type="string" calcext:value-type="string">
            <text:p>slr6095</text:p>
          </table:table-cell>
          <table:table-cell office:value-type="float" office:value="-0.175240559160825" calcext:value-type="float">
            <text:p>-0.175240559160825</text:p>
          </table:table-cell>
          <table:table-cell office:value-type="float" office:value="0.29567047392855" calcext:value-type="float">
            <text:p>0.29567047392855</text:p>
          </table:table-cell>
          <table:table-cell office:value-type="float" office:value="-0.470911033089375" calcext:value-type="float">
            <text:p>-0.470911033089375</text:p>
          </table:table-cell>
        </table:table-row>
        <table:table-row table:style-name="ro1">
          <table:table-cell office:value-type="string" calcext:value-type="string">
            <text:p>sll0473</text:p>
          </table:table-cell>
          <table:table-cell office:value-type="float" office:value="-0.0995240901263921" calcext:value-type="float">
            <text:p>-0.0995240901263921</text:p>
          </table:table-cell>
          <table:table-cell office:value-type="float" office:value="0.371351380755531" calcext:value-type="float">
            <text:p>0.371351380755531</text:p>
          </table:table-cell>
          <table:table-cell office:value-type="float" office:value="-0.470875470881923" calcext:value-type="float">
            <text:p>-0.470875470881923</text:p>
          </table:table-cell>
        </table:table-row>
        <table:table-row table:style-name="ro1">
          <table:table-cell office:value-type="string" calcext:value-type="string">
            <text:p>slr0707</text:p>
          </table:table-cell>
          <table:table-cell office:value-type="float" office:value="-0.488671288376094" calcext:value-type="float">
            <text:p>-0.488671288376094</text:p>
          </table:table-cell>
          <table:table-cell office:value-type="float" office:value="-0.0178023953135524" calcext:value-type="float">
            <text:p>-0.0178023953135524</text:p>
          </table:table-cell>
          <table:table-cell office:value-type="float" office:value="-0.470868893062542" calcext:value-type="float">
            <text:p>-0.470868893062542</text:p>
          </table:table-cell>
        </table:table-row>
        <table:table-row table:style-name="ro1">
          <table:table-cell office:value-type="string" calcext:value-type="string">
            <text:p>sml0005</text:p>
          </table:table-cell>
          <table:table-cell office:value-type="float" office:value="-1.64700096600912" calcext:value-type="float">
            <text:p>-1.64700096600912</text:p>
          </table:table-cell>
          <table:table-cell office:value-type="float" office:value="-1.17624551011636" calcext:value-type="float">
            <text:p>-1.17624551011636</text:p>
          </table:table-cell>
          <table:table-cell office:value-type="float" office:value="-0.470755455892758" calcext:value-type="float">
            <text:p>-0.470755455892758</text:p>
          </table:table-cell>
        </table:table-row>
        <table:table-row table:style-name="ro1">
          <table:table-cell office:value-type="string" calcext:value-type="string">
            <text:p>slr1218</text:p>
          </table:table-cell>
          <table:table-cell office:value-type="float" office:value="-0.236493404290964" calcext:value-type="float">
            <text:p>-0.236493404290964</text:p>
          </table:table-cell>
          <table:table-cell office:value-type="float" office:value="0.233249544454547" calcext:value-type="float">
            <text:p>0.233249544454547</text:p>
          </table:table-cell>
          <table:table-cell office:value-type="float" office:value="-0.469742948745511" calcext:value-type="float">
            <text:p>-0.469742948745511</text:p>
          </table:table-cell>
        </table:table-row>
        <table:table-row table:style-name="ro1">
          <table:table-cell office:value-type="string" calcext:value-type="string">
            <text:p>slr0549</text:p>
          </table:table-cell>
          <table:table-cell office:value-type="float" office:value="0.250502667226315" calcext:value-type="float">
            <text:p>0.250502667226315</text:p>
          </table:table-cell>
          <table:table-cell office:value-type="float" office:value="0.718907924078967" calcext:value-type="float">
            <text:p>0.718907924078967</text:p>
          </table:table-cell>
          <table:table-cell office:value-type="float" office:value="-0.468405256852652" calcext:value-type="float">
            <text:p>-0.468405256852652</text:p>
          </table:table-cell>
        </table:table-row>
        <table:table-row table:style-name="ro1">
          <table:table-cell office:value-type="string" calcext:value-type="string">
            <text:p>slr5012</text:p>
          </table:table-cell>
          <table:table-cell office:value-type="float" office:value="0.05730086545597" calcext:value-type="float">
            <text:p>0.05730086545597</text:p>
          </table:table-cell>
          <table:table-cell office:value-type="float" office:value="0.524734994088451" calcext:value-type="float">
            <text:p>0.524734994088451</text:p>
          </table:table-cell>
          <table:table-cell office:value-type="float" office:value="-0.467434128632481" calcext:value-type="float">
            <text:p>-0.467434128632481</text:p>
          </table:table-cell>
        </table:table-row>
        <table:table-row table:style-name="ro1">
          <table:table-cell office:value-type="string" calcext:value-type="string">
            <text:p>ssl0453</text:p>
          </table:table-cell>
          <table:table-cell office:value-type="float" office:value="-0.21887918553952" calcext:value-type="float">
            <text:p>-0.21887918553952</text:p>
          </table:table-cell>
          <table:table-cell office:value-type="float" office:value="0.248151856483138" calcext:value-type="float">
            <text:p>0.248151856483138</text:p>
          </table:table-cell>
          <table:table-cell office:value-type="float" office:value="-0.467031042022658" calcext:value-type="float">
            <text:p>-0.467031042022658</text:p>
          </table:table-cell>
        </table:table-row>
        <table:table-row table:style-name="ro1">
          <table:table-cell office:value-type="string" calcext:value-type="string">
            <text:p>slr1322</text:p>
          </table:table-cell>
          <table:table-cell office:value-type="float" office:value="-0.103178880343859" calcext:value-type="float">
            <text:p>-0.103178880343859</text:p>
          </table:table-cell>
          <table:table-cell office:value-type="float" office:value="0.363380602669174" calcext:value-type="float">
            <text:p>0.363380602669174</text:p>
          </table:table-cell>
          <table:table-cell office:value-type="float" office:value="-0.466559483013033" calcext:value-type="float">
            <text:p>-0.466559483013033</text:p>
          </table:table-cell>
        </table:table-row>
        <table:table-row table:style-name="ro1">
          <table:table-cell office:value-type="string" calcext:value-type="string">
            <text:p>slr0298</text:p>
          </table:table-cell>
          <table:table-cell office:value-type="float" office:value="-0.864727350168105" calcext:value-type="float">
            <text:p>-0.864727350168105</text:p>
          </table:table-cell>
          <table:table-cell office:value-type="float" office:value="-0.399081302419958" calcext:value-type="float">
            <text:p>-0.399081302419958</text:p>
          </table:table-cell>
          <table:table-cell office:value-type="float" office:value="-0.465646047748147" calcext:value-type="float">
            <text:p>-0.465646047748147</text:p>
          </table:table-cell>
        </table:table-row>
        <table:table-row table:style-name="ro1">
          <table:table-cell office:value-type="string" calcext:value-type="string">
            <text:p>ssl3093</text:p>
          </table:table-cell>
          <table:table-cell office:value-type="float" office:value="0.0940319803277554" calcext:value-type="float">
            <text:p>0.0940319803277554</text:p>
          </table:table-cell>
          <table:table-cell office:value-type="float" office:value="0.557974840158116" calcext:value-type="float">
            <text:p>0.557974840158116</text:p>
          </table:table-cell>
          <table:table-cell office:value-type="float" office:value="-0.463942859830361" calcext:value-type="float">
            <text:p>-0.463942859830361</text:p>
          </table:table-cell>
        </table:table-row>
        <table:table-row table:style-name="ro1">
          <table:table-cell office:value-type="string" calcext:value-type="string">
            <text:p>slr1225</text:p>
          </table:table-cell>
          <table:table-cell office:value-type="float" office:value="-0.379444070756121" calcext:value-type="float">
            <text:p>-0.379444070756121</text:p>
          </table:table-cell>
          <table:table-cell office:value-type="float" office:value="0.0822693959334039" calcext:value-type="float">
            <text:p>0.0822693959334039</text:p>
          </table:table-cell>
          <table:table-cell office:value-type="float" office:value="-0.461713466689525" calcext:value-type="float">
            <text:p>-0.461713466689525</text:p>
          </table:table-cell>
        </table:table-row>
        <table:table-row table:style-name="ro1">
          <table:table-cell office:value-type="string" calcext:value-type="string">
            <text:p>slr0222</text:p>
          </table:table-cell>
          <table:table-cell office:value-type="float" office:value="0.433673693056729" calcext:value-type="float">
            <text:p>0.433673693056729</text:p>
          </table:table-cell>
          <table:table-cell office:value-type="float" office:value="0.894712988217545" calcext:value-type="float">
            <text:p>0.894712988217545</text:p>
          </table:table-cell>
          <table:table-cell office:value-type="float" office:value="-0.461039295160816" calcext:value-type="float">
            <text:p>-0.461039295160816</text:p>
          </table:table-cell>
        </table:table-row>
        <table:table-row table:style-name="ro1">
          <table:table-cell office:value-type="string" calcext:value-type="string">
            <text:p>slr0642</text:p>
          </table:table-cell>
          <table:table-cell office:value-type="float" office:value="-0.0183163456544201" calcext:value-type="float">
            <text:p>-0.0183163456544201</text:p>
          </table:table-cell>
          <table:table-cell office:value-type="float" office:value="0.442581574078776" calcext:value-type="float">
            <text:p>0.442581574078776</text:p>
          </table:table-cell>
          <table:table-cell office:value-type="float" office:value="-0.460897919733196" calcext:value-type="float">
            <text:p>-0.460897919733196</text:p>
          </table:table-cell>
        </table:table-row>
        <table:table-row table:style-name="ro1">
          <table:table-cell office:value-type="string" calcext:value-type="string">
            <text:p>sll1685</text:p>
          </table:table-cell>
          <table:table-cell office:value-type="float" office:value="-0.113337117802352" calcext:value-type="float">
            <text:p>-0.113337117802352</text:p>
          </table:table-cell>
          <table:table-cell office:value-type="float" office:value="0.347537328077161" calcext:value-type="float">
            <text:p>0.347537328077161</text:p>
          </table:table-cell>
          <table:table-cell office:value-type="float" office:value="-0.460874445879513" calcext:value-type="float">
            <text:p>-0.460874445879513</text:p>
          </table:table-cell>
        </table:table-row>
        <table:table-row table:style-name="ro1">
          <table:table-cell office:value-type="string" calcext:value-type="string">
            <text:p>slr0801</text:p>
          </table:table-cell>
          <table:table-cell office:value-type="float" office:value="-0.319698482018694" calcext:value-type="float">
            <text:p>-0.319698482018694</text:p>
          </table:table-cell>
          <table:table-cell office:value-type="float" office:value="0.140346666997411" calcext:value-type="float">
            <text:p>0.140346666997411</text:p>
          </table:table-cell>
          <table:table-cell office:value-type="float" office:value="-0.460045149016105" calcext:value-type="float">
            <text:p>-0.460045149016105</text:p>
          </table:table-cell>
        </table:table-row>
        <table:table-row table:style-name="ro1">
          <table:table-cell office:value-type="string" calcext:value-type="string">
            <text:p>sll1873</text:p>
          </table:table-cell>
          <table:table-cell office:value-type="float" office:value="-1.1479120736659" calcext:value-type="float">
            <text:p>-1.1479120736659</text:p>
          </table:table-cell>
          <table:table-cell office:value-type="float" office:value="-0.688403265135313" calcext:value-type="float">
            <text:p>-0.688403265135313</text:p>
          </table:table-cell>
          <table:table-cell office:value-type="float" office:value="-0.459508808530588" calcext:value-type="float">
            <text:p>-0.459508808530588</text:p>
          </table:table-cell>
        </table:table-row>
        <table:table-row table:style-name="ro1">
          <table:table-cell office:value-type="string" calcext:value-type="string">
            <text:p>sll0749</text:p>
          </table:table-cell>
          <table:table-cell office:value-type="float" office:value="-0.864961825026546" calcext:value-type="float">
            <text:p>-0.864961825026546</text:p>
          </table:table-cell>
          <table:table-cell office:value-type="float" office:value="-0.405742386617435" calcext:value-type="float">
            <text:p>-0.405742386617435</text:p>
          </table:table-cell>
          <table:table-cell office:value-type="float" office:value="-0.45921943840911" calcext:value-type="float">
            <text:p>-0.45921943840911</text:p>
          </table:table-cell>
        </table:table-row>
        <table:table-row table:style-name="ro1">
          <table:table-cell office:value-type="string" calcext:value-type="string">
            <text:p>sll1550</text:p>
          </table:table-cell>
          <table:table-cell office:value-type="float" office:value="-0.459813549723776" calcext:value-type="float">
            <text:p>-0.459813549723776</text:p>
          </table:table-cell>
          <table:table-cell office:value-type="float" office:value="-0.000656649895924844" calcext:value-type="float">
            <text:p>-0.000656649895924844</text:p>
          </table:table-cell>
          <table:table-cell office:value-type="float" office:value="-0.459156899827851" calcext:value-type="float">
            <text:p>-0.459156899827851</text:p>
          </table:table-cell>
        </table:table-row>
        <table:table-row table:style-name="ro1">
          <table:table-cell office:value-type="string" calcext:value-type="string">
            <text:p>sll1504</text:p>
          </table:table-cell>
          <table:table-cell office:value-type="float" office:value="-0.759700706746687" calcext:value-type="float">
            <text:p>-0.759700706746687</text:p>
          </table:table-cell>
          <table:table-cell office:value-type="float" office:value="-0.300675669197896" calcext:value-type="float">
            <text:p>-0.300675669197896</text:p>
          </table:table-cell>
          <table:table-cell office:value-type="float" office:value="-0.459025037548791" calcext:value-type="float">
            <text:p>-0.459025037548791</text:p>
          </table:table-cell>
        </table:table-row>
        <table:table-row table:style-name="ro1">
          <table:table-cell office:value-type="string" calcext:value-type="string">
            <text:p>slr0731</text:p>
          </table:table-cell>
          <table:table-cell office:value-type="float" office:value="0.271223918796868" calcext:value-type="float">
            <text:p>0.271223918796868</text:p>
          </table:table-cell>
          <table:table-cell office:value-type="float" office:value="0.730199770774033" calcext:value-type="float">
            <text:p>0.730199770774033</text:p>
          </table:table-cell>
          <table:table-cell office:value-type="float" office:value="-0.458975851977165" calcext:value-type="float">
            <text:p>-0.458975851977165</text:p>
          </table:table-cell>
        </table:table-row>
        <table:table-row table:style-name="ro1">
          <table:table-cell office:value-type="string" calcext:value-type="string">
            <text:p>ssr1765</text:p>
          </table:table-cell>
          <table:table-cell office:value-type="float" office:value="-0.408535905747382" calcext:value-type="float">
            <text:p>-0.408535905747382</text:p>
          </table:table-cell>
          <table:table-cell office:value-type="float" office:value="0.0497395133233746" calcext:value-type="float">
            <text:p>0.0497395133233746</text:p>
          </table:table-cell>
          <table:table-cell office:value-type="float" office:value="-0.458275419070757" calcext:value-type="float">
            <text:p>-0.458275419070757</text:p>
          </table:table-cell>
        </table:table-row>
        <table:table-row table:style-name="ro1">
          <table:table-cell office:value-type="string" calcext:value-type="string">
            <text:p>slr0288</text:p>
          </table:table-cell>
          <table:table-cell office:value-type="float" office:value="-0.193689209048494" calcext:value-type="float">
            <text:p>-0.193689209048494</text:p>
          </table:table-cell>
          <table:table-cell office:value-type="float" office:value="0.264544308171227" calcext:value-type="float">
            <text:p>0.264544308171227</text:p>
          </table:table-cell>
          <table:table-cell office:value-type="float" office:value="-0.458233517219721" calcext:value-type="float">
            <text:p>-0.458233517219721</text:p>
          </table:table-cell>
        </table:table-row>
        <table:table-row table:style-name="ro1">
          <table:table-cell office:value-type="string" calcext:value-type="string">
            <text:p>sll0286</text:p>
          </table:table-cell>
          <table:table-cell office:value-type="float" office:value="0.00490097296047914" calcext:value-type="float">
            <text:p>0.00490097296047914</text:p>
          </table:table-cell>
          <table:table-cell office:value-type="float" office:value="0.462192677256921" calcext:value-type="float">
            <text:p>0.462192677256921</text:p>
          </table:table-cell>
          <table:table-cell office:value-type="float" office:value="-0.457291704296442" calcext:value-type="float">
            <text:p>-0.457291704296442</text:p>
          </table:table-cell>
        </table:table-row>
        <table:table-row table:style-name="ro1">
          <table:table-cell office:value-type="string" calcext:value-type="string">
            <text:p>sll0823</text:p>
          </table:table-cell>
          <table:table-cell office:value-type="float" office:value="0.0680941740994778" calcext:value-type="float">
            <text:p>0.0680941740994778</text:p>
          </table:table-cell>
          <table:table-cell office:value-type="float" office:value="0.524747877242772" calcext:value-type="float">
            <text:p>0.524747877242772</text:p>
          </table:table-cell>
          <table:table-cell office:value-type="float" office:value="-0.456653703143295" calcext:value-type="float">
            <text:p>-0.456653703143295</text:p>
          </table:table-cell>
        </table:table-row>
        <table:table-row table:style-name="ro1">
          <table:table-cell office:value-type="string" calcext:value-type="string">
            <text:p>slr1421</text:p>
          </table:table-cell>
          <table:table-cell office:value-type="float" office:value="-2.00743719148324" calcext:value-type="float">
            <text:p>-2.00743719148324</text:p>
          </table:table-cell>
          <table:table-cell office:value-type="float" office:value="-1.55435846339725" calcext:value-type="float">
            <text:p>-1.55435846339725</text:p>
          </table:table-cell>
          <table:table-cell office:value-type="float" office:value="-0.453078728085989" calcext:value-type="float">
            <text:p>-0.453078728085989</text:p>
          </table:table-cell>
        </table:table-row>
        <table:table-row table:style-name="ro1">
          <table:table-cell office:value-type="string" calcext:value-type="string">
            <text:p>slr1999</text:p>
          </table:table-cell>
          <table:table-cell office:value-type="float" office:value="-0.143461726469552" calcext:value-type="float">
            <text:p>-0.143461726469552</text:p>
          </table:table-cell>
          <table:table-cell office:value-type="float" office:value="0.308391830955743" calcext:value-type="float">
            <text:p>0.308391830955743</text:p>
          </table:table-cell>
          <table:table-cell office:value-type="float" office:value="-0.451853557425295" calcext:value-type="float">
            <text:p>-0.451853557425295</text:p>
          </table:table-cell>
        </table:table-row>
        <table:table-row table:style-name="ro1">
          <table:table-cell office:value-type="string" calcext:value-type="string">
            <text:p>sll1174</text:p>
          </table:table-cell>
          <table:table-cell office:value-type="float" office:value="-0.115280064069579" calcext:value-type="float">
            <text:p>-0.115280064069579</text:p>
          </table:table-cell>
          <table:table-cell office:value-type="float" office:value="0.336490218964602" calcext:value-type="float">
            <text:p>0.336490218964602</text:p>
          </table:table-cell>
          <table:table-cell office:value-type="float" office:value="-0.451770283034181" calcext:value-type="float">
            <text:p>-0.451770283034181</text:p>
          </table:table-cell>
        </table:table-row>
        <table:table-row table:style-name="ro1">
          <table:table-cell office:value-type="string" calcext:value-type="string">
            <text:p>sll0573</text:p>
          </table:table-cell>
          <table:table-cell office:value-type="float" office:value="-0.277462750189736" calcext:value-type="float">
            <text:p>-0.277462750189736</text:p>
          </table:table-cell>
          <table:table-cell office:value-type="float" office:value="0.173947091869921" calcext:value-type="float">
            <text:p>0.173947091869921</text:p>
          </table:table-cell>
          <table:table-cell office:value-type="float" office:value="-0.451409842059656" calcext:value-type="float">
            <text:p>-0.451409842059656</text:p>
          </table:table-cell>
        </table:table-row>
        <table:table-row table:style-name="ro1">
          <table:table-cell office:value-type="string" calcext:value-type="string">
            <text:p>slr0798</text:p>
          </table:table-cell>
          <table:table-cell office:value-type="float" office:value="-0.0407062389358909" calcext:value-type="float">
            <text:p>-0.0407062389358909</text:p>
          </table:table-cell>
          <table:table-cell office:value-type="float" office:value="0.410279747586788" calcext:value-type="float">
            <text:p>0.410279747586788</text:p>
          </table:table-cell>
          <table:table-cell office:value-type="float" office:value="-0.450985986522678" calcext:value-type="float">
            <text:p>-0.450985986522678</text:p>
          </table:table-cell>
        </table:table-row>
        <table:table-row table:style-name="ro1">
          <table:table-cell office:value-type="string" calcext:value-type="string">
            <text:p>sll5084</text:p>
          </table:table-cell>
          <table:table-cell office:value-type="float" office:value="-0.93073674790236" calcext:value-type="float">
            <text:p>-0.93073674790236</text:p>
          </table:table-cell>
          <table:table-cell office:value-type="float" office:value="-0.479883111269373" calcext:value-type="float">
            <text:p>-0.479883111269373</text:p>
          </table:table-cell>
          <table:table-cell office:value-type="float" office:value="-0.450853636632987" calcext:value-type="float">
            <text:p>-0.450853636632987</text:p>
          </table:table-cell>
        </table:table-row>
        <table:table-row table:style-name="ro1">
          <table:table-cell office:value-type="string" calcext:value-type="string">
            <text:p>sll0156</text:p>
          </table:table-cell>
          <table:table-cell office:value-type="float" office:value="-0.367514667885222" calcext:value-type="float">
            <text:p>-0.367514667885222</text:p>
          </table:table-cell>
          <table:table-cell office:value-type="float" office:value="0.0825103188502742" calcext:value-type="float">
            <text:p>0.0825103188502742</text:p>
          </table:table-cell>
          <table:table-cell office:value-type="float" office:value="-0.450024986735496" calcext:value-type="float">
            <text:p>-0.450024986735496</text:p>
          </table:table-cell>
        </table:table-row>
        <table:table-row table:style-name="ro1">
          <table:table-cell office:value-type="string" calcext:value-type="string">
            <text:p>slr1130</text:p>
          </table:table-cell>
          <table:table-cell office:value-type="float" office:value="-0.171260132504283" calcext:value-type="float">
            <text:p>-0.171260132504283</text:p>
          </table:table-cell>
          <table:table-cell office:value-type="float" office:value="0.277743594767266" calcext:value-type="float">
            <text:p>0.277743594767266</text:p>
          </table:table-cell>
          <table:table-cell office:value-type="float" office:value="-0.449003727271548" calcext:value-type="float">
            <text:p>-0.449003727271548</text:p>
          </table:table-cell>
        </table:table-row>
        <table:table-row table:style-name="ro1">
          <table:table-cell office:value-type="string" calcext:value-type="string">
            <text:p>sll0479</text:p>
          </table:table-cell>
          <table:table-cell office:value-type="float" office:value="0.0862100008789978" calcext:value-type="float">
            <text:p>0.0862100008789978</text:p>
          </table:table-cell>
          <table:table-cell office:value-type="float" office:value="0.535088144423823" calcext:value-type="float">
            <text:p>0.535088144423823</text:p>
          </table:table-cell>
          <table:table-cell office:value-type="float" office:value="-0.448878143544825" calcext:value-type="float">
            <text:p>-0.448878143544825</text:p>
          </table:table-cell>
        </table:table-row>
        <table:table-row table:style-name="ro1">
          <table:table-cell office:value-type="string" calcext:value-type="string">
            <text:p>slr0197</text:p>
          </table:table-cell>
          <table:table-cell office:value-type="float" office:value="-0.267893883917245" calcext:value-type="float">
            <text:p>-0.267893883917245</text:p>
          </table:table-cell>
          <table:table-cell office:value-type="float" office:value="0.179966869600462" calcext:value-type="float">
            <text:p>0.179966869600462</text:p>
          </table:table-cell>
          <table:table-cell office:value-type="float" office:value="-0.447860753517707" calcext:value-type="float">
            <text:p>-0.447860753517707</text:p>
          </table:table-cell>
        </table:table-row>
        <table:table-row table:style-name="ro1">
          <table:table-cell office:value-type="string" calcext:value-type="string">
            <text:p>sll0549</text:p>
          </table:table-cell>
          <table:table-cell office:value-type="float" office:value="0.0000364667776362999" calcext:value-type="float">
            <text:p>0.0000364667776362999</text:p>
          </table:table-cell>
          <table:table-cell office:value-type="float" office:value="0.446188174857997" calcext:value-type="float">
            <text:p>0.446188174857997</text:p>
          </table:table-cell>
          <table:table-cell office:value-type="float" office:value="-0.446151708080361" calcext:value-type="float">
            <text:p>-0.446151708080361</text:p>
          </table:table-cell>
        </table:table-row>
        <table:table-row table:style-name="ro1">
          <table:table-cell office:value-type="string" calcext:value-type="string">
            <text:p>sll0377</text:p>
          </table:table-cell>
          <table:table-cell office:value-type="float" office:value="0.680375728696722" calcext:value-type="float">
            <text:p>0.680375728696722</text:p>
          </table:table-cell>
          <table:table-cell office:value-type="float" office:value="1.12560808331587" calcext:value-type="float">
            <text:p>1.12560808331587</text:p>
          </table:table-cell>
          <table:table-cell office:value-type="float" office:value="-0.445232354619143" calcext:value-type="float">
            <text:p>-0.445232354619143</text:p>
          </table:table-cell>
        </table:table-row>
        <table:table-row table:style-name="ro1">
          <table:table-cell office:value-type="string" calcext:value-type="string">
            <text:p>slr0041</text:p>
          </table:table-cell>
          <table:table-cell office:value-type="float" office:value="-1.7633098824948" calcext:value-type="float">
            <text:p>-1.7633098824948</text:p>
          </table:table-cell>
          <table:table-cell office:value-type="float" office:value="-1.31826728094133" calcext:value-type="float">
            <text:p>-1.31826728094133</text:p>
          </table:table-cell>
          <table:table-cell office:value-type="float" office:value="-0.44504260155347" calcext:value-type="float">
            <text:p>-0.44504260155347</text:p>
          </table:table-cell>
        </table:table-row>
        <table:table-row table:style-name="ro1">
          <table:table-cell office:value-type="string" calcext:value-type="string">
            <text:p>slr1064</text:p>
          </table:table-cell>
          <table:table-cell office:value-type="float" office:value="-0.174687651772028" calcext:value-type="float">
            <text:p>-0.174687651772028</text:p>
          </table:table-cell>
          <table:table-cell office:value-type="float" office:value="0.269933279236077" calcext:value-type="float">
            <text:p>0.269933279236077</text:p>
          </table:table-cell>
          <table:table-cell office:value-type="float" office:value="-0.444620931008106" calcext:value-type="float">
            <text:p>-0.444620931008106</text:p>
          </table:table-cell>
        </table:table-row>
        <table:table-row table:style-name="ro1">
          <table:table-cell office:value-type="string" calcext:value-type="string">
            <text:p>slr0073</text:p>
          </table:table-cell>
          <table:table-cell office:value-type="float" office:value="0.0860556368765921" calcext:value-type="float">
            <text:p>0.0860556368765921</text:p>
          </table:table-cell>
          <table:table-cell office:value-type="float" office:value="0.529475805350941" calcext:value-type="float">
            <text:p>0.529475805350941</text:p>
          </table:table-cell>
          <table:table-cell office:value-type="float" office:value="-0.443420168474349" calcext:value-type="float">
            <text:p>-0.443420168474349</text:p>
          </table:table-cell>
        </table:table-row>
        <table:table-row table:style-name="ro1">
          <table:table-cell office:value-type="string" calcext:value-type="string">
            <text:p>slr0978</text:p>
          </table:table-cell>
          <table:table-cell office:value-type="float" office:value="-0.280898462963859" calcext:value-type="float">
            <text:p>-0.280898462963859</text:p>
          </table:table-cell>
          <table:table-cell office:value-type="float" office:value="0.16198554315676" calcext:value-type="float">
            <text:p>0.16198554315676</text:p>
          </table:table-cell>
          <table:table-cell office:value-type="float" office:value="-0.442884006120618" calcext:value-type="float">
            <text:p>-0.442884006120618</text:p>
          </table:table-cell>
        </table:table-row>
        <table:table-row table:style-name="ro1">
          <table:table-cell office:value-type="string" calcext:value-type="string">
            <text:p>slr0366</text:p>
          </table:table-cell>
          <table:table-cell office:value-type="float" office:value="-0.200122923590498" calcext:value-type="float">
            <text:p>-0.200122923590498</text:p>
          </table:table-cell>
          <table:table-cell office:value-type="float" office:value="0.242182581612759" calcext:value-type="float">
            <text:p>0.242182581612759</text:p>
          </table:table-cell>
          <table:table-cell office:value-type="float" office:value="-0.442305505203258" calcext:value-type="float">
            <text:p>-0.442305505203258</text:p>
          </table:table-cell>
        </table:table-row>
        <table:table-row table:style-name="ro1">
          <table:table-cell office:value-type="string" calcext:value-type="string">
            <text:p>ssl3383</text:p>
          </table:table-cell>
          <table:table-cell office:value-type="float" office:value="-1.10346006229602" calcext:value-type="float">
            <text:p>-1.10346006229602</text:p>
          </table:table-cell>
          <table:table-cell office:value-type="float" office:value="-0.662671171994246" calcext:value-type="float">
            <text:p>-0.662671171994246</text:p>
          </table:table-cell>
          <table:table-cell office:value-type="float" office:value="-0.440788890301772" calcext:value-type="float">
            <text:p>-0.440788890301772</text:p>
          </table:table-cell>
        </table:table-row>
        <table:table-row table:style-name="ro1">
          <table:table-cell office:value-type="string" calcext:value-type="string">
            <text:p>sll0851</text:p>
          </table:table-cell>
          <table:table-cell office:value-type="float" office:value="-1.40773114157258" calcext:value-type="float">
            <text:p>-1.40773114157258</text:p>
          </table:table-cell>
          <table:table-cell office:value-type="float" office:value="-0.967073577004712" calcext:value-type="float">
            <text:p>-0.967073577004712</text:p>
          </table:table-cell>
          <table:table-cell office:value-type="float" office:value="-0.440657564567868" calcext:value-type="float">
            <text:p>-0.440657564567868</text:p>
          </table:table-cell>
        </table:table-row>
        <table:table-row table:style-name="ro1">
          <table:table-cell office:value-type="string" calcext:value-type="string">
            <text:p>sll0484</text:p>
          </table:table-cell>
          <table:table-cell office:value-type="float" office:value="0.169277659338077" calcext:value-type="float">
            <text:p>0.169277659338077</text:p>
          </table:table-cell>
          <table:table-cell office:value-type="float" office:value="0.609426449501984" calcext:value-type="float">
            <text:p>0.609426449501984</text:p>
          </table:table-cell>
          <table:table-cell office:value-type="float" office:value="-0.440148790163908" calcext:value-type="float">
            <text:p>-0.440148790163908</text:p>
          </table:table-cell>
        </table:table-row>
        <table:table-row table:style-name="ro1">
          <table:table-cell office:value-type="string" calcext:value-type="string">
            <text:p>sll5075</text:p>
          </table:table-cell>
          <table:table-cell office:value-type="float" office:value="0.0165401609331719" calcext:value-type="float">
            <text:p>0.0165401609331719</text:p>
          </table:table-cell>
          <table:table-cell office:value-type="float" office:value="0.456383594766854" calcext:value-type="float">
            <text:p>0.456383594766854</text:p>
          </table:table-cell>
          <table:table-cell office:value-type="float" office:value="-0.439843433833683" calcext:value-type="float">
            <text:p>-0.439843433833683</text:p>
          </table:table-cell>
        </table:table-row>
        <table:table-row table:style-name="ro1">
          <table:table-cell office:value-type="string" calcext:value-type="string">
            <text:p>slr0846</text:p>
          </table:table-cell>
          <table:table-cell office:value-type="float" office:value="-0.0403180972647661" calcext:value-type="float">
            <text:p>-0.0403180972647661</text:p>
          </table:table-cell>
          <table:table-cell office:value-type="float" office:value="0.399311675295694" calcext:value-type="float">
            <text:p>0.399311675295694</text:p>
          </table:table-cell>
          <table:table-cell office:value-type="float" office:value="-0.43962977256046" calcext:value-type="float">
            <text:p>-0.43962977256046</text:p>
          </table:table-cell>
        </table:table-row>
        <table:table-row table:style-name="ro1">
          <table:table-cell office:value-type="string" calcext:value-type="string">
            <text:p>sll0997</text:p>
          </table:table-cell>
          <table:table-cell office:value-type="float" office:value="0.0296831618927532" calcext:value-type="float">
            <text:p>0.0296831618927532</text:p>
          </table:table-cell>
          <table:table-cell office:value-type="float" office:value="0.4692558209812" calcext:value-type="float">
            <text:p>0.4692558209812</text:p>
          </table:table-cell>
          <table:table-cell office:value-type="float" office:value="-0.439572659088447" calcext:value-type="float">
            <text:p>-0.439572659088447</text:p>
          </table:table-cell>
        </table:table-row>
        <table:table-row table:style-name="ro1">
          <table:table-cell office:value-type="string" calcext:value-type="string">
            <text:p>sll0631</text:p>
          </table:table-cell>
          <table:table-cell office:value-type="float" office:value="-0.4559897410728" calcext:value-type="float">
            <text:p>-0.4559897410728</text:p>
          </table:table-cell>
          <table:table-cell office:value-type="float" office:value="-0.0186366767748807" calcext:value-type="float">
            <text:p>-0.0186366767748807</text:p>
          </table:table-cell>
          <table:table-cell office:value-type="float" office:value="-0.437353064297919" calcext:value-type="float">
            <text:p>-0.437353064297919</text:p>
          </table:table-cell>
        </table:table-row>
        <table:table-row table:style-name="ro1">
          <table:table-cell office:value-type="string" calcext:value-type="string">
            <text:p>sll8032</text:p>
          </table:table-cell>
          <table:table-cell office:value-type="float" office:value="-0.0177790172553859" calcext:value-type="float">
            <text:p>-0.0177790172553859</text:p>
          </table:table-cell>
          <table:table-cell office:value-type="float" office:value="0.419149791684171" calcext:value-type="float">
            <text:p>0.419149791684171</text:p>
          </table:table-cell>
          <table:table-cell office:value-type="float" office:value="-0.436928808939557" calcext:value-type="float">
            <text:p>-0.436928808939557</text:p>
          </table:table-cell>
        </table:table-row>
        <table:table-row table:style-name="ro1">
          <table:table-cell office:value-type="string" calcext:value-type="string">
            <text:p>sll1244</text:p>
          </table:table-cell>
          <table:table-cell office:value-type="float" office:value="-0.321424421417603" calcext:value-type="float">
            <text:p>-0.321424421417603</text:p>
          </table:table-cell>
          <table:table-cell office:value-type="float" office:value="0.114222104867731" calcext:value-type="float">
            <text:p>0.114222104867731</text:p>
          </table:table-cell>
          <table:table-cell office:value-type="float" office:value="-0.435646526285334" calcext:value-type="float">
            <text:p>-0.435646526285334</text:p>
          </table:table-cell>
        </table:table-row>
        <table:table-row table:style-name="ro1">
          <table:table-cell office:value-type="string" calcext:value-type="string">
            <text:p>sll1703</text:p>
          </table:table-cell>
          <table:table-cell office:value-type="float" office:value="-0.167286289053911" calcext:value-type="float">
            <text:p>-0.167286289053911</text:p>
          </table:table-cell>
          <table:table-cell office:value-type="float" office:value="0.266419546736544" calcext:value-type="float">
            <text:p>0.266419546736544</text:p>
          </table:table-cell>
          <table:table-cell office:value-type="float" office:value="-0.433705835790455" calcext:value-type="float">
            <text:p>-0.433705835790455</text:p>
          </table:table-cell>
        </table:table-row>
        <table:table-row table:style-name="ro1">
          <table:table-cell office:value-type="string" calcext:value-type="string">
            <text:p>ssl7046</text:p>
          </table:table-cell>
          <table:table-cell office:value-type="float" office:value="-0.0265777988232129" calcext:value-type="float">
            <text:p>-0.0265777988232129</text:p>
          </table:table-cell>
          <table:table-cell office:value-type="float" office:value="0.406354164725858" calcext:value-type="float">
            <text:p>0.406354164725858</text:p>
          </table:table-cell>
          <table:table-cell office:value-type="float" office:value="-0.432931963549071" calcext:value-type="float">
            <text:p>-0.432931963549071</text:p>
          </table:table-cell>
        </table:table-row>
        <table:table-row table:style-name="ro1">
          <table:table-cell office:value-type="string" calcext:value-type="string">
            <text:p>ssl7042</text:p>
          </table:table-cell>
          <table:table-cell office:value-type="float" office:value="-0.90322143260027" calcext:value-type="float">
            <text:p>-0.90322143260027</text:p>
          </table:table-cell>
          <table:table-cell office:value-type="float" office:value="-0.47054901353858" calcext:value-type="float">
            <text:p>-0.47054901353858</text:p>
          </table:table-cell>
          <table:table-cell office:value-type="float" office:value="-0.43267241906169" calcext:value-type="float">
            <text:p>-0.43267241906169</text:p>
          </table:table-cell>
        </table:table-row>
        <table:table-row table:style-name="ro1">
          <table:table-cell office:value-type="string" calcext:value-type="string">
            <text:p>slr0559</text:p>
          </table:table-cell>
          <table:table-cell office:value-type="float" office:value="-0.424697447044527" calcext:value-type="float">
            <text:p>-0.424697447044527</text:p>
          </table:table-cell>
          <table:table-cell office:value-type="float" office:value="0.00719514467615236" calcext:value-type="float">
            <text:p>0.00719514467615236</text:p>
          </table:table-cell>
          <table:table-cell office:value-type="float" office:value="-0.431892591720679" calcext:value-type="float">
            <text:p>-0.431892591720679</text:p>
          </table:table-cell>
        </table:table-row>
        <table:table-row table:style-name="ro1">
          <table:table-cell office:value-type="string" calcext:value-type="string">
            <text:p>sll6052</text:p>
          </table:table-cell>
          <table:table-cell office:value-type="float" office:value="-0.0880950706644039" calcext:value-type="float">
            <text:p>-0.0880950706644039</text:p>
          </table:table-cell>
          <table:table-cell office:value-type="float" office:value="0.343549174705112" calcext:value-type="float">
            <text:p>0.343549174705112</text:p>
          </table:table-cell>
          <table:table-cell office:value-type="float" office:value="-0.431644245369516" calcext:value-type="float">
            <text:p>-0.431644245369516</text:p>
          </table:table-cell>
        </table:table-row>
        <table:table-row table:style-name="ro1">
          <table:table-cell office:value-type="string" calcext:value-type="string">
            <text:p>slr0212</text:p>
          </table:table-cell>
          <table:table-cell office:value-type="float" office:value="-0.504633907732351" calcext:value-type="float">
            <text:p>-0.504633907732351</text:p>
          </table:table-cell>
          <table:table-cell office:value-type="float" office:value="-0.0737812707659724" calcext:value-type="float">
            <text:p>-0.0737812707659724</text:p>
          </table:table-cell>
          <table:table-cell office:value-type="float" office:value="-0.430852636966378" calcext:value-type="float">
            <text:p>-0.430852636966378</text:p>
          </table:table-cell>
        </table:table-row>
        <table:table-row table:style-name="ro1">
          <table:table-cell office:value-type="string" calcext:value-type="string">
            <text:p>slr5056</text:p>
          </table:table-cell>
          <table:table-cell office:value-type="float" office:value="-0.0225285867984033" calcext:value-type="float">
            <text:p>-0.0225285867984033</text:p>
          </table:table-cell>
          <table:table-cell office:value-type="float" office:value="0.407690078097726" calcext:value-type="float">
            <text:p>0.407690078097726</text:p>
          </table:table-cell>
          <table:table-cell office:value-type="float" office:value="-0.430218664896129" calcext:value-type="float">
            <text:p>-0.430218664896129</text:p>
          </table:table-cell>
        </table:table-row>
        <table:table-row table:style-name="ro1">
          <table:table-cell office:value-type="string" calcext:value-type="string">
            <text:p>sll0504</text:p>
          </table:table-cell>
          <table:table-cell office:value-type="float" office:value="-2.4769800831329" calcext:value-type="float">
            <text:p>-2.4769800831329</text:p>
          </table:table-cell>
          <table:table-cell office:value-type="float" office:value="-2.0476769753178" calcext:value-type="float">
            <text:p>-2.0476769753178</text:p>
          </table:table-cell>
          <table:table-cell office:value-type="float" office:value="-0.429303107815102" calcext:value-type="float">
            <text:p>-0.429303107815102</text:p>
          </table:table-cell>
        </table:table-row>
        <table:table-row table:style-name="ro1">
          <table:table-cell office:value-type="string" calcext:value-type="string">
            <text:p>sll0174</text:p>
          </table:table-cell>
          <table:table-cell office:value-type="float" office:value="-0.260807732898611" calcext:value-type="float">
            <text:p>-0.260807732898611</text:p>
          </table:table-cell>
          <table:table-cell office:value-type="float" office:value="0.16827182880233" calcext:value-type="float">
            <text:p>0.16827182880233</text:p>
          </table:table-cell>
          <table:table-cell office:value-type="float" office:value="-0.429079561700941" calcext:value-type="float">
            <text:p>-0.429079561700941</text:p>
          </table:table-cell>
        </table:table-row>
        <table:table-row table:style-name="ro1">
          <table:table-cell office:value-type="string" calcext:value-type="string">
            <text:p>slr0971</text:p>
          </table:table-cell>
          <table:table-cell office:value-type="float" office:value="-0.0678184458748861" calcext:value-type="float">
            <text:p>-0.0678184458748861</text:p>
          </table:table-cell>
          <table:table-cell office:value-type="float" office:value="0.360736716481344" calcext:value-type="float">
            <text:p>0.360736716481344</text:p>
          </table:table-cell>
          <table:table-cell office:value-type="float" office:value="-0.428555162356231" calcext:value-type="float">
            <text:p>-0.428555162356231</text:p>
          </table:table-cell>
        </table:table-row>
        <table:table-row table:style-name="ro1">
          <table:table-cell office:value-type="string" calcext:value-type="string">
            <text:p>slr1861</text:p>
          </table:table-cell>
          <table:table-cell office:value-type="float" office:value="-0.930657182944799" calcext:value-type="float">
            <text:p>-0.930657182944799</text:p>
          </table:table-cell>
          <table:table-cell office:value-type="float" office:value="-0.50252326401454" calcext:value-type="float">
            <text:p>-0.50252326401454</text:p>
          </table:table-cell>
          <table:table-cell office:value-type="float" office:value="-0.428133918930259" calcext:value-type="float">
            <text:p>-0.428133918930259</text:p>
          </table:table-cell>
        </table:table-row>
        <table:table-row table:style-name="ro1">
          <table:table-cell office:value-type="string" calcext:value-type="string">
            <text:p>ssr2831</text:p>
          </table:table-cell>
          <table:table-cell office:value-type="float" office:value="-0.350346173133655" calcext:value-type="float">
            <text:p>-0.350346173133655</text:p>
          </table:table-cell>
          <table:table-cell office:value-type="float" office:value="0.0770042123643371" calcext:value-type="float">
            <text:p>0.0770042123643371</text:p>
          </table:table-cell>
          <table:table-cell office:value-type="float" office:value="-0.427350385497992" calcext:value-type="float">
            <text:p>-0.427350385497992</text:p>
          </table:table-cell>
        </table:table-row>
        <table:table-row table:style-name="ro1">
          <table:table-cell office:value-type="string" calcext:value-type="string">
            <text:p>sll0913</text:p>
          </table:table-cell>
          <table:table-cell office:value-type="float" office:value="-3.23308395453094" calcext:value-type="float">
            <text:p>-3.23308395453094</text:p>
          </table:table-cell>
          <table:table-cell office:value-type="float" office:value="-2.80756746840128" calcext:value-type="float">
            <text:p>-2.80756746840128</text:p>
          </table:table-cell>
          <table:table-cell office:value-type="float" office:value="-0.425516486129657" calcext:value-type="float">
            <text:p>-0.425516486129657</text:p>
          </table:table-cell>
        </table:table-row>
        <table:table-row table:style-name="ro1">
          <table:table-cell office:value-type="string" calcext:value-type="string">
            <text:p>slr1652</text:p>
          </table:table-cell>
          <table:table-cell office:value-type="float" office:value="-0.112057195834246" calcext:value-type="float">
            <text:p>-0.112057195834246</text:p>
          </table:table-cell>
          <table:table-cell office:value-type="float" office:value="0.3132812121685" calcext:value-type="float">
            <text:p>0.3132812121685</text:p>
          </table:table-cell>
          <table:table-cell office:value-type="float" office:value="-0.425338408002746" calcext:value-type="float">
            <text:p>-0.425338408002746</text:p>
          </table:table-cell>
        </table:table-row>
        <table:table-row table:style-name="ro1">
          <table:table-cell office:value-type="string" calcext:value-type="string">
            <text:p>slr1803</text:p>
          </table:table-cell>
          <table:table-cell office:value-type="float" office:value="0.0767745659976605" calcext:value-type="float">
            <text:p>0.0767745659976605</text:p>
          </table:table-cell>
          <table:table-cell office:value-type="float" office:value="0.501884972754383" calcext:value-type="float">
            <text:p>0.501884972754383</text:p>
          </table:table-cell>
          <table:table-cell office:value-type="float" office:value="-0.425110406756722" calcext:value-type="float">
            <text:p>-0.425110406756722</text:p>
          </table:table-cell>
        </table:table-row>
        <table:table-row table:style-name="ro1">
          <table:table-cell office:value-type="string" calcext:value-type="string">
            <text:p>slr1145</text:p>
          </table:table-cell>
          <table:table-cell office:value-type="float" office:value="-0.117349672555212" calcext:value-type="float">
            <text:p>-0.117349672555212</text:p>
          </table:table-cell>
          <table:table-cell office:value-type="float" office:value="0.306955912208205" calcext:value-type="float">
            <text:p>0.306955912208205</text:p>
          </table:table-cell>
          <table:table-cell office:value-type="float" office:value="-0.424305584763418" calcext:value-type="float">
            <text:p>-0.424305584763418</text:p>
          </table:table-cell>
        </table:table-row>
        <table:table-row table:style-name="ro1">
          <table:table-cell office:value-type="string" calcext:value-type="string">
            <text:p>sll1349</text:p>
          </table:table-cell>
          <table:table-cell office:value-type="float" office:value="0.238225686826715" calcext:value-type="float">
            <text:p>0.238225686826715</text:p>
          </table:table-cell>
          <table:table-cell office:value-type="float" office:value="0.661857219679985" calcext:value-type="float">
            <text:p>0.661857219679985</text:p>
          </table:table-cell>
          <table:table-cell office:value-type="float" office:value="-0.42363153285327" calcext:value-type="float">
            <text:p>-0.42363153285327</text:p>
          </table:table-cell>
        </table:table-row>
        <table:table-row table:style-name="ro1">
          <table:table-cell office:value-type="string" calcext:value-type="string">
            <text:p>sll0030</text:p>
          </table:table-cell>
          <table:table-cell office:value-type="float" office:value="-1.23739531262867" calcext:value-type="float">
            <text:p>-1.23739531262867</text:p>
          </table:table-cell>
          <table:table-cell office:value-type="float" office:value="-0.817333487941249" calcext:value-type="float">
            <text:p>-0.817333487941249</text:p>
          </table:table-cell>
          <table:table-cell office:value-type="float" office:value="-0.420061824687418" calcext:value-type="float">
            <text:p>-0.420061824687418</text:p>
          </table:table-cell>
        </table:table-row>
        <table:table-row table:style-name="ro1">
          <table:table-cell office:value-type="string" calcext:value-type="string">
            <text:p>slr1689</text:p>
          </table:table-cell>
          <table:table-cell office:value-type="float" office:value="-0.0304325245871703" calcext:value-type="float">
            <text:p>-0.0304325245871703</text:p>
          </table:table-cell>
          <table:table-cell office:value-type="float" office:value="0.389474527639295" calcext:value-type="float">
            <text:p>0.389474527639295</text:p>
          </table:table-cell>
          <table:table-cell office:value-type="float" office:value="-0.419907052226465" calcext:value-type="float">
            <text:p>-0.419907052226465</text:p>
          </table:table-cell>
        </table:table-row>
        <table:table-row table:style-name="ro1">
          <table:table-cell office:value-type="string" calcext:value-type="string">
            <text:p>sll0780</text:p>
          </table:table-cell>
          <table:table-cell office:value-type="float" office:value="-0.0308851910488926" calcext:value-type="float">
            <text:p>-0.0308851910488926</text:p>
          </table:table-cell>
          <table:table-cell office:value-type="float" office:value="0.3886602650234" calcext:value-type="float">
            <text:p>0.3886602650234</text:p>
          </table:table-cell>
          <table:table-cell office:value-type="float" office:value="-0.419545456072293" calcext:value-type="float">
            <text:p>-0.419545456072293</text:p>
          </table:table-cell>
        </table:table-row>
        <table:table-row table:style-name="ro1">
          <table:table-cell office:value-type="string" calcext:value-type="string">
            <text:p>sll1370</text:p>
          </table:table-cell>
          <table:table-cell office:value-type="float" office:value="-0.983415700010109" calcext:value-type="float">
            <text:p>-0.983415700010109</text:p>
          </table:table-cell>
          <table:table-cell office:value-type="float" office:value="-0.564372510379712" calcext:value-type="float">
            <text:p>-0.564372510379712</text:p>
          </table:table-cell>
          <table:table-cell office:value-type="float" office:value="-0.419043189630396" calcext:value-type="float">
            <text:p>-0.419043189630396</text:p>
          </table:table-cell>
        </table:table-row>
        <table:table-row table:style-name="ro1">
          <table:table-cell office:value-type="string" calcext:value-type="string">
            <text:p>sll1969</text:p>
          </table:table-cell>
          <table:table-cell office:value-type="float" office:value="0.203511641074944" calcext:value-type="float">
            <text:p>0.203511641074944</text:p>
          </table:table-cell>
          <table:table-cell office:value-type="float" office:value="0.621774780084613" calcext:value-type="float">
            <text:p>0.621774780084613</text:p>
          </table:table-cell>
          <table:table-cell office:value-type="float" office:value="-0.418263139009669" calcext:value-type="float">
            <text:p>-0.418263139009669</text:p>
          </table:table-cell>
        </table:table-row>
        <table:table-row table:style-name="ro1">
          <table:table-cell office:value-type="string" calcext:value-type="string">
            <text:p>sll1691</text:p>
          </table:table-cell>
          <table:table-cell office:value-type="float" office:value="-1.73507297642812" calcext:value-type="float">
            <text:p>-1.73507297642812</text:p>
          </table:table-cell>
          <table:table-cell office:value-type="float" office:value="-1.31715867688195" calcext:value-type="float">
            <text:p>-1.31715867688195</text:p>
          </table:table-cell>
          <table:table-cell office:value-type="float" office:value="-0.417914299546169" calcext:value-type="float">
            <text:p>-0.417914299546169</text:p>
          </table:table-cell>
        </table:table-row>
        <table:table-row table:style-name="ro1">
          <table:table-cell office:value-type="string" calcext:value-type="string">
            <text:p>slr1505</text:p>
          </table:table-cell>
          <table:table-cell office:value-type="float" office:value="-0.26862585439435" calcext:value-type="float">
            <text:p>-0.26862585439435</text:p>
          </table:table-cell>
          <table:table-cell office:value-type="float" office:value="0.149246569765923" calcext:value-type="float">
            <text:p>0.149246569765923</text:p>
          </table:table-cell>
          <table:table-cell office:value-type="float" office:value="-0.417872424160273" calcext:value-type="float">
            <text:p>-0.417872424160273</text:p>
          </table:table-cell>
        </table:table-row>
        <table:table-row table:style-name="ro1">
          <table:table-cell office:value-type="string" calcext:value-type="string">
            <text:p>sll1696</text:p>
          </table:table-cell>
          <table:table-cell office:value-type="float" office:value="-0.230400215088602" calcext:value-type="float">
            <text:p>-0.230400215088602</text:p>
          </table:table-cell>
          <table:table-cell office:value-type="float" office:value="0.187420940615493" calcext:value-type="float">
            <text:p>0.187420940615493</text:p>
          </table:table-cell>
          <table:table-cell office:value-type="float" office:value="-0.417821155704095" calcext:value-type="float">
            <text:p>-0.417821155704095</text:p>
          </table:table-cell>
        </table:table-row>
        <table:table-row table:style-name="ro1">
          <table:table-cell office:value-type="string" calcext:value-type="string">
            <text:p>sll0872</text:p>
          </table:table-cell>
          <table:table-cell office:value-type="float" office:value="-0.051447101256163" calcext:value-type="float">
            <text:p>-0.051447101256163</text:p>
          </table:table-cell>
          <table:table-cell office:value-type="float" office:value="0.366362332592208" calcext:value-type="float">
            <text:p>0.366362332592208</text:p>
          </table:table-cell>
          <table:table-cell office:value-type="float" office:value="-0.417809433848371" calcext:value-type="float">
            <text:p>-0.417809433848371</text:p>
          </table:table-cell>
        </table:table-row>
        <table:table-row table:style-name="ro1">
          <table:table-cell office:value-type="string" calcext:value-type="string">
            <text:p>slr0887</text:p>
          </table:table-cell>
          <table:table-cell office:value-type="float" office:value="0.0830404721913145" calcext:value-type="float">
            <text:p>0.0830404721913145</text:p>
          </table:table-cell>
          <table:table-cell office:value-type="float" office:value="0.500549349925213" calcext:value-type="float">
            <text:p>0.500549349925213</text:p>
          </table:table-cell>
          <table:table-cell office:value-type="float" office:value="-0.417508877733899" calcext:value-type="float">
            <text:p>-0.417508877733899</text:p>
          </table:table-cell>
        </table:table-row>
        <table:table-row table:style-name="ro1">
          <table:table-cell office:value-type="string" calcext:value-type="string">
            <text:p>sll1254</text:p>
          </table:table-cell>
          <table:table-cell office:value-type="float" office:value="0.122171206803605" calcext:value-type="float">
            <text:p>0.122171206803605</text:p>
          </table:table-cell>
          <table:table-cell office:value-type="float" office:value="0.538832099490189" calcext:value-type="float">
            <text:p>0.538832099490189</text:p>
          </table:table-cell>
          <table:table-cell office:value-type="float" office:value="-0.416660892686584" calcext:value-type="float">
            <text:p>-0.416660892686584</text:p>
          </table:table-cell>
        </table:table-row>
        <table:table-row table:style-name="ro1">
          <table:table-cell office:value-type="string" calcext:value-type="string">
            <text:p>sll1876</text:p>
          </table:table-cell>
          <table:table-cell office:value-type="float" office:value="-0.00723043568736437" calcext:value-type="float">
            <text:p>-0.00723043568736437</text:p>
          </table:table-cell>
          <table:table-cell office:value-type="float" office:value="0.408969707934721" calcext:value-type="float">
            <text:p>0.408969707934721</text:p>
          </table:table-cell>
          <table:table-cell office:value-type="float" office:value="-0.416200143622085" calcext:value-type="float">
            <text:p>-0.416200143622085</text:p>
          </table:table-cell>
        </table:table-row>
        <table:table-row table:style-name="ro1">
          <table:table-cell office:value-type="string" calcext:value-type="string">
            <text:p>sll1671</text:p>
          </table:table-cell>
          <table:table-cell office:value-type="float" office:value="0.0211602982737649" calcext:value-type="float">
            <text:p>0.0211602982737649</text:p>
          </table:table-cell>
          <table:table-cell office:value-type="float" office:value="0.437197539086189" calcext:value-type="float">
            <text:p>0.437197539086189</text:p>
          </table:table-cell>
          <table:table-cell office:value-type="float" office:value="-0.416037240812424" calcext:value-type="float">
            <text:p>-0.416037240812424</text:p>
          </table:table-cell>
        </table:table-row>
        <table:table-row table:style-name="ro1">
          <table:table-cell office:value-type="string" calcext:value-type="string">
            <text:p>sll1484</text:p>
          </table:table-cell>
          <table:table-cell office:value-type="float" office:value="-0.296036488605415" calcext:value-type="float">
            <text:p>-0.296036488605415</text:p>
          </table:table-cell>
          <table:table-cell office:value-type="float" office:value="0.117528142698055" calcext:value-type="float">
            <text:p>0.117528142698055</text:p>
          </table:table-cell>
          <table:table-cell office:value-type="float" office:value="-0.413564631303469" calcext:value-type="float">
            <text:p>-0.413564631303469</text:p>
          </table:table-cell>
        </table:table-row>
        <table:table-row table:style-name="ro1">
          <table:table-cell office:value-type="string" calcext:value-type="string">
            <text:p>sll1503</text:p>
          </table:table-cell>
          <table:table-cell office:value-type="float" office:value="-0.315778194593571" calcext:value-type="float">
            <text:p>-0.315778194593571</text:p>
          </table:table-cell>
          <table:table-cell office:value-type="float" office:value="0.0975258894721737" calcext:value-type="float">
            <text:p>0.0975258894721737</text:p>
          </table:table-cell>
          <table:table-cell office:value-type="float" office:value="-0.413304084065745" calcext:value-type="float">
            <text:p>-0.413304084065745</text:p>
          </table:table-cell>
        </table:table-row>
        <table:table-row table:style-name="ro1">
          <table:table-cell office:value-type="string" calcext:value-type="string">
            <text:p>slr2027</text:p>
          </table:table-cell>
          <table:table-cell office:value-type="float" office:value="-0.269430453947876" calcext:value-type="float">
            <text:p>-0.269430453947876</text:p>
          </table:table-cell>
          <table:table-cell office:value-type="float" office:value="0.142242974634417" calcext:value-type="float">
            <text:p>0.142242974634417</text:p>
          </table:table-cell>
          <table:table-cell office:value-type="float" office:value="-0.411673428582294" calcext:value-type="float">
            <text:p>-0.411673428582294</text:p>
          </table:table-cell>
        </table:table-row>
        <table:table-row table:style-name="ro1">
          <table:table-cell office:value-type="string" calcext:value-type="string">
            <text:p>ssr2047</text:p>
          </table:table-cell>
          <table:table-cell office:value-type="float" office:value="-0.462696114011891" calcext:value-type="float">
            <text:p>-0.462696114011891</text:p>
          </table:table-cell>
          <table:table-cell office:value-type="float" office:value="-0.0513564986382015" calcext:value-type="float">
            <text:p>-0.0513564986382015</text:p>
          </table:table-cell>
          <table:table-cell office:value-type="float" office:value="-0.411339615373689" calcext:value-type="float">
            <text:p>-0.411339615373689</text:p>
          </table:table-cell>
        </table:table-row>
        <table:table-row table:style-name="ro1">
          <table:table-cell office:value-type="string" calcext:value-type="string">
            <text:p>slr7083</text:p>
          </table:table-cell>
          <table:table-cell office:value-type="float" office:value="-0.130398853225003" calcext:value-type="float">
            <text:p>-0.130398853225003</text:p>
          </table:table-cell>
          <table:table-cell office:value-type="float" office:value="0.279959846029195" calcext:value-type="float">
            <text:p>0.279959846029195</text:p>
          </table:table-cell>
          <table:table-cell office:value-type="float" office:value="-0.410358699254198" calcext:value-type="float">
            <text:p>-0.410358699254198</text:p>
          </table:table-cell>
        </table:table-row>
        <table:table-row table:style-name="ro1">
          <table:table-cell office:value-type="string" calcext:value-type="string">
            <text:p>slr1844</text:p>
          </table:table-cell>
          <table:table-cell office:value-type="float" office:value="0.250765603652814" calcext:value-type="float">
            <text:p>0.250765603652814</text:p>
          </table:table-cell>
          <table:table-cell office:value-type="float" office:value="0.661094567668873" calcext:value-type="float">
            <text:p>0.661094567668873</text:p>
          </table:table-cell>
          <table:table-cell office:value-type="float" office:value="-0.410328964016058" calcext:value-type="float">
            <text:p>-0.410328964016058</text:p>
          </table:table-cell>
        </table:table-row>
        <table:table-row table:style-name="ro1">
          <table:table-cell office:value-type="string" calcext:value-type="string">
            <text:p>sll0638</text:p>
          </table:table-cell>
          <table:table-cell office:value-type="float" office:value="0.0263249335663609" calcext:value-type="float">
            <text:p>0.0263249335663609</text:p>
          </table:table-cell>
          <table:table-cell office:value-type="float" office:value="0.435477344447834" calcext:value-type="float">
            <text:p>0.435477344447834</text:p>
          </table:table-cell>
          <table:table-cell office:value-type="float" office:value="-0.409152410881473" calcext:value-type="float">
            <text:p>-0.409152410881473</text:p>
          </table:table-cell>
        </table:table-row>
        <table:table-row table:style-name="ro1">
          <table:table-cell office:value-type="string" calcext:value-type="string">
            <text:p>slr1229</text:p>
          </table:table-cell>
          <table:table-cell office:value-type="float" office:value="-0.189689096422266" calcext:value-type="float">
            <text:p>-0.189689096422266</text:p>
          </table:table-cell>
          <table:table-cell office:value-type="float" office:value="0.219027785347171" calcext:value-type="float">
            <text:p>0.219027785347171</text:p>
          </table:table-cell>
          <table:table-cell office:value-type="float" office:value="-0.408716881769437" calcext:value-type="float">
            <text:p>-0.408716881769437</text:p>
          </table:table-cell>
        </table:table-row>
        <table:table-row table:style-name="ro1">
          <table:table-cell office:value-type="string" calcext:value-type="string">
            <text:p>sll1957</text:p>
          </table:table-cell>
          <table:table-cell office:value-type="float" office:value="0.069908008202621" calcext:value-type="float">
            <text:p>0.069908008202621</text:p>
          </table:table-cell>
          <table:table-cell office:value-type="float" office:value="0.478402625091908" calcext:value-type="float">
            <text:p>0.478402625091908</text:p>
          </table:table-cell>
          <table:table-cell office:value-type="float" office:value="-0.408494616889287" calcext:value-type="float">
            <text:p>-0.408494616889287</text:p>
          </table:table-cell>
        </table:table-row>
        <table:table-row table:style-name="ro1">
          <table:table-cell office:value-type="string" calcext:value-type="string">
            <text:p>sll0502</text:p>
          </table:table-cell>
          <table:table-cell office:value-type="float" office:value="-0.285178234060794" calcext:value-type="float">
            <text:p>-0.285178234060794</text:p>
          </table:table-cell>
          <table:table-cell office:value-type="float" office:value="0.123271278861968" calcext:value-type="float">
            <text:p>0.123271278861968</text:p>
          </table:table-cell>
          <table:table-cell office:value-type="float" office:value="-0.408449512922762" calcext:value-type="float">
            <text:p>-0.408449512922762</text:p>
          </table:table-cell>
        </table:table-row>
        <table:table-row table:style-name="ro1">
          <table:table-cell office:value-type="string" calcext:value-type="string">
            <text:p>slr1416</text:p>
          </table:table-cell>
          <table:table-cell office:value-type="float" office:value="-0.0732000227546974" calcext:value-type="float">
            <text:p>-0.0732000227546974</text:p>
          </table:table-cell>
          <table:table-cell office:value-type="float" office:value="0.33478863866198" calcext:value-type="float">
            <text:p>0.33478863866198</text:p>
          </table:table-cell>
          <table:table-cell office:value-type="float" office:value="-0.407988661416677" calcext:value-type="float">
            <text:p>-0.407988661416677</text:p>
          </table:table-cell>
        </table:table-row>
        <table:table-row table:style-name="ro1">
          <table:table-cell office:value-type="string" calcext:value-type="string">
            <text:p>ssl2138</text:p>
          </table:table-cell>
          <table:table-cell office:value-type="float" office:value="-0.083865458752152" calcext:value-type="float">
            <text:p>-0.083865458752152</text:p>
          </table:table-cell>
          <table:table-cell office:value-type="float" office:value="0.322321688918464" calcext:value-type="float">
            <text:p>0.322321688918464</text:p>
          </table:table-cell>
          <table:table-cell office:value-type="float" office:value="-0.406187147670616" calcext:value-type="float">
            <text:p>-0.406187147670616</text:p>
          </table:table-cell>
        </table:table-row>
        <table:table-row table:style-name="ro1">
          <table:table-cell office:value-type="string" calcext:value-type="string">
            <text:p>slr0680</text:p>
          </table:table-cell>
          <table:table-cell office:value-type="float" office:value="0.191256991417589" calcext:value-type="float">
            <text:p>0.191256991417589</text:p>
          </table:table-cell>
          <table:table-cell office:value-type="float" office:value="0.597053547785872" calcext:value-type="float">
            <text:p>0.597053547785872</text:p>
          </table:table-cell>
          <table:table-cell office:value-type="float" office:value="-0.405796556368283" calcext:value-type="float">
            <text:p>-0.405796556368283</text:p>
          </table:table-cell>
        </table:table-row>
        <table:table-row table:style-name="ro1">
          <table:table-cell office:value-type="string" calcext:value-type="string">
            <text:p>sll0314</text:p>
          </table:table-cell>
          <table:table-cell office:value-type="float" office:value="0.0110440733461646" calcext:value-type="float">
            <text:p>0.0110440733461646</text:p>
          </table:table-cell>
          <table:table-cell office:value-type="float" office:value="0.416793509741839" calcext:value-type="float">
            <text:p>0.416793509741839</text:p>
          </table:table-cell>
          <table:table-cell office:value-type="float" office:value="-0.405749436395674" calcext:value-type="float">
            <text:p>-0.405749436395674</text:p>
          </table:table-cell>
        </table:table-row>
        <table:table-row table:style-name="ro1">
          <table:table-cell office:value-type="string" calcext:value-type="string">
            <text:p>sll0221</text:p>
          </table:table-cell>
          <table:table-cell office:value-type="float" office:value="-0.515171674973373" calcext:value-type="float">
            <text:p>-0.515171674973373</text:p>
          </table:table-cell>
          <table:table-cell office:value-type="float" office:value="-0.109708895855908" calcext:value-type="float">
            <text:p>-0.109708895855908</text:p>
          </table:table-cell>
          <table:table-cell office:value-type="float" office:value="-0.405462779117465" calcext:value-type="float">
            <text:p>-0.405462779117465</text:p>
          </table:table-cell>
        </table:table-row>
        <table:table-row table:style-name="ro1">
          <table:table-cell office:value-type="string" calcext:value-type="string">
            <text:p>sll1861</text:p>
          </table:table-cell>
          <table:table-cell office:value-type="float" office:value="-0.0769742960413012" calcext:value-type="float">
            <text:p>-0.0769742960413012</text:p>
          </table:table-cell>
          <table:table-cell office:value-type="float" office:value="0.328359670857827" calcext:value-type="float">
            <text:p>0.328359670857827</text:p>
          </table:table-cell>
          <table:table-cell office:value-type="float" office:value="-0.405333966899128" calcext:value-type="float">
            <text:p>-0.405333966899128</text:p>
          </table:table-cell>
        </table:table-row>
        <table:table-row table:style-name="ro1">
          <table:table-cell office:value-type="string" calcext:value-type="string">
            <text:p>ssr1480</text:p>
          </table:table-cell>
          <table:table-cell office:value-type="float" office:value="0.0754244811416188" calcext:value-type="float">
            <text:p>0.0754244811416188</text:p>
          </table:table-cell>
          <table:table-cell office:value-type="float" office:value="0.479728835771766" calcext:value-type="float">
            <text:p>0.479728835771766</text:p>
          </table:table-cell>
          <table:table-cell office:value-type="float" office:value="-0.404304354630148" calcext:value-type="float">
            <text:p>-0.404304354630148</text:p>
          </table:table-cell>
        </table:table-row>
        <table:table-row table:style-name="ro1">
          <table:table-cell office:value-type="string" calcext:value-type="string">
            <text:p>sll1352</text:p>
          </table:table-cell>
          <table:table-cell office:value-type="float" office:value="0.133267820175291" calcext:value-type="float">
            <text:p>0.133267820175291</text:p>
          </table:table-cell>
          <table:table-cell office:value-type="float" office:value="0.536839638142589" calcext:value-type="float">
            <text:p>0.536839638142589</text:p>
          </table:table-cell>
          <table:table-cell office:value-type="float" office:value="-0.403571817967298" calcext:value-type="float">
            <text:p>-0.403571817967298</text:p>
          </table:table-cell>
        </table:table-row>
        <table:table-row table:style-name="ro1">
          <table:table-cell office:value-type="string" calcext:value-type="string">
            <text:p>ssl1922</text:p>
          </table:table-cell>
          <table:table-cell office:value-type="float" office:value="0.153500644573664" calcext:value-type="float">
            <text:p>0.153500644573664</text:p>
          </table:table-cell>
          <table:table-cell office:value-type="float" office:value="0.556665807304313" calcext:value-type="float">
            <text:p>0.556665807304313</text:p>
          </table:table-cell>
          <table:table-cell office:value-type="float" office:value="-0.403165162730648" calcext:value-type="float">
            <text:p>-0.403165162730648</text:p>
          </table:table-cell>
        </table:table-row>
        <table:table-row table:style-name="ro1">
          <table:table-cell office:value-type="string" calcext:value-type="string">
            <text:p>sll1317</text:p>
          </table:table-cell>
          <table:table-cell office:value-type="float" office:value="-1.57388667957318" calcext:value-type="float">
            <text:p>-1.57388667957318</text:p>
          </table:table-cell>
          <table:table-cell office:value-type="float" office:value="-1.17086523753272" calcext:value-type="float">
            <text:p>-1.17086523753272</text:p>
          </table:table-cell>
          <table:table-cell office:value-type="float" office:value="-0.403021442040463" calcext:value-type="float">
            <text:p>-0.403021442040463</text:p>
          </table:table-cell>
        </table:table-row>
        <table:table-row table:style-name="ro1">
          <table:table-cell office:value-type="string" calcext:value-type="string">
            <text:p>slr1396</text:p>
          </table:table-cell>
          <table:table-cell office:value-type="float" office:value="-0.118027904378842" calcext:value-type="float">
            <text:p>-0.118027904378842</text:p>
          </table:table-cell>
          <table:table-cell office:value-type="float" office:value="0.28409976769586" calcext:value-type="float">
            <text:p>0.28409976769586</text:p>
          </table:table-cell>
          <table:table-cell office:value-type="float" office:value="-0.402127672074702" calcext:value-type="float">
            <text:p>-0.402127672074702</text:p>
          </table:table-cell>
        </table:table-row>
        <table:table-row table:style-name="ro1">
          <table:table-cell office:value-type="string" calcext:value-type="string">
            <text:p>sll1723</text:p>
          </table:table-cell>
          <table:table-cell office:value-type="float" office:value="-0.0605019090686037" calcext:value-type="float">
            <text:p>-0.0605019090686037</text:p>
          </table:table-cell>
          <table:table-cell office:value-type="float" office:value="0.34072167824478" calcext:value-type="float">
            <text:p>0.34072167824478</text:p>
          </table:table-cell>
          <table:table-cell office:value-type="float" office:value="-0.401223587313383" calcext:value-type="float">
            <text:p>-0.401223587313383</text:p>
          </table:table-cell>
        </table:table-row>
        <table:table-row table:style-name="ro1">
          <table:table-cell office:value-type="string" calcext:value-type="string">
            <text:p>slr0633</text:p>
          </table:table-cell>
          <table:table-cell office:value-type="float" office:value="-1.24511728228928" calcext:value-type="float">
            <text:p>-1.24511728228928</text:p>
          </table:table-cell>
          <table:table-cell office:value-type="float" office:value="-0.84404163421672" calcext:value-type="float">
            <text:p>-0.84404163421672</text:p>
          </table:table-cell>
          <table:table-cell office:value-type="float" office:value="-0.401075648072564" calcext:value-type="float">
            <text:p>-0.401075648072564</text:p>
          </table:table-cell>
        </table:table-row>
        <table:table-row table:style-name="ro1">
          <table:table-cell office:value-type="string" calcext:value-type="string">
            <text:p>ssl0452</text:p>
          </table:table-cell>
          <table:table-cell office:value-type="float" office:value="0.0861798663864192" calcext:value-type="float">
            <text:p>0.0861798663864192</text:p>
          </table:table-cell>
          <table:table-cell office:value-type="float" office:value="0.484461384359632" calcext:value-type="float">
            <text:p>0.484461384359632</text:p>
          </table:table-cell>
          <table:table-cell office:value-type="float" office:value="-0.398281517973213" calcext:value-type="float">
            <text:p>-0.398281517973213</text:p>
          </table:table-cell>
        </table:table-row>
        <table:table-row table:style-name="ro1">
          <table:table-cell office:value-type="string" calcext:value-type="string">
            <text:p>slr1327</text:p>
          </table:table-cell>
          <table:table-cell office:value-type="float" office:value="0.0673926170918877" calcext:value-type="float">
            <text:p>0.0673926170918877</text:p>
          </table:table-cell>
          <table:table-cell office:value-type="float" office:value="0.465174279677366" calcext:value-type="float">
            <text:p>0.465174279677366</text:p>
          </table:table-cell>
          <table:table-cell office:value-type="float" office:value="-0.397781662585478" calcext:value-type="float">
            <text:p>-0.397781662585478</text:p>
          </table:table-cell>
        </table:table-row>
        <table:table-row table:style-name="ro1">
          <table:table-cell office:value-type="string" calcext:value-type="string">
            <text:p>slr0273</text:p>
          </table:table-cell>
          <table:table-cell office:value-type="float" office:value="-0.189084113025631" calcext:value-type="float">
            <text:p>-0.189084113025631</text:p>
          </table:table-cell>
          <table:table-cell office:value-type="float" office:value="0.208002138287666" calcext:value-type="float">
            <text:p>0.208002138287666</text:p>
          </table:table-cell>
          <table:table-cell office:value-type="float" office:value="-0.397086251313297" calcext:value-type="float">
            <text:p>-0.397086251313297</text:p>
          </table:table-cell>
        </table:table-row>
        <table:table-row table:style-name="ro1">
          <table:table-cell office:value-type="string" calcext:value-type="string">
            <text:p>sll1167</text:p>
          </table:table-cell>
          <table:table-cell office:value-type="float" office:value="-0.181198497430338" calcext:value-type="float">
            <text:p>-0.181198497430338</text:p>
          </table:table-cell>
          <table:table-cell office:value-type="float" office:value="0.215474731924589" calcext:value-type="float">
            <text:p>0.215474731924589</text:p>
          </table:table-cell>
          <table:table-cell office:value-type="float" office:value="-0.396673229354927" calcext:value-type="float">
            <text:p>-0.396673229354927</text:p>
          </table:table-cell>
        </table:table-row>
        <table:table-row table:style-name="ro1">
          <table:table-cell office:value-type="string" calcext:value-type="string">
            <text:p>ssl3580</text:p>
          </table:table-cell>
          <table:table-cell office:value-type="float" office:value="0.015323772183897" calcext:value-type="float">
            <text:p>0.015323772183897</text:p>
          </table:table-cell>
          <table:table-cell office:value-type="float" office:value="0.40919743519589" calcext:value-type="float">
            <text:p>0.40919743519589</text:p>
          </table:table-cell>
          <table:table-cell office:value-type="float" office:value="-0.393873663011993" calcext:value-type="float">
            <text:p>-0.393873663011993</text:p>
          </table:table-cell>
        </table:table-row>
        <table:table-row table:style-name="ro1">
          <table:table-cell office:value-type="string" calcext:value-type="string">
            <text:p>slr1957</text:p>
          </table:table-cell>
          <table:table-cell office:value-type="float" office:value="-0.456770919363495" calcext:value-type="float">
            <text:p>-0.456770919363495</text:p>
          </table:table-cell>
          <table:table-cell office:value-type="float" office:value="-0.0629049690057986" calcext:value-type="float">
            <text:p>-0.0629049690057986</text:p>
          </table:table-cell>
          <table:table-cell office:value-type="float" office:value="-0.393865950357697" calcext:value-type="float">
            <text:p>-0.393865950357697</text:p>
          </table:table-cell>
        </table:table-row>
        <table:table-row table:style-name="ro1">
          <table:table-cell office:value-type="string" calcext:value-type="string">
            <text:p>sll6055</text:p>
          </table:table-cell>
          <table:table-cell office:value-type="float" office:value="-0.141500194214592" calcext:value-type="float">
            <text:p>-0.141500194214592</text:p>
          </table:table-cell>
          <table:table-cell office:value-type="float" office:value="0.251852476462112" calcext:value-type="float">
            <text:p>0.251852476462112</text:p>
          </table:table-cell>
          <table:table-cell office:value-type="float" office:value="-0.393352670676703" calcext:value-type="float">
            <text:p>-0.393352670676703</text:p>
          </table:table-cell>
        </table:table-row>
        <table:table-row table:style-name="ro1">
          <table:table-cell office:value-type="string" calcext:value-type="string">
            <text:p>slr1879</text:p>
          </table:table-cell>
          <table:table-cell office:value-type="float" office:value="-0.115678287043112" calcext:value-type="float">
            <text:p>-0.115678287043112</text:p>
          </table:table-cell>
          <table:table-cell office:value-type="float" office:value="0.277602669367142" calcext:value-type="float">
            <text:p>0.277602669367142</text:p>
          </table:table-cell>
          <table:table-cell office:value-type="float" office:value="-0.393280956410254" calcext:value-type="float">
            <text:p>-0.393280956410254</text:p>
          </table:table-cell>
        </table:table-row>
        <table:table-row table:style-name="ro1">
          <table:table-cell office:value-type="string" calcext:value-type="string">
            <text:p>slr1032</text:p>
          </table:table-cell>
          <table:table-cell office:value-type="float" office:value="0.0401360097324103" calcext:value-type="float">
            <text:p>0.0401360097324103</text:p>
          </table:table-cell>
          <table:table-cell office:value-type="float" office:value="0.433257619830463" calcext:value-type="float">
            <text:p>0.433257619830463</text:p>
          </table:table-cell>
          <table:table-cell office:value-type="float" office:value="-0.393121610098052" calcext:value-type="float">
            <text:p>-0.393121610098052</text:p>
          </table:table-cell>
        </table:table-row>
        <table:table-row table:style-name="ro1">
          <table:table-cell office:value-type="string" calcext:value-type="string">
            <text:p>sll7003</text:p>
          </table:table-cell>
          <table:table-cell office:value-type="float" office:value="0.212588406646769" calcext:value-type="float">
            <text:p>0.212588406646769</text:p>
          </table:table-cell>
          <table:table-cell office:value-type="float" office:value="0.604828429736362" calcext:value-type="float">
            <text:p>0.604828429736362</text:p>
          </table:table-cell>
          <table:table-cell office:value-type="float" office:value="-0.392240023089592" calcext:value-type="float">
            <text:p>-0.392240023089592</text:p>
          </table:table-cell>
        </table:table-row>
        <table:table-row table:style-name="ro1">
          <table:table-cell office:value-type="string" calcext:value-type="string">
            <text:p>slr1441</text:p>
          </table:table-cell>
          <table:table-cell office:value-type="float" office:value="-0.0471295124451113" calcext:value-type="float">
            <text:p>-0.0471295124451113</text:p>
          </table:table-cell>
          <table:table-cell office:value-type="float" office:value="0.344297696743837" calcext:value-type="float">
            <text:p>0.344297696743837</text:p>
          </table:table-cell>
          <table:table-cell office:value-type="float" office:value="-0.391427209188948" calcext:value-type="float">
            <text:p>-0.391427209188948</text:p>
          </table:table-cell>
        </table:table-row>
        <table:table-row table:style-name="ro1">
          <table:table-cell office:value-type="string" calcext:value-type="string">
            <text:p>slr1055</text:p>
          </table:table-cell>
          <table:table-cell office:value-type="float" office:value="-1.62389324821292" calcext:value-type="float">
            <text:p>-1.62389324821292</text:p>
          </table:table-cell>
          <table:table-cell office:value-type="float" office:value="-1.23293122447101" calcext:value-type="float">
            <text:p>-1.23293122447101</text:p>
          </table:table-cell>
          <table:table-cell office:value-type="float" office:value="-0.390962023741907" calcext:value-type="float">
            <text:p>-0.390962023741907</text:p>
          </table:table-cell>
        </table:table-row>
        <table:table-row table:style-name="ro1">
          <table:table-cell office:value-type="string" calcext:value-type="string">
            <text:p>sll0776</text:p>
          </table:table-cell>
          <table:table-cell office:value-type="float" office:value="-0.15294034362731" calcext:value-type="float">
            <text:p>-0.15294034362731</text:p>
          </table:table-cell>
          <table:table-cell office:value-type="float" office:value="0.237539513497373" calcext:value-type="float">
            <text:p>0.237539513497373</text:p>
          </table:table-cell>
          <table:table-cell office:value-type="float" office:value="-0.390479857124683" calcext:value-type="float">
            <text:p>-0.390479857124683</text:p>
          </table:table-cell>
        </table:table-row>
        <table:table-row table:style-name="ro1">
          <table:table-cell office:value-type="string" calcext:value-type="string">
            <text:p>sll1161</text:p>
          </table:table-cell>
          <table:table-cell office:value-type="float" office:value="-0.0185358553860089" calcext:value-type="float">
            <text:p>-0.0185358553860089</text:p>
          </table:table-cell>
          <table:table-cell office:value-type="float" office:value="0.371163864362357" calcext:value-type="float">
            <text:p>0.371163864362357</text:p>
          </table:table-cell>
          <table:table-cell office:value-type="float" office:value="-0.389699719748366" calcext:value-type="float">
            <text:p>-0.389699719748366</text:p>
          </table:table-cell>
        </table:table-row>
        <table:table-row table:style-name="ro1">
          <table:table-cell office:value-type="string" calcext:value-type="string">
            <text:p>slr1820</text:p>
          </table:table-cell>
          <table:table-cell office:value-type="float" office:value="-0.124854577980863" calcext:value-type="float">
            <text:p>-0.124854577980863</text:p>
          </table:table-cell>
          <table:table-cell office:value-type="float" office:value="0.264502403924766" calcext:value-type="float">
            <text:p>0.264502403924766</text:p>
          </table:table-cell>
          <table:table-cell office:value-type="float" office:value="-0.389356981905628" calcext:value-type="float">
            <text:p>-0.389356981905628</text:p>
          </table:table-cell>
        </table:table-row>
        <table:table-row table:style-name="ro1">
          <table:table-cell office:value-type="string" calcext:value-type="string">
            <text:p>slr1629</text:p>
          </table:table-cell>
          <table:table-cell office:value-type="float" office:value="0.0196996454160906" calcext:value-type="float">
            <text:p>0.0196996454160906</text:p>
          </table:table-cell>
          <table:table-cell office:value-type="float" office:value="0.407829297119952" calcext:value-type="float">
            <text:p>0.407829297119952</text:p>
          </table:table-cell>
          <table:table-cell office:value-type="float" office:value="-0.388129651703861" calcext:value-type="float">
            <text:p>-0.388129651703861</text:p>
          </table:table-cell>
        </table:table-row>
        <table:table-row table:style-name="ro1">
          <table:table-cell office:value-type="string" calcext:value-type="string">
            <text:p>sll1866</text:p>
          </table:table-cell>
          <table:table-cell office:value-type="float" office:value="0.119739166299388" calcext:value-type="float">
            <text:p>0.119739166299388</text:p>
          </table:table-cell>
          <table:table-cell office:value-type="float" office:value="0.507312064028061" calcext:value-type="float">
            <text:p>0.507312064028061</text:p>
          </table:table-cell>
          <table:table-cell office:value-type="float" office:value="-0.387572897728673" calcext:value-type="float">
            <text:p>-0.387572897728673</text:p>
          </table:table-cell>
        </table:table-row>
        <table:table-row table:style-name="ro1">
          <table:table-cell office:value-type="string" calcext:value-type="string">
            <text:p>slr0249</text:p>
          </table:table-cell>
          <table:table-cell office:value-type="float" office:value="-0.199203402015463" calcext:value-type="float">
            <text:p>-0.199203402015463</text:p>
          </table:table-cell>
          <table:table-cell office:value-type="float" office:value="0.187726501154114" calcext:value-type="float">
            <text:p>0.187726501154114</text:p>
          </table:table-cell>
          <table:table-cell office:value-type="float" office:value="-0.386929903169577" calcext:value-type="float">
            <text:p>-0.386929903169577</text:p>
          </table:table-cell>
        </table:table-row>
        <table:table-row table:style-name="ro1">
          <table:table-cell office:value-type="string" calcext:value-type="string">
            <text:p>sll1613</text:p>
          </table:table-cell>
          <table:table-cell office:value-type="float" office:value="-0.116387297849037" calcext:value-type="float">
            <text:p>-0.116387297849037</text:p>
          </table:table-cell>
          <table:table-cell office:value-type="float" office:value="0.270180618995709" calcext:value-type="float">
            <text:p>0.270180618995709</text:p>
          </table:table-cell>
          <table:table-cell office:value-type="float" office:value="-0.386567916844746" calcext:value-type="float">
            <text:p>-0.386567916844746</text:p>
          </table:table-cell>
        </table:table-row>
        <table:table-row table:style-name="ro1">
          <table:table-cell office:value-type="string" calcext:value-type="string">
            <text:p>slr0686</text:p>
          </table:table-cell>
          <table:table-cell office:value-type="float" office:value="-0.0862511497214113" calcext:value-type="float">
            <text:p>-0.0862511497214113</text:p>
          </table:table-cell>
          <table:table-cell office:value-type="float" office:value="0.300175615510642" calcext:value-type="float">
            <text:p>0.300175615510642</text:p>
          </table:table-cell>
          <table:table-cell office:value-type="float" office:value="-0.386426765232053" calcext:value-type="float">
            <text:p>-0.386426765232053</text:p>
          </table:table-cell>
        </table:table-row>
        <table:table-row table:style-name="ro1">
          <table:table-cell office:value-type="string" calcext:value-type="string">
            <text:p>sll0088</text:p>
          </table:table-cell>
          <table:table-cell office:value-type="float" office:value="0.0346232163249314" calcext:value-type="float">
            <text:p>0.0346232163249314</text:p>
          </table:table-cell>
          <table:table-cell office:value-type="float" office:value="0.420305871060932" calcext:value-type="float">
            <text:p>0.420305871060932</text:p>
          </table:table-cell>
          <table:table-cell office:value-type="float" office:value="-0.385682654736" calcext:value-type="float">
            <text:p>-0.385682654736</text:p>
          </table:table-cell>
        </table:table-row>
        <table:table-row table:style-name="ro1">
          <table:table-cell office:value-type="string" calcext:value-type="string">
            <text:p>sll0181</text:p>
          </table:table-cell>
          <table:table-cell office:value-type="float" office:value="-0.215290331688043" calcext:value-type="float">
            <text:p>-0.215290331688043</text:p>
          </table:table-cell>
          <table:table-cell office:value-type="float" office:value="0.170290915837026" calcext:value-type="float">
            <text:p>0.170290915837026</text:p>
          </table:table-cell>
          <table:table-cell office:value-type="float" office:value="-0.385581247525069" calcext:value-type="float">
            <text:p>-0.385581247525069</text:p>
          </table:table-cell>
        </table:table-row>
        <table:table-row table:style-name="ro1">
          <table:table-cell office:value-type="string" calcext:value-type="string">
            <text:p>sll1524</text:p>
          </table:table-cell>
          <table:table-cell office:value-type="float" office:value="-0.0238269789137086" calcext:value-type="float">
            <text:p>-0.0238269789137086</text:p>
          </table:table-cell>
          <table:table-cell office:value-type="float" office:value="0.359702935862074" calcext:value-type="float">
            <text:p>0.359702935862074</text:p>
          </table:table-cell>
          <table:table-cell office:value-type="float" office:value="-0.383529914775783" calcext:value-type="float">
            <text:p>-0.383529914775783</text:p>
          </table:table-cell>
        </table:table-row>
        <table:table-row table:style-name="ro1">
          <table:table-cell office:value-type="string" calcext:value-type="string">
            <text:p>sll0310</text:p>
          </table:table-cell>
          <table:table-cell office:value-type="float" office:value="-0.0673715701220694" calcext:value-type="float">
            <text:p>-0.0673715701220694</text:p>
          </table:table-cell>
          <table:table-cell office:value-type="float" office:value="0.316024326524674" calcext:value-type="float">
            <text:p>0.316024326524674</text:p>
          </table:table-cell>
          <table:table-cell office:value-type="float" office:value="-0.383395896646744" calcext:value-type="float">
            <text:p>-0.383395896646744</text:p>
          </table:table-cell>
        </table:table-row>
        <table:table-row table:style-name="ro1">
          <table:table-cell office:value-type="string" calcext:value-type="string">
            <text:p>sll0142</text:p>
          </table:table-cell>
          <table:table-cell office:value-type="float" office:value="-0.0395198705119672" calcext:value-type="float">
            <text:p>-0.0395198705119672</text:p>
          </table:table-cell>
          <table:table-cell office:value-type="float" office:value="0.343593212089271" calcext:value-type="float">
            <text:p>0.343593212089271</text:p>
          </table:table-cell>
          <table:table-cell office:value-type="float" office:value="-0.383113082601238" calcext:value-type="float">
            <text:p>-0.383113082601238</text:p>
          </table:table-cell>
        </table:table-row>
        <table:table-row table:style-name="ro1">
          <table:table-cell office:value-type="string" calcext:value-type="string">
            <text:p>sll1393</text:p>
          </table:table-cell>
          <table:table-cell office:value-type="float" office:value="-0.0703260602878568" calcext:value-type="float">
            <text:p>-0.0703260602878568</text:p>
          </table:table-cell>
          <table:table-cell office:value-type="float" office:value="0.312754926266749" calcext:value-type="float">
            <text:p>0.312754926266749</text:p>
          </table:table-cell>
          <table:table-cell office:value-type="float" office:value="-0.383080986554606" calcext:value-type="float">
            <text:p>-0.383080986554606</text:p>
          </table:table-cell>
        </table:table-row>
        <table:table-row table:style-name="ro1">
          <table:table-cell office:value-type="string" calcext:value-type="string">
            <text:p>sll0690</text:p>
          </table:table-cell>
          <table:table-cell office:value-type="float" office:value="0.00772015200128382" calcext:value-type="float">
            <text:p>0.00772015200128382</text:p>
          </table:table-cell>
          <table:table-cell office:value-type="float" office:value="0.390331613499537" calcext:value-type="float">
            <text:p>0.390331613499537</text:p>
          </table:table-cell>
          <table:table-cell office:value-type="float" office:value="-0.382611461498253" calcext:value-type="float">
            <text:p>-0.382611461498253</text:p>
          </table:table-cell>
        </table:table-row>
        <table:table-row table:style-name="ro1">
          <table:table-cell office:value-type="string" calcext:value-type="string">
            <text:p>sll1783</text:p>
          </table:table-cell>
          <table:table-cell office:value-type="float" office:value="-0.162629198025923" calcext:value-type="float">
            <text:p>-0.162629198025923</text:p>
          </table:table-cell>
          <table:table-cell office:value-type="float" office:value="0.219737094098258" calcext:value-type="float">
            <text:p>0.219737094098258</text:p>
          </table:table-cell>
          <table:table-cell office:value-type="float" office:value="-0.382366292124181" calcext:value-type="float">
            <text:p>-0.382366292124181</text:p>
          </table:table-cell>
        </table:table-row>
        <table:table-row table:style-name="ro1">
          <table:table-cell office:value-type="string" calcext:value-type="string">
            <text:p>slr1478</text:p>
          </table:table-cell>
          <table:table-cell office:value-type="float" office:value="-0.667476804627023" calcext:value-type="float">
            <text:p>-0.667476804627023</text:p>
          </table:table-cell>
          <table:table-cell office:value-type="float" office:value="-0.285281156146455" calcext:value-type="float">
            <text:p>-0.285281156146455</text:p>
          </table:table-cell>
          <table:table-cell office:value-type="float" office:value="-0.382195648480568" calcext:value-type="float">
            <text:p>-0.382195648480568</text:p>
          </table:table-cell>
        </table:table-row>
        <table:table-row table:style-name="ro1">
          <table:table-cell office:value-type="string" calcext:value-type="string">
            <text:p>slr0378</text:p>
          </table:table-cell>
          <table:table-cell office:value-type="float" office:value="0.298050254793117" calcext:value-type="float">
            <text:p>0.298050254793117</text:p>
          </table:table-cell>
          <table:table-cell office:value-type="float" office:value="0.679303163904047" calcext:value-type="float">
            <text:p>0.679303163904047</text:p>
          </table:table-cell>
          <table:table-cell office:value-type="float" office:value="-0.381252909110931" calcext:value-type="float">
            <text:p>-0.381252909110931</text:p>
          </table:table-cell>
        </table:table-row>
        <table:table-row table:style-name="ro1">
          <table:table-cell office:value-type="string" calcext:value-type="string">
            <text:p>sll0240</text:p>
          </table:table-cell>
          <table:table-cell office:value-type="float" office:value="0.230149069938933" calcext:value-type="float">
            <text:p>0.230149069938933</text:p>
          </table:table-cell>
          <table:table-cell office:value-type="float" office:value="0.611362554712907" calcext:value-type="float">
            <text:p>0.611362554712907</text:p>
          </table:table-cell>
          <table:table-cell office:value-type="float" office:value="-0.381213484773974" calcext:value-type="float">
            <text:p>-0.381213484773974</text:p>
          </table:table-cell>
        </table:table-row>
        <table:table-row table:style-name="ro1">
          <table:table-cell office:value-type="string" calcext:value-type="string">
            <text:p>slr0636</text:p>
          </table:table-cell>
          <table:table-cell office:value-type="float" office:value="-0.173060357741266" calcext:value-type="float">
            <text:p>-0.173060357741266</text:p>
          </table:table-cell>
          <table:table-cell office:value-type="float" office:value="0.208065439471253" calcext:value-type="float">
            <text:p>0.208065439471253</text:p>
          </table:table-cell>
          <table:table-cell office:value-type="float" office:value="-0.381125797212518" calcext:value-type="float">
            <text:p>-0.381125797212518</text:p>
          </table:table-cell>
        </table:table-row>
        <table:table-row table:style-name="ro1">
          <table:table-cell office:value-type="string" calcext:value-type="string">
            <text:p>slr1610</text:p>
          </table:table-cell>
          <table:table-cell office:value-type="float" office:value="-0.388498674448755" calcext:value-type="float">
            <text:p>-0.388498674448755</text:p>
          </table:table-cell>
          <table:table-cell office:value-type="float" office:value="-0.00778484644398726" calcext:value-type="float">
            <text:p>-0.00778484644398726</text:p>
          </table:table-cell>
          <table:table-cell office:value-type="float" office:value="-0.380713828004768" calcext:value-type="float">
            <text:p>-0.380713828004768</text:p>
          </table:table-cell>
        </table:table-row>
        <table:table-row table:style-name="ro1">
          <table:table-cell office:value-type="string" calcext:value-type="string">
            <text:p>slr0815</text:p>
          </table:table-cell>
          <table:table-cell office:value-type="float" office:value="-0.691067181840951" calcext:value-type="float">
            <text:p>-0.691067181840951</text:p>
          </table:table-cell>
          <table:table-cell office:value-type="float" office:value="-0.310666532583858" calcext:value-type="float">
            <text:p>-0.310666532583858</text:p>
          </table:table-cell>
          <table:table-cell office:value-type="float" office:value="-0.380400649257093" calcext:value-type="float">
            <text:p>-0.380400649257093</text:p>
          </table:table-cell>
        </table:table-row>
        <table:table-row table:style-name="ro1">
          <table:table-cell office:value-type="string" calcext:value-type="string">
            <text:p>ssl3549</text:p>
          </table:table-cell>
          <table:table-cell office:value-type="float" office:value="-0.0106875782233382" calcext:value-type="float">
            <text:p>-0.0106875782233382</text:p>
          </table:table-cell>
          <table:table-cell office:value-type="float" office:value="0.369605618700059" calcext:value-type="float">
            <text:p>0.369605618700059</text:p>
          </table:table-cell>
          <table:table-cell office:value-type="float" office:value="-0.380293196923397" calcext:value-type="float">
            <text:p>-0.380293196923397</text:p>
          </table:table-cell>
        </table:table-row>
        <table:table-row table:style-name="ro1">
          <table:table-cell office:value-type="string" calcext:value-type="string">
            <text:p>ssl1507</text:p>
          </table:table-cell>
          <table:table-cell office:value-type="float" office:value="0.315095975961927" calcext:value-type="float">
            <text:p>0.315095975961927</text:p>
          </table:table-cell>
          <table:table-cell office:value-type="float" office:value="0.695023201093878" calcext:value-type="float">
            <text:p>0.695023201093878</text:p>
          </table:table-cell>
          <table:table-cell office:value-type="float" office:value="-0.379927225131951" calcext:value-type="float">
            <text:p>-0.379927225131951</text:p>
          </table:table-cell>
        </table:table-row>
        <table:table-row table:style-name="ro1">
          <table:table-cell office:value-type="string" calcext:value-type="string">
            <text:p>sll0767</text:p>
          </table:table-cell>
          <table:table-cell office:value-type="float" office:value="-1.88412683886883" calcext:value-type="float">
            <text:p>-1.88412683886883</text:p>
          </table:table-cell>
          <table:table-cell office:value-type="float" office:value="-1.50432437643397" calcext:value-type="float">
            <text:p>-1.50432437643397</text:p>
          </table:table-cell>
          <table:table-cell office:value-type="float" office:value="-0.379802462434866" calcext:value-type="float">
            <text:p>-0.379802462434866</text:p>
          </table:table-cell>
        </table:table-row>
        <table:table-row table:style-name="ro1">
          <table:table-cell office:value-type="string" calcext:value-type="string">
            <text:p>sll0623</text:p>
          </table:table-cell>
          <table:table-cell office:value-type="float" office:value="-0.0532930459334652" calcext:value-type="float">
            <text:p>-0.0532930459334652</text:p>
          </table:table-cell>
          <table:table-cell office:value-type="float" office:value="0.325446046674408" calcext:value-type="float">
            <text:p>0.325446046674408</text:p>
          </table:table-cell>
          <table:table-cell office:value-type="float" office:value="-0.378739092607873" calcext:value-type="float">
            <text:p>-0.378739092607873</text:p>
          </table:table-cell>
        </table:table-row>
        <table:table-row table:style-name="ro1">
          <table:table-cell office:value-type="string" calcext:value-type="string">
            <text:p>ssr3341</text:p>
          </table:table-cell>
          <table:table-cell office:value-type="float" office:value="0.0751696997201068" calcext:value-type="float">
            <text:p>0.0751696997201068</text:p>
          </table:table-cell>
          <table:table-cell office:value-type="float" office:value="0.453051216280581" calcext:value-type="float">
            <text:p>0.453051216280581</text:p>
          </table:table-cell>
          <table:table-cell office:value-type="float" office:value="-0.377881516560474" calcext:value-type="float">
            <text:p>-0.377881516560474</text:p>
          </table:table-cell>
        </table:table-row>
        <table:table-row table:style-name="ro1">
          <table:table-cell office:value-type="string" calcext:value-type="string">
            <text:p>sll1543</text:p>
          </table:table-cell>
          <table:table-cell office:value-type="float" office:value="-0.0564802775228374" calcext:value-type="float">
            <text:p>-0.0564802775228374</text:p>
          </table:table-cell>
          <table:table-cell office:value-type="float" office:value="0.321339480601699" calcext:value-type="float">
            <text:p>0.321339480601699</text:p>
          </table:table-cell>
          <table:table-cell office:value-type="float" office:value="-0.377819758124537" calcext:value-type="float">
            <text:p>-0.377819758124537</text:p>
          </table:table-cell>
        </table:table-row>
        <table:table-row table:style-name="ro1">
          <table:table-cell office:value-type="string" calcext:value-type="string">
            <text:p>sll1392</text:p>
          </table:table-cell>
          <table:table-cell office:value-type="float" office:value="-0.140533355197157" calcext:value-type="float">
            <text:p>-0.140533355197157</text:p>
          </table:table-cell>
          <table:table-cell office:value-type="float" office:value="0.236975269172553" calcext:value-type="float">
            <text:p>0.236975269172553</text:p>
          </table:table-cell>
          <table:table-cell office:value-type="float" office:value="-0.377508624369711" calcext:value-type="float">
            <text:p>-0.377508624369711</text:p>
          </table:table-cell>
        </table:table-row>
        <table:table-row table:style-name="ro1">
          <table:table-cell office:value-type="string" calcext:value-type="string">
            <text:p>slr0157</text:p>
          </table:table-cell>
          <table:table-cell office:value-type="float" office:value="-0.12708849319008" calcext:value-type="float">
            <text:p>-0.12708849319008</text:p>
          </table:table-cell>
          <table:table-cell office:value-type="float" office:value="0.249849072461656" calcext:value-type="float">
            <text:p>0.249849072461656</text:p>
          </table:table-cell>
          <table:table-cell office:value-type="float" office:value="-0.376937565651736" calcext:value-type="float">
            <text:p>-0.376937565651736</text:p>
          </table:table-cell>
        </table:table-row>
        <table:table-row table:style-name="ro1">
          <table:table-cell office:value-type="string" calcext:value-type="string">
            <text:p>slr1540</text:p>
          </table:table-cell>
          <table:table-cell office:value-type="float" office:value="-0.0832944436507658" calcext:value-type="float">
            <text:p>-0.0832944436507658</text:p>
          </table:table-cell>
          <table:table-cell office:value-type="float" office:value="0.293637967044827" calcext:value-type="float">
            <text:p>0.293637967044827</text:p>
          </table:table-cell>
          <table:table-cell office:value-type="float" office:value="-0.376932410695593" calcext:value-type="float">
            <text:p>-0.376932410695593</text:p>
          </table:table-cell>
        </table:table-row>
        <table:table-row table:style-name="ro1">
          <table:table-cell office:value-type="string" calcext:value-type="string">
            <text:p>slr1722</text:p>
          </table:table-cell>
          <table:table-cell office:value-type="float" office:value="-0.762529394740202" calcext:value-type="float">
            <text:p>-0.762529394740202</text:p>
          </table:table-cell>
          <table:table-cell office:value-type="float" office:value="-0.385758649787687" calcext:value-type="float">
            <text:p>-0.385758649787687</text:p>
          </table:table-cell>
          <table:table-cell office:value-type="float" office:value="-0.376770744952515" calcext:value-type="float">
            <text:p>-0.376770744952515</text:p>
          </table:table-cell>
        </table:table-row>
        <table:table-row table:style-name="ro1">
          <table:table-cell office:value-type="string" calcext:value-type="string">
            <text:p>sll0547</text:p>
          </table:table-cell>
          <table:table-cell office:value-type="float" office:value="-0.0187751786851746" calcext:value-type="float">
            <text:p>-0.0187751786851746</text:p>
          </table:table-cell>
          <table:table-cell office:value-type="float" office:value="0.357964384707237" calcext:value-type="float">
            <text:p>0.357964384707237</text:p>
          </table:table-cell>
          <table:table-cell office:value-type="float" office:value="-0.376739563392412" calcext:value-type="float">
            <text:p>-0.376739563392412</text:p>
          </table:table-cell>
        </table:table-row>
        <table:table-row table:style-name="ro1">
          <table:table-cell office:value-type="string" calcext:value-type="string">
            <text:p>slr0074</text:p>
          </table:table-cell>
          <table:table-cell office:value-type="float" office:value="-1.41059036271976" calcext:value-type="float">
            <text:p>-1.41059036271976</text:p>
          </table:table-cell>
          <table:table-cell office:value-type="float" office:value="-1.03512826249588" calcext:value-type="float">
            <text:p>-1.03512826249588</text:p>
          </table:table-cell>
          <table:table-cell office:value-type="float" office:value="-0.375462100223875" calcext:value-type="float">
            <text:p>-0.375462100223875</text:p>
          </table:table-cell>
        </table:table-row>
        <table:table-row table:style-name="ro1">
          <table:table-cell office:value-type="string" calcext:value-type="string">
            <text:p>sll6093</text:p>
          </table:table-cell>
          <table:table-cell office:value-type="float" office:value="-0.0631523333555037" calcext:value-type="float">
            <text:p>-0.0631523333555037</text:p>
          </table:table-cell>
          <table:table-cell office:value-type="float" office:value="0.311997971600847" calcext:value-type="float">
            <text:p>0.311997971600847</text:p>
          </table:table-cell>
          <table:table-cell office:value-type="float" office:value="-0.375150304956351" calcext:value-type="float">
            <text:p>-0.375150304956351</text:p>
          </table:table-cell>
        </table:table-row>
        <table:table-row table:style-name="ro1">
          <table:table-cell office:value-type="string" calcext:value-type="string">
            <text:p>sll1353</text:p>
          </table:table-cell>
          <table:table-cell office:value-type="float" office:value="0.608335866392388" calcext:value-type="float">
            <text:p>0.608335866392388</text:p>
          </table:table-cell>
          <table:table-cell office:value-type="float" office:value="0.983237895261896" calcext:value-type="float">
            <text:p>0.983237895261896</text:p>
          </table:table-cell>
          <table:table-cell office:value-type="float" office:value="-0.374902028869508" calcext:value-type="float">
            <text:p>-0.374902028869508</text:p>
          </table:table-cell>
        </table:table-row>
        <table:table-row table:style-name="ro1">
          <table:table-cell office:value-type="string" calcext:value-type="string">
            <text:p>slr0416</text:p>
          </table:table-cell>
          <table:table-cell office:value-type="float" office:value="-0.387643490973921" calcext:value-type="float">
            <text:p>-0.387643490973921</text:p>
          </table:table-cell>
          <table:table-cell office:value-type="float" office:value="-0.012817994702464" calcext:value-type="float">
            <text:p>-0.012817994702464</text:p>
          </table:table-cell>
          <table:table-cell office:value-type="float" office:value="-0.374825496271457" calcext:value-type="float">
            <text:p>-0.374825496271457</text:p>
          </table:table-cell>
        </table:table-row>
        <table:table-row table:style-name="ro1">
          <table:table-cell office:value-type="string" calcext:value-type="string">
            <text:p>sll1902</text:p>
          </table:table-cell>
          <table:table-cell office:value-type="float" office:value="-0.765989783982755" calcext:value-type="float">
            <text:p>-0.765989783982755</text:p>
          </table:table-cell>
          <table:table-cell office:value-type="float" office:value="-0.391561566622275" calcext:value-type="float">
            <text:p>-0.391561566622275</text:p>
          </table:table-cell>
          <table:table-cell office:value-type="float" office:value="-0.37442821736048" calcext:value-type="float">
            <text:p>-0.37442821736048</text:p>
          </table:table-cell>
        </table:table-row>
        <table:table-row table:style-name="ro1">
          <table:table-cell office:value-type="string" calcext:value-type="string">
            <text:p>slr1443</text:p>
          </table:table-cell>
          <table:table-cell office:value-type="float" office:value="-0.00735925350434259" calcext:value-type="float">
            <text:p>-0.00735925350434259</text:p>
          </table:table-cell>
          <table:table-cell office:value-type="float" office:value="0.367024441016694" calcext:value-type="float">
            <text:p>0.367024441016694</text:p>
          </table:table-cell>
          <table:table-cell office:value-type="float" office:value="-0.374383694521037" calcext:value-type="float">
            <text:p>-0.374383694521037</text:p>
          </table:table-cell>
        </table:table-row>
        <table:table-row table:style-name="ro1">
          <table:table-cell office:value-type="string" calcext:value-type="string">
            <text:p>sll1590</text:p>
          </table:table-cell>
          <table:table-cell office:value-type="float" office:value="-0.0956756771812172" calcext:value-type="float">
            <text:p>-0.0956756771812172</text:p>
          </table:table-cell>
          <table:table-cell office:value-type="float" office:value="0.277959288512468" calcext:value-type="float">
            <text:p>0.277959288512468</text:p>
          </table:table-cell>
          <table:table-cell office:value-type="float" office:value="-0.373634965693685" calcext:value-type="float">
            <text:p>-0.373634965693685</text:p>
          </table:table-cell>
        </table:table-row>
        <table:table-row table:style-name="ro1">
          <table:table-cell office:value-type="string" calcext:value-type="string">
            <text:p>sll0543</text:p>
          </table:table-cell>
          <table:table-cell office:value-type="float" office:value="-0.108932274600007" calcext:value-type="float">
            <text:p>-0.108932274600007</text:p>
          </table:table-cell>
          <table:table-cell office:value-type="float" office:value="0.263783139272559" calcext:value-type="float">
            <text:p>0.263783139272559</text:p>
          </table:table-cell>
          <table:table-cell office:value-type="float" office:value="-0.372715413872566" calcext:value-type="float">
            <text:p>-0.372715413872566</text:p>
          </table:table-cell>
        </table:table-row>
        <table:table-row table:style-name="ro1">
          <table:table-cell office:value-type="string" calcext:value-type="string">
            <text:p>slr1615</text:p>
          </table:table-cell>
          <table:table-cell office:value-type="float" office:value="-0.170437340653377" calcext:value-type="float">
            <text:p>-0.170437340653377</text:p>
          </table:table-cell>
          <table:table-cell office:value-type="float" office:value="0.202221560085297" calcext:value-type="float">
            <text:p>0.202221560085297</text:p>
          </table:table-cell>
          <table:table-cell office:value-type="float" office:value="-0.372658900738674" calcext:value-type="float">
            <text:p>-0.372658900738674</text:p>
          </table:table-cell>
        </table:table-row>
        <table:table-row table:style-name="ro1">
          <table:table-cell office:value-type="string" calcext:value-type="string">
            <text:p>slr2025</text:p>
          </table:table-cell>
          <table:table-cell office:value-type="float" office:value="-0.385174003477961" calcext:value-type="float">
            <text:p>-0.385174003477961</text:p>
          </table:table-cell>
          <table:table-cell office:value-type="float" office:value="-0.0133339709172377" calcext:value-type="float">
            <text:p>-0.0133339709172377</text:p>
          </table:table-cell>
          <table:table-cell office:value-type="float" office:value="-0.371840032560723" calcext:value-type="float">
            <text:p>-0.371840032560723</text:p>
          </table:table-cell>
        </table:table-row>
        <table:table-row table:style-name="ro1">
          <table:table-cell office:value-type="string" calcext:value-type="string">
            <text:p>sll1387</text:p>
          </table:table-cell>
          <table:table-cell office:value-type="float" office:value="0.0195173687568449" calcext:value-type="float">
            <text:p>0.0195173687568449</text:p>
          </table:table-cell>
          <table:table-cell office:value-type="float" office:value="0.391330662034483" calcext:value-type="float">
            <text:p>0.391330662034483</text:p>
          </table:table-cell>
          <table:table-cell office:value-type="float" office:value="-0.371813293277639" calcext:value-type="float">
            <text:p>-0.371813293277639</text:p>
          </table:table-cell>
        </table:table-row>
        <table:table-row table:style-name="ro1">
          <table:table-cell office:value-type="string" calcext:value-type="string">
            <text:p>sll0237</text:p>
          </table:table-cell>
          <table:table-cell office:value-type="float" office:value="-0.0377290771163497" calcext:value-type="float">
            <text:p>-0.0377290771163497</text:p>
          </table:table-cell>
          <table:table-cell office:value-type="float" office:value="0.333781316422155" calcext:value-type="float">
            <text:p>0.333781316422155</text:p>
          </table:table-cell>
          <table:table-cell office:value-type="float" office:value="-0.371510393538505" calcext:value-type="float">
            <text:p>-0.371510393538505</text:p>
          </table:table-cell>
        </table:table-row>
        <table:table-row table:style-name="ro1">
          <table:table-cell office:value-type="string" calcext:value-type="string">
            <text:p>sll1755</text:p>
          </table:table-cell>
          <table:table-cell office:value-type="float" office:value="0.00589239141190792" calcext:value-type="float">
            <text:p>0.00589239141190792</text:p>
          </table:table-cell>
          <table:table-cell office:value-type="float" office:value="0.377304536366491" calcext:value-type="float">
            <text:p>0.377304536366491</text:p>
          </table:table-cell>
          <table:table-cell office:value-type="float" office:value="-0.371412144954583" calcext:value-type="float">
            <text:p>-0.371412144954583</text:p>
          </table:table-cell>
        </table:table-row>
        <table:table-row table:style-name="ro1">
          <table:table-cell office:value-type="string" calcext:value-type="string">
            <text:p>sll0371</text:p>
          </table:table-cell>
          <table:table-cell office:value-type="float" office:value="-0.139640410858014" calcext:value-type="float">
            <text:p>-0.139640410858014</text:p>
          </table:table-cell>
          <table:table-cell office:value-type="float" office:value="0.231609497174849" calcext:value-type="float">
            <text:p>0.231609497174849</text:p>
          </table:table-cell>
          <table:table-cell office:value-type="float" office:value="-0.371249908032864" calcext:value-type="float">
            <text:p>-0.371249908032864</text:p>
          </table:table-cell>
        </table:table-row>
        <table:table-row table:style-name="ro1">
          <table:table-cell office:value-type="string" calcext:value-type="string">
            <text:p>slr1257</text:p>
          </table:table-cell>
          <table:table-cell office:value-type="float" office:value="0.0680235444262496" calcext:value-type="float">
            <text:p>0.0680235444262496</text:p>
          </table:table-cell>
          <table:table-cell office:value-type="float" office:value="0.439055019250984" calcext:value-type="float">
            <text:p>0.439055019250984</text:p>
          </table:table-cell>
          <table:table-cell office:value-type="float" office:value="-0.371031474824735" calcext:value-type="float">
            <text:p>-0.371031474824735</text:p>
          </table:table-cell>
        </table:table-row>
        <table:table-row table:style-name="ro1">
          <table:table-cell office:value-type="string" calcext:value-type="string">
            <text:p>slr0439</text:p>
          </table:table-cell>
          <table:table-cell office:value-type="float" office:value="-0.0861371518434021" calcext:value-type="float">
            <text:p>-0.0861371518434021</text:p>
          </table:table-cell>
          <table:table-cell office:value-type="float" office:value="0.284753203605863" calcext:value-type="float">
            <text:p>0.284753203605863</text:p>
          </table:table-cell>
          <table:table-cell office:value-type="float" office:value="-0.370890355449265" calcext:value-type="float">
            <text:p>-0.370890355449265</text:p>
          </table:table-cell>
        </table:table-row>
        <table:table-row table:style-name="ro1">
          <table:table-cell office:value-type="string" calcext:value-type="string">
            <text:p>slr1247</text:p>
          </table:table-cell>
          <table:table-cell office:value-type="float" office:value="-0.16148515255941" calcext:value-type="float">
            <text:p>-0.16148515255941</text:p>
          </table:table-cell>
          <table:table-cell office:value-type="float" office:value="0.209354711737039" calcext:value-type="float">
            <text:p>0.209354711737039</text:p>
          </table:table-cell>
          <table:table-cell office:value-type="float" office:value="-0.370839864296448" calcext:value-type="float">
            <text:p>-0.370839864296448</text:p>
          </table:table-cell>
        </table:table-row>
        <table:table-row table:style-name="ro1">
          <table:table-cell office:value-type="string" calcext:value-type="string">
            <text:p>slr0589</text:p>
          </table:table-cell>
          <table:table-cell office:value-type="float" office:value="0.0529884197909468" calcext:value-type="float">
            <text:p>0.0529884197909468</text:p>
          </table:table-cell>
          <table:table-cell office:value-type="float" office:value="0.423629502741036" calcext:value-type="float">
            <text:p>0.423629502741036</text:p>
          </table:table-cell>
          <table:table-cell office:value-type="float" office:value="-0.370641082950089" calcext:value-type="float">
            <text:p>-0.370641082950089</text:p>
          </table:table-cell>
        </table:table-row>
        <table:table-row table:style-name="ro1">
          <table:table-cell office:value-type="string" calcext:value-type="string">
            <text:p>slr1846</text:p>
          </table:table-cell>
          <table:table-cell office:value-type="float" office:value="-0.103705684927985" calcext:value-type="float">
            <text:p>-0.103705684927985</text:p>
          </table:table-cell>
          <table:table-cell office:value-type="float" office:value="0.266661030898251" calcext:value-type="float">
            <text:p>0.266661030898251</text:p>
          </table:table-cell>
          <table:table-cell office:value-type="float" office:value="-0.370366715826236" calcext:value-type="float">
            <text:p>-0.370366715826236</text:p>
          </table:table-cell>
        </table:table-row>
        <table:table-row table:style-name="ro1">
          <table:table-cell office:value-type="string" calcext:value-type="string">
            <text:p>ssl0426</text:p>
          </table:table-cell>
          <table:table-cell office:value-type="float" office:value="-0.067081980526288" calcext:value-type="float">
            <text:p>-0.067081980526288</text:p>
          </table:table-cell>
          <table:table-cell office:value-type="float" office:value="0.302507942309821" calcext:value-type="float">
            <text:p>0.302507942309821</text:p>
          </table:table-cell>
          <table:table-cell office:value-type="float" office:value="-0.369589922836109" calcext:value-type="float">
            <text:p>-0.369589922836109</text:p>
          </table:table-cell>
        </table:table-row>
        <table:table-row table:style-name="ro1">
          <table:table-cell office:value-type="string" calcext:value-type="string">
            <text:p>slr1933</text:p>
          </table:table-cell>
          <table:table-cell office:value-type="float" office:value="-0.124869133637332" calcext:value-type="float">
            <text:p>-0.124869133637332</text:p>
          </table:table-cell>
          <table:table-cell office:value-type="float" office:value="0.243822867560958" calcext:value-type="float">
            <text:p>0.243822867560958</text:p>
          </table:table-cell>
          <table:table-cell office:value-type="float" office:value="-0.368692001198291" calcext:value-type="float">
            <text:p>-0.368692001198291</text:p>
          </table:table-cell>
        </table:table-row>
        <table:table-row table:style-name="ro1">
          <table:table-cell office:value-type="string" calcext:value-type="string">
            <text:p>sll5043</text:p>
          </table:table-cell>
          <table:table-cell office:value-type="float" office:value="-0.182328282363934" calcext:value-type="float">
            <text:p>-0.182328282363934</text:p>
          </table:table-cell>
          <table:table-cell office:value-type="float" office:value="0.185383052109928" calcext:value-type="float">
            <text:p>0.185383052109928</text:p>
          </table:table-cell>
          <table:table-cell office:value-type="float" office:value="-0.367711334473862" calcext:value-type="float">
            <text:p>-0.367711334473862</text:p>
          </table:table-cell>
        </table:table-row>
        <table:table-row table:style-name="ro1">
          <table:table-cell office:value-type="string" calcext:value-type="string">
            <text:p>sll1870</text:p>
          </table:table-cell>
          <table:table-cell office:value-type="float" office:value="-0.0929296783558053" calcext:value-type="float">
            <text:p>-0.0929296783558053</text:p>
          </table:table-cell>
          <table:table-cell office:value-type="float" office:value="0.274238327985156" calcext:value-type="float">
            <text:p>0.274238327985156</text:p>
          </table:table-cell>
          <table:table-cell office:value-type="float" office:value="-0.367168006340961" calcext:value-type="float">
            <text:p>-0.367168006340961</text:p>
          </table:table-cell>
        </table:table-row>
        <table:table-row table:style-name="ro1">
          <table:table-cell office:value-type="string" calcext:value-type="string">
            <text:p>sll0909</text:p>
          </table:table-cell>
          <table:table-cell office:value-type="float" office:value="0.0320015017833435" calcext:value-type="float">
            <text:p>0.0320015017833435</text:p>
          </table:table-cell>
          <table:table-cell office:value-type="float" office:value="0.39768904862265" calcext:value-type="float">
            <text:p>0.39768904862265</text:p>
          </table:table-cell>
          <table:table-cell office:value-type="float" office:value="-0.365687546839306" calcext:value-type="float">
            <text:p>-0.365687546839306</text:p>
          </table:table-cell>
        </table:table-row>
        <table:table-row table:style-name="ro1">
          <table:table-cell office:value-type="string" calcext:value-type="string">
            <text:p>sll0916</text:p>
          </table:table-cell>
          <table:table-cell office:value-type="float" office:value="-0.120610652519677" calcext:value-type="float">
            <text:p>-0.120610652519677</text:p>
          </table:table-cell>
          <table:table-cell office:value-type="float" office:value="0.244384050099683" calcext:value-type="float">
            <text:p>0.244384050099683</text:p>
          </table:table-cell>
          <table:table-cell office:value-type="float" office:value="-0.36499470261936" calcext:value-type="float">
            <text:p>-0.36499470261936</text:p>
          </table:table-cell>
        </table:table-row>
        <table:table-row table:style-name="ro1">
          <table:table-cell office:value-type="string" calcext:value-type="string">
            <text:p>slr1964</text:p>
          </table:table-cell>
          <table:table-cell office:value-type="float" office:value="-0.67171140163478" calcext:value-type="float">
            <text:p>-0.67171140163478</text:p>
          </table:table-cell>
          <table:table-cell office:value-type="float" office:value="-0.306819048894417" calcext:value-type="float">
            <text:p>-0.306819048894417</text:p>
          </table:table-cell>
          <table:table-cell office:value-type="float" office:value="-0.364892352740363" calcext:value-type="float">
            <text:p>-0.364892352740363</text:p>
          </table:table-cell>
        </table:table-row>
        <table:table-row table:style-name="ro1">
          <table:table-cell office:value-type="string" calcext:value-type="string">
            <text:p>slr2002</text:p>
          </table:table-cell>
          <table:table-cell office:value-type="float" office:value="0.0124176387551187" calcext:value-type="float">
            <text:p>0.0124176387551187</text:p>
          </table:table-cell>
          <table:table-cell office:value-type="float" office:value="0.377297309020721" calcext:value-type="float">
            <text:p>0.377297309020721</text:p>
          </table:table-cell>
          <table:table-cell office:value-type="float" office:value="-0.364879670265603" calcext:value-type="float">
            <text:p>-0.364879670265603</text:p>
          </table:table-cell>
        </table:table-row>
        <table:table-row table:style-name="ro1">
          <table:table-cell office:value-type="string" calcext:value-type="string">
            <text:p>sll8027</text:p>
          </table:table-cell>
          <table:table-cell office:value-type="float" office:value="-0.414102564935542" calcext:value-type="float">
            <text:p>-0.414102564935542</text:p>
          </table:table-cell>
          <table:table-cell office:value-type="float" office:value="-0.0497472833706876" calcext:value-type="float">
            <text:p>-0.0497472833706876</text:p>
          </table:table-cell>
          <table:table-cell office:value-type="float" office:value="-0.364355281564854" calcext:value-type="float">
            <text:p>-0.364355281564854</text:p>
          </table:table-cell>
        </table:table-row>
        <table:table-row table:style-name="ro1">
          <table:table-cell office:value-type="string" calcext:value-type="string">
            <text:p>slr0980</text:p>
          </table:table-cell>
          <table:table-cell office:value-type="float" office:value="-0.271237485065767" calcext:value-type="float">
            <text:p>-0.271237485065767</text:p>
          </table:table-cell>
          <table:table-cell office:value-type="float" office:value="0.0914483396569251" calcext:value-type="float">
            <text:p>0.0914483396569251</text:p>
          </table:table-cell>
          <table:table-cell office:value-type="float" office:value="-0.362685824722692" calcext:value-type="float">
            <text:p>-0.362685824722692</text:p>
          </table:table-cell>
        </table:table-row>
        <table:table-row table:style-name="ro1">
          <table:table-cell office:value-type="string" calcext:value-type="string">
            <text:p>sll0238</text:p>
          </table:table-cell>
          <table:table-cell office:value-type="float" office:value="-0.0163005898537581" calcext:value-type="float">
            <text:p>-0.0163005898537581</text:p>
          </table:table-cell>
          <table:table-cell office:value-type="float" office:value="0.344013464550383" calcext:value-type="float">
            <text:p>0.344013464550383</text:p>
          </table:table-cell>
          <table:table-cell office:value-type="float" office:value="-0.360314054404141" calcext:value-type="float">
            <text:p>-0.360314054404141</text:p>
          </table:table-cell>
        </table:table-row>
        <table:table-row table:style-name="ro1">
          <table:table-cell office:value-type="string" calcext:value-type="string">
            <text:p>slr1522</text:p>
          </table:table-cell>
          <table:table-cell office:value-type="float" office:value="0.0606725076038256" calcext:value-type="float">
            <text:p>0.0606725076038256</text:p>
          </table:table-cell>
          <table:table-cell office:value-type="float" office:value="0.420802810508831" calcext:value-type="float">
            <text:p>0.420802810508831</text:p>
          </table:table-cell>
          <table:table-cell office:value-type="float" office:value="-0.360130302905005" calcext:value-type="float">
            <text:p>-0.360130302905005</text:p>
          </table:table-cell>
        </table:table-row>
        <table:table-row table:style-name="ro1">
          <table:table-cell office:value-type="string" calcext:value-type="string">
            <text:p>sll1522</text:p>
          </table:table-cell>
          <table:table-cell office:value-type="float" office:value="0.0811943350272847" calcext:value-type="float">
            <text:p>0.0811943350272847</text:p>
          </table:table-cell>
          <table:table-cell office:value-type="float" office:value="0.441185492426573" calcext:value-type="float">
            <text:p>0.441185492426573</text:p>
          </table:table-cell>
          <table:table-cell office:value-type="float" office:value="-0.359991157399288" calcext:value-type="float">
            <text:p>-0.359991157399288</text:p>
          </table:table-cell>
        </table:table-row>
        <table:table-row table:style-name="ro1">
          <table:table-cell office:value-type="string" calcext:value-type="string">
            <text:p>slr2013</text:p>
          </table:table-cell>
          <table:table-cell office:value-type="float" office:value="-0.0908843386639095" calcext:value-type="float">
            <text:p>-0.0908843386639095</text:p>
          </table:table-cell>
          <table:table-cell office:value-type="float" office:value="0.26890994870162" calcext:value-type="float">
            <text:p>0.26890994870162</text:p>
          </table:table-cell>
          <table:table-cell office:value-type="float" office:value="-0.359794287365529" calcext:value-type="float">
            <text:p>-0.359794287365529</text:p>
          </table:table-cell>
        </table:table-row>
        <table:table-row table:style-name="ro1">
          <table:table-cell office:value-type="string" calcext:value-type="string">
            <text:p>sll1520</text:p>
          </table:table-cell>
          <table:table-cell office:value-type="float" office:value="-0.1733087790507" calcext:value-type="float">
            <text:p>-0.1733087790507</text:p>
          </table:table-cell>
          <table:table-cell office:value-type="float" office:value="0.18626948984457" calcext:value-type="float">
            <text:p>0.18626948984457</text:p>
          </table:table-cell>
          <table:table-cell office:value-type="float" office:value="-0.35957826889527" calcext:value-type="float">
            <text:p>-0.35957826889527</text:p>
          </table:table-cell>
        </table:table-row>
        <table:table-row table:style-name="ro1">
          <table:table-cell office:value-type="string" calcext:value-type="string">
            <text:p>sll0672</text:p>
          </table:table-cell>
          <table:table-cell office:value-type="float" office:value="-0.0527269971951145" calcext:value-type="float">
            <text:p>-0.0527269971951145</text:p>
          </table:table-cell>
          <table:table-cell office:value-type="float" office:value="0.306714082630424" calcext:value-type="float">
            <text:p>0.306714082630424</text:p>
          </table:table-cell>
          <table:table-cell office:value-type="float" office:value="-0.359441079825538" calcext:value-type="float">
            <text:p>-0.359441079825538</text:p>
          </table:table-cell>
        </table:table-row>
        <table:table-row table:style-name="ro1">
          <table:table-cell office:value-type="string" calcext:value-type="string">
            <text:p>sll1717</text:p>
          </table:table-cell>
          <table:table-cell office:value-type="float" office:value="0.0941035598525658" calcext:value-type="float">
            <text:p>0.0941035598525658</text:p>
          </table:table-cell>
          <table:table-cell office:value-type="float" office:value="0.453524430598882" calcext:value-type="float">
            <text:p>0.453524430598882</text:p>
          </table:table-cell>
          <table:table-cell office:value-type="float" office:value="-0.359420870746317" calcext:value-type="float">
            <text:p>-0.359420870746317</text:p>
          </table:table-cell>
        </table:table-row>
        <table:table-row table:style-name="ro1">
          <table:table-cell office:value-type="string" calcext:value-type="string">
            <text:p>sll0923</text:p>
          </table:table-cell>
          <table:table-cell office:value-type="float" office:value="-0.0483183214285771" calcext:value-type="float">
            <text:p>-0.0483183214285771</text:p>
          </table:table-cell>
          <table:table-cell office:value-type="float" office:value="0.310390343033046" calcext:value-type="float">
            <text:p>0.310390343033046</text:p>
          </table:table-cell>
          <table:table-cell office:value-type="float" office:value="-0.358708664461623" calcext:value-type="float">
            <text:p>-0.358708664461623</text:p>
          </table:table-cell>
        </table:table-row>
        <table:table-row table:style-name="ro1">
          <table:table-cell office:value-type="string" calcext:value-type="string">
            <text:p>slr0306</text:p>
          </table:table-cell>
          <table:table-cell office:value-type="float" office:value="0.00113541489080145" calcext:value-type="float">
            <text:p>0.00113541489080145</text:p>
          </table:table-cell>
          <table:table-cell office:value-type="float" office:value="0.358624859661209" calcext:value-type="float">
            <text:p>0.358624859661209</text:p>
          </table:table-cell>
          <table:table-cell office:value-type="float" office:value="-0.357489444770407" calcext:value-type="float">
            <text:p>-0.357489444770407</text:p>
          </table:table-cell>
        </table:table-row>
        <table:table-row table:style-name="ro1">
          <table:table-cell office:value-type="string" calcext:value-type="string">
            <text:p>slr1653</text:p>
          </table:table-cell>
          <table:table-cell office:value-type="float" office:value="-0.0343310527551149" calcext:value-type="float">
            <text:p>-0.0343310527551149</text:p>
          </table:table-cell>
          <table:table-cell office:value-type="float" office:value="0.321915312193809" calcext:value-type="float">
            <text:p>0.321915312193809</text:p>
          </table:table-cell>
          <table:table-cell office:value-type="float" office:value="-0.356246364948923" calcext:value-type="float">
            <text:p>-0.356246364948923</text:p>
          </table:table-cell>
        </table:table-row>
        <table:table-row table:style-name="ro1">
          <table:table-cell office:value-type="string" calcext:value-type="string">
            <text:p>sll7067</text:p>
          </table:table-cell>
          <table:table-cell office:value-type="float" office:value="-0.0679069105578432" calcext:value-type="float">
            <text:p>-0.0679069105578432</text:p>
          </table:table-cell>
          <table:table-cell office:value-type="float" office:value="0.288220528121914" calcext:value-type="float">
            <text:p>0.288220528121914</text:p>
          </table:table-cell>
          <table:table-cell office:value-type="float" office:value="-0.356127438679757" calcext:value-type="float">
            <text:p>-0.356127438679757</text:p>
          </table:table-cell>
        </table:table-row>
        <table:table-row table:style-name="ro1">
          <table:table-cell office:value-type="string" calcext:value-type="string">
            <text:p>ssl0353</text:p>
          </table:table-cell>
          <table:table-cell office:value-type="float" office:value="-0.112028431855568" calcext:value-type="float">
            <text:p>-0.112028431855568</text:p>
          </table:table-cell>
          <table:table-cell office:value-type="float" office:value="0.243015699951281" calcext:value-type="float">
            <text:p>0.243015699951281</text:p>
          </table:table-cell>
          <table:table-cell office:value-type="float" office:value="-0.355044131806849" calcext:value-type="float">
            <text:p>-0.355044131806849</text:p>
          </table:table-cell>
        </table:table-row>
        <table:table-row table:style-name="ro1">
          <table:table-cell office:value-type="string" calcext:value-type="string">
            <text:p>slr0841</text:p>
          </table:table-cell>
          <table:table-cell office:value-type="float" office:value="-0.260644418947961" calcext:value-type="float">
            <text:p>-0.260644418947961</text:p>
          </table:table-cell>
          <table:table-cell office:value-type="float" office:value="0.0942001031064742" calcext:value-type="float">
            <text:p>0.0942001031064742</text:p>
          </table:table-cell>
          <table:table-cell office:value-type="float" office:value="-0.354844522054435" calcext:value-type="float">
            <text:p>-0.354844522054435</text:p>
          </table:table-cell>
        </table:table-row>
        <table:table-row table:style-name="ro1">
          <table:table-cell office:value-type="string" calcext:value-type="string">
            <text:p>slr1686</text:p>
          </table:table-cell>
          <table:table-cell office:value-type="float" office:value="-0.229305833345149" calcext:value-type="float">
            <text:p>-0.229305833345149</text:p>
          </table:table-cell>
          <table:table-cell office:value-type="float" office:value="0.125449717634329" calcext:value-type="float">
            <text:p>0.125449717634329</text:p>
          </table:table-cell>
          <table:table-cell office:value-type="float" office:value="-0.354755550979478" calcext:value-type="float">
            <text:p>-0.354755550979478</text:p>
          </table:table-cell>
        </table:table-row>
        <table:table-row table:style-name="ro1">
          <table:table-cell office:value-type="string" calcext:value-type="string">
            <text:p>sll0553</text:p>
          </table:table-cell>
          <table:table-cell office:value-type="float" office:value="-0.116949505193394" calcext:value-type="float">
            <text:p>-0.116949505193394</text:p>
          </table:table-cell>
          <table:table-cell office:value-type="float" office:value="0.236581316981544" calcext:value-type="float">
            <text:p>0.236581316981544</text:p>
          </table:table-cell>
          <table:table-cell office:value-type="float" office:value="-0.353530822174938" calcext:value-type="float">
            <text:p>-0.353530822174938</text:p>
          </table:table-cell>
        </table:table-row>
        <table:table-row table:style-name="ro1">
          <table:table-cell office:value-type="string" calcext:value-type="string">
            <text:p>sll1221</text:p>
          </table:table-cell>
          <table:table-cell office:value-type="float" office:value="-0.313929261685263" calcext:value-type="float">
            <text:p>-0.313929261685263</text:p>
          </table:table-cell>
          <table:table-cell office:value-type="float" office:value="0.0388026357275142" calcext:value-type="float">
            <text:p>0.0388026357275142</text:p>
          </table:table-cell>
          <table:table-cell office:value-type="float" office:value="-0.352731897412777" calcext:value-type="float">
            <text:p>-0.352731897412777</text:p>
          </table:table-cell>
        </table:table-row>
        <table:table-row table:style-name="ro1">
          <table:table-cell office:value-type="string" calcext:value-type="string">
            <text:p>smr0001</text:p>
          </table:table-cell>
          <table:table-cell office:value-type="float" office:value="0.342639827850293" calcext:value-type="float">
            <text:p>0.342639827850293</text:p>
          </table:table-cell>
          <table:table-cell office:value-type="float" office:value="0.695238224211268" calcext:value-type="float">
            <text:p>0.695238224211268</text:p>
          </table:table-cell>
          <table:table-cell office:value-type="float" office:value="-0.352598396360974" calcext:value-type="float">
            <text:p>-0.352598396360974</text:p>
          </table:table-cell>
        </table:table-row>
        <table:table-row table:style-name="ro1">
          <table:table-cell office:value-type="string" calcext:value-type="string">
            <text:p>slr0015</text:p>
          </table:table-cell>
          <table:table-cell office:value-type="float" office:value="0.153283396514098" calcext:value-type="float">
            <text:p>0.153283396514098</text:p>
          </table:table-cell>
          <table:table-cell office:value-type="float" office:value="0.505525589895854" calcext:value-type="float">
            <text:p>0.505525589895854</text:p>
          </table:table-cell>
          <table:table-cell office:value-type="float" office:value="-0.352242193381756" calcext:value-type="float">
            <text:p>-0.352242193381756</text:p>
          </table:table-cell>
        </table:table-row>
        <table:table-row table:style-name="ro1">
          <table:table-cell office:value-type="string" calcext:value-type="string">
            <text:p>slr0243</text:p>
          </table:table-cell>
          <table:table-cell office:value-type="float" office:value="-0.0553095132494733" calcext:value-type="float">
            <text:p>-0.0553095132494733</text:p>
          </table:table-cell>
          <table:table-cell office:value-type="float" office:value="0.296871047199676" calcext:value-type="float">
            <text:p>0.296871047199676</text:p>
          </table:table-cell>
          <table:table-cell office:value-type="float" office:value="-0.352180560449149" calcext:value-type="float">
            <text:p>-0.352180560449149</text:p>
          </table:table-cell>
        </table:table-row>
        <table:table-row table:style-name="ro1">
          <table:table-cell office:value-type="string" calcext:value-type="string">
            <text:p>slr1415</text:p>
          </table:table-cell>
          <table:table-cell office:value-type="float" office:value="-0.0368672706939573" calcext:value-type="float">
            <text:p>-0.0368672706939573</text:p>
          </table:table-cell>
          <table:table-cell office:value-type="float" office:value="0.313523764176261" calcext:value-type="float">
            <text:p>0.313523764176261</text:p>
          </table:table-cell>
          <table:table-cell office:value-type="float" office:value="-0.350391034870218" calcext:value-type="float">
            <text:p>-0.350391034870218</text:p>
          </table:table-cell>
        </table:table-row>
        <table:table-row table:style-name="ro1">
          <table:table-cell office:value-type="string" calcext:value-type="string">
            <text:p>sll0837</text:p>
          </table:table-cell>
          <table:table-cell office:value-type="float" office:value="0.145079498934455" calcext:value-type="float">
            <text:p>0.145079498934455</text:p>
          </table:table-cell>
          <table:table-cell office:value-type="float" office:value="0.495356525411736" calcext:value-type="float">
            <text:p>0.495356525411736</text:p>
          </table:table-cell>
          <table:table-cell office:value-type="float" office:value="-0.350277026477281" calcext:value-type="float">
            <text:p>-0.350277026477281</text:p>
          </table:table-cell>
        </table:table-row>
        <table:table-row table:style-name="ro1">
          <table:table-cell office:value-type="string" calcext:value-type="string">
            <text:p>sll1665</text:p>
          </table:table-cell>
          <table:table-cell office:value-type="float" office:value="0.305629607173663" calcext:value-type="float">
            <text:p>0.305629607173663</text:p>
          </table:table-cell>
          <table:table-cell office:value-type="float" office:value="0.655904805102312" calcext:value-type="float">
            <text:p>0.655904805102312</text:p>
          </table:table-cell>
          <table:table-cell office:value-type="float" office:value="-0.350275197928649" calcext:value-type="float">
            <text:p>-0.350275197928649</text:p>
          </table:table-cell>
        </table:table-row>
        <table:table-row table:style-name="ro1">
          <table:table-cell office:value-type="string" calcext:value-type="string">
            <text:p>slr1945</text:p>
          </table:table-cell>
          <table:table-cell office:value-type="float" office:value="-2.29453927167686" calcext:value-type="float">
            <text:p>-2.29453927167686</text:p>
          </table:table-cell>
          <table:table-cell office:value-type="float" office:value="-1.94437560810173" calcext:value-type="float">
            <text:p>-1.94437560810173</text:p>
          </table:table-cell>
          <table:table-cell office:value-type="float" office:value="-0.35016366357513" calcext:value-type="float">
            <text:p>-0.35016366357513</text:p>
          </table:table-cell>
        </table:table-row>
        <table:table-row table:style-name="ro1">
          <table:table-cell office:value-type="string" calcext:value-type="string">
            <text:p>sll1512</text:p>
          </table:table-cell>
          <table:table-cell office:value-type="float" office:value="-0.0539440480310716" calcext:value-type="float">
            <text:p>-0.0539440480310716</text:p>
          </table:table-cell>
          <table:table-cell office:value-type="float" office:value="0.29606180286435" calcext:value-type="float">
            <text:p>0.29606180286435</text:p>
          </table:table-cell>
          <table:table-cell office:value-type="float" office:value="-0.350005850895421" calcext:value-type="float">
            <text:p>-0.350005850895421</text:p>
          </table:table-cell>
        </table:table-row>
        <table:table-row table:style-name="ro1">
          <table:table-cell office:value-type="string" calcext:value-type="string">
            <text:p>sll1365</text:p>
          </table:table-cell>
          <table:table-cell office:value-type="float" office:value="0.086580483164129" calcext:value-type="float">
            <text:p>0.086580483164129</text:p>
          </table:table-cell>
          <table:table-cell office:value-type="float" office:value="0.436562917046691" calcext:value-type="float">
            <text:p>0.436562917046691</text:p>
          </table:table-cell>
          <table:table-cell office:value-type="float" office:value="-0.349982433882562" calcext:value-type="float">
            <text:p>-0.349982433882562</text:p>
          </table:table-cell>
        </table:table-row>
        <table:table-row table:style-name="ro1">
          <table:table-cell office:value-type="string" calcext:value-type="string">
            <text:p>slr1052</text:p>
          </table:table-cell>
          <table:table-cell office:value-type="float" office:value="0.11115725716633" calcext:value-type="float">
            <text:p>0.11115725716633</text:p>
          </table:table-cell>
          <table:table-cell office:value-type="float" office:value="0.460754946626511" calcext:value-type="float">
            <text:p>0.460754946626511</text:p>
          </table:table-cell>
          <table:table-cell office:value-type="float" office:value="-0.349597689460181" calcext:value-type="float">
            <text:p>-0.349597689460181</text:p>
          </table:table-cell>
        </table:table-row>
        <table:table-row table:style-name="ro1">
          <table:table-cell office:value-type="string" calcext:value-type="string">
            <text:p>slr2016</text:p>
          </table:table-cell>
          <table:table-cell office:value-type="float" office:value="-0.0134583582653075" calcext:value-type="float">
            <text:p>-0.0134583582653075</text:p>
          </table:table-cell>
          <table:table-cell office:value-type="float" office:value="0.336128795773921" calcext:value-type="float">
            <text:p>0.336128795773921</text:p>
          </table:table-cell>
          <table:table-cell office:value-type="float" office:value="-0.349587154039228" calcext:value-type="float">
            <text:p>-0.349587154039228</text:p>
          </table:table-cell>
        </table:table-row>
        <table:table-row table:style-name="ro1">
          <table:table-cell office:value-type="string" calcext:value-type="string">
            <text:p>slr0616</text:p>
          </table:table-cell>
          <table:table-cell office:value-type="float" office:value="-0.358804470363893" calcext:value-type="float">
            <text:p>-0.358804470363893</text:p>
          </table:table-cell>
          <table:table-cell office:value-type="float" office:value="-0.00999737568394142" calcext:value-type="float">
            <text:p>-0.00999737568394142</text:p>
          </table:table-cell>
          <table:table-cell office:value-type="float" office:value="-0.348807094679952" calcext:value-type="float">
            <text:p>-0.348807094679952</text:p>
          </table:table-cell>
        </table:table-row>
        <table:table-row table:style-name="ro1">
          <table:table-cell office:value-type="string" calcext:value-type="string">
            <text:p>slr0214</text:p>
          </table:table-cell>
          <table:table-cell office:value-type="float" office:value="0.00835705145159771" calcext:value-type="float">
            <text:p>0.00835705145159771</text:p>
          </table:table-cell>
          <table:table-cell office:value-type="float" office:value="0.356317696917561" calcext:value-type="float">
            <text:p>0.356317696917561</text:p>
          </table:table-cell>
          <table:table-cell office:value-type="float" office:value="-0.347960645465964" calcext:value-type="float">
            <text:p>-0.347960645465964</text:p>
          </table:table-cell>
        </table:table-row>
        <table:table-row table:style-name="ro1">
          <table:table-cell office:value-type="string" calcext:value-type="string">
            <text:p>sll1358</text:p>
          </table:table-cell>
          <table:table-cell office:value-type="float" office:value="0.0426245945199186" calcext:value-type="float">
            <text:p>0.0426245945199186</text:p>
          </table:table-cell>
          <table:table-cell office:value-type="float" office:value="0.390344970949648" calcext:value-type="float">
            <text:p>0.390344970949648</text:p>
          </table:table-cell>
          <table:table-cell office:value-type="float" office:value="-0.347720376429729" calcext:value-type="float">
            <text:p>-0.347720376429729</text:p>
          </table:table-cell>
        </table:table-row>
        <table:table-row table:style-name="ro1">
          <table:table-cell office:value-type="string" calcext:value-type="string">
            <text:p>slr0594</text:p>
          </table:table-cell>
          <table:table-cell office:value-type="float" office:value="-0.0987512828327256" calcext:value-type="float">
            <text:p>-0.0987512828327256</text:p>
          </table:table-cell>
          <table:table-cell office:value-type="float" office:value="0.246602799998101" calcext:value-type="float">
            <text:p>0.246602799998101</text:p>
          </table:table-cell>
          <table:table-cell office:value-type="float" office:value="-0.345354082830826" calcext:value-type="float">
            <text:p>-0.345354082830826</text:p>
          </table:table-cell>
        </table:table-row>
        <table:table-row table:style-name="ro1">
          <table:table-cell office:value-type="string" calcext:value-type="string">
            <text:p>sll0471</text:p>
          </table:table-cell>
          <table:table-cell office:value-type="float" office:value="0.0536155648923412" calcext:value-type="float">
            <text:p>0.0536155648923412</text:p>
          </table:table-cell>
          <table:table-cell office:value-type="float" office:value="0.398922259128713" calcext:value-type="float">
            <text:p>0.398922259128713</text:p>
          </table:table-cell>
          <table:table-cell office:value-type="float" office:value="-0.345306694236371" calcext:value-type="float">
            <text:p>-0.345306694236371</text:p>
          </table:table-cell>
        </table:table-row>
        <table:table-row table:style-name="ro1">
          <table:table-cell office:value-type="string" calcext:value-type="string">
            <text:p>slr1591</text:p>
          </table:table-cell>
          <table:table-cell office:value-type="float" office:value="0.00656216992986359" calcext:value-type="float">
            <text:p>0.00656216992986359</text:p>
          </table:table-cell>
          <table:table-cell office:value-type="float" office:value="0.35150728794076" calcext:value-type="float">
            <text:p>0.35150728794076</text:p>
          </table:table-cell>
          <table:table-cell office:value-type="float" office:value="-0.344945118010896" calcext:value-type="float">
            <text:p>-0.344945118010896</text:p>
          </table:table-cell>
        </table:table-row>
        <table:table-row table:style-name="ro1">
          <table:table-cell office:value-type="string" calcext:value-type="string">
            <text:p>sll0896</text:p>
          </table:table-cell>
          <table:table-cell office:value-type="float" office:value="-0.706876889272235" calcext:value-type="float">
            <text:p>-0.706876889272235</text:p>
          </table:table-cell>
          <table:table-cell office:value-type="float" office:value="-0.362146375796246" calcext:value-type="float">
            <text:p>-0.362146375796246</text:p>
          </table:table-cell>
          <table:table-cell office:value-type="float" office:value="-0.344730513475989" calcext:value-type="float">
            <text:p>-0.344730513475989</text:p>
          </table:table-cell>
        </table:table-row>
        <table:table-row table:style-name="ro1">
          <table:table-cell office:value-type="string" calcext:value-type="string">
            <text:p>slr1273</text:p>
          </table:table-cell>
          <table:table-cell office:value-type="float" office:value="-0.0181056439652004" calcext:value-type="float">
            <text:p>-0.0181056439652004</text:p>
          </table:table-cell>
          <table:table-cell office:value-type="float" office:value="0.32599970303845" calcext:value-type="float">
            <text:p>0.32599970303845</text:p>
          </table:table-cell>
          <table:table-cell office:value-type="float" office:value="-0.34410534700365" calcext:value-type="float">
            <text:p>-0.34410534700365</text:p>
          </table:table-cell>
        </table:table-row>
        <table:table-row table:style-name="ro1">
          <table:table-cell office:value-type="string" calcext:value-type="string">
            <text:p>ssl1552</text:p>
          </table:table-cell>
          <table:table-cell office:value-type="float" office:value="-0.15965520000796" calcext:value-type="float">
            <text:p>-0.15965520000796</text:p>
          </table:table-cell>
          <table:table-cell office:value-type="float" office:value="0.184439774620118" calcext:value-type="float">
            <text:p>0.184439774620118</text:p>
          </table:table-cell>
          <table:table-cell office:value-type="float" office:value="-0.344094974628078" calcext:value-type="float">
            <text:p>-0.344094974628078</text:p>
          </table:table-cell>
        </table:table-row>
        <table:table-row table:style-name="ro1">
          <table:table-cell office:value-type="string" calcext:value-type="string">
            <text:p>sll1609</text:p>
          </table:table-cell>
          <table:table-cell office:value-type="float" office:value="-0.00457328086481972" calcext:value-type="float">
            <text:p>-0.00457328086481972</text:p>
          </table:table-cell>
          <table:table-cell office:value-type="float" office:value="0.338893868833999" calcext:value-type="float">
            <text:p>0.338893868833999</text:p>
          </table:table-cell>
          <table:table-cell office:value-type="float" office:value="-0.343467149698818" calcext:value-type="float">
            <text:p>-0.343467149698818</text:p>
          </table:table-cell>
        </table:table-row>
        <table:table-row table:style-name="ro1">
          <table:table-cell office:value-type="string" calcext:value-type="string">
            <text:p>slr0077</text:p>
          </table:table-cell>
          <table:table-cell office:value-type="float" office:value="-0.360417027734109" calcext:value-type="float">
            <text:p>-0.360417027734109</text:p>
          </table:table-cell>
          <table:table-cell office:value-type="float" office:value="-0.0174623802061109" calcext:value-type="float">
            <text:p>-0.0174623802061109</text:p>
          </table:table-cell>
          <table:table-cell office:value-type="float" office:value="-0.342954647527998" calcext:value-type="float">
            <text:p>-0.342954647527998</text:p>
          </table:table-cell>
        </table:table-row>
        <table:table-row table:style-name="ro1">
          <table:table-cell office:value-type="string" calcext:value-type="string">
            <text:p>slr1074</text:p>
          </table:table-cell>
          <table:table-cell office:value-type="float" office:value="-0.0987828309843707" calcext:value-type="float">
            <text:p>-0.0987828309843707</text:p>
          </table:table-cell>
          <table:table-cell office:value-type="float" office:value="0.244171207569903" calcext:value-type="float">
            <text:p>0.244171207569903</text:p>
          </table:table-cell>
          <table:table-cell office:value-type="float" office:value="-0.342954038554273" calcext:value-type="float">
            <text:p>-0.342954038554273</text:p>
          </table:table-cell>
        </table:table-row>
        <table:table-row table:style-name="ro1">
          <table:table-cell office:value-type="string" calcext:value-type="string">
            <text:p>ssl1046</text:p>
          </table:table-cell>
          <table:table-cell office:value-type="float" office:value="-0.113743112323304" calcext:value-type="float">
            <text:p>-0.113743112323304</text:p>
          </table:table-cell>
          <table:table-cell office:value-type="float" office:value="0.2285668336197" calcext:value-type="float">
            <text:p>0.2285668336197</text:p>
          </table:table-cell>
          <table:table-cell office:value-type="float" office:value="-0.342309945943004" calcext:value-type="float">
            <text:p>-0.342309945943004</text:p>
          </table:table-cell>
        </table:table-row>
        <table:table-row table:style-name="ro1">
          <table:table-cell office:value-type="string" calcext:value-type="string">
            <text:p>sll6109</text:p>
          </table:table-cell>
          <table:table-cell office:value-type="float" office:value="-0.42450898487171" calcext:value-type="float">
            <text:p>-0.42450898487171</text:p>
          </table:table-cell>
          <table:table-cell office:value-type="float" office:value="-0.0831767076187858" calcext:value-type="float">
            <text:p>-0.0831767076187858</text:p>
          </table:table-cell>
          <table:table-cell office:value-type="float" office:value="-0.341332277252924" calcext:value-type="float">
            <text:p>-0.341332277252924</text:p>
          </table:table-cell>
        </table:table-row>
        <table:table-row table:style-name="ro1">
          <table:table-cell office:value-type="string" calcext:value-type="string">
            <text:p>sll0854</text:p>
          </table:table-cell>
          <table:table-cell office:value-type="float" office:value="-0.787529615617352" calcext:value-type="float">
            <text:p>-0.787529615617352</text:p>
          </table:table-cell>
          <table:table-cell office:value-type="float" office:value="-0.44686925213785" calcext:value-type="float">
            <text:p>-0.44686925213785</text:p>
          </table:table-cell>
          <table:table-cell office:value-type="float" office:value="-0.340660363479502" calcext:value-type="float">
            <text:p>-0.340660363479502</text:p>
          </table:table-cell>
        </table:table-row>
        <table:table-row table:style-name="ro1">
          <table:table-cell office:value-type="string" calcext:value-type="string">
            <text:p>sll0802</text:p>
          </table:table-cell>
          <table:table-cell office:value-type="float" office:value="0.0129220631240518" calcext:value-type="float">
            <text:p>0.0129220631240518</text:p>
          </table:table-cell>
          <table:table-cell office:value-type="float" office:value="0.353185212269387" calcext:value-type="float">
            <text:p>0.353185212269387</text:p>
          </table:table-cell>
          <table:table-cell office:value-type="float" office:value="-0.340263149145335" calcext:value-type="float">
            <text:p>-0.340263149145335</text:p>
          </table:table-cell>
        </table:table-row>
        <table:table-row table:style-name="ro1">
          <table:table-cell office:value-type="string" calcext:value-type="string">
            <text:p>slr0713</text:p>
          </table:table-cell>
          <table:table-cell office:value-type="float" office:value="-0.0398430074248697" calcext:value-type="float">
            <text:p>-0.0398430074248697</text:p>
          </table:table-cell>
          <table:table-cell office:value-type="float" office:value="0.300352472239863" calcext:value-type="float">
            <text:p>0.300352472239863</text:p>
          </table:table-cell>
          <table:table-cell office:value-type="float" office:value="-0.340195479664733" calcext:value-type="float">
            <text:p>-0.340195479664733</text:p>
          </table:table-cell>
        </table:table-row>
        <table:table-row table:style-name="ro1">
          <table:table-cell office:value-type="string" calcext:value-type="string">
            <text:p>sll0420</text:p>
          </table:table-cell>
          <table:table-cell office:value-type="float" office:value="0.0918880117474972" calcext:value-type="float">
            <text:p>0.0918880117474972</text:p>
          </table:table-cell>
          <table:table-cell office:value-type="float" office:value="0.430980384458501" calcext:value-type="float">
            <text:p>0.430980384458501</text:p>
          </table:table-cell>
          <table:table-cell office:value-type="float" office:value="-0.339092372711004" calcext:value-type="float">
            <text:p>-0.339092372711004</text:p>
          </table:table-cell>
        </table:table-row>
        <table:table-row table:style-name="ro1">
          <table:table-cell office:value-type="string" calcext:value-type="string">
            <text:p>slr0401</text:p>
          </table:table-cell>
          <table:table-cell office:value-type="float" office:value="0.100821951489644" calcext:value-type="float">
            <text:p>0.100821951489644</text:p>
          </table:table-cell>
          <table:table-cell office:value-type="float" office:value="0.439479738239857" calcext:value-type="float">
            <text:p>0.439479738239857</text:p>
          </table:table-cell>
          <table:table-cell office:value-type="float" office:value="-0.338657786750213" calcext:value-type="float">
            <text:p>-0.338657786750213</text:p>
          </table:table-cell>
        </table:table-row>
        <table:table-row table:style-name="ro1">
          <table:table-cell office:value-type="string" calcext:value-type="string">
            <text:p>slr0737</text:p>
          </table:table-cell>
          <table:table-cell office:value-type="float" office:value="-1.12215181455173" calcext:value-type="float">
            <text:p>-1.12215181455173</text:p>
          </table:table-cell>
          <table:table-cell office:value-type="float" office:value="-0.785877174504667" calcext:value-type="float">
            <text:p>-0.785877174504667</text:p>
          </table:table-cell>
          <table:table-cell office:value-type="float" office:value="-0.336274640047063" calcext:value-type="float">
            <text:p>-0.336274640047063</text:p>
          </table:table-cell>
        </table:table-row>
        <table:table-row table:style-name="ro1">
          <table:table-cell office:value-type="string" calcext:value-type="string">
            <text:p>slr1148</text:p>
          </table:table-cell>
          <table:table-cell office:value-type="float" office:value="0.00136465248736591" calcext:value-type="float">
            <text:p>0.00136465248736591</text:p>
          </table:table-cell>
          <table:table-cell office:value-type="float" office:value="0.337066060188608" calcext:value-type="float">
            <text:p>0.337066060188608</text:p>
          </table:table-cell>
          <table:table-cell office:value-type="float" office:value="-0.335701407701242" calcext:value-type="float">
            <text:p>-0.335701407701242</text:p>
          </table:table-cell>
        </table:table-row>
        <table:table-row table:style-name="ro1">
          <table:table-cell office:value-type="string" calcext:value-type="string">
            <text:p>ssr5019</text:p>
          </table:table-cell>
          <table:table-cell office:value-type="float" office:value="0.137235401692696" calcext:value-type="float">
            <text:p>0.137235401692696</text:p>
          </table:table-cell>
          <table:table-cell office:value-type="float" office:value="0.472156821440577" calcext:value-type="float">
            <text:p>0.472156821440577</text:p>
          </table:table-cell>
          <table:table-cell office:value-type="float" office:value="-0.334921419747882" calcext:value-type="float">
            <text:p>-0.334921419747882</text:p>
          </table:table-cell>
        </table:table-row>
        <table:table-row table:style-name="ro1">
          <table:table-cell office:value-type="string" calcext:value-type="string">
            <text:p>ssl5008</text:p>
          </table:table-cell>
          <table:table-cell office:value-type="float" office:value="0.0876849892718893" calcext:value-type="float">
            <text:p>0.0876849892718893</text:p>
          </table:table-cell>
          <table:table-cell office:value-type="float" office:value="0.422372482896183" calcext:value-type="float">
            <text:p>0.422372482896183</text:p>
          </table:table-cell>
          <table:table-cell office:value-type="float" office:value="-0.334687493624294" calcext:value-type="float">
            <text:p>-0.334687493624294</text:p>
          </table:table-cell>
        </table:table-row>
        <table:table-row table:style-name="ro1">
          <table:table-cell office:value-type="string" calcext:value-type="string">
            <text:p>sll1810</text:p>
          </table:table-cell>
          <table:table-cell office:value-type="float" office:value="-2.29699964785868" calcext:value-type="float">
            <text:p>-2.29699964785868</text:p>
          </table:table-cell>
          <table:table-cell office:value-type="float" office:value="-1.96266362716369" calcext:value-type="float">
            <text:p>-1.96266362716369</text:p>
          </table:table-cell>
          <table:table-cell office:value-type="float" office:value="-0.334336020694992" calcext:value-type="float">
            <text:p>-0.334336020694992</text:p>
          </table:table-cell>
        </table:table-row>
        <table:table-row table:style-name="ro1">
          <table:table-cell office:value-type="string" calcext:value-type="string">
            <text:p>sll0742</text:p>
          </table:table-cell>
          <table:table-cell office:value-type="float" office:value="-1.0597220251281" calcext:value-type="float">
            <text:p>-1.0597220251281</text:p>
          </table:table-cell>
          <table:table-cell office:value-type="float" office:value="-0.725580829362475" calcext:value-type="float">
            <text:p>-0.725580829362475</text:p>
          </table:table-cell>
          <table:table-cell office:value-type="float" office:value="-0.334141195765624" calcext:value-type="float">
            <text:p>-0.334141195765624</text:p>
          </table:table-cell>
        </table:table-row>
        <table:table-row table:style-name="ro1">
          <table:table-cell office:value-type="string" calcext:value-type="string">
            <text:p>slr1991</text:p>
          </table:table-cell>
          <table:table-cell office:value-type="float" office:value="-0.163320200653562" calcext:value-type="float">
            <text:p>-0.163320200653562</text:p>
          </table:table-cell>
          <table:table-cell office:value-type="float" office:value="0.170375255992851" calcext:value-type="float">
            <text:p>0.170375255992851</text:p>
          </table:table-cell>
          <table:table-cell office:value-type="float" office:value="-0.333695456646413" calcext:value-type="float">
            <text:p>-0.333695456646413</text:p>
          </table:table-cell>
        </table:table-row>
        <table:table-row table:style-name="ro1">
          <table:table-cell office:value-type="string" calcext:value-type="string">
            <text:p>sll5123</text:p>
          </table:table-cell>
          <table:table-cell office:value-type="float" office:value="-0.00143696380565641" calcext:value-type="float">
            <text:p>-0.00143696380565641</text:p>
          </table:table-cell>
          <table:table-cell office:value-type="float" office:value="0.33221789901651" calcext:value-type="float">
            <text:p>0.33221789901651</text:p>
          </table:table-cell>
          <table:table-cell office:value-type="float" office:value="-0.333654862822167" calcext:value-type="float">
            <text:p>-0.333654862822167</text:p>
          </table:table-cell>
        </table:table-row>
        <table:table-row table:style-name="ro1">
          <table:table-cell office:value-type="string" calcext:value-type="string">
            <text:p>slr0055</text:p>
          </table:table-cell>
          <table:table-cell office:value-type="float" office:value="-0.249073808864464" calcext:value-type="float">
            <text:p>-0.249073808864464</text:p>
          </table:table-cell>
          <table:table-cell office:value-type="float" office:value="0.084502556657059" calcext:value-type="float">
            <text:p>0.084502556657059</text:p>
          </table:table-cell>
          <table:table-cell office:value-type="float" office:value="-0.333576365521523" calcext:value-type="float">
            <text:p>-0.333576365521523</text:p>
          </table:table-cell>
        </table:table-row>
        <table:table-row table:style-name="ro1">
          <table:table-cell office:value-type="string" calcext:value-type="string">
            <text:p>slr7005</text:p>
          </table:table-cell>
          <table:table-cell office:value-type="float" office:value="0.294350787995857" calcext:value-type="float">
            <text:p>0.294350787995857</text:p>
          </table:table-cell>
          <table:table-cell office:value-type="float" office:value="0.627199572342417" calcext:value-type="float">
            <text:p>0.627199572342417</text:p>
          </table:table-cell>
          <table:table-cell office:value-type="float" office:value="-0.33284878434656" calcext:value-type="float">
            <text:p>-0.33284878434656</text:p>
          </table:table-cell>
        </table:table-row>
        <table:table-row table:style-name="ro1">
          <table:table-cell office:value-type="string" calcext:value-type="string">
            <text:p>ssr0390</text:p>
          </table:table-cell>
          <table:table-cell office:value-type="float" office:value="-0.104676535299327" calcext:value-type="float">
            <text:p>-0.104676535299327</text:p>
          </table:table-cell>
          <table:table-cell office:value-type="float" office:value="0.22814998764341" calcext:value-type="float">
            <text:p>0.22814998764341</text:p>
          </table:table-cell>
          <table:table-cell office:value-type="float" office:value="-0.332826522942738" calcext:value-type="float">
            <text:p>-0.332826522942738</text:p>
          </table:table-cell>
        </table:table-row>
        <table:table-row table:style-name="ro1">
          <table:table-cell office:value-type="string" calcext:value-type="string">
            <text:p>slr1127</text:p>
          </table:table-cell>
          <table:table-cell office:value-type="float" office:value="-0.0774618002458875" calcext:value-type="float">
            <text:p>-0.0774618002458875</text:p>
          </table:table-cell>
          <table:table-cell office:value-type="float" office:value="0.255202480893136" calcext:value-type="float">
            <text:p>0.255202480893136</text:p>
          </table:table-cell>
          <table:table-cell office:value-type="float" office:value="-0.332664281139023" calcext:value-type="float">
            <text:p>-0.332664281139023</text:p>
          </table:table-cell>
        </table:table-row>
        <table:table-row table:style-name="ro1">
          <table:table-cell office:value-type="string" calcext:value-type="string">
            <text:p>sll0195</text:p>
          </table:table-cell>
          <table:table-cell office:value-type="float" office:value="-0.109494995595121" calcext:value-type="float">
            <text:p>-0.109494995595121</text:p>
          </table:table-cell>
          <table:table-cell office:value-type="float" office:value="0.223108604129404" calcext:value-type="float">
            <text:p>0.223108604129404</text:p>
          </table:table-cell>
          <table:table-cell office:value-type="float" office:value="-0.332603599724525" calcext:value-type="float">
            <text:p>-0.332603599724525</text:p>
          </table:table-cell>
        </table:table-row>
        <table:table-row table:style-name="ro1">
          <table:table-cell office:value-type="string" calcext:value-type="string">
            <text:p>slr1764</text:p>
          </table:table-cell>
          <table:table-cell office:value-type="float" office:value="-0.0543069753243117" calcext:value-type="float">
            <text:p>-0.0543069753243117</text:p>
          </table:table-cell>
          <table:table-cell office:value-type="float" office:value="0.27823659538993" calcext:value-type="float">
            <text:p>0.27823659538993</text:p>
          </table:table-cell>
          <table:table-cell office:value-type="float" office:value="-0.332543570714241" calcext:value-type="float">
            <text:p>-0.332543570714241</text:p>
          </table:table-cell>
        </table:table-row>
        <table:table-row table:style-name="ro1">
          <table:table-cell office:value-type="string" calcext:value-type="string">
            <text:p>ssr5074</text:p>
          </table:table-cell>
          <table:table-cell office:value-type="float" office:value="0.144353656181291" calcext:value-type="float">
            <text:p>0.144353656181291</text:p>
          </table:table-cell>
          <table:table-cell office:value-type="float" office:value="0.47669257175637" calcext:value-type="float">
            <text:p>0.47669257175637</text:p>
          </table:table-cell>
          <table:table-cell office:value-type="float" office:value="-0.33233891557508" calcext:value-type="float">
            <text:p>-0.33233891557508</text:p>
          </table:table-cell>
        </table:table-row>
        <table:table-row table:style-name="ro1">
          <table:table-cell office:value-type="string" calcext:value-type="string">
            <text:p>sll7030</text:p>
          </table:table-cell>
          <table:table-cell office:value-type="float" office:value="-0.0248112148368804" calcext:value-type="float">
            <text:p>-0.0248112148368804</text:p>
          </table:table-cell>
          <table:table-cell office:value-type="float" office:value="0.307235079499024" calcext:value-type="float">
            <text:p>0.307235079499024</text:p>
          </table:table-cell>
          <table:table-cell office:value-type="float" office:value="-0.332046294335905" calcext:value-type="float">
            <text:p>-0.332046294335905</text:p>
          </table:table-cell>
        </table:table-row>
        <table:table-row table:style-name="ro1">
          <table:table-cell office:value-type="string" calcext:value-type="string">
            <text:p>slr1444</text:p>
          </table:table-cell>
          <table:table-cell office:value-type="float" office:value="-0.155633557741416" calcext:value-type="float">
            <text:p>-0.155633557741416</text:p>
          </table:table-cell>
          <table:table-cell office:value-type="float" office:value="0.176151318770009" calcext:value-type="float">
            <text:p>0.176151318770009</text:p>
          </table:table-cell>
          <table:table-cell office:value-type="float" office:value="-0.331784876511425" calcext:value-type="float">
            <text:p>-0.331784876511425</text:p>
          </table:table-cell>
        </table:table-row>
        <table:table-row table:style-name="ro1">
          <table:table-cell office:value-type="string" calcext:value-type="string">
            <text:p>ssl3441</text:p>
          </table:table-cell>
          <table:table-cell office:value-type="float" office:value="-2.34267318618589" calcext:value-type="float">
            <text:p>-2.34267318618589</text:p>
          </table:table-cell>
          <table:table-cell office:value-type="float" office:value="-2.01099006078855" calcext:value-type="float">
            <text:p>-2.01099006078855</text:p>
          </table:table-cell>
          <table:table-cell office:value-type="float" office:value="-0.331683125397345" calcext:value-type="float">
            <text:p>-0.331683125397345</text:p>
          </table:table-cell>
        </table:table-row>
        <table:table-row table:style-name="ro1">
          <table:table-cell office:value-type="string" calcext:value-type="string">
            <text:p>smr0006</text:p>
          </table:table-cell>
          <table:table-cell office:value-type="float" office:value="-0.578107628993526" calcext:value-type="float">
            <text:p>-0.578107628993526</text:p>
          </table:table-cell>
          <table:table-cell office:value-type="float" office:value="-0.246425623211121" calcext:value-type="float">
            <text:p>-0.246425623211121</text:p>
          </table:table-cell>
          <table:table-cell office:value-type="float" office:value="-0.331682005782405" calcext:value-type="float">
            <text:p>-0.331682005782405</text:p>
          </table:table-cell>
        </table:table-row>
        <table:table-row table:style-name="ro1">
          <table:table-cell office:value-type="string" calcext:value-type="string">
            <text:p>slr1924</text:p>
          </table:table-cell>
          <table:table-cell office:value-type="float" office:value="0.150813965382182" calcext:value-type="float">
            <text:p>0.150813965382182</text:p>
          </table:table-cell>
          <table:table-cell office:value-type="float" office:value="0.482488195313054" calcext:value-type="float">
            <text:p>0.482488195313054</text:p>
          </table:table-cell>
          <table:table-cell office:value-type="float" office:value="-0.331674229930872" calcext:value-type="float">
            <text:p>-0.331674229930872</text:p>
          </table:table-cell>
        </table:table-row>
        <table:table-row table:style-name="ro1">
          <table:table-cell office:value-type="string" calcext:value-type="string">
            <text:p>sll1853</text:p>
          </table:table-cell>
          <table:table-cell office:value-type="float" office:value="0.0167514112414858" calcext:value-type="float">
            <text:p>0.0167514112414858</text:p>
          </table:table-cell>
          <table:table-cell office:value-type="float" office:value="0.348389819279536" calcext:value-type="float">
            <text:p>0.348389819279536</text:p>
          </table:table-cell>
          <table:table-cell office:value-type="float" office:value="-0.33163840803805" calcext:value-type="float">
            <text:p>-0.33163840803805</text:p>
          </table:table-cell>
        </table:table-row>
        <table:table-row table:style-name="ro1">
          <table:table-cell office:value-type="string" calcext:value-type="string">
            <text:p>slr0822</text:p>
          </table:table-cell>
          <table:table-cell office:value-type="float" office:value="-0.0682044840224008" calcext:value-type="float">
            <text:p>-0.0682044840224008</text:p>
          </table:table-cell>
          <table:table-cell office:value-type="float" office:value="0.263185828172063" calcext:value-type="float">
            <text:p>0.263185828172063</text:p>
          </table:table-cell>
          <table:table-cell office:value-type="float" office:value="-0.331390312194464" calcext:value-type="float">
            <text:p>-0.331390312194464</text:p>
          </table:table-cell>
        </table:table-row>
        <table:table-row table:style-name="ro1">
          <table:table-cell office:value-type="string" calcext:value-type="string">
            <text:p>sll1681</text:p>
          </table:table-cell>
          <table:table-cell office:value-type="float" office:value="-0.0757243285412297" calcext:value-type="float">
            <text:p>-0.0757243285412297</text:p>
          </table:table-cell>
          <table:table-cell office:value-type="float" office:value="0.254632377997965" calcext:value-type="float">
            <text:p>0.254632377997965</text:p>
          </table:table-cell>
          <table:table-cell office:value-type="float" office:value="-0.330356706539195" calcext:value-type="float">
            <text:p>-0.330356706539195</text:p>
          </table:table-cell>
        </table:table-row>
        <table:table-row table:style-name="ro1">
          <table:table-cell office:value-type="string" calcext:value-type="string">
            <text:p>slr1135</text:p>
          </table:table-cell>
          <table:table-cell office:value-type="float" office:value="-0.122648441220927" calcext:value-type="float">
            <text:p>-0.122648441220927</text:p>
          </table:table-cell>
          <table:table-cell office:value-type="float" office:value="0.206134508440899" calcext:value-type="float">
            <text:p>0.206134508440899</text:p>
          </table:table-cell>
          <table:table-cell office:value-type="float" office:value="-0.328782949661826" calcext:value-type="float">
            <text:p>-0.328782949661826</text:p>
          </table:table-cell>
        </table:table-row>
        <table:table-row table:style-name="ro1">
          <table:table-cell office:value-type="string" calcext:value-type="string">
            <text:p>sll0659</text:p>
          </table:table-cell>
          <table:table-cell office:value-type="float" office:value="-0.0767469576761744" calcext:value-type="float">
            <text:p>-0.0767469576761744</text:p>
          </table:table-cell>
          <table:table-cell office:value-type="float" office:value="0.251675193967529" calcext:value-type="float">
            <text:p>0.251675193967529</text:p>
          </table:table-cell>
          <table:table-cell office:value-type="float" office:value="-0.328422151643704" calcext:value-type="float">
            <text:p>-0.328422151643704</text:p>
          </table:table-cell>
        </table:table-row>
        <table:table-row table:style-name="ro1">
          <table:table-cell office:value-type="string" calcext:value-type="string">
            <text:p>sll0294</text:p>
          </table:table-cell>
          <table:table-cell office:value-type="float" office:value="-0.0521738058304628" calcext:value-type="float">
            <text:p>-0.0521738058304628</text:p>
          </table:table-cell>
          <table:table-cell office:value-type="float" office:value="0.276027165875673" calcext:value-type="float">
            <text:p>0.276027165875673</text:p>
          </table:table-cell>
          <table:table-cell office:value-type="float" office:value="-0.328200971706136" calcext:value-type="float">
            <text:p>-0.328200971706136</text:p>
          </table:table-cell>
        </table:table-row>
        <table:table-row table:style-name="ro1">
          <table:table-cell office:value-type="string" calcext:value-type="string">
            <text:p>slr1727</text:p>
          </table:table-cell>
          <table:table-cell office:value-type="float" office:value="-0.0854804292591493" calcext:value-type="float">
            <text:p>-0.0854804292591493</text:p>
          </table:table-cell>
          <table:table-cell office:value-type="float" office:value="0.241064302035842" calcext:value-type="float">
            <text:p>0.241064302035842</text:p>
          </table:table-cell>
          <table:table-cell office:value-type="float" office:value="-0.326544731294992" calcext:value-type="float">
            <text:p>-0.326544731294992</text:p>
          </table:table-cell>
        </table:table-row>
        <table:table-row table:style-name="ro1">
          <table:table-cell office:value-type="string" calcext:value-type="string">
            <text:p>sll1293</text:p>
          </table:table-cell>
          <table:table-cell office:value-type="float" office:value="-0.14936897094516" calcext:value-type="float">
            <text:p>-0.14936897094516</text:p>
          </table:table-cell>
          <table:table-cell office:value-type="float" office:value="0.176287785172482" calcext:value-type="float">
            <text:p>0.176287785172482</text:p>
          </table:table-cell>
          <table:table-cell office:value-type="float" office:value="-0.325656756117642" calcext:value-type="float">
            <text:p>-0.325656756117642</text:p>
          </table:table-cell>
        </table:table-row>
        <table:table-row table:style-name="ro1">
          <table:table-cell office:value-type="string" calcext:value-type="string">
            <text:p>sll1477</text:p>
          </table:table-cell>
          <table:table-cell office:value-type="float" office:value="-0.0753478050719184" calcext:value-type="float">
            <text:p>-0.0753478050719184</text:p>
          </table:table-cell>
          <table:table-cell office:value-type="float" office:value="0.250112641266429" calcext:value-type="float">
            <text:p>0.250112641266429</text:p>
          </table:table-cell>
          <table:table-cell office:value-type="float" office:value="-0.325460446338347" calcext:value-type="float">
            <text:p>-0.325460446338347</text:p>
          </table:table-cell>
        </table:table-row>
        <table:table-row table:style-name="ro1">
          <table:table-cell office:value-type="string" calcext:value-type="string">
            <text:p>slr0876</text:p>
          </table:table-cell>
          <table:table-cell office:value-type="float" office:value="-0.0116068376032022" calcext:value-type="float">
            <text:p>-0.0116068376032022</text:p>
          </table:table-cell>
          <table:table-cell office:value-type="float" office:value="0.313815771941451" calcext:value-type="float">
            <text:p>0.313815771941451</text:p>
          </table:table-cell>
          <table:table-cell office:value-type="float" office:value="-0.325422609544653" calcext:value-type="float">
            <text:p>-0.325422609544653</text:p>
          </table:table-cell>
        </table:table-row>
        <table:table-row table:style-name="ro1">
          <table:table-cell office:value-type="string" calcext:value-type="string">
            <text:p>sll1165</text:p>
          </table:table-cell>
          <table:table-cell office:value-type="float" office:value="0.0499042396453849" calcext:value-type="float">
            <text:p>0.0499042396453849</text:p>
          </table:table-cell>
          <table:table-cell office:value-type="float" office:value="0.375264879259569" calcext:value-type="float">
            <text:p>0.375264879259569</text:p>
          </table:table-cell>
          <table:table-cell office:value-type="float" office:value="-0.325360639614184" calcext:value-type="float">
            <text:p>-0.325360639614184</text:p>
          </table:table-cell>
        </table:table-row>
        <table:table-row table:style-name="ro1">
          <table:table-cell office:value-type="string" calcext:value-type="string">
            <text:p>slr0542</text:p>
          </table:table-cell>
          <table:table-cell office:value-type="float" office:value="-0.744935627458534" calcext:value-type="float">
            <text:p>-0.744935627458534</text:p>
          </table:table-cell>
          <table:table-cell office:value-type="float" office:value="-0.419746596070323" calcext:value-type="float">
            <text:p>-0.419746596070323</text:p>
          </table:table-cell>
          <table:table-cell office:value-type="float" office:value="-0.325189031388211" calcext:value-type="float">
            <text:p>-0.325189031388211</text:p>
          </table:table-cell>
        </table:table-row>
        <table:table-row table:style-name="ro1">
          <table:table-cell office:value-type="string" calcext:value-type="string">
            <text:p>sll1072</text:p>
          </table:table-cell>
          <table:table-cell office:value-type="float" office:value="-3.266411592871" calcext:value-type="float">
            <text:p>-3.266411592871</text:p>
          </table:table-cell>
          <table:table-cell office:value-type="float" office:value="-2.94171231297573" calcext:value-type="float">
            <text:p>-2.94171231297573</text:p>
          </table:table-cell>
          <table:table-cell office:value-type="float" office:value="-0.324699279895265" calcext:value-type="float">
            <text:p>-0.324699279895265</text:p>
          </table:table-cell>
        </table:table-row>
        <table:table-row table:style-name="ro1">
          <table:table-cell office:value-type="string" calcext:value-type="string">
            <text:p>slr0407</text:p>
          </table:table-cell>
          <table:table-cell office:value-type="float" office:value="0.0788920302814154" calcext:value-type="float">
            <text:p>0.0788920302814154</text:p>
          </table:table-cell>
          <table:table-cell office:value-type="float" office:value="0.403268519064168" calcext:value-type="float">
            <text:p>0.403268519064168</text:p>
          </table:table-cell>
          <table:table-cell office:value-type="float" office:value="-0.324376488782753" calcext:value-type="float">
            <text:p>-0.324376488782753</text:p>
          </table:table-cell>
        </table:table-row>
        <table:table-row table:style-name="ro1">
          <table:table-cell office:value-type="string" calcext:value-type="string">
            <text:p>sll1891</text:p>
          </table:table-cell>
          <table:table-cell office:value-type="float" office:value="-0.163106583812735" calcext:value-type="float">
            <text:p>-0.163106583812735</text:p>
          </table:table-cell>
          <table:table-cell office:value-type="float" office:value="0.16117990710733" calcext:value-type="float">
            <text:p>0.16117990710733</text:p>
          </table:table-cell>
          <table:table-cell office:value-type="float" office:value="-0.324286490920065" calcext:value-type="float">
            <text:p>-0.324286490920065</text:p>
          </table:table-cell>
        </table:table-row>
        <table:table-row table:style-name="ro1">
          <table:table-cell office:value-type="string" calcext:value-type="string">
            <text:p>sll1854</text:p>
          </table:table-cell>
          <table:table-cell office:value-type="float" office:value="0.0553192550267672" calcext:value-type="float">
            <text:p>0.0553192550267672</text:p>
          </table:table-cell>
          <table:table-cell office:value-type="float" office:value="0.379343153977482" calcext:value-type="float">
            <text:p>0.379343153977482</text:p>
          </table:table-cell>
          <table:table-cell office:value-type="float" office:value="-0.324023898950715" calcext:value-type="float">
            <text:p>-0.324023898950715</text:p>
          </table:table-cell>
        </table:table-row>
        <table:table-row table:style-name="ro1">
          <table:table-cell office:value-type="string" calcext:value-type="string">
            <text:p>sll0939</text:p>
          </table:table-cell>
          <table:table-cell office:value-type="float" office:value="-0.189365508710951" calcext:value-type="float">
            <text:p>-0.189365508710951</text:p>
          </table:table-cell>
          <table:table-cell office:value-type="float" office:value="0.133862385215451" calcext:value-type="float">
            <text:p>0.133862385215451</text:p>
          </table:table-cell>
          <table:table-cell office:value-type="float" office:value="-0.323227893926402" calcext:value-type="float">
            <text:p>-0.323227893926402</text:p>
          </table:table-cell>
        </table:table-row>
        <table:table-row table:style-name="ro1">
          <table:table-cell office:value-type="string" calcext:value-type="string">
            <text:p>sll0816</text:p>
          </table:table-cell>
          <table:table-cell office:value-type="float" office:value="-0.00988296536186519" calcext:value-type="float">
            <text:p>-0.00988296536186519</text:p>
          </table:table-cell>
          <table:table-cell office:value-type="float" office:value="0.313308996427839" calcext:value-type="float">
            <text:p>0.313308996427839</text:p>
          </table:table-cell>
          <table:table-cell office:value-type="float" office:value="-0.323191961789704" calcext:value-type="float">
            <text:p>-0.323191961789704</text:p>
          </table:table-cell>
        </table:table-row>
        <table:table-row table:style-name="ro1">
          <table:table-cell office:value-type="string" calcext:value-type="string">
            <text:p>slr1343</text:p>
          </table:table-cell>
          <table:table-cell office:value-type="float" office:value="-0.196401470258778" calcext:value-type="float">
            <text:p>-0.196401470258778</text:p>
          </table:table-cell>
          <table:table-cell office:value-type="float" office:value="0.125885091962511" calcext:value-type="float">
            <text:p>0.125885091962511</text:p>
          </table:table-cell>
          <table:table-cell office:value-type="float" office:value="-0.322286562221289" calcext:value-type="float">
            <text:p>-0.322286562221289</text:p>
          </table:table-cell>
        </table:table-row>
        <table:table-row table:style-name="ro1">
          <table:table-cell office:value-type="string" calcext:value-type="string">
            <text:p>slr1687</text:p>
          </table:table-cell>
          <table:table-cell office:value-type="float" office:value="-0.0812908443916709" calcext:value-type="float">
            <text:p>-0.0812908443916709</text:p>
          </table:table-cell>
          <table:table-cell office:value-type="float" office:value="0.240328901499493" calcext:value-type="float">
            <text:p>0.240328901499493</text:p>
          </table:table-cell>
          <table:table-cell office:value-type="float" office:value="-0.321619745891164" calcext:value-type="float">
            <text:p>-0.321619745891164</text:p>
          </table:table-cell>
        </table:table-row>
        <table:table-row table:style-name="ro1">
          <table:table-cell office:value-type="string" calcext:value-type="string">
            <text:p>slr0883</text:p>
          </table:table-cell>
          <table:table-cell office:value-type="float" office:value="0.154033154329762" calcext:value-type="float">
            <text:p>0.154033154329762</text:p>
          </table:table-cell>
          <table:table-cell office:value-type="float" office:value="0.475446990467226" calcext:value-type="float">
            <text:p>0.475446990467226</text:p>
          </table:table-cell>
          <table:table-cell office:value-type="float" office:value="-0.321413836137463" calcext:value-type="float">
            <text:p>-0.321413836137463</text:p>
          </table:table-cell>
        </table:table-row>
        <table:table-row table:style-name="ro1">
          <table:table-cell office:value-type="string" calcext:value-type="string">
            <text:p>slr0451</text:p>
          </table:table-cell>
          <table:table-cell office:value-type="float" office:value="-0.259927387600576" calcext:value-type="float">
            <text:p>-0.259927387600576</text:p>
          </table:table-cell>
          <table:table-cell office:value-type="float" office:value="0.0608282080228613" calcext:value-type="float">
            <text:p>0.0608282080228613</text:p>
          </table:table-cell>
          <table:table-cell office:value-type="float" office:value="-0.320755595623437" calcext:value-type="float">
            <text:p>-0.320755595623437</text:p>
          </table:table-cell>
        </table:table-row>
        <table:table-row table:style-name="ro1">
          <table:table-cell office:value-type="string" calcext:value-type="string">
            <text:p>slr0364</text:p>
          </table:table-cell>
          <table:table-cell office:value-type="float" office:value="0.0315420804838888" calcext:value-type="float">
            <text:p>0.0315420804838888</text:p>
          </table:table-cell>
          <table:table-cell office:value-type="float" office:value="0.351770417757609" calcext:value-type="float">
            <text:p>0.351770417757609</text:p>
          </table:table-cell>
          <table:table-cell office:value-type="float" office:value="-0.320228337273721" calcext:value-type="float">
            <text:p>-0.320228337273721</text:p>
          </table:table-cell>
        </table:table-row>
        <table:table-row table:style-name="ro1">
          <table:table-cell office:value-type="string" calcext:value-type="string">
            <text:p>ssl0601</text:p>
          </table:table-cell>
          <table:table-cell office:value-type="float" office:value="-0.460393449612802" calcext:value-type="float">
            <text:p>-0.460393449612802</text:p>
          </table:table-cell>
          <table:table-cell office:value-type="float" office:value="-0.14018200310744" calcext:value-type="float">
            <text:p>-0.14018200310744</text:p>
          </table:table-cell>
          <table:table-cell office:value-type="float" office:value="-0.320211446505362" calcext:value-type="float">
            <text:p>-0.320211446505362</text:p>
          </table:table-cell>
        </table:table-row>
        <table:table-row table:style-name="ro1">
          <table:table-cell office:value-type="string" calcext:value-type="string">
            <text:p>slr1529</text:p>
          </table:table-cell>
          <table:table-cell office:value-type="float" office:value="0.0341039302063915" calcext:value-type="float">
            <text:p>0.0341039302063915</text:p>
          </table:table-cell>
          <table:table-cell office:value-type="float" office:value="0.353008117511314" calcext:value-type="float">
            <text:p>0.353008117511314</text:p>
          </table:table-cell>
          <table:table-cell office:value-type="float" office:value="-0.318904187304922" calcext:value-type="float">
            <text:p>-0.318904187304922</text:p>
          </table:table-cell>
        </table:table-row>
        <table:table-row table:style-name="ro1">
          <table:table-cell office:value-type="string" calcext:value-type="string">
            <text:p>slr1033</text:p>
          </table:table-cell>
          <table:table-cell office:value-type="float" office:value="0.0209434487169929" calcext:value-type="float">
            <text:p>0.0209434487169929</text:p>
          </table:table-cell>
          <table:table-cell office:value-type="float" office:value="0.339378424040177" calcext:value-type="float">
            <text:p>0.339378424040177</text:p>
          </table:table-cell>
          <table:table-cell office:value-type="float" office:value="-0.318434975323184" calcext:value-type="float">
            <text:p>-0.318434975323184</text:p>
          </table:table-cell>
        </table:table-row>
        <table:table-row table:style-name="ro1">
          <table:table-cell office:value-type="string" calcext:value-type="string">
            <text:p>slr0343</text:p>
          </table:table-cell>
          <table:table-cell office:value-type="float" office:value="-1.51101920963427" calcext:value-type="float">
            <text:p>-1.51101920963427</text:p>
          </table:table-cell>
          <table:table-cell office:value-type="float" office:value="-1.19376786122133" calcext:value-type="float">
            <text:p>-1.19376786122133</text:p>
          </table:table-cell>
          <table:table-cell office:value-type="float" office:value="-0.317251348412936" calcext:value-type="float">
            <text:p>-0.317251348412936</text:p>
          </table:table-cell>
        </table:table-row>
        <table:table-row table:style-name="ro1">
          <table:table-cell office:value-type="string" calcext:value-type="string">
            <text:p>slr1668</text:p>
          </table:table-cell>
          <table:table-cell office:value-type="float" office:value="-0.00136774205719063" calcext:value-type="float">
            <text:p>-0.00136774205719063</text:p>
          </table:table-cell>
          <table:table-cell office:value-type="float" office:value="0.315799029501798" calcext:value-type="float">
            <text:p>0.315799029501798</text:p>
          </table:table-cell>
          <table:table-cell office:value-type="float" office:value="-0.317166771558989" calcext:value-type="float">
            <text:p>-0.317166771558989</text:p>
          </table:table-cell>
        </table:table-row>
        <table:table-row table:style-name="ro1">
          <table:table-cell office:value-type="string" calcext:value-type="string">
            <text:p>slr2072</text:p>
          </table:table-cell>
          <table:table-cell office:value-type="float" office:value="0.0491010476910594" calcext:value-type="float">
            <text:p>0.0491010476910594</text:p>
          </table:table-cell>
          <table:table-cell office:value-type="float" office:value="0.36606238823784" calcext:value-type="float">
            <text:p>0.36606238823784</text:p>
          </table:table-cell>
          <table:table-cell office:value-type="float" office:value="-0.316961340546781" calcext:value-type="float">
            <text:p>-0.316961340546781</text:p>
          </table:table-cell>
        </table:table-row>
        <table:table-row table:style-name="ro1">
          <table:table-cell office:value-type="string" calcext:value-type="string">
            <text:p>sll1771</text:p>
          </table:table-cell>
          <table:table-cell office:value-type="float" office:value="-0.0500786062279822" calcext:value-type="float">
            <text:p>-0.0500786062279822</text:p>
          </table:table-cell>
          <table:table-cell office:value-type="float" office:value="0.266851243440159" calcext:value-type="float">
            <text:p>0.266851243440159</text:p>
          </table:table-cell>
          <table:table-cell office:value-type="float" office:value="-0.316929849668141" calcext:value-type="float">
            <text:p>-0.316929849668141</text:p>
          </table:table-cell>
        </table:table-row>
        <table:table-row table:style-name="ro1">
          <table:table-cell office:value-type="string" calcext:value-type="string">
            <text:p>sll1298</text:p>
          </table:table-cell>
          <table:table-cell office:value-type="float" office:value="0.105266527976057" calcext:value-type="float">
            <text:p>0.105266527976057</text:p>
          </table:table-cell>
          <table:table-cell office:value-type="float" office:value="0.422011821824465" calcext:value-type="float">
            <text:p>0.422011821824465</text:p>
          </table:table-cell>
          <table:table-cell office:value-type="float" office:value="-0.316745293848408" calcext:value-type="float">
            <text:p>-0.316745293848408</text:p>
          </table:table-cell>
        </table:table-row>
        <table:table-row table:style-name="ro1">
          <table:table-cell office:value-type="string" calcext:value-type="string">
            <text:p>sll1011</text:p>
          </table:table-cell>
          <table:table-cell office:value-type="float" office:value="-0.250594311283769" calcext:value-type="float">
            <text:p>-0.250594311283769</text:p>
          </table:table-cell>
          <table:table-cell office:value-type="float" office:value="0.0660422617440724" calcext:value-type="float">
            <text:p>0.0660422617440724</text:p>
          </table:table-cell>
          <table:table-cell office:value-type="float" office:value="-0.316636573027842" calcext:value-type="float">
            <text:p>-0.316636573027842</text:p>
          </table:table-cell>
        </table:table-row>
        <table:table-row table:style-name="ro1">
          <table:table-cell office:value-type="string" calcext:value-type="string">
            <text:p>slr0750</text:p>
          </table:table-cell>
          <table:table-cell office:value-type="float" office:value="-0.0640395797929339" calcext:value-type="float">
            <text:p>-0.0640395797929339</text:p>
          </table:table-cell>
          <table:table-cell office:value-type="float" office:value="0.252191686651658" calcext:value-type="float">
            <text:p>0.252191686651658</text:p>
          </table:table-cell>
          <table:table-cell office:value-type="float" office:value="-0.316231266444592" calcext:value-type="float">
            <text:p>-0.316231266444592</text:p>
          </table:table-cell>
        </table:table-row>
        <table:table-row table:style-name="ro1">
          <table:table-cell office:value-type="string" calcext:value-type="string">
            <text:p>sll5062</text:p>
          </table:table-cell>
          <table:table-cell office:value-type="float" office:value="-0.0233439945470404" calcext:value-type="float">
            <text:p>-0.0233439945470404</text:p>
          </table:table-cell>
          <table:table-cell office:value-type="float" office:value="0.292795240297412" calcext:value-type="float">
            <text:p>0.292795240297412</text:p>
          </table:table-cell>
          <table:table-cell office:value-type="float" office:value="-0.316139234844453" calcext:value-type="float">
            <text:p>-0.316139234844453</text:p>
          </table:table-cell>
        </table:table-row>
        <table:table-row table:style-name="ro1">
          <table:table-cell office:value-type="string" calcext:value-type="string">
            <text:p>slr2009</text:p>
          </table:table-cell>
          <table:table-cell office:value-type="float" office:value="-0.173118924813982" calcext:value-type="float">
            <text:p>-0.173118924813982</text:p>
          </table:table-cell>
          <table:table-cell office:value-type="float" office:value="0.141923374943427" calcext:value-type="float">
            <text:p>0.141923374943427</text:p>
          </table:table-cell>
          <table:table-cell office:value-type="float" office:value="-0.315042299757409" calcext:value-type="float">
            <text:p>-0.315042299757409</text:p>
          </table:table-cell>
        </table:table-row>
        <table:table-row table:style-name="ro1">
          <table:table-cell office:value-type="string" calcext:value-type="string">
            <text:p>slr0572</text:p>
          </table:table-cell>
          <table:table-cell office:value-type="float" office:value="0.0261884597241317" calcext:value-type="float">
            <text:p>0.0261884597241317</text:p>
          </table:table-cell>
          <table:table-cell office:value-type="float" office:value="0.340960408231427" calcext:value-type="float">
            <text:p>0.340960408231427</text:p>
          </table:table-cell>
          <table:table-cell office:value-type="float" office:value="-0.314771948507296" calcext:value-type="float">
            <text:p>-0.314771948507296</text:p>
          </table:table-cell>
        </table:table-row>
        <table:table-row table:style-name="ro1">
          <table:table-cell office:value-type="string" calcext:value-type="string">
            <text:p>sll0335</text:p>
          </table:table-cell>
          <table:table-cell office:value-type="float" office:value="-0.202344847782286" calcext:value-type="float">
            <text:p>-0.202344847782286</text:p>
          </table:table-cell>
          <table:table-cell office:value-type="float" office:value="0.11228060356636" calcext:value-type="float">
            <text:p>0.11228060356636</text:p>
          </table:table-cell>
          <table:table-cell office:value-type="float" office:value="-0.314625451348646" calcext:value-type="float">
            <text:p>-0.314625451348646</text:p>
          </table:table-cell>
        </table:table-row>
        <table:table-row table:style-name="ro1">
          <table:table-cell office:value-type="string" calcext:value-type="string">
            <text:p>sll0945</text:p>
          </table:table-cell>
          <table:table-cell office:value-type="float" office:value="0.0212219091988262" calcext:value-type="float">
            <text:p>0.0212219091988262</text:p>
          </table:table-cell>
          <table:table-cell office:value-type="float" office:value="0.335223984849107" calcext:value-type="float">
            <text:p>0.335223984849107</text:p>
          </table:table-cell>
          <table:table-cell office:value-type="float" office:value="-0.314002075650281" calcext:value-type="float">
            <text:p>-0.314002075650281</text:p>
          </table:table-cell>
        </table:table-row>
        <table:table-row table:style-name="ro1">
          <table:table-cell office:value-type="string" calcext:value-type="string">
            <text:p>slr0634</text:p>
          </table:table-cell>
          <table:table-cell office:value-type="float" office:value="-0.112670334649041" calcext:value-type="float">
            <text:p>-0.112670334649041</text:p>
          </table:table-cell>
          <table:table-cell office:value-type="float" office:value="0.200838911900136" calcext:value-type="float">
            <text:p>0.200838911900136</text:p>
          </table:table-cell>
          <table:table-cell office:value-type="float" office:value="-0.313509246549177" calcext:value-type="float">
            <text:p>-0.313509246549177</text:p>
          </table:table-cell>
        </table:table-row>
        <table:table-row table:style-name="ro1">
          <table:table-cell office:value-type="string" calcext:value-type="string">
            <text:p>sll1899</text:p>
          </table:table-cell>
          <table:table-cell office:value-type="float" office:value="-0.0167209437410182" calcext:value-type="float">
            <text:p>-0.0167209437410182</text:p>
          </table:table-cell>
          <table:table-cell office:value-type="float" office:value="0.296582715144607" calcext:value-type="float">
            <text:p>0.296582715144607</text:p>
          </table:table-cell>
          <table:table-cell office:value-type="float" office:value="-0.313303658885625" calcext:value-type="float">
            <text:p>-0.313303658885625</text:p>
          </table:table-cell>
        </table:table-row>
        <table:table-row table:style-name="ro1">
          <table:table-cell office:value-type="string" calcext:value-type="string">
            <text:p>slr0314</text:p>
          </table:table-cell>
          <table:table-cell office:value-type="float" office:value="0.0483396876958634" calcext:value-type="float">
            <text:p>0.0483396876958634</text:p>
          </table:table-cell>
          <table:table-cell office:value-type="float" office:value="0.361560200625716" calcext:value-type="float">
            <text:p>0.361560200625716</text:p>
          </table:table-cell>
          <table:table-cell office:value-type="float" office:value="-0.313220512929853" calcext:value-type="float">
            <text:p>-0.313220512929853</text:p>
          </table:table-cell>
        </table:table-row>
        <table:table-row table:style-name="ro1">
          <table:table-cell office:value-type="string" calcext:value-type="string">
            <text:p>sll1699</text:p>
          </table:table-cell>
          <table:table-cell office:value-type="float" office:value="-0.0334274420054897" calcext:value-type="float">
            <text:p>-0.0334274420054897</text:p>
          </table:table-cell>
          <table:table-cell office:value-type="float" office:value="0.279789404021618" calcext:value-type="float">
            <text:p>0.279789404021618</text:p>
          </table:table-cell>
          <table:table-cell office:value-type="float" office:value="-0.313216846027107" calcext:value-type="float">
            <text:p>-0.313216846027107</text:p>
          </table:table-cell>
        </table:table-row>
        <table:table-row table:style-name="ro1">
          <table:table-cell office:value-type="string" calcext:value-type="string">
            <text:p>slr0460</text:p>
          </table:table-cell>
          <table:table-cell office:value-type="float" office:value="-0.221426879824512" calcext:value-type="float">
            <text:p>-0.221426879824512</text:p>
          </table:table-cell>
          <table:table-cell office:value-type="float" office:value="0.0914120744157478" calcext:value-type="float">
            <text:p>0.0914120744157478</text:p>
          </table:table-cell>
          <table:table-cell office:value-type="float" office:value="-0.31283895424026" calcext:value-type="float">
            <text:p>-0.31283895424026</text:p>
          </table:table-cell>
        </table:table-row>
        <table:table-row table:style-name="ro1">
          <table:table-cell office:value-type="string" calcext:value-type="string">
            <text:p>sll0804</text:p>
          </table:table-cell>
          <table:table-cell office:value-type="float" office:value="-0.790499742321779" calcext:value-type="float">
            <text:p>-0.790499742321779</text:p>
          </table:table-cell>
          <table:table-cell office:value-type="float" office:value="-0.47799022572039" calcext:value-type="float">
            <text:p>-0.47799022572039</text:p>
          </table:table-cell>
          <table:table-cell office:value-type="float" office:value="-0.312509516601389" calcext:value-type="float">
            <text:p>-0.312509516601389</text:p>
          </table:table-cell>
        </table:table-row>
        <table:table-row table:style-name="ro1">
          <table:table-cell office:value-type="string" calcext:value-type="string">
            <text:p>slr1513</text:p>
          </table:table-cell>
          <table:table-cell office:value-type="float" office:value="0.27220924360623" calcext:value-type="float">
            <text:p>0.27220924360623</text:p>
          </table:table-cell>
          <table:table-cell office:value-type="float" office:value="0.584006185551236" calcext:value-type="float">
            <text:p>0.584006185551236</text:p>
          </table:table-cell>
          <table:table-cell office:value-type="float" office:value="-0.311796941945006" calcext:value-type="float">
            <text:p>-0.311796941945006</text:p>
          </table:table-cell>
        </table:table-row>
        <table:table-row table:style-name="ro1">
          <table:table-cell office:value-type="string" calcext:value-type="string">
            <text:p>slr0817</text:p>
          </table:table-cell>
          <table:table-cell office:value-type="float" office:value="-1.91942364488326" calcext:value-type="float">
            <text:p>-1.91942364488326</text:p>
          </table:table-cell>
          <table:table-cell office:value-type="float" office:value="-1.60796447823919" calcext:value-type="float">
            <text:p>-1.60796447823919</text:p>
          </table:table-cell>
          <table:table-cell office:value-type="float" office:value="-0.311459166644065" calcext:value-type="float">
            <text:p>-0.311459166644065</text:p>
          </table:table-cell>
        </table:table-row>
        <table:table-row table:style-name="ro1">
          <table:table-cell office:value-type="string" calcext:value-type="string">
            <text:p>sll0994</text:p>
          </table:table-cell>
          <table:table-cell office:value-type="float" office:value="-0.133011806657937" calcext:value-type="float">
            <text:p>-0.133011806657937</text:p>
          </table:table-cell>
          <table:table-cell office:value-type="float" office:value="0.178125846813686" calcext:value-type="float">
            <text:p>0.178125846813686</text:p>
          </table:table-cell>
          <table:table-cell office:value-type="float" office:value="-0.311137653471623" calcext:value-type="float">
            <text:p>-0.311137653471623</text:p>
          </table:table-cell>
        </table:table-row>
        <table:table-row table:style-name="ro1">
          <table:table-cell office:value-type="string" calcext:value-type="string">
            <text:p>sll1600</text:p>
          </table:table-cell>
          <table:table-cell office:value-type="float" office:value="-0.113981749997635" calcext:value-type="float">
            <text:p>-0.113981749997635</text:p>
          </table:table-cell>
          <table:table-cell office:value-type="float" office:value="0.19665665634864" calcext:value-type="float">
            <text:p>0.19665665634864</text:p>
          </table:table-cell>
          <table:table-cell office:value-type="float" office:value="-0.310638406346275" calcext:value-type="float">
            <text:p>-0.310638406346275</text:p>
          </table:table-cell>
        </table:table-row>
        <table:table-row table:style-name="ro1">
          <table:table-cell office:value-type="string" calcext:value-type="string">
            <text:p>sll1499</text:p>
          </table:table-cell>
          <table:table-cell office:value-type="float" office:value="-0.125010954663636" calcext:value-type="float">
            <text:p>-0.125010954663636</text:p>
          </table:table-cell>
          <table:table-cell office:value-type="float" office:value="0.184816771203251" calcext:value-type="float">
            <text:p>0.184816771203251</text:p>
          </table:table-cell>
          <table:table-cell office:value-type="float" office:value="-0.309827725866887" calcext:value-type="float">
            <text:p>-0.309827725866887</text:p>
          </table:table-cell>
        </table:table-row>
        <table:table-row table:style-name="ro1">
          <table:table-cell office:value-type="string" calcext:value-type="string">
            <text:p>sll1296</text:p>
          </table:table-cell>
          <table:table-cell office:value-type="float" office:value="-0.64063354885171" calcext:value-type="float">
            <text:p>-0.64063354885171</text:p>
          </table:table-cell>
          <table:table-cell office:value-type="float" office:value="-0.33133128607108" calcext:value-type="float">
            <text:p>-0.33133128607108</text:p>
          </table:table-cell>
          <table:table-cell office:value-type="float" office:value="-0.30930226278063" calcext:value-type="float">
            <text:p>-0.30930226278063</text:p>
          </table:table-cell>
        </table:table-row>
        <table:table-row table:style-name="ro1">
          <table:table-cell office:value-type="string" calcext:value-type="string">
            <text:p>slr0947</text:p>
          </table:table-cell>
          <table:table-cell office:value-type="float" office:value="-1.14003733005314" calcext:value-type="float">
            <text:p>-1.14003733005314</text:p>
          </table:table-cell>
          <table:table-cell office:value-type="float" office:value="-0.831160589124388" calcext:value-type="float">
            <text:p>-0.831160589124388</text:p>
          </table:table-cell>
          <table:table-cell office:value-type="float" office:value="-0.308876740928751" calcext:value-type="float">
            <text:p>-0.308876740928751</text:p>
          </table:table-cell>
        </table:table-row>
        <table:table-row table:style-name="ro1">
          <table:table-cell office:value-type="string" calcext:value-type="string">
            <text:p>sll0319</text:p>
          </table:table-cell>
          <table:table-cell office:value-type="float" office:value="-1.06370185192234" calcext:value-type="float">
            <text:p>-1.06370185192234</text:p>
          </table:table-cell>
          <table:table-cell office:value-type="float" office:value="-0.755207823633267" calcext:value-type="float">
            <text:p>-0.755207823633267</text:p>
          </table:table-cell>
          <table:table-cell office:value-type="float" office:value="-0.30849402828907" calcext:value-type="float">
            <text:p>-0.30849402828907</text:p>
          </table:table-cell>
        </table:table-row>
        <table:table-row table:style-name="ro1">
          <table:table-cell office:value-type="string" calcext:value-type="string">
            <text:p>slr0337</text:p>
          </table:table-cell>
          <table:table-cell office:value-type="float" office:value="-0.204367090531748" calcext:value-type="float">
            <text:p>-0.204367090531748</text:p>
          </table:table-cell>
          <table:table-cell office:value-type="float" office:value="0.103999379002381" calcext:value-type="float">
            <text:p>0.103999379002381</text:p>
          </table:table-cell>
          <table:table-cell office:value-type="float" office:value="-0.308366469534128" calcext:value-type="float">
            <text:p>-0.308366469534128</text:p>
          </table:table-cell>
        </table:table-row>
        <table:table-row table:style-name="ro1">
          <table:table-cell office:value-type="string" calcext:value-type="string">
            <text:p>sll0811</text:p>
          </table:table-cell>
          <table:table-cell office:value-type="float" office:value="-0.167224772360878" calcext:value-type="float">
            <text:p>-0.167224772360878</text:p>
          </table:table-cell>
          <table:table-cell office:value-type="float" office:value="0.140602216640189" calcext:value-type="float">
            <text:p>0.140602216640189</text:p>
          </table:table-cell>
          <table:table-cell office:value-type="float" office:value="-0.307826989001066" calcext:value-type="float">
            <text:p>-0.307826989001066</text:p>
          </table:table-cell>
        </table:table-row>
        <table:table-row table:style-name="ro1">
          <table:table-cell office:value-type="string" calcext:value-type="string">
            <text:p>sll0785</text:p>
          </table:table-cell>
          <table:table-cell office:value-type="float" office:value="0.0263753558783445" calcext:value-type="float">
            <text:p>0.0263753558783445</text:p>
          </table:table-cell>
          <table:table-cell office:value-type="float" office:value="0.333446327061629" calcext:value-type="float">
            <text:p>0.333446327061629</text:p>
          </table:table-cell>
          <table:table-cell office:value-type="float" office:value="-0.307070971183284" calcext:value-type="float">
            <text:p>-0.307070971183284</text:p>
          </table:table-cell>
        </table:table-row>
        <table:table-row table:style-name="ro1">
          <table:table-cell office:value-type="string" calcext:value-type="string">
            <text:p>slr1664</text:p>
          </table:table-cell>
          <table:table-cell office:value-type="float" office:value="-0.116333364012627" calcext:value-type="float">
            <text:p>-0.116333364012627</text:p>
          </table:table-cell>
          <table:table-cell office:value-type="float" office:value="0.190648637334979" calcext:value-type="float">
            <text:p>0.190648637334979</text:p>
          </table:table-cell>
          <table:table-cell office:value-type="float" office:value="-0.306982001347606" calcext:value-type="float">
            <text:p>-0.306982001347606</text:p>
          </table:table-cell>
        </table:table-row>
        <table:table-row table:style-name="ro1">
          <table:table-cell office:value-type="string" calcext:value-type="string">
            <text:p>sll1147</text:p>
          </table:table-cell>
          <table:table-cell office:value-type="float" office:value="-0.00596494168493977" calcext:value-type="float">
            <text:p>-0.00596494168493977</text:p>
          </table:table-cell>
          <table:table-cell office:value-type="float" office:value="0.300424171243797" calcext:value-type="float">
            <text:p>0.300424171243797</text:p>
          </table:table-cell>
          <table:table-cell office:value-type="float" office:value="-0.306389112928737" calcext:value-type="float">
            <text:p>-0.306389112928737</text:p>
          </table:table-cell>
        </table:table-row>
        <table:table-row table:style-name="ro1">
          <table:table-cell office:value-type="string" calcext:value-type="string">
            <text:p>slr1829</text:p>
          </table:table-cell>
          <table:table-cell office:value-type="float" office:value="0.0219667535269452" calcext:value-type="float">
            <text:p>0.0219667535269452</text:p>
          </table:table-cell>
          <table:table-cell office:value-type="float" office:value="0.327160422390795" calcext:value-type="float">
            <text:p>0.327160422390795</text:p>
          </table:table-cell>
          <table:table-cell office:value-type="float" office:value="-0.30519366886385" calcext:value-type="float">
            <text:p>-0.30519366886385</text:p>
          </table:table-cell>
        </table:table-row>
        <table:table-row table:style-name="ro1">
          <table:table-cell office:value-type="string" calcext:value-type="string">
            <text:p>slr1462</text:p>
          </table:table-cell>
          <table:table-cell office:value-type="float" office:value="-2.26553715408257" calcext:value-type="float">
            <text:p>-2.26553715408257</text:p>
          </table:table-cell>
          <table:table-cell office:value-type="float" office:value="-1.96053880768479" calcext:value-type="float">
            <text:p>-1.96053880768479</text:p>
          </table:table-cell>
          <table:table-cell office:value-type="float" office:value="-0.304998346397781" calcext:value-type="float">
            <text:p>-0.304998346397781</text:p>
          </table:table-cell>
        </table:table-row>
        <table:table-row table:style-name="ro1">
          <table:table-cell office:value-type="string" calcext:value-type="string">
            <text:p>sll6054</text:p>
          </table:table-cell>
          <table:table-cell office:value-type="float" office:value="0.0790592735485334" calcext:value-type="float">
            <text:p>0.0790592735485334</text:p>
          </table:table-cell>
          <table:table-cell office:value-type="float" office:value="0.38373175101285" calcext:value-type="float">
            <text:p>0.38373175101285</text:p>
          </table:table-cell>
          <table:table-cell office:value-type="float" office:value="-0.304672477464317" calcext:value-type="float">
            <text:p>-0.304672477464317</text:p>
          </table:table-cell>
        </table:table-row>
        <table:table-row table:style-name="ro1">
          <table:table-cell office:value-type="string" calcext:value-type="string">
            <text:p>slr1295</text:p>
          </table:table-cell>
          <table:table-cell office:value-type="float" office:value="0.0701569349377379" calcext:value-type="float">
            <text:p>0.0701569349377379</text:p>
          </table:table-cell>
          <table:table-cell office:value-type="float" office:value="0.374691904535129" calcext:value-type="float">
            <text:p>0.374691904535129</text:p>
          </table:table-cell>
          <table:table-cell office:value-type="float" office:value="-0.304534969597391" calcext:value-type="float">
            <text:p>-0.304534969597391</text:p>
          </table:table-cell>
        </table:table-row>
        <table:table-row table:style-name="ro1">
          <table:table-cell office:value-type="string" calcext:value-type="string">
            <text:p>sll1868</text:p>
          </table:table-cell>
          <table:table-cell office:value-type="float" office:value="-0.734454494345618" calcext:value-type="float">
            <text:p>-0.734454494345618</text:p>
          </table:table-cell>
          <table:table-cell office:value-type="float" office:value="-0.430333385825115" calcext:value-type="float">
            <text:p>-0.430333385825115</text:p>
          </table:table-cell>
          <table:table-cell office:value-type="float" office:value="-0.304121108520503" calcext:value-type="float">
            <text:p>-0.304121108520503</text:p>
          </table:table-cell>
        </table:table-row>
        <table:table-row table:style-name="ro1">
          <table:table-cell office:value-type="string" calcext:value-type="string">
            <text:p>sll0284</text:p>
          </table:table-cell>
          <table:table-cell office:value-type="float" office:value="-0.0871549554930262" calcext:value-type="float">
            <text:p>-0.0871549554930262</text:p>
          </table:table-cell>
          <table:table-cell office:value-type="float" office:value="0.216445453465758" calcext:value-type="float">
            <text:p>0.216445453465758</text:p>
          </table:table-cell>
          <table:table-cell office:value-type="float" office:value="-0.303600408958784" calcext:value-type="float">
            <text:p>-0.303600408958784</text:p>
          </table:table-cell>
        </table:table-row>
        <table:table-row table:style-name="ro1">
          <table:table-cell office:value-type="string" calcext:value-type="string">
            <text:p>slr6031</text:p>
          </table:table-cell>
          <table:table-cell office:value-type="float" office:value="-0.00221796738981847" calcext:value-type="float">
            <text:p>-0.00221796738981847</text:p>
          </table:table-cell>
          <table:table-cell office:value-type="float" office:value="0.301352737692845" calcext:value-type="float">
            <text:p>0.301352737692845</text:p>
          </table:table-cell>
          <table:table-cell office:value-type="float" office:value="-0.303570705082664" calcext:value-type="float">
            <text:p>-0.303570705082664</text:p>
          </table:table-cell>
        </table:table-row>
        <table:table-row table:style-name="ro1">
          <table:table-cell office:value-type="string" calcext:value-type="string">
            <text:p>slr0617</text:p>
          </table:table-cell>
          <table:table-cell office:value-type="float" office:value="-0.187976409956544" calcext:value-type="float">
            <text:p>-0.187976409956544</text:p>
          </table:table-cell>
          <table:table-cell office:value-type="float" office:value="0.115557184206788" calcext:value-type="float">
            <text:p>0.115557184206788</text:p>
          </table:table-cell>
          <table:table-cell office:value-type="float" office:value="-0.303533594163332" calcext:value-type="float">
            <text:p>-0.303533594163332</text:p>
          </table:table-cell>
        </table:table-row>
        <table:table-row table:style-name="ro1">
          <table:table-cell office:value-type="string" calcext:value-type="string">
            <text:p>slr0388</text:p>
          </table:table-cell>
          <table:table-cell office:value-type="float" office:value="-0.158290444561309" calcext:value-type="float">
            <text:p>-0.158290444561309</text:p>
          </table:table-cell>
          <table:table-cell office:value-type="float" office:value="0.144721619062351" calcext:value-type="float">
            <text:p>0.144721619062351</text:p>
          </table:table-cell>
          <table:table-cell office:value-type="float" office:value="-0.30301206362366" calcext:value-type="float">
            <text:p>-0.30301206362366</text:p>
          </table:table-cell>
        </table:table-row>
        <table:table-row table:style-name="ro1">
          <table:table-cell office:value-type="string" calcext:value-type="string">
            <text:p>slr0164</text:p>
          </table:table-cell>
          <table:table-cell office:value-type="float" office:value="-1.4643327968553" calcext:value-type="float">
            <text:p>-1.4643327968553</text:p>
          </table:table-cell>
          <table:table-cell office:value-type="float" office:value="-1.16144699769326" calcext:value-type="float">
            <text:p>-1.16144699769326</text:p>
          </table:table-cell>
          <table:table-cell office:value-type="float" office:value="-0.302885799162043" calcext:value-type="float">
            <text:p>-0.302885799162043</text:p>
          </table:table-cell>
        </table:table-row>
        <table:table-row table:style-name="ro1">
          <table:table-cell office:value-type="string" calcext:value-type="string">
            <text:p>sll1611</text:p>
          </table:table-cell>
          <table:table-cell office:value-type="float" office:value="0.0394621286754871" calcext:value-type="float">
            <text:p>0.0394621286754871</text:p>
          </table:table-cell>
          <table:table-cell office:value-type="float" office:value="0.341755972581359" calcext:value-type="float">
            <text:p>0.341755972581359</text:p>
          </table:table-cell>
          <table:table-cell office:value-type="float" office:value="-0.302293843905872" calcext:value-type="float">
            <text:p>-0.302293843905872</text:p>
          </table:table-cell>
        </table:table-row>
        <table:table-row table:style-name="ro1">
          <table:table-cell office:value-type="string" calcext:value-type="string">
            <text:p>slr0334</text:p>
          </table:table-cell>
          <table:table-cell office:value-type="float" office:value="-0.087452721272651" calcext:value-type="float">
            <text:p>-0.087452721272651</text:p>
          </table:table-cell>
          <table:table-cell office:value-type="float" office:value="0.214839171812768" calcext:value-type="float">
            <text:p>0.214839171812768</text:p>
          </table:table-cell>
          <table:table-cell office:value-type="float" office:value="-0.302291893085419" calcext:value-type="float">
            <text:p>-0.302291893085419</text:p>
          </table:table-cell>
        </table:table-row>
        <table:table-row table:style-name="ro1">
          <table:table-cell office:value-type="string" calcext:value-type="string">
            <text:p>sll1738</text:p>
          </table:table-cell>
          <table:table-cell office:value-type="float" office:value="0.0358693243599915" calcext:value-type="float">
            <text:p>0.0358693243599915</text:p>
          </table:table-cell>
          <table:table-cell office:value-type="float" office:value="0.338054924292636" calcext:value-type="float">
            <text:p>0.338054924292636</text:p>
          </table:table-cell>
          <table:table-cell office:value-type="float" office:value="-0.302185599932644" calcext:value-type="float">
            <text:p>-0.302185599932644</text:p>
          </table:table-cell>
        </table:table-row>
        <table:table-row table:style-name="ro1">
          <table:table-cell office:value-type="string" calcext:value-type="string">
            <text:p>slr1450</text:p>
          </table:table-cell>
          <table:table-cell office:value-type="float" office:value="-0.0467095711338985" calcext:value-type="float">
            <text:p>-0.0467095711338985</text:p>
          </table:table-cell>
          <table:table-cell office:value-type="float" office:value="0.255214346878513" calcext:value-type="float">
            <text:p>0.255214346878513</text:p>
          </table:table-cell>
          <table:table-cell office:value-type="float" office:value="-0.301923918012411" calcext:value-type="float">
            <text:p>-0.301923918012411</text:p>
          </table:table-cell>
        </table:table-row>
        <table:table-row table:style-name="ro1">
          <table:table-cell office:value-type="string" calcext:value-type="string">
            <text:p>slr1968</text:p>
          </table:table-cell>
          <table:table-cell office:value-type="float" office:value="-0.00238631699600445" calcext:value-type="float">
            <text:p>-0.00238631699600445</text:p>
          </table:table-cell>
          <table:table-cell office:value-type="float" office:value="0.299509425073385" calcext:value-type="float">
            <text:p>0.299509425073385</text:p>
          </table:table-cell>
          <table:table-cell office:value-type="float" office:value="-0.30189574206939" calcext:value-type="float">
            <text:p>-0.30189574206939</text:p>
          </table:table-cell>
        </table:table-row>
        <table:table-row table:style-name="ro1">
          <table:table-cell office:value-type="string" calcext:value-type="string">
            <text:p>sll1192</text:p>
          </table:table-cell>
          <table:table-cell office:value-type="float" office:value="0.155747623443185" calcext:value-type="float">
            <text:p>0.155747623443185</text:p>
          </table:table-cell>
          <table:table-cell office:value-type="float" office:value="0.45763569365101" calcext:value-type="float">
            <text:p>0.45763569365101</text:p>
          </table:table-cell>
          <table:table-cell office:value-type="float" office:value="-0.301888070207825" calcext:value-type="float">
            <text:p>-0.301888070207825</text:p>
          </table:table-cell>
        </table:table-row>
        <table:table-row table:style-name="ro1">
          <table:table-cell office:value-type="string" calcext:value-type="string">
            <text:p>slr0534</text:p>
          </table:table-cell>
          <table:table-cell office:value-type="float" office:value="0.0440092718694701" calcext:value-type="float">
            <text:p>0.0440092718694701</text:p>
          </table:table-cell>
          <table:table-cell office:value-type="float" office:value="0.345894034574553" calcext:value-type="float">
            <text:p>0.345894034574553</text:p>
          </table:table-cell>
          <table:table-cell office:value-type="float" office:value="-0.301884762705083" calcext:value-type="float">
            <text:p>-0.301884762705083</text:p>
          </table:table-cell>
        </table:table-row>
        <table:table-row table:style-name="ro1">
          <table:table-cell office:value-type="string" calcext:value-type="string">
            <text:p>slr1194</text:p>
          </table:table-cell>
          <table:table-cell office:value-type="float" office:value="-0.0214643035662355" calcext:value-type="float">
            <text:p>-0.0214643035662355</text:p>
          </table:table-cell>
          <table:table-cell office:value-type="float" office:value="0.280359960716493" calcext:value-type="float">
            <text:p>0.280359960716493</text:p>
          </table:table-cell>
          <table:table-cell office:value-type="float" office:value="-0.301824264282729" calcext:value-type="float">
            <text:p>-0.301824264282729</text:p>
          </table:table-cell>
        </table:table-row>
        <table:table-row table:style-name="ro1">
          <table:table-cell office:value-type="string" calcext:value-type="string">
            <text:p>slr1207</text:p>
          </table:table-cell>
          <table:table-cell office:value-type="float" office:value="0.134707610635506" calcext:value-type="float">
            <text:p>0.134707610635506</text:p>
          </table:table-cell>
          <table:table-cell office:value-type="float" office:value="0.43614539190872" calcext:value-type="float">
            <text:p>0.43614539190872</text:p>
          </table:table-cell>
          <table:table-cell office:value-type="float" office:value="-0.301437781273214" calcext:value-type="float">
            <text:p>-0.301437781273214</text:p>
          </table:table-cell>
        </table:table-row>
        <table:table-row table:style-name="ro1">
          <table:table-cell office:value-type="string" calcext:value-type="string">
            <text:p>ssr1041</text:p>
          </table:table-cell>
          <table:table-cell office:value-type="float" office:value="-0.171491329859013" calcext:value-type="float">
            <text:p>-0.171491329859013</text:p>
          </table:table-cell>
          <table:table-cell office:value-type="float" office:value="0.129114208587331" calcext:value-type="float">
            <text:p>0.129114208587331</text:p>
          </table:table-cell>
          <table:table-cell office:value-type="float" office:value="-0.300605538446343" calcext:value-type="float">
            <text:p>-0.300605538446343</text:p>
          </table:table-cell>
        </table:table-row>
        <table:table-row table:style-name="ro1">
          <table:table-cell office:value-type="string" calcext:value-type="string">
            <text:p>sll1045</text:p>
          </table:table-cell>
          <table:table-cell office:value-type="float" office:value="-0.264070661725275" calcext:value-type="float">
            <text:p>-0.264070661725275</text:p>
          </table:table-cell>
          <table:table-cell office:value-type="float" office:value="0.0362717873800626" calcext:value-type="float">
            <text:p>0.0362717873800626</text:p>
          </table:table-cell>
          <table:table-cell office:value-type="float" office:value="-0.300342449105338" calcext:value-type="float">
            <text:p>-0.300342449105338</text:p>
          </table:table-cell>
        </table:table-row>
        <table:table-row table:style-name="ro1">
          <table:table-cell office:value-type="string" calcext:value-type="string">
            <text:p>slr0878</text:p>
          </table:table-cell>
          <table:table-cell office:value-type="float" office:value="-0.0751568570119491" calcext:value-type="float">
            <text:p>-0.0751568570119491</text:p>
          </table:table-cell>
          <table:table-cell office:value-type="float" office:value="0.225154844594034" calcext:value-type="float">
            <text:p>0.225154844594034</text:p>
          </table:table-cell>
          <table:table-cell office:value-type="float" office:value="-0.300311701605983" calcext:value-type="float">
            <text:p>-0.300311701605983</text:p>
          </table:table-cell>
        </table:table-row>
        <table:table-row table:style-name="ro1">
          <table:table-cell office:value-type="string" calcext:value-type="string">
            <text:p>slr1077</text:p>
          </table:table-cell>
          <table:table-cell office:value-type="float" office:value="-0.457730412064698" calcext:value-type="float">
            <text:p>-0.457730412064698</text:p>
          </table:table-cell>
          <table:table-cell office:value-type="float" office:value="-0.157753863746661" calcext:value-type="float">
            <text:p>-0.157753863746661</text:p>
          </table:table-cell>
          <table:table-cell office:value-type="float" office:value="-0.299976548318037" calcext:value-type="float">
            <text:p>-0.299976548318037</text:p>
          </table:table-cell>
        </table:table-row>
        <table:table-row table:style-name="ro1">
          <table:table-cell office:value-type="string" calcext:value-type="string">
            <text:p>sll0146</text:p>
          </table:table-cell>
          <table:table-cell office:value-type="float" office:value="-1.37625351098531" calcext:value-type="float">
            <text:p>-1.37625351098531</text:p>
          </table:table-cell>
          <table:table-cell office:value-type="float" office:value="-1.07631925010433" calcext:value-type="float">
            <text:p>-1.07631925010433</text:p>
          </table:table-cell>
          <table:table-cell office:value-type="float" office:value="-0.299934260880973" calcext:value-type="float">
            <text:p>-0.299934260880973</text:p>
          </table:table-cell>
        </table:table-row>
        <table:table-row table:style-name="ro1">
          <table:table-cell office:value-type="string" calcext:value-type="string">
            <text:p>slr5040</text:p>
          </table:table-cell>
          <table:table-cell office:value-type="float" office:value="0.0807622625839682" calcext:value-type="float">
            <text:p>0.0807622625839682</text:p>
          </table:table-cell>
          <table:table-cell office:value-type="float" office:value="0.380399516122073" calcext:value-type="float">
            <text:p>0.380399516122073</text:p>
          </table:table-cell>
          <table:table-cell office:value-type="float" office:value="-0.299637253538105" calcext:value-type="float">
            <text:p>-0.299637253538105</text:p>
          </table:table-cell>
        </table:table-row>
        <table:table-row table:style-name="ro1">
          <table:table-cell office:value-type="string" calcext:value-type="string">
            <text:p>slr0985</text:p>
          </table:table-cell>
          <table:table-cell office:value-type="float" office:value="-0.838461530384631" calcext:value-type="float">
            <text:p>-0.838461530384631</text:p>
          </table:table-cell>
          <table:table-cell office:value-type="float" office:value="-0.539089897905603" calcext:value-type="float">
            <text:p>-0.539089897905603</text:p>
          </table:table-cell>
          <table:table-cell office:value-type="float" office:value="-0.299371632479028" calcext:value-type="float">
            <text:p>-0.299371632479028</text:p>
          </table:table-cell>
        </table:table-row>
        <table:table-row table:style-name="ro1">
          <table:table-cell office:value-type="string" calcext:value-type="string">
            <text:p>slr0545</text:p>
          </table:table-cell>
          <table:table-cell office:value-type="float" office:value="-1.12332208128268" calcext:value-type="float">
            <text:p>-1.12332208128268</text:p>
          </table:table-cell>
          <table:table-cell office:value-type="float" office:value="-0.825561662291982" calcext:value-type="float">
            <text:p>-0.825561662291982</text:p>
          </table:table-cell>
          <table:table-cell office:value-type="float" office:value="-0.297760418990696" calcext:value-type="float">
            <text:p>-0.297760418990696</text:p>
          </table:table-cell>
        </table:table-row>
        <table:table-row table:style-name="ro1">
          <table:table-cell office:value-type="string" calcext:value-type="string">
            <text:p>slr0487</text:p>
          </table:table-cell>
          <table:table-cell office:value-type="float" office:value="0.291146673692527" calcext:value-type="float">
            <text:p>0.291146673692527</text:p>
          </table:table-cell>
          <table:table-cell office:value-type="float" office:value="0.588651558045341" calcext:value-type="float">
            <text:p>0.588651558045341</text:p>
          </table:table-cell>
          <table:table-cell office:value-type="float" office:value="-0.297504884352814" calcext:value-type="float">
            <text:p>-0.297504884352814</text:p>
          </table:table-cell>
        </table:table-row>
        <table:table-row table:style-name="ro1">
          <table:table-cell office:value-type="string" calcext:value-type="string">
            <text:p>slr1339</text:p>
          </table:table-cell>
          <table:table-cell office:value-type="float" office:value="-0.0736698126026802" calcext:value-type="float">
            <text:p>-0.0736698126026802</text:p>
          </table:table-cell>
          <table:table-cell office:value-type="float" office:value="0.223464846316501" calcext:value-type="float">
            <text:p>0.223464846316501</text:p>
          </table:table-cell>
          <table:table-cell office:value-type="float" office:value="-0.297134658919181" calcext:value-type="float">
            <text:p>-0.297134658919181</text:p>
          </table:table-cell>
        </table:table-row>
        <table:table-row table:style-name="ro1">
          <table:table-cell office:value-type="string" calcext:value-type="string">
            <text:p>sll0613</text:p>
          </table:table-cell>
          <table:table-cell office:value-type="float" office:value="-1.2920242962987" calcext:value-type="float">
            <text:p>-1.2920242962987</text:p>
          </table:table-cell>
          <table:table-cell office:value-type="float" office:value="-0.995171192694615" calcext:value-type="float">
            <text:p>-0.995171192694615</text:p>
          </table:table-cell>
          <table:table-cell office:value-type="float" office:value="-0.296853103604081" calcext:value-type="float">
            <text:p>-0.296853103604081</text:p>
          </table:table-cell>
        </table:table-row>
        <table:table-row table:style-name="ro1">
          <table:table-cell office:value-type="string" calcext:value-type="string">
            <text:p>sll5026</text:p>
          </table:table-cell>
          <table:table-cell office:value-type="float" office:value="-0.0124265671494646" calcext:value-type="float">
            <text:p>-0.0124265671494646</text:p>
          </table:table-cell>
          <table:table-cell office:value-type="float" office:value="0.284207129216079" calcext:value-type="float">
            <text:p>0.284207129216079</text:p>
          </table:table-cell>
          <table:table-cell office:value-type="float" office:value="-0.296633696365543" calcext:value-type="float">
            <text:p>-0.296633696365543</text:p>
          </table:table-cell>
        </table:table-row>
        <table:table-row table:style-name="ro1">
          <table:table-cell office:value-type="string" calcext:value-type="string">
            <text:p>slr1424</text:p>
          </table:table-cell>
          <table:table-cell office:value-type="float" office:value="-1.77447927170635" calcext:value-type="float">
            <text:p>-1.77447927170635</text:p>
          </table:table-cell>
          <table:table-cell office:value-type="float" office:value="-1.47789981876087" calcext:value-type="float">
            <text:p>-1.47789981876087</text:p>
          </table:table-cell>
          <table:table-cell office:value-type="float" office:value="-0.296579452945479" calcext:value-type="float">
            <text:p>-0.296579452945479</text:p>
          </table:table-cell>
        </table:table-row>
        <table:table-row table:style-name="ro1">
          <table:table-cell office:value-type="string" calcext:value-type="string">
            <text:p>sll1076</text:p>
          </table:table-cell>
          <table:table-cell office:value-type="float" office:value="-0.214658189966181" calcext:value-type="float">
            <text:p>-0.214658189966181</text:p>
          </table:table-cell>
          <table:table-cell office:value-type="float" office:value="0.0818839286523479" calcext:value-type="float">
            <text:p>0.0818839286523479</text:p>
          </table:table-cell>
          <table:table-cell office:value-type="float" office:value="-0.296542118618529" calcext:value-type="float">
            <text:p>-0.296542118618529</text:p>
          </table:table-cell>
        </table:table-row>
        <table:table-row table:style-name="ro1">
          <table:table-cell office:value-type="string" calcext:value-type="string">
            <text:p>slr1485</text:p>
          </table:table-cell>
          <table:table-cell office:value-type="float" office:value="-0.0429561343608362" calcext:value-type="float">
            <text:p>-0.0429561343608362</text:p>
          </table:table-cell>
          <table:table-cell office:value-type="float" office:value="0.252780700529335" calcext:value-type="float">
            <text:p>0.252780700529335</text:p>
          </table:table-cell>
          <table:table-cell office:value-type="float" office:value="-0.295736834890171" calcext:value-type="float">
            <text:p>-0.295736834890171</text:p>
          </table:table-cell>
        </table:table-row>
        <table:table-row table:style-name="ro1">
          <table:table-cell office:value-type="string" calcext:value-type="string">
            <text:p>slr6108</text:p>
          </table:table-cell>
          <table:table-cell office:value-type="float" office:value="0.282334566781349" calcext:value-type="float">
            <text:p>0.282334566781349</text:p>
          </table:table-cell>
          <table:table-cell office:value-type="float" office:value="0.577707745240614" calcext:value-type="float">
            <text:p>0.577707745240614</text:p>
          </table:table-cell>
          <table:table-cell office:value-type="float" office:value="-0.295373178459265" calcext:value-type="float">
            <text:p>-0.295373178459265</text:p>
          </table:table-cell>
        </table:table-row>
        <table:table-row table:style-name="ro1">
          <table:table-cell office:value-type="string" calcext:value-type="string">
            <text:p>sll0288</text:p>
          </table:table-cell>
          <table:table-cell office:value-type="float" office:value="0.0861803708126591" calcext:value-type="float">
            <text:p>0.0861803708126591</text:p>
          </table:table-cell>
          <table:table-cell office:value-type="float" office:value="0.381214510669545" calcext:value-type="float">
            <text:p>0.381214510669545</text:p>
          </table:table-cell>
          <table:table-cell office:value-type="float" office:value="-0.295034139856885" calcext:value-type="float">
            <text:p>-0.295034139856885</text:p>
          </table:table-cell>
        </table:table-row>
        <table:table-row table:style-name="ro1">
          <table:table-cell office:value-type="string" calcext:value-type="string">
            <text:p>slr0023</text:p>
          </table:table-cell>
          <table:table-cell office:value-type="float" office:value="-0.0133969562038482" calcext:value-type="float">
            <text:p>-0.0133969562038482</text:p>
          </table:table-cell>
          <table:table-cell office:value-type="float" office:value="0.281048084218401" calcext:value-type="float">
            <text:p>0.281048084218401</text:p>
          </table:table-cell>
          <table:table-cell office:value-type="float" office:value="-0.294445040422249" calcext:value-type="float">
            <text:p>-0.294445040422249</text:p>
          </table:table-cell>
        </table:table-row>
        <table:table-row table:style-name="ro1">
          <table:table-cell office:value-type="string" calcext:value-type="string">
            <text:p>slr1215</text:p>
          </table:table-cell>
          <table:table-cell office:value-type="float" office:value="-0.168453371650448" calcext:value-type="float">
            <text:p>-0.168453371650448</text:p>
          </table:table-cell>
          <table:table-cell office:value-type="float" office:value="0.125946313756317" calcext:value-type="float">
            <text:p>0.125946313756317</text:p>
          </table:table-cell>
          <table:table-cell office:value-type="float" office:value="-0.294399685406765" calcext:value-type="float">
            <text:p>-0.294399685406765</text:p>
          </table:table-cell>
        </table:table-row>
        <table:table-row table:style-name="ro1">
          <table:table-cell office:value-type="string" calcext:value-type="string">
            <text:p>slr2044</text:p>
          </table:table-cell>
          <table:table-cell office:value-type="float" office:value="-0.0739949225513156" calcext:value-type="float">
            <text:p>-0.0739949225513156</text:p>
          </table:table-cell>
          <table:table-cell office:value-type="float" office:value="0.220376973197023" calcext:value-type="float">
            <text:p>0.220376973197023</text:p>
          </table:table-cell>
          <table:table-cell office:value-type="float" office:value="-0.294371895748338" calcext:value-type="float">
            <text:p>-0.294371895748338</text:p>
          </table:table-cell>
        </table:table-row>
        <table:table-row table:style-name="ro1">
          <table:table-cell office:value-type="string" calcext:value-type="string">
            <text:p>slr0287</text:p>
          </table:table-cell>
          <table:table-cell office:value-type="float" office:value="-0.273978164057588" calcext:value-type="float">
            <text:p>-0.273978164057588</text:p>
          </table:table-cell>
          <table:table-cell office:value-type="float" office:value="0.0201609632634848" calcext:value-type="float">
            <text:p>0.0201609632634848</text:p>
          </table:table-cell>
          <table:table-cell office:value-type="float" office:value="-0.294139127321073" calcext:value-type="float">
            <text:p>-0.294139127321073</text:p>
          </table:table-cell>
        </table:table-row>
        <table:table-row table:style-name="ro1">
          <table:table-cell office:value-type="string" calcext:value-type="string">
            <text:p>slr8037</text:p>
          </table:table-cell>
          <table:table-cell office:value-type="float" office:value="-0.0120254210670515" calcext:value-type="float">
            <text:p>-0.0120254210670515</text:p>
          </table:table-cell>
          <table:table-cell office:value-type="float" office:value="0.281877731165" calcext:value-type="float">
            <text:p>0.281877731165</text:p>
          </table:table-cell>
          <table:table-cell office:value-type="float" office:value="-0.293903152232051" calcext:value-type="float">
            <text:p>-0.293903152232051</text:p>
          </table:table-cell>
        </table:table-row>
        <table:table-row table:style-name="ro1">
          <table:table-cell office:value-type="string" calcext:value-type="string">
            <text:p>sll0990</text:p>
          </table:table-cell>
          <table:table-cell office:value-type="float" office:value="0.0333856642632445" calcext:value-type="float">
            <text:p>0.0333856642632445</text:p>
          </table:table-cell>
          <table:table-cell office:value-type="float" office:value="0.327084862913164" calcext:value-type="float">
            <text:p>0.327084862913164</text:p>
          </table:table-cell>
          <table:table-cell office:value-type="float" office:value="-0.29369919864992" calcext:value-type="float">
            <text:p>-0.29369919864992</text:p>
          </table:table-cell>
        </table:table-row>
        <table:table-row table:style-name="ro1">
          <table:table-cell office:value-type="string" calcext:value-type="string">
            <text:p>slr6097</text:p>
          </table:table-cell>
          <table:table-cell office:value-type="float" office:value="-0.1643257365727" calcext:value-type="float">
            <text:p>-0.1643257365727</text:p>
          </table:table-cell>
          <table:table-cell office:value-type="float" office:value="0.129335489438568" calcext:value-type="float">
            <text:p>0.129335489438568</text:p>
          </table:table-cell>
          <table:table-cell office:value-type="float" office:value="-0.293661226011268" calcext:value-type="float">
            <text:p>-0.293661226011268</text:p>
          </table:table-cell>
        </table:table-row>
        <table:table-row table:style-name="ro1">
          <table:table-cell office:value-type="string" calcext:value-type="string">
            <text:p>slr1428</text:p>
          </table:table-cell>
          <table:table-cell office:value-type="float" office:value="0.0735422004251381" calcext:value-type="float">
            <text:p>0.0735422004251381</text:p>
          </table:table-cell>
          <table:table-cell office:value-type="float" office:value="0.366230429743119" calcext:value-type="float">
            <text:p>0.366230429743119</text:p>
          </table:table-cell>
          <table:table-cell office:value-type="float" office:value="-0.292688229317981" calcext:value-type="float">
            <text:p>-0.292688229317981</text:p>
          </table:table-cell>
        </table:table-row>
        <table:table-row table:style-name="ro1">
          <table:table-cell office:value-type="string" calcext:value-type="string">
            <text:p>sll1981</text:p>
          </table:table-cell>
          <table:table-cell office:value-type="float" office:value="-0.0884011621867581" calcext:value-type="float">
            <text:p>-0.0884011621867581</text:p>
          </table:table-cell>
          <table:table-cell office:value-type="float" office:value="0.20411627330462" calcext:value-type="float">
            <text:p>0.20411627330462</text:p>
          </table:table-cell>
          <table:table-cell office:value-type="float" office:value="-0.292517435491378" calcext:value-type="float">
            <text:p>-0.292517435491378</text:p>
          </table:table-cell>
        </table:table-row>
        <table:table-row table:style-name="ro1">
          <table:table-cell office:value-type="string" calcext:value-type="string">
            <text:p>sll1695</text:p>
          </table:table-cell>
          <table:table-cell office:value-type="float" office:value="-0.237411507051251" calcext:value-type="float">
            <text:p>-0.237411507051251</text:p>
          </table:table-cell>
          <table:table-cell office:value-type="float" office:value="0.0548780784801526" calcext:value-type="float">
            <text:p>0.0548780784801526</text:p>
          </table:table-cell>
          <table:table-cell office:value-type="float" office:value="-0.292289585531404" calcext:value-type="float">
            <text:p>-0.292289585531404</text:p>
          </table:table-cell>
        </table:table-row>
        <table:table-row table:style-name="ro1">
          <table:table-cell office:value-type="string" calcext:value-type="string">
            <text:p>ssl7051</text:p>
          </table:table-cell>
          <table:table-cell office:value-type="float" office:value="-0.0343061066930569" calcext:value-type="float">
            <text:p>-0.0343061066930569</text:p>
          </table:table-cell>
          <table:table-cell office:value-type="float" office:value="0.257108287243773" calcext:value-type="float">
            <text:p>0.257108287243773</text:p>
          </table:table-cell>
          <table:table-cell office:value-type="float" office:value="-0.29141439393683" calcext:value-type="float">
            <text:p>-0.29141439393683</text:p>
          </table:table-cell>
        </table:table-row>
        <table:table-row table:style-name="ro1">
          <table:table-cell office:value-type="string" calcext:value-type="string">
            <text:p>sll1036</text:p>
          </table:table-cell>
          <table:table-cell office:value-type="float" office:value="-0.0216499953659809" calcext:value-type="float">
            <text:p>-0.0216499953659809</text:p>
          </table:table-cell>
          <table:table-cell office:value-type="float" office:value="0.269562755090448" calcext:value-type="float">
            <text:p>0.269562755090448</text:p>
          </table:table-cell>
          <table:table-cell office:value-type="float" office:value="-0.291212750456429" calcext:value-type="float">
            <text:p>-0.291212750456429</text:p>
          </table:table-cell>
        </table:table-row>
        <table:table-row table:style-name="ro1">
          <table:table-cell office:value-type="string" calcext:value-type="string">
            <text:p>sll1625</text:p>
          </table:table-cell>
          <table:table-cell office:value-type="float" office:value="0.0430671435553153" calcext:value-type="float">
            <text:p>0.0430671435553153</text:p>
          </table:table-cell>
          <table:table-cell office:value-type="float" office:value="0.33425295291208" calcext:value-type="float">
            <text:p>0.33425295291208</text:p>
          </table:table-cell>
          <table:table-cell office:value-type="float" office:value="-0.291185809356764" calcext:value-type="float">
            <text:p>-0.291185809356764</text:p>
          </table:table-cell>
        </table:table-row>
        <table:table-row table:style-name="ro1">
          <table:table-cell office:value-type="string" calcext:value-type="string">
            <text:p>sll1555</text:p>
          </table:table-cell>
          <table:table-cell office:value-type="float" office:value="-0.00328697743742285" calcext:value-type="float">
            <text:p>-0.00328697743742285</text:p>
          </table:table-cell>
          <table:table-cell office:value-type="float" office:value="0.287717331388014" calcext:value-type="float">
            <text:p>0.287717331388014</text:p>
          </table:table-cell>
          <table:table-cell office:value-type="float" office:value="-0.291004308825436" calcext:value-type="float">
            <text:p>-0.291004308825436</text:p>
          </table:table-cell>
        </table:table-row>
        <table:table-row table:style-name="ro1">
          <table:table-cell office:value-type="string" calcext:value-type="string">
            <text:p>slr0881</text:p>
          </table:table-cell>
          <table:table-cell office:value-type="float" office:value="0.128236233414301" calcext:value-type="float">
            <text:p>0.128236233414301</text:p>
          </table:table-cell>
          <table:table-cell office:value-type="float" office:value="0.418854219692313" calcext:value-type="float">
            <text:p>0.418854219692313</text:p>
          </table:table-cell>
          <table:table-cell office:value-type="float" office:value="-0.290617986278012" calcext:value-type="float">
            <text:p>-0.290617986278012</text:p>
          </table:table-cell>
        </table:table-row>
        <table:table-row table:style-name="ro1">
          <table:table-cell office:value-type="string" calcext:value-type="string">
            <text:p>sll0782</text:p>
          </table:table-cell>
          <table:table-cell office:value-type="float" office:value="-0.225951015684921" calcext:value-type="float">
            <text:p>-0.225951015684921</text:p>
          </table:table-cell>
          <table:table-cell office:value-type="float" office:value="0.0644713910204489" calcext:value-type="float">
            <text:p>0.0644713910204489</text:p>
          </table:table-cell>
          <table:table-cell office:value-type="float" office:value="-0.29042240670537" calcext:value-type="float">
            <text:p>-0.29042240670537</text:p>
          </table:table-cell>
        </table:table-row>
        <table:table-row table:style-name="ro1">
          <table:table-cell office:value-type="string" calcext:value-type="string">
            <text:p>slr0851</text:p>
          </table:table-cell>
          <table:table-cell office:value-type="float" office:value="-0.493156628708876" calcext:value-type="float">
            <text:p>-0.493156628708876</text:p>
          </table:table-cell>
          <table:table-cell office:value-type="float" office:value="-0.203027574935175" calcext:value-type="float">
            <text:p>-0.203027574935175</text:p>
          </table:table-cell>
          <table:table-cell office:value-type="float" office:value="-0.290129053773701" calcext:value-type="float">
            <text:p>-0.290129053773701</text:p>
          </table:table-cell>
        </table:table-row>
        <table:table-row table:style-name="ro1">
          <table:table-cell office:value-type="string" calcext:value-type="string">
            <text:p>ssr5120</text:p>
          </table:table-cell>
          <table:table-cell office:value-type="float" office:value="-0.137462636596835" calcext:value-type="float">
            <text:p>-0.137462636596835</text:p>
          </table:table-cell>
          <table:table-cell office:value-type="float" office:value="0.152518704726764" calcext:value-type="float">
            <text:p>0.152518704726764</text:p>
          </table:table-cell>
          <table:table-cell office:value-type="float" office:value="-0.289981341323599" calcext:value-type="float">
            <text:p>-0.289981341323599</text:p>
          </table:table-cell>
        </table:table-row>
        <table:table-row table:style-name="ro1">
          <table:table-cell office:value-type="string" calcext:value-type="string">
            <text:p>ssl3379</text:p>
          </table:table-cell>
          <table:table-cell office:value-type="float" office:value="-1.17590355323314" calcext:value-type="float">
            <text:p>-1.17590355323314</text:p>
          </table:table-cell>
          <table:table-cell office:value-type="float" office:value="-0.885935823298367" calcext:value-type="float">
            <text:p>-0.885935823298367</text:p>
          </table:table-cell>
          <table:table-cell office:value-type="float" office:value="-0.289967729934775" calcext:value-type="float">
            <text:p>-0.289967729934775</text:p>
          </table:table-cell>
        </table:table-row>
        <table:table-row table:style-name="ro1">
          <table:table-cell office:value-type="string" calcext:value-type="string">
            <text:p>sll0625</text:p>
          </table:table-cell>
          <table:table-cell office:value-type="float" office:value="-0.0284555650722349" calcext:value-type="float">
            <text:p>-0.0284555650722349</text:p>
          </table:table-cell>
          <table:table-cell office:value-type="float" office:value="0.261488838823901" calcext:value-type="float">
            <text:p>0.261488838823901</text:p>
          </table:table-cell>
          <table:table-cell office:value-type="float" office:value="-0.289944403896136" calcext:value-type="float">
            <text:p>-0.289944403896136</text:p>
          </table:table-cell>
        </table:table-row>
        <table:table-row table:style-name="ro1">
          <table:table-cell office:value-type="string" calcext:value-type="string">
            <text:p>slr1037</text:p>
          </table:table-cell>
          <table:table-cell office:value-type="float" office:value="-1.06190669068191" calcext:value-type="float">
            <text:p>-1.06190669068191</text:p>
          </table:table-cell>
          <table:table-cell office:value-type="float" office:value="-0.772623525515359" calcext:value-type="float">
            <text:p>-0.772623525515359</text:p>
          </table:table-cell>
          <table:table-cell office:value-type="float" office:value="-0.289283165166554" calcext:value-type="float">
            <text:p>-0.289283165166554</text:p>
          </table:table-cell>
        </table:table-row>
        <table:table-row table:style-name="ro1">
          <table:table-cell office:value-type="string" calcext:value-type="string">
            <text:p>slr0615</text:p>
          </table:table-cell>
          <table:table-cell office:value-type="float" office:value="-0.0580981484674014" calcext:value-type="float">
            <text:p>-0.0580981484674014</text:p>
          </table:table-cell>
          <table:table-cell office:value-type="float" office:value="0.230858410894148" calcext:value-type="float">
            <text:p>0.230858410894148</text:p>
          </table:table-cell>
          <table:table-cell office:value-type="float" office:value="-0.28895655936155" calcext:value-type="float">
            <text:p>-0.28895655936155</text:p>
          </table:table-cell>
        </table:table-row>
        <table:table-row table:style-name="ro1">
          <table:table-cell office:value-type="string" calcext:value-type="string">
            <text:p>slr0106</text:p>
          </table:table-cell>
          <table:table-cell office:value-type="float" office:value="-0.30482863970513" calcext:value-type="float">
            <text:p>-0.30482863970513</text:p>
          </table:table-cell>
          <table:table-cell office:value-type="float" office:value="-0.0162279822419127" calcext:value-type="float">
            <text:p>-0.0162279822419127</text:p>
          </table:table-cell>
          <table:table-cell office:value-type="float" office:value="-0.288600657463217" calcext:value-type="float">
            <text:p>-0.288600657463217</text:p>
          </table:table-cell>
        </table:table-row>
        <table:table-row table:style-name="ro1">
          <table:table-cell office:value-type="string" calcext:value-type="string">
            <text:p>slr0209</text:p>
          </table:table-cell>
          <table:table-cell office:value-type="float" office:value="-0.165269498150189" calcext:value-type="float">
            <text:p>-0.165269498150189</text:p>
          </table:table-cell>
          <table:table-cell office:value-type="float" office:value="0.122804245809335" calcext:value-type="float">
            <text:p>0.122804245809335</text:p>
          </table:table-cell>
          <table:table-cell office:value-type="float" office:value="-0.288073743959525" calcext:value-type="float">
            <text:p>-0.288073743959525</text:p>
          </table:table-cell>
        </table:table-row>
        <table:table-row table:style-name="ro1">
          <table:table-cell office:value-type="string" calcext:value-type="string">
            <text:p>slr1795</text:p>
          </table:table-cell>
          <table:table-cell office:value-type="float" office:value="-0.154230324596442" calcext:value-type="float">
            <text:p>-0.154230324596442</text:p>
          </table:table-cell>
          <table:table-cell office:value-type="float" office:value="0.133262819703337" calcext:value-type="float">
            <text:p>0.133262819703337</text:p>
          </table:table-cell>
          <table:table-cell office:value-type="float" office:value="-0.287493144299779" calcext:value-type="float">
            <text:p>-0.287493144299779</text:p>
          </table:table-cell>
        </table:table-row>
        <table:table-row table:style-name="ro1">
          <table:table-cell office:value-type="string" calcext:value-type="string">
            <text:p>slr0875</text:p>
          </table:table-cell>
          <table:table-cell office:value-type="float" office:value="-0.0281457841576087" calcext:value-type="float">
            <text:p>-0.0281457841576087</text:p>
          </table:table-cell>
          <table:table-cell office:value-type="float" office:value="0.258997552743796" calcext:value-type="float">
            <text:p>0.258997552743796</text:p>
          </table:table-cell>
          <table:table-cell office:value-type="float" office:value="-0.287143336901404" calcext:value-type="float">
            <text:p>-0.287143336901404</text:p>
          </table:table-cell>
        </table:table-row>
        <table:table-row table:style-name="ro1">
          <table:table-cell office:value-type="string" calcext:value-type="string">
            <text:p>sll0447</text:p>
          </table:table-cell>
          <table:table-cell office:value-type="float" office:value="-0.0140771070223494" calcext:value-type="float">
            <text:p>-0.0140771070223494</text:p>
          </table:table-cell>
          <table:table-cell office:value-type="float" office:value="0.272266171567331" calcext:value-type="float">
            <text:p>0.272266171567331</text:p>
          </table:table-cell>
          <table:table-cell office:value-type="float" office:value="-0.286343278589681" calcext:value-type="float">
            <text:p>-0.286343278589681</text:p>
          </table:table-cell>
        </table:table-row>
        <table:table-row table:style-name="ro1">
          <table:table-cell office:value-type="string" calcext:value-type="string">
            <text:p>slr2003</text:p>
          </table:table-cell>
          <table:table-cell office:value-type="float" office:value="-0.154562292038918" calcext:value-type="float">
            <text:p>-0.154562292038918</text:p>
          </table:table-cell>
          <table:table-cell office:value-type="float" office:value="0.131632944419471" calcext:value-type="float">
            <text:p>0.131632944419471</text:p>
          </table:table-cell>
          <table:table-cell office:value-type="float" office:value="-0.286195236458388" calcext:value-type="float">
            <text:p>-0.286195236458388</text:p>
          </table:table-cell>
        </table:table-row>
        <table:table-row table:style-name="ro1">
          <table:table-cell office:value-type="string" calcext:value-type="string">
            <text:p>sll0283</text:p>
          </table:table-cell>
          <table:table-cell office:value-type="float" office:value="-0.0627660502852815" calcext:value-type="float">
            <text:p>-0.0627660502852815</text:p>
          </table:table-cell>
          <table:table-cell office:value-type="float" office:value="0.223161824083756" calcext:value-type="float">
            <text:p>0.223161824083756</text:p>
          </table:table-cell>
          <table:table-cell office:value-type="float" office:value="-0.285927874369038" calcext:value-type="float">
            <text:p>-0.285927874369038</text:p>
          </table:table-cell>
        </table:table-row>
        <table:table-row table:style-name="ro1">
          <table:table-cell office:value-type="string" calcext:value-type="string">
            <text:p>slr1269</text:p>
          </table:table-cell>
          <table:table-cell office:value-type="float" office:value="-0.0411464575494482" calcext:value-type="float">
            <text:p>-0.0411464575494482</text:p>
          </table:table-cell>
          <table:table-cell office:value-type="float" office:value="0.244688667587828" calcext:value-type="float">
            <text:p>0.244688667587828</text:p>
          </table:table-cell>
          <table:table-cell office:value-type="float" office:value="-0.285835125137276" calcext:value-type="float">
            <text:p>-0.285835125137276</text:p>
          </table:table-cell>
        </table:table-row>
        <table:table-row table:style-name="ro1">
          <table:table-cell office:value-type="string" calcext:value-type="string">
            <text:p>sll0157</text:p>
          </table:table-cell>
          <table:table-cell office:value-type="float" office:value="-0.348843046511982" calcext:value-type="float">
            <text:p>-0.348843046511982</text:p>
          </table:table-cell>
          <table:table-cell office:value-type="float" office:value="-0.063214081619106" calcext:value-type="float">
            <text:p>-0.063214081619106</text:p>
          </table:table-cell>
          <table:table-cell office:value-type="float" office:value="-0.285628964892876" calcext:value-type="float">
            <text:p>-0.285628964892876</text:p>
          </table:table-cell>
        </table:table-row>
        <table:table-row table:style-name="ro1">
          <table:table-cell office:value-type="string" calcext:value-type="string">
            <text:p>sll1135</text:p>
          </table:table-cell>
          <table:table-cell office:value-type="float" office:value="-0.0241663459145188" calcext:value-type="float">
            <text:p>-0.0241663459145188</text:p>
          </table:table-cell>
          <table:table-cell office:value-type="float" office:value="0.261324393141193" calcext:value-type="float">
            <text:p>0.261324393141193</text:p>
          </table:table-cell>
          <table:table-cell office:value-type="float" office:value="-0.285490739055712" calcext:value-type="float">
            <text:p>-0.285490739055712</text:p>
          </table:table-cell>
        </table:table-row>
        <table:table-row table:style-name="ro1">
          <table:table-cell office:value-type="string" calcext:value-type="string">
            <text:p>sll0910</text:p>
          </table:table-cell>
          <table:table-cell office:value-type="float" office:value="0.153171320212815" calcext:value-type="float">
            <text:p>0.153171320212815</text:p>
          </table:table-cell>
          <table:table-cell office:value-type="float" office:value="0.438645117557349" calcext:value-type="float">
            <text:p>0.438645117557349</text:p>
          </table:table-cell>
          <table:table-cell office:value-type="float" office:value="-0.285473797344534" calcext:value-type="float">
            <text:p>-0.285473797344534</text:p>
          </table:table-cell>
        </table:table-row>
        <table:table-row table:style-name="ro1">
          <table:table-cell office:value-type="string" calcext:value-type="string">
            <text:p>slr0861</text:p>
          </table:table-cell>
          <table:table-cell office:value-type="float" office:value="0.131081374404351" calcext:value-type="float">
            <text:p>0.131081374404351</text:p>
          </table:table-cell>
          <table:table-cell office:value-type="float" office:value="0.416367308543021" calcext:value-type="float">
            <text:p>0.416367308543021</text:p>
          </table:table-cell>
          <table:table-cell office:value-type="float" office:value="-0.28528593413867" calcext:value-type="float">
            <text:p>-0.28528593413867</text:p>
          </table:table-cell>
        </table:table-row>
        <table:table-row table:style-name="ro1">
          <table:table-cell office:value-type="string" calcext:value-type="string">
            <text:p>sll0587</text:p>
          </table:table-cell>
          <table:table-cell office:value-type="float" office:value="-0.00690912601001816" calcext:value-type="float">
            <text:p>-0.00690912601001816</text:p>
          </table:table-cell>
          <table:table-cell office:value-type="float" office:value="0.278352012973811" calcext:value-type="float">
            <text:p>0.278352012973811</text:p>
          </table:table-cell>
          <table:table-cell office:value-type="float" office:value="-0.285261138983829" calcext:value-type="float">
            <text:p>-0.285261138983829</text:p>
          </table:table-cell>
        </table:table-row>
        <table:table-row table:style-name="ro1">
          <table:table-cell office:value-type="string" calcext:value-type="string">
            <text:p>slr0013</text:p>
          </table:table-cell>
          <table:table-cell office:value-type="float" office:value="-0.9438109007441" calcext:value-type="float">
            <text:p>-0.9438109007441</text:p>
          </table:table-cell>
          <table:table-cell office:value-type="float" office:value="-0.658593663018094" calcext:value-type="float">
            <text:p>-0.658593663018094</text:p>
          </table:table-cell>
          <table:table-cell office:value-type="float" office:value="-0.285217237726006" calcext:value-type="float">
            <text:p>-0.285217237726006</text:p>
          </table:table-cell>
        </table:table-row>
        <table:table-row table:style-name="ro1">
          <table:table-cell office:value-type="string" calcext:value-type="string">
            <text:p>sll5006</text:p>
          </table:table-cell>
          <table:table-cell office:value-type="float" office:value="-0.307368621291161" calcext:value-type="float">
            <text:p>-0.307368621291161</text:p>
          </table:table-cell>
          <table:table-cell office:value-type="float" office:value="-0.0222961064336979" calcext:value-type="float">
            <text:p>-0.0222961064336979</text:p>
          </table:table-cell>
          <table:table-cell office:value-type="float" office:value="-0.285072514857463" calcext:value-type="float">
            <text:p>-0.285072514857463</text:p>
          </table:table-cell>
        </table:table-row>
        <table:table-row table:style-name="ro1">
          <table:table-cell office:value-type="string" calcext:value-type="string">
            <text:p>slr1613</text:p>
          </table:table-cell>
          <table:table-cell office:value-type="float" office:value="-1.23432274473529" calcext:value-type="float">
            <text:p>-1.23432274473529</text:p>
          </table:table-cell>
          <table:table-cell office:value-type="float" office:value="-0.950136563004193" calcext:value-type="float">
            <text:p>-0.950136563004193</text:p>
          </table:table-cell>
          <table:table-cell office:value-type="float" office:value="-0.284186181731095" calcext:value-type="float">
            <text:p>-0.284186181731095</text:p>
          </table:table-cell>
        </table:table-row>
        <table:table-row table:style-name="ro1">
          <table:table-cell office:value-type="string" calcext:value-type="string">
            <text:p>sll1913</text:p>
          </table:table-cell>
          <table:table-cell office:value-type="float" office:value="-0.0335144834667503" calcext:value-type="float">
            <text:p>-0.0335144834667503</text:p>
          </table:table-cell>
          <table:table-cell office:value-type="float" office:value="0.250161869259462" calcext:value-type="float">
            <text:p>0.250161869259462</text:p>
          </table:table-cell>
          <table:table-cell office:value-type="float" office:value="-0.283676352726212" calcext:value-type="float">
            <text:p>-0.283676352726212</text:p>
          </table:table-cell>
        </table:table-row>
        <table:table-row table:style-name="ro1">
          <table:table-cell office:value-type="string" calcext:value-type="string">
            <text:p>slr0635</text:p>
          </table:table-cell>
          <table:table-cell office:value-type="float" office:value="0.0594310700080366" calcext:value-type="float">
            <text:p>0.0594310700080366</text:p>
          </table:table-cell>
          <table:table-cell office:value-type="float" office:value="0.343028834787535" calcext:value-type="float">
            <text:p>0.343028834787535</text:p>
          </table:table-cell>
          <table:table-cell office:value-type="float" office:value="-0.283597764779498" calcext:value-type="float">
            <text:p>-0.283597764779498</text:p>
          </table:table-cell>
        </table:table-row>
        <table:table-row table:style-name="ro1">
          <table:table-cell office:value-type="string" calcext:value-type="string">
            <text:p>slr0619</text:p>
          </table:table-cell>
          <table:table-cell office:value-type="float" office:value="0.0614547082406235" calcext:value-type="float">
            <text:p>0.0614547082406235</text:p>
          </table:table-cell>
          <table:table-cell office:value-type="float" office:value="0.344751565527303" calcext:value-type="float">
            <text:p>0.344751565527303</text:p>
          </table:table-cell>
          <table:table-cell office:value-type="float" office:value="-0.28329685728668" calcext:value-type="float">
            <text:p>-0.28329685728668</text:p>
          </table:table-cell>
        </table:table-row>
        <table:table-row table:style-name="ro1">
          <table:table-cell office:value-type="string" calcext:value-type="string">
            <text:p>sll0735</text:p>
          </table:table-cell>
          <table:table-cell office:value-type="float" office:value="-0.724666950703315" calcext:value-type="float">
            <text:p>-0.724666950703315</text:p>
          </table:table-cell>
          <table:table-cell office:value-type="float" office:value="-0.441476288837109" calcext:value-type="float">
            <text:p>-0.441476288837109</text:p>
          </table:table-cell>
          <table:table-cell office:value-type="float" office:value="-0.283190661866206" calcext:value-type="float">
            <text:p>-0.283190661866206</text:p>
          </table:table-cell>
        </table:table-row>
        <table:table-row table:style-name="ro1">
          <table:table-cell office:value-type="string" calcext:value-type="string">
            <text:p>sll1272</text:p>
          </table:table-cell>
          <table:table-cell office:value-type="float" office:value="0.0626032953060297" calcext:value-type="float">
            <text:p>0.0626032953060297</text:p>
          </table:table-cell>
          <table:table-cell office:value-type="float" office:value="0.345610290806023" calcext:value-type="float">
            <text:p>0.345610290806023</text:p>
          </table:table-cell>
          <table:table-cell office:value-type="float" office:value="-0.283006995499993" calcext:value-type="float">
            <text:p>-0.283006995499993</text:p>
          </table:table-cell>
        </table:table-row>
        <table:table-row table:style-name="ro1">
          <table:table-cell office:value-type="string" calcext:value-type="string">
            <text:p>sll0783</text:p>
          </table:table-cell>
          <table:table-cell office:value-type="float" office:value="0.140680052792336" calcext:value-type="float">
            <text:p>0.140680052792336</text:p>
          </table:table-cell>
          <table:table-cell office:value-type="float" office:value="0.423624419380265" calcext:value-type="float">
            <text:p>0.423624419380265</text:p>
          </table:table-cell>
          <table:table-cell office:value-type="float" office:value="-0.282944366587929" calcext:value-type="float">
            <text:p>-0.282944366587929</text:p>
          </table:table-cell>
        </table:table-row>
        <table:table-row table:style-name="ro1">
          <table:table-cell office:value-type="string" calcext:value-type="string">
            <text:p>sll1064</text:p>
          </table:table-cell>
          <table:table-cell office:value-type="float" office:value="0.0721278505932932" calcext:value-type="float">
            <text:p>0.0721278505932932</text:p>
          </table:table-cell>
          <table:table-cell office:value-type="float" office:value="0.354920683141375" calcext:value-type="float">
            <text:p>0.354920683141375</text:p>
          </table:table-cell>
          <table:table-cell office:value-type="float" office:value="-0.282792832548082" calcext:value-type="float">
            <text:p>-0.282792832548082</text:p>
          </table:table-cell>
        </table:table-row>
        <table:table-row table:style-name="ro1">
          <table:table-cell office:value-type="string" calcext:value-type="string">
            <text:p>ssr3409</text:p>
          </table:table-cell>
          <table:table-cell office:value-type="float" office:value="0.123261899226049" calcext:value-type="float">
            <text:p>0.123261899226049</text:p>
          </table:table-cell>
          <table:table-cell office:value-type="float" office:value="0.405621624235158" calcext:value-type="float">
            <text:p>0.405621624235158</text:p>
          </table:table-cell>
          <table:table-cell office:value-type="float" office:value="-0.282359725009109" calcext:value-type="float">
            <text:p>-0.282359725009109</text:p>
          </table:table-cell>
        </table:table-row>
        <table:table-row table:style-name="ro1">
          <table:table-cell office:value-type="string" calcext:value-type="string">
            <text:p>sll1342</text:p>
          </table:table-cell>
          <table:table-cell office:value-type="float" office:value="-0.776935208925835" calcext:value-type="float">
            <text:p>-0.776935208925835</text:p>
          </table:table-cell>
          <table:table-cell office:value-type="float" office:value="-0.494664553182835" calcext:value-type="float">
            <text:p>-0.494664553182835</text:p>
          </table:table-cell>
          <table:table-cell office:value-type="float" office:value="-0.282270655743" calcext:value-type="float">
            <text:p>-0.282270655743</text:p>
          </table:table-cell>
        </table:table-row>
        <table:table-row table:style-name="ro1">
          <table:table-cell office:value-type="string" calcext:value-type="string">
            <text:p>slr6001</text:p>
          </table:table-cell>
          <table:table-cell office:value-type="float" office:value="-0.165598613811887" calcext:value-type="float">
            <text:p>-0.165598613811887</text:p>
          </table:table-cell>
          <table:table-cell office:value-type="float" office:value="0.115623119607687" calcext:value-type="float">
            <text:p>0.115623119607687</text:p>
          </table:table-cell>
          <table:table-cell office:value-type="float" office:value="-0.281221733419574" calcext:value-type="float">
            <text:p>-0.281221733419574</text:p>
          </table:table-cell>
        </table:table-row>
        <table:table-row table:style-name="ro1">
          <table:table-cell office:value-type="string" calcext:value-type="string">
            <text:p>sll1018</text:p>
          </table:table-cell>
          <table:table-cell office:value-type="float" office:value="-0.562287574661675" calcext:value-type="float">
            <text:p>-0.562287574661675</text:p>
          </table:table-cell>
          <table:table-cell office:value-type="float" office:value="-0.281231793925583" calcext:value-type="float">
            <text:p>-0.281231793925583</text:p>
          </table:table-cell>
          <table:table-cell office:value-type="float" office:value="-0.281055780736092" calcext:value-type="float">
            <text:p>-0.281055780736092</text:p>
          </table:table-cell>
        </table:table-row>
        <table:table-row table:style-name="ro1">
          <table:table-cell office:value-type="string" calcext:value-type="string">
            <text:p>sll1308</text:p>
          </table:table-cell>
          <table:table-cell office:value-type="float" office:value="-0.00697547343268815" calcext:value-type="float">
            <text:p>-0.00697547343268815</text:p>
          </table:table-cell>
          <table:table-cell office:value-type="float" office:value="0.273836057989344" calcext:value-type="float">
            <text:p>0.273836057989344</text:p>
          </table:table-cell>
          <table:table-cell office:value-type="float" office:value="-0.280811531422032" calcext:value-type="float">
            <text:p>-0.280811531422032</text:p>
          </table:table-cell>
        </table:table-row>
        <table:table-row table:style-name="ro1">
          <table:table-cell office:value-type="string" calcext:value-type="string">
            <text:p>slr5093</text:p>
          </table:table-cell>
          <table:table-cell office:value-type="float" office:value="0.0613401670859669" calcext:value-type="float">
            <text:p>0.0613401670859669</text:p>
          </table:table-cell>
          <table:table-cell office:value-type="float" office:value="0.341583546382052" calcext:value-type="float">
            <text:p>0.341583546382052</text:p>
          </table:table-cell>
          <table:table-cell office:value-type="float" office:value="-0.280243379296085" calcext:value-type="float">
            <text:p>-0.280243379296085</text:p>
          </table:table-cell>
        </table:table-row>
        <table:table-row table:style-name="ro1">
          <table:table-cell office:value-type="string" calcext:value-type="string">
            <text:p>ssl1045</text:p>
          </table:table-cell>
          <table:table-cell office:value-type="float" office:value="-0.569585350229054" calcext:value-type="float">
            <text:p>-0.569585350229054</text:p>
          </table:table-cell>
          <table:table-cell office:value-type="float" office:value="-0.289499330025018" calcext:value-type="float">
            <text:p>-0.289499330025018</text:p>
          </table:table-cell>
          <table:table-cell office:value-type="float" office:value="-0.280086020204036" calcext:value-type="float">
            <text:p>-0.280086020204036</text:p>
          </table:table-cell>
        </table:table-row>
        <table:table-row table:style-name="ro1">
          <table:table-cell office:value-type="string" calcext:value-type="string">
            <text:p>sll7009</text:p>
          </table:table-cell>
          <table:table-cell office:value-type="float" office:value="-0.041153130727833" calcext:value-type="float">
            <text:p>-0.041153130727833</text:p>
          </table:table-cell>
          <table:table-cell office:value-type="float" office:value="0.238914193638833" calcext:value-type="float">
            <text:p>0.238914193638833</text:p>
          </table:table-cell>
          <table:table-cell office:value-type="float" office:value="-0.280067324366666" calcext:value-type="float">
            <text:p>-0.280067324366666</text:p>
          </table:table-cell>
        </table:table-row>
        <table:table-row table:style-name="ro1">
          <table:table-cell office:value-type="string" calcext:value-type="string">
            <text:p>slr0790</text:p>
          </table:table-cell>
          <table:table-cell office:value-type="float" office:value="-0.0940441803945959" calcext:value-type="float">
            <text:p>-0.0940441803945959</text:p>
          </table:table-cell>
          <table:table-cell office:value-type="float" office:value="0.186013784048886" calcext:value-type="float">
            <text:p>0.186013784048886</text:p>
          </table:table-cell>
          <table:table-cell office:value-type="float" office:value="-0.280057964443482" calcext:value-type="float">
            <text:p>-0.280057964443482</text:p>
          </table:table-cell>
        </table:table-row>
        <table:table-row table:style-name="ro1">
          <table:table-cell office:value-type="string" calcext:value-type="string">
            <text:p>slr7095</text:p>
          </table:table-cell>
          <table:table-cell office:value-type="float" office:value="-0.0318970347098248" calcext:value-type="float">
            <text:p>-0.0318970347098248</text:p>
          </table:table-cell>
          <table:table-cell office:value-type="float" office:value="0.24736624782306" calcext:value-type="float">
            <text:p>0.24736624782306</text:p>
          </table:table-cell>
          <table:table-cell office:value-type="float" office:value="-0.279263282532885" calcext:value-type="float">
            <text:p>-0.279263282532885</text:p>
          </table:table-cell>
        </table:table-row>
        <table:table-row table:style-name="ro1">
          <table:table-cell office:value-type="string" calcext:value-type="string">
            <text:p>ssl8003</text:p>
          </table:table-cell>
          <table:table-cell office:value-type="float" office:value="-1.44403207610201" calcext:value-type="float">
            <text:p>-1.44403207610201</text:p>
          </table:table-cell>
          <table:table-cell office:value-type="float" office:value="-1.16479878973865" calcext:value-type="float">
            <text:p>-1.16479878973865</text:p>
          </table:table-cell>
          <table:table-cell office:value-type="float" office:value="-0.279233286363357" calcext:value-type="float">
            <text:p>-0.279233286363357</text:p>
          </table:table-cell>
        </table:table-row>
        <table:table-row table:style-name="ro1">
          <table:table-cell office:value-type="string" calcext:value-type="string">
            <text:p>sll8034</text:p>
          </table:table-cell>
          <table:table-cell office:value-type="float" office:value="-0.108962063981226" calcext:value-type="float">
            <text:p>-0.108962063981226</text:p>
          </table:table-cell>
          <table:table-cell office:value-type="float" office:value="0.169598009877866" calcext:value-type="float">
            <text:p>0.169598009877866</text:p>
          </table:table-cell>
          <table:table-cell office:value-type="float" office:value="-0.278560073859091" calcext:value-type="float">
            <text:p>-0.278560073859091</text:p>
          </table:table-cell>
        </table:table-row>
        <table:table-row table:style-name="ro1">
          <table:table-cell office:value-type="string" calcext:value-type="string">
            <text:p>slr0080</text:p>
          </table:table-cell>
          <table:table-cell office:value-type="float" office:value="-0.201970405093385" calcext:value-type="float">
            <text:p>-0.201970405093385</text:p>
          </table:table-cell>
          <table:table-cell office:value-type="float" office:value="0.0762723924276965" calcext:value-type="float">
            <text:p>0.0762723924276965</text:p>
          </table:table-cell>
          <table:table-cell office:value-type="float" office:value="-0.278242797521081" calcext:value-type="float">
            <text:p>-0.278242797521081</text:p>
          </table:table-cell>
        </table:table-row>
        <table:table-row table:style-name="ro1">
          <table:table-cell office:value-type="string" calcext:value-type="string">
            <text:p>sll0242</text:p>
          </table:table-cell>
          <table:table-cell office:value-type="float" office:value="-0.0299969956181556" calcext:value-type="float">
            <text:p>-0.0299969956181556</text:p>
          </table:table-cell>
          <table:table-cell office:value-type="float" office:value="0.248243594101774" calcext:value-type="float">
            <text:p>0.248243594101774</text:p>
          </table:table-cell>
          <table:table-cell office:value-type="float" office:value="-0.27824058971993" calcext:value-type="float">
            <text:p>-0.27824058971993</text:p>
          </table:table-cell>
        </table:table-row>
        <table:table-row table:style-name="ro1">
          <table:table-cell office:value-type="string" calcext:value-type="string">
            <text:p>slr0300</text:p>
          </table:table-cell>
          <table:table-cell office:value-type="float" office:value="-1.74245339670419" calcext:value-type="float">
            <text:p>-1.74245339670419</text:p>
          </table:table-cell>
          <table:table-cell office:value-type="float" office:value="-1.46448917700596" calcext:value-type="float">
            <text:p>-1.46448917700596</text:p>
          </table:table-cell>
          <table:table-cell office:value-type="float" office:value="-0.277964219698236" calcext:value-type="float">
            <text:p>-0.277964219698236</text:p>
          </table:table-cell>
        </table:table-row>
        <table:table-row table:style-name="ro1">
          <table:table-cell office:value-type="string" calcext:value-type="string">
            <text:p>slr0196</text:p>
          </table:table-cell>
          <table:table-cell office:value-type="float" office:value="0.0335025379595152" calcext:value-type="float">
            <text:p>0.0335025379595152</text:p>
          </table:table-cell>
          <table:table-cell office:value-type="float" office:value="0.311367096988013" calcext:value-type="float">
            <text:p>0.311367096988013</text:p>
          </table:table-cell>
          <table:table-cell office:value-type="float" office:value="-0.277864559028498" calcext:value-type="float">
            <text:p>-0.277864559028498</text:p>
          </table:table-cell>
        </table:table-row>
        <table:table-row table:style-name="ro1">
          <table:table-cell office:value-type="string" calcext:value-type="string">
            <text:p>sll1636</text:p>
          </table:table-cell>
          <table:table-cell office:value-type="float" office:value="-0.114399800297129" calcext:value-type="float">
            <text:p>-0.114399800297129</text:p>
          </table:table-cell>
          <table:table-cell office:value-type="float" office:value="0.162843737949193" calcext:value-type="float">
            <text:p>0.162843737949193</text:p>
          </table:table-cell>
          <table:table-cell office:value-type="float" office:value="-0.277243538246321" calcext:value-type="float">
            <text:p>-0.277243538246321</text:p>
          </table:table-cell>
        </table:table-row>
        <table:table-row table:style-name="ro1">
          <table:table-cell office:value-type="string" calcext:value-type="string">
            <text:p>slr0658</text:p>
          </table:table-cell>
          <table:table-cell office:value-type="float" office:value="-0.0565117267263305" calcext:value-type="float">
            <text:p>-0.0565117267263305</text:p>
          </table:table-cell>
          <table:table-cell office:value-type="float" office:value="0.220634155892977" calcext:value-type="float">
            <text:p>0.220634155892977</text:p>
          </table:table-cell>
          <table:table-cell office:value-type="float" office:value="-0.277145882619307" calcext:value-type="float">
            <text:p>-0.277145882619307</text:p>
          </table:table-cell>
        </table:table-row>
        <table:table-row table:style-name="ro1">
          <table:table-cell office:value-type="string" calcext:value-type="string">
            <text:p>sll0102</text:p>
          </table:table-cell>
          <table:table-cell office:value-type="float" office:value="-0.155253179104562" calcext:value-type="float">
            <text:p>-0.155253179104562</text:p>
          </table:table-cell>
          <table:table-cell office:value-type="float" office:value="0.121079411933726" calcext:value-type="float">
            <text:p>0.121079411933726</text:p>
          </table:table-cell>
          <table:table-cell office:value-type="float" office:value="-0.276332591038289" calcext:value-type="float">
            <text:p>-0.276332591038289</text:p>
          </table:table-cell>
        </table:table-row>
        <table:table-row table:style-name="ro1">
          <table:table-cell office:value-type="string" calcext:value-type="string">
            <text:p>sll5081</text:p>
          </table:table-cell>
          <table:table-cell office:value-type="float" office:value="0.105157751101754" calcext:value-type="float">
            <text:p>0.105157751101754</text:p>
          </table:table-cell>
          <table:table-cell office:value-type="float" office:value="0.380415406701394" calcext:value-type="float">
            <text:p>0.380415406701394</text:p>
          </table:table-cell>
          <table:table-cell office:value-type="float" office:value="-0.27525765559964" calcext:value-type="float">
            <text:p>-0.27525765559964</text:p>
          </table:table-cell>
        </table:table-row>
        <table:table-row table:style-name="ro1">
          <table:table-cell office:value-type="string" calcext:value-type="string">
            <text:p>slr0710</text:p>
          </table:table-cell>
          <table:table-cell office:value-type="float" office:value="-0.10903384683324" calcext:value-type="float">
            <text:p>-0.10903384683324</text:p>
          </table:table-cell>
          <table:table-cell office:value-type="float" office:value="0.165779192179155" calcext:value-type="float">
            <text:p>0.165779192179155</text:p>
          </table:table-cell>
          <table:table-cell office:value-type="float" office:value="-0.274813039012394" calcext:value-type="float">
            <text:p>-0.274813039012394</text:p>
          </table:table-cell>
        </table:table-row>
        <table:table-row table:style-name="ro1">
          <table:table-cell office:value-type="string" calcext:value-type="string">
            <text:p>sll0819</text:p>
          </table:table-cell>
          <table:table-cell office:value-type="float" office:value="-0.28037678387102" calcext:value-type="float">
            <text:p>-0.28037678387102</text:p>
          </table:table-cell>
          <table:table-cell office:value-type="float" office:value="-0.00577324641459932" calcext:value-type="float">
            <text:p>-0.00577324641459932</text:p>
          </table:table-cell>
          <table:table-cell office:value-type="float" office:value="-0.27460353745642" calcext:value-type="float">
            <text:p>-0.27460353745642</text:p>
          </table:table-cell>
        </table:table-row>
        <table:table-row table:style-name="ro1">
          <table:table-cell office:value-type="string" calcext:value-type="string">
            <text:p>sll1371</text:p>
          </table:table-cell>
          <table:table-cell office:value-type="float" office:value="-0.0273745608166562" calcext:value-type="float">
            <text:p>-0.0273745608166562</text:p>
          </table:table-cell>
          <table:table-cell office:value-type="float" office:value="0.246920290309828" calcext:value-type="float">
            <text:p>0.246920290309828</text:p>
          </table:table-cell>
          <table:table-cell office:value-type="float" office:value="-0.274294851126484" calcext:value-type="float">
            <text:p>-0.274294851126484</text:p>
          </table:table-cell>
        </table:table-row>
        <table:table-row table:style-name="ro1">
          <table:table-cell office:value-type="string" calcext:value-type="string">
            <text:p>sml0004</text:p>
          </table:table-cell>
          <table:table-cell office:value-type="float" office:value="-1.26082955817232" calcext:value-type="float">
            <text:p>-1.26082955817232</text:p>
          </table:table-cell>
          <table:table-cell office:value-type="float" office:value="-0.986750561991078" calcext:value-type="float">
            <text:p>-0.986750561991078</text:p>
          </table:table-cell>
          <table:table-cell office:value-type="float" office:value="-0.274078996181242" calcext:value-type="float">
            <text:p>-0.274078996181242</text:p>
          </table:table-cell>
        </table:table-row>
        <table:table-row table:style-name="ro1">
          <table:table-cell office:value-type="string" calcext:value-type="string">
            <text:p>sll1466</text:p>
          </table:table-cell>
          <table:table-cell office:value-type="float" office:value="0.202566125471988" calcext:value-type="float">
            <text:p>0.202566125471988</text:p>
          </table:table-cell>
          <table:table-cell office:value-type="float" office:value="0.475813460689964" calcext:value-type="float">
            <text:p>0.475813460689964</text:p>
          </table:table-cell>
          <table:table-cell office:value-type="float" office:value="-0.273247335217975" calcext:value-type="float">
            <text:p>-0.273247335217975</text:p>
          </table:table-cell>
        </table:table-row>
        <table:table-row table:style-name="ro1">
          <table:table-cell office:value-type="string" calcext:value-type="string">
            <text:p>sll2003</text:p>
          </table:table-cell>
          <table:table-cell office:value-type="float" office:value="-0.241198023009792" calcext:value-type="float">
            <text:p>-0.241198023009792</text:p>
          </table:table-cell>
          <table:table-cell office:value-type="float" office:value="0.032034473097523" calcext:value-type="float">
            <text:p>0.032034473097523</text:p>
          </table:table-cell>
          <table:table-cell office:value-type="float" office:value="-0.273232496107315" calcext:value-type="float">
            <text:p>-0.273232496107315</text:p>
          </table:table-cell>
        </table:table-row>
        <table:table-row table:style-name="ro1">
          <table:table-cell office:value-type="string" calcext:value-type="string">
            <text:p>ssl5007</text:p>
          </table:table-cell>
          <table:table-cell office:value-type="float" office:value="-0.0207377767788642" calcext:value-type="float">
            <text:p>-0.0207377767788642</text:p>
          </table:table-cell>
          <table:table-cell office:value-type="float" office:value="0.252480600580922" calcext:value-type="float">
            <text:p>0.252480600580922</text:p>
          </table:table-cell>
          <table:table-cell office:value-type="float" office:value="-0.273218377359786" calcext:value-type="float">
            <text:p>-0.273218377359786</text:p>
          </table:table-cell>
        </table:table-row>
        <table:table-row table:style-name="ro1">
          <table:table-cell office:value-type="string" calcext:value-type="string">
            <text:p>slr1917</text:p>
          </table:table-cell>
          <table:table-cell office:value-type="float" office:value="0.110723941767252" calcext:value-type="float">
            <text:p>0.110723941767252</text:p>
          </table:table-cell>
          <table:table-cell office:value-type="float" office:value="0.383170210312883" calcext:value-type="float">
            <text:p>0.383170210312883</text:p>
          </table:table-cell>
          <table:table-cell office:value-type="float" office:value="-0.272446268545631" calcext:value-type="float">
            <text:p>-0.272446268545631</text:p>
          </table:table-cell>
        </table:table-row>
        <table:table-row table:style-name="ro1">
          <table:table-cell office:value-type="string" calcext:value-type="string">
            <text:p>sll1209</text:p>
          </table:table-cell>
          <table:table-cell office:value-type="float" office:value="-0.589065128196681" calcext:value-type="float">
            <text:p>-0.589065128196681</text:p>
          </table:table-cell>
          <table:table-cell office:value-type="float" office:value="-0.316723824417222" calcext:value-type="float">
            <text:p>-0.316723824417222</text:p>
          </table:table-cell>
          <table:table-cell office:value-type="float" office:value="-0.272341303779459" calcext:value-type="float">
            <text:p>-0.272341303779459</text:p>
          </table:table-cell>
        </table:table-row>
        <table:table-row table:style-name="ro1">
          <table:table-cell office:value-type="string" calcext:value-type="string">
            <text:p>slr0210</text:p>
          </table:table-cell>
          <table:table-cell office:value-type="float" office:value="-0.57224870208604" calcext:value-type="float">
            <text:p>-0.57224870208604</text:p>
          </table:table-cell>
          <table:table-cell office:value-type="float" office:value="-0.300003065472332" calcext:value-type="float">
            <text:p>-0.300003065472332</text:p>
          </table:table-cell>
          <table:table-cell office:value-type="float" office:value="-0.272245636613708" calcext:value-type="float">
            <text:p>-0.272245636613708</text:p>
          </table:table-cell>
        </table:table-row>
        <table:table-row table:style-name="ro1">
          <table:table-cell office:value-type="string" calcext:value-type="string">
            <text:p>sll0289</text:p>
          </table:table-cell>
          <table:table-cell office:value-type="float" office:value="0.374529366506944" calcext:value-type="float">
            <text:p>0.374529366506944</text:p>
          </table:table-cell>
          <table:table-cell office:value-type="float" office:value="0.646643997709823" calcext:value-type="float">
            <text:p>0.646643997709823</text:p>
          </table:table-cell>
          <table:table-cell office:value-type="float" office:value="-0.272114631202879" calcext:value-type="float">
            <text:p>-0.272114631202879</text:p>
          </table:table-cell>
        </table:table-row>
        <table:table-row table:style-name="ro1">
          <table:table-cell office:value-type="string" calcext:value-type="string">
            <text:p>slr0019</text:p>
          </table:table-cell>
          <table:table-cell office:value-type="float" office:value="0.145969966819322" calcext:value-type="float">
            <text:p>0.145969966819322</text:p>
          </table:table-cell>
          <table:table-cell office:value-type="float" office:value="0.417894646940213" calcext:value-type="float">
            <text:p>0.417894646940213</text:p>
          </table:table-cell>
          <table:table-cell office:value-type="float" office:value="-0.271924680120891" calcext:value-type="float">
            <text:p>-0.271924680120891</text:p>
          </table:table-cell>
        </table:table-row>
        <table:table-row table:style-name="ro1">
          <table:table-cell office:value-type="string" calcext:value-type="string">
            <text:p>slr0361</text:p>
          </table:table-cell>
          <table:table-cell office:value-type="float" office:value="-0.138058764955649" calcext:value-type="float">
            <text:p>-0.138058764955649</text:p>
          </table:table-cell>
          <table:table-cell office:value-type="float" office:value="0.133800172415785" calcext:value-type="float">
            <text:p>0.133800172415785</text:p>
          </table:table-cell>
          <table:table-cell office:value-type="float" office:value="-0.271858937371434" calcext:value-type="float">
            <text:p>-0.271858937371434</text:p>
          </table:table-cell>
        </table:table-row>
        <table:table-row table:style-name="ro1">
          <table:table-cell office:value-type="string" calcext:value-type="string">
            <text:p>sll1284</text:p>
          </table:table-cell>
          <table:table-cell office:value-type="float" office:value="-0.0154642321829826" calcext:value-type="float">
            <text:p>-0.0154642321829826</text:p>
          </table:table-cell>
          <table:table-cell office:value-type="float" office:value="0.256213467146105" calcext:value-type="float">
            <text:p>0.256213467146105</text:p>
          </table:table-cell>
          <table:table-cell office:value-type="float" office:value="-0.271677699329087" calcext:value-type="float">
            <text:p>-0.271677699329087</text:p>
          </table:table-cell>
        </table:table-row>
        <table:table-row table:style-name="ro1">
          <table:table-cell office:value-type="string" calcext:value-type="string">
            <text:p>sll1924</text:p>
          </table:table-cell>
          <table:table-cell office:value-type="float" office:value="-0.0378831073407441" calcext:value-type="float">
            <text:p>-0.0378831073407441</text:p>
          </table:table-cell>
          <table:table-cell office:value-type="float" office:value="0.232829424517757" calcext:value-type="float">
            <text:p>0.232829424517757</text:p>
          </table:table-cell>
          <table:table-cell office:value-type="float" office:value="-0.270712531858501" calcext:value-type="float">
            <text:p>-0.270712531858501</text:p>
          </table:table-cell>
        </table:table-row>
        <table:table-row table:style-name="ro1">
          <table:table-cell office:value-type="string" calcext:value-type="string">
            <text:p>sll1464</text:p>
          </table:table-cell>
          <table:table-cell office:value-type="float" office:value="-0.0155715387185108" calcext:value-type="float">
            <text:p>-0.0155715387185108</text:p>
          </table:table-cell>
          <table:table-cell office:value-type="float" office:value="0.254802327766676" calcext:value-type="float">
            <text:p>0.254802327766676</text:p>
          </table:table-cell>
          <table:table-cell office:value-type="float" office:value="-0.270373866485187" calcext:value-type="float">
            <text:p>-0.270373866485187</text:p>
          </table:table-cell>
        </table:table-row>
        <table:table-row table:style-name="ro1">
          <table:table-cell office:value-type="string" calcext:value-type="string">
            <text:p>sll1724</text:p>
          </table:table-cell>
          <table:table-cell office:value-type="float" office:value="-0.202581660187092" calcext:value-type="float">
            <text:p>-0.202581660187092</text:p>
          </table:table-cell>
          <table:table-cell office:value-type="float" office:value="0.0675893354794224" calcext:value-type="float">
            <text:p>0.0675893354794224</text:p>
          </table:table-cell>
          <table:table-cell office:value-type="float" office:value="-0.270170995666514" calcext:value-type="float">
            <text:p>-0.270170995666514</text:p>
          </table:table-cell>
        </table:table-row>
        <table:table-row table:style-name="ro1">
          <table:table-cell office:value-type="string" calcext:value-type="string">
            <text:p>sll5047</text:p>
          </table:table-cell>
          <table:table-cell office:value-type="float" office:value="-0.0354132427991962" calcext:value-type="float">
            <text:p>-0.0354132427991962</text:p>
          </table:table-cell>
          <table:table-cell office:value-type="float" office:value="0.234357586998114" calcext:value-type="float">
            <text:p>0.234357586998114</text:p>
          </table:table-cell>
          <table:table-cell office:value-type="float" office:value="-0.26977082979731" calcext:value-type="float">
            <text:p>-0.26977082979731</text:p>
          </table:table-cell>
        </table:table-row>
        <table:table-row table:style-name="ro1">
          <table:table-cell office:value-type="string" calcext:value-type="string">
            <text:p>sll0514</text:p>
          </table:table-cell>
          <table:table-cell office:value-type="float" office:value="0.0825061696831302" calcext:value-type="float">
            <text:p>0.0825061696831302</text:p>
          </table:table-cell>
          <table:table-cell office:value-type="float" office:value="0.351461690805296" calcext:value-type="float">
            <text:p>0.351461690805296</text:p>
          </table:table-cell>
          <table:table-cell office:value-type="float" office:value="-0.268955521122166" calcext:value-type="float">
            <text:p>-0.268955521122166</text:p>
          </table:table-cell>
        </table:table-row>
        <table:table-row table:style-name="ro1">
          <table:table-cell office:value-type="string" calcext:value-type="string">
            <text:p>slr0423</text:p>
          </table:table-cell>
          <table:table-cell office:value-type="float" office:value="-0.136157462402307" calcext:value-type="float">
            <text:p>-0.136157462402307</text:p>
          </table:table-cell>
          <table:table-cell office:value-type="float" office:value="0.132738945281138" calcext:value-type="float">
            <text:p>0.132738945281138</text:p>
          </table:table-cell>
          <table:table-cell office:value-type="float" office:value="-0.268896407683446" calcext:value-type="float">
            <text:p>-0.268896407683446</text:p>
          </table:table-cell>
        </table:table-row>
        <table:table-row table:style-name="ro1">
          <table:table-cell office:value-type="string" calcext:value-type="string">
            <text:p>sll1156</text:p>
          </table:table-cell>
          <table:table-cell office:value-type="float" office:value="-0.114540199700549" calcext:value-type="float">
            <text:p>-0.114540199700549</text:p>
          </table:table-cell>
          <table:table-cell office:value-type="float" office:value="0.15418347389233" calcext:value-type="float">
            <text:p>0.15418347389233</text:p>
          </table:table-cell>
          <table:table-cell office:value-type="float" office:value="-0.26872367359288" calcext:value-type="float">
            <text:p>-0.26872367359288</text:p>
          </table:table-cell>
        </table:table-row>
        <table:table-row table:style-name="ro1">
          <table:table-cell office:value-type="string" calcext:value-type="string">
            <text:p>slr2010</text:p>
          </table:table-cell>
          <table:table-cell office:value-type="float" office:value="-0.0685197513803205" calcext:value-type="float">
            <text:p>-0.0685197513803205</text:p>
          </table:table-cell>
          <table:table-cell office:value-type="float" office:value="0.199318738298402" calcext:value-type="float">
            <text:p>0.199318738298402</text:p>
          </table:table-cell>
          <table:table-cell office:value-type="float" office:value="-0.267838489678723" calcext:value-type="float">
            <text:p>-0.267838489678723</text:p>
          </table:table-cell>
        </table:table-row>
        <table:table-row table:style-name="ro1">
          <table:table-cell office:value-type="string" calcext:value-type="string">
            <text:p>sll1882</text:p>
          </table:table-cell>
          <table:table-cell office:value-type="float" office:value="0.177318037581429" calcext:value-type="float">
            <text:p>0.177318037581429</text:p>
          </table:table-cell>
          <table:table-cell office:value-type="float" office:value="0.445091900530477" calcext:value-type="float">
            <text:p>0.445091900530477</text:p>
          </table:table-cell>
          <table:table-cell office:value-type="float" office:value="-0.267773862949048" calcext:value-type="float">
            <text:p>-0.267773862949048</text:p>
          </table:table-cell>
        </table:table-row>
        <table:table-row table:style-name="ro1">
          <table:table-cell office:value-type="string" calcext:value-type="string">
            <text:p>sll1178</text:p>
          </table:table-cell>
          <table:table-cell office:value-type="float" office:value="0.126773442214929" calcext:value-type="float">
            <text:p>0.126773442214929</text:p>
          </table:table-cell>
          <table:table-cell office:value-type="float" office:value="0.394114030747163" calcext:value-type="float">
            <text:p>0.394114030747163</text:p>
          </table:table-cell>
          <table:table-cell office:value-type="float" office:value="-0.267340588532234" calcext:value-type="float">
            <text:p>-0.267340588532234</text:p>
          </table:table-cell>
        </table:table-row>
        <table:table-row table:style-name="ro1">
          <table:table-cell office:value-type="string" calcext:value-type="string">
            <text:p>sll1182</text:p>
          </table:table-cell>
          <table:table-cell office:value-type="float" office:value="-0.150096923482412" calcext:value-type="float">
            <text:p>-0.150096923482412</text:p>
          </table:table-cell>
          <table:table-cell office:value-type="float" office:value="0.116902452451474" calcext:value-type="float">
            <text:p>0.116902452451474</text:p>
          </table:table-cell>
          <table:table-cell office:value-type="float" office:value="-0.266999375933886" calcext:value-type="float">
            <text:p>-0.266999375933886</text:p>
          </table:table-cell>
        </table:table-row>
        <table:table-row table:style-name="ro1">
          <table:table-cell office:value-type="string" calcext:value-type="string">
            <text:p>slr1748</text:p>
          </table:table-cell>
          <table:table-cell office:value-type="float" office:value="-0.812253872326312" calcext:value-type="float">
            <text:p>-0.812253872326312</text:p>
          </table:table-cell>
          <table:table-cell office:value-type="float" office:value="-0.545486674240881" calcext:value-type="float">
            <text:p>-0.545486674240881</text:p>
          </table:table-cell>
          <table:table-cell office:value-type="float" office:value="-0.266767198085431" calcext:value-type="float">
            <text:p>-0.266767198085431</text:p>
          </table:table-cell>
        </table:table-row>
        <table:table-row table:style-name="ro1">
          <table:table-cell office:value-type="string" calcext:value-type="string">
            <text:p>sll1434</text:p>
          </table:table-cell>
          <table:table-cell office:value-type="float" office:value="0.813264916361049" calcext:value-type="float">
            <text:p>0.813264916361049</text:p>
          </table:table-cell>
          <table:table-cell office:value-type="float" office:value="1.07989137995596" calcext:value-type="float">
            <text:p>1.07989137995596</text:p>
          </table:table-cell>
          <table:table-cell office:value-type="float" office:value="-0.266626463594915" calcext:value-type="float">
            <text:p>-0.266626463594915</text:p>
          </table:table-cell>
        </table:table-row>
        <table:table-row table:style-name="ro1">
          <table:table-cell office:value-type="string" calcext:value-type="string">
            <text:p>sll1274</text:p>
          </table:table-cell>
          <table:table-cell office:value-type="float" office:value="-0.449073378929725" calcext:value-type="float">
            <text:p>-0.449073378929725</text:p>
          </table:table-cell>
          <table:table-cell office:value-type="float" office:value="-0.182494025123265" calcext:value-type="float">
            <text:p>-0.182494025123265</text:p>
          </table:table-cell>
          <table:table-cell office:value-type="float" office:value="-0.26657935380646" calcext:value-type="float">
            <text:p>-0.26657935380646</text:p>
          </table:table-cell>
        </table:table-row>
        <table:table-row table:style-name="ro1">
          <table:table-cell office:value-type="string" calcext:value-type="string">
            <text:p>slr1519</text:p>
          </table:table-cell>
          <table:table-cell office:value-type="float" office:value="0.361246918083535" calcext:value-type="float">
            <text:p>0.361246918083535</text:p>
          </table:table-cell>
          <table:table-cell office:value-type="float" office:value="0.627181307697123" calcext:value-type="float">
            <text:p>0.627181307697123</text:p>
          </table:table-cell>
          <table:table-cell office:value-type="float" office:value="-0.265934389613588" calcext:value-type="float">
            <text:p>-0.265934389613588</text:p>
          </table:table-cell>
        </table:table-row>
        <table:table-row table:style-name="ro1">
          <table:table-cell office:value-type="string" calcext:value-type="string">
            <text:p>slr1223</text:p>
          </table:table-cell>
          <table:table-cell office:value-type="float" office:value="0.1167725500504" calcext:value-type="float">
            <text:p>0.1167725500504</text:p>
          </table:table-cell>
          <table:table-cell office:value-type="float" office:value="0.382237865740736" calcext:value-type="float">
            <text:p>0.382237865740736</text:p>
          </table:table-cell>
          <table:table-cell office:value-type="float" office:value="-0.265465315690336" calcext:value-type="float">
            <text:p>-0.265465315690336</text:p>
          </table:table-cell>
        </table:table-row>
        <table:table-row table:style-name="ro1">
          <table:table-cell office:value-type="string" calcext:value-type="string">
            <text:p>sll1267</text:p>
          </table:table-cell>
          <table:table-cell office:value-type="float" office:value="0.0459256893833365" calcext:value-type="float">
            <text:p>0.0459256893833365</text:p>
          </table:table-cell>
          <table:table-cell office:value-type="float" office:value="0.311151901066199" calcext:value-type="float">
            <text:p>0.311151901066199</text:p>
          </table:table-cell>
          <table:table-cell office:value-type="float" office:value="-0.265226211682863" calcext:value-type="float">
            <text:p>-0.265226211682863</text:p>
          </table:table-cell>
        </table:table-row>
        <table:table-row table:style-name="ro1">
          <table:table-cell office:value-type="string" calcext:value-type="string">
            <text:p>sll1226</text:p>
          </table:table-cell>
          <table:table-cell office:value-type="float" office:value="0.162409771979344" calcext:value-type="float">
            <text:p>0.162409771979344</text:p>
          </table:table-cell>
          <table:table-cell office:value-type="float" office:value="0.427279737495639" calcext:value-type="float">
            <text:p>0.427279737495639</text:p>
          </table:table-cell>
          <table:table-cell office:value-type="float" office:value="-0.264869965516295" calcext:value-type="float">
            <text:p>-0.264869965516295</text:p>
          </table:table-cell>
        </table:table-row>
        <table:table-row table:style-name="ro1">
          <table:table-cell office:value-type="string" calcext:value-type="string">
            <text:p>sll1388</text:p>
          </table:table-cell>
          <table:table-cell office:value-type="float" office:value="-0.0124154262171527" calcext:value-type="float">
            <text:p>-0.0124154262171527</text:p>
          </table:table-cell>
          <table:table-cell office:value-type="float" office:value="0.25231634221691" calcext:value-type="float">
            <text:p>0.25231634221691</text:p>
          </table:table-cell>
          <table:table-cell office:value-type="float" office:value="-0.264731768434063" calcext:value-type="float">
            <text:p>-0.264731768434063</text:p>
          </table:table-cell>
        </table:table-row>
        <table:table-row table:style-name="ro1">
          <table:table-cell office:value-type="string" calcext:value-type="string">
            <text:p>slr1751</text:p>
          </table:table-cell>
          <table:table-cell office:value-type="float" office:value="-1.2084801345006" calcext:value-type="float">
            <text:p>-1.2084801345006</text:p>
          </table:table-cell>
          <table:table-cell office:value-type="float" office:value="-0.944384230108884" calcext:value-type="float">
            <text:p>-0.944384230108884</text:p>
          </table:table-cell>
          <table:table-cell office:value-type="float" office:value="-0.264095904391717" calcext:value-type="float">
            <text:p>-0.264095904391717</text:p>
          </table:table-cell>
        </table:table-row>
        <table:table-row table:style-name="ro1">
          <table:table-cell office:value-type="string" calcext:value-type="string">
            <text:p>slr0921</text:p>
          </table:table-cell>
          <table:table-cell office:value-type="float" office:value="-1.07403543395707" calcext:value-type="float">
            <text:p>-1.07403543395707</text:p>
          </table:table-cell>
          <table:table-cell office:value-type="float" office:value="-0.810012657533825" calcext:value-type="float">
            <text:p>-0.810012657533825</text:p>
          </table:table-cell>
          <table:table-cell office:value-type="float" office:value="-0.264022776423243" calcext:value-type="float">
            <text:p>-0.264022776423243</text:p>
          </table:table-cell>
        </table:table-row>
        <table:table-row table:style-name="ro1">
          <table:table-cell office:value-type="string" calcext:value-type="string">
            <text:p>sll0614</text:p>
          </table:table-cell>
          <table:table-cell office:value-type="float" office:value="0.0105683778743547" calcext:value-type="float">
            <text:p>0.0105683778743547</text:p>
          </table:table-cell>
          <table:table-cell office:value-type="float" office:value="0.273981982387564" calcext:value-type="float">
            <text:p>0.273981982387564</text:p>
          </table:table-cell>
          <table:table-cell office:value-type="float" office:value="-0.263413604513209" calcext:value-type="float">
            <text:p>-0.263413604513209</text:p>
          </table:table-cell>
        </table:table-row>
        <table:table-row table:style-name="ro1">
          <table:table-cell office:value-type="string" calcext:value-type="string">
            <text:p>sll5044</text:p>
          </table:table-cell>
          <table:table-cell office:value-type="float" office:value="-0.0174423006318887" calcext:value-type="float">
            <text:p>-0.0174423006318887</text:p>
          </table:table-cell>
          <table:table-cell office:value-type="float" office:value="0.244919764773706" calcext:value-type="float">
            <text:p>0.244919764773706</text:p>
          </table:table-cell>
          <table:table-cell office:value-type="float" office:value="-0.262362065405594" calcext:value-type="float">
            <text:p>-0.262362065405594</text:p>
          </table:table-cell>
        </table:table-row>
        <table:table-row table:style-name="ro1">
          <table:table-cell office:value-type="string" calcext:value-type="string">
            <text:p>sll1343</text:p>
          </table:table-cell>
          <table:table-cell office:value-type="float" office:value="-0.955936814995298" calcext:value-type="float">
            <text:p>-0.955936814995298</text:p>
          </table:table-cell>
          <table:table-cell office:value-type="float" office:value="-0.693602948039654" calcext:value-type="float">
            <text:p>-0.693602948039654</text:p>
          </table:table-cell>
          <table:table-cell office:value-type="float" office:value="-0.262333866955644" calcext:value-type="float">
            <text:p>-0.262333866955644</text:p>
          </table:table-cell>
        </table:table-row>
        <table:table-row table:style-name="ro1">
          <table:table-cell office:value-type="string" calcext:value-type="string">
            <text:p>slr0505</text:p>
          </table:table-cell>
          <table:table-cell office:value-type="float" office:value="0.102822954458889" calcext:value-type="float">
            <text:p>0.102822954458889</text:p>
          </table:table-cell>
          <table:table-cell office:value-type="float" office:value="0.365093945874089" calcext:value-type="float">
            <text:p>0.365093945874089</text:p>
          </table:table-cell>
          <table:table-cell office:value-type="float" office:value="-0.2622709914152" calcext:value-type="float">
            <text:p>-0.2622709914152</text:p>
          </table:table-cell>
        </table:table-row>
        <table:table-row table:style-name="ro1">
          <table:table-cell office:value-type="string" calcext:value-type="string">
            <text:p>sll0478</text:p>
          </table:table-cell>
          <table:table-cell office:value-type="float" office:value="0.12175452817992" calcext:value-type="float">
            <text:p>0.12175452817992</text:p>
          </table:table-cell>
          <table:table-cell office:value-type="float" office:value="0.383905770394176" calcext:value-type="float">
            <text:p>0.383905770394176</text:p>
          </table:table-cell>
          <table:table-cell office:value-type="float" office:value="-0.262151242214256" calcext:value-type="float">
            <text:p>-0.262151242214256</text:p>
          </table:table-cell>
        </table:table-row>
        <table:table-row table:style-name="ro1">
          <table:table-cell office:value-type="string" calcext:value-type="string">
            <text:p>sml0001</text:p>
          </table:table-cell>
          <table:table-cell office:value-type="float" office:value="-0.59165216449207" calcext:value-type="float">
            <text:p>-0.59165216449207</text:p>
          </table:table-cell>
          <table:table-cell office:value-type="float" office:value="-0.33034196628277" calcext:value-type="float">
            <text:p>-0.33034196628277</text:p>
          </table:table-cell>
          <table:table-cell office:value-type="float" office:value="-0.2613101982093" calcext:value-type="float">
            <text:p>-0.2613101982093</text:p>
          </table:table-cell>
        </table:table-row>
        <table:table-row table:style-name="ro1">
          <table:table-cell office:value-type="string" calcext:value-type="string">
            <text:p>slr7010</text:p>
          </table:table-cell>
          <table:table-cell office:value-type="float" office:value="-0.0283368657354012" calcext:value-type="float">
            <text:p>-0.0283368657354012</text:p>
          </table:table-cell>
          <table:table-cell office:value-type="float" office:value="0.232627720596806" calcext:value-type="float">
            <text:p>0.232627720596806</text:p>
          </table:table-cell>
          <table:table-cell office:value-type="float" office:value="-0.260964586332208" calcext:value-type="float">
            <text:p>-0.260964586332208</text:p>
          </table:table-cell>
        </table:table-row>
        <table:table-row table:style-name="ro1">
          <table:table-cell office:value-type="string" calcext:value-type="string">
            <text:p>slr0431</text:p>
          </table:table-cell>
          <table:table-cell office:value-type="float" office:value="-1.67800501358826" calcext:value-type="float">
            <text:p>-1.67800501358826</text:p>
          </table:table-cell>
          <table:table-cell office:value-type="float" office:value="-1.41752539621225" calcext:value-type="float">
            <text:p>-1.41752539621225</text:p>
          </table:table-cell>
          <table:table-cell office:value-type="float" office:value="-0.260479617376008" calcext:value-type="float">
            <text:p>-0.260479617376008</text:p>
          </table:table-cell>
        </table:table-row>
        <table:table-row table:style-name="ro1">
          <table:table-cell office:value-type="string" calcext:value-type="string">
            <text:p>slr1114</text:p>
          </table:table-cell>
          <table:table-cell office:value-type="float" office:value="-0.0110601639254032" calcext:value-type="float">
            <text:p>-0.0110601639254032</text:p>
          </table:table-cell>
          <table:table-cell office:value-type="float" office:value="0.24922279303928" calcext:value-type="float">
            <text:p>0.24922279303928</text:p>
          </table:table-cell>
          <table:table-cell office:value-type="float" office:value="-0.260282956964683" calcext:value-type="float">
            <text:p>-0.260282956964683</text:p>
          </table:table-cell>
        </table:table-row>
        <table:table-row table:style-name="ro1">
          <table:table-cell office:value-type="string" calcext:value-type="string">
            <text:p>slr7041</text:p>
          </table:table-cell>
          <table:table-cell office:value-type="float" office:value="0.113807603531259" calcext:value-type="float">
            <text:p>0.113807603531259</text:p>
          </table:table-cell>
          <table:table-cell office:value-type="float" office:value="0.3739142883033" calcext:value-type="float">
            <text:p>0.3739142883033</text:p>
          </table:table-cell>
          <table:table-cell office:value-type="float" office:value="-0.260106684772041" calcext:value-type="float">
            <text:p>-0.260106684772041</text:p>
          </table:table-cell>
        </table:table-row>
        <table:table-row table:style-name="ro1">
          <table:table-cell office:value-type="string" calcext:value-type="string">
            <text:p>sll0354</text:p>
          </table:table-cell>
          <table:table-cell office:value-type="float" office:value="0.256761691674233" calcext:value-type="float">
            <text:p>0.256761691674233</text:p>
          </table:table-cell>
          <table:table-cell office:value-type="float" office:value="0.516066822840588" calcext:value-type="float">
            <text:p>0.516066822840588</text:p>
          </table:table-cell>
          <table:table-cell office:value-type="float" office:value="-0.259305131166354" calcext:value-type="float">
            <text:p>-0.259305131166354</text:p>
          </table:table-cell>
        </table:table-row>
        <table:table-row table:style-name="ro1">
          <table:table-cell office:value-type="string" calcext:value-type="string">
            <text:p>slr0751</text:p>
          </table:table-cell>
          <table:table-cell office:value-type="float" office:value="-0.125393425974694" calcext:value-type="float">
            <text:p>-0.125393425974694</text:p>
          </table:table-cell>
          <table:table-cell office:value-type="float" office:value="0.133881888786943" calcext:value-type="float">
            <text:p>0.133881888786943</text:p>
          </table:table-cell>
          <table:table-cell office:value-type="float" office:value="-0.259275314761637" calcext:value-type="float">
            <text:p>-0.259275314761637</text:p>
          </table:table-cell>
        </table:table-row>
        <table:table-row table:style-name="ro1">
          <table:table-cell office:value-type="string" calcext:value-type="string">
            <text:p>sll1060</text:p>
          </table:table-cell>
          <table:table-cell office:value-type="float" office:value="-0.12730527299461" calcext:value-type="float">
            <text:p>-0.12730527299461</text:p>
          </table:table-cell>
          <table:table-cell office:value-type="float" office:value="0.131754709663662" calcext:value-type="float">
            <text:p>0.131754709663662</text:p>
          </table:table-cell>
          <table:table-cell office:value-type="float" office:value="-0.259059982658272" calcext:value-type="float">
            <text:p>-0.259059982658272</text:p>
          </table:table-cell>
        </table:table-row>
        <table:table-row table:style-name="ro1">
          <table:table-cell office:value-type="string" calcext:value-type="string">
            <text:p>sll0687</text:p>
          </table:table-cell>
          <table:table-cell office:value-type="float" office:value="-0.090736137961534" calcext:value-type="float">
            <text:p>-0.090736137961534</text:p>
          </table:table-cell>
          <table:table-cell office:value-type="float" office:value="0.168147602888156" calcext:value-type="float">
            <text:p>0.168147602888156</text:p>
          </table:table-cell>
          <table:table-cell office:value-type="float" office:value="-0.25888374084969" calcext:value-type="float">
            <text:p>-0.25888374084969</text:p>
          </table:table-cell>
        </table:table-row>
        <table:table-row table:style-name="ro1">
          <table:table-cell office:value-type="string" calcext:value-type="string">
            <text:p>sll6053</text:p>
          </table:table-cell>
          <table:table-cell office:value-type="float" office:value="-0.118739068749093" calcext:value-type="float">
            <text:p>-0.118739068749093</text:p>
          </table:table-cell>
          <table:table-cell office:value-type="float" office:value="0.140092704514062" calcext:value-type="float">
            <text:p>0.140092704514062</text:p>
          </table:table-cell>
          <table:table-cell office:value-type="float" office:value="-0.258831773263155" calcext:value-type="float">
            <text:p>-0.258831773263155</text:p>
          </table:table-cell>
        </table:table-row>
        <table:table-row table:style-name="ro1">
          <table:table-cell office:value-type="string" calcext:value-type="string">
            <text:p>sll1817</text:p>
          </table:table-cell>
          <table:table-cell office:value-type="float" office:value="-1.45689568513359" calcext:value-type="float">
            <text:p>-1.45689568513359</text:p>
          </table:table-cell>
          <table:table-cell office:value-type="float" office:value="-1.19827936878079" calcext:value-type="float">
            <text:p>-1.19827936878079</text:p>
          </table:table-cell>
          <table:table-cell office:value-type="float" office:value="-0.258616316352798" calcext:value-type="float">
            <text:p>-0.258616316352798</text:p>
          </table:table-cell>
        </table:table-row>
        <table:table-row table:style-name="ro1">
          <table:table-cell office:value-type="string" calcext:value-type="string">
            <text:p>ssr2806</text:p>
          </table:table-cell>
          <table:table-cell office:value-type="float" office:value="0.146059166503118" calcext:value-type="float">
            <text:p>0.146059166503118</text:p>
          </table:table-cell>
          <table:table-cell office:value-type="float" office:value="0.404380520938575" calcext:value-type="float">
            <text:p>0.404380520938575</text:p>
          </table:table-cell>
          <table:table-cell office:value-type="float" office:value="-0.258321354435457" calcext:value-type="float">
            <text:p>-0.258321354435457</text:p>
          </table:table-cell>
        </table:table-row>
        <table:table-row table:style-name="ro1">
          <table:table-cell office:value-type="string" calcext:value-type="string">
            <text:p>slr1208</text:p>
          </table:table-cell>
          <table:table-cell office:value-type="float" office:value="0.0270956078795171" calcext:value-type="float">
            <text:p>0.0270956078795171</text:p>
          </table:table-cell>
          <table:table-cell office:value-type="float" office:value="0.285388762209955" calcext:value-type="float">
            <text:p>0.285388762209955</text:p>
          </table:table-cell>
          <table:table-cell office:value-type="float" office:value="-0.258293154330438" calcext:value-type="float">
            <text:p>-0.258293154330438</text:p>
          </table:table-cell>
        </table:table-row>
        <table:table-row table:style-name="ro1">
          <table:table-cell office:value-type="string" calcext:value-type="string">
            <text:p>sll1892</text:p>
          </table:table-cell>
          <table:table-cell office:value-type="float" office:value="0.0636854101827351" calcext:value-type="float">
            <text:p>0.0636854101827351</text:p>
          </table:table-cell>
          <table:table-cell office:value-type="float" office:value="0.321799700025035" calcext:value-type="float">
            <text:p>0.321799700025035</text:p>
          </table:table-cell>
          <table:table-cell office:value-type="float" office:value="-0.2581142898423" calcext:value-type="float">
            <text:p>-0.2581142898423</text:p>
          </table:table-cell>
        </table:table-row>
        <table:table-row table:style-name="ro1">
          <table:table-cell office:value-type="string" calcext:value-type="string">
            <text:p>slr1494</text:p>
          </table:table-cell>
          <table:table-cell office:value-type="float" office:value="0.0317238851604166" calcext:value-type="float">
            <text:p>0.0317238851604166</text:p>
          </table:table-cell>
          <table:table-cell office:value-type="float" office:value="0.288780649764879" calcext:value-type="float">
            <text:p>0.288780649764879</text:p>
          </table:table-cell>
          <table:table-cell office:value-type="float" office:value="-0.257056764604463" calcext:value-type="float">
            <text:p>-0.257056764604463</text:p>
          </table:table-cell>
        </table:table-row>
        <table:table-row table:style-name="ro1">
          <table:table-cell office:value-type="string" calcext:value-type="string">
            <text:p>slr0204</text:p>
          </table:table-cell>
          <table:table-cell office:value-type="float" office:value="-1.38727810531524" calcext:value-type="float">
            <text:p>-1.38727810531524</text:p>
          </table:table-cell>
          <table:table-cell office:value-type="float" office:value="-1.13035849845485" calcext:value-type="float">
            <text:p>-1.13035849845485</text:p>
          </table:table-cell>
          <table:table-cell office:value-type="float" office:value="-0.25691960686039" calcext:value-type="float">
            <text:p>-0.25691960686039</text:p>
          </table:table-cell>
        </table:table-row>
        <table:table-row table:style-name="ro1">
          <table:table-cell office:value-type="string" calcext:value-type="string">
            <text:p>sll1831</text:p>
          </table:table-cell>
          <table:table-cell office:value-type="float" office:value="-1.06543355675343" calcext:value-type="float">
            <text:p>-1.06543355675343</text:p>
          </table:table-cell>
          <table:table-cell office:value-type="float" office:value="-0.808553554035048" calcext:value-type="float">
            <text:p>-0.808553554035048</text:p>
          </table:table-cell>
          <table:table-cell office:value-type="float" office:value="-0.256880002718382" calcext:value-type="float">
            <text:p>-0.256880002718382</text:p>
          </table:table-cell>
        </table:table-row>
        <table:table-row table:style-name="ro1">
          <table:table-cell office:value-type="string" calcext:value-type="string">
            <text:p>slr0191</text:p>
          </table:table-cell>
          <table:table-cell office:value-type="float" office:value="0.107041724101369" calcext:value-type="float">
            <text:p>0.107041724101369</text:p>
          </table:table-cell>
          <table:table-cell office:value-type="float" office:value="0.363549178553814" calcext:value-type="float">
            <text:p>0.363549178553814</text:p>
          </table:table-cell>
          <table:table-cell office:value-type="float" office:value="-0.256507454452445" calcext:value-type="float">
            <text:p>-0.256507454452445</text:p>
          </table:table-cell>
        </table:table-row>
        <table:table-row table:style-name="ro1">
          <table:table-cell office:value-type="string" calcext:value-type="string">
            <text:p>sll0594</text:p>
          </table:table-cell>
          <table:table-cell office:value-type="float" office:value="0.373424328716895" calcext:value-type="float">
            <text:p>0.373424328716895</text:p>
          </table:table-cell>
          <table:table-cell office:value-type="float" office:value="0.629890227499064" calcext:value-type="float">
            <text:p>0.629890227499064</text:p>
          </table:table-cell>
          <table:table-cell office:value-type="float" office:value="-0.256465898782169" calcext:value-type="float">
            <text:p>-0.256465898782169</text:p>
          </table:table-cell>
        </table:table-row>
        <table:table-row table:style-name="ro1">
          <table:table-cell office:value-type="string" calcext:value-type="string">
            <text:p>slr7100</text:p>
          </table:table-cell>
          <table:table-cell office:value-type="float" office:value="-0.0249508467852586" calcext:value-type="float">
            <text:p>-0.0249508467852586</text:p>
          </table:table-cell>
          <table:table-cell office:value-type="float" office:value="0.230448656067416" calcext:value-type="float">
            <text:p>0.230448656067416</text:p>
          </table:table-cell>
          <table:table-cell office:value-type="float" office:value="-0.255399502852674" calcext:value-type="float">
            <text:p>-0.255399502852674</text:p>
          </table:table-cell>
        </table:table-row>
        <table:table-row table:style-name="ro1">
          <table:table-cell office:value-type="string" calcext:value-type="string">
            <text:p>slr0565</text:p>
          </table:table-cell>
          <table:table-cell office:value-type="float" office:value="-1.02969041325864" calcext:value-type="float">
            <text:p>-1.02969041325864</text:p>
          </table:table-cell>
          <table:table-cell office:value-type="float" office:value="-0.774513711618589" calcext:value-type="float">
            <text:p>-0.774513711618589</text:p>
          </table:table-cell>
          <table:table-cell office:value-type="float" office:value="-0.255176701640053" calcext:value-type="float">
            <text:p>-0.255176701640053</text:p>
          </table:table-cell>
        </table:table-row>
        <table:table-row table:style-name="ro1">
          <table:table-cell office:value-type="string" calcext:value-type="string">
            <text:p>ssr2723</text:p>
          </table:table-cell>
          <table:table-cell office:value-type="float" office:value="0.239282707804327" calcext:value-type="float">
            <text:p>0.239282707804327</text:p>
          </table:table-cell>
          <table:table-cell office:value-type="float" office:value="0.494153948903649" calcext:value-type="float">
            <text:p>0.494153948903649</text:p>
          </table:table-cell>
          <table:table-cell office:value-type="float" office:value="-0.254871241099322" calcext:value-type="float">
            <text:p>-0.254871241099322</text:p>
          </table:table-cell>
        </table:table-row>
        <table:table-row table:style-name="ro1">
          <table:table-cell office:value-type="string" calcext:value-type="string">
            <text:p>slr1275</text:p>
          </table:table-cell>
          <table:table-cell office:value-type="float" office:value="-0.087660469305161" calcext:value-type="float">
            <text:p>-0.087660469305161</text:p>
          </table:table-cell>
          <table:table-cell office:value-type="float" office:value="0.166969314432268" calcext:value-type="float">
            <text:p>0.166969314432268</text:p>
          </table:table-cell>
          <table:table-cell office:value-type="float" office:value="-0.254629783737429" calcext:value-type="float">
            <text:p>-0.254629783737429</text:p>
          </table:table-cell>
        </table:table-row>
        <table:table-row table:style-name="ro1">
          <table:table-cell office:value-type="string" calcext:value-type="string">
            <text:p>sll1427</text:p>
          </table:table-cell>
          <table:table-cell office:value-type="float" office:value="-0.478543880017729" calcext:value-type="float">
            <text:p>-0.478543880017729</text:p>
          </table:table-cell>
          <table:table-cell office:value-type="float" office:value="-0.223988958469829" calcext:value-type="float">
            <text:p>-0.223988958469829</text:p>
          </table:table-cell>
          <table:table-cell office:value-type="float" office:value="-0.254554921547899" calcext:value-type="float">
            <text:p>-0.254554921547899</text:p>
          </table:table-cell>
        </table:table-row>
        <table:table-row table:style-name="ro1">
          <table:table-cell office:value-type="string" calcext:value-type="string">
            <text:p>slr1107</text:p>
          </table:table-cell>
          <table:table-cell office:value-type="float" office:value="0.0312468067861558" calcext:value-type="float">
            <text:p>0.0312468067861558</text:p>
          </table:table-cell>
          <table:table-cell office:value-type="float" office:value="0.285548090312512" calcext:value-type="float">
            <text:p>0.285548090312512</text:p>
          </table:table-cell>
          <table:table-cell office:value-type="float" office:value="-0.254301283526356" calcext:value-type="float">
            <text:p>-0.254301283526356</text:p>
          </table:table-cell>
        </table:table-row>
        <table:table-row table:style-name="ro1">
          <table:table-cell office:value-type="string" calcext:value-type="string">
            <text:p>sll1917</text:p>
          </table:table-cell>
          <table:table-cell office:value-type="float" office:value="0.0783111769365007" calcext:value-type="float">
            <text:p>0.0783111769365007</text:p>
          </table:table-cell>
          <table:table-cell office:value-type="float" office:value="0.330660260779422" calcext:value-type="float">
            <text:p>0.330660260779422</text:p>
          </table:table-cell>
          <table:table-cell office:value-type="float" office:value="-0.252349083842922" calcext:value-type="float">
            <text:p>-0.252349083842922</text:p>
          </table:table-cell>
        </table:table-row>
        <table:table-row table:style-name="ro1">
          <table:table-cell office:value-type="string" calcext:value-type="string">
            <text:p>sll0786</text:p>
          </table:table-cell>
          <table:table-cell office:value-type="float" office:value="-0.0354416814737135" calcext:value-type="float">
            <text:p>-0.0354416814737135</text:p>
          </table:table-cell>
          <table:table-cell office:value-type="float" office:value="0.216674380789723" calcext:value-type="float">
            <text:p>0.216674380789723</text:p>
          </table:table-cell>
          <table:table-cell office:value-type="float" office:value="-0.252116062263437" calcext:value-type="float">
            <text:p>-0.252116062263437</text:p>
          </table:table-cell>
        </table:table-row>
        <table:table-row table:style-name="ro1">
          <table:table-cell office:value-type="string" calcext:value-type="string">
            <text:p>sll0398</text:p>
          </table:table-cell>
          <table:table-cell office:value-type="float" office:value="-1.66511109090804" calcext:value-type="float">
            <text:p>-1.66511109090804</text:p>
          </table:table-cell>
          <table:table-cell office:value-type="float" office:value="-1.41324705685211" calcext:value-type="float">
            <text:p>-1.41324705685211</text:p>
          </table:table-cell>
          <table:table-cell office:value-type="float" office:value="-0.251864034055924" calcext:value-type="float">
            <text:p>-0.251864034055924</text:p>
          </table:table-cell>
        </table:table-row>
        <table:table-row table:style-name="ro1">
          <table:table-cell office:value-type="string" calcext:value-type="string">
            <text:p>sll0021</text:p>
          </table:table-cell>
          <table:table-cell office:value-type="float" office:value="0.185171510907745" calcext:value-type="float">
            <text:p>0.185171510907745</text:p>
          </table:table-cell>
          <table:table-cell office:value-type="float" office:value="0.436978056154389" calcext:value-type="float">
            <text:p>0.436978056154389</text:p>
          </table:table-cell>
          <table:table-cell office:value-type="float" office:value="-0.251806545246643" calcext:value-type="float">
            <text:p>-0.251806545246643</text:p>
          </table:table-cell>
        </table:table-row>
        <table:table-row table:style-name="ro1">
          <table:table-cell office:value-type="string" calcext:value-type="string">
            <text:p>sll1184</text:p>
          </table:table-cell>
          <table:table-cell office:value-type="float" office:value="-2.19307398310917" calcext:value-type="float">
            <text:p>-2.19307398310917</text:p>
          </table:table-cell>
          <table:table-cell office:value-type="float" office:value="-1.9416604174392" calcext:value-type="float">
            <text:p>-1.9416604174392</text:p>
          </table:table-cell>
          <table:table-cell office:value-type="float" office:value="-0.251413565669976" calcext:value-type="float">
            <text:p>-0.251413565669976</text:p>
          </table:table-cell>
        </table:table-row>
        <table:table-row table:style-name="ro1">
          <table:table-cell office:value-type="string" calcext:value-type="string">
            <text:p>sll1680</text:p>
          </table:table-cell>
          <table:table-cell office:value-type="float" office:value="0.0915744760130681" calcext:value-type="float">
            <text:p>0.0915744760130681</text:p>
          </table:table-cell>
          <table:table-cell office:value-type="float" office:value="0.342973180936964" calcext:value-type="float">
            <text:p>0.342973180936964</text:p>
          </table:table-cell>
          <table:table-cell office:value-type="float" office:value="-0.251398704923896" calcext:value-type="float">
            <text:p>-0.251398704923896</text:p>
          </table:table-cell>
        </table:table-row>
        <table:table-row table:style-name="ro1">
          <table:table-cell office:value-type="string" calcext:value-type="string">
            <text:p>sll0777</text:p>
          </table:table-cell>
          <table:table-cell office:value-type="float" office:value="0.00757354286363702" calcext:value-type="float">
            <text:p>0.00757354286363702</text:p>
          </table:table-cell>
          <table:table-cell office:value-type="float" office:value="0.258781465321195" calcext:value-type="float">
            <text:p>0.258781465321195</text:p>
          </table:table-cell>
          <table:table-cell office:value-type="float" office:value="-0.251207922457558" calcext:value-type="float">
            <text:p>-0.251207922457558</text:p>
          </table:table-cell>
        </table:table-row>
        <table:table-row table:style-name="ro1">
          <table:table-cell office:value-type="string" calcext:value-type="string">
            <text:p>sll1654</text:p>
          </table:table-cell>
          <table:table-cell office:value-type="float" office:value="-0.0713797495744913" calcext:value-type="float">
            <text:p>-0.0713797495744913</text:p>
          </table:table-cell>
          <table:table-cell office:value-type="float" office:value="0.179819919417874" calcext:value-type="float">
            <text:p>0.179819919417874</text:p>
          </table:table-cell>
          <table:table-cell office:value-type="float" office:value="-0.251199668992366" calcext:value-type="float">
            <text:p>-0.251199668992366</text:p>
          </table:table-cell>
        </table:table-row>
        <table:table-row table:style-name="ro1">
          <table:table-cell office:value-type="string" calcext:value-type="string">
            <text:p>slr0959</text:p>
          </table:table-cell>
          <table:table-cell office:value-type="float" office:value="-0.292597166650076" calcext:value-type="float">
            <text:p>-0.292597166650076</text:p>
          </table:table-cell>
          <table:table-cell office:value-type="float" office:value="-0.0414828537639681" calcext:value-type="float">
            <text:p>-0.0414828537639681</text:p>
          </table:table-cell>
          <table:table-cell office:value-type="float" office:value="-0.251114312886108" calcext:value-type="float">
            <text:p>-0.251114312886108</text:p>
          </table:table-cell>
        </table:table-row>
        <table:table-row table:style-name="ro1">
          <table:table-cell office:value-type="string" calcext:value-type="string">
            <text:p>ssl5108</text:p>
          </table:table-cell>
          <table:table-cell office:value-type="float" office:value="-0.0288097999553059" calcext:value-type="float">
            <text:p>-0.0288097999553059</text:p>
          </table:table-cell>
          <table:table-cell office:value-type="float" office:value="0.221901038772862" calcext:value-type="float">
            <text:p>0.221901038772862</text:p>
          </table:table-cell>
          <table:table-cell office:value-type="float" office:value="-0.250710838728168" calcext:value-type="float">
            <text:p>-0.250710838728168</text:p>
          </table:table-cell>
        </table:table-row>
        <table:table-row table:style-name="ro1">
          <table:table-cell office:value-type="string" calcext:value-type="string">
            <text:p>sll0360</text:p>
          </table:table-cell>
          <table:table-cell office:value-type="float" office:value="0.0656911415886777" calcext:value-type="float">
            <text:p>0.0656911415886777</text:p>
          </table:table-cell>
          <table:table-cell office:value-type="float" office:value="0.315358197730733" calcext:value-type="float">
            <text:p>0.315358197730733</text:p>
          </table:table-cell>
          <table:table-cell office:value-type="float" office:value="-0.249667056142055" calcext:value-type="float">
            <text:p>-0.249667056142055</text:p>
          </table:table-cell>
        </table:table-row>
        <table:table-row table:style-name="ro1">
          <table:table-cell office:value-type="string" calcext:value-type="string">
            <text:p>sll1059</text:p>
          </table:table-cell>
          <table:table-cell office:value-type="float" office:value="-0.0465370367975106" calcext:value-type="float">
            <text:p>-0.0465370367975106</text:p>
          </table:table-cell>
          <table:table-cell office:value-type="float" office:value="0.202912679771227" calcext:value-type="float">
            <text:p>0.202912679771227</text:p>
          </table:table-cell>
          <table:table-cell office:value-type="float" office:value="-0.249449716568738" calcext:value-type="float">
            <text:p>-0.249449716568738</text:p>
          </table:table-cell>
        </table:table-row>
        <table:table-row table:style-name="ro1">
          <table:table-cell office:value-type="string" calcext:value-type="string">
            <text:p>sll5067</text:p>
          </table:table-cell>
          <table:table-cell office:value-type="float" office:value="-0.0712956665862124" calcext:value-type="float">
            <text:p>-0.0712956665862124</text:p>
          </table:table-cell>
          <table:table-cell office:value-type="float" office:value="0.177875330171026" calcext:value-type="float">
            <text:p>0.177875330171026</text:p>
          </table:table-cell>
          <table:table-cell office:value-type="float" office:value="-0.249170996757238" calcext:value-type="float">
            <text:p>-0.249170996757238</text:p>
          </table:table-cell>
        </table:table-row>
        <table:table-row table:style-name="ro1">
          <table:table-cell office:value-type="string" calcext:value-type="string">
            <text:p>sll0912</text:p>
          </table:table-cell>
          <table:table-cell office:value-type="float" office:value="-0.145115563123145" calcext:value-type="float">
            <text:p>-0.145115563123145</text:p>
          </table:table-cell>
          <table:table-cell office:value-type="float" office:value="0.103831878958771" calcext:value-type="float">
            <text:p>0.103831878958771</text:p>
          </table:table-cell>
          <table:table-cell office:value-type="float" office:value="-0.248947442081915" calcext:value-type="float">
            <text:p>-0.248947442081915</text:p>
          </table:table-cell>
        </table:table-row>
        <table:table-row table:style-name="ro1">
          <table:table-cell office:value-type="string" calcext:value-type="string">
            <text:p>sll1428</text:p>
          </table:table-cell>
          <table:table-cell office:value-type="float" office:value="0.0400479458622266" calcext:value-type="float">
            <text:p>0.0400479458622266</text:p>
          </table:table-cell>
          <table:table-cell office:value-type="float" office:value="0.288978837673159" calcext:value-type="float">
            <text:p>0.288978837673159</text:p>
          </table:table-cell>
          <table:table-cell office:value-type="float" office:value="-0.248930891810933" calcext:value-type="float">
            <text:p>-0.248930891810933</text:p>
          </table:table-cell>
        </table:table-row>
        <table:table-row table:style-name="ro1">
          <table:table-cell office:value-type="string" calcext:value-type="string">
            <text:p>slr1811</text:p>
          </table:table-cell>
          <table:table-cell office:value-type="float" office:value="-0.675001634287747" calcext:value-type="float">
            <text:p>-0.675001634287747</text:p>
          </table:table-cell>
          <table:table-cell office:value-type="float" office:value="-0.426113332634847" calcext:value-type="float">
            <text:p>-0.426113332634847</text:p>
          </table:table-cell>
          <table:table-cell office:value-type="float" office:value="-0.2488883016529" calcext:value-type="float">
            <text:p>-0.2488883016529</text:p>
          </table:table-cell>
        </table:table-row>
        <table:table-row table:style-name="ro1">
          <table:table-cell office:value-type="string" calcext:value-type="string">
            <text:p>slr7057</text:p>
          </table:table-cell>
          <table:table-cell office:value-type="float" office:value="0.0775311313028377" calcext:value-type="float">
            <text:p>0.0775311313028377</text:p>
          </table:table-cell>
          <table:table-cell office:value-type="float" office:value="0.326240711819904" calcext:value-type="float">
            <text:p>0.326240711819904</text:p>
          </table:table-cell>
          <table:table-cell office:value-type="float" office:value="-0.248709580517066" calcext:value-type="float">
            <text:p>-0.248709580517066</text:p>
          </table:table-cell>
        </table:table-row>
        <table:table-row table:style-name="ro1">
          <table:table-cell office:value-type="string" calcext:value-type="string">
            <text:p>slr0309</text:p>
          </table:table-cell>
          <table:table-cell office:value-type="float" office:value="0.0227441478490659" calcext:value-type="float">
            <text:p>0.0227441478490659</text:p>
          </table:table-cell>
          <table:table-cell office:value-type="float" office:value="0.270845412236744" calcext:value-type="float">
            <text:p>0.270845412236744</text:p>
          </table:table-cell>
          <table:table-cell office:value-type="float" office:value="-0.248101264387678" calcext:value-type="float">
            <text:p>-0.248101264387678</text:p>
          </table:table-cell>
        </table:table-row>
        <table:table-row table:style-name="ro1">
          <table:table-cell office:value-type="string" calcext:value-type="string">
            <text:p>slr1137</text:p>
          </table:table-cell>
          <table:table-cell office:value-type="float" office:value="0.0402222550516347" calcext:value-type="float">
            <text:p>0.0402222550516347</text:p>
          </table:table-cell>
          <table:table-cell office:value-type="float" office:value="0.288143005766789" calcext:value-type="float">
            <text:p>0.288143005766789</text:p>
          </table:table-cell>
          <table:table-cell office:value-type="float" office:value="-0.247920750715154" calcext:value-type="float">
            <text:p>-0.247920750715154</text:p>
          </table:table-cell>
        </table:table-row>
        <table:table-row table:style-name="ro1">
          <table:table-cell office:value-type="string" calcext:value-type="string">
            <text:p>sll8009</text:p>
          </table:table-cell>
          <table:table-cell office:value-type="float" office:value="-0.105534044087267" calcext:value-type="float">
            <text:p>-0.105534044087267</text:p>
          </table:table-cell>
          <table:table-cell office:value-type="float" office:value="0.142168027100714" calcext:value-type="float">
            <text:p>0.142168027100714</text:p>
          </table:table-cell>
          <table:table-cell office:value-type="float" office:value="-0.247702071187981" calcext:value-type="float">
            <text:p>-0.247702071187981</text:p>
          </table:table-cell>
        </table:table-row>
        <table:table-row table:style-name="ro1">
          <table:table-cell office:value-type="string" calcext:value-type="string">
            <text:p>slr1336</text:p>
          </table:table-cell>
          <table:table-cell office:value-type="float" office:value="-0.110282462587816" calcext:value-type="float">
            <text:p>-0.110282462587816</text:p>
          </table:table-cell>
          <table:table-cell office:value-type="float" office:value="0.137327973109472" calcext:value-type="float">
            <text:p>0.137327973109472</text:p>
          </table:table-cell>
          <table:table-cell office:value-type="float" office:value="-0.247610435697287" calcext:value-type="float">
            <text:p>-0.247610435697287</text:p>
          </table:table-cell>
        </table:table-row>
        <table:table-row table:style-name="ro1">
          <table:table-cell office:value-type="string" calcext:value-type="string">
            <text:p>sll0508</text:p>
          </table:table-cell>
          <table:table-cell office:value-type="float" office:value="0.0722862967028857" calcext:value-type="float">
            <text:p>0.0722862967028857</text:p>
          </table:table-cell>
          <table:table-cell office:value-type="float" office:value="0.319730209322051" calcext:value-type="float">
            <text:p>0.319730209322051</text:p>
          </table:table-cell>
          <table:table-cell office:value-type="float" office:value="-0.247443912619165" calcext:value-type="float">
            <text:p>-0.247443912619165</text:p>
          </table:table-cell>
        </table:table-row>
        <table:table-row table:style-name="ro1">
          <table:table-cell office:value-type="string" calcext:value-type="string">
            <text:p>slr0915</text:p>
          </table:table-cell>
          <table:table-cell office:value-type="float" office:value="-1.63039225475081" calcext:value-type="float">
            <text:p>-1.63039225475081</text:p>
          </table:table-cell>
          <table:table-cell office:value-type="float" office:value="-1.38335046523687" calcext:value-type="float">
            <text:p>-1.38335046523687</text:p>
          </table:table-cell>
          <table:table-cell office:value-type="float" office:value="-0.247041789513937" calcext:value-type="float">
            <text:p>-0.247041789513937</text:p>
          </table:table-cell>
        </table:table-row>
        <table:table-row table:style-name="ro1">
          <table:table-cell office:value-type="string" calcext:value-type="string">
            <text:p>slr0468</text:p>
          </table:table-cell>
          <table:table-cell office:value-type="float" office:value="-0.131424140038919" calcext:value-type="float">
            <text:p>-0.131424140038919</text:p>
          </table:table-cell>
          <table:table-cell office:value-type="float" office:value="0.115538924883187" calcext:value-type="float">
            <text:p>0.115538924883187</text:p>
          </table:table-cell>
          <table:table-cell office:value-type="float" office:value="-0.246963064922106" calcext:value-type="float">
            <text:p>-0.246963064922106</text:p>
          </table:table-cell>
        </table:table-row>
        <table:table-row table:style-name="ro1">
          <table:table-cell office:value-type="string" calcext:value-type="string">
            <text:p>sll1219</text:p>
          </table:table-cell>
          <table:table-cell office:value-type="float" office:value="-0.161662560886463" calcext:value-type="float">
            <text:p>-0.161662560886463</text:p>
          </table:table-cell>
          <table:table-cell office:value-type="float" office:value="0.0845457076952679" calcext:value-type="float">
            <text:p>0.0845457076952679</text:p>
          </table:table-cell>
          <table:table-cell office:value-type="float" office:value="-0.246208268581731" calcext:value-type="float">
            <text:p>-0.246208268581731</text:p>
          </table:table-cell>
        </table:table-row>
        <table:table-row table:style-name="ro1">
          <table:table-cell office:value-type="string" calcext:value-type="string">
            <text:p>slr0510</text:p>
          </table:table-cell>
          <table:table-cell office:value-type="float" office:value="-0.164397017834177" calcext:value-type="float">
            <text:p>-0.164397017834177</text:p>
          </table:table-cell>
          <table:table-cell office:value-type="float" office:value="0.0817959956169364" calcext:value-type="float">
            <text:p>0.0817959956169364</text:p>
          </table:table-cell>
          <table:table-cell office:value-type="float" office:value="-0.246193013451113" calcext:value-type="float">
            <text:p>-0.246193013451113</text:p>
          </table:table-cell>
        </table:table-row>
        <table:table-row table:style-name="ro1">
          <table:table-cell office:value-type="string" calcext:value-type="string">
            <text:p>sll0643</text:p>
          </table:table-cell>
          <table:table-cell office:value-type="float" office:value="-0.591306560193502" calcext:value-type="float">
            <text:p>-0.591306560193502</text:p>
          </table:table-cell>
          <table:table-cell office:value-type="float" office:value="-0.345132948700487" calcext:value-type="float">
            <text:p>-0.345132948700487</text:p>
          </table:table-cell>
          <table:table-cell office:value-type="float" office:value="-0.246173611493015" calcext:value-type="float">
            <text:p>-0.246173611493015</text:p>
          </table:table-cell>
        </table:table-row>
        <table:table-row table:style-name="ro1">
          <table:table-cell office:value-type="string" calcext:value-type="string">
            <text:p>sll1776</text:p>
          </table:table-cell>
          <table:table-cell office:value-type="float" office:value="-0.625935109597611" calcext:value-type="float">
            <text:p>-0.625935109597611</text:p>
          </table:table-cell>
          <table:table-cell office:value-type="float" office:value="-0.380966547530108" calcext:value-type="float">
            <text:p>-0.380966547530108</text:p>
          </table:table-cell>
          <table:table-cell office:value-type="float" office:value="-0.244968562067503" calcext:value-type="float">
            <text:p>-0.244968562067503</text:p>
          </table:table-cell>
        </table:table-row>
        <table:table-row table:style-name="ro1">
          <table:table-cell office:value-type="string" calcext:value-type="string">
            <text:p>slr1234</text:p>
          </table:table-cell>
          <table:table-cell office:value-type="float" office:value="-0.124434198025353" calcext:value-type="float">
            <text:p>-0.124434198025353</text:p>
          </table:table-cell>
          <table:table-cell office:value-type="float" office:value="0.120203562999411" calcext:value-type="float">
            <text:p>0.120203562999411</text:p>
          </table:table-cell>
          <table:table-cell office:value-type="float" office:value="-0.244637761024764" calcext:value-type="float">
            <text:p>-0.244637761024764</text:p>
          </table:table-cell>
        </table:table-row>
        <table:table-row table:style-name="ro1">
          <table:table-cell office:value-type="string" calcext:value-type="string">
            <text:p>slr0069</text:p>
          </table:table-cell>
          <table:table-cell office:value-type="float" office:value="-0.0318922370426558" calcext:value-type="float">
            <text:p>-0.0318922370426558</text:p>
          </table:table-cell>
          <table:table-cell office:value-type="float" office:value="0.212658249634802" calcext:value-type="float">
            <text:p>0.212658249634802</text:p>
          </table:table-cell>
          <table:table-cell office:value-type="float" office:value="-0.244550486677457" calcext:value-type="float">
            <text:p>-0.244550486677457</text:p>
          </table:table-cell>
        </table:table-row>
        <table:table-row table:style-name="ro1">
          <table:table-cell office:value-type="string" calcext:value-type="string">
            <text:p>sll0784</text:p>
          </table:table-cell>
          <table:table-cell office:value-type="float" office:value="-0.0971196896231276" calcext:value-type="float">
            <text:p>-0.0971196896231276</text:p>
          </table:table-cell>
          <table:table-cell office:value-type="float" office:value="0.146918883423859" calcext:value-type="float">
            <text:p>0.146918883423859</text:p>
          </table:table-cell>
          <table:table-cell office:value-type="float" office:value="-0.244038573046987" calcext:value-type="float">
            <text:p>-0.244038573046987</text:p>
          </table:table-cell>
        </table:table-row>
        <table:table-row table:style-name="ro1">
          <table:table-cell office:value-type="string" calcext:value-type="string">
            <text:p>slr1440</text:p>
          </table:table-cell>
          <table:table-cell office:value-type="float" office:value="0.108923714450266" calcext:value-type="float">
            <text:p>0.108923714450266</text:p>
          </table:table-cell>
          <table:table-cell office:value-type="float" office:value="0.352283890682987" calcext:value-type="float">
            <text:p>0.352283890682987</text:p>
          </table:table-cell>
          <table:table-cell office:value-type="float" office:value="-0.24336017623272" calcext:value-type="float">
            <text:p>-0.24336017623272</text:p>
          </table:table-cell>
        </table:table-row>
        <table:table-row table:style-name="ro1">
          <table:table-cell office:value-type="string" calcext:value-type="string">
            <text:p>slr1743</text:p>
          </table:table-cell>
          <table:table-cell office:value-type="float" office:value="0.20897385239577" calcext:value-type="float">
            <text:p>0.20897385239577</text:p>
          </table:table-cell>
          <table:table-cell office:value-type="float" office:value="0.452315066997278" calcext:value-type="float">
            <text:p>0.452315066997278</text:p>
          </table:table-cell>
          <table:table-cell office:value-type="float" office:value="-0.243341214601507" calcext:value-type="float">
            <text:p>-0.243341214601507</text:p>
          </table:table-cell>
        </table:table-row>
        <table:table-row table:style-name="ro1">
          <table:table-cell office:value-type="string" calcext:value-type="string">
            <text:p>sll0023</text:p>
          </table:table-cell>
          <table:table-cell office:value-type="float" office:value="-0.302120492510911" calcext:value-type="float">
            <text:p>-0.302120492510911</text:p>
          </table:table-cell>
          <table:table-cell office:value-type="float" office:value="-0.0588807515027473" calcext:value-type="float">
            <text:p>-0.0588807515027473</text:p>
          </table:table-cell>
          <table:table-cell office:value-type="float" office:value="-0.243239741008164" calcext:value-type="float">
            <text:p>-0.243239741008164</text:p>
          </table:table-cell>
        </table:table-row>
        <table:table-row table:style-name="ro1">
          <table:table-cell office:value-type="string" calcext:value-type="string">
            <text:p>slr0217</text:p>
          </table:table-cell>
          <table:table-cell office:value-type="float" office:value="-0.220279108504348" calcext:value-type="float">
            <text:p>-0.220279108504348</text:p>
          </table:table-cell>
          <table:table-cell office:value-type="float" office:value="0.0222537656440994" calcext:value-type="float">
            <text:p>0.0222537656440994</text:p>
          </table:table-cell>
          <table:table-cell office:value-type="float" office:value="-0.242532874148447" calcext:value-type="float">
            <text:p>-0.242532874148447</text:p>
          </table:table-cell>
        </table:table-row>
        <table:table-row table:style-name="ro1">
          <table:table-cell office:value-type="string" calcext:value-type="string">
            <text:p>slr1413</text:p>
          </table:table-cell>
          <table:table-cell office:value-type="float" office:value="0.133038765018059" calcext:value-type="float">
            <text:p>0.133038765018059</text:p>
          </table:table-cell>
          <table:table-cell office:value-type="float" office:value="0.375415494214542" calcext:value-type="float">
            <text:p>0.375415494214542</text:p>
          </table:table-cell>
          <table:table-cell office:value-type="float" office:value="-0.242376729196483" calcext:value-type="float">
            <text:p>-0.242376729196483</text:p>
          </table:table-cell>
        </table:table-row>
        <table:table-row table:style-name="ro1">
          <table:table-cell office:value-type="string" calcext:value-type="string">
            <text:p>slr0036</text:p>
          </table:table-cell>
          <table:table-cell office:value-type="float" office:value="-0.132442923030646" calcext:value-type="float">
            <text:p>-0.132442923030646</text:p>
          </table:table-cell>
          <table:table-cell office:value-type="float" office:value="0.109789327518471" calcext:value-type="float">
            <text:p>0.109789327518471</text:p>
          </table:table-cell>
          <table:table-cell office:value-type="float" office:value="-0.242232250549117" calcext:value-type="float">
            <text:p>-0.242232250549117</text:p>
          </table:table-cell>
        </table:table-row>
        <table:table-row table:style-name="ro1">
          <table:table-cell office:value-type="string" calcext:value-type="string">
            <text:p>sll0647</text:p>
          </table:table-cell>
          <table:table-cell office:value-type="float" office:value="-0.0590524914412625" calcext:value-type="float">
            <text:p>-0.0590524914412625</text:p>
          </table:table-cell>
          <table:table-cell office:value-type="float" office:value="0.183068863560503" calcext:value-type="float">
            <text:p>0.183068863560503</text:p>
          </table:table-cell>
          <table:table-cell office:value-type="float" office:value="-0.242121355001766" calcext:value-type="float">
            <text:p>-0.242121355001766</text:p>
          </table:table-cell>
        </table:table-row>
        <table:table-row table:style-name="ro1">
          <table:table-cell office:value-type="string" calcext:value-type="string">
            <text:p>slr0199</text:p>
          </table:table-cell>
          <table:table-cell office:value-type="float" office:value="-0.0415277010322663" calcext:value-type="float">
            <text:p>-0.0415277010322663</text:p>
          </table:table-cell>
          <table:table-cell office:value-type="float" office:value="0.200325838452322" calcext:value-type="float">
            <text:p>0.200325838452322</text:p>
          </table:table-cell>
          <table:table-cell office:value-type="float" office:value="-0.241853539484589" calcext:value-type="float">
            <text:p>-0.241853539484589</text:p>
          </table:table-cell>
        </table:table-row>
        <table:table-row table:style-name="ro1">
          <table:table-cell office:value-type="string" calcext:value-type="string">
            <text:p>sll0224</text:p>
          </table:table-cell>
          <table:table-cell office:value-type="float" office:value="0.212160575096224" calcext:value-type="float">
            <text:p>0.212160575096224</text:p>
          </table:table-cell>
          <table:table-cell office:value-type="float" office:value="0.453886569594153" calcext:value-type="float">
            <text:p>0.453886569594153</text:p>
          </table:table-cell>
          <table:table-cell office:value-type="float" office:value="-0.241725994497929" calcext:value-type="float">
            <text:p>-0.241725994497929</text:p>
          </table:table-cell>
        </table:table-row>
        <table:table-row table:style-name="ro1">
          <table:table-cell office:value-type="string" calcext:value-type="string">
            <text:p>sll0829</text:p>
          </table:table-cell>
          <table:table-cell office:value-type="float" office:value="0.100290829800414" calcext:value-type="float">
            <text:p>0.100290829800414</text:p>
          </table:table-cell>
          <table:table-cell office:value-type="float" office:value="0.341878479446382" calcext:value-type="float">
            <text:p>0.341878479446382</text:p>
          </table:table-cell>
          <table:table-cell office:value-type="float" office:value="-0.241587649645968" calcext:value-type="float">
            <text:p>-0.241587649645968</text:p>
          </table:table-cell>
        </table:table-row>
        <table:table-row table:style-name="ro1">
          <table:table-cell office:value-type="string" calcext:value-type="string">
            <text:p>sll1151</text:p>
          </table:table-cell>
          <table:table-cell office:value-type="float" office:value="-0.0576326816214507" calcext:value-type="float">
            <text:p>-0.0576326816214507</text:p>
          </table:table-cell>
          <table:table-cell office:value-type="float" office:value="0.183239582598774" calcext:value-type="float">
            <text:p>0.183239582598774</text:p>
          </table:table-cell>
          <table:table-cell office:value-type="float" office:value="-0.240872264220225" calcext:value-type="float">
            <text:p>-0.240872264220225</text:p>
          </table:table-cell>
        </table:table-row>
        <table:table-row table:style-name="ro1">
          <table:table-cell office:value-type="string" calcext:value-type="string">
            <text:p>slr0207</text:p>
          </table:table-cell>
          <table:table-cell office:value-type="float" office:value="-0.100322495142122" calcext:value-type="float">
            <text:p>-0.100322495142122</text:p>
          </table:table-cell>
          <table:table-cell office:value-type="float" office:value="0.140309730897758" calcext:value-type="float">
            <text:p>0.140309730897758</text:p>
          </table:table-cell>
          <table:table-cell office:value-type="float" office:value="-0.24063222603988" calcext:value-type="float">
            <text:p>-0.24063222603988</text:p>
          </table:table-cell>
        </table:table-row>
        <table:table-row table:style-name="ro1">
          <table:table-cell office:value-type="string" calcext:value-type="string">
            <text:p>slr5073</text:p>
          </table:table-cell>
          <table:table-cell office:value-type="float" office:value="0.0124999296066101" calcext:value-type="float">
            <text:p>0.0124999296066101</text:p>
          </table:table-cell>
          <table:table-cell office:value-type="float" office:value="0.252566946905046" calcext:value-type="float">
            <text:p>0.252566946905046</text:p>
          </table:table-cell>
          <table:table-cell office:value-type="float" office:value="-0.240067017298436" calcext:value-type="float">
            <text:p>-0.240067017298436</text:p>
          </table:table-cell>
        </table:table-row>
        <table:table-row table:style-name="ro1">
          <table:table-cell office:value-type="string" calcext:value-type="string">
            <text:p>slr5102</text:p>
          </table:table-cell>
          <table:table-cell office:value-type="float" office:value="0.147446587225392" calcext:value-type="float">
            <text:p>0.147446587225392</text:p>
          </table:table-cell>
          <table:table-cell office:value-type="float" office:value="0.38706973344111" calcext:value-type="float">
            <text:p>0.38706973344111</text:p>
          </table:table-cell>
          <table:table-cell office:value-type="float" office:value="-0.239623146215717" calcext:value-type="float">
            <text:p>-0.239623146215717</text:p>
          </table:table-cell>
        </table:table-row>
        <table:table-row table:style-name="ro1">
          <table:table-cell office:value-type="string" calcext:value-type="string">
            <text:p>slr1233</text:p>
          </table:table-cell>
          <table:table-cell office:value-type="float" office:value="0.243386166603901" calcext:value-type="float">
            <text:p>0.243386166603901</text:p>
          </table:table-cell>
          <table:table-cell office:value-type="float" office:value="0.482891947491166" calcext:value-type="float">
            <text:p>0.482891947491166</text:p>
          </table:table-cell>
          <table:table-cell office:value-type="float" office:value="-0.239505780887265" calcext:value-type="float">
            <text:p>-0.239505780887265</text:p>
          </table:table-cell>
        </table:table-row>
        <table:table-row table:style-name="ro1">
          <table:table-cell office:value-type="string" calcext:value-type="string">
            <text:p>slr0529</text:p>
          </table:table-cell>
          <table:table-cell office:value-type="float" office:value="0.157820093299586" calcext:value-type="float">
            <text:p>0.157820093299586</text:p>
          </table:table-cell>
          <table:table-cell office:value-type="float" office:value="0.397282907490896" calcext:value-type="float">
            <text:p>0.397282907490896</text:p>
          </table:table-cell>
          <table:table-cell office:value-type="float" office:value="-0.23946281419131" calcext:value-type="float">
            <text:p>-0.23946281419131</text:p>
          </table:table-cell>
        </table:table-row>
        <table:table-row table:style-name="ro1">
          <table:table-cell office:value-type="string" calcext:value-type="string">
            <text:p>sll0084</text:p>
          </table:table-cell>
          <table:table-cell office:value-type="float" office:value="-0.0170204894520934" calcext:value-type="float">
            <text:p>-0.0170204894520934</text:p>
          </table:table-cell>
          <table:table-cell office:value-type="float" office:value="0.221719498149989" calcext:value-type="float">
            <text:p>0.221719498149989</text:p>
          </table:table-cell>
          <table:table-cell office:value-type="float" office:value="-0.238739987602082" calcext:value-type="float">
            <text:p>-0.238739987602082</text:p>
          </table:table-cell>
        </table:table-row>
        <table:table-row table:style-name="ro1">
          <table:table-cell office:value-type="string" calcext:value-type="string">
            <text:p>sll0428</text:p>
          </table:table-cell>
          <table:table-cell office:value-type="float" office:value="-0.0951351330996271" calcext:value-type="float">
            <text:p>-0.0951351330996271</text:p>
          </table:table-cell>
          <table:table-cell office:value-type="float" office:value="0.143518606351867" calcext:value-type="float">
            <text:p>0.143518606351867</text:p>
          </table:table-cell>
          <table:table-cell office:value-type="float" office:value="-0.238653739451494" calcext:value-type="float">
            <text:p>-0.238653739451494</text:p>
          </table:table-cell>
        </table:table-row>
        <table:table-row table:style-name="ro1">
          <table:table-cell office:value-type="string" calcext:value-type="string">
            <text:p>slr1747</text:p>
          </table:table-cell>
          <table:table-cell office:value-type="float" office:value="-0.0252798826184315" calcext:value-type="float">
            <text:p>-0.0252798826184315</text:p>
          </table:table-cell>
          <table:table-cell office:value-type="float" office:value="0.213239077732938" calcext:value-type="float">
            <text:p>0.213239077732938</text:p>
          </table:table-cell>
          <table:table-cell office:value-type="float" office:value="-0.238518960351369" calcext:value-type="float">
            <text:p>-0.238518960351369</text:p>
          </table:table-cell>
        </table:table-row>
        <table:table-row table:style-name="ro1">
          <table:table-cell office:value-type="string" calcext:value-type="string">
            <text:p>sll0739</text:p>
          </table:table-cell>
          <table:table-cell office:value-type="float" office:value="0.0402409927166582" calcext:value-type="float">
            <text:p>0.0402409927166582</text:p>
          </table:table-cell>
          <table:table-cell office:value-type="float" office:value="0.277993217358954" calcext:value-type="float">
            <text:p>0.277993217358954</text:p>
          </table:table-cell>
          <table:table-cell office:value-type="float" office:value="-0.237752224642296" calcext:value-type="float">
            <text:p>-0.237752224642296</text:p>
          </table:table-cell>
        </table:table-row>
        <table:table-row table:style-name="ro1">
          <table:table-cell office:value-type="string" calcext:value-type="string">
            <text:p>slr1245</text:p>
          </table:table-cell>
          <table:table-cell office:value-type="float" office:value="-0.832926275856516" calcext:value-type="float">
            <text:p>-0.832926275856516</text:p>
          </table:table-cell>
          <table:table-cell office:value-type="float" office:value="-0.595216849025833" calcext:value-type="float">
            <text:p>-0.595216849025833</text:p>
          </table:table-cell>
          <table:table-cell office:value-type="float" office:value="-0.237709426830683" calcext:value-type="float">
            <text:p>-0.237709426830683</text:p>
          </table:table-cell>
        </table:table-row>
        <table:table-row table:style-name="ro1">
          <table:table-cell office:value-type="string" calcext:value-type="string">
            <text:p>ssl7038</text:p>
          </table:table-cell>
          <table:table-cell office:value-type="float" office:value="-0.565801868723497" calcext:value-type="float">
            <text:p>-0.565801868723497</text:p>
          </table:table-cell>
          <table:table-cell office:value-type="float" office:value="-0.32825201091294" calcext:value-type="float">
            <text:p>-0.32825201091294</text:p>
          </table:table-cell>
          <table:table-cell office:value-type="float" office:value="-0.237549857810557" calcext:value-type="float">
            <text:p>-0.237549857810557</text:p>
          </table:table-cell>
        </table:table-row>
        <table:table-row table:style-name="ro1">
          <table:table-cell office:value-type="string" calcext:value-type="string">
            <text:p>slr1256</text:p>
          </table:table-cell>
          <table:table-cell office:value-type="float" office:value="-0.474452729041744" calcext:value-type="float">
            <text:p>-0.474452729041744</text:p>
          </table:table-cell>
          <table:table-cell office:value-type="float" office:value="-0.23722599752143" calcext:value-type="float">
            <text:p>-0.23722599752143</text:p>
          </table:table-cell>
          <table:table-cell office:value-type="float" office:value="-0.237226731520314" calcext:value-type="float">
            <text:p>-0.237226731520314</text:p>
          </table:table-cell>
        </table:table-row>
        <table:table-row table:style-name="ro1">
          <table:table-cell office:value-type="string" calcext:value-type="string">
            <text:p>slr0725</text:p>
          </table:table-cell>
          <table:table-cell office:value-type="float" office:value="-0.0046108359569645" calcext:value-type="float">
            <text:p>-0.0046108359569645</text:p>
          </table:table-cell>
          <table:table-cell office:value-type="float" office:value="0.232473003500838" calcext:value-type="float">
            <text:p>0.232473003500838</text:p>
          </table:table-cell>
          <table:table-cell office:value-type="float" office:value="-0.237083839457803" calcext:value-type="float">
            <text:p>-0.237083839457803</text:p>
          </table:table-cell>
        </table:table-row>
        <table:table-row table:style-name="ro1">
          <table:table-cell office:value-type="string" calcext:value-type="string">
            <text:p>sll0182</text:p>
          </table:table-cell>
          <table:table-cell office:value-type="float" office:value="0.0217605408508073" calcext:value-type="float">
            <text:p>0.0217605408508073</text:p>
          </table:table-cell>
          <table:table-cell office:value-type="float" office:value="0.258818935552099" calcext:value-type="float">
            <text:p>0.258818935552099</text:p>
          </table:table-cell>
          <table:table-cell office:value-type="float" office:value="-0.237058394701291" calcext:value-type="float">
            <text:p>-0.237058394701291</text:p>
          </table:table-cell>
        </table:table-row>
        <table:table-row table:style-name="ro1">
          <table:table-cell office:value-type="string" calcext:value-type="string">
            <text:p>sll0593</text:p>
          </table:table-cell>
          <table:table-cell office:value-type="float" office:value="-0.271093201294212" calcext:value-type="float">
            <text:p>-0.271093201294212</text:p>
          </table:table-cell>
          <table:table-cell office:value-type="float" office:value="-0.0349279095489102" calcext:value-type="float">
            <text:p>-0.0349279095489102</text:p>
          </table:table-cell>
          <table:table-cell office:value-type="float" office:value="-0.236165291745302" calcext:value-type="float">
            <text:p>-0.236165291745302</text:p>
          </table:table-cell>
        </table:table-row>
        <table:table-row table:style-name="ro1">
          <table:table-cell office:value-type="string" calcext:value-type="string">
            <text:p>sll1472</text:p>
          </table:table-cell>
          <table:table-cell office:value-type="float" office:value="0.0881344059973777" calcext:value-type="float">
            <text:p>0.0881344059973777</text:p>
          </table:table-cell>
          <table:table-cell office:value-type="float" office:value="0.323978612010867" calcext:value-type="float">
            <text:p>0.323978612010867</text:p>
          </table:table-cell>
          <table:table-cell office:value-type="float" office:value="-0.235844206013489" calcext:value-type="float">
            <text:p>-0.235844206013489</text:p>
          </table:table-cell>
        </table:table-row>
        <table:table-row table:style-name="ro1">
          <table:table-cell office:value-type="string" calcext:value-type="string">
            <text:p>sll1003</text:p>
          </table:table-cell>
          <table:table-cell office:value-type="float" office:value="0.117133727773666" calcext:value-type="float">
            <text:p>0.117133727773666</text:p>
          </table:table-cell>
          <table:table-cell office:value-type="float" office:value="0.352871620007482" calcext:value-type="float">
            <text:p>0.352871620007482</text:p>
          </table:table-cell>
          <table:table-cell office:value-type="float" office:value="-0.235737892233817" calcext:value-type="float">
            <text:p>-0.235737892233817</text:p>
          </table:table-cell>
        </table:table-row>
        <table:table-row table:style-name="ro1">
          <table:table-cell office:value-type="string" calcext:value-type="string">
            <text:p>slr1807</text:p>
          </table:table-cell>
          <table:table-cell office:value-type="float" office:value="-0.0282126604617855" calcext:value-type="float">
            <text:p>-0.0282126604617855</text:p>
          </table:table-cell>
          <table:table-cell office:value-type="float" office:value="0.207372872503921" calcext:value-type="float">
            <text:p>0.207372872503921</text:p>
          </table:table-cell>
          <table:table-cell office:value-type="float" office:value="-0.235585532965707" calcext:value-type="float">
            <text:p>-0.235585532965707</text:p>
          </table:table-cell>
        </table:table-row>
        <table:table-row table:style-name="ro1">
          <table:table-cell office:value-type="string" calcext:value-type="string">
            <text:p>sll0641</text:p>
          </table:table-cell>
          <table:table-cell office:value-type="float" office:value="-0.236896813656984" calcext:value-type="float">
            <text:p>-0.236896813656984</text:p>
          </table:table-cell>
          <table:table-cell office:value-type="float" office:value="-0.00135591686018977" calcext:value-type="float">
            <text:p>-0.00135591686018977</text:p>
          </table:table-cell>
          <table:table-cell office:value-type="float" office:value="-0.235540896796794" calcext:value-type="float">
            <text:p>-0.235540896796794</text:p>
          </table:table-cell>
        </table:table-row>
        <table:table-row table:style-name="ro1">
          <table:table-cell office:value-type="string" calcext:value-type="string">
            <text:p>slr1819</text:p>
          </table:table-cell>
          <table:table-cell office:value-type="float" office:value="0.236541013500453" calcext:value-type="float">
            <text:p>0.236541013500453</text:p>
          </table:table-cell>
          <table:table-cell office:value-type="float" office:value="0.471483511919206" calcext:value-type="float">
            <text:p>0.471483511919206</text:p>
          </table:table-cell>
          <table:table-cell office:value-type="float" office:value="-0.234942498418752" calcext:value-type="float">
            <text:p>-0.234942498418752</text:p>
          </table:table-cell>
        </table:table-row>
        <table:table-row table:style-name="ro1">
          <table:table-cell office:value-type="string" calcext:value-type="string">
            <text:p>sll1306</text:p>
          </table:table-cell>
          <table:table-cell office:value-type="float" office:value="0.0472274818931307" calcext:value-type="float">
            <text:p>0.0472274818931307</text:p>
          </table:table-cell>
          <table:table-cell office:value-type="float" office:value="0.281979363826447" calcext:value-type="float">
            <text:p>0.281979363826447</text:p>
          </table:table-cell>
          <table:table-cell office:value-type="float" office:value="-0.234751881933316" calcext:value-type="float">
            <text:p>-0.234751881933316</text:p>
          </table:table-cell>
        </table:table-row>
        <table:table-row table:style-name="ro1">
          <table:table-cell office:value-type="string" calcext:value-type="string">
            <text:p>sll1864</text:p>
          </table:table-cell>
          <table:table-cell office:value-type="float" office:value="0.0162596157506001" calcext:value-type="float">
            <text:p>0.0162596157506001</text:p>
          </table:table-cell>
          <table:table-cell office:value-type="float" office:value="0.250556194610954" calcext:value-type="float">
            <text:p>0.250556194610954</text:p>
          </table:table-cell>
          <table:table-cell office:value-type="float" office:value="-0.234296578860354" calcext:value-type="float">
            <text:p>-0.234296578860354</text:p>
          </table:table-cell>
        </table:table-row>
        <table:table-row table:style-name="ro1">
          <table:table-cell office:value-type="string" calcext:value-type="string">
            <text:p>sll1170</text:p>
          </table:table-cell>
          <table:table-cell office:value-type="float" office:value="0.204993798365322" calcext:value-type="float">
            <text:p>0.204993798365322</text:p>
          </table:table-cell>
          <table:table-cell office:value-type="float" office:value="0.439195988569186" calcext:value-type="float">
            <text:p>0.439195988569186</text:p>
          </table:table-cell>
          <table:table-cell office:value-type="float" office:value="-0.234202190203864" calcext:value-type="float">
            <text:p>-0.234202190203864</text:p>
          </table:table-cell>
        </table:table-row>
        <table:table-row table:style-name="ro1">
          <table:table-cell office:value-type="string" calcext:value-type="string">
            <text:p>sll5104</text:p>
          </table:table-cell>
          <table:table-cell office:value-type="float" office:value="-0.425716967294613" calcext:value-type="float">
            <text:p>-0.425716967294613</text:p>
          </table:table-cell>
          <table:table-cell office:value-type="float" office:value="-0.191638603342653" calcext:value-type="float">
            <text:p>-0.191638603342653</text:p>
          </table:table-cell>
          <table:table-cell office:value-type="float" office:value="-0.234078363951959" calcext:value-type="float">
            <text:p>-0.234078363951959</text:p>
          </table:table-cell>
        </table:table-row>
        <table:table-row table:style-name="ro1">
          <table:table-cell office:value-type="string" calcext:value-type="string">
            <text:p>slr2015</text:p>
          </table:table-cell>
          <table:table-cell office:value-type="float" office:value="0.0645536726328487" calcext:value-type="float">
            <text:p>0.0645536726328487</text:p>
          </table:table-cell>
          <table:table-cell office:value-type="float" office:value="0.298566607021166" calcext:value-type="float">
            <text:p>0.298566607021166</text:p>
          </table:table-cell>
          <table:table-cell office:value-type="float" office:value="-0.234012934388317" calcext:value-type="float">
            <text:p>-0.234012934388317</text:p>
          </table:table-cell>
        </table:table-row>
        <table:table-row table:style-name="ro1">
          <table:table-cell office:value-type="string" calcext:value-type="string">
            <text:p>slr1827</text:p>
          </table:table-cell>
          <table:table-cell office:value-type="float" office:value="0.0830878088796199" calcext:value-type="float">
            <text:p>0.0830878088796199</text:p>
          </table:table-cell>
          <table:table-cell office:value-type="float" office:value="0.315737687589141" calcext:value-type="float">
            <text:p>0.315737687589141</text:p>
          </table:table-cell>
          <table:table-cell office:value-type="float" office:value="-0.232649878709521" calcext:value-type="float">
            <text:p>-0.232649878709521</text:p>
          </table:table-cell>
        </table:table-row>
        <table:table-row table:style-name="ro1">
          <table:table-cell office:value-type="string" calcext:value-type="string">
            <text:p>slr1125</text:p>
          </table:table-cell>
          <table:table-cell office:value-type="float" office:value="0.0674507319205966" calcext:value-type="float">
            <text:p>0.0674507319205966</text:p>
          </table:table-cell>
          <table:table-cell office:value-type="float" office:value="0.299713634296558" calcext:value-type="float">
            <text:p>0.299713634296558</text:p>
          </table:table-cell>
          <table:table-cell office:value-type="float" office:value="-0.232262902375961" calcext:value-type="float">
            <text:p>-0.232262902375961</text:p>
          </table:table-cell>
        </table:table-row>
        <table:table-row table:style-name="ro1">
          <table:table-cell office:value-type="string" calcext:value-type="string">
            <text:p>sll1670</text:p>
          </table:table-cell>
          <table:table-cell office:value-type="float" office:value="-0.235625354981301" calcext:value-type="float">
            <text:p>-0.235625354981301</text:p>
          </table:table-cell>
          <table:table-cell office:value-type="float" office:value="-0.00417667985103773" calcext:value-type="float">
            <text:p>-0.00417667985103773</text:p>
          </table:table-cell>
          <table:table-cell office:value-type="float" office:value="-0.231448675130263" calcext:value-type="float">
            <text:p>-0.231448675130263</text:p>
          </table:table-cell>
        </table:table-row>
        <table:table-row table:style-name="ro1">
          <table:table-cell office:value-type="string" calcext:value-type="string">
            <text:p>ssr3402</text:p>
          </table:table-cell>
          <table:table-cell office:value-type="float" office:value="0.166131094334144" calcext:value-type="float">
            <text:p>0.166131094334144</text:p>
          </table:table-cell>
          <table:table-cell office:value-type="float" office:value="0.397165914808889" calcext:value-type="float">
            <text:p>0.397165914808889</text:p>
          </table:table-cell>
          <table:table-cell office:value-type="float" office:value="-0.231034820474745" calcext:value-type="float">
            <text:p>-0.231034820474745</text:p>
          </table:table-cell>
        </table:table-row>
        <table:table-row table:style-name="ro1">
          <table:table-cell office:value-type="string" calcext:value-type="string">
            <text:p>slr6040</text:p>
          </table:table-cell>
          <table:table-cell office:value-type="float" office:value="-0.0278664170181629" calcext:value-type="float">
            <text:p>-0.0278664170181629</text:p>
          </table:table-cell>
          <table:table-cell office:value-type="float" office:value="0.202985848879272" calcext:value-type="float">
            <text:p>0.202985848879272</text:p>
          </table:table-cell>
          <table:table-cell office:value-type="float" office:value="-0.230852265897435" calcext:value-type="float">
            <text:p>-0.230852265897435</text:p>
          </table:table-cell>
        </table:table-row>
        <table:table-row table:style-name="ro1">
          <table:table-cell office:value-type="string" calcext:value-type="string">
            <text:p>slr1556</text:p>
          </table:table-cell>
          <table:table-cell office:value-type="float" office:value="-0.0111128085195198" calcext:value-type="float">
            <text:p>-0.0111128085195198</text:p>
          </table:table-cell>
          <table:table-cell office:value-type="float" office:value="0.219694679551446" calcext:value-type="float">
            <text:p>0.219694679551446</text:p>
          </table:table-cell>
          <table:table-cell office:value-type="float" office:value="-0.230807488070965" calcext:value-type="float">
            <text:p>-0.230807488070965</text:p>
          </table:table-cell>
        </table:table-row>
        <table:table-row table:style-name="ro1">
          <table:table-cell office:value-type="string" calcext:value-type="string">
            <text:p>slr1316</text:p>
          </table:table-cell>
          <table:table-cell office:value-type="float" office:value="-0.0843992139955691" calcext:value-type="float">
            <text:p>-0.0843992139955691</text:p>
          </table:table-cell>
          <table:table-cell office:value-type="float" office:value="0.145409036476619" calcext:value-type="float">
            <text:p>0.145409036476619</text:p>
          </table:table-cell>
          <table:table-cell office:value-type="float" office:value="-0.229808250472188" calcext:value-type="float">
            <text:p>-0.229808250472188</text:p>
          </table:table-cell>
        </table:table-row>
        <table:table-row table:style-name="ro1">
          <table:table-cell office:value-type="string" calcext:value-type="string">
            <text:p>sll1516</text:p>
          </table:table-cell>
          <table:table-cell office:value-type="float" office:value="0.0515705742497633" calcext:value-type="float">
            <text:p>0.0515705742497633</text:p>
          </table:table-cell>
          <table:table-cell office:value-type="float" office:value="0.281070103289876" calcext:value-type="float">
            <text:p>0.281070103289876</text:p>
          </table:table-cell>
          <table:table-cell office:value-type="float" office:value="-0.229499529040113" calcext:value-type="float">
            <text:p>-0.229499529040113</text:p>
          </table:table-cell>
        </table:table-row>
        <table:table-row table:style-name="ro1">
          <table:table-cell office:value-type="string" calcext:value-type="string">
            <text:p>slr0757</text:p>
          </table:table-cell>
          <table:table-cell office:value-type="float" office:value="0.244593019503042" calcext:value-type="float">
            <text:p>0.244593019503042</text:p>
          </table:table-cell>
          <table:table-cell office:value-type="float" office:value="0.474063247244889" calcext:value-type="float">
            <text:p>0.474063247244889</text:p>
          </table:table-cell>
          <table:table-cell office:value-type="float" office:value="-0.229470227741846" calcext:value-type="float">
            <text:p>-0.229470227741846</text:p>
          </table:table-cell>
        </table:table-row>
        <table:table-row table:style-name="ro1">
          <table:table-cell office:value-type="string" calcext:value-type="string">
            <text:p>sll1488</text:p>
          </table:table-cell>
          <table:table-cell office:value-type="float" office:value="-0.149756568967736" calcext:value-type="float">
            <text:p>-0.149756568967736</text:p>
          </table:table-cell>
          <table:table-cell office:value-type="float" office:value="0.0791577359618191" calcext:value-type="float">
            <text:p>0.0791577359618191</text:p>
          </table:table-cell>
          <table:table-cell office:value-type="float" office:value="-0.228914304929555" calcext:value-type="float">
            <text:p>-0.228914304929555</text:p>
          </table:table-cell>
        </table:table-row>
        <table:table-row table:style-name="ro1">
          <table:table-cell office:value-type="string" calcext:value-type="string">
            <text:p>slr0904</text:p>
          </table:table-cell>
          <table:table-cell office:value-type="float" office:value="0.0676155508825169" calcext:value-type="float">
            <text:p>0.0676155508825169</text:p>
          </table:table-cell>
          <table:table-cell office:value-type="float" office:value="0.296205173678947" calcext:value-type="float">
            <text:p>0.296205173678947</text:p>
          </table:table-cell>
          <table:table-cell office:value-type="float" office:value="-0.22858962279643" calcext:value-type="float">
            <text:p>-0.22858962279643</text:p>
          </table:table-cell>
        </table:table-row>
        <table:table-row table:style-name="ro1">
          <table:table-cell office:value-type="string" calcext:value-type="string">
            <text:p>slr5077</text:p>
          </table:table-cell>
          <table:table-cell office:value-type="float" office:value="-0.0813092704695504" calcext:value-type="float">
            <text:p>-0.0813092704695504</text:p>
          </table:table-cell>
          <table:table-cell office:value-type="float" office:value="0.147146766436963" calcext:value-type="float">
            <text:p>0.147146766436963</text:p>
          </table:table-cell>
          <table:table-cell office:value-type="float" office:value="-0.228456036906513" calcext:value-type="float">
            <text:p>-0.228456036906513</text:p>
          </table:table-cell>
        </table:table-row>
        <table:table-row table:style-name="ro1">
          <table:table-cell office:value-type="string" calcext:value-type="string">
            <text:p>ssr2898</text:p>
          </table:table-cell>
          <table:table-cell office:value-type="float" office:value="-0.136686937690608" calcext:value-type="float">
            <text:p>-0.136686937690608</text:p>
          </table:table-cell>
          <table:table-cell office:value-type="float" office:value="0.0917262150544575" calcext:value-type="float">
            <text:p>0.0917262150544575</text:p>
          </table:table-cell>
          <table:table-cell office:value-type="float" office:value="-0.228413152745066" calcext:value-type="float">
            <text:p>-0.228413152745066</text:p>
          </table:table-cell>
        </table:table-row>
        <table:table-row table:style-name="ro1">
          <table:table-cell office:value-type="string" calcext:value-type="string">
            <text:p>slr1136</text:p>
          </table:table-cell>
          <table:table-cell office:value-type="float" office:value="0.137920834780499" calcext:value-type="float">
            <text:p>0.137920834780499</text:p>
          </table:table-cell>
          <table:table-cell office:value-type="float" office:value="0.36609944453466" calcext:value-type="float">
            <text:p>0.36609944453466</text:p>
          </table:table-cell>
          <table:table-cell office:value-type="float" office:value="-0.22817860975416" calcext:value-type="float">
            <text:p>-0.22817860975416</text:p>
          </table:table-cell>
        </table:table-row>
        <table:table-row table:style-name="ro1">
          <table:table-cell office:value-type="string" calcext:value-type="string">
            <text:p>sll5097</text:p>
          </table:table-cell>
          <table:table-cell office:value-type="float" office:value="0.194428027833274" calcext:value-type="float">
            <text:p>0.194428027833274</text:p>
          </table:table-cell>
          <table:table-cell office:value-type="float" office:value="0.422600862350713" calcext:value-type="float">
            <text:p>0.422600862350713</text:p>
          </table:table-cell>
          <table:table-cell office:value-type="float" office:value="-0.228172834517439" calcext:value-type="float">
            <text:p>-0.228172834517439</text:p>
          </table:table-cell>
        </table:table-row>
        <table:table-row table:style-name="ro1">
          <table:table-cell office:value-type="string" calcext:value-type="string">
            <text:p>sll1404</text:p>
          </table:table-cell>
          <table:table-cell office:value-type="float" office:value="-0.162549639133341" calcext:value-type="float">
            <text:p>-0.162549639133341</text:p>
          </table:table-cell>
          <table:table-cell office:value-type="float" office:value="0.0648659287413422" calcext:value-type="float">
            <text:p>0.0648659287413422</text:p>
          </table:table-cell>
          <table:table-cell office:value-type="float" office:value="-0.227415567874684" calcext:value-type="float">
            <text:p>-0.227415567874684</text:p>
          </table:table-cell>
        </table:table-row>
        <table:table-row table:style-name="ro1">
          <table:table-cell office:value-type="string" calcext:value-type="string">
            <text:p>sll1356</text:p>
          </table:table-cell>
          <table:table-cell office:value-type="float" office:value="-0.141637465329745" calcext:value-type="float">
            <text:p>-0.141637465329745</text:p>
          </table:table-cell>
          <table:table-cell office:value-type="float" office:value="0.0854516427226828" calcext:value-type="float">
            <text:p>0.0854516427226828</text:p>
          </table:table-cell>
          <table:table-cell office:value-type="float" office:value="-0.227089108052428" calcext:value-type="float">
            <text:p>-0.227089108052428</text:p>
          </table:table-cell>
        </table:table-row>
        <table:table-row table:style-name="ro1">
          <table:table-cell office:value-type="string" calcext:value-type="string">
            <text:p>slr0118</text:p>
          </table:table-cell>
          <table:table-cell office:value-type="float" office:value="-1.72521585041148" calcext:value-type="float">
            <text:p>-1.72521585041148</text:p>
          </table:table-cell>
          <table:table-cell office:value-type="float" office:value="-1.49831594989164" calcext:value-type="float">
            <text:p>-1.49831594989164</text:p>
          </table:table-cell>
          <table:table-cell office:value-type="float" office:value="-0.22689990051984" calcext:value-type="float">
            <text:p>-0.22689990051984</text:p>
          </table:table-cell>
        </table:table-row>
        <table:table-row table:style-name="ro1">
          <table:table-cell office:value-type="string" calcext:value-type="string">
            <text:p>slr1572</text:p>
          </table:table-cell>
          <table:table-cell office:value-type="float" office:value="-0.0357672909191586" calcext:value-type="float">
            <text:p>-0.0357672909191586</text:p>
          </table:table-cell>
          <table:table-cell office:value-type="float" office:value="0.190901598971621" calcext:value-type="float">
            <text:p>0.190901598971621</text:p>
          </table:table-cell>
          <table:table-cell office:value-type="float" office:value="-0.226668889890779" calcext:value-type="float">
            <text:p>-0.226668889890779</text:p>
          </table:table-cell>
        </table:table-row>
        <table:table-row table:style-name="ro1">
          <table:table-cell office:value-type="string" calcext:value-type="string">
            <text:p>slr5023</text:p>
          </table:table-cell>
          <table:table-cell office:value-type="float" office:value="-0.976952976085562" calcext:value-type="float">
            <text:p>-0.976952976085562</text:p>
          </table:table-cell>
          <table:table-cell office:value-type="float" office:value="-0.751032800338107" calcext:value-type="float">
            <text:p>-0.751032800338107</text:p>
          </table:table-cell>
          <table:table-cell office:value-type="float" office:value="-0.225920175747455" calcext:value-type="float">
            <text:p>-0.225920175747455</text:p>
          </table:table-cell>
        </table:table-row>
        <table:table-row table:style-name="ro1">
          <table:table-cell office:value-type="string" calcext:value-type="string">
            <text:p>slr1241</text:p>
          </table:table-cell>
          <table:table-cell office:value-type="float" office:value="-0.0183560037479215" calcext:value-type="float">
            <text:p>-0.0183560037479215</text:p>
          </table:table-cell>
          <table:table-cell office:value-type="float" office:value="0.207334917312017" calcext:value-type="float">
            <text:p>0.207334917312017</text:p>
          </table:table-cell>
          <table:table-cell office:value-type="float" office:value="-0.225690921059938" calcext:value-type="float">
            <text:p>-0.225690921059938</text:p>
          </table:table-cell>
        </table:table-row>
        <table:table-row table:style-name="ro1">
          <table:table-cell office:value-type="string" calcext:value-type="string">
            <text:p>slr0796</text:p>
          </table:table-cell>
          <table:table-cell office:value-type="float" office:value="-0.202979713841878" calcext:value-type="float">
            <text:p>-0.202979713841878</text:p>
          </table:table-cell>
          <table:table-cell office:value-type="float" office:value="0.0220646034592736" calcext:value-type="float">
            <text:p>0.0220646034592736</text:p>
          </table:table-cell>
          <table:table-cell office:value-type="float" office:value="-0.225044317301151" calcext:value-type="float">
            <text:p>-0.225044317301151</text:p>
          </table:table-cell>
        </table:table-row>
        <table:table-row table:style-name="ro1">
          <table:table-cell office:value-type="string" calcext:value-type="string">
            <text:p>slr1087</text:p>
          </table:table-cell>
          <table:table-cell office:value-type="float" office:value="0.0464237132260143" calcext:value-type="float">
            <text:p>0.0464237132260143</text:p>
          </table:table-cell>
          <table:table-cell office:value-type="float" office:value="0.270943125358557" calcext:value-type="float">
            <text:p>0.270943125358557</text:p>
          </table:table-cell>
          <table:table-cell office:value-type="float" office:value="-0.224519412132543" calcext:value-type="float">
            <text:p>-0.224519412132543</text:p>
          </table:table-cell>
        </table:table-row>
        <table:table-row table:style-name="ro1">
          <table:table-cell office:value-type="string" calcext:value-type="string">
            <text:p>slr1283</text:p>
          </table:table-cell>
          <table:table-cell office:value-type="float" office:value="0.0103796643052335" calcext:value-type="float">
            <text:p>0.0103796643052335</text:p>
          </table:table-cell>
          <table:table-cell office:value-type="float" office:value="0.234494013010255" calcext:value-type="float">
            <text:p>0.234494013010255</text:p>
          </table:table-cell>
          <table:table-cell office:value-type="float" office:value="-0.224114348705022" calcext:value-type="float">
            <text:p>-0.224114348705022</text:p>
          </table:table-cell>
        </table:table-row>
        <table:table-row table:style-name="ro1">
          <table:table-cell office:value-type="string" calcext:value-type="string">
            <text:p>slr0659</text:p>
          </table:table-cell>
          <table:table-cell office:value-type="float" office:value="0.0179509426235607" calcext:value-type="float">
            <text:p>0.0179509426235607</text:p>
          </table:table-cell>
          <table:table-cell office:value-type="float" office:value="0.24204181820167" calcext:value-type="float">
            <text:p>0.24204181820167</text:p>
          </table:table-cell>
          <table:table-cell office:value-type="float" office:value="-0.22409087557811" calcext:value-type="float">
            <text:p>-0.22409087557811</text:p>
          </table:table-cell>
        </table:table-row>
        <table:table-row table:style-name="ro1">
          <table:table-cell office:value-type="string" calcext:value-type="string">
            <text:p>sll0603</text:p>
          </table:table-cell>
          <table:table-cell office:value-type="float" office:value="-0.759248066903802" calcext:value-type="float">
            <text:p>-0.759248066903802</text:p>
          </table:table-cell>
          <table:table-cell office:value-type="float" office:value="-0.535300897898993" calcext:value-type="float">
            <text:p>-0.535300897898993</text:p>
          </table:table-cell>
          <table:table-cell office:value-type="float" office:value="-0.22394716900481" calcext:value-type="float">
            <text:p>-0.22394716900481</text:p>
          </table:table-cell>
        </table:table-row>
        <table:table-row table:style-name="ro1">
          <table:table-cell office:value-type="string" calcext:value-type="string">
            <text:p>slr1708</text:p>
          </table:table-cell>
          <table:table-cell office:value-type="float" office:value="0.0406608341259144" calcext:value-type="float">
            <text:p>0.0406608341259144</text:p>
          </table:table-cell>
          <table:table-cell office:value-type="float" office:value="0.264360859921288" calcext:value-type="float">
            <text:p>0.264360859921288</text:p>
          </table:table-cell>
          <table:table-cell office:value-type="float" office:value="-0.223700025795374" calcext:value-type="float">
            <text:p>-0.223700025795374</text:p>
          </table:table-cell>
        </table:table-row>
        <table:table-row table:style-name="ro1">
          <table:table-cell office:value-type="string" calcext:value-type="string">
            <text:p>slr0008</text:p>
          </table:table-cell>
          <table:table-cell office:value-type="float" office:value="-0.623038247520727" calcext:value-type="float">
            <text:p>-0.623038247520727</text:p>
          </table:table-cell>
          <table:table-cell office:value-type="float" office:value="-0.39947031892755" calcext:value-type="float">
            <text:p>-0.39947031892755</text:p>
          </table:table-cell>
          <table:table-cell office:value-type="float" office:value="-0.223567928593176" calcext:value-type="float">
            <text:p>-0.223567928593176</text:p>
          </table:table-cell>
        </table:table-row>
        <table:table-row table:style-name="ro1">
          <table:table-cell office:value-type="string" calcext:value-type="string">
            <text:p>slr1564</text:p>
          </table:table-cell>
          <table:table-cell office:value-type="float" office:value="-0.0517338158371319" calcext:value-type="float">
            <text:p>-0.0517338158371319</text:p>
          </table:table-cell>
          <table:table-cell office:value-type="float" office:value="0.171575173400941" calcext:value-type="float">
            <text:p>0.171575173400941</text:p>
          </table:table-cell>
          <table:table-cell office:value-type="float" office:value="-0.223308989238073" calcext:value-type="float">
            <text:p>-0.223308989238073</text:p>
          </table:table-cell>
        </table:table-row>
        <table:table-row table:style-name="ro1">
          <table:table-cell office:value-type="string" calcext:value-type="string">
            <text:p>slr1307</text:p>
          </table:table-cell>
          <table:table-cell office:value-type="float" office:value="-0.061355512140265" calcext:value-type="float">
            <text:p>-0.061355512140265</text:p>
          </table:table-cell>
          <table:table-cell office:value-type="float" office:value="0.16166162293976" calcext:value-type="float">
            <text:p>0.16166162293976</text:p>
          </table:table-cell>
          <table:table-cell office:value-type="float" office:value="-0.223017135080025" calcext:value-type="float">
            <text:p>-0.223017135080025</text:p>
          </table:table-cell>
        </table:table-row>
        <table:table-row table:style-name="ro1">
          <table:table-cell office:value-type="string" calcext:value-type="string">
            <text:p>ssr2554</text:p>
          </table:table-cell>
          <table:table-cell office:value-type="float" office:value="-0.859298217375465" calcext:value-type="float">
            <text:p>-0.859298217375465</text:p>
          </table:table-cell>
          <table:table-cell office:value-type="float" office:value="-0.636437582519673" calcext:value-type="float">
            <text:p>-0.636437582519673</text:p>
          </table:table-cell>
          <table:table-cell office:value-type="float" office:value="-0.222860634855793" calcext:value-type="float">
            <text:p>-0.222860634855793</text:p>
          </table:table-cell>
        </table:table-row>
        <table:table-row table:style-name="ro1">
          <table:table-cell office:value-type="string" calcext:value-type="string">
            <text:p>ssl2920</text:p>
          </table:table-cell>
          <table:table-cell office:value-type="float" office:value="-0.0207522839147282" calcext:value-type="float">
            <text:p>-0.0207522839147282</text:p>
          </table:table-cell>
          <table:table-cell office:value-type="float" office:value="0.201519194472759" calcext:value-type="float">
            <text:p>0.201519194472759</text:p>
          </table:table-cell>
          <table:table-cell office:value-type="float" office:value="-0.222271478387487" calcext:value-type="float">
            <text:p>-0.222271478387487</text:p>
          </table:table-cell>
        </table:table-row>
        <table:table-row table:style-name="ro1">
          <table:table-cell office:value-type="string" calcext:value-type="string">
            <text:p>ssr1425</text:p>
          </table:table-cell>
          <table:table-cell office:value-type="float" office:value="-0.267610345911527" calcext:value-type="float">
            <text:p>-0.267610345911527</text:p>
          </table:table-cell>
          <table:table-cell office:value-type="float" office:value="-0.0458291996099763" calcext:value-type="float">
            <text:p>-0.0458291996099763</text:p>
          </table:table-cell>
          <table:table-cell office:value-type="float" office:value="-0.221781146301551" calcext:value-type="float">
            <text:p>-0.221781146301551</text:p>
          </table:table-cell>
        </table:table-row>
        <table:table-row table:style-name="ro1">
          <table:table-cell office:value-type="string" calcext:value-type="string">
            <text:p>sll1951</text:p>
          </table:table-cell>
          <table:table-cell office:value-type="float" office:value="-0.00554429145401662" calcext:value-type="float">
            <text:p>-0.00554429145401662</text:p>
          </table:table-cell>
          <table:table-cell office:value-type="float" office:value="0.21616498476137" calcext:value-type="float">
            <text:p>0.21616498476137</text:p>
          </table:table-cell>
          <table:table-cell office:value-type="float" office:value="-0.221709276215386" calcext:value-type="float">
            <text:p>-0.221709276215386</text:p>
          </table:table-cell>
        </table:table-row>
        <table:table-row table:style-name="ro1">
          <table:table-cell office:value-type="string" calcext:value-type="string">
            <text:p>slr0014</text:p>
          </table:table-cell>
          <table:table-cell office:value-type="float" office:value="0.0310252155913837" calcext:value-type="float">
            <text:p>0.0310252155913837</text:p>
          </table:table-cell>
          <table:table-cell office:value-type="float" office:value="0.252100776591578" calcext:value-type="float">
            <text:p>0.252100776591578</text:p>
          </table:table-cell>
          <table:table-cell office:value-type="float" office:value="-0.221075561000194" calcext:value-type="float">
            <text:p>-0.221075561000194</text:p>
          </table:table-cell>
        </table:table-row>
        <table:table-row table:style-name="ro1">
          <table:table-cell office:value-type="string" calcext:value-type="string">
            <text:p>sll1620</text:p>
          </table:table-cell>
          <table:table-cell office:value-type="float" office:value="-0.251987407969211" calcext:value-type="float">
            <text:p>-0.251987407969211</text:p>
          </table:table-cell>
          <table:table-cell office:value-type="float" office:value="-0.0309616149577387" calcext:value-type="float">
            <text:p>-0.0309616149577387</text:p>
          </table:table-cell>
          <table:table-cell office:value-type="float" office:value="-0.221025793011473" calcext:value-type="float">
            <text:p>-0.221025793011473</text:p>
          </table:table-cell>
        </table:table-row>
        <table:table-row table:style-name="ro1">
          <table:table-cell office:value-type="string" calcext:value-type="string">
            <text:p>sll1946</text:p>
          </table:table-cell>
          <table:table-cell office:value-type="float" office:value="0.144312045378885" calcext:value-type="float">
            <text:p>0.144312045378885</text:p>
          </table:table-cell>
          <table:table-cell office:value-type="float" office:value="0.364928400933522" calcext:value-type="float">
            <text:p>0.364928400933522</text:p>
          </table:table-cell>
          <table:table-cell office:value-type="float" office:value="-0.220616355554637" calcext:value-type="float">
            <text:p>-0.220616355554637</text:p>
          </table:table-cell>
        </table:table-row>
        <table:table-row table:style-name="ro1">
          <table:table-cell office:value-type="string" calcext:value-type="string">
            <text:p>sll0051</text:p>
          </table:table-cell>
          <table:table-cell office:value-type="float" office:value="-0.0289930830700678" calcext:value-type="float">
            <text:p>-0.0289930830700678</text:p>
          </table:table-cell>
          <table:table-cell office:value-type="float" office:value="0.191562112361732" calcext:value-type="float">
            <text:p>0.191562112361732</text:p>
          </table:table-cell>
          <table:table-cell office:value-type="float" office:value="-0.2205551954318" calcext:value-type="float">
            <text:p>-0.2205551954318</text:p>
          </table:table-cell>
        </table:table-row>
        <table:table-row table:style-name="ro1">
          <table:table-cell office:value-type="string" calcext:value-type="string">
            <text:p>slr0857</text:p>
          </table:table-cell>
          <table:table-cell office:value-type="float" office:value="-0.0531396826227292" calcext:value-type="float">
            <text:p>-0.0531396826227292</text:p>
          </table:table-cell>
          <table:table-cell office:value-type="float" office:value="0.167200691975642" calcext:value-type="float">
            <text:p>0.167200691975642</text:p>
          </table:table-cell>
          <table:table-cell office:value-type="float" office:value="-0.220340374598371" calcext:value-type="float">
            <text:p>-0.220340374598371</text:p>
          </table:table-cell>
        </table:table-row>
        <table:table-row table:style-name="ro1">
          <table:table-cell office:value-type="string" calcext:value-type="string">
            <text:p>slr7094</text:p>
          </table:table-cell>
          <table:table-cell office:value-type="float" office:value="-0.109925925319062" calcext:value-type="float">
            <text:p>-0.109925925319062</text:p>
          </table:table-cell>
          <table:table-cell office:value-type="float" office:value="0.109620728445663" calcext:value-type="float">
            <text:p>0.109620728445663</text:p>
          </table:table-cell>
          <table:table-cell office:value-type="float" office:value="-0.219546653764726" calcext:value-type="float">
            <text:p>-0.219546653764726</text:p>
          </table:table-cell>
        </table:table-row>
        <table:table-row table:style-name="ro1">
          <table:table-cell office:value-type="string" calcext:value-type="string">
            <text:p>slr1721</text:p>
          </table:table-cell>
          <table:table-cell office:value-type="float" office:value="-0.4131136984874" calcext:value-type="float">
            <text:p>-0.4131136984874</text:p>
          </table:table-cell>
          <table:table-cell office:value-type="float" office:value="-0.194318896846444" calcext:value-type="float">
            <text:p>-0.194318896846444</text:p>
          </table:table-cell>
          <table:table-cell office:value-type="float" office:value="-0.218794801640956" calcext:value-type="float">
            <text:p>-0.218794801640956</text:p>
          </table:table-cell>
        </table:table-row>
        <table:table-row table:style-name="ro1">
          <table:table-cell office:value-type="string" calcext:value-type="string">
            <text:p>sll0629</text:p>
          </table:table-cell>
          <table:table-cell office:value-type="float" office:value="0.056557897057067" calcext:value-type="float">
            <text:p>0.056557897057067</text:p>
          </table:table-cell>
          <table:table-cell office:value-type="float" office:value="0.274981681749717" calcext:value-type="float">
            <text:p>0.274981681749717</text:p>
          </table:table-cell>
          <table:table-cell office:value-type="float" office:value="-0.21842378469265" calcext:value-type="float">
            <text:p>-0.21842378469265</text:p>
          </table:table-cell>
        </table:table-row>
        <table:table-row table:style-name="ro1">
          <table:table-cell office:value-type="string" calcext:value-type="string">
            <text:p>slr8022</text:p>
          </table:table-cell>
          <table:table-cell office:value-type="float" office:value="-0.128454634318457" calcext:value-type="float">
            <text:p>-0.128454634318457</text:p>
          </table:table-cell>
          <table:table-cell office:value-type="float" office:value="0.0897009211739973" calcext:value-type="float">
            <text:p>0.0897009211739973</text:p>
          </table:table-cell>
          <table:table-cell office:value-type="float" office:value="-0.218155555492455" calcext:value-type="float">
            <text:p>-0.218155555492455</text:p>
          </table:table-cell>
        </table:table-row>
        <table:table-row table:style-name="ro1">
          <table:table-cell office:value-type="string" calcext:value-type="string">
            <text:p>slr1232</text:p>
          </table:table-cell>
          <table:table-cell office:value-type="float" office:value="-0.11965772705904" calcext:value-type="float">
            <text:p>-0.11965772705904</text:p>
          </table:table-cell>
          <table:table-cell office:value-type="float" office:value="0.09795470304241" calcext:value-type="float">
            <text:p>0.09795470304241</text:p>
          </table:table-cell>
          <table:table-cell office:value-type="float" office:value="-0.21761243010145" calcext:value-type="float">
            <text:p>-0.21761243010145</text:p>
          </table:table-cell>
        </table:table-row>
        <table:table-row table:style-name="ro1">
          <table:table-cell office:value-type="string" calcext:value-type="string">
            <text:p>ssr2912</text:p>
          </table:table-cell>
          <table:table-cell office:value-type="float" office:value="-0.165349542359095" calcext:value-type="float">
            <text:p>-0.165349542359095</text:p>
          </table:table-cell>
          <table:table-cell office:value-type="float" office:value="0.0522529310314038" calcext:value-type="float">
            <text:p>0.0522529310314038</text:p>
          </table:table-cell>
          <table:table-cell office:value-type="float" office:value="-0.217602473390499" calcext:value-type="float">
            <text:p>-0.217602473390499</text:p>
          </table:table-cell>
        </table:table-row>
        <table:table-row table:style-name="ro1">
          <table:table-cell office:value-type="string" calcext:value-type="string">
            <text:p>sll1542</text:p>
          </table:table-cell>
          <table:table-cell office:value-type="float" office:value="-0.163965529266829" calcext:value-type="float">
            <text:p>-0.163965529266829</text:p>
          </table:table-cell>
          <table:table-cell office:value-type="float" office:value="0.0536111735853683" calcext:value-type="float">
            <text:p>0.0536111735853683</text:p>
          </table:table-cell>
          <table:table-cell office:value-type="float" office:value="-0.217576702852197" calcext:value-type="float">
            <text:p>-0.217576702852197</text:p>
          </table:table-cell>
        </table:table-row>
        <table:table-row table:style-name="ro1">
          <table:table-cell office:value-type="string" calcext:value-type="string">
            <text:p>slr0662</text:p>
          </table:table-cell>
          <table:table-cell office:value-type="float" office:value="-0.086677631503473" calcext:value-type="float">
            <text:p>-0.086677631503473</text:p>
          </table:table-cell>
          <table:table-cell office:value-type="float" office:value="0.129269016384411" calcext:value-type="float">
            <text:p>0.129269016384411</text:p>
          </table:table-cell>
          <table:table-cell office:value-type="float" office:value="-0.215946647887884" calcext:value-type="float">
            <text:p>-0.215946647887884</text:p>
          </table:table-cell>
        </table:table-row>
        <table:table-row table:style-name="ro1">
          <table:table-cell office:value-type="string" calcext:value-type="string">
            <text:p>slr1994</text:p>
          </table:table-cell>
          <table:table-cell office:value-type="float" office:value="0.100242758862785" calcext:value-type="float">
            <text:p>0.100242758862785</text:p>
          </table:table-cell>
          <table:table-cell office:value-type="float" office:value="0.315652048134787" calcext:value-type="float">
            <text:p>0.315652048134787</text:p>
          </table:table-cell>
          <table:table-cell office:value-type="float" office:value="-0.215409289272002" calcext:value-type="float">
            <text:p>-0.215409289272002</text:p>
          </table:table-cell>
        </table:table-row>
        <table:table-row table:style-name="ro1">
          <table:table-cell office:value-type="string" calcext:value-type="string">
            <text:p>ssl3382</text:p>
          </table:table-cell>
          <table:table-cell office:value-type="float" office:value="-0.0772676891699299" calcext:value-type="float">
            <text:p>-0.0772676891699299</text:p>
          </table:table-cell>
          <table:table-cell office:value-type="float" office:value="0.137581320049128" calcext:value-type="float">
            <text:p>0.137581320049128</text:p>
          </table:table-cell>
          <table:table-cell office:value-type="float" office:value="-0.214849009219057" calcext:value-type="float">
            <text:p>-0.214849009219057</text:p>
          </table:table-cell>
        </table:table-row>
        <table:table-row table:style-name="ro1">
          <table:table-cell office:value-type="string" calcext:value-type="string">
            <text:p>sll0109</text:p>
          </table:table-cell>
          <table:table-cell office:value-type="float" office:value="-0.142597278283163" calcext:value-type="float">
            <text:p>-0.142597278283163</text:p>
          </table:table-cell>
          <table:table-cell office:value-type="float" office:value="0.0721629645955564" calcext:value-type="float">
            <text:p>0.0721629645955564</text:p>
          </table:table-cell>
          <table:table-cell office:value-type="float" office:value="-0.21476024287872" calcext:value-type="float">
            <text:p>-0.21476024287872</text:p>
          </table:table-cell>
        </table:table-row>
        <table:table-row table:style-name="ro1">
          <table:table-cell office:value-type="string" calcext:value-type="string">
            <text:p>slr1828</text:p>
          </table:table-cell>
          <table:table-cell office:value-type="float" office:value="-0.0351770213715031" calcext:value-type="float">
            <text:p>-0.0351770213715031</text:p>
          </table:table-cell>
          <table:table-cell office:value-type="float" office:value="0.179165812849352" calcext:value-type="float">
            <text:p>0.179165812849352</text:p>
          </table:table-cell>
          <table:table-cell office:value-type="float" office:value="-0.214342834220855" calcext:value-type="float">
            <text:p>-0.214342834220855</text:p>
          </table:table-cell>
        </table:table-row>
        <table:table-row table:style-name="ro1">
          <table:table-cell office:value-type="string" calcext:value-type="string">
            <text:p>sll0499</text:p>
          </table:table-cell>
          <table:table-cell office:value-type="float" office:value="-0.03961225842543" calcext:value-type="float">
            <text:p>-0.03961225842543</text:p>
          </table:table-cell>
          <table:table-cell office:value-type="float" office:value="0.174248572657253" calcext:value-type="float">
            <text:p>0.174248572657253</text:p>
          </table:table-cell>
          <table:table-cell office:value-type="float" office:value="-0.213860831082683" calcext:value-type="float">
            <text:p>-0.213860831082683</text:p>
          </table:table-cell>
        </table:table-row>
        <table:table-row table:style-name="ro1">
          <table:table-cell office:value-type="string" calcext:value-type="string">
            <text:p>ssl1417</text:p>
          </table:table-cell>
          <table:table-cell office:value-type="float" office:value="-0.15690214978047" calcext:value-type="float">
            <text:p>-0.15690214978047</text:p>
          </table:table-cell>
          <table:table-cell office:value-type="float" office:value="0.0568842544534782" calcext:value-type="float">
            <text:p>0.0568842544534782</text:p>
          </table:table-cell>
          <table:table-cell office:value-type="float" office:value="-0.213786404233948" calcext:value-type="float">
            <text:p>-0.213786404233948</text:p>
          </table:table-cell>
        </table:table-row>
        <table:table-row table:style-name="ro1">
          <table:table-cell office:value-type="string" calcext:value-type="string">
            <text:p>slr2077</text:p>
          </table:table-cell>
          <table:table-cell office:value-type="float" office:value="0.358651286321841" calcext:value-type="float">
            <text:p>0.358651286321841</text:p>
          </table:table-cell>
          <table:table-cell office:value-type="float" office:value="0.571948714591344" calcext:value-type="float">
            <text:p>0.571948714591344</text:p>
          </table:table-cell>
          <table:table-cell office:value-type="float" office:value="-0.213297428269503" calcext:value-type="float">
            <text:p>-0.213297428269503</text:p>
          </table:table-cell>
        </table:table-row>
        <table:table-row table:style-name="ro1">
          <table:table-cell office:value-type="string" calcext:value-type="string">
            <text:p>slr1896</text:p>
          </table:table-cell>
          <table:table-cell office:value-type="float" office:value="0.0805512120603043" calcext:value-type="float">
            <text:p>0.0805512120603043</text:p>
          </table:table-cell>
          <table:table-cell office:value-type="float" office:value="0.293836079450923" calcext:value-type="float">
            <text:p>0.293836079450923</text:p>
          </table:table-cell>
          <table:table-cell office:value-type="float" office:value="-0.213284867390619" calcext:value-type="float">
            <text:p>-0.213284867390619</text:p>
          </table:table-cell>
        </table:table-row>
        <table:table-row table:style-name="ro1">
          <table:table-cell office:value-type="string" calcext:value-type="string">
            <text:p>slr7052</text:p>
          </table:table-cell>
          <table:table-cell office:value-type="float" office:value="0.0243601809075916" calcext:value-type="float">
            <text:p>0.0243601809075916</text:p>
          </table:table-cell>
          <table:table-cell office:value-type="float" office:value="0.237436619640714" calcext:value-type="float">
            <text:p>0.237436619640714</text:p>
          </table:table-cell>
          <table:table-cell office:value-type="float" office:value="-0.213076438733123" calcext:value-type="float">
            <text:p>-0.213076438733123</text:p>
          </table:table-cell>
        </table:table-row>
        <table:table-row table:style-name="ro1">
          <table:table-cell office:value-type="string" calcext:value-type="string">
            <text:p>sll1082</text:p>
          </table:table-cell>
          <table:table-cell office:value-type="float" office:value="-0.0015355330295815" calcext:value-type="float">
            <text:p>-0.0015355330295815</text:p>
          </table:table-cell>
          <table:table-cell office:value-type="float" office:value="0.211515554110057" calcext:value-type="float">
            <text:p>0.211515554110057</text:p>
          </table:table-cell>
          <table:table-cell office:value-type="float" office:value="-0.213051087139639" calcext:value-type="float">
            <text:p>-0.213051087139639</text:p>
          </table:table-cell>
        </table:table-row>
        <table:table-row table:style-name="ro1">
          <table:table-cell office:value-type="string" calcext:value-type="string">
            <text:p>slr0656</text:p>
          </table:table-cell>
          <table:table-cell office:value-type="float" office:value="0.0555267871251758" calcext:value-type="float">
            <text:p>0.0555267871251758</text:p>
          </table:table-cell>
          <table:table-cell office:value-type="float" office:value="0.268522451024792" calcext:value-type="float">
            <text:p>0.268522451024792</text:p>
          </table:table-cell>
          <table:table-cell office:value-type="float" office:value="-0.212995663899616" calcext:value-type="float">
            <text:p>-0.212995663899616</text:p>
          </table:table-cell>
        </table:table-row>
        <table:table-row table:style-name="ro1">
          <table:table-cell office:value-type="string" calcext:value-type="string">
            <text:p>slr5022</text:p>
          </table:table-cell>
          <table:table-cell office:value-type="float" office:value="0.0423632327192154" calcext:value-type="float">
            <text:p>0.0423632327192154</text:p>
          </table:table-cell>
          <table:table-cell office:value-type="float" office:value="0.254986004896901" calcext:value-type="float">
            <text:p>0.254986004896901</text:p>
          </table:table-cell>
          <table:table-cell office:value-type="float" office:value="-0.212622772177686" calcext:value-type="float">
            <text:p>-0.212622772177686</text:p>
          </table:table-cell>
        </table:table-row>
        <table:table-row table:style-name="ro1">
          <table:table-cell office:value-type="string" calcext:value-type="string">
            <text:p>sll8004</text:p>
          </table:table-cell>
          <table:table-cell office:value-type="float" office:value="-0.0792769568006124" calcext:value-type="float">
            <text:p>-0.0792769568006124</text:p>
          </table:table-cell>
          <table:table-cell office:value-type="float" office:value="0.133095538425587" calcext:value-type="float">
            <text:p>0.133095538425587</text:p>
          </table:table-cell>
          <table:table-cell office:value-type="float" office:value="-0.212372495226199" calcext:value-type="float">
            <text:p>-0.212372495226199</text:p>
          </table:table-cell>
        </table:table-row>
        <table:table-row table:style-name="ro1">
          <table:table-cell office:value-type="string" calcext:value-type="string">
            <text:p>sll7055</text:p>
          </table:table-cell>
          <table:table-cell office:value-type="float" office:value="0.0366163947104163" calcext:value-type="float">
            <text:p>0.0366163947104163</text:p>
          </table:table-cell>
          <table:table-cell office:value-type="float" office:value="0.248820792500217" calcext:value-type="float">
            <text:p>0.248820792500217</text:p>
          </table:table-cell>
          <table:table-cell office:value-type="float" office:value="-0.212204397789801" calcext:value-type="float">
            <text:p>-0.212204397789801</text:p>
          </table:table-cell>
        </table:table-row>
        <table:table-row table:style-name="ro1">
          <table:table-cell office:value-type="string" calcext:value-type="string">
            <text:p>slr2099</text:p>
          </table:table-cell>
          <table:table-cell office:value-type="float" office:value="-2.28240496896648" calcext:value-type="float">
            <text:p>-2.28240496896648</text:p>
          </table:table-cell>
          <table:table-cell office:value-type="float" office:value="-2.07045249256056" calcext:value-type="float">
            <text:p>-2.07045249256056</text:p>
          </table:table-cell>
          <table:table-cell office:value-type="float" office:value="-0.211952476405916" calcext:value-type="float">
            <text:p>-0.211952476405916</text:p>
          </table:table-cell>
        </table:table-row>
        <table:table-row table:style-name="ro1">
          <table:table-cell office:value-type="string" calcext:value-type="string">
            <text:p>sll1283</text:p>
          </table:table-cell>
          <table:table-cell office:value-type="float" office:value="-0.317092585646421" calcext:value-type="float">
            <text:p>-0.317092585646421</text:p>
          </table:table-cell>
          <table:table-cell office:value-type="float" office:value="-0.105320544245257" calcext:value-type="float">
            <text:p>-0.105320544245257</text:p>
          </table:table-cell>
          <table:table-cell office:value-type="float" office:value="-0.211772041401164" calcext:value-type="float">
            <text:p>-0.211772041401164</text:p>
          </table:table-cell>
        </table:table-row>
        <table:table-row table:style-name="ro1">
          <table:table-cell office:value-type="string" calcext:value-type="string">
            <text:p>sll0856</text:p>
          </table:table-cell>
          <table:table-cell office:value-type="float" office:value="-0.0180773044646203" calcext:value-type="float">
            <text:p>-0.0180773044646203</text:p>
          </table:table-cell>
          <table:table-cell office:value-type="float" office:value="0.193438557383072" calcext:value-type="float">
            <text:p>0.193438557383072</text:p>
          </table:table-cell>
          <table:table-cell office:value-type="float" office:value="-0.211515861847692" calcext:value-type="float">
            <text:p>-0.211515861847692</text:p>
          </table:table-cell>
        </table:table-row>
        <table:table-row table:style-name="ro1">
          <table:table-cell office:value-type="string" calcext:value-type="string">
            <text:p>slr0377</text:p>
          </table:table-cell>
          <table:table-cell office:value-type="float" office:value="0.108815361647394" calcext:value-type="float">
            <text:p>0.108815361647394</text:p>
          </table:table-cell>
          <table:table-cell office:value-type="float" office:value="0.320032347839403" calcext:value-type="float">
            <text:p>0.320032347839403</text:p>
          </table:table-cell>
          <table:table-cell office:value-type="float" office:value="-0.21121698619201" calcext:value-type="float">
            <text:p>-0.21121698619201</text:p>
          </table:table-cell>
        </table:table-row>
        <table:table-row table:style-name="ro1">
          <table:table-cell office:value-type="string" calcext:value-type="string">
            <text:p>slr1515</text:p>
          </table:table-cell>
          <table:table-cell office:value-type="float" office:value="-0.601872492757438" calcext:value-type="float">
            <text:p>-0.601872492757438</text:p>
          </table:table-cell>
          <table:table-cell office:value-type="float" office:value="-0.390674883951638" calcext:value-type="float">
            <text:p>-0.390674883951638</text:p>
          </table:table-cell>
          <table:table-cell office:value-type="float" office:value="-0.211197608805801" calcext:value-type="float">
            <text:p>-0.211197608805801</text:p>
          </table:table-cell>
        </table:table-row>
        <table:table-row table:style-name="ro1">
          <table:table-cell office:value-type="string" calcext:value-type="string">
            <text:p>slr1041</text:p>
          </table:table-cell>
          <table:table-cell office:value-type="float" office:value="0.077510614795934" calcext:value-type="float">
            <text:p>0.077510614795934</text:p>
          </table:table-cell>
          <table:table-cell office:value-type="float" office:value="0.288500399779601" calcext:value-type="float">
            <text:p>0.288500399779601</text:p>
          </table:table-cell>
          <table:table-cell office:value-type="float" office:value="-0.210989784983667" calcext:value-type="float">
            <text:p>-0.210989784983667</text:p>
          </table:table-cell>
        </table:table-row>
        <table:table-row table:style-name="ro1">
          <table:table-cell office:value-type="string" calcext:value-type="string">
            <text:p>slr1319</text:p>
          </table:table-cell>
          <table:table-cell office:value-type="float" office:value="0.210515695894746" calcext:value-type="float">
            <text:p>0.210515695894746</text:p>
          </table:table-cell>
          <table:table-cell office:value-type="float" office:value="0.421298070689829" calcext:value-type="float">
            <text:p>0.421298070689829</text:p>
          </table:table-cell>
          <table:table-cell office:value-type="float" office:value="-0.210782374795084" calcext:value-type="float">
            <text:p>-0.210782374795084</text:p>
          </table:table-cell>
        </table:table-row>
        <table:table-row table:style-name="ro1">
          <table:table-cell office:value-type="string" calcext:value-type="string">
            <text:p>slr1228</text:p>
          </table:table-cell>
          <table:table-cell office:value-type="float" office:value="-0.681217689508514" calcext:value-type="float">
            <text:p>-0.681217689508514</text:p>
          </table:table-cell>
          <table:table-cell office:value-type="float" office:value="-0.470562773597357" calcext:value-type="float">
            <text:p>-0.470562773597357</text:p>
          </table:table-cell>
          <table:table-cell office:value-type="float" office:value="-0.210654915911157" calcext:value-type="float">
            <text:p>-0.210654915911157</text:p>
          </table:table-cell>
        </table:table-row>
        <table:table-row table:style-name="ro1">
          <table:table-cell office:value-type="string" calcext:value-type="string">
            <text:p>sll1340</text:p>
          </table:table-cell>
          <table:table-cell office:value-type="float" office:value="-0.110019565449645" calcext:value-type="float">
            <text:p>-0.110019565449645</text:p>
          </table:table-cell>
          <table:table-cell office:value-type="float" office:value="0.100594319843683" calcext:value-type="float">
            <text:p>0.100594319843683</text:p>
          </table:table-cell>
          <table:table-cell office:value-type="float" office:value="-0.210613885293329" calcext:value-type="float">
            <text:p>-0.210613885293329</text:p>
          </table:table-cell>
        </table:table-row>
        <table:table-row table:style-name="ro1">
          <table:table-cell office:value-type="string" calcext:value-type="string">
            <text:p>slr1841</text:p>
          </table:table-cell>
          <table:table-cell office:value-type="float" office:value="-2.3340359754891" calcext:value-type="float">
            <text:p>-2.3340359754891</text:p>
          </table:table-cell>
          <table:table-cell office:value-type="float" office:value="-2.12392998204116" calcext:value-type="float">
            <text:p>-2.12392998204116</text:p>
          </table:table-cell>
          <table:table-cell office:value-type="float" office:value="-0.210105993447933" calcext:value-type="float">
            <text:p>-0.210105993447933</text:p>
          </table:table-cell>
        </table:table-row>
        <table:table-row table:style-name="ro1">
          <table:table-cell office:value-type="string" calcext:value-type="string">
            <text:p>slr2115</text:p>
          </table:table-cell>
          <table:table-cell office:value-type="float" office:value="0.0780688461369169" calcext:value-type="float">
            <text:p>0.0780688461369169</text:p>
          </table:table-cell>
          <table:table-cell office:value-type="float" office:value="0.287704888610707" calcext:value-type="float">
            <text:p>0.287704888610707</text:p>
          </table:table-cell>
          <table:table-cell office:value-type="float" office:value="-0.20963604247379" calcext:value-type="float">
            <text:p>-0.20963604247379</text:p>
          </table:table-cell>
        </table:table-row>
        <table:table-row table:style-name="ro1">
          <table:table-cell office:value-type="string" calcext:value-type="string">
            <text:p>slr2017</text:p>
          </table:table-cell>
          <table:table-cell office:value-type="float" office:value="0.0658241334508084" calcext:value-type="float">
            <text:p>0.0658241334508084</text:p>
          </table:table-cell>
          <table:table-cell office:value-type="float" office:value="0.275408478845081" calcext:value-type="float">
            <text:p>0.275408478845081</text:p>
          </table:table-cell>
          <table:table-cell office:value-type="float" office:value="-0.209584345394272" calcext:value-type="float">
            <text:p>-0.209584345394272</text:p>
          </table:table-cell>
        </table:table-row>
        <table:table-row table:style-name="ro1">
          <table:table-cell office:value-type="string" calcext:value-type="string">
            <text:p>sll1906</text:p>
          </table:table-cell>
          <table:table-cell office:value-type="float" office:value="-0.0213668701118816" calcext:value-type="float">
            <text:p>-0.0213668701118816</text:p>
          </table:table-cell>
          <table:table-cell office:value-type="float" office:value="0.1880580877664" calcext:value-type="float">
            <text:p>0.1880580877664</text:p>
          </table:table-cell>
          <table:table-cell office:value-type="float" office:value="-0.209424957878281" calcext:value-type="float">
            <text:p>-0.209424957878281</text:p>
          </table:table-cell>
        </table:table-row>
        <table:table-row table:style-name="ro1">
          <table:table-cell office:value-type="string" calcext:value-type="string">
            <text:p>sll0525</text:p>
          </table:table-cell>
          <table:table-cell office:value-type="float" office:value="-0.0674402683383133" calcext:value-type="float">
            <text:p>-0.0674402683383133</text:p>
          </table:table-cell>
          <table:table-cell office:value-type="float" office:value="0.141950381951807" calcext:value-type="float">
            <text:p>0.141950381951807</text:p>
          </table:table-cell>
          <table:table-cell office:value-type="float" office:value="-0.20939065029012" calcext:value-type="float">
            <text:p>-0.20939065029012</text:p>
          </table:table-cell>
        </table:table-row>
        <table:table-row table:style-name="ro1">
          <table:table-cell office:value-type="string" calcext:value-type="string">
            <text:p>slr1116</text:p>
          </table:table-cell>
          <table:table-cell office:value-type="float" office:value="0.047850360453039" calcext:value-type="float">
            <text:p>0.047850360453039</text:p>
          </table:table-cell>
          <table:table-cell office:value-type="float" office:value="0.256518468503097" calcext:value-type="float">
            <text:p>0.256518468503097</text:p>
          </table:table-cell>
          <table:table-cell office:value-type="float" office:value="-0.208668108050058" calcext:value-type="float">
            <text:p>-0.208668108050058</text:p>
          </table:table-cell>
        </table:table-row>
        <table:table-row table:style-name="ro1">
          <table:table-cell office:value-type="string" calcext:value-type="string">
            <text:p>sll1818</text:p>
          </table:table-cell>
          <table:table-cell office:value-type="float" office:value="-0.871989168388486" calcext:value-type="float">
            <text:p>-0.871989168388486</text:p>
          </table:table-cell>
          <table:table-cell office:value-type="float" office:value="-0.66357876426567" calcext:value-type="float">
            <text:p>-0.66357876426567</text:p>
          </table:table-cell>
          <table:table-cell office:value-type="float" office:value="-0.208410404122817" calcext:value-type="float">
            <text:p>-0.208410404122817</text:p>
          </table:table-cell>
        </table:table-row>
        <table:table-row table:style-name="ro1">
          <table:table-cell office:value-type="string" calcext:value-type="string">
            <text:p>ssr6032</text:p>
          </table:table-cell>
          <table:table-cell office:value-type="float" office:value="0.0613764401389924" calcext:value-type="float">
            <text:p>0.0613764401389924</text:p>
          </table:table-cell>
          <table:table-cell office:value-type="float" office:value="0.269337966984901" calcext:value-type="float">
            <text:p>0.269337966984901</text:p>
          </table:table-cell>
          <table:table-cell office:value-type="float" office:value="-0.207961526845909" calcext:value-type="float">
            <text:p>-0.207961526845909</text:p>
          </table:table-cell>
        </table:table-row>
        <table:table-row table:style-name="ro1">
          <table:table-cell office:value-type="string" calcext:value-type="string">
            <text:p>sll8018</text:p>
          </table:table-cell>
          <table:table-cell office:value-type="float" office:value="0.073524917507118" calcext:value-type="float">
            <text:p>0.073524917507118</text:p>
          </table:table-cell>
          <table:table-cell office:value-type="float" office:value="0.281270201655376" calcext:value-type="float">
            <text:p>0.281270201655376</text:p>
          </table:table-cell>
          <table:table-cell office:value-type="float" office:value="-0.207745284148258" calcext:value-type="float">
            <text:p>-0.207745284148258</text:p>
          </table:table-cell>
        </table:table-row>
        <table:table-row table:style-name="ro1">
          <table:table-cell office:value-type="string" calcext:value-type="string">
            <text:p>sll0280</text:p>
          </table:table-cell>
          <table:table-cell office:value-type="float" office:value="0.102881404212127" calcext:value-type="float">
            <text:p>0.102881404212127</text:p>
          </table:table-cell>
          <table:table-cell office:value-type="float" office:value="0.309774298265675" calcext:value-type="float">
            <text:p>0.309774298265675</text:p>
          </table:table-cell>
          <table:table-cell office:value-type="float" office:value="-0.206892894053548" calcext:value-type="float">
            <text:p>-0.206892894053548</text:p>
          </table:table-cell>
        </table:table-row>
        <table:table-row table:style-name="ro1">
          <table:table-cell office:value-type="string" calcext:value-type="string">
            <text:p>slr1119</text:p>
          </table:table-cell>
          <table:table-cell office:value-type="float" office:value="0.107726067114051" calcext:value-type="float">
            <text:p>0.107726067114051</text:p>
          </table:table-cell>
          <table:table-cell office:value-type="float" office:value="0.313555581755689" calcext:value-type="float">
            <text:p>0.313555581755689</text:p>
          </table:table-cell>
          <table:table-cell office:value-type="float" office:value="-0.205829514641638" calcext:value-type="float">
            <text:p>-0.205829514641638</text:p>
          </table:table-cell>
        </table:table-row>
        <table:table-row table:style-name="ro1">
          <table:table-cell office:value-type="string" calcext:value-type="string">
            <text:p>sll0584</text:p>
          </table:table-cell>
          <table:table-cell office:value-type="float" office:value="0.0993760842108961" calcext:value-type="float">
            <text:p>0.0993760842108961</text:p>
          </table:table-cell>
          <table:table-cell office:value-type="float" office:value="0.305075403789443" calcext:value-type="float">
            <text:p>0.305075403789443</text:p>
          </table:table-cell>
          <table:table-cell office:value-type="float" office:value="-0.205699319578547" calcext:value-type="float">
            <text:p>-0.205699319578547</text:p>
          </table:table-cell>
        </table:table-row>
        <table:table-row table:style-name="ro1">
          <table:table-cell office:value-type="string" calcext:value-type="string">
            <text:p>slr1186</text:p>
          </table:table-cell>
          <table:table-cell office:value-type="float" office:value="0.0956122156702484" calcext:value-type="float">
            <text:p>0.0956122156702484</text:p>
          </table:table-cell>
          <table:table-cell office:value-type="float" office:value="0.300715438279979" calcext:value-type="float">
            <text:p>0.300715438279979</text:p>
          </table:table-cell>
          <table:table-cell office:value-type="float" office:value="-0.20510322260973" calcext:value-type="float">
            <text:p>-0.20510322260973</text:p>
          </table:table-cell>
        </table:table-row>
        <table:table-row table:style-name="ro1">
          <table:table-cell office:value-type="string" calcext:value-type="string">
            <text:p>sll0208</text:p>
          </table:table-cell>
          <table:table-cell office:value-type="float" office:value="0.317547695549773" calcext:value-type="float">
            <text:p>0.317547695549773</text:p>
          </table:table-cell>
          <table:table-cell office:value-type="float" office:value="0.521942730147466" calcext:value-type="float">
            <text:p>0.521942730147466</text:p>
          </table:table-cell>
          <table:table-cell office:value-type="float" office:value="-0.204395034597693" calcext:value-type="float">
            <text:p>-0.204395034597693</text:p>
          </table:table-cell>
        </table:table-row>
        <table:table-row table:style-name="ro1">
          <table:table-cell office:value-type="string" calcext:value-type="string">
            <text:p>slr0065</text:p>
          </table:table-cell>
          <table:table-cell office:value-type="float" office:value="0.0468617899442894" calcext:value-type="float">
            <text:p>0.0468617899442894</text:p>
          </table:table-cell>
          <table:table-cell office:value-type="float" office:value="0.251187793621025" calcext:value-type="float">
            <text:p>0.251187793621025</text:p>
          </table:table-cell>
          <table:table-cell office:value-type="float" office:value="-0.204326003676736" calcext:value-type="float">
            <text:p>-0.204326003676736</text:p>
          </table:table-cell>
        </table:table-row>
        <table:table-row table:style-name="ro1">
          <table:table-cell office:value-type="string" calcext:value-type="string">
            <text:p>slr1303</text:p>
          </table:table-cell>
          <table:table-cell office:value-type="float" office:value="0.090051859127572" calcext:value-type="float">
            <text:p>0.090051859127572</text:p>
          </table:table-cell>
          <table:table-cell office:value-type="float" office:value="0.294222992146239" calcext:value-type="float">
            <text:p>0.294222992146239</text:p>
          </table:table-cell>
          <table:table-cell office:value-type="float" office:value="-0.204171133018667" calcext:value-type="float">
            <text:p>-0.204171133018667</text:p>
          </table:table-cell>
        </table:table-row>
        <table:table-row table:style-name="ro1">
          <table:table-cell office:value-type="string" calcext:value-type="string">
            <text:p>sll0176</text:p>
          </table:table-cell>
          <table:table-cell office:value-type="float" office:value="0.25697105445304" calcext:value-type="float">
            <text:p>0.25697105445304</text:p>
          </table:table-cell>
          <table:table-cell office:value-type="float" office:value="0.461117121700172" calcext:value-type="float">
            <text:p>0.461117121700172</text:p>
          </table:table-cell>
          <table:table-cell office:value-type="float" office:value="-0.204146067247132" calcext:value-type="float">
            <text:p>-0.204146067247132</text:p>
          </table:table-cell>
        </table:table-row>
        <table:table-row table:style-name="ro1">
          <table:table-cell office:value-type="string" calcext:value-type="string">
            <text:p>slr0313</text:p>
          </table:table-cell>
          <table:table-cell office:value-type="float" office:value="-0.133796771412551" calcext:value-type="float">
            <text:p>-0.133796771412551</text:p>
          </table:table-cell>
          <table:table-cell office:value-type="float" office:value="0.0703197724775717" calcext:value-type="float">
            <text:p>0.0703197724775717</text:p>
          </table:table-cell>
          <table:table-cell office:value-type="float" office:value="-0.204116543890122" calcext:value-type="float">
            <text:p>-0.204116543890122</text:p>
          </table:table-cell>
        </table:table-row>
        <table:table-row table:style-name="ro1">
          <table:table-cell office:value-type="string" calcext:value-type="string">
            <text:p>sll1433</text:p>
          </table:table-cell>
          <table:table-cell office:value-type="float" office:value="0.131673276371425" calcext:value-type="float">
            <text:p>0.131673276371425</text:p>
          </table:table-cell>
          <table:table-cell office:value-type="float" office:value="0.335469019182644" calcext:value-type="float">
            <text:p>0.335469019182644</text:p>
          </table:table-cell>
          <table:table-cell office:value-type="float" office:value="-0.203795742811219" calcext:value-type="float">
            <text:p>-0.203795742811219</text:p>
          </table:table-cell>
        </table:table-row>
        <table:table-row table:style-name="ro1">
          <table:table-cell office:value-type="string" calcext:value-type="string">
            <text:p>sll0712</text:p>
          </table:table-cell>
          <table:table-cell office:value-type="float" office:value="-0.0717365681167409" calcext:value-type="float">
            <text:p>-0.0717365681167409</text:p>
          </table:table-cell>
          <table:table-cell office:value-type="float" office:value="0.131797928524555" calcext:value-type="float">
            <text:p>0.131797928524555</text:p>
          </table:table-cell>
          <table:table-cell office:value-type="float" office:value="-0.203534496641296" calcext:value-type="float">
            <text:p>-0.203534496641296</text:p>
          </table:table-cell>
        </table:table-row>
        <table:table-row table:style-name="ro1">
          <table:table-cell office:value-type="string" calcext:value-type="string">
            <text:p>slr0569</text:p>
          </table:table-cell>
          <table:table-cell office:value-type="float" office:value="-0.0173557992745846" calcext:value-type="float">
            <text:p>-0.0173557992745846</text:p>
          </table:table-cell>
          <table:table-cell office:value-type="float" office:value="0.185935999575578" calcext:value-type="float">
            <text:p>0.185935999575578</text:p>
          </table:table-cell>
          <table:table-cell office:value-type="float" office:value="-0.203291798850162" calcext:value-type="float">
            <text:p>-0.203291798850162</text:p>
          </table:table-cell>
        </table:table-row>
        <table:table-row table:style-name="ro1">
          <table:table-cell office:value-type="string" calcext:value-type="string">
            <text:p>slr0426</text:p>
          </table:table-cell>
          <table:table-cell office:value-type="float" office:value="-0.0562233672013043" calcext:value-type="float">
            <text:p>-0.0562233672013043</text:p>
          </table:table-cell>
          <table:table-cell office:value-type="float" office:value="0.1467925936636" calcext:value-type="float">
            <text:p>0.1467925936636</text:p>
          </table:table-cell>
          <table:table-cell office:value-type="float" office:value="-0.203015960864904" calcext:value-type="float">
            <text:p>-0.203015960864904</text:p>
          </table:table-cell>
        </table:table-row>
        <table:table-row table:style-name="ro1">
          <table:table-cell office:value-type="string" calcext:value-type="string">
            <text:p>sll0243</text:p>
          </table:table-cell>
          <table:table-cell office:value-type="float" office:value="0.196746370407798" calcext:value-type="float">
            <text:p>0.196746370407798</text:p>
          </table:table-cell>
          <table:table-cell office:value-type="float" office:value="0.399375267328285" calcext:value-type="float">
            <text:p>0.399375267328285</text:p>
          </table:table-cell>
          <table:table-cell office:value-type="float" office:value="-0.202628896920488" calcext:value-type="float">
            <text:p>-0.202628896920488</text:p>
          </table:table-cell>
        </table:table-row>
        <table:table-row table:style-name="ro1">
          <table:table-cell office:value-type="string" calcext:value-type="string">
            <text:p>sll1344</text:p>
          </table:table-cell>
          <table:table-cell office:value-type="float" office:value="-0.0484956278524055" calcext:value-type="float">
            <text:p>-0.0484956278524055</text:p>
          </table:table-cell>
          <table:table-cell office:value-type="float" office:value="0.154109503062006" calcext:value-type="float">
            <text:p>0.154109503062006</text:p>
          </table:table-cell>
          <table:table-cell office:value-type="float" office:value="-0.202605130914411" calcext:value-type="float">
            <text:p>-0.202605130914411</text:p>
          </table:table-cell>
        </table:table-row>
        <table:table-row table:style-name="ro1">
          <table:table-cell office:value-type="string" calcext:value-type="string">
            <text:p>slr1767</text:p>
          </table:table-cell>
          <table:table-cell office:value-type="float" office:value="0.0513729823561381" calcext:value-type="float">
            <text:p>0.0513729823561381</text:p>
          </table:table-cell>
          <table:table-cell office:value-type="float" office:value="0.253573626733185" calcext:value-type="float">
            <text:p>0.253573626733185</text:p>
          </table:table-cell>
          <table:table-cell office:value-type="float" office:value="-0.202200644377047" calcext:value-type="float">
            <text:p>-0.202200644377047</text:p>
          </table:table-cell>
        </table:table-row>
        <table:table-row table:style-name="ro1">
          <table:table-cell office:value-type="string" calcext:value-type="string">
            <text:p>sll0648</text:p>
          </table:table-cell>
          <table:table-cell office:value-type="float" office:value="-0.655423250201709" calcext:value-type="float">
            <text:p>-0.655423250201709</text:p>
          </table:table-cell>
          <table:table-cell office:value-type="float" office:value="-0.453241320992092" calcext:value-type="float">
            <text:p>-0.453241320992092</text:p>
          </table:table-cell>
          <table:table-cell office:value-type="float" office:value="-0.202181929209617" calcext:value-type="float">
            <text:p>-0.202181929209617</text:p>
          </table:table-cell>
        </table:table-row>
        <table:table-row table:style-name="ro1">
          <table:table-cell office:value-type="string" calcext:value-type="string">
            <text:p>sll1687</text:p>
          </table:table-cell>
          <table:table-cell office:value-type="float" office:value="0.0877995520513665" calcext:value-type="float">
            <text:p>0.0877995520513665</text:p>
          </table:table-cell>
          <table:table-cell office:value-type="float" office:value="0.289459395249343" calcext:value-type="float">
            <text:p>0.289459395249343</text:p>
          </table:table-cell>
          <table:table-cell office:value-type="float" office:value="-0.201659843197976" calcext:value-type="float">
            <text:p>-0.201659843197976</text:p>
          </table:table-cell>
        </table:table-row>
        <table:table-row table:style-name="ro1">
          <table:table-cell office:value-type="string" calcext:value-type="string">
            <text:p>slr0697</text:p>
          </table:table-cell>
          <table:table-cell office:value-type="float" office:value="-0.0138765818211219" calcext:value-type="float">
            <text:p>-0.0138765818211219</text:p>
          </table:table-cell>
          <table:table-cell office:value-type="float" office:value="0.187316869077946" calcext:value-type="float">
            <text:p>0.187316869077946</text:p>
          </table:table-cell>
          <table:table-cell office:value-type="float" office:value="-0.201193450899068" calcext:value-type="float">
            <text:p>-0.201193450899068</text:p>
          </table:table-cell>
        </table:table-row>
        <table:table-row table:style-name="ro1">
          <table:table-cell office:value-type="string" calcext:value-type="string">
            <text:p>slr0006</text:p>
          </table:table-cell>
          <table:table-cell office:value-type="float" office:value="-0.0783781173019472" calcext:value-type="float">
            <text:p>-0.0783781173019472</text:p>
          </table:table-cell>
          <table:table-cell office:value-type="float" office:value="0.122057122072884" calcext:value-type="float">
            <text:p>0.122057122072884</text:p>
          </table:table-cell>
          <table:table-cell office:value-type="float" office:value="-0.200435239374831" calcext:value-type="float">
            <text:p>-0.200435239374831</text:p>
          </table:table-cell>
        </table:table-row>
        <table:table-row table:style-name="ro1">
          <table:table-cell office:value-type="string" calcext:value-type="string">
            <text:p>ssr5020</text:p>
          </table:table-cell>
          <table:table-cell office:value-type="float" office:value="0.060816281291217" calcext:value-type="float">
            <text:p>0.060816281291217</text:p>
          </table:table-cell>
          <table:table-cell office:value-type="float" office:value="0.260867456857367" calcext:value-type="float">
            <text:p>0.260867456857367</text:p>
          </table:table-cell>
          <table:table-cell office:value-type="float" office:value="-0.20005117556615" calcext:value-type="float">
            <text:p>-0.20005117556615</text:p>
          </table:table-cell>
        </table:table-row>
        <table:table-row table:style-name="ro1">
          <table:table-cell office:value-type="string" calcext:value-type="string">
            <text:p>sll1582</text:p>
          </table:table-cell>
          <table:table-cell office:value-type="float" office:value="0.0650189599929324" calcext:value-type="float">
            <text:p>0.0650189599929324</text:p>
          </table:table-cell>
          <table:table-cell office:value-type="float" office:value="0.264829534105269" calcext:value-type="float">
            <text:p>0.264829534105269</text:p>
          </table:table-cell>
          <table:table-cell office:value-type="float" office:value="-0.199810574112336" calcext:value-type="float">
            <text:p>-0.199810574112336</text:p>
          </table:table-cell>
        </table:table-row>
        <table:table-row table:style-name="ro1">
          <table:table-cell office:value-type="string" calcext:value-type="string">
            <text:p>sll1552</text:p>
          </table:table-cell>
          <table:table-cell office:value-type="float" office:value="0.0634927061081904" calcext:value-type="float">
            <text:p>0.0634927061081904</text:p>
          </table:table-cell>
          <table:table-cell office:value-type="float" office:value="0.262622413279913" calcext:value-type="float">
            <text:p>0.262622413279913</text:p>
          </table:table-cell>
          <table:table-cell office:value-type="float" office:value="-0.199129707171723" calcext:value-type="float">
            <text:p>-0.199129707171723</text:p>
          </table:table-cell>
        </table:table-row>
        <table:table-row table:style-name="ro1">
          <table:table-cell office:value-type="string" calcext:value-type="string">
            <text:p>slr5082</text:p>
          </table:table-cell>
          <table:table-cell office:value-type="float" office:value="-0.0879377926951778" calcext:value-type="float">
            <text:p>-0.0879377926951778</text:p>
          </table:table-cell>
          <table:table-cell office:value-type="float" office:value="0.110952876046649" calcext:value-type="float">
            <text:p>0.110952876046649</text:p>
          </table:table-cell>
          <table:table-cell office:value-type="float" office:value="-0.198890668741827" calcext:value-type="float">
            <text:p>-0.198890668741827</text:p>
          </table:table-cell>
        </table:table-row>
        <table:table-row table:style-name="ro1">
          <table:table-cell office:value-type="string" calcext:value-type="string">
            <text:p>sll0424</text:p>
          </table:table-cell>
          <table:table-cell office:value-type="float" office:value="0.362138882394372" calcext:value-type="float">
            <text:p>0.362138882394372</text:p>
          </table:table-cell>
          <table:table-cell office:value-type="float" office:value="0.560647403934637" calcext:value-type="float">
            <text:p>0.560647403934637</text:p>
          </table:table-cell>
          <table:table-cell office:value-type="float" office:value="-0.198508521540264" calcext:value-type="float">
            <text:p>-0.198508521540264</text:p>
          </table:table-cell>
        </table:table-row>
        <table:table-row table:style-name="ro1">
          <table:table-cell office:value-type="string" calcext:value-type="string">
            <text:p>slr2012</text:p>
          </table:table-cell>
          <table:table-cell office:value-type="float" office:value="0.0510535834957574" calcext:value-type="float">
            <text:p>0.0510535834957574</text:p>
          </table:table-cell>
          <table:table-cell office:value-type="float" office:value="0.248404684911852" calcext:value-type="float">
            <text:p>0.248404684911852</text:p>
          </table:table-cell>
          <table:table-cell office:value-type="float" office:value="-0.197351101416095" calcext:value-type="float">
            <text:p>-0.197351101416095</text:p>
          </table:table-cell>
        </table:table-row>
        <table:table-row table:style-name="ro1">
          <table:table-cell office:value-type="string" calcext:value-type="string">
            <text:p>sll1348</text:p>
          </table:table-cell>
          <table:table-cell office:value-type="float" office:value="0.0449975017074522" calcext:value-type="float">
            <text:p>0.0449975017074522</text:p>
          </table:table-cell>
          <table:table-cell office:value-type="float" office:value="0.241757353155261" calcext:value-type="float">
            <text:p>0.241757353155261</text:p>
          </table:table-cell>
          <table:table-cell office:value-type="float" office:value="-0.196759851447809" calcext:value-type="float">
            <text:p>-0.196759851447809</text:p>
          </table:table-cell>
        </table:table-row>
        <table:table-row table:style-name="ro1">
          <table:table-cell office:value-type="string" calcext:value-type="string">
            <text:p>sll1601</text:p>
          </table:table-cell>
          <table:table-cell office:value-type="float" office:value="0.0299406546040311" calcext:value-type="float">
            <text:p>0.0299406546040311</text:p>
          </table:table-cell>
          <table:table-cell office:value-type="float" office:value="0.226126538119469" calcext:value-type="float">
            <text:p>0.226126538119469</text:p>
          </table:table-cell>
          <table:table-cell office:value-type="float" office:value="-0.196185883515438" calcext:value-type="float">
            <text:p>-0.196185883515438</text:p>
          </table:table-cell>
        </table:table-row>
        <table:table-row table:style-name="ro1">
          <table:table-cell office:value-type="string" calcext:value-type="string">
            <text:p>sll1767</text:p>
          </table:table-cell>
          <table:table-cell office:value-type="float" office:value="0.0910224200351675" calcext:value-type="float">
            <text:p>0.0910224200351675</text:p>
          </table:table-cell>
          <table:table-cell office:value-type="float" office:value="0.286798220918019" calcext:value-type="float">
            <text:p>0.286798220918019</text:p>
          </table:table-cell>
          <table:table-cell office:value-type="float" office:value="-0.195775800882852" calcext:value-type="float">
            <text:p>-0.195775800882852</text:p>
          </table:table-cell>
        </table:table-row>
        <table:table-row table:style-name="ro1">
          <table:table-cell office:value-type="string" calcext:value-type="string">
            <text:p>slr1567</text:p>
          </table:table-cell>
          <table:table-cell office:value-type="float" office:value="0.115043195760742" calcext:value-type="float">
            <text:p>0.115043195760742</text:p>
          </table:table-cell>
          <table:table-cell office:value-type="float" office:value="0.310802006295479" calcext:value-type="float">
            <text:p>0.310802006295479</text:p>
          </table:table-cell>
          <table:table-cell office:value-type="float" office:value="-0.195758810534737" calcext:value-type="float">
            <text:p>-0.195758810534737</text:p>
          </table:table-cell>
        </table:table-row>
        <table:table-row table:style-name="ro1">
          <table:table-cell office:value-type="string" calcext:value-type="string">
            <text:p>sll0754</text:p>
          </table:table-cell>
          <table:table-cell office:value-type="float" office:value="0.105519407970476" calcext:value-type="float">
            <text:p>0.105519407970476</text:p>
          </table:table-cell>
          <table:table-cell office:value-type="float" office:value="0.30103361653941" calcext:value-type="float">
            <text:p>0.30103361653941</text:p>
          </table:table-cell>
          <table:table-cell office:value-type="float" office:value="-0.195514208568934" calcext:value-type="float">
            <text:p>-0.195514208568934</text:p>
          </table:table-cell>
        </table:table-row>
        <table:table-row table:style-name="ro1">
          <table:table-cell office:value-type="string" calcext:value-type="string">
            <text:p>slr1752</text:p>
          </table:table-cell>
          <table:table-cell office:value-type="float" office:value="-0.0433580494432577" calcext:value-type="float">
            <text:p>-0.0433580494432577</text:p>
          </table:table-cell>
          <table:table-cell office:value-type="float" office:value="0.151871476709322" calcext:value-type="float">
            <text:p>0.151871476709322</text:p>
          </table:table-cell>
          <table:table-cell office:value-type="float" office:value="-0.19522952615258" calcext:value-type="float">
            <text:p>-0.19522952615258</text:p>
          </table:table-cell>
        </table:table-row>
        <table:table-row table:style-name="ro1">
          <table:table-cell office:value-type="string" calcext:value-type="string">
            <text:p>sll1579</text:p>
          </table:table-cell>
          <table:table-cell office:value-type="float" office:value="-0.694990912051556" calcext:value-type="float">
            <text:p>-0.694990912051556</text:p>
          </table:table-cell>
          <table:table-cell office:value-type="float" office:value="-0.500470244043954" calcext:value-type="float">
            <text:p>-0.500470244043954</text:p>
          </table:table-cell>
          <table:table-cell office:value-type="float" office:value="-0.194520668007602" calcext:value-type="float">
            <text:p>-0.194520668007602</text:p>
          </table:table-cell>
        </table:table-row>
        <table:table-row table:style-name="ro1">
          <table:table-cell office:value-type="string" calcext:value-type="string">
            <text:p>sll0485</text:p>
          </table:table-cell>
          <table:table-cell office:value-type="float" office:value="0.0337235081905285" calcext:value-type="float">
            <text:p>0.0337235081905285</text:p>
          </table:table-cell>
          <table:table-cell office:value-type="float" office:value="0.227659407267311" calcext:value-type="float">
            <text:p>0.227659407267311</text:p>
          </table:table-cell>
          <table:table-cell office:value-type="float" office:value="-0.193935899076782" calcext:value-type="float">
            <text:p>-0.193935899076782</text:p>
          </table:table-cell>
        </table:table-row>
        <table:table-row table:style-name="ro1">
          <table:table-cell office:value-type="string" calcext:value-type="string">
            <text:p>slr2046</text:p>
          </table:table-cell>
          <table:table-cell office:value-type="float" office:value="0.0848282010048203" calcext:value-type="float">
            <text:p>0.0848282010048203</text:p>
          </table:table-cell>
          <table:table-cell office:value-type="float" office:value="0.278248044219352" calcext:value-type="float">
            <text:p>0.278248044219352</text:p>
          </table:table-cell>
          <table:table-cell office:value-type="float" office:value="-0.193419843214532" calcext:value-type="float">
            <text:p>-0.193419843214532</text:p>
          </table:table-cell>
        </table:table-row>
        <table:table-row table:style-name="ro1">
          <table:table-cell office:value-type="string" calcext:value-type="string">
            <text:p>slr1870</text:p>
          </table:table-cell>
          <table:table-cell office:value-type="float" office:value="0.0364121228265578" calcext:value-type="float">
            <text:p>0.0364121228265578</text:p>
          </table:table-cell>
          <table:table-cell office:value-type="float" office:value="0.229652943603726" calcext:value-type="float">
            <text:p>0.229652943603726</text:p>
          </table:table-cell>
          <table:table-cell office:value-type="float" office:value="-0.193240820777169" calcext:value-type="float">
            <text:p>-0.193240820777169</text:p>
          </table:table-cell>
        </table:table-row>
        <table:table-row table:style-name="ro1">
          <table:table-cell office:value-type="string" calcext:value-type="string">
            <text:p>ssl2501</text:p>
          </table:table-cell>
          <table:table-cell office:value-type="float" office:value="-0.0110723916574793" calcext:value-type="float">
            <text:p>-0.0110723916574793</text:p>
          </table:table-cell>
          <table:table-cell office:value-type="float" office:value="0.182147097833919" calcext:value-type="float">
            <text:p>0.182147097833919</text:p>
          </table:table-cell>
          <table:table-cell office:value-type="float" office:value="-0.193219489491398" calcext:value-type="float">
            <text:p>-0.193219489491398</text:p>
          </table:table-cell>
        </table:table-row>
        <table:table-row table:style-name="ro1">
          <table:table-cell office:value-type="string" calcext:value-type="string">
            <text:p>slr1925</text:p>
          </table:table-cell>
          <table:table-cell office:value-type="float" office:value="-0.296283349715504" calcext:value-type="float">
            <text:p>-0.296283349715504</text:p>
          </table:table-cell>
          <table:table-cell office:value-type="float" office:value="-0.103129632577971" calcext:value-type="float">
            <text:p>-0.103129632577971</text:p>
          </table:table-cell>
          <table:table-cell office:value-type="float" office:value="-0.193153717137533" calcext:value-type="float">
            <text:p>-0.193153717137533</text:p>
          </table:table-cell>
        </table:table-row>
        <table:table-row table:style-name="ro1">
          <table:table-cell office:value-type="string" calcext:value-type="string">
            <text:p>sll1408</text:p>
          </table:table-cell>
          <table:table-cell office:value-type="float" office:value="0.0900097324383536" calcext:value-type="float">
            <text:p>0.0900097324383536</text:p>
          </table:table-cell>
          <table:table-cell office:value-type="float" office:value="0.283099289681567" calcext:value-type="float">
            <text:p>0.283099289681567</text:p>
          </table:table-cell>
          <table:table-cell office:value-type="float" office:value="-0.193089557243214" calcext:value-type="float">
            <text:p>-0.193089557243214</text:p>
          </table:table-cell>
        </table:table-row>
        <table:table-row table:style-name="ro1">
          <table:table-cell office:value-type="string" calcext:value-type="string">
            <text:p>sll0794</text:p>
          </table:table-cell>
          <table:table-cell office:value-type="float" office:value="-0.122513432648164" calcext:value-type="float">
            <text:p>-0.122513432648164</text:p>
          </table:table-cell>
          <table:table-cell office:value-type="float" office:value="0.0704857353448372" calcext:value-type="float">
            <text:p>0.0704857353448372</text:p>
          </table:table-cell>
          <table:table-cell office:value-type="float" office:value="-0.192999167993001" calcext:value-type="float">
            <text:p>-0.192999167993001</text:p>
          </table:table-cell>
        </table:table-row>
        <table:table-row table:style-name="ro1">
          <table:table-cell office:value-type="string" calcext:value-type="string">
            <text:p>sll0843</text:p>
          </table:table-cell>
          <table:table-cell office:value-type="float" office:value="0.0596069086096369" calcext:value-type="float">
            <text:p>0.0596069086096369</text:p>
          </table:table-cell>
          <table:table-cell office:value-type="float" office:value="0.252502387869289" calcext:value-type="float">
            <text:p>0.252502387869289</text:p>
          </table:table-cell>
          <table:table-cell office:value-type="float" office:value="-0.192895479259652" calcext:value-type="float">
            <text:p>-0.192895479259652</text:p>
          </table:table-cell>
        </table:table-row>
        <table:table-row table:style-name="ro1">
          <table:table-cell office:value-type="string" calcext:value-type="string">
            <text:p>sll1862</text:p>
          </table:table-cell>
          <table:table-cell office:value-type="float" office:value="0.076379615302615" calcext:value-type="float">
            <text:p>0.076379615302615</text:p>
          </table:table-cell>
          <table:table-cell office:value-type="float" office:value="0.268900264354505" calcext:value-type="float">
            <text:p>0.268900264354505</text:p>
          </table:table-cell>
          <table:table-cell office:value-type="float" office:value="-0.19252064905189" calcext:value-type="float">
            <text:p>-0.19252064905189</text:p>
          </table:table-cell>
        </table:table-row>
        <table:table-row table:style-name="ro1">
          <table:table-cell office:value-type="string" calcext:value-type="string">
            <text:p>slr1395</text:p>
          </table:table-cell>
          <table:table-cell office:value-type="float" office:value="-0.000446334951152816" calcext:value-type="float">
            <text:p>-0.000446334951152816</text:p>
          </table:table-cell>
          <table:table-cell office:value-type="float" office:value="0.191714961907024" calcext:value-type="float">
            <text:p>0.191714961907024</text:p>
          </table:table-cell>
          <table:table-cell office:value-type="float" office:value="-0.192161296858177" calcext:value-type="float">
            <text:p>-0.192161296858177</text:p>
          </table:table-cell>
        </table:table-row>
        <table:table-row table:style-name="ro1">
          <table:table-cell office:value-type="string" calcext:value-type="string">
            <text:p>sll1162</text:p>
          </table:table-cell>
          <table:table-cell office:value-type="float" office:value="0.0901948451528535" calcext:value-type="float">
            <text:p>0.0901948451528535</text:p>
          </table:table-cell>
          <table:table-cell office:value-type="float" office:value="0.281785660901356" calcext:value-type="float">
            <text:p>0.281785660901356</text:p>
          </table:table-cell>
          <table:table-cell office:value-type="float" office:value="-0.191590815748502" calcext:value-type="float">
            <text:p>-0.191590815748502</text:p>
          </table:table-cell>
        </table:table-row>
        <table:table-row table:style-name="ro1">
          <table:table-cell office:value-type="string" calcext:value-type="string">
            <text:p>slr0654</text:p>
          </table:table-cell>
          <table:table-cell office:value-type="float" office:value="-0.904236867196165" calcext:value-type="float">
            <text:p>-0.904236867196165</text:p>
          </table:table-cell>
          <table:table-cell office:value-type="float" office:value="-0.71282518203638" calcext:value-type="float">
            <text:p>-0.71282518203638</text:p>
          </table:table-cell>
          <table:table-cell office:value-type="float" office:value="-0.191411685159785" calcext:value-type="float">
            <text:p>-0.191411685159785</text:p>
          </table:table-cell>
        </table:table-row>
        <table:table-row table:style-name="ro1">
          <table:table-cell office:value-type="string" calcext:value-type="string">
            <text:p>sll0230</text:p>
          </table:table-cell>
          <table:table-cell office:value-type="float" office:value="-0.0016728676900246" calcext:value-type="float">
            <text:p>-0.0016728676900246</text:p>
          </table:table-cell>
          <table:table-cell office:value-type="float" office:value="0.189676426809341" calcext:value-type="float">
            <text:p>0.189676426809341</text:p>
          </table:table-cell>
          <table:table-cell office:value-type="float" office:value="-0.191349294499366" calcext:value-type="float">
            <text:p>-0.191349294499366</text:p>
          </table:table-cell>
        </table:table-row>
        <table:table-row table:style-name="ro1">
          <table:table-cell office:value-type="string" calcext:value-type="string">
            <text:p>sll1722</text:p>
          </table:table-cell>
          <table:table-cell office:value-type="float" office:value="0.165938228264167" calcext:value-type="float">
            <text:p>0.165938228264167</text:p>
          </table:table-cell>
          <table:table-cell office:value-type="float" office:value="0.357044810718457" calcext:value-type="float">
            <text:p>0.357044810718457</text:p>
          </table:table-cell>
          <table:table-cell office:value-type="float" office:value="-0.191106582454291" calcext:value-type="float">
            <text:p>-0.191106582454291</text:p>
          </table:table-cell>
        </table:table-row>
        <table:table-row table:style-name="ro1">
          <table:table-cell office:value-type="string" calcext:value-type="string">
            <text:p>slr1299</text:p>
          </table:table-cell>
          <table:table-cell office:value-type="float" office:value="0.511168033297613" calcext:value-type="float">
            <text:p>0.511168033297613</text:p>
          </table:table-cell>
          <table:table-cell office:value-type="float" office:value="0.701533156106145" calcext:value-type="float">
            <text:p>0.701533156106145</text:p>
          </table:table-cell>
          <table:table-cell office:value-type="float" office:value="-0.190365122808532" calcext:value-type="float">
            <text:p>-0.190365122808532</text:p>
          </table:table-cell>
        </table:table-row>
        <table:table-row table:style-name="ro1">
          <table:table-cell office:value-type="string" calcext:value-type="string">
            <text:p>sll7006</text:p>
          </table:table-cell>
          <table:table-cell office:value-type="float" office:value="0.0804941976385156" calcext:value-type="float">
            <text:p>0.0804941976385156</text:p>
          </table:table-cell>
          <table:table-cell office:value-type="float" office:value="0.270509277682802" calcext:value-type="float">
            <text:p>0.270509277682802</text:p>
          </table:table-cell>
          <table:table-cell office:value-type="float" office:value="-0.190015080044286" calcext:value-type="float">
            <text:p>-0.190015080044286</text:p>
          </table:table-cell>
        </table:table-row>
        <table:table-row table:style-name="ro1">
          <table:table-cell office:value-type="string" calcext:value-type="string">
            <text:p>sll1070</text:p>
          </table:table-cell>
          <table:table-cell office:value-type="float" office:value="-1.90915718761464" calcext:value-type="float">
            <text:p>-1.90915718761464</text:p>
          </table:table-cell>
          <table:table-cell office:value-type="float" office:value="-1.71944731596613" calcext:value-type="float">
            <text:p>-1.71944731596613</text:p>
          </table:table-cell>
          <table:table-cell office:value-type="float" office:value="-0.189709871648501" calcext:value-type="float">
            <text:p>-0.189709871648501</text:p>
          </table:table-cell>
        </table:table-row>
        <table:table-row table:style-name="ro1">
          <table:table-cell office:value-type="string" calcext:value-type="string">
            <text:p>sll1888</text:p>
          </table:table-cell>
          <table:table-cell office:value-type="float" office:value="0.100723406132553" calcext:value-type="float">
            <text:p>0.100723406132553</text:p>
          </table:table-cell>
          <table:table-cell office:value-type="float" office:value="0.290268066045072" calcext:value-type="float">
            <text:p>0.290268066045072</text:p>
          </table:table-cell>
          <table:table-cell office:value-type="float" office:value="-0.189544659912519" calcext:value-type="float">
            <text:p>-0.189544659912519</text:p>
          </table:table-cell>
        </table:table-row>
        <table:table-row table:style-name="ro1">
          <table:table-cell office:value-type="string" calcext:value-type="string">
            <text:p>sll1180</text:p>
          </table:table-cell>
          <table:table-cell office:value-type="float" office:value="0.0177731224072364" calcext:value-type="float">
            <text:p>0.0177731224072364</text:p>
          </table:table-cell>
          <table:table-cell office:value-type="float" office:value="0.206629260660629" calcext:value-type="float">
            <text:p>0.206629260660629</text:p>
          </table:table-cell>
          <table:table-cell office:value-type="float" office:value="-0.188856138253393" calcext:value-type="float">
            <text:p>-0.188856138253393</text:p>
          </table:table-cell>
        </table:table-row>
        <table:table-row table:style-name="ro1">
          <table:table-cell office:value-type="string" calcext:value-type="string">
            <text:p>slr2018</text:p>
          </table:table-cell>
          <table:table-cell office:value-type="float" office:value="-0.0454480003270458" calcext:value-type="float">
            <text:p>-0.0454480003270458</text:p>
          </table:table-cell>
          <table:table-cell office:value-type="float" office:value="0.14332300639437" calcext:value-type="float">
            <text:p>0.14332300639437</text:p>
          </table:table-cell>
          <table:table-cell office:value-type="float" office:value="-0.188771006721416" calcext:value-type="float">
            <text:p>-0.188771006721416</text:p>
          </table:table-cell>
        </table:table-row>
        <table:table-row table:style-name="ro1">
          <table:table-cell office:value-type="string" calcext:value-type="string">
            <text:p>sll0808</text:p>
          </table:table-cell>
          <table:table-cell office:value-type="float" office:value="-0.407156629416251" calcext:value-type="float">
            <text:p>-0.407156629416251</text:p>
          </table:table-cell>
          <table:table-cell office:value-type="float" office:value="-0.218684334536312" calcext:value-type="float">
            <text:p>-0.218684334536312</text:p>
          </table:table-cell>
          <table:table-cell office:value-type="float" office:value="-0.188472294879939" calcext:value-type="float">
            <text:p>-0.188472294879939</text:p>
          </table:table-cell>
        </table:table-row>
        <table:table-row table:style-name="ro1">
          <table:table-cell office:value-type="string" calcext:value-type="string">
            <text:p>sll5052</text:p>
          </table:table-cell>
          <table:table-cell office:value-type="float" office:value="0.16518024812954" calcext:value-type="float">
            <text:p>0.16518024812954</text:p>
          </table:table-cell>
          <table:table-cell office:value-type="float" office:value="0.353501857075549" calcext:value-type="float">
            <text:p>0.353501857075549</text:p>
          </table:table-cell>
          <table:table-cell office:value-type="float" office:value="-0.188321608946009" calcext:value-type="float">
            <text:p>-0.188321608946009</text:p>
          </table:table-cell>
        </table:table-row>
        <table:table-row table:style-name="ro1">
          <table:table-cell office:value-type="string" calcext:value-type="string">
            <text:p>slr1909</text:p>
          </table:table-cell>
          <table:table-cell office:value-type="float" office:value="-0.102399204651814" calcext:value-type="float">
            <text:p>-0.102399204651814</text:p>
          </table:table-cell>
          <table:table-cell office:value-type="float" office:value="0.0858953929842313" calcext:value-type="float">
            <text:p>0.0858953929842313</text:p>
          </table:table-cell>
          <table:table-cell office:value-type="float" office:value="-0.188294597636045" calcext:value-type="float">
            <text:p>-0.188294597636045</text:p>
          </table:table-cell>
        </table:table-row>
        <table:table-row table:style-name="ro1">
          <table:table-cell office:value-type="string" calcext:value-type="string">
            <text:p>slr1134</text:p>
          </table:table-cell>
          <table:table-cell office:value-type="float" office:value="0.0211150459651265" calcext:value-type="float">
            <text:p>0.0211150459651265</text:p>
          </table:table-cell>
          <table:table-cell office:value-type="float" office:value="0.209078027990288" calcext:value-type="float">
            <text:p>0.209078027990288</text:p>
          </table:table-cell>
          <table:table-cell office:value-type="float" office:value="-0.187962982025162" calcext:value-type="float">
            <text:p>-0.187962982025162</text:p>
          </table:table-cell>
        </table:table-row>
        <table:table-row table:style-name="ro1">
          <table:table-cell office:value-type="string" calcext:value-type="string">
            <text:p>sll1949</text:p>
          </table:table-cell>
          <table:table-cell office:value-type="float" office:value="-0.215532299470403" calcext:value-type="float">
            <text:p>-0.215532299470403</text:p>
          </table:table-cell>
          <table:table-cell office:value-type="float" office:value="-0.0282988045020542" calcext:value-type="float">
            <text:p>-0.0282988045020542</text:p>
          </table:table-cell>
          <table:table-cell office:value-type="float" office:value="-0.187233494968349" calcext:value-type="float">
            <text:p>-0.187233494968349</text:p>
          </table:table-cell>
        </table:table-row>
        <table:table-row table:style-name="ro1">
          <table:table-cell office:value-type="string" calcext:value-type="string">
            <text:p>slr0852</text:p>
          </table:table-cell>
          <table:table-cell office:value-type="float" office:value="0.14276903023667" calcext:value-type="float">
            <text:p>0.14276903023667</text:p>
          </table:table-cell>
          <table:table-cell office:value-type="float" office:value="0.329205774479517" calcext:value-type="float">
            <text:p>0.329205774479517</text:p>
          </table:table-cell>
          <table:table-cell office:value-type="float" office:value="-0.186436744242847" calcext:value-type="float">
            <text:p>-0.186436744242847</text:p>
          </table:table-cell>
        </table:table-row>
        <table:table-row table:style-name="ro1">
          <table:table-cell office:value-type="string" calcext:value-type="string">
            <text:p>sll0565</text:p>
          </table:table-cell>
          <table:table-cell office:value-type="float" office:value="-0.511099414164865" calcext:value-type="float">
            <text:p>-0.511099414164865</text:p>
          </table:table-cell>
          <table:table-cell office:value-type="float" office:value="-0.324771138862616" calcext:value-type="float">
            <text:p>-0.324771138862616</text:p>
          </table:table-cell>
          <table:table-cell office:value-type="float" office:value="-0.186328275302249" calcext:value-type="float">
            <text:p>-0.186328275302249</text:p>
          </table:table-cell>
        </table:table-row>
        <table:table-row table:style-name="ro1">
          <table:table-cell office:value-type="string" calcext:value-type="string">
            <text:p>sll1164</text:p>
          </table:table-cell>
          <table:table-cell office:value-type="float" office:value="-0.129360040159343" calcext:value-type="float">
            <text:p>-0.129360040159343</text:p>
          </table:table-cell>
          <table:table-cell office:value-type="float" office:value="0.0566785020237312" calcext:value-type="float">
            <text:p>0.0566785020237312</text:p>
          </table:table-cell>
          <table:table-cell office:value-type="float" office:value="-0.186038542183074" calcext:value-type="float">
            <text:p>-0.186038542183074</text:p>
          </table:table-cell>
        </table:table-row>
        <table:table-row table:style-name="ro1">
          <table:table-cell office:value-type="string" calcext:value-type="string">
            <text:p>slr1647</text:p>
          </table:table-cell>
          <table:table-cell office:value-type="float" office:value="-0.210184129409533" calcext:value-type="float">
            <text:p>-0.210184129409533</text:p>
          </table:table-cell>
          <table:table-cell office:value-type="float" office:value="-0.0243944587208684" calcext:value-type="float">
            <text:p>-0.0243944587208684</text:p>
          </table:table-cell>
          <table:table-cell office:value-type="float" office:value="-0.185789670688664" calcext:value-type="float">
            <text:p>-0.185789670688664</text:p>
          </table:table-cell>
        </table:table-row>
        <table:table-row table:style-name="ro1">
          <table:table-cell office:value-type="string" calcext:value-type="string">
            <text:p>sll2002</text:p>
          </table:table-cell>
          <table:table-cell office:value-type="float" office:value="-0.129970001478431" calcext:value-type="float">
            <text:p>-0.129970001478431</text:p>
          </table:table-cell>
          <table:table-cell office:value-type="float" office:value="0.0538039655756042" calcext:value-type="float">
            <text:p>0.0538039655756042</text:p>
          </table:table-cell>
          <table:table-cell office:value-type="float" office:value="-0.183773967054035" calcext:value-type="float">
            <text:p>-0.183773967054035</text:p>
          </table:table-cell>
        </table:table-row>
        <table:table-row table:style-name="ro1">
          <table:table-cell office:value-type="string" calcext:value-type="string">
            <text:p>slr1246</text:p>
          </table:table-cell>
          <table:table-cell office:value-type="float" office:value="0.187146117109673" calcext:value-type="float">
            <text:p>0.187146117109673</text:p>
          </table:table-cell>
          <table:table-cell office:value-type="float" office:value="0.370913720403416" calcext:value-type="float">
            <text:p>0.370913720403416</text:p>
          </table:table-cell>
          <table:table-cell office:value-type="float" office:value="-0.183767603293743" calcext:value-type="float">
            <text:p>-0.183767603293743</text:p>
          </table:table-cell>
        </table:table-row>
        <table:table-row table:style-name="ro1">
          <table:table-cell office:value-type="string" calcext:value-type="string">
            <text:p>slr1081</text:p>
          </table:table-cell>
          <table:table-cell office:value-type="float" office:value="-0.437876134335633" calcext:value-type="float">
            <text:p>-0.437876134335633</text:p>
          </table:table-cell>
          <table:table-cell office:value-type="float" office:value="-0.254926469417286" calcext:value-type="float">
            <text:p>-0.254926469417286</text:p>
          </table:table-cell>
          <table:table-cell office:value-type="float" office:value="-0.182949664918348" calcext:value-type="float">
            <text:p>-0.182949664918348</text:p>
          </table:table-cell>
        </table:table-row>
        <table:table-row table:style-name="ro1">
          <table:table-cell office:value-type="string" calcext:value-type="string">
            <text:p>sll0205</text:p>
          </table:table-cell>
          <table:table-cell office:value-type="float" office:value="0.1034441449776" calcext:value-type="float">
            <text:p>0.1034441449776</text:p>
          </table:table-cell>
          <table:table-cell office:value-type="float" office:value="0.285795143951753" calcext:value-type="float">
            <text:p>0.285795143951753</text:p>
          </table:table-cell>
          <table:table-cell office:value-type="float" office:value="-0.182350998974153" calcext:value-type="float">
            <text:p>-0.182350998974153</text:p>
          </table:table-cell>
        </table:table-row>
        <table:table-row table:style-name="ro1">
          <table:table-cell office:value-type="string" calcext:value-type="string">
            <text:p>slr0516</text:p>
          </table:table-cell>
          <table:table-cell office:value-type="float" office:value="0.0697071597797484" calcext:value-type="float">
            <text:p>0.0697071597797484</text:p>
          </table:table-cell>
          <table:table-cell office:value-type="float" office:value="0.251989396097091" calcext:value-type="float">
            <text:p>0.251989396097091</text:p>
          </table:table-cell>
          <table:table-cell office:value-type="float" office:value="-0.182282236317342" calcext:value-type="float">
            <text:p>-0.182282236317342</text:p>
          </table:table-cell>
        </table:table-row>
        <table:table-row table:style-name="ro1">
          <table:table-cell office:value-type="string" calcext:value-type="string">
            <text:p>slr1188</text:p>
          </table:table-cell>
          <table:table-cell office:value-type="float" office:value="0.164572930240943" calcext:value-type="float">
            <text:p>0.164572930240943</text:p>
          </table:table-cell>
          <table:table-cell office:value-type="float" office:value="0.346744528118643" calcext:value-type="float">
            <text:p>0.346744528118643</text:p>
          </table:table-cell>
          <table:table-cell office:value-type="float" office:value="-0.1821715978777" calcext:value-type="float">
            <text:p>-0.1821715978777</text:p>
          </table:table-cell>
        </table:table-row>
        <table:table-row table:style-name="ro1">
          <table:table-cell office:value-type="string" calcext:value-type="string">
            <text:p>slr0270</text:p>
          </table:table-cell>
          <table:table-cell office:value-type="float" office:value="0.154882015457211" calcext:value-type="float">
            <text:p>0.154882015457211</text:p>
          </table:table-cell>
          <table:table-cell office:value-type="float" office:value="0.336995350208316" calcext:value-type="float">
            <text:p>0.336995350208316</text:p>
          </table:table-cell>
          <table:table-cell office:value-type="float" office:value="-0.182113334751105" calcext:value-type="float">
            <text:p>-0.182113334751105</text:p>
          </table:table-cell>
        </table:table-row>
        <table:table-row table:style-name="ro1">
          <table:table-cell office:value-type="string" calcext:value-type="string">
            <text:p>sll1905</text:p>
          </table:table-cell>
          <table:table-cell office:value-type="float" office:value="-0.0647277560715126" calcext:value-type="float">
            <text:p>-0.0647277560715126</text:p>
          </table:table-cell>
          <table:table-cell office:value-type="float" office:value="0.11729061558537" calcext:value-type="float">
            <text:p>0.11729061558537</text:p>
          </table:table-cell>
          <table:table-cell office:value-type="float" office:value="-0.182018371656883" calcext:value-type="float">
            <text:p>-0.182018371656883</text:p>
          </table:table-cell>
        </table:table-row>
        <table:table-row table:style-name="ro1">
          <table:table-cell office:value-type="string" calcext:value-type="string">
            <text:p>slr0899</text:p>
          </table:table-cell>
          <table:table-cell office:value-type="float" office:value="0.219062485446027" calcext:value-type="float">
            <text:p>0.219062485446027</text:p>
          </table:table-cell>
          <table:table-cell office:value-type="float" office:value="0.401052566740335" calcext:value-type="float">
            <text:p>0.401052566740335</text:p>
          </table:table-cell>
          <table:table-cell office:value-type="float" office:value="-0.181990081294308" calcext:value-type="float">
            <text:p>-0.181990081294308</text:p>
          </table:table-cell>
        </table:table-row>
        <table:table-row table:style-name="ro1">
          <table:table-cell office:value-type="string" calcext:value-type="string">
            <text:p>slr2103</text:p>
          </table:table-cell>
          <table:table-cell office:value-type="float" office:value="0.194317577590037" calcext:value-type="float">
            <text:p>0.194317577590037</text:p>
          </table:table-cell>
          <table:table-cell office:value-type="float" office:value="0.376056749770726" calcext:value-type="float">
            <text:p>0.376056749770726</text:p>
          </table:table-cell>
          <table:table-cell office:value-type="float" office:value="-0.181739172180689" calcext:value-type="float">
            <text:p>-0.181739172180689</text:p>
          </table:table-cell>
        </table:table-row>
        <table:table-row table:style-name="ro1">
          <table:table-cell office:value-type="string" calcext:value-type="string">
            <text:p>slr5054</text:p>
          </table:table-cell>
          <table:table-cell office:value-type="float" office:value="0.0397753411142398" calcext:value-type="float">
            <text:p>0.0397753411142398</text:p>
          </table:table-cell>
          <table:table-cell office:value-type="float" office:value="0.221408612118672" calcext:value-type="float">
            <text:p>0.221408612118672</text:p>
          </table:table-cell>
          <table:table-cell office:value-type="float" office:value="-0.181633271004433" calcext:value-type="float">
            <text:p>-0.181633271004433</text:p>
          </table:table-cell>
        </table:table-row>
        <table:table-row table:style-name="ro1">
          <table:table-cell office:value-type="string" calcext:value-type="string">
            <text:p>sll1078</text:p>
          </table:table-cell>
          <table:table-cell office:value-type="float" office:value="0.173010816450406" calcext:value-type="float">
            <text:p>0.173010816450406</text:p>
          </table:table-cell>
          <table:table-cell office:value-type="float" office:value="0.354552151675928" calcext:value-type="float">
            <text:p>0.354552151675928</text:p>
          </table:table-cell>
          <table:table-cell office:value-type="float" office:value="-0.181541335225522" calcext:value-type="float">
            <text:p>-0.181541335225522</text:p>
          </table:table-cell>
        </table:table-row>
        <table:table-row table:style-name="ro1">
          <table:table-cell office:value-type="string" calcext:value-type="string">
            <text:p>ssl5065</text:p>
          </table:table-cell>
          <table:table-cell office:value-type="float" office:value="0.156300851844292" calcext:value-type="float">
            <text:p>0.156300851844292</text:p>
          </table:table-cell>
          <table:table-cell office:value-type="float" office:value="0.337798695605263" calcext:value-type="float">
            <text:p>0.337798695605263</text:p>
          </table:table-cell>
          <table:table-cell office:value-type="float" office:value="-0.18149784376097" calcext:value-type="float">
            <text:p>-0.18149784376097</text:p>
          </table:table-cell>
        </table:table-row>
        <table:table-row table:style-name="ro1">
          <table:table-cell office:value-type="string" calcext:value-type="string">
            <text:p>slr1454</text:p>
          </table:table-cell>
          <table:table-cell office:value-type="float" office:value="0.0709283162317817" calcext:value-type="float">
            <text:p>0.0709283162317817</text:p>
          </table:table-cell>
          <table:table-cell office:value-type="float" office:value="0.252349186892609" calcext:value-type="float">
            <text:p>0.252349186892609</text:p>
          </table:table-cell>
          <table:table-cell office:value-type="float" office:value="-0.181420870660828" calcext:value-type="float">
            <text:p>-0.181420870660828</text:p>
          </table:table-cell>
        </table:table-row>
        <table:table-row table:style-name="ro1">
          <table:table-cell office:value-type="string" calcext:value-type="string">
            <text:p>slr1249</text:p>
          </table:table-cell>
          <table:table-cell office:value-type="float" office:value="-0.734697575956912" calcext:value-type="float">
            <text:p>-0.734697575956912</text:p>
          </table:table-cell>
          <table:table-cell office:value-type="float" office:value="-0.55329442497885" calcext:value-type="float">
            <text:p>-0.55329442497885</text:p>
          </table:table-cell>
          <table:table-cell office:value-type="float" office:value="-0.181403150978062" calcext:value-type="float">
            <text:p>-0.181403150978062</text:p>
          </table:table-cell>
        </table:table-row>
        <table:table-row table:style-name="ro1">
          <table:table-cell office:value-type="string" calcext:value-type="string">
            <text:p>slr1076</text:p>
          </table:table-cell>
          <table:table-cell office:value-type="float" office:value="-0.355600245937783" calcext:value-type="float">
            <text:p>-0.355600245937783</text:p>
          </table:table-cell>
          <table:table-cell office:value-type="float" office:value="-0.174258899167837" calcext:value-type="float">
            <text:p>-0.174258899167837</text:p>
          </table:table-cell>
          <table:table-cell office:value-type="float" office:value="-0.181341346769946" calcext:value-type="float">
            <text:p>-0.181341346769946</text:p>
          </table:table-cell>
        </table:table-row>
        <table:table-row table:style-name="ro1">
          <table:table-cell office:value-type="string" calcext:value-type="string">
            <text:p>sll2015</text:p>
          </table:table-cell>
          <table:table-cell office:value-type="float" office:value="-0.161761797237253" calcext:value-type="float">
            <text:p>-0.161761797237253</text:p>
          </table:table-cell>
          <table:table-cell office:value-type="float" office:value="0.0192396188651764" calcext:value-type="float">
            <text:p>0.0192396188651764</text:p>
          </table:table-cell>
          <table:table-cell office:value-type="float" office:value="-0.181001416102429" calcext:value-type="float">
            <text:p>-0.181001416102429</text:p>
          </table:table-cell>
        </table:table-row>
        <table:table-row table:style-name="ro1">
          <table:table-cell office:value-type="string" calcext:value-type="string">
            <text:p>sll0789</text:p>
          </table:table-cell>
          <table:table-cell office:value-type="float" office:value="0.086353764634918" calcext:value-type="float">
            <text:p>0.086353764634918</text:p>
          </table:table-cell>
          <table:table-cell office:value-type="float" office:value="0.2672212133083" calcext:value-type="float">
            <text:p>0.2672212133083</text:p>
          </table:table-cell>
          <table:table-cell office:value-type="float" office:value="-0.180867448673382" calcext:value-type="float">
            <text:p>-0.180867448673382</text:p>
          </table:table-cell>
        </table:table-row>
        <table:table-row table:style-name="ro1">
          <table:table-cell office:value-type="string" calcext:value-type="string">
            <text:p>slr1235</text:p>
          </table:table-cell>
          <table:table-cell office:value-type="float" office:value="0.167250216762712" calcext:value-type="float">
            <text:p>0.167250216762712</text:p>
          </table:table-cell>
          <table:table-cell office:value-type="float" office:value="0.348095346162596" calcext:value-type="float">
            <text:p>0.348095346162596</text:p>
          </table:table-cell>
          <table:table-cell office:value-type="float" office:value="-0.180845129399884" calcext:value-type="float">
            <text:p>-0.180845129399884</text:p>
          </table:table-cell>
        </table:table-row>
        <table:table-row table:style-name="ro1">
          <table:table-cell office:value-type="string" calcext:value-type="string">
            <text:p>ssr1499</text:p>
          </table:table-cell>
          <table:table-cell office:value-type="float" office:value="0.0031040529428963" calcext:value-type="float">
            <text:p>0.0031040529428963</text:p>
          </table:table-cell>
          <table:table-cell office:value-type="float" office:value="0.183848658691688" calcext:value-type="float">
            <text:p>0.183848658691688</text:p>
          </table:table-cell>
          <table:table-cell office:value-type="float" office:value="-0.180744605748791" calcext:value-type="float">
            <text:p>-0.180744605748791</text:p>
          </table:table-cell>
        </table:table-row>
        <table:table-row table:style-name="ro1">
          <table:table-cell office:value-type="string" calcext:value-type="string">
            <text:p>sll0723</text:p>
          </table:table-cell>
          <table:table-cell office:value-type="float" office:value="-0.0193133333918932" calcext:value-type="float">
            <text:p>-0.0193133333918932</text:p>
          </table:table-cell>
          <table:table-cell office:value-type="float" office:value="0.161028186653778" calcext:value-type="float">
            <text:p>0.161028186653778</text:p>
          </table:table-cell>
          <table:table-cell office:value-type="float" office:value="-0.180341520045671" calcext:value-type="float">
            <text:p>-0.180341520045671</text:p>
          </table:table-cell>
        </table:table-row>
        <table:table-row table:style-name="ro1">
          <table:table-cell office:value-type="string" calcext:value-type="string">
            <text:p>sll1676</text:p>
          </table:table-cell>
          <table:table-cell office:value-type="float" office:value="-0.740405105349711" calcext:value-type="float">
            <text:p>-0.740405105349711</text:p>
          </table:table-cell>
          <table:table-cell office:value-type="float" office:value="-0.560330414272171" calcext:value-type="float">
            <text:p>-0.560330414272171</text:p>
          </table:table-cell>
          <table:table-cell office:value-type="float" office:value="-0.18007469107754" calcext:value-type="float">
            <text:p>-0.18007469107754</text:p>
          </table:table-cell>
        </table:table-row>
        <table:table-row table:style-name="ro1">
          <table:table-cell office:value-type="string" calcext:value-type="string">
            <text:p>sll1292</text:p>
          </table:table-cell>
          <table:table-cell office:value-type="float" office:value="-0.0337497862224051" calcext:value-type="float">
            <text:p>-0.0337497862224051</text:p>
          </table:table-cell>
          <table:table-cell office:value-type="float" office:value="0.14617050823995" calcext:value-type="float">
            <text:p>0.14617050823995</text:p>
          </table:table-cell>
          <table:table-cell office:value-type="float" office:value="-0.179920294462355" calcext:value-type="float">
            <text:p>-0.179920294462355</text:p>
          </table:table-cell>
        </table:table-row>
        <table:table-row table:style-name="ro1">
          <table:table-cell office:value-type="string" calcext:value-type="string">
            <text:p>slr7032</text:p>
          </table:table-cell>
          <table:table-cell office:value-type="float" office:value="0.0298295152240102" calcext:value-type="float">
            <text:p>0.0298295152240102</text:p>
          </table:table-cell>
          <table:table-cell office:value-type="float" office:value="0.209700727903338" calcext:value-type="float">
            <text:p>0.209700727903338</text:p>
          </table:table-cell>
          <table:table-cell office:value-type="float" office:value="-0.179871212679328" calcext:value-type="float">
            <text:p>-0.179871212679328</text:p>
          </table:table-cell>
        </table:table-row>
        <table:table-row table:style-name="ro1">
          <table:table-cell office:value-type="string" calcext:value-type="string">
            <text:p>sll0710</text:p>
          </table:table-cell>
          <table:table-cell office:value-type="float" office:value="-0.0154612862556543" calcext:value-type="float">
            <text:p>-0.0154612862556543</text:p>
          </table:table-cell>
          <table:table-cell office:value-type="float" office:value="0.164272668873262" calcext:value-type="float">
            <text:p>0.164272668873262</text:p>
          </table:table-cell>
          <table:table-cell office:value-type="float" office:value="-0.179733955128916" calcext:value-type="float">
            <text:p>-0.179733955128916</text:p>
          </table:table-cell>
        </table:table-row>
        <table:table-row table:style-name="ro1">
          <table:table-cell office:value-type="string" calcext:value-type="string">
            <text:p>slr7091</text:p>
          </table:table-cell>
          <table:table-cell office:value-type="float" office:value="-0.027736284303651" calcext:value-type="float">
            <text:p>-0.027736284303651</text:p>
          </table:table-cell>
          <table:table-cell office:value-type="float" office:value="0.151541655281025" calcext:value-type="float">
            <text:p>0.151541655281025</text:p>
          </table:table-cell>
          <table:table-cell office:value-type="float" office:value="-0.179277939584676" calcext:value-type="float">
            <text:p>-0.179277939584676</text:p>
          </table:table-cell>
        </table:table-row>
        <table:table-row table:style-name="ro1">
          <table:table-cell office:value-type="string" calcext:value-type="string">
            <text:p>slr1457</text:p>
          </table:table-cell>
          <table:table-cell office:value-type="float" office:value="-0.0960966728433082" calcext:value-type="float">
            <text:p>-0.0960966728433082</text:p>
          </table:table-cell>
          <table:table-cell office:value-type="float" office:value="0.0830861541821116" calcext:value-type="float">
            <text:p>0.0830861541821116</text:p>
          </table:table-cell>
          <table:table-cell office:value-type="float" office:value="-0.17918282702542" calcext:value-type="float">
            <text:p>-0.17918282702542</text:p>
          </table:table-cell>
        </table:table-row>
        <table:table-row table:style-name="ro1">
          <table:table-cell office:value-type="string" calcext:value-type="string">
            <text:p>slr1448</text:p>
          </table:table-cell>
          <table:table-cell office:value-type="float" office:value="0.146692453502304" calcext:value-type="float">
            <text:p>0.146692453502304</text:p>
          </table:table-cell>
          <table:table-cell office:value-type="float" office:value="0.3258489120404" calcext:value-type="float">
            <text:p>0.3258489120404</text:p>
          </table:table-cell>
          <table:table-cell office:value-type="float" office:value="-0.179156458538096" calcext:value-type="float">
            <text:p>-0.179156458538096</text:p>
          </table:table-cell>
        </table:table-row>
        <table:table-row table:style-name="ro1">
          <table:table-cell office:value-type="string" calcext:value-type="string">
            <text:p>sll0309</text:p>
          </table:table-cell>
          <table:table-cell office:value-type="float" office:value="0.0856137136526322" calcext:value-type="float">
            <text:p>0.0856137136526322</text:p>
          </table:table-cell>
          <table:table-cell office:value-type="float" office:value="0.264535062247781" calcext:value-type="float">
            <text:p>0.264535062247781</text:p>
          </table:table-cell>
          <table:table-cell office:value-type="float" office:value="-0.178921348595149" calcext:value-type="float">
            <text:p>-0.178921348595149</text:p>
          </table:table-cell>
        </table:table-row>
        <table:table-row table:style-name="ro1">
          <table:table-cell office:value-type="string" calcext:value-type="string">
            <text:p>sll1251</text:p>
          </table:table-cell>
          <table:table-cell office:value-type="float" office:value="0.00134250336675951" calcext:value-type="float">
            <text:p>0.00134250336675951</text:p>
          </table:table-cell>
          <table:table-cell office:value-type="float" office:value="0.180163353190475" calcext:value-type="float">
            <text:p>0.180163353190475</text:p>
          </table:table-cell>
          <table:table-cell office:value-type="float" office:value="-0.178820849823715" calcext:value-type="float">
            <text:p>-0.178820849823715</text:p>
          </table:table-cell>
        </table:table-row>
        <table:table-row table:style-name="ro1">
          <table:table-cell office:value-type="string" calcext:value-type="string">
            <text:p>slr1452</text:p>
          </table:table-cell>
          <table:table-cell office:value-type="float" office:value="0.0103348188969562" calcext:value-type="float">
            <text:p>0.0103348188969562</text:p>
          </table:table-cell>
          <table:table-cell office:value-type="float" office:value="0.189007598304046" calcext:value-type="float">
            <text:p>0.189007598304046</text:p>
          </table:table-cell>
          <table:table-cell office:value-type="float" office:value="-0.178672779407089" calcext:value-type="float">
            <text:p>-0.178672779407089</text:p>
          </table:table-cell>
        </table:table-row>
        <table:table-row table:style-name="ro1">
          <table:table-cell office:value-type="string" calcext:value-type="string">
            <text:p>sll0207</text:p>
          </table:table-cell>
          <table:table-cell office:value-type="float" office:value="0.114063421668978" calcext:value-type="float">
            <text:p>0.114063421668978</text:p>
          </table:table-cell>
          <table:table-cell office:value-type="float" office:value="0.29270022078193" calcext:value-type="float">
            <text:p>0.29270022078193</text:p>
          </table:table-cell>
          <table:table-cell office:value-type="float" office:value="-0.178636799112952" calcext:value-type="float">
            <text:p>-0.178636799112952</text:p>
          </table:table-cell>
        </table:table-row>
        <table:table-row table:style-name="ro1">
          <table:table-cell office:value-type="string" calcext:value-type="string">
            <text:p>sll1389</text:p>
          </table:table-cell>
          <table:table-cell office:value-type="float" office:value="-0.199453054251531" calcext:value-type="float">
            <text:p>-0.199453054251531</text:p>
          </table:table-cell>
          <table:table-cell office:value-type="float" office:value="-0.0213038377037384" calcext:value-type="float">
            <text:p>-0.0213038377037384</text:p>
          </table:table-cell>
          <table:table-cell office:value-type="float" office:value="-0.178149216547792" calcext:value-type="float">
            <text:p>-0.178149216547792</text:p>
          </table:table-cell>
        </table:table-row>
        <table:table-row table:style-name="ro1">
          <table:table-cell office:value-type="string" calcext:value-type="string">
            <text:p>sll1921</text:p>
          </table:table-cell>
          <table:table-cell office:value-type="float" office:value="-0.147491037785698" calcext:value-type="float">
            <text:p>-0.147491037785698</text:p>
          </table:table-cell>
          <table:table-cell office:value-type="float" office:value="0.0302785132001034" calcext:value-type="float">
            <text:p>0.0302785132001034</text:p>
          </table:table-cell>
          <table:table-cell office:value-type="float" office:value="-0.177769550985801" calcext:value-type="float">
            <text:p>-0.177769550985801</text:p>
          </table:table-cell>
        </table:table-row>
        <table:table-row table:style-name="ro1">
          <table:table-cell office:value-type="string" calcext:value-type="string">
            <text:p>slr0356</text:p>
          </table:table-cell>
          <table:table-cell office:value-type="float" office:value="0.139926768938762" calcext:value-type="float">
            <text:p>0.139926768938762</text:p>
          </table:table-cell>
          <table:table-cell office:value-type="float" office:value="0.317539573641408" calcext:value-type="float">
            <text:p>0.317539573641408</text:p>
          </table:table-cell>
          <table:table-cell office:value-type="float" office:value="-0.177612804702646" calcext:value-type="float">
            <text:p>-0.177612804702646</text:p>
          </table:table-cell>
        </table:table-row>
        <table:table-row table:style-name="ro1">
          <table:table-cell office:value-type="string" calcext:value-type="string">
            <text:p>sll1354</text:p>
          </table:table-cell>
          <table:table-cell office:value-type="float" office:value="0.150392663751234" calcext:value-type="float">
            <text:p>0.150392663751234</text:p>
          </table:table-cell>
          <table:table-cell office:value-type="float" office:value="0.327188120092614" calcext:value-type="float">
            <text:p>0.327188120092614</text:p>
          </table:table-cell>
          <table:table-cell office:value-type="float" office:value="-0.17679545634138" calcext:value-type="float">
            <text:p>-0.17679545634138</text:p>
          </table:table-cell>
        </table:table-row>
        <table:table-row table:style-name="ro1">
          <table:table-cell office:value-type="string" calcext:value-type="string">
            <text:p>sll1739</text:p>
          </table:table-cell>
          <table:table-cell office:value-type="float" office:value="-0.00915872061012325" calcext:value-type="float">
            <text:p>-0.00915872061012325</text:p>
          </table:table-cell>
          <table:table-cell office:value-type="float" office:value="0.167456661777301" calcext:value-type="float">
            <text:p>0.167456661777301</text:p>
          </table:table-cell>
          <table:table-cell office:value-type="float" office:value="-0.176615382387425" calcext:value-type="float">
            <text:p>-0.176615382387425</text:p>
          </table:table-cell>
        </table:table-row>
        <table:table-row table:style-name="ro1">
          <table:table-cell office:value-type="string" calcext:value-type="string">
            <text:p>sll1204</text:p>
          </table:table-cell>
          <table:table-cell office:value-type="float" office:value="-0.016238307729066" calcext:value-type="float">
            <text:p>-0.016238307729066</text:p>
          </table:table-cell>
          <table:table-cell office:value-type="float" office:value="0.160352501271505" calcext:value-type="float">
            <text:p>0.160352501271505</text:p>
          </table:table-cell>
          <table:table-cell office:value-type="float" office:value="-0.176590809000571" calcext:value-type="float">
            <text:p>-0.176590809000571</text:p>
          </table:table-cell>
        </table:table-row>
        <table:table-row table:style-name="ro1">
          <table:table-cell office:value-type="string" calcext:value-type="string">
            <text:p>sll0042</text:p>
          </table:table-cell>
          <table:table-cell office:value-type="float" office:value="0.128283009788721" calcext:value-type="float">
            <text:p>0.128283009788721</text:p>
          </table:table-cell>
          <table:table-cell office:value-type="float" office:value="0.304555868524354" calcext:value-type="float">
            <text:p>0.304555868524354</text:p>
          </table:table-cell>
          <table:table-cell office:value-type="float" office:value="-0.176272858735633" calcext:value-type="float">
            <text:p>-0.176272858735633</text:p>
          </table:table-cell>
        </table:table-row>
        <table:table-row table:style-name="ro1">
          <table:table-cell office:value-type="string" calcext:value-type="string">
            <text:p>sll1510</text:p>
          </table:table-cell>
          <table:table-cell office:value-type="float" office:value="-0.986912407439016" calcext:value-type="float">
            <text:p>-0.986912407439016</text:p>
          </table:table-cell>
          <table:table-cell office:value-type="float" office:value="-0.810773279592206" calcext:value-type="float">
            <text:p>-0.810773279592206</text:p>
          </table:table-cell>
          <table:table-cell office:value-type="float" office:value="-0.176139127846809" calcext:value-type="float">
            <text:p>-0.176139127846809</text:p>
          </table:table-cell>
        </table:table-row>
        <table:table-row table:style-name="ro1">
          <table:table-cell office:value-type="string" calcext:value-type="string">
            <text:p>sll0270</text:p>
          </table:table-cell>
          <table:table-cell office:value-type="float" office:value="-0.0883276650579404" calcext:value-type="float">
            <text:p>-0.0883276650579404</text:p>
          </table:table-cell>
          <table:table-cell office:value-type="float" office:value="0.0878036418782073" calcext:value-type="float">
            <text:p>0.0878036418782073</text:p>
          </table:table-cell>
          <table:table-cell office:value-type="float" office:value="-0.176131306936148" calcext:value-type="float">
            <text:p>-0.176131306936148</text:p>
          </table:table-cell>
        </table:table-row>
        <table:table-row table:style-name="ro1">
          <table:table-cell office:value-type="string" calcext:value-type="string">
            <text:p>sll0172</text:p>
          </table:table-cell>
          <table:table-cell office:value-type="float" office:value="-0.0130513719545485" calcext:value-type="float">
            <text:p>-0.0130513719545485</text:p>
          </table:table-cell>
          <table:table-cell office:value-type="float" office:value="0.163009289729635" calcext:value-type="float">
            <text:p>0.163009289729635</text:p>
          </table:table-cell>
          <table:table-cell office:value-type="float" office:value="-0.176060661684183" calcext:value-type="float">
            <text:p>-0.176060661684183</text:p>
          </table:table-cell>
        </table:table-row>
        <table:table-row table:style-name="ro1">
          <table:table-cell office:value-type="string" calcext:value-type="string">
            <text:p>sll0047</text:p>
          </table:table-cell>
          <table:table-cell office:value-type="float" office:value="0.0102283420131543" calcext:value-type="float">
            <text:p>0.0102283420131543</text:p>
          </table:table-cell>
          <table:table-cell office:value-type="float" office:value="0.186221641340362" calcext:value-type="float">
            <text:p>0.186221641340362</text:p>
          </table:table-cell>
          <table:table-cell office:value-type="float" office:value="-0.175993299327208" calcext:value-type="float">
            <text:p>-0.175993299327208</text:p>
          </table:table-cell>
        </table:table-row>
        <table:table-row table:style-name="ro1">
          <table:table-cell office:value-type="string" calcext:value-type="string">
            <text:p>sll0430</text:p>
          </table:table-cell>
          <table:table-cell office:value-type="float" office:value="0.0798943209278195" calcext:value-type="float">
            <text:p>0.0798943209278195</text:p>
          </table:table-cell>
          <table:table-cell office:value-type="float" office:value="0.255612921927915" calcext:value-type="float">
            <text:p>0.255612921927915</text:p>
          </table:table-cell>
          <table:table-cell office:value-type="float" office:value="-0.175718601000095" calcext:value-type="float">
            <text:p>-0.175718601000095</text:p>
          </table:table-cell>
        </table:table-row>
        <table:table-row table:style-name="ro1">
          <table:table-cell office:value-type="string" calcext:value-type="string">
            <text:p>slr7024</text:p>
          </table:table-cell>
          <table:table-cell office:value-type="float" office:value="-0.0523591054610536" calcext:value-type="float">
            <text:p>-0.0523591054610536</text:p>
          </table:table-cell>
          <table:table-cell office:value-type="float" office:value="0.123205782529508" calcext:value-type="float">
            <text:p>0.123205782529508</text:p>
          </table:table-cell>
          <table:table-cell office:value-type="float" office:value="-0.175564887990561" calcext:value-type="float">
            <text:p>-0.175564887990561</text:p>
          </table:table-cell>
        </table:table-row>
        <table:table-row table:style-name="ro1">
          <table:table-cell office:value-type="string" calcext:value-type="string">
            <text:p>sll0442</text:p>
          </table:table-cell>
          <table:table-cell office:value-type="float" office:value="0.195954285795436" calcext:value-type="float">
            <text:p>0.195954285795436</text:p>
          </table:table-cell>
          <table:table-cell office:value-type="float" office:value="0.371237548335829" calcext:value-type="float">
            <text:p>0.371237548335829</text:p>
          </table:table-cell>
          <table:table-cell office:value-type="float" office:value="-0.175283262540394" calcext:value-type="float">
            <text:p>-0.175283262540394</text:p>
          </table:table-cell>
        </table:table-row>
        <table:table-row table:style-name="ro1">
          <table:table-cell office:value-type="string" calcext:value-type="string">
            <text:p>slr1216</text:p>
          </table:table-cell>
          <table:table-cell office:value-type="float" office:value="0.209778377023517" calcext:value-type="float">
            <text:p>0.209778377023517</text:p>
          </table:table-cell>
          <table:table-cell office:value-type="float" office:value="0.384706651453463" calcext:value-type="float">
            <text:p>0.384706651453463</text:p>
          </table:table-cell>
          <table:table-cell office:value-type="float" office:value="-0.174928274429946" calcext:value-type="float">
            <text:p>-0.174928274429946</text:p>
          </table:table-cell>
        </table:table-row>
        <table:table-row table:style-name="ro1">
          <table:table-cell office:value-type="string" calcext:value-type="string">
            <text:p>sll0236</text:p>
          </table:table-cell>
          <table:table-cell office:value-type="float" office:value="0.0566977104690451" calcext:value-type="float">
            <text:p>0.0566977104690451</text:p>
          </table:table-cell>
          <table:table-cell office:value-type="float" office:value="0.231136538235959" calcext:value-type="float">
            <text:p>0.231136538235959</text:p>
          </table:table-cell>
          <table:table-cell office:value-type="float" office:value="-0.174438827766914" calcext:value-type="float">
            <text:p>-0.174438827766914</text:p>
          </table:table-cell>
        </table:table-row>
        <table:table-row table:style-name="ro1">
          <table:table-cell office:value-type="string" calcext:value-type="string">
            <text:p>sll0446</text:p>
          </table:table-cell>
          <table:table-cell office:value-type="float" office:value="0.099325231443073" calcext:value-type="float">
            <text:p>0.099325231443073</text:p>
          </table:table-cell>
          <table:table-cell office:value-type="float" office:value="0.273303071588673" calcext:value-type="float">
            <text:p>0.273303071588673</text:p>
          </table:table-cell>
          <table:table-cell office:value-type="float" office:value="-0.173977840145601" calcext:value-type="float">
            <text:p>-0.173977840145601</text:p>
          </table:table-cell>
        </table:table-row>
        <table:table-row table:style-name="ro1">
          <table:table-cell office:value-type="string" calcext:value-type="string">
            <text:p>ssr1527</text:p>
          </table:table-cell>
          <table:table-cell office:value-type="float" office:value="0.0682762451273777" calcext:value-type="float">
            <text:p>0.0682762451273777</text:p>
          </table:table-cell>
          <table:table-cell office:value-type="float" office:value="0.241824772973404" calcext:value-type="float">
            <text:p>0.241824772973404</text:p>
          </table:table-cell>
          <table:table-cell office:value-type="float" office:value="-0.173548527846026" calcext:value-type="float">
            <text:p>-0.173548527846026</text:p>
          </table:table-cell>
        </table:table-row>
        <table:table-row table:style-name="ro1">
          <table:table-cell office:value-type="string" calcext:value-type="string">
            <text:p>sll1212</text:p>
          </table:table-cell>
          <table:table-cell office:value-type="float" office:value="-0.160352482787706" calcext:value-type="float">
            <text:p>-0.160352482787706</text:p>
          </table:table-cell>
          <table:table-cell office:value-type="float" office:value="0.012656379747558" calcext:value-type="float">
            <text:p>0.012656379747558</text:p>
          </table:table-cell>
          <table:table-cell office:value-type="float" office:value="-0.173008862535264" calcext:value-type="float">
            <text:p>-0.173008862535264</text:p>
          </table:table-cell>
        </table:table-row>
        <table:table-row table:style-name="ro1">
          <table:table-cell office:value-type="string" calcext:value-type="string">
            <text:p>slr1916</text:p>
          </table:table-cell>
          <table:table-cell office:value-type="float" office:value="0.419602622250355" calcext:value-type="float">
            <text:p>0.419602622250355</text:p>
          </table:table-cell>
          <table:table-cell office:value-type="float" office:value="0.592536276284278" calcext:value-type="float">
            <text:p>0.592536276284278</text:p>
          </table:table-cell>
          <table:table-cell office:value-type="float" office:value="-0.172933654033923" calcext:value-type="float">
            <text:p>-0.172933654033923</text:p>
          </table:table-cell>
        </table:table-row>
        <table:table-row table:style-name="ro1">
          <table:table-cell office:value-type="string" calcext:value-type="string">
            <text:p>sll1765</text:p>
          </table:table-cell>
          <table:table-cell office:value-type="float" office:value="-0.194854136079567" calcext:value-type="float">
            <text:p>-0.194854136079567</text:p>
          </table:table-cell>
          <table:table-cell office:value-type="float" office:value="-0.0221288763928526" calcext:value-type="float">
            <text:p>-0.0221288763928526</text:p>
          </table:table-cell>
          <table:table-cell office:value-type="float" office:value="-0.172725259686715" calcext:value-type="float">
            <text:p>-0.172725259686715</text:p>
          </table:table-cell>
        </table:table-row>
        <table:table-row table:style-name="ro1">
          <table:table-cell office:value-type="string" calcext:value-type="string">
            <text:p>slr7060</text:p>
          </table:table-cell>
          <table:table-cell office:value-type="float" office:value="-0.00165590921065058" calcext:value-type="float">
            <text:p>-0.00165590921065058</text:p>
          </table:table-cell>
          <table:table-cell office:value-type="float" office:value="0.169425944912724" calcext:value-type="float">
            <text:p>0.169425944912724</text:p>
          </table:table-cell>
          <table:table-cell office:value-type="float" office:value="-0.171081854123375" calcext:value-type="float">
            <text:p>-0.171081854123375</text:p>
          </table:table-cell>
        </table:table-row>
        <table:table-row table:style-name="ro1">
          <table:table-cell office:value-type="string" calcext:value-type="string">
            <text:p>slr1738</text:p>
          </table:table-cell>
          <table:table-cell office:value-type="float" office:value="-0.0433378343425663" calcext:value-type="float">
            <text:p>-0.0433378343425663</text:p>
          </table:table-cell>
          <table:table-cell office:value-type="float" office:value="0.12764728214204" calcext:value-type="float">
            <text:p>0.12764728214204</text:p>
          </table:table-cell>
          <table:table-cell office:value-type="float" office:value="-0.170985116484606" calcext:value-type="float">
            <text:p>-0.170985116484606</text:p>
          </table:table-cell>
        </table:table-row>
        <table:table-row table:style-name="ro1">
          <table:table-cell office:value-type="string" calcext:value-type="string">
            <text:p>slr2123</text:p>
          </table:table-cell>
          <table:table-cell office:value-type="float" office:value="0.370903880153192" calcext:value-type="float">
            <text:p>0.370903880153192</text:p>
          </table:table-cell>
          <table:table-cell office:value-type="float" office:value="0.54122208252521" calcext:value-type="float">
            <text:p>0.54122208252521</text:p>
          </table:table-cell>
          <table:table-cell office:value-type="float" office:value="-0.170318202372017" calcext:value-type="float">
            <text:p>-0.170318202372017</text:p>
          </table:table-cell>
        </table:table-row>
        <table:table-row table:style-name="ro1">
          <table:table-cell office:value-type="string" calcext:value-type="string">
            <text:p>slr0667</text:p>
          </table:table-cell>
          <table:table-cell office:value-type="float" office:value="0.216326807724059" calcext:value-type="float">
            <text:p>0.216326807724059</text:p>
          </table:table-cell>
          <table:table-cell office:value-type="float" office:value="0.386497173460058" calcext:value-type="float">
            <text:p>0.386497173460058</text:p>
          </table:table-cell>
          <table:table-cell office:value-type="float" office:value="-0.170170365735998" calcext:value-type="float">
            <text:p>-0.170170365735998</text:p>
          </table:table-cell>
        </table:table-row>
        <table:table-row table:style-name="ro1">
          <table:table-cell office:value-type="string" calcext:value-type="string">
            <text:p>sll1081</text:p>
          </table:table-cell>
          <table:table-cell office:value-type="float" office:value="0.134501901577481" calcext:value-type="float">
            <text:p>0.134501901577481</text:p>
          </table:table-cell>
          <table:table-cell office:value-type="float" office:value="0.304630315491945" calcext:value-type="float">
            <text:p>0.304630315491945</text:p>
          </table:table-cell>
          <table:table-cell office:value-type="float" office:value="-0.170128413914464" calcext:value-type="float">
            <text:p>-0.170128413914464</text:p>
          </table:table-cell>
        </table:table-row>
        <table:table-row table:style-name="ro1">
          <table:table-cell office:value-type="string" calcext:value-type="string">
            <text:p>sll1006</text:p>
          </table:table-cell>
          <table:table-cell office:value-type="float" office:value="-0.153948432455229" calcext:value-type="float">
            <text:p>-0.153948432455229</text:p>
          </table:table-cell>
          <table:table-cell office:value-type="float" office:value="0.0160060318220729" calcext:value-type="float">
            <text:p>0.0160060318220729</text:p>
          </table:table-cell>
          <table:table-cell office:value-type="float" office:value="-0.169954464277302" calcext:value-type="float">
            <text:p>-0.169954464277302</text:p>
          </table:table-cell>
        </table:table-row>
        <table:table-row table:style-name="ro1">
          <table:table-cell office:value-type="string" calcext:value-type="string">
            <text:p>slr0895</text:p>
          </table:table-cell>
          <table:table-cell office:value-type="float" office:value="-0.155470902047028" calcext:value-type="float">
            <text:p>-0.155470902047028</text:p>
          </table:table-cell>
          <table:table-cell office:value-type="float" office:value="0.0144700515244475" calcext:value-type="float">
            <text:p>0.0144700515244475</text:p>
          </table:table-cell>
          <table:table-cell office:value-type="float" office:value="-0.169940953571476" calcext:value-type="float">
            <text:p>-0.169940953571476</text:p>
          </table:table-cell>
        </table:table-row>
        <table:table-row table:style-name="ro1">
          <table:table-cell office:value-type="string" calcext:value-type="string">
            <text:p>slr1894</text:p>
          </table:table-cell>
          <table:table-cell office:value-type="float" office:value="0.135539866198387" calcext:value-type="float">
            <text:p>0.135539866198387</text:p>
          </table:table-cell>
          <table:table-cell office:value-type="float" office:value="0.304730781620505" calcext:value-type="float">
            <text:p>0.304730781620505</text:p>
          </table:table-cell>
          <table:table-cell office:value-type="float" office:value="-0.169190915422118" calcext:value-type="float">
            <text:p>-0.169190915422118</text:p>
          </table:table-cell>
        </table:table-row>
        <table:table-row table:style-name="ro1">
          <table:table-cell office:value-type="string" calcext:value-type="string">
            <text:p>ssl8041</text:p>
          </table:table-cell>
          <table:table-cell office:value-type="float" office:value="0.0720839022306217" calcext:value-type="float">
            <text:p>0.0720839022306217</text:p>
          </table:table-cell>
          <table:table-cell office:value-type="float" office:value="0.240276200034694" calcext:value-type="float">
            <text:p>0.240276200034694</text:p>
          </table:table-cell>
          <table:table-cell office:value-type="float" office:value="-0.168192297804072" calcext:value-type="float">
            <text:p>-0.168192297804072</text:p>
          </table:table-cell>
        </table:table-row>
        <table:table-row table:style-name="ro1">
          <table:table-cell office:value-type="string" calcext:value-type="string">
            <text:p>slr1888</text:p>
          </table:table-cell>
          <table:table-cell office:value-type="float" office:value="0.0297158321782687" calcext:value-type="float">
            <text:p>0.0297158321782687</text:p>
          </table:table-cell>
          <table:table-cell office:value-type="float" office:value="0.197710475496343" calcext:value-type="float">
            <text:p>0.197710475496343</text:p>
          </table:table-cell>
          <table:table-cell office:value-type="float" office:value="-0.167994643318074" calcext:value-type="float">
            <text:p>-0.167994643318074</text:p>
          </table:table-cell>
        </table:table-row>
        <table:table-row table:style-name="ro1">
          <table:table-cell office:value-type="string" calcext:value-type="string">
            <text:p>slr1843</text:p>
          </table:table-cell>
          <table:table-cell office:value-type="float" office:value="0.0469836737110229" calcext:value-type="float">
            <text:p>0.0469836737110229</text:p>
          </table:table-cell>
          <table:table-cell office:value-type="float" office:value="0.214775416361007" calcext:value-type="float">
            <text:p>0.214775416361007</text:p>
          </table:table-cell>
          <table:table-cell office:value-type="float" office:value="-0.167791742649984" calcext:value-type="float">
            <text:p>-0.167791742649984</text:p>
          </table:table-cell>
        </table:table-row>
        <table:table-row table:style-name="ro1">
          <table:table-cell office:value-type="string" calcext:value-type="string">
            <text:p>slr1330</text:p>
          </table:table-cell>
          <table:table-cell office:value-type="float" office:value="-2.05956547988481" calcext:value-type="float">
            <text:p>-2.05956547988481</text:p>
          </table:table-cell>
          <table:table-cell office:value-type="float" office:value="-1.89227137319391" calcext:value-type="float">
            <text:p>-1.89227137319391</text:p>
          </table:table-cell>
          <table:table-cell office:value-type="float" office:value="-0.167294106690897" calcext:value-type="float">
            <text:p>-0.167294106690897</text:p>
          </table:table-cell>
        </table:table-row>
        <table:table-row table:style-name="ro1">
          <table:table-cell office:value-type="string" calcext:value-type="string">
            <text:p>slr1072</text:p>
          </table:table-cell>
          <table:table-cell office:value-type="float" office:value="-0.0546465956688871" calcext:value-type="float">
            <text:p>-0.0546465956688871</text:p>
          </table:table-cell>
          <table:table-cell office:value-type="float" office:value="0.112516047974879" calcext:value-type="float">
            <text:p>0.112516047974879</text:p>
          </table:table-cell>
          <table:table-cell office:value-type="float" office:value="-0.167162643643766" calcext:value-type="float">
            <text:p>-0.167162643643766</text:p>
          </table:table-cell>
        </table:table-row>
        <table:table-row table:style-name="ro1">
          <table:table-cell office:value-type="string" calcext:value-type="string">
            <text:p>sll1280</text:p>
          </table:table-cell>
          <table:table-cell office:value-type="float" office:value="0.0552885994725424" calcext:value-type="float">
            <text:p>0.0552885994725424</text:p>
          </table:table-cell>
          <table:table-cell office:value-type="float" office:value="0.222333700893642" calcext:value-type="float">
            <text:p>0.222333700893642</text:p>
          </table:table-cell>
          <table:table-cell office:value-type="float" office:value="-0.167045101421099" calcext:value-type="float">
            <text:p>-0.167045101421099</text:p>
          </table:table-cell>
        </table:table-row>
        <table:table-row table:style-name="ro1">
          <table:table-cell office:value-type="string" calcext:value-type="string">
            <text:p>slr5101</text:p>
          </table:table-cell>
          <table:table-cell office:value-type="float" office:value="0.0641815591683841" calcext:value-type="float">
            <text:p>0.0641815591683841</text:p>
          </table:table-cell>
          <table:table-cell office:value-type="float" office:value="0.231119635967379" calcext:value-type="float">
            <text:p>0.231119635967379</text:p>
          </table:table-cell>
          <table:table-cell office:value-type="float" office:value="-0.166938076798995" calcext:value-type="float">
            <text:p>-0.166938076798995</text:p>
          </table:table-cell>
        </table:table-row>
        <table:table-row table:style-name="ro1">
          <table:table-cell office:value-type="string" calcext:value-type="string">
            <text:p>slr1939</text:p>
          </table:table-cell>
          <table:table-cell office:value-type="float" office:value="0.0137535733635304" calcext:value-type="float">
            <text:p>0.0137535733635304</text:p>
          </table:table-cell>
          <table:table-cell office:value-type="float" office:value="0.180538039082084" calcext:value-type="float">
            <text:p>0.180538039082084</text:p>
          </table:table-cell>
          <table:table-cell office:value-type="float" office:value="-0.166784465718554" calcext:value-type="float">
            <text:p>-0.166784465718554</text:p>
          </table:table-cell>
        </table:table-row>
        <table:table-row table:style-name="ro1">
          <table:table-cell office:value-type="string" calcext:value-type="string">
            <text:p>sll1004</text:p>
          </table:table-cell>
          <table:table-cell office:value-type="float" office:value="-0.0132640776252763" calcext:value-type="float">
            <text:p>-0.0132640776252763</text:p>
          </table:table-cell>
          <table:table-cell office:value-type="float" office:value="0.153271532831396" calcext:value-type="float">
            <text:p>0.153271532831396</text:p>
          </table:table-cell>
          <table:table-cell office:value-type="float" office:value="-0.166535610456672" calcext:value-type="float">
            <text:p>-0.166535610456672</text:p>
          </table:table-cell>
        </table:table-row>
        <table:table-row table:style-name="ro1">
          <table:table-cell office:value-type="string" calcext:value-type="string">
            <text:p>slr5088</text:p>
          </table:table-cell>
          <table:table-cell office:value-type="float" office:value="0.0248538848421316" calcext:value-type="float">
            <text:p>0.0248538848421316</text:p>
          </table:table-cell>
          <table:table-cell office:value-type="float" office:value="0.191081353090544" calcext:value-type="float">
            <text:p>0.191081353090544</text:p>
          </table:table-cell>
          <table:table-cell office:value-type="float" office:value="-0.166227468248412" calcext:value-type="float">
            <text:p>-0.166227468248412</text:p>
          </table:table-cell>
        </table:table-row>
        <table:table-row table:style-name="ro1">
          <table:table-cell office:value-type="string" calcext:value-type="string">
            <text:p>slr1789</text:p>
          </table:table-cell>
          <table:table-cell office:value-type="float" office:value="-0.877296005269525" calcext:value-type="float">
            <text:p>-0.877296005269525</text:p>
          </table:table-cell>
          <table:table-cell office:value-type="float" office:value="-0.71128287750032" calcext:value-type="float">
            <text:p>-0.71128287750032</text:p>
          </table:table-cell>
          <table:table-cell office:value-type="float" office:value="-0.166013127769205" calcext:value-type="float">
            <text:p>-0.166013127769205</text:p>
          </table:table-cell>
        </table:table-row>
        <table:table-row table:style-name="ro1">
          <table:table-cell office:value-type="string" calcext:value-type="string">
            <text:p>sll0493</text:p>
          </table:table-cell>
          <table:table-cell office:value-type="float" office:value="-0.216268450564137" calcext:value-type="float">
            <text:p>-0.216268450564137</text:p>
          </table:table-cell>
          <table:table-cell office:value-type="float" office:value="-0.0504341752171504" calcext:value-type="float">
            <text:p>-0.0504341752171504</text:p>
          </table:table-cell>
          <table:table-cell office:value-type="float" office:value="-0.165834275346987" calcext:value-type="float">
            <text:p>-0.165834275346987</text:p>
          </table:table-cell>
        </table:table-row>
        <table:table-row table:style-name="ro1">
          <table:table-cell office:value-type="string" calcext:value-type="string">
            <text:p>slr1821</text:p>
          </table:table-cell>
          <table:table-cell office:value-type="float" office:value="0.0702016600971108" calcext:value-type="float">
            <text:p>0.0702016600971108</text:p>
          </table:table-cell>
          <table:table-cell office:value-type="float" office:value="0.235788916763862" calcext:value-type="float">
            <text:p>0.235788916763862</text:p>
          </table:table-cell>
          <table:table-cell office:value-type="float" office:value="-0.165587256666752" calcext:value-type="float">
            <text:p>-0.165587256666752</text:p>
          </table:table-cell>
        </table:table-row>
        <table:table-row table:style-name="ro1">
          <table:table-cell office:value-type="string" calcext:value-type="string">
            <text:p>sll1762</text:p>
          </table:table-cell>
          <table:table-cell office:value-type="float" office:value="-0.773250689546479" calcext:value-type="float">
            <text:p>-0.773250689546479</text:p>
          </table:table-cell>
          <table:table-cell office:value-type="float" office:value="-0.60794830347115" calcext:value-type="float">
            <text:p>-0.60794830347115</text:p>
          </table:table-cell>
          <table:table-cell office:value-type="float" office:value="-0.165302386075329" calcext:value-type="float">
            <text:p>-0.165302386075329</text:p>
          </table:table-cell>
        </table:table-row>
        <table:table-row table:style-name="ro1">
          <table:table-cell office:value-type="string" calcext:value-type="string">
            <text:p>slr7059</text:p>
          </table:table-cell>
          <table:table-cell office:value-type="float" office:value="-0.0381424357612275" calcext:value-type="float">
            <text:p>-0.0381424357612275</text:p>
          </table:table-cell>
          <table:table-cell office:value-type="float" office:value="0.126940596739361" calcext:value-type="float">
            <text:p>0.126940596739361</text:p>
          </table:table-cell>
          <table:table-cell office:value-type="float" office:value="-0.165083032500588" calcext:value-type="float">
            <text:p>-0.165083032500588</text:p>
          </table:table-cell>
        </table:table-row>
        <table:table-row table:style-name="ro1">
          <table:table-cell office:value-type="string" calcext:value-type="string">
            <text:p>sll1196</text:p>
          </table:table-cell>
          <table:table-cell office:value-type="float" office:value="0.109744161533026" calcext:value-type="float">
            <text:p>0.109744161533026</text:p>
          </table:table-cell>
          <table:table-cell office:value-type="float" office:value="0.274713852794334" calcext:value-type="float">
            <text:p>0.274713852794334</text:p>
          </table:table-cell>
          <table:table-cell office:value-type="float" office:value="-0.164969691261307" calcext:value-type="float">
            <text:p>-0.164969691261307</text:p>
          </table:table-cell>
        </table:table-row>
        <table:table-row table:style-name="ro1">
          <table:table-cell office:value-type="string" calcext:value-type="string">
            <text:p>sll0779</text:p>
          </table:table-cell>
          <table:table-cell office:value-type="float" office:value="0.0762802969261245" calcext:value-type="float">
            <text:p>0.0762802969261245</text:p>
          </table:table-cell>
          <table:table-cell office:value-type="float" office:value="0.240017393291036" calcext:value-type="float">
            <text:p>0.240017393291036</text:p>
          </table:table-cell>
          <table:table-cell office:value-type="float" office:value="-0.163737096364912" calcext:value-type="float">
            <text:p>-0.163737096364912</text:p>
          </table:table-cell>
        </table:table-row>
        <table:table-row table:style-name="ro1">
          <table:table-cell office:value-type="string" calcext:value-type="string">
            <text:p>ssr3570</text:p>
          </table:table-cell>
          <table:table-cell office:value-type="float" office:value="0.167992662465153" calcext:value-type="float">
            <text:p>0.167992662465153</text:p>
          </table:table-cell>
          <table:table-cell office:value-type="float" office:value="0.331601647020606" calcext:value-type="float">
            <text:p>0.331601647020606</text:p>
          </table:table-cell>
          <table:table-cell office:value-type="float" office:value="-0.163608984555454" calcext:value-type="float">
            <text:p>-0.163608984555454</text:p>
          </table:table-cell>
        </table:table-row>
        <table:table-row table:style-name="ro1">
          <table:table-cell office:value-type="string" calcext:value-type="string">
            <text:p>sll0539</text:p>
          </table:table-cell>
          <table:table-cell office:value-type="float" office:value="0.084000206446524" calcext:value-type="float">
            <text:p>0.084000206446524</text:p>
          </table:table-cell>
          <table:table-cell office:value-type="float" office:value="0.24748936817441" calcext:value-type="float">
            <text:p>0.24748936817441</text:p>
          </table:table-cell>
          <table:table-cell office:value-type="float" office:value="-0.163489161727887" calcext:value-type="float">
            <text:p>-0.163489161727887</text:p>
          </table:table-cell>
        </table:table-row>
        <table:table-row table:style-name="ro1">
          <table:table-cell office:value-type="string" calcext:value-type="string">
            <text:p>slr1595</text:p>
          </table:table-cell>
          <table:table-cell office:value-type="float" office:value="0.183608566954841" calcext:value-type="float">
            <text:p>0.183608566954841</text:p>
          </table:table-cell>
          <table:table-cell office:value-type="float" office:value="0.346955346366574" calcext:value-type="float">
            <text:p>0.346955346366574</text:p>
          </table:table-cell>
          <table:table-cell office:value-type="float" office:value="-0.163346779411734" calcext:value-type="float">
            <text:p>-0.163346779411734</text:p>
          </table:table-cell>
        </table:table-row>
        <table:table-row table:style-name="ro1">
          <table:table-cell office:value-type="string" calcext:value-type="string">
            <text:p>slr2080</text:p>
          </table:table-cell>
          <table:table-cell office:value-type="float" office:value="-0.303030539710905" calcext:value-type="float">
            <text:p>-0.303030539710905</text:p>
          </table:table-cell>
          <table:table-cell office:value-type="float" office:value="-0.139833515450362" calcext:value-type="float">
            <text:p>-0.139833515450362</text:p>
          </table:table-cell>
          <table:table-cell office:value-type="float" office:value="-0.163197024260543" calcext:value-type="float">
            <text:p>-0.163197024260543</text:p>
          </table:table-cell>
        </table:table-row>
        <table:table-row table:style-name="ro1">
          <table:table-cell office:value-type="string" calcext:value-type="string">
            <text:p>sll0274</text:p>
          </table:table-cell>
          <table:table-cell office:value-type="float" office:value="0.13392848171434" calcext:value-type="float">
            <text:p>0.13392848171434</text:p>
          </table:table-cell>
          <table:table-cell office:value-type="float" office:value="0.296973469008335" calcext:value-type="float">
            <text:p>0.296973469008335</text:p>
          </table:table-cell>
          <table:table-cell office:value-type="float" office:value="-0.163044987293995" calcext:value-type="float">
            <text:p>-0.163044987293995</text:p>
          </table:table-cell>
        </table:table-row>
        <table:table-row table:style-name="ro1">
          <table:table-cell office:value-type="string" calcext:value-type="string">
            <text:p>sll0008</text:p>
          </table:table-cell>
          <table:table-cell office:value-type="float" office:value="0.118107864059848" calcext:value-type="float">
            <text:p>0.118107864059848</text:p>
          </table:table-cell>
          <table:table-cell office:value-type="float" office:value="0.281078819755711" calcext:value-type="float">
            <text:p>0.281078819755711</text:p>
          </table:table-cell>
          <table:table-cell office:value-type="float" office:value="-0.162970955695862" calcext:value-type="float">
            <text:p>-0.162970955695862</text:p>
          </table:table-cell>
        </table:table-row>
        <table:table-row table:style-name="ro1">
          <table:table-cell office:value-type="string" calcext:value-type="string">
            <text:p>sll0448</text:p>
          </table:table-cell>
          <table:table-cell office:value-type="float" office:value="0.0973609048675757" calcext:value-type="float">
            <text:p>0.0973609048675757</text:p>
          </table:table-cell>
          <table:table-cell office:value-type="float" office:value="0.260113715609781" calcext:value-type="float">
            <text:p>0.260113715609781</text:p>
          </table:table-cell>
          <table:table-cell office:value-type="float" office:value="-0.162752810742205" calcext:value-type="float">
            <text:p>-0.162752810742205</text:p>
          </table:table-cell>
        </table:table-row>
        <table:table-row table:style-name="ro1">
          <table:table-cell office:value-type="string" calcext:value-type="string">
            <text:p>sll0163</text:p>
          </table:table-cell>
          <table:table-cell office:value-type="float" office:value="0.143863384257046" calcext:value-type="float">
            <text:p>0.143863384257046</text:p>
          </table:table-cell>
          <table:table-cell office:value-type="float" office:value="0.306496235203689" calcext:value-type="float">
            <text:p>0.306496235203689</text:p>
          </table:table-cell>
          <table:table-cell office:value-type="float" office:value="-0.162632850946643" calcext:value-type="float">
            <text:p>-0.162632850946643</text:p>
          </table:table-cell>
        </table:table-row>
        <table:table-row table:style-name="ro1">
          <table:table-cell office:value-type="string" calcext:value-type="string">
            <text:p>slr0502</text:p>
          </table:table-cell>
          <table:table-cell office:value-type="float" office:value="0.0395500418424995" calcext:value-type="float">
            <text:p>0.0395500418424995</text:p>
          </table:table-cell>
          <table:table-cell office:value-type="float" office:value="0.201944921822462" calcext:value-type="float">
            <text:p>0.201944921822462</text:p>
          </table:table-cell>
          <table:table-cell office:value-type="float" office:value="-0.162394879979962" calcext:value-type="float">
            <text:p>-0.162394879979962</text:p>
          </table:table-cell>
        </table:table-row>
        <table:table-row table:style-name="ro1">
          <table:table-cell office:value-type="string" calcext:value-type="string">
            <text:p>sll1830</text:p>
          </table:table-cell>
          <table:table-cell office:value-type="float" office:value="-0.0339753922302899" calcext:value-type="float">
            <text:p>-0.0339753922302899</text:p>
          </table:table-cell>
          <table:table-cell office:value-type="float" office:value="0.128050490751956" calcext:value-type="float">
            <text:p>0.128050490751956</text:p>
          </table:table-cell>
          <table:table-cell office:value-type="float" office:value="-0.162025882982246" calcext:value-type="float">
            <text:p>-0.162025882982246</text:p>
          </table:table-cell>
        </table:table-row>
        <table:table-row table:style-name="ro1">
          <table:table-cell office:value-type="string" calcext:value-type="string">
            <text:p>sll1104</text:p>
          </table:table-cell>
          <table:table-cell office:value-type="float" office:value="-0.0573118811998349" calcext:value-type="float">
            <text:p>-0.0573118811998349</text:p>
          </table:table-cell>
          <table:table-cell office:value-type="float" office:value="0.104001914119318" calcext:value-type="float">
            <text:p>0.104001914119318</text:p>
          </table:table-cell>
          <table:table-cell office:value-type="float" office:value="-0.161313795319153" calcext:value-type="float">
            <text:p>-0.161313795319153</text:p>
          </table:table-cell>
        </table:table-row>
        <table:table-row table:style-name="ro1">
          <table:table-cell office:value-type="string" calcext:value-type="string">
            <text:p>ssr2781</text:p>
          </table:table-cell>
          <table:table-cell office:value-type="float" office:value="0.206431886736999" calcext:value-type="float">
            <text:p>0.206431886736999</text:p>
          </table:table-cell>
          <table:table-cell office:value-type="float" office:value="0.367601631467464" calcext:value-type="float">
            <text:p>0.367601631467464</text:p>
          </table:table-cell>
          <table:table-cell office:value-type="float" office:value="-0.161169744730465" calcext:value-type="float">
            <text:p>-0.161169744730465</text:p>
          </table:table-cell>
        </table:table-row>
        <table:table-row table:style-name="ro1">
          <table:table-cell office:value-type="string" calcext:value-type="string">
            <text:p>slr0311</text:p>
          </table:table-cell>
          <table:table-cell office:value-type="float" office:value="0.0746716133575354" calcext:value-type="float">
            <text:p>0.0746716133575354</text:p>
          </table:table-cell>
          <table:table-cell office:value-type="float" office:value="0.23513982557285" calcext:value-type="float">
            <text:p>0.23513982557285</text:p>
          </table:table-cell>
          <table:table-cell office:value-type="float" office:value="-0.160468212215315" calcext:value-type="float">
            <text:p>-0.160468212215315</text:p>
          </table:table-cell>
        </table:table-row>
        <table:table-row table:style-name="ro1">
          <table:table-cell office:value-type="string" calcext:value-type="string">
            <text:p>sll0038</text:p>
          </table:table-cell>
          <table:table-cell office:value-type="float" office:value="0.0582346987328473" calcext:value-type="float">
            <text:p>0.0582346987328473</text:p>
          </table:table-cell>
          <table:table-cell office:value-type="float" office:value="0.218571564211343" calcext:value-type="float">
            <text:p>0.218571564211343</text:p>
          </table:table-cell>
          <table:table-cell office:value-type="float" office:value="-0.160336865478495" calcext:value-type="float">
            <text:p>-0.160336865478495</text:p>
          </table:table-cell>
        </table:table-row>
        <table:table-row table:style-name="ro1">
          <table:table-cell office:value-type="string" calcext:value-type="string">
            <text:p>ssr3383</text:p>
          </table:table-cell>
          <table:table-cell office:value-type="float" office:value="-0.414724845278375" calcext:value-type="float">
            <text:p>-0.414724845278375</text:p>
          </table:table-cell>
          <table:table-cell office:value-type="float" office:value="-0.254472605439846" calcext:value-type="float">
            <text:p>-0.254472605439846</text:p>
          </table:table-cell>
          <table:table-cell office:value-type="float" office:value="-0.160252239838529" calcext:value-type="float">
            <text:p>-0.160252239838529</text:p>
          </table:table-cell>
        </table:table-row>
        <table:table-row table:style-name="ro1">
          <table:table-cell office:value-type="string" calcext:value-type="string">
            <text:p>slr0556</text:p>
          </table:table-cell>
          <table:table-cell office:value-type="float" office:value="-0.0610945540512421" calcext:value-type="float">
            <text:p>-0.0610945540512421</text:p>
          </table:table-cell>
          <table:table-cell office:value-type="float" office:value="0.0985083669329803" calcext:value-type="float">
            <text:p>0.0985083669329803</text:p>
          </table:table-cell>
          <table:table-cell office:value-type="float" office:value="-0.159602920984222" calcext:value-type="float">
            <text:p>-0.159602920984222</text:p>
          </table:table-cell>
        </table:table-row>
        <table:table-row table:style-name="ro1">
          <table:table-cell office:value-type="string" calcext:value-type="string">
            <text:p>slr5021</text:p>
          </table:table-cell>
          <table:table-cell office:value-type="float" office:value="-1.4510251294189" calcext:value-type="float">
            <text:p>-1.4510251294189</text:p>
          </table:table-cell>
          <table:table-cell office:value-type="float" office:value="-1.29301918505082" calcext:value-type="float">
            <text:p>-1.29301918505082</text:p>
          </table:table-cell>
          <table:table-cell office:value-type="float" office:value="-0.158005944368073" calcext:value-type="float">
            <text:p>-0.158005944368073</text:p>
          </table:table-cell>
        </table:table-row>
        <table:table-row table:style-name="ro1">
          <table:table-cell office:value-type="string" calcext:value-type="string">
            <text:p>slr0322</text:p>
          </table:table-cell>
          <table:table-cell office:value-type="float" office:value="-0.117127196822286" calcext:value-type="float">
            <text:p>-0.117127196822286</text:p>
          </table:table-cell>
          <table:table-cell office:value-type="float" office:value="0.0408604200383244" calcext:value-type="float">
            <text:p>0.0408604200383244</text:p>
          </table:table-cell>
          <table:table-cell office:value-type="float" office:value="-0.157987616860611" calcext:value-type="float">
            <text:p>-0.157987616860611</text:p>
          </table:table-cell>
        </table:table-row>
        <table:table-row table:style-name="ro1">
          <table:table-cell office:value-type="string" calcext:value-type="string">
            <text:p>slr6102</text:p>
          </table:table-cell>
          <table:table-cell office:value-type="float" office:value="-0.0598990047237436" calcext:value-type="float">
            <text:p>-0.0598990047237436</text:p>
          </table:table-cell>
          <table:table-cell office:value-type="float" office:value="0.0979254923154439" calcext:value-type="float">
            <text:p>0.0979254923154439</text:p>
          </table:table-cell>
          <table:table-cell office:value-type="float" office:value="-0.157824497039187" calcext:value-type="float">
            <text:p>-0.157824497039187</text:p>
          </table:table-cell>
        </table:table-row>
        <table:table-row table:style-name="ro1">
          <table:table-cell office:value-type="string" calcext:value-type="string">
            <text:p>sll1118</text:p>
          </table:table-cell>
          <table:table-cell office:value-type="float" office:value="-0.0112043851578835" calcext:value-type="float">
            <text:p>-0.0112043851578835</text:p>
          </table:table-cell>
          <table:table-cell office:value-type="float" office:value="0.146605092153595" calcext:value-type="float">
            <text:p>0.146605092153595</text:p>
          </table:table-cell>
          <table:table-cell office:value-type="float" office:value="-0.157809477311479" calcext:value-type="float">
            <text:p>-0.157809477311479</text:p>
          </table:table-cell>
        </table:table-row>
        <table:table-row table:style-name="ro1">
          <table:table-cell office:value-type="string" calcext:value-type="string">
            <text:p>slr0076</text:p>
          </table:table-cell>
          <table:table-cell office:value-type="float" office:value="-1.04046761977488" calcext:value-type="float">
            <text:p>-1.04046761977488</text:p>
          </table:table-cell>
          <table:table-cell office:value-type="float" office:value="-0.882662908738042" calcext:value-type="float">
            <text:p>-0.882662908738042</text:p>
          </table:table-cell>
          <table:table-cell office:value-type="float" office:value="-0.157804711036836" calcext:value-type="float">
            <text:p>-0.157804711036836</text:p>
          </table:table-cell>
        </table:table-row>
        <table:table-row table:style-name="ro1">
          <table:table-cell office:value-type="string" calcext:value-type="string">
            <text:p>slr2097</text:p>
          </table:table-cell>
          <table:table-cell office:value-type="float" office:value="-0.0820228530097964" calcext:value-type="float">
            <text:p>-0.0820228530097964</text:p>
          </table:table-cell>
          <table:table-cell office:value-type="float" office:value="0.0755570221829482" calcext:value-type="float">
            <text:p>0.0755570221829482</text:p>
          </table:table-cell>
          <table:table-cell office:value-type="float" office:value="-0.157579875192745" calcext:value-type="float">
            <text:p>-0.157579875192745</text:p>
          </table:table-cell>
        </table:table-row>
        <table:table-row table:style-name="ro1">
          <table:table-cell office:value-type="string" calcext:value-type="string">
            <text:p>slr1808</text:p>
          </table:table-cell>
          <table:table-cell office:value-type="float" office:value="-1.54709999889399" calcext:value-type="float">
            <text:p>-1.54709999889399</text:p>
          </table:table-cell>
          <table:table-cell office:value-type="float" office:value="-1.39058099331434" calcext:value-type="float">
            <text:p>-1.39058099331434</text:p>
          </table:table-cell>
          <table:table-cell office:value-type="float" office:value="-0.156519005579649" calcext:value-type="float">
            <text:p>-0.156519005579649</text:p>
          </table:table-cell>
        </table:table-row>
        <table:table-row table:style-name="ro1">
          <table:table-cell office:value-type="string" calcext:value-type="string">
            <text:p>sll0781</text:p>
          </table:table-cell>
          <table:table-cell office:value-type="float" office:value="0.0257333725583082" calcext:value-type="float">
            <text:p>0.0257333725583082</text:p>
          </table:table-cell>
          <table:table-cell office:value-type="float" office:value="0.18224960132602" calcext:value-type="float">
            <text:p>0.18224960132602</text:p>
          </table:table-cell>
          <table:table-cell office:value-type="float" office:value="-0.156516228767711" calcext:value-type="float">
            <text:p>-0.156516228767711</text:p>
          </table:table-cell>
        </table:table-row>
        <table:table-row table:style-name="ro1">
          <table:table-cell office:value-type="string" calcext:value-type="string">
            <text:p>slr0820</text:p>
          </table:table-cell>
          <table:table-cell office:value-type="float" office:value="-0.187473617464088" calcext:value-type="float">
            <text:p>-0.187473617464088</text:p>
          </table:table-cell>
          <table:table-cell office:value-type="float" office:value="-0.0311483535048497" calcext:value-type="float">
            <text:p>-0.0311483535048497</text:p>
          </table:table-cell>
          <table:table-cell office:value-type="float" office:value="-0.156325263959238" calcext:value-type="float">
            <text:p>-0.156325263959238</text:p>
          </table:table-cell>
        </table:table-row>
        <table:table-row table:style-name="ro1">
          <table:table-cell office:value-type="string" calcext:value-type="string">
            <text:p>slr0603</text:p>
          </table:table-cell>
          <table:table-cell office:value-type="float" office:value="-0.0743811849746321" calcext:value-type="float">
            <text:p>-0.0743811849746321</text:p>
          </table:table-cell>
          <table:table-cell office:value-type="float" office:value="0.0818801178618403" calcext:value-type="float">
            <text:p>0.0818801178618403</text:p>
          </table:table-cell>
          <table:table-cell office:value-type="float" office:value="-0.156261302836472" calcext:value-type="float">
            <text:p>-0.156261302836472</text:p>
          </table:table-cell>
        </table:table-row>
        <table:table-row table:style-name="ro1">
          <table:table-cell office:value-type="string" calcext:value-type="string">
            <text:p>sll1792</text:p>
          </table:table-cell>
          <table:table-cell office:value-type="float" office:value="0.0642217327811444" calcext:value-type="float">
            <text:p>0.0642217327811444</text:p>
          </table:table-cell>
          <table:table-cell office:value-type="float" office:value="0.220300701418807" calcext:value-type="float">
            <text:p>0.220300701418807</text:p>
          </table:table-cell>
          <table:table-cell office:value-type="float" office:value="-0.156078968637662" calcext:value-type="float">
            <text:p>-0.156078968637662</text:p>
          </table:table-cell>
        </table:table-row>
        <table:table-row table:style-name="ro1">
          <table:table-cell office:value-type="string" calcext:value-type="string">
            <text:p>sll1473</text:p>
          </table:table-cell>
          <table:table-cell office:value-type="float" office:value="0.220568846872096" calcext:value-type="float">
            <text:p>0.220568846872096</text:p>
          </table:table-cell>
          <table:table-cell office:value-type="float" office:value="0.376634212132646" calcext:value-type="float">
            <text:p>0.376634212132646</text:p>
          </table:table-cell>
          <table:table-cell office:value-type="float" office:value="-0.15606536526055" calcext:value-type="float">
            <text:p>-0.15606536526055</text:p>
          </table:table-cell>
        </table:table-row>
        <table:table-row table:style-name="ro1">
          <table:table-cell office:value-type="string" calcext:value-type="string">
            <text:p>sll0443</text:p>
          </table:table-cell>
          <table:table-cell office:value-type="float" office:value="0.0423217568834829" calcext:value-type="float">
            <text:p>0.0423217568834829</text:p>
          </table:table-cell>
          <table:table-cell office:value-type="float" office:value="0.198325692103416" calcext:value-type="float">
            <text:p>0.198325692103416</text:p>
          </table:table-cell>
          <table:table-cell office:value-type="float" office:value="-0.156003935219933" calcext:value-type="float">
            <text:p>-0.156003935219933</text:p>
          </table:table-cell>
        </table:table-row>
        <table:table-row table:style-name="ro1">
          <table:table-cell office:value-type="string" calcext:value-type="string">
            <text:p>slr0078</text:p>
          </table:table-cell>
          <table:table-cell office:value-type="float" office:value="0.172324183394371" calcext:value-type="float">
            <text:p>0.172324183394371</text:p>
          </table:table-cell>
          <table:table-cell office:value-type="float" office:value="0.327690622579876" calcext:value-type="float">
            <text:p>0.327690622579876</text:p>
          </table:table-cell>
          <table:table-cell office:value-type="float" office:value="-0.155366439185506" calcext:value-type="float">
            <text:p>-0.155366439185506</text:p>
          </table:table-cell>
        </table:table-row>
        <table:table-row table:style-name="ro1">
          <table:table-cell office:value-type="string" calcext:value-type="string">
            <text:p>slr1277</text:p>
          </table:table-cell>
          <table:table-cell office:value-type="float" office:value="-0.138886116068737" calcext:value-type="float">
            <text:p>-0.138886116068737</text:p>
          </table:table-cell>
          <table:table-cell office:value-type="float" office:value="0.0162839628909396" calcext:value-type="float">
            <text:p>0.0162839628909396</text:p>
          </table:table-cell>
          <table:table-cell office:value-type="float" office:value="-0.155170078959677" calcext:value-type="float">
            <text:p>-0.155170078959677</text:p>
          </table:table-cell>
        </table:table-row>
        <table:table-row table:style-name="ro1">
          <table:table-cell office:value-type="string" calcext:value-type="string">
            <text:p>slr0665</text:p>
          </table:table-cell>
          <table:table-cell office:value-type="float" office:value="-0.90797951573095" calcext:value-type="float">
            <text:p>-0.90797951573095</text:p>
          </table:table-cell>
          <table:table-cell office:value-type="float" office:value="-0.75383163729009" calcext:value-type="float">
            <text:p>-0.75383163729009</text:p>
          </table:table-cell>
          <table:table-cell office:value-type="float" office:value="-0.15414787844086" calcext:value-type="float">
            <text:p>-0.15414787844086</text:p>
          </table:table-cell>
        </table:table-row>
        <table:table-row table:style-name="ro1">
          <table:table-cell office:value-type="string" calcext:value-type="string">
            <text:p>sll0922</text:p>
          </table:table-cell>
          <table:table-cell office:value-type="float" office:value="-0.027262491487177" calcext:value-type="float">
            <text:p>-0.027262491487177</text:p>
          </table:table-cell>
          <table:table-cell office:value-type="float" office:value="0.126854590182225" calcext:value-type="float">
            <text:p>0.126854590182225</text:p>
          </table:table-cell>
          <table:table-cell office:value-type="float" office:value="-0.154117081669402" calcext:value-type="float">
            <text:p>-0.154117081669402</text:p>
          </table:table-cell>
        </table:table-row>
        <table:table-row table:style-name="ro1">
          <table:table-cell office:value-type="string" calcext:value-type="string">
            <text:p>sll1463</text:p>
          </table:table-cell>
          <table:table-cell office:value-type="float" office:value="-0.237014375357999" calcext:value-type="float">
            <text:p>-0.237014375357999</text:p>
          </table:table-cell>
          <table:table-cell office:value-type="float" office:value="-0.082982280660869" calcext:value-type="float">
            <text:p>-0.082982280660869</text:p>
          </table:table-cell>
          <table:table-cell office:value-type="float" office:value="-0.15403209469713" calcext:value-type="float">
            <text:p>-0.15403209469713</text:p>
          </table:table-cell>
        </table:table-row>
        <table:table-row table:style-name="ro1">
          <table:table-cell office:value-type="string" calcext:value-type="string">
            <text:p>sll1858</text:p>
          </table:table-cell>
          <table:table-cell office:value-type="float" office:value="-0.181255664093858" calcext:value-type="float">
            <text:p>-0.181255664093858</text:p>
          </table:table-cell>
          <table:table-cell office:value-type="float" office:value="-0.0272817756068553" calcext:value-type="float">
            <text:p>-0.0272817756068553</text:p>
          </table:table-cell>
          <table:table-cell office:value-type="float" office:value="-0.153973888487003" calcext:value-type="float">
            <text:p>-0.153973888487003</text:p>
          </table:table-cell>
        </table:table-row>
        <table:table-row table:style-name="ro1">
          <table:table-cell office:value-type="string" calcext:value-type="string">
            <text:p>sll0891</text:p>
          </table:table-cell>
          <table:table-cell office:value-type="float" office:value="-0.155576607796371" calcext:value-type="float">
            <text:p>-0.155576607796371</text:p>
          </table:table-cell>
          <table:table-cell office:value-type="float" office:value="-0.00202454254526207" calcext:value-type="float">
            <text:p>-0.00202454254526207</text:p>
          </table:table-cell>
          <table:table-cell office:value-type="float" office:value="-0.153552065251109" calcext:value-type="float">
            <text:p>-0.153552065251109</text:p>
          </table:table-cell>
        </table:table-row>
        <table:table-row table:style-name="ro1">
          <table:table-cell office:value-type="string" calcext:value-type="string">
            <text:p>slr1226</text:p>
          </table:table-cell>
          <table:table-cell office:value-type="float" office:value="-1.30289570633261" calcext:value-type="float">
            <text:p>-1.30289570633261</text:p>
          </table:table-cell>
          <table:table-cell office:value-type="float" office:value="-1.14955520192671" calcext:value-type="float">
            <text:p>-1.14955520192671</text:p>
          </table:table-cell>
          <table:table-cell office:value-type="float" office:value="-0.153340504405894" calcext:value-type="float">
            <text:p>-0.153340504405894</text:p>
          </table:table-cell>
        </table:table-row>
        <table:table-row table:style-name="ro1">
          <table:table-cell office:value-type="string" calcext:value-type="string">
            <text:p>slr7080</text:p>
          </table:table-cell>
          <table:table-cell office:value-type="float" office:value="-0.0288038800603538" calcext:value-type="float">
            <text:p>-0.0288038800603538</text:p>
          </table:table-cell>
          <table:table-cell office:value-type="float" office:value="0.124480634196905" calcext:value-type="float">
            <text:p>0.124480634196905</text:p>
          </table:table-cell>
          <table:table-cell office:value-type="float" office:value="-0.153284514257259" calcext:value-type="float">
            <text:p>-0.153284514257259</text:p>
          </table:table-cell>
        </table:table-row>
        <table:table-row table:style-name="ro1">
          <table:table-cell office:value-type="string" calcext:value-type="string">
            <text:p>sll1101</text:p>
          </table:table-cell>
          <table:table-cell office:value-type="float" office:value="-2.10935730372882" calcext:value-type="float">
            <text:p>-2.10935730372882</text:p>
          </table:table-cell>
          <table:table-cell office:value-type="float" office:value="-1.95613443838952" calcext:value-type="float">
            <text:p>-1.95613443838952</text:p>
          </table:table-cell>
          <table:table-cell office:value-type="float" office:value="-0.153222865339297" calcext:value-type="float">
            <text:p>-0.153222865339297</text:p>
          </table:table-cell>
        </table:table-row>
        <table:table-row table:style-name="ro1">
          <table:table-cell office:value-type="string" calcext:value-type="string">
            <text:p>sll0007</text:p>
          </table:table-cell>
          <table:table-cell office:value-type="float" office:value="-3.98908640452518" calcext:value-type="float">
            <text:p>-3.98908640452518</text:p>
          </table:table-cell>
          <table:table-cell office:value-type="float" office:value="-3.83616046680439" calcext:value-type="float">
            <text:p>-3.83616046680439</text:p>
          </table:table-cell>
          <table:table-cell office:value-type="float" office:value="-0.152925937720789" calcext:value-type="float">
            <text:p>-0.152925937720789</text:p>
          </table:table-cell>
        </table:table-row>
        <table:table-row table:style-name="ro1">
          <table:table-cell office:value-type="string" calcext:value-type="string">
            <text:p>sll0067</text:p>
          </table:table-cell>
          <table:table-cell office:value-type="float" office:value="0.138228610551239" calcext:value-type="float">
            <text:p>0.138228610551239</text:p>
          </table:table-cell>
          <table:table-cell office:value-type="float" office:value="0.29064590705472" calcext:value-type="float">
            <text:p>0.29064590705472</text:p>
          </table:table-cell>
          <table:table-cell office:value-type="float" office:value="-0.152417296503481" calcext:value-type="float">
            <text:p>-0.152417296503481</text:p>
          </table:table-cell>
        </table:table-row>
        <table:table-row table:style-name="ro1">
          <table:table-cell office:value-type="string" calcext:value-type="string">
            <text:p>slr1790</text:p>
          </table:table-cell>
          <table:table-cell office:value-type="float" office:value="-1.09410683160929" calcext:value-type="float">
            <text:p>-1.09410683160929</text:p>
          </table:table-cell>
          <table:table-cell office:value-type="float" office:value="-0.941752118496981" calcext:value-type="float">
            <text:p>-0.941752118496981</text:p>
          </table:table-cell>
          <table:table-cell office:value-type="float" office:value="-0.152354713112311" calcext:value-type="float">
            <text:p>-0.152354713112311</text:p>
          </table:table-cell>
        </table:table-row>
        <table:table-row table:style-name="ro1">
          <table:table-cell office:value-type="string" calcext:value-type="string">
            <text:p>sll1929</text:p>
          </table:table-cell>
          <table:table-cell office:value-type="float" office:value="0.0965668248152577" calcext:value-type="float">
            <text:p>0.0965668248152577</text:p>
          </table:table-cell>
          <table:table-cell office:value-type="float" office:value="0.248666817749093" calcext:value-type="float">
            <text:p>0.248666817749093</text:p>
          </table:table-cell>
          <table:table-cell office:value-type="float" office:value="-0.152099992933835" calcext:value-type="float">
            <text:p>-0.152099992933835</text:p>
          </table:table-cell>
        </table:table-row>
        <table:table-row table:style-name="ro1">
          <table:table-cell office:value-type="string" calcext:value-type="string">
            <text:p>sll0177</text:p>
          </table:table-cell>
          <table:table-cell office:value-type="float" office:value="0.0253053845462875" calcext:value-type="float">
            <text:p>0.0253053845462875</text:p>
          </table:table-cell>
          <table:table-cell office:value-type="float" office:value="0.177285855438732" calcext:value-type="float">
            <text:p>0.177285855438732</text:p>
          </table:table-cell>
          <table:table-cell office:value-type="float" office:value="-0.151980470892444" calcext:value-type="float">
            <text:p>-0.151980470892444</text:p>
          </table:table-cell>
        </table:table-row>
        <table:table-row table:style-name="ro1">
          <table:table-cell office:value-type="string" calcext:value-type="string">
            <text:p>slr1737</text:p>
          </table:table-cell>
          <table:table-cell office:value-type="float" office:value="-0.126220538601904" calcext:value-type="float">
            <text:p>-0.126220538601904</text:p>
          </table:table-cell>
          <table:table-cell office:value-type="float" office:value="0.0257378226696656" calcext:value-type="float">
            <text:p>0.0257378226696656</text:p>
          </table:table-cell>
          <table:table-cell office:value-type="float" office:value="-0.151958361271569" calcext:value-type="float">
            <text:p>-0.151958361271569</text:p>
          </table:table-cell>
        </table:table-row>
        <table:table-row table:style-name="ro1">
          <table:table-cell office:value-type="string" calcext:value-type="string">
            <text:p>slr0711</text:p>
          </table:table-cell>
          <table:table-cell office:value-type="float" office:value="-0.289959798626166" calcext:value-type="float">
            <text:p>-0.289959798626166</text:p>
          </table:table-cell>
          <table:table-cell office:value-type="float" office:value="-0.138338230637311" calcext:value-type="float">
            <text:p>-0.138338230637311</text:p>
          </table:table-cell>
          <table:table-cell office:value-type="float" office:value="-0.151621567988855" calcext:value-type="float">
            <text:p>-0.151621567988855</text:p>
          </table:table-cell>
        </table:table-row>
        <table:table-row table:style-name="ro1">
          <table:table-cell office:value-type="string" calcext:value-type="string">
            <text:p>sll1456</text:p>
          </table:table-cell>
          <table:table-cell office:value-type="float" office:value="0.0115392156597495" calcext:value-type="float">
            <text:p>0.0115392156597495</text:p>
          </table:table-cell>
          <table:table-cell office:value-type="float" office:value="0.16313290053241" calcext:value-type="float">
            <text:p>0.16313290053241</text:p>
          </table:table-cell>
          <table:table-cell office:value-type="float" office:value="-0.15159368487266" calcext:value-type="float">
            <text:p>-0.15159368487266</text:p>
          </table:table-cell>
        </table:table-row>
        <table:table-row table:style-name="ro1">
          <table:table-cell office:value-type="string" calcext:value-type="string">
            <text:p>sll7075</text:p>
          </table:table-cell>
          <table:table-cell office:value-type="float" office:value="0.0328729890681534" calcext:value-type="float">
            <text:p>0.0328729890681534</text:p>
          </table:table-cell>
          <table:table-cell office:value-type="float" office:value="0.184265414808048" calcext:value-type="float">
            <text:p>0.184265414808048</text:p>
          </table:table-cell>
          <table:table-cell office:value-type="float" office:value="-0.151392425739894" calcext:value-type="float">
            <text:p>-0.151392425739894</text:p>
          </table:table-cell>
        </table:table-row>
        <table:table-row table:style-name="ro1">
          <table:table-cell office:value-type="string" calcext:value-type="string">
            <text:p>sll0382</text:p>
          </table:table-cell>
          <table:table-cell office:value-type="float" office:value="-0.0629787815212717" calcext:value-type="float">
            <text:p>-0.0629787815212717</text:p>
          </table:table-cell>
          <table:table-cell office:value-type="float" office:value="0.0882565159909414" calcext:value-type="float">
            <text:p>0.0882565159909414</text:p>
          </table:table-cell>
          <table:table-cell office:value-type="float" office:value="-0.151235297512213" calcext:value-type="float">
            <text:p>-0.151235297512213</text:p>
          </table:table-cell>
        </table:table-row>
        <table:table-row table:style-name="ro1">
          <table:table-cell office:value-type="string" calcext:value-type="string">
            <text:p>slr0605</text:p>
          </table:table-cell>
          <table:table-cell office:value-type="float" office:value="0.134928261856534" calcext:value-type="float">
            <text:p>0.134928261856534</text:p>
          </table:table-cell>
          <table:table-cell office:value-type="float" office:value="0.285985928773507" calcext:value-type="float">
            <text:p>0.285985928773507</text:p>
          </table:table-cell>
          <table:table-cell office:value-type="float" office:value="-0.151057666916973" calcext:value-type="float">
            <text:p>-0.151057666916973</text:p>
          </table:table-cell>
        </table:table-row>
        <table:table-row table:style-name="ro1">
          <table:table-cell office:value-type="string" calcext:value-type="string">
            <text:p>slr0291</text:p>
          </table:table-cell>
          <table:table-cell office:value-type="float" office:value="-0.0604906413790389" calcext:value-type="float">
            <text:p>-0.0604906413790389</text:p>
          </table:table-cell>
          <table:table-cell office:value-type="float" office:value="0.0902148682423533" calcext:value-type="float">
            <text:p>0.0902148682423533</text:p>
          </table:table-cell>
          <table:table-cell office:value-type="float" office:value="-0.150705509621392" calcext:value-type="float">
            <text:p>-0.150705509621392</text:p>
          </table:table-cell>
        </table:table-row>
        <table:table-row table:style-name="ro1">
          <table:table-cell office:value-type="string" calcext:value-type="string">
            <text:p>sll0100</text:p>
          </table:table-cell>
          <table:table-cell office:value-type="float" office:value="0.0263930431999665" calcext:value-type="float">
            <text:p>0.0263930431999665</text:p>
          </table:table-cell>
          <table:table-cell office:value-type="float" office:value="0.176988628617863" calcext:value-type="float">
            <text:p>0.176988628617863</text:p>
          </table:table-cell>
          <table:table-cell office:value-type="float" office:value="-0.150595585417897" calcext:value-type="float">
            <text:p>-0.150595585417897</text:p>
          </table:table-cell>
        </table:table-row>
        <table:table-row table:style-name="ro1">
          <table:table-cell office:value-type="string" calcext:value-type="string">
            <text:p>sll8019</text:p>
          </table:table-cell>
          <table:table-cell office:value-type="float" office:value="0.111796758532046" calcext:value-type="float">
            <text:p>0.111796758532046</text:p>
          </table:table-cell>
          <table:table-cell office:value-type="float" office:value="0.262163719169321" calcext:value-type="float">
            <text:p>0.262163719169321</text:p>
          </table:table-cell>
          <table:table-cell office:value-type="float" office:value="-0.150366960637274" calcext:value-type="float">
            <text:p>-0.150366960637274</text:p>
          </table:table-cell>
        </table:table-row>
        <table:table-row table:style-name="ro1">
          <table:table-cell office:value-type="string" calcext:value-type="string">
            <text:p>sll1571</text:p>
          </table:table-cell>
          <table:table-cell office:value-type="float" office:value="-1.18374898752047" calcext:value-type="float">
            <text:p>-1.18374898752047</text:p>
          </table:table-cell>
          <table:table-cell office:value-type="float" office:value="-1.03411437315771" calcext:value-type="float">
            <text:p>-1.03411437315771</text:p>
          </table:table-cell>
          <table:table-cell office:value-type="float" office:value="-0.149634614362751" calcext:value-type="float">
            <text:p>-0.149634614362751</text:p>
          </table:table-cell>
        </table:table-row>
        <table:table-row table:style-name="ro1">
          <table:table-cell office:value-type="string" calcext:value-type="string">
            <text:p>ssr6046</text:p>
          </table:table-cell>
          <table:table-cell office:value-type="float" office:value="-0.230597937313063" calcext:value-type="float">
            <text:p>-0.230597937313063</text:p>
          </table:table-cell>
          <table:table-cell office:value-type="float" office:value="-0.0812135397863875" calcext:value-type="float">
            <text:p>-0.0812135397863875</text:p>
          </table:table-cell>
          <table:table-cell office:value-type="float" office:value="-0.149384397526676" calcext:value-type="float">
            <text:p>-0.149384397526676</text:p>
          </table:table-cell>
        </table:table-row>
        <table:table-row table:style-name="ro1">
          <table:table-cell office:value-type="string" calcext:value-type="string">
            <text:p>sll0766</text:p>
          </table:table-cell>
          <table:table-cell office:value-type="float" office:value="0.111922811042553" calcext:value-type="float">
            <text:p>0.111922811042553</text:p>
          </table:table-cell>
          <table:table-cell office:value-type="float" office:value="0.260823755454171" calcext:value-type="float">
            <text:p>0.260823755454171</text:p>
          </table:table-cell>
          <table:table-cell office:value-type="float" office:value="-0.148900944411618" calcext:value-type="float">
            <text:p>-0.148900944411618</text:p>
          </table:table-cell>
        </table:table-row>
        <table:table-row table:style-name="ro1">
          <table:table-cell office:value-type="string" calcext:value-type="string">
            <text:p>ssr1528</text:p>
          </table:table-cell>
          <table:table-cell office:value-type="float" office:value="-0.00409807827382899" calcext:value-type="float">
            <text:p>-0.00409807827382899</text:p>
          </table:table-cell>
          <table:table-cell office:value-type="float" office:value="0.144358659974301" calcext:value-type="float">
            <text:p>0.144358659974301</text:p>
          </table:table-cell>
          <table:table-cell office:value-type="float" office:value="-0.14845673824813" calcext:value-type="float">
            <text:p>-0.14845673824813</text:p>
          </table:table-cell>
        </table:table-row>
        <table:table-row table:style-name="ro1">
          <table:table-cell office:value-type="string" calcext:value-type="string">
            <text:p>slr1501</text:p>
          </table:table-cell>
          <table:table-cell office:value-type="float" office:value="0.0641978005501625" calcext:value-type="float">
            <text:p>0.0641978005501625</text:p>
          </table:table-cell>
          <table:table-cell office:value-type="float" office:value="0.212404975761265" calcext:value-type="float">
            <text:p>0.212404975761265</text:p>
          </table:table-cell>
          <table:table-cell office:value-type="float" office:value="-0.148207175211103" calcext:value-type="float">
            <text:p>-0.148207175211103</text:p>
          </table:table-cell>
        </table:table-row>
        <table:table-row table:style-name="ro1">
          <table:table-cell office:value-type="string" calcext:value-type="string">
            <text:p>slr0319</text:p>
          </table:table-cell>
          <table:table-cell office:value-type="float" office:value="-0.0300435062048587" calcext:value-type="float">
            <text:p>-0.0300435062048587</text:p>
          </table:table-cell>
          <table:table-cell office:value-type="float" office:value="0.117540088862567" calcext:value-type="float">
            <text:p>0.117540088862567</text:p>
          </table:table-cell>
          <table:table-cell office:value-type="float" office:value="-0.147583595067426" calcext:value-type="float">
            <text:p>-0.147583595067426</text:p>
          </table:table-cell>
        </table:table-row>
        <table:table-row table:style-name="ro1">
          <table:table-cell office:value-type="string" calcext:value-type="string">
            <text:p>sll1273</text:p>
          </table:table-cell>
          <table:table-cell office:value-type="float" office:value="0.0688180430098899" calcext:value-type="float">
            <text:p>0.0688180430098899</text:p>
          </table:table-cell>
          <table:table-cell office:value-type="float" office:value="0.215944471139219" calcext:value-type="float">
            <text:p>0.215944471139219</text:p>
          </table:table-cell>
          <table:table-cell office:value-type="float" office:value="-0.14712642812933" calcext:value-type="float">
            <text:p>-0.14712642812933</text:p>
          </table:table-cell>
        </table:table-row>
        <table:table-row table:style-name="ro1">
          <table:table-cell office:value-type="string" calcext:value-type="string">
            <text:p>sll1144</text:p>
          </table:table-cell>
          <table:table-cell office:value-type="float" office:value="-0.171433364791917" calcext:value-type="float">
            <text:p>-0.171433364791917</text:p>
          </table:table-cell>
          <table:table-cell office:value-type="float" office:value="-0.0243468403282693" calcext:value-type="float">
            <text:p>-0.0243468403282693</text:p>
          </table:table-cell>
          <table:table-cell office:value-type="float" office:value="-0.147086524463648" calcext:value-type="float">
            <text:p>-0.147086524463648</text:p>
          </table:table-cell>
        </table:table-row>
        <table:table-row table:style-name="ro1">
          <table:table-cell office:value-type="string" calcext:value-type="string">
            <text:p>slr0530</text:p>
          </table:table-cell>
          <table:table-cell office:value-type="float" office:value="0.0433102096949037" calcext:value-type="float">
            <text:p>0.0433102096949037</text:p>
          </table:table-cell>
          <table:table-cell office:value-type="float" office:value="0.190105472372725" calcext:value-type="float">
            <text:p>0.190105472372725</text:p>
          </table:table-cell>
          <table:table-cell office:value-type="float" office:value="-0.146795262677821" calcext:value-type="float">
            <text:p>-0.146795262677821</text:p>
          </table:table-cell>
        </table:table-row>
        <table:table-row table:style-name="ro1">
          <table:table-cell office:value-type="string" calcext:value-type="string">
            <text:p>ssl5100</text:p>
          </table:table-cell>
          <table:table-cell office:value-type="float" office:value="-0.0142286267870465" calcext:value-type="float">
            <text:p>-0.0142286267870465</text:p>
          </table:table-cell>
          <table:table-cell office:value-type="float" office:value="0.131940881463773" calcext:value-type="float">
            <text:p>0.131940881463773</text:p>
          </table:table-cell>
          <table:table-cell office:value-type="float" office:value="-0.146169508250819" calcext:value-type="float">
            <text:p>-0.146169508250819</text:p>
          </table:table-cell>
        </table:table-row>
        <table:table-row table:style-name="ro1">
          <table:table-cell office:value-type="string" calcext:value-type="string">
            <text:p>sll0477</text:p>
          </table:table-cell>
          <table:table-cell office:value-type="float" office:value="-0.151392937528685" calcext:value-type="float">
            <text:p>-0.151392937528685</text:p>
          </table:table-cell>
          <table:table-cell office:value-type="float" office:value="-0.00528948173497175" calcext:value-type="float">
            <text:p>-0.00528948173497175</text:p>
          </table:table-cell>
          <table:table-cell office:value-type="float" office:value="-0.146103455793713" calcext:value-type="float">
            <text:p>-0.146103455793713</text:p>
          </table:table-cell>
        </table:table-row>
        <table:table-row table:style-name="ro1">
          <table:table-cell office:value-type="string" calcext:value-type="string">
            <text:p>slr0919</text:p>
          </table:table-cell>
          <table:table-cell office:value-type="float" office:value="0.080783552665354" calcext:value-type="float">
            <text:p>0.080783552665354</text:p>
          </table:table-cell>
          <table:table-cell office:value-type="float" office:value="0.226773667461094" calcext:value-type="float">
            <text:p>0.226773667461094</text:p>
          </table:table-cell>
          <table:table-cell office:value-type="float" office:value="-0.14599011479574" calcext:value-type="float">
            <text:p>-0.14599011479574</text:p>
          </table:table-cell>
        </table:table-row>
        <table:table-row table:style-name="ro1">
          <table:table-cell office:value-type="string" calcext:value-type="string">
            <text:p>slr1774</text:p>
          </table:table-cell>
          <table:table-cell office:value-type="float" office:value="-0.0109989656079575" calcext:value-type="float">
            <text:p>-0.0109989656079575</text:p>
          </table:table-cell>
          <table:table-cell office:value-type="float" office:value="0.134980623900215" calcext:value-type="float">
            <text:p>0.134980623900215</text:p>
          </table:table-cell>
          <table:table-cell office:value-type="float" office:value="-0.145979589508173" calcext:value-type="float">
            <text:p>-0.145979589508173</text:p>
          </table:table-cell>
        </table:table-row>
        <table:table-row table:style-name="ro1">
          <table:table-cell office:value-type="string" calcext:value-type="string">
            <text:p>slr5111</text:p>
          </table:table-cell>
          <table:table-cell office:value-type="float" office:value="0.11143797393753" calcext:value-type="float">
            <text:p>0.11143797393753</text:p>
          </table:table-cell>
          <table:table-cell office:value-type="float" office:value="0.256446615429247" calcext:value-type="float">
            <text:p>0.256446615429247</text:p>
          </table:table-cell>
          <table:table-cell office:value-type="float" office:value="-0.145008641491716" calcext:value-type="float">
            <text:p>-0.145008641491716</text:p>
          </table:table-cell>
        </table:table-row>
        <table:table-row table:style-name="ro1">
          <table:table-cell office:value-type="string" calcext:value-type="string">
            <text:p>sll1825</text:p>
          </table:table-cell>
          <table:table-cell office:value-type="float" office:value="0.0359565007950852" calcext:value-type="float">
            <text:p>0.0359565007950852</text:p>
          </table:table-cell>
          <table:table-cell office:value-type="float" office:value="0.180913884924712" calcext:value-type="float">
            <text:p>0.180913884924712</text:p>
          </table:table-cell>
          <table:table-cell office:value-type="float" office:value="-0.144957384129627" calcext:value-type="float">
            <text:p>-0.144957384129627</text:p>
          </table:table-cell>
        </table:table-row>
        <table:table-row table:style-name="ro1">
          <table:table-cell office:value-type="string" calcext:value-type="string">
            <text:p>sll7069</text:p>
          </table:table-cell>
          <table:table-cell office:value-type="float" office:value="-0.121546143704179" calcext:value-type="float">
            <text:p>-0.121546143704179</text:p>
          </table:table-cell>
          <table:table-cell office:value-type="float" office:value="0.023269737786844" calcext:value-type="float">
            <text:p>0.023269737786844</text:p>
          </table:table-cell>
          <table:table-cell office:value-type="float" office:value="-0.144815881491023" calcext:value-type="float">
            <text:p>-0.144815881491023</text:p>
          </table:table-cell>
        </table:table-row>
        <table:table-row table:style-name="ro1">
          <table:table-cell office:value-type="string" calcext:value-type="string">
            <text:p>slr1597</text:p>
          </table:table-cell>
          <table:table-cell office:value-type="float" office:value="0.137103884137845" calcext:value-type="float">
            <text:p>0.137103884137845</text:p>
          </table:table-cell>
          <table:table-cell office:value-type="float" office:value="0.281132774440584" calcext:value-type="float">
            <text:p>0.281132774440584</text:p>
          </table:table-cell>
          <table:table-cell office:value-type="float" office:value="-0.144028890302739" calcext:value-type="float">
            <text:p>-0.144028890302739</text:p>
          </table:table-cell>
        </table:table-row>
        <table:table-row table:style-name="ro1">
          <table:table-cell office:value-type="string" calcext:value-type="string">
            <text:p>ssl2084</text:p>
          </table:table-cell>
          <table:table-cell office:value-type="float" office:value="-2.01614285420797" calcext:value-type="float">
            <text:p>-2.01614285420797</text:p>
          </table:table-cell>
          <table:table-cell office:value-type="float" office:value="-1.872219850358" calcext:value-type="float">
            <text:p>-1.872219850358</text:p>
          </table:table-cell>
          <table:table-cell office:value-type="float" office:value="-0.143923003849968" calcext:value-type="float">
            <text:p>-0.143923003849968</text:p>
          </table:table-cell>
        </table:table-row>
        <table:table-row table:style-name="ro1">
          <table:table-cell office:value-type="string" calcext:value-type="string">
            <text:p>slr1150</text:p>
          </table:table-cell>
          <table:table-cell office:value-type="float" office:value="0.0540371236501215" calcext:value-type="float">
            <text:p>0.0540371236501215</text:p>
          </table:table-cell>
          <table:table-cell office:value-type="float" office:value="0.197028834403476" calcext:value-type="float">
            <text:p>0.197028834403476</text:p>
          </table:table-cell>
          <table:table-cell office:value-type="float" office:value="-0.142991710753355" calcext:value-type="float">
            <text:p>-0.142991710753355</text:p>
          </table:table-cell>
        </table:table-row>
        <table:table-row table:style-name="ro1">
          <table:table-cell office:value-type="string" calcext:value-type="string">
            <text:p>sll0494</text:p>
          </table:table-cell>
          <table:table-cell office:value-type="float" office:value="-0.0609523595141002" calcext:value-type="float">
            <text:p>-0.0609523595141002</text:p>
          </table:table-cell>
          <table:table-cell office:value-type="float" office:value="0.0803408599088864" calcext:value-type="float">
            <text:p>0.0803408599088864</text:p>
          </table:table-cell>
          <table:table-cell office:value-type="float" office:value="-0.141293219422987" calcext:value-type="float">
            <text:p>-0.141293219422987</text:p>
          </table:table-cell>
        </table:table-row>
        <table:table-row table:style-name="ro1">
          <table:table-cell office:value-type="string" calcext:value-type="string">
            <text:p>sll1982</text:p>
          </table:table-cell>
          <table:table-cell office:value-type="float" office:value="0.0476799304370521" calcext:value-type="float">
            <text:p>0.0476799304370521</text:p>
          </table:table-cell>
          <table:table-cell office:value-type="float" office:value="0.188419475272614" calcext:value-type="float">
            <text:p>0.188419475272614</text:p>
          </table:table-cell>
          <table:table-cell office:value-type="float" office:value="-0.140739544835562" calcext:value-type="float">
            <text:p>-0.140739544835562</text:p>
          </table:table-cell>
        </table:table-row>
        <table:table-row table:style-name="ro1">
          <table:table-cell office:value-type="string" calcext:value-type="string">
            <text:p>slr1138</text:p>
          </table:table-cell>
          <table:table-cell office:value-type="float" office:value="-0.0828871570102848" calcext:value-type="float">
            <text:p>-0.0828871570102848</text:p>
          </table:table-cell>
          <table:table-cell office:value-type="float" office:value="0.057635716531346" calcext:value-type="float">
            <text:p>0.057635716531346</text:p>
          </table:table-cell>
          <table:table-cell office:value-type="float" office:value="-0.140522873541631" calcext:value-type="float">
            <text:p>-0.140522873541631</text:p>
          </table:table-cell>
        </table:table-row>
        <table:table-row table:style-name="ro1">
          <table:table-cell office:value-type="string" calcext:value-type="string">
            <text:p>sll0864</text:p>
          </table:table-cell>
          <table:table-cell office:value-type="float" office:value="0.0984950969848962" calcext:value-type="float">
            <text:p>0.0984950969848962</text:p>
          </table:table-cell>
          <table:table-cell office:value-type="float" office:value="0.238885101682465" calcext:value-type="float">
            <text:p>0.238885101682465</text:p>
          </table:table-cell>
          <table:table-cell office:value-type="float" office:value="-0.140390004697568" calcext:value-type="float">
            <text:p>-0.140390004697568</text:p>
          </table:table-cell>
        </table:table-row>
        <table:table-row table:style-name="ro1">
          <table:table-cell office:value-type="string" calcext:value-type="string">
            <text:p>slr0316</text:p>
          </table:table-cell>
          <table:table-cell office:value-type="float" office:value="0.140618444017142" calcext:value-type="float">
            <text:p>0.140618444017142</text:p>
          </table:table-cell>
          <table:table-cell office:value-type="float" office:value="0.280997369209266" calcext:value-type="float">
            <text:p>0.280997369209266</text:p>
          </table:table-cell>
          <table:table-cell office:value-type="float" office:value="-0.140378925192124" calcext:value-type="float">
            <text:p>-0.140378925192124</text:p>
          </table:table-cell>
        </table:table-row>
        <table:table-row table:style-name="ro1">
          <table:table-cell office:value-type="string" calcext:value-type="string">
            <text:p>sll0726</text:p>
          </table:table-cell>
          <table:table-cell office:value-type="float" office:value="-0.234781909081137" calcext:value-type="float">
            <text:p>-0.234781909081137</text:p>
          </table:table-cell>
          <table:table-cell office:value-type="float" office:value="-0.0946351656262703" calcext:value-type="float">
            <text:p>-0.0946351656262703</text:p>
          </table:table-cell>
          <table:table-cell office:value-type="float" office:value="-0.140146743454867" calcext:value-type="float">
            <text:p>-0.140146743454867</text:p>
          </table:table-cell>
        </table:table-row>
        <table:table-row table:style-name="ro1">
          <table:table-cell office:value-type="string" calcext:value-type="string">
            <text:p>slr1918</text:p>
          </table:table-cell>
          <table:table-cell office:value-type="float" office:value="0.26213576943529" calcext:value-type="float">
            <text:p>0.26213576943529</text:p>
          </table:table-cell>
          <table:table-cell office:value-type="float" office:value="0.402252888514157" calcext:value-type="float">
            <text:p>0.402252888514157</text:p>
          </table:table-cell>
          <table:table-cell office:value-type="float" office:value="-0.140117119078868" calcext:value-type="float">
            <text:p>-0.140117119078868</text:p>
          </table:table-cell>
        </table:table-row>
        <table:table-row table:style-name="ro1">
          <table:table-cell office:value-type="string" calcext:value-type="string">
            <text:p>slr2118</text:p>
          </table:table-cell>
          <table:table-cell office:value-type="float" office:value="-0.0255994713189128" calcext:value-type="float">
            <text:p>-0.0255994713189128</text:p>
          </table:table-cell>
          <table:table-cell office:value-type="float" office:value="0.114443113351582" calcext:value-type="float">
            <text:p>0.114443113351582</text:p>
          </table:table-cell>
          <table:table-cell office:value-type="float" office:value="-0.140042584670495" calcext:value-type="float">
            <text:p>-0.140042584670495</text:p>
          </table:table-cell>
        </table:table-row>
        <table:table-row table:style-name="ro1">
          <table:table-cell office:value-type="string" calcext:value-type="string">
            <text:p>slr1697</text:p>
          </table:table-cell>
          <table:table-cell office:value-type="float" office:value="0.220303086120271" calcext:value-type="float">
            <text:p>0.220303086120271</text:p>
          </table:table-cell>
          <table:table-cell office:value-type="float" office:value="0.360301304239063" calcext:value-type="float">
            <text:p>0.360301304239063</text:p>
          </table:table-cell>
          <table:table-cell office:value-type="float" office:value="-0.139998218118792" calcext:value-type="float">
            <text:p>-0.139998218118792</text:p>
          </table:table-cell>
        </table:table-row>
        <table:table-row table:style-name="ro1">
          <table:table-cell office:value-type="string" calcext:value-type="string">
            <text:p>slr1222</text:p>
          </table:table-cell>
          <table:table-cell office:value-type="float" office:value="0.0252427683140221" calcext:value-type="float">
            <text:p>0.0252427683140221</text:p>
          </table:table-cell>
          <table:table-cell office:value-type="float" office:value="0.165223313355565" calcext:value-type="float">
            <text:p>0.165223313355565</text:p>
          </table:table-cell>
          <table:table-cell office:value-type="float" office:value="-0.139980545041543" calcext:value-type="float">
            <text:p>-0.139980545041543</text:p>
          </table:table-cell>
        </table:table-row>
        <table:table-row table:style-name="ro1">
          <table:table-cell office:value-type="string" calcext:value-type="string">
            <text:p>slr0818</text:p>
          </table:table-cell>
          <table:table-cell office:value-type="float" office:value="-0.164237546132356" calcext:value-type="float">
            <text:p>-0.164237546132356</text:p>
          </table:table-cell>
          <table:table-cell office:value-type="float" office:value="-0.0243092057225698" calcext:value-type="float">
            <text:p>-0.0243092057225698</text:p>
          </table:table-cell>
          <table:table-cell office:value-type="float" office:value="-0.139928340409786" calcext:value-type="float">
            <text:p>-0.139928340409786</text:p>
          </table:table-cell>
        </table:table-row>
        <table:table-row table:style-name="ro1">
          <table:table-cell office:value-type="string" calcext:value-type="string">
            <text:p>sll0793</text:p>
          </table:table-cell>
          <table:table-cell office:value-type="float" office:value="-0.0700530931778269" calcext:value-type="float">
            <text:p>-0.0700530931778269</text:p>
          </table:table-cell>
          <table:table-cell office:value-type="float" office:value="0.0695275552288819" calcext:value-type="float">
            <text:p>0.0695275552288819</text:p>
          </table:table-cell>
          <table:table-cell office:value-type="float" office:value="-0.139580648406709" calcext:value-type="float">
            <text:p>-0.139580648406709</text:p>
          </table:table-cell>
        </table:table-row>
        <table:table-row table:style-name="ro1">
          <table:table-cell office:value-type="string" calcext:value-type="string">
            <text:p>slr1552</text:p>
          </table:table-cell>
          <table:table-cell office:value-type="float" office:value="0.277277597713769" calcext:value-type="float">
            <text:p>0.277277597713769</text:p>
          </table:table-cell>
          <table:table-cell office:value-type="float" office:value="0.415951402970539" calcext:value-type="float">
            <text:p>0.415951402970539</text:p>
          </table:table-cell>
          <table:table-cell office:value-type="float" office:value="-0.138673805256769" calcext:value-type="float">
            <text:p>-0.138673805256769</text:p>
          </table:table-cell>
        </table:table-row>
        <table:table-row table:style-name="ro1">
          <table:table-cell office:value-type="string" calcext:value-type="string">
            <text:p>ssr0761</text:p>
          </table:table-cell>
          <table:table-cell office:value-type="float" office:value="0.106099969762637" calcext:value-type="float">
            <text:p>0.106099969762637</text:p>
          </table:table-cell>
          <table:table-cell office:value-type="float" office:value="0.244467727410951" calcext:value-type="float">
            <text:p>0.244467727410951</text:p>
          </table:table-cell>
          <table:table-cell office:value-type="float" office:value="-0.138367757648314" calcext:value-type="float">
            <text:p>-0.138367757648314</text:p>
          </table:table-cell>
        </table:table-row>
        <table:table-row table:style-name="ro1">
          <table:table-cell office:value-type="string" calcext:value-type="string">
            <text:p>ssl0259</text:p>
          </table:table-cell>
          <table:table-cell office:value-type="float" office:value="-1.52234764978893" calcext:value-type="float">
            <text:p>-1.52234764978893</text:p>
          </table:table-cell>
          <table:table-cell office:value-type="float" office:value="-1.38406331812977" calcext:value-type="float">
            <text:p>-1.38406331812977</text:p>
          </table:table-cell>
          <table:table-cell office:value-type="float" office:value="-0.138284331659153" calcext:value-type="float">
            <text:p>-0.138284331659153</text:p>
          </table:table-cell>
        </table:table-row>
        <table:table-row table:style-name="ro1">
          <table:table-cell office:value-type="string" calcext:value-type="string">
            <text:p>sll0467</text:p>
          </table:table-cell>
          <table:table-cell office:value-type="float" office:value="-0.672073043577233" calcext:value-type="float">
            <text:p>-0.672073043577233</text:p>
          </table:table-cell>
          <table:table-cell office:value-type="float" office:value="-0.534041721093871" calcext:value-type="float">
            <text:p>-0.534041721093871</text:p>
          </table:table-cell>
          <table:table-cell office:value-type="float" office:value="-0.138031322483362" calcext:value-type="float">
            <text:p>-0.138031322483362</text:p>
          </table:table-cell>
        </table:table-row>
        <table:table-row table:style-name="ro1">
          <table:table-cell office:value-type="string" calcext:value-type="string">
            <text:p>sll0790</text:p>
          </table:table-cell>
          <table:table-cell office:value-type="float" office:value="0.152243089691381" calcext:value-type="float">
            <text:p>0.152243089691381</text:p>
          </table:table-cell>
          <table:table-cell office:value-type="float" office:value="0.290202631345919" calcext:value-type="float">
            <text:p>0.290202631345919</text:p>
          </table:table-cell>
          <table:table-cell office:value-type="float" office:value="-0.137959541654538" calcext:value-type="float">
            <text:p>-0.137959541654538</text:p>
          </table:table-cell>
        </table:table-row>
        <table:table-row table:style-name="ro1">
          <table:table-cell office:value-type="string" calcext:value-type="string">
            <text:p>slr1147</text:p>
          </table:table-cell>
          <table:table-cell office:value-type="float" office:value="-0.129638296833639" calcext:value-type="float">
            <text:p>-0.129638296833639</text:p>
          </table:table-cell>
          <table:table-cell office:value-type="float" office:value="0.00811877917275316" calcext:value-type="float">
            <text:p>0.00811877917275316</text:p>
          </table:table-cell>
          <table:table-cell office:value-type="float" office:value="-0.137757076006392" calcext:value-type="float">
            <text:p>-0.137757076006392</text:p>
          </table:table-cell>
        </table:table-row>
        <table:table-row table:style-name="ro1">
          <table:table-cell office:value-type="string" calcext:value-type="string">
            <text:p>slr6110</text:p>
          </table:table-cell>
          <table:table-cell office:value-type="float" office:value="-0.147456023804491" calcext:value-type="float">
            <text:p>-0.147456023804491</text:p>
          </table:table-cell>
          <table:table-cell office:value-type="float" office:value="-0.00985856008007433" calcext:value-type="float">
            <text:p>-0.00985856008007433</text:p>
          </table:table-cell>
          <table:table-cell office:value-type="float" office:value="-0.137597463724417" calcext:value-type="float">
            <text:p>-0.137597463724417</text:p>
          </table:table-cell>
        </table:table-row>
        <table:table-row table:style-name="ro1">
          <table:table-cell office:value-type="string" calcext:value-type="string">
            <text:p>slr0091</text:p>
          </table:table-cell>
          <table:table-cell office:value-type="float" office:value="0.0712051710567567" calcext:value-type="float">
            <text:p>0.0712051710567567</text:p>
          </table:table-cell>
          <table:table-cell office:value-type="float" office:value="0.208757118647986" calcext:value-type="float">
            <text:p>0.208757118647986</text:p>
          </table:table-cell>
          <table:table-cell office:value-type="float" office:value="-0.13755194759123" calcext:value-type="float">
            <text:p>-0.13755194759123</text:p>
          </table:table-cell>
        </table:table-row>
        <table:table-row table:style-name="ro1">
          <table:table-cell office:value-type="string" calcext:value-type="string">
            <text:p>sll0036</text:p>
          </table:table-cell>
          <table:table-cell office:value-type="float" office:value="-0.0751027848753471" calcext:value-type="float">
            <text:p>-0.0751027848753471</text:p>
          </table:table-cell>
          <table:table-cell office:value-type="float" office:value="0.0618365807582671" calcext:value-type="float">
            <text:p>0.0618365807582671</text:p>
          </table:table-cell>
          <table:table-cell office:value-type="float" office:value="-0.136939365633614" calcext:value-type="float">
            <text:p>-0.136939365633614</text:p>
          </table:table-cell>
        </table:table-row>
        <table:table-row table:style-name="ro1">
          <table:table-cell office:value-type="string" calcext:value-type="string">
            <text:p>ssl3044</text:p>
          </table:table-cell>
          <table:table-cell office:value-type="float" office:value="-0.193983211700122" calcext:value-type="float">
            <text:p>-0.193983211700122</text:p>
          </table:table-cell>
          <table:table-cell office:value-type="float" office:value="-0.0570457143804504" calcext:value-type="float">
            <text:p>-0.0570457143804504</text:p>
          </table:table-cell>
          <table:table-cell office:value-type="float" office:value="-0.136937497319672" calcext:value-type="float">
            <text:p>-0.136937497319672</text:p>
          </table:table-cell>
        </table:table-row>
        <table:table-row table:style-name="ro1">
          <table:table-cell office:value-type="string" calcext:value-type="string">
            <text:p>sll0519</text:p>
          </table:table-cell>
          <table:table-cell office:value-type="float" office:value="-1.89977260607492" calcext:value-type="float">
            <text:p>-1.89977260607492</text:p>
          </table:table-cell>
          <table:table-cell office:value-type="float" office:value="-1.76298634934906" calcext:value-type="float">
            <text:p>-1.76298634934906</text:p>
          </table:table-cell>
          <table:table-cell office:value-type="float" office:value="-0.13678625672586" calcext:value-type="float">
            <text:p>-0.13678625672586</text:p>
          </table:table-cell>
        </table:table-row>
        <table:table-row table:style-name="ro1">
          <table:table-cell office:value-type="string" calcext:value-type="string">
            <text:p>slr1838</text:p>
          </table:table-cell>
          <table:table-cell office:value-type="float" office:value="0.213933359463908" calcext:value-type="float">
            <text:p>0.213933359463908</text:p>
          </table:table-cell>
          <table:table-cell office:value-type="float" office:value="0.350576818392293" calcext:value-type="float">
            <text:p>0.350576818392293</text:p>
          </table:table-cell>
          <table:table-cell office:value-type="float" office:value="-0.136643458928385" calcext:value-type="float">
            <text:p>-0.136643458928385</text:p>
          </table:table-cell>
        </table:table-row>
        <table:table-row table:style-name="ro1">
          <table:table-cell office:value-type="string" calcext:value-type="string">
            <text:p>slr1467</text:p>
          </table:table-cell>
          <table:table-cell office:value-type="float" office:value="0.141860001716502" calcext:value-type="float">
            <text:p>0.141860001716502</text:p>
          </table:table-cell>
          <table:table-cell office:value-type="float" office:value="0.278421691961648" calcext:value-type="float">
            <text:p>0.278421691961648</text:p>
          </table:table-cell>
          <table:table-cell office:value-type="float" office:value="-0.136561690245146" calcext:value-type="float">
            <text:p>-0.136561690245146</text:p>
          </table:table-cell>
        </table:table-row>
        <table:table-row table:style-name="ro1">
          <table:table-cell office:value-type="string" calcext:value-type="string">
            <text:p>sll1091</text:p>
          </table:table-cell>
          <table:table-cell office:value-type="float" office:value="0.0893592669670421" calcext:value-type="float">
            <text:p>0.0893592669670421</text:p>
          </table:table-cell>
          <table:table-cell office:value-type="float" office:value="0.225554440203805" calcext:value-type="float">
            <text:p>0.225554440203805</text:p>
          </table:table-cell>
          <table:table-cell office:value-type="float" office:value="-0.136195173236763" calcext:value-type="float">
            <text:p>-0.136195173236763</text:p>
          </table:table-cell>
        </table:table-row>
        <table:table-row table:style-name="ro1">
          <table:table-cell office:value-type="string" calcext:value-type="string">
            <text:p>slr0730</text:p>
          </table:table-cell>
          <table:table-cell office:value-type="float" office:value="-0.00160847310974942" calcext:value-type="float">
            <text:p>-0.00160847310974942</text:p>
          </table:table-cell>
          <table:table-cell office:value-type="float" office:value="0.134352243751201" calcext:value-type="float">
            <text:p>0.134352243751201</text:p>
          </table:table-cell>
          <table:table-cell office:value-type="float" office:value="-0.13596071686095" calcext:value-type="float">
            <text:p>-0.13596071686095</text:p>
          </table:table-cell>
        </table:table-row>
        <table:table-row table:style-name="ro1">
          <table:table-cell office:value-type="string" calcext:value-type="string">
            <text:p>slr1035</text:p>
          </table:table-cell>
          <table:table-cell office:value-type="float" office:value="-0.0989538973043099" calcext:value-type="float">
            <text:p>-0.0989538973043099</text:p>
          </table:table-cell>
          <table:table-cell office:value-type="float" office:value="0.0364287544893529" calcext:value-type="float">
            <text:p>0.0364287544893529</text:p>
          </table:table-cell>
          <table:table-cell office:value-type="float" office:value="-0.135382651793663" calcext:value-type="float">
            <text:p>-0.135382651793663</text:p>
          </table:table-cell>
        </table:table-row>
        <table:table-row table:style-name="ro1">
          <table:table-cell office:value-type="string" calcext:value-type="string">
            <text:p>slr0347</text:p>
          </table:table-cell>
          <table:table-cell office:value-type="float" office:value="0.149645581625061" calcext:value-type="float">
            <text:p>0.149645581625061</text:p>
          </table:table-cell>
          <table:table-cell office:value-type="float" office:value="0.284874746850613" calcext:value-type="float">
            <text:p>0.284874746850613</text:p>
          </table:table-cell>
          <table:table-cell office:value-type="float" office:value="-0.135229165225551" calcext:value-type="float">
            <text:p>-0.135229165225551</text:p>
          </table:table-cell>
        </table:table-row>
        <table:table-row table:style-name="ro1">
          <table:table-cell office:value-type="string" calcext:value-type="string">
            <text:p>slr1826</text:p>
          </table:table-cell>
          <table:table-cell office:value-type="float" office:value="0.0313436910783774" calcext:value-type="float">
            <text:p>0.0313436910783774</text:p>
          </table:table-cell>
          <table:table-cell office:value-type="float" office:value="0.166445046333481" calcext:value-type="float">
            <text:p>0.166445046333481</text:p>
          </table:table-cell>
          <table:table-cell office:value-type="float" office:value="-0.135101355255104" calcext:value-type="float">
            <text:p>-0.135101355255104</text:p>
          </table:table-cell>
        </table:table-row>
        <table:table-row table:style-name="ro1">
          <table:table-cell office:value-type="string" calcext:value-type="string">
            <text:p>slr1348</text:p>
          </table:table-cell>
          <table:table-cell office:value-type="float" office:value="-1.43549830393911" calcext:value-type="float">
            <text:p>-1.43549830393911</text:p>
          </table:table-cell>
          <table:table-cell office:value-type="float" office:value="-1.3012572208168" calcext:value-type="float">
            <text:p>-1.3012572208168</text:p>
          </table:table-cell>
          <table:table-cell office:value-type="float" office:value="-0.134241083122305" calcext:value-type="float">
            <text:p>-0.134241083122305</text:p>
          </table:table-cell>
        </table:table-row>
        <table:table-row table:style-name="ro1">
          <table:table-cell office:value-type="string" calcext:value-type="string">
            <text:p>slr1187</text:p>
          </table:table-cell>
          <table:table-cell office:value-type="float" office:value="0.20285674122681" calcext:value-type="float">
            <text:p>0.20285674122681</text:p>
          </table:table-cell>
          <table:table-cell office:value-type="float" office:value="0.336368866288627" calcext:value-type="float">
            <text:p>0.336368866288627</text:p>
          </table:table-cell>
          <table:table-cell office:value-type="float" office:value="-0.133512125061817" calcext:value-type="float">
            <text:p>-0.133512125061817</text:p>
          </table:table-cell>
        </table:table-row>
        <table:table-row table:style-name="ro1">
          <table:table-cell office:value-type="string" calcext:value-type="string">
            <text:p>slr0226</text:p>
          </table:table-cell>
          <table:table-cell office:value-type="float" office:value="0.125758442332796" calcext:value-type="float">
            <text:p>0.125758442332796</text:p>
          </table:table-cell>
          <table:table-cell office:value-type="float" office:value="0.259236470562075" calcext:value-type="float">
            <text:p>0.259236470562075</text:p>
          </table:table-cell>
          <table:table-cell office:value-type="float" office:value="-0.133478028229279" calcext:value-type="float">
            <text:p>-0.133478028229279</text:p>
          </table:table-cell>
        </table:table-row>
        <table:table-row table:style-name="ro1">
          <table:table-cell office:value-type="string" calcext:value-type="string">
            <text:p>sll1315</text:p>
          </table:table-cell>
          <table:table-cell office:value-type="float" office:value="0.0119020142976618" calcext:value-type="float">
            <text:p>0.0119020142976618</text:p>
          </table:table-cell>
          <table:table-cell office:value-type="float" office:value="0.145095918227176" calcext:value-type="float">
            <text:p>0.145095918227176</text:p>
          </table:table-cell>
          <table:table-cell office:value-type="float" office:value="-0.133193903929515" calcext:value-type="float">
            <text:p>-0.133193903929515</text:p>
          </table:table-cell>
        </table:table-row>
        <table:table-row table:style-name="ro1">
          <table:table-cell office:value-type="string" calcext:value-type="string">
            <text:p>sll1641</text:p>
          </table:table-cell>
          <table:table-cell office:value-type="float" office:value="-0.0616346994284539" calcext:value-type="float">
            <text:p>-0.0616346994284539</text:p>
          </table:table-cell>
          <table:table-cell office:value-type="float" office:value="0.0711069022498705" calcext:value-type="float">
            <text:p>0.0711069022498705</text:p>
          </table:table-cell>
          <table:table-cell office:value-type="float" office:value="-0.132741601678324" calcext:value-type="float">
            <text:p>-0.132741601678324</text:p>
          </table:table-cell>
        </table:table-row>
        <table:table-row table:style-name="ro1">
          <table:table-cell office:value-type="string" calcext:value-type="string">
            <text:p>sll7056</text:p>
          </table:table-cell>
          <table:table-cell office:value-type="float" office:value="-0.0726868303244712" calcext:value-type="float">
            <text:p>-0.0726868303244712</text:p>
          </table:table-cell>
          <table:table-cell office:value-type="float" office:value="0.0599972289604386" calcext:value-type="float">
            <text:p>0.0599972289604386</text:p>
          </table:table-cell>
          <table:table-cell office:value-type="float" office:value="-0.13268405928491" calcext:value-type="float">
            <text:p>-0.13268405928491</text:p>
          </table:table-cell>
        </table:table-row>
        <table:table-row table:style-name="ro1">
          <table:table-cell office:value-type="string" calcext:value-type="string">
            <text:p>ssl0832</text:p>
          </table:table-cell>
          <table:table-cell office:value-type="float" office:value="-0.176482948964941" calcext:value-type="float">
            <text:p>-0.176482948964941</text:p>
          </table:table-cell>
          <table:table-cell office:value-type="float" office:value="-0.0439927670275705" calcext:value-type="float">
            <text:p>-0.0439927670275705</text:p>
          </table:table-cell>
          <table:table-cell office:value-type="float" office:value="-0.132490181937371" calcext:value-type="float">
            <text:p>-0.132490181937371</text:p>
          </table:table-cell>
        </table:table-row>
        <table:table-row table:style-name="ro1">
          <table:table-cell office:value-type="string" calcext:value-type="string">
            <text:p>slr1859</text:p>
          </table:table-cell>
          <table:table-cell office:value-type="float" office:value="0.0689766551103495" calcext:value-type="float">
            <text:p>0.0689766551103495</text:p>
          </table:table-cell>
          <table:table-cell office:value-type="float" office:value="0.201369500702701" calcext:value-type="float">
            <text:p>0.201369500702701</text:p>
          </table:table-cell>
          <table:table-cell office:value-type="float" office:value="-0.132392845592352" calcext:value-type="float">
            <text:p>-0.132392845592352</text:p>
          </table:table-cell>
        </table:table-row>
        <table:table-row table:style-name="ro1">
          <table:table-cell office:value-type="string" calcext:value-type="string">
            <text:p>slr0245</text:p>
          </table:table-cell>
          <table:table-cell office:value-type="float" office:value="0.0540968647096756" calcext:value-type="float">
            <text:p>0.0540968647096756</text:p>
          </table:table-cell>
          <table:table-cell office:value-type="float" office:value="0.186458801565625" calcext:value-type="float">
            <text:p>0.186458801565625</text:p>
          </table:table-cell>
          <table:table-cell office:value-type="float" office:value="-0.132361936855949" calcext:value-type="float">
            <text:p>-0.132361936855949</text:p>
          </table:table-cell>
        </table:table-row>
        <table:table-row table:style-name="ro1">
          <table:table-cell office:value-type="string" calcext:value-type="string">
            <text:p>slr6094</text:p>
          </table:table-cell>
          <table:table-cell office:value-type="float" office:value="-0.0400543334097502" calcext:value-type="float">
            <text:p>-0.0400543334097502</text:p>
          </table:table-cell>
          <table:table-cell office:value-type="float" office:value="0.0921177427934952" calcext:value-type="float">
            <text:p>0.0921177427934952</text:p>
          </table:table-cell>
          <table:table-cell office:value-type="float" office:value="-0.132172076203245" calcext:value-type="float">
            <text:p>-0.132172076203245</text:p>
          </table:table-cell>
        </table:table-row>
        <table:table-row table:style-name="ro1">
          <table:table-cell office:value-type="string" calcext:value-type="string">
            <text:p>ssl6092</text:p>
          </table:table-cell>
          <table:table-cell office:value-type="float" office:value="0.185014814574504" calcext:value-type="float">
            <text:p>0.185014814574504</text:p>
          </table:table-cell>
          <table:table-cell office:value-type="float" office:value="0.317139222679525" calcext:value-type="float">
            <text:p>0.317139222679525</text:p>
          </table:table-cell>
          <table:table-cell office:value-type="float" office:value="-0.132124408105021" calcext:value-type="float">
            <text:p>-0.132124408105021</text:p>
          </table:table-cell>
        </table:table-row>
        <table:table-row table:style-name="ro1">
          <table:table-cell office:value-type="string" calcext:value-type="string">
            <text:p>sll1837</text:p>
          </table:table-cell>
          <table:table-cell office:value-type="float" office:value="0.149044074437087" calcext:value-type="float">
            <text:p>0.149044074437087</text:p>
          </table:table-cell>
          <table:table-cell office:value-type="float" office:value="0.280895122715062" calcext:value-type="float">
            <text:p>0.280895122715062</text:p>
          </table:table-cell>
          <table:table-cell office:value-type="float" office:value="-0.131851048277975" calcext:value-type="float">
            <text:p>-0.131851048277975</text:p>
          </table:table-cell>
        </table:table-row>
        <table:table-row table:style-name="ro1">
          <table:table-cell office:value-type="string" calcext:value-type="string">
            <text:p>slr2128</text:p>
          </table:table-cell>
          <table:table-cell office:value-type="float" office:value="-0.392284605915714" calcext:value-type="float">
            <text:p>-0.392284605915714</text:p>
          </table:table-cell>
          <table:table-cell office:value-type="float" office:value="-0.260556965270154" calcext:value-type="float">
            <text:p>-0.260556965270154</text:p>
          </table:table-cell>
          <table:table-cell office:value-type="float" office:value="-0.131727640645559" calcext:value-type="float">
            <text:p>-0.131727640645559</text:p>
          </table:table-cell>
        </table:table-row>
        <table:table-row table:style-name="ro1">
          <table:table-cell office:value-type="string" calcext:value-type="string">
            <text:p>sll0057</text:p>
          </table:table-cell>
          <table:table-cell office:value-type="float" office:value="-1.88093226017912" calcext:value-type="float">
            <text:p>-1.88093226017912</text:p>
          </table:table-cell>
          <table:table-cell office:value-type="float" office:value="-1.74944831504518" calcext:value-type="float">
            <text:p>-1.74944831504518</text:p>
          </table:table-cell>
          <table:table-cell office:value-type="float" office:value="-0.131483945133943" calcext:value-type="float">
            <text:p>-0.131483945133943</text:p>
          </table:table-cell>
        </table:table-row>
        <table:table-row table:style-name="ro1">
          <table:table-cell office:value-type="string" calcext:value-type="string">
            <text:p>slr1760</text:p>
          </table:table-cell>
          <table:table-cell office:value-type="float" office:value="0.00373106580940034" calcext:value-type="float">
            <text:p>0.00373106580940034</text:p>
          </table:table-cell>
          <table:table-cell office:value-type="float" office:value="0.135122336751273" calcext:value-type="float">
            <text:p>0.135122336751273</text:p>
          </table:table-cell>
          <table:table-cell office:value-type="float" office:value="-0.131391270941873" calcext:value-type="float">
            <text:p>-0.131391270941873</text:p>
          </table:table-cell>
        </table:table-row>
        <table:table-row table:style-name="ro1">
          <table:table-cell office:value-type="string" calcext:value-type="string">
            <text:p>sll2013</text:p>
          </table:table-cell>
          <table:table-cell office:value-type="float" office:value="-0.120803973543563" calcext:value-type="float">
            <text:p>-0.120803973543563</text:p>
          </table:table-cell>
          <table:table-cell office:value-type="float" office:value="0.0104256269935744" calcext:value-type="float">
            <text:p>0.0104256269935744</text:p>
          </table:table-cell>
          <table:table-cell office:value-type="float" office:value="-0.131229600537138" calcext:value-type="float">
            <text:p>-0.131229600537138</text:p>
          </table:table-cell>
        </table:table-row>
        <table:table-row table:style-name="ro1">
          <table:table-cell office:value-type="string" calcext:value-type="string">
            <text:p>sll0441</text:p>
          </table:table-cell>
          <table:table-cell office:value-type="float" office:value="-0.081345788454517" calcext:value-type="float">
            <text:p>-0.081345788454517</text:p>
          </table:table-cell>
          <table:table-cell office:value-type="float" office:value="0.0495286629365924" calcext:value-type="float">
            <text:p>0.0495286629365924</text:p>
          </table:table-cell>
          <table:table-cell office:value-type="float" office:value="-0.130874451391109" calcext:value-type="float">
            <text:p>-0.130874451391109</text:p>
          </table:table-cell>
        </table:table-row>
        <table:table-row table:style-name="ro1">
          <table:table-cell office:value-type="string" calcext:value-type="string">
            <text:p>slr1362</text:p>
          </table:table-cell>
          <table:table-cell office:value-type="float" office:value="0.0256788098799069" calcext:value-type="float">
            <text:p>0.0256788098799069</text:p>
          </table:table-cell>
          <table:table-cell office:value-type="float" office:value="0.156349822138371" calcext:value-type="float">
            <text:p>0.156349822138371</text:p>
          </table:table-cell>
          <table:table-cell office:value-type="float" office:value="-0.130671012258464" calcext:value-type="float">
            <text:p>-0.130671012258464</text:p>
          </table:table-cell>
        </table:table-row>
        <table:table-row table:style-name="ro1">
          <table:table-cell office:value-type="string" calcext:value-type="string">
            <text:p>slr0955</text:p>
          </table:table-cell>
          <table:table-cell office:value-type="float" office:value="0.243793032119417" calcext:value-type="float">
            <text:p>0.243793032119417</text:p>
          </table:table-cell>
          <table:table-cell office:value-type="float" office:value="0.37408666982888" calcext:value-type="float">
            <text:p>0.37408666982888</text:p>
          </table:table-cell>
          <table:table-cell office:value-type="float" office:value="-0.130293637709464" calcext:value-type="float">
            <text:p>-0.130293637709464</text:p>
          </table:table-cell>
        </table:table-row>
        <table:table-row table:style-name="ro1">
          <table:table-cell office:value-type="string" calcext:value-type="string">
            <text:p>sll0191</text:p>
          </table:table-cell>
          <table:table-cell office:value-type="float" office:value="0.157639954386895" calcext:value-type="float">
            <text:p>0.157639954386895</text:p>
          </table:table-cell>
          <table:table-cell office:value-type="float" office:value="0.28777766614766" calcext:value-type="float">
            <text:p>0.28777766614766</text:p>
          </table:table-cell>
          <table:table-cell office:value-type="float" office:value="-0.130137711760764" calcext:value-type="float">
            <text:p>-0.130137711760764</text:p>
          </table:table-cell>
        </table:table-row>
        <table:table-row table:style-name="ro1">
          <table:table-cell office:value-type="string" calcext:value-type="string">
            <text:p>slr0421</text:p>
          </table:table-cell>
          <table:table-cell office:value-type="float" office:value="0.0194416362615289" calcext:value-type="float">
            <text:p>0.0194416362615289</text:p>
          </table:table-cell>
          <table:table-cell office:value-type="float" office:value="0.149446340714144" calcext:value-type="float">
            <text:p>0.149446340714144</text:p>
          </table:table-cell>
          <table:table-cell office:value-type="float" office:value="-0.130004704452615" calcext:value-type="float">
            <text:p>-0.130004704452615</text:p>
          </table:table-cell>
        </table:table-row>
        <table:table-row table:style-name="ro1">
          <table:table-cell office:value-type="string" calcext:value-type="string">
            <text:p>slr1798</text:p>
          </table:table-cell>
          <table:table-cell office:value-type="float" office:value="0.0226192065814639" calcext:value-type="float">
            <text:p>0.0226192065814639</text:p>
          </table:table-cell>
          <table:table-cell office:value-type="float" office:value="0.152496779905613" calcext:value-type="float">
            <text:p>0.152496779905613</text:p>
          </table:table-cell>
          <table:table-cell office:value-type="float" office:value="-0.12987757332415" calcext:value-type="float">
            <text:p>-0.12987757332415</text:p>
          </table:table-cell>
        </table:table-row>
        <table:table-row table:style-name="ro1">
          <table:table-cell office:value-type="string" calcext:value-type="string">
            <text:p>smr0003</text:p>
          </table:table-cell>
          <table:table-cell office:value-type="float" office:value="0.155387432388607" calcext:value-type="float">
            <text:p>0.155387432388607</text:p>
          </table:table-cell>
          <table:table-cell office:value-type="float" office:value="0.284290398657526" calcext:value-type="float">
            <text:p>0.284290398657526</text:p>
          </table:table-cell>
          <table:table-cell office:value-type="float" office:value="-0.128902966268919" calcext:value-type="float">
            <text:p>-0.128902966268919</text:p>
          </table:table-cell>
        </table:table-row>
        <table:table-row table:style-name="ro1">
          <table:table-cell office:value-type="string" calcext:value-type="string">
            <text:p>slr1184</text:p>
          </table:table-cell>
          <table:table-cell office:value-type="float" office:value="0.0133410515129467" calcext:value-type="float">
            <text:p>0.0133410515129467</text:p>
          </table:table-cell>
          <table:table-cell office:value-type="float" office:value="0.141801597387148" calcext:value-type="float">
            <text:p>0.141801597387148</text:p>
          </table:table-cell>
          <table:table-cell office:value-type="float" office:value="-0.128460545874201" calcext:value-type="float">
            <text:p>-0.128460545874201</text:p>
          </table:table-cell>
        </table:table-row>
        <table:table-row table:style-name="ro1">
          <table:table-cell office:value-type="string" calcext:value-type="string">
            <text:p>sll0875</text:p>
          </table:table-cell>
          <table:table-cell office:value-type="float" office:value="-0.280348951509915" calcext:value-type="float">
            <text:p>-0.280348951509915</text:p>
          </table:table-cell>
          <table:table-cell office:value-type="float" office:value="-0.152115696168696" calcext:value-type="float">
            <text:p>-0.152115696168696</text:p>
          </table:table-cell>
          <table:table-cell office:value-type="float" office:value="-0.128233255341219" calcext:value-type="float">
            <text:p>-0.128233255341219</text:p>
          </table:table-cell>
        </table:table-row>
        <table:table-row table:style-name="ro1">
          <table:table-cell office:value-type="string" calcext:value-type="string">
            <text:p>slr0252</text:p>
          </table:table-cell>
          <table:table-cell office:value-type="float" office:value="0.247564239437768" calcext:value-type="float">
            <text:p>0.247564239437768</text:p>
          </table:table-cell>
          <table:table-cell office:value-type="float" office:value="0.375768509303412" calcext:value-type="float">
            <text:p>0.375768509303412</text:p>
          </table:table-cell>
          <table:table-cell office:value-type="float" office:value="-0.128204269865644" calcext:value-type="float">
            <text:p>-0.128204269865644</text:p>
          </table:table-cell>
        </table:table-row>
        <table:table-row table:style-name="ro1">
          <table:table-cell office:value-type="string" calcext:value-type="string">
            <text:p>ssl2162</text:p>
          </table:table-cell>
          <table:table-cell office:value-type="float" office:value="0.0235130643253053" calcext:value-type="float">
            <text:p>0.0235130643253053</text:p>
          </table:table-cell>
          <table:table-cell office:value-type="float" office:value="0.151335927517314" calcext:value-type="float">
            <text:p>0.151335927517314</text:p>
          </table:table-cell>
          <table:table-cell office:value-type="float" office:value="-0.127822863192008" calcext:value-type="float">
            <text:p>-0.127822863192008</text:p>
          </table:table-cell>
        </table:table-row>
        <table:table-row table:style-name="ro1">
          <table:table-cell office:value-type="string" calcext:value-type="string">
            <text:p>slr1617</text:p>
          </table:table-cell>
          <table:table-cell office:value-type="float" office:value="-0.278123260428858" calcext:value-type="float">
            <text:p>-0.278123260428858</text:p>
          </table:table-cell>
          <table:table-cell office:value-type="float" office:value="-0.150620253011393" calcext:value-type="float">
            <text:p>-0.150620253011393</text:p>
          </table:table-cell>
          <table:table-cell office:value-type="float" office:value="-0.127503007417465" calcext:value-type="float">
            <text:p>-0.127503007417465</text:p>
          </table:table-cell>
        </table:table-row>
        <table:table-row table:style-name="ro1">
          <table:table-cell office:value-type="string" calcext:value-type="string">
            <text:p>sll1037</text:p>
          </table:table-cell>
          <table:table-cell office:value-type="float" office:value="-0.807149267745857" calcext:value-type="float">
            <text:p>-0.807149267745857</text:p>
          </table:table-cell>
          <table:table-cell office:value-type="float" office:value="-0.680318142122143" calcext:value-type="float">
            <text:p>-0.680318142122143</text:p>
          </table:table-cell>
          <table:table-cell office:value-type="float" office:value="-0.126831125623714" calcext:value-type="float">
            <text:p>-0.126831125623714</text:p>
          </table:table-cell>
        </table:table-row>
        <table:table-row table:style-name="ro1">
          <table:table-cell office:value-type="string" calcext:value-type="string">
            <text:p>sll5122</text:p>
          </table:table-cell>
          <table:table-cell office:value-type="float" office:value="0.0658148892275705" calcext:value-type="float">
            <text:p>0.0658148892275705</text:p>
          </table:table-cell>
          <table:table-cell office:value-type="float" office:value="0.192180179240246" calcext:value-type="float">
            <text:p>0.192180179240246</text:p>
          </table:table-cell>
          <table:table-cell office:value-type="float" office:value="-0.126365290012676" calcext:value-type="float">
            <text:p>-0.126365290012676</text:p>
          </table:table-cell>
        </table:table-row>
        <table:table-row table:style-name="ro1">
          <table:table-cell office:value-type="string" calcext:value-type="string">
            <text:p>slr0976</text:p>
          </table:table-cell>
          <table:table-cell office:value-type="float" office:value="-0.00984210495379729" calcext:value-type="float">
            <text:p>-0.00984210495379729</text:p>
          </table:table-cell>
          <table:table-cell office:value-type="float" office:value="0.11651930004323" calcext:value-type="float">
            <text:p>0.11651930004323</text:p>
          </table:table-cell>
          <table:table-cell office:value-type="float" office:value="-0.126361404997027" calcext:value-type="float">
            <text:p>-0.126361404997027</text:p>
          </table:table-cell>
        </table:table-row>
        <table:table-row table:style-name="ro1">
          <table:table-cell office:value-type="string" calcext:value-type="string">
            <text:p>sll1017</text:p>
          </table:table-cell>
          <table:table-cell office:value-type="float" office:value="0.0549612849884536" calcext:value-type="float">
            <text:p>0.0549612849884536</text:p>
          </table:table-cell>
          <table:table-cell office:value-type="float" office:value="0.180832900392216" calcext:value-type="float">
            <text:p>0.180832900392216</text:p>
          </table:table-cell>
          <table:table-cell office:value-type="float" office:value="-0.125871615403763" calcext:value-type="float">
            <text:p>-0.125871615403763</text:p>
          </table:table-cell>
        </table:table-row>
        <table:table-row table:style-name="ro1">
          <table:table-cell office:value-type="string" calcext:value-type="string">
            <text:p>slr1571</text:p>
          </table:table-cell>
          <table:table-cell office:value-type="float" office:value="0.117154007822362" calcext:value-type="float">
            <text:p>0.117154007822362</text:p>
          </table:table-cell>
          <table:table-cell office:value-type="float" office:value="0.242858698775334" calcext:value-type="float">
            <text:p>0.242858698775334</text:p>
          </table:table-cell>
          <table:table-cell office:value-type="float" office:value="-0.125704690952971" calcext:value-type="float">
            <text:p>-0.125704690952971</text:p>
          </table:table-cell>
        </table:table-row>
        <table:table-row table:style-name="ro1">
          <table:table-cell office:value-type="string" calcext:value-type="string">
            <text:p>slr1468</text:p>
          </table:table-cell>
          <table:table-cell office:value-type="float" office:value="0.169737993448115" calcext:value-type="float">
            <text:p>0.169737993448115</text:p>
          </table:table-cell>
          <table:table-cell office:value-type="float" office:value="0.295431992721915" calcext:value-type="float">
            <text:p>0.295431992721915</text:p>
          </table:table-cell>
          <table:table-cell office:value-type="float" office:value="-0.1256939992738" calcext:value-type="float">
            <text:p>-0.1256939992738</text:p>
          </table:table-cell>
        </table:table-row>
        <table:table-row table:style-name="ro1">
          <table:table-cell office:value-type="string" calcext:value-type="string">
            <text:p>slr1349</text:p>
          </table:table-cell>
          <table:table-cell office:value-type="float" office:value="-0.486145456922817" calcext:value-type="float">
            <text:p>-0.486145456922817</text:p>
          </table:table-cell>
          <table:table-cell office:value-type="float" office:value="-0.360563736495537" calcext:value-type="float">
            <text:p>-0.360563736495537</text:p>
          </table:table-cell>
          <table:table-cell office:value-type="float" office:value="-0.12558172042728" calcext:value-type="float">
            <text:p>-0.12558172042728</text:p>
          </table:table-cell>
        </table:table-row>
        <table:table-row table:style-name="ro1">
          <table:table-cell office:value-type="string" calcext:value-type="string">
            <text:p>sll1726</text:p>
          </table:table-cell>
          <table:table-cell office:value-type="float" office:value="-0.123914797816359" calcext:value-type="float">
            <text:p>-0.123914797816359</text:p>
          </table:table-cell>
          <table:table-cell office:value-type="float" office:value="0.00141728350402067" calcext:value-type="float">
            <text:p>0.00141728350402067</text:p>
          </table:table-cell>
          <table:table-cell office:value-type="float" office:value="-0.12533208132038" calcext:value-type="float">
            <text:p>-0.12533208132038</text:p>
          </table:table-cell>
        </table:table-row>
        <table:table-row table:style-name="ro1">
          <table:table-cell office:value-type="string" calcext:value-type="string">
            <text:p>slr0051</text:p>
          </table:table-cell>
          <table:table-cell office:value-type="float" office:value="0.157730807689216" calcext:value-type="float">
            <text:p>0.157730807689216</text:p>
          </table:table-cell>
          <table:table-cell office:value-type="float" office:value="0.282825324947646" calcext:value-type="float">
            <text:p>0.282825324947646</text:p>
          </table:table-cell>
          <table:table-cell office:value-type="float" office:value="-0.12509451725843" calcext:value-type="float">
            <text:p>-0.12509451725843</text:p>
          </table:table-cell>
        </table:table-row>
        <table:table-row table:style-name="ro1">
          <table:table-cell office:value-type="string" calcext:value-type="string">
            <text:p>sll1350</text:p>
          </table:table-cell>
          <table:table-cell office:value-type="float" office:value="0.17461310293292" calcext:value-type="float">
            <text:p>0.17461310293292</text:p>
          </table:table-cell>
          <table:table-cell office:value-type="float" office:value="0.299618818566404" calcext:value-type="float">
            <text:p>0.299618818566404</text:p>
          </table:table-cell>
          <table:table-cell office:value-type="float" office:value="-0.125005715633484" calcext:value-type="float">
            <text:p>-0.125005715633484</text:p>
          </table:table-cell>
        </table:table-row>
        <table:table-row table:style-name="ro1">
          <table:table-cell office:value-type="string" calcext:value-type="string">
            <text:p>slr0387</text:p>
          </table:table-cell>
          <table:table-cell office:value-type="float" office:value="0.12920011151526" calcext:value-type="float">
            <text:p>0.12920011151526</text:p>
          </table:table-cell>
          <table:table-cell office:value-type="float" office:value="0.253946721578118" calcext:value-type="float">
            <text:p>0.253946721578118</text:p>
          </table:table-cell>
          <table:table-cell office:value-type="float" office:value="-0.124746610062857" calcext:value-type="float">
            <text:p>-0.124746610062857</text:p>
          </table:table-cell>
        </table:table-row>
        <table:table-row table:style-name="ro1">
          <table:table-cell office:value-type="string" calcext:value-type="string">
            <text:p>slr1547</text:p>
          </table:table-cell>
          <table:table-cell office:value-type="float" office:value="-0.0983856583933948" calcext:value-type="float">
            <text:p>-0.0983856583933948</text:p>
          </table:table-cell>
          <table:table-cell office:value-type="float" office:value="0.0261068449453788" calcext:value-type="float">
            <text:p>0.0261068449453788</text:p>
          </table:table-cell>
          <table:table-cell office:value-type="float" office:value="-0.124492503338774" calcext:value-type="float">
            <text:p>-0.124492503338774</text:p>
          </table:table-cell>
        </table:table-row>
        <table:table-row table:style-name="ro1">
          <table:table-cell office:value-type="string" calcext:value-type="string">
            <text:p>slr6106</text:p>
          </table:table-cell>
          <table:table-cell office:value-type="float" office:value="0.0685556366666568" calcext:value-type="float">
            <text:p>0.0685556366666568</text:p>
          </table:table-cell>
          <table:table-cell office:value-type="float" office:value="0.192920718537261" calcext:value-type="float">
            <text:p>0.192920718537261</text:p>
          </table:table-cell>
          <table:table-cell office:value-type="float" office:value="-0.124365081870604" calcext:value-type="float">
            <text:p>-0.124365081870604</text:p>
          </table:table-cell>
        </table:table-row>
        <table:table-row table:style-name="ro1">
          <table:table-cell office:value-type="string" calcext:value-type="string">
            <text:p>sll0869</text:p>
          </table:table-cell>
          <table:table-cell office:value-type="float" office:value="0.10083550202821" calcext:value-type="float">
            <text:p>0.10083550202821</text:p>
          </table:table-cell>
          <table:table-cell office:value-type="float" office:value="0.224630050311806" calcext:value-type="float">
            <text:p>0.224630050311806</text:p>
          </table:table-cell>
          <table:table-cell office:value-type="float" office:value="-0.123794548283595" calcext:value-type="float">
            <text:p>-0.123794548283595</text:p>
          </table:table-cell>
        </table:table-row>
        <table:table-row table:style-name="ro1">
          <table:table-cell office:value-type="string" calcext:value-type="string">
            <text:p>slr2095</text:p>
          </table:table-cell>
          <table:table-cell office:value-type="float" office:value="0.142784479495785" calcext:value-type="float">
            <text:p>0.142784479495785</text:p>
          </table:table-cell>
          <table:table-cell office:value-type="float" office:value="0.266445808642981" calcext:value-type="float">
            <text:p>0.266445808642981</text:p>
          </table:table-cell>
          <table:table-cell office:value-type="float" office:value="-0.123661329147196" calcext:value-type="float">
            <text:p>-0.123661329147196</text:p>
          </table:table-cell>
        </table:table-row>
        <table:table-row table:style-name="ro1">
          <table:table-cell office:value-type="string" calcext:value-type="string">
            <text:p>sll1418</text:p>
          </table:table-cell>
          <table:table-cell office:value-type="float" office:value="0.182094160709962" calcext:value-type="float">
            <text:p>0.182094160709962</text:p>
          </table:table-cell>
          <table:table-cell office:value-type="float" office:value="0.305504354824997" calcext:value-type="float">
            <text:p>0.305504354824997</text:p>
          </table:table-cell>
          <table:table-cell office:value-type="float" office:value="-0.123410194115035" calcext:value-type="float">
            <text:p>-0.123410194115035</text:p>
          </table:table-cell>
        </table:table-row>
        <table:table-row table:style-name="ro1">
          <table:table-cell office:value-type="string" calcext:value-type="string">
            <text:p>slr0870</text:p>
          </table:table-cell>
          <table:table-cell office:value-type="float" office:value="0.163329231787392" calcext:value-type="float">
            <text:p>0.163329231787392</text:p>
          </table:table-cell>
          <table:table-cell office:value-type="float" office:value="0.286704826203548" calcext:value-type="float">
            <text:p>0.286704826203548</text:p>
          </table:table-cell>
          <table:table-cell office:value-type="float" office:value="-0.123375594416156" calcext:value-type="float">
            <text:p>-0.123375594416156</text:p>
          </table:table-cell>
        </table:table-row>
        <table:table-row table:style-name="ro1">
          <table:table-cell office:value-type="string" calcext:value-type="string">
            <text:p>sll1051</text:p>
          </table:table-cell>
          <table:table-cell office:value-type="float" office:value="-0.0233539790870112" calcext:value-type="float">
            <text:p>-0.0233539790870112</text:p>
          </table:table-cell>
          <table:table-cell office:value-type="float" office:value="0.0999579581377114" calcext:value-type="float">
            <text:p>0.0999579581377114</text:p>
          </table:table-cell>
          <table:table-cell office:value-type="float" office:value="-0.123311937224723" calcext:value-type="float">
            <text:p>-0.123311937224723</text:p>
          </table:table-cell>
        </table:table-row>
        <table:table-row table:style-name="ro1">
          <table:table-cell office:value-type="string" calcext:value-type="string">
            <text:p>slr0072</text:p>
          </table:table-cell>
          <table:table-cell office:value-type="float" office:value="0.171455916541666" calcext:value-type="float">
            <text:p>0.171455916541666</text:p>
          </table:table-cell>
          <table:table-cell office:value-type="float" office:value="0.294561979086084" calcext:value-type="float">
            <text:p>0.294561979086084</text:p>
          </table:table-cell>
          <table:table-cell office:value-type="float" office:value="-0.123106062544417" calcext:value-type="float">
            <text:p>-0.123106062544417</text:p>
          </table:table-cell>
        </table:table-row>
        <table:table-row table:style-name="ro1">
          <table:table-cell office:value-type="string" calcext:value-type="string">
            <text:p>sll1079</text:p>
          </table:table-cell>
          <table:table-cell office:value-type="float" office:value="0.198161628132456" calcext:value-type="float">
            <text:p>0.198161628132456</text:p>
          </table:table-cell>
          <table:table-cell office:value-type="float" office:value="0.32112258966142" calcext:value-type="float">
            <text:p>0.32112258966142</text:p>
          </table:table-cell>
          <table:table-cell office:value-type="float" office:value="-0.122960961528963" calcext:value-type="float">
            <text:p>-0.122960961528963</text:p>
          </table:table-cell>
        </table:table-row>
        <table:table-row table:style-name="ro1">
          <table:table-cell office:value-type="string" calcext:value-type="string">
            <text:p>sll0497</text:p>
          </table:table-cell>
          <table:table-cell office:value-type="float" office:value="-0.121148055316109" calcext:value-type="float">
            <text:p>-0.121148055316109</text:p>
          </table:table-cell>
          <table:table-cell office:value-type="float" office:value="0.00162881652672228" calcext:value-type="float">
            <text:p>0.00162881652672228</text:p>
          </table:table-cell>
          <table:table-cell office:value-type="float" office:value="-0.122776871842831" calcext:value-type="float">
            <text:p>-0.122776871842831</text:p>
          </table:table-cell>
        </table:table-row>
        <table:table-row table:style-name="ro1">
          <table:table-cell office:value-type="string" calcext:value-type="string">
            <text:p>slr1043</text:p>
          </table:table-cell>
          <table:table-cell office:value-type="float" office:value="-0.0481369237611783" calcext:value-type="float">
            <text:p>-0.0481369237611783</text:p>
          </table:table-cell>
          <table:table-cell office:value-type="float" office:value="0.0746123646106927" calcext:value-type="float">
            <text:p>0.0746123646106927</text:p>
          </table:table-cell>
          <table:table-cell office:value-type="float" office:value="-0.122749288371871" calcext:value-type="float">
            <text:p>-0.122749288371871</text:p>
          </table:table-cell>
        </table:table-row>
        <table:table-row table:style-name="ro1">
          <table:table-cell office:value-type="string" calcext:value-type="string">
            <text:p>slr1993</text:p>
          </table:table-cell>
          <table:table-cell office:value-type="float" office:value="-0.055347982574128" calcext:value-type="float">
            <text:p>-0.055347982574128</text:p>
          </table:table-cell>
          <table:table-cell office:value-type="float" office:value="0.0670510851826937" calcext:value-type="float">
            <text:p>0.0670510851826937</text:p>
          </table:table-cell>
          <table:table-cell office:value-type="float" office:value="-0.122399067756822" calcext:value-type="float">
            <text:p>-0.122399067756822</text:p>
          </table:table-cell>
        </table:table-row>
        <table:table-row table:style-name="ro1">
          <table:table-cell office:value-type="string" calcext:value-type="string">
            <text:p>sll0068</text:p>
          </table:table-cell>
          <table:table-cell office:value-type="float" office:value="0.174779672079708" calcext:value-type="float">
            <text:p>0.174779672079708</text:p>
          </table:table-cell>
          <table:table-cell office:value-type="float" office:value="0.29695270771686" calcext:value-type="float">
            <text:p>0.29695270771686</text:p>
          </table:table-cell>
          <table:table-cell office:value-type="float" office:value="-0.122173035637153" calcext:value-type="float">
            <text:p>-0.122173035637153</text:p>
          </table:table-cell>
        </table:table-row>
        <table:table-row table:style-name="ro1">
          <table:table-cell office:value-type="string" calcext:value-type="string">
            <text:p>ssr7018</text:p>
          </table:table-cell>
          <table:table-cell office:value-type="float" office:value="0.0956772661044345" calcext:value-type="float">
            <text:p>0.0956772661044345</text:p>
          </table:table-cell>
          <table:table-cell office:value-type="float" office:value="0.217782401350294" calcext:value-type="float">
            <text:p>0.217782401350294</text:p>
          </table:table-cell>
          <table:table-cell office:value-type="float" office:value="-0.122105135245859" calcext:value-type="float">
            <text:p>-0.122105135245859</text:p>
          </table:table-cell>
        </table:table-row>
        <table:table-row table:style-name="ro1">
          <table:table-cell office:value-type="string" calcext:value-type="string">
            <text:p>slr1864</text:p>
          </table:table-cell>
          <table:table-cell office:value-type="float" office:value="0.121566126440814" calcext:value-type="float">
            <text:p>0.121566126440814</text:p>
          </table:table-cell>
          <table:table-cell office:value-type="float" office:value="0.243654112933268" calcext:value-type="float">
            <text:p>0.243654112933268</text:p>
          </table:table-cell>
          <table:table-cell office:value-type="float" office:value="-0.122087986492454" calcext:value-type="float">
            <text:p>-0.122087986492454</text:p>
          </table:table-cell>
        </table:table-row>
        <table:table-row table:style-name="ro1">
          <table:table-cell office:value-type="string" calcext:value-type="string">
            <text:p>sll6059</text:p>
          </table:table-cell>
          <table:table-cell office:value-type="float" office:value="-0.319671810311912" calcext:value-type="float">
            <text:p>-0.319671810311912</text:p>
          </table:table-cell>
          <table:table-cell office:value-type="float" office:value="-0.197752570462091" calcext:value-type="float">
            <text:p>-0.197752570462091</text:p>
          </table:table-cell>
          <table:table-cell office:value-type="float" office:value="-0.121919239849821" calcext:value-type="float">
            <text:p>-0.121919239849821</text:p>
          </table:table-cell>
        </table:table-row>
        <table:table-row table:style-name="ro1">
          <table:table-cell office:value-type="string" calcext:value-type="string">
            <text:p>slr2132</text:p>
          </table:table-cell>
          <table:table-cell office:value-type="float" office:value="-0.0176587164105225" calcext:value-type="float">
            <text:p>-0.0176587164105225</text:p>
          </table:table-cell>
          <table:table-cell office:value-type="float" office:value="0.10409831480918" calcext:value-type="float">
            <text:p>0.10409831480918</text:p>
          </table:table-cell>
          <table:table-cell office:value-type="float" office:value="-0.121757031219702" calcext:value-type="float">
            <text:p>-0.121757031219702</text:p>
          </table:table-cell>
        </table:table-row>
        <table:table-row table:style-name="ro1">
          <table:table-cell office:value-type="string" calcext:value-type="string">
            <text:p>sll1232</text:p>
          </table:table-cell>
          <table:table-cell office:value-type="float" office:value="-1.21718573998163" calcext:value-type="float">
            <text:p>-1.21718573998163</text:p>
          </table:table-cell>
          <table:table-cell office:value-type="float" office:value="-1.09543718253797" calcext:value-type="float">
            <text:p>-1.09543718253797</text:p>
          </table:table-cell>
          <table:table-cell office:value-type="float" office:value="-0.121748557443658" calcext:value-type="float">
            <text:p>-0.121748557443658</text:p>
          </table:table-cell>
        </table:table-row>
        <table:table-row table:style-name="ro1">
          <table:table-cell office:value-type="string" calcext:value-type="string">
            <text:p>ssl2874</text:p>
          </table:table-cell>
          <table:table-cell office:value-type="float" office:value="0.49388184924803" calcext:value-type="float">
            <text:p>0.49388184924803</text:p>
          </table:table-cell>
          <table:table-cell office:value-type="float" office:value="0.615549473499909" calcext:value-type="float">
            <text:p>0.615549473499909</text:p>
          </table:table-cell>
          <table:table-cell office:value-type="float" office:value="-0.121667624251879" calcext:value-type="float">
            <text:p>-0.121667624251879</text:p>
          </table:table-cell>
        </table:table-row>
        <table:table-row table:style-name="ro1">
          <table:table-cell office:value-type="string" calcext:value-type="string">
            <text:p>slr7054</text:p>
          </table:table-cell>
          <table:table-cell office:value-type="float" office:value="0.131646908133915" calcext:value-type="float">
            <text:p>0.131646908133915</text:p>
          </table:table-cell>
          <table:table-cell office:value-type="float" office:value="0.253276429200494" calcext:value-type="float">
            <text:p>0.253276429200494</text:p>
          </table:table-cell>
          <table:table-cell office:value-type="float" office:value="-0.121629521066579" calcext:value-type="float">
            <text:p>-0.121629521066579</text:p>
          </table:table-cell>
        </table:table-row>
        <table:table-row table:style-name="ro1">
          <table:table-cell office:value-type="string" calcext:value-type="string">
            <text:p>slr0664</text:p>
          </table:table-cell>
          <table:table-cell office:value-type="float" office:value="0.00855809947572365" calcext:value-type="float">
            <text:p>0.00855809947572365</text:p>
          </table:table-cell>
          <table:table-cell office:value-type="float" office:value="0.130155487925417" calcext:value-type="float">
            <text:p>0.130155487925417</text:p>
          </table:table-cell>
          <table:table-cell office:value-type="float" office:value="-0.121597388449694" calcext:value-type="float">
            <text:p>-0.121597388449694</text:p>
          </table:table-cell>
        </table:table-row>
        <table:table-row table:style-name="ro1">
          <table:table-cell office:value-type="string" calcext:value-type="string">
            <text:p>slr1048</text:p>
          </table:table-cell>
          <table:table-cell office:value-type="float" office:value="0.152031407164223" calcext:value-type="float">
            <text:p>0.152031407164223</text:p>
          </table:table-cell>
          <table:table-cell office:value-type="float" office:value="0.273596578274605" calcext:value-type="float">
            <text:p>0.273596578274605</text:p>
          </table:table-cell>
          <table:table-cell office:value-type="float" office:value="-0.121565171110382" calcext:value-type="float">
            <text:p>-0.121565171110382</text:p>
          </table:table-cell>
        </table:table-row>
        <table:table-row table:style-name="ro1">
          <table:table-cell office:value-type="string" calcext:value-type="string">
            <text:p>sll5059</text:p>
          </table:table-cell>
          <table:table-cell office:value-type="float" office:value="0.000541143916036289" calcext:value-type="float">
            <text:p>0.000541143916036289</text:p>
          </table:table-cell>
          <table:table-cell office:value-type="float" office:value="0.121229872442472" calcext:value-type="float">
            <text:p>0.121229872442472</text:p>
          </table:table-cell>
          <table:table-cell office:value-type="float" office:value="-0.120688728526436" calcext:value-type="float">
            <text:p>-0.120688728526436</text:p>
          </table:table-cell>
        </table:table-row>
        <table:table-row table:style-name="ro1">
          <table:table-cell office:value-type="string" calcext:value-type="string">
            <text:p>sll1049</text:p>
          </table:table-cell>
          <table:table-cell office:value-type="float" office:value="-0.513188564009716" calcext:value-type="float">
            <text:p>-0.513188564009716</text:p>
          </table:table-cell>
          <table:table-cell office:value-type="float" office:value="-0.392638236469137" calcext:value-type="float">
            <text:p>-0.392638236469137</text:p>
          </table:table-cell>
          <table:table-cell office:value-type="float" office:value="-0.120550327540579" calcext:value-type="float">
            <text:p>-0.120550327540579</text:p>
          </table:table-cell>
        </table:table-row>
        <table:table-row table:style-name="ro1">
          <table:table-cell office:value-type="string" calcext:value-type="string">
            <text:p>sll1663</text:p>
          </table:table-cell>
          <table:table-cell office:value-type="float" office:value="0.0452427621595604" calcext:value-type="float">
            <text:p>0.0452427621595604</text:p>
          </table:table-cell>
          <table:table-cell office:value-type="float" office:value="0.165592423661283" calcext:value-type="float">
            <text:p>0.165592423661283</text:p>
          </table:table-cell>
          <table:table-cell office:value-type="float" office:value="-0.120349661501723" calcext:value-type="float">
            <text:p>-0.120349661501723</text:p>
          </table:table-cell>
        </table:table-row>
        <table:table-row table:style-name="ro1">
          <table:table-cell office:value-type="string" calcext:value-type="string">
            <text:p>sll1730</text:p>
          </table:table-cell>
          <table:table-cell office:value-type="float" office:value="-0.585196284429085" calcext:value-type="float">
            <text:p>-0.585196284429085</text:p>
          </table:table-cell>
          <table:table-cell office:value-type="float" office:value="-0.464996027143369" calcext:value-type="float">
            <text:p>-0.464996027143369</text:p>
          </table:table-cell>
          <table:table-cell office:value-type="float" office:value="-0.120200257285716" calcext:value-type="float">
            <text:p>-0.120200257285716</text:p>
          </table:table-cell>
        </table:table-row>
        <table:table-row table:style-name="ro1">
          <table:table-cell office:value-type="string" calcext:value-type="string">
            <text:p>sll8035</text:p>
          </table:table-cell>
          <table:table-cell office:value-type="float" office:value="-0.0481754493825292" calcext:value-type="float">
            <text:p>-0.0481754493825292</text:p>
          </table:table-cell>
          <table:table-cell office:value-type="float" office:value="0.071190548415605" calcext:value-type="float">
            <text:p>0.071190548415605</text:p>
          </table:table-cell>
          <table:table-cell office:value-type="float" office:value="-0.119365997798134" calcext:value-type="float">
            <text:p>-0.119365997798134</text:p>
          </table:table-cell>
        </table:table-row>
        <table:table-row table:style-name="ro1">
          <table:table-cell office:value-type="string" calcext:value-type="string">
            <text:p>ssr5092</text:p>
          </table:table-cell>
          <table:table-cell office:value-type="float" office:value="-0.0111964203259222" calcext:value-type="float">
            <text:p>-0.0111964203259222</text:p>
          </table:table-cell>
          <table:table-cell office:value-type="float" office:value="0.107789903950684" calcext:value-type="float">
            <text:p>0.107789903950684</text:p>
          </table:table-cell>
          <table:table-cell office:value-type="float" office:value="-0.118986324276606" calcext:value-type="float">
            <text:p>-0.118986324276606</text:p>
          </table:table-cell>
        </table:table-row>
        <table:table-row table:style-name="ro1">
          <table:table-cell office:value-type="string" calcext:value-type="string">
            <text:p>sll0830</text:p>
          </table:table-cell>
          <table:table-cell office:value-type="float" office:value="0.152182821481895" calcext:value-type="float">
            <text:p>0.152182821481895</text:p>
          </table:table-cell>
          <table:table-cell office:value-type="float" office:value="0.270644214885841" calcext:value-type="float">
            <text:p>0.270644214885841</text:p>
          </table:table-cell>
          <table:table-cell office:value-type="float" office:value="-0.118461393403946" calcext:value-type="float">
            <text:p>-0.118461393403946</text:p>
          </table:table-cell>
        </table:table-row>
        <table:table-row table:style-name="ro1">
          <table:table-cell office:value-type="string" calcext:value-type="string">
            <text:p>sll0322</text:p>
          </table:table-cell>
          <table:table-cell office:value-type="float" office:value="-0.101384953064695" calcext:value-type="float">
            <text:p>-0.101384953064695</text:p>
          </table:table-cell>
          <table:table-cell office:value-type="float" office:value="0.0168074015219774" calcext:value-type="float">
            <text:p>0.0168074015219774</text:p>
          </table:table-cell>
          <table:table-cell office:value-type="float" office:value="-0.118192354586672" calcext:value-type="float">
            <text:p>-0.118192354586672</text:p>
          </table:table-cell>
        </table:table-row>
        <table:table-row table:style-name="ro1">
          <table:table-cell office:value-type="string" calcext:value-type="string">
            <text:p>ssr2009</text:p>
          </table:table-cell>
          <table:table-cell office:value-type="float" office:value="0.0534867734411401" calcext:value-type="float">
            <text:p>0.0534867734411401</text:p>
          </table:table-cell>
          <table:table-cell office:value-type="float" office:value="0.171353662938678" calcext:value-type="float">
            <text:p>0.171353662938678</text:p>
          </table:table-cell>
          <table:table-cell office:value-type="float" office:value="-0.117866889497538" calcext:value-type="float">
            <text:p>-0.117866889497538</text:p>
          </table:table-cell>
        </table:table-row>
        <table:table-row table:style-name="ro1">
          <table:table-cell office:value-type="string" calcext:value-type="string">
            <text:p>slr0144</text:p>
          </table:table-cell>
          <table:table-cell office:value-type="float" office:value="0.0913496580479209" calcext:value-type="float">
            <text:p>0.0913496580479209</text:p>
          </table:table-cell>
          <table:table-cell office:value-type="float" office:value="0.208516134221895" calcext:value-type="float">
            <text:p>0.208516134221895</text:p>
          </table:table-cell>
          <table:table-cell office:value-type="float" office:value="-0.117166476173974" calcext:value-type="float">
            <text:p>-0.117166476173974</text:p>
          </table:table-cell>
        </table:table-row>
        <table:table-row table:style-name="ro1">
          <table:table-cell office:value-type="string" calcext:value-type="string">
            <text:p>sll1481</text:p>
          </table:table-cell>
          <table:table-cell office:value-type="float" office:value="-0.0177051222382125" calcext:value-type="float">
            <text:p>-0.0177051222382125</text:p>
          </table:table-cell>
          <table:table-cell office:value-type="float" office:value="0.099358685129045" calcext:value-type="float">
            <text:p>0.099358685129045</text:p>
          </table:table-cell>
          <table:table-cell office:value-type="float" office:value="-0.117063807367258" calcext:value-type="float">
            <text:p>-0.117063807367258</text:p>
          </table:table-cell>
        </table:table-row>
        <table:table-row table:style-name="ro1">
          <table:table-cell office:value-type="string" calcext:value-type="string">
            <text:p>sll1203</text:p>
          </table:table-cell>
          <table:table-cell office:value-type="float" office:value="0.0468225379032514" calcext:value-type="float">
            <text:p>0.0468225379032514</text:p>
          </table:table-cell>
          <table:table-cell office:value-type="float" office:value="0.163664697929854" calcext:value-type="float">
            <text:p>0.163664697929854</text:p>
          </table:table-cell>
          <table:table-cell office:value-type="float" office:value="-0.116842160026603" calcext:value-type="float">
            <text:p>-0.116842160026603</text:p>
          </table:table-cell>
        </table:table-row>
        <table:table-row table:style-name="ro1">
          <table:table-cell office:value-type="string" calcext:value-type="string">
            <text:p>slr2089</text:p>
          </table:table-cell>
          <table:table-cell office:value-type="float" office:value="-0.905637003716995" calcext:value-type="float">
            <text:p>-0.905637003716995</text:p>
          </table:table-cell>
          <table:table-cell office:value-type="float" office:value="-0.788846847344058" calcext:value-type="float">
            <text:p>-0.788846847344058</text:p>
          </table:table-cell>
          <table:table-cell office:value-type="float" office:value="-0.116790156372937" calcext:value-type="float">
            <text:p>-0.116790156372937</text:p>
          </table:table-cell>
        </table:table-row>
        <table:table-row table:style-name="ro1">
          <table:table-cell office:value-type="string" calcext:value-type="string">
            <text:p>slr0399</text:p>
          </table:table-cell>
          <table:table-cell office:value-type="float" office:value="0.00598181951764278" calcext:value-type="float">
            <text:p>0.00598181951764278</text:p>
          </table:table-cell>
          <table:table-cell office:value-type="float" office:value="0.122745769339903" calcext:value-type="float">
            <text:p>0.122745769339903</text:p>
          </table:table-cell>
          <table:table-cell office:value-type="float" office:value="-0.11676394982226" calcext:value-type="float">
            <text:p>-0.11676394982226</text:p>
          </table:table-cell>
        </table:table-row>
        <table:table-row table:style-name="ro1">
          <table:table-cell office:value-type="string" calcext:value-type="string">
            <text:p>sll1475</text:p>
          </table:table-cell>
          <table:table-cell office:value-type="float" office:value="0.256315542163465" calcext:value-type="float">
            <text:p>0.256315542163465</text:p>
          </table:table-cell>
          <table:table-cell office:value-type="float" office:value="0.372261047886602" calcext:value-type="float">
            <text:p>0.372261047886602</text:p>
          </table:table-cell>
          <table:table-cell office:value-type="float" office:value="-0.115945505723138" calcext:value-type="float">
            <text:p>-0.115945505723138</text:p>
          </table:table-cell>
        </table:table-row>
        <table:table-row table:style-name="ro1">
          <table:table-cell office:value-type="string" calcext:value-type="string">
            <text:p>slr1520</text:p>
          </table:table-cell>
          <table:table-cell office:value-type="float" office:value="0.0682827106616338" calcext:value-type="float">
            <text:p>0.0682827106616338</text:p>
          </table:table-cell>
          <table:table-cell office:value-type="float" office:value="0.184211196871999" calcext:value-type="float">
            <text:p>0.184211196871999</text:p>
          </table:table-cell>
          <table:table-cell office:value-type="float" office:value="-0.115928486210365" calcext:value-type="float">
            <text:p>-0.115928486210365</text:p>
          </table:table-cell>
        </table:table-row>
        <table:table-row table:style-name="ro1">
          <table:table-cell office:value-type="string" calcext:value-type="string">
            <text:p>slr0749</text:p>
          </table:table-cell>
          <table:table-cell office:value-type="float" office:value="0.0736822397432158" calcext:value-type="float">
            <text:p>0.0736822397432158</text:p>
          </table:table-cell>
          <table:table-cell office:value-type="float" office:value="0.189595964341743" calcext:value-type="float">
            <text:p>0.189595964341743</text:p>
          </table:table-cell>
          <table:table-cell office:value-type="float" office:value="-0.115913724598527" calcext:value-type="float">
            <text:p>-0.115913724598527</text:p>
          </table:table-cell>
        </table:table-row>
        <table:table-row table:style-name="ro1">
          <table:table-cell office:value-type="string" calcext:value-type="string">
            <text:p>sll1459</text:p>
          </table:table-cell>
          <table:table-cell office:value-type="float" office:value="-0.10370542257084" calcext:value-type="float">
            <text:p>-0.10370542257084</text:p>
          </table:table-cell>
          <table:table-cell office:value-type="float" office:value="0.0121958779242923" calcext:value-type="float">
            <text:p>0.0121958779242923</text:p>
          </table:table-cell>
          <table:table-cell office:value-type="float" office:value="-0.115901300495132" calcext:value-type="float">
            <text:p>-0.115901300495132</text:p>
          </table:table-cell>
        </table:table-row>
        <table:table-row table:style-name="ro1">
          <table:table-cell office:value-type="string" calcext:value-type="string">
            <text:p>sll0189</text:p>
          </table:table-cell>
          <table:table-cell office:value-type="float" office:value="0.0330414439527182" calcext:value-type="float">
            <text:p>0.0330414439527182</text:p>
          </table:table-cell>
          <table:table-cell office:value-type="float" office:value="0.148632953862868" calcext:value-type="float">
            <text:p>0.148632953862868</text:p>
          </table:table-cell>
          <table:table-cell office:value-type="float" office:value="-0.11559150991015" calcext:value-type="float">
            <text:p>-0.11559150991015</text:p>
          </table:table-cell>
        </table:table-row>
        <table:table-row table:style-name="ro1">
          <table:table-cell office:value-type="string" calcext:value-type="string">
            <text:p>slr0692</text:p>
          </table:table-cell>
          <table:table-cell office:value-type="float" office:value="-0.33677948155435" calcext:value-type="float">
            <text:p>-0.33677948155435</text:p>
          </table:table-cell>
          <table:table-cell office:value-type="float" office:value="-0.221352345968095" calcext:value-type="float">
            <text:p>-0.221352345968095</text:p>
          </table:table-cell>
          <table:table-cell office:value-type="float" office:value="-0.115427135586255" calcext:value-type="float">
            <text:p>-0.115427135586255</text:p>
          </table:table-cell>
        </table:table-row>
        <table:table-row table:style-name="ro1">
          <table:table-cell office:value-type="string" calcext:value-type="string">
            <text:p>sll0709</text:p>
          </table:table-cell>
          <table:table-cell office:value-type="float" office:value="-0.0220239673793813" calcext:value-type="float">
            <text:p>-0.0220239673793813</text:p>
          </table:table-cell>
          <table:table-cell office:value-type="float" office:value="0.092825745874939" calcext:value-type="float">
            <text:p>0.092825745874939</text:p>
          </table:table-cell>
          <table:table-cell office:value-type="float" office:value="-0.11484971325432" calcext:value-type="float">
            <text:p>-0.11484971325432</text:p>
          </table:table-cell>
        </table:table-row>
        <table:table-row table:style-name="ro1">
          <table:table-cell office:value-type="string" calcext:value-type="string">
            <text:p>sll0858</text:p>
          </table:table-cell>
          <table:table-cell office:value-type="float" office:value="0.3419119524622" calcext:value-type="float">
            <text:p>0.3419119524622</text:p>
          </table:table-cell>
          <table:table-cell office:value-type="float" office:value="0.456694808451744" calcext:value-type="float">
            <text:p>0.456694808451744</text:p>
          </table:table-cell>
          <table:table-cell office:value-type="float" office:value="-0.114782855989544" calcext:value-type="float">
            <text:p>-0.114782855989544</text:p>
          </table:table-cell>
        </table:table-row>
        <table:table-row table:style-name="ro1">
          <table:table-cell office:value-type="string" calcext:value-type="string">
            <text:p>sll1041</text:p>
          </table:table-cell>
          <table:table-cell office:value-type="float" office:value="0.019275754788632" calcext:value-type="float">
            <text:p>0.019275754788632</text:p>
          </table:table-cell>
          <table:table-cell office:value-type="float" office:value="0.133912475504446" calcext:value-type="float">
            <text:p>0.133912475504446</text:p>
          </table:table-cell>
          <table:table-cell office:value-type="float" office:value="-0.114636720715814" calcext:value-type="float">
            <text:p>-0.114636720715814</text:p>
          </table:table-cell>
        </table:table-row>
        <table:table-row table:style-name="ro1">
          <table:table-cell office:value-type="string" calcext:value-type="string">
            <text:p>sll1338</text:p>
          </table:table-cell>
          <table:table-cell office:value-type="float" office:value="1.11708008880376" calcext:value-type="float">
            <text:p>1.11708008880376</text:p>
          </table:table-cell>
          <table:table-cell office:value-type="float" office:value="1.23124704140506" calcext:value-type="float">
            <text:p>1.23124704140506</text:p>
          </table:table-cell>
          <table:table-cell office:value-type="float" office:value="-0.114166952601293" calcext:value-type="float">
            <text:p>-0.114166952601293</text:p>
          </table:table-cell>
        </table:table-row>
        <table:table-row table:style-name="ro1">
          <table:table-cell office:value-type="string" calcext:value-type="string">
            <text:p>slr1731</text:p>
          </table:table-cell>
          <table:table-cell office:value-type="float" office:value="-0.165877452086345" calcext:value-type="float">
            <text:p>-0.165877452086345</text:p>
          </table:table-cell>
          <table:table-cell office:value-type="float" office:value="-0.0518924518933893" calcext:value-type="float">
            <text:p>-0.0518924518933893</text:p>
          </table:table-cell>
          <table:table-cell office:value-type="float" office:value="-0.113985000192956" calcext:value-type="float">
            <text:p>-0.113985000192956</text:p>
          </table:table-cell>
        </table:table-row>
        <table:table-row table:style-name="ro1">
          <table:table-cell office:value-type="string" calcext:value-type="string">
            <text:p>sll1653</text:p>
          </table:table-cell>
          <table:table-cell office:value-type="float" office:value="-0.499027302176277" calcext:value-type="float">
            <text:p>-0.499027302176277</text:p>
          </table:table-cell>
          <table:table-cell office:value-type="float" office:value="-0.385119885986263" calcext:value-type="float">
            <text:p>-0.385119885986263</text:p>
          </table:table-cell>
          <table:table-cell office:value-type="float" office:value="-0.113907416190014" calcext:value-type="float">
            <text:p>-0.113907416190014</text:p>
          </table:table-cell>
        </table:table-row>
        <table:table-row table:style-name="ro1">
          <table:table-cell office:value-type="string" calcext:value-type="string">
            <text:p>slr0114</text:p>
          </table:table-cell>
          <table:table-cell office:value-type="float" office:value="-0.294049088476892" calcext:value-type="float">
            <text:p>-0.294049088476892</text:p>
          </table:table-cell>
          <table:table-cell office:value-type="float" office:value="-0.180970139762412" calcext:value-type="float">
            <text:p>-0.180970139762412</text:p>
          </table:table-cell>
          <table:table-cell office:value-type="float" office:value="-0.113078948714481" calcext:value-type="float">
            <text:p>-0.113078948714481</text:p>
          </table:table-cell>
        </table:table-row>
        <table:table-row table:style-name="ro1">
          <table:table-cell office:value-type="string" calcext:value-type="string">
            <text:p>slr0453</text:p>
          </table:table-cell>
          <table:table-cell office:value-type="float" office:value="0.199706541576805" calcext:value-type="float">
            <text:p>0.199706541576805</text:p>
          </table:table-cell>
          <table:table-cell office:value-type="float" office:value="0.312523705802782" calcext:value-type="float">
            <text:p>0.312523705802782</text:p>
          </table:table-cell>
          <table:table-cell office:value-type="float" office:value="-0.112817164225977" calcext:value-type="float">
            <text:p>-0.112817164225977</text:p>
          </table:table-cell>
        </table:table-row>
        <table:table-row table:style-name="ro1">
          <table:table-cell office:value-type="string" calcext:value-type="string">
            <text:p>slr8044</text:p>
          </table:table-cell>
          <table:table-cell office:value-type="float" office:value="0.00561624913012774" calcext:value-type="float">
            <text:p>0.00561624913012774</text:p>
          </table:table-cell>
          <table:table-cell office:value-type="float" office:value="0.117400767546514" calcext:value-type="float">
            <text:p>0.117400767546514</text:p>
          </table:table-cell>
          <table:table-cell office:value-type="float" office:value="-0.111784518416387" calcext:value-type="float">
            <text:p>-0.111784518416387</text:p>
          </table:table-cell>
        </table:table-row>
        <table:table-row table:style-name="ro1">
          <table:table-cell office:value-type="string" calcext:value-type="string">
            <text:p>sll1735</text:p>
          </table:table-cell>
          <table:table-cell office:value-type="float" office:value="-1.41908303448306" calcext:value-type="float">
            <text:p>-1.41908303448306</text:p>
          </table:table-cell>
          <table:table-cell office:value-type="float" office:value="-1.30787749704849" calcext:value-type="float">
            <text:p>-1.30787749704849</text:p>
          </table:table-cell>
          <table:table-cell office:value-type="float" office:value="-0.111205537434568" calcext:value-type="float">
            <text:p>-0.111205537434568</text:p>
          </table:table-cell>
        </table:table-row>
        <table:table-row table:style-name="ro1">
          <table:table-cell office:value-type="string" calcext:value-type="string">
            <text:p>slr1639</text:p>
          </table:table-cell>
          <table:table-cell office:value-type="float" office:value="-0.494933464680156" calcext:value-type="float">
            <text:p>-0.494933464680156</text:p>
          </table:table-cell>
          <table:table-cell office:value-type="float" office:value="-0.384023394930723" calcext:value-type="float">
            <text:p>-0.384023394930723</text:p>
          </table:table-cell>
          <table:table-cell office:value-type="float" office:value="-0.110910069749434" calcext:value-type="float">
            <text:p>-0.110910069749434</text:p>
          </table:table-cell>
        </table:table-row>
        <table:table-row table:style-name="ro1">
          <table:table-cell office:value-type="string" calcext:value-type="string">
            <text:p>sll7065</text:p>
          </table:table-cell>
          <table:table-cell office:value-type="float" office:value="0.15487000254975" calcext:value-type="float">
            <text:p>0.15487000254975</text:p>
          </table:table-cell>
          <table:table-cell office:value-type="float" office:value="0.265662439364225" calcext:value-type="float">
            <text:p>0.265662439364225</text:p>
          </table:table-cell>
          <table:table-cell office:value-type="float" office:value="-0.110792436814476" calcext:value-type="float">
            <text:p>-0.110792436814476</text:p>
          </table:table-cell>
        </table:table-row>
        <table:table-row table:style-name="ro1">
          <table:table-cell office:value-type="string" calcext:value-type="string">
            <text:p>ssr3307</text:p>
          </table:table-cell>
          <table:table-cell office:value-type="float" office:value="-1.57965026917674" calcext:value-type="float">
            <text:p>-1.57965026917674</text:p>
          </table:table-cell>
          <table:table-cell office:value-type="float" office:value="-1.47072095676233" calcext:value-type="float">
            <text:p>-1.47072095676233</text:p>
          </table:table-cell>
          <table:table-cell office:value-type="float" office:value="-0.108929312414406" calcext:value-type="float">
            <text:p>-0.108929312414406</text:p>
          </table:table-cell>
        </table:table-row>
        <table:table-row table:style-name="ro1">
          <table:table-cell office:value-type="string" calcext:value-type="string">
            <text:p>slr0484</text:p>
          </table:table-cell>
          <table:table-cell office:value-type="float" office:value="0.182011156818789" calcext:value-type="float">
            <text:p>0.182011156818789</text:p>
          </table:table-cell>
          <table:table-cell office:value-type="float" office:value="0.290939033290313" calcext:value-type="float">
            <text:p>0.290939033290313</text:p>
          </table:table-cell>
          <table:table-cell office:value-type="float" office:value="-0.108927876471524" calcext:value-type="float">
            <text:p>-0.108927876471524</text:p>
          </table:table-cell>
        </table:table-row>
        <table:table-row table:style-name="ro1">
          <table:table-cell office:value-type="string" calcext:value-type="string">
            <text:p>ssr0657</text:p>
          </table:table-cell>
          <table:table-cell office:value-type="float" office:value="0.343301076674079" calcext:value-type="float">
            <text:p>0.343301076674079</text:p>
          </table:table-cell>
          <table:table-cell office:value-type="float" office:value="0.452034945688893" calcext:value-type="float">
            <text:p>0.452034945688893</text:p>
          </table:table-cell>
          <table:table-cell office:value-type="float" office:value="-0.108733869014814" calcext:value-type="float">
            <text:p>-0.108733869014814</text:p>
          </table:table-cell>
        </table:table-row>
        <table:table-row table:style-name="ro1">
          <table:table-cell office:value-type="string" calcext:value-type="string">
            <text:p>slr0498</text:p>
          </table:table-cell>
          <table:table-cell office:value-type="float" office:value="0.290014086879564" calcext:value-type="float">
            <text:p>0.290014086879564</text:p>
          </table:table-cell>
          <table:table-cell office:value-type="float" office:value="0.398302477557763" calcext:value-type="float">
            <text:p>0.398302477557763</text:p>
          </table:table-cell>
          <table:table-cell office:value-type="float" office:value="-0.108288390678198" calcext:value-type="float">
            <text:p>-0.108288390678198</text:p>
          </table:table-cell>
        </table:table-row>
        <table:table-row table:style-name="ro1">
          <table:table-cell office:value-type="string" calcext:value-type="string">
            <text:p>sll0911</text:p>
          </table:table-cell>
          <table:table-cell office:value-type="float" office:value="0.145093052438566" calcext:value-type="float">
            <text:p>0.145093052438566</text:p>
          </table:table-cell>
          <table:table-cell office:value-type="float" office:value="0.253309593871352" calcext:value-type="float">
            <text:p>0.253309593871352</text:p>
          </table:table-cell>
          <table:table-cell office:value-type="float" office:value="-0.108216541432786" calcext:value-type="float">
            <text:p>-0.108216541432786</text:p>
          </table:table-cell>
        </table:table-row>
        <table:table-row table:style-name="ro1">
          <table:table-cell office:value-type="string" calcext:value-type="string">
            <text:p>slr1128</text:p>
          </table:table-cell>
          <table:table-cell office:value-type="float" office:value="0.046810031225154" calcext:value-type="float">
            <text:p>0.046810031225154</text:p>
          </table:table-cell>
          <table:table-cell office:value-type="float" office:value="0.154999805793302" calcext:value-type="float">
            <text:p>0.154999805793302</text:p>
          </table:table-cell>
          <table:table-cell office:value-type="float" office:value="-0.108189774568148" calcext:value-type="float">
            <text:p>-0.108189774568148</text:p>
          </table:table-cell>
        </table:table-row>
        <table:table-row table:style-name="ro1">
          <table:table-cell office:value-type="string" calcext:value-type="string">
            <text:p>slr8023</text:p>
          </table:table-cell>
          <table:table-cell office:value-type="float" office:value="0.0293020705342524" calcext:value-type="float">
            <text:p>0.0293020705342524</text:p>
          </table:table-cell>
          <table:table-cell office:value-type="float" office:value="0.137135410134939" calcext:value-type="float">
            <text:p>0.137135410134939</text:p>
          </table:table-cell>
          <table:table-cell office:value-type="float" office:value="-0.107833339600687" calcext:value-type="float">
            <text:p>-0.107833339600687</text:p>
          </table:table-cell>
        </table:table-row>
        <table:table-row table:style-name="ro1">
          <table:table-cell office:value-type="string" calcext:value-type="string">
            <text:p>sll0778</text:p>
          </table:table-cell>
          <table:table-cell office:value-type="float" office:value="0.123946076399034" calcext:value-type="float">
            <text:p>0.123946076399034</text:p>
          </table:table-cell>
          <table:table-cell office:value-type="float" office:value="0.231619786773574" calcext:value-type="float">
            <text:p>0.231619786773574</text:p>
          </table:table-cell>
          <table:table-cell office:value-type="float" office:value="-0.10767371037454" calcext:value-type="float">
            <text:p>-0.10767371037454</text:p>
          </table:table-cell>
        </table:table-row>
        <table:table-row table:style-name="ro1">
          <table:table-cell office:value-type="string" calcext:value-type="string">
            <text:p>slr0544</text:p>
          </table:table-cell>
          <table:table-cell office:value-type="float" office:value="0.0715003409474004" calcext:value-type="float">
            <text:p>0.0715003409474004</text:p>
          </table:table-cell>
          <table:table-cell office:value-type="float" office:value="0.178489360887553" calcext:value-type="float">
            <text:p>0.178489360887553</text:p>
          </table:table-cell>
          <table:table-cell office:value-type="float" office:value="-0.106989019940153" calcext:value-type="float">
            <text:p>-0.106989019940153</text:p>
          </table:table-cell>
        </table:table-row>
        <table:table-row table:style-name="ro1">
          <table:table-cell office:value-type="string" calcext:value-type="string">
            <text:p>slr1726</text:p>
          </table:table-cell>
          <table:table-cell office:value-type="float" office:value="0.309793575971483" calcext:value-type="float">
            <text:p>0.309793575971483</text:p>
          </table:table-cell>
          <table:table-cell office:value-type="float" office:value="0.415715402621691" calcext:value-type="float">
            <text:p>0.415715402621691</text:p>
          </table:table-cell>
          <table:table-cell office:value-type="float" office:value="-0.105921826650208" calcext:value-type="float">
            <text:p>-0.105921826650208</text:p>
          </table:table-cell>
        </table:table-row>
        <table:table-row table:style-name="ro1">
          <table:table-cell office:value-type="string" calcext:value-type="string">
            <text:p>slr1050</text:p>
          </table:table-cell>
          <table:table-cell office:value-type="float" office:value="-0.974592601921536" calcext:value-type="float">
            <text:p>-0.974592601921536</text:p>
          </table:table-cell>
          <table:table-cell office:value-type="float" office:value="-0.868767378902745" calcext:value-type="float">
            <text:p>-0.868767378902745</text:p>
          </table:table-cell>
          <table:table-cell office:value-type="float" office:value="-0.105825223018791" calcext:value-type="float">
            <text:p>-0.105825223018791</text:p>
          </table:table-cell>
        </table:table-row>
        <table:table-row table:style-name="ro1">
          <table:table-cell office:value-type="string" calcext:value-type="string">
            <text:p>sll1530</text:p>
          </table:table-cell>
          <table:table-cell office:value-type="float" office:value="0.26551443638122" calcext:value-type="float">
            <text:p>0.26551443638122</text:p>
          </table:table-cell>
          <table:table-cell office:value-type="float" office:value="0.370860340438943" calcext:value-type="float">
            <text:p>0.370860340438943</text:p>
          </table:table-cell>
          <table:table-cell office:value-type="float" office:value="-0.105345904057723" calcext:value-type="float">
            <text:p>-0.105345904057723</text:p>
          </table:table-cell>
        </table:table-row>
        <table:table-row table:style-name="ro1">
          <table:table-cell office:value-type="string" calcext:value-type="string">
            <text:p>slr7011</text:p>
          </table:table-cell>
          <table:table-cell office:value-type="float" office:value="0.0528888441314066" calcext:value-type="float">
            <text:p>0.0528888441314066</text:p>
          </table:table-cell>
          <table:table-cell office:value-type="float" office:value="0.158134791779255" calcext:value-type="float">
            <text:p>0.158134791779255</text:p>
          </table:table-cell>
          <table:table-cell office:value-type="float" office:value="-0.105245947647849" calcext:value-type="float">
            <text:p>-0.105245947647849</text:p>
          </table:table-cell>
        </table:table-row>
        <table:table-row table:style-name="ro1">
          <table:table-cell office:value-type="string" calcext:value-type="string">
            <text:p>ssl5064</text:p>
          </table:table-cell>
          <table:table-cell office:value-type="float" office:value="0.104804912109927" calcext:value-type="float">
            <text:p>0.104804912109927</text:p>
          </table:table-cell>
          <table:table-cell office:value-type="float" office:value="0.209569914102486" calcext:value-type="float">
            <text:p>0.209569914102486</text:p>
          </table:table-cell>
          <table:table-cell office:value-type="float" office:value="-0.104765001992559" calcext:value-type="float">
            <text:p>-0.104765001992559</text:p>
          </table:table-cell>
        </table:table-row>
        <table:table-row table:style-name="ro1">
          <table:table-cell office:value-type="string" calcext:value-type="string">
            <text:p>sll1675</text:p>
          </table:table-cell>
          <table:table-cell office:value-type="float" office:value="-0.0649218174876355" calcext:value-type="float">
            <text:p>-0.0649218174876355</text:p>
          </table:table-cell>
          <table:table-cell office:value-type="float" office:value="0.0397757103035638" calcext:value-type="float">
            <text:p>0.0397757103035638</text:p>
          </table:table-cell>
          <table:table-cell office:value-type="float" office:value="-0.104697527791199" calcext:value-type="float">
            <text:p>-0.104697527791199</text:p>
          </table:table-cell>
        </table:table-row>
        <table:table-row table:style-name="ro1">
          <table:table-cell office:value-type="string" calcext:value-type="string">
            <text:p>slr0960</text:p>
          </table:table-cell>
          <table:table-cell office:value-type="float" office:value="0.0954981578657565" calcext:value-type="float">
            <text:p>0.0954981578657565</text:p>
          </table:table-cell>
          <table:table-cell office:value-type="float" office:value="0.200050460993322" calcext:value-type="float">
            <text:p>0.200050460993322</text:p>
          </table:table-cell>
          <table:table-cell office:value-type="float" office:value="-0.104552303127565" calcext:value-type="float">
            <text:p>-0.104552303127565</text:p>
          </table:table-cell>
        </table:table-row>
        <table:table-row table:style-name="ro1">
          <table:table-cell office:value-type="string" calcext:value-type="string">
            <text:p>sll5063</text:p>
          </table:table-cell>
          <table:table-cell office:value-type="float" office:value="-0.237983267806449" calcext:value-type="float">
            <text:p>-0.237983267806449</text:p>
          </table:table-cell>
          <table:table-cell office:value-type="float" office:value="-0.133606375056096" calcext:value-type="float">
            <text:p>-0.133606375056096</text:p>
          </table:table-cell>
          <table:table-cell office:value-type="float" office:value="-0.104376892750353" calcext:value-type="float">
            <text:p>-0.104376892750353</text:p>
          </table:table-cell>
        </table:table-row>
        <table:table-row table:style-name="ro1">
          <table:table-cell office:value-type="string" calcext:value-type="string">
            <text:p>sll0361</text:p>
          </table:table-cell>
          <table:table-cell office:value-type="float" office:value="0.109138613735883" calcext:value-type="float">
            <text:p>0.109138613735883</text:p>
          </table:table-cell>
          <table:table-cell office:value-type="float" office:value="0.21341429681633" calcext:value-type="float">
            <text:p>0.21341429681633</text:p>
          </table:table-cell>
          <table:table-cell office:value-type="float" office:value="-0.104275683080447" calcext:value-type="float">
            <text:p>-0.104275683080447</text:p>
          </table:table-cell>
        </table:table-row>
        <table:table-row table:style-name="ro1">
          <table:table-cell office:value-type="string" calcext:value-type="string">
            <text:p>slr0162</text:p>
          </table:table-cell>
          <table:table-cell office:value-type="float" office:value="-0.0937673131976334" calcext:value-type="float">
            <text:p>-0.0937673131976334</text:p>
          </table:table-cell>
          <table:table-cell office:value-type="float" office:value="0.0101163211995199" calcext:value-type="float">
            <text:p>0.0101163211995199</text:p>
          </table:table-cell>
          <table:table-cell office:value-type="float" office:value="-0.103883634397153" calcext:value-type="float">
            <text:p>-0.103883634397153</text:p>
          </table:table-cell>
        </table:table-row>
        <table:table-row table:style-name="ro1">
          <table:table-cell office:value-type="string" calcext:value-type="string">
            <text:p>sll1077</text:p>
          </table:table-cell>
          <table:table-cell office:value-type="float" office:value="0.0832636008033104" calcext:value-type="float">
            <text:p>0.0832636008033104</text:p>
          </table:table-cell>
          <table:table-cell office:value-type="float" office:value="0.186636634222704" calcext:value-type="float">
            <text:p>0.186636634222704</text:p>
          </table:table-cell>
          <table:table-cell office:value-type="float" office:value="-0.103373033419393" calcext:value-type="float">
            <text:p>-0.103373033419393</text:p>
          </table:table-cell>
        </table:table-row>
        <table:table-row table:style-name="ro1">
          <table:table-cell office:value-type="string" calcext:value-type="string">
            <text:p>sml0003</text:p>
          </table:table-cell>
          <table:table-cell office:value-type="float" office:value="-0.234000557984327" calcext:value-type="float">
            <text:p>-0.234000557984327</text:p>
          </table:table-cell>
          <table:table-cell office:value-type="float" office:value="-0.130706422658353" calcext:value-type="float">
            <text:p>-0.130706422658353</text:p>
          </table:table-cell>
          <table:table-cell office:value-type="float" office:value="-0.103294135325974" calcext:value-type="float">
            <text:p>-0.103294135325974</text:p>
          </table:table-cell>
        </table:table-row>
        <table:table-row table:style-name="ro1">
          <table:table-cell office:value-type="string" calcext:value-type="string">
            <text:p>sll1814</text:p>
          </table:table-cell>
          <table:table-cell office:value-type="float" office:value="-1.44523020656028" calcext:value-type="float">
            <text:p>-1.44523020656028</text:p>
          </table:table-cell>
          <table:table-cell office:value-type="float" office:value="-1.34274315635566" calcext:value-type="float">
            <text:p>-1.34274315635566</text:p>
          </table:table-cell>
          <table:table-cell office:value-type="float" office:value="-0.102487050204623" calcext:value-type="float">
            <text:p>-0.102487050204623</text:p>
          </table:table-cell>
        </table:table-row>
        <table:table-row table:style-name="ro1">
          <table:table-cell office:value-type="string" calcext:value-type="string">
            <text:p>sll1863</text:p>
          </table:table-cell>
          <table:table-cell office:value-type="float" office:value="-0.0114251381728077" calcext:value-type="float">
            <text:p>-0.0114251381728077</text:p>
          </table:table-cell>
          <table:table-cell office:value-type="float" office:value="0.0910230733654386" calcext:value-type="float">
            <text:p>0.0910230733654386</text:p>
          </table:table-cell>
          <table:table-cell office:value-type="float" office:value="-0.102448211538246" calcext:value-type="float">
            <text:p>-0.102448211538246</text:p>
          </table:table-cell>
        </table:table-row>
        <table:table-row table:style-name="ro1">
          <table:table-cell office:value-type="string" calcext:value-type="string">
            <text:p>sll1163</text:p>
          </table:table-cell>
          <table:table-cell office:value-type="float" office:value="0.0488919274556876" calcext:value-type="float">
            <text:p>0.0488919274556876</text:p>
          </table:table-cell>
          <table:table-cell office:value-type="float" office:value="0.151312043758626" calcext:value-type="float">
            <text:p>0.151312043758626</text:p>
          </table:table-cell>
          <table:table-cell office:value-type="float" office:value="-0.102420116302938" calcext:value-type="float">
            <text:p>-0.102420116302938</text:p>
          </table:table-cell>
        </table:table-row>
        <table:table-row table:style-name="ro1">
          <table:table-cell office:value-type="string" calcext:value-type="string">
            <text:p>sll8020</text:p>
          </table:table-cell>
          <table:table-cell office:value-type="float" office:value="0.12186275334403" calcext:value-type="float">
            <text:p>0.12186275334403</text:p>
          </table:table-cell>
          <table:table-cell office:value-type="float" office:value="0.224117670467492" calcext:value-type="float">
            <text:p>0.224117670467492</text:p>
          </table:table-cell>
          <table:table-cell office:value-type="float" office:value="-0.102254917123462" calcext:value-type="float">
            <text:p>-0.102254917123462</text:p>
          </table:table-cell>
        </table:table-row>
        <table:table-row table:style-name="ro1">
          <table:table-cell office:value-type="string" calcext:value-type="string">
            <text:p>slr1932</text:p>
          </table:table-cell>
          <table:table-cell office:value-type="float" office:value="0.00176147439903869" calcext:value-type="float">
            <text:p>0.00176147439903869</text:p>
          </table:table-cell>
          <table:table-cell office:value-type="float" office:value="0.102856097272619" calcext:value-type="float">
            <text:p>0.102856097272619</text:p>
          </table:table-cell>
          <table:table-cell office:value-type="float" office:value="-0.101094622873581" calcext:value-type="float">
            <text:p>-0.101094622873581</text:p>
          </table:table-cell>
        </table:table-row>
        <table:table-row table:style-name="ro1">
          <table:table-cell office:value-type="string" calcext:value-type="string">
            <text:p>ssr3122</text:p>
          </table:table-cell>
          <table:table-cell office:value-type="float" office:value="0.0904207944139709" calcext:value-type="float">
            <text:p>0.0904207944139709</text:p>
          </table:table-cell>
          <table:table-cell office:value-type="float" office:value="0.19127416776731" calcext:value-type="float">
            <text:p>0.19127416776731</text:p>
          </table:table-cell>
          <table:table-cell office:value-type="float" office:value="-0.100853373353339" calcext:value-type="float">
            <text:p>-0.100853373353339</text:p>
          </table:table-cell>
        </table:table-row>
        <table:table-row table:style-name="ro1">
          <table:table-cell office:value-type="string" calcext:value-type="string">
            <text:p>sll1683</text:p>
          </table:table-cell>
          <table:table-cell office:value-type="float" office:value="0.0956009372311268" calcext:value-type="float">
            <text:p>0.0956009372311268</text:p>
          </table:table-cell>
          <table:table-cell office:value-type="float" office:value="0.195995286366366" calcext:value-type="float">
            <text:p>0.195995286366366</text:p>
          </table:table-cell>
          <table:table-cell office:value-type="float" office:value="-0.10039434913524" calcext:value-type="float">
            <text:p>-0.10039434913524</text:p>
          </table:table-cell>
        </table:table-row>
        <table:table-row table:style-name="ro1">
          <table:table-cell office:value-type="string" calcext:value-type="string">
            <text:p>ssl0511</text:p>
          </table:table-cell>
          <table:table-cell office:value-type="float" office:value="-0.0528667744247625" calcext:value-type="float">
            <text:p>-0.0528667744247625</text:p>
          </table:table-cell>
          <table:table-cell office:value-type="float" office:value="0.0474967117718701" calcext:value-type="float">
            <text:p>0.0474967117718701</text:p>
          </table:table-cell>
          <table:table-cell office:value-type="float" office:value="-0.100363486196633" calcext:value-type="float">
            <text:p>-0.100363486196633</text:p>
          </table:table-cell>
        </table:table-row>
        <table:table-row table:style-name="ro1">
          <table:table-cell office:value-type="string" calcext:value-type="string">
            <text:p>ssl5091</text:p>
          </table:table-cell>
          <table:table-cell office:value-type="float" office:value="0.112032149682691" calcext:value-type="float">
            <text:p>0.112032149682691</text:p>
          </table:table-cell>
          <table:table-cell office:value-type="float" office:value="0.212346366368688" calcext:value-type="float">
            <text:p>0.212346366368688</text:p>
          </table:table-cell>
          <table:table-cell office:value-type="float" office:value="-0.100314216685997" calcext:value-type="float">
            <text:p>-0.100314216685997</text:p>
          </table:table-cell>
        </table:table-row>
        <table:table-row table:style-name="ro1">
          <table:table-cell office:value-type="string" calcext:value-type="string">
            <text:p>ssl0750</text:p>
          </table:table-cell>
          <table:table-cell office:value-type="float" office:value="-0.287049492168083" calcext:value-type="float">
            <text:p>-0.287049492168083</text:p>
          </table:table-cell>
          <table:table-cell office:value-type="float" office:value="-0.186957504409621" calcext:value-type="float">
            <text:p>-0.186957504409621</text:p>
          </table:table-cell>
          <table:table-cell office:value-type="float" office:value="-0.100091987758462" calcext:value-type="float">
            <text:p>-0.100091987758462</text:p>
          </table:table-cell>
        </table:table-row>
        <table:table-row table:style-name="ro1">
          <table:table-cell office:value-type="string" calcext:value-type="string">
            <text:p>sll5076</text:p>
          </table:table-cell>
          <table:table-cell office:value-type="float" office:value="0.111532058946469" calcext:value-type="float">
            <text:p>0.111532058946469</text:p>
          </table:table-cell>
          <table:table-cell office:value-type="float" office:value="0.211230040676585" calcext:value-type="float">
            <text:p>0.211230040676585</text:p>
          </table:table-cell>
          <table:table-cell office:value-type="float" office:value="-0.0996979817301154" calcext:value-type="float">
            <text:p>-0.0996979817301154</text:p>
          </table:table-cell>
        </table:table-row>
        <table:table-row table:style-name="ro1">
          <table:table-cell office:value-type="string" calcext:value-type="string">
            <text:p>slr1586</text:p>
          </table:table-cell>
          <table:table-cell office:value-type="float" office:value="0.135234945957487" calcext:value-type="float">
            <text:p>0.135234945957487</text:p>
          </table:table-cell>
          <table:table-cell office:value-type="float" office:value="0.234243201831296" calcext:value-type="float">
            <text:p>0.234243201831296</text:p>
          </table:table-cell>
          <table:table-cell office:value-type="float" office:value="-0.0990082558738091" calcext:value-type="float">
            <text:p>-0.0990082558738091</text:p>
          </table:table-cell>
        </table:table-row>
        <table:table-row table:style-name="ro1">
          <table:table-cell office:value-type="string" calcext:value-type="string">
            <text:p>sll0608</text:p>
          </table:table-cell>
          <table:table-cell office:value-type="float" office:value="0.0760074281346361" calcext:value-type="float">
            <text:p>0.0760074281346361</text:p>
          </table:table-cell>
          <table:table-cell office:value-type="float" office:value="0.174321113517697" calcext:value-type="float">
            <text:p>0.174321113517697</text:p>
          </table:table-cell>
          <table:table-cell office:value-type="float" office:value="-0.098313685383061" calcext:value-type="float">
            <text:p>-0.098313685383061</text:p>
          </table:table-cell>
        </table:table-row>
        <table:table-row table:style-name="ro1">
          <table:table-cell office:value-type="string" calcext:value-type="string">
            <text:p>slr0018</text:p>
          </table:table-cell>
          <table:table-cell office:value-type="float" office:value="0.393307159939875" calcext:value-type="float">
            <text:p>0.393307159939875</text:p>
          </table:table-cell>
          <table:table-cell office:value-type="float" office:value="0.491584822618267" calcext:value-type="float">
            <text:p>0.491584822618267</text:p>
          </table:table-cell>
          <table:table-cell office:value-type="float" office:value="-0.0982776626783922" calcext:value-type="float">
            <text:p>-0.0982776626783922</text:p>
          </table:table-cell>
        </table:table-row>
        <table:table-row table:style-name="ro1">
          <table:table-cell office:value-type="string" calcext:value-type="string">
            <text:p>slr0746</text:p>
          </table:table-cell>
          <table:table-cell office:value-type="float" office:value="0.0554066363350711" calcext:value-type="float">
            <text:p>0.0554066363350711</text:p>
          </table:table-cell>
          <table:table-cell office:value-type="float" office:value="0.153537061831626" calcext:value-type="float">
            <text:p>0.153537061831626</text:p>
          </table:table-cell>
          <table:table-cell office:value-type="float" office:value="-0.0981304254965544" calcext:value-type="float">
            <text:p>-0.0981304254965544</text:p>
          </table:table-cell>
        </table:table-row>
        <table:table-row table:style-name="ro1">
          <table:table-cell office:value-type="string" calcext:value-type="string">
            <text:p>sll0041</text:p>
          </table:table-cell>
          <table:table-cell office:value-type="float" office:value="0.00711109842679166" calcext:value-type="float">
            <text:p>0.00711109842679166</text:p>
          </table:table-cell>
          <table:table-cell office:value-type="float" office:value="0.105226931759966" calcext:value-type="float">
            <text:p>0.105226931759966</text:p>
          </table:table-cell>
          <table:table-cell office:value-type="float" office:value="-0.0981158333331748" calcext:value-type="float">
            <text:p>-0.0981158333331748</text:p>
          </table:table-cell>
        </table:table-row>
        <table:table-row table:style-name="ro1">
          <table:table-cell office:value-type="string" calcext:value-type="string">
            <text:p>sll0645</text:p>
          </table:table-cell>
          <table:table-cell office:value-type="float" office:value="0.0427550522742527" calcext:value-type="float">
            <text:p>0.0427550522742527</text:p>
          </table:table-cell>
          <table:table-cell office:value-type="float" office:value="0.140785991251609" calcext:value-type="float">
            <text:p>0.140785991251609</text:p>
          </table:table-cell>
          <table:table-cell office:value-type="float" office:value="-0.0980309389773561" calcext:value-type="float">
            <text:p>-0.0980309389773561</text:p>
          </table:table-cell>
        </table:table-row>
        <table:table-row table:style-name="ro1">
          <table:table-cell office:value-type="string" calcext:value-type="string">
            <text:p>slr0108</text:p>
          </table:table-cell>
          <table:table-cell office:value-type="float" office:value="0.244317125961775" calcext:value-type="float">
            <text:p>0.244317125961775</text:p>
          </table:table-cell>
          <table:table-cell office:value-type="float" office:value="0.34229793176158" calcext:value-type="float">
            <text:p>0.34229793176158</text:p>
          </table:table-cell>
          <table:table-cell office:value-type="float" office:value="-0.0979808057998049" calcext:value-type="float">
            <text:p>-0.0979808057998049</text:p>
          </table:table-cell>
        </table:table-row>
        <table:table-row table:style-name="ro1">
          <table:table-cell office:value-type="string" calcext:value-type="string">
            <text:p>slr0208</text:p>
          </table:table-cell>
          <table:table-cell office:value-type="float" office:value="-0.0552168956752171" calcext:value-type="float">
            <text:p>-0.0552168956752171</text:p>
          </table:table-cell>
          <table:table-cell office:value-type="float" office:value="0.042549467515414" calcext:value-type="float">
            <text:p>0.042549467515414</text:p>
          </table:table-cell>
          <table:table-cell office:value-type="float" office:value="-0.0977663631906311" calcext:value-type="float">
            <text:p>-0.0977663631906311</text:p>
          </table:table-cell>
        </table:table-row>
        <table:table-row table:style-name="ro1">
          <table:table-cell office:value-type="string" calcext:value-type="string">
            <text:p>ssr2315</text:p>
          </table:table-cell>
          <table:table-cell office:value-type="float" office:value="-0.00149676811831174" calcext:value-type="float">
            <text:p>-0.00149676811831174</text:p>
          </table:table-cell>
          <table:table-cell office:value-type="float" office:value="0.0959518713743253" calcext:value-type="float">
            <text:p>0.0959518713743253</text:p>
          </table:table-cell>
          <table:table-cell office:value-type="float" office:value="-0.097448639492637" calcext:value-type="float">
            <text:p>-0.097448639492637</text:p>
          </table:table-cell>
        </table:table-row>
        <table:table-row table:style-name="ro1">
          <table:table-cell office:value-type="string" calcext:value-type="string">
            <text:p>ssl2296</text:p>
          </table:table-cell>
          <table:table-cell office:value-type="float" office:value="0.312604961514795" calcext:value-type="float">
            <text:p>0.312604961514795</text:p>
          </table:table-cell>
          <table:table-cell office:value-type="float" office:value="0.410033668605042" calcext:value-type="float">
            <text:p>0.410033668605042</text:p>
          </table:table-cell>
          <table:table-cell office:value-type="float" office:value="-0.0974287070902465" calcext:value-type="float">
            <text:p>-0.0974287070902465</text:p>
          </table:table-cell>
        </table:table-row>
        <table:table-row table:style-name="ro1">
          <table:table-cell office:value-type="string" calcext:value-type="string">
            <text:p>ssl1707</text:p>
          </table:table-cell>
          <table:table-cell office:value-type="float" office:value="0.261951079333729" calcext:value-type="float">
            <text:p>0.261951079333729</text:p>
          </table:table-cell>
          <table:table-cell office:value-type="float" office:value="0.359281942961798" calcext:value-type="float">
            <text:p>0.359281942961798</text:p>
          </table:table-cell>
          <table:table-cell office:value-type="float" office:value="-0.0973308636280689" calcext:value-type="float">
            <text:p>-0.0973308636280689</text:p>
          </table:table-cell>
        </table:table-row>
        <table:table-row table:style-name="ro1">
          <table:table-cell office:value-type="string" calcext:value-type="string">
            <text:p>sll0228</text:p>
          </table:table-cell>
          <table:table-cell office:value-type="float" office:value="-0.10701172478465" calcext:value-type="float">
            <text:p>-0.10701172478465</text:p>
          </table:table-cell>
          <table:table-cell office:value-type="float" office:value="-0.0101820233515776" calcext:value-type="float">
            <text:p>-0.0101820233515776</text:p>
          </table:table-cell>
          <table:table-cell office:value-type="float" office:value="-0.0968297014330721" calcext:value-type="float">
            <text:p>-0.0968297014330721</text:p>
          </table:table-cell>
        </table:table-row>
        <table:table-row table:style-name="ro1">
          <table:table-cell office:value-type="string" calcext:value-type="string">
            <text:p>slr6051</text:p>
          </table:table-cell>
          <table:table-cell office:value-type="float" office:value="-0.0395345412962705" calcext:value-type="float">
            <text:p>-0.0395345412962705</text:p>
          </table:table-cell>
          <table:table-cell office:value-type="float" office:value="0.057210268376722" calcext:value-type="float">
            <text:p>0.057210268376722</text:p>
          </table:table-cell>
          <table:table-cell office:value-type="float" office:value="-0.0967448096729925" calcext:value-type="float">
            <text:p>-0.0967448096729925</text:p>
          </table:table-cell>
        </table:table-row>
        <table:table-row table:style-name="ro1">
          <table:table-cell office:value-type="string" calcext:value-type="string">
            <text:p>slr1762</text:p>
          </table:table-cell>
          <table:table-cell office:value-type="float" office:value="0.0194240549416312" calcext:value-type="float">
            <text:p>0.0194240549416312</text:p>
          </table:table-cell>
          <table:table-cell office:value-type="float" office:value="0.115626850741906" calcext:value-type="float">
            <text:p>0.115626850741906</text:p>
          </table:table-cell>
          <table:table-cell office:value-type="float" office:value="-0.0962027958002744" calcext:value-type="float">
            <text:p>-0.0962027958002744</text:p>
          </table:table-cell>
        </table:table-row>
        <table:table-row table:style-name="ro1">
          <table:table-cell office:value-type="string" calcext:value-type="string">
            <text:p>slr1603</text:p>
          </table:table-cell>
          <table:table-cell office:value-type="float" office:value="0.114632329219524" calcext:value-type="float">
            <text:p>0.114632329219524</text:p>
          </table:table-cell>
          <table:table-cell office:value-type="float" office:value="0.210801600380994" calcext:value-type="float">
            <text:p>0.210801600380994</text:p>
          </table:table-cell>
          <table:table-cell office:value-type="float" office:value="-0.0961692711614708" calcext:value-type="float">
            <text:p>-0.0961692711614708</text:p>
          </table:table-cell>
        </table:table-row>
        <table:table-row table:style-name="ro1">
          <table:table-cell office:value-type="string" calcext:value-type="string">
            <text:p>slr1165</text:p>
          </table:table-cell>
          <table:table-cell office:value-type="float" office:value="-0.647810576831721" calcext:value-type="float">
            <text:p>-0.647810576831721</text:p>
          </table:table-cell>
          <table:table-cell office:value-type="float" office:value="-0.552026862873912" calcext:value-type="float">
            <text:p>-0.552026862873912</text:p>
          </table:table-cell>
          <table:table-cell office:value-type="float" office:value="-0.0957837139578093" calcext:value-type="float">
            <text:p>-0.0957837139578093</text:p>
          </table:table-cell>
        </table:table-row>
        <table:table-row table:style-name="ro1">
          <table:table-cell office:value-type="string" calcext:value-type="string">
            <text:p>sll0818</text:p>
          </table:table-cell>
          <table:table-cell office:value-type="float" office:value="0.0976908174815634" calcext:value-type="float">
            <text:p>0.0976908174815634</text:p>
          </table:table-cell>
          <table:table-cell office:value-type="float" office:value="0.193364012556173" calcext:value-type="float">
            <text:p>0.193364012556173</text:p>
          </table:table-cell>
          <table:table-cell office:value-type="float" office:value="-0.09567319507461" calcext:value-type="float">
            <text:p>-0.09567319507461</text:p>
          </table:table-cell>
        </table:table-row>
        <table:table-row table:style-name="ro1">
          <table:table-cell office:value-type="string" calcext:value-type="string">
            <text:p>ssl5001</text:p>
          </table:table-cell>
          <table:table-cell office:value-type="float" office:value="0.0296821679155396" calcext:value-type="float">
            <text:p>0.0296821679155396</text:p>
          </table:table-cell>
          <table:table-cell office:value-type="float" office:value="0.125176715738863" calcext:value-type="float">
            <text:p>0.125176715738863</text:p>
          </table:table-cell>
          <table:table-cell office:value-type="float" office:value="-0.0954945478233234" calcext:value-type="float">
            <text:p>-0.0954945478233234</text:p>
          </table:table-cell>
        </table:table-row>
        <table:table-row table:style-name="ro1">
          <table:table-cell office:value-type="string" calcext:value-type="string">
            <text:p>sll5086</text:p>
          </table:table-cell>
          <table:table-cell office:value-type="float" office:value="0.0699571011773907" calcext:value-type="float">
            <text:p>0.0699571011773907</text:p>
          </table:table-cell>
          <table:table-cell office:value-type="float" office:value="0.165316551234956" calcext:value-type="float">
            <text:p>0.165316551234956</text:p>
          </table:table-cell>
          <table:table-cell office:value-type="float" office:value="-0.0953594500575648" calcext:value-type="float">
            <text:p>-0.0953594500575648</text:p>
          </table:table-cell>
        </table:table-row>
        <table:table-row table:style-name="ro1">
          <table:table-cell office:value-type="string" calcext:value-type="string">
            <text:p>slr0264</text:p>
          </table:table-cell>
          <table:table-cell office:value-type="float" office:value="0.208250043100581" calcext:value-type="float">
            <text:p>0.208250043100581</text:p>
          </table:table-cell>
          <table:table-cell office:value-type="float" office:value="0.303455233343308" calcext:value-type="float">
            <text:p>0.303455233343308</text:p>
          </table:table-cell>
          <table:table-cell office:value-type="float" office:value="-0.0952051902427271" calcext:value-type="float">
            <text:p>-0.0952051902427271</text:p>
          </table:table-cell>
        </table:table-row>
        <table:table-row table:style-name="ro1">
          <table:table-cell office:value-type="string" calcext:value-type="string">
            <text:p>sll5094</text:p>
          </table:table-cell>
          <table:table-cell office:value-type="float" office:value="-0.0310258546167759" calcext:value-type="float">
            <text:p>-0.0310258546167759</text:p>
          </table:table-cell>
          <table:table-cell office:value-type="float" office:value="0.063856550744818" calcext:value-type="float">
            <text:p>0.063856550744818</text:p>
          </table:table-cell>
          <table:table-cell office:value-type="float" office:value="-0.0948824053615939" calcext:value-type="float">
            <text:p>-0.0948824053615939</text:p>
          </table:table-cell>
        </table:table-row>
        <table:table-row table:style-name="ro1">
          <table:table-cell office:value-type="string" calcext:value-type="string">
            <text:p>slr0695</text:p>
          </table:table-cell>
          <table:table-cell office:value-type="float" office:value="-0.0239790656207257" calcext:value-type="float">
            <text:p>-0.0239790656207257</text:p>
          </table:table-cell>
          <table:table-cell office:value-type="float" office:value="0.0705627620782805" calcext:value-type="float">
            <text:p>0.0705627620782805</text:p>
          </table:table-cell>
          <table:table-cell office:value-type="float" office:value="-0.0945418276990062" calcext:value-type="float">
            <text:p>-0.0945418276990062</text:p>
          </table:table-cell>
        </table:table-row>
        <table:table-row table:style-name="ro1">
          <table:table-cell office:value-type="string" calcext:value-type="string">
            <text:p>slr1958</text:p>
          </table:table-cell>
          <table:table-cell office:value-type="float" office:value="-0.137576870980866" calcext:value-type="float">
            <text:p>-0.137576870980866</text:p>
          </table:table-cell>
          <table:table-cell office:value-type="float" office:value="-0.0431413589499671" calcext:value-type="float">
            <text:p>-0.0431413589499671</text:p>
          </table:table-cell>
          <table:table-cell office:value-type="float" office:value="-0.0944355120308987" calcext:value-type="float">
            <text:p>-0.0944355120308987</text:p>
          </table:table-cell>
        </table:table-row>
        <table:table-row table:style-name="ro1">
          <table:table-cell office:value-type="string" calcext:value-type="string">
            <text:p>slr0963</text:p>
          </table:table-cell>
          <table:table-cell office:value-type="float" office:value="-1.16614965393059" calcext:value-type="float">
            <text:p>-1.16614965393059</text:p>
          </table:table-cell>
          <table:table-cell office:value-type="float" office:value="-1.07182094545687" calcext:value-type="float">
            <text:p>-1.07182094545687</text:p>
          </table:table-cell>
          <table:table-cell office:value-type="float" office:value="-0.0943287084737174" calcext:value-type="float">
            <text:p>-0.0943287084737174</text:p>
          </table:table-cell>
        </table:table-row>
        <table:table-row table:style-name="ro1">
          <table:table-cell office:value-type="string" calcext:value-type="string">
            <text:p>slr1934</text:p>
          </table:table-cell>
          <table:table-cell office:value-type="float" office:value="-2.20043319700269" calcext:value-type="float">
            <text:p>-2.20043319700269</text:p>
          </table:table-cell>
          <table:table-cell office:value-type="float" office:value="-2.10617535744015" calcext:value-type="float">
            <text:p>-2.10617535744015</text:p>
          </table:table-cell>
          <table:table-cell office:value-type="float" office:value="-0.0942578395625335" calcext:value-type="float">
            <text:p>-0.0942578395625335</text:p>
          </table:table-cell>
        </table:table-row>
        <table:table-row table:style-name="ro1">
          <table:table-cell office:value-type="string" calcext:value-type="string">
            <text:p>sll1574</text:p>
          </table:table-cell>
          <table:table-cell office:value-type="float" office:value="0.143688042720911" calcext:value-type="float">
            <text:p>0.143688042720911</text:p>
          </table:table-cell>
          <table:table-cell office:value-type="float" office:value="0.237617084274773" calcext:value-type="float">
            <text:p>0.237617084274773</text:p>
          </table:table-cell>
          <table:table-cell office:value-type="float" office:value="-0.0939290415538623" calcext:value-type="float">
            <text:p>-0.0939290415538623</text:p>
          </table:table-cell>
        </table:table-row>
        <table:table-row table:style-name="ro1">
          <table:table-cell office:value-type="string" calcext:value-type="string">
            <text:p>slr0492</text:p>
          </table:table-cell>
          <table:table-cell office:value-type="float" office:value="0.174448279181774" calcext:value-type="float">
            <text:p>0.174448279181774</text:p>
          </table:table-cell>
          <table:table-cell office:value-type="float" office:value="0.268338159788347" calcext:value-type="float">
            <text:p>0.268338159788347</text:p>
          </table:table-cell>
          <table:table-cell office:value-type="float" office:value="-0.0938898806065727" calcext:value-type="float">
            <text:p>-0.0938898806065727</text:p>
          </table:table-cell>
        </table:table-row>
        <table:table-row table:style-name="ro1">
          <table:table-cell office:value-type="string" calcext:value-type="string">
            <text:p>slr1063</text:p>
          </table:table-cell>
          <table:table-cell office:value-type="float" office:value="-0.205403515626826" calcext:value-type="float">
            <text:p>-0.205403515626826</text:p>
          </table:table-cell>
          <table:table-cell office:value-type="float" office:value="-0.112590699160795" calcext:value-type="float">
            <text:p>-0.112590699160795</text:p>
          </table:table-cell>
          <table:table-cell office:value-type="float" office:value="-0.0928128164660316" calcext:value-type="float">
            <text:p>-0.0928128164660316</text:p>
          </table:table-cell>
        </table:table-row>
        <table:table-row table:style-name="ro1">
          <table:table-cell office:value-type="string" calcext:value-type="string">
            <text:p>sll1606</text:p>
          </table:table-cell>
          <table:table-cell office:value-type="float" office:value="-0.330972816157225" calcext:value-type="float">
            <text:p>-0.330972816157225</text:p>
          </table:table-cell>
          <table:table-cell office:value-type="float" office:value="-0.238257767111223" calcext:value-type="float">
            <text:p>-0.238257767111223</text:p>
          </table:table-cell>
          <table:table-cell office:value-type="float" office:value="-0.0927150490460029" calcext:value-type="float">
            <text:p>-0.0927150490460029</text:p>
          </table:table-cell>
        </table:table-row>
        <table:table-row table:style-name="ro1">
          <table:table-cell office:value-type="string" calcext:value-type="string">
            <text:p>slr0825</text:p>
          </table:table-cell>
          <table:table-cell office:value-type="float" office:value="0.148171933374888" calcext:value-type="float">
            <text:p>0.148171933374888</text:p>
          </table:table-cell>
          <table:table-cell office:value-type="float" office:value="0.240168118479507" calcext:value-type="float">
            <text:p>0.240168118479507</text:p>
          </table:table-cell>
          <table:table-cell office:value-type="float" office:value="-0.0919961851046191" calcext:value-type="float">
            <text:p>-0.0919961851046191</text:p>
          </table:table-cell>
        </table:table-row>
        <table:table-row table:style-name="ro1">
          <table:table-cell office:value-type="string" calcext:value-type="string">
            <text:p>slr1768</text:p>
          </table:table-cell>
          <table:table-cell office:value-type="float" office:value="-0.00694766850021543" calcext:value-type="float">
            <text:p>-0.00694766850021543</text:p>
          </table:table-cell>
          <table:table-cell office:value-type="float" office:value="0.0850229634999378" calcext:value-type="float">
            <text:p>0.0850229634999378</text:p>
          </table:table-cell>
          <table:table-cell office:value-type="float" office:value="-0.0919706320001532" calcext:value-type="float">
            <text:p>-0.0919706320001532</text:p>
          </table:table-cell>
        </table:table-row>
        <table:table-row table:style-name="ro1">
          <table:table-cell office:value-type="string" calcext:value-type="string">
            <text:p>slr1619</text:p>
          </table:table-cell>
          <table:table-cell office:value-type="float" office:value="-0.275512865705791" calcext:value-type="float">
            <text:p>-0.275512865705791</text:p>
          </table:table-cell>
          <table:table-cell office:value-type="float" office:value="-0.18361748580742" calcext:value-type="float">
            <text:p>-0.18361748580742</text:p>
          </table:table-cell>
          <table:table-cell office:value-type="float" office:value="-0.0918953798983707" calcext:value-type="float">
            <text:p>-0.0918953798983707</text:p>
          </table:table-cell>
        </table:table-row>
        <table:table-row table:style-name="ro1">
          <table:table-cell office:value-type="string" calcext:value-type="string">
            <text:p>sll8002</text:p>
          </table:table-cell>
          <table:table-cell office:value-type="float" office:value="0.0148876296668031" calcext:value-type="float">
            <text:p>0.0148876296668031</text:p>
          </table:table-cell>
          <table:table-cell office:value-type="float" office:value="0.106595411775805" calcext:value-type="float">
            <text:p>0.106595411775805</text:p>
          </table:table-cell>
          <table:table-cell office:value-type="float" office:value="-0.0917077821090022" calcext:value-type="float">
            <text:p>-0.0917077821090022</text:p>
          </table:table-cell>
        </table:table-row>
        <table:table-row table:style-name="ro1">
          <table:table-cell office:value-type="string" calcext:value-type="string">
            <text:p>slr1533</text:p>
          </table:table-cell>
          <table:table-cell office:value-type="float" office:value="0.260479582594276" calcext:value-type="float">
            <text:p>0.260479582594276</text:p>
          </table:table-cell>
          <table:table-cell office:value-type="float" office:value="0.352103819194431" calcext:value-type="float">
            <text:p>0.352103819194431</text:p>
          </table:table-cell>
          <table:table-cell office:value-type="float" office:value="-0.0916242366001545" calcext:value-type="float">
            <text:p>-0.0916242366001545</text:p>
          </table:table-cell>
        </table:table-row>
        <table:table-row table:style-name="ro1">
          <table:table-cell office:value-type="string" calcext:value-type="string">
            <text:p>sll1562</text:p>
          </table:table-cell>
          <table:table-cell office:value-type="float" office:value="0.264342050334911" calcext:value-type="float">
            <text:p>0.264342050334911</text:p>
          </table:table-cell>
          <table:table-cell office:value-type="float" office:value="0.355788482147133" calcext:value-type="float">
            <text:p>0.355788482147133</text:p>
          </table:table-cell>
          <table:table-cell office:value-type="float" office:value="-0.0914464318122216" calcext:value-type="float">
            <text:p>-0.0914464318122216</text:p>
          </table:table-cell>
        </table:table-row>
        <table:table-row table:style-name="ro1">
          <table:table-cell office:value-type="string" calcext:value-type="string">
            <text:p>slr1830</text:p>
          </table:table-cell>
          <table:table-cell office:value-type="float" office:value="0.198761072943238" calcext:value-type="float">
            <text:p>0.198761072943238</text:p>
          </table:table-cell>
          <table:table-cell office:value-type="float" office:value="0.288639752727091" calcext:value-type="float">
            <text:p>0.288639752727091</text:p>
          </table:table-cell>
          <table:table-cell office:value-type="float" office:value="-0.0898786797838526" calcext:value-type="float">
            <text:p>-0.0898786797838526</text:p>
          </table:table-cell>
        </table:table-row>
        <table:table-row table:style-name="ro1">
          <table:table-cell office:value-type="string" calcext:value-type="string">
            <text:p>slr5055</text:p>
          </table:table-cell>
          <table:table-cell office:value-type="float" office:value="0.0602498241369827" calcext:value-type="float">
            <text:p>0.0602498241369827</text:p>
          </table:table-cell>
          <table:table-cell office:value-type="float" office:value="0.149749200523374" calcext:value-type="float">
            <text:p>0.149749200523374</text:p>
          </table:table-cell>
          <table:table-cell office:value-type="float" office:value="-0.0894993763863909" calcext:value-type="float">
            <text:p>-0.0894993763863909</text:p>
          </table:table-cell>
        </table:table-row>
        <table:table-row table:style-name="ro1">
          <table:table-cell office:value-type="string" calcext:value-type="string">
            <text:p>sll0101</text:p>
          </table:table-cell>
          <table:table-cell office:value-type="float" office:value="0.143759822155155" calcext:value-type="float">
            <text:p>0.143759822155155</text:p>
          </table:table-cell>
          <table:table-cell office:value-type="float" office:value="0.233066906146214" calcext:value-type="float">
            <text:p>0.233066906146214</text:p>
          </table:table-cell>
          <table:table-cell office:value-type="float" office:value="-0.0893070839910591" calcext:value-type="float">
            <text:p>-0.0893070839910591</text:p>
          </table:table-cell>
        </table:table-row>
        <table:table-row table:style-name="ro1">
          <table:table-cell office:value-type="string" calcext:value-type="string">
            <text:p>sll0535</text:p>
          </table:table-cell>
          <table:table-cell office:value-type="float" office:value="-0.412895904873829" calcext:value-type="float">
            <text:p>-0.412895904873829</text:p>
          </table:table-cell>
          <table:table-cell office:value-type="float" office:value="-0.323992793881745" calcext:value-type="float">
            <text:p>-0.323992793881745</text:p>
          </table:table-cell>
          <table:table-cell office:value-type="float" office:value="-0.0889031109920849" calcext:value-type="float">
            <text:p>-0.0889031109920849</text:p>
          </table:table-cell>
        </table:table-row>
        <table:table-row table:style-name="ro1">
          <table:table-cell office:value-type="string" calcext:value-type="string">
            <text:p>sll5050</text:p>
          </table:table-cell>
          <table:table-cell office:value-type="float" office:value="0.0811033213951356" calcext:value-type="float">
            <text:p>0.0811033213951356</text:p>
          </table:table-cell>
          <table:table-cell office:value-type="float" office:value="0.169810153152084" calcext:value-type="float">
            <text:p>0.169810153152084</text:p>
          </table:table-cell>
          <table:table-cell office:value-type="float" office:value="-0.0887068317569485" calcext:value-type="float">
            <text:p>-0.0887068317569485</text:p>
          </table:table-cell>
        </table:table-row>
        <table:table-row table:style-name="ro1">
          <table:table-cell office:value-type="string" calcext:value-type="string">
            <text:p>sll1405</text:p>
          </table:table-cell>
          <table:table-cell office:value-type="float" office:value="0.212732604387214" calcext:value-type="float">
            <text:p>0.212732604387214</text:p>
          </table:table-cell>
          <table:table-cell office:value-type="float" office:value="0.301324359596606" calcext:value-type="float">
            <text:p>0.301324359596606</text:p>
          </table:table-cell>
          <table:table-cell office:value-type="float" office:value="-0.0885917552093926" calcext:value-type="float">
            <text:p>-0.0885917552093926</text:p>
          </table:table-cell>
        </table:table-row>
        <table:table-row table:style-name="ro1">
          <table:table-cell office:value-type="string" calcext:value-type="string">
            <text:p>sll0178</text:p>
          </table:table-cell>
          <table:table-cell office:value-type="float" office:value="0.186566100995797" calcext:value-type="float">
            <text:p>0.186566100995797</text:p>
          </table:table-cell>
          <table:table-cell office:value-type="float" office:value="0.274867728136648" calcext:value-type="float">
            <text:p>0.274867728136648</text:p>
          </table:table-cell>
          <table:table-cell office:value-type="float" office:value="-0.0883016271408516" calcext:value-type="float">
            <text:p>-0.0883016271408516</text:p>
          </table:table-cell>
        </table:table-row>
        <table:table-row table:style-name="ro1">
          <table:table-cell office:value-type="string" calcext:value-type="string">
            <text:p>sll0586</text:p>
          </table:table-cell>
          <table:table-cell office:value-type="float" office:value="0.147308175614554" calcext:value-type="float">
            <text:p>0.147308175614554</text:p>
          </table:table-cell>
          <table:table-cell office:value-type="float" office:value="0.235248001683461" calcext:value-type="float">
            <text:p>0.235248001683461</text:p>
          </table:table-cell>
          <table:table-cell office:value-type="float" office:value="-0.087939826068907" calcext:value-type="float">
            <text:p>-0.087939826068907</text:p>
          </table:table-cell>
        </table:table-row>
        <table:table-row table:style-name="ro1">
          <table:table-cell office:value-type="string" calcext:value-type="string">
            <text:p>slr1069</text:p>
          </table:table-cell>
          <table:table-cell office:value-type="float" office:value="-0.0787430359481558" calcext:value-type="float">
            <text:p>-0.0787430359481558</text:p>
          </table:table-cell>
          <table:table-cell office:value-type="float" office:value="0.009066487766733" calcext:value-type="float">
            <text:p>0.009066487766733</text:p>
          </table:table-cell>
          <table:table-cell office:value-type="float" office:value="-0.0878095237148888" calcext:value-type="float">
            <text:p>-0.0878095237148888</text:p>
          </table:table-cell>
        </table:table-row>
        <table:table-row table:style-name="ro1">
          <table:table-cell office:value-type="string" calcext:value-type="string">
            <text:p>slr1161</text:p>
          </table:table-cell>
          <table:table-cell office:value-type="float" office:value="0.0364159685826652" calcext:value-type="float">
            <text:p>0.0364159685826652</text:p>
          </table:table-cell>
          <table:table-cell office:value-type="float" office:value="0.123472891617752" calcext:value-type="float">
            <text:p>0.123472891617752</text:p>
          </table:table-cell>
          <table:table-cell office:value-type="float" office:value="-0.0870569230350871" calcext:value-type="float">
            <text:p>-0.0870569230350871</text:p>
          </table:table-cell>
        </table:table-row>
        <table:table-row table:style-name="ro1">
          <table:table-cell office:value-type="string" calcext:value-type="string">
            <text:p>sll1897</text:p>
          </table:table-cell>
          <table:table-cell office:value-type="float" office:value="-0.0694590326442981" calcext:value-type="float">
            <text:p>-0.0694590326442981</text:p>
          </table:table-cell>
          <table:table-cell office:value-type="float" office:value="0.0165346825538026" calcext:value-type="float">
            <text:p>0.0165346825538026</text:p>
          </table:table-cell>
          <table:table-cell office:value-type="float" office:value="-0.0859937151981007" calcext:value-type="float">
            <text:p>-0.0859937151981007</text:p>
          </table:table-cell>
        </table:table-row>
        <table:table-row table:style-name="ro1">
          <table:table-cell office:value-type="string" calcext:value-type="string">
            <text:p>sll8040</text:p>
          </table:table-cell>
          <table:table-cell office:value-type="float" office:value="0.119029688197884" calcext:value-type="float">
            <text:p>0.119029688197884</text:p>
          </table:table-cell>
          <table:table-cell office:value-type="float" office:value="0.204912487174718" calcext:value-type="float">
            <text:p>0.204912487174718</text:p>
          </table:table-cell>
          <table:table-cell office:value-type="float" office:value="-0.0858827989768341" calcext:value-type="float">
            <text:p>-0.0858827989768341</text:p>
          </table:table-cell>
        </table:table-row>
        <table:table-row table:style-name="ro1">
          <table:table-cell office:value-type="string" calcext:value-type="string">
            <text:p>slr6037</text:p>
          </table:table-cell>
          <table:table-cell office:value-type="float" office:value="-0.483783344609885" calcext:value-type="float">
            <text:p>-0.483783344609885</text:p>
          </table:table-cell>
          <table:table-cell office:value-type="float" office:value="-0.398093915927792" calcext:value-type="float">
            <text:p>-0.398093915927792</text:p>
          </table:table-cell>
          <table:table-cell office:value-type="float" office:value="-0.0856894286820929" calcext:value-type="float">
            <text:p>-0.0856894286820929</text:p>
          </table:table-cell>
        </table:table-row>
        <table:table-row table:style-name="ro1">
          <table:table-cell office:value-type="string" calcext:value-type="string">
            <text:p>slr1464</text:p>
          </table:table-cell>
          <table:table-cell office:value-type="float" office:value="0.124846150170767" calcext:value-type="float">
            <text:p>0.124846150170767</text:p>
          </table:table-cell>
          <table:table-cell office:value-type="float" office:value="0.210495016226278" calcext:value-type="float">
            <text:p>0.210495016226278</text:p>
          </table:table-cell>
          <table:table-cell office:value-type="float" office:value="-0.085648866055511" calcext:value-type="float">
            <text:p>-0.085648866055511</text:p>
          </table:table-cell>
        </table:table-row>
        <table:table-row table:style-name="ro1">
          <table:table-cell office:value-type="string" calcext:value-type="string">
            <text:p>sll1950</text:p>
          </table:table-cell>
          <table:table-cell office:value-type="float" office:value="0.190700844127152" calcext:value-type="float">
            <text:p>0.190700844127152</text:p>
          </table:table-cell>
          <table:table-cell office:value-type="float" office:value="0.276277908684689" calcext:value-type="float">
            <text:p>0.276277908684689</text:p>
          </table:table-cell>
          <table:table-cell office:value-type="float" office:value="-0.0855770645575367" calcext:value-type="float">
            <text:p>-0.0855770645575367</text:p>
          </table:table-cell>
        </table:table-row>
        <table:table-row table:style-name="ro1">
          <table:table-cell office:value-type="string" calcext:value-type="string">
            <text:p>sll1704</text:p>
          </table:table-cell>
          <table:table-cell office:value-type="float" office:value="0.0169206500357314" calcext:value-type="float">
            <text:p>0.0169206500357314</text:p>
          </table:table-cell>
          <table:table-cell office:value-type="float" office:value="0.102419393166596" calcext:value-type="float">
            <text:p>0.102419393166596</text:p>
          </table:table-cell>
          <table:table-cell office:value-type="float" office:value="-0.0854987431308648" calcext:value-type="float">
            <text:p>-0.0854987431308648</text:p>
          </table:table-cell>
        </table:table-row>
        <table:table-row table:style-name="ro1">
          <table:table-cell office:value-type="string" calcext:value-type="string">
            <text:p>ssl8005</text:p>
          </table:table-cell>
          <table:table-cell office:value-type="float" office:value="0.146817782684297" calcext:value-type="float">
            <text:p>0.146817782684297</text:p>
          </table:table-cell>
          <table:table-cell office:value-type="float" office:value="0.232170243283028" calcext:value-type="float">
            <text:p>0.232170243283028</text:p>
          </table:table-cell>
          <table:table-cell office:value-type="float" office:value="-0.0853524605987304" calcext:value-type="float">
            <text:p>-0.0853524605987304</text:p>
          </table:table-cell>
        </table:table-row>
        <table:table-row table:style-name="ro1">
          <table:table-cell office:value-type="string" calcext:value-type="string">
            <text:p>slr1312</text:p>
          </table:table-cell>
          <table:table-cell office:value-type="float" office:value="0.053166466522411" calcext:value-type="float">
            <text:p>0.053166466522411</text:p>
          </table:table-cell>
          <table:table-cell office:value-type="float" office:value="0.138387167702543" calcext:value-type="float">
            <text:p>0.138387167702543</text:p>
          </table:table-cell>
          <table:table-cell office:value-type="float" office:value="-0.0852207011801317" calcext:value-type="float">
            <text:p>-0.0852207011801317</text:p>
          </table:table-cell>
        </table:table-row>
        <table:table-row table:style-name="ro1">
          <table:table-cell office:value-type="string" calcext:value-type="string">
            <text:p>sll1299</text:p>
          </table:table-cell>
          <table:table-cell office:value-type="float" office:value="0.193993894652114" calcext:value-type="float">
            <text:p>0.193993894652114</text:p>
          </table:table-cell>
          <table:table-cell office:value-type="float" office:value="0.278764929871259" calcext:value-type="float">
            <text:p>0.278764929871259</text:p>
          </table:table-cell>
          <table:table-cell office:value-type="float" office:value="-0.084771035219145" calcext:value-type="float">
            <text:p>-0.084771035219145</text:p>
          </table:table-cell>
        </table:table-row>
        <table:table-row table:style-name="ro1">
          <table:table-cell office:value-type="string" calcext:value-type="string">
            <text:p>sll1849</text:p>
          </table:table-cell>
          <table:table-cell office:value-type="float" office:value="0.00777268819922236" calcext:value-type="float">
            <text:p>0.00777268819922236</text:p>
          </table:table-cell>
          <table:table-cell office:value-type="float" office:value="0.0923103159519539" calcext:value-type="float">
            <text:p>0.0923103159519539</text:p>
          </table:table-cell>
          <table:table-cell office:value-type="float" office:value="-0.0845376277527316" calcext:value-type="float">
            <text:p>-0.0845376277527316</text:p>
          </table:table-cell>
        </table:table-row>
        <table:table-row table:style-name="ro1">
          <table:table-cell office:value-type="string" calcext:value-type="string">
            <text:p>sgl0001</text:p>
          </table:table-cell>
          <table:table-cell office:value-type="float" office:value="0.0435250342782957" calcext:value-type="float">
            <text:p>0.0435250342782957</text:p>
          </table:table-cell>
          <table:table-cell office:value-type="float" office:value="0.127527075375411" calcext:value-type="float">
            <text:p>0.127527075375411</text:p>
          </table:table-cell>
          <table:table-cell office:value-type="float" office:value="-0.0840020410971153" calcext:value-type="float">
            <text:p>-0.0840020410971153</text:p>
          </table:table-cell>
        </table:table-row>
        <table:table-row table:style-name="ro1">
          <table:table-cell office:value-type="string" calcext:value-type="string">
            <text:p>slr0682</text:p>
          </table:table-cell>
          <table:table-cell office:value-type="float" office:value="-0.199867555753977" calcext:value-type="float">
            <text:p>-0.199867555753977</text:p>
          </table:table-cell>
          <table:table-cell office:value-type="float" office:value="-0.115937623309019" calcext:value-type="float">
            <text:p>-0.115937623309019</text:p>
          </table:table-cell>
          <table:table-cell office:value-type="float" office:value="-0.0839299324449585" calcext:value-type="float">
            <text:p>-0.0839299324449585</text:p>
          </table:table-cell>
        </table:table-row>
        <table:table-row table:style-name="ro1">
          <table:table-cell office:value-type="string" calcext:value-type="string">
            <text:p>ssl8039</text:p>
          </table:table-cell>
          <table:table-cell office:value-type="float" office:value="0.0978986074509132" calcext:value-type="float">
            <text:p>0.0978986074509132</text:p>
          </table:table-cell>
          <table:table-cell office:value-type="float" office:value="0.18180628956479" calcext:value-type="float">
            <text:p>0.18180628956479</text:p>
          </table:table-cell>
          <table:table-cell office:value-type="float" office:value="-0.0839076821138763" calcext:value-type="float">
            <text:p>-0.0839076821138763</text:p>
          </table:table-cell>
        </table:table-row>
        <table:table-row table:style-name="ro1">
          <table:table-cell office:value-type="string" calcext:value-type="string">
            <text:p>ssr5121</text:p>
          </table:table-cell>
          <table:table-cell office:value-type="float" office:value="0.157386362099392" calcext:value-type="float">
            <text:p>0.157386362099392</text:p>
          </table:table-cell>
          <table:table-cell office:value-type="float" office:value="0.241289825424584" calcext:value-type="float">
            <text:p>0.241289825424584</text:p>
          </table:table-cell>
          <table:table-cell office:value-type="float" office:value="-0.0839034633251929" calcext:value-type="float">
            <text:p>-0.0839034633251929</text:p>
          </table:table-cell>
        </table:table-row>
        <table:table-row table:style-name="ro1">
          <table:table-cell office:value-type="string" calcext:value-type="string">
            <text:p>ssl2922</text:p>
          </table:table-cell>
          <table:table-cell office:value-type="float" office:value="0.357078005878356" calcext:value-type="float">
            <text:p>0.357078005878356</text:p>
          </table:table-cell>
          <table:table-cell office:value-type="float" office:value="0.440878345896113" calcext:value-type="float">
            <text:p>0.440878345896113</text:p>
          </table:table-cell>
          <table:table-cell office:value-type="float" office:value="-0.0838003400177569" calcext:value-type="float">
            <text:p>-0.0838003400177569</text:p>
          </table:table-cell>
        </table:table-row>
        <table:table-row table:style-name="ro1">
          <table:table-cell office:value-type="string" calcext:value-type="string">
            <text:p>sll0520</text:p>
          </table:table-cell>
          <table:table-cell office:value-type="float" office:value="-1.70590706778703" calcext:value-type="float">
            <text:p>-1.70590706778703</text:p>
          </table:table-cell>
          <table:table-cell office:value-type="float" office:value="-1.62228748036853" calcext:value-type="float">
            <text:p>-1.62228748036853</text:p>
          </table:table-cell>
          <table:table-cell office:value-type="float" office:value="-0.0836195874184997" calcext:value-type="float">
            <text:p>-0.0836195874184997</text:p>
          </table:table-cell>
        </table:table-row>
        <table:table-row table:style-name="ro1">
          <table:table-cell office:value-type="string" calcext:value-type="string">
            <text:p>slr0722</text:p>
          </table:table-cell>
          <table:table-cell office:value-type="float" office:value="-0.216493376996513" calcext:value-type="float">
            <text:p>-0.216493376996513</text:p>
          </table:table-cell>
          <table:table-cell office:value-type="float" office:value="-0.13314805281357" calcext:value-type="float">
            <text:p>-0.13314805281357</text:p>
          </table:table-cell>
          <table:table-cell office:value-type="float" office:value="-0.0833453241829429" calcext:value-type="float">
            <text:p>-0.0833453241829429</text:p>
          </table:table-cell>
        </table:table-row>
        <table:table-row table:style-name="ro1">
          <table:table-cell office:value-type="string" calcext:value-type="string">
            <text:p>sll0920</text:p>
          </table:table-cell>
          <table:table-cell office:value-type="float" office:value="-1.74939170236727" calcext:value-type="float">
            <text:p>-1.74939170236727</text:p>
          </table:table-cell>
          <table:table-cell office:value-type="float" office:value="-1.66655737911126" calcext:value-type="float">
            <text:p>-1.66655737911126</text:p>
          </table:table-cell>
          <table:table-cell office:value-type="float" office:value="-0.0828343232560169" calcext:value-type="float">
            <text:p>-0.0828343232560169</text:p>
          </table:table-cell>
        </table:table-row>
        <table:table-row table:style-name="ro1">
          <table:table-cell office:value-type="string" calcext:value-type="string">
            <text:p>slr0060</text:p>
          </table:table-cell>
          <table:table-cell office:value-type="float" office:value="-0.023964467461911" calcext:value-type="float">
            <text:p>-0.023964467461911</text:p>
          </table:table-cell>
          <table:table-cell office:value-type="float" office:value="0.0585943064573216" calcext:value-type="float">
            <text:p>0.0585943064573216</text:p>
          </table:table-cell>
          <table:table-cell office:value-type="float" office:value="-0.0825587739192326" calcext:value-type="float">
            <text:p>-0.0825587739192326</text:p>
          </table:table-cell>
        </table:table-row>
        <table:table-row table:style-name="ro1">
          <table:table-cell office:value-type="string" calcext:value-type="string">
            <text:p>slr0531</text:p>
          </table:table-cell>
          <table:table-cell office:value-type="float" office:value="0.128776605013896" calcext:value-type="float">
            <text:p>0.128776605013896</text:p>
          </table:table-cell>
          <table:table-cell office:value-type="float" office:value="0.211005698563948" calcext:value-type="float">
            <text:p>0.211005698563948</text:p>
          </table:table-cell>
          <table:table-cell office:value-type="float" office:value="-0.0822290935500518" calcext:value-type="float">
            <text:p>-0.0822290935500518</text:p>
          </table:table-cell>
        </table:table-row>
        <table:table-row table:style-name="ro1">
          <table:table-cell office:value-type="string" calcext:value-type="string">
            <text:p>sll1693</text:p>
          </table:table-cell>
          <table:table-cell office:value-type="float" office:value="-0.0542155480682421" calcext:value-type="float">
            <text:p>-0.0542155480682421</text:p>
          </table:table-cell>
          <table:table-cell office:value-type="float" office:value="0.0274416120795545" calcext:value-type="float">
            <text:p>0.0274416120795545</text:p>
          </table:table-cell>
          <table:table-cell office:value-type="float" office:value="-0.0816571601477967" calcext:value-type="float">
            <text:p>-0.0816571601477967</text:p>
          </table:table-cell>
        </table:table-row>
        <table:table-row table:style-name="ro1">
          <table:table-cell office:value-type="string" calcext:value-type="string">
            <text:p>sll0173</text:p>
          </table:table-cell>
          <table:table-cell office:value-type="float" office:value="0.164274807220411" calcext:value-type="float">
            <text:p>0.164274807220411</text:p>
          </table:table-cell>
          <table:table-cell office:value-type="float" office:value="0.245899276435871" calcext:value-type="float">
            <text:p>0.245899276435871</text:p>
          </table:table-cell>
          <table:table-cell office:value-type="float" office:value="-0.0816244692154603" calcext:value-type="float">
            <text:p>-0.0816244692154603</text:p>
          </table:table-cell>
        </table:table-row>
        <table:table-row table:style-name="ro1">
          <table:table-cell office:value-type="string" calcext:value-type="string">
            <text:p>sll1694</text:p>
          </table:table-cell>
          <table:table-cell office:value-type="float" office:value="-0.295259335394768" calcext:value-type="float">
            <text:p>-0.295259335394768</text:p>
          </table:table-cell>
          <table:table-cell office:value-type="float" office:value="-0.214047741333498" calcext:value-type="float">
            <text:p>-0.214047741333498</text:p>
          </table:table-cell>
          <table:table-cell office:value-type="float" office:value="-0.0812115940612704" calcext:value-type="float">
            <text:p>-0.0812115940612704</text:p>
          </table:table-cell>
        </table:table-row>
        <table:table-row table:style-name="ro1">
          <table:table-cell office:value-type="string" calcext:value-type="string">
            <text:p>sll0855</text:p>
          </table:table-cell>
          <table:table-cell office:value-type="float" office:value="-0.592410781866246" calcext:value-type="float">
            <text:p>-0.592410781866246</text:p>
          </table:table-cell>
          <table:table-cell office:value-type="float" office:value="-0.511310189559572" calcext:value-type="float">
            <text:p>-0.511310189559572</text:p>
          </table:table-cell>
          <table:table-cell office:value-type="float" office:value="-0.0811005923066739" calcext:value-type="float">
            <text:p>-0.0811005923066739</text:p>
          </table:table-cell>
        </table:table-row>
        <table:table-row table:style-name="ro1">
          <table:table-cell office:value-type="string" calcext:value-type="string">
            <text:p>sll1025</text:p>
          </table:table-cell>
          <table:table-cell office:value-type="float" office:value="-0.0600187006201011" calcext:value-type="float">
            <text:p>-0.0600187006201011</text:p>
          </table:table-cell>
          <table:table-cell office:value-type="float" office:value="0.0209293039368496" calcext:value-type="float">
            <text:p>0.0209293039368496</text:p>
          </table:table-cell>
          <table:table-cell office:value-type="float" office:value="-0.0809480045569507" calcext:value-type="float">
            <text:p>-0.0809480045569507</text:p>
          </table:table-cell>
        </table:table-row>
        <table:table-row table:style-name="ro1">
          <table:table-cell office:value-type="string" calcext:value-type="string">
            <text:p>sll0222</text:p>
          </table:table-cell>
          <table:table-cell office:value-type="float" office:value="0.102393048771734" calcext:value-type="float">
            <text:p>0.102393048771734</text:p>
          </table:table-cell>
          <table:table-cell office:value-type="float" office:value="0.183290495901655" calcext:value-type="float">
            <text:p>0.183290495901655</text:p>
          </table:table-cell>
          <table:table-cell office:value-type="float" office:value="-0.0808974471299205" calcext:value-type="float">
            <text:p>-0.0808974471299205</text:p>
          </table:table-cell>
        </table:table-row>
        <table:table-row table:style-name="ro1">
          <table:table-cell office:value-type="string" calcext:value-type="string">
            <text:p>slr1287</text:p>
          </table:table-cell>
          <table:table-cell office:value-type="float" office:value="0.104969339455782" calcext:value-type="float">
            <text:p>0.104969339455782</text:p>
          </table:table-cell>
          <table:table-cell office:value-type="float" office:value="0.185783031341084" calcext:value-type="float">
            <text:p>0.185783031341084</text:p>
          </table:table-cell>
          <table:table-cell office:value-type="float" office:value="-0.080813691885302" calcext:value-type="float">
            <text:p>-0.080813691885302</text:p>
          </table:table-cell>
        </table:table-row>
        <table:table-row table:style-name="ro1">
          <table:table-cell office:value-type="string" calcext:value-type="string">
            <text:p>sll0703</text:p>
          </table:table-cell>
          <table:table-cell office:value-type="float" office:value="0.0972659159455435" calcext:value-type="float">
            <text:p>0.0972659159455435</text:p>
          </table:table-cell>
          <table:table-cell office:value-type="float" office:value="0.17797467050945" calcext:value-type="float">
            <text:p>0.17797467050945</text:p>
          </table:table-cell>
          <table:table-cell office:value-type="float" office:value="-0.0807087545639064" calcext:value-type="float">
            <text:p>-0.0807087545639064</text:p>
          </table:table-cell>
        </table:table-row>
        <table:table-row table:style-name="ro1">
          <table:table-cell office:value-type="string" calcext:value-type="string">
            <text:p>slr0346</text:p>
          </table:table-cell>
          <table:table-cell office:value-type="float" office:value="0.122315457496105" calcext:value-type="float">
            <text:p>0.122315457496105</text:p>
          </table:table-cell>
          <table:table-cell office:value-type="float" office:value="0.202744421989606" calcext:value-type="float">
            <text:p>0.202744421989606</text:p>
          </table:table-cell>
          <table:table-cell office:value-type="float" office:value="-0.0804289644935008" calcext:value-type="float">
            <text:p>-0.0804289644935008</text:p>
          </table:table-cell>
        </table:table-row>
        <table:table-row table:style-name="ro1">
          <table:table-cell office:value-type="string" calcext:value-type="string">
            <text:p>slr1406</text:p>
          </table:table-cell>
          <table:table-cell office:value-type="float" office:value="0.12920851762937" calcext:value-type="float">
            <text:p>0.12920851762937</text:p>
          </table:table-cell>
          <table:table-cell office:value-type="float" office:value="0.209567597334558" calcext:value-type="float">
            <text:p>0.209567597334558</text:p>
          </table:table-cell>
          <table:table-cell office:value-type="float" office:value="-0.0803590797051876" calcext:value-type="float">
            <text:p>-0.0803590797051876</text:p>
          </table:table-cell>
        </table:table-row>
        <table:table-row table:style-name="ro1">
          <table:table-cell office:value-type="string" calcext:value-type="string">
            <text:p>sll1159</text:p>
          </table:table-cell>
          <table:table-cell office:value-type="float" office:value="0.0045579318359641" calcext:value-type="float">
            <text:p>0.0045579318359641</text:p>
          </table:table-cell>
          <table:table-cell office:value-type="float" office:value="0.0847412444334438" calcext:value-type="float">
            <text:p>0.0847412444334438</text:p>
          </table:table-cell>
          <table:table-cell office:value-type="float" office:value="-0.0801833125974797" calcext:value-type="float">
            <text:p>-0.0801833125974797</text:p>
          </table:table-cell>
        </table:table-row>
        <table:table-row table:style-name="ro1">
          <table:table-cell office:value-type="string" calcext:value-type="string">
            <text:p>sll1698</text:p>
          </table:table-cell>
          <table:table-cell office:value-type="float" office:value="0.183413630134318" calcext:value-type="float">
            <text:p>0.183413630134318</text:p>
          </table:table-cell>
          <table:table-cell office:value-type="float" office:value="0.263221042241134" calcext:value-type="float">
            <text:p>0.263221042241134</text:p>
          </table:table-cell>
          <table:table-cell office:value-type="float" office:value="-0.0798074121068155" calcext:value-type="float">
            <text:p>-0.0798074121068155</text:p>
          </table:table-cell>
        </table:table-row>
        <table:table-row table:style-name="ro1">
          <table:table-cell office:value-type="string" calcext:value-type="string">
            <text:p>ssr2857</text:p>
          </table:table-cell>
          <table:table-cell office:value-type="float" office:value="0.078080557969468" calcext:value-type="float">
            <text:p>0.078080557969468</text:p>
          </table:table-cell>
          <table:table-cell office:value-type="float" office:value="0.15787524765029" calcext:value-type="float">
            <text:p>0.15787524765029</text:p>
          </table:table-cell>
          <table:table-cell office:value-type="float" office:value="-0.079794689680822" calcext:value-type="float">
            <text:p>-0.079794689680822</text:p>
          </table:table-cell>
        </table:table-row>
        <table:table-row table:style-name="ro1">
          <table:table-cell office:value-type="string" calcext:value-type="string">
            <text:p>slr0075</text:p>
          </table:table-cell>
          <table:table-cell office:value-type="float" office:value="-1.01467829156063" calcext:value-type="float">
            <text:p>-1.01467829156063</text:p>
          </table:table-cell>
          <table:table-cell office:value-type="float" office:value="-0.934975880792562" calcext:value-type="float">
            <text:p>-0.934975880792562</text:p>
          </table:table-cell>
          <table:table-cell office:value-type="float" office:value="-0.0797024107680664" calcext:value-type="float">
            <text:p>-0.0797024107680664</text:p>
          </table:table-cell>
        </table:table-row>
        <table:table-row table:style-name="ro1">
          <table:table-cell office:value-type="string" calcext:value-type="string">
            <text:p>slr1409</text:p>
          </table:table-cell>
          <table:table-cell office:value-type="float" office:value="0.082003524181328" calcext:value-type="float">
            <text:p>0.082003524181328</text:p>
          </table:table-cell>
          <table:table-cell office:value-type="float" office:value="0.160772523512575" calcext:value-type="float">
            <text:p>0.160772523512575</text:p>
          </table:table-cell>
          <table:table-cell office:value-type="float" office:value="-0.0787689993312474" calcext:value-type="float">
            <text:p>-0.0787689993312474</text:p>
          </table:table-cell>
        </table:table-row>
        <table:table-row table:style-name="ro1">
          <table:table-cell office:value-type="string" calcext:value-type="string">
            <text:p>slr0148</text:p>
          </table:table-cell>
          <table:table-cell office:value-type="float" office:value="0.188031763567352" calcext:value-type="float">
            <text:p>0.188031763567352</text:p>
          </table:table-cell>
          <table:table-cell office:value-type="float" office:value="0.266666379273513" calcext:value-type="float">
            <text:p>0.266666379273513</text:p>
          </table:table-cell>
          <table:table-cell office:value-type="float" office:value="-0.0786346157061603" calcext:value-type="float">
            <text:p>-0.0786346157061603</text:p>
          </table:table-cell>
        </table:table-row>
        <table:table-row table:style-name="ro1">
          <table:table-cell office:value-type="string" calcext:value-type="string">
            <text:p>sll1570</text:p>
          </table:table-cell>
          <table:table-cell office:value-type="float" office:value="0.0317696301053588" calcext:value-type="float">
            <text:p>0.0317696301053588</text:p>
          </table:table-cell>
          <table:table-cell office:value-type="float" office:value="0.109871220587106" calcext:value-type="float">
            <text:p>0.109871220587106</text:p>
          </table:table-cell>
          <table:table-cell office:value-type="float" office:value="-0.0781015904817472" calcext:value-type="float">
            <text:p>-0.0781015904817472</text:p>
          </table:table-cell>
        </table:table-row>
        <table:table-row table:style-name="ro1">
          <table:table-cell office:value-type="string" calcext:value-type="string">
            <text:p>sll1769</text:p>
          </table:table-cell>
          <table:table-cell office:value-type="float" office:value="-0.669494934817211" calcext:value-type="float">
            <text:p>-0.669494934817211</text:p>
          </table:table-cell>
          <table:table-cell office:value-type="float" office:value="-0.591956548059319" calcext:value-type="float">
            <text:p>-0.591956548059319</text:p>
          </table:table-cell>
          <table:table-cell office:value-type="float" office:value="-0.0775383867578914" calcext:value-type="float">
            <text:p>-0.0775383867578914</text:p>
          </table:table-cell>
        </table:table-row>
        <table:table-row table:style-name="ro1">
          <table:table-cell office:value-type="string" calcext:value-type="string">
            <text:p>sll5128</text:p>
          </table:table-cell>
          <table:table-cell office:value-type="float" office:value="-0.0000309111518897766" calcext:value-type="float">
            <text:p>-3.09111518897766E-05</text:p>
          </table:table-cell>
          <table:table-cell office:value-type="float" office:value="0.0770263834902796" calcext:value-type="float">
            <text:p>0.0770263834902796</text:p>
          </table:table-cell>
          <table:table-cell office:value-type="float" office:value="-0.0770572946421693" calcext:value-type="float">
            <text:p>-0.0770572946421693</text:p>
          </table:table-cell>
        </table:table-row>
        <table:table-row table:style-name="ro1">
          <table:table-cell office:value-type="string" calcext:value-type="string">
            <text:p>slr1170</text:p>
          </table:table-cell>
          <table:table-cell office:value-type="float" office:value="0.178668537896191" calcext:value-type="float">
            <text:p>0.178668537896191</text:p>
          </table:table-cell>
          <table:table-cell office:value-type="float" office:value="0.255265766221523" calcext:value-type="float">
            <text:p>0.255265766221523</text:p>
          </table:table-cell>
          <table:table-cell office:value-type="float" office:value="-0.0765972283253314" calcext:value-type="float">
            <text:p>-0.0765972283253314</text:p>
          </table:table-cell>
        </table:table-row>
        <table:table-row table:style-name="ro1">
          <table:table-cell office:value-type="string" calcext:value-type="string">
            <text:p>sml0008</text:p>
          </table:table-cell>
          <table:table-cell office:value-type="float" office:value="-0.424451089455449" calcext:value-type="float">
            <text:p>-0.424451089455449</text:p>
          </table:table-cell>
          <table:table-cell office:value-type="float" office:value="-0.349169897750778" calcext:value-type="float">
            <text:p>-0.349169897750778</text:p>
          </table:table-cell>
          <table:table-cell office:value-type="float" office:value="-0.0752811917046706" calcext:value-type="float">
            <text:p>-0.0752811917046706</text:p>
          </table:table-cell>
        </table:table-row>
        <table:table-row table:style-name="ro1">
          <table:table-cell office:value-type="string" calcext:value-type="string">
            <text:p>slr1926</text:p>
          </table:table-cell>
          <table:table-cell office:value-type="float" office:value="-0.649143119917868" calcext:value-type="float">
            <text:p>-0.649143119917868</text:p>
          </table:table-cell>
          <table:table-cell office:value-type="float" office:value="-0.573879312967573" calcext:value-type="float">
            <text:p>-0.573879312967573</text:p>
          </table:table-cell>
          <table:table-cell office:value-type="float" office:value="-0.0752638069502947" calcext:value-type="float">
            <text:p>-0.0752638069502947</text:p>
          </table:table-cell>
        </table:table-row>
        <table:table-row table:style-name="ro1">
          <table:table-cell office:value-type="string" calcext:value-type="string">
            <text:p>slr7012</text:p>
          </table:table-cell>
          <table:table-cell office:value-type="float" office:value="0.120294695175224" calcext:value-type="float">
            <text:p>0.120294695175224</text:p>
          </table:table-cell>
          <table:table-cell office:value-type="float" office:value="0.195333481641351" calcext:value-type="float">
            <text:p>0.195333481641351</text:p>
          </table:table-cell>
          <table:table-cell office:value-type="float" office:value="-0.075038786466128" calcext:value-type="float">
            <text:p>-0.075038786466128</text:p>
          </table:table-cell>
        </table:table-row>
        <table:table-row table:style-name="ro1">
          <table:table-cell office:value-type="string" calcext:value-type="string">
            <text:p>ssr2016</text:p>
          </table:table-cell>
          <table:table-cell office:value-type="float" office:value="0.244424926439166" calcext:value-type="float">
            <text:p>0.244424926439166</text:p>
          </table:table-cell>
          <table:table-cell office:value-type="float" office:value="0.319368970548972" calcext:value-type="float">
            <text:p>0.319368970548972</text:p>
          </table:table-cell>
          <table:table-cell office:value-type="float" office:value="-0.0749440441098062" calcext:value-type="float">
            <text:p>-0.0749440441098062</text:p>
          </table:table-cell>
        </table:table-row>
        <table:table-row table:style-name="ro1">
          <table:table-cell office:value-type="string" calcext:value-type="string">
            <text:p>sll1300</text:p>
          </table:table-cell>
          <table:table-cell office:value-type="float" office:value="0.182733839539504" calcext:value-type="float">
            <text:p>0.182733839539504</text:p>
          </table:table-cell>
          <table:table-cell office:value-type="float" office:value="0.257473649349751" calcext:value-type="float">
            <text:p>0.257473649349751</text:p>
          </table:table-cell>
          <table:table-cell office:value-type="float" office:value="-0.0747398098102472" calcext:value-type="float">
            <text:p>-0.0747398098102472</text:p>
          </table:table-cell>
        </table:table-row>
        <table:table-row table:style-name="ro1">
          <table:table-cell office:value-type="string" calcext:value-type="string">
            <text:p>sll1471</text:p>
          </table:table-cell>
          <table:table-cell office:value-type="float" office:value="-0.302780390500218" calcext:value-type="float">
            <text:p>-0.302780390500218</text:p>
          </table:table-cell>
          <table:table-cell office:value-type="float" office:value="-0.228367755743996" calcext:value-type="float">
            <text:p>-0.228367755743996</text:p>
          </table:table-cell>
          <table:table-cell office:value-type="float" office:value="-0.0744126347562219" calcext:value-type="float">
            <text:p>-0.0744126347562219</text:p>
          </table:table-cell>
        </table:table-row>
        <table:table-row table:style-name="ro1">
          <table:table-cell office:value-type="string" calcext:value-type="string">
            <text:p>slr0889</text:p>
          </table:table-cell>
          <table:table-cell office:value-type="float" office:value="0.221442164105527" calcext:value-type="float">
            <text:p>0.221442164105527</text:p>
          </table:table-cell>
          <table:table-cell office:value-type="float" office:value="0.295652638275187" calcext:value-type="float">
            <text:p>0.295652638275187</text:p>
          </table:table-cell>
          <table:table-cell office:value-type="float" office:value="-0.0742104741696593" calcext:value-type="float">
            <text:p>-0.0742104741696593</text:p>
          </table:table-cell>
        </table:table-row>
        <table:table-row table:style-name="ro1">
          <table:table-cell office:value-type="string" calcext:value-type="string">
            <text:p>slr7081</text:p>
          </table:table-cell>
          <table:table-cell office:value-type="float" office:value="0.0861708600724461" calcext:value-type="float">
            <text:p>0.0861708600724461</text:p>
          </table:table-cell>
          <table:table-cell office:value-type="float" office:value="0.160334211169086" calcext:value-type="float">
            <text:p>0.160334211169086</text:p>
          </table:table-cell>
          <table:table-cell office:value-type="float" office:value="-0.0741633510966398" calcext:value-type="float">
            <text:p>-0.0741633510966398</text:p>
          </table:table-cell>
        </table:table-row>
        <table:table-row table:style-name="ro1">
          <table:table-cell office:value-type="string" calcext:value-type="string">
            <text:p>slr0115</text:p>
          </table:table-cell>
          <table:table-cell office:value-type="float" office:value="-0.474959661929945" calcext:value-type="float">
            <text:p>-0.474959661929945</text:p>
          </table:table-cell>
          <table:table-cell office:value-type="float" office:value="-0.401036114806959" calcext:value-type="float">
            <text:p>-0.401036114806959</text:p>
          </table:table-cell>
          <table:table-cell office:value-type="float" office:value="-0.0739235471229864" calcext:value-type="float">
            <text:p>-0.0739235471229864</text:p>
          </table:table-cell>
        </table:table-row>
        <table:table-row table:style-name="ro1">
          <table:table-cell office:value-type="string" calcext:value-type="string">
            <text:p>sll1584</text:p>
          </table:table-cell>
          <table:table-cell office:value-type="float" office:value="-0.0396402409294092" calcext:value-type="float">
            <text:p>-0.0396402409294092</text:p>
          </table:table-cell>
          <table:table-cell office:value-type="float" office:value="0.0339666373569047" calcext:value-type="float">
            <text:p>0.0339666373569047</text:p>
          </table:table-cell>
          <table:table-cell office:value-type="float" office:value="-0.0736068782863139" calcext:value-type="float">
            <text:p>-0.0736068782863139</text:p>
          </table:table-cell>
        </table:table-row>
        <table:table-row table:style-name="ro1">
          <table:table-cell office:value-type="string" calcext:value-type="string">
            <text:p>slr0149</text:p>
          </table:table-cell>
          <table:table-cell office:value-type="float" office:value="0.155119349458526" calcext:value-type="float">
            <text:p>0.155119349458526</text:p>
          </table:table-cell>
          <table:table-cell office:value-type="float" office:value="0.228122567986038" calcext:value-type="float">
            <text:p>0.228122567986038</text:p>
          </table:table-cell>
          <table:table-cell office:value-type="float" office:value="-0.0730032185275115" calcext:value-type="float">
            <text:p>-0.0730032185275115</text:p>
          </table:table-cell>
        </table:table-row>
        <table:table-row table:style-name="ro1">
          <table:table-cell office:value-type="string" calcext:value-type="string">
            <text:p>sll8048</text:p>
          </table:table-cell>
          <table:table-cell office:value-type="float" office:value="0.127682337377625" calcext:value-type="float">
            <text:p>0.127682337377625</text:p>
          </table:table-cell>
          <table:table-cell office:value-type="float" office:value="0.200488862003743" calcext:value-type="float">
            <text:p>0.200488862003743</text:p>
          </table:table-cell>
          <table:table-cell office:value-type="float" office:value="-0.0728065246261183" calcext:value-type="float">
            <text:p>-0.0728065246261183</text:p>
          </table:table-cell>
        </table:table-row>
        <table:table-row table:style-name="ro1">
          <table:table-cell office:value-type="string" calcext:value-type="string">
            <text:p>slr1907</text:p>
          </table:table-cell>
          <table:table-cell office:value-type="float" office:value="-1.34560153984838" calcext:value-type="float">
            <text:p>-1.34560153984838</text:p>
          </table:table-cell>
          <table:table-cell office:value-type="float" office:value="-1.27369215144975" calcext:value-type="float">
            <text:p>-1.27369215144975</text:p>
          </table:table-cell>
          <table:table-cell office:value-type="float" office:value="-0.0719093883986324" calcext:value-type="float">
            <text:p>-0.0719093883986324</text:p>
          </table:table-cell>
        </table:table-row>
        <table:table-row table:style-name="ro1">
          <table:table-cell office:value-type="string" calcext:value-type="string">
            <text:p>slr0977</text:p>
          </table:table-cell>
          <table:table-cell office:value-type="float" office:value="-0.313667283428833" calcext:value-type="float">
            <text:p>-0.313667283428833</text:p>
          </table:table-cell>
          <table:table-cell office:value-type="float" office:value="-0.241931562565774" calcext:value-type="float">
            <text:p>-0.241931562565774</text:p>
          </table:table-cell>
          <table:table-cell office:value-type="float" office:value="-0.071735720863059" calcext:value-type="float">
            <text:p>-0.071735720863059</text:p>
          </table:table-cell>
        </table:table-row>
        <table:table-row table:style-name="ro1">
          <table:table-cell office:value-type="string" calcext:value-type="string">
            <text:p>sll7066</text:p>
          </table:table-cell>
          <table:table-cell office:value-type="float" office:value="0.196594647937227" calcext:value-type="float">
            <text:p>0.196594647937227</text:p>
          </table:table-cell>
          <table:table-cell office:value-type="float" office:value="0.268305380233547" calcext:value-type="float">
            <text:p>0.268305380233547</text:p>
          </table:table-cell>
          <table:table-cell office:value-type="float" office:value="-0.07171073229632" calcext:value-type="float">
            <text:p>-0.07171073229632</text:p>
          </table:table-cell>
        </table:table-row>
        <table:table-row table:style-name="ro1">
          <table:table-cell office:value-type="string" calcext:value-type="string">
            <text:p>sll0821</text:p>
          </table:table-cell>
          <table:table-cell office:value-type="float" office:value="-0.0375359185007854" calcext:value-type="float">
            <text:p>-0.0375359185007854</text:p>
          </table:table-cell>
          <table:table-cell office:value-type="float" office:value="0.0340592891955354" calcext:value-type="float">
            <text:p>0.0340592891955354</text:p>
          </table:table-cell>
          <table:table-cell office:value-type="float" office:value="-0.0715952076963207" calcext:value-type="float">
            <text:p>-0.0715952076963207</text:p>
          </table:table-cell>
        </table:table-row>
        <table:table-row table:style-name="ro1">
          <table:table-cell office:value-type="string" calcext:value-type="string">
            <text:p>sll0044</text:p>
          </table:table-cell>
          <table:table-cell office:value-type="float" office:value="0.031383197561567" calcext:value-type="float">
            <text:p>0.031383197561567</text:p>
          </table:table-cell>
          <table:table-cell office:value-type="float" office:value="0.102884578088489" calcext:value-type="float">
            <text:p>0.102884578088489</text:p>
          </table:table-cell>
          <table:table-cell office:value-type="float" office:value="-0.0715013805269216" calcext:value-type="float">
            <text:p>-0.0715013805269216</text:p>
          </table:table-cell>
        </table:table-row>
        <table:table-row table:style-name="ro1">
          <table:table-cell office:value-type="string" calcext:value-type="string">
            <text:p>sll5057</text:p>
          </table:table-cell>
          <table:table-cell office:value-type="float" office:value="0.310981409062993" calcext:value-type="float">
            <text:p>0.310981409062993</text:p>
          </table:table-cell>
          <table:table-cell office:value-type="float" office:value="0.38237272430754" calcext:value-type="float">
            <text:p>0.38237272430754</text:p>
          </table:table-cell>
          <table:table-cell office:value-type="float" office:value="-0.0713913152445472" calcext:value-type="float">
            <text:p>-0.0713913152445472</text:p>
          </table:table-cell>
        </table:table-row>
        <table:table-row table:style-name="ro1">
          <table:table-cell office:value-type="string" calcext:value-type="string">
            <text:p>sll1132</text:p>
          </table:table-cell>
          <table:table-cell office:value-type="float" office:value="0.235452486979872" calcext:value-type="float">
            <text:p>0.235452486979872</text:p>
          </table:table-cell>
          <table:table-cell office:value-type="float" office:value="0.306592137638424" calcext:value-type="float">
            <text:p>0.306592137638424</text:p>
          </table:table-cell>
          <table:table-cell office:value-type="float" office:value="-0.071139650658552" calcext:value-type="float">
            <text:p>-0.071139650658552</text:p>
          </table:table-cell>
        </table:table-row>
        <table:table-row table:style-name="ro1">
          <table:table-cell office:value-type="string" calcext:value-type="string">
            <text:p>sll0727</text:p>
          </table:table-cell>
          <table:table-cell office:value-type="float" office:value="-0.0413530697547319" calcext:value-type="float">
            <text:p>-0.0413530697547319</text:p>
          </table:table-cell>
          <table:table-cell office:value-type="float" office:value="0.0294876935777514" calcext:value-type="float">
            <text:p>0.0294876935777514</text:p>
          </table:table-cell>
          <table:table-cell office:value-type="float" office:value="-0.0708407633324833" calcext:value-type="float">
            <text:p>-0.0708407633324833</text:p>
          </table:table-cell>
        </table:table-row>
        <table:table-row table:style-name="ro1">
          <table:table-cell office:value-type="string" calcext:value-type="string">
            <text:p>slr6050</text:p>
          </table:table-cell>
          <table:table-cell office:value-type="float" office:value="0.134474447747466" calcext:value-type="float">
            <text:p>0.134474447747466</text:p>
          </table:table-cell>
          <table:table-cell office:value-type="float" office:value="0.205091610554422" calcext:value-type="float">
            <text:p>0.205091610554422</text:p>
          </table:table-cell>
          <table:table-cell office:value-type="float" office:value="-0.0706171628069566" calcext:value-type="float">
            <text:p>-0.0706171628069566</text:p>
          </table:table-cell>
        </table:table-row>
        <table:table-row table:style-name="ro1">
          <table:table-cell office:value-type="string" calcext:value-type="string">
            <text:p>smr0008</text:p>
          </table:table-cell>
          <table:table-cell office:value-type="float" office:value="-1.09573141327632" calcext:value-type="float">
            <text:p>-1.09573141327632</text:p>
          </table:table-cell>
          <table:table-cell office:value-type="float" office:value="-1.02526851688325" calcext:value-type="float">
            <text:p>-1.02526851688325</text:p>
          </table:table-cell>
          <table:table-cell office:value-type="float" office:value="-0.0704628963930678" calcext:value-type="float">
            <text:p>-0.0704628963930678</text:p>
          </table:table-cell>
        </table:table-row>
        <table:table-row table:style-name="ro1">
          <table:table-cell office:value-type="string" calcext:value-type="string">
            <text:p>sll1812</text:p>
          </table:table-cell>
          <table:table-cell office:value-type="float" office:value="-1.74553513074252" calcext:value-type="float">
            <text:p>-1.74553513074252</text:p>
          </table:table-cell>
          <table:table-cell office:value-type="float" office:value="-1.6753644169863" calcext:value-type="float">
            <text:p>-1.6753644169863</text:p>
          </table:table-cell>
          <table:table-cell office:value-type="float" office:value="-0.0701707137562191" calcext:value-type="float">
            <text:p>-0.0701707137562191</text:p>
          </table:table-cell>
        </table:table-row>
        <table:table-row table:style-name="ro1">
          <table:table-cell office:value-type="string" calcext:value-type="string">
            <text:p>slr0871</text:p>
          </table:table-cell>
          <table:table-cell office:value-type="float" office:value="0.124406136604989" calcext:value-type="float">
            <text:p>0.124406136604989</text:p>
          </table:table-cell>
          <table:table-cell office:value-type="float" office:value="0.194502514821177" calcext:value-type="float">
            <text:p>0.194502514821177</text:p>
          </table:table-cell>
          <table:table-cell office:value-type="float" office:value="-0.0700963782161876" calcext:value-type="float">
            <text:p>-0.0700963782161876</text:p>
          </table:table-cell>
        </table:table-row>
        <table:table-row table:style-name="ro1">
          <table:table-cell office:value-type="string" calcext:value-type="string">
            <text:p>sll1640</text:p>
          </table:table-cell>
          <table:table-cell office:value-type="float" office:value="0.0972088538332465" calcext:value-type="float">
            <text:p>0.0972088538332465</text:p>
          </table:table-cell>
          <table:table-cell office:value-type="float" office:value="0.166800672867831" calcext:value-type="float">
            <text:p>0.166800672867831</text:p>
          </table:table-cell>
          <table:table-cell office:value-type="float" office:value="-0.0695918190345844" calcext:value-type="float">
            <text:p>-0.0695918190345844</text:p>
          </table:table-cell>
        </table:table-row>
        <table:table-row table:style-name="ro1">
          <table:table-cell office:value-type="string" calcext:value-type="string">
            <text:p>slr1771</text:p>
          </table:table-cell>
          <table:table-cell office:value-type="float" office:value="0.191483950444129" calcext:value-type="float">
            <text:p>0.191483950444129</text:p>
          </table:table-cell>
          <table:table-cell office:value-type="float" office:value="0.260830879205162" calcext:value-type="float">
            <text:p>0.260830879205162</text:p>
          </table:table-cell>
          <table:table-cell office:value-type="float" office:value="-0.069346928761033" calcext:value-type="float">
            <text:p>-0.069346928761033</text:p>
          </table:table-cell>
        </table:table-row>
        <table:table-row table:style-name="ro1">
          <table:table-cell office:value-type="string" calcext:value-type="string">
            <text:p>slr1224</text:p>
          </table:table-cell>
          <table:table-cell office:value-type="float" office:value="-0.42795695516641" calcext:value-type="float">
            <text:p>-0.42795695516641</text:p>
          </table:table-cell>
          <table:table-cell office:value-type="float" office:value="-0.358670637527538" calcext:value-type="float">
            <text:p>-0.358670637527538</text:p>
          </table:table-cell>
          <table:table-cell office:value-type="float" office:value="-0.0692863176388726" calcext:value-type="float">
            <text:p>-0.0692863176388726</text:p>
          </table:table-cell>
        </table:table-row>
        <table:table-row table:style-name="ro1">
          <table:table-cell office:value-type="string" calcext:value-type="string">
            <text:p>sll0397</text:p>
          </table:table-cell>
          <table:table-cell office:value-type="float" office:value="-0.211939080075179" calcext:value-type="float">
            <text:p>-0.211939080075179</text:p>
          </table:table-cell>
          <table:table-cell office:value-type="float" office:value="-0.142722874107578" calcext:value-type="float">
            <text:p>-0.142722874107578</text:p>
          </table:table-cell>
          <table:table-cell office:value-type="float" office:value="-0.0692162059676012" calcext:value-type="float">
            <text:p>-0.0692162059676012</text:p>
          </table:table-cell>
        </table:table-row>
        <table:table-row table:style-name="ro1">
          <table:table-cell office:value-type="string" calcext:value-type="string">
            <text:p>sll1223</text:p>
          </table:table-cell>
          <table:table-cell office:value-type="float" office:value="0.355797705187852" calcext:value-type="float">
            <text:p>0.355797705187852</text:p>
          </table:table-cell>
          <table:table-cell office:value-type="float" office:value="0.424590861419065" calcext:value-type="float">
            <text:p>0.424590861419065</text:p>
          </table:table-cell>
          <table:table-cell office:value-type="float" office:value="-0.0687931562312128" calcext:value-type="float">
            <text:p>-0.0687931562312128</text:p>
          </table:table-cell>
        </table:table-row>
        <table:table-row table:style-name="ro1">
          <table:table-cell office:value-type="string" calcext:value-type="string">
            <text:p>slr0049</text:p>
          </table:table-cell>
          <table:table-cell office:value-type="float" office:value="0.0575508673292938" calcext:value-type="float">
            <text:p>0.0575508673292938</text:p>
          </table:table-cell>
          <table:table-cell office:value-type="float" office:value="0.125951138555658" calcext:value-type="float">
            <text:p>0.125951138555658</text:p>
          </table:table-cell>
          <table:table-cell office:value-type="float" office:value="-0.0684002712263644" calcext:value-type="float">
            <text:p>-0.0684002712263644</text:p>
          </table:table-cell>
        </table:table-row>
        <table:table-row table:style-name="ro1">
          <table:table-cell office:value-type="string" calcext:value-type="string">
            <text:p>sll7070</text:p>
          </table:table-cell>
          <table:table-cell office:value-type="float" office:value="0.13842813591847" calcext:value-type="float">
            <text:p>0.13842813591847</text:p>
          </table:table-cell>
          <table:table-cell office:value-type="float" office:value="0.206139902008181" calcext:value-type="float">
            <text:p>0.206139902008181</text:p>
          </table:table-cell>
          <table:table-cell office:value-type="float" office:value="-0.0677117660897109" calcext:value-type="float">
            <text:p>-0.0677117660897109</text:p>
          </table:table-cell>
        </table:table-row>
        <table:table-row table:style-name="ro1">
          <table:table-cell office:value-type="string" calcext:value-type="string">
            <text:p>sll1937</text:p>
          </table:table-cell>
          <table:table-cell office:value-type="float" office:value="0.210468998632387" calcext:value-type="float">
            <text:p>0.210468998632387</text:p>
          </table:table-cell>
          <table:table-cell office:value-type="float" office:value="0.278020204320354" calcext:value-type="float">
            <text:p>0.278020204320354</text:p>
          </table:table-cell>
          <table:table-cell office:value-type="float" office:value="-0.0675512056879672" calcext:value-type="float">
            <text:p>-0.0675512056879672</text:p>
          </table:table-cell>
        </table:table-row>
        <table:table-row table:style-name="ro1">
          <table:table-cell office:value-type="string" calcext:value-type="string">
            <text:p>sll5002</text:p>
          </table:table-cell>
          <table:table-cell office:value-type="float" office:value="0.203204774915459" calcext:value-type="float">
            <text:p>0.203204774915459</text:p>
          </table:table-cell>
          <table:table-cell office:value-type="float" office:value="0.270691283515273" calcext:value-type="float">
            <text:p>0.270691283515273</text:p>
          </table:table-cell>
          <table:table-cell office:value-type="float" office:value="-0.0674865085998141" calcext:value-type="float">
            <text:p>-0.0674865085998141</text:p>
          </table:table-cell>
        </table:table-row>
        <table:table-row table:style-name="ro1">
          <table:table-cell office:value-type="string" calcext:value-type="string">
            <text:p>sll1188</text:p>
          </table:table-cell>
          <table:table-cell office:value-type="float" office:value="0.126669183403388" calcext:value-type="float">
            <text:p>0.126669183403388</text:p>
          </table:table-cell>
          <table:table-cell office:value-type="float" office:value="0.193343008343608" calcext:value-type="float">
            <text:p>0.193343008343608</text:p>
          </table:table-cell>
          <table:table-cell office:value-type="float" office:value="-0.0666738249402199" calcext:value-type="float">
            <text:p>-0.0666738249402199</text:p>
          </table:table-cell>
        </table:table-row>
        <table:table-row table:style-name="ro1">
          <table:table-cell office:value-type="string" calcext:value-type="string">
            <text:p>ssr2061</text:p>
          </table:table-cell>
          <table:table-cell office:value-type="float" office:value="-0.419313172622572" calcext:value-type="float">
            <text:p>-0.419313172622572</text:p>
          </table:table-cell>
          <table:table-cell office:value-type="float" office:value="-0.352671248253962" calcext:value-type="float">
            <text:p>-0.352671248253962</text:p>
          </table:table-cell>
          <table:table-cell office:value-type="float" office:value="-0.0666419243686099" calcext:value-type="float">
            <text:p>-0.0666419243686099</text:p>
          </table:table-cell>
        </table:table-row>
        <table:table-row table:style-name="ro1">
          <table:table-cell office:value-type="string" calcext:value-type="string">
            <text:p>slr0729</text:p>
          </table:table-cell>
          <table:table-cell office:value-type="float" office:value="0.364258337372153" calcext:value-type="float">
            <text:p>0.364258337372153</text:p>
          </table:table-cell>
          <table:table-cell office:value-type="float" office:value="0.430631935725098" calcext:value-type="float">
            <text:p>0.430631935725098</text:p>
          </table:table-cell>
          <table:table-cell office:value-type="float" office:value="-0.0663735983529446" calcext:value-type="float">
            <text:p>-0.0663735983529446</text:p>
          </table:table-cell>
        </table:table-row>
        <table:table-row table:style-name="ro1">
          <table:table-cell office:value-type="string" calcext:value-type="string">
            <text:p>slr0033</text:p>
          </table:table-cell>
          <table:table-cell office:value-type="float" office:value="-0.257986104247015" calcext:value-type="float">
            <text:p>-0.257986104247015</text:p>
          </table:table-cell>
          <table:table-cell office:value-type="float" office:value="-0.191708172236765" calcext:value-type="float">
            <text:p>-0.191708172236765</text:p>
          </table:table-cell>
          <table:table-cell office:value-type="float" office:value="-0.0662779320102497" calcext:value-type="float">
            <text:p>-0.0662779320102497</text:p>
          </table:table-cell>
        </table:table-row>
        <table:table-row table:style-name="ro1">
          <table:table-cell office:value-type="string" calcext:value-type="string">
            <text:p>slr0242</text:p>
          </table:table-cell>
          <table:table-cell office:value-type="float" office:value="0.148972979646755" calcext:value-type="float">
            <text:p>0.148972979646755</text:p>
          </table:table-cell>
          <table:table-cell office:value-type="float" office:value="0.214731537551792" calcext:value-type="float">
            <text:p>0.214731537551792</text:p>
          </table:table-cell>
          <table:table-cell office:value-type="float" office:value="-0.0657585579050377" calcext:value-type="float">
            <text:p>-0.0657585579050377</text:p>
          </table:table-cell>
        </table:table-row>
        <table:table-row table:style-name="ro1">
          <table:table-cell office:value-type="string" calcext:value-type="string">
            <text:p>sll0572</text:p>
          </table:table-cell>
          <table:table-cell office:value-type="float" office:value="-0.200522232947819" calcext:value-type="float">
            <text:p>-0.200522232947819</text:p>
          </table:table-cell>
          <table:table-cell office:value-type="float" office:value="-0.135569808091043" calcext:value-type="float">
            <text:p>-0.135569808091043</text:p>
          </table:table-cell>
          <table:table-cell office:value-type="float" office:value="-0.0649524248567762" calcext:value-type="float">
            <text:p>-0.0649524248567762</text:p>
          </table:table-cell>
        </table:table-row>
        <table:table-row table:style-name="ro1">
          <table:table-cell office:value-type="string" calcext:value-type="string">
            <text:p>sll1406</text:p>
          </table:table-cell>
          <table:table-cell office:value-type="float" office:value="0.0577125181846637" calcext:value-type="float">
            <text:p>0.0577125181846637</text:p>
          </table:table-cell>
          <table:table-cell office:value-type="float" office:value="0.122577025841263" calcext:value-type="float">
            <text:p>0.122577025841263</text:p>
          </table:table-cell>
          <table:table-cell office:value-type="float" office:value="-0.0648645076565993" calcext:value-type="float">
            <text:p>-0.0648645076565993</text:p>
          </table:table-cell>
        </table:table-row>
        <table:table-row table:style-name="ro1">
          <table:table-cell office:value-type="string" calcext:value-type="string">
            <text:p>slr1142</text:p>
          </table:table-cell>
          <table:table-cell office:value-type="float" office:value="-0.243525090490835" calcext:value-type="float">
            <text:p>-0.243525090490835</text:p>
          </table:table-cell>
          <table:table-cell office:value-type="float" office:value="-0.17896020712199" calcext:value-type="float">
            <text:p>-0.17896020712199</text:p>
          </table:table-cell>
          <table:table-cell office:value-type="float" office:value="-0.0645648833688452" calcext:value-type="float">
            <text:p>-0.0645648833688452</text:p>
          </table:table-cell>
        </table:table-row>
        <table:table-row table:style-name="ro1">
          <table:table-cell office:value-type="string" calcext:value-type="string">
            <text:p>ssl2148</text:p>
          </table:table-cell>
          <table:table-cell office:value-type="float" office:value="0.0352313950552879" calcext:value-type="float">
            <text:p>0.0352313950552879</text:p>
          </table:table-cell>
          <table:table-cell office:value-type="float" office:value="0.0997935189413311" calcext:value-type="float">
            <text:p>0.0997935189413311</text:p>
          </table:table-cell>
          <table:table-cell office:value-type="float" office:value="-0.0645621238860432" calcext:value-type="float">
            <text:p>-0.0645621238860432</text:p>
          </table:table-cell>
        </table:table-row>
        <table:table-row table:style-name="ro1">
          <table:table-cell office:value-type="string" calcext:value-type="string">
            <text:p>slr1498</text:p>
          </table:table-cell>
          <table:table-cell office:value-type="float" office:value="0.119243354556274" calcext:value-type="float">
            <text:p>0.119243354556274</text:p>
          </table:table-cell>
          <table:table-cell office:value-type="float" office:value="0.183401823786705" calcext:value-type="float">
            <text:p>0.183401823786705</text:p>
          </table:table-cell>
          <table:table-cell office:value-type="float" office:value="-0.0641584692304309" calcext:value-type="float">
            <text:p>-0.0641584692304309</text:p>
          </table:table-cell>
        </table:table-row>
        <table:table-row table:style-name="ro1">
          <table:table-cell office:value-type="string" calcext:value-type="string">
            <text:p>slr0810</text:p>
          </table:table-cell>
          <table:table-cell office:value-type="float" office:value="0.101887570744216" calcext:value-type="float">
            <text:p>0.101887570744216</text:p>
          </table:table-cell>
          <table:table-cell office:value-type="float" office:value="0.166031701759895" calcext:value-type="float">
            <text:p>0.166031701759895</text:p>
          </table:table-cell>
          <table:table-cell office:value-type="float" office:value="-0.0641441310156783" calcext:value-type="float">
            <text:p>-0.0641441310156783</text:p>
          </table:table-cell>
        </table:table-row>
        <table:table-row table:style-name="ro1">
          <table:table-cell office:value-type="string" calcext:value-type="string">
            <text:p>sll0482</text:p>
          </table:table-cell>
          <table:table-cell office:value-type="float" office:value="0.137920277986258" calcext:value-type="float">
            <text:p>0.137920277986258</text:p>
          </table:table-cell>
          <table:table-cell office:value-type="float" office:value="0.201688008390498" calcext:value-type="float">
            <text:p>0.201688008390498</text:p>
          </table:table-cell>
          <table:table-cell office:value-type="float" office:value="-0.0637677304042395" calcext:value-type="float">
            <text:p>-0.0637677304042395</text:p>
          </table:table-cell>
        </table:table-row>
        <table:table-row table:style-name="ro1">
          <table:table-cell office:value-type="string" calcext:value-type="string">
            <text:p>sll0915</text:p>
          </table:table-cell>
          <table:table-cell office:value-type="float" office:value="0.175268198782749" calcext:value-type="float">
            <text:p>0.175268198782749</text:p>
          </table:table-cell>
          <table:table-cell office:value-type="float" office:value="0.238612398268498" calcext:value-type="float">
            <text:p>0.238612398268498</text:p>
          </table:table-cell>
          <table:table-cell office:value-type="float" office:value="-0.0633441994857492" calcext:value-type="float">
            <text:p>-0.0633441994857492</text:p>
          </table:table-cell>
        </table:table-row>
        <table:table-row table:style-name="ro1">
          <table:table-cell office:value-type="string" calcext:value-type="string">
            <text:p>ssr2803</text:p>
          </table:table-cell>
          <table:table-cell office:value-type="float" office:value="0.0472773354069539" calcext:value-type="float">
            <text:p>0.0472773354069539</text:p>
          </table:table-cell>
          <table:table-cell office:value-type="float" office:value="0.110398019986461" calcext:value-type="float">
            <text:p>0.110398019986461</text:p>
          </table:table-cell>
          <table:table-cell office:value-type="float" office:value="-0.0631206845795074" calcext:value-type="float">
            <text:p>-0.0631206845795074</text:p>
          </table:table-cell>
        </table:table-row>
        <table:table-row table:style-name="ro1">
          <table:table-cell office:value-type="string" calcext:value-type="string">
            <text:p>slr1740</text:p>
          </table:table-cell>
          <table:table-cell office:value-type="float" office:value="0.103418396838392" calcext:value-type="float">
            <text:p>0.103418396838392</text:p>
          </table:table-cell>
          <table:table-cell office:value-type="float" office:value="0.166489392735994" calcext:value-type="float">
            <text:p>0.166489392735994</text:p>
          </table:table-cell>
          <table:table-cell office:value-type="float" office:value="-0.0630709958976018" calcext:value-type="float">
            <text:p>-0.0630709958976018</text:p>
          </table:table-cell>
        </table:table-row>
        <table:table-row table:style-name="ro1">
          <table:table-cell office:value-type="string" calcext:value-type="string">
            <text:p>slr1084</text:p>
          </table:table-cell>
          <table:table-cell office:value-type="float" office:value="-0.260206663012175" calcext:value-type="float">
            <text:p>-0.260206663012175</text:p>
          </table:table-cell>
          <table:table-cell office:value-type="float" office:value="-0.197255014742576" calcext:value-type="float">
            <text:p>-0.197255014742576</text:p>
          </table:table-cell>
          <table:table-cell office:value-type="float" office:value="-0.0629516482695991" calcext:value-type="float">
            <text:p>-0.0629516482695991</text:p>
          </table:table-cell>
        </table:table-row>
        <table:table-row table:style-name="ro1">
          <table:table-cell office:value-type="string" calcext:value-type="string">
            <text:p>slr1772</text:p>
          </table:table-cell>
          <table:table-cell office:value-type="float" office:value="0.166122076364159" calcext:value-type="float">
            <text:p>0.166122076364159</text:p>
          </table:table-cell>
          <table:table-cell office:value-type="float" office:value="0.228745841047871" calcext:value-type="float">
            <text:p>0.228745841047871</text:p>
          </table:table-cell>
          <table:table-cell office:value-type="float" office:value="-0.0626237646837112" calcext:value-type="float">
            <text:p>-0.0626237646837112</text:p>
          </table:table-cell>
        </table:table-row>
        <table:table-row table:style-name="ro1">
          <table:table-cell office:value-type="string" calcext:value-type="string">
            <text:p>sll1916</text:p>
          </table:table-cell>
          <table:table-cell office:value-type="float" office:value="-0.30814401285078" calcext:value-type="float">
            <text:p>-0.30814401285078</text:p>
          </table:table-cell>
          <table:table-cell office:value-type="float" office:value="-0.245936999428748" calcext:value-type="float">
            <text:p>-0.245936999428748</text:p>
          </table:table-cell>
          <table:table-cell office:value-type="float" office:value="-0.0622070134220318" calcext:value-type="float">
            <text:p>-0.0622070134220318</text:p>
          </table:table-cell>
        </table:table-row>
        <table:table-row table:style-name="ro1">
          <table:table-cell office:value-type="string" calcext:value-type="string">
            <text:p>sll0481</text:p>
          </table:table-cell>
          <table:table-cell office:value-type="float" office:value="-0.00993081836867852" calcext:value-type="float">
            <text:p>-0.00993081836867852</text:p>
          </table:table-cell>
          <table:table-cell office:value-type="float" office:value="0.0522666035021342" calcext:value-type="float">
            <text:p>0.0522666035021342</text:p>
          </table:table-cell>
          <table:table-cell office:value-type="float" office:value="-0.0621974218708127" calcext:value-type="float">
            <text:p>-0.0621974218708127</text:p>
          </table:table-cell>
        </table:table-row>
        <table:table-row table:style-name="ro1">
          <table:table-cell office:value-type="string" calcext:value-type="string">
            <text:p>slr0044</text:p>
          </table:table-cell>
          <table:table-cell office:value-type="float" office:value="-0.589156655816694" calcext:value-type="float">
            <text:p>-0.589156655816694</text:p>
          </table:table-cell>
          <table:table-cell office:value-type="float" office:value="-0.526972559434491" calcext:value-type="float">
            <text:p>-0.526972559434491</text:p>
          </table:table-cell>
          <table:table-cell office:value-type="float" office:value="-0.0621840963822026" calcext:value-type="float">
            <text:p>-0.0621840963822026</text:p>
          </table:table-cell>
        </table:table-row>
        <table:table-row table:style-name="ro1">
          <table:table-cell office:value-type="string" calcext:value-type="string">
            <text:p>slr0930</text:p>
          </table:table-cell>
          <table:table-cell office:value-type="float" office:value="0.222853019474265" calcext:value-type="float">
            <text:p>0.222853019474265</text:p>
          </table:table-cell>
          <table:table-cell office:value-type="float" office:value="0.284867292005217" calcext:value-type="float">
            <text:p>0.284867292005217</text:p>
          </table:table-cell>
          <table:table-cell office:value-type="float" office:value="-0.0620142725309514" calcext:value-type="float">
            <text:p>-0.0620142725309514</text:p>
          </table:table-cell>
        </table:table-row>
        <table:table-row table:style-name="ro1">
          <table:table-cell office:value-type="string" calcext:value-type="string">
            <text:p>sll1615</text:p>
          </table:table-cell>
          <table:table-cell office:value-type="float" office:value="0.110983970751335" calcext:value-type="float">
            <text:p>0.110983970751335</text:p>
          </table:table-cell>
          <table:table-cell office:value-type="float" office:value="0.172847165496669" calcext:value-type="float">
            <text:p>0.172847165496669</text:p>
          </table:table-cell>
          <table:table-cell office:value-type="float" office:value="-0.0618631947453334" calcext:value-type="float">
            <text:p>-0.0618631947453334</text:p>
          </table:table-cell>
        </table:table-row>
        <table:table-row table:style-name="ro1">
          <table:table-cell office:value-type="string" calcext:value-type="string">
            <text:p>slr2136</text:p>
          </table:table-cell>
          <table:table-cell office:value-type="float" office:value="-1.8576216461885" calcext:value-type="float">
            <text:p>-1.8576216461885</text:p>
          </table:table-cell>
          <table:table-cell office:value-type="float" office:value="-1.79608928232916" calcext:value-type="float">
            <text:p>-1.79608928232916</text:p>
          </table:table-cell>
          <table:table-cell office:value-type="float" office:value="-0.0615323638593377" calcext:value-type="float">
            <text:p>-0.0615323638593377</text:p>
          </table:table-cell>
        </table:table-row>
        <table:table-row table:style-name="ro1">
          <table:table-cell office:value-type="string" calcext:value-type="string">
            <text:p>sll0199</text:p>
          </table:table-cell>
          <table:table-cell office:value-type="float" office:value="-0.653182556417525" calcext:value-type="float">
            <text:p>-0.653182556417525</text:p>
          </table:table-cell>
          <table:table-cell office:value-type="float" office:value="-0.591909274998291" calcext:value-type="float">
            <text:p>-0.591909274998291</text:p>
          </table:table-cell>
          <table:table-cell office:value-type="float" office:value="-0.0612732814192345" calcext:value-type="float">
            <text:p>-0.0612732814192345</text:p>
          </table:table-cell>
        </table:table-row>
        <table:table-row table:style-name="ro1">
          <table:table-cell office:value-type="string" calcext:value-type="string">
            <text:p>ssr2227</text:p>
          </table:table-cell>
          <table:table-cell office:value-type="float" office:value="0.144478018400144" calcext:value-type="float">
            <text:p>0.144478018400144</text:p>
          </table:table-cell>
          <table:table-cell office:value-type="float" office:value="0.205381698002797" calcext:value-type="float">
            <text:p>0.205381698002797</text:p>
          </table:table-cell>
          <table:table-cell office:value-type="float" office:value="-0.0609036796026529" calcext:value-type="float">
            <text:p>-0.0609036796026529</text:p>
          </table:table-cell>
        </table:table-row>
        <table:table-row table:style-name="ro1">
          <table:table-cell office:value-type="string" calcext:value-type="string">
            <text:p>slr1263</text:p>
          </table:table-cell>
          <table:table-cell office:value-type="float" office:value="0.0926332864075867" calcext:value-type="float">
            <text:p>0.0926332864075867</text:p>
          </table:table-cell>
          <table:table-cell office:value-type="float" office:value="0.152998502799535" calcext:value-type="float">
            <text:p>0.152998502799535</text:p>
          </table:table-cell>
          <table:table-cell office:value-type="float" office:value="-0.0603652163919482" calcext:value-type="float">
            <text:p>-0.0603652163919482</text:p>
          </table:table-cell>
        </table:table-row>
        <table:table-row table:style-name="ro1">
          <table:table-cell office:value-type="string" calcext:value-type="string">
            <text:p>sll0833</text:p>
          </table:table-cell>
          <table:table-cell office:value-type="float" office:value="0.0688251800340559" calcext:value-type="float">
            <text:p>0.0688251800340559</text:p>
          </table:table-cell>
          <table:table-cell office:value-type="float" office:value="0.128893385744303" calcext:value-type="float">
            <text:p>0.128893385744303</text:p>
          </table:table-cell>
          <table:table-cell office:value-type="float" office:value="-0.0600682057102472" calcext:value-type="float">
            <text:p>-0.0600682057102472</text:p>
          </table:table-cell>
        </table:table-row>
        <table:table-row table:style-name="ro1">
          <table:table-cell office:value-type="string" calcext:value-type="string">
            <text:p>ssl3291</text:p>
          </table:table-cell>
          <table:table-cell office:value-type="float" office:value="0.265239696903268" calcext:value-type="float">
            <text:p>0.265239696903268</text:p>
          </table:table-cell>
          <table:table-cell office:value-type="float" office:value="0.325156034070257" calcext:value-type="float">
            <text:p>0.325156034070257</text:p>
          </table:table-cell>
          <table:table-cell office:value-type="float" office:value="-0.0599163371669896" calcext:value-type="float">
            <text:p>-0.0599163371669896</text:p>
          </table:table-cell>
        </table:table-row>
        <table:table-row table:style-name="ro1">
          <table:table-cell office:value-type="string" calcext:value-type="string">
            <text:p>sll1239</text:p>
          </table:table-cell>
          <table:table-cell office:value-type="float" office:value="-0.0110908031965687" calcext:value-type="float">
            <text:p>-0.0110908031965687</text:p>
          </table:table-cell>
          <table:table-cell office:value-type="float" office:value="0.0486777591231235" calcext:value-type="float">
            <text:p>0.0486777591231235</text:p>
          </table:table-cell>
          <table:table-cell office:value-type="float" office:value="-0.0597685623196922" calcext:value-type="float">
            <text:p>-0.0597685623196922</text:p>
          </table:table-cell>
        </table:table-row>
        <table:table-row table:style-name="ro1">
          <table:table-cell office:value-type="string" calcext:value-type="string">
            <text:p>slr1258</text:p>
          </table:table-cell>
          <table:table-cell office:value-type="float" office:value="-0.277172126312257" calcext:value-type="float">
            <text:p>-0.277172126312257</text:p>
          </table:table-cell>
          <table:table-cell office:value-type="float" office:value="-0.21768857008375" calcext:value-type="float">
            <text:p>-0.21768857008375</text:p>
          </table:table-cell>
          <table:table-cell office:value-type="float" office:value="-0.0594835562285076" calcext:value-type="float">
            <text:p>-0.0594835562285076</text:p>
          </table:table-cell>
        </table:table-row>
        <table:table-row table:style-name="ro1">
          <table:table-cell office:value-type="string" calcext:value-type="string">
            <text:p>sll0678</text:p>
          </table:table-cell>
          <table:table-cell office:value-type="float" office:value="0.0595808321295951" calcext:value-type="float">
            <text:p>0.0595808321295951</text:p>
          </table:table-cell>
          <table:table-cell office:value-type="float" office:value="0.118999170840192" calcext:value-type="float">
            <text:p>0.118999170840192</text:p>
          </table:table-cell>
          <table:table-cell office:value-type="float" office:value="-0.0594183387105973" calcext:value-type="float">
            <text:p>-0.0594183387105973</text:p>
          </table:table-cell>
        </table:table-row>
        <table:table-row table:style-name="ro1">
          <table:table-cell office:value-type="string" calcext:value-type="string">
            <text:p>ssr1386</text:p>
          </table:table-cell>
          <table:table-cell office:value-type="float" office:value="-2.48777326106463" calcext:value-type="float">
            <text:p>-2.48777326106463</text:p>
          </table:table-cell>
          <table:table-cell office:value-type="float" office:value="-2.42876419693759" calcext:value-type="float">
            <text:p>-2.42876419693759</text:p>
          </table:table-cell>
          <table:table-cell office:value-type="float" office:value="-0.0590090641270402" calcext:value-type="float">
            <text:p>-0.0590090641270402</text:p>
          </table:table-cell>
        </table:table-row>
        <table:table-row table:style-name="ro1">
          <table:table-cell office:value-type="string" calcext:value-type="string">
            <text:p>sll1987</text:p>
          </table:table-cell>
          <table:table-cell office:value-type="float" office:value="0.18057489005099" calcext:value-type="float">
            <text:p>0.18057489005099</text:p>
          </table:table-cell>
          <table:table-cell office:value-type="float" office:value="0.239420646315113" calcext:value-type="float">
            <text:p>0.239420646315113</text:p>
          </table:table-cell>
          <table:table-cell office:value-type="float" office:value="-0.0588457562641236" calcext:value-type="float">
            <text:p>-0.0588457562641236</text:p>
          </table:table-cell>
        </table:table-row>
        <table:table-row table:style-name="ro1">
          <table:table-cell office:value-type="string" calcext:value-type="string">
            <text:p>slr1414</text:p>
          </table:table-cell>
          <table:table-cell office:value-type="float" office:value="0.097047823348002" calcext:value-type="float">
            <text:p>0.097047823348002</text:p>
          </table:table-cell>
          <table:table-cell office:value-type="float" office:value="0.15547637173572" calcext:value-type="float">
            <text:p>0.15547637173572</text:p>
          </table:table-cell>
          <table:table-cell office:value-type="float" office:value="-0.0584285483877178" calcext:value-type="float">
            <text:p>-0.0584285483877178</text:p>
          </table:table-cell>
        </table:table-row>
        <table:table-row table:style-name="ro1">
          <table:table-cell office:value-type="string" calcext:value-type="string">
            <text:p>slr0586</text:p>
          </table:table-cell>
          <table:table-cell office:value-type="float" office:value="0.270293005641178" calcext:value-type="float">
            <text:p>0.270293005641178</text:p>
          </table:table-cell>
          <table:table-cell office:value-type="float" office:value="0.3284880361584" calcext:value-type="float">
            <text:p>0.3284880361584</text:p>
          </table:table-cell>
          <table:table-cell office:value-type="float" office:value="-0.0581950305172214" calcext:value-type="float">
            <text:p>-0.0581950305172214</text:p>
          </table:table-cell>
        </table:table-row>
        <table:table-row table:style-name="ro1">
          <table:table-cell office:value-type="string" calcext:value-type="string">
            <text:p>slr0927</text:p>
          </table:table-cell>
          <table:table-cell office:value-type="float" office:value="-0.644148714156432" calcext:value-type="float">
            <text:p>-0.644148714156432</text:p>
          </table:table-cell>
          <table:table-cell office:value-type="float" office:value="-0.586027966045824" calcext:value-type="float">
            <text:p>-0.586027966045824</text:p>
          </table:table-cell>
          <table:table-cell office:value-type="float" office:value="-0.0581207481106084" calcext:value-type="float">
            <text:p>-0.0581207481106084</text:p>
          </table:table-cell>
        </table:table-row>
        <table:table-row table:style-name="ro1">
          <table:table-cell office:value-type="string" calcext:value-type="string">
            <text:p>slr0913</text:p>
          </table:table-cell>
          <table:table-cell office:value-type="float" office:value="-0.00259327947415073" calcext:value-type="float">
            <text:p>-0.00259327947415073</text:p>
          </table:table-cell>
          <table:table-cell office:value-type="float" office:value="0.0553090412304429" calcext:value-type="float">
            <text:p>0.0553090412304429</text:p>
          </table:table-cell>
          <table:table-cell office:value-type="float" office:value="-0.0579023207045936" calcext:value-type="float">
            <text:p>-0.0579023207045936</text:p>
          </table:table-cell>
        </table:table-row>
        <table:table-row table:style-name="ro1">
          <table:table-cell office:value-type="string" calcext:value-type="string">
            <text:p>sll1289</text:p>
          </table:table-cell>
          <table:table-cell office:value-type="float" office:value="0.0526324282522531" calcext:value-type="float">
            <text:p>0.0526324282522531</text:p>
          </table:table-cell>
          <table:table-cell office:value-type="float" office:value="0.110255726486553" calcext:value-type="float">
            <text:p>0.110255726486553</text:p>
          </table:table-cell>
          <table:table-cell office:value-type="float" office:value="-0.0576232982343" calcext:value-type="float">
            <text:p>-0.0576232982343</text:p>
          </table:table-cell>
        </table:table-row>
        <table:table-row table:style-name="ro1">
          <table:table-cell office:value-type="string" calcext:value-type="string">
            <text:p>sll7050</text:p>
          </table:table-cell>
          <table:table-cell office:value-type="float" office:value="0.135976808895745" calcext:value-type="float">
            <text:p>0.135976808895745</text:p>
          </table:table-cell>
          <table:table-cell office:value-type="float" office:value="0.193582393204158" calcext:value-type="float">
            <text:p>0.193582393204158</text:p>
          </table:table-cell>
          <table:table-cell office:value-type="float" office:value="-0.0576055843084132" calcext:value-type="float">
            <text:p>-0.0576055843084132</text:p>
          </table:table-cell>
        </table:table-row>
        <table:table-row table:style-name="ro1">
          <table:table-cell office:value-type="string" calcext:value-type="string">
            <text:p>slr2092</text:p>
          </table:table-cell>
          <table:table-cell office:value-type="float" office:value="0.129645131869428" calcext:value-type="float">
            <text:p>0.129645131869428</text:p>
          </table:table-cell>
          <table:table-cell office:value-type="float" office:value="0.187227747376332" calcext:value-type="float">
            <text:p>0.187227747376332</text:p>
          </table:table-cell>
          <table:table-cell office:value-type="float" office:value="-0.0575826155069047" calcext:value-type="float">
            <text:p>-0.0575826155069047</text:p>
          </table:table-cell>
        </table:table-row>
        <table:table-row table:style-name="ro1">
          <table:table-cell office:value-type="string" calcext:value-type="string">
            <text:p>slr1875</text:p>
          </table:table-cell>
          <table:table-cell office:value-type="float" office:value="-0.117931151107042" calcext:value-type="float">
            <text:p>-0.117931151107042</text:p>
          </table:table-cell>
          <table:table-cell office:value-type="float" office:value="-0.0606073310298393" calcext:value-type="float">
            <text:p>-0.0606073310298393</text:p>
          </table:table-cell>
          <table:table-cell office:value-type="float" office:value="-0.0573238200772032" calcext:value-type="float">
            <text:p>-0.0573238200772032</text:p>
          </table:table-cell>
        </table:table-row>
        <table:table-row table:style-name="ro1">
          <table:table-cell office:value-type="string" calcext:value-type="string">
            <text:p>slr1311</text:p>
          </table:table-cell>
          <table:table-cell office:value-type="float" office:value="-0.03880813947014" calcext:value-type="float">
            <text:p>-0.03880813947014</text:p>
          </table:table-cell>
          <table:table-cell office:value-type="float" office:value="0.0183384635191274" calcext:value-type="float">
            <text:p>0.0183384635191274</text:p>
          </table:table-cell>
          <table:table-cell office:value-type="float" office:value="-0.0571466029892674" calcext:value-type="float">
            <text:p>-0.0571466029892674</text:p>
          </table:table-cell>
        </table:table-row>
        <table:table-row table:style-name="ro1">
          <table:table-cell office:value-type="string" calcext:value-type="string">
            <text:p>slr1210</text:p>
          </table:table-cell>
          <table:table-cell office:value-type="float" office:value="0.144272342096492" calcext:value-type="float">
            <text:p>0.144272342096492</text:p>
          </table:table-cell>
          <table:table-cell office:value-type="float" office:value="0.201071022164932" calcext:value-type="float">
            <text:p>0.201071022164932</text:p>
          </table:table-cell>
          <table:table-cell office:value-type="float" office:value="-0.0567986800684398" calcext:value-type="float">
            <text:p>-0.0567986800684398</text:p>
          </table:table-cell>
        </table:table-row>
        <table:table-row table:style-name="ro1">
          <table:table-cell office:value-type="string" calcext:value-type="string">
            <text:p>slr0357</text:p>
          </table:table-cell>
          <table:table-cell office:value-type="float" office:value="-2.27912017765241" calcext:value-type="float">
            <text:p>-2.27912017765241</text:p>
          </table:table-cell>
          <table:table-cell office:value-type="float" office:value="-2.2224362183867" calcext:value-type="float">
            <text:p>-2.2224362183867</text:p>
          </table:table-cell>
          <table:table-cell office:value-type="float" office:value="-0.056683959265714" calcext:value-type="float">
            <text:p>-0.056683959265714</text:p>
          </table:table-cell>
        </table:table-row>
        <table:table-row table:style-name="ro1">
          <table:table-cell office:value-type="string" calcext:value-type="string">
            <text:p>slr1659</text:p>
          </table:table-cell>
          <table:table-cell office:value-type="float" office:value="0.258129098685183" calcext:value-type="float">
            <text:p>0.258129098685183</text:p>
          </table:table-cell>
          <table:table-cell office:value-type="float" office:value="0.314644593069397" calcext:value-type="float">
            <text:p>0.314644593069397</text:p>
          </table:table-cell>
          <table:table-cell office:value-type="float" office:value="-0.0565154943842145" calcext:value-type="float">
            <text:p>-0.0565154943842145</text:p>
          </table:table-cell>
        </table:table-row>
        <table:table-row table:style-name="ro1">
          <table:table-cell office:value-type="string" calcext:value-type="string">
            <text:p>sll7028</text:p>
          </table:table-cell>
          <table:table-cell office:value-type="float" office:value="0.119748827594159" calcext:value-type="float">
            <text:p>0.119748827594159</text:p>
          </table:table-cell>
          <table:table-cell office:value-type="float" office:value="0.176248584138124" calcext:value-type="float">
            <text:p>0.176248584138124</text:p>
          </table:table-cell>
          <table:table-cell office:value-type="float" office:value="-0.0564997565439642" calcext:value-type="float">
            <text:p>-0.0564997565439642</text:p>
          </table:table-cell>
        </table:table-row>
        <table:table-row table:style-name="ro1">
          <table:table-cell office:value-type="string" calcext:value-type="string">
            <text:p>slr1270</text:p>
          </table:table-cell>
          <table:table-cell office:value-type="float" office:value="-0.0599629480184359" calcext:value-type="float">
            <text:p>-0.0599629480184359</text:p>
          </table:table-cell>
          <table:table-cell office:value-type="float" office:value="-0.00397058896191868" calcext:value-type="float">
            <text:p>-0.00397058896191868</text:p>
          </table:table-cell>
          <table:table-cell office:value-type="float" office:value="-0.0559923590565172" calcext:value-type="float">
            <text:p>-0.0559923590565172</text:p>
          </table:table-cell>
        </table:table-row>
        <table:table-row table:style-name="ro1">
          <table:table-cell office:value-type="string" calcext:value-type="string">
            <text:p>slr2143</text:p>
          </table:table-cell>
          <table:table-cell office:value-type="float" office:value="0.171245183125058" calcext:value-type="float">
            <text:p>0.171245183125058</text:p>
          </table:table-cell>
          <table:table-cell office:value-type="float" office:value="0.226857816728039" calcext:value-type="float">
            <text:p>0.226857816728039</text:p>
          </table:table-cell>
          <table:table-cell office:value-type="float" office:value="-0.0556126336029814" calcext:value-type="float">
            <text:p>-0.0556126336029814</text:p>
          </table:table-cell>
        </table:table-row>
        <table:table-row table:style-name="ro1">
          <table:table-cell office:value-type="string" calcext:value-type="string">
            <text:p>slr0981</text:p>
          </table:table-cell>
          <table:table-cell office:value-type="float" office:value="-0.249156982940286" calcext:value-type="float">
            <text:p>-0.249156982940286</text:p>
          </table:table-cell>
          <table:table-cell office:value-type="float" office:value="-0.193848680993965" calcext:value-type="float">
            <text:p>-0.193848680993965</text:p>
          </table:table-cell>
          <table:table-cell office:value-type="float" office:value="-0.0553083019463211" calcext:value-type="float">
            <text:p>-0.0553083019463211</text:p>
          </table:table-cell>
        </table:table-row>
        <table:table-row table:style-name="ro1">
          <table:table-cell office:value-type="string" calcext:value-type="string">
            <text:p>slr0948</text:p>
          </table:table-cell>
          <table:table-cell office:value-type="float" office:value="0.137284838584181" calcext:value-type="float">
            <text:p>0.137284838584181</text:p>
          </table:table-cell>
          <table:table-cell office:value-type="float" office:value="0.192479200746496" calcext:value-type="float">
            <text:p>0.192479200746496</text:p>
          </table:table-cell>
          <table:table-cell office:value-type="float" office:value="-0.0551943621623155" calcext:value-type="float">
            <text:p>-0.0551943621623155</text:p>
          </table:table-cell>
        </table:table-row>
        <table:table-row table:style-name="ro1">
          <table:table-cell office:value-type="string" calcext:value-type="string">
            <text:p>sll7027</text:p>
          </table:table-cell>
          <table:table-cell office:value-type="float" office:value="0.204709694923049" calcext:value-type="float">
            <text:p>0.204709694923049</text:p>
          </table:table-cell>
          <table:table-cell office:value-type="float" office:value="0.259847074515269" calcext:value-type="float">
            <text:p>0.259847074515269</text:p>
          </table:table-cell>
          <table:table-cell office:value-type="float" office:value="-0.0551373795922197" calcext:value-type="float">
            <text:p>-0.0551373795922197</text:p>
          </table:table-cell>
        </table:table-row>
        <table:table-row table:style-name="ro1">
          <table:table-cell office:value-type="string" calcext:value-type="string">
            <text:p>sll1395</text:p>
          </table:table-cell>
          <table:table-cell office:value-type="float" office:value="0.279027514119665" calcext:value-type="float">
            <text:p>0.279027514119665</text:p>
          </table:table-cell>
          <table:table-cell office:value-type="float" office:value="0.333521616784165" calcext:value-type="float">
            <text:p>0.333521616784165</text:p>
          </table:table-cell>
          <table:table-cell office:value-type="float" office:value="-0.0544941026645001" calcext:value-type="float">
            <text:p>-0.0544941026645001</text:p>
          </table:table-cell>
        </table:table-row>
        <table:table-row table:style-name="ro1">
          <table:table-cell office:value-type="string" calcext:value-type="string">
            <text:p>sll1097</text:p>
          </table:table-cell>
          <table:table-cell office:value-type="float" office:value="-2.40443021347006" calcext:value-type="float">
            <text:p>-2.40443021347006</text:p>
          </table:table-cell>
          <table:table-cell office:value-type="float" office:value="-2.35011886605715" calcext:value-type="float">
            <text:p>-2.35011886605715</text:p>
          </table:table-cell>
          <table:table-cell office:value-type="float" office:value="-0.0543113474129129" calcext:value-type="float">
            <text:p>-0.0543113474129129</text:p>
          </table:table-cell>
        </table:table-row>
        <table:table-row table:style-name="ro1">
          <table:table-cell office:value-type="string" calcext:value-type="string">
            <text:p>sll0459</text:p>
          </table:table-cell>
          <table:table-cell office:value-type="float" office:value="0.126575963743724" calcext:value-type="float">
            <text:p>0.126575963743724</text:p>
          </table:table-cell>
          <table:table-cell office:value-type="float" office:value="0.180424681379743" calcext:value-type="float">
            <text:p>0.180424681379743</text:p>
          </table:table-cell>
          <table:table-cell office:value-type="float" office:value="-0.0538487176360193" calcext:value-type="float">
            <text:p>-0.0538487176360193</text:p>
          </table:table-cell>
        </table:table-row>
        <table:table-row table:style-name="ro1">
          <table:table-cell office:value-type="string" calcext:value-type="string">
            <text:p>slr0793</text:p>
          </table:table-cell>
          <table:table-cell office:value-type="float" office:value="-0.0290582977693003" calcext:value-type="float">
            <text:p>-0.0290582977693003</text:p>
          </table:table-cell>
          <table:table-cell office:value-type="float" office:value="0.0244176291077666" calcext:value-type="float">
            <text:p>0.0244176291077666</text:p>
          </table:table-cell>
          <table:table-cell office:value-type="float" office:value="-0.0534759268770669" calcext:value-type="float">
            <text:p>-0.0534759268770669</text:p>
          </table:table-cell>
        </table:table-row>
        <table:table-row table:style-name="ro1">
          <table:table-cell office:value-type="string" calcext:value-type="string">
            <text:p>ssr3452</text:p>
          </table:table-cell>
          <table:table-cell office:value-type="float" office:value="-0.153973226717085" calcext:value-type="float">
            <text:p>-0.153973226717085</text:p>
          </table:table-cell>
          <table:table-cell office:value-type="float" office:value="-0.100640517802404" calcext:value-type="float">
            <text:p>-0.100640517802404</text:p>
          </table:table-cell>
          <table:table-cell office:value-type="float" office:value="-0.0533327089146813" calcext:value-type="float">
            <text:p>-0.0533327089146813</text:p>
          </table:table-cell>
        </table:table-row>
        <table:table-row table:style-name="ro1">
          <table:table-cell office:value-type="string" calcext:value-type="string">
            <text:p>slr0601</text:p>
          </table:table-cell>
          <table:table-cell office:value-type="float" office:value="0.172086484616046" calcext:value-type="float">
            <text:p>0.172086484616046</text:p>
          </table:table-cell>
          <table:table-cell office:value-type="float" office:value="0.224620929926826" calcext:value-type="float">
            <text:p>0.224620929926826</text:p>
          </table:table-cell>
          <table:table-cell office:value-type="float" office:value="-0.0525344453107807" calcext:value-type="float">
            <text:p>-0.0525344453107807</text:p>
          </table:table-cell>
        </table:table-row>
        <table:table-row table:style-name="ro1">
          <table:table-cell office:value-type="string" calcext:value-type="string">
            <text:p>slr0303</text:p>
          </table:table-cell>
          <table:table-cell office:value-type="float" office:value="0.103093171110343" calcext:value-type="float">
            <text:p>0.103093171110343</text:p>
          </table:table-cell>
          <table:table-cell office:value-type="float" office:value="0.155465687738719" calcext:value-type="float">
            <text:p>0.155465687738719</text:p>
          </table:table-cell>
          <table:table-cell office:value-type="float" office:value="-0.0523725166283761" calcext:value-type="float">
            <text:p>-0.0523725166283761</text:p>
          </table:table-cell>
        </table:table-row>
        <table:table-row table:style-name="ro1">
          <table:table-cell office:value-type="string" calcext:value-type="string">
            <text:p>sll1598</text:p>
          </table:table-cell>
          <table:table-cell office:value-type="float" office:value="0.0187754302999831" calcext:value-type="float">
            <text:p>0.0187754302999831</text:p>
          </table:table-cell>
          <table:table-cell office:value-type="float" office:value="0.0711339106898425" calcext:value-type="float">
            <text:p>0.0711339106898425</text:p>
          </table:table-cell>
          <table:table-cell office:value-type="float" office:value="-0.0523584803898594" calcext:value-type="float">
            <text:p>-0.0523584803898594</text:p>
          </table:table-cell>
        </table:table-row>
        <table:table-row table:style-name="ro1">
          <table:table-cell office:value-type="string" calcext:value-type="string">
            <text:p>sll1469</text:p>
          </table:table-cell>
          <table:table-cell office:value-type="float" office:value="0.0381217617673801" calcext:value-type="float">
            <text:p>0.0381217617673801</text:p>
          </table:table-cell>
          <table:table-cell office:value-type="float" office:value="0.0902195255282517" calcext:value-type="float">
            <text:p>0.0902195255282517</text:p>
          </table:table-cell>
          <table:table-cell office:value-type="float" office:value="-0.0520977637608716" calcext:value-type="float">
            <text:p>-0.0520977637608716</text:p>
          </table:table-cell>
        </table:table-row>
        <table:table-row table:style-name="ro1">
          <table:table-cell office:value-type="string" calcext:value-type="string">
            <text:p>slr2038</text:p>
          </table:table-cell>
          <table:table-cell office:value-type="float" office:value="0.0299643490823822" calcext:value-type="float">
            <text:p>0.0299643490823822</text:p>
          </table:table-cell>
          <table:table-cell office:value-type="float" office:value="0.0817536109845006" calcext:value-type="float">
            <text:p>0.0817536109845006</text:p>
          </table:table-cell>
          <table:table-cell office:value-type="float" office:value="-0.0517892619021183" calcext:value-type="float">
            <text:p>-0.0517892619021183</text:p>
          </table:table-cell>
        </table:table-row>
        <table:table-row table:style-name="ro1">
          <table:table-cell office:value-type="string" calcext:value-type="string">
            <text:p>slr0964</text:p>
          </table:table-cell>
          <table:table-cell office:value-type="float" office:value="-0.135998315671765" calcext:value-type="float">
            <text:p>-0.135998315671765</text:p>
          </table:table-cell>
          <table:table-cell office:value-type="float" office:value="-0.0842921454081781" calcext:value-type="float">
            <text:p>-0.0842921454081781</text:p>
          </table:table-cell>
          <table:table-cell office:value-type="float" office:value="-0.0517061702635869" calcext:value-type="float">
            <text:p>-0.0517061702635869</text:p>
          </table:table-cell>
        </table:table-row>
        <table:table-row table:style-name="ro1">
          <table:table-cell office:value-type="string" calcext:value-type="string">
            <text:p>sll5034</text:p>
          </table:table-cell>
          <table:table-cell office:value-type="float" office:value="-2.54446400636672" calcext:value-type="float">
            <text:p>-2.54446400636672</text:p>
          </table:table-cell>
          <table:table-cell office:value-type="float" office:value="-2.49284803585779" calcext:value-type="float">
            <text:p>-2.49284803585779</text:p>
          </table:table-cell>
          <table:table-cell office:value-type="float" office:value="-0.0516159705089287" calcext:value-type="float">
            <text:p>-0.0516159705089287</text:p>
          </table:table-cell>
        </table:table-row>
        <table:table-row table:style-name="ro1">
          <table:table-cell office:value-type="string" calcext:value-type="string">
            <text:p>slr1851</text:p>
          </table:table-cell>
          <table:table-cell office:value-type="float" office:value="0.0983072971568334" calcext:value-type="float">
            <text:p>0.0983072971568334</text:p>
          </table:table-cell>
          <table:table-cell office:value-type="float" office:value="0.149741487716492" calcext:value-type="float">
            <text:p>0.149741487716492</text:p>
          </table:table-cell>
          <table:table-cell office:value-type="float" office:value="-0.051434190559659" calcext:value-type="float">
            <text:p>-0.051434190559659</text:p>
          </table:table-cell>
        </table:table-row>
        <table:table-row table:style-name="ro1">
          <table:table-cell office:value-type="string" calcext:value-type="string">
            <text:p>sll1333</text:p>
          </table:table-cell>
          <table:table-cell office:value-type="float" office:value="0.116700663112986" calcext:value-type="float">
            <text:p>0.116700663112986</text:p>
          </table:table-cell>
          <table:table-cell office:value-type="float" office:value="0.16808535488719" calcext:value-type="float">
            <text:p>0.16808535488719</text:p>
          </table:table-cell>
          <table:table-cell office:value-type="float" office:value="-0.0513846917742039" calcext:value-type="float">
            <text:p>-0.0513846917742039</text:p>
          </table:table-cell>
        </table:table-row>
        <table:table-row table:style-name="ro1">
          <table:table-cell office:value-type="string" calcext:value-type="string">
            <text:p>slr1784</text:p>
          </table:table-cell>
          <table:table-cell office:value-type="float" office:value="-0.0323581381447532" calcext:value-type="float">
            <text:p>-0.0323581381447532</text:p>
          </table:table-cell>
          <table:table-cell office:value-type="float" office:value="0.0184972897570472" calcext:value-type="float">
            <text:p>0.0184972897570472</text:p>
          </table:table-cell>
          <table:table-cell office:value-type="float" office:value="-0.0508554279018003" calcext:value-type="float">
            <text:p>-0.0508554279018003</text:p>
          </table:table-cell>
        </table:table-row>
        <table:table-row table:style-name="ro1">
          <table:table-cell office:value-type="string" calcext:value-type="string">
            <text:p>slr1280</text:p>
          </table:table-cell>
          <table:table-cell office:value-type="float" office:value="-2.55240498315398" calcext:value-type="float">
            <text:p>-2.55240498315398</text:p>
          </table:table-cell>
          <table:table-cell office:value-type="float" office:value="-2.50224108239503" calcext:value-type="float">
            <text:p>-2.50224108239503</text:p>
          </table:table-cell>
          <table:table-cell office:value-type="float" office:value="-0.0501639007589509" calcext:value-type="float">
            <text:p>-0.0501639007589509</text:p>
          </table:table-cell>
        </table:table-row>
        <table:table-row table:style-name="ro1">
          <table:table-cell office:value-type="string" calcext:value-type="string">
            <text:p>sll1482</text:p>
          </table:table-cell>
          <table:table-cell office:value-type="float" office:value="-0.156736412454875" calcext:value-type="float">
            <text:p>-0.156736412454875</text:p>
          </table:table-cell>
          <table:table-cell office:value-type="float" office:value="-0.106692705957919" calcext:value-type="float">
            <text:p>-0.106692705957919</text:p>
          </table:table-cell>
          <table:table-cell office:value-type="float" office:value="-0.0500437064969567" calcext:value-type="float">
            <text:p>-0.0500437064969567</text:p>
          </table:table-cell>
        </table:table-row>
        <table:table-row table:style-name="ro1">
          <table:table-cell office:value-type="string" calcext:value-type="string">
            <text:p>slr1317</text:p>
          </table:table-cell>
          <table:table-cell office:value-type="float" office:value="0.19588381857038" calcext:value-type="float">
            <text:p>0.19588381857038</text:p>
          </table:table-cell>
          <table:table-cell office:value-type="float" office:value="0.24572635798433" calcext:value-type="float">
            <text:p>0.24572635798433</text:p>
          </table:table-cell>
          <table:table-cell office:value-type="float" office:value="-0.04984253941395" calcext:value-type="float">
            <text:p>-0.04984253941395</text:p>
          </table:table-cell>
        </table:table-row>
        <table:table-row table:style-name="ro1">
          <table:table-cell office:value-type="string" calcext:value-type="string">
            <text:p>slr1837</text:p>
          </table:table-cell>
          <table:table-cell office:value-type="float" office:value="0.457887208991986" calcext:value-type="float">
            <text:p>0.457887208991986</text:p>
          </table:table-cell>
          <table:table-cell office:value-type="float" office:value="0.507548624082045" calcext:value-type="float">
            <text:p>0.507548624082045</text:p>
          </table:table-cell>
          <table:table-cell office:value-type="float" office:value="-0.0496614150900585" calcext:value-type="float">
            <text:p>-0.0496614150900585</text:p>
          </table:table-cell>
        </table:table-row>
        <table:table-row table:style-name="ro1">
          <table:table-cell office:value-type="string" calcext:value-type="string">
            <text:p>sll1667</text:p>
          </table:table-cell>
          <table:table-cell office:value-type="float" office:value="-1.37254412311578" calcext:value-type="float">
            <text:p>-1.37254412311578</text:p>
          </table:table-cell>
          <table:table-cell office:value-type="float" office:value="-1.32351344915666" calcext:value-type="float">
            <text:p>-1.32351344915666</text:p>
          </table:table-cell>
          <table:table-cell office:value-type="float" office:value="-0.0490306739591146" calcext:value-type="float">
            <text:p>-0.0490306739591146</text:p>
          </table:table-cell>
        </table:table-row>
        <table:table-row table:style-name="ro1">
          <table:table-cell office:value-type="string" calcext:value-type="string">
            <text:p>ssl1277</text:p>
          </table:table-cell>
          <table:table-cell office:value-type="float" office:value="-0.0466476420836405" calcext:value-type="float">
            <text:p>-0.0466476420836405</text:p>
          </table:table-cell>
          <table:table-cell office:value-type="float" office:value="0.00227020467546686" calcext:value-type="float">
            <text:p>0.00227020467546686</text:p>
          </table:table-cell>
          <table:table-cell office:value-type="float" office:value="-0.0489178467591073" calcext:value-type="float">
            <text:p>-0.0489178467591073</text:p>
          </table:table-cell>
        </table:table-row>
        <table:table-row table:style-name="ro1">
          <table:table-cell office:value-type="string" calcext:value-type="string">
            <text:p>sll1124</text:p>
          </table:table-cell>
          <table:table-cell office:value-type="float" office:value="-0.197707461829274" calcext:value-type="float">
            <text:p>-0.197707461829274</text:p>
          </table:table-cell>
          <table:table-cell office:value-type="float" office:value="-0.148997305784285" calcext:value-type="float">
            <text:p>-0.148997305784285</text:p>
          </table:table-cell>
          <table:table-cell office:value-type="float" office:value="-0.0487101560449896" calcext:value-type="float">
            <text:p>-0.0487101560449896</text:p>
          </table:table-cell>
        </table:table-row>
        <table:table-row table:style-name="ro1">
          <table:table-cell office:value-type="string" calcext:value-type="string">
            <text:p>sll0266</text:p>
          </table:table-cell>
          <table:table-cell office:value-type="float" office:value="0.287601356251484" calcext:value-type="float">
            <text:p>0.287601356251484</text:p>
          </table:table-cell>
          <table:table-cell office:value-type="float" office:value="0.336253753327031" calcext:value-type="float">
            <text:p>0.336253753327031</text:p>
          </table:table-cell>
          <table:table-cell office:value-type="float" office:value="-0.0486523970755468" calcext:value-type="float">
            <text:p>-0.0486523970755468</text:p>
          </table:table-cell>
        </table:table-row>
        <table:table-row table:style-name="ro1">
          <table:table-cell office:value-type="string" calcext:value-type="string">
            <text:p>ssl5129</text:p>
          </table:table-cell>
          <table:table-cell office:value-type="float" office:value="0.0481024148430734" calcext:value-type="float">
            <text:p>0.0481024148430734</text:p>
          </table:table-cell>
          <table:table-cell office:value-type="float" office:value="0.0964916116872527" calcext:value-type="float">
            <text:p>0.0964916116872527</text:p>
          </table:table-cell>
          <table:table-cell office:value-type="float" office:value="-0.0483891968441793" calcext:value-type="float">
            <text:p>-0.0483891968441793</text:p>
          </table:table-cell>
        </table:table-row>
        <table:table-row table:style-name="ro1">
          <table:table-cell office:value-type="string" calcext:value-type="string">
            <text:p>slr1899</text:p>
          </table:table-cell>
          <table:table-cell office:value-type="float" office:value="-0.122928826232322" calcext:value-type="float">
            <text:p>-0.122928826232322</text:p>
          </table:table-cell>
          <table:table-cell office:value-type="float" office:value="-0.0747697918407986" calcext:value-type="float">
            <text:p>-0.0747697918407986</text:p>
          </table:table-cell>
          <table:table-cell office:value-type="float" office:value="-0.0481590343915235" calcext:value-type="float">
            <text:p>-0.0481590343915235</text:p>
          </table:table-cell>
        </table:table-row>
        <table:table-row table:style-name="ro1">
          <table:table-cell office:value-type="string" calcext:value-type="string">
            <text:p>sll0867</text:p>
          </table:table-cell>
          <table:table-cell office:value-type="float" office:value="-1.00797260692028" calcext:value-type="float">
            <text:p>-1.00797260692028</text:p>
          </table:table-cell>
          <table:table-cell office:value-type="float" office:value="-0.960013714854322" calcext:value-type="float">
            <text:p>-0.960013714854322</text:p>
          </table:table-cell>
          <table:table-cell office:value-type="float" office:value="-0.0479588920659588" calcext:value-type="float">
            <text:p>-0.0479588920659588</text:p>
          </table:table-cell>
        </table:table-row>
        <table:table-row table:style-name="ro1">
          <table:table-cell office:value-type="string" calcext:value-type="string">
            <text:p>slr1118</text:p>
          </table:table-cell>
          <table:table-cell office:value-type="float" office:value="0.0988835377584203" calcext:value-type="float">
            <text:p>0.0988835377584203</text:p>
          </table:table-cell>
          <table:table-cell office:value-type="float" office:value="0.146803642694727" calcext:value-type="float">
            <text:p>0.146803642694727</text:p>
          </table:table-cell>
          <table:table-cell office:value-type="float" office:value="-0.047920104936307" calcext:value-type="float">
            <text:p>-0.047920104936307</text:p>
          </table:table-cell>
        </table:table-row>
        <table:table-row table:style-name="ro1">
          <table:table-cell office:value-type="string" calcext:value-type="string">
            <text:p>slr1912</text:p>
          </table:table-cell>
          <table:table-cell office:value-type="float" office:value="0.128861551929731" calcext:value-type="float">
            <text:p>0.128861551929731</text:p>
          </table:table-cell>
          <table:table-cell office:value-type="float" office:value="0.176602273474215" calcext:value-type="float">
            <text:p>0.176602273474215</text:p>
          </table:table-cell>
          <table:table-cell office:value-type="float" office:value="-0.0477407215444842" calcext:value-type="float">
            <text:p>-0.0477407215444842</text:p>
          </table:table-cell>
        </table:table-row>
        <table:table-row table:style-name="ro1">
          <table:table-cell office:value-type="string" calcext:value-type="string">
            <text:p>slr1045</text:p>
          </table:table-cell>
          <table:table-cell office:value-type="float" office:value="-0.457476058574594" calcext:value-type="float">
            <text:p>-0.457476058574594</text:p>
          </table:table-cell>
          <table:table-cell office:value-type="float" office:value="-0.409805065490638" calcext:value-type="float">
            <text:p>-0.409805065490638</text:p>
          </table:table-cell>
          <table:table-cell office:value-type="float" office:value="-0.0476709930839562" calcext:value-type="float">
            <text:p>-0.0476709930839562</text:p>
          </table:table-cell>
        </table:table-row>
        <table:table-row table:style-name="ro1">
          <table:table-cell office:value-type="string" calcext:value-type="string">
            <text:p>sll1660</text:p>
          </table:table-cell>
          <table:table-cell office:value-type="float" office:value="0.136448278559492" calcext:value-type="float">
            <text:p>0.136448278559492</text:p>
          </table:table-cell>
          <table:table-cell office:value-type="float" office:value="0.183756565421704" calcext:value-type="float">
            <text:p>0.183756565421704</text:p>
          </table:table-cell>
          <table:table-cell office:value-type="float" office:value="-0.0473082868622125" calcext:value-type="float">
            <text:p>-0.0473082868622125</text:p>
          </table:table-cell>
        </table:table-row>
        <table:table-row table:style-name="ro1">
          <table:table-cell office:value-type="string" calcext:value-type="string">
            <text:p>sll0825</text:p>
          </table:table-cell>
          <table:table-cell office:value-type="float" office:value="-1.24873582515828" calcext:value-type="float">
            <text:p>-1.24873582515828</text:p>
          </table:table-cell>
          <table:table-cell office:value-type="float" office:value="-1.20155826681128" calcext:value-type="float">
            <text:p>-1.20155826681128</text:p>
          </table:table-cell>
          <table:table-cell office:value-type="float" office:value="-0.0471775583469962" calcext:value-type="float">
            <text:p>-0.0471775583469962</text:p>
          </table:table-cell>
        </table:table-row>
        <table:table-row table:style-name="ro1">
          <table:table-cell office:value-type="string" calcext:value-type="string">
            <text:p>slr1192</text:p>
          </table:table-cell>
          <table:table-cell office:value-type="float" office:value="0.098718565042293" calcext:value-type="float">
            <text:p>0.098718565042293</text:p>
          </table:table-cell>
          <table:table-cell office:value-type="float" office:value="0.145804312426143" calcext:value-type="float">
            <text:p>0.145804312426143</text:p>
          </table:table-cell>
          <table:table-cell office:value-type="float" office:value="-0.0470857473838502" calcext:value-type="float">
            <text:p>-0.0470857473838502</text:p>
          </table:table-cell>
        </table:table-row>
        <table:table-row table:style-name="ro1">
          <table:table-cell office:value-type="string" calcext:value-type="string">
            <text:p>slr0192</text:p>
          </table:table-cell>
          <table:table-cell office:value-type="float" office:value="0.0616391952491296" calcext:value-type="float">
            <text:p>0.0616391952491296</text:p>
          </table:table-cell>
          <table:table-cell office:value-type="float" office:value="0.108659141741345" calcext:value-type="float">
            <text:p>0.108659141741345</text:p>
          </table:table-cell>
          <table:table-cell office:value-type="float" office:value="-0.0470199464922157" calcext:value-type="float">
            <text:p>-0.0470199464922157</text:p>
          </table:table-cell>
        </table:table-row>
        <table:table-row table:style-name="ro1">
          <table:table-cell office:value-type="string" calcext:value-type="string">
            <text:p>sll6060</text:p>
          </table:table-cell>
          <table:table-cell office:value-type="float" office:value="0.0815633377342063" calcext:value-type="float">
            <text:p>0.0815633377342063</text:p>
          </table:table-cell>
          <table:table-cell office:value-type="float" office:value="0.128290816661597" calcext:value-type="float">
            <text:p>0.128290816661597</text:p>
          </table:table-cell>
          <table:table-cell office:value-type="float" office:value="-0.0467274789273903" calcext:value-type="float">
            <text:p>-0.0467274789273903</text:p>
          </table:table-cell>
        </table:table-row>
        <table:table-row table:style-name="ro1">
          <table:table-cell office:value-type="string" calcext:value-type="string">
            <text:p>slr0984</text:p>
          </table:table-cell>
          <table:table-cell office:value-type="float" office:value="-0.00370163725173446" calcext:value-type="float">
            <text:p>-0.00370163725173446</text:p>
          </table:table-cell>
          <table:table-cell office:value-type="float" office:value="0.0427044547551952" calcext:value-type="float">
            <text:p>0.0427044547551952</text:p>
          </table:table-cell>
          <table:table-cell office:value-type="float" office:value="-0.0464060920069297" calcext:value-type="float">
            <text:p>-0.0464060920069297</text:p>
          </table:table-cell>
        </table:table-row>
        <table:table-row table:style-name="ro1">
          <table:table-cell office:value-type="string" calcext:value-type="string">
            <text:p>sll1411</text:p>
          </table:table-cell>
          <table:table-cell office:value-type="float" office:value="0.158796999516585" calcext:value-type="float">
            <text:p>0.158796999516585</text:p>
          </table:table-cell>
          <table:table-cell office:value-type="float" office:value="0.205182201931717" calcext:value-type="float">
            <text:p>0.205182201931717</text:p>
          </table:table-cell>
          <table:table-cell office:value-type="float" office:value="-0.0463852024151328" calcext:value-type="float">
            <text:p>-0.0463852024151328</text:p>
          </table:table-cell>
        </table:table-row>
        <table:table-row table:style-name="ro1">
          <table:table-cell office:value-type="string" calcext:value-type="string">
            <text:p>slr1083</text:p>
          </table:table-cell>
          <table:table-cell office:value-type="float" office:value="-0.697894277938884" calcext:value-type="float">
            <text:p>-0.697894277938884</text:p>
          </table:table-cell>
          <table:table-cell office:value-type="float" office:value="-0.651594174797997" calcext:value-type="float">
            <text:p>-0.651594174797997</text:p>
          </table:table-cell>
          <table:table-cell office:value-type="float" office:value="-0.0463001031408873" calcext:value-type="float">
            <text:p>-0.0463001031408873</text:p>
          </table:table-cell>
        </table:table-row>
        <table:table-row table:style-name="ro1">
          <table:table-cell office:value-type="string" calcext:value-type="string">
            <text:p>slr0105</text:p>
          </table:table-cell>
          <table:table-cell office:value-type="float" office:value="0.113149272039706" calcext:value-type="float">
            <text:p>0.113149272039706</text:p>
          </table:table-cell>
          <table:table-cell office:value-type="float" office:value="0.159400247705967" calcext:value-type="float">
            <text:p>0.159400247705967</text:p>
          </table:table-cell>
          <table:table-cell office:value-type="float" office:value="-0.0462509756662607" calcext:value-type="float">
            <text:p>-0.0462509756662607</text:p>
          </table:table-cell>
        </table:table-row>
        <table:table-row table:style-name="ro1">
          <table:table-cell office:value-type="string" calcext:value-type="string">
            <text:p>slr1694</text:p>
          </table:table-cell>
          <table:table-cell office:value-type="float" office:value="0.175215632120463" calcext:value-type="float">
            <text:p>0.175215632120463</text:p>
          </table:table-cell>
          <table:table-cell office:value-type="float" office:value="0.221395463438588" calcext:value-type="float">
            <text:p>0.221395463438588</text:p>
          </table:table-cell>
          <table:table-cell office:value-type="float" office:value="-0.0461798313181249" calcext:value-type="float">
            <text:p>-0.0461798313181249</text:p>
          </table:table-cell>
        </table:table-row>
        <table:table-row table:style-name="ro1">
          <table:table-cell office:value-type="string" calcext:value-type="string">
            <text:p>slr0869</text:p>
          </table:table-cell>
          <table:table-cell office:value-type="float" office:value="0.0345717276394452" calcext:value-type="float">
            <text:p>0.0345717276394452</text:p>
          </table:table-cell>
          <table:table-cell office:value-type="float" office:value="0.0805699120303625" calcext:value-type="float">
            <text:p>0.0805699120303625</text:p>
          </table:table-cell>
          <table:table-cell office:value-type="float" office:value="-0.0459981843909173" calcext:value-type="float">
            <text:p>-0.0459981843909173</text:p>
          </table:table-cell>
        </table:table-row>
        <table:table-row table:style-name="ro1">
          <table:table-cell office:value-type="string" calcext:value-type="string">
            <text:p>slr1895</text:p>
          </table:table-cell>
          <table:table-cell office:value-type="float" office:value="0.0600549194321274" calcext:value-type="float">
            <text:p>0.0600549194321274</text:p>
          </table:table-cell>
          <table:table-cell office:value-type="float" office:value="0.106016038253923" calcext:value-type="float">
            <text:p>0.106016038253923</text:p>
          </table:table-cell>
          <table:table-cell office:value-type="float" office:value="-0.0459611188217956" calcext:value-type="float">
            <text:p>-0.0459611188217956</text:p>
          </table:table-cell>
        </table:table-row>
        <table:table-row table:style-name="ro1">
          <table:table-cell office:value-type="string" calcext:value-type="string">
            <text:p>slr8014</text:p>
          </table:table-cell>
          <table:table-cell office:value-type="float" office:value="0.0653738421026176" calcext:value-type="float">
            <text:p>0.0653738421026176</text:p>
          </table:table-cell>
          <table:table-cell office:value-type="float" office:value="0.111281220201499" calcext:value-type="float">
            <text:p>0.111281220201499</text:p>
          </table:table-cell>
          <table:table-cell office:value-type="float" office:value="-0.0459073780988815" calcext:value-type="float">
            <text:p>-0.0459073780988815</text:p>
          </table:table-cell>
        </table:table-row>
        <table:table-row table:style-name="ro1">
          <table:table-cell office:value-type="string" calcext:value-type="string">
            <text:p>sll1692</text:p>
          </table:table-cell>
          <table:table-cell office:value-type="float" office:value="0.030168273042884" calcext:value-type="float">
            <text:p>0.030168273042884</text:p>
          </table:table-cell>
          <table:table-cell office:value-type="float" office:value="0.0750312275186788" calcext:value-type="float">
            <text:p>0.0750312275186788</text:p>
          </table:table-cell>
          <table:table-cell office:value-type="float" office:value="-0.0448629544757948" calcext:value-type="float">
            <text:p>-0.0448629544757948</text:p>
          </table:table-cell>
        </table:table-row>
        <table:table-row table:style-name="ro1">
          <table:table-cell office:value-type="string" calcext:value-type="string">
            <text:p>slr0271</text:p>
          </table:table-cell>
          <table:table-cell office:value-type="float" office:value="0.149312513872293" calcext:value-type="float">
            <text:p>0.149312513872293</text:p>
          </table:table-cell>
          <table:table-cell office:value-type="float" office:value="0.194017681278887" calcext:value-type="float">
            <text:p>0.194017681278887</text:p>
          </table:table-cell>
          <table:table-cell office:value-type="float" office:value="-0.0447051674065944" calcext:value-type="float">
            <text:p>-0.0447051674065944</text:p>
          </table:table-cell>
        </table:table-row>
        <table:table-row table:style-name="ro1">
          <table:table-cell office:value-type="string" calcext:value-type="string">
            <text:p>sll0385</text:p>
          </table:table-cell>
          <table:table-cell office:value-type="float" office:value="-0.397436444076508" calcext:value-type="float">
            <text:p>-0.397436444076508</text:p>
          </table:table-cell>
          <table:table-cell office:value-type="float" office:value="-0.352781950995154" calcext:value-type="float">
            <text:p>-0.352781950995154</text:p>
          </table:table-cell>
          <table:table-cell office:value-type="float" office:value="-0.0446544930813541" calcext:value-type="float">
            <text:p>-0.0446544930813541</text:p>
          </table:table-cell>
        </table:table-row>
        <table:table-row table:style-name="ro1">
          <table:table-cell office:value-type="string" calcext:value-type="string">
            <text:p>slr1281</text:p>
          </table:table-cell>
          <table:table-cell office:value-type="float" office:value="-2.30794288125926" calcext:value-type="float">
            <text:p>-2.30794288125926</text:p>
          </table:table-cell>
          <table:table-cell office:value-type="float" office:value="-2.26371646168002" calcext:value-type="float">
            <text:p>-2.26371646168002</text:p>
          </table:table-cell>
          <table:table-cell office:value-type="float" office:value="-0.0442264195792466" calcext:value-type="float">
            <text:p>-0.0442264195792466</text:p>
          </table:table-cell>
        </table:table-row>
        <table:table-row table:style-name="ro1">
          <table:table-cell office:value-type="string" calcext:value-type="string">
            <text:p>sll0588</text:p>
          </table:table-cell>
          <table:table-cell office:value-type="float" office:value="0.157107255716184" calcext:value-type="float">
            <text:p>0.157107255716184</text:p>
          </table:table-cell>
          <table:table-cell office:value-type="float" office:value="0.201235658640719" calcext:value-type="float">
            <text:p>0.201235658640719</text:p>
          </table:table-cell>
          <table:table-cell office:value-type="float" office:value="-0.0441284029245352" calcext:value-type="float">
            <text:p>-0.0441284029245352</text:p>
          </table:table-cell>
        </table:table-row>
        <table:table-row table:style-name="ro1">
          <table:table-cell office:value-type="string" calcext:value-type="string">
            <text:p>sll1319</text:p>
          </table:table-cell>
          <table:table-cell office:value-type="float" office:value="0.150680159809082" calcext:value-type="float">
            <text:p>0.150680159809082</text:p>
          </table:table-cell>
          <table:table-cell office:value-type="float" office:value="0.194109936530279" calcext:value-type="float">
            <text:p>0.194109936530279</text:p>
          </table:table-cell>
          <table:table-cell office:value-type="float" office:value="-0.0434297767211978" calcext:value-type="float">
            <text:p>-0.0434297767211978</text:p>
          </table:table-cell>
        </table:table-row>
        <table:table-row table:style-name="ro1">
          <table:table-cell office:value-type="string" calcext:value-type="string">
            <text:p>slr0813</text:p>
          </table:table-cell>
          <table:table-cell office:value-type="float" office:value="0.374229756482136" calcext:value-type="float">
            <text:p>0.374229756482136</text:p>
          </table:table-cell>
          <table:table-cell office:value-type="float" office:value="0.417610310452549" calcext:value-type="float">
            <text:p>0.417610310452549</text:p>
          </table:table-cell>
          <table:table-cell office:value-type="float" office:value="-0.0433805539704131" calcext:value-type="float">
            <text:p>-0.0433805539704131</text:p>
          </table:table-cell>
        </table:table-row>
        <table:table-row table:style-name="ro1">
          <table:table-cell office:value-type="string" calcext:value-type="string">
            <text:p>sll8006</text:p>
          </table:table-cell>
          <table:table-cell office:value-type="float" office:value="0.188381452249431" calcext:value-type="float">
            <text:p>0.188381452249431</text:p>
          </table:table-cell>
          <table:table-cell office:value-type="float" office:value="0.231114280089556" calcext:value-type="float">
            <text:p>0.231114280089556</text:p>
          </table:table-cell>
          <table:table-cell office:value-type="float" office:value="-0.0427328278401257" calcext:value-type="float">
            <text:p>-0.0427328278401257</text:p>
          </table:table-cell>
        </table:table-row>
        <table:table-row table:style-name="ro1">
          <table:table-cell office:value-type="string" calcext:value-type="string">
            <text:p>slr2007</text:p>
          </table:table-cell>
          <table:table-cell office:value-type="float" office:value="0.0823963287912695" calcext:value-type="float">
            <text:p>0.0823963287912695</text:p>
          </table:table-cell>
          <table:table-cell office:value-type="float" office:value="0.125120819821486" calcext:value-type="float">
            <text:p>0.125120819821486</text:p>
          </table:table-cell>
          <table:table-cell office:value-type="float" office:value="-0.0427244910302166" calcext:value-type="float">
            <text:p>-0.0427244910302166</text:p>
          </table:table-cell>
        </table:table-row>
        <table:table-row table:style-name="ro1">
          <table:table-cell office:value-type="string" calcext:value-type="string">
            <text:p>sll1157</text:p>
          </table:table-cell>
          <table:table-cell office:value-type="float" office:value="-0.0681744605978957" calcext:value-type="float">
            <text:p>-0.0681744605978957</text:p>
          </table:table-cell>
          <table:table-cell office:value-type="float" office:value="-0.0255459952829586" calcext:value-type="float">
            <text:p>-0.0255459952829586</text:p>
          </table:table-cell>
          <table:table-cell office:value-type="float" office:value="-0.0426284653149371" calcext:value-type="float">
            <text:p>-0.0426284653149371</text:p>
          </table:table-cell>
        </table:table-row>
        <table:table-row table:style-name="ro1">
          <table:table-cell office:value-type="string" calcext:value-type="string">
            <text:p>sll1909</text:p>
          </table:table-cell>
          <table:table-cell office:value-type="float" office:value="0.201663209752036" calcext:value-type="float">
            <text:p>0.201663209752036</text:p>
          </table:table-cell>
          <table:table-cell office:value-type="float" office:value="0.243692969182621" calcext:value-type="float">
            <text:p>0.243692969182621</text:p>
          </table:table-cell>
          <table:table-cell office:value-type="float" office:value="-0.0420297594305856" calcext:value-type="float">
            <text:p>-0.0420297594305856</text:p>
          </table:table-cell>
        </table:table-row>
        <table:table-row table:style-name="ro1">
          <table:table-cell office:value-type="string" calcext:value-type="string">
            <text:p>sll1638</text:p>
          </table:table-cell>
          <table:table-cell office:value-type="float" office:value="0.0798203103105293" calcext:value-type="float">
            <text:p>0.0798203103105293</text:p>
          </table:table-cell>
          <table:table-cell office:value-type="float" office:value="0.121615578823497" calcext:value-type="float">
            <text:p>0.121615578823497</text:p>
          </table:table-cell>
          <table:table-cell office:value-type="float" office:value="-0.0417952685129672" calcext:value-type="float">
            <text:p>-0.0417952685129672</text:p>
          </table:table-cell>
        </table:table-row>
        <table:table-row table:style-name="ro1">
          <table:table-cell office:value-type="string" calcext:value-type="string">
            <text:p>slr1379</text:p>
          </table:table-cell>
          <table:table-cell office:value-type="float" office:value="0.187166086034879" calcext:value-type="float">
            <text:p>0.187166086034879</text:p>
          </table:table-cell>
          <table:table-cell office:value-type="float" office:value="0.228895221765386" calcext:value-type="float">
            <text:p>0.228895221765386</text:p>
          </table:table-cell>
          <table:table-cell office:value-type="float" office:value="-0.0417291357305077" calcext:value-type="float">
            <text:p>-0.0417291357305077</text:p>
          </table:table-cell>
        </table:table-row>
        <table:table-row table:style-name="ro1">
          <table:table-cell office:value-type="string" calcext:value-type="string">
            <text:p>slr1681</text:p>
          </table:table-cell>
          <table:table-cell office:value-type="float" office:value="0.18954377938221" calcext:value-type="float">
            <text:p>0.18954377938221</text:p>
          </table:table-cell>
          <table:table-cell office:value-type="float" office:value="0.23056448101486" calcext:value-type="float">
            <text:p>0.23056448101486</text:p>
          </table:table-cell>
          <table:table-cell office:value-type="float" office:value="-0.0410207016326499" calcext:value-type="float">
            <text:p>-0.0410207016326499</text:p>
          </table:table-cell>
        </table:table-row>
        <table:table-row table:style-name="ro1">
          <table:table-cell office:value-type="string" calcext:value-type="string">
            <text:p>slr1773</text:p>
          </table:table-cell>
          <table:table-cell office:value-type="float" office:value="0.434182306312096" calcext:value-type="float">
            <text:p>0.434182306312096</text:p>
          </table:table-cell>
          <table:table-cell office:value-type="float" office:value="0.474947074774224" calcext:value-type="float">
            <text:p>0.474947074774224</text:p>
          </table:table-cell>
          <table:table-cell office:value-type="float" office:value="-0.0407647684621285" calcext:value-type="float">
            <text:p>-0.0407647684621285</text:p>
          </table:table-cell>
        </table:table-row>
        <table:table-row table:style-name="ro1">
          <table:table-cell office:value-type="string" calcext:value-type="string">
            <text:p>sll8031</text:p>
          </table:table-cell>
          <table:table-cell office:value-type="float" office:value="-0.136737266983509" calcext:value-type="float">
            <text:p>-0.136737266983509</text:p>
          </table:table-cell>
          <table:table-cell office:value-type="float" office:value="-0.0965195532939528" calcext:value-type="float">
            <text:p>-0.0965195532939528</text:p>
          </table:table-cell>
          <table:table-cell office:value-type="float" office:value="-0.0402177136895561" calcext:value-type="float">
            <text:p>-0.0402177136895561</text:p>
          </table:table-cell>
        </table:table-row>
        <table:table-row table:style-name="ro1">
          <table:table-cell office:value-type="string" calcext:value-type="string">
            <text:p>ssr1604</text:p>
          </table:table-cell>
          <table:table-cell office:value-type="float" office:value="-0.558247265249366" calcext:value-type="float">
            <text:p>-0.558247265249366</text:p>
          </table:table-cell>
          <table:table-cell office:value-type="float" office:value="-0.518368409757946" calcext:value-type="float">
            <text:p>-0.518368409757946</text:p>
          </table:table-cell>
          <table:table-cell office:value-type="float" office:value="-0.03987885549142" calcext:value-type="float">
            <text:p>-0.03987885549142</text:p>
          </table:table-cell>
        </table:table-row>
        <table:table-row table:style-name="ro1">
          <table:table-cell office:value-type="string" calcext:value-type="string">
            <text:p>sll0135</text:p>
          </table:table-cell>
          <table:table-cell office:value-type="float" office:value="0.124403954713925" calcext:value-type="float">
            <text:p>0.124403954713925</text:p>
          </table:table-cell>
          <table:table-cell office:value-type="float" office:value="0.164180099091227" calcext:value-type="float">
            <text:p>0.164180099091227</text:p>
          </table:table-cell>
          <table:table-cell office:value-type="float" office:value="-0.0397761443773025" calcext:value-type="float">
            <text:p>-0.0397761443773025</text:p>
          </table:table-cell>
        </table:table-row>
        <table:table-row table:style-name="ro1">
          <table:table-cell office:value-type="string" calcext:value-type="string">
            <text:p>slr2088</text:p>
          </table:table-cell>
          <table:table-cell office:value-type="float" office:value="-1.23677808874786" calcext:value-type="float">
            <text:p>-1.23677808874786</text:p>
          </table:table-cell>
          <table:table-cell office:value-type="float" office:value="-1.1980734161807" calcext:value-type="float">
            <text:p>-1.1980734161807</text:p>
          </table:table-cell>
          <table:table-cell office:value-type="float" office:value="-0.0387046725671636" calcext:value-type="float">
            <text:p>-0.0387046725671636</text:p>
          </table:table-cell>
        </table:table-row>
        <table:table-row table:style-name="ro1">
          <table:table-cell office:value-type="string" calcext:value-type="string">
            <text:p>slr1272</text:p>
          </table:table-cell>
          <table:table-cell office:value-type="float" office:value="0.259125307282519" calcext:value-type="float">
            <text:p>0.259125307282519</text:p>
          </table:table-cell>
          <table:table-cell office:value-type="float" office:value="0.297599464020222" calcext:value-type="float">
            <text:p>0.297599464020222</text:p>
          </table:table-cell>
          <table:table-cell office:value-type="float" office:value="-0.0384741567377031" calcext:value-type="float">
            <text:p>-0.0384741567377031</text:p>
          </table:table-cell>
        </table:table-row>
        <table:table-row table:style-name="ro1">
          <table:table-cell office:value-type="string" calcext:value-type="string">
            <text:p>slr1078</text:p>
          </table:table-cell>
          <table:table-cell office:value-type="float" office:value="-0.301643898813886" calcext:value-type="float">
            <text:p>-0.301643898813886</text:p>
          </table:table-cell>
          <table:table-cell office:value-type="float" office:value="-0.263311226198747" calcext:value-type="float">
            <text:p>-0.263311226198747</text:p>
          </table:table-cell>
          <table:table-cell office:value-type="float" office:value="-0.0383326726151388" calcext:value-type="float">
            <text:p>-0.0383326726151388</text:p>
          </table:table-cell>
        </table:table-row>
        <table:table-row table:style-name="ro1">
          <table:table-cell office:value-type="string" calcext:value-type="string">
            <text:p>slr0845</text:p>
          </table:table-cell>
          <table:table-cell office:value-type="float" office:value="0.011407098384069" calcext:value-type="float">
            <text:p>0.011407098384069</text:p>
          </table:table-cell>
          <table:table-cell office:value-type="float" office:value="0.0495507325429708" calcext:value-type="float">
            <text:p>0.0495507325429708</text:p>
          </table:table-cell>
          <table:table-cell office:value-type="float" office:value="-0.0381436341589017" calcext:value-type="float">
            <text:p>-0.0381436341589017</text:p>
          </table:table-cell>
        </table:table-row>
        <table:table-row table:style-name="ro1">
          <table:table-cell office:value-type="string" calcext:value-type="string">
            <text:p>sll7063</text:p>
          </table:table-cell>
          <table:table-cell office:value-type="float" office:value="0.192707922620382" calcext:value-type="float">
            <text:p>0.192707922620382</text:p>
          </table:table-cell>
          <table:table-cell office:value-type="float" office:value="0.230223152019282" calcext:value-type="float">
            <text:p>0.230223152019282</text:p>
          </table:table-cell>
          <table:table-cell office:value-type="float" office:value="-0.0375152293989" calcext:value-type="float">
            <text:p>-0.0375152293989</text:p>
          </table:table-cell>
        </table:table-row>
        <table:table-row table:style-name="ro1">
          <table:table-cell office:value-type="string" calcext:value-type="string">
            <text:p>sll0985</text:p>
          </table:table-cell>
          <table:table-cell office:value-type="float" office:value="0.266232554559162" calcext:value-type="float">
            <text:p>0.266232554559162</text:p>
          </table:table-cell>
          <table:table-cell office:value-type="float" office:value="0.303591091285293" calcext:value-type="float">
            <text:p>0.303591091285293</text:p>
          </table:table-cell>
          <table:table-cell office:value-type="float" office:value="-0.0373585367261309" calcext:value-type="float">
            <text:p>-0.0373585367261309</text:p>
          </table:table-cell>
        </table:table-row>
        <table:table-row table:style-name="ro1">
          <table:table-cell office:value-type="string" calcext:value-type="string">
            <text:p>sll5046</text:p>
          </table:table-cell>
          <table:table-cell office:value-type="float" office:value="0.0975191454726906" calcext:value-type="float">
            <text:p>0.0975191454726906</text:p>
          </table:table-cell>
          <table:table-cell office:value-type="float" office:value="0.134833759707913" calcext:value-type="float">
            <text:p>0.134833759707913</text:p>
          </table:table-cell>
          <table:table-cell office:value-type="float" office:value="-0.0373146142352227" calcext:value-type="float">
            <text:p>-0.0373146142352227</text:p>
          </table:table-cell>
        </table:table-row>
        <table:table-row table:style-name="ro1">
          <table:table-cell office:value-type="string" calcext:value-type="string">
            <text:p>slr1101</text:p>
          </table:table-cell>
          <table:table-cell office:value-type="float" office:value="-0.12598163312212" calcext:value-type="float">
            <text:p>-0.12598163312212</text:p>
          </table:table-cell>
          <table:table-cell office:value-type="float" office:value="-0.0887119256092326" calcext:value-type="float">
            <text:p>-0.0887119256092326</text:p>
          </table:table-cell>
          <table:table-cell office:value-type="float" office:value="-0.0372697075128875" calcext:value-type="float">
            <text:p>-0.0372697075128875</text:p>
          </table:table-cell>
        </table:table-row>
        <table:table-row table:style-name="ro1">
          <table:table-cell office:value-type="string" calcext:value-type="string">
            <text:p>slr0286</text:p>
          </table:table-cell>
          <table:table-cell office:value-type="float" office:value="0.105377753067313" calcext:value-type="float">
            <text:p>0.105377753067313</text:p>
          </table:table-cell>
          <table:table-cell office:value-type="float" office:value="0.142022635673618" calcext:value-type="float">
            <text:p>0.142022635673618</text:p>
          </table:table-cell>
          <table:table-cell office:value-type="float" office:value="-0.0366448826063044" calcext:value-type="float">
            <text:p>-0.0366448826063044</text:p>
          </table:table-cell>
        </table:table-row>
        <table:table-row table:style-name="ro1">
          <table:table-cell office:value-type="string" calcext:value-type="string">
            <text:p>sll0621</text:p>
          </table:table-cell>
          <table:table-cell office:value-type="float" office:value="-0.960675872017988" calcext:value-type="float">
            <text:p>-0.960675872017988</text:p>
          </table:table-cell>
          <table:table-cell office:value-type="float" office:value="-0.924191683466332" calcext:value-type="float">
            <text:p>-0.924191683466332</text:p>
          </table:table-cell>
          <table:table-cell office:value-type="float" office:value="-0.0364841885516555" calcext:value-type="float">
            <text:p>-0.0364841885516555</text:p>
          </table:table-cell>
        </table:table-row>
        <table:table-row table:style-name="ro1">
          <table:table-cell office:value-type="string" calcext:value-type="string">
            <text:p>ssr3300</text:p>
          </table:table-cell>
          <table:table-cell office:value-type="float" office:value="0.0931876846358745" calcext:value-type="float">
            <text:p>0.0931876846358745</text:p>
          </table:table-cell>
          <table:table-cell office:value-type="float" office:value="0.129587951243211" calcext:value-type="float">
            <text:p>0.129587951243211</text:p>
          </table:table-cell>
          <table:table-cell office:value-type="float" office:value="-0.0364002666073364" calcext:value-type="float">
            <text:p>-0.0364002666073364</text:p>
          </table:table-cell>
        </table:table-row>
        <table:table-row table:style-name="ro1">
          <table:table-cell office:value-type="string" calcext:value-type="string">
            <text:p>ssl5096</text:p>
          </table:table-cell>
          <table:table-cell office:value-type="float" office:value="-0.144404491437898" calcext:value-type="float">
            <text:p>-0.144404491437898</text:p>
          </table:table-cell>
          <table:table-cell office:value-type="float" office:value="-0.108088823594427" calcext:value-type="float">
            <text:p>-0.108088823594427</text:p>
          </table:table-cell>
          <table:table-cell office:value-type="float" office:value="-0.0363156678434708" calcext:value-type="float">
            <text:p>-0.0363156678434708</text:p>
          </table:table-cell>
        </table:table-row>
        <table:table-row table:style-name="ro1">
          <table:table-cell office:value-type="string" calcext:value-type="string">
            <text:p>slr0644</text:p>
          </table:table-cell>
          <table:table-cell office:value-type="float" office:value="0.0866139802242176" calcext:value-type="float">
            <text:p>0.0866139802242176</text:p>
          </table:table-cell>
          <table:table-cell office:value-type="float" office:value="0.122612019392963" calcext:value-type="float">
            <text:p>0.122612019392963</text:p>
          </table:table-cell>
          <table:table-cell office:value-type="float" office:value="-0.0359980391687457" calcext:value-type="float">
            <text:p>-0.0359980391687457</text:p>
          </table:table-cell>
        </table:table-row>
        <table:table-row table:style-name="ro1">
          <table:table-cell office:value-type="string" calcext:value-type="string">
            <text:p>slr7088</text:p>
          </table:table-cell>
          <table:table-cell office:value-type="float" office:value="0.116083600681987" calcext:value-type="float">
            <text:p>0.116083600681987</text:p>
          </table:table-cell>
          <table:table-cell office:value-type="float" office:value="0.151357389295544" calcext:value-type="float">
            <text:p>0.151357389295544</text:p>
          </table:table-cell>
          <table:table-cell office:value-type="float" office:value="-0.0352737886135566" calcext:value-type="float">
            <text:p>-0.0352737886135566</text:p>
          </table:table-cell>
        </table:table-row>
        <table:table-row table:style-name="ro1">
          <table:table-cell office:value-type="string" calcext:value-type="string">
            <text:p>sll1757</text:p>
          </table:table-cell>
          <table:table-cell office:value-type="float" office:value="-0.322906925253146" calcext:value-type="float">
            <text:p>-0.322906925253146</text:p>
          </table:table-cell>
          <table:table-cell office:value-type="float" office:value="-0.288040737640305" calcext:value-type="float">
            <text:p>-0.288040737640305</text:p>
          </table:table-cell>
          <table:table-cell office:value-type="float" office:value="-0.0348661876128416" calcext:value-type="float">
            <text:p>-0.0348661876128416</text:p>
          </table:table-cell>
        </table:table-row>
        <table:table-row table:style-name="ro1">
          <table:table-cell office:value-type="string" calcext:value-type="string">
            <text:p>sll5033</text:p>
          </table:table-cell>
          <table:table-cell office:value-type="float" office:value="-0.000786734785452806" calcext:value-type="float">
            <text:p>-0.000786734785452806</text:p>
          </table:table-cell>
          <table:table-cell office:value-type="float" office:value="0.0336594653035085" calcext:value-type="float">
            <text:p>0.0336594653035085</text:p>
          </table:table-cell>
          <table:table-cell office:value-type="float" office:value="-0.0344462000889613" calcext:value-type="float">
            <text:p>-0.0344462000889613</text:p>
          </table:table-cell>
        </table:table-row>
        <table:table-row table:style-name="ro1">
          <table:table-cell office:value-type="string" calcext:value-type="string">
            <text:p>slr0239</text:p>
          </table:table-cell>
          <table:table-cell office:value-type="float" office:value="-0.0291016045657808" calcext:value-type="float">
            <text:p>-0.0291016045657808</text:p>
          </table:table-cell>
          <table:table-cell office:value-type="float" office:value="0.00451788251760081" calcext:value-type="float">
            <text:p>0.00451788251760081</text:p>
          </table:table-cell>
          <table:table-cell office:value-type="float" office:value="-0.0336194870833816" calcext:value-type="float">
            <text:p>-0.0336194870833816</text:p>
          </table:table-cell>
        </table:table-row>
        <table:table-row table:style-name="ro1">
          <table:table-cell office:value-type="string" calcext:value-type="string">
            <text:p>slr2031</text:p>
          </table:table-cell>
          <table:table-cell office:value-type="float" office:value="-0.715349192949516" calcext:value-type="float">
            <text:p>-0.715349192949516</text:p>
          </table:table-cell>
          <table:table-cell office:value-type="float" office:value="-0.68184798302735" calcext:value-type="float">
            <text:p>-0.68184798302735</text:p>
          </table:table-cell>
          <table:table-cell office:value-type="float" office:value="-0.0335012099221652" calcext:value-type="float">
            <text:p>-0.0335012099221652</text:p>
          </table:table-cell>
        </table:table-row>
        <table:table-row table:style-name="ro1">
          <table:table-cell office:value-type="string" calcext:value-type="string">
            <text:p>ssr7079</text:p>
          </table:table-cell>
          <table:table-cell office:value-type="float" office:value="0.106266666287456" calcext:value-type="float">
            <text:p>0.106266666287456</text:p>
          </table:table-cell>
          <table:table-cell office:value-type="float" office:value="0.139649707708516" calcext:value-type="float">
            <text:p>0.139649707708516</text:p>
          </table:table-cell>
          <table:table-cell office:value-type="float" office:value="-0.0333830414210599" calcext:value-type="float">
            <text:p>-0.0333830414210599</text:p>
          </table:table-cell>
        </table:table-row>
        <table:table-row table:style-name="ro1">
          <table:table-cell office:value-type="string" calcext:value-type="string">
            <text:p>sll1920</text:p>
          </table:table-cell>
          <table:table-cell office:value-type="float" office:value="-0.0590438235802167" calcext:value-type="float">
            <text:p>-0.0590438235802167</text:p>
          </table:table-cell>
          <table:table-cell office:value-type="float" office:value="-0.0259869661484559" calcext:value-type="float">
            <text:p>-0.0259869661484559</text:p>
          </table:table-cell>
          <table:table-cell office:value-type="float" office:value="-0.0330568574317607" calcext:value-type="float">
            <text:p>-0.0330568574317607</text:p>
          </table:table-cell>
        </table:table-row>
        <table:table-row table:style-name="ro1">
          <table:table-cell office:value-type="string" calcext:value-type="string">
            <text:p>sll1399</text:p>
          </table:table-cell>
          <table:table-cell office:value-type="float" office:value="0.11805751497792" calcext:value-type="float">
            <text:p>0.11805751497792</text:p>
          </table:table-cell>
          <table:table-cell office:value-type="float" office:value="0.150909433094657" calcext:value-type="float">
            <text:p>0.150909433094657</text:p>
          </table:table-cell>
          <table:table-cell office:value-type="float" office:value="-0.0328519181167364" calcext:value-type="float">
            <text:p>-0.0328519181167364</text:p>
          </table:table-cell>
        </table:table-row>
        <table:table-row table:style-name="ro1">
          <table:table-cell office:value-type="string" calcext:value-type="string">
            <text:p>slr1212</text:p>
          </table:table-cell>
          <table:table-cell office:value-type="float" office:value="0.129935456123501" calcext:value-type="float">
            <text:p>0.129935456123501</text:p>
          </table:table-cell>
          <table:table-cell office:value-type="float" office:value="0.162294143817297" calcext:value-type="float">
            <text:p>0.162294143817297</text:p>
          </table:table-cell>
          <table:table-cell office:value-type="float" office:value="-0.0323586876937957" calcext:value-type="float">
            <text:p>-0.0323586876937957</text:p>
          </table:table-cell>
        </table:table-row>
        <table:table-row table:style-name="ro1">
          <table:table-cell office:value-type="string" calcext:value-type="string">
            <text:p>sll0489</text:p>
          </table:table-cell>
          <table:table-cell office:value-type="float" office:value="0.102783029153557" calcext:value-type="float">
            <text:p>0.102783029153557</text:p>
          </table:table-cell>
          <table:table-cell office:value-type="float" office:value="0.134993215851907" calcext:value-type="float">
            <text:p>0.134993215851907</text:p>
          </table:table-cell>
          <table:table-cell office:value-type="float" office:value="-0.0322101866983498" calcext:value-type="float">
            <text:p>-0.0322101866983498</text:p>
          </table:table-cell>
        </table:table-row>
        <table:table-row table:style-name="ro1">
          <table:table-cell office:value-type="string" calcext:value-type="string">
            <text:p>ssr1513</text:p>
          </table:table-cell>
          <table:table-cell office:value-type="float" office:value="0.0458639185076674" calcext:value-type="float">
            <text:p>0.0458639185076674</text:p>
          </table:table-cell>
          <table:table-cell office:value-type="float" office:value="0.0776243996213463" calcext:value-type="float">
            <text:p>0.0776243996213463</text:p>
          </table:table-cell>
          <table:table-cell office:value-type="float" office:value="-0.0317604811136789" calcext:value-type="float">
            <text:p>-0.0317604811136789</text:p>
          </table:table-cell>
        </table:table-row>
        <table:table-row table:style-name="ro1">
          <table:table-cell office:value-type="string" calcext:value-type="string">
            <text:p>sll0522</text:p>
          </table:table-cell>
          <table:table-cell office:value-type="float" office:value="-1.91088814427532" calcext:value-type="float">
            <text:p>-1.91088814427532</text:p>
          </table:table-cell>
          <table:table-cell office:value-type="float" office:value="-1.8791508338531" calcext:value-type="float">
            <text:p>-1.8791508338531</text:p>
          </table:table-cell>
          <table:table-cell office:value-type="float" office:value="-0.0317373104222181" calcext:value-type="float">
            <text:p>-0.0317373104222181</text:p>
          </table:table-cell>
        </table:table-row>
        <table:table-row table:style-name="ro1">
          <table:table-cell office:value-type="string" calcext:value-type="string">
            <text:p>slr0093</text:p>
          </table:table-cell>
          <table:table-cell office:value-type="float" office:value="-0.245105290027558" calcext:value-type="float">
            <text:p>-0.245105290027558</text:p>
          </table:table-cell>
          <table:table-cell office:value-type="float" office:value="-0.214040134352566" calcext:value-type="float">
            <text:p>-0.214040134352566</text:p>
          </table:table-cell>
          <table:table-cell office:value-type="float" office:value="-0.0310651556749918" calcext:value-type="float">
            <text:p>-0.0310651556749918</text:p>
          </table:table-cell>
        </table:table-row>
        <table:table-row table:style-name="ro1">
          <table:table-cell office:value-type="string" calcext:value-type="string">
            <text:p>slr0338</text:p>
          </table:table-cell>
          <table:table-cell office:value-type="float" office:value="-1.31689643175527" calcext:value-type="float">
            <text:p>-1.31689643175527</text:p>
          </table:table-cell>
          <table:table-cell office:value-type="float" office:value="-1.28589222568289" calcext:value-type="float">
            <text:p>-1.28589222568289</text:p>
          </table:table-cell>
          <table:table-cell office:value-type="float" office:value="-0.0310042060723763" calcext:value-type="float">
            <text:p>-0.0310042060723763</text:p>
          </table:table-cell>
        </table:table-row>
        <table:table-row table:style-name="ro1">
          <table:table-cell office:value-type="string" calcext:value-type="string">
            <text:p>sll1575</text:p>
          </table:table-cell>
          <table:table-cell office:value-type="float" office:value="0.156868465616798" calcext:value-type="float">
            <text:p>0.156868465616798</text:p>
          </table:table-cell>
          <table:table-cell office:value-type="float" office:value="0.187772550470932" calcext:value-type="float">
            <text:p>0.187772550470932</text:p>
          </table:table-cell>
          <table:table-cell office:value-type="float" office:value="-0.0309040848541345" calcext:value-type="float">
            <text:p>-0.0309040848541345</text:p>
          </table:table-cell>
        </table:table-row>
        <table:table-row table:style-name="ro1">
          <table:table-cell office:value-type="string" calcext:value-type="string">
            <text:p>slr1047</text:p>
          </table:table-cell>
          <table:table-cell office:value-type="float" office:value="0.063633952343352" calcext:value-type="float">
            <text:p>0.063633952343352</text:p>
          </table:table-cell>
          <table:table-cell office:value-type="float" office:value="0.0943331862249618" calcext:value-type="float">
            <text:p>0.0943331862249618</text:p>
          </table:table-cell>
          <table:table-cell office:value-type="float" office:value="-0.0306992338816097" calcext:value-type="float">
            <text:p>-0.0306992338816097</text:p>
          </table:table-cell>
        </table:table-row>
        <table:table-row table:style-name="ro1">
          <table:table-cell office:value-type="string" calcext:value-type="string">
            <text:p>ssr1256</text:p>
          </table:table-cell>
          <table:table-cell office:value-type="float" office:value="-0.891425288406682" calcext:value-type="float">
            <text:p>-0.891425288406682</text:p>
          </table:table-cell>
          <table:table-cell office:value-type="float" office:value="-0.860800339721041" calcext:value-type="float">
            <text:p>-0.860800339721041</text:p>
          </table:table-cell>
          <table:table-cell office:value-type="float" office:value="-0.030624948685641" calcext:value-type="float">
            <text:p>-0.030624948685641</text:p>
          </table:table-cell>
        </table:table-row>
        <table:table-row table:style-name="ro1">
          <table:table-cell office:value-type="string" calcext:value-type="string">
            <text:p>sll0810</text:p>
          </table:table-cell>
          <table:table-cell office:value-type="float" office:value="-0.129008505066992" calcext:value-type="float">
            <text:p>-0.129008505066992</text:p>
          </table:table-cell>
          <table:table-cell office:value-type="float" office:value="-0.0984564787549696" calcext:value-type="float">
            <text:p>-0.0984564787549696</text:p>
          </table:table-cell>
          <table:table-cell office:value-type="float" office:value="-0.0305520263120224" calcext:value-type="float">
            <text:p>-0.0305520263120224</text:p>
          </table:table-cell>
        </table:table-row>
        <table:table-row table:style-name="ro1">
          <table:table-cell office:value-type="string" calcext:value-type="string">
            <text:p>slr0742</text:p>
          </table:table-cell>
          <table:table-cell office:value-type="float" office:value="-0.147023272892735" calcext:value-type="float">
            <text:p>-0.147023272892735</text:p>
          </table:table-cell>
          <table:table-cell office:value-type="float" office:value="-0.11663883599759" calcext:value-type="float">
            <text:p>-0.11663883599759</text:p>
          </table:table-cell>
          <table:table-cell office:value-type="float" office:value="-0.030384436895145" calcext:value-type="float">
            <text:p>-0.030384436895145</text:p>
          </table:table-cell>
        </table:table-row>
        <table:table-row table:style-name="ro1">
          <table:table-cell office:value-type="string" calcext:value-type="string">
            <text:p>sll5048</text:p>
          </table:table-cell>
          <table:table-cell office:value-type="float" office:value="0.0259219117366343" calcext:value-type="float">
            <text:p>0.0259219117366343</text:p>
          </table:table-cell>
          <table:table-cell office:value-type="float" office:value="0.0561934091716066" calcext:value-type="float">
            <text:p>0.0561934091716066</text:p>
          </table:table-cell>
          <table:table-cell office:value-type="float" office:value="-0.0302714974349722" calcext:value-type="float">
            <text:p>-0.0302714974349722</text:p>
          </table:table-cell>
        </table:table-row>
        <table:table-row table:style-name="ro1">
          <table:table-cell office:value-type="string" calcext:value-type="string">
            <text:p>slr2111</text:p>
          </table:table-cell>
          <table:table-cell office:value-type="float" office:value="-0.0562422442965856" calcext:value-type="float">
            <text:p>-0.0562422442965856</text:p>
          </table:table-cell>
          <table:table-cell office:value-type="float" office:value="-0.0259848099307881" calcext:value-type="float">
            <text:p>-0.0259848099307881</text:p>
          </table:table-cell>
          <table:table-cell office:value-type="float" office:value="-0.0302574343657975" calcext:value-type="float">
            <text:p>-0.0302574343657975</text:p>
          </table:table-cell>
        </table:table-row>
        <table:table-row table:style-name="ro1">
          <table:table-cell office:value-type="string" calcext:value-type="string">
            <text:p>slr0263</text:p>
          </table:table-cell>
          <table:table-cell office:value-type="float" office:value="0.193320184619294" calcext:value-type="float">
            <text:p>0.193320184619294</text:p>
          </table:table-cell>
          <table:table-cell office:value-type="float" office:value="0.223375285158914" calcext:value-type="float">
            <text:p>0.223375285158914</text:p>
          </table:table-cell>
          <table:table-cell office:value-type="float" office:value="-0.0300551005396197" calcext:value-type="float">
            <text:p>-0.0300551005396197</text:p>
          </table:table-cell>
        </table:table-row>
        <table:table-row table:style-name="ro1">
          <table:table-cell office:value-type="string" calcext:value-type="string">
            <text:p>slr0145</text:p>
          </table:table-cell>
          <table:table-cell office:value-type="float" office:value="0.225316137196026" calcext:value-type="float">
            <text:p>0.225316137196026</text:p>
          </table:table-cell>
          <table:table-cell office:value-type="float" office:value="0.255040925283034" calcext:value-type="float">
            <text:p>0.255040925283034</text:p>
          </table:table-cell>
          <table:table-cell office:value-type="float" office:value="-0.0297247880870082" calcext:value-type="float">
            <text:p>-0.0297247880870082</text:p>
          </table:table-cell>
        </table:table-row>
        <table:table-row table:style-name="ro1">
          <table:table-cell office:value-type="string" calcext:value-type="string">
            <text:p>sll0053</text:p>
          </table:table-cell>
          <table:table-cell office:value-type="float" office:value="-0.546059813009668" calcext:value-type="float">
            <text:p>-0.546059813009668</text:p>
          </table:table-cell>
          <table:table-cell office:value-type="float" office:value="-0.516364084195913" calcext:value-type="float">
            <text:p>-0.516364084195913</text:p>
          </table:table-cell>
          <table:table-cell office:value-type="float" office:value="-0.0296957288137547" calcext:value-type="float">
            <text:p>-0.0296957288137547</text:p>
          </table:table-cell>
        </table:table-row>
        <table:table-row table:style-name="ro1">
          <table:table-cell office:value-type="string" calcext:value-type="string">
            <text:p>sll0658</text:p>
          </table:table-cell>
          <table:table-cell office:value-type="float" office:value="0.0346406362876567" calcext:value-type="float">
            <text:p>0.0346406362876567</text:p>
          </table:table-cell>
          <table:table-cell office:value-type="float" office:value="0.0632179203886382" calcext:value-type="float">
            <text:p>0.0632179203886382</text:p>
          </table:table-cell>
          <table:table-cell office:value-type="float" office:value="-0.0285772841009815" calcext:value-type="float">
            <text:p>-0.0285772841009815</text:p>
          </table:table-cell>
        </table:table-row>
        <table:table-row table:style-name="ro1">
          <table:table-cell office:value-type="string" calcext:value-type="string">
            <text:p>sll7047</text:p>
          </table:table-cell>
          <table:table-cell office:value-type="float" office:value="0.00521321890600642" calcext:value-type="float">
            <text:p>0.00521321890600642</text:p>
          </table:table-cell>
          <table:table-cell office:value-type="float" office:value="0.0334476553771734" calcext:value-type="float">
            <text:p>0.0334476553771734</text:p>
          </table:table-cell>
          <table:table-cell office:value-type="float" office:value="-0.0282344364711669" calcext:value-type="float">
            <text:p>-0.0282344364711669</text:p>
          </table:table-cell>
        </table:table-row>
        <table:table-row table:style-name="ro1">
          <table:table-cell office:value-type="string" calcext:value-type="string">
            <text:p>slr0783</text:p>
          </table:table-cell>
          <table:table-cell office:value-type="float" office:value="0.444747813265939" calcext:value-type="float">
            <text:p>0.444747813265939</text:p>
          </table:table-cell>
          <table:table-cell office:value-type="float" office:value="0.472940620154842" calcext:value-type="float">
            <text:p>0.472940620154842</text:p>
          </table:table-cell>
          <table:table-cell office:value-type="float" office:value="-0.0281928068889029" calcext:value-type="float">
            <text:p>-0.0281928068889029</text:p>
          </table:table-cell>
        </table:table-row>
        <table:table-row table:style-name="ro1">
          <table:table-cell office:value-type="string" calcext:value-type="string">
            <text:p>sll1545</text:p>
          </table:table-cell>
          <table:table-cell office:value-type="float" office:value="0.0980345649242705" calcext:value-type="float">
            <text:p>0.0980345649242705</text:p>
          </table:table-cell>
          <table:table-cell office:value-type="float" office:value="0.126042929726978" calcext:value-type="float">
            <text:p>0.126042929726978</text:p>
          </table:table-cell>
          <table:table-cell office:value-type="float" office:value="-0.0280083648027078" calcext:value-type="float">
            <text:p>-0.0280083648027078</text:p>
          </table:table-cell>
        </table:table-row>
        <table:table-row table:style-name="ro1">
          <table:table-cell office:value-type="string" calcext:value-type="string">
            <text:p>slr0604</text:p>
          </table:table-cell>
          <table:table-cell office:value-type="float" office:value="-0.2222107895847" calcext:value-type="float">
            <text:p>-0.2222107895847</text:p>
          </table:table-cell>
          <table:table-cell office:value-type="float" office:value="-0.19483959262333" calcext:value-type="float">
            <text:p>-0.19483959262333</text:p>
          </table:table-cell>
          <table:table-cell office:value-type="float" office:value="-0.0273711969613699" calcext:value-type="float">
            <text:p>-0.0273711969613699</text:p>
          </table:table-cell>
        </table:table-row>
        <table:table-row table:style-name="ro1">
          <table:table-cell office:value-type="string" calcext:value-type="string">
            <text:p>sll1103</text:p>
          </table:table-cell>
          <table:table-cell office:value-type="float" office:value="0.00728728834047156" calcext:value-type="float">
            <text:p>0.00728728834047156</text:p>
          </table:table-cell>
          <table:table-cell office:value-type="float" office:value="0.0344809017323053" calcext:value-type="float">
            <text:p>0.0344809017323053</text:p>
          </table:table-cell>
          <table:table-cell office:value-type="float" office:value="-0.0271936133918337" calcext:value-type="float">
            <text:p>-0.0271936133918337</text:p>
          </table:table-cell>
        </table:table-row>
        <table:table-row table:style-name="ro1">
          <table:table-cell office:value-type="string" calcext:value-type="string">
            <text:p>sll0755</text:p>
          </table:table-cell>
          <table:table-cell office:value-type="float" office:value="0.193808722389454" calcext:value-type="float">
            <text:p>0.193808722389454</text:p>
          </table:table-cell>
          <table:table-cell office:value-type="float" office:value="0.220777655615288" calcext:value-type="float">
            <text:p>0.220777655615288</text:p>
          </table:table-cell>
          <table:table-cell office:value-type="float" office:value="-0.0269689332258342" calcext:value-type="float">
            <text:p>-0.0269689332258342</text:p>
          </table:table-cell>
        </table:table-row>
        <table:table-row table:style-name="ro1">
          <table:table-cell office:value-type="string" calcext:value-type="string">
            <text:p>slr0168</text:p>
          </table:table-cell>
          <table:table-cell office:value-type="float" office:value="-0.0850396056802908" calcext:value-type="float">
            <text:p>-0.0850396056802908</text:p>
          </table:table-cell>
          <table:table-cell office:value-type="float" office:value="-0.0584308574781492" calcext:value-type="float">
            <text:p>-0.0584308574781492</text:p>
          </table:table-cell>
          <table:table-cell office:value-type="float" office:value="-0.0266087482021416" calcext:value-type="float">
            <text:p>-0.0266087482021416</text:p>
          </table:table-cell>
        </table:table-row>
        <table:table-row table:style-name="ro1">
          <table:table-cell office:value-type="string" calcext:value-type="string">
            <text:p>sll1359</text:p>
          </table:table-cell>
          <table:table-cell office:value-type="float" office:value="0.0351348089825703" calcext:value-type="float">
            <text:p>0.0351348089825703</text:p>
          </table:table-cell>
          <table:table-cell office:value-type="float" office:value="0.0616928239021644" calcext:value-type="float">
            <text:p>0.0616928239021644</text:p>
          </table:table-cell>
          <table:table-cell office:value-type="float" office:value="-0.0265580149195941" calcext:value-type="float">
            <text:p>-0.0265580149195941</text:p>
          </table:table-cell>
        </table:table-row>
        <table:table-row table:style-name="ro1">
          <table:table-cell office:value-type="string" calcext:value-type="string">
            <text:p>slr2082</text:p>
          </table:table-cell>
          <table:table-cell office:value-type="float" office:value="-0.110383138523489" calcext:value-type="float">
            <text:p>-0.110383138523489</text:p>
          </table:table-cell>
          <table:table-cell office:value-type="float" office:value="-0.0838265718827208" calcext:value-type="float">
            <text:p>-0.0838265718827208</text:p>
          </table:table-cell>
          <table:table-cell office:value-type="float" office:value="-0.0265565666407683" calcext:value-type="float">
            <text:p>-0.0265565666407683</text:p>
          </table:table-cell>
        </table:table-row>
        <table:table-row table:style-name="ro1">
          <table:table-cell office:value-type="string" calcext:value-type="string">
            <text:p>slr1931</text:p>
          </table:table-cell>
          <table:table-cell office:value-type="float" office:value="-0.108336190379284" calcext:value-type="float">
            <text:p>-0.108336190379284</text:p>
          </table:table-cell>
          <table:table-cell office:value-type="float" office:value="-0.0825189765760773" calcext:value-type="float">
            <text:p>-0.0825189765760773</text:p>
          </table:table-cell>
          <table:table-cell office:value-type="float" office:value="-0.0258172138032065" calcext:value-type="float">
            <text:p>-0.0258172138032065</text:p>
          </table:table-cell>
        </table:table-row>
        <table:table-row table:style-name="ro1">
          <table:table-cell office:value-type="string" calcext:value-type="string">
            <text:p>ssr0759</text:p>
          </table:table-cell>
          <table:table-cell office:value-type="float" office:value="0.00641725050797505" calcext:value-type="float">
            <text:p>0.00641725050797505</text:p>
          </table:table-cell>
          <table:table-cell office:value-type="float" office:value="0.0313482143613523" calcext:value-type="float">
            <text:p>0.0313482143613523</text:p>
          </table:table-cell>
          <table:table-cell office:value-type="float" office:value="-0.0249309638533773" calcext:value-type="float">
            <text:p>-0.0249309638533773</text:p>
          </table:table-cell>
        </table:table-row>
        <table:table-row table:style-name="ro1">
          <table:table-cell office:value-type="string" calcext:value-type="string">
            <text:p>sll1595</text:p>
          </table:table-cell>
          <table:table-cell office:value-type="float" office:value="0.240075077735403" calcext:value-type="float">
            <text:p>0.240075077735403</text:p>
          </table:table-cell>
          <table:table-cell office:value-type="float" office:value="0.264124783104816" calcext:value-type="float">
            <text:p>0.264124783104816</text:p>
          </table:table-cell>
          <table:table-cell office:value-type="float" office:value="-0.0240497053694127" calcext:value-type="float">
            <text:p>-0.0240497053694127</text:p>
          </table:table-cell>
        </table:table-row>
        <table:table-row table:style-name="ro1">
          <table:table-cell office:value-type="string" calcext:value-type="string">
            <text:p>sll0721</text:p>
          </table:table-cell>
          <table:table-cell office:value-type="float" office:value="0.197357902374939" calcext:value-type="float">
            <text:p>0.197357902374939</text:p>
          </table:table-cell>
          <table:table-cell office:value-type="float" office:value="0.220774659422544" calcext:value-type="float">
            <text:p>0.220774659422544</text:p>
          </table:table-cell>
          <table:table-cell office:value-type="float" office:value="-0.0234167570476055" calcext:value-type="float">
            <text:p>-0.0234167570476055</text:p>
          </table:table-cell>
        </table:table-row>
        <table:table-row table:style-name="ro1">
          <table:table-cell office:value-type="string" calcext:value-type="string">
            <text:p>slr0321</text:p>
          </table:table-cell>
          <table:table-cell office:value-type="float" office:value="-1.12087567179259" calcext:value-type="float">
            <text:p>-1.12087567179259</text:p>
          </table:table-cell>
          <table:table-cell office:value-type="float" office:value="-1.097464030348" calcext:value-type="float">
            <text:p>-1.097464030348</text:p>
          </table:table-cell>
          <table:table-cell office:value-type="float" office:value="-0.0234116414445833" calcext:value-type="float">
            <text:p>-0.0234116414445833</text:p>
          </table:table-cell>
        </table:table-row>
        <table:table-row table:style-name="ro1">
          <table:table-cell office:value-type="string" calcext:value-type="string">
            <text:p>ssl5099</text:p>
          </table:table-cell>
          <table:table-cell office:value-type="float" office:value="0.226899219427016" calcext:value-type="float">
            <text:p>0.226899219427016</text:p>
          </table:table-cell>
          <table:table-cell office:value-type="float" office:value="0.250303564617893" calcext:value-type="float">
            <text:p>0.250303564617893</text:p>
          </table:table-cell>
          <table:table-cell office:value-type="float" office:value="-0.0234043451908766" calcext:value-type="float">
            <text:p>-0.0234043451908766</text:p>
          </table:table-cell>
        </table:table-row>
        <table:table-row table:style-name="ro1">
          <table:table-cell office:value-type="string" calcext:value-type="string">
            <text:p>ssl6035</text:p>
          </table:table-cell>
          <table:table-cell office:value-type="float" office:value="-0.0433023742476174" calcext:value-type="float">
            <text:p>-0.0433023742476174</text:p>
          </table:table-cell>
          <table:table-cell office:value-type="float" office:value="-0.0199324481086643" calcext:value-type="float">
            <text:p>-0.0199324481086643</text:p>
          </table:table-cell>
          <table:table-cell office:value-type="float" office:value="-0.0233699261389531" calcext:value-type="float">
            <text:p>-0.0233699261389531</text:p>
          </table:table-cell>
        </table:table-row>
        <table:table-row table:style-name="ro1">
          <table:table-cell office:value-type="string" calcext:value-type="string">
            <text:p>slr1094</text:p>
          </table:table-cell>
          <table:table-cell office:value-type="float" office:value="0.153682551930888" calcext:value-type="float">
            <text:p>0.153682551930888</text:p>
          </table:table-cell>
          <table:table-cell office:value-type="float" office:value="0.176817041537654" calcext:value-type="float">
            <text:p>0.176817041537654</text:p>
          </table:table-cell>
          <table:table-cell office:value-type="float" office:value="-0.0231344896067656" calcext:value-type="float">
            <text:p>-0.0231344896067656</text:p>
          </table:table-cell>
        </table:table-row>
        <table:table-row table:style-name="ro1">
          <table:table-cell office:value-type="string" calcext:value-type="string">
            <text:p>sll1039</text:p>
          </table:table-cell>
          <table:table-cell office:value-type="float" office:value="-0.000713373918431345" calcext:value-type="float">
            <text:p>-0.000713373918431345</text:p>
          </table:table-cell>
          <table:table-cell office:value-type="float" office:value="0.0218320932925163" calcext:value-type="float">
            <text:p>0.0218320932925163</text:p>
          </table:table-cell>
          <table:table-cell office:value-type="float" office:value="-0.0225454672109476" calcext:value-type="float">
            <text:p>-0.0225454672109476</text:p>
          </table:table-cell>
        </table:table-row>
        <table:table-row table:style-name="ro1">
          <table:table-cell office:value-type="string" calcext:value-type="string">
            <text:p>sll0160</text:p>
          </table:table-cell>
          <table:table-cell office:value-type="float" office:value="-0.550036074508114" calcext:value-type="float">
            <text:p>-0.550036074508114</text:p>
          </table:table-cell>
          <table:table-cell office:value-type="float" office:value="-0.527813923917246" calcext:value-type="float">
            <text:p>-0.527813923917246</text:p>
          </table:table-cell>
          <table:table-cell office:value-type="float" office:value="-0.0222221505908682" calcext:value-type="float">
            <text:p>-0.0222221505908682</text:p>
          </table:table-cell>
        </table:table-row>
        <table:table-row table:style-name="ro1">
          <table:table-cell office:value-type="string" calcext:value-type="string">
            <text:p>slr1199</text:p>
          </table:table-cell>
          <table:table-cell office:value-type="float" office:value="-0.0603054483076333" calcext:value-type="float">
            <text:p>-0.0603054483076333</text:p>
          </table:table-cell>
          <table:table-cell office:value-type="float" office:value="-0.0381958459771248" calcext:value-type="float">
            <text:p>-0.0381958459771248</text:p>
          </table:table-cell>
          <table:table-cell office:value-type="float" office:value="-0.0221096023305085" calcext:value-type="float">
            <text:p>-0.0221096023305085</text:p>
          </table:table-cell>
        </table:table-row>
        <table:table-row table:style-name="ro1">
          <table:table-cell office:value-type="string" calcext:value-type="string">
            <text:p>slr2096</text:p>
          </table:table-cell>
          <table:table-cell office:value-type="float" office:value="0.151926228015072" calcext:value-type="float">
            <text:p>0.151926228015072</text:p>
          </table:table-cell>
          <table:table-cell office:value-type="float" office:value="0.173211743720646" calcext:value-type="float">
            <text:p>0.173211743720646</text:p>
          </table:table-cell>
          <table:table-cell office:value-type="float" office:value="-0.0212855157055738" calcext:value-type="float">
            <text:p>-0.0212855157055738</text:p>
          </table:table-cell>
        </table:table-row>
        <table:table-row table:style-name="ro1">
          <table:table-cell office:value-type="string" calcext:value-type="string">
            <text:p>sll1189</text:p>
          </table:table-cell>
          <table:table-cell office:value-type="float" office:value="-0.21239143521475" calcext:value-type="float">
            <text:p>-0.21239143521475</text:p>
          </table:table-cell>
          <table:table-cell office:value-type="float" office:value="-0.191579041165453" calcext:value-type="float">
            <text:p>-0.191579041165453</text:p>
          </table:table-cell>
          <table:table-cell office:value-type="float" office:value="-0.0208123940492967" calcext:value-type="float">
            <text:p>-0.0208123940492967</text:p>
          </table:table-cell>
        </table:table-row>
        <table:table-row table:style-name="ro1">
          <table:table-cell office:value-type="string" calcext:value-type="string">
            <text:p>slr0580</text:p>
          </table:table-cell>
          <table:table-cell office:value-type="float" office:value="-0.432991375934496" calcext:value-type="float">
            <text:p>-0.432991375934496</text:p>
          </table:table-cell>
          <table:table-cell office:value-type="float" office:value="-0.412609298382915" calcext:value-type="float">
            <text:p>-0.412609298382915</text:p>
          </table:table-cell>
          <table:table-cell office:value-type="float" office:value="-0.020382077551581" calcext:value-type="float">
            <text:p>-0.020382077551581</text:p>
          </table:table-cell>
        </table:table-row>
        <table:table-row table:style-name="ro1">
          <table:table-cell office:value-type="string" calcext:value-type="string">
            <text:p>slr0838</text:p>
          </table:table-cell>
          <table:table-cell office:value-type="float" office:value="-0.141614514411348" calcext:value-type="float">
            <text:p>-0.141614514411348</text:p>
          </table:table-cell>
          <table:table-cell office:value-type="float" office:value="-0.121488613054323" calcext:value-type="float">
            <text:p>-0.121488613054323</text:p>
          </table:table-cell>
          <table:table-cell office:value-type="float" office:value="-0.0201259013570257" calcext:value-type="float">
            <text:p>-0.0201259013570257</text:p>
          </table:table-cell>
        </table:table-row>
        <table:table-row table:style-name="ro1">
          <table:table-cell office:value-type="string" calcext:value-type="string">
            <text:p>slr5126</text:p>
          </table:table-cell>
          <table:table-cell office:value-type="float" office:value="0.0237500285407953" calcext:value-type="float">
            <text:p>0.0237500285407953</text:p>
          </table:table-cell>
          <table:table-cell office:value-type="float" office:value="0.0436710120308521" calcext:value-type="float">
            <text:p>0.0436710120308521</text:p>
          </table:table-cell>
          <table:table-cell office:value-type="float" office:value="-0.0199209834900569" calcext:value-type="float">
            <text:p>-0.0199209834900569</text:p>
          </table:table-cell>
        </table:table-row>
        <table:table-row table:style-name="ro1">
          <table:table-cell office:value-type="string" calcext:value-type="string">
            <text:p>sll1505</text:p>
          </table:table-cell>
          <table:table-cell office:value-type="float" office:value="0.100803789905176" calcext:value-type="float">
            <text:p>0.100803789905176</text:p>
          </table:table-cell>
          <table:table-cell office:value-type="float" office:value="0.120703484875983" calcext:value-type="float">
            <text:p>0.120703484875983</text:p>
          </table:table-cell>
          <table:table-cell office:value-type="float" office:value="-0.0198996949708072" calcext:value-type="float">
            <text:p>-0.0198996949708072</text:p>
          </table:table-cell>
        </table:table-row>
        <table:table-row table:style-name="ro1">
          <table:table-cell office:value-type="string" calcext:value-type="string">
            <text:p>slr0702</text:p>
          </table:table-cell>
          <table:table-cell office:value-type="float" office:value="0.0914068999770607" calcext:value-type="float">
            <text:p>0.0914068999770607</text:p>
          </table:table-cell>
          <table:table-cell office:value-type="float" office:value="0.110655660816139" calcext:value-type="float">
            <text:p>0.110655660816139</text:p>
          </table:table-cell>
          <table:table-cell office:value-type="float" office:value="-0.0192487608390778" calcext:value-type="float">
            <text:p>-0.0192487608390778</text:p>
          </table:table-cell>
        </table:table-row>
        <table:table-row table:style-name="ro1">
          <table:table-cell office:value-type="string" calcext:value-type="string">
            <text:p>slr0598</text:p>
          </table:table-cell>
          <table:table-cell office:value-type="float" office:value="0.492292996636779" calcext:value-type="float">
            <text:p>0.492292996636779</text:p>
          </table:table-cell>
          <table:table-cell office:value-type="float" office:value="0.511489303671081" calcext:value-type="float">
            <text:p>0.511489303671081</text:p>
          </table:table-cell>
          <table:table-cell office:value-type="float" office:value="-0.0191963070343018" calcext:value-type="float">
            <text:p>-0.0191963070343018</text:p>
          </table:table-cell>
        </table:table-row>
        <table:table-row table:style-name="ro1">
          <table:table-cell office:value-type="string" calcext:value-type="string">
            <text:p>sll1160</text:p>
          </table:table-cell>
          <table:table-cell office:value-type="float" office:value="0.0647087530541738" calcext:value-type="float">
            <text:p>0.0647087530541738</text:p>
          </table:table-cell>
          <table:table-cell office:value-type="float" office:value="0.083832645940196" calcext:value-type="float">
            <text:p>0.083832645940196</text:p>
          </table:table-cell>
          <table:table-cell office:value-type="float" office:value="-0.0191238928860222" calcext:value-type="float">
            <text:p>-0.0191238928860222</text:p>
          </table:table-cell>
        </table:table-row>
        <table:table-row table:style-name="ro1">
          <table:table-cell office:value-type="string" calcext:value-type="string">
            <text:p>sll1925</text:p>
          </table:table-cell>
          <table:table-cell office:value-type="float" office:value="0.230876793633607" calcext:value-type="float">
            <text:p>0.230876793633607</text:p>
          </table:table-cell>
          <table:table-cell office:value-type="float" office:value="0.249879171569865" calcext:value-type="float">
            <text:p>0.249879171569865</text:p>
          </table:table-cell>
          <table:table-cell office:value-type="float" office:value="-0.0190023779362575" calcext:value-type="float">
            <text:p>-0.0190023779362575</text:p>
          </table:table-cell>
        </table:table-row>
        <table:table-row table:style-name="ro1">
          <table:table-cell office:value-type="string" calcext:value-type="string">
            <text:p>ssl5098</text:p>
          </table:table-cell>
          <table:table-cell office:value-type="float" office:value="0.0403425445569393" calcext:value-type="float">
            <text:p>0.0403425445569393</text:p>
          </table:table-cell>
          <table:table-cell office:value-type="float" office:value="0.0590995161064467" calcext:value-type="float">
            <text:p>0.0590995161064467</text:p>
          </table:table-cell>
          <table:table-cell office:value-type="float" office:value="-0.0187569715495073" calcext:value-type="float">
            <text:p>-0.0187569715495073</text:p>
          </table:table-cell>
        </table:table-row>
        <table:table-row table:style-name="ro1">
          <table:table-cell office:value-type="string" calcext:value-type="string">
            <text:p>sll0403</text:p>
          </table:table-cell>
          <table:table-cell office:value-type="float" office:value="0.0600600644336474" calcext:value-type="float">
            <text:p>0.0600600644336474</text:p>
          </table:table-cell>
          <table:table-cell office:value-type="float" office:value="0.0781766238581363" calcext:value-type="float">
            <text:p>0.0781766238581363</text:p>
          </table:table-cell>
          <table:table-cell office:value-type="float" office:value="-0.0181165594244889" calcext:value-type="float">
            <text:p>-0.0181165594244889</text:p>
          </table:table-cell>
        </table:table-row>
        <table:table-row table:style-name="ro1">
          <table:table-cell office:value-type="string" calcext:value-type="string">
            <text:p>slr0452</text:p>
          </table:table-cell>
          <table:table-cell office:value-type="float" office:value="-0.936731134907959" calcext:value-type="float">
            <text:p>-0.936731134907959</text:p>
          </table:table-cell>
          <table:table-cell office:value-type="float" office:value="-0.918631580315154" calcext:value-type="float">
            <text:p>-0.918631580315154</text:p>
          </table:table-cell>
          <table:table-cell office:value-type="float" office:value="-0.0180995545928048" calcext:value-type="float">
            <text:p>-0.0180995545928048</text:p>
          </table:table-cell>
        </table:table-row>
        <table:table-row table:style-name="ro1">
          <table:table-cell office:value-type="string" calcext:value-type="string">
            <text:p>sll1127</text:p>
          </table:table-cell>
          <table:table-cell office:value-type="float" office:value="-0.890557668423883" calcext:value-type="float">
            <text:p>-0.890557668423883</text:p>
          </table:table-cell>
          <table:table-cell office:value-type="float" office:value="-0.872989119895473" calcext:value-type="float">
            <text:p>-0.872989119895473</text:p>
          </table:table-cell>
          <table:table-cell office:value-type="float" office:value="-0.0175685485284107" calcext:value-type="float">
            <text:p>-0.0175685485284107</text:p>
          </table:table-cell>
        </table:table-row>
        <table:table-row table:style-name="ro1">
          <table:table-cell office:value-type="string" calcext:value-type="string">
            <text:p>slr0602</text:p>
          </table:table-cell>
          <table:table-cell office:value-type="float" office:value="0.197371843194347" calcext:value-type="float">
            <text:p>0.197371843194347</text:p>
          </table:table-cell>
          <table:table-cell office:value-type="float" office:value="0.214579394694147" calcext:value-type="float">
            <text:p>0.214579394694147</text:p>
          </table:table-cell>
          <table:table-cell office:value-type="float" office:value="-0.0172075514997992" calcext:value-type="float">
            <text:p>-0.0172075514997992</text:p>
          </table:table-cell>
        </table:table-row>
        <table:table-row table:style-name="ro1">
          <table:table-cell office:value-type="string" calcext:value-type="string">
            <text:p>slr1946</text:p>
          </table:table-cell>
          <table:table-cell office:value-type="float" office:value="-0.752366114055358" calcext:value-type="float">
            <text:p>-0.752366114055358</text:p>
          </table:table-cell>
          <table:table-cell office:value-type="float" office:value="-0.736064678096345" calcext:value-type="float">
            <text:p>-0.736064678096345</text:p>
          </table:table-cell>
          <table:table-cell office:value-type="float" office:value="-0.0163014359590123" calcext:value-type="float">
            <text:p>-0.0163014359590123</text:p>
          </table:table-cell>
        </table:table-row>
        <table:table-row table:style-name="ro1">
          <table:table-cell office:value-type="string" calcext:value-type="string">
            <text:p>sll7089</text:p>
          </table:table-cell>
          <table:table-cell office:value-type="float" office:value="-0.385235328571056" calcext:value-type="float">
            <text:p>-0.385235328571056</text:p>
          </table:table-cell>
          <table:table-cell office:value-type="float" office:value="-0.369035961503835" calcext:value-type="float">
            <text:p>-0.369035961503835</text:p>
          </table:table-cell>
          <table:table-cell office:value-type="float" office:value="-0.0161993670672212" calcext:value-type="float">
            <text:p>-0.0161993670672212</text:p>
          </table:table-cell>
        </table:table-row>
        <table:table-row table:style-name="ro1">
          <table:table-cell office:value-type="string" calcext:value-type="string">
            <text:p>slr2098</text:p>
          </table:table-cell>
          <table:table-cell office:value-type="float" office:value="-0.558818546606605" calcext:value-type="float">
            <text:p>-0.558818546606605</text:p>
          </table:table-cell>
          <table:table-cell office:value-type="float" office:value="-0.544304315434369" calcext:value-type="float">
            <text:p>-0.544304315434369</text:p>
          </table:table-cell>
          <table:table-cell office:value-type="float" office:value="-0.0145142311722364" calcext:value-type="float">
            <text:p>-0.0145142311722364</text:p>
          </table:table-cell>
        </table:table-row>
        <table:table-row table:style-name="ro1">
          <table:table-cell office:value-type="string" calcext:value-type="string">
            <text:p>sll0732</text:p>
          </table:table-cell>
          <table:table-cell office:value-type="float" office:value="0.19861312721404" calcext:value-type="float">
            <text:p>0.19861312721404</text:p>
          </table:table-cell>
          <table:table-cell office:value-type="float" office:value="0.213048175229296" calcext:value-type="float">
            <text:p>0.213048175229296</text:p>
          </table:table-cell>
          <table:table-cell office:value-type="float" office:value="-0.0144350480152557" calcext:value-type="float">
            <text:p>-0.0144350480152557</text:p>
          </table:table-cell>
        </table:table-row>
        <table:table-row table:style-name="ro1">
          <table:table-cell office:value-type="string" calcext:value-type="string">
            <text:p>ssr5011</text:p>
          </table:table-cell>
          <table:table-cell office:value-type="float" office:value="0.113363099208783" calcext:value-type="float">
            <text:p>0.113363099208783</text:p>
          </table:table-cell>
          <table:table-cell office:value-type="float" office:value="0.127738117087992" calcext:value-type="float">
            <text:p>0.127738117087992</text:p>
          </table:table-cell>
          <table:table-cell office:value-type="float" office:value="-0.0143750178792088" calcext:value-type="float">
            <text:p>-0.0143750178792088</text:p>
          </table:table-cell>
        </table:table-row>
        <table:table-row table:style-name="ro1">
          <table:table-cell office:value-type="string" calcext:value-type="string">
            <text:p>sll1712</text:p>
          </table:table-cell>
          <table:table-cell office:value-type="float" office:value="-0.760450715714856" calcext:value-type="float">
            <text:p>-0.760450715714856</text:p>
          </table:table-cell>
          <table:table-cell office:value-type="float" office:value="-0.746791643182162" calcext:value-type="float">
            <text:p>-0.746791643182162</text:p>
          </table:table-cell>
          <table:table-cell office:value-type="float" office:value="-0.0136590725326941" calcext:value-type="float">
            <text:p>-0.0136590725326941</text:p>
          </table:table-cell>
        </table:table-row>
        <table:table-row table:style-name="ro1">
          <table:table-cell office:value-type="string" calcext:value-type="string">
            <text:p>slr0408</text:p>
          </table:table-cell>
          <table:table-cell office:value-type="float" office:value="0.0943928600933309" calcext:value-type="float">
            <text:p>0.0943928600933309</text:p>
          </table:table-cell>
          <table:table-cell office:value-type="float" office:value="0.107346594825982" calcext:value-type="float">
            <text:p>0.107346594825982</text:p>
          </table:table-cell>
          <table:table-cell office:value-type="float" office:value="-0.0129537347326511" calcext:value-type="float">
            <text:p>-0.0129537347326511</text:p>
          </table:table-cell>
        </table:table-row>
        <table:table-row table:style-name="ro1">
          <table:table-cell office:value-type="string" calcext:value-type="string">
            <text:p>slr0890</text:p>
          </table:table-cell>
          <table:table-cell office:value-type="float" office:value="0.105854412541899" calcext:value-type="float">
            <text:p>0.105854412541899</text:p>
          </table:table-cell>
          <table:table-cell office:value-type="float" office:value="0.11850308289957" calcext:value-type="float">
            <text:p>0.11850308289957</text:p>
          </table:table-cell>
          <table:table-cell office:value-type="float" office:value="-0.0126486703576712" calcext:value-type="float">
            <text:p>-0.0126486703576712</text:p>
          </table:table-cell>
        </table:table-row>
        <table:table-row table:style-name="ro1">
          <table:table-cell office:value-type="string" calcext:value-type="string">
            <text:p>slr0325</text:p>
          </table:table-cell>
          <table:table-cell office:value-type="float" office:value="-0.0434162865699877" calcext:value-type="float">
            <text:p>-0.0434162865699877</text:p>
          </table:table-cell>
          <table:table-cell office:value-type="float" office:value="-0.0311472893510044" calcext:value-type="float">
            <text:p>-0.0311472893510044</text:p>
          </table:table-cell>
          <table:table-cell office:value-type="float" office:value="-0.0122689972189833" calcext:value-type="float">
            <text:p>-0.0122689972189833</text:p>
          </table:table-cell>
        </table:table-row>
        <table:table-row table:style-name="ro1">
          <table:table-cell office:value-type="string" calcext:value-type="string">
            <text:p>sll1277</text:p>
          </table:table-cell>
          <table:table-cell office:value-type="float" office:value="0.204577296658214" calcext:value-type="float">
            <text:p>0.204577296658214</text:p>
          </table:table-cell>
          <table:table-cell office:value-type="float" office:value="0.216773779418093" calcext:value-type="float">
            <text:p>0.216773779418093</text:p>
          </table:table-cell>
          <table:table-cell office:value-type="float" office:value="-0.0121964827598789" calcext:value-type="float">
            <text:p>-0.0121964827598789</text:p>
          </table:table-cell>
        </table:table-row>
        <table:table-row table:style-name="ro1">
          <table:table-cell office:value-type="string" calcext:value-type="string">
            <text:p>slr5115</text:p>
          </table:table-cell>
          <table:table-cell office:value-type="float" office:value="-0.0685507192865296" calcext:value-type="float">
            <text:p>-0.0685507192865296</text:p>
          </table:table-cell>
          <table:table-cell office:value-type="float" office:value="-0.0567554984917305" calcext:value-type="float">
            <text:p>-0.0567554984917305</text:p>
          </table:table-cell>
          <table:table-cell office:value-type="float" office:value="-0.0117952207947992" calcext:value-type="float">
            <text:p>-0.0117952207947992</text:p>
          </table:table-cell>
        </table:table-row>
        <table:table-row table:style-name="ro1">
          <table:table-cell office:value-type="string" calcext:value-type="string">
            <text:p>slr1442</text:p>
          </table:table-cell>
          <table:table-cell office:value-type="float" office:value="0.205111616620463" calcext:value-type="float">
            <text:p>0.205111616620463</text:p>
          </table:table-cell>
          <table:table-cell office:value-type="float" office:value="0.216902455594691" calcext:value-type="float">
            <text:p>0.216902455594691</text:p>
          </table:table-cell>
          <table:table-cell office:value-type="float" office:value="-0.0117908389742281" calcext:value-type="float">
            <text:p>-0.0117908389742281</text:p>
          </table:table-cell>
        </table:table-row>
        <table:table-row table:style-name="ro1">
          <table:table-cell office:value-type="string" calcext:value-type="string">
            <text:p>slr0467</text:p>
          </table:table-cell>
          <table:table-cell office:value-type="float" office:value="0.14257920578986" calcext:value-type="float">
            <text:p>0.14257920578986</text:p>
          </table:table-cell>
          <table:table-cell office:value-type="float" office:value="0.153723562927657" calcext:value-type="float">
            <text:p>0.153723562927657</text:p>
          </table:table-cell>
          <table:table-cell office:value-type="float" office:value="-0.0111443571377967" calcext:value-type="float">
            <text:p>-0.0111443571377967</text:p>
          </table:table-cell>
        </table:table-row>
        <table:table-row table:style-name="ro1">
          <table:table-cell office:value-type="string" calcext:value-type="string">
            <text:p>slr2084</text:p>
          </table:table-cell>
          <table:table-cell office:value-type="float" office:value="0.130905817169367" calcext:value-type="float">
            <text:p>0.130905817169367</text:p>
          </table:table-cell>
          <table:table-cell office:value-type="float" office:value="0.141807702595166" calcext:value-type="float">
            <text:p>0.141807702595166</text:p>
          </table:table-cell>
          <table:table-cell office:value-type="float" office:value="-0.0109018854257983" calcext:value-type="float">
            <text:p>-0.0109018854257983</text:p>
          </table:table-cell>
        </table:table-row>
        <table:table-row table:style-name="ro1">
          <table:table-cell office:value-type="string" calcext:value-type="string">
            <text:p>slr0533</text:p>
          </table:table-cell>
          <table:table-cell office:value-type="float" office:value="-0.22240300235844" calcext:value-type="float">
            <text:p>-0.22240300235844</text:p>
          </table:table-cell>
          <table:table-cell office:value-type="float" office:value="-0.211545048007053" calcext:value-type="float">
            <text:p>-0.211545048007053</text:p>
          </table:table-cell>
          <table:table-cell office:value-type="float" office:value="-0.0108579543513876" calcext:value-type="float">
            <text:p>-0.0108579543513876</text:p>
          </table:table-cell>
        </table:table-row>
        <table:table-row table:style-name="ro1">
          <table:table-cell office:value-type="string" calcext:value-type="string">
            <text:p>slr5118</text:p>
          </table:table-cell>
          <table:table-cell office:value-type="float" office:value="0.0335058571066619" calcext:value-type="float">
            <text:p>0.0335058571066619</text:p>
          </table:table-cell>
          <table:table-cell office:value-type="float" office:value="0.0441914548986328" calcext:value-type="float">
            <text:p>0.0441914548986328</text:p>
          </table:table-cell>
          <table:table-cell office:value-type="float" office:value="-0.0106855977919709" calcext:value-type="float">
            <text:p>-0.0106855977919709</text:p>
          </table:table-cell>
        </table:table-row>
        <table:table-row table:style-name="ro1">
          <table:table-cell office:value-type="string" calcext:value-type="string">
            <text:p>sll1867</text:p>
          </table:table-cell>
          <table:table-cell office:value-type="float" office:value="0.110670096512641" calcext:value-type="float">
            <text:p>0.110670096512641</text:p>
          </table:table-cell>
          <table:table-cell office:value-type="float" office:value="0.12110895421762" calcext:value-type="float">
            <text:p>0.12110895421762</text:p>
          </table:table-cell>
          <table:table-cell office:value-type="float" office:value="-0.0104388577049798" calcext:value-type="float">
            <text:p>-0.0104388577049798</text:p>
          </table:table-cell>
        </table:table-row>
        <table:table-row table:style-name="ro1">
          <table:table-cell office:value-type="string" calcext:value-type="string">
            <text:p>slr1530</text:p>
          </table:table-cell>
          <table:table-cell office:value-type="float" office:value="0.00308271426220056" calcext:value-type="float">
            <text:p>0.00308271426220056</text:p>
          </table:table-cell>
          <table:table-cell office:value-type="float" office:value="0.0134027028511013" calcext:value-type="float">
            <text:p>0.0134027028511013</text:p>
          </table:table-cell>
          <table:table-cell office:value-type="float" office:value="-0.0103199885889007" calcext:value-type="float">
            <text:p>-0.0103199885889007</text:p>
          </table:table-cell>
        </table:table-row>
        <table:table-row table:style-name="ro1">
          <table:table-cell office:value-type="string" calcext:value-type="string">
            <text:p>sll1673</text:p>
          </table:table-cell>
          <table:table-cell office:value-type="float" office:value="0.0455907156003975" calcext:value-type="float">
            <text:p>0.0455907156003975</text:p>
          </table:table-cell>
          <table:table-cell office:value-type="float" office:value="0.0558689096217981" calcext:value-type="float">
            <text:p>0.0558689096217981</text:p>
          </table:table-cell>
          <table:table-cell office:value-type="float" office:value="-0.0102781940214006" calcext:value-type="float">
            <text:p>-0.0102781940214006</text:p>
          </table:table-cell>
        </table:table-row>
        <table:table-row table:style-name="ro1">
          <table:table-cell office:value-type="string" calcext:value-type="string">
            <text:p>slr1623</text:p>
          </table:table-cell>
          <table:table-cell office:value-type="float" office:value="-2.02883094239174" calcext:value-type="float">
            <text:p>-2.02883094239174</text:p>
          </table:table-cell>
          <table:table-cell office:value-type="float" office:value="-2.01896970138187" calcext:value-type="float">
            <text:p>-2.01896970138187</text:p>
          </table:table-cell>
          <table:table-cell office:value-type="float" office:value="-0.00986124100986707" calcext:value-type="float">
            <text:p>-0.00986124100986707</text:p>
          </table:table-cell>
        </table:table-row>
        <table:table-row table:style-name="ro1">
          <table:table-cell office:value-type="string" calcext:value-type="string">
            <text:p>sll0048</text:p>
          </table:table-cell>
          <table:table-cell office:value-type="float" office:value="0.154709452863209" calcext:value-type="float">
            <text:p>0.154709452863209</text:p>
          </table:table-cell>
          <table:table-cell office:value-type="float" office:value="0.164308219239829" calcext:value-type="float">
            <text:p>0.164308219239829</text:p>
          </table:table-cell>
          <table:table-cell office:value-type="float" office:value="-0.00959876637662044" calcext:value-type="float">
            <text:p>-0.00959876637662044</text:p>
          </table:table-cell>
        </table:table-row>
        <table:table-row table:style-name="ro1">
          <table:table-cell office:value-type="string" calcext:value-type="string">
            <text:p>slr2120</text:p>
          </table:table-cell>
          <table:table-cell office:value-type="float" office:value="0.177677382772435" calcext:value-type="float">
            <text:p>0.177677382772435</text:p>
          </table:table-cell>
          <table:table-cell office:value-type="float" office:value="0.187222987259803" calcext:value-type="float">
            <text:p>0.187222987259803</text:p>
          </table:table-cell>
          <table:table-cell office:value-type="float" office:value="-0.00954560448736805" calcext:value-type="float">
            <text:p>-0.00954560448736805</text:p>
          </table:table-cell>
        </table:table-row>
        <table:table-row table:style-name="ro1">
          <table:table-cell office:value-type="string" calcext:value-type="string">
            <text:p>slr6041</text:p>
          </table:table-cell>
          <table:table-cell office:value-type="float" office:value="0.115551385042952" calcext:value-type="float">
            <text:p>0.115551385042952</text:p>
          </table:table-cell>
          <table:table-cell office:value-type="float" office:value="0.124694571574839" calcext:value-type="float">
            <text:p>0.124694571574839</text:p>
          </table:table-cell>
          <table:table-cell office:value-type="float" office:value="-0.00914318653188705" calcext:value-type="float">
            <text:p>-0.00914318653188705</text:p>
          </table:table-cell>
        </table:table-row>
        <table:table-row table:style-name="ro1">
          <table:table-cell office:value-type="string" calcext:value-type="string">
            <text:p>slr8026</text:p>
          </table:table-cell>
          <table:table-cell office:value-type="float" office:value="0.0825109415069997" calcext:value-type="float">
            <text:p>0.0825109415069997</text:p>
          </table:table-cell>
          <table:table-cell office:value-type="float" office:value="0.0915555644007434" calcext:value-type="float">
            <text:p>0.0915555644007434</text:p>
          </table:table-cell>
          <table:table-cell office:value-type="float" office:value="-0.00904462289374369" calcext:value-type="float">
            <text:p>-0.00904462289374369</text:p>
          </table:table-cell>
        </table:table-row>
        <table:table-row table:style-name="ro1">
          <table:table-cell office:value-type="string" calcext:value-type="string">
            <text:p>slr1984</text:p>
          </table:table-cell>
          <table:table-cell office:value-type="float" office:value="-0.143505191160775" calcext:value-type="float">
            <text:p>-0.143505191160775</text:p>
          </table:table-cell>
          <table:table-cell office:value-type="float" office:value="-0.13464908886342" calcext:value-type="float">
            <text:p>-0.13464908886342</text:p>
          </table:table-cell>
          <table:table-cell office:value-type="float" office:value="-0.00885610229735515" calcext:value-type="float">
            <text:p>-0.00885610229735515</text:p>
          </table:table-cell>
        </table:table-row>
        <table:table-row table:style-name="ro1">
          <table:table-cell office:value-type="string" calcext:value-type="string">
            <text:p>slr0909</text:p>
          </table:table-cell>
          <table:table-cell office:value-type="float" office:value="0.631831431212325" calcext:value-type="float">
            <text:p>0.631831431212325</text:p>
          </table:table-cell>
          <table:table-cell office:value-type="float" office:value="0.640350017529572" calcext:value-type="float">
            <text:p>0.640350017529572</text:p>
          </table:table-cell>
          <table:table-cell office:value-type="float" office:value="-0.00851858631724689" calcext:value-type="float">
            <text:p>-0.00851858631724689</text:p>
          </table:table-cell>
        </table:table-row>
        <table:table-row table:style-name="ro1">
          <table:table-cell office:value-type="string" calcext:value-type="string">
            <text:p>slr1291</text:p>
          </table:table-cell>
          <table:table-cell office:value-type="float" office:value="-0.0186393599628722" calcext:value-type="float">
            <text:p>-0.0186393599628722</text:p>
          </table:table-cell>
          <table:table-cell office:value-type="float" office:value="-0.0101505688243651" calcext:value-type="float">
            <text:p>-0.0101505688243651</text:p>
          </table:table-cell>
          <table:table-cell office:value-type="float" office:value="-0.00848879113850708" calcext:value-type="float">
            <text:p>-0.00848879113850708</text:p>
          </table:table-cell>
        </table:table-row>
        <table:table-row table:style-name="ro1">
          <table:table-cell office:value-type="string" calcext:value-type="string">
            <text:p>slr1113</text:p>
          </table:table-cell>
          <table:table-cell office:value-type="float" office:value="-0.650593430551539" calcext:value-type="float">
            <text:p>-0.650593430551539</text:p>
          </table:table-cell>
          <table:table-cell office:value-type="float" office:value="-0.642170569705036" calcext:value-type="float">
            <text:p>-0.642170569705036</text:p>
          </table:table-cell>
          <table:table-cell office:value-type="float" office:value="-0.00842286084650357" calcext:value-type="float">
            <text:p>-0.00842286084650357</text:p>
          </table:table-cell>
        </table:table-row>
        <table:table-row table:style-name="ro1">
          <table:table-cell office:value-type="string" calcext:value-type="string">
            <text:p>sll0521</text:p>
          </table:table-cell>
          <table:table-cell office:value-type="float" office:value="-1.87329949697547" calcext:value-type="float">
            <text:p>-1.87329949697547</text:p>
          </table:table-cell>
          <table:table-cell office:value-type="float" office:value="-1.86516387968576" calcext:value-type="float">
            <text:p>-1.86516387968576</text:p>
          </table:table-cell>
          <table:table-cell office:value-type="float" office:value="-0.00813561728971135" calcext:value-type="float">
            <text:p>-0.00813561728971135</text:p>
          </table:table-cell>
        </table:table-row>
        <table:table-row table:style-name="ro1">
          <table:table-cell office:value-type="string" calcext:value-type="string">
            <text:p>sll1415</text:p>
          </table:table-cell>
          <table:table-cell office:value-type="float" office:value="0.0306373351070956" calcext:value-type="float">
            <text:p>0.0306373351070956</text:p>
          </table:table-cell>
          <table:table-cell office:value-type="float" office:value="0.0384394264826205" calcext:value-type="float">
            <text:p>0.0384394264826205</text:p>
          </table:table-cell>
          <table:table-cell office:value-type="float" office:value="-0.00780209137552492" calcext:value-type="float">
            <text:p>-0.00780209137552492</text:p>
          </table:table-cell>
        </table:table-row>
        <table:table-row table:style-name="ro1">
          <table:table-cell office:value-type="string" calcext:value-type="string">
            <text:p>slr0853</text:p>
          </table:table-cell>
          <table:table-cell office:value-type="float" office:value="0.213623124761887" calcext:value-type="float">
            <text:p>0.213623124761887</text:p>
          </table:table-cell>
          <table:table-cell office:value-type="float" office:value="0.220846286592759" calcext:value-type="float">
            <text:p>0.220846286592759</text:p>
          </table:table-cell>
          <table:table-cell office:value-type="float" office:value="-0.00722316183087243" calcext:value-type="float">
            <text:p>-0.00722316183087243</text:p>
          </table:table-cell>
        </table:table-row>
        <table:table-row table:style-name="ro1">
          <table:table-cell office:value-type="string" calcext:value-type="string">
            <text:p>sll1764</text:p>
          </table:table-cell>
          <table:table-cell office:value-type="float" office:value="0.233685230050541" calcext:value-type="float">
            <text:p>0.233685230050541</text:p>
          </table:table-cell>
          <table:table-cell office:value-type="float" office:value="0.240853531378102" calcext:value-type="float">
            <text:p>0.240853531378102</text:p>
          </table:table-cell>
          <table:table-cell office:value-type="float" office:value="-0.00716830132756044" calcext:value-type="float">
            <text:p>-0.00716830132756044</text:p>
          </table:table-cell>
        </table:table-row>
        <table:table-row table:style-name="ro1">
          <table:table-cell office:value-type="string" calcext:value-type="string">
            <text:p>sll1409</text:p>
          </table:table-cell>
          <table:table-cell office:value-type="float" office:value="0.304201048889537" calcext:value-type="float">
            <text:p>0.304201048889537</text:p>
          </table:table-cell>
          <table:table-cell office:value-type="float" office:value="0.311365282382398" calcext:value-type="float">
            <text:p>0.311365282382398</text:p>
          </table:table-cell>
          <table:table-cell office:value-type="float" office:value="-0.00716423349286133" calcext:value-type="float">
            <text:p>-0.00716423349286133</text:p>
          </table:table-cell>
        </table:table-row>
        <table:table-row table:style-name="ro1">
          <table:table-cell office:value-type="string" calcext:value-type="string">
            <text:p>sll1815</text:p>
          </table:table-cell>
          <table:table-cell office:value-type="float" office:value="-1.83305513751293" calcext:value-type="float">
            <text:p>-1.83305513751293</text:p>
          </table:table-cell>
          <table:table-cell office:value-type="float" office:value="-1.82623849216709" calcext:value-type="float">
            <text:p>-1.82623849216709</text:p>
          </table:table-cell>
          <table:table-cell office:value-type="float" office:value="-0.00681664534583892" calcext:value-type="float">
            <text:p>-0.00681664534583892</text:p>
          </table:table-cell>
        </table:table-row>
        <table:table-row table:style-name="ro1">
          <table:table-cell office:value-type="string" calcext:value-type="string">
            <text:p>sll0702</text:p>
          </table:table-cell>
          <table:table-cell office:value-type="float" office:value="0.178198474326739" calcext:value-type="float">
            <text:p>0.178198474326739</text:p>
          </table:table-cell>
          <table:table-cell office:value-type="float" office:value="0.184938789484103" calcext:value-type="float">
            <text:p>0.184938789484103</text:p>
          </table:table-cell>
          <table:table-cell office:value-type="float" office:value="-0.0067403151573639" calcext:value-type="float">
            <text:p>-0.0067403151573639</text:p>
          </table:table-cell>
        </table:table-row>
        <table:table-row table:style-name="ro1">
          <table:table-cell office:value-type="string" calcext:value-type="string">
            <text:p>slr0708</text:p>
          </table:table-cell>
          <table:table-cell office:value-type="float" office:value="-0.234065976306026" calcext:value-type="float">
            <text:p>-0.234065976306026</text:p>
          </table:table-cell>
          <table:table-cell office:value-type="float" office:value="-0.22751409100078" calcext:value-type="float">
            <text:p>-0.22751409100078</text:p>
          </table:table-cell>
          <table:table-cell office:value-type="float" office:value="-0.00655188530524578" calcext:value-type="float">
            <text:p>-0.00655188530524578</text:p>
          </table:table-cell>
        </table:table-row>
        <table:table-row table:style-name="ro1">
          <table:table-cell office:value-type="string" calcext:value-type="string">
            <text:p>slr0983</text:p>
          </table:table-cell>
          <table:table-cell office:value-type="float" office:value="-0.191672401044806" calcext:value-type="float">
            <text:p>-0.191672401044806</text:p>
          </table:table-cell>
          <table:table-cell office:value-type="float" office:value="-0.185182546544277" calcext:value-type="float">
            <text:p>-0.185182546544277</text:p>
          </table:table-cell>
          <table:table-cell office:value-type="float" office:value="-0.00648985450052916" calcext:value-type="float">
            <text:p>-0.00648985450052916</text:p>
          </table:table-cell>
        </table:table-row>
        <table:table-row table:style-name="ro1">
          <table:table-cell office:value-type="string" calcext:value-type="string">
            <text:p>slr1944</text:p>
          </table:table-cell>
          <table:table-cell office:value-type="float" office:value="0.153865814436347" calcext:value-type="float">
            <text:p>0.153865814436347</text:p>
          </table:table-cell>
          <table:table-cell office:value-type="float" office:value="0.160325298384985" calcext:value-type="float">
            <text:p>0.160325298384985</text:p>
          </table:table-cell>
          <table:table-cell office:value-type="float" office:value="-0.00645948394863749" calcext:value-type="float">
            <text:p>-0.00645948394863749</text:p>
          </table:table-cell>
        </table:table-row>
        <table:table-row table:style-name="ro1">
          <table:table-cell office:value-type="string" calcext:value-type="string">
            <text:p>sll1373</text:p>
          </table:table-cell>
          <table:table-cell office:value-type="float" office:value="-0.132931028757934" calcext:value-type="float">
            <text:p>-0.132931028757934</text:p>
          </table:table-cell>
          <table:table-cell office:value-type="float" office:value="-0.126472321178757" calcext:value-type="float">
            <text:p>-0.126472321178757</text:p>
          </table:table-cell>
          <table:table-cell office:value-type="float" office:value="-0.0064587075791766" calcext:value-type="float">
            <text:p>-0.0064587075791766</text:p>
          </table:table-cell>
        </table:table-row>
        <table:table-row table:style-name="ro1">
          <table:table-cell office:value-type="string" calcext:value-type="string">
            <text:p>slr1876</text:p>
          </table:table-cell>
          <table:table-cell office:value-type="float" office:value="-0.0595273325635535" calcext:value-type="float">
            <text:p>-0.0595273325635535</text:p>
          </table:table-cell>
          <table:table-cell office:value-type="float" office:value="-0.0530708484963614" calcext:value-type="float">
            <text:p>-0.0530708484963614</text:p>
          </table:table-cell>
          <table:table-cell office:value-type="float" office:value="-0.00645648406719206" calcext:value-type="float">
            <text:p>-0.00645648406719206</text:p>
          </table:table-cell>
        </table:table-row>
        <table:table-row table:style-name="ro1">
          <table:table-cell office:value-type="string" calcext:value-type="string">
            <text:p>slr0142</text:p>
          </table:table-cell>
          <table:table-cell office:value-type="float" office:value="-0.000969766615974938" calcext:value-type="float">
            <text:p>-0.000969766615974938</text:p>
          </table:table-cell>
          <table:table-cell office:value-type="float" office:value="0.00528613814173213" calcext:value-type="float">
            <text:p>0.00528613814173213</text:p>
          </table:table-cell>
          <table:table-cell office:value-type="float" office:value="-0.00625590475770707" calcext:value-type="float">
            <text:p>-0.00625590475770707</text:p>
          </table:table-cell>
        </table:table-row>
        <table:table-row table:style-name="ro1">
          <table:table-cell office:value-type="string" calcext:value-type="string">
            <text:p>slr1325</text:p>
          </table:table-cell>
          <table:table-cell office:value-type="float" office:value="0.276411968104602" calcext:value-type="float">
            <text:p>0.276411968104602</text:p>
          </table:table-cell>
          <table:table-cell office:value-type="float" office:value="0.282449464798415" calcext:value-type="float">
            <text:p>0.282449464798415</text:p>
          </table:table-cell>
          <table:table-cell office:value-type="float" office:value="-0.0060374966938132" calcext:value-type="float">
            <text:p>-0.0060374966938132</text:p>
          </table:table-cell>
        </table:table-row>
        <table:table-row table:style-name="ro1">
          <table:table-cell office:value-type="string" calcext:value-type="string">
            <text:p>slr0747</text:p>
          </table:table-cell>
          <table:table-cell office:value-type="float" office:value="0.0148547852724268" calcext:value-type="float">
            <text:p>0.0148547852724268</text:p>
          </table:table-cell>
          <table:table-cell office:value-type="float" office:value="0.0202338751299746" calcext:value-type="float">
            <text:p>0.0202338751299746</text:p>
          </table:table-cell>
          <table:table-cell office:value-type="float" office:value="-0.00537908985754779" calcext:value-type="float">
            <text:p>-0.00537908985754779</text:p>
          </table:table-cell>
        </table:table-row>
        <table:table-row table:style-name="ro1">
          <table:table-cell office:value-type="string" calcext:value-type="string">
            <text:p>smr0009</text:p>
          </table:table-cell>
          <table:table-cell office:value-type="float" office:value="-0.137383822868124" calcext:value-type="float">
            <text:p>-0.137383822868124</text:p>
          </table:table-cell>
          <table:table-cell office:value-type="float" office:value="-0.132006235656211" calcext:value-type="float">
            <text:p>-0.132006235656211</text:p>
          </table:table-cell>
          <table:table-cell office:value-type="float" office:value="-0.00537758721191239" calcext:value-type="float">
            <text:p>-0.00537758721191239</text:p>
          </table:table-cell>
        </table:table-row>
        <table:table-row table:style-name="ro1">
          <table:table-cell office:value-type="string" calcext:value-type="string">
            <text:p>slr0965</text:p>
          </table:table-cell>
          <table:table-cell office:value-type="float" office:value="0.0536669416057298" calcext:value-type="float">
            <text:p>0.0536669416057298</text:p>
          </table:table-cell>
          <table:table-cell office:value-type="float" office:value="0.0587906658023198" calcext:value-type="float">
            <text:p>0.0587906658023198</text:p>
          </table:table-cell>
          <table:table-cell office:value-type="float" office:value="-0.00512372419658998" calcext:value-type="float">
            <text:p>-0.00512372419658998</text:p>
          </table:table-cell>
        </table:table-row>
        <table:table-row table:style-name="ro1">
          <table:table-cell office:value-type="string" calcext:value-type="string">
            <text:p>sll1630</text:p>
          </table:table-cell>
          <table:table-cell office:value-type="float" office:value="-0.0313183129051521" calcext:value-type="float">
            <text:p>-0.0313183129051521</text:p>
          </table:table-cell>
          <table:table-cell office:value-type="float" office:value="-0.0262034948159881" calcext:value-type="float">
            <text:p>-0.0262034948159881</text:p>
          </table:table-cell>
          <table:table-cell office:value-type="float" office:value="-0.00511481808916401" calcext:value-type="float">
            <text:p>-0.00511481808916401</text:p>
          </table:table-cell>
        </table:table-row>
        <table:table-row table:style-name="ro1">
          <table:table-cell office:value-type="string" calcext:value-type="string">
            <text:p>slr1062</text:p>
          </table:table-cell>
          <table:table-cell office:value-type="float" office:value="-0.181230115522862" calcext:value-type="float">
            <text:p>-0.181230115522862</text:p>
          </table:table-cell>
          <table:table-cell office:value-type="float" office:value="-0.176236044217125" calcext:value-type="float">
            <text:p>-0.176236044217125</text:p>
          </table:table-cell>
          <table:table-cell office:value-type="float" office:value="-0.00499407130573695" calcext:value-type="float">
            <text:p>-0.00499407130573695</text:p>
          </table:table-cell>
        </table:table-row>
        <table:table-row table:style-name="ro1">
          <table:table-cell office:value-type="string" calcext:value-type="string">
            <text:p>slr0950</text:p>
          </table:table-cell>
          <table:table-cell office:value-type="float" office:value="0.0170783342290584" calcext:value-type="float">
            <text:p>0.0170783342290584</text:p>
          </table:table-cell>
          <table:table-cell office:value-type="float" office:value="0.021404567350222" calcext:value-type="float">
            <text:p>0.021404567350222</text:p>
          </table:table-cell>
          <table:table-cell office:value-type="float" office:value="-0.00432623312116364" calcext:value-type="float">
            <text:p>-0.00432623312116364</text:p>
          </table:table-cell>
        </table:table-row>
        <table:table-row table:style-name="ro1">
          <table:table-cell office:value-type="string" calcext:value-type="string">
            <text:p>ssl1923</text:p>
          </table:table-cell>
          <table:table-cell office:value-type="float" office:value="0.211179856800532" calcext:value-type="float">
            <text:p>0.211179856800532</text:p>
          </table:table-cell>
          <table:table-cell office:value-type="float" office:value="0.215303806519749" calcext:value-type="float">
            <text:p>0.215303806519749</text:p>
          </table:table-cell>
          <table:table-cell office:value-type="float" office:value="-0.00412394971921742" calcext:value-type="float">
            <text:p>-0.00412394971921742</text:p>
          </table:table-cell>
        </table:table-row>
        <table:table-row table:style-name="ro1">
          <table:table-cell office:value-type="string" calcext:value-type="string">
            <text:p>slr1594</text:p>
          </table:table-cell>
          <table:table-cell office:value-type="float" office:value="0.12246819114288" calcext:value-type="float">
            <text:p>0.12246819114288</text:p>
          </table:table-cell>
          <table:table-cell office:value-type="float" office:value="0.126321814405703" calcext:value-type="float">
            <text:p>0.126321814405703</text:p>
          </table:table-cell>
          <table:table-cell office:value-type="float" office:value="-0.00385362326282324" calcext:value-type="float">
            <text:p>-0.00385362326282324</text:p>
          </table:table-cell>
        </table:table-row>
        <table:table-row table:style-name="ro1">
          <table:table-cell office:value-type="string" calcext:value-type="string">
            <text:p>slr1282</text:p>
          </table:table-cell>
          <table:table-cell office:value-type="float" office:value="-0.0908758761347355" calcext:value-type="float">
            <text:p>-0.0908758761347355</text:p>
          </table:table-cell>
          <table:table-cell office:value-type="float" office:value="-0.0871767379786227" calcext:value-type="float">
            <text:p>-0.0871767379786227</text:p>
          </table:table-cell>
          <table:table-cell office:value-type="float" office:value="-0.00369913815611278" calcext:value-type="float">
            <text:p>-0.00369913815611278</text:p>
          </table:table-cell>
        </table:table-row>
        <table:table-row table:style-name="ro1">
          <table:table-cell office:value-type="string" calcext:value-type="string">
            <text:p>sll0513</text:p>
          </table:table-cell>
          <table:table-cell office:value-type="float" office:value="0.346203240505351" calcext:value-type="float">
            <text:p>0.346203240505351</text:p>
          </table:table-cell>
          <table:table-cell office:value-type="float" office:value="0.34969776230569" calcext:value-type="float">
            <text:p>0.34969776230569</text:p>
          </table:table-cell>
          <table:table-cell office:value-type="float" office:value="-0.0034945218003391" calcext:value-type="float">
            <text:p>-0.0034945218003391</text:p>
          </table:table-cell>
        </table:table-row>
        <table:table-row table:style-name="ro1">
          <table:table-cell office:value-type="string" calcext:value-type="string">
            <text:p>sll0241</text:p>
          </table:table-cell>
          <table:table-cell office:value-type="float" office:value="0.148756512247527" calcext:value-type="float">
            <text:p>0.148756512247527</text:p>
          </table:table-cell>
          <table:table-cell office:value-type="float" office:value="0.151957650524688" calcext:value-type="float">
            <text:p>0.151957650524688</text:p>
          </table:table-cell>
          <table:table-cell office:value-type="float" office:value="-0.0032011382771607" calcext:value-type="float">
            <text:p>-0.0032011382771607</text:p>
          </table:table-cell>
        </table:table-row>
        <table:table-row table:style-name="ro1">
          <table:table-cell office:value-type="string" calcext:value-type="string">
            <text:p>slr1523</text:p>
          </table:table-cell>
          <table:table-cell office:value-type="float" office:value="0.0955877030631981" calcext:value-type="float">
            <text:p>0.0955877030631981</text:p>
          </table:table-cell>
          <table:table-cell office:value-type="float" office:value="0.0985682927508223" calcext:value-type="float">
            <text:p>0.0985682927508223</text:p>
          </table:table-cell>
          <table:table-cell office:value-type="float" office:value="-0.00298058968762417" calcext:value-type="float">
            <text:p>-0.00298058968762417</text:p>
          </table:table-cell>
        </table:table-row>
        <table:table-row table:style-name="ro1">
          <table:table-cell office:value-type="string" calcext:value-type="string">
            <text:p>sll1658</text:p>
          </table:table-cell>
          <table:table-cell office:value-type="float" office:value="0.137210523218318" calcext:value-type="float">
            <text:p>0.137210523218318</text:p>
          </table:table-cell>
          <table:table-cell office:value-type="float" office:value="0.140059303990325" calcext:value-type="float">
            <text:p>0.140059303990325</text:p>
          </table:table-cell>
          <table:table-cell office:value-type="float" office:value="-0.00284878077200668" calcext:value-type="float">
            <text:p>-0.00284878077200668</text:p>
          </table:table-cell>
        </table:table-row>
        <table:table-row table:style-name="ro1">
          <table:table-cell office:value-type="string" calcext:value-type="string">
            <text:p>slr1612</text:p>
          </table:table-cell>
          <table:table-cell office:value-type="float" office:value="-1.15317542665998" calcext:value-type="float">
            <text:p>-1.15317542665998</text:p>
          </table:table-cell>
          <table:table-cell office:value-type="float" office:value="-1.15049831663054" calcext:value-type="float">
            <text:p>-1.15049831663054</text:p>
          </table:table-cell>
          <table:table-cell office:value-type="float" office:value="-0.00267711002943849" calcext:value-type="float">
            <text:p>-0.00267711002943849</text:p>
          </table:table-cell>
        </table:table-row>
        <table:table-row table:style-name="ro1">
          <table:table-cell office:value-type="string" calcext:value-type="string">
            <text:p>sll1439</text:p>
          </table:table-cell>
          <table:table-cell office:value-type="float" office:value="-0.329298555950347" calcext:value-type="float">
            <text:p>-0.329298555950347</text:p>
          </table:table-cell>
          <table:table-cell office:value-type="float" office:value="-0.327013871004123" calcext:value-type="float">
            <text:p>-0.327013871004123</text:p>
          </table:table-cell>
          <table:table-cell office:value-type="float" office:value="-0.00228468494622425" calcext:value-type="float">
            <text:p>-0.00228468494622425</text:p>
          </table:table-cell>
        </table:table-row>
        <table:table-row table:style-name="ro1">
          <table:table-cell office:value-type="string" calcext:value-type="string">
            <text:p>slr1490</text:p>
          </table:table-cell>
          <table:table-cell office:value-type="float" office:value="-0.1222572863634" calcext:value-type="float">
            <text:p>-0.1222572863634</text:p>
          </table:table-cell>
          <table:table-cell office:value-type="float" office:value="-0.120198586010732" calcext:value-type="float">
            <text:p>-0.120198586010732</text:p>
          </table:table-cell>
          <table:table-cell office:value-type="float" office:value="-0.00205870035266767" calcext:value-type="float">
            <text:p>-0.00205870035266767</text:p>
          </table:table-cell>
        </table:table-row>
        <table:table-row table:style-name="ro1">
          <table:table-cell office:value-type="string" calcext:value-type="string">
            <text:p>sll5049</text:p>
          </table:table-cell>
          <table:table-cell office:value-type="float" office:value="0.0379877547089276" calcext:value-type="float">
            <text:p>0.0379877547089276</text:p>
          </table:table-cell>
          <table:table-cell office:value-type="float" office:value="0.0400323143449806" calcext:value-type="float">
            <text:p>0.0400323143449806</text:p>
          </table:table-cell>
          <table:table-cell office:value-type="float" office:value="-0.002044559636053" calcext:value-type="float">
            <text:p>-0.002044559636053</text:p>
          </table:table-cell>
        </table:table-row>
        <table:table-row table:style-name="ro1">
          <table:table-cell office:value-type="string" calcext:value-type="string">
            <text:p>slr1975</text:p>
          </table:table-cell>
          <table:table-cell office:value-type="float" office:value="0.0954255755095091" calcext:value-type="float">
            <text:p>0.0954255755095091</text:p>
          </table:table-cell>
          <table:table-cell office:value-type="float" office:value="0.0974524116169788" calcext:value-type="float">
            <text:p>0.0974524116169788</text:p>
          </table:table-cell>
          <table:table-cell office:value-type="float" office:value="-0.00202683610746965" calcext:value-type="float">
            <text:p>-0.00202683610746965</text:p>
          </table:table-cell>
        </table:table-row>
        <table:table-row table:style-name="ro1">
          <table:table-cell office:value-type="string" calcext:value-type="string">
            <text:p>ssr7093</text:p>
          </table:table-cell>
          <table:table-cell office:value-type="float" office:value="-0.136307490676769" calcext:value-type="float">
            <text:p>-0.136307490676769</text:p>
          </table:table-cell>
          <table:table-cell office:value-type="float" office:value="-0.134743733281145" calcext:value-type="float">
            <text:p>-0.134743733281145</text:p>
          </table:table-cell>
          <table:table-cell office:value-type="float" office:value="-0.00156375739562359" calcext:value-type="float">
            <text:p>-0.00156375739562359</text:p>
          </table:table-cell>
        </table:table-row>
        <table:table-row table:style-name="ro1">
          <table:table-cell office:value-type="string" calcext:value-type="string">
            <text:p>slr1262</text:p>
          </table:table-cell>
          <table:table-cell office:value-type="float" office:value="0.146043530201908" calcext:value-type="float">
            <text:p>0.146043530201908</text:p>
          </table:table-cell>
          <table:table-cell office:value-type="float" office:value="0.147468766722601" calcext:value-type="float">
            <text:p>0.147468766722601</text:p>
          </table:table-cell>
          <table:table-cell office:value-type="float" office:value="-0.00142523652069257" calcext:value-type="float">
            <text:p>-0.00142523652069257</text:p>
          </table:table-cell>
        </table:table-row>
        <table:table-row table:style-name="ro1">
          <table:table-cell office:value-type="string" calcext:value-type="string">
            <text:p>slr1237</text:p>
          </table:table-cell>
          <table:table-cell office:value-type="float" office:value="-0.0870780398292569" calcext:value-type="float">
            <text:p>-0.0870780398292569</text:p>
          </table:table-cell>
          <table:table-cell office:value-type="float" office:value="-0.0858258078419541" calcext:value-type="float">
            <text:p>-0.0858258078419541</text:p>
          </table:table-cell>
          <table:table-cell office:value-type="float" office:value="-0.00125223198730273" calcext:value-type="float">
            <text:p>-0.00125223198730273</text:p>
          </table:table-cell>
        </table:table-row>
        <table:table-row table:style-name="ro1">
          <table:table-cell office:value-type="string" calcext:value-type="string">
            <text:p>slr5116</text:p>
          </table:table-cell>
          <table:table-cell office:value-type="float" office:value="0.108897598112353" calcext:value-type="float">
            <text:p>0.108897598112353</text:p>
          </table:table-cell>
          <table:table-cell office:value-type="float" office:value="0.109971728214087" calcext:value-type="float">
            <text:p>0.109971728214087</text:p>
          </table:table-cell>
          <table:table-cell office:value-type="float" office:value="-0.00107413010173353" calcext:value-type="float">
            <text:p>-0.00107413010173353</text:p>
          </table:table-cell>
        </table:table-row>
        <table:table-row table:style-name="ro1">
          <table:table-cell office:value-type="string" calcext:value-type="string">
            <text:p>ssr1562</text:p>
          </table:table-cell>
          <table:table-cell office:value-type="float" office:value="0.196020902550316" calcext:value-type="float">
            <text:p>0.196020902550316</text:p>
          </table:table-cell>
          <table:table-cell office:value-type="float" office:value="0.196686591675166" calcext:value-type="float">
            <text:p>0.196686591675166</text:p>
          </table:table-cell>
          <table:table-cell office:value-type="float" office:value="-0.000665689124849711" calcext:value-type="float">
            <text:p>-0.000665689124849711</text:p>
          </table:table-cell>
        </table:table-row>
        <table:table-row table:style-name="ro1">
          <table:table-cell office:value-type="string" calcext:value-type="string">
            <text:p>slr6049</text:p>
          </table:table-cell>
          <table:table-cell office:value-type="float" office:value="0.186074454437955" calcext:value-type="float">
            <text:p>0.186074454437955</text:p>
          </table:table-cell>
          <table:table-cell office:value-type="float" office:value="0.185944790794121" calcext:value-type="float">
            <text:p>0.185944790794121</text:p>
          </table:table-cell>
          <table:table-cell office:value-type="float" office:value="0.000129663643833766" calcext:value-type="float">
            <text:p>0.000129663643833766</text:p>
          </table:table-cell>
        </table:table-row>
        <table:table-row table:style-name="ro1">
          <table:table-cell office:value-type="string" calcext:value-type="string">
            <text:p>slr0493</text:p>
          </table:table-cell>
          <table:table-cell office:value-type="float" office:value="-1.26468690386063" calcext:value-type="float">
            <text:p>-1.26468690386063</text:p>
          </table:table-cell>
          <table:table-cell office:value-type="float" office:value="-1.26483769550832" calcext:value-type="float">
            <text:p>-1.26483769550832</text:p>
          </table:table-cell>
          <table:table-cell office:value-type="float" office:value="0.000150791647681503" calcext:value-type="float">
            <text:p>0.000150791647681503</text:p>
          </table:table-cell>
        </table:table-row>
        <table:table-row table:style-name="ro1">
          <table:table-cell office:value-type="string" calcext:value-type="string">
            <text:p>slr0848</text:p>
          </table:table-cell>
          <table:table-cell office:value-type="float" office:value="-0.97368943529505" calcext:value-type="float">
            <text:p>-0.97368943529505</text:p>
          </table:table-cell>
          <table:table-cell office:value-type="float" office:value="-0.974154250661352" calcext:value-type="float">
            <text:p>-0.974154250661352</text:p>
          </table:table-cell>
          <table:table-cell office:value-type="float" office:value="0.000464815366302496" calcext:value-type="float">
            <text:p>0.000464815366302496</text:p>
          </table:table-cell>
        </table:table-row>
        <table:table-row table:style-name="ro1">
          <table:table-cell office:value-type="string" calcext:value-type="string">
            <text:p>sll1634</text:p>
          </table:table-cell>
          <table:table-cell office:value-type="float" office:value="-0.647047367950564" calcext:value-type="float">
            <text:p>-0.647047367950564</text:p>
          </table:table-cell>
          <table:table-cell office:value-type="float" office:value="-0.647668178597308" calcext:value-type="float">
            <text:p>-0.647668178597308</text:p>
          </table:table-cell>
          <table:table-cell office:value-type="float" office:value="0.000620810646743464" calcext:value-type="float">
            <text:p>0.000620810646743464</text:p>
          </table:table-cell>
        </table:table-row>
        <table:table-row table:style-name="ro1">
          <table:table-cell office:value-type="string" calcext:value-type="string">
            <text:p>ssl7074</text:p>
          </table:table-cell>
          <table:table-cell office:value-type="float" office:value="-0.0306627981640091" calcext:value-type="float">
            <text:p>-0.0306627981640091</text:p>
          </table:table-cell>
          <table:table-cell office:value-type="float" office:value="-0.0317093536711141" calcext:value-type="float">
            <text:p>-0.0317093536711141</text:p>
          </table:table-cell>
          <table:table-cell office:value-type="float" office:value="0.00104655550710503" calcext:value-type="float">
            <text:p>0.00104655550710503</text:p>
          </table:table-cell>
        </table:table-row>
        <table:table-row table:style-name="ro1">
          <table:table-cell office:value-type="string" calcext:value-type="string">
            <text:p>slr1185</text:p>
          </table:table-cell>
          <table:table-cell office:value-type="float" office:value="0.230921061315268" calcext:value-type="float">
            <text:p>0.230921061315268</text:p>
          </table:table-cell>
          <table:table-cell office:value-type="float" office:value="0.229363850476224" calcext:value-type="float">
            <text:p>0.229363850476224</text:p>
          </table:table-cell>
          <table:table-cell office:value-type="float" office:value="0.00155721083904334" calcext:value-type="float">
            <text:p>0.00155721083904334</text:p>
          </table:table-cell>
        </table:table-row>
        <table:table-row table:style-name="ro1">
          <table:table-cell office:value-type="string" calcext:value-type="string">
            <text:p>slr1434</text:p>
          </table:table-cell>
          <table:table-cell office:value-type="float" office:value="-0.0545242684654674" calcext:value-type="float">
            <text:p>-0.0545242684654674</text:p>
          </table:table-cell>
          <table:table-cell office:value-type="float" office:value="-0.0565623171234343" calcext:value-type="float">
            <text:p>-0.0565623171234343</text:p>
          </table:table-cell>
          <table:table-cell office:value-type="float" office:value="0.00203804865796693" calcext:value-type="float">
            <text:p>0.00203804865796693</text:p>
          </table:table-cell>
        </table:table-row>
        <table:table-row table:style-name="ro1">
          <table:table-cell office:value-type="string" calcext:value-type="string">
            <text:p>slr0657</text:p>
          </table:table-cell>
          <table:table-cell office:value-type="float" office:value="-1.04058867293746" calcext:value-type="float">
            <text:p>-1.04058867293746</text:p>
          </table:table-cell>
          <table:table-cell office:value-type="float" office:value="-1.04279487117169" calcext:value-type="float">
            <text:p>-1.04279487117169</text:p>
          </table:table-cell>
          <table:table-cell office:value-type="float" office:value="0.00220619823423096" calcext:value-type="float">
            <text:p>0.00220619823423096</text:p>
          </table:table-cell>
        </table:table-row>
        <table:table-row table:style-name="ro1">
          <table:table-cell office:value-type="string" calcext:value-type="string">
            <text:p>ssr2549</text:p>
          </table:table-cell>
          <table:table-cell office:value-type="float" office:value="-0.0207672003956818" calcext:value-type="float">
            <text:p>-0.0207672003956818</text:p>
          </table:table-cell>
          <table:table-cell office:value-type="float" office:value="-0.0230704985673252" calcext:value-type="float">
            <text:p>-0.0230704985673252</text:p>
          </table:table-cell>
          <table:table-cell office:value-type="float" office:value="0.00230329817164342" calcext:value-type="float">
            <text:p>0.00230329817164342</text:p>
          </table:table-cell>
        </table:table-row>
        <table:table-row table:style-name="ro1">
          <table:table-cell office:value-type="string" calcext:value-type="string">
            <text:p>sll7103</text:p>
          </table:table-cell>
          <table:table-cell office:value-type="float" office:value="0.139678137282017" calcext:value-type="float">
            <text:p>0.139678137282017</text:p>
          </table:table-cell>
          <table:table-cell office:value-type="float" office:value="0.136695916420767" calcext:value-type="float">
            <text:p>0.136695916420767</text:p>
          </table:table-cell>
          <table:table-cell office:value-type="float" office:value="0.00298222086125052" calcext:value-type="float">
            <text:p>0.00298222086125052</text:p>
          </table:table-cell>
        </table:table-row>
        <table:table-row table:style-name="ro1">
          <table:table-cell office:value-type="string" calcext:value-type="string">
            <text:p>slr0670</text:p>
          </table:table-cell>
          <table:table-cell office:value-type="float" office:value="0.187749878933137" calcext:value-type="float">
            <text:p>0.187749878933137</text:p>
          </table:table-cell>
          <table:table-cell office:value-type="float" office:value="0.18443278995694" calcext:value-type="float">
            <text:p>0.18443278995694</text:p>
          </table:table-cell>
          <table:table-cell office:value-type="float" office:value="0.00331708897619765" calcext:value-type="float">
            <text:p>0.00331708897619765</text:p>
          </table:table-cell>
        </table:table-row>
        <table:table-row table:style-name="ro1">
          <table:table-cell office:value-type="string" calcext:value-type="string">
            <text:p>slr1334</text:p>
          </table:table-cell>
          <table:table-cell office:value-type="float" office:value="-0.829506069019813" calcext:value-type="float">
            <text:p>-0.829506069019813</text:p>
          </table:table-cell>
          <table:table-cell office:value-type="float" office:value="-0.833087850828655" calcext:value-type="float">
            <text:p>-0.833087850828655</text:p>
          </table:table-cell>
          <table:table-cell office:value-type="float" office:value="0.00358178180884239" calcext:value-type="float">
            <text:p>0.00358178180884239</text:p>
          </table:table-cell>
        </table:table-row>
        <table:table-row table:style-name="ro1">
          <table:table-cell office:value-type="string" calcext:value-type="string">
            <text:p>slr1885</text:p>
          </table:table-cell>
          <table:table-cell office:value-type="float" office:value="0.174356022836601" calcext:value-type="float">
            <text:p>0.174356022836601</text:p>
          </table:table-cell>
          <table:table-cell office:value-type="float" office:value="0.170711328554677" calcext:value-type="float">
            <text:p>0.170711328554677</text:p>
          </table:table-cell>
          <table:table-cell office:value-type="float" office:value="0.00364469428192432" calcext:value-type="float">
            <text:p>0.00364469428192432</text:p>
          </table:table-cell>
        </table:table-row>
        <table:table-row table:style-name="ro1">
          <table:table-cell office:value-type="string" calcext:value-type="string">
            <text:p>slr2047</text:p>
          </table:table-cell>
          <table:table-cell office:value-type="float" office:value="0.0911861415059984" calcext:value-type="float">
            <text:p>0.0911861415059984</text:p>
          </table:table-cell>
          <table:table-cell office:value-type="float" office:value="0.0875352223419992" calcext:value-type="float">
            <text:p>0.0875352223419992</text:p>
          </table:table-cell>
          <table:table-cell office:value-type="float" office:value="0.00365091916399925" calcext:value-type="float">
            <text:p>0.00365091916399925</text:p>
          </table:table-cell>
        </table:table-row>
        <table:table-row table:style-name="ro1">
          <table:table-cell office:value-type="string" calcext:value-type="string">
            <text:p>sll1614</text:p>
          </table:table-cell>
          <table:table-cell office:value-type="float" office:value="-0.0525653041210406" calcext:value-type="float">
            <text:p>-0.0525653041210406</text:p>
          </table:table-cell>
          <table:table-cell office:value-type="float" office:value="-0.0567127761984848" calcext:value-type="float">
            <text:p>-0.0567127761984848</text:p>
          </table:table-cell>
          <table:table-cell office:value-type="float" office:value="0.00414747207744427" calcext:value-type="float">
            <text:p>0.00414747207744427</text:p>
          </table:table-cell>
        </table:table-row>
        <table:table-row table:style-name="ro1">
          <table:table-cell office:value-type="string" calcext:value-type="string">
            <text:p>ssr7017</text:p>
          </table:table-cell>
          <table:table-cell office:value-type="float" office:value="0.052003898778011" calcext:value-type="float">
            <text:p>0.052003898778011</text:p>
          </table:table-cell>
          <table:table-cell office:value-type="float" office:value="0.0475877796480118" calcext:value-type="float">
            <text:p>0.0475877796480118</text:p>
          </table:table-cell>
          <table:table-cell office:value-type="float" office:value="0.00441611912999924" calcext:value-type="float">
            <text:p>0.00441611912999924</text:p>
          </table:table-cell>
        </table:table-row>
        <table:table-row table:style-name="ro1">
          <table:table-cell office:value-type="string" calcext:value-type="string">
            <text:p>sll1672</text:p>
          </table:table-cell>
          <table:table-cell office:value-type="float" office:value="-0.0794830728204169" calcext:value-type="float">
            <text:p>-0.0794830728204169</text:p>
          </table:table-cell>
          <table:table-cell office:value-type="float" office:value="-0.0840831406463928" calcext:value-type="float">
            <text:p>-0.0840831406463928</text:p>
          </table:table-cell>
          <table:table-cell office:value-type="float" office:value="0.00460006782597588" calcext:value-type="float">
            <text:p>0.00460006782597588</text:p>
          </table:table-cell>
        </table:table-row>
        <table:table-row table:style-name="ro1">
          <table:table-cell office:value-type="string" calcext:value-type="string">
            <text:p>slr2126</text:p>
          </table:table-cell>
          <table:table-cell office:value-type="float" office:value="0.302946280931049" calcext:value-type="float">
            <text:p>0.302946280931049</text:p>
          </table:table-cell>
          <table:table-cell office:value-type="float" office:value="0.298318607899541" calcext:value-type="float">
            <text:p>0.298318607899541</text:p>
          </table:table-cell>
          <table:table-cell office:value-type="float" office:value="0.00462767303150785" calcext:value-type="float">
            <text:p>0.00462767303150785</text:p>
          </table:table-cell>
        </table:table-row>
        <table:table-row table:style-name="ro1">
          <table:table-cell office:value-type="string" calcext:value-type="string">
            <text:p>ssl1920</text:p>
          </table:table-cell>
          <table:table-cell office:value-type="float" office:value="0.210969133541135" calcext:value-type="float">
            <text:p>0.210969133541135</text:p>
          </table:table-cell>
          <table:table-cell office:value-type="float" office:value="0.2060380324432" calcext:value-type="float">
            <text:p>0.2060380324432</text:p>
          </table:table-cell>
          <table:table-cell office:value-type="float" office:value="0.00493110109793465" calcext:value-type="float">
            <text:p>0.00493110109793465</text:p>
          </table:table-cell>
        </table:table-row>
        <table:table-row table:style-name="ro1">
          <table:table-cell office:value-type="string" calcext:value-type="string">
            <text:p>slr1400</text:p>
          </table:table-cell>
          <table:table-cell office:value-type="float" office:value="0.102369620130605" calcext:value-type="float">
            <text:p>0.102369620130605</text:p>
          </table:table-cell>
          <table:table-cell office:value-type="float" office:value="0.0973376073027712" calcext:value-type="float">
            <text:p>0.0973376073027712</text:p>
          </table:table-cell>
          <table:table-cell office:value-type="float" office:value="0.00503201282783404" calcext:value-type="float">
            <text:p>0.00503201282783404</text:p>
          </table:table-cell>
        </table:table-row>
        <table:table-row table:style-name="ro1">
          <table:table-cell office:value-type="string" calcext:value-type="string">
            <text:p>ssr6030</text:p>
          </table:table-cell>
          <table:table-cell office:value-type="float" office:value="0.090225271289229" calcext:value-type="float">
            <text:p>0.090225271289229</text:p>
          </table:table-cell>
          <table:table-cell office:value-type="float" office:value="0.0848792051968489" calcext:value-type="float">
            <text:p>0.0848792051968489</text:p>
          </table:table-cell>
          <table:table-cell office:value-type="float" office:value="0.00534606609238009" calcext:value-type="float">
            <text:p>0.00534606609238009</text:p>
          </table:table-cell>
        </table:table-row>
        <table:table-row table:style-name="ro1">
          <table:table-cell office:value-type="string" calcext:value-type="string">
            <text:p>sll1659</text:p>
          </table:table-cell>
          <table:table-cell office:value-type="float" office:value="-0.403017770624282" calcext:value-type="float">
            <text:p>-0.403017770624282</text:p>
          </table:table-cell>
          <table:table-cell office:value-type="float" office:value="-0.40844146056416" calcext:value-type="float">
            <text:p>-0.40844146056416</text:p>
          </table:table-cell>
          <table:table-cell office:value-type="float" office:value="0.00542368993987841" calcext:value-type="float">
            <text:p>0.00542368993987841</text:p>
          </table:table-cell>
        </table:table-row>
        <table:table-row table:style-name="ro1">
          <table:table-cell office:value-type="string" calcext:value-type="string">
            <text:p>slr0143</text:p>
          </table:table-cell>
          <table:table-cell office:value-type="float" office:value="0.292321527102993" calcext:value-type="float">
            <text:p>0.292321527102993</text:p>
          </table:table-cell>
          <table:table-cell office:value-type="float" office:value="0.286786546894101" calcext:value-type="float">
            <text:p>0.286786546894101</text:p>
          </table:table-cell>
          <table:table-cell office:value-type="float" office:value="0.00553498020889193" calcext:value-type="float">
            <text:p>0.00553498020889193</text:p>
          </table:table-cell>
        </table:table-row>
        <table:table-row table:style-name="ro1">
          <table:table-cell office:value-type="string" calcext:value-type="string">
            <text:p>slr0613</text:p>
          </table:table-cell>
          <table:table-cell office:value-type="float" office:value="0.0538384311245062" calcext:value-type="float">
            <text:p>0.0538384311245062</text:p>
          </table:table-cell>
          <table:table-cell office:value-type="float" office:value="0.0481184442736459" calcext:value-type="float">
            <text:p>0.0481184442736459</text:p>
          </table:table-cell>
          <table:table-cell office:value-type="float" office:value="0.00571998685086029" calcext:value-type="float">
            <text:p>0.00571998685086029</text:p>
          </table:table-cell>
        </table:table-row>
        <table:table-row table:style-name="ro1">
          <table:table-cell office:value-type="string" calcext:value-type="string">
            <text:p>sll0842</text:p>
          </table:table-cell>
          <table:table-cell office:value-type="float" office:value="-0.000979132388244498" calcext:value-type="float">
            <text:p>-0.000979132388244498</text:p>
          </table:table-cell>
          <table:table-cell office:value-type="float" office:value="-0.00675284545591793" calcext:value-type="float">
            <text:p>-0.00675284545591793</text:p>
          </table:table-cell>
          <table:table-cell office:value-type="float" office:value="0.00577371306767343" calcext:value-type="float">
            <text:p>0.00577371306767343</text:p>
          </table:table-cell>
        </table:table-row>
        <table:table-row table:style-name="ro1">
          <table:table-cell office:value-type="string" calcext:value-type="string">
            <text:p>sll1773</text:p>
          </table:table-cell>
          <table:table-cell office:value-type="float" office:value="0.0875753550119201" calcext:value-type="float">
            <text:p>0.0875753550119201</text:p>
          </table:table-cell>
          <table:table-cell office:value-type="float" office:value="0.0812753144253437" calcext:value-type="float">
            <text:p>0.0812753144253437</text:p>
          </table:table-cell>
          <table:table-cell office:value-type="float" office:value="0.00630004058657634" calcext:value-type="float">
            <text:p>0.00630004058657634</text:p>
          </table:table-cell>
        </table:table-row>
        <table:table-row table:style-name="ro1">
          <table:table-cell office:value-type="string" calcext:value-type="string">
            <text:p>slr1890</text:p>
          </table:table-cell>
          <table:table-cell office:value-type="float" office:value="0.0319092601634573" calcext:value-type="float">
            <text:p>0.0319092601634573</text:p>
          </table:table-cell>
          <table:table-cell office:value-type="float" office:value="0.0255686843802941" calcext:value-type="float">
            <text:p>0.0255686843802941</text:p>
          </table:table-cell>
          <table:table-cell office:value-type="float" office:value="0.00634057578316319" calcext:value-type="float">
            <text:p>0.00634057578316319</text:p>
          </table:table-cell>
        </table:table-row>
        <table:table-row table:style-name="ro1">
          <table:table-cell office:value-type="string" calcext:value-type="string">
            <text:p>sll0606</text:p>
          </table:table-cell>
          <table:table-cell office:value-type="float" office:value="0.0536103525719445" calcext:value-type="float">
            <text:p>0.0536103525719445</text:p>
          </table:table-cell>
          <table:table-cell office:value-type="float" office:value="0.0469757960499383" calcext:value-type="float">
            <text:p>0.0469757960499383</text:p>
          </table:table-cell>
          <table:table-cell office:value-type="float" office:value="0.00663455652200623" calcext:value-type="float">
            <text:p>0.00663455652200623</text:p>
          </table:table-cell>
        </table:table-row>
        <table:table-row table:style-name="ro1">
          <table:table-cell office:value-type="string" calcext:value-type="string">
            <text:p>slr0698</text:p>
          </table:table-cell>
          <table:table-cell office:value-type="float" office:value="0.00835897593022234" calcext:value-type="float">
            <text:p>0.00835897593022234</text:p>
          </table:table-cell>
          <table:table-cell office:value-type="float" office:value="0.00162651383857373" calcext:value-type="float">
            <text:p>0.00162651383857373</text:p>
          </table:table-cell>
          <table:table-cell office:value-type="float" office:value="0.00673246209164861" calcext:value-type="float">
            <text:p>0.00673246209164861</text:p>
          </table:table-cell>
        </table:table-row>
        <table:table-row table:style-name="ro1">
          <table:table-cell office:value-type="string" calcext:value-type="string">
            <text:p>sll0828</text:p>
          </table:table-cell>
          <table:table-cell office:value-type="float" office:value="0.248217500871642" calcext:value-type="float">
            <text:p>0.248217500871642</text:p>
          </table:table-cell>
          <table:table-cell office:value-type="float" office:value="0.241129039005289" calcext:value-type="float">
            <text:p>0.241129039005289</text:p>
          </table:table-cell>
          <table:table-cell office:value-type="float" office:value="0.00708846186635306" calcext:value-type="float">
            <text:p>0.00708846186635306</text:p>
          </table:table-cell>
        </table:table-row>
        <table:table-row table:style-name="ro1">
          <table:table-cell office:value-type="string" calcext:value-type="string">
            <text:p>ssr1600</text:p>
          </table:table-cell>
          <table:table-cell office:value-type="float" office:value="-0.195147532928553" calcext:value-type="float">
            <text:p>-0.195147532928553</text:p>
          </table:table-cell>
          <table:table-cell office:value-type="float" office:value="-0.202297238545769" calcext:value-type="float">
            <text:p>-0.202297238545769</text:p>
          </table:table-cell>
          <table:table-cell office:value-type="float" office:value="0.00714970561721551" calcext:value-type="float">
            <text:p>0.00714970561721551</text:p>
          </table:table-cell>
        </table:table-row>
        <table:table-row table:style-name="ro1">
          <table:table-cell office:value-type="string" calcext:value-type="string">
            <text:p>sll0947</text:p>
          </table:table-cell>
          <table:table-cell office:value-type="float" office:value="0.242364611532695" calcext:value-type="float">
            <text:p>0.242364611532695</text:p>
          </table:table-cell>
          <table:table-cell office:value-type="float" office:value="0.234429914780696" calcext:value-type="float">
            <text:p>0.234429914780696</text:p>
          </table:table-cell>
          <table:table-cell office:value-type="float" office:value="0.00793469675199876" calcext:value-type="float">
            <text:p>0.00793469675199876</text:p>
          </table:table-cell>
        </table:table-row>
        <table:table-row table:style-name="ro1">
          <table:table-cell office:value-type="string" calcext:value-type="string">
            <text:p>sll0395</text:p>
          </table:table-cell>
          <table:table-cell office:value-type="float" office:value="-0.0733660556114453" calcext:value-type="float">
            <text:p>-0.0733660556114453</text:p>
          </table:table-cell>
          <table:table-cell office:value-type="float" office:value="-0.0822546705175976" calcext:value-type="float">
            <text:p>-0.0822546705175976</text:p>
          </table:table-cell>
          <table:table-cell office:value-type="float" office:value="0.00888861490615232" calcext:value-type="float">
            <text:p>0.00888861490615232</text:p>
          </table:table-cell>
        </table:table-row>
        <table:table-row table:style-name="ro1">
          <table:table-cell office:value-type="string" calcext:value-type="string">
            <text:p>slr0312</text:p>
          </table:table-cell>
          <table:table-cell office:value-type="float" office:value="0.0541721885349871" calcext:value-type="float">
            <text:p>0.0541721885349871</text:p>
          </table:table-cell>
          <table:table-cell office:value-type="float" office:value="0.043407546704883" calcext:value-type="float">
            <text:p>0.043407546704883</text:p>
          </table:table-cell>
          <table:table-cell office:value-type="float" office:value="0.0107646418301041" calcext:value-type="float">
            <text:p>0.0107646418301041</text:p>
          </table:table-cell>
        </table:table-row>
        <table:table-row table:style-name="ro1">
          <table:table-cell office:value-type="string" calcext:value-type="string">
            <text:p>sll0402</text:p>
          </table:table-cell>
          <table:table-cell office:value-type="float" office:value="-0.61942001297359" calcext:value-type="float">
            <text:p>-0.61942001297359</text:p>
          </table:table-cell>
          <table:table-cell office:value-type="float" office:value="-0.630358695075368" calcext:value-type="float">
            <text:p>-0.630358695075368</text:p>
          </table:table-cell>
          <table:table-cell office:value-type="float" office:value="0.0109386821017777" calcext:value-type="float">
            <text:p>0.0109386821017777</text:p>
          </table:table-cell>
        </table:table-row>
        <table:table-row table:style-name="ro1">
          <table:table-cell office:value-type="string" calcext:value-type="string">
            <text:p>slr1871</text:p>
          </table:table-cell>
          <table:table-cell office:value-type="float" office:value="0.201011410537149" calcext:value-type="float">
            <text:p>0.201011410537149</text:p>
          </table:table-cell>
          <table:table-cell office:value-type="float" office:value="0.189991863233843" calcext:value-type="float">
            <text:p>0.189991863233843</text:p>
          </table:table-cell>
          <table:table-cell office:value-type="float" office:value="0.0110195473033055" calcext:value-type="float">
            <text:p>0.0110195473033055</text:p>
          </table:table-cell>
        </table:table-row>
        <table:table-row table:style-name="ro1">
          <table:table-cell office:value-type="string" calcext:value-type="string">
            <text:p>sll7064</text:p>
          </table:table-cell>
          <table:table-cell office:value-type="float" office:value="-0.00532767033784847" calcext:value-type="float">
            <text:p>-0.00532767033784847</text:p>
          </table:table-cell>
          <table:table-cell office:value-type="float" office:value="-0.0166475349352891" calcext:value-type="float">
            <text:p>-0.0166475349352891</text:p>
          </table:table-cell>
          <table:table-cell office:value-type="float" office:value="0.0113198645974407" calcext:value-type="float">
            <text:p>0.0113198645974407</text:p>
          </table:table-cell>
        </table:table-row>
        <table:table-row table:style-name="ro1">
          <table:table-cell office:value-type="string" calcext:value-type="string">
            <text:p>slr0902</text:p>
          </table:table-cell>
          <table:table-cell office:value-type="float" office:value="0.150025209504222" calcext:value-type="float">
            <text:p>0.150025209504222</text:p>
          </table:table-cell>
          <table:table-cell office:value-type="float" office:value="0.138355665163522" calcext:value-type="float">
            <text:p>0.138355665163522</text:p>
          </table:table-cell>
          <table:table-cell office:value-type="float" office:value="0.0116695443406996" calcext:value-type="float">
            <text:p>0.0116695443406996</text:p>
          </table:table-cell>
        </table:table-row>
        <table:table-row table:style-name="ro1">
          <table:table-cell office:value-type="string" calcext:value-type="string">
            <text:p>ssl3127</text:p>
          </table:table-cell>
          <table:table-cell office:value-type="float" office:value="0.15141843577203" calcext:value-type="float">
            <text:p>0.15141843577203</text:p>
          </table:table-cell>
          <table:table-cell office:value-type="float" office:value="0.139372056066112" calcext:value-type="float">
            <text:p>0.139372056066112</text:p>
          </table:table-cell>
          <table:table-cell office:value-type="float" office:value="0.0120463797059186" calcext:value-type="float">
            <text:p>0.0120463797059186</text:p>
          </table:table-cell>
        </table:table-row>
        <table:table-row table:style-name="ro1">
          <table:table-cell office:value-type="string" calcext:value-type="string">
            <text:p>slr1173</text:p>
          </table:table-cell>
          <table:table-cell office:value-type="float" office:value="0.394480791894691" calcext:value-type="float">
            <text:p>0.394480791894691</text:p>
          </table:table-cell>
          <table:table-cell office:value-type="float" office:value="0.382156259123774" calcext:value-type="float">
            <text:p>0.382156259123774</text:p>
          </table:table-cell>
          <table:table-cell office:value-type="float" office:value="0.0123245327709174" calcext:value-type="float">
            <text:p>0.0123245327709174</text:p>
          </table:table-cell>
        </table:table-row>
        <table:table-row table:style-name="ro1">
          <table:table-cell office:value-type="string" calcext:value-type="string">
            <text:p>sll0679</text:p>
          </table:table-cell>
          <table:table-cell office:value-type="float" office:value="0.321963200480721" calcext:value-type="float">
            <text:p>0.321963200480721</text:p>
          </table:table-cell>
          <table:table-cell office:value-type="float" office:value="0.309258731392274" calcext:value-type="float">
            <text:p>0.309258731392274</text:p>
          </table:table-cell>
          <table:table-cell office:value-type="float" office:value="0.0127044690884466" calcext:value-type="float">
            <text:p>0.0127044690884466</text:p>
          </table:table-cell>
        </table:table-row>
        <table:table-row table:style-name="ro1">
          <table:table-cell office:value-type="string" calcext:value-type="string">
            <text:p>sll1035</text:p>
          </table:table-cell>
          <table:table-cell office:value-type="float" office:value="-0.102882073847489" calcext:value-type="float">
            <text:p>-0.102882073847489</text:p>
          </table:table-cell>
          <table:table-cell office:value-type="float" office:value="-0.116528670650024" calcext:value-type="float">
            <text:p>-0.116528670650024</text:p>
          </table:table-cell>
          <table:table-cell office:value-type="float" office:value="0.0136465968025347" calcext:value-type="float">
            <text:p>0.0136465968025347</text:p>
          </table:table-cell>
        </table:table-row>
        <table:table-row table:style-name="ro1">
          <table:table-cell office:value-type="string" calcext:value-type="string">
            <text:p>slr0216</text:p>
          </table:table-cell>
          <table:table-cell office:value-type="float" office:value="0.193336094412241" calcext:value-type="float">
            <text:p>0.193336094412241</text:p>
          </table:table-cell>
          <table:table-cell office:value-type="float" office:value="0.179458607830405" calcext:value-type="float">
            <text:p>0.179458607830405</text:p>
          </table:table-cell>
          <table:table-cell office:value-type="float" office:value="0.0138774865818369" calcext:value-type="float">
            <text:p>0.0138774865818369</text:p>
          </table:table-cell>
        </table:table-row>
        <table:table-row table:style-name="ro1">
          <table:table-cell office:value-type="string" calcext:value-type="string">
            <text:p>sll1020</text:p>
          </table:table-cell>
          <table:table-cell office:value-type="float" office:value="0.142261330995067" calcext:value-type="float">
            <text:p>0.142261330995067</text:p>
          </table:table-cell>
          <table:table-cell office:value-type="float" office:value="0.128204453629224" calcext:value-type="float">
            <text:p>0.128204453629224</text:p>
          </table:table-cell>
          <table:table-cell office:value-type="float" office:value="0.0140568773658427" calcext:value-type="float">
            <text:p>0.0140568773658427</text:p>
          </table:table-cell>
        </table:table-row>
        <table:table-row table:style-name="ro1">
          <table:table-cell office:value-type="string" calcext:value-type="string">
            <text:p>sll0708</text:p>
          </table:table-cell>
          <table:table-cell office:value-type="float" office:value="0.274124769285072" calcext:value-type="float">
            <text:p>0.274124769285072</text:p>
          </table:table-cell>
          <table:table-cell office:value-type="float" office:value="0.259855660022621" calcext:value-type="float">
            <text:p>0.259855660022621</text:p>
          </table:table-cell>
          <table:table-cell office:value-type="float" office:value="0.0142691092624502" calcext:value-type="float">
            <text:p>0.0142691092624502</text:p>
          </table:table-cell>
        </table:table-row>
        <table:table-row table:style-name="ro1">
          <table:table-cell office:value-type="string" calcext:value-type="string">
            <text:p>slr0666</text:p>
          </table:table-cell>
          <table:table-cell office:value-type="float" office:value="0.00891847106095383" calcext:value-type="float">
            <text:p>0.00891847106095383</text:p>
          </table:table-cell>
          <table:table-cell office:value-type="float" office:value="-0.00613257531284407" calcext:value-type="float">
            <text:p>-0.00613257531284407</text:p>
          </table:table-cell>
          <table:table-cell office:value-type="float" office:value="0.0150510463737979" calcext:value-type="float">
            <text:p>0.0150510463737979</text:p>
          </table:table-cell>
        </table:table-row>
        <table:table-row table:style-name="ro1">
          <table:table-cell office:value-type="string" calcext:value-type="string">
            <text:p>slr1849</text:p>
          </table:table-cell>
          <table:table-cell office:value-type="float" office:value="0.237741593597399" calcext:value-type="float">
            <text:p>0.237741593597399</text:p>
          </table:table-cell>
          <table:table-cell office:value-type="float" office:value="0.222214607497496" calcext:value-type="float">
            <text:p>0.222214607497496</text:p>
          </table:table-cell>
          <table:table-cell office:value-type="float" office:value="0.015526986099903" calcext:value-type="float">
            <text:p>0.015526986099903</text:p>
          </table:table-cell>
        </table:table-row>
        <table:table-row table:style-name="ro1">
          <table:table-cell office:value-type="string" calcext:value-type="string">
            <text:p>slr0625</text:p>
          </table:table-cell>
          <table:table-cell office:value-type="float" office:value="0.0172253040078788" calcext:value-type="float">
            <text:p>0.0172253040078788</text:p>
          </table:table-cell>
          <table:table-cell office:value-type="float" office:value="0.0013185882178591" calcext:value-type="float">
            <text:p>0.0013185882178591</text:p>
          </table:table-cell>
          <table:table-cell office:value-type="float" office:value="0.0159067157900197" calcext:value-type="float">
            <text:p>0.0159067157900197</text:p>
          </table:table-cell>
        </table:table-row>
        <table:table-row table:style-name="ro1">
          <table:table-cell office:value-type="string" calcext:value-type="string">
            <text:p>slr1429</text:p>
          </table:table-cell>
          <table:table-cell office:value-type="float" office:value="0.135628586214182" calcext:value-type="float">
            <text:p>0.135628586214182</text:p>
          </table:table-cell>
          <table:table-cell office:value-type="float" office:value="0.11943827757072" calcext:value-type="float">
            <text:p>0.11943827757072</text:p>
          </table:table-cell>
          <table:table-cell office:value-type="float" office:value="0.0161903086434619" calcext:value-type="float">
            <text:p>0.0161903086434619</text:p>
          </table:table-cell>
        </table:table-row>
        <table:table-row table:style-name="ro1">
          <table:table-cell office:value-type="string" calcext:value-type="string">
            <text:p>ssr0756</text:p>
          </table:table-cell>
          <table:table-cell office:value-type="float" office:value="-0.373509299033991" calcext:value-type="float">
            <text:p>-0.373509299033991</text:p>
          </table:table-cell>
          <table:table-cell office:value-type="float" office:value="-0.390434570178858" calcext:value-type="float">
            <text:p>-0.390434570178858</text:p>
          </table:table-cell>
          <table:table-cell office:value-type="float" office:value="0.0169252711448677" calcext:value-type="float">
            <text:p>0.0169252711448677</text:p>
          </table:table-cell>
        </table:table-row>
        <table:table-row table:style-name="ro1">
          <table:table-cell office:value-type="string" calcext:value-type="string">
            <text:p>sll0654</text:p>
          </table:table-cell>
          <table:table-cell office:value-type="float" office:value="0.152082793061037" calcext:value-type="float">
            <text:p>0.152082793061037</text:p>
          </table:table-cell>
          <table:table-cell office:value-type="float" office:value="0.134992347377977" calcext:value-type="float">
            <text:p>0.134992347377977</text:p>
          </table:table-cell>
          <table:table-cell office:value-type="float" office:value="0.0170904456830599" calcext:value-type="float">
            <text:p>0.0170904456830599</text:p>
          </table:table-cell>
        </table:table-row>
        <table:table-row table:style-name="ro1">
          <table:table-cell office:value-type="string" calcext:value-type="string">
            <text:p>slr2062</text:p>
          </table:table-cell>
          <table:table-cell office:value-type="float" office:value="0.166275376837393" calcext:value-type="float">
            <text:p>0.166275376837393</text:p>
          </table:table-cell>
          <table:table-cell office:value-type="float" office:value="0.149157328978291" calcext:value-type="float">
            <text:p>0.149157328978291</text:p>
          </table:table-cell>
          <table:table-cell office:value-type="float" office:value="0.0171180478591015" calcext:value-type="float">
            <text:p>0.0171180478591015</text:p>
          </table:table-cell>
        </table:table-row>
        <table:table-row table:style-name="ro1">
          <table:table-cell office:value-type="string" calcext:value-type="string">
            <text:p>slr1028</text:p>
          </table:table-cell>
          <table:table-cell office:value-type="float" office:value="0.0360034583511666" calcext:value-type="float">
            <text:p>0.0360034583511666</text:p>
          </table:table-cell>
          <table:table-cell office:value-type="float" office:value="0.0188667773742789" calcext:value-type="float">
            <text:p>0.0188667773742789</text:p>
          </table:table-cell>
          <table:table-cell office:value-type="float" office:value="0.0171366809768876" calcext:value-type="float">
            <text:p>0.0171366809768876</text:p>
          </table:table-cell>
        </table:table-row>
        <table:table-row table:style-name="ro1">
          <table:table-cell office:value-type="string" calcext:value-type="string">
            <text:p>slr1251</text:p>
          </table:table-cell>
          <table:table-cell office:value-type="float" office:value="-0.0765954379306006" calcext:value-type="float">
            <text:p>-0.0765954379306006</text:p>
          </table:table-cell>
          <table:table-cell office:value-type="float" office:value="-0.0945445736053455" calcext:value-type="float">
            <text:p>-0.0945445736053455</text:p>
          </table:table-cell>
          <table:table-cell office:value-type="float" office:value="0.0179491356747449" calcext:value-type="float">
            <text:p>0.0179491356747449</text:p>
          </table:table-cell>
        </table:table-row>
        <table:table-row table:style-name="ro1">
          <table:table-cell office:value-type="string" calcext:value-type="string">
            <text:p>sll1865</text:p>
          </table:table-cell>
          <table:table-cell office:value-type="float" office:value="-0.156337451171738" calcext:value-type="float">
            <text:p>-0.156337451171738</text:p>
          </table:table-cell>
          <table:table-cell office:value-type="float" office:value="-0.174494694729997" calcext:value-type="float">
            <text:p>-0.174494694729997</text:p>
          </table:table-cell>
          <table:table-cell office:value-type="float" office:value="0.0181572435582587" calcext:value-type="float">
            <text:p>0.0181572435582587</text:p>
          </table:table-cell>
        </table:table-row>
        <table:table-row table:style-name="ro1">
          <table:table-cell office:value-type="string" calcext:value-type="string">
            <text:p>slr0917</text:p>
          </table:table-cell>
          <table:table-cell office:value-type="float" office:value="-1.31361530075559" calcext:value-type="float">
            <text:p>-1.31361530075559</text:p>
          </table:table-cell>
          <table:table-cell office:value-type="float" office:value="-1.33189511723663" calcext:value-type="float">
            <text:p>-1.33189511723663</text:p>
          </table:table-cell>
          <table:table-cell office:value-type="float" office:value="0.0182798164810383" calcext:value-type="float">
            <text:p>0.0182798164810383</text:p>
          </table:table-cell>
        </table:table-row>
        <table:table-row table:style-name="ro1">
          <table:table-cell office:value-type="string" calcext:value-type="string">
            <text:p>slr5087</text:p>
          </table:table-cell>
          <table:table-cell office:value-type="float" office:value="-0.0239384949246365" calcext:value-type="float">
            <text:p>-0.0239384949246365</text:p>
          </table:table-cell>
          <table:table-cell office:value-type="float" office:value="-0.0428783109693385" calcext:value-type="float">
            <text:p>-0.0428783109693385</text:p>
          </table:table-cell>
          <table:table-cell office:value-type="float" office:value="0.0189398160447019" calcext:value-type="float">
            <text:p>0.0189398160447019</text:p>
          </table:table-cell>
        </table:table-row>
        <table:table-row table:style-name="ro1">
          <table:table-cell office:value-type="string" calcext:value-type="string">
            <text:p>sll0406</text:p>
          </table:table-cell>
          <table:table-cell office:value-type="float" office:value="0.196757919515524" calcext:value-type="float">
            <text:p>0.196757919515524</text:p>
          </table:table-cell>
          <table:table-cell office:value-type="float" office:value="0.177550647771206" calcext:value-type="float">
            <text:p>0.177550647771206</text:p>
          </table:table-cell>
          <table:table-cell office:value-type="float" office:value="0.0192072717443187" calcext:value-type="float">
            <text:p>0.0192072717443187</text:p>
          </table:table-cell>
        </table:table-row>
        <table:table-row table:style-name="ro1">
          <table:table-cell office:value-type="string" calcext:value-type="string">
            <text:p>sll1915</text:p>
          </table:table-cell>
          <table:table-cell office:value-type="float" office:value="-0.627048783133087" calcext:value-type="float">
            <text:p>-0.627048783133087</text:p>
          </table:table-cell>
          <table:table-cell office:value-type="float" office:value="-0.646261531378942" calcext:value-type="float">
            <text:p>-0.646261531378942</text:p>
          </table:table-cell>
          <table:table-cell office:value-type="float" office:value="0.0192127482458549" calcext:value-type="float">
            <text:p>0.0192127482458549</text:p>
          </table:table-cell>
        </table:table-row>
        <table:table-row table:style-name="ro1">
          <table:table-cell office:value-type="string" calcext:value-type="string">
            <text:p>sll1785</text:p>
          </table:table-cell>
          <table:table-cell office:value-type="float" office:value="0.122599980905812" calcext:value-type="float">
            <text:p>0.122599980905812</text:p>
          </table:table-cell>
          <table:table-cell office:value-type="float" office:value="0.103034790013183" calcext:value-type="float">
            <text:p>0.103034790013183</text:p>
          </table:table-cell>
          <table:table-cell office:value-type="float" office:value="0.0195651908926291" calcext:value-type="float">
            <text:p>0.0195651908926291</text:p>
          </table:table-cell>
        </table:table-row>
        <table:table-row table:style-name="ro1">
          <table:table-cell office:value-type="string" calcext:value-type="string">
            <text:p>sll1995</text:p>
          </table:table-cell>
          <table:table-cell office:value-type="float" office:value="-0.103840144550429" calcext:value-type="float">
            <text:p>-0.103840144550429</text:p>
          </table:table-cell>
          <table:table-cell office:value-type="float" office:value="-0.123495122289359" calcext:value-type="float">
            <text:p>-0.123495122289359</text:p>
          </table:table-cell>
          <table:table-cell office:value-type="float" office:value="0.0196549777389294" calcext:value-type="float">
            <text:p>0.0196549777389294</text:p>
          </table:table-cell>
        </table:table-row>
        <table:table-row table:style-name="ro1">
          <table:table-cell office:value-type="string" calcext:value-type="string">
            <text:p>slr0587</text:p>
          </table:table-cell>
          <table:table-cell office:value-type="float" office:value="0.228205807534125" calcext:value-type="float">
            <text:p>0.228205807534125</text:p>
          </table:table-cell>
          <table:table-cell office:value-type="float" office:value="0.208503530767108" calcext:value-type="float">
            <text:p>0.208503530767108</text:p>
          </table:table-cell>
          <table:table-cell office:value-type="float" office:value="0.0197022767670162" calcext:value-type="float">
            <text:p>0.0197022767670162</text:p>
          </table:table-cell>
        </table:table-row>
        <table:table-row table:style-name="ro1">
          <table:table-cell office:value-type="string" calcext:value-type="string">
            <text:p>sll5042</text:p>
          </table:table-cell>
          <table:table-cell office:value-type="float" office:value="-0.0387655913247928" calcext:value-type="float">
            <text:p>-0.0387655913247928</text:p>
          </table:table-cell>
          <table:table-cell office:value-type="float" office:value="-0.058593242515689" calcext:value-type="float">
            <text:p>-0.058593242515689</text:p>
          </table:table-cell>
          <table:table-cell office:value-type="float" office:value="0.0198276511908962" calcext:value-type="float">
            <text:p>0.0198276511908962</text:p>
          </table:table-cell>
        </table:table-row>
        <table:table-row table:style-name="ro1">
          <table:table-cell office:value-type="string" calcext:value-type="string">
            <text:p>ssl3573</text:p>
          </table:table-cell>
          <table:table-cell office:value-type="float" office:value="-0.181384070675641" calcext:value-type="float">
            <text:p>-0.181384070675641</text:p>
          </table:table-cell>
          <table:table-cell office:value-type="float" office:value="-0.201531457934613" calcext:value-type="float">
            <text:p>-0.201531457934613</text:p>
          </table:table-cell>
          <table:table-cell office:value-type="float" office:value="0.0201473872589719" calcext:value-type="float">
            <text:p>0.0201473872589719</text:p>
          </table:table-cell>
        </table:table-row>
        <table:table-row table:style-name="ro1">
          <table:table-cell office:value-type="string" calcext:value-type="string">
            <text:p>ssr1853</text:p>
          </table:table-cell>
          <table:table-cell office:value-type="float" office:value="-0.00452526057832942" calcext:value-type="float">
            <text:p>-0.00452526057832942</text:p>
          </table:table-cell>
          <table:table-cell office:value-type="float" office:value="-0.0250246978848326" calcext:value-type="float">
            <text:p>-0.0250246978848326</text:p>
          </table:table-cell>
          <table:table-cell office:value-type="float" office:value="0.0204994373065032" calcext:value-type="float">
            <text:p>0.0204994373065032</text:p>
          </table:table-cell>
        </table:table-row>
        <table:table-row table:style-name="ro1">
          <table:table-cell office:value-type="string" calcext:value-type="string">
            <text:p>sll1572</text:p>
          </table:table-cell>
          <table:table-cell office:value-type="float" office:value="0.230873984073567" calcext:value-type="float">
            <text:p>0.230873984073567</text:p>
          </table:table-cell>
          <table:table-cell office:value-type="float" office:value="0.210257481921814" calcext:value-type="float">
            <text:p>0.210257481921814</text:p>
          </table:table-cell>
          <table:table-cell office:value-type="float" office:value="0.0206165021517528" calcext:value-type="float">
            <text:p>0.0206165021517528</text:p>
          </table:table-cell>
        </table:table-row>
        <table:table-row table:style-name="ro1">
          <table:table-cell office:value-type="string" calcext:value-type="string">
            <text:p>sll1237</text:p>
          </table:table-cell>
          <table:table-cell office:value-type="float" office:value="0.0801213793380321" calcext:value-type="float">
            <text:p>0.0801213793380321</text:p>
          </table:table-cell>
          <table:table-cell office:value-type="float" office:value="0.0592063291059752" calcext:value-type="float">
            <text:p>0.0592063291059752</text:p>
          </table:table-cell>
          <table:table-cell office:value-type="float" office:value="0.0209150502320569" calcext:value-type="float">
            <text:p>0.0209150502320569</text:p>
          </table:table-cell>
        </table:table-row>
        <table:table-row table:style-name="ro1">
          <table:table-cell office:value-type="string" calcext:value-type="string">
            <text:p>sll0078</text:p>
          </table:table-cell>
          <table:table-cell office:value-type="float" office:value="-2.05093425438667" calcext:value-type="float">
            <text:p>-2.05093425438667</text:p>
          </table:table-cell>
          <table:table-cell office:value-type="float" office:value="-2.07226557637379" calcext:value-type="float">
            <text:p>-2.07226557637379</text:p>
          </table:table-cell>
          <table:table-cell office:value-type="float" office:value="0.0213313219871187" calcext:value-type="float">
            <text:p>0.0213313219871187</text:p>
          </table:table-cell>
        </table:table-row>
        <table:table-row table:style-name="ro1">
          <table:table-cell office:value-type="string" calcext:value-type="string">
            <text:p>sll1532</text:p>
          </table:table-cell>
          <table:table-cell office:value-type="float" office:value="0.403007632251306" calcext:value-type="float">
            <text:p>0.403007632251306</text:p>
          </table:table-cell>
          <table:table-cell office:value-type="float" office:value="0.381108268057468" calcext:value-type="float">
            <text:p>0.381108268057468</text:p>
          </table:table-cell>
          <table:table-cell office:value-type="float" office:value="0.0218993641938377" calcext:value-type="float">
            <text:p>0.0218993641938377</text:p>
          </table:table-cell>
        </table:table-row>
        <table:table-row table:style-name="ro1">
          <table:table-cell office:value-type="string" calcext:value-type="string">
            <text:p>sll1880</text:p>
          </table:table-cell>
          <table:table-cell office:value-type="float" office:value="0.0674435966014573" calcext:value-type="float">
            <text:p>0.0674435966014573</text:p>
          </table:table-cell>
          <table:table-cell office:value-type="float" office:value="0.0455312783578349" calcext:value-type="float">
            <text:p>0.0455312783578349</text:p>
          </table:table-cell>
          <table:table-cell office:value-type="float" office:value="0.0219123182436224" calcext:value-type="float">
            <text:p>0.0219123182436224</text:p>
          </table:table-cell>
        </table:table-row>
        <table:table-row table:style-name="ro1">
          <table:table-cell office:value-type="string" calcext:value-type="string">
            <text:p>slr1106</text:p>
          </table:table-cell>
          <table:table-cell office:value-type="float" office:value="0.0242961975540299" calcext:value-type="float">
            <text:p>0.0242961975540299</text:p>
          </table:table-cell>
          <table:table-cell office:value-type="float" office:value="0.00235517655526444" calcext:value-type="float">
            <text:p>0.00235517655526444</text:p>
          </table:table-cell>
          <table:table-cell office:value-type="float" office:value="0.0219410209987654" calcext:value-type="float">
            <text:p>0.0219410209987654</text:p>
          </table:table-cell>
        </table:table-row>
        <table:table-row table:style-name="ro1">
          <table:table-cell office:value-type="string" calcext:value-type="string">
            <text:p>sll7078</text:p>
          </table:table-cell>
          <table:table-cell office:value-type="float" office:value="0.0138452261613348" calcext:value-type="float">
            <text:p>0.0138452261613348</text:p>
          </table:table-cell>
          <table:table-cell office:value-type="float" office:value="-0.00820763493762636" calcext:value-type="float">
            <text:p>-0.00820763493762636</text:p>
          </table:table-cell>
          <table:table-cell office:value-type="float" office:value="0.0220528610989612" calcext:value-type="float">
            <text:p>0.0220528610989612</text:p>
          </table:table-cell>
        </table:table-row>
        <table:table-row table:style-name="ro1">
          <table:table-cell office:value-type="string" calcext:value-type="string">
            <text:p>slr1644</text:p>
          </table:table-cell>
          <table:table-cell office:value-type="float" office:value="-0.133994571682004" calcext:value-type="float">
            <text:p>-0.133994571682004</text:p>
          </table:table-cell>
          <table:table-cell office:value-type="float" office:value="-0.156216748582885" calcext:value-type="float">
            <text:p>-0.156216748582885</text:p>
          </table:table-cell>
          <table:table-cell office:value-type="float" office:value="0.0222221769008817" calcext:value-type="float">
            <text:p>0.0222221769008817</text:p>
          </table:table-cell>
        </table:table-row>
        <table:table-row table:style-name="ro1">
          <table:table-cell office:value-type="string" calcext:value-type="string">
            <text:p>sll1513</text:p>
          </table:table-cell>
          <table:table-cell office:value-type="float" office:value="-0.670712063821539" calcext:value-type="float">
            <text:p>-0.670712063821539</text:p>
          </table:table-cell>
          <table:table-cell office:value-type="float" office:value="-0.692969302122866" calcext:value-type="float">
            <text:p>-0.692969302122866</text:p>
          </table:table-cell>
          <table:table-cell office:value-type="float" office:value="0.0222572383013262" calcext:value-type="float">
            <text:p>0.0222572383013262</text:p>
          </table:table-cell>
        </table:table-row>
        <table:table-row table:style-name="ro1">
          <table:table-cell office:value-type="string" calcext:value-type="string">
            <text:p>slr6034</text:p>
          </table:table-cell>
          <table:table-cell office:value-type="float" office:value="-0.00346204417290241" calcext:value-type="float">
            <text:p>-0.00346204417290241</text:p>
          </table:table-cell>
          <table:table-cell office:value-type="float" office:value="-0.0257369225128888" calcext:value-type="float">
            <text:p>-0.0257369225128888</text:p>
          </table:table-cell>
          <table:table-cell office:value-type="float" office:value="0.0222748783399864" calcext:value-type="float">
            <text:p>0.0222748783399864</text:p>
          </table:table-cell>
        </table:table-row>
        <table:table-row table:style-name="ro1">
          <table:table-cell office:value-type="string" calcext:value-type="string">
            <text:p>sll0689</text:p>
          </table:table-cell>
          <table:table-cell office:value-type="float" office:value="-0.280772995075551" calcext:value-type="float">
            <text:p>-0.280772995075551</text:p>
          </table:table-cell>
          <table:table-cell office:value-type="float" office:value="-0.3035287366842" calcext:value-type="float">
            <text:p>-0.3035287366842</text:p>
          </table:table-cell>
          <table:table-cell office:value-type="float" office:value="0.022755741608649" calcext:value-type="float">
            <text:p>0.022755741608649</text:p>
          </table:table-cell>
        </table:table-row>
        <table:table-row table:style-name="ro1">
          <table:table-cell office:value-type="string" calcext:value-type="string">
            <text:p>slr1753</text:p>
          </table:table-cell>
          <table:table-cell office:value-type="float" office:value="0.119361618078136" calcext:value-type="float">
            <text:p>0.119361618078136</text:p>
          </table:table-cell>
          <table:table-cell office:value-type="float" office:value="0.0961197702400456" calcext:value-type="float">
            <text:p>0.0961197702400456</text:p>
          </table:table-cell>
          <table:table-cell office:value-type="float" office:value="0.0232418478380908" calcext:value-type="float">
            <text:p>0.0232418478380908</text:p>
          </table:table-cell>
        </table:table-row>
        <table:table-row table:style-name="ro1">
          <table:table-cell office:value-type="string" calcext:value-type="string">
            <text:p>slr2023</text:p>
          </table:table-cell>
          <table:table-cell office:value-type="float" office:value="0.0684196514763773" calcext:value-type="float">
            <text:p>0.0684196514763773</text:p>
          </table:table-cell>
          <table:table-cell office:value-type="float" office:value="0.0448611691668639" calcext:value-type="float">
            <text:p>0.0448611691668639</text:p>
          </table:table-cell>
          <table:table-cell office:value-type="float" office:value="0.0235584823095134" calcext:value-type="float">
            <text:p>0.0235584823095134</text:p>
          </table:table-cell>
        </table:table-row>
        <table:table-row table:style-name="ro1">
          <table:table-cell office:value-type="string" calcext:value-type="string">
            <text:p>sll1758</text:p>
          </table:table-cell>
          <table:table-cell office:value-type="float" office:value="0.222749434445301" calcext:value-type="float">
            <text:p>0.222749434445301</text:p>
          </table:table-cell>
          <table:table-cell office:value-type="float" office:value="0.199021010234386" calcext:value-type="float">
            <text:p>0.199021010234386</text:p>
          </table:table-cell>
          <table:table-cell office:value-type="float" office:value="0.0237284242109141" calcext:value-type="float">
            <text:p>0.0237284242109141</text:p>
          </table:table-cell>
        </table:table-row>
        <table:table-row table:style-name="ro1">
          <table:table-cell office:value-type="string" calcext:value-type="string">
            <text:p>sll1426</text:p>
          </table:table-cell>
          <table:table-cell office:value-type="float" office:value="0.214025283466857" calcext:value-type="float">
            <text:p>0.214025283466857</text:p>
          </table:table-cell>
          <table:table-cell office:value-type="float" office:value="0.190265883971038" calcext:value-type="float">
            <text:p>0.190265883971038</text:p>
          </table:table-cell>
          <table:table-cell office:value-type="float" office:value="0.0237593994958189" calcext:value-type="float">
            <text:p>0.0237593994958189</text:p>
          </table:table-cell>
        </table:table-row>
        <table:table-row table:style-name="ro1">
          <table:table-cell office:value-type="string" calcext:value-type="string">
            <text:p>slr0280</text:p>
          </table:table-cell>
          <table:table-cell office:value-type="float" office:value="-0.0853642854036613" calcext:value-type="float">
            <text:p>-0.0853642854036613</text:p>
          </table:table-cell>
          <table:table-cell office:value-type="float" office:value="-0.109511482995464" calcext:value-type="float">
            <text:p>-0.109511482995464</text:p>
          </table:table-cell>
          <table:table-cell office:value-type="float" office:value="0.0241471975918026" calcext:value-type="float">
            <text:p>0.0241471975918026</text:p>
          </table:table-cell>
        </table:table-row>
        <table:table-row table:style-name="ro1">
          <table:table-cell office:value-type="string" calcext:value-type="string">
            <text:p>slr0797</text:p>
          </table:table-cell>
          <table:table-cell office:value-type="float" office:value="-0.0117648171117279" calcext:value-type="float">
            <text:p>-0.0117648171117279</text:p>
          </table:table-cell>
          <table:table-cell office:value-type="float" office:value="-0.0363328283395259" calcext:value-type="float">
            <text:p>-0.0363328283395259</text:p>
          </table:table-cell>
          <table:table-cell office:value-type="float" office:value="0.024568011227798" calcext:value-type="float">
            <text:p>0.024568011227798</text:p>
          </table:table-cell>
        </table:table-row>
        <table:table-row table:style-name="ro1">
          <table:table-cell office:value-type="string" calcext:value-type="string">
            <text:p>slr0573</text:p>
          </table:table-cell>
          <table:table-cell office:value-type="float" office:value="0.238747048199333" calcext:value-type="float">
            <text:p>0.238747048199333</text:p>
          </table:table-cell>
          <table:table-cell office:value-type="float" office:value="0.213936798583531" calcext:value-type="float">
            <text:p>0.213936798583531</text:p>
          </table:table-cell>
          <table:table-cell office:value-type="float" office:value="0.0248102496158019" calcext:value-type="float">
            <text:p>0.0248102496158019</text:p>
          </table:table-cell>
        </table:table-row>
        <table:table-row table:style-name="ro1">
          <table:table-cell office:value-type="string" calcext:value-type="string">
            <text:p>slr0496</text:p>
          </table:table-cell>
          <table:table-cell office:value-type="float" office:value="-0.0950386546332085" calcext:value-type="float">
            <text:p>-0.0950386546332085</text:p>
          </table:table-cell>
          <table:table-cell office:value-type="float" office:value="-0.120077149406666" calcext:value-type="float">
            <text:p>-0.120077149406666</text:p>
          </table:table-cell>
          <table:table-cell office:value-type="float" office:value="0.0250384947734571" calcext:value-type="float">
            <text:p>0.0250384947734571</text:p>
          </table:table-cell>
        </table:table-row>
        <table:table-row table:style-name="ro1">
          <table:table-cell office:value-type="string" calcext:value-type="string">
            <text:p>slr0022</text:p>
          </table:table-cell>
          <table:table-cell office:value-type="float" office:value="0.148718797473548" calcext:value-type="float">
            <text:p>0.148718797473548</text:p>
          </table:table-cell>
          <table:table-cell office:value-type="float" office:value="0.123485062491522" calcext:value-type="float">
            <text:p>0.123485062491522</text:p>
          </table:table-cell>
          <table:table-cell office:value-type="float" office:value="0.0252337349820256" calcext:value-type="float">
            <text:p>0.0252337349820256</text:p>
          </table:table-cell>
        </table:table-row>
        <table:table-row table:style-name="ro1">
          <table:table-cell office:value-type="string" calcext:value-type="string">
            <text:p>slr0689</text:p>
          </table:table-cell>
          <table:table-cell office:value-type="float" office:value="-0.32192341673921" calcext:value-type="float">
            <text:p>-0.32192341673921</text:p>
          </table:table-cell>
          <table:table-cell office:value-type="float" office:value="-0.347395611558259" calcext:value-type="float">
            <text:p>-0.347395611558259</text:p>
          </table:table-cell>
          <table:table-cell office:value-type="float" office:value="0.0254721948190484" calcext:value-type="float">
            <text:p>0.0254721948190484</text:p>
          </table:table-cell>
        </table:table-row>
        <table:table-row table:style-name="ro1">
          <table:table-cell office:value-type="string" calcext:value-type="string">
            <text:p>slr6047</text:p>
          </table:table-cell>
          <table:table-cell office:value-type="float" office:value="0.181308501430201" calcext:value-type="float">
            <text:p>0.181308501430201</text:p>
          </table:table-cell>
          <table:table-cell office:value-type="float" office:value="0.155642391612211" calcext:value-type="float">
            <text:p>0.155642391612211</text:p>
          </table:table-cell>
          <table:table-cell office:value-type="float" office:value="0.0256661098179904" calcext:value-type="float">
            <text:p>0.0256661098179904</text:p>
          </table:table-cell>
        </table:table-row>
        <table:table-row table:style-name="ro1">
          <table:table-cell office:value-type="string" calcext:value-type="string">
            <text:p>slr0402</text:p>
          </table:table-cell>
          <table:table-cell office:value-type="float" office:value="-0.0734488371754197" calcext:value-type="float">
            <text:p>-0.0734488371754197</text:p>
          </table:table-cell>
          <table:table-cell office:value-type="float" office:value="-0.100323228075073" calcext:value-type="float">
            <text:p>-0.100323228075073</text:p>
          </table:table-cell>
          <table:table-cell office:value-type="float" office:value="0.0268743908996534" calcext:value-type="float">
            <text:p>0.0268743908996534</text:p>
          </table:table-cell>
        </table:table-row>
        <table:table-row table:style-name="ro1">
          <table:table-cell office:value-type="string" calcext:value-type="string">
            <text:p>sll2007</text:p>
          </table:table-cell>
          <table:table-cell office:value-type="float" office:value="0.0881313518517833" calcext:value-type="float">
            <text:p>0.0881313518517833</text:p>
          </table:table-cell>
          <table:table-cell office:value-type="float" office:value="0.0611761033479117" calcext:value-type="float">
            <text:p>0.0611761033479117</text:p>
          </table:table-cell>
          <table:table-cell office:value-type="float" office:value="0.0269552485038716" calcext:value-type="float">
            <text:p>0.0269552485038716</text:p>
          </table:table-cell>
        </table:table-row>
        <table:table-row table:style-name="ro1">
          <table:table-cell office:value-type="string" calcext:value-type="string">
            <text:p>slr1214</text:p>
          </table:table-cell>
          <table:table-cell office:value-type="float" office:value="0.164771490749798" calcext:value-type="float">
            <text:p>0.164771490749798</text:p>
          </table:table-cell>
          <table:table-cell office:value-type="float" office:value="0.13744493141873" calcext:value-type="float">
            <text:p>0.13744493141873</text:p>
          </table:table-cell>
          <table:table-cell office:value-type="float" office:value="0.0273265593310679" calcext:value-type="float">
            <text:p>0.0273265593310679</text:p>
          </table:table-cell>
        </table:table-row>
        <table:table-row table:style-name="ro1">
          <table:table-cell office:value-type="string" calcext:value-type="string">
            <text:p>slr0480</text:p>
          </table:table-cell>
          <table:table-cell office:value-type="float" office:value="-0.825221874354221" calcext:value-type="float">
            <text:p>-0.825221874354221</text:p>
          </table:table-cell>
          <table:table-cell office:value-type="float" office:value="-0.853567095414439" calcext:value-type="float">
            <text:p>-0.853567095414439</text:p>
          </table:table-cell>
          <table:table-cell office:value-type="float" office:value="0.0283452210602184" calcext:value-type="float">
            <text:p>0.0283452210602184</text:p>
          </table:table-cell>
        </table:table-row>
        <table:table-row table:style-name="ro1">
          <table:table-cell office:value-type="string" calcext:value-type="string">
            <text:p>sll0449</text:p>
          </table:table-cell>
          <table:table-cell office:value-type="float" office:value="0.0829041904404728" calcext:value-type="float">
            <text:p>0.0829041904404728</text:p>
          </table:table-cell>
          <table:table-cell office:value-type="float" office:value="0.0540558154325248" calcext:value-type="float">
            <text:p>0.0540558154325248</text:p>
          </table:table-cell>
          <table:table-cell office:value-type="float" office:value="0.0288483750079479" calcext:value-type="float">
            <text:p>0.0288483750079479</text:p>
          </table:table-cell>
        </table:table-row>
        <table:table-row table:style-name="ro1">
          <table:table-cell office:value-type="string" calcext:value-type="string">
            <text:p>sll1958</text:p>
          </table:table-cell>
          <table:table-cell office:value-type="float" office:value="-1.61480923139382" calcext:value-type="float">
            <text:p>-1.61480923139382</text:p>
          </table:table-cell>
          <table:table-cell office:value-type="float" office:value="-1.64368544417328" calcext:value-type="float">
            <text:p>-1.64368544417328</text:p>
          </table:table-cell>
          <table:table-cell office:value-type="float" office:value="0.0288762127794611" calcext:value-type="float">
            <text:p>0.0288762127794611</text:p>
          </table:table-cell>
        </table:table-row>
        <table:table-row table:style-name="ro1">
          <table:table-cell office:value-type="string" calcext:value-type="string">
            <text:p>slr0944</text:p>
          </table:table-cell>
          <table:table-cell office:value-type="float" office:value="-0.36766931564774" calcext:value-type="float">
            <text:p>-0.36766931564774</text:p>
          </table:table-cell>
          <table:table-cell office:value-type="float" office:value="-0.396637897740855" calcext:value-type="float">
            <text:p>-0.396637897740855</text:p>
          </table:table-cell>
          <table:table-cell office:value-type="float" office:value="0.0289685820931151" calcext:value-type="float">
            <text:p>0.0289685820931151</text:p>
          </table:table-cell>
        </table:table-row>
        <table:table-row table:style-name="ro1">
          <table:table-cell office:value-type="string" calcext:value-type="string">
            <text:p>sll1155</text:p>
          </table:table-cell>
          <table:table-cell office:value-type="float" office:value="-0.315719589916538" calcext:value-type="float">
            <text:p>-0.315719589916538</text:p>
          </table:table-cell>
          <table:table-cell office:value-type="float" office:value="-0.344756673505747" calcext:value-type="float">
            <text:p>-0.344756673505747</text:p>
          </table:table-cell>
          <table:table-cell office:value-type="float" office:value="0.0290370835892087" calcext:value-type="float">
            <text:p>0.0290370835892087</text:p>
          </table:table-cell>
        </table:table-row>
        <table:table-row table:style-name="ro1">
          <table:table-cell office:value-type="string" calcext:value-type="string">
            <text:p>slr1788</text:p>
          </table:table-cell>
          <table:table-cell office:value-type="float" office:value="0.264985530901446" calcext:value-type="float">
            <text:p>0.264985530901446</text:p>
          </table:table-cell>
          <table:table-cell office:value-type="float" office:value="0.235548085475316" calcext:value-type="float">
            <text:p>0.235548085475316</text:p>
          </table:table-cell>
          <table:table-cell office:value-type="float" office:value="0.0294374454261298" calcext:value-type="float">
            <text:p>0.0294374454261298</text:p>
          </table:table-cell>
        </table:table-row>
        <table:table-row table:style-name="ro1">
          <table:table-cell office:value-type="string" calcext:value-type="string">
            <text:p>sll0798</text:p>
          </table:table-cell>
          <table:table-cell office:value-type="float" office:value="0.0392101223266648" calcext:value-type="float">
            <text:p>0.0392101223266648</text:p>
          </table:table-cell>
          <table:table-cell office:value-type="float" office:value="0.00959428187857017" calcext:value-type="float">
            <text:p>0.00959428187857017</text:p>
          </table:table-cell>
          <table:table-cell office:value-type="float" office:value="0.0296158404480947" calcext:value-type="float">
            <text:p>0.0296158404480947</text:p>
          </table:table-cell>
        </table:table-row>
        <table:table-row table:style-name="ro1">
          <table:table-cell office:value-type="string" calcext:value-type="string">
            <text:p>sll1095</text:p>
          </table:table-cell>
          <table:table-cell office:value-type="float" office:value="0.199508149324417" calcext:value-type="float">
            <text:p>0.199508149324417</text:p>
          </table:table-cell>
          <table:table-cell office:value-type="float" office:value="0.169670019150196" calcext:value-type="float">
            <text:p>0.169670019150196</text:p>
          </table:table-cell>
          <table:table-cell office:value-type="float" office:value="0.0298381301742213" calcext:value-type="float">
            <text:p>0.0298381301742213</text:p>
          </table:table-cell>
        </table:table-row>
        <table:table-row table:style-name="ro1">
          <table:table-cell office:value-type="string" calcext:value-type="string">
            <text:p>slr7102</text:p>
          </table:table-cell>
          <table:table-cell office:value-type="float" office:value="0.216585992127759" calcext:value-type="float">
            <text:p>0.216585992127759</text:p>
          </table:table-cell>
          <table:table-cell office:value-type="float" office:value="0.186063671285483" calcext:value-type="float">
            <text:p>0.186063671285483</text:p>
          </table:table-cell>
          <table:table-cell office:value-type="float" office:value="0.0305223208422754" calcext:value-type="float">
            <text:p>0.0305223208422754</text:p>
          </table:table-cell>
        </table:table-row>
        <table:table-row table:style-name="ro1">
          <table:table-cell office:value-type="string" calcext:value-type="string">
            <text:p>slr1117</text:p>
          </table:table-cell>
          <table:table-cell office:value-type="float" office:value="0.203114843644565" calcext:value-type="float">
            <text:p>0.203114843644565</text:p>
          </table:table-cell>
          <table:table-cell office:value-type="float" office:value="0.172296374628256" calcext:value-type="float">
            <text:p>0.172296374628256</text:p>
          </table:table-cell>
          <table:table-cell office:value-type="float" office:value="0.0308184690163092" calcext:value-type="float">
            <text:p>0.0308184690163092</text:p>
          </table:table-cell>
        </table:table-row>
        <table:table-row table:style-name="ro1">
          <table:table-cell office:value-type="string" calcext:value-type="string">
            <text:p>slr0324</text:p>
          </table:table-cell>
          <table:table-cell office:value-type="float" office:value="0.317059776107468" calcext:value-type="float">
            <text:p>0.317059776107468</text:p>
          </table:table-cell>
          <table:table-cell office:value-type="float" office:value="0.28558655826515" calcext:value-type="float">
            <text:p>0.28558655826515</text:p>
          </table:table-cell>
          <table:table-cell office:value-type="float" office:value="0.0314732178423179" calcext:value-type="float">
            <text:p>0.0314732178423179</text:p>
          </table:table-cell>
        </table:table-row>
        <table:table-row table:style-name="ro1">
          <table:table-cell office:value-type="string" calcext:value-type="string">
            <text:p>sll0223</text:p>
          </table:table-cell>
          <table:table-cell office:value-type="float" office:value="-1.51766906648121" calcext:value-type="float">
            <text:p>-1.51766906648121</text:p>
          </table:table-cell>
          <table:table-cell office:value-type="float" office:value="-1.54969980149913" calcext:value-type="float">
            <text:p>-1.54969980149913</text:p>
          </table:table-cell>
          <table:table-cell office:value-type="float" office:value="0.0320307350179274" calcext:value-type="float">
            <text:p>0.0320307350179274</text:p>
          </table:table-cell>
        </table:table-row>
        <table:table-row table:style-name="ro1">
          <table:table-cell office:value-type="string" calcext:value-type="string">
            <text:p>sll0374</text:p>
          </table:table-cell>
          <table:table-cell office:value-type="float" office:value="0.342785491166784" calcext:value-type="float">
            <text:p>0.342785491166784</text:p>
          </table:table-cell>
          <table:table-cell office:value-type="float" office:value="0.310692232445283" calcext:value-type="float">
            <text:p>0.310692232445283</text:p>
          </table:table-cell>
          <table:table-cell office:value-type="float" office:value="0.0320932587215004" calcext:value-type="float">
            <text:p>0.0320932587215004</text:p>
          </table:table-cell>
        </table:table-row>
        <table:table-row table:style-name="ro1">
          <table:table-cell office:value-type="string" calcext:value-type="string">
            <text:p>slr6056</text:p>
          </table:table-cell>
          <table:table-cell office:value-type="float" office:value="-0.0390034727445691" calcext:value-type="float">
            <text:p>-0.0390034727445691</text:p>
          </table:table-cell>
          <table:table-cell office:value-type="float" office:value="-0.0713612595430865" calcext:value-type="float">
            <text:p>-0.0713612595430865</text:p>
          </table:table-cell>
          <table:table-cell office:value-type="float" office:value="0.0323577867985174" calcext:value-type="float">
            <text:p>0.0323577867985174</text:p>
          </table:table-cell>
        </table:table-row>
        <table:table-row table:style-name="ro1">
          <table:table-cell office:value-type="string" calcext:value-type="string">
            <text:p>slr2052</text:p>
          </table:table-cell>
          <table:table-cell office:value-type="float" office:value="-1.26341644698155" calcext:value-type="float">
            <text:p>-1.26341644698155</text:p>
          </table:table-cell>
          <table:table-cell office:value-type="float" office:value="-1.29643300817338" calcext:value-type="float">
            <text:p>-1.29643300817338</text:p>
          </table:table-cell>
          <table:table-cell office:value-type="float" office:value="0.0330165611918367" calcext:value-type="float">
            <text:p>0.0330165611918367</text:p>
          </table:table-cell>
        </table:table-row>
        <table:table-row table:style-name="ro1">
          <table:table-cell office:value-type="string" calcext:value-type="string">
            <text:p>slr1886</text:p>
          </table:table-cell>
          <table:table-cell office:value-type="float" office:value="-0.0247860636496741" calcext:value-type="float">
            <text:p>-0.0247860636496741</text:p>
          </table:table-cell>
          <table:table-cell office:value-type="float" office:value="-0.0585597328032337" calcext:value-type="float">
            <text:p>-0.0585597328032337</text:p>
          </table:table-cell>
          <table:table-cell office:value-type="float" office:value="0.0337736691535595" calcext:value-type="float">
            <text:p>0.0337736691535595</text:p>
          </table:table-cell>
        </table:table-row>
        <table:table-row table:style-name="ro1">
          <table:table-cell office:value-type="string" calcext:value-type="string">
            <text:p>slr0922</text:p>
          </table:table-cell>
          <table:table-cell office:value-type="float" office:value="0.381402523624254" calcext:value-type="float">
            <text:p>0.381402523624254</text:p>
          </table:table-cell>
          <table:table-cell office:value-type="float" office:value="0.347163629880499" calcext:value-type="float">
            <text:p>0.347163629880499</text:p>
          </table:table-cell>
          <table:table-cell office:value-type="float" office:value="0.034238893743755" calcext:value-type="float">
            <text:p>0.034238893743755</text:p>
          </table:table-cell>
        </table:table-row>
        <table:table-row table:style-name="ro1">
          <table:table-cell office:value-type="string" calcext:value-type="string">
            <text:p>ssl0467</text:p>
          </table:table-cell>
          <table:table-cell office:value-type="float" office:value="0.0141070935930421" calcext:value-type="float">
            <text:p>0.0141070935930421</text:p>
          </table:table-cell>
          <table:table-cell office:value-type="float" office:value="-0.020569705226167" calcext:value-type="float">
            <text:p>-0.020569705226167</text:p>
          </table:table-cell>
          <table:table-cell office:value-type="float" office:value="0.0346767988192092" calcext:value-type="float">
            <text:p>0.0346767988192092</text:p>
          </table:table-cell>
        </table:table-row>
        <table:table-row table:style-name="ro1">
          <table:table-cell office:value-type="string" calcext:value-type="string">
            <text:p>ssr2318</text:p>
          </table:table-cell>
          <table:table-cell office:value-type="float" office:value="-0.169391790533746" calcext:value-type="float">
            <text:p>-0.169391790533746</text:p>
          </table:table-cell>
          <table:table-cell office:value-type="float" office:value="-0.204325154970969" calcext:value-type="float">
            <text:p>-0.204325154970969</text:p>
          </table:table-cell>
          <table:table-cell office:value-type="float" office:value="0.0349333644372235" calcext:value-type="float">
            <text:p>0.0349333644372235</text:p>
          </table:table-cell>
        </table:table-row>
        <table:table-row table:style-name="ro1">
          <table:table-cell office:value-type="string" calcext:value-type="string">
            <text:p>sll5089</text:p>
          </table:table-cell>
          <table:table-cell office:value-type="float" office:value="0.19521742304892" calcext:value-type="float">
            <text:p>0.19521742304892</text:p>
          </table:table-cell>
          <table:table-cell office:value-type="float" office:value="0.159768506445009" calcext:value-type="float">
            <text:p>0.159768506445009</text:p>
          </table:table-cell>
          <table:table-cell office:value-type="float" office:value="0.0354489166039116" calcext:value-type="float">
            <text:p>0.0354489166039116</text:p>
          </table:table-cell>
        </table:table-row>
        <table:table-row table:style-name="ro1">
          <table:table-cell office:value-type="string" calcext:value-type="string">
            <text:p>slr1793</text:p>
          </table:table-cell>
          <table:table-cell office:value-type="float" office:value="0.100157620626592" calcext:value-type="float">
            <text:p>0.100157620626592</text:p>
          </table:table-cell>
          <table:table-cell office:value-type="float" office:value="0.0645417869120966" calcext:value-type="float">
            <text:p>0.0645417869120966</text:p>
          </table:table-cell>
          <table:table-cell office:value-type="float" office:value="0.0356158337144955" calcext:value-type="float">
            <text:p>0.0356158337144955</text:p>
          </table:table-cell>
        </table:table-row>
        <table:table-row table:style-name="ro1">
          <table:table-cell office:value-type="string" calcext:value-type="string">
            <text:p>sll0533</text:p>
          </table:table-cell>
          <table:table-cell office:value-type="float" office:value="0.284857082951202" calcext:value-type="float">
            <text:p>0.284857082951202</text:p>
          </table:table-cell>
          <table:table-cell office:value-type="float" office:value="0.249144342142683" calcext:value-type="float">
            <text:p>0.249144342142683</text:p>
          </table:table-cell>
          <table:table-cell office:value-type="float" office:value="0.0357127408085194" calcext:value-type="float">
            <text:p>0.0357127408085194</text:p>
          </table:table-cell>
        </table:table-row>
        <table:table-row table:style-name="ro1">
          <table:table-cell office:value-type="string" calcext:value-type="string">
            <text:p>sll0983</text:p>
          </table:table-cell>
          <table:table-cell office:value-type="float" office:value="-0.291864066321592" calcext:value-type="float">
            <text:p>-0.291864066321592</text:p>
          </table:table-cell>
          <table:table-cell office:value-type="float" office:value="-0.327592539819777" calcext:value-type="float">
            <text:p>-0.327592539819777</text:p>
          </table:table-cell>
          <table:table-cell office:value-type="float" office:value="0.0357284734981853" calcext:value-type="float">
            <text:p>0.0357284734981853</text:p>
          </table:table-cell>
        </table:table-row>
        <table:table-row table:style-name="ro1">
          <table:table-cell office:value-type="string" calcext:value-type="string">
            <text:p>sll0590</text:p>
          </table:table-cell>
          <table:table-cell office:value-type="float" office:value="0.0470546877288125" calcext:value-type="float">
            <text:p>0.0470546877288125</text:p>
          </table:table-cell>
          <table:table-cell office:value-type="float" office:value="0.0102581162018128" calcext:value-type="float">
            <text:p>0.0102581162018128</text:p>
          </table:table-cell>
          <table:table-cell office:value-type="float" office:value="0.0367965715269997" calcext:value-type="float">
            <text:p>0.0367965715269997</text:p>
          </table:table-cell>
        </table:table-row>
        <table:table-row table:style-name="ro1">
          <table:table-cell office:value-type="string" calcext:value-type="string">
            <text:p>slr6103</text:p>
          </table:table-cell>
          <table:table-cell office:value-type="float" office:value="0.210816936822498" calcext:value-type="float">
            <text:p>0.210816936822498</text:p>
          </table:table-cell>
          <table:table-cell office:value-type="float" office:value="0.17395204587259" calcext:value-type="float">
            <text:p>0.17395204587259</text:p>
          </table:table-cell>
          <table:table-cell office:value-type="float" office:value="0.0368648909499085" calcext:value-type="float">
            <text:p>0.0368648909499085</text:p>
          </table:table-cell>
        </table:table-row>
        <table:table-row table:style-name="ro1">
          <table:table-cell office:value-type="string" calcext:value-type="string">
            <text:p>slr1183</text:p>
          </table:table-cell>
          <table:table-cell office:value-type="float" office:value="0.171891891993974" calcext:value-type="float">
            <text:p>0.171891891993974</text:p>
          </table:table-cell>
          <table:table-cell office:value-type="float" office:value="0.134899666950419" calcext:value-type="float">
            <text:p>0.134899666950419</text:p>
          </table:table-cell>
          <table:table-cell office:value-type="float" office:value="0.0369922250435551" calcext:value-type="float">
            <text:p>0.0369922250435551</text:p>
          </table:table-cell>
        </table:table-row>
        <table:table-row table:style-name="ro1">
          <table:table-cell office:value-type="string" calcext:value-type="string">
            <text:p>sll1225</text:p>
          </table:table-cell>
          <table:table-cell office:value-type="float" office:value="-0.0258550452369239" calcext:value-type="float">
            <text:p>-0.0258550452369239</text:p>
          </table:table-cell>
          <table:table-cell office:value-type="float" office:value="-0.062917699171705" calcext:value-type="float">
            <text:p>-0.062917699171705</text:p>
          </table:table-cell>
          <table:table-cell office:value-type="float" office:value="0.0370626539347811" calcext:value-type="float">
            <text:p>0.0370626539347811</text:p>
          </table:table-cell>
        </table:table-row>
        <table:table-row table:style-name="ro1">
          <table:table-cell office:value-type="string" calcext:value-type="string">
            <text:p>slr1356</text:p>
          </table:table-cell>
          <table:table-cell office:value-type="float" office:value="-0.813751680043081" calcext:value-type="float">
            <text:p>-0.813751680043081</text:p>
          </table:table-cell>
          <table:table-cell office:value-type="float" office:value="-0.851125634057756" calcext:value-type="float">
            <text:p>-0.851125634057756</text:p>
          </table:table-cell>
          <table:table-cell office:value-type="float" office:value="0.0373739540146749" calcext:value-type="float">
            <text:p>0.0373739540146749</text:p>
          </table:table-cell>
        </table:table-row>
        <table:table-row table:style-name="ro1">
          <table:table-cell office:value-type="string" calcext:value-type="string">
            <text:p>sll0099</text:p>
          </table:table-cell>
          <table:table-cell office:value-type="float" office:value="0.299928848741817" calcext:value-type="float">
            <text:p>0.299928848741817</text:p>
          </table:table-cell>
          <table:table-cell office:value-type="float" office:value="0.261738490967894" calcext:value-type="float">
            <text:p>0.261738490967894</text:p>
          </table:table-cell>
          <table:table-cell office:value-type="float" office:value="0.0381903577739228" calcext:value-type="float">
            <text:p>0.0381903577739228</text:p>
          </table:table-cell>
        </table:table-row>
        <table:table-row table:style-name="ro1">
          <table:table-cell office:value-type="string" calcext:value-type="string">
            <text:p>sll0764</text:p>
          </table:table-cell>
          <table:table-cell office:value-type="float" office:value="0.000423602499372199" calcext:value-type="float">
            <text:p>0.000423602499372199</text:p>
          </table:table-cell>
          <table:table-cell office:value-type="float" office:value="-0.0383437400316822" calcext:value-type="float">
            <text:p>-0.0383437400316822</text:p>
          </table:table-cell>
          <table:table-cell office:value-type="float" office:value="0.0387673425310544" calcext:value-type="float">
            <text:p>0.0387673425310544</text:p>
          </table:table-cell>
        </table:table-row>
        <table:table-row table:style-name="ro1">
          <table:table-cell office:value-type="string" calcext:value-type="string">
            <text:p>sll1324</text:p>
          </table:table-cell>
          <table:table-cell office:value-type="float" office:value="-0.966706831465552" calcext:value-type="float">
            <text:p>-0.966706831465552</text:p>
          </table:table-cell>
          <table:table-cell office:value-type="float" office:value="-1.0055425136105" calcext:value-type="float">
            <text:p>-1.0055425136105</text:p>
          </table:table-cell>
          <table:table-cell office:value-type="float" office:value="0.038835682144949" calcext:value-type="float">
            <text:p>0.038835682144949</text:p>
          </table:table-cell>
        </table:table-row>
        <table:table-row table:style-name="ro1">
          <table:table-cell office:value-type="string" calcext:value-type="string">
            <text:p>slr0163</text:p>
          </table:table-cell>
          <table:table-cell office:value-type="float" office:value="0.0694128731597027" calcext:value-type="float">
            <text:p>0.0694128731597027</text:p>
          </table:table-cell>
          <table:table-cell office:value-type="float" office:value="0.0298362883090042" calcext:value-type="float">
            <text:p>0.0298362883090042</text:p>
          </table:table-cell>
          <table:table-cell office:value-type="float" office:value="0.0395765848506985" calcext:value-type="float">
            <text:p>0.0395765848506985</text:p>
          </table:table-cell>
        </table:table-row>
        <table:table-row table:style-name="ro1">
          <table:table-cell office:value-type="string" calcext:value-type="string">
            <text:p>slr0400</text:p>
          </table:table-cell>
          <table:table-cell office:value-type="float" office:value="0.307607116883382" calcext:value-type="float">
            <text:p>0.307607116883382</text:p>
          </table:table-cell>
          <table:table-cell office:value-type="float" office:value="0.267930763640098" calcext:value-type="float">
            <text:p>0.267930763640098</text:p>
          </table:table-cell>
          <table:table-cell office:value-type="float" office:value="0.0396763532432841" calcext:value-type="float">
            <text:p>0.0396763532432841</text:p>
          </table:table-cell>
        </table:table-row>
        <table:table-row table:style-name="ro1">
          <table:table-cell office:value-type="string" calcext:value-type="string">
            <text:p>slr1815</text:p>
          </table:table-cell>
          <table:table-cell office:value-type="float" office:value="-0.32028669061818" calcext:value-type="float">
            <text:p>-0.32028669061818</text:p>
          </table:table-cell>
          <table:table-cell office:value-type="float" office:value="-0.360431436448888" calcext:value-type="float">
            <text:p>-0.360431436448888</text:p>
          </table:table-cell>
          <table:table-cell office:value-type="float" office:value="0.0401447458307085" calcext:value-type="float">
            <text:p>0.0401447458307085</text:p>
          </table:table-cell>
        </table:table-row>
        <table:table-row table:style-name="ro1">
          <table:table-cell office:value-type="string" calcext:value-type="string">
            <text:p>slr1739</text:p>
          </table:table-cell>
          <table:table-cell office:value-type="float" office:value="0.137664128019291" calcext:value-type="float">
            <text:p>0.137664128019291</text:p>
          </table:table-cell>
          <table:table-cell office:value-type="float" office:value="0.0973484767536883" calcext:value-type="float">
            <text:p>0.0973484767536883</text:p>
          </table:table-cell>
          <table:table-cell office:value-type="float" office:value="0.0403156512656022" calcext:value-type="float">
            <text:p>0.0403156512656022</text:p>
          </table:table-cell>
        </table:table-row>
        <table:table-row table:style-name="ro1">
          <table:table-cell office:value-type="string" calcext:value-type="string">
            <text:p>slr1962</text:p>
          </table:table-cell>
          <table:table-cell office:value-type="float" office:value="-0.123027733564671" calcext:value-type="float">
            <text:p>-0.123027733564671</text:p>
          </table:table-cell>
          <table:table-cell office:value-type="float" office:value="-0.16338260658826" calcext:value-type="float">
            <text:p>-0.16338260658826</text:p>
          </table:table-cell>
          <table:table-cell office:value-type="float" office:value="0.0403548730235889" calcext:value-type="float">
            <text:p>0.0403548730235889</text:p>
          </table:table-cell>
        </table:table-row>
        <table:table-row table:style-name="ro1">
          <table:table-cell office:value-type="string" calcext:value-type="string">
            <text:p>slr0043</text:p>
          </table:table-cell>
          <table:table-cell office:value-type="float" office:value="-0.400303474710658" calcext:value-type="float">
            <text:p>-0.400303474710658</text:p>
          </table:table-cell>
          <table:table-cell office:value-type="float" office:value="-0.441407816628972" calcext:value-type="float">
            <text:p>-0.441407816628972</text:p>
          </table:table-cell>
          <table:table-cell office:value-type="float" office:value="0.0411043419183142" calcext:value-type="float">
            <text:p>0.0411043419183142</text:p>
          </table:table-cell>
        </table:table-row>
        <table:table-row table:style-name="ro1">
          <table:table-cell office:value-type="string" calcext:value-type="string">
            <text:p>sll0537</text:p>
          </table:table-cell>
          <table:table-cell office:value-type="float" office:value="-0.0133876094503443" calcext:value-type="float">
            <text:p>-0.0133876094503443</text:p>
          </table:table-cell>
          <table:table-cell office:value-type="float" office:value="-0.0545586490917824" calcext:value-type="float">
            <text:p>-0.0545586490917824</text:p>
          </table:table-cell>
          <table:table-cell office:value-type="float" office:value="0.0411710396414382" calcext:value-type="float">
            <text:p>0.0411710396414382</text:p>
          </table:table-cell>
        </table:table-row>
        <table:table-row table:style-name="ro1">
          <table:table-cell office:value-type="string" calcext:value-type="string">
            <text:p>slr1842</text:p>
          </table:table-cell>
          <table:table-cell office:value-type="float" office:value="-0.30264959078443" calcext:value-type="float">
            <text:p>-0.30264959078443</text:p>
          </table:table-cell>
          <table:table-cell office:value-type="float" office:value="-0.344226523938704" calcext:value-type="float">
            <text:p>-0.344226523938704</text:p>
          </table:table-cell>
          <table:table-cell office:value-type="float" office:value="0.0415769331542737" calcext:value-type="float">
            <text:p>0.0415769331542737</text:p>
          </table:table-cell>
        </table:table-row>
        <table:table-row table:style-name="ro1">
          <table:table-cell office:value-type="string" calcext:value-type="string">
            <text:p>sll1355</text:p>
          </table:table-cell>
          <table:table-cell office:value-type="float" office:value="-2.65900862045916" calcext:value-type="float">
            <text:p>-2.65900862045916</text:p>
          </table:table-cell>
          <table:table-cell office:value-type="float" office:value="-2.70105565141012" calcext:value-type="float">
            <text:p>-2.70105565141012</text:p>
          </table:table-cell>
          <table:table-cell office:value-type="float" office:value="0.0420470309509589" calcext:value-type="float">
            <text:p>0.0420470309509589</text:p>
          </table:table-cell>
        </table:table-row>
        <table:table-row table:style-name="ro1">
          <table:table-cell office:value-type="string" calcext:value-type="string">
            <text:p>slr0449</text:p>
          </table:table-cell>
          <table:table-cell office:value-type="float" office:value="0.178549985313976" calcext:value-type="float">
            <text:p>0.178549985313976</text:p>
          </table:table-cell>
          <table:table-cell office:value-type="float" office:value="0.136176220393788" calcext:value-type="float">
            <text:p>0.136176220393788</text:p>
          </table:table-cell>
          <table:table-cell office:value-type="float" office:value="0.0423737649201877" calcext:value-type="float">
            <text:p>0.0423737649201877</text:p>
          </table:table-cell>
        </table:table-row>
        <table:table-row table:style-name="ro1">
          <table:table-cell office:value-type="string" calcext:value-type="string">
            <text:p>slr1675</text:p>
          </table:table-cell>
          <table:table-cell office:value-type="float" office:value="0.193073922199947" calcext:value-type="float">
            <text:p>0.193073922199947</text:p>
          </table:table-cell>
          <table:table-cell office:value-type="float" office:value="0.150376114177212" calcext:value-type="float">
            <text:p>0.150376114177212</text:p>
          </table:table-cell>
          <table:table-cell office:value-type="float" office:value="0.0426978080227348" calcext:value-type="float">
            <text:p>0.0426978080227348</text:p>
          </table:table-cell>
        </table:table-row>
        <table:table-row table:style-name="ro1">
          <table:table-cell office:value-type="string" calcext:value-type="string">
            <text:p>sll0355</text:p>
          </table:table-cell>
          <table:table-cell office:value-type="float" office:value="0.0634237977462831" calcext:value-type="float">
            <text:p>0.0634237977462831</text:p>
          </table:table-cell>
          <table:table-cell office:value-type="float" office:value="0.0203874960428328" calcext:value-type="float">
            <text:p>0.0203874960428328</text:p>
          </table:table-cell>
          <table:table-cell office:value-type="float" office:value="0.0430363017034503" calcext:value-type="float">
            <text:p>0.0430363017034503</text:p>
          </table:table-cell>
        </table:table-row>
        <table:table-row table:style-name="ro1">
          <table:table-cell office:value-type="string" calcext:value-type="string">
            <text:p>sll0529</text:p>
          </table:table-cell>
          <table:table-cell office:value-type="float" office:value="-0.868259568007701" calcext:value-type="float">
            <text:p>-0.868259568007701</text:p>
          </table:table-cell>
          <table:table-cell office:value-type="float" office:value="-0.91153010670821" calcext:value-type="float">
            <text:p>-0.91153010670821</text:p>
          </table:table-cell>
          <table:table-cell office:value-type="float" office:value="0.0432705387005096" calcext:value-type="float">
            <text:p>0.0432705387005096</text:p>
          </table:table-cell>
        </table:table-row>
        <table:table-row table:style-name="ro1">
          <table:table-cell office:value-type="string" calcext:value-type="string">
            <text:p>sll1094</text:p>
          </table:table-cell>
          <table:table-cell office:value-type="float" office:value="0.288095610314289" calcext:value-type="float">
            <text:p>0.288095610314289</text:p>
          </table:table-cell>
          <table:table-cell office:value-type="float" office:value="0.244269575903018" calcext:value-type="float">
            <text:p>0.244269575903018</text:p>
          </table:table-cell>
          <table:table-cell office:value-type="float" office:value="0.043826034411271" calcext:value-type="float">
            <text:p>0.043826034411271</text:p>
          </table:table-cell>
        </table:table-row>
        <table:table-row table:style-name="ro1">
          <table:table-cell office:value-type="string" calcext:value-type="string">
            <text:p>slr0941</text:p>
          </table:table-cell>
          <table:table-cell office:value-type="float" office:value="-1.22151433400743" calcext:value-type="float">
            <text:p>-1.22151433400743</text:p>
          </table:table-cell>
          <table:table-cell office:value-type="float" office:value="-1.26543083372072" calcext:value-type="float">
            <text:p>-1.26543083372072</text:p>
          </table:table-cell>
          <table:table-cell office:value-type="float" office:value="0.0439164997132902" calcext:value-type="float">
            <text:p>0.0439164997132902</text:p>
          </table:table-cell>
        </table:table-row>
        <table:table-row table:style-name="ro1">
          <table:table-cell office:value-type="string" calcext:value-type="string">
            <text:p>ssl7019</text:p>
          </table:table-cell>
          <table:table-cell office:value-type="float" office:value="0.108802660471895" calcext:value-type="float">
            <text:p>0.108802660471895</text:p>
          </table:table-cell>
          <table:table-cell office:value-type="float" office:value="0.063400589579028" calcext:value-type="float">
            <text:p>0.063400589579028</text:p>
          </table:table-cell>
          <table:table-cell office:value-type="float" office:value="0.045402070892867" calcext:value-type="float">
            <text:p>0.045402070892867</text:p>
          </table:table-cell>
        </table:table-row>
        <table:table-row table:style-name="ro1">
          <table:table-cell office:value-type="string" calcext:value-type="string">
            <text:p>sll1605</text:p>
          </table:table-cell>
          <table:table-cell office:value-type="float" office:value="-1.99628394424312" calcext:value-type="float">
            <text:p>-1.99628394424312</text:p>
          </table:table-cell>
          <table:table-cell office:value-type="float" office:value="-2.04196065264789" calcext:value-type="float">
            <text:p>-2.04196065264789</text:p>
          </table:table-cell>
          <table:table-cell office:value-type="float" office:value="0.045676708404766" calcext:value-type="float">
            <text:p>0.045676708404766</text:p>
          </table:table-cell>
        </table:table-row>
        <table:table-row table:style-name="ro1">
          <table:table-cell office:value-type="string" calcext:value-type="string">
            <text:p>sll1285</text:p>
          </table:table-cell>
          <table:table-cell office:value-type="float" office:value="0.107003319306404" calcext:value-type="float">
            <text:p>0.107003319306404</text:p>
          </table:table-cell>
          <table:table-cell office:value-type="float" office:value="0.0612174831452002" calcext:value-type="float">
            <text:p>0.0612174831452002</text:p>
          </table:table-cell>
          <table:table-cell office:value-type="float" office:value="0.0457858361612038" calcext:value-type="float">
            <text:p>0.0457858361612038</text:p>
          </table:table-cell>
        </table:table-row>
        <table:table-row table:style-name="ro1">
          <table:table-cell office:value-type="string" calcext:value-type="string">
            <text:p>sll0807</text:p>
          </table:table-cell>
          <table:table-cell office:value-type="float" office:value="-1.16941319940218" calcext:value-type="float">
            <text:p>-1.16941319940218</text:p>
          </table:table-cell>
          <table:table-cell office:value-type="float" office:value="-1.21539472389878" calcext:value-type="float">
            <text:p>-1.21539472389878</text:p>
          </table:table-cell>
          <table:table-cell office:value-type="float" office:value="0.0459815244966004" calcext:value-type="float">
            <text:p>0.0459815244966004</text:p>
          </table:table-cell>
        </table:table-row>
        <table:table-row table:style-name="ro1">
          <table:table-cell office:value-type="string" calcext:value-type="string">
            <text:p>slr0084</text:p>
          </table:table-cell>
          <table:table-cell office:value-type="float" office:value="-0.719275089271082" calcext:value-type="float">
            <text:p>-0.719275089271082</text:p>
          </table:table-cell>
          <table:table-cell office:value-type="float" office:value="-0.765505350615581" calcext:value-type="float">
            <text:p>-0.765505350615581</text:p>
          </table:table-cell>
          <table:table-cell office:value-type="float" office:value="0.0462302613444991" calcext:value-type="float">
            <text:p>0.0462302613444991</text:p>
          </table:table-cell>
        </table:table-row>
        <table:table-row table:style-name="ro1">
          <table:table-cell office:value-type="string" calcext:value-type="string">
            <text:p>sll0772</text:p>
          </table:table-cell>
          <table:table-cell office:value-type="float" office:value="0.210630302699469" calcext:value-type="float">
            <text:p>0.210630302699469</text:p>
          </table:table-cell>
          <table:table-cell office:value-type="float" office:value="0.164372326789046" calcext:value-type="float">
            <text:p>0.164372326789046</text:p>
          </table:table-cell>
          <table:table-cell office:value-type="float" office:value="0.0462579759104235" calcext:value-type="float">
            <text:p>0.0462579759104235</text:p>
          </table:table-cell>
        </table:table-row>
        <table:table-row table:style-name="ro1">
          <table:table-cell office:value-type="string" calcext:value-type="string">
            <text:p>sml0007</text:p>
          </table:table-cell>
          <table:table-cell office:value-type="float" office:value="-0.469100201140607" calcext:value-type="float">
            <text:p>-0.469100201140607</text:p>
          </table:table-cell>
          <table:table-cell office:value-type="float" office:value="-0.515451194698119" calcext:value-type="float">
            <text:p>-0.515451194698119</text:p>
          </table:table-cell>
          <table:table-cell office:value-type="float" office:value="0.0463509935575112" calcext:value-type="float">
            <text:p>0.0463509935575112</text:p>
          </table:table-cell>
        </table:table-row>
        <table:table-row table:style-name="ro1">
          <table:table-cell office:value-type="string" calcext:value-type="string">
            <text:p>slr0687</text:p>
          </table:table-cell>
          <table:table-cell office:value-type="float" office:value="0.0445637573006951" calcext:value-type="float">
            <text:p>0.0445637573006951</text:p>
          </table:table-cell>
          <table:table-cell office:value-type="float" office:value="-0.00181335737893973" calcext:value-type="float">
            <text:p>-0.00181335737893973</text:p>
          </table:table-cell>
          <table:table-cell office:value-type="float" office:value="0.0463771146796348" calcext:value-type="float">
            <text:p>0.0463771146796348</text:p>
          </table:table-cell>
        </table:table-row>
        <table:table-row table:style-name="ro1">
          <table:table-cell office:value-type="string" calcext:value-type="string">
            <text:p>slr0924</text:p>
          </table:table-cell>
          <table:table-cell office:value-type="float" office:value="0.11092873951186" calcext:value-type="float">
            <text:p>0.11092873951186</text:p>
          </table:table-cell>
          <table:table-cell office:value-type="float" office:value="0.0639851168768518" calcext:value-type="float">
            <text:p>0.0639851168768518</text:p>
          </table:table-cell>
          <table:table-cell office:value-type="float" office:value="0.0469436226350081" calcext:value-type="float">
            <text:p>0.0469436226350081</text:p>
          </table:table-cell>
        </table:table-row>
        <table:table-row table:style-name="ro1">
          <table:table-cell office:value-type="string" calcext:value-type="string">
            <text:p>ssr8047</text:p>
          </table:table-cell>
          <table:table-cell office:value-type="float" office:value="0.0721060892208388" calcext:value-type="float">
            <text:p>0.0721060892208388</text:p>
          </table:table-cell>
          <table:table-cell office:value-type="float" office:value="0.0240315302524522" calcext:value-type="float">
            <text:p>0.0240315302524522</text:p>
          </table:table-cell>
          <table:table-cell office:value-type="float" office:value="0.0480745589683866" calcext:value-type="float">
            <text:p>0.0480745589683866</text:p>
          </table:table-cell>
        </table:table-row>
        <table:table-row table:style-name="ro1">
          <table:table-cell office:value-type="string" calcext:value-type="string">
            <text:p>slr1437</text:p>
          </table:table-cell>
          <table:table-cell office:value-type="float" office:value="-0.214525006646624" calcext:value-type="float">
            <text:p>-0.214525006646624</text:p>
          </table:table-cell>
          <table:table-cell office:value-type="float" office:value="-0.262631552448936" calcext:value-type="float">
            <text:p>-0.262631552448936</text:p>
          </table:table-cell>
          <table:table-cell office:value-type="float" office:value="0.0481065458023117" calcext:value-type="float">
            <text:p>0.0481065458023117</text:p>
          </table:table-cell>
        </table:table-row>
        <table:table-row table:style-name="ro1">
          <table:table-cell office:value-type="string" calcext:value-type="string">
            <text:p>slr1646</text:p>
          </table:table-cell>
          <table:table-cell office:value-type="float" office:value="0.0254940665314213" calcext:value-type="float">
            <text:p>0.0254940665314213</text:p>
          </table:table-cell>
          <table:table-cell office:value-type="float" office:value="-0.022745323654194" calcext:value-type="float">
            <text:p>-0.022745323654194</text:p>
          </table:table-cell>
          <table:table-cell office:value-type="float" office:value="0.0482393901856153" calcext:value-type="float">
            <text:p>0.0482393901856153</text:p>
          </table:table-cell>
        </table:table-row>
        <table:table-row table:style-name="ro1">
          <table:table-cell office:value-type="string" calcext:value-type="string">
            <text:p>ssr2201</text:p>
          </table:table-cell>
          <table:table-cell office:value-type="float" office:value="0.106438407551512" calcext:value-type="float">
            <text:p>0.106438407551512</text:p>
          </table:table-cell>
          <table:table-cell office:value-type="float" office:value="0.0578895625523289" calcext:value-type="float">
            <text:p>0.0578895625523289</text:p>
          </table:table-cell>
          <table:table-cell office:value-type="float" office:value="0.0485488449991828" calcext:value-type="float">
            <text:p>0.0485488449991828</text:p>
          </table:table-cell>
        </table:table-row>
        <table:table-row table:style-name="ro1">
          <table:table-cell office:value-type="string" calcext:value-type="string">
            <text:p>slr0151</text:p>
          </table:table-cell>
          <table:table-cell office:value-type="float" office:value="-0.0338485239297389" calcext:value-type="float">
            <text:p>-0.0338485239297389</text:p>
          </table:table-cell>
          <table:table-cell office:value-type="float" office:value="-0.0829203418400976" calcext:value-type="float">
            <text:p>-0.0829203418400976</text:p>
          </table:table-cell>
          <table:table-cell office:value-type="float" office:value="0.0490718179103587" calcext:value-type="float">
            <text:p>0.0490718179103587</text:p>
          </table:table-cell>
        </table:table-row>
        <table:table-row table:style-name="ro1">
          <table:table-cell office:value-type="string" calcext:value-type="string">
            <text:p>slr0839</text:p>
          </table:table-cell>
          <table:table-cell office:value-type="float" office:value="-0.389161130355203" calcext:value-type="float">
            <text:p>-0.389161130355203</text:p>
          </table:table-cell>
          <table:table-cell office:value-type="float" office:value="-0.438359822042986" calcext:value-type="float">
            <text:p>-0.438359822042986</text:p>
          </table:table-cell>
          <table:table-cell office:value-type="float" office:value="0.0491986916877834" calcext:value-type="float">
            <text:p>0.0491986916877834</text:p>
          </table:table-cell>
        </table:table-row>
        <table:table-row table:style-name="ro1">
          <table:table-cell office:value-type="string" calcext:value-type="string">
            <text:p>sll1369</text:p>
          </table:table-cell>
          <table:table-cell office:value-type="float" office:value="0.308034797312936" calcext:value-type="float">
            <text:p>0.308034797312936</text:p>
          </table:table-cell>
          <table:table-cell office:value-type="float" office:value="0.25874545476544" calcext:value-type="float">
            <text:p>0.25874545476544</text:p>
          </table:table-cell>
          <table:table-cell office:value-type="float" office:value="0.0492893425474959" calcext:value-type="float">
            <text:p>0.0492893425474959</text:p>
          </table:table-cell>
        </table:table-row>
        <table:table-row table:style-name="ro1">
          <table:table-cell office:value-type="string" calcext:value-type="string">
            <text:p>slr0527</text:p>
          </table:table-cell>
          <table:table-cell office:value-type="float" office:value="0.28004867131454" calcext:value-type="float">
            <text:p>0.28004867131454</text:p>
          </table:table-cell>
          <table:table-cell office:value-type="float" office:value="0.23044695290998" calcext:value-type="float">
            <text:p>0.23044695290998</text:p>
          </table:table-cell>
          <table:table-cell office:value-type="float" office:value="0.0496017184045606" calcext:value-type="float">
            <text:p>0.0496017184045606</text:p>
          </table:table-cell>
        </table:table-row>
        <table:table-row table:style-name="ro1">
          <table:table-cell office:value-type="string" calcext:value-type="string">
            <text:p>sll1121</text:p>
          </table:table-cell>
          <table:table-cell office:value-type="float" office:value="0.115529971794461" calcext:value-type="float">
            <text:p>0.115529971794461</text:p>
          </table:table-cell>
          <table:table-cell office:value-type="float" office:value="0.0657000593134754" calcext:value-type="float">
            <text:p>0.0657000593134754</text:p>
          </table:table-cell>
          <table:table-cell office:value-type="float" office:value="0.0498299124809851" calcext:value-type="float">
            <text:p>0.0498299124809851</text:p>
          </table:table-cell>
        </table:table-row>
        <table:table-row table:style-name="ro1">
          <table:table-cell office:value-type="string" calcext:value-type="string">
            <text:p>slr0727</text:p>
          </table:table-cell>
          <table:table-cell office:value-type="float" office:value="0.0280800209771069" calcext:value-type="float">
            <text:p>0.0280800209771069</text:p>
          </table:table-cell>
          <table:table-cell office:value-type="float" office:value="-0.0218372558291502" calcext:value-type="float">
            <text:p>-0.0218372558291502</text:p>
          </table:table-cell>
          <table:table-cell office:value-type="float" office:value="0.049917276806257" calcext:value-type="float">
            <text:p>0.049917276806257</text:p>
          </table:table-cell>
        </table:table-row>
        <table:table-row table:style-name="ro1">
          <table:table-cell office:value-type="string" calcext:value-type="string">
            <text:p>slr0679</text:p>
          </table:table-cell>
          <table:table-cell office:value-type="float" office:value="0.14793492262756" calcext:value-type="float">
            <text:p>0.14793492262756</text:p>
          </table:table-cell>
          <table:table-cell office:value-type="float" office:value="0.0974269201647267" calcext:value-type="float">
            <text:p>0.0974269201647267</text:p>
          </table:table-cell>
          <table:table-cell office:value-type="float" office:value="0.0505080024628328" calcext:value-type="float">
            <text:p>0.0505080024628328</text:p>
          </table:table-cell>
        </table:table-row>
        <table:table-row table:style-name="ro1">
          <table:table-cell office:value-type="string" calcext:value-type="string">
            <text:p>slr1181</text:p>
          </table:table-cell>
          <table:table-cell office:value-type="float" office:value="-0.471986889407958" calcext:value-type="float">
            <text:p>-0.471986889407958</text:p>
          </table:table-cell>
          <table:table-cell office:value-type="float" office:value="-0.52253380614158" calcext:value-type="float">
            <text:p>-0.52253380614158</text:p>
          </table:table-cell>
          <table:table-cell office:value-type="float" office:value="0.0505469167336225" calcext:value-type="float">
            <text:p>0.0505469167336225</text:p>
          </table:table-cell>
        </table:table-row>
        <table:table-row table:style-name="ro1">
          <table:table-cell office:value-type="string" calcext:value-type="string">
            <text:p>sll1546</text:p>
          </table:table-cell>
          <table:table-cell office:value-type="float" office:value="-0.603350778689455" calcext:value-type="float">
            <text:p>-0.603350778689455</text:p>
          </table:table-cell>
          <table:table-cell office:value-type="float" office:value="-0.654091855074635" calcext:value-type="float">
            <text:p>-0.654091855074635</text:p>
          </table:table-cell>
          <table:table-cell office:value-type="float" office:value="0.0507410763851793" calcext:value-type="float">
            <text:p>0.0507410763851793</text:p>
          </table:table-cell>
        </table:table-row>
        <table:table-row table:style-name="ro1">
          <table:table-cell office:value-type="string" calcext:value-type="string">
            <text:p>slr5112</text:p>
          </table:table-cell>
          <table:table-cell office:value-type="float" office:value="-0.0493881852451212" calcext:value-type="float">
            <text:p>-0.0493881852451212</text:p>
          </table:table-cell>
          <table:table-cell office:value-type="float" office:value="-0.100214964984378" calcext:value-type="float">
            <text:p>-0.100214964984378</text:p>
          </table:table-cell>
          <table:table-cell office:value-type="float" office:value="0.0508267797392563" calcext:value-type="float">
            <text:p>0.0508267797392563</text:p>
          </table:table-cell>
        </table:table-row>
        <table:table-row table:style-name="ro1">
          <table:table-cell office:value-type="string" calcext:value-type="string">
            <text:p>sll1314</text:p>
          </table:table-cell>
          <table:table-cell office:value-type="float" office:value="0.0738846069124729" calcext:value-type="float">
            <text:p>0.0738846069124729</text:p>
          </table:table-cell>
          <table:table-cell office:value-type="float" office:value="0.0229755061608747" calcext:value-type="float">
            <text:p>0.0229755061608747</text:p>
          </table:table-cell>
          <table:table-cell office:value-type="float" office:value="0.0509091007515982" calcext:value-type="float">
            <text:p>0.0509091007515982</text:p>
          </table:table-cell>
        </table:table-row>
        <table:table-row table:style-name="ro1">
          <table:table-cell office:value-type="string" calcext:value-type="string">
            <text:p>slr1541</text:p>
          </table:table-cell>
          <table:table-cell office:value-type="float" office:value="-1.10428047306437" calcext:value-type="float">
            <text:p>-1.10428047306437</text:p>
          </table:table-cell>
          <table:table-cell office:value-type="float" office:value="-1.15551425846893" calcext:value-type="float">
            <text:p>-1.15551425846893</text:p>
          </table:table-cell>
          <table:table-cell office:value-type="float" office:value="0.0512337854045584" calcext:value-type="float">
            <text:p>0.0512337854045584</text:p>
          </table:table-cell>
        </table:table-row>
        <table:table-row table:style-name="ro1">
          <table:table-cell office:value-type="string" calcext:value-type="string">
            <text:p>sll5014</text:p>
          </table:table-cell>
          <table:table-cell office:value-type="float" office:value="0.10991239357012" calcext:value-type="float">
            <text:p>0.10991239357012</text:p>
          </table:table-cell>
          <table:table-cell office:value-type="float" office:value="0.0585023272334863" calcext:value-type="float">
            <text:p>0.0585023272334863</text:p>
          </table:table-cell>
          <table:table-cell office:value-type="float" office:value="0.0514100663366334" calcext:value-type="float">
            <text:p>0.0514100663366334</text:p>
          </table:table-cell>
        </table:table-row>
        <table:table-row table:style-name="ro1">
          <table:table-cell office:value-type="string" calcext:value-type="string">
            <text:p>sll0198</text:p>
          </table:table-cell>
          <table:table-cell office:value-type="float" office:value="-0.156824520679807" calcext:value-type="float">
            <text:p>-0.156824520679807</text:p>
          </table:table-cell>
          <table:table-cell office:value-type="float" office:value="-0.208968662003596" calcext:value-type="float">
            <text:p>-0.208968662003596</text:p>
          </table:table-cell>
          <table:table-cell office:value-type="float" office:value="0.0521441413237886" calcext:value-type="float">
            <text:p>0.0521441413237886</text:p>
          </table:table-cell>
        </table:table-row>
        <table:table-row table:style-name="ro1">
          <table:table-cell office:value-type="string" calcext:value-type="string">
            <text:p>sll1476</text:p>
          </table:table-cell>
          <table:table-cell office:value-type="float" office:value="0.242548335018537" calcext:value-type="float">
            <text:p>0.242548335018537</text:p>
          </table:table-cell>
          <table:table-cell office:value-type="float" office:value="0.189849009969784" calcext:value-type="float">
            <text:p>0.189849009969784</text:p>
          </table:table-cell>
          <table:table-cell office:value-type="float" office:value="0.0526993250487527" calcext:value-type="float">
            <text:p>0.0526993250487527</text:p>
          </table:table-cell>
        </table:table-row>
        <table:table-row table:style-name="ro1">
          <table:table-cell office:value-type="string" calcext:value-type="string">
            <text:p>sll0763</text:p>
          </table:table-cell>
          <table:table-cell office:value-type="float" office:value="0.243051943777248" calcext:value-type="float">
            <text:p>0.243051943777248</text:p>
          </table:table-cell>
          <table:table-cell office:value-type="float" office:value="0.190008168223843" calcext:value-type="float">
            <text:p>0.190008168223843</text:p>
          </table:table-cell>
          <table:table-cell office:value-type="float" office:value="0.0530437755534055" calcext:value-type="float">
            <text:p>0.0530437755534055</text:p>
          </table:table-cell>
        </table:table-row>
        <table:table-row table:style-name="ro1">
          <table:table-cell office:value-type="string" calcext:value-type="string">
            <text:p>ssr1951</text:p>
          </table:table-cell>
          <table:table-cell office:value-type="float" office:value="0.329629854371666" calcext:value-type="float">
            <text:p>0.329629854371666</text:p>
          </table:table-cell>
          <table:table-cell office:value-type="float" office:value="0.275796329725292" calcext:value-type="float">
            <text:p>0.275796329725292</text:p>
          </table:table-cell>
          <table:table-cell office:value-type="float" office:value="0.0538335246463743" calcext:value-type="float">
            <text:p>0.0538335246463743</text:p>
          </table:table-cell>
        </table:table-row>
        <table:table-row table:style-name="ro1">
          <table:table-cell office:value-type="string" calcext:value-type="string">
            <text:p>slr0509</text:p>
          </table:table-cell>
          <table:table-cell office:value-type="float" office:value="-0.138521419158612" calcext:value-type="float">
            <text:p>-0.138521419158612</text:p>
          </table:table-cell>
          <table:table-cell office:value-type="float" office:value="-0.192380111802995" calcext:value-type="float">
            <text:p>-0.192380111802995</text:p>
          </table:table-cell>
          <table:table-cell office:value-type="float" office:value="0.0538586926443829" calcext:value-type="float">
            <text:p>0.0538586926443829</text:p>
          </table:table-cell>
        </table:table-row>
        <table:table-row table:style-name="ro1">
          <table:table-cell office:value-type="string" calcext:value-type="string">
            <text:p>sll1107</text:p>
          </table:table-cell>
          <table:table-cell office:value-type="float" office:value="-0.232578185256208" calcext:value-type="float">
            <text:p>-0.232578185256208</text:p>
          </table:table-cell>
          <table:table-cell office:value-type="float" office:value="-0.287565028631948" calcext:value-type="float">
            <text:p>-0.287565028631948</text:p>
          </table:table-cell>
          <table:table-cell office:value-type="float" office:value="0.0549868433757401" calcext:value-type="float">
            <text:p>0.0549868433757401</text:p>
          </table:table-cell>
        </table:table-row>
        <table:table-row table:style-name="ro1">
          <table:table-cell office:value-type="string" calcext:value-type="string">
            <text:p>sll1033</text:p>
          </table:table-cell>
          <table:table-cell office:value-type="float" office:value="0.173170306017508" calcext:value-type="float">
            <text:p>0.173170306017508</text:p>
          </table:table-cell>
          <table:table-cell office:value-type="float" office:value="0.118149437368331" calcext:value-type="float">
            <text:p>0.118149437368331</text:p>
          </table:table-cell>
          <table:table-cell office:value-type="float" office:value="0.0550208686491771" calcext:value-type="float">
            <text:p>0.0550208686491771</text:p>
          </table:table-cell>
        </table:table-row>
        <table:table-row table:style-name="ro1">
          <table:table-cell office:value-type="string" calcext:value-type="string">
            <text:p>slr1472</text:p>
          </table:table-cell>
          <table:table-cell office:value-type="float" office:value="-0.323302660556003" calcext:value-type="float">
            <text:p>-0.323302660556003</text:p>
          </table:table-cell>
          <table:table-cell office:value-type="float" office:value="-0.378804506824495" calcext:value-type="float">
            <text:p>-0.378804506824495</text:p>
          </table:table-cell>
          <table:table-cell office:value-type="float" office:value="0.0555018462684923" calcext:value-type="float">
            <text:p>0.0555018462684923</text:p>
          </table:table-cell>
        </table:table-row>
        <table:table-row table:style-name="ro1">
          <table:table-cell office:value-type="string" calcext:value-type="string">
            <text:p>sll1940</text:p>
          </table:table-cell>
          <table:table-cell office:value-type="float" office:value="0.297728928023841" calcext:value-type="float">
            <text:p>0.297728928023841</text:p>
          </table:table-cell>
          <table:table-cell office:value-type="float" office:value="0.24133900045266" calcext:value-type="float">
            <text:p>0.24133900045266</text:p>
          </table:table-cell>
          <table:table-cell office:value-type="float" office:value="0.0563899275711805" calcext:value-type="float">
            <text:p>0.0563899275711805</text:p>
          </table:table-cell>
        </table:table-row>
        <table:table-row table:style-name="ro1">
          <table:table-cell office:value-type="string" calcext:value-type="string">
            <text:p>sll1400</text:p>
          </table:table-cell>
          <table:table-cell office:value-type="float" office:value="-0.0902777434993439" calcext:value-type="float">
            <text:p>-0.0902777434993439</text:p>
          </table:table-cell>
          <table:table-cell office:value-type="float" office:value="-0.146697930064683" calcext:value-type="float">
            <text:p>-0.146697930064683</text:p>
          </table:table-cell>
          <table:table-cell office:value-type="float" office:value="0.0564201865653388" calcext:value-type="float">
            <text:p>0.0564201865653388</text:p>
          </table:table-cell>
        </table:table-row>
        <table:table-row table:style-name="ro1">
          <table:table-cell office:value-type="string" calcext:value-type="string">
            <text:p>slr7098</text:p>
          </table:table-cell>
          <table:table-cell office:value-type="float" office:value="0.187712359404962" calcext:value-type="float">
            <text:p>0.187712359404962</text:p>
          </table:table-cell>
          <table:table-cell office:value-type="float" office:value="0.130962750838153" calcext:value-type="float">
            <text:p>0.130962750838153</text:p>
          </table:table-cell>
          <table:table-cell office:value-type="float" office:value="0.0567496085668096" calcext:value-type="float">
            <text:p>0.0567496085668096</text:p>
          </table:table-cell>
        </table:table-row>
        <table:table-row table:style-name="ro1">
          <table:table-cell office:value-type="string" calcext:value-type="string">
            <text:p>slr0688</text:p>
          </table:table-cell>
          <table:table-cell office:value-type="float" office:value="-0.480170227599747" calcext:value-type="float">
            <text:p>-0.480170227599747</text:p>
          </table:table-cell>
          <table:table-cell office:value-type="float" office:value="-0.538399481861123" calcext:value-type="float">
            <text:p>-0.538399481861123</text:p>
          </table:table-cell>
          <table:table-cell office:value-type="float" office:value="0.0582292542613762" calcext:value-type="float">
            <text:p>0.0582292542613762</text:p>
          </table:table-cell>
        </table:table-row>
        <table:table-row table:style-name="ro1">
          <table:table-cell office:value-type="string" calcext:value-type="string">
            <text:p>slr1930</text:p>
          </table:table-cell>
          <table:table-cell office:value-type="float" office:value="0.169445180527789" calcext:value-type="float">
            <text:p>0.169445180527789</text:p>
          </table:table-cell>
          <table:table-cell office:value-type="float" office:value="0.111193598821135" calcext:value-type="float">
            <text:p>0.111193598821135</text:p>
          </table:table-cell>
          <table:table-cell office:value-type="float" office:value="0.0582515817066541" calcext:value-type="float">
            <text:p>0.0582515817066541</text:p>
          </table:table-cell>
        </table:table-row>
        <table:table-row table:style-name="ro1">
          <table:table-cell office:value-type="string" calcext:value-type="string">
            <text:p>slr1067</text:p>
          </table:table-cell>
          <table:table-cell office:value-type="float" office:value="-0.165146940661591" calcext:value-type="float">
            <text:p>-0.165146940661591</text:p>
          </table:table-cell>
          <table:table-cell office:value-type="float" office:value="-0.223886689640552" calcext:value-type="float">
            <text:p>-0.223886689640552</text:p>
          </table:table-cell>
          <table:table-cell office:value-type="float" office:value="0.0587397489789613" calcext:value-type="float">
            <text:p>0.0587397489789613</text:p>
          </table:table-cell>
        </table:table-row>
        <table:table-row table:style-name="ro1">
          <table:table-cell office:value-type="string" calcext:value-type="string">
            <text:p>sll1086</text:p>
          </table:table-cell>
          <table:table-cell office:value-type="float" office:value="-0.0179822411250722" calcext:value-type="float">
            <text:p>-0.0179822411250722</text:p>
          </table:table-cell>
          <table:table-cell office:value-type="float" office:value="-0.0769050387179699" calcext:value-type="float">
            <text:p>-0.0769050387179699</text:p>
          </table:table-cell>
          <table:table-cell office:value-type="float" office:value="0.0589227975928977" calcext:value-type="float">
            <text:p>0.0589227975928977</text:p>
          </table:table-cell>
        </table:table-row>
        <table:table-row table:style-name="ro1">
          <table:table-cell office:value-type="string" calcext:value-type="string">
            <text:p>slr1300</text:p>
          </table:table-cell>
          <table:table-cell office:value-type="float" office:value="-0.88761634168705" calcext:value-type="float">
            <text:p>-0.88761634168705</text:p>
          </table:table-cell>
          <table:table-cell office:value-type="float" office:value="-0.947999956490112" calcext:value-type="float">
            <text:p>-0.947999956490112</text:p>
          </table:table-cell>
          <table:table-cell office:value-type="float" office:value="0.0603836148030618" calcext:value-type="float">
            <text:p>0.0603836148030618</text:p>
          </table:table-cell>
        </table:table-row>
        <table:table-row table:style-name="ro1">
          <table:table-cell office:value-type="string" calcext:value-type="string">
            <text:p>sll1205</text:p>
          </table:table-cell>
          <table:table-cell office:value-type="float" office:value="-0.0304099388267491" calcext:value-type="float">
            <text:p>-0.0304099388267491</text:p>
          </table:table-cell>
          <table:table-cell office:value-type="float" office:value="-0.0909744927635875" calcext:value-type="float">
            <text:p>-0.0909744927635875</text:p>
          </table:table-cell>
          <table:table-cell office:value-type="float" office:value="0.0605645539368384" calcext:value-type="float">
            <text:p>0.0605645539368384</text:p>
          </table:table-cell>
        </table:table-row>
        <table:table-row table:style-name="ro1">
          <table:table-cell office:value-type="string" calcext:value-type="string">
            <text:p>slr5013</text:p>
          </table:table-cell>
          <table:table-cell office:value-type="float" office:value="0.101968420527722" calcext:value-type="float">
            <text:p>0.101968420527722</text:p>
          </table:table-cell>
          <table:table-cell office:value-type="float" office:value="0.0411746494924208" calcext:value-type="float">
            <text:p>0.0411746494924208</text:p>
          </table:table-cell>
          <table:table-cell office:value-type="float" office:value="0.0607937710353013" calcext:value-type="float">
            <text:p>0.0607937710353013</text:p>
          </table:table-cell>
        </table:table-row>
        <table:table-row table:style-name="ro1">
          <table:table-cell office:value-type="string" calcext:value-type="string">
            <text:p>slr0146</text:p>
          </table:table-cell>
          <table:table-cell office:value-type="float" office:value="0.304744653899855" calcext:value-type="float">
            <text:p>0.304744653899855</text:p>
          </table:table-cell>
          <table:table-cell office:value-type="float" office:value="0.243845138645779" calcext:value-type="float">
            <text:p>0.243845138645779</text:p>
          </table:table-cell>
          <table:table-cell office:value-type="float" office:value="0.0608995152540768" calcext:value-type="float">
            <text:p>0.0608995152540768</text:p>
          </table:table-cell>
        </table:table-row>
        <table:table-row table:style-name="ro1">
          <table:table-cell office:value-type="string" calcext:value-type="string">
            <text:p>ssr2786</text:p>
          </table:table-cell>
          <table:table-cell office:value-type="float" office:value="0.145608257861" calcext:value-type="float">
            <text:p>0.145608257861</text:p>
          </table:table-cell>
          <table:table-cell office:value-type="float" office:value="0.0846161200028976" calcext:value-type="float">
            <text:p>0.0846161200028976</text:p>
          </table:table-cell>
          <table:table-cell office:value-type="float" office:value="0.0609921378581027" calcext:value-type="float">
            <text:p>0.0609921378581027</text:p>
          </table:table-cell>
        </table:table-row>
        <table:table-row table:style-name="ro1">
          <table:table-cell office:value-type="string" calcext:value-type="string">
            <text:p>sll0736</text:p>
          </table:table-cell>
          <table:table-cell office:value-type="float" office:value="0.0740412163967442" calcext:value-type="float">
            <text:p>0.0740412163967442</text:p>
          </table:table-cell>
          <table:table-cell office:value-type="float" office:value="0.0122078546800108" calcext:value-type="float">
            <text:p>0.0122078546800108</text:p>
          </table:table-cell>
          <table:table-cell office:value-type="float" office:value="0.0618333617167334" calcext:value-type="float">
            <text:p>0.0618333617167334</text:p>
          </table:table-cell>
        </table:table-row>
        <table:table-row table:style-name="ro1">
          <table:table-cell office:value-type="string" calcext:value-type="string">
            <text:p>ssl3829</text:p>
          </table:table-cell>
          <table:table-cell office:value-type="float" office:value="0.310197625727703" calcext:value-type="float">
            <text:p>0.310197625727703</text:p>
          </table:table-cell>
          <table:table-cell office:value-type="float" office:value="0.248214479798541" calcext:value-type="float">
            <text:p>0.248214479798541</text:p>
          </table:table-cell>
          <table:table-cell office:value-type="float" office:value="0.0619831459291618" calcext:value-type="float">
            <text:p>0.0619831459291618</text:p>
          </table:table-cell>
        </table:table-row>
        <table:table-row table:style-name="ro1">
          <table:table-cell office:value-type="string" calcext:value-type="string">
            <text:p>sll0765</text:p>
          </table:table-cell>
          <table:table-cell office:value-type="float" office:value="0.156839698296153" calcext:value-type="float">
            <text:p>0.156839698296153</text:p>
          </table:table-cell>
          <table:table-cell office:value-type="float" office:value="0.0941917434245688" calcext:value-type="float">
            <text:p>0.0941917434245688</text:p>
          </table:table-cell>
          <table:table-cell office:value-type="float" office:value="0.0626479548715839" calcext:value-type="float">
            <text:p>0.0626479548715839</text:p>
          </table:table-cell>
        </table:table-row>
        <table:table-row table:style-name="ro1">
          <table:table-cell office:value-type="string" calcext:value-type="string">
            <text:p>sll1396</text:p>
          </table:table-cell>
          <table:table-cell office:value-type="float" office:value="0.0997318543331445" calcext:value-type="float">
            <text:p>0.0997318543331445</text:p>
          </table:table-cell>
          <table:table-cell office:value-type="float" office:value="0.0370829647422995" calcext:value-type="float">
            <text:p>0.0370829647422995</text:p>
          </table:table-cell>
          <table:table-cell office:value-type="float" office:value="0.062648889590845" calcext:value-type="float">
            <text:p>0.062648889590845</text:p>
          </table:table-cell>
        </table:table-row>
        <table:table-row table:style-name="ro1">
          <table:table-cell office:value-type="string" calcext:value-type="string">
            <text:p>slr1971</text:p>
          </table:table-cell>
          <table:table-cell office:value-type="float" office:value="-0.185436703853149" calcext:value-type="float">
            <text:p>-0.185436703853149</text:p>
          </table:table-cell>
          <table:table-cell office:value-type="float" office:value="-0.248458101871554" calcext:value-type="float">
            <text:p>-0.248458101871554</text:p>
          </table:table-cell>
          <table:table-cell office:value-type="float" office:value="0.0630213980184052" calcext:value-type="float">
            <text:p>0.0630213980184052</text:p>
          </table:table-cell>
        </table:table-row>
        <table:table-row table:style-name="ro1">
          <table:table-cell office:value-type="string" calcext:value-type="string">
            <text:p>slr0992</text:p>
          </table:table-cell>
          <table:table-cell office:value-type="float" office:value="0.0706350076350053" calcext:value-type="float">
            <text:p>0.0706350076350053</text:p>
          </table:table-cell>
          <table:table-cell office:value-type="float" office:value="0.00748501498279672" calcext:value-type="float">
            <text:p>0.00748501498279672</text:p>
          </table:table-cell>
          <table:table-cell office:value-type="float" office:value="0.0631499926522086" calcext:value-type="float">
            <text:p>0.0631499926522086</text:p>
          </table:table-cell>
        </table:table-row>
        <table:table-row table:style-name="ro1">
          <table:table-cell office:value-type="string" calcext:value-type="string">
            <text:p>sll1678</text:p>
          </table:table-cell>
          <table:table-cell office:value-type="float" office:value="0.118233111526625" calcext:value-type="float">
            <text:p>0.118233111526625</text:p>
          </table:table-cell>
          <table:table-cell office:value-type="float" office:value="0.054793450390068" calcext:value-type="float">
            <text:p>0.054793450390068</text:p>
          </table:table-cell>
          <table:table-cell office:value-type="float" office:value="0.0634396611365567" calcext:value-type="float">
            <text:p>0.0634396611365567</text:p>
          </table:table-cell>
        </table:table-row>
        <table:table-row table:style-name="ro1">
          <table:table-cell office:value-type="string" calcext:value-type="string">
            <text:p>sll0931</text:p>
          </table:table-cell>
          <table:table-cell office:value-type="float" office:value="-0.158544341925214" calcext:value-type="float">
            <text:p>-0.158544341925214</text:p>
          </table:table-cell>
          <table:table-cell office:value-type="float" office:value="-0.222378352415747" calcext:value-type="float">
            <text:p>-0.222378352415747</text:p>
          </table:table-cell>
          <table:table-cell office:value-type="float" office:value="0.0638340104905329" calcext:value-type="float">
            <text:p>0.0638340104905329</text:p>
          </table:table-cell>
        </table:table-row>
        <table:table-row table:style-name="ro1">
          <table:table-cell office:value-type="string" calcext:value-type="string">
            <text:p>sll1187</text:p>
          </table:table-cell>
          <table:table-cell office:value-type="float" office:value="0.353619984470857" calcext:value-type="float">
            <text:p>0.353619984470857</text:p>
          </table:table-cell>
          <table:table-cell office:value-type="float" office:value="0.289627157144078" calcext:value-type="float">
            <text:p>0.289627157144078</text:p>
          </table:table-cell>
          <table:table-cell office:value-type="float" office:value="0.0639928273267787" calcext:value-type="float">
            <text:p>0.0639928273267787</text:p>
          </table:table-cell>
        </table:table-row>
        <table:table-row table:style-name="ro1">
          <table:table-cell office:value-type="string" calcext:value-type="string">
            <text:p>sll1154</text:p>
          </table:table-cell>
          <table:table-cell office:value-type="float" office:value="-0.275745848712684" calcext:value-type="float">
            <text:p>-0.275745848712684</text:p>
          </table:table-cell>
          <table:table-cell office:value-type="float" office:value="-0.339918411030577" calcext:value-type="float">
            <text:p>-0.339918411030577</text:p>
          </table:table-cell>
          <table:table-cell office:value-type="float" office:value="0.0641725623178931" calcext:value-type="float">
            <text:p>0.0641725623178931</text:p>
          </table:table-cell>
        </table:table-row>
        <table:table-row table:style-name="ro1">
          <table:table-cell office:value-type="string" calcext:value-type="string">
            <text:p>slr0821</text:p>
          </table:table-cell>
          <table:table-cell office:value-type="float" office:value="-0.996457356703803" calcext:value-type="float">
            <text:p>-0.996457356703803</text:p>
          </table:table-cell>
          <table:table-cell office:value-type="float" office:value="-1.06123023648567" calcext:value-type="float">
            <text:p>-1.06123023648567</text:p>
          </table:table-cell>
          <table:table-cell office:value-type="float" office:value="0.0647728797818645" calcext:value-type="float">
            <text:p>0.0647728797818645</text:p>
          </table:table-cell>
        </table:table-row>
        <table:table-row table:style-name="ro1">
          <table:table-cell office:value-type="string" calcext:value-type="string">
            <text:p>sll0921</text:p>
          </table:table-cell>
          <table:table-cell office:value-type="float" office:value="0.291105297097193" calcext:value-type="float">
            <text:p>0.291105297097193</text:p>
          </table:table-cell>
          <table:table-cell office:value-type="float" office:value="0.226088119560329" calcext:value-type="float">
            <text:p>0.226088119560329</text:p>
          </table:table-cell>
          <table:table-cell office:value-type="float" office:value="0.0650171775368648" calcext:value-type="float">
            <text:p>0.0650171775368648</text:p>
          </table:table-cell>
        </table:table-row>
        <table:table-row table:style-name="ro1">
          <table:table-cell office:value-type="string" calcext:value-type="string">
            <text:p>sll0470</text:p>
          </table:table-cell>
          <table:table-cell office:value-type="float" office:value="-0.356306075074414" calcext:value-type="float">
            <text:p>-0.356306075074414</text:p>
          </table:table-cell>
          <table:table-cell office:value-type="float" office:value="-0.422064180200909" calcext:value-type="float">
            <text:p>-0.422064180200909</text:p>
          </table:table-cell>
          <table:table-cell office:value-type="float" office:value="0.0657581051264954" calcext:value-type="float">
            <text:p>0.0657581051264954</text:p>
          </table:table-cell>
        </table:table-row>
        <table:table-row table:style-name="ro1">
          <table:table-cell office:value-type="string" calcext:value-type="string">
            <text:p>slr1385</text:p>
          </table:table-cell>
          <table:table-cell office:value-type="float" office:value="-0.170580959537638" calcext:value-type="float">
            <text:p>-0.170580959537638</text:p>
          </table:table-cell>
          <table:table-cell office:value-type="float" office:value="-0.23645072997304" calcext:value-type="float">
            <text:p>-0.23645072997304</text:p>
          </table:table-cell>
          <table:table-cell office:value-type="float" office:value="0.065869770435402" calcext:value-type="float">
            <text:p>0.065869770435402</text:p>
          </table:table-cell>
        </table:table-row>
        <table:table-row table:style-name="ro1">
          <table:table-cell office:value-type="string" calcext:value-type="string">
            <text:p>sll1382</text:p>
          </table:table-cell>
          <table:table-cell office:value-type="float" office:value="0.115585467858105" calcext:value-type="float">
            <text:p>0.115585467858105</text:p>
          </table:table-cell>
          <table:table-cell office:value-type="float" office:value="0.0494870576319398" calcext:value-type="float">
            <text:p>0.0494870576319398</text:p>
          </table:table-cell>
          <table:table-cell office:value-type="float" office:value="0.0660984102261651" calcext:value-type="float">
            <text:p>0.0660984102261651</text:p>
          </table:table-cell>
        </table:table-row>
        <table:table-row table:style-name="ro1">
          <table:table-cell office:value-type="string" calcext:value-type="string">
            <text:p>sll0055</text:p>
          </table:table-cell>
          <table:table-cell office:value-type="float" office:value="0.466161994720262" calcext:value-type="float">
            <text:p>0.466161994720262</text:p>
          </table:table-cell>
          <table:table-cell office:value-type="float" office:value="0.399186545840958" calcext:value-type="float">
            <text:p>0.399186545840958</text:p>
          </table:table-cell>
          <table:table-cell office:value-type="float" office:value="0.0669754488793048" calcext:value-type="float">
            <text:p>0.0669754488793048</text:p>
          </table:table-cell>
        </table:table-row>
        <table:table-row table:style-name="ro1">
          <table:table-cell office:value-type="string" calcext:value-type="string">
            <text:p>sll1655</text:p>
          </table:table-cell>
          <table:table-cell office:value-type="float" office:value="0.0266119884362899" calcext:value-type="float">
            <text:p>0.0266119884362899</text:p>
          </table:table-cell>
          <table:table-cell office:value-type="float" office:value="-0.0409630376289278" calcext:value-type="float">
            <text:p>-0.0409630376289278</text:p>
          </table:table-cell>
          <table:table-cell office:value-type="float" office:value="0.0675750260652178" calcext:value-type="float">
            <text:p>0.0675750260652178</text:p>
          </table:table-cell>
        </table:table-row>
        <table:table-row table:style-name="ro1">
          <table:table-cell office:value-type="string" calcext:value-type="string">
            <text:p>slr0808</text:p>
          </table:table-cell>
          <table:table-cell office:value-type="float" office:value="0.145066649667185" calcext:value-type="float">
            <text:p>0.145066649667185</text:p>
          </table:table-cell>
          <table:table-cell office:value-type="float" office:value="0.077189089847448" calcext:value-type="float">
            <text:p>0.077189089847448</text:p>
          </table:table-cell>
          <table:table-cell office:value-type="float" office:value="0.0678775598197371" calcext:value-type="float">
            <text:p>0.0678775598197371</text:p>
          </table:table-cell>
        </table:table-row>
        <table:table-row table:style-name="ro1">
          <table:table-cell office:value-type="string" calcext:value-type="string">
            <text:p>slr1160</text:p>
          </table:table-cell>
          <table:table-cell office:value-type="float" office:value="-0.137719411694757" calcext:value-type="float">
            <text:p>-0.137719411694757</text:p>
          </table:table-cell>
          <table:table-cell office:value-type="float" office:value="-0.205609621022076" calcext:value-type="float">
            <text:p>-0.205609621022076</text:p>
          </table:table-cell>
          <table:table-cell office:value-type="float" office:value="0.0678902093273186" calcext:value-type="float">
            <text:p>0.0678902093273186</text:p>
          </table:table-cell>
        </table:table-row>
        <table:table-row table:style-name="ro1">
          <table:table-cell office:value-type="string" calcext:value-type="string">
            <text:p>slr5016</text:p>
          </table:table-cell>
          <table:table-cell office:value-type="float" office:value="0.13664429751172" calcext:value-type="float">
            <text:p>0.13664429751172</text:p>
          </table:table-cell>
          <table:table-cell office:value-type="float" office:value="0.0686087465844503" calcext:value-type="float">
            <text:p>0.0686087465844503</text:p>
          </table:table-cell>
          <table:table-cell office:value-type="float" office:value="0.06803555092727" calcext:value-type="float">
            <text:p>0.06803555092727</text:p>
          </table:table-cell>
        </table:table-row>
        <table:table-row table:style-name="ro1">
          <table:table-cell office:value-type="string" calcext:value-type="string">
            <text:p>slr0699</text:p>
          </table:table-cell>
          <table:table-cell office:value-type="float" office:value="0.110625955975492" calcext:value-type="float">
            <text:p>0.110625955975492</text:p>
          </table:table-cell>
          <table:table-cell office:value-type="float" office:value="0.0421519551362296" calcext:value-type="float">
            <text:p>0.0421519551362296</text:p>
          </table:table-cell>
          <table:table-cell office:value-type="float" office:value="0.0684740008392621" calcext:value-type="float">
            <text:p>0.0684740008392621</text:p>
          </table:table-cell>
        </table:table-row>
        <table:table-row table:style-name="ro1">
          <table:table-cell office:value-type="string" calcext:value-type="string">
            <text:p>sll0220</text:p>
          </table:table-cell>
          <table:table-cell office:value-type="float" office:value="-1.002403032627" calcext:value-type="float">
            <text:p>-1.002403032627</text:p>
          </table:table-cell>
          <table:table-cell office:value-type="float" office:value="-1.07147532158702" calcext:value-type="float">
            <text:p>-1.07147532158702</text:p>
          </table:table-cell>
          <table:table-cell office:value-type="float" office:value="0.0690722889600244" calcext:value-type="float">
            <text:p>0.0690722889600244</text:p>
          </table:table-cell>
        </table:table-row>
        <table:table-row table:style-name="ro1">
          <table:table-cell office:value-type="string" calcext:value-type="string">
            <text:p>ssl1498</text:p>
          </table:table-cell>
          <table:table-cell office:value-type="float" office:value="-0.21735909325487" calcext:value-type="float">
            <text:p>-0.21735909325487</text:p>
          </table:table-cell>
          <table:table-cell office:value-type="float" office:value="-0.286469130400615" calcext:value-type="float">
            <text:p>-0.286469130400615</text:p>
          </table:table-cell>
          <table:table-cell office:value-type="float" office:value="0.0691100371457452" calcext:value-type="float">
            <text:p>0.0691100371457452</text:p>
          </table:table-cell>
        </table:table-row>
        <table:table-row table:style-name="ro1">
          <table:table-cell office:value-type="string" calcext:value-type="string">
            <text:p>slr1608</text:p>
          </table:table-cell>
          <table:table-cell office:value-type="float" office:value="0.107152661105849" calcext:value-type="float">
            <text:p>0.107152661105849</text:p>
          </table:table-cell>
          <table:table-cell office:value-type="float" office:value="0.0367644114726425" calcext:value-type="float">
            <text:p>0.0367644114726425</text:p>
          </table:table-cell>
          <table:table-cell office:value-type="float" office:value="0.0703882496332066" calcext:value-type="float">
            <text:p>0.0703882496332066</text:p>
          </table:table-cell>
        </table:table-row>
        <table:table-row table:style-name="ro1">
          <table:table-cell office:value-type="string" calcext:value-type="string">
            <text:p>sll0738</text:p>
          </table:table-cell>
          <table:table-cell office:value-type="float" office:value="0.0349576129856903" calcext:value-type="float">
            <text:p>0.0349576129856903</text:p>
          </table:table-cell>
          <table:table-cell office:value-type="float" office:value="-0.0355657497524493" calcext:value-type="float">
            <text:p>-0.0355657497524493</text:p>
          </table:table-cell>
          <table:table-cell office:value-type="float" office:value="0.0705233627381397" calcext:value-type="float">
            <text:p>0.0705233627381397</text:p>
          </table:table-cell>
        </table:table-row>
        <table:table-row table:style-name="ro1">
          <table:table-cell office:value-type="string" calcext:value-type="string">
            <text:p>slr0315</text:p>
          </table:table-cell>
          <table:table-cell office:value-type="float" office:value="0.146521332838512" calcext:value-type="float">
            <text:p>0.146521332838512</text:p>
          </table:table-cell>
          <table:table-cell office:value-type="float" office:value="0.0758283277015128" calcext:value-type="float">
            <text:p>0.0758283277015128</text:p>
          </table:table-cell>
          <table:table-cell office:value-type="float" office:value="0.0706930051369989" calcext:value-type="float">
            <text:p>0.0706930051369989</text:p>
          </table:table-cell>
        </table:table-row>
        <table:table-row table:style-name="ro1">
          <table:table-cell office:value-type="string" calcext:value-type="string">
            <text:p>slr1436</text:p>
          </table:table-cell>
          <table:table-cell office:value-type="float" office:value="0.239411110888299" calcext:value-type="float">
            <text:p>0.239411110888299</text:p>
          </table:table-cell>
          <table:table-cell office:value-type="float" office:value="0.168632214906784" calcext:value-type="float">
            <text:p>0.168632214906784</text:p>
          </table:table-cell>
          <table:table-cell office:value-type="float" office:value="0.0707788959815146" calcext:value-type="float">
            <text:p>0.0707788959815146</text:p>
          </table:table-cell>
        </table:table-row>
        <table:table-row table:style-name="ro1">
          <table:table-cell office:value-type="string" calcext:value-type="string">
            <text:p>sll0622</text:p>
          </table:table-cell>
          <table:table-cell office:value-type="float" office:value="-0.124670658693245" calcext:value-type="float">
            <text:p>-0.124670658693245</text:p>
          </table:table-cell>
          <table:table-cell office:value-type="float" office:value="-0.195579906868186" calcext:value-type="float">
            <text:p>-0.195579906868186</text:p>
          </table:table-cell>
          <table:table-cell office:value-type="float" office:value="0.0709092481749415" calcext:value-type="float">
            <text:p>0.0709092481749415</text:p>
          </table:table-cell>
        </table:table-row>
        <table:table-row table:style-name="ro1">
          <table:table-cell office:value-type="string" calcext:value-type="string">
            <text:p>sll0597</text:p>
          </table:table-cell>
          <table:table-cell office:value-type="float" office:value="0.17746049443597" calcext:value-type="float">
            <text:p>0.17746049443597</text:p>
          </table:table-cell>
          <table:table-cell office:value-type="float" office:value="0.106536206300309" calcext:value-type="float">
            <text:p>0.106536206300309</text:p>
          </table:table-cell>
          <table:table-cell office:value-type="float" office:value="0.0709242881356608" calcext:value-type="float">
            <text:p>0.0709242881356608</text:p>
          </table:table-cell>
        </table:table-row>
        <table:table-row table:style-name="ro1">
          <table:table-cell office:value-type="string" calcext:value-type="string">
            <text:p>slr1046</text:p>
          </table:table-cell>
          <table:table-cell office:value-type="float" office:value="-1.55256323027614" calcext:value-type="float">
            <text:p>-1.55256323027614</text:p>
          </table:table-cell>
          <table:table-cell office:value-type="float" office:value="-1.62434343148861" calcext:value-type="float">
            <text:p>-1.62434343148861</text:p>
          </table:table-cell>
          <table:table-cell office:value-type="float" office:value="0.0717802012124691" calcext:value-type="float">
            <text:p>0.0717802012124691</text:p>
          </table:table-cell>
        </table:table-row>
        <table:table-row table:style-name="ro1">
          <table:table-cell office:value-type="string" calcext:value-type="string">
            <text:p>slr0427</text:p>
          </table:table-cell>
          <table:table-cell office:value-type="float" office:value="-0.173417566570069" calcext:value-type="float">
            <text:p>-0.173417566570069</text:p>
          </table:table-cell>
          <table:table-cell office:value-type="float" office:value="-0.245738539761181" calcext:value-type="float">
            <text:p>-0.245738539761181</text:p>
          </table:table-cell>
          <table:table-cell office:value-type="float" office:value="0.0723209731911119" calcext:value-type="float">
            <text:p>0.0723209731911119</text:p>
          </table:table-cell>
        </table:table-row>
        <table:table-row table:style-name="ro1">
          <table:table-cell office:value-type="string" calcext:value-type="string">
            <text:p>slr7058</text:p>
          </table:table-cell>
          <table:table-cell office:value-type="float" office:value="-0.241030132063638" calcext:value-type="float">
            <text:p>-0.241030132063638</text:p>
          </table:table-cell>
          <table:table-cell office:value-type="float" office:value="-0.313466674970875" calcext:value-type="float">
            <text:p>-0.313466674970875</text:p>
          </table:table-cell>
          <table:table-cell office:value-type="float" office:value="0.0724365429072376" calcext:value-type="float">
            <text:p>0.0724365429072376</text:p>
          </table:table-cell>
        </table:table-row>
        <table:table-row table:style-name="ro1">
          <table:table-cell office:value-type="string" calcext:value-type="string">
            <text:p>sll0887</text:p>
          </table:table-cell>
          <table:table-cell office:value-type="float" office:value="0.130976867501332" calcext:value-type="float">
            <text:p>0.130976867501332</text:p>
          </table:table-cell>
          <table:table-cell office:value-type="float" office:value="0.0582753744223924" calcext:value-type="float">
            <text:p>0.0582753744223924</text:p>
          </table:table-cell>
          <table:table-cell office:value-type="float" office:value="0.0727014930789396" calcext:value-type="float">
            <text:p>0.0727014930789396</text:p>
          </table:table-cell>
        </table:table-row>
        <table:table-row table:style-name="ro1">
          <table:table-cell office:value-type="string" calcext:value-type="string">
            <text:p>sll1988</text:p>
          </table:table-cell>
          <table:table-cell office:value-type="float" office:value="-0.0748887999512722" calcext:value-type="float">
            <text:p>-0.0748887999512722</text:p>
          </table:table-cell>
          <table:table-cell office:value-type="float" office:value="-0.147632831815584" calcext:value-type="float">
            <text:p>-0.147632831815584</text:p>
          </table:table-cell>
          <table:table-cell office:value-type="float" office:value="0.0727440318643118" calcext:value-type="float">
            <text:p>0.0727440318643118</text:p>
          </table:table-cell>
        </table:table-row>
        <table:table-row table:style-name="ro1">
          <table:table-cell office:value-type="string" calcext:value-type="string">
            <text:p>sll0741</text:p>
          </table:table-cell>
          <table:table-cell office:value-type="float" office:value="-0.0570323078606614" calcext:value-type="float">
            <text:p>-0.0570323078606614</text:p>
          </table:table-cell>
          <table:table-cell office:value-type="float" office:value="-0.130993824361222" calcext:value-type="float">
            <text:p>-0.130993824361222</text:p>
          </table:table-cell>
          <table:table-cell office:value-type="float" office:value="0.0739615165005605" calcext:value-type="float">
            <text:p>0.0739615165005605</text:p>
          </table:table-cell>
        </table:table-row>
        <table:table-row table:style-name="ro1">
          <table:table-cell office:value-type="string" calcext:value-type="string">
            <text:p>slr0304</text:p>
          </table:table-cell>
          <table:table-cell office:value-type="float" office:value="0.159404154258102" calcext:value-type="float">
            <text:p>0.159404154258102</text:p>
          </table:table-cell>
          <table:table-cell office:value-type="float" office:value="0.0850660412394748" calcext:value-type="float">
            <text:p>0.0850660412394748</text:p>
          </table:table-cell>
          <table:table-cell office:value-type="float" office:value="0.0743381130186273" calcext:value-type="float">
            <text:p>0.0743381130186273</text:p>
          </table:table-cell>
        </table:table-row>
        <table:table-row table:style-name="ro1">
          <table:table-cell office:value-type="string" calcext:value-type="string">
            <text:p>slr7014</text:p>
          </table:table-cell>
          <table:table-cell office:value-type="float" office:value="-0.00179777147003661" calcext:value-type="float">
            <text:p>-0.00179777147003661</text:p>
          </table:table-cell>
          <table:table-cell office:value-type="float" office:value="-0.0762242993889276" calcext:value-type="float">
            <text:p>-0.0762242993889276</text:p>
          </table:table-cell>
          <table:table-cell office:value-type="float" office:value="0.074426527918891" calcext:value-type="float">
            <text:p>0.074426527918891</text:p>
          </table:table-cell>
        </table:table-row>
        <table:table-row table:style-name="ro1">
          <table:table-cell office:value-type="string" calcext:value-type="string">
            <text:p>slr1521</text:p>
          </table:table-cell>
          <table:table-cell office:value-type="float" office:value="0.217553968333795" calcext:value-type="float">
            <text:p>0.217553968333795</text:p>
          </table:table-cell>
          <table:table-cell office:value-type="float" office:value="0.14239859072137" calcext:value-type="float">
            <text:p>0.14239859072137</text:p>
          </table:table-cell>
          <table:table-cell office:value-type="float" office:value="0.075155377612425" calcext:value-type="float">
            <text:p>0.075155377612425</text:p>
          </table:table-cell>
        </table:table-row>
        <table:table-row table:style-name="ro1">
          <table:table-cell office:value-type="string" calcext:value-type="string">
            <text:p>sll1263</text:p>
          </table:table-cell>
          <table:table-cell office:value-type="float" office:value="0.0655678039056525" calcext:value-type="float">
            <text:p>0.0655678039056525</text:p>
          </table:table-cell>
          <table:table-cell office:value-type="float" office:value="-0.0098350194890374" calcext:value-type="float">
            <text:p>-0.0098350194890374</text:p>
          </table:table-cell>
          <table:table-cell office:value-type="float" office:value="0.0754028233946899" calcext:value-type="float">
            <text:p>0.0754028233946899</text:p>
          </table:table-cell>
        </table:table-row>
        <table:table-row table:style-name="ro1">
          <table:table-cell office:value-type="string" calcext:value-type="string">
            <text:p>slr1056</text:p>
          </table:table-cell>
          <table:table-cell office:value-type="float" office:value="-0.0456041860541791" calcext:value-type="float">
            <text:p>-0.0456041860541791</text:p>
          </table:table-cell>
          <table:table-cell office:value-type="float" office:value="-0.121240393104872" calcext:value-type="float">
            <text:p>-0.121240393104872</text:p>
          </table:table-cell>
          <table:table-cell office:value-type="float" office:value="0.0756362070506927" calcext:value-type="float">
            <text:p>0.0756362070506927</text:p>
          </table:table-cell>
        </table:table-row>
        <table:table-row table:style-name="ro1">
          <table:table-cell office:value-type="string" calcext:value-type="string">
            <text:p>slr0333</text:p>
          </table:table-cell>
          <table:table-cell office:value-type="float" office:value="-0.298774901077823" calcext:value-type="float">
            <text:p>-0.298774901077823</text:p>
          </table:table-cell>
          <table:table-cell office:value-type="float" office:value="-0.37492890584394" calcext:value-type="float">
            <text:p>-0.37492890584394</text:p>
          </table:table-cell>
          <table:table-cell office:value-type="float" office:value="0.0761540047661173" calcext:value-type="float">
            <text:p>0.0761540047661173</text:p>
          </table:table-cell>
        </table:table-row>
        <table:table-row table:style-name="ro1">
          <table:table-cell office:value-type="string" calcext:value-type="string">
            <text:p>ssl1918</text:p>
          </table:table-cell>
          <table:table-cell office:value-type="float" office:value="-0.319069397031776" calcext:value-type="float">
            <text:p>-0.319069397031776</text:p>
          </table:table-cell>
          <table:table-cell office:value-type="float" office:value="-0.395232550930585" calcext:value-type="float">
            <text:p>-0.395232550930585</text:p>
          </table:table-cell>
          <table:table-cell office:value-type="float" office:value="0.0761631538988083" calcext:value-type="float">
            <text:p>0.0761631538988083</text:p>
          </table:table-cell>
        </table:table-row>
        <table:table-row table:style-name="ro1">
          <table:table-cell office:value-type="string" calcext:value-type="string">
            <text:p>sll1697</text:p>
          </table:table-cell>
          <table:table-cell office:value-type="float" office:value="0.0713121616302189" calcext:value-type="float">
            <text:p>0.0713121616302189</text:p>
          </table:table-cell>
          <table:table-cell office:value-type="float" office:value="-0.00563438040168269" calcext:value-type="float">
            <text:p>-0.00563438040168269</text:p>
          </table:table-cell>
          <table:table-cell office:value-type="float" office:value="0.0769465420319016" calcext:value-type="float">
            <text:p>0.0769465420319016</text:p>
          </table:table-cell>
        </table:table-row>
        <table:table-row table:style-name="ro1">
          <table:table-cell office:value-type="string" calcext:value-type="string">
            <text:p>slr0438</text:p>
          </table:table-cell>
          <table:table-cell office:value-type="float" office:value="-0.0406618752324542" calcext:value-type="float">
            <text:p>-0.0406618752324542</text:p>
          </table:table-cell>
          <table:table-cell office:value-type="float" office:value="-0.117645136108848" calcext:value-type="float">
            <text:p>-0.117645136108848</text:p>
          </table:table-cell>
          <table:table-cell office:value-type="float" office:value="0.0769832608763937" calcext:value-type="float">
            <text:p>0.0769832608763937</text:p>
          </table:table-cell>
        </table:table-row>
        <table:table-row table:style-name="ro1">
          <table:table-cell office:value-type="string" calcext:value-type="string">
            <text:p>slr6057</text:p>
          </table:table-cell>
          <table:table-cell office:value-type="float" office:value="0.175358226019501" calcext:value-type="float">
            <text:p>0.175358226019501</text:p>
          </table:table-cell>
          <table:table-cell office:value-type="float" office:value="0.0983302727511033" calcext:value-type="float">
            <text:p>0.0983302727511033</text:p>
          </table:table-cell>
          <table:table-cell office:value-type="float" office:value="0.077027953268398" calcext:value-type="float">
            <text:p>0.077027953268398</text:p>
          </table:table-cell>
        </table:table-row>
        <table:table-row table:style-name="ro1">
          <table:table-cell office:value-type="string" calcext:value-type="string">
            <text:p>sll0148</text:p>
          </table:table-cell>
          <table:table-cell office:value-type="float" office:value="-1.32154682788971" calcext:value-type="float">
            <text:p>-1.32154682788971</text:p>
          </table:table-cell>
          <table:table-cell office:value-type="float" office:value="-1.39879388046773" calcext:value-type="float">
            <text:p>-1.39879388046773</text:p>
          </table:table-cell>
          <table:table-cell office:value-type="float" office:value="0.0772470525780229" calcext:value-type="float">
            <text:p>0.0772470525780229</text:p>
          </table:table-cell>
        </table:table-row>
        <table:table-row table:style-name="ro1">
          <table:table-cell office:value-type="string" calcext:value-type="string">
            <text:p>sll0876</text:p>
          </table:table-cell>
          <table:table-cell office:value-type="float" office:value="0.110213963003338" calcext:value-type="float">
            <text:p>0.110213963003338</text:p>
          </table:table-cell>
          <table:table-cell office:value-type="float" office:value="0.0328873085930551" calcext:value-type="float">
            <text:p>0.0328873085930551</text:p>
          </table:table-cell>
          <table:table-cell office:value-type="float" office:value="0.0773266544102824" calcext:value-type="float">
            <text:p>0.0773266544102824</text:p>
          </table:table-cell>
        </table:table-row>
        <table:table-row table:style-name="ro1">
          <table:table-cell office:value-type="string" calcext:value-type="string">
            <text:p>sll1054</text:p>
          </table:table-cell>
          <table:table-cell office:value-type="float" office:value="-0.231698919907029" calcext:value-type="float">
            <text:p>-0.231698919907029</text:p>
          </table:table-cell>
          <table:table-cell office:value-type="float" office:value="-0.309629911176905" calcext:value-type="float">
            <text:p>-0.309629911176905</text:p>
          </table:table-cell>
          <table:table-cell office:value-type="float" office:value="0.0779309912698756" calcext:value-type="float">
            <text:p>0.0779309912698756</text:p>
          </table:table-cell>
        </table:table-row>
        <table:table-row table:style-name="ro1">
          <table:table-cell office:value-type="string" calcext:value-type="string">
            <text:p>slr1491</text:p>
          </table:table-cell>
          <table:table-cell office:value-type="float" office:value="-0.545806949013209" calcext:value-type="float">
            <text:p>-0.545806949013209</text:p>
          </table:table-cell>
          <table:table-cell office:value-type="float" office:value="-0.624003381828834" calcext:value-type="float">
            <text:p>-0.624003381828834</text:p>
          </table:table-cell>
          <table:table-cell office:value-type="float" office:value="0.0781964328156254" calcext:value-type="float">
            <text:p>0.0781964328156254</text:p>
          </table:table-cell>
        </table:table-row>
        <table:table-row table:style-name="ro1">
          <table:table-cell office:value-type="string" calcext:value-type="string">
            <text:p>slr1651</text:p>
          </table:table-cell>
          <table:table-cell office:value-type="float" office:value="0.242966444562611" calcext:value-type="float">
            <text:p>0.242966444562611</text:p>
          </table:table-cell>
          <table:table-cell office:value-type="float" office:value="0.164633392002385" calcext:value-type="float">
            <text:p>0.164633392002385</text:p>
          </table:table-cell>
          <table:table-cell office:value-type="float" office:value="0.0783330525602254" calcext:value-type="float">
            <text:p>0.0783330525602254</text:p>
          </table:table-cell>
        </table:table-row>
        <table:table-row table:style-name="ro1">
          <table:table-cell office:value-type="string" calcext:value-type="string">
            <text:p>ssl1263</text:p>
          </table:table-cell>
          <table:table-cell office:value-type="float" office:value="0.142708624896574" calcext:value-type="float">
            <text:p>0.142708624896574</text:p>
          </table:table-cell>
          <table:table-cell office:value-type="float" office:value="0.0642189282980153" calcext:value-type="float">
            <text:p>0.0642189282980153</text:p>
          </table:table-cell>
          <table:table-cell office:value-type="float" office:value="0.0784896965985585" calcext:value-type="float">
            <text:p>0.0784896965985585</text:p>
          </table:table-cell>
        </table:table-row>
        <table:table-row table:style-name="ro1">
          <table:table-cell office:value-type="string" calcext:value-type="string">
            <text:p>slr7068</text:p>
          </table:table-cell>
          <table:table-cell office:value-type="float" office:value="-0.0453336587410049" calcext:value-type="float">
            <text:p>-0.0453336587410049</text:p>
          </table:table-cell>
          <table:table-cell office:value-type="float" office:value="-0.124175685671402" calcext:value-type="float">
            <text:p>-0.124175685671402</text:p>
          </table:table-cell>
          <table:table-cell office:value-type="float" office:value="0.0788420269303975" calcext:value-type="float">
            <text:p>0.0788420269303975</text:p>
          </table:table-cell>
        </table:table-row>
        <table:table-row table:style-name="ro1">
          <table:table-cell office:value-type="string" calcext:value-type="string">
            <text:p>slr1266</text:p>
          </table:table-cell>
          <table:table-cell office:value-type="float" office:value="0.0947175755323431" calcext:value-type="float">
            <text:p>0.0947175755323431</text:p>
          </table:table-cell>
          <table:table-cell office:value-type="float" office:value="0.0149686679981515" calcext:value-type="float">
            <text:p>0.0149686679981515</text:p>
          </table:table-cell>
          <table:table-cell office:value-type="float" office:value="0.0797489075341916" calcext:value-type="float">
            <text:p>0.0797489075341916</text:p>
          </table:table-cell>
        </table:table-row>
        <table:table-row table:style-name="ro1">
          <table:table-cell office:value-type="string" calcext:value-type="string">
            <text:p>ssr2972</text:p>
          </table:table-cell>
          <table:table-cell office:value-type="float" office:value="-0.0823910562307422" calcext:value-type="float">
            <text:p>-0.0823910562307422</text:p>
          </table:table-cell>
          <table:table-cell office:value-type="float" office:value="-0.162227174193339" calcext:value-type="float">
            <text:p>-0.162227174193339</text:p>
          </table:table-cell>
          <table:table-cell office:value-type="float" office:value="0.0798361179625965" calcext:value-type="float">
            <text:p>0.0798361179625965</text:p>
          </table:table-cell>
        </table:table-row>
        <table:table-row table:style-name="ro1">
          <table:table-cell office:value-type="string" calcext:value-type="string">
            <text:p>slr5058</text:p>
          </table:table-cell>
          <table:table-cell office:value-type="float" office:value="-0.0858579979840027" calcext:value-type="float">
            <text:p>-0.0858579979840027</text:p>
          </table:table-cell>
          <table:table-cell office:value-type="float" office:value="-0.166264038930049" calcext:value-type="float">
            <text:p>-0.166264038930049</text:p>
          </table:table-cell>
          <table:table-cell office:value-type="float" office:value="0.080406040946046" calcext:value-type="float">
            <text:p>0.080406040946046</text:p>
          </table:table-cell>
        </table:table-row>
        <table:table-row table:style-name="ro1">
          <table:table-cell office:value-type="string" calcext:value-type="string">
            <text:p>slr0054</text:p>
          </table:table-cell>
          <table:table-cell office:value-type="float" office:value="-1.1952960786118" calcext:value-type="float">
            <text:p>-1.1952960786118</text:p>
          </table:table-cell>
          <table:table-cell office:value-type="float" office:value="-1.27571046253306" calcext:value-type="float">
            <text:p>-1.27571046253306</text:p>
          </table:table-cell>
          <table:table-cell office:value-type="float" office:value="0.0804143839212552" calcext:value-type="float">
            <text:p>0.0804143839212552</text:p>
          </table:table-cell>
        </table:table-row>
        <table:table-row table:style-name="ro1">
          <table:table-cell office:value-type="string" calcext:value-type="string">
            <text:p>sll0039</text:p>
          </table:table-cell>
          <table:table-cell office:value-type="float" office:value="-0.00032853625880122" calcext:value-type="float">
            <text:p>-0.00032853625880122</text:p>
          </table:table-cell>
          <table:table-cell office:value-type="float" office:value="-0.0808011449307351" calcext:value-type="float">
            <text:p>-0.0808011449307351</text:p>
          </table:table-cell>
          <table:table-cell office:value-type="float" office:value="0.0804726086719338" calcext:value-type="float">
            <text:p>0.0804726086719338</text:p>
          </table:table-cell>
        </table:table-row>
        <table:table-row table:style-name="ro1">
          <table:table-cell office:value-type="string" calcext:value-type="string">
            <text:p>sll8011</text:p>
          </table:table-cell>
          <table:table-cell office:value-type="float" office:value="0.259682774957812" calcext:value-type="float">
            <text:p>0.259682774957812</text:p>
          </table:table-cell>
          <table:table-cell office:value-type="float" office:value="0.178840461447655" calcext:value-type="float">
            <text:p>0.178840461447655</text:p>
          </table:table-cell>
          <table:table-cell office:value-type="float" office:value="0.0808423135101569" calcext:value-type="float">
            <text:p>0.0808423135101569</text:p>
          </table:table-cell>
        </table:table-row>
        <table:table-row table:style-name="ro1">
          <table:table-cell office:value-type="string" calcext:value-type="string">
            <text:p>ssl3446</text:p>
          </table:table-cell>
          <table:table-cell office:value-type="float" office:value="-0.113966047661302" calcext:value-type="float">
            <text:p>-0.113966047661302</text:p>
          </table:table-cell>
          <table:table-cell office:value-type="float" office:value="-0.195120490181591" calcext:value-type="float">
            <text:p>-0.195120490181591</text:p>
          </table:table-cell>
          <table:table-cell office:value-type="float" office:value="0.0811544425202884" calcext:value-type="float">
            <text:p>0.0811544425202884</text:p>
          </table:table-cell>
        </table:table-row>
        <table:table-row table:style-name="ro1">
          <table:table-cell office:value-type="string" calcext:value-type="string">
            <text:p>slr0957</text:p>
          </table:table-cell>
          <table:table-cell office:value-type="float" office:value="0.293955937589495" calcext:value-type="float">
            <text:p>0.293955937589495</text:p>
          </table:table-cell>
          <table:table-cell office:value-type="float" office:value="0.212595455338726" calcext:value-type="float">
            <text:p>0.212595455338726</text:p>
          </table:table-cell>
          <table:table-cell office:value-type="float" office:value="0.0813604822507684" calcext:value-type="float">
            <text:p>0.0813604822507684</text:p>
          </table:table-cell>
        </table:table-row>
        <table:table-row table:style-name="ro1">
          <table:table-cell office:value-type="string" calcext:value-type="string">
            <text:p>slr0474</text:p>
          </table:table-cell>
          <table:table-cell office:value-type="float" office:value="-0.292917889304853" calcext:value-type="float">
            <text:p>-0.292917889304853</text:p>
          </table:table-cell>
          <table:table-cell office:value-type="float" office:value="-0.374572870408003" calcext:value-type="float">
            <text:p>-0.374572870408003</text:p>
          </table:table-cell>
          <table:table-cell office:value-type="float" office:value="0.0816549811031497" calcext:value-type="float">
            <text:p>0.0816549811031497</text:p>
          </table:table-cell>
        </table:table-row>
        <table:table-row table:style-name="ro1">
          <table:table-cell office:value-type="string" calcext:value-type="string">
            <text:p>sll1835</text:p>
          </table:table-cell>
          <table:table-cell office:value-type="float" office:value="0.0130695478829438" calcext:value-type="float">
            <text:p>0.0130695478829438</text:p>
          </table:table-cell>
          <table:table-cell office:value-type="float" office:value="-0.068619155968971" calcext:value-type="float">
            <text:p>-0.068619155968971</text:p>
          </table:table-cell>
          <table:table-cell office:value-type="float" office:value="0.0816887038519148" calcext:value-type="float">
            <text:p>0.0816887038519148</text:p>
          </table:table-cell>
        </table:table-row>
        <table:table-row table:style-name="ro1">
          <table:table-cell office:value-type="string" calcext:value-type="string">
            <text:p>sll1686</text:p>
          </table:table-cell>
          <table:table-cell office:value-type="float" office:value="-0.141366878623749" calcext:value-type="float">
            <text:p>-0.141366878623749</text:p>
          </table:table-cell>
          <table:table-cell office:value-type="float" office:value="-0.223063582081771" calcext:value-type="float">
            <text:p>-0.223063582081771</text:p>
          </table:table-cell>
          <table:table-cell office:value-type="float" office:value="0.0816967034580218" calcext:value-type="float">
            <text:p>0.0816967034580218</text:p>
          </table:table-cell>
        </table:table-row>
        <table:table-row table:style-name="ro1">
          <table:table-cell office:value-type="string" calcext:value-type="string">
            <text:p>slr6043</text:p>
          </table:table-cell>
          <table:table-cell office:value-type="float" office:value="-0.389895400875317" calcext:value-type="float">
            <text:p>-0.389895400875317</text:p>
          </table:table-cell>
          <table:table-cell office:value-type="float" office:value="-0.471949858891743" calcext:value-type="float">
            <text:p>-0.471949858891743</text:p>
          </table:table-cell>
          <table:table-cell office:value-type="float" office:value="0.082054458016427" calcext:value-type="float">
            <text:p>0.082054458016427</text:p>
          </table:table-cell>
        </table:table-row>
        <table:table-row table:style-name="ro1">
          <table:table-cell office:value-type="string" calcext:value-type="string">
            <text:p>slr1456</text:p>
          </table:table-cell>
          <table:table-cell office:value-type="float" office:value="0.0936815731965166" calcext:value-type="float">
            <text:p>0.0936815731965166</text:p>
          </table:table-cell>
          <table:table-cell office:value-type="float" office:value="0.0115997175101777" calcext:value-type="float">
            <text:p>0.0115997175101777</text:p>
          </table:table-cell>
          <table:table-cell office:value-type="float" office:value="0.0820818556863389" calcext:value-type="float">
            <text:p>0.0820818556863389</text:p>
          </table:table-cell>
        </table:table-row>
        <table:table-row table:style-name="ro1">
          <table:table-cell office:value-type="string" calcext:value-type="string">
            <text:p>slr1243</text:p>
          </table:table-cell>
          <table:table-cell office:value-type="float" office:value="0.0341690673417863" calcext:value-type="float">
            <text:p>0.0341690673417863</text:p>
          </table:table-cell>
          <table:table-cell office:value-type="float" office:value="-0.0481056315283631" calcext:value-type="float">
            <text:p>-0.0481056315283631</text:p>
          </table:table-cell>
          <table:table-cell office:value-type="float" office:value="0.0822746988701494" calcext:value-type="float">
            <text:p>0.0822746988701494</text:p>
          </table:table-cell>
        </table:table-row>
        <table:table-row table:style-name="ro1">
          <table:table-cell office:value-type="string" calcext:value-type="string">
            <text:p>slr0914</text:p>
          </table:table-cell>
          <table:table-cell office:value-type="float" office:value="-0.223388776665169" calcext:value-type="float">
            <text:p>-0.223388776665169</text:p>
          </table:table-cell>
          <table:table-cell office:value-type="float" office:value="-0.305739734511666" calcext:value-type="float">
            <text:p>-0.305739734511666</text:p>
          </table:table-cell>
          <table:table-cell office:value-type="float" office:value="0.082350957846497" calcext:value-type="float">
            <text:p>0.082350957846497</text:p>
          </table:table-cell>
        </table:table-row>
        <table:table-row table:style-name="ro1">
          <table:table-cell office:value-type="string" calcext:value-type="string">
            <text:p>slr2135</text:p>
          </table:table-cell>
          <table:table-cell office:value-type="float" office:value="0.170036287320298" calcext:value-type="float">
            <text:p>0.170036287320298</text:p>
          </table:table-cell>
          <table:table-cell office:value-type="float" office:value="0.0874769697134288" calcext:value-type="float">
            <text:p>0.0874769697134288</text:p>
          </table:table-cell>
          <table:table-cell office:value-type="float" office:value="0.0825593176068697" calcext:value-type="float">
            <text:p>0.0825593176068697</text:p>
          </table:table-cell>
        </table:table-row>
        <table:table-row table:style-name="ro1">
          <table:table-cell office:value-type="string" calcext:value-type="string">
            <text:p>slr5110</text:p>
          </table:table-cell>
          <table:table-cell office:value-type="float" office:value="0.059033227049576" calcext:value-type="float">
            <text:p>0.059033227049576</text:p>
          </table:table-cell>
          <table:table-cell office:value-type="float" office:value="-0.0235349051659952" calcext:value-type="float">
            <text:p>-0.0235349051659952</text:p>
          </table:table-cell>
          <table:table-cell office:value-type="float" office:value="0.0825681322155711" calcext:value-type="float">
            <text:p>0.0825681322155711</text:p>
          </table:table-cell>
        </table:table-row>
        <table:table-row table:style-name="ro1">
          <table:table-cell office:value-type="string" calcext:value-type="string">
            <text:p>sll1631</text:p>
          </table:table-cell>
          <table:table-cell office:value-type="float" office:value="-0.314632040790746" calcext:value-type="float">
            <text:p>-0.314632040790746</text:p>
          </table:table-cell>
          <table:table-cell office:value-type="float" office:value="-0.397821866129582" calcext:value-type="float">
            <text:p>-0.397821866129582</text:p>
          </table:table-cell>
          <table:table-cell office:value-type="float" office:value="0.0831898253388367" calcext:value-type="float">
            <text:p>0.0831898253388367</text:p>
          </table:table-cell>
        </table:table-row>
        <table:table-row table:style-name="ro1">
          <table:table-cell office:value-type="string" calcext:value-type="string">
            <text:p>sll0253</text:p>
          </table:table-cell>
          <table:table-cell office:value-type="float" office:value="0.164250060792831" calcext:value-type="float">
            <text:p>0.164250060792831</text:p>
          </table:table-cell>
          <table:table-cell office:value-type="float" office:value="0.0808601289398457" calcext:value-type="float">
            <text:p>0.0808601289398457</text:p>
          </table:table-cell>
          <table:table-cell office:value-type="float" office:value="0.0833899318529854" calcext:value-type="float">
            <text:p>0.0833899318529854</text:p>
          </table:table-cell>
        </table:table-row>
        <table:table-row table:style-name="ro1">
          <table:table-cell office:value-type="string" calcext:value-type="string">
            <text:p>sll0839</text:p>
          </table:table-cell>
          <table:table-cell office:value-type="float" office:value="-0.340843491907401" calcext:value-type="float">
            <text:p>-0.340843491907401</text:p>
          </table:table-cell>
          <table:table-cell office:value-type="float" office:value="-0.424371000001302" calcext:value-type="float">
            <text:p>-0.424371000001302</text:p>
          </table:table-cell>
          <table:table-cell office:value-type="float" office:value="0.0835275080939012" calcext:value-type="float">
            <text:p>0.0835275080939012</text:p>
          </table:table-cell>
        </table:table-row>
        <table:table-row table:style-name="ro1">
          <table:table-cell office:value-type="string" calcext:value-type="string">
            <text:p>sll1599</text:p>
          </table:table-cell>
          <table:table-cell office:value-type="float" office:value="0.0118356479185625" calcext:value-type="float">
            <text:p>0.0118356479185625</text:p>
          </table:table-cell>
          <table:table-cell office:value-type="float" office:value="-0.0722673195613399" calcext:value-type="float">
            <text:p>-0.0722673195613399</text:p>
          </table:table-cell>
          <table:table-cell office:value-type="float" office:value="0.0841029674799024" calcext:value-type="float">
            <text:p>0.0841029674799024</text:p>
          </table:table-cell>
        </table:table-row>
        <table:table-row table:style-name="ro1">
          <table:table-cell office:value-type="string" calcext:value-type="string">
            <text:p>sll1297</text:p>
          </table:table-cell>
          <table:table-cell office:value-type="float" office:value="0.00122188082257202" calcext:value-type="float">
            <text:p>0.00122188082257202</text:p>
          </table:table-cell>
          <table:table-cell office:value-type="float" office:value="-0.0829401690829997" calcext:value-type="float">
            <text:p>-0.0829401690829997</text:p>
          </table:table-cell>
          <table:table-cell office:value-type="float" office:value="0.0841620499055717" calcext:value-type="float">
            <text:p>0.0841620499055717</text:p>
          </table:table-cell>
        </table:table-row>
        <table:table-row table:style-name="ro1">
          <table:table-cell office:value-type="string" calcext:value-type="string">
            <text:p>slr0488</text:p>
          </table:table-cell>
          <table:table-cell office:value-type="float" office:value="-1.7100782617732" calcext:value-type="float">
            <text:p>-1.7100782617732</text:p>
          </table:table-cell>
          <table:table-cell office:value-type="float" office:value="-1.79459179134683" calcext:value-type="float">
            <text:p>-1.79459179134683</text:p>
          </table:table-cell>
          <table:table-cell office:value-type="float" office:value="0.0845135295736328" calcext:value-type="float">
            <text:p>0.0845135295736328</text:p>
          </table:table-cell>
        </table:table-row>
        <table:table-row table:style-name="ro1">
          <table:table-cell office:value-type="string" calcext:value-type="string">
            <text:p>slr1524</text:p>
          </table:table-cell>
          <table:table-cell office:value-type="float" office:value="0.0823980833958595" calcext:value-type="float">
            <text:p>0.0823980833958595</text:p>
          </table:table-cell>
          <table:table-cell office:value-type="float" office:value="-0.00219549301281761" calcext:value-type="float">
            <text:p>-0.00219549301281761</text:p>
          </table:table-cell>
          <table:table-cell office:value-type="float" office:value="0.0845935764086771" calcext:value-type="float">
            <text:p>0.0845935764086771</text:p>
          </table:table-cell>
        </table:table-row>
        <table:table-row table:style-name="ro1">
          <table:table-cell office:value-type="string" calcext:value-type="string">
            <text:p>slr0090</text:p>
          </table:table-cell>
          <table:table-cell office:value-type="float" office:value="0.317529059723134" calcext:value-type="float">
            <text:p>0.317529059723134</text:p>
          </table:table-cell>
          <table:table-cell office:value-type="float" office:value="0.232165926958571" calcext:value-type="float">
            <text:p>0.232165926958571</text:p>
          </table:table-cell>
          <table:table-cell office:value-type="float" office:value="0.0853631327645631" calcext:value-type="float">
            <text:p>0.0853631327645631</text:p>
          </table:table-cell>
        </table:table-row>
        <table:table-row table:style-name="ro1">
          <table:table-cell office:value-type="string" calcext:value-type="string">
            <text:p>slr1293</text:p>
          </table:table-cell>
          <table:table-cell office:value-type="float" office:value="0.221321754759893" calcext:value-type="float">
            <text:p>0.221321754759893</text:p>
          </table:table-cell>
          <table:table-cell office:value-type="float" office:value="0.13520653340918" calcext:value-type="float">
            <text:p>0.13520653340918</text:p>
          </table:table-cell>
          <table:table-cell office:value-type="float" office:value="0.086115221350713" calcext:value-type="float">
            <text:p>0.086115221350713</text:p>
          </table:table-cell>
        </table:table-row>
        <table:table-row table:style-name="ro1">
          <table:table-cell office:value-type="string" calcext:value-type="string">
            <text:p>sll0933</text:p>
          </table:table-cell>
          <table:table-cell office:value-type="float" office:value="-1.28421171504969" calcext:value-type="float">
            <text:p>-1.28421171504969</text:p>
          </table:table-cell>
          <table:table-cell office:value-type="float" office:value="-1.3704884626749" calcext:value-type="float">
            <text:p>-1.3704884626749</text:p>
          </table:table-cell>
          <table:table-cell office:value-type="float" office:value="0.0862767476252129" calcext:value-type="float">
            <text:p>0.0862767476252129</text:p>
          </table:table-cell>
        </table:table-row>
        <table:table-row table:style-name="ro1">
          <table:table-cell office:value-type="string" calcext:value-type="string">
            <text:p>slr1347</text:p>
          </table:table-cell>
          <table:table-cell office:value-type="float" office:value="0.324844167651601" calcext:value-type="float">
            <text:p>0.324844167651601</text:p>
          </table:table-cell>
          <table:table-cell office:value-type="float" office:value="0.2382585406484" calcext:value-type="float">
            <text:p>0.2382585406484</text:p>
          </table:table-cell>
          <table:table-cell office:value-type="float" office:value="0.0865856270032011" calcext:value-type="float">
            <text:p>0.0865856270032011</text:p>
          </table:table-cell>
        </table:table-row>
        <table:table-row table:style-name="ro1">
          <table:table-cell office:value-type="string" calcext:value-type="string">
            <text:p>slr0630</text:p>
          </table:table-cell>
          <table:table-cell office:value-type="float" office:value="0.0109247732986327" calcext:value-type="float">
            <text:p>0.0109247732986327</text:p>
          </table:table-cell>
          <table:table-cell office:value-type="float" office:value="-0.0761416956157096" calcext:value-type="float">
            <text:p>-0.0761416956157096</text:p>
          </table:table-cell>
          <table:table-cell office:value-type="float" office:value="0.0870664689143423" calcext:value-type="float">
            <text:p>0.0870664689143423</text:p>
          </table:table-cell>
        </table:table-row>
        <table:table-row table:style-name="ro1">
          <table:table-cell office:value-type="string" calcext:value-type="string">
            <text:p>slr2122</text:p>
          </table:table-cell>
          <table:table-cell office:value-type="float" office:value="0.0194674824456881" calcext:value-type="float">
            <text:p>0.0194674824456881</text:p>
          </table:table-cell>
          <table:table-cell office:value-type="float" office:value="-0.0683259354675213" calcext:value-type="float">
            <text:p>-0.0683259354675213</text:p>
          </table:table-cell>
          <table:table-cell office:value-type="float" office:value="0.0877934179132094" calcext:value-type="float">
            <text:p>0.0877934179132094</text:p>
          </table:table-cell>
        </table:table-row>
        <table:table-row table:style-name="ro1">
          <table:table-cell office:value-type="string" calcext:value-type="string">
            <text:p>sll0873</text:p>
          </table:table-cell>
          <table:table-cell office:value-type="float" office:value="0.00914483023614781" calcext:value-type="float">
            <text:p>0.00914483023614781</text:p>
          </table:table-cell>
          <table:table-cell office:value-type="float" office:value="-0.0790581947246493" calcext:value-type="float">
            <text:p>-0.0790581947246493</text:p>
          </table:table-cell>
          <table:table-cell office:value-type="float" office:value="0.0882030249607971" calcext:value-type="float">
            <text:p>0.0882030249607971</text:p>
          </table:table-cell>
        </table:table-row>
        <table:table-row table:style-name="ro1">
          <table:table-cell office:value-type="string" calcext:value-type="string">
            <text:p>slr0473</text:p>
          </table:table-cell>
          <table:table-cell office:value-type="float" office:value="0.16783494227635" calcext:value-type="float">
            <text:p>0.16783494227635</text:p>
          </table:table-cell>
          <table:table-cell office:value-type="float" office:value="0.0794117336541017" calcext:value-type="float">
            <text:p>0.0794117336541017</text:p>
          </table:table-cell>
          <table:table-cell office:value-type="float" office:value="0.0884232086222482" calcext:value-type="float">
            <text:p>0.0884232086222482</text:p>
          </table:table-cell>
        </table:table-row>
        <table:table-row table:style-name="ro1">
          <table:table-cell office:value-type="string" calcext:value-type="string">
            <text:p>slr0868</text:p>
          </table:table-cell>
          <table:table-cell office:value-type="float" office:value="0.123653142646718" calcext:value-type="float">
            <text:p>0.123653142646718</text:p>
          </table:table-cell>
          <table:table-cell office:value-type="float" office:value="0.0349846284021245" calcext:value-type="float">
            <text:p>0.0349846284021245</text:p>
          </table:table-cell>
          <table:table-cell office:value-type="float" office:value="0.0886685142445937" calcext:value-type="float">
            <text:p>0.0886685142445937</text:p>
          </table:table-cell>
        </table:table-row>
        <table:table-row table:style-name="ro1">
          <table:table-cell office:value-type="string" calcext:value-type="string">
            <text:p>sll1752</text:p>
          </table:table-cell>
          <table:table-cell office:value-type="float" office:value="0.1225781442521" calcext:value-type="float">
            <text:p>0.1225781442521</text:p>
          </table:table-cell>
          <table:table-cell office:value-type="float" office:value="0.0334833919424419" calcext:value-type="float">
            <text:p>0.0334833919424419</text:p>
          </table:table-cell>
          <table:table-cell office:value-type="float" office:value="0.0890947523096582" calcext:value-type="float">
            <text:p>0.0890947523096582</text:p>
          </table:table-cell>
        </table:table-row>
        <table:table-row table:style-name="ro1">
          <table:table-cell office:value-type="string" calcext:value-type="string">
            <text:p>slr7076</text:p>
          </table:table-cell>
          <table:table-cell office:value-type="float" office:value="0.333757173162489" calcext:value-type="float">
            <text:p>0.333757173162489</text:p>
          </table:table-cell>
          <table:table-cell office:value-type="float" office:value="0.243871698427898" calcext:value-type="float">
            <text:p>0.243871698427898</text:p>
          </table:table-cell>
          <table:table-cell office:value-type="float" office:value="0.0898854747345909" calcext:value-type="float">
            <text:p>0.0898854747345909</text:p>
          </table:table-cell>
        </table:table-row>
        <table:table-row table:style-name="ro1">
          <table:table-cell office:value-type="string" calcext:value-type="string">
            <text:p>ssr2406</text:p>
          </table:table-cell>
          <table:table-cell office:value-type="float" office:value="0.189720627794661" calcext:value-type="float">
            <text:p>0.189720627794661</text:p>
          </table:table-cell>
          <table:table-cell office:value-type="float" office:value="0.0997303855633207" calcext:value-type="float">
            <text:p>0.0997303855633207</text:p>
          </table:table-cell>
          <table:table-cell office:value-type="float" office:value="0.0899902422313403" calcext:value-type="float">
            <text:p>0.0899902422313403</text:p>
          </table:table-cell>
        </table:table-row>
        <table:table-row table:style-name="ro1">
          <table:table-cell office:value-type="string" calcext:value-type="string">
            <text:p>sll1250</text:p>
          </table:table-cell>
          <table:table-cell office:value-type="float" office:value="0.271848835998419" calcext:value-type="float">
            <text:p>0.271848835998419</text:p>
          </table:table-cell>
          <table:table-cell office:value-type="float" office:value="0.181784266182823" calcext:value-type="float">
            <text:p>0.181784266182823</text:p>
          </table:table-cell>
          <table:table-cell office:value-type="float" office:value="0.0900645698155969" calcext:value-type="float">
            <text:p>0.0900645698155969</text:p>
          </table:table-cell>
        </table:table-row>
        <table:table-row table:style-name="ro1">
          <table:table-cell office:value-type="string" calcext:value-type="string">
            <text:p>slr2125</text:p>
          </table:table-cell>
          <table:table-cell office:value-type="float" office:value="0.0571961881020085" calcext:value-type="float">
            <text:p>0.0571961881020085</text:p>
          </table:table-cell>
          <table:table-cell office:value-type="float" office:value="-0.0333693119529641" calcext:value-type="float">
            <text:p>-0.0333693119529641</text:p>
          </table:table-cell>
          <table:table-cell office:value-type="float" office:value="0.0905655000549725" calcext:value-type="float">
            <text:p>0.0905655000549725</text:p>
          </table:table-cell>
        </table:table-row>
        <table:table-row table:style-name="ro1">
          <table:table-cell office:value-type="string" calcext:value-type="string">
            <text:p>slr0348</text:p>
          </table:table-cell>
          <table:table-cell office:value-type="float" office:value="-0.697853971101949" calcext:value-type="float">
            <text:p>-0.697853971101949</text:p>
          </table:table-cell>
          <table:table-cell office:value-type="float" office:value="-0.788553563313781" calcext:value-type="float">
            <text:p>-0.788553563313781</text:p>
          </table:table-cell>
          <table:table-cell office:value-type="float" office:value="0.0906995922118315" calcext:value-type="float">
            <text:p>0.0906995922118315</text:p>
          </table:table-cell>
        </table:table-row>
        <table:table-row table:style-name="ro1">
          <table:table-cell office:value-type="string" calcext:value-type="string">
            <text:p>slr0804</text:p>
          </table:table-cell>
          <table:table-cell office:value-type="float" office:value="-0.504774897520607" calcext:value-type="float">
            <text:p>-0.504774897520607</text:p>
          </table:table-cell>
          <table:table-cell office:value-type="float" office:value="-0.59577006595129" calcext:value-type="float">
            <text:p>-0.59577006595129</text:p>
          </table:table-cell>
          <table:table-cell office:value-type="float" office:value="0.0909951684306836" calcext:value-type="float">
            <text:p>0.0909951684306836</text:p>
          </table:table-cell>
        </table:table-row>
        <table:table-row table:style-name="ro1">
          <table:table-cell office:value-type="string" calcext:value-type="string">
            <text:p>slr1755</text:p>
          </table:table-cell>
          <table:table-cell office:value-type="float" office:value="0.14158338133897" calcext:value-type="float">
            <text:p>0.14158338133897</text:p>
          </table:table-cell>
          <table:table-cell office:value-type="float" office:value="0.0505480661048275" calcext:value-type="float">
            <text:p>0.0505480661048275</text:p>
          </table:table-cell>
          <table:table-cell office:value-type="float" office:value="0.0910353152341428" calcext:value-type="float">
            <text:p>0.0910353152341428</text:p>
          </table:table-cell>
        </table:table-row>
        <table:table-row table:style-name="ro1">
          <table:table-cell office:value-type="string" calcext:value-type="string">
            <text:p>sll1194</text:p>
          </table:table-cell>
          <table:table-cell office:value-type="float" office:value="-0.266978762030285" calcext:value-type="float">
            <text:p>-0.266978762030285</text:p>
          </table:table-cell>
          <table:table-cell office:value-type="float" office:value="-0.358149691148823" calcext:value-type="float">
            <text:p>-0.358149691148823</text:p>
          </table:table-cell>
          <table:table-cell office:value-type="float" office:value="0.0911709291185379" calcext:value-type="float">
            <text:p>0.0911709291185379</text:p>
          </table:table-cell>
        </table:table-row>
        <table:table-row table:style-name="ro1">
          <table:table-cell office:value-type="string" calcext:value-type="string">
            <text:p>ssr3571</text:p>
          </table:table-cell>
          <table:table-cell office:value-type="float" office:value="0.0204161977966921" calcext:value-type="float">
            <text:p>0.0204161977966921</text:p>
          </table:table-cell>
          <table:table-cell office:value-type="float" office:value="-0.0710397528651262" calcext:value-type="float">
            <text:p>-0.0710397528651262</text:p>
          </table:table-cell>
          <table:table-cell office:value-type="float" office:value="0.0914559506618183" calcext:value-type="float">
            <text:p>0.0914559506618183</text:p>
          </table:table-cell>
        </table:table-row>
        <table:table-row table:style-name="ro1">
          <table:table-cell office:value-type="string" calcext:value-type="string">
            <text:p>slr1177</text:p>
          </table:table-cell>
          <table:table-cell office:value-type="float" office:value="-0.181389554917948" calcext:value-type="float">
            <text:p>-0.181389554917948</text:p>
          </table:table-cell>
          <table:table-cell office:value-type="float" office:value="-0.272945981053076" calcext:value-type="float">
            <text:p>-0.272945981053076</text:p>
          </table:table-cell>
          <table:table-cell office:value-type="float" office:value="0.0915564261351274" calcext:value-type="float">
            <text:p>0.0915564261351274</text:p>
          </table:table-cell>
        </table:table-row>
        <table:table-row table:style-name="ro1">
          <table:table-cell office:value-type="string" calcext:value-type="string">
            <text:p>ssl2667</text:p>
          </table:table-cell>
          <table:table-cell office:value-type="float" office:value="-0.810969128419117" calcext:value-type="float">
            <text:p>-0.810969128419117</text:p>
          </table:table-cell>
          <table:table-cell office:value-type="float" office:value="-0.902537667603785" calcext:value-type="float">
            <text:p>-0.902537667603785</text:p>
          </table:table-cell>
          <table:table-cell office:value-type="float" office:value="0.0915685391846685" calcext:value-type="float">
            <text:p>0.0915685391846685</text:p>
          </table:table-cell>
        </table:table-row>
        <table:table-row table:style-name="ro1">
          <table:table-cell office:value-type="string" calcext:value-type="string">
            <text:p>ssr1375</text:p>
          </table:table-cell>
          <table:table-cell office:value-type="float" office:value="-0.0314511168438313" calcext:value-type="float">
            <text:p>-0.0314511168438313</text:p>
          </table:table-cell>
          <table:table-cell office:value-type="float" office:value="-0.123160356238633" calcext:value-type="float">
            <text:p>-0.123160356238633</text:p>
          </table:table-cell>
          <table:table-cell office:value-type="float" office:value="0.0917092393948017" calcext:value-type="float">
            <text:p>0.0917092393948017</text:p>
          </table:table-cell>
        </table:table-row>
        <table:table-row table:style-name="ro1">
          <table:table-cell office:value-type="string" calcext:value-type="string">
            <text:p>ssr3304</text:p>
          </table:table-cell>
          <table:table-cell office:value-type="float" office:value="0.0181775570807765" calcext:value-type="float">
            <text:p>0.0181775570807765</text:p>
          </table:table-cell>
          <table:table-cell office:value-type="float" office:value="-0.0737275616757744" calcext:value-type="float">
            <text:p>-0.0737275616757744</text:p>
          </table:table-cell>
          <table:table-cell office:value-type="float" office:value="0.0919051187565509" calcext:value-type="float">
            <text:p>0.0919051187565509</text:p>
          </table:table-cell>
        </table:table-row>
        <table:table-row table:style-name="ro1">
          <table:table-cell office:value-type="string" calcext:value-type="string">
            <text:p>ssr1789</text:p>
          </table:table-cell>
          <table:table-cell office:value-type="float" office:value="-0.0155474882026565" calcext:value-type="float">
            <text:p>-0.0155474882026565</text:p>
          </table:table-cell>
          <table:table-cell office:value-type="float" office:value="-0.107870141016497" calcext:value-type="float">
            <text:p>-0.107870141016497</text:p>
          </table:table-cell>
          <table:table-cell office:value-type="float" office:value="0.0923226528138401" calcext:value-type="float">
            <text:p>0.0923226528138401</text:p>
          </table:table-cell>
        </table:table-row>
        <table:table-row table:style-name="ro1">
          <table:table-cell office:value-type="string" calcext:value-type="string">
            <text:p>ssr2843</text:p>
          </table:table-cell>
          <table:table-cell office:value-type="float" office:value="-0.0476094344857365" calcext:value-type="float">
            <text:p>-0.0476094344857365</text:p>
          </table:table-cell>
          <table:table-cell office:value-type="float" office:value="-0.140158915802635" calcext:value-type="float">
            <text:p>-0.140158915802635</text:p>
          </table:table-cell>
          <table:table-cell office:value-type="float" office:value="0.092549481316898" calcext:value-type="float">
            <text:p>0.092549481316898</text:p>
          </table:table-cell>
        </table:table-row>
        <table:table-row table:style-name="ro1">
          <table:table-cell office:value-type="string" calcext:value-type="string">
            <text:p>sll1547</text:p>
          </table:table-cell>
          <table:table-cell office:value-type="float" office:value="0.0141845414263779" calcext:value-type="float">
            <text:p>0.0141845414263779</text:p>
          </table:table-cell>
          <table:table-cell office:value-type="float" office:value="-0.0784908668074135" calcext:value-type="float">
            <text:p>-0.0784908668074135</text:p>
          </table:table-cell>
          <table:table-cell office:value-type="float" office:value="0.0926754082337913" calcext:value-type="float">
            <text:p>0.0926754082337913</text:p>
          </table:table-cell>
        </table:table-row>
        <table:table-row table:style-name="ro1">
          <table:table-cell office:value-type="string" calcext:value-type="string">
            <text:p>slr7013</text:p>
          </table:table-cell>
          <table:table-cell office:value-type="float" office:value="0.110856442570249" calcext:value-type="float">
            <text:p>0.110856442570249</text:p>
          </table:table-cell>
          <table:table-cell office:value-type="float" office:value="0.0180285851007176" calcext:value-type="float">
            <text:p>0.0180285851007176</text:p>
          </table:table-cell>
          <table:table-cell office:value-type="float" office:value="0.0928278574695311" calcext:value-type="float">
            <text:p>0.0928278574695311</text:p>
          </table:table-cell>
        </table:table-row>
        <table:table-row table:style-name="ro1">
          <table:table-cell office:value-type="string" calcext:value-type="string">
            <text:p>slr5018</text:p>
          </table:table-cell>
          <table:table-cell office:value-type="float" office:value="0.0847996292203143" calcext:value-type="float">
            <text:p>0.0847996292203143</text:p>
          </table:table-cell>
          <table:table-cell office:value-type="float" office:value="-0.00814873767975535" calcext:value-type="float">
            <text:p>-0.00814873767975535</text:p>
          </table:table-cell>
          <table:table-cell office:value-type="float" office:value="0.0929483669000696" calcext:value-type="float">
            <text:p>0.0929483669000696</text:p>
          </table:table-cell>
        </table:table-row>
        <table:table-row table:style-name="ro1">
          <table:table-cell office:value-type="string" calcext:value-type="string">
            <text:p>sll1485</text:p>
          </table:table-cell>
          <table:table-cell office:value-type="float" office:value="-0.234685715790321" calcext:value-type="float">
            <text:p>-0.234685715790321</text:p>
          </table:table-cell>
          <table:table-cell office:value-type="float" office:value="-0.327755866153227" calcext:value-type="float">
            <text:p>-0.327755866153227</text:p>
          </table:table-cell>
          <table:table-cell office:value-type="float" office:value="0.0930701503629065" calcext:value-type="float">
            <text:p>0.0930701503629065</text:p>
          </table:table-cell>
        </table:table-row>
        <table:table-row table:style-name="ro1">
          <table:table-cell office:value-type="string" calcext:value-type="string">
            <text:p>slr1729</text:p>
          </table:table-cell>
          <table:table-cell office:value-type="float" office:value="0.232170676560336" calcext:value-type="float">
            <text:p>0.232170676560336</text:p>
          </table:table-cell>
          <table:table-cell office:value-type="float" office:value="0.138878895412032" calcext:value-type="float">
            <text:p>0.138878895412032</text:p>
          </table:table-cell>
          <table:table-cell office:value-type="float" office:value="0.0932917811483047" calcext:value-type="float">
            <text:p>0.0932917811483047</text:p>
          </table:table-cell>
        </table:table-row>
        <table:table-row table:style-name="ro1">
          <table:table-cell office:value-type="string" calcext:value-type="string">
            <text:p>slr0954</text:p>
          </table:table-cell>
          <table:table-cell office:value-type="float" office:value="0.273962326162136" calcext:value-type="float">
            <text:p>0.273962326162136</text:p>
          </table:table-cell>
          <table:table-cell office:value-type="float" office:value="0.180363773842972" calcext:value-type="float">
            <text:p>0.180363773842972</text:p>
          </table:table-cell>
          <table:table-cell office:value-type="float" office:value="0.0935985523191643" calcext:value-type="float">
            <text:p>0.0935985523191643</text:p>
          </table:table-cell>
        </table:table-row>
        <table:table-row table:style-name="ro1">
          <table:table-cell office:value-type="string" calcext:value-type="string">
            <text:p>slr2083</text:p>
          </table:table-cell>
          <table:table-cell office:value-type="float" office:value="-0.0122488404818782" calcext:value-type="float">
            <text:p>-0.0122488404818782</text:p>
          </table:table-cell>
          <table:table-cell office:value-type="float" office:value="-0.105904852771653" calcext:value-type="float">
            <text:p>-0.105904852771653</text:p>
          </table:table-cell>
          <table:table-cell office:value-type="float" office:value="0.0936560122897752" calcext:value-type="float">
            <text:p>0.0936560122897752</text:p>
          </table:table-cell>
        </table:table-row>
        <table:table-row table:style-name="ro1">
          <table:table-cell office:value-type="string" calcext:value-type="string">
            <text:p>sll1131</text:p>
          </table:table-cell>
          <table:table-cell office:value-type="float" office:value="-0.656267649735163" calcext:value-type="float">
            <text:p>-0.656267649735163</text:p>
          </table:table-cell>
          <table:table-cell office:value-type="float" office:value="-0.749981589985021" calcext:value-type="float">
            <text:p>-0.749981589985021</text:p>
          </table:table-cell>
          <table:table-cell office:value-type="float" office:value="0.0937139402498585" calcext:value-type="float">
            <text:p>0.0937139402498585</text:p>
          </table:table-cell>
        </table:table-row>
        <table:table-row table:style-name="ro1">
          <table:table-cell office:value-type="string" calcext:value-type="string">
            <text:p>sll0686</text:p>
          </table:table-cell>
          <table:table-cell office:value-type="float" office:value="0.296691156635291" calcext:value-type="float">
            <text:p>0.296691156635291</text:p>
          </table:table-cell>
          <table:table-cell office:value-type="float" office:value="0.202006073719379" calcext:value-type="float">
            <text:p>0.202006073719379</text:p>
          </table:table-cell>
          <table:table-cell office:value-type="float" office:value="0.0946850829159119" calcext:value-type="float">
            <text:p>0.0946850829159119</text:p>
          </table:table-cell>
        </table:table-row>
        <table:table-row table:style-name="ro1">
          <table:table-cell office:value-type="string" calcext:value-type="string">
            <text:p>sll1821</text:p>
          </table:table-cell>
          <table:table-cell office:value-type="float" office:value="-0.813919959159628" calcext:value-type="float">
            <text:p>-0.813919959159628</text:p>
          </table:table-cell>
          <table:table-cell office:value-type="float" office:value="-0.908818398082557" calcext:value-type="float">
            <text:p>-0.908818398082557</text:p>
          </table:table-cell>
          <table:table-cell office:value-type="float" office:value="0.0948984389229284" calcext:value-type="float">
            <text:p>0.0948984389229284</text:p>
          </table:table-cell>
        </table:table-row>
        <table:table-row table:style-name="ro1">
          <table:table-cell office:value-type="string" calcext:value-type="string">
            <text:p>slr0238</text:p>
          </table:table-cell>
          <table:table-cell office:value-type="float" office:value="0.275001668657601" calcext:value-type="float">
            <text:p>0.275001668657601</text:p>
          </table:table-cell>
          <table:table-cell office:value-type="float" office:value="0.179940420803767" calcext:value-type="float">
            <text:p>0.179940420803767</text:p>
          </table:table-cell>
          <table:table-cell office:value-type="float" office:value="0.0950612478538343" calcext:value-type="float">
            <text:p>0.0950612478538343</text:p>
          </table:table-cell>
        </table:table-row>
        <table:table-row table:style-name="ro1">
          <table:table-cell office:value-type="string" calcext:value-type="string">
            <text:p>slr1674</text:p>
          </table:table-cell>
          <table:table-cell office:value-type="float" office:value="0.0968280533262222" calcext:value-type="float">
            <text:p>0.0968280533262222</text:p>
          </table:table-cell>
          <table:table-cell office:value-type="float" office:value="0.00139243381970063" calcext:value-type="float">
            <text:p>0.00139243381970063</text:p>
          </table:table-cell>
          <table:table-cell office:value-type="float" office:value="0.0954356195065216" calcext:value-type="float">
            <text:p>0.0954356195065216</text:p>
          </table:table-cell>
        </table:table-row>
        <table:table-row table:style-name="ro1">
          <table:table-cell office:value-type="string" calcext:value-type="string">
            <text:p>slr0816</text:p>
          </table:table-cell>
          <table:table-cell office:value-type="float" office:value="-0.179333973071792" calcext:value-type="float">
            <text:p>-0.179333973071792</text:p>
          </table:table-cell>
          <table:table-cell office:value-type="float" office:value="-0.275034231288447" calcext:value-type="float">
            <text:p>-0.275034231288447</text:p>
          </table:table-cell>
          <table:table-cell office:value-type="float" office:value="0.0957002582166552" calcext:value-type="float">
            <text:p>0.0957002582166552</text:p>
          </table:table-cell>
        </table:table-row>
        <table:table-row table:style-name="ro1">
          <table:table-cell office:value-type="string" calcext:value-type="string">
            <text:p>slr1071</text:p>
          </table:table-cell>
          <table:table-cell office:value-type="float" office:value="-0.203053075944418" calcext:value-type="float">
            <text:p>-0.203053075944418</text:p>
          </table:table-cell>
          <table:table-cell office:value-type="float" office:value="-0.299038634392789" calcext:value-type="float">
            <text:p>-0.299038634392789</text:p>
          </table:table-cell>
          <table:table-cell office:value-type="float" office:value="0.0959855584483713" calcext:value-type="float">
            <text:p>0.0959855584483713</text:p>
          </table:table-cell>
        </table:table-row>
        <table:table-row table:style-name="ro1">
          <table:table-cell office:value-type="string" calcext:value-type="string">
            <text:p>slr2144</text:p>
          </table:table-cell>
          <table:table-cell office:value-type="float" office:value="0.635138007825229" calcext:value-type="float">
            <text:p>0.635138007825229</text:p>
          </table:table-cell>
          <table:table-cell office:value-type="float" office:value="0.538406729348145" calcext:value-type="float">
            <text:p>0.538406729348145</text:p>
          </table:table-cell>
          <table:table-cell office:value-type="float" office:value="0.0967312784770843" calcext:value-type="float">
            <text:p>0.0967312784770843</text:p>
          </table:table-cell>
        </table:table-row>
        <table:table-row table:style-name="ro1">
          <table:table-cell office:value-type="string" calcext:value-type="string">
            <text:p>slr1103</text:p>
          </table:table-cell>
          <table:table-cell office:value-type="float" office:value="0.176288394770696" calcext:value-type="float">
            <text:p>0.176288394770696</text:p>
          </table:table-cell>
          <table:table-cell office:value-type="float" office:value="0.0794701152377237" calcext:value-type="float">
            <text:p>0.0794701152377237</text:p>
          </table:table-cell>
          <table:table-cell office:value-type="float" office:value="0.0968182795329719" calcext:value-type="float">
            <text:p>0.0968182795329719</text:p>
          </table:table-cell>
        </table:table-row>
        <table:table-row table:style-name="ro1">
          <table:table-cell office:value-type="string" calcext:value-type="string">
            <text:p>slr8021</text:p>
          </table:table-cell>
          <table:table-cell office:value-type="float" office:value="0.0398976035988078" calcext:value-type="float">
            <text:p>0.0398976035988078</text:p>
          </table:table-cell>
          <table:table-cell office:value-type="float" office:value="-0.0569590342779786" calcext:value-type="float">
            <text:p>-0.0569590342779786</text:p>
          </table:table-cell>
          <table:table-cell office:value-type="float" office:value="0.0968566378767864" calcext:value-type="float">
            <text:p>0.0968566378767864</text:p>
          </table:table-cell>
        </table:table-row>
        <table:table-row table:style-name="ro1">
          <table:table-cell office:value-type="string" calcext:value-type="string">
            <text:p>sll0646</text:p>
          </table:table-cell>
          <table:table-cell office:value-type="float" office:value="0.179336026169937" calcext:value-type="float">
            <text:p>0.179336026169937</text:p>
          </table:table-cell>
          <table:table-cell office:value-type="float" office:value="0.0821304840362281" calcext:value-type="float">
            <text:p>0.0821304840362281</text:p>
          </table:table-cell>
          <table:table-cell office:value-type="float" office:value="0.0972055421337087" calcext:value-type="float">
            <text:p>0.0972055421337087</text:p>
          </table:table-cell>
        </table:table-row>
        <table:table-row table:style-name="ro1">
          <table:table-cell office:value-type="string" calcext:value-type="string">
            <text:p>slr1431</text:p>
          </table:table-cell>
          <table:table-cell office:value-type="float" office:value="-0.139448960790728" calcext:value-type="float">
            <text:p>-0.139448960790728</text:p>
          </table:table-cell>
          <table:table-cell office:value-type="float" office:value="-0.237583483344238" calcext:value-type="float">
            <text:p>-0.237583483344238</text:p>
          </table:table-cell>
          <table:table-cell office:value-type="float" office:value="0.0981345225535105" calcext:value-type="float">
            <text:p>0.0981345225535105</text:p>
          </table:table-cell>
        </table:table-row>
        <table:table-row table:style-name="ro1">
          <table:table-cell office:value-type="string" calcext:value-type="string">
            <text:p>ssr2049</text:p>
          </table:table-cell>
          <table:table-cell office:value-type="float" office:value="-0.019889340310116" calcext:value-type="float">
            <text:p>-0.019889340310116</text:p>
          </table:table-cell>
          <table:table-cell office:value-type="float" office:value="-0.11895016731668" calcext:value-type="float">
            <text:p>-0.11895016731668</text:p>
          </table:table-cell>
          <table:table-cell office:value-type="float" office:value="0.0990608270065645" calcext:value-type="float">
            <text:p>0.0990608270065645</text:p>
          </table:table-cell>
        </table:table-row>
        <table:table-row table:style-name="ro1">
          <table:table-cell office:value-type="string" calcext:value-type="string">
            <text:p>sll0010</text:p>
          </table:table-cell>
          <table:table-cell office:value-type="float" office:value="0.191891036487544" calcext:value-type="float">
            <text:p>0.191891036487544</text:p>
          </table:table-cell>
          <table:table-cell office:value-type="float" office:value="0.0927259167118638" calcext:value-type="float">
            <text:p>0.0927259167118638</text:p>
          </table:table-cell>
          <table:table-cell office:value-type="float" office:value="0.0991651197756799" calcext:value-type="float">
            <text:p>0.0991651197756799</text:p>
          </table:table-cell>
        </table:table-row>
        <table:table-row table:style-name="ro1">
          <table:table-cell office:value-type="string" calcext:value-type="string">
            <text:p>slr0440</text:p>
          </table:table-cell>
          <table:table-cell office:value-type="float" office:value="0.00629706663206227" calcext:value-type="float">
            <text:p>0.00629706663206227</text:p>
          </table:table-cell>
          <table:table-cell office:value-type="float" office:value="-0.0938674944663965" calcext:value-type="float">
            <text:p>-0.0938674944663965</text:p>
          </table:table-cell>
          <table:table-cell office:value-type="float" office:value="0.100164561098459" calcext:value-type="float">
            <text:p>0.100164561098459</text:p>
          </table:table-cell>
        </table:table-row>
        <table:table-row table:style-name="ro1">
          <table:table-cell office:value-type="string" calcext:value-type="string">
            <text:p>ssr1169</text:p>
          </table:table-cell>
          <table:table-cell office:value-type="float" office:value="0.0630054108771306" calcext:value-type="float">
            <text:p>0.0630054108771306</text:p>
          </table:table-cell>
          <table:table-cell office:value-type="float" office:value="-0.0376111865957779" calcext:value-type="float">
            <text:p>-0.0376111865957779</text:p>
          </table:table-cell>
          <table:table-cell office:value-type="float" office:value="0.100616597472909" calcext:value-type="float">
            <text:p>0.100616597472909</text:p>
          </table:table-cell>
        </table:table-row>
        <table:table-row table:style-name="ro1">
          <table:table-cell office:value-type="string" calcext:value-type="string">
            <text:p>sll0849</text:p>
          </table:table-cell>
          <table:table-cell office:value-type="float" office:value="-1.07163701433276" calcext:value-type="float">
            <text:p>-1.07163701433276</text:p>
          </table:table-cell>
          <table:table-cell office:value-type="float" office:value="-1.17230918293176" calcext:value-type="float">
            <text:p>-1.17230918293176</text:p>
          </table:table-cell>
          <table:table-cell office:value-type="float" office:value="0.100672168599003" calcext:value-type="float">
            <text:p>0.100672168599003</text:p>
          </table:table-cell>
        </table:table-row>
        <table:table-row table:style-name="ro1">
          <table:table-cell office:value-type="string" calcext:value-type="string">
            <text:p>slr2071</text:p>
          </table:table-cell>
          <table:table-cell office:value-type="float" office:value="0.063587676607399" calcext:value-type="float">
            <text:p>0.063587676607399</text:p>
          </table:table-cell>
          <table:table-cell office:value-type="float" office:value="-0.0377477041500611" calcext:value-type="float">
            <text:p>-0.0377477041500611</text:p>
          </table:table-cell>
          <table:table-cell office:value-type="float" office:value="0.10133538075746" calcext:value-type="float">
            <text:p>0.10133538075746</text:p>
          </table:table-cell>
        </table:table-row>
        <table:table-row table:style-name="ro1">
          <table:table-cell office:value-type="string" calcext:value-type="string">
            <text:p>slr0095</text:p>
          </table:table-cell>
          <table:table-cell office:value-type="float" office:value="0.103948414594283" calcext:value-type="float">
            <text:p>0.103948414594283</text:p>
          </table:table-cell>
          <table:table-cell office:value-type="float" office:value="0.00231048975628365" calcext:value-type="float">
            <text:p>0.00231048975628365</text:p>
          </table:table-cell>
          <table:table-cell office:value-type="float" office:value="0.101637924837999" calcext:value-type="float">
            <text:p>0.101637924837999</text:p>
          </table:table-cell>
        </table:table-row>
        <table:table-row table:style-name="ro1">
          <table:table-cell office:value-type="string" calcext:value-type="string">
            <text:p>slr1963</text:p>
          </table:table-cell>
          <table:table-cell office:value-type="float" office:value="0.315520299055727" calcext:value-type="float">
            <text:p>0.315520299055727</text:p>
          </table:table-cell>
          <table:table-cell office:value-type="float" office:value="0.213863588820495" calcext:value-type="float">
            <text:p>0.213863588820495</text:p>
          </table:table-cell>
          <table:table-cell office:value-type="float" office:value="0.101656710235232" calcext:value-type="float">
            <text:p>0.101656710235232</text:p>
          </table:table-cell>
        </table:table-row>
        <table:table-row table:style-name="ro1">
          <table:table-cell office:value-type="string" calcext:value-type="string">
            <text:p>ssl0738</text:p>
          </table:table-cell>
          <table:table-cell office:value-type="float" office:value="0.0567867956050673" calcext:value-type="float">
            <text:p>0.0567867956050673</text:p>
          </table:table-cell>
          <table:table-cell office:value-type="float" office:value="-0.0450823813587849" calcext:value-type="float">
            <text:p>-0.0450823813587849</text:p>
          </table:table-cell>
          <table:table-cell office:value-type="float" office:value="0.101869176963852" calcext:value-type="float">
            <text:p>0.101869176963852</text:p>
          </table:table-cell>
        </table:table-row>
        <table:table-row table:style-name="ro1">
          <table:table-cell office:value-type="string" calcext:value-type="string">
            <text:p>sll1087</text:p>
          </table:table-cell>
          <table:table-cell office:value-type="float" office:value="-0.406802857608149" calcext:value-type="float">
            <text:p>-0.406802857608149</text:p>
          </table:table-cell>
          <table:table-cell office:value-type="float" office:value="-0.50873576305669" calcext:value-type="float">
            <text:p>-0.50873576305669</text:p>
          </table:table-cell>
          <table:table-cell office:value-type="float" office:value="0.101932905448541" calcext:value-type="float">
            <text:p>0.101932905448541</text:p>
          </table:table-cell>
        </table:table-row>
        <table:table-row table:style-name="ro1">
          <table:table-cell office:value-type="string" calcext:value-type="string">
            <text:p>slr0120</text:p>
          </table:table-cell>
          <table:table-cell office:value-type="float" office:value="0.14995170550135" calcext:value-type="float">
            <text:p>0.14995170550135</text:p>
          </table:table-cell>
          <table:table-cell office:value-type="float" office:value="0.047748702650446" calcext:value-type="float">
            <text:p>0.047748702650446</text:p>
          </table:table-cell>
          <table:table-cell office:value-type="float" office:value="0.102203002850904" calcext:value-type="float">
            <text:p>0.102203002850904</text:p>
          </table:table-cell>
        </table:table-row>
        <table:table-row table:style-name="ro1">
          <table:table-cell office:value-type="string" calcext:value-type="string">
            <text:p>slr0946</text:p>
          </table:table-cell>
          <table:table-cell office:value-type="float" office:value="0.162471275111826" calcext:value-type="float">
            <text:p>0.162471275111826</text:p>
          </table:table-cell>
          <table:table-cell office:value-type="float" office:value="0.0583048204645927" calcext:value-type="float">
            <text:p>0.0583048204645927</text:p>
          </table:table-cell>
          <table:table-cell office:value-type="float" office:value="0.104166454647234" calcext:value-type="float">
            <text:p>0.104166454647234</text:p>
          </table:table-cell>
        </table:table-row>
        <table:table-row table:style-name="ro1">
          <table:table-cell office:value-type="string" calcext:value-type="string">
            <text:p>sll0209</text:p>
          </table:table-cell>
          <table:table-cell office:value-type="float" office:value="0.519195286278853" calcext:value-type="float">
            <text:p>0.519195286278853</text:p>
          </table:table-cell>
          <table:table-cell office:value-type="float" office:value="0.41501672235029" calcext:value-type="float">
            <text:p>0.41501672235029</text:p>
          </table:table-cell>
          <table:table-cell office:value-type="float" office:value="0.104178563928563" calcext:value-type="float">
            <text:p>0.104178563928563</text:p>
          </table:table-cell>
        </table:table-row>
        <table:table-row table:style-name="ro1">
          <table:table-cell office:value-type="string" calcext:value-type="string">
            <text:p>sll8033</text:p>
          </table:table-cell>
          <table:table-cell office:value-type="float" office:value="-0.00800189388776714" calcext:value-type="float">
            <text:p>-0.00800189388776714</text:p>
          </table:table-cell>
          <table:table-cell office:value-type="float" office:value="-0.112254734148923" calcext:value-type="float">
            <text:p>-0.112254734148923</text:p>
          </table:table-cell>
          <table:table-cell office:value-type="float" office:value="0.104252840261156" calcext:value-type="float">
            <text:p>0.104252840261156</text:p>
          </table:table-cell>
        </table:table-row>
        <table:table-row table:style-name="ro1">
          <table:table-cell office:value-type="string" calcext:value-type="string">
            <text:p>slr1410</text:p>
          </table:table-cell>
          <table:table-cell office:value-type="float" office:value="-0.128067206320806" calcext:value-type="float">
            <text:p>-0.128067206320806</text:p>
          </table:table-cell>
          <table:table-cell office:value-type="float" office:value="-0.232434511014561" calcext:value-type="float">
            <text:p>-0.232434511014561</text:p>
          </table:table-cell>
          <table:table-cell office:value-type="float" office:value="0.104367304693755" calcext:value-type="float">
            <text:p>0.104367304693755</text:p>
          </table:table-cell>
        </table:table-row>
        <table:table-row table:style-name="ro1">
          <table:table-cell office:value-type="string" calcext:value-type="string">
            <text:p>sll1926</text:p>
          </table:table-cell>
          <table:table-cell office:value-type="float" office:value="-0.000815230784544566" calcext:value-type="float">
            <text:p>-0.000815230784544566</text:p>
          </table:table-cell>
          <table:table-cell office:value-type="float" office:value="-0.105326309722696" calcext:value-type="float">
            <text:p>-0.105326309722696</text:p>
          </table:table-cell>
          <table:table-cell office:value-type="float" office:value="0.104511078938151" calcext:value-type="float">
            <text:p>0.104511078938151</text:p>
          </table:table-cell>
        </table:table-row>
        <table:table-row table:style-name="ro1">
          <table:table-cell office:value-type="string" calcext:value-type="string">
            <text:p>slr7049</text:p>
          </table:table-cell>
          <table:table-cell office:value-type="float" office:value="0.0512616308814678" calcext:value-type="float">
            <text:p>0.0512616308814678</text:p>
          </table:table-cell>
          <table:table-cell office:value-type="float" office:value="-0.053809932300647" calcext:value-type="float">
            <text:p>-0.053809932300647</text:p>
          </table:table-cell>
          <table:table-cell office:value-type="float" office:value="0.105071563182115" calcext:value-type="float">
            <text:p>0.105071563182115</text:p>
          </table:table-cell>
        </table:table-row>
        <table:table-row table:style-name="ro1">
          <table:table-cell office:value-type="string" calcext:value-type="string">
            <text:p>slr5038</text:p>
          </table:table-cell>
          <table:table-cell office:value-type="float" office:value="0.0995159190466309" calcext:value-type="float">
            <text:p>0.0995159190466309</text:p>
          </table:table-cell>
          <table:table-cell office:value-type="float" office:value="-0.00565494382439768" calcext:value-type="float">
            <text:p>-0.00565494382439768</text:p>
          </table:table-cell>
          <table:table-cell office:value-type="float" office:value="0.105170862871029" calcext:value-type="float">
            <text:p>0.105170862871029</text:p>
          </table:table-cell>
        </table:table-row>
        <table:table-row table:style-name="ro1">
          <table:table-cell office:value-type="string" calcext:value-type="string">
            <text:p>ssr7036</text:p>
          </table:table-cell>
          <table:table-cell office:value-type="float" office:value="0.0251348092139762" calcext:value-type="float">
            <text:p>0.0251348092139762</text:p>
          </table:table-cell>
          <table:table-cell office:value-type="float" office:value="-0.080181209903228" calcext:value-type="float">
            <text:p>-0.080181209903228</text:p>
          </table:table-cell>
          <table:table-cell office:value-type="float" office:value="0.105316019117204" calcext:value-type="float">
            <text:p>0.105316019117204</text:p>
          </table:table-cell>
        </table:table-row>
        <table:table-row table:style-name="ro1">
          <table:table-cell office:value-type="string" calcext:value-type="string">
            <text:p>ssl7022</text:p>
          </table:table-cell>
          <table:table-cell office:value-type="float" office:value="-0.134155555494049" calcext:value-type="float">
            <text:p>-0.134155555494049</text:p>
          </table:table-cell>
          <table:table-cell office:value-type="float" office:value="-0.240098550936199" calcext:value-type="float">
            <text:p>-0.240098550936199</text:p>
          </table:table-cell>
          <table:table-cell office:value-type="float" office:value="0.10594299544215" calcext:value-type="float">
            <text:p>0.10594299544215</text:p>
          </table:table-cell>
        </table:table-row>
        <table:table-row table:style-name="ro1">
          <table:table-cell office:value-type="string" calcext:value-type="string">
            <text:p>sll1592</text:p>
          </table:table-cell>
          <table:table-cell office:value-type="float" office:value="0.18804041987903" calcext:value-type="float">
            <text:p>0.18804041987903</text:p>
          </table:table-cell>
          <table:table-cell office:value-type="float" office:value="0.0818512193782256" calcext:value-type="float">
            <text:p>0.0818512193782256</text:p>
          </table:table-cell>
          <table:table-cell office:value-type="float" office:value="0.106189200500804" calcext:value-type="float">
            <text:p>0.106189200500804</text:p>
          </table:table-cell>
        </table:table-row>
        <table:table-row table:style-name="ro1">
          <table:table-cell office:value-type="string" calcext:value-type="string">
            <text:p>slr1143</text:p>
          </table:table-cell>
          <table:table-cell office:value-type="float" office:value="-0.0939552958732469" calcext:value-type="float">
            <text:p>-0.0939552958732469</text:p>
          </table:table-cell>
          <table:table-cell office:value-type="float" office:value="-0.200261720274921" calcext:value-type="float">
            <text:p>-0.200261720274921</text:p>
          </table:table-cell>
          <table:table-cell office:value-type="float" office:value="0.106306424401674" calcext:value-type="float">
            <text:p>0.106306424401674</text:p>
          </table:table-cell>
        </table:table-row>
        <table:table-row table:style-name="ro1">
          <table:table-cell office:value-type="string" calcext:value-type="string">
            <text:p>slr0260</text:p>
          </table:table-cell>
          <table:table-cell office:value-type="float" office:value="-0.00596397872521966" calcext:value-type="float">
            <text:p>-0.00596397872521966</text:p>
          </table:table-cell>
          <table:table-cell office:value-type="float" office:value="-0.112623667520344" calcext:value-type="float">
            <text:p>-0.112623667520344</text:p>
          </table:table-cell>
          <table:table-cell office:value-type="float" office:value="0.106659688795124" calcext:value-type="float">
            <text:p>0.106659688795124</text:p>
          </table:table-cell>
        </table:table-row>
        <table:table-row table:style-name="ro1">
          <table:table-cell office:value-type="string" calcext:value-type="string">
            <text:p>slr1162</text:p>
          </table:table-cell>
          <table:table-cell office:value-type="float" office:value="-0.0160812695762531" calcext:value-type="float">
            <text:p>-0.0160812695762531</text:p>
          </table:table-cell>
          <table:table-cell office:value-type="float" office:value="-0.122767252177618" calcext:value-type="float">
            <text:p>-0.122767252177618</text:p>
          </table:table-cell>
          <table:table-cell office:value-type="float" office:value="0.106685982601365" calcext:value-type="float">
            <text:p>0.106685982601365</text:p>
          </table:table-cell>
        </table:table-row>
        <table:table-row table:style-name="ro1">
          <table:table-cell office:value-type="string" calcext:value-type="string">
            <text:p>slr1951</text:p>
          </table:table-cell>
          <table:table-cell office:value-type="float" office:value="0.2516190874122" calcext:value-type="float">
            <text:p>0.2516190874122</text:p>
          </table:table-cell>
          <table:table-cell office:value-type="float" office:value="0.143887641850328" calcext:value-type="float">
            <text:p>0.143887641850328</text:p>
          </table:table-cell>
          <table:table-cell office:value-type="float" office:value="0.107731445561873" calcext:value-type="float">
            <text:p>0.107731445561873</text:p>
          </table:table-cell>
        </table:table-row>
        <table:table-row table:style-name="ro1">
          <table:table-cell office:value-type="string" calcext:value-type="string">
            <text:p>slr0734</text:p>
          </table:table-cell>
          <table:table-cell office:value-type="float" office:value="-1.56960601432416" calcext:value-type="float">
            <text:p>-1.56960601432416</text:p>
          </table:table-cell>
          <table:table-cell office:value-type="float" office:value="-1.67737927174659" calcext:value-type="float">
            <text:p>-1.67737927174659</text:p>
          </table:table-cell>
          <table:table-cell office:value-type="float" office:value="0.107773257422429" calcext:value-type="float">
            <text:p>0.107773257422429</text:p>
          </table:table-cell>
        </table:table-row>
        <table:table-row table:style-name="ro1">
          <table:table-cell office:value-type="string" calcext:value-type="string">
            <text:p>slr1913</text:p>
          </table:table-cell>
          <table:table-cell office:value-type="float" office:value="-0.369367488139234" calcext:value-type="float">
            <text:p>-0.369367488139234</text:p>
          </table:table-cell>
          <table:table-cell office:value-type="float" office:value="-0.477688010716201" calcext:value-type="float">
            <text:p>-0.477688010716201</text:p>
          </table:table-cell>
          <table:table-cell office:value-type="float" office:value="0.108320522576967" calcext:value-type="float">
            <text:p>0.108320522576967</text:p>
          </table:table-cell>
        </table:table-row>
        <table:table-row table:style-name="ro1">
          <table:table-cell office:value-type="string" calcext:value-type="string">
            <text:p>slr2067</text:p>
          </table:table-cell>
          <table:table-cell office:value-type="float" office:value="-1.7113178093117" calcext:value-type="float">
            <text:p>-1.7113178093117</text:p>
          </table:table-cell>
          <table:table-cell office:value-type="float" office:value="-1.82033500116783" calcext:value-type="float">
            <text:p>-1.82033500116783</text:p>
          </table:table-cell>
          <table:table-cell office:value-type="float" office:value="0.109017191856137" calcext:value-type="float">
            <text:p>0.109017191856137</text:p>
          </table:table-cell>
        </table:table-row>
        <table:table-row table:style-name="ro1">
          <table:table-cell office:value-type="string" calcext:value-type="string">
            <text:p>ssr2422</text:p>
          </table:table-cell>
          <table:table-cell office:value-type="float" office:value="0.136241591476766" calcext:value-type="float">
            <text:p>0.136241591476766</text:p>
          </table:table-cell>
          <table:table-cell office:value-type="float" office:value="0.0266870920460573" calcext:value-type="float">
            <text:p>0.0266870920460573</text:p>
          </table:table-cell>
          <table:table-cell office:value-type="float" office:value="0.109554499430709" calcext:value-type="float">
            <text:p>0.109554499430709</text:p>
          </table:table-cell>
        </table:table-row>
        <table:table-row table:style-name="ro1">
          <table:table-cell office:value-type="string" calcext:value-type="string">
            <text:p>sml0002</text:p>
          </table:table-cell>
          <table:table-cell office:value-type="float" office:value="-0.269282417527858" calcext:value-type="float">
            <text:p>-0.269282417527858</text:p>
          </table:table-cell>
          <table:table-cell office:value-type="float" office:value="-0.378924280719406" calcext:value-type="float">
            <text:p>-0.378924280719406</text:p>
          </table:table-cell>
          <table:table-cell office:value-type="float" office:value="0.109641863191548" calcext:value-type="float">
            <text:p>0.109641863191548</text:p>
          </table:table-cell>
        </table:table-row>
        <table:table-row table:style-name="ro1">
          <table:table-cell office:value-type="string" calcext:value-type="string">
            <text:p>slr1770</text:p>
          </table:table-cell>
          <table:table-cell office:value-type="float" office:value="-0.0424681325400714" calcext:value-type="float">
            <text:p>-0.0424681325400714</text:p>
          </table:table-cell>
          <table:table-cell office:value-type="float" office:value="-0.15248655528479" calcext:value-type="float">
            <text:p>-0.15248655528479</text:p>
          </table:table-cell>
          <table:table-cell office:value-type="float" office:value="0.110018422744719" calcext:value-type="float">
            <text:p>0.110018422744719</text:p>
          </table:table-cell>
        </table:table-row>
        <table:table-row table:style-name="ro1">
          <table:table-cell office:value-type="string" calcext:value-type="string">
            <text:p>slr1880</text:p>
          </table:table-cell>
          <table:table-cell office:value-type="float" office:value="0.134507440712473" calcext:value-type="float">
            <text:p>0.134507440712473</text:p>
          </table:table-cell>
          <table:table-cell office:value-type="float" office:value="0.0244097300401319" calcext:value-type="float">
            <text:p>0.0244097300401319</text:p>
          </table:table-cell>
          <table:table-cell office:value-type="float" office:value="0.110097710672341" calcext:value-type="float">
            <text:p>0.110097710672341</text:p>
          </table:table-cell>
        </table:table-row>
        <table:table-row table:style-name="ro1">
          <table:table-cell office:value-type="string" calcext:value-type="string">
            <text:p>sll0787</text:p>
          </table:table-cell>
          <table:table-cell office:value-type="float" office:value="0.180917027475302" calcext:value-type="float">
            <text:p>0.180917027475302</text:p>
          </table:table-cell>
          <table:table-cell office:value-type="float" office:value="0.0705428121407537" calcext:value-type="float">
            <text:p>0.0705428121407537</text:p>
          </table:table-cell>
          <table:table-cell office:value-type="float" office:value="0.110374215334548" calcext:value-type="float">
            <text:p>0.110374215334548</text:p>
          </table:table-cell>
        </table:table-row>
        <table:table-row table:style-name="ro1">
          <table:table-cell office:value-type="string" calcext:value-type="string">
            <text:p>slr1492</text:p>
          </table:table-cell>
          <table:table-cell office:value-type="float" office:value="0.15273338612139" calcext:value-type="float">
            <text:p>0.15273338612139</text:p>
          </table:table-cell>
          <table:table-cell office:value-type="float" office:value="0.041957306207047" calcext:value-type="float">
            <text:p>0.041957306207047</text:p>
          </table:table-cell>
          <table:table-cell office:value-type="float" office:value="0.110776079914343" calcext:value-type="float">
            <text:p>0.110776079914343</text:p>
          </table:table-cell>
        </table:table-row>
        <table:table-row table:style-name="ro1">
          <table:table-cell office:value-type="string" calcext:value-type="string">
            <text:p>sll1556</text:p>
          </table:table-cell>
          <table:table-cell office:value-type="float" office:value="0.085310632621151" calcext:value-type="float">
            <text:p>0.085310632621151</text:p>
          </table:table-cell>
          <table:table-cell office:value-type="float" office:value="-0.0255185700467709" calcext:value-type="float">
            <text:p>-0.0255185700467709</text:p>
          </table:table-cell>
          <table:table-cell office:value-type="float" office:value="0.110829202667922" calcext:value-type="float">
            <text:p>0.110829202667922</text:p>
          </table:table-cell>
        </table:table-row>
        <table:table-row table:style-name="ro1">
          <table:table-cell office:value-type="string" calcext:value-type="string">
            <text:p>slr2121</text:p>
          </table:table-cell>
          <table:table-cell office:value-type="float" office:value="0.0992982528593297" calcext:value-type="float">
            <text:p>0.0992982528593297</text:p>
          </table:table-cell>
          <table:table-cell office:value-type="float" office:value="-0.0116618691286921" calcext:value-type="float">
            <text:p>-0.0116618691286921</text:p>
          </table:table-cell>
          <table:table-cell office:value-type="float" office:value="0.110960121988022" calcext:value-type="float">
            <text:p>0.110960121988022</text:p>
          </table:table-cell>
        </table:table-row>
        <table:table-row table:style-name="ro1">
          <table:table-cell office:value-type="string" calcext:value-type="string">
            <text:p>slr0383</text:p>
          </table:table-cell>
          <table:table-cell office:value-type="float" office:value="0.0337100580327237" calcext:value-type="float">
            <text:p>0.0337100580327237</text:p>
          </table:table-cell>
          <table:table-cell office:value-type="float" office:value="-0.0774489457592702" calcext:value-type="float">
            <text:p>-0.0774489457592702</text:p>
          </table:table-cell>
          <table:table-cell office:value-type="float" office:value="0.111159003791994" calcext:value-type="float">
            <text:p>0.111159003791994</text:p>
          </table:table-cell>
        </table:table-row>
        <table:table-row table:style-name="ro1">
          <table:table-cell office:value-type="string" calcext:value-type="string">
            <text:p>slr0513</text:p>
          </table:table-cell>
          <table:table-cell office:value-type="float" office:value="-0.00694413541703125" calcext:value-type="float">
            <text:p>-0.00694413541703125</text:p>
          </table:table-cell>
          <table:table-cell office:value-type="float" office:value="-0.118455570694571" calcext:value-type="float">
            <text:p>-0.118455570694571</text:p>
          </table:table-cell>
          <table:table-cell office:value-type="float" office:value="0.11151143527754" calcext:value-type="float">
            <text:p>0.11151143527754</text:p>
          </table:table-cell>
        </table:table-row>
        <table:table-row table:style-name="ro1">
          <table:table-cell office:value-type="string" calcext:value-type="string">
            <text:p>slr1616</text:p>
          </table:table-cell>
          <table:table-cell office:value-type="float" office:value="-0.1891202331328" calcext:value-type="float">
            <text:p>-0.1891202331328</text:p>
          </table:table-cell>
          <table:table-cell office:value-type="float" office:value="-0.300757531052605" calcext:value-type="float">
            <text:p>-0.300757531052605</text:p>
          </table:table-cell>
          <table:table-cell office:value-type="float" office:value="0.111637297919805" calcext:value-type="float">
            <text:p>0.111637297919805</text:p>
          </table:table-cell>
        </table:table-row>
        <table:table-row table:style-name="ro1">
          <table:table-cell office:value-type="string" calcext:value-type="string">
            <text:p>sll1642</text:p>
          </table:table-cell>
          <table:table-cell office:value-type="float" office:value="0.010160184145618" calcext:value-type="float">
            <text:p>0.010160184145618</text:p>
          </table:table-cell>
          <table:table-cell office:value-type="float" office:value="-0.101657529788485" calcext:value-type="float">
            <text:p>-0.101657529788485</text:p>
          </table:table-cell>
          <table:table-cell office:value-type="float" office:value="0.111817713934103" calcext:value-type="float">
            <text:p>0.111817713934103</text:p>
          </table:table-cell>
        </table:table-row>
        <table:table-row table:style-name="ro1">
          <table:table-cell office:value-type="string" calcext:value-type="string">
            <text:p>ssr1558</text:p>
          </table:table-cell>
          <table:table-cell office:value-type="float" office:value="-0.304503764044902" calcext:value-type="float">
            <text:p>-0.304503764044902</text:p>
          </table:table-cell>
          <table:table-cell office:value-type="float" office:value="-0.416364546433941" calcext:value-type="float">
            <text:p>-0.416364546433941</text:p>
          </table:table-cell>
          <table:table-cell office:value-type="float" office:value="0.111860782389039" calcext:value-type="float">
            <text:p>0.111860782389039</text:p>
          </table:table-cell>
        </table:table-row>
        <table:table-row table:style-name="ro1">
          <table:table-cell office:value-type="string" calcext:value-type="string">
            <text:p>ssr2060</text:p>
          </table:table-cell>
          <table:table-cell office:value-type="float" office:value="0.078108179952099" calcext:value-type="float">
            <text:p>0.078108179952099</text:p>
          </table:table-cell>
          <table:table-cell office:value-type="float" office:value="-0.0347760041122032" calcext:value-type="float">
            <text:p>-0.0347760041122032</text:p>
          </table:table-cell>
          <table:table-cell office:value-type="float" office:value="0.112884184064302" calcext:value-type="float">
            <text:p>0.112884184064302</text:p>
          </table:table-cell>
        </table:table-row>
        <table:table-row table:style-name="ro1">
          <table:table-cell office:value-type="string" calcext:value-type="string">
            <text:p>slr1025</text:p>
          </table:table-cell>
          <table:table-cell office:value-type="float" office:value="0.122995573783221" calcext:value-type="float">
            <text:p>0.122995573783221</text:p>
          </table:table-cell>
          <table:table-cell office:value-type="float" office:value="0.00982002794715105" calcext:value-type="float">
            <text:p>0.00982002794715105</text:p>
          </table:table-cell>
          <table:table-cell office:value-type="float" office:value="0.11317554583607" calcext:value-type="float">
            <text:p>0.11317554583607</text:p>
          </table:table-cell>
        </table:table-row>
        <table:table-row table:style-name="ro1">
          <table:table-cell office:value-type="string" calcext:value-type="string">
            <text:p>sll0524</text:p>
          </table:table-cell>
          <table:table-cell office:value-type="float" office:value="-0.101541862974021" calcext:value-type="float">
            <text:p>-0.101541862974021</text:p>
          </table:table-cell>
          <table:table-cell office:value-type="float" office:value="-0.214732881396152" calcext:value-type="float">
            <text:p>-0.214732881396152</text:p>
          </table:table-cell>
          <table:table-cell office:value-type="float" office:value="0.11319101842213" calcext:value-type="float">
            <text:p>0.11319101842213</text:p>
          </table:table-cell>
        </table:table-row>
        <table:table-row table:style-name="ro1">
          <table:table-cell office:value-type="string" calcext:value-type="string">
            <text:p>sll0296</text:p>
          </table:table-cell>
          <table:table-cell office:value-type="float" office:value="-1.17586527402458" calcext:value-type="float">
            <text:p>-1.17586527402458</text:p>
          </table:table-cell>
          <table:table-cell office:value-type="float" office:value="-1.28920638327469" calcext:value-type="float">
            <text:p>-1.28920638327469</text:p>
          </table:table-cell>
          <table:table-cell office:value-type="float" office:value="0.113341109250114" calcext:value-type="float">
            <text:p>0.113341109250114</text:p>
          </table:table-cell>
        </table:table-row>
        <table:table-row table:style-name="ro1">
          <table:table-cell office:value-type="string" calcext:value-type="string">
            <text:p>slr0607</text:p>
          </table:table-cell>
          <table:table-cell office:value-type="float" office:value="0.127289418498611" calcext:value-type="float">
            <text:p>0.127289418498611</text:p>
          </table:table-cell>
          <table:table-cell office:value-type="float" office:value="0.0138931059743818" calcext:value-type="float">
            <text:p>0.0138931059743818</text:p>
          </table:table-cell>
          <table:table-cell office:value-type="float" office:value="0.113396312524229" calcext:value-type="float">
            <text:p>0.113396312524229</text:p>
          </table:table-cell>
        </table:table-row>
        <table:table-row table:style-name="ro1">
          <table:table-cell office:value-type="string" calcext:value-type="string">
            <text:p>sll1258</text:p>
          </table:table-cell>
          <table:table-cell office:value-type="float" office:value="-0.807799632688355" calcext:value-type="float">
            <text:p>-0.807799632688355</text:p>
          </table:table-cell>
          <table:table-cell office:value-type="float" office:value="-0.921479452138523" calcext:value-type="float">
            <text:p>-0.921479452138523</text:p>
          </table:table-cell>
          <table:table-cell office:value-type="float" office:value="0.113679819450168" calcext:value-type="float">
            <text:p>0.113679819450168</text:p>
          </table:table-cell>
        </table:table-row>
        <table:table-row table:style-name="ro1">
          <table:table-cell office:value-type="string" calcext:value-type="string">
            <text:p>slr1692</text:p>
          </table:table-cell>
          <table:table-cell office:value-type="float" office:value="-0.571310007910115" calcext:value-type="float">
            <text:p>-0.571310007910115</text:p>
          </table:table-cell>
          <table:table-cell office:value-type="float" office:value="-0.686034267943748" calcext:value-type="float">
            <text:p>-0.686034267943748</text:p>
          </table:table-cell>
          <table:table-cell office:value-type="float" office:value="0.114724260033634" calcext:value-type="float">
            <text:p>0.114724260033634</text:p>
          </table:table-cell>
        </table:table-row>
        <table:table-row table:style-name="ro1">
          <table:table-cell office:value-type="string" calcext:value-type="string">
            <text:p>sll0444</text:p>
          </table:table-cell>
          <table:table-cell office:value-type="float" office:value="0.0259120890925312" calcext:value-type="float">
            <text:p>0.0259120890925312</text:p>
          </table:table-cell>
          <table:table-cell office:value-type="float" office:value="-0.0894770879990912" calcext:value-type="float">
            <text:p>-0.0894770879990912</text:p>
          </table:table-cell>
          <table:table-cell office:value-type="float" office:value="0.115389177091622" calcext:value-type="float">
            <text:p>0.115389177091622</text:p>
          </table:table-cell>
        </table:table-row>
        <table:table-row table:style-name="ro1">
          <table:table-cell office:value-type="string" calcext:value-type="string">
            <text:p>slr1590</text:p>
          </table:table-cell>
          <table:table-cell office:value-type="float" office:value="0.0612741125648728" calcext:value-type="float">
            <text:p>0.0612741125648728</text:p>
          </table:table-cell>
          <table:table-cell office:value-type="float" office:value="-0.0544787805382845" calcext:value-type="float">
            <text:p>-0.0544787805382845</text:p>
          </table:table-cell>
          <table:table-cell office:value-type="float" office:value="0.115752893103157" calcext:value-type="float">
            <text:p>0.115752893103157</text:p>
          </table:table-cell>
        </table:table-row>
        <table:table-row table:style-name="ro1">
          <table:table-cell office:value-type="string" calcext:value-type="string">
            <text:p>sll5066</text:p>
          </table:table-cell>
          <table:table-cell office:value-type="float" office:value="0.186368778782173" calcext:value-type="float">
            <text:p>0.186368778782173</text:p>
          </table:table-cell>
          <table:table-cell office:value-type="float" office:value="0.0700158976849791" calcext:value-type="float">
            <text:p>0.0700158976849791</text:p>
          </table:table-cell>
          <table:table-cell office:value-type="float" office:value="0.116352881097194" calcext:value-type="float">
            <text:p>0.116352881097194</text:p>
          </table:table-cell>
        </table:table-row>
        <table:table-row table:style-name="ro1">
          <table:table-cell office:value-type="string" calcext:value-type="string">
            <text:p>ssl2542</text:p>
          </table:table-cell>
          <table:table-cell office:value-type="float" office:value="-0.00275682493953413" calcext:value-type="float">
            <text:p>-0.00275682493953413</text:p>
          </table:table-cell>
          <table:table-cell office:value-type="float" office:value="-0.119580123098975" calcext:value-type="float">
            <text:p>-0.119580123098975</text:p>
          </table:table-cell>
          <table:table-cell office:value-type="float" office:value="0.116823298159441" calcext:value-type="float">
            <text:p>0.116823298159441</text:p>
          </table:table-cell>
        </table:table-row>
        <table:table-row table:style-name="ro1">
          <table:table-cell office:value-type="string" calcext:value-type="string">
            <text:p>slr1980</text:p>
          </table:table-cell>
          <table:table-cell office:value-type="float" office:value="0.178269123960871" calcext:value-type="float">
            <text:p>0.178269123960871</text:p>
          </table:table-cell>
          <table:table-cell office:value-type="float" office:value="0.0612109957042386" calcext:value-type="float">
            <text:p>0.0612109957042386</text:p>
          </table:table-cell>
          <table:table-cell office:value-type="float" office:value="0.117058128256633" calcext:value-type="float">
            <text:p>0.117058128256633</text:p>
          </table:table-cell>
        </table:table-row>
        <table:table-row table:style-name="ro1">
          <table:table-cell office:value-type="string" calcext:value-type="string">
            <text:p>slr0181</text:p>
          </table:table-cell>
          <table:table-cell office:value-type="float" office:value="0.0590870813667691" calcext:value-type="float">
            <text:p>0.0590870813667691</text:p>
          </table:table-cell>
          <table:table-cell office:value-type="float" office:value="-0.0585794385501731" calcext:value-type="float">
            <text:p>-0.0585794385501731</text:p>
          </table:table-cell>
          <table:table-cell office:value-type="float" office:value="0.117666519916942" calcext:value-type="float">
            <text:p>0.117666519916942</text:p>
          </table:table-cell>
        </table:table-row>
        <table:table-row table:style-name="ro1">
          <table:table-cell office:value-type="string" calcext:value-type="string">
            <text:p>ssl1792</text:p>
          </table:table-cell>
          <table:table-cell office:value-type="float" office:value="0.0583165696559903" calcext:value-type="float">
            <text:p>0.0583165696559903</text:p>
          </table:table-cell>
          <table:table-cell office:value-type="float" office:value="-0.0593963638446153" calcext:value-type="float">
            <text:p>-0.0593963638446153</text:p>
          </table:table-cell>
          <table:table-cell office:value-type="float" office:value="0.117712933500606" calcext:value-type="float">
            <text:p>0.117712933500606</text:p>
          </table:table-cell>
        </table:table-row>
        <table:table-row table:style-name="ro1">
          <table:table-cell office:value-type="string" calcext:value-type="string">
            <text:p>sll1217</text:p>
          </table:table-cell>
          <table:table-cell office:value-type="float" office:value="0.246602870218536" calcext:value-type="float">
            <text:p>0.246602870218536</text:p>
          </table:table-cell>
          <table:table-cell office:value-type="float" office:value="0.128845011048612" calcext:value-type="float">
            <text:p>0.128845011048612</text:p>
          </table:table-cell>
          <table:table-cell office:value-type="float" office:value="0.117757859169924" calcext:value-type="float">
            <text:p>0.117757859169924</text:p>
          </table:table-cell>
        </table:table-row>
        <table:table-row table:style-name="ro1">
          <table:table-cell office:value-type="string" calcext:value-type="string">
            <text:p>ssl1326</text:p>
          </table:table-cell>
          <table:table-cell office:value-type="float" office:value="0.139390336743662" calcext:value-type="float">
            <text:p>0.139390336743662</text:p>
          </table:table-cell>
          <table:table-cell office:value-type="float" office:value="0.0212576788020653" calcext:value-type="float">
            <text:p>0.0212576788020653</text:p>
          </table:table-cell>
          <table:table-cell office:value-type="float" office:value="0.118132657941597" calcext:value-type="float">
            <text:p>0.118132657941597</text:p>
          </table:table-cell>
        </table:table-row>
        <table:table-row table:style-name="ro1">
          <table:table-cell office:value-type="string" calcext:value-type="string">
            <text:p>slr8038</text:p>
          </table:table-cell>
          <table:table-cell office:value-type="float" office:value="0.121702105285455" calcext:value-type="float">
            <text:p>0.121702105285455</text:p>
          </table:table-cell>
          <table:table-cell office:value-type="float" office:value="0.00337925281062809" calcext:value-type="float">
            <text:p>0.00337925281062809</text:p>
          </table:table-cell>
          <table:table-cell office:value-type="float" office:value="0.118322852474827" calcext:value-type="float">
            <text:p>0.118322852474827</text:p>
          </table:table-cell>
        </table:table-row>
        <table:table-row table:style-name="ro1">
          <table:table-cell office:value-type="string" calcext:value-type="string">
            <text:p>sll5132</text:p>
          </table:table-cell>
          <table:table-cell office:value-type="float" office:value="0.125535916979927" calcext:value-type="float">
            <text:p>0.125535916979927</text:p>
          </table:table-cell>
          <table:table-cell office:value-type="float" office:value="0.00663205173379424" calcext:value-type="float">
            <text:p>0.00663205173379424</text:p>
          </table:table-cell>
          <table:table-cell office:value-type="float" office:value="0.118903865246133" calcext:value-type="float">
            <text:p>0.118903865246133</text:p>
          </table:table-cell>
        </table:table-row>
        <table:table-row table:style-name="ro1">
          <table:table-cell office:value-type="string" calcext:value-type="string">
            <text:p>slr7026</text:p>
          </table:table-cell>
          <table:table-cell office:value-type="float" office:value="0.0196894373115796" calcext:value-type="float">
            <text:p>0.0196894373115796</text:p>
          </table:table-cell>
          <table:table-cell office:value-type="float" office:value="-0.0993358869902769" calcext:value-type="float">
            <text:p>-0.0993358869902769</text:p>
          </table:table-cell>
          <table:table-cell office:value-type="float" office:value="0.119025324301857" calcext:value-type="float">
            <text:p>0.119025324301857</text:p>
          </table:table-cell>
        </table:table-row>
        <table:table-row table:style-name="ro1">
          <table:table-cell office:value-type="string" calcext:value-type="string">
            <text:p>sll1608</text:p>
          </table:table-cell>
          <table:table-cell office:value-type="float" office:value="-0.0991341349584794" calcext:value-type="float">
            <text:p>-0.0991341349584794</text:p>
          </table:table-cell>
          <table:table-cell office:value-type="float" office:value="-0.218372584949124" calcext:value-type="float">
            <text:p>-0.218372584949124</text:p>
          </table:table-cell>
          <table:table-cell office:value-type="float" office:value="0.119238449990644" calcext:value-type="float">
            <text:p>0.119238449990644</text:p>
          </table:table-cell>
        </table:table-row>
        <table:table-row table:style-name="ro1">
          <table:table-cell office:value-type="string" calcext:value-type="string">
            <text:p>slr1489</text:p>
          </table:table-cell>
          <table:table-cell office:value-type="float" office:value="-0.0228337592252171" calcext:value-type="float">
            <text:p>-0.0228337592252171</text:p>
          </table:table-cell>
          <table:table-cell office:value-type="float" office:value="-0.142254725744921" calcext:value-type="float">
            <text:p>-0.142254725744921</text:p>
          </table:table-cell>
          <table:table-cell office:value-type="float" office:value="0.119420966519703" calcext:value-type="float">
            <text:p>0.119420966519703</text:p>
          </table:table-cell>
        </table:table-row>
        <table:table-row table:style-name="ro1">
          <table:table-cell office:value-type="string" calcext:value-type="string">
            <text:p>sll0498</text:p>
          </table:table-cell>
          <table:table-cell office:value-type="float" office:value="-0.395396697323081" calcext:value-type="float">
            <text:p>-0.395396697323081</text:p>
          </table:table-cell>
          <table:table-cell office:value-type="float" office:value="-0.515355446206782" calcext:value-type="float">
            <text:p>-0.515355446206782</text:p>
          </table:table-cell>
          <table:table-cell office:value-type="float" office:value="0.119958748883701" calcext:value-type="float">
            <text:p>0.119958748883701</text:p>
          </table:table-cell>
        </table:table-row>
        <table:table-row table:style-name="ro1">
          <table:table-cell office:value-type="string" calcext:value-type="string">
            <text:p>sll0045</text:p>
          </table:table-cell>
          <table:table-cell office:value-type="float" office:value="0.0173094624856736" calcext:value-type="float">
            <text:p>0.0173094624856736</text:p>
          </table:table-cell>
          <table:table-cell office:value-type="float" office:value="-0.102863665825115" calcext:value-type="float">
            <text:p>-0.102863665825115</text:p>
          </table:table-cell>
          <table:table-cell office:value-type="float" office:value="0.120173128310788" calcext:value-type="float">
            <text:p>0.120173128310788</text:p>
          </table:table-cell>
        </table:table-row>
        <table:table-row table:style-name="ro1">
          <table:table-cell office:value-type="string" calcext:value-type="string">
            <text:p>slr1816</text:p>
          </table:table-cell>
          <table:table-cell office:value-type="float" office:value="0.227962391553503" calcext:value-type="float">
            <text:p>0.227962391553503</text:p>
          </table:table-cell>
          <table:table-cell office:value-type="float" office:value="0.106657341896035" calcext:value-type="float">
            <text:p>0.106657341896035</text:p>
          </table:table-cell>
          <table:table-cell office:value-type="float" office:value="0.121305049657468" calcext:value-type="float">
            <text:p>0.121305049657468</text:p>
          </table:table-cell>
        </table:table-row>
        <table:table-row table:style-name="ro1">
          <table:table-cell office:value-type="string" calcext:value-type="string">
            <text:p>slr1044</text:p>
          </table:table-cell>
          <table:table-cell office:value-type="float" office:value="0.0983111549997859" calcext:value-type="float">
            <text:p>0.0983111549997859</text:p>
          </table:table-cell>
          <table:table-cell office:value-type="float" office:value="-0.0237620386805261" calcext:value-type="float">
            <text:p>-0.0237620386805261</text:p>
          </table:table-cell>
          <table:table-cell office:value-type="float" office:value="0.122073193680312" calcext:value-type="float">
            <text:p>0.122073193680312</text:p>
          </table:table-cell>
        </table:table-row>
        <table:table-row table:style-name="ro1">
          <table:table-cell office:value-type="string" calcext:value-type="string">
            <text:p>sll1708</text:p>
          </table:table-cell>
          <table:table-cell office:value-type="float" office:value="0.331819397608458" calcext:value-type="float">
            <text:p>0.331819397608458</text:p>
          </table:table-cell>
          <table:table-cell office:value-type="float" office:value="0.209201631688347" calcext:value-type="float">
            <text:p>0.209201631688347</text:p>
          </table:table-cell>
          <table:table-cell office:value-type="float" office:value="0.122617765920111" calcext:value-type="float">
            <text:p>0.122617765920111</text:p>
          </table:table-cell>
        </table:table-row>
        <table:table-row table:style-name="ro1">
          <table:table-cell office:value-type="string" calcext:value-type="string">
            <text:p>slr0112</text:p>
          </table:table-cell>
          <table:table-cell office:value-type="float" office:value="-0.0175806369126054" calcext:value-type="float">
            <text:p>-0.0175806369126054</text:p>
          </table:table-cell>
          <table:table-cell office:value-type="float" office:value="-0.140398329996865" calcext:value-type="float">
            <text:p>-0.140398329996865</text:p>
          </table:table-cell>
          <table:table-cell office:value-type="float" office:value="0.12281769308426" calcext:value-type="float">
            <text:p>0.12281769308426</text:p>
          </table:table-cell>
        </table:table-row>
        <table:table-row table:style-name="ro1">
          <table:table-cell office:value-type="string" calcext:value-type="string">
            <text:p>slr2101</text:p>
          </table:table-cell>
          <table:table-cell office:value-type="float" office:value="-0.031778688253257" calcext:value-type="float">
            <text:p>-0.031778688253257</text:p>
          </table:table-cell>
          <table:table-cell office:value-type="float" office:value="-0.154823510709021" calcext:value-type="float">
            <text:p>-0.154823510709021</text:p>
          </table:table-cell>
          <table:table-cell office:value-type="float" office:value="0.123044822455764" calcext:value-type="float">
            <text:p>0.123044822455764</text:p>
          </table:table-cell>
        </table:table-row>
        <table:table-row table:style-name="ro1">
          <table:table-cell office:value-type="string" calcext:value-type="string">
            <text:p>slr1278</text:p>
          </table:table-cell>
          <table:table-cell office:value-type="float" office:value="0.12744352757981" calcext:value-type="float">
            <text:p>0.12744352757981</text:p>
          </table:table-cell>
          <table:table-cell office:value-type="float" office:value="0.0041362746505625" calcext:value-type="float">
            <text:p>0.0041362746505625</text:p>
          </table:table-cell>
          <table:table-cell office:value-type="float" office:value="0.123307252929248" calcext:value-type="float">
            <text:p>0.123307252929248</text:p>
          </table:table-cell>
        </table:table-row>
        <table:table-row table:style-name="ro1">
          <table:table-cell office:value-type="string" calcext:value-type="string">
            <text:p>slr5053</text:p>
          </table:table-cell>
          <table:table-cell office:value-type="float" office:value="0.198771784310144" calcext:value-type="float">
            <text:p>0.198771784310144</text:p>
          </table:table-cell>
          <table:table-cell office:value-type="float" office:value="0.0751869077526098" calcext:value-type="float">
            <text:p>0.0751869077526098</text:p>
          </table:table-cell>
          <table:table-cell office:value-type="float" office:value="0.123584876557534" calcext:value-type="float">
            <text:p>0.123584876557534</text:p>
          </table:table-cell>
        </table:table-row>
        <table:table-row table:style-name="ro1">
          <table:table-cell office:value-type="string" calcext:value-type="string">
            <text:p>sll1247</text:p>
          </table:table-cell>
          <table:table-cell office:value-type="float" office:value="0.264020415872283" calcext:value-type="float">
            <text:p>0.264020415872283</text:p>
          </table:table-cell>
          <table:table-cell office:value-type="float" office:value="0.140318086552886" calcext:value-type="float">
            <text:p>0.140318086552886</text:p>
          </table:table-cell>
          <table:table-cell office:value-type="float" office:value="0.123702329319397" calcext:value-type="float">
            <text:p>0.123702329319397</text:p>
          </table:table-cell>
        </table:table-row>
        <table:table-row table:style-name="ro1">
          <table:table-cell office:value-type="string" calcext:value-type="string">
            <text:p>sll1581</text:p>
          </table:table-cell>
          <table:table-cell office:value-type="float" office:value="0.185149398276328" calcext:value-type="float">
            <text:p>0.185149398276328</text:p>
          </table:table-cell>
          <table:table-cell office:value-type="float" office:value="0.060656832616223" calcext:value-type="float">
            <text:p>0.060656832616223</text:p>
          </table:table-cell>
          <table:table-cell office:value-type="float" office:value="0.124492565660105" calcext:value-type="float">
            <text:p>0.124492565660105</text:p>
          </table:table-cell>
        </table:table-row>
        <table:table-row table:style-name="ro1">
          <table:table-cell office:value-type="string" calcext:value-type="string">
            <text:p>slr1665</text:p>
          </table:table-cell>
          <table:table-cell office:value-type="float" office:value="0.108856849116268" calcext:value-type="float">
            <text:p>0.108856849116268</text:p>
          </table:table-cell>
          <table:table-cell office:value-type="float" office:value="-0.0168968045705217" calcext:value-type="float">
            <text:p>-0.0168968045705217</text:p>
          </table:table-cell>
          <table:table-cell office:value-type="float" office:value="0.12575365368679" calcext:value-type="float">
            <text:p>0.12575365368679</text:p>
          </table:table-cell>
        </table:table-row>
        <table:table-row table:style-name="ro1">
          <table:table-cell office:value-type="string" calcext:value-type="string">
            <text:p>slr1568</text:p>
          </table:table-cell>
          <table:table-cell office:value-type="float" office:value="0.0471921793235169" calcext:value-type="float">
            <text:p>0.0471921793235169</text:p>
          </table:table-cell>
          <table:table-cell office:value-type="float" office:value="-0.0794890717080141" calcext:value-type="float">
            <text:p>-0.0794890717080141</text:p>
          </table:table-cell>
          <table:table-cell office:value-type="float" office:value="0.126681251031531" calcext:value-type="float">
            <text:p>0.126681251031531</text:p>
          </table:table-cell>
        </table:table-row>
        <table:table-row table:style-name="ro1">
          <table:table-cell office:value-type="string" calcext:value-type="string">
            <text:p>slr0771</text:p>
          </table:table-cell>
          <table:table-cell office:value-type="float" office:value="-0.412865725142742" calcext:value-type="float">
            <text:p>-0.412865725142742</text:p>
          </table:table-cell>
          <table:table-cell office:value-type="float" office:value="-0.539556594691209" calcext:value-type="float">
            <text:p>-0.539556594691209</text:p>
          </table:table-cell>
          <table:table-cell office:value-type="float" office:value="0.126690869548466" calcext:value-type="float">
            <text:p>0.126690869548466</text:p>
          </table:table-cell>
        </table:table-row>
        <table:table-row table:style-name="ro1">
          <table:table-cell office:value-type="string" calcext:value-type="string">
            <text:p>sll1679</text:p>
          </table:table-cell>
          <table:table-cell office:value-type="float" office:value="-0.0367059905250468" calcext:value-type="float">
            <text:p>-0.0367059905250468</text:p>
          </table:table-cell>
          <table:table-cell office:value-type="float" office:value="-0.163527504921021" calcext:value-type="float">
            <text:p>-0.163527504921021</text:p>
          </table:table-cell>
          <table:table-cell office:value-type="float" office:value="0.126821514395974" calcext:value-type="float">
            <text:p>0.126821514395974</text:p>
          </table:table-cell>
        </table:table-row>
        <table:table-row table:style-name="ro1">
          <table:table-cell office:value-type="string" calcext:value-type="string">
            <text:p>slr5010</text:p>
          </table:table-cell>
          <table:table-cell office:value-type="float" office:value="0.0878893572178608" calcext:value-type="float">
            <text:p>0.0878893572178608</text:p>
          </table:table-cell>
          <table:table-cell office:value-type="float" office:value="-0.0395195386662226" calcext:value-type="float">
            <text:p>-0.0395195386662226</text:p>
          </table:table-cell>
          <table:table-cell office:value-type="float" office:value="0.127408895884083" calcext:value-type="float">
            <text:p>0.127408895884083</text:p>
          </table:table-cell>
        </table:table-row>
        <table:table-row table:style-name="ro1">
          <table:table-cell office:value-type="string" calcext:value-type="string">
            <text:p>slr1488</text:p>
          </table:table-cell>
          <table:table-cell office:value-type="float" office:value="0.308934680789203" calcext:value-type="float">
            <text:p>0.308934680789203</text:p>
          </table:table-cell>
          <table:table-cell office:value-type="float" office:value="0.181525513482403" calcext:value-type="float">
            <text:p>0.181525513482403</text:p>
          </table:table-cell>
          <table:table-cell office:value-type="float" office:value="0.1274091673068" calcext:value-type="float">
            <text:p>0.1274091673068</text:p>
          </table:table-cell>
        </table:table-row>
        <table:table-row table:style-name="ro1">
          <table:table-cell office:value-type="string" calcext:value-type="string">
            <text:p>ssr2062</text:p>
          </table:table-cell>
          <table:table-cell office:value-type="float" office:value="-0.726869785122548" calcext:value-type="float">
            <text:p>-0.726869785122548</text:p>
          </table:table-cell>
          <table:table-cell office:value-type="float" office:value="-0.854738800291866" calcext:value-type="float">
            <text:p>-0.854738800291866</text:p>
          </table:table-cell>
          <table:table-cell office:value-type="float" office:value="0.127869015169318" calcext:value-type="float">
            <text:p>0.127869015169318</text:p>
          </table:table-cell>
        </table:table-row>
        <table:table-row table:style-name="ro1">
          <table:table-cell office:value-type="string" calcext:value-type="string">
            <text:p>slr0787</text:p>
          </table:table-cell>
          <table:table-cell office:value-type="float" office:value="-0.332384990272023" calcext:value-type="float">
            <text:p>-0.332384990272023</text:p>
          </table:table-cell>
          <table:table-cell office:value-type="float" office:value="-0.46034679100999" calcext:value-type="float">
            <text:p>-0.46034679100999</text:p>
          </table:table-cell>
          <table:table-cell office:value-type="float" office:value="0.127961800737967" calcext:value-type="float">
            <text:p>0.127961800737967</text:p>
          </table:table-cell>
        </table:table-row>
        <table:table-row table:style-name="ro1">
          <table:table-cell office:value-type="string" calcext:value-type="string">
            <text:p>sll1715</text:p>
          </table:table-cell>
          <table:table-cell office:value-type="float" office:value="0.146529871985115" calcext:value-type="float">
            <text:p>0.146529871985115</text:p>
          </table:table-cell>
          <table:table-cell office:value-type="float" office:value="0.0184269715061921" calcext:value-type="float">
            <text:p>0.0184269715061921</text:p>
          </table:table-cell>
          <table:table-cell office:value-type="float" office:value="0.128102900478923" calcext:value-type="float">
            <text:p>0.128102900478923</text:p>
          </table:table-cell>
        </table:table-row>
        <table:table-row table:style-name="ro1">
          <table:table-cell office:value-type="string" calcext:value-type="string">
            <text:p>sll1784</text:p>
          </table:table-cell>
          <table:table-cell office:value-type="float" office:value="0.261292105925372" calcext:value-type="float">
            <text:p>0.261292105925372</text:p>
          </table:table-cell>
          <table:table-cell office:value-type="float" office:value="0.132516952698816" calcext:value-type="float">
            <text:p>0.132516952698816</text:p>
          </table:table-cell>
          <table:table-cell office:value-type="float" office:value="0.128775153226556" calcext:value-type="float">
            <text:p>0.128775153226556</text:p>
          </table:table-cell>
        </table:table-row>
        <table:table-row table:style-name="ro1">
          <table:table-cell office:value-type="string" calcext:value-type="string">
            <text:p>sll7085</text:p>
          </table:table-cell>
          <table:table-cell office:value-type="float" office:value="-0.153407893840323" calcext:value-type="float">
            <text:p>-0.153407893840323</text:p>
          </table:table-cell>
          <table:table-cell office:value-type="float" office:value="-0.282289014565594" calcext:value-type="float">
            <text:p>-0.282289014565594</text:p>
          </table:table-cell>
          <table:table-cell office:value-type="float" office:value="0.128881120725271" calcext:value-type="float">
            <text:p>0.128881120725271</text:p>
          </table:table-cell>
        </table:table-row>
        <table:table-row table:style-name="ro1">
          <table:table-cell office:value-type="string" calcext:value-type="string">
            <text:p>slr0359</text:p>
          </table:table-cell>
          <table:table-cell office:value-type="float" office:value="-0.294663807061815" calcext:value-type="float">
            <text:p>-0.294663807061815</text:p>
          </table:table-cell>
          <table:table-cell office:value-type="float" office:value="-0.423734441439343" calcext:value-type="float">
            <text:p>-0.423734441439343</text:p>
          </table:table-cell>
          <table:table-cell office:value-type="float" office:value="0.129070634377529" calcext:value-type="float">
            <text:p>0.129070634377529</text:p>
          </table:table-cell>
        </table:table-row>
        <table:table-row table:style-name="ro1">
          <table:table-cell office:value-type="string" calcext:value-type="string">
            <text:p>slr0523</text:p>
          </table:table-cell>
          <table:table-cell office:value-type="float" office:value="0.65390881687368" calcext:value-type="float">
            <text:p>0.65390881687368</text:p>
          </table:table-cell>
          <table:table-cell office:value-type="float" office:value="0.52479415629941" calcext:value-type="float">
            <text:p>0.52479415629941</text:p>
          </table:table-cell>
          <table:table-cell office:value-type="float" office:value="0.12911466057427" calcext:value-type="float">
            <text:p>0.12911466057427</text:p>
          </table:table-cell>
        </table:table-row>
        <table:table-row table:style-name="ro1">
          <table:table-cell office:value-type="string" calcext:value-type="string">
            <text:p>sll1262</text:p>
          </table:table-cell>
          <table:table-cell office:value-type="float" office:value="-1.41986241009724" calcext:value-type="float">
            <text:p>-1.41986241009724</text:p>
          </table:table-cell>
          <table:table-cell office:value-type="float" office:value="-1.54939357064873" calcext:value-type="float">
            <text:p>-1.54939357064873</text:p>
          </table:table-cell>
          <table:table-cell office:value-type="float" office:value="0.129531160551483" calcext:value-type="float">
            <text:p>0.129531160551483</text:p>
          </table:table-cell>
        </table:table-row>
        <table:table-row table:style-name="ro1">
          <table:table-cell office:value-type="string" calcext:value-type="string">
            <text:p>slr0668</text:p>
          </table:table-cell>
          <table:table-cell office:value-type="float" office:value="0.121220616474279" calcext:value-type="float">
            <text:p>0.121220616474279</text:p>
          </table:table-cell>
          <table:table-cell office:value-type="float" office:value="-0.00876118628433007" calcext:value-type="float">
            <text:p>-0.00876118628433007</text:p>
          </table:table-cell>
          <table:table-cell office:value-type="float" office:value="0.129981802758609" calcext:value-type="float">
            <text:p>0.129981802758609</text:p>
          </table:table-cell>
        </table:table-row>
        <table:table-row table:style-name="ro1">
          <table:table-cell office:value-type="string" calcext:value-type="string">
            <text:p>slr1566</text:p>
          </table:table-cell>
          <table:table-cell office:value-type="float" office:value="-0.27165718694231" calcext:value-type="float">
            <text:p>-0.27165718694231</text:p>
          </table:table-cell>
          <table:table-cell office:value-type="float" office:value="-0.401713080521784" calcext:value-type="float">
            <text:p>-0.401713080521784</text:p>
          </table:table-cell>
          <table:table-cell office:value-type="float" office:value="0.130055893579474" calcext:value-type="float">
            <text:p>0.130055893579474</text:p>
          </table:table-cell>
        </table:table-row>
        <table:table-row table:style-name="ro1">
          <table:table-cell office:value-type="string" calcext:value-type="string">
            <text:p>ssl2595</text:p>
          </table:table-cell>
          <table:table-cell office:value-type="float" office:value="0.0798850962427108" calcext:value-type="float">
            <text:p>0.0798850962427108</text:p>
          </table:table-cell>
          <table:table-cell office:value-type="float" office:value="-0.050446195747765" calcext:value-type="float">
            <text:p>-0.050446195747765</text:p>
          </table:table-cell>
          <table:table-cell office:value-type="float" office:value="0.130331291990476" calcext:value-type="float">
            <text:p>0.130331291990476</text:p>
          </table:table-cell>
        </table:table-row>
        <table:table-row table:style-name="ro1">
          <table:table-cell office:value-type="string" calcext:value-type="string">
            <text:p>slr1363</text:p>
          </table:table-cell>
          <table:table-cell office:value-type="float" office:value="-0.699982282353629" calcext:value-type="float">
            <text:p>-0.699982282353629</text:p>
          </table:table-cell>
          <table:table-cell office:value-type="float" office:value="-0.830801083158781" calcext:value-type="float">
            <text:p>-0.830801083158781</text:p>
          </table:table-cell>
          <table:table-cell office:value-type="float" office:value="0.130818800805152" calcext:value-type="float">
            <text:p>0.130818800805152</text:p>
          </table:table-cell>
        </table:table-row>
        <table:table-row table:style-name="ro1">
          <table:table-cell office:value-type="string" calcext:value-type="string">
            <text:p>slr0982</text:p>
          </table:table-cell>
          <table:table-cell office:value-type="float" office:value="-0.271155616377242" calcext:value-type="float">
            <text:p>-0.271155616377242</text:p>
          </table:table-cell>
          <table:table-cell office:value-type="float" office:value="-0.402036263867319" calcext:value-type="float">
            <text:p>-0.402036263867319</text:p>
          </table:table-cell>
          <table:table-cell office:value-type="float" office:value="0.130880647490077" calcext:value-type="float">
            <text:p>0.130880647490077</text:p>
          </table:table-cell>
        </table:table-row>
        <table:table-row table:style-name="ro1">
          <table:table-cell office:value-type="string" calcext:value-type="string">
            <text:p>sll0107</text:p>
          </table:table-cell>
          <table:table-cell office:value-type="float" office:value="0.297600703788419" calcext:value-type="float">
            <text:p>0.297600703788419</text:p>
          </table:table-cell>
          <table:table-cell office:value-type="float" office:value="0.165956609303417" calcext:value-type="float">
            <text:p>0.165956609303417</text:p>
          </table:table-cell>
          <table:table-cell office:value-type="float" office:value="0.131644094485002" calcext:value-type="float">
            <text:p>0.131644094485002</text:p>
          </table:table-cell>
        </table:table-row>
        <table:table-row table:style-name="ro1">
          <table:table-cell office:value-type="string" calcext:value-type="string">
            <text:p>slr0231</text:p>
          </table:table-cell>
          <table:table-cell office:value-type="float" office:value="0.236422105181679" calcext:value-type="float">
            <text:p>0.236422105181679</text:p>
          </table:table-cell>
          <table:table-cell office:value-type="float" office:value="0.104721609079986" calcext:value-type="float">
            <text:p>0.104721609079986</text:p>
          </table:table-cell>
          <table:table-cell office:value-type="float" office:value="0.131700496101693" calcext:value-type="float">
            <text:p>0.131700496101693</text:p>
          </table:table-cell>
        </table:table-row>
        <table:table-row table:style-name="ro1">
          <table:table-cell office:value-type="string" calcext:value-type="string">
            <text:p>slr2060</text:p>
          </table:table-cell>
          <table:table-cell office:value-type="float" office:value="-0.767682734325637" calcext:value-type="float">
            <text:p>-0.767682734325637</text:p>
          </table:table-cell>
          <table:table-cell office:value-type="float" office:value="-0.899675754343467" calcext:value-type="float">
            <text:p>-0.899675754343467</text:p>
          </table:table-cell>
          <table:table-cell office:value-type="float" office:value="0.13199302001783" calcext:value-type="float">
            <text:p>0.13199302001783</text:p>
          </table:table-cell>
        </table:table-row>
        <table:table-row table:style-name="ro1">
          <table:table-cell office:value-type="string" calcext:value-type="string">
            <text:p>slr1667</text:p>
          </table:table-cell>
          <table:table-cell office:value-type="float" office:value="0.12693064396077" calcext:value-type="float">
            <text:p>0.12693064396077</text:p>
          </table:table-cell>
          <table:table-cell office:value-type="float" office:value="-0.00522732324320547" calcext:value-type="float">
            <text:p>-0.00522732324320547</text:p>
          </table:table-cell>
          <table:table-cell office:value-type="float" office:value="0.132157967203975" calcext:value-type="float">
            <text:p>0.132157967203975</text:p>
          </table:table-cell>
        </table:table-row>
        <table:table-row table:style-name="ro1">
          <table:table-cell office:value-type="string" calcext:value-type="string">
            <text:p>slr1518</text:p>
          </table:table-cell>
          <table:table-cell office:value-type="float" office:value="-0.937927670505461" calcext:value-type="float">
            <text:p>-0.937927670505461</text:p>
          </table:table-cell>
          <table:table-cell office:value-type="float" office:value="-1.07026733910742" calcext:value-type="float">
            <text:p>-1.07026733910742</text:p>
          </table:table-cell>
          <table:table-cell office:value-type="float" office:value="0.132339668601958" calcext:value-type="float">
            <text:p>0.132339668601958</text:p>
          </table:table-cell>
        </table:table-row>
        <table:table-row table:style-name="ro1">
          <table:table-cell office:value-type="string" calcext:value-type="string">
            <text:p>sll5072</text:p>
          </table:table-cell>
          <table:table-cell office:value-type="float" office:value="0.0353883463555449" calcext:value-type="float">
            <text:p>0.0353883463555449</text:p>
          </table:table-cell>
          <table:table-cell office:value-type="float" office:value="-0.0972963103213967" calcext:value-type="float">
            <text:p>-0.0972963103213967</text:p>
          </table:table-cell>
          <table:table-cell office:value-type="float" office:value="0.132684656676942" calcext:value-type="float">
            <text:p>0.132684656676942</text:p>
          </table:table-cell>
        </table:table-row>
        <table:table-row table:style-name="ro1">
          <table:table-cell office:value-type="string" calcext:value-type="string">
            <text:p>sll5079</text:p>
          </table:table-cell>
          <table:table-cell office:value-type="float" office:value="-0.825594234816291" calcext:value-type="float">
            <text:p>-0.825594234816291</text:p>
          </table:table-cell>
          <table:table-cell office:value-type="float" office:value="-0.958778842682806" calcext:value-type="float">
            <text:p>-0.958778842682806</text:p>
          </table:table-cell>
          <table:table-cell office:value-type="float" office:value="0.133184607866515" calcext:value-type="float">
            <text:p>0.133184607866515</text:p>
          </table:table-cell>
        </table:table-row>
        <table:table-row table:style-name="ro1">
          <table:table-cell office:value-type="string" calcext:value-type="string">
            <text:p>slr7025</text:p>
          </table:table-cell>
          <table:table-cell office:value-type="float" office:value="-0.047972714016508" calcext:value-type="float">
            <text:p>-0.047972714016508</text:p>
          </table:table-cell>
          <table:table-cell office:value-type="float" office:value="-0.181190473566818" calcext:value-type="float">
            <text:p>-0.181190473566818</text:p>
          </table:table-cell>
          <table:table-cell office:value-type="float" office:value="0.13321775955031" calcext:value-type="float">
            <text:p>0.13321775955031</text:p>
          </table:table-cell>
        </table:table-row>
        <table:table-row table:style-name="ro1">
          <table:table-cell office:value-type="string" calcext:value-type="string">
            <text:p>sll0722</text:p>
          </table:table-cell>
          <table:table-cell office:value-type="float" office:value="0.148816358928576" calcext:value-type="float">
            <text:p>0.148816358928576</text:p>
          </table:table-cell>
          <table:table-cell office:value-type="float" office:value="0.0154806649833328" calcext:value-type="float">
            <text:p>0.0154806649833328</text:p>
          </table:table-cell>
          <table:table-cell office:value-type="float" office:value="0.133335693945243" calcext:value-type="float">
            <text:p>0.133335693945243</text:p>
          </table:table-cell>
        </table:table-row>
        <table:table-row table:style-name="ro1">
          <table:table-cell office:value-type="string" calcext:value-type="string">
            <text:p>sll0546</text:p>
          </table:table-cell>
          <table:table-cell office:value-type="float" office:value="0.116281653704132" calcext:value-type="float">
            <text:p>0.116281653704132</text:p>
          </table:table-cell>
          <table:table-cell office:value-type="float" office:value="-0.0174542675624403" calcext:value-type="float">
            <text:p>-0.0174542675624403</text:p>
          </table:table-cell>
          <table:table-cell office:value-type="float" office:value="0.133735921266572" calcext:value-type="float">
            <text:p>0.133735921266572</text:p>
          </table:table-cell>
        </table:table-row>
        <table:table-row table:style-name="ro1">
          <table:table-cell office:value-type="string" calcext:value-type="string">
            <text:p>slr1800</text:p>
          </table:table-cell>
          <table:table-cell office:value-type="float" office:value="0.200473886496696" calcext:value-type="float">
            <text:p>0.200473886496696</text:p>
          </table:table-cell>
          <table:table-cell office:value-type="float" office:value="0.0667101451460865" calcext:value-type="float">
            <text:p>0.0667101451460865</text:p>
          </table:table-cell>
          <table:table-cell office:value-type="float" office:value="0.13376374135061" calcext:value-type="float">
            <text:p>0.13376374135061</text:p>
          </table:table-cell>
        </table:table-row>
        <table:table-row table:style-name="ro1">
          <table:table-cell office:value-type="string" calcext:value-type="string">
            <text:p>slr5024</text:p>
          </table:table-cell>
          <table:table-cell office:value-type="float" office:value="0.00778182402842028" calcext:value-type="float">
            <text:p>0.00778182402842028</text:p>
          </table:table-cell>
          <table:table-cell office:value-type="float" office:value="-0.126098081048049" calcext:value-type="float">
            <text:p>-0.126098081048049</text:p>
          </table:table-cell>
          <table:table-cell office:value-type="float" office:value="0.133879905076469" calcext:value-type="float">
            <text:p>0.133879905076469</text:p>
          </table:table-cell>
        </table:table-row>
        <table:table-row table:style-name="ro1">
          <table:table-cell office:value-type="string" calcext:value-type="string">
            <text:p>sll5028</text:p>
          </table:table-cell>
          <table:table-cell office:value-type="float" office:value="0.203161697657198" calcext:value-type="float">
            <text:p>0.203161697657198</text:p>
          </table:table-cell>
          <table:table-cell office:value-type="float" office:value="0.0691849927792501" calcext:value-type="float">
            <text:p>0.0691849927792501</text:p>
          </table:table-cell>
          <table:table-cell office:value-type="float" office:value="0.133976704877948" calcext:value-type="float">
            <text:p>0.133976704877948</text:p>
          </table:table-cell>
        </table:table-row>
        <table:table-row table:style-name="ro1">
          <table:table-cell office:value-type="string" calcext:value-type="string">
            <text:p>ssr2708</text:p>
          </table:table-cell>
          <table:table-cell office:value-type="float" office:value="-0.311169482657944" calcext:value-type="float">
            <text:p>-0.311169482657944</text:p>
          </table:table-cell>
          <table:table-cell office:value-type="float" office:value="-0.445309698228733" calcext:value-type="float">
            <text:p>-0.445309698228733</text:p>
          </table:table-cell>
          <table:table-cell office:value-type="float" office:value="0.134140215570789" calcext:value-type="float">
            <text:p>0.134140215570789</text:p>
          </table:table-cell>
        </table:table-row>
        <table:table-row table:style-name="ro1">
          <table:table-cell office:value-type="string" calcext:value-type="string">
            <text:p>sll0698</text:p>
          </table:table-cell>
          <table:table-cell office:value-type="float" office:value="-0.86988074810589" calcext:value-type="float">
            <text:p>-0.86988074810589</text:p>
          </table:table-cell>
          <table:table-cell office:value-type="float" office:value="-1.00539773554188" calcext:value-type="float">
            <text:p>-1.00539773554188</text:p>
          </table:table-cell>
          <table:table-cell office:value-type="float" office:value="0.13551698743599" calcext:value-type="float">
            <text:p>0.13551698743599</text:p>
          </table:table-cell>
        </table:table-row>
        <table:table-row table:style-name="ro1">
          <table:table-cell office:value-type="string" calcext:value-type="string">
            <text:p>sll0486</text:p>
          </table:table-cell>
          <table:table-cell office:value-type="float" office:value="0.0107610307568716" calcext:value-type="float">
            <text:p>0.0107610307568716</text:p>
          </table:table-cell>
          <table:table-cell office:value-type="float" office:value="-0.125580382297845" calcext:value-type="float">
            <text:p>-0.125580382297845</text:p>
          </table:table-cell>
          <table:table-cell office:value-type="float" office:value="0.136341413054717" calcext:value-type="float">
            <text:p>0.136341413054717</text:p>
          </table:table-cell>
        </table:table-row>
        <table:table-row table:style-name="ro1">
          <table:table-cell office:value-type="string" calcext:value-type="string">
            <text:p>sll1956</text:p>
          </table:table-cell>
          <table:table-cell office:value-type="float" office:value="-0.726497185220319" calcext:value-type="float">
            <text:p>-0.726497185220319</text:p>
          </table:table-cell>
          <table:table-cell office:value-type="float" office:value="-0.862894783039974" calcext:value-type="float">
            <text:p>-0.862894783039974</text:p>
          </table:table-cell>
          <table:table-cell office:value-type="float" office:value="0.136397597819655" calcext:value-type="float">
            <text:p>0.136397597819655</text:p>
          </table:table-cell>
        </table:table-row>
        <table:table-row table:style-name="ro1">
          <table:table-cell office:value-type="string" calcext:value-type="string">
            <text:p>ssr7035</text:p>
          </table:table-cell>
          <table:table-cell office:value-type="float" office:value="0.0592511674521377" calcext:value-type="float">
            <text:p>0.0592511674521377</text:p>
          </table:table-cell>
          <table:table-cell office:value-type="float" office:value="-0.0774781329129903" calcext:value-type="float">
            <text:p>-0.0774781329129903</text:p>
          </table:table-cell>
          <table:table-cell office:value-type="float" office:value="0.136729300365128" calcext:value-type="float">
            <text:p>0.136729300365128</text:p>
          </table:table-cell>
        </table:table-row>
        <table:table-row table:style-name="ro1">
          <table:table-cell office:value-type="string" calcext:value-type="string">
            <text:p>sll1942</text:p>
          </table:table-cell>
          <table:table-cell office:value-type="float" office:value="0.362433819356982" calcext:value-type="float">
            <text:p>0.362433819356982</text:p>
          </table:table-cell>
          <table:table-cell office:value-type="float" office:value="0.225190781138566" calcext:value-type="float">
            <text:p>0.225190781138566</text:p>
          </table:table-cell>
          <table:table-cell office:value-type="float" office:value="0.137243038218415" calcext:value-type="float">
            <text:p>0.137243038218415</text:p>
          </table:table-cell>
        </table:table-row>
        <table:table-row table:style-name="ro1">
          <table:table-cell office:value-type="string" calcext:value-type="string">
            <text:p>sll1624</text:p>
          </table:table-cell>
          <table:table-cell office:value-type="float" office:value="0.242574986353207" calcext:value-type="float">
            <text:p>0.242574986353207</text:p>
          </table:table-cell>
          <table:table-cell office:value-type="float" office:value="0.105187882364164" calcext:value-type="float">
            <text:p>0.105187882364164</text:p>
          </table:table-cell>
          <table:table-cell office:value-type="float" office:value="0.137387103989043" calcext:value-type="float">
            <text:p>0.137387103989043</text:p>
          </table:table-cell>
        </table:table-row>
        <table:table-row table:style-name="ro1">
          <table:table-cell office:value-type="string" calcext:value-type="string">
            <text:p>sll1002</text:p>
          </table:table-cell>
          <table:table-cell office:value-type="float" office:value="-0.280889177868327" calcext:value-type="float">
            <text:p>-0.280889177868327</text:p>
          </table:table-cell>
          <table:table-cell office:value-type="float" office:value="-0.419904408964547" calcext:value-type="float">
            <text:p>-0.419904408964547</text:p>
          </table:table-cell>
          <table:table-cell office:value-type="float" office:value="0.13901523109622" calcext:value-type="float">
            <text:p>0.13901523109622</text:p>
          </table:table-cell>
        </table:table-row>
        <table:table-row table:style-name="ro1">
          <table:table-cell office:value-type="string" calcext:value-type="string">
            <text:p>sll1766</text:p>
          </table:table-cell>
          <table:table-cell office:value-type="float" office:value="-0.00852785244585878" calcext:value-type="float">
            <text:p>-0.00852785244585878</text:p>
          </table:table-cell>
          <table:table-cell office:value-type="float" office:value="-0.147639933422247" calcext:value-type="float">
            <text:p>-0.147639933422247</text:p>
          </table:table-cell>
          <table:table-cell office:value-type="float" office:value="0.139112080976389" calcext:value-type="float">
            <text:p>0.139112080976389</text:p>
          </table:table-cell>
        </table:table-row>
        <table:table-row table:style-name="ro1">
          <table:table-cell office:value-type="string" calcext:value-type="string">
            <text:p>sll1249</text:p>
          </table:table-cell>
          <table:table-cell office:value-type="float" office:value="0.130734987686904" calcext:value-type="float">
            <text:p>0.130734987686904</text:p>
          </table:table-cell>
          <table:table-cell office:value-type="float" office:value="-0.00850035565811985" calcext:value-type="float">
            <text:p>-0.00850035565811985</text:p>
          </table:table-cell>
          <table:table-cell office:value-type="float" office:value="0.139235343345023" calcext:value-type="float">
            <text:p>0.139235343345023</text:p>
          </table:table-cell>
        </table:table-row>
        <table:table-row table:style-name="ro1">
          <table:table-cell office:value-type="string" calcext:value-type="string">
            <text:p>slr0990</text:p>
          </table:table-cell>
          <table:table-cell office:value-type="float" office:value="0.208160535950598" calcext:value-type="float">
            <text:p>0.208160535950598</text:p>
          </table:table-cell>
          <table:table-cell office:value-type="float" office:value="0.0688372589425782" calcext:value-type="float">
            <text:p>0.0688372589425782</text:p>
          </table:table-cell>
          <table:table-cell office:value-type="float" office:value="0.13932327700802" calcext:value-type="float">
            <text:p>0.13932327700802</text:p>
          </table:table-cell>
        </table:table-row>
        <table:table-row table:style-name="ro1">
          <table:table-cell office:value-type="string" calcext:value-type="string">
            <text:p>slr0517</text:p>
          </table:table-cell>
          <table:table-cell office:value-type="float" office:value="-1.45449650313818" calcext:value-type="float">
            <text:p>-1.45449650313818</text:p>
          </table:table-cell>
          <table:table-cell office:value-type="float" office:value="-1.59408536801247" calcext:value-type="float">
            <text:p>-1.59408536801247</text:p>
          </table:table-cell>
          <table:table-cell office:value-type="float" office:value="0.139588864874288" calcext:value-type="float">
            <text:p>0.139588864874288</text:p>
          </table:table-cell>
        </table:table-row>
        <table:table-row table:style-name="ro1">
          <table:table-cell office:value-type="string" calcext:value-type="string">
            <text:p>sll1383</text:p>
          </table:table-cell>
          <table:table-cell office:value-type="float" office:value="-0.398130821262905" calcext:value-type="float">
            <text:p>-0.398130821262905</text:p>
          </table:table-cell>
          <table:table-cell office:value-type="float" office:value="-0.53781959041701" calcext:value-type="float">
            <text:p>-0.53781959041701</text:p>
          </table:table-cell>
          <table:table-cell office:value-type="float" office:value="0.139688769154105" calcext:value-type="float">
            <text:p>0.139688769154105</text:p>
          </table:table-cell>
        </table:table-row>
        <table:table-row table:style-name="ro1">
          <table:table-cell office:value-type="string" calcext:value-type="string">
            <text:p>slr0700</text:p>
          </table:table-cell>
          <table:table-cell office:value-type="float" office:value="0.196934840507684" calcext:value-type="float">
            <text:p>0.196934840507684</text:p>
          </table:table-cell>
          <table:table-cell office:value-type="float" office:value="0.0562535916670597" calcext:value-type="float">
            <text:p>0.0562535916670597</text:p>
          </table:table-cell>
          <table:table-cell office:value-type="float" office:value="0.140681248840624" calcext:value-type="float">
            <text:p>0.140681248840624</text:p>
          </table:table-cell>
        </table:table-row>
        <table:table-row table:style-name="ro1">
          <table:table-cell office:value-type="string" calcext:value-type="string">
            <text:p>slr1065</text:p>
          </table:table-cell>
          <table:table-cell office:value-type="float" office:value="-0.266483175588226" calcext:value-type="float">
            <text:p>-0.266483175588226</text:p>
          </table:table-cell>
          <table:table-cell office:value-type="float" office:value="-0.407227743852616" calcext:value-type="float">
            <text:p>-0.407227743852616</text:p>
          </table:table-cell>
          <table:table-cell office:value-type="float" office:value="0.14074456826439" calcext:value-type="float">
            <text:p>0.14074456826439</text:p>
          </table:table-cell>
        </table:table-row>
        <table:table-row table:style-name="ro1">
          <table:table-cell office:value-type="string" calcext:value-type="string">
            <text:p>sll1491</text:p>
          </table:table-cell>
          <table:table-cell office:value-type="float" office:value="0.149698847512543" calcext:value-type="float">
            <text:p>0.149698847512543</text:p>
          </table:table-cell>
          <table:table-cell office:value-type="float" office:value="0.00894339508431" calcext:value-type="float">
            <text:p>0.00894339508431</text:p>
          </table:table-cell>
          <table:table-cell office:value-type="float" office:value="0.140755452428233" calcext:value-type="float">
            <text:p>0.140755452428233</text:p>
          </table:table-cell>
        </table:table-row>
        <table:table-row table:style-name="ro1">
          <table:table-cell office:value-type="string" calcext:value-type="string">
            <text:p>slr6096</text:p>
          </table:table-cell>
          <table:table-cell office:value-type="float" office:value="0.204782845094295" calcext:value-type="float">
            <text:p>0.204782845094295</text:p>
          </table:table-cell>
          <table:table-cell office:value-type="float" office:value="0.0634372412380909" calcext:value-type="float">
            <text:p>0.0634372412380909</text:p>
          </table:table-cell>
          <table:table-cell office:value-type="float" office:value="0.141345603856204" calcext:value-type="float">
            <text:p>0.141345603856204</text:p>
          </table:table-cell>
        </table:table-row>
        <table:table-row table:style-name="ro1">
          <table:table-cell office:value-type="string" calcext:value-type="string">
            <text:p>sll1447</text:p>
          </table:table-cell>
          <table:table-cell office:value-type="float" office:value="-0.178777566876355" calcext:value-type="float">
            <text:p>-0.178777566876355</text:p>
          </table:table-cell>
          <table:table-cell office:value-type="float" office:value="-0.320143596646652" calcext:value-type="float">
            <text:p>-0.320143596646652</text:p>
          </table:table-cell>
          <table:table-cell office:value-type="float" office:value="0.141366029770297" calcext:value-type="float">
            <text:p>0.141366029770297</text:p>
          </table:table-cell>
        </table:table-row>
        <table:table-row table:style-name="ro1">
          <table:table-cell office:value-type="string" calcext:value-type="string">
            <text:p>sll1442</text:p>
          </table:table-cell>
          <table:table-cell office:value-type="float" office:value="-0.309714324995386" calcext:value-type="float">
            <text:p>-0.309714324995386</text:p>
          </table:table-cell>
          <table:table-cell office:value-type="float" office:value="-0.451592917795008" calcext:value-type="float">
            <text:p>-0.451592917795008</text:p>
          </table:table-cell>
          <table:table-cell office:value-type="float" office:value="0.141878592799622" calcext:value-type="float">
            <text:p>0.141878592799622</text:p>
          </table:table-cell>
        </table:table-row>
        <table:table-row table:style-name="ro1">
          <table:table-cell office:value-type="string" calcext:value-type="string">
            <text:p>sll1541</text:p>
          </table:table-cell>
          <table:table-cell office:value-type="float" office:value="-0.272105111579168" calcext:value-type="float">
            <text:p>-0.272105111579168</text:p>
          </table:table-cell>
          <table:table-cell office:value-type="float" office:value="-0.414060765985377" calcext:value-type="float">
            <text:p>-0.414060765985377</text:p>
          </table:table-cell>
          <table:table-cell office:value-type="float" office:value="0.141955654406209" calcext:value-type="float">
            <text:p>0.141955654406209</text:p>
          </table:table-cell>
        </table:table-row>
        <table:table-row table:style-name="ro1">
          <table:table-cell office:value-type="string" calcext:value-type="string">
            <text:p>sll1318</text:p>
          </table:table-cell>
          <table:table-cell office:value-type="float" office:value="0.178831598107892" calcext:value-type="float">
            <text:p>0.178831598107892</text:p>
          </table:table-cell>
          <table:table-cell office:value-type="float" office:value="0.0365942165940828" calcext:value-type="float">
            <text:p>0.0365942165940828</text:p>
          </table:table-cell>
          <table:table-cell office:value-type="float" office:value="0.142237381513809" calcext:value-type="float">
            <text:p>0.142237381513809</text:p>
          </table:table-cell>
        </table:table-row>
        <table:table-row table:style-name="ro1">
          <table:table-cell office:value-type="string" calcext:value-type="string">
            <text:p>sll1768</text:p>
          </table:table-cell>
          <table:table-cell office:value-type="float" office:value="0.32515522920608" calcext:value-type="float">
            <text:p>0.32515522920608</text:p>
          </table:table-cell>
          <table:table-cell office:value-type="float" office:value="0.18257324559912" calcext:value-type="float">
            <text:p>0.18257324559912</text:p>
          </table:table-cell>
          <table:table-cell office:value-type="float" office:value="0.14258198360696" calcext:value-type="float">
            <text:p>0.14258198360696</text:p>
          </table:table-cell>
        </table:table-row>
        <table:table-row table:style-name="ro1">
          <table:table-cell office:value-type="string" calcext:value-type="string">
            <text:p>sll0812</text:p>
          </table:table-cell>
          <table:table-cell office:value-type="float" office:value="-0.111949959893926" calcext:value-type="float">
            <text:p>-0.111949959893926</text:p>
          </table:table-cell>
          <table:table-cell office:value-type="float" office:value="-0.254766880044272" calcext:value-type="float">
            <text:p>-0.254766880044272</text:p>
          </table:table-cell>
          <table:table-cell office:value-type="float" office:value="0.142816920150346" calcext:value-type="float">
            <text:p>0.142816920150346</text:p>
          </table:table-cell>
        </table:table-row>
        <table:table-row table:style-name="ro1">
          <table:table-cell office:value-type="string" calcext:value-type="string">
            <text:p>slr0261</text:p>
          </table:table-cell>
          <table:table-cell office:value-type="float" office:value="-2.86127603790336" calcext:value-type="float">
            <text:p>-2.86127603790336</text:p>
          </table:table-cell>
          <table:table-cell office:value-type="float" office:value="-3.00583812103951" calcext:value-type="float">
            <text:p>-3.00583812103951</text:p>
          </table:table-cell>
          <table:table-cell office:value-type="float" office:value="0.144562083136158" calcext:value-type="float">
            <text:p>0.144562083136158</text:p>
          </table:table-cell>
        </table:table-row>
        <table:table-row table:style-name="ro1">
          <table:table-cell office:value-type="string" calcext:value-type="string">
            <text:p>ssr2595</text:p>
          </table:table-cell>
          <table:table-cell office:value-type="float" office:value="-0.0258552166090564" calcext:value-type="float">
            <text:p>-0.0258552166090564</text:p>
          </table:table-cell>
          <table:table-cell office:value-type="float" office:value="-0.170436968640035" calcext:value-type="float">
            <text:p>-0.170436968640035</text:p>
          </table:table-cell>
          <table:table-cell office:value-type="float" office:value="0.144581752030979" calcext:value-type="float">
            <text:p>0.144581752030979</text:p>
          </table:table-cell>
        </table:table-row>
        <table:table-row table:style-name="ro1">
          <table:table-cell office:value-type="string" calcext:value-type="string">
            <text:p>slr0732</text:p>
          </table:table-cell>
          <table:table-cell office:value-type="float" office:value="0.161283199759659" calcext:value-type="float">
            <text:p>0.161283199759659</text:p>
          </table:table-cell>
          <table:table-cell office:value-type="float" office:value="0.0163499790158775" calcext:value-type="float">
            <text:p>0.0163499790158775</text:p>
          </table:table-cell>
          <table:table-cell office:value-type="float" office:value="0.144933220743781" calcext:value-type="float">
            <text:p>0.144933220743781</text:p>
          </table:table-cell>
        </table:table-row>
        <table:table-row table:style-name="ro1">
          <table:table-cell office:value-type="string" calcext:value-type="string">
            <text:p>sll1367</text:p>
          </table:table-cell>
          <table:table-cell office:value-type="float" office:value="-0.705025833913952" calcext:value-type="float">
            <text:p>-0.705025833913952</text:p>
          </table:table-cell>
          <table:table-cell office:value-type="float" office:value="-0.85040548147339" calcext:value-type="float">
            <text:p>-0.85040548147339</text:p>
          </table:table-cell>
          <table:table-cell office:value-type="float" office:value="0.145379647559438" calcext:value-type="float">
            <text:p>0.145379647559438</text:p>
          </table:table-cell>
        </table:table-row>
        <table:table-row table:style-name="ro1">
          <table:table-cell office:value-type="string" calcext:value-type="string">
            <text:p>slr1584</text:p>
          </table:table-cell>
          <table:table-cell office:value-type="float" office:value="-0.22985336926408" calcext:value-type="float">
            <text:p>-0.22985336926408</text:p>
          </table:table-cell>
          <table:table-cell office:value-type="float" office:value="-0.375255243356213" calcext:value-type="float">
            <text:p>-0.375255243356213</text:p>
          </table:table-cell>
          <table:table-cell office:value-type="float" office:value="0.145401874092133" calcext:value-type="float">
            <text:p>0.145401874092133</text:p>
          </table:table-cell>
        </table:table-row>
        <table:table-row table:style-name="ro1">
          <table:table-cell office:value-type="string" calcext:value-type="string">
            <text:p>slr1704</text:p>
          </table:table-cell>
          <table:table-cell office:value-type="float" office:value="-0.321024783478588" calcext:value-type="float">
            <text:p>-0.321024783478588</text:p>
          </table:table-cell>
          <table:table-cell office:value-type="float" office:value="-0.466471082103192" calcext:value-type="float">
            <text:p>-0.466471082103192</text:p>
          </table:table-cell>
          <table:table-cell office:value-type="float" office:value="0.145446298624604" calcext:value-type="float">
            <text:p>0.145446298624604</text:p>
          </table:table-cell>
        </table:table-row>
        <table:table-row table:style-name="ro1">
          <table:table-cell office:value-type="string" calcext:value-type="string">
            <text:p>slr0819</text:p>
          </table:table-cell>
          <table:table-cell office:value-type="float" office:value="0.386925591222622" calcext:value-type="float">
            <text:p>0.386925591222622</text:p>
          </table:table-cell>
          <table:table-cell office:value-type="float" office:value="0.241232069194931" calcext:value-type="float">
            <text:p>0.241232069194931</text:p>
          </table:table-cell>
          <table:table-cell office:value-type="float" office:value="0.145693522027691" calcext:value-type="float">
            <text:p>0.145693522027691</text:p>
          </table:table-cell>
        </table:table-row>
        <table:table-row table:style-name="ro1">
          <table:table-cell office:value-type="string" calcext:value-type="string">
            <text:p>ssr2998</text:p>
          </table:table-cell>
          <table:table-cell office:value-type="float" office:value="-0.516228430591282" calcext:value-type="float">
            <text:p>-0.516228430591282</text:p>
          </table:table-cell>
          <table:table-cell office:value-type="float" office:value="-0.66240914278562" calcext:value-type="float">
            <text:p>-0.66240914278562</text:p>
          </table:table-cell>
          <table:table-cell office:value-type="float" office:value="0.146180712194337" calcext:value-type="float">
            <text:p>0.146180712194337</text:p>
          </table:table-cell>
        </table:table-row>
        <table:table-row table:style-name="ro1">
          <table:table-cell office:value-type="string" calcext:value-type="string">
            <text:p>slr1053</text:p>
          </table:table-cell>
          <table:table-cell office:value-type="float" office:value="0.279826069044425" calcext:value-type="float">
            <text:p>0.279826069044425</text:p>
          </table:table-cell>
          <table:table-cell office:value-type="float" office:value="0.132591598749657" calcext:value-type="float">
            <text:p>0.132591598749657</text:p>
          </table:table-cell>
          <table:table-cell office:value-type="float" office:value="0.147234470294768" calcext:value-type="float">
            <text:p>0.147234470294768</text:p>
          </table:table-cell>
        </table:table-row>
        <table:table-row table:style-name="ro1">
          <table:table-cell office:value-type="string" calcext:value-type="string">
            <text:p>sll0744</text:p>
          </table:table-cell>
          <table:table-cell office:value-type="float" office:value="0.177235929538649" calcext:value-type="float">
            <text:p>0.177235929538649</text:p>
          </table:table-cell>
          <table:table-cell office:value-type="float" office:value="0.02958836079789" calcext:value-type="float">
            <text:p>0.02958836079789</text:p>
          </table:table-cell>
          <table:table-cell office:value-type="float" office:value="0.147647568740759" calcext:value-type="float">
            <text:p>0.147647568740759</text:p>
          </table:table-cell>
        </table:table-row>
        <table:table-row table:style-name="ro1">
          <table:table-cell office:value-type="string" calcext:value-type="string">
            <text:p>sll0676</text:p>
          </table:table-cell>
          <table:table-cell office:value-type="float" office:value="0.262948660670914" calcext:value-type="float">
            <text:p>0.262948660670914</text:p>
          </table:table-cell>
          <table:table-cell office:value-type="float" office:value="0.11526815293009" calcext:value-type="float">
            <text:p>0.11526815293009</text:p>
          </table:table-cell>
          <table:table-cell office:value-type="float" office:value="0.147680507740824" calcext:value-type="float">
            <text:p>0.147680507740824</text:p>
          </table:table-cell>
        </table:table-row>
        <table:table-row table:style-name="ro1">
          <table:table-cell office:value-type="string" calcext:value-type="string">
            <text:p>sll1750</text:p>
          </table:table-cell>
          <table:table-cell office:value-type="float" office:value="-0.0596274505264878" calcext:value-type="float">
            <text:p>-0.0596274505264878</text:p>
          </table:table-cell>
          <table:table-cell office:value-type="float" office:value="-0.207648634348885" calcext:value-type="float">
            <text:p>-0.207648634348885</text:p>
          </table:table-cell>
          <table:table-cell office:value-type="float" office:value="0.148021183822398" calcext:value-type="float">
            <text:p>0.148021183822398</text:p>
          </table:table-cell>
        </table:table-row>
        <table:table-row table:style-name="ro1">
          <table:table-cell office:value-type="string" calcext:value-type="string">
            <text:p>ssr0536</text:p>
          </table:table-cell>
          <table:table-cell office:value-type="float" office:value="0.211108004897374" calcext:value-type="float">
            <text:p>0.211108004897374</text:p>
          </table:table-cell>
          <table:table-cell office:value-type="float" office:value="0.0630658316119385" calcext:value-type="float">
            <text:p>0.0630658316119385</text:p>
          </table:table-cell>
          <table:table-cell office:value-type="float" office:value="0.148042173285435" calcext:value-type="float">
            <text:p>0.148042173285435</text:p>
          </table:table-cell>
        </table:table-row>
        <table:table-row table:style-name="ro1">
          <table:table-cell office:value-type="string" calcext:value-type="string">
            <text:p>sll0728</text:p>
          </table:table-cell>
          <table:table-cell office:value-type="float" office:value="-0.943256043189601" calcext:value-type="float">
            <text:p>-0.943256043189601</text:p>
          </table:table-cell>
          <table:table-cell office:value-type="float" office:value="-1.09149870664474" calcext:value-type="float">
            <text:p>-1.09149870664474</text:p>
          </table:table-cell>
          <table:table-cell office:value-type="float" office:value="0.14824266345514" calcext:value-type="float">
            <text:p>0.14824266345514</text:p>
          </table:table-cell>
        </table:table-row>
        <table:table-row table:style-name="ro1">
          <table:table-cell office:value-type="string" calcext:value-type="string">
            <text:p>slr1250</text:p>
          </table:table-cell>
          <table:table-cell office:value-type="float" office:value="0.137809070657377" calcext:value-type="float">
            <text:p>0.137809070657377</text:p>
          </table:table-cell>
          <table:table-cell office:value-type="float" office:value="-0.01044633032161" calcext:value-type="float">
            <text:p>-0.01044633032161</text:p>
          </table:table-cell>
          <table:table-cell office:value-type="float" office:value="0.148255400978987" calcext:value-type="float">
            <text:p>0.148255400978987</text:p>
          </table:table-cell>
        </table:table-row>
        <table:table-row table:style-name="ro1">
          <table:table-cell office:value-type="string" calcext:value-type="string">
            <text:p>slr1857</text:p>
          </table:table-cell>
          <table:table-cell office:value-type="float" office:value="0.608377429218058" calcext:value-type="float">
            <text:p>0.608377429218058</text:p>
          </table:table-cell>
          <table:table-cell office:value-type="float" office:value="0.459696962108085" calcext:value-type="float">
            <text:p>0.459696962108085</text:p>
          </table:table-cell>
          <table:table-cell office:value-type="float" office:value="0.148680467109973" calcext:value-type="float">
            <text:p>0.148680467109973</text:p>
          </table:table-cell>
        </table:table-row>
        <table:table-row table:style-name="ro1">
          <table:table-cell office:value-type="string" calcext:value-type="string">
            <text:p>slr1455</text:p>
          </table:table-cell>
          <table:table-cell office:value-type="float" office:value="0.147098061951432" calcext:value-type="float">
            <text:p>0.147098061951432</text:p>
          </table:table-cell>
          <table:table-cell office:value-type="float" office:value="-0.00171331007007856" calcext:value-type="float">
            <text:p>-0.00171331007007856</text:p>
          </table:table-cell>
          <table:table-cell office:value-type="float" office:value="0.148811372021511" calcext:value-type="float">
            <text:p>0.148811372021511</text:p>
          </table:table-cell>
        </table:table-row>
        <table:table-row table:style-name="ro1">
          <table:table-cell office:value-type="string" calcext:value-type="string">
            <text:p>sll1252</text:p>
          </table:table-cell>
          <table:table-cell office:value-type="float" office:value="0.205161641802079" calcext:value-type="float">
            <text:p>0.205161641802079</text:p>
          </table:table-cell>
          <table:table-cell office:value-type="float" office:value="0.0560434216649681" calcext:value-type="float">
            <text:p>0.0560434216649681</text:p>
          </table:table-cell>
          <table:table-cell office:value-type="float" office:value="0.149118220137111" calcext:value-type="float">
            <text:p>0.149118220137111</text:p>
          </table:table-cell>
        </table:table-row>
        <table:table-row table:style-name="ro1">
          <table:table-cell office:value-type="string" calcext:value-type="string">
            <text:p>ssl2153</text:p>
          </table:table-cell>
          <table:table-cell office:value-type="float" office:value="0.0814998636181952" calcext:value-type="float">
            <text:p>0.0814998636181952</text:p>
          </table:table-cell>
          <table:table-cell office:value-type="float" office:value="-0.0679967094849196" calcext:value-type="float">
            <text:p>-0.0679967094849196</text:p>
          </table:table-cell>
          <table:table-cell office:value-type="float" office:value="0.149496573103115" calcext:value-type="float">
            <text:p>0.149496573103115</text:p>
          </table:table-cell>
        </table:table-row>
        <table:table-row table:style-name="ro1">
          <table:table-cell office:value-type="string" calcext:value-type="string">
            <text:p>ssl0294</text:p>
          </table:table-cell>
          <table:table-cell office:value-type="float" office:value="0.0928172421877621" calcext:value-type="float">
            <text:p>0.0928172421877621</text:p>
          </table:table-cell>
          <table:table-cell office:value-type="float" office:value="-0.0575937736740876" calcext:value-type="float">
            <text:p>-0.0575937736740876</text:p>
          </table:table-cell>
          <table:table-cell office:value-type="float" office:value="0.15041101586185" calcext:value-type="float">
            <text:p>0.15041101586185</text:p>
          </table:table-cell>
        </table:table-row>
        <table:table-row table:style-name="ro1">
          <table:table-cell office:value-type="string" calcext:value-type="string">
            <text:p>sll0671</text:p>
          </table:table-cell>
          <table:table-cell office:value-type="float" office:value="0.158556865206443" calcext:value-type="float">
            <text:p>0.158556865206443</text:p>
          </table:table-cell>
          <table:table-cell office:value-type="float" office:value="0.00777771063056831" calcext:value-type="float">
            <text:p>0.00777771063056831</text:p>
          </table:table-cell>
          <table:table-cell office:value-type="float" office:value="0.150779154575874" calcext:value-type="float">
            <text:p>0.150779154575874</text:p>
          </table:table-cell>
        </table:table-row>
        <table:table-row table:style-name="ro1">
          <table:table-cell office:value-type="string" calcext:value-type="string">
            <text:p>sll1341</text:p>
          </table:table-cell>
          <table:table-cell office:value-type="float" office:value="0.173713411120865" calcext:value-type="float">
            <text:p>0.173713411120865</text:p>
          </table:table-cell>
          <table:table-cell office:value-type="float" office:value="0.02280802163772" calcext:value-type="float">
            <text:p>0.02280802163772</text:p>
          </table:table-cell>
          <table:table-cell office:value-type="float" office:value="0.150905389483145" calcext:value-type="float">
            <text:p>0.150905389483145</text:p>
          </table:table-cell>
        </table:table-row>
        <table:table-row table:style-name="ro1">
          <table:table-cell office:value-type="string" calcext:value-type="string">
            <text:p>slr1992</text:p>
          </table:table-cell>
          <table:table-cell office:value-type="float" office:value="0.278079846820136" calcext:value-type="float">
            <text:p>0.278079846820136</text:p>
          </table:table-cell>
          <table:table-cell office:value-type="float" office:value="0.127099957999604" calcext:value-type="float">
            <text:p>0.127099957999604</text:p>
          </table:table-cell>
          <table:table-cell office:value-type="float" office:value="0.150979888820532" calcext:value-type="float">
            <text:p>0.150979888820532</text:p>
          </table:table-cell>
        </table:table-row>
        <table:table-row table:style-name="ro1">
          <table:table-cell office:value-type="string" calcext:value-type="string">
            <text:p>slr1171</text:p>
          </table:table-cell>
          <table:table-cell office:value-type="float" office:value="0.29552605540705" calcext:value-type="float">
            <text:p>0.29552605540705</text:p>
          </table:table-cell>
          <table:table-cell office:value-type="float" office:value="0.143611299726272" calcext:value-type="float">
            <text:p>0.143611299726272</text:p>
          </table:table-cell>
          <table:table-cell office:value-type="float" office:value="0.151914755680777" calcext:value-type="float">
            <text:p>0.151914755680777</text:p>
          </table:table-cell>
        </table:table-row>
        <table:table-row table:style-name="ro1">
          <table:table-cell office:value-type="string" calcext:value-type="string">
            <text:p>sll5035</text:p>
          </table:table-cell>
          <table:table-cell office:value-type="float" office:value="0.00892545254907798" calcext:value-type="float">
            <text:p>0.00892545254907798</text:p>
          </table:table-cell>
          <table:table-cell office:value-type="float" office:value="-0.14412189052051" calcext:value-type="float">
            <text:p>-0.14412189052051</text:p>
          </table:table-cell>
          <table:table-cell office:value-type="float" office:value="0.153047343069588" calcext:value-type="float">
            <text:p>0.153047343069588</text:p>
          </table:table-cell>
        </table:table-row>
        <table:table-row table:style-name="ro1">
          <table:table-cell office:value-type="string" calcext:value-type="string">
            <text:p>sll0751</text:p>
          </table:table-cell>
          <table:table-cell office:value-type="float" office:value="0.44232164036762" calcext:value-type="float">
            <text:p>0.44232164036762</text:p>
          </table:table-cell>
          <table:table-cell office:value-type="float" office:value="0.289234609257203" calcext:value-type="float">
            <text:p>0.289234609257203</text:p>
          </table:table-cell>
          <table:table-cell office:value-type="float" office:value="0.153087031110417" calcext:value-type="float">
            <text:p>0.153087031110417</text:p>
          </table:table-cell>
        </table:table-row>
        <table:table-row table:style-name="ro1">
          <table:table-cell office:value-type="string" calcext:value-type="string">
            <text:p>slr1648</text:p>
          </table:table-cell>
          <table:table-cell office:value-type="float" office:value="0.233277622816175" calcext:value-type="float">
            <text:p>0.233277622816175</text:p>
          </table:table-cell>
          <table:table-cell office:value-type="float" office:value="0.0798554720152863" calcext:value-type="float">
            <text:p>0.0798554720152863</text:p>
          </table:table-cell>
          <table:table-cell office:value-type="float" office:value="0.153422150800889" calcext:value-type="float">
            <text:p>0.153422150800889</text:p>
          </table:table-cell>
        </table:table-row>
        <table:table-row table:style-name="ro1">
          <table:table-cell office:value-type="string" calcext:value-type="string">
            <text:p>sll0803</text:p>
          </table:table-cell>
          <table:table-cell office:value-type="float" office:value="-0.115715487656443" calcext:value-type="float">
            <text:p>-0.115715487656443</text:p>
          </table:table-cell>
          <table:table-cell office:value-type="float" office:value="-0.269383028655746" calcext:value-type="float">
            <text:p>-0.269383028655746</text:p>
          </table:table-cell>
          <table:table-cell office:value-type="float" office:value="0.153667540999304" calcext:value-type="float">
            <text:p>0.153667540999304</text:p>
          </table:table-cell>
        </table:table-row>
        <table:table-row table:style-name="ro1">
          <table:table-cell office:value-type="string" calcext:value-type="string">
            <text:p>sll1202</text:p>
          </table:table-cell>
          <table:table-cell office:value-type="float" office:value="0.117661103664587" calcext:value-type="float">
            <text:p>0.117661103664587</text:p>
          </table:table-cell>
          <table:table-cell office:value-type="float" office:value="-0.0364255096049275" calcext:value-type="float">
            <text:p>-0.0364255096049275</text:p>
          </table:table-cell>
          <table:table-cell office:value-type="float" office:value="0.154086613269515" calcext:value-type="float">
            <text:p>0.154086613269515</text:p>
          </table:table-cell>
        </table:table-row>
        <table:table-row table:style-name="ro1">
          <table:table-cell office:value-type="string" calcext:value-type="string">
            <text:p>slr1546</text:p>
          </table:table-cell>
          <table:table-cell office:value-type="float" office:value="0.377075361145023" calcext:value-type="float">
            <text:p>0.377075361145023</text:p>
          </table:table-cell>
          <table:table-cell office:value-type="float" office:value="0.222568734336306" calcext:value-type="float">
            <text:p>0.222568734336306</text:p>
          </table:table-cell>
          <table:table-cell office:value-type="float" office:value="0.154506626808717" calcext:value-type="float">
            <text:p>0.154506626808717</text:p>
          </table:table-cell>
        </table:table-row>
        <table:table-row table:style-name="ro1">
          <table:table-cell office:value-type="string" calcext:value-type="string">
            <text:p>sll1193</text:p>
          </table:table-cell>
          <table:table-cell office:value-type="float" office:value="0.265872552437872" calcext:value-type="float">
            <text:p>0.265872552437872</text:p>
          </table:table-cell>
          <table:table-cell office:value-type="float" office:value="0.111264962355871" calcext:value-type="float">
            <text:p>0.111264962355871</text:p>
          </table:table-cell>
          <table:table-cell office:value-type="float" office:value="0.154607590082002" calcext:value-type="float">
            <text:p>0.154607590082002</text:p>
          </table:table-cell>
        </table:table-row>
        <table:table-row table:style-name="ro1">
          <table:table-cell office:value-type="string" calcext:value-type="string">
            <text:p>slr1324</text:p>
          </table:table-cell>
          <table:table-cell office:value-type="float" office:value="-0.053447140960126" calcext:value-type="float">
            <text:p>-0.053447140960126</text:p>
          </table:table-cell>
          <table:table-cell office:value-type="float" office:value="-0.208811772760732" calcext:value-type="float">
            <text:p>-0.208811772760732</text:p>
          </table:table-cell>
          <table:table-cell office:value-type="float" office:value="0.155364631800606" calcext:value-type="float">
            <text:p>0.155364631800606</text:p>
          </table:table-cell>
        </table:table-row>
        <table:table-row table:style-name="ro1">
          <table:table-cell office:value-type="string" calcext:value-type="string">
            <text:p>sll0069</text:p>
          </table:table-cell>
          <table:table-cell office:value-type="float" office:value="-0.0789996340655203" calcext:value-type="float">
            <text:p>-0.0789996340655203</text:p>
          </table:table-cell>
          <table:table-cell office:value-type="float" office:value="-0.23511106677359" calcext:value-type="float">
            <text:p>-0.23511106677359</text:p>
          </table:table-cell>
          <table:table-cell office:value-type="float" office:value="0.15611143270807" calcext:value-type="float">
            <text:p>0.15611143270807</text:p>
          </table:table-cell>
        </table:table-row>
        <table:table-row table:style-name="ro1">
          <table:table-cell office:value-type="string" calcext:value-type="string">
            <text:p>sll0639</text:p>
          </table:table-cell>
          <table:table-cell office:value-type="float" office:value="0.0408023562152357" calcext:value-type="float">
            <text:p>0.0408023562152357</text:p>
          </table:table-cell>
          <table:table-cell office:value-type="float" office:value="-0.116673760151348" calcext:value-type="float">
            <text:p>-0.116673760151348</text:p>
          </table:table-cell>
          <table:table-cell office:value-type="float" office:value="0.157476116366584" calcext:value-type="float">
            <text:p>0.157476116366584</text:p>
          </table:table-cell>
        </table:table-row>
        <table:table-row table:style-name="ro1">
          <table:table-cell office:value-type="string" calcext:value-type="string">
            <text:p>sll1501</text:p>
          </table:table-cell>
          <table:table-cell office:value-type="float" office:value="-0.0531051709825088" calcext:value-type="float">
            <text:p>-0.0531051709825088</text:p>
          </table:table-cell>
          <table:table-cell office:value-type="float" office:value="-0.210788654879327" calcext:value-type="float">
            <text:p>-0.210788654879327</text:p>
          </table:table-cell>
          <table:table-cell office:value-type="float" office:value="0.157683483896818" calcext:value-type="float">
            <text:p>0.157683483896818</text:p>
          </table:table-cell>
        </table:table-row>
        <table:table-row table:style-name="ro1">
          <table:table-cell office:value-type="string" calcext:value-type="string">
            <text:p>slr0770</text:p>
          </table:table-cell>
          <table:table-cell office:value-type="float" office:value="-1.28730665356256" calcext:value-type="float">
            <text:p>-1.28730665356256</text:p>
          </table:table-cell>
          <table:table-cell office:value-type="float" office:value="-1.44535621106968" calcext:value-type="float">
            <text:p>-1.44535621106968</text:p>
          </table:table-cell>
          <table:table-cell office:value-type="float" office:value="0.158049557507125" calcext:value-type="float">
            <text:p>0.158049557507125</text:p>
          </table:table-cell>
        </table:table-row>
        <table:table-row table:style-name="ro1">
          <table:table-cell office:value-type="string" calcext:value-type="string">
            <text:p>sll1092</text:p>
          </table:table-cell>
          <table:table-cell office:value-type="float" office:value="0.128134075084154" calcext:value-type="float">
            <text:p>0.128134075084154</text:p>
          </table:table-cell>
          <table:table-cell office:value-type="float" office:value="-0.0302541677056561" calcext:value-type="float">
            <text:p>-0.0302541677056561</text:p>
          </table:table-cell>
          <table:table-cell office:value-type="float" office:value="0.15838824278981" calcext:value-type="float">
            <text:p>0.15838824278981</text:p>
          </table:table-cell>
        </table:table-row>
        <table:table-row table:style-name="ro1">
          <table:table-cell office:value-type="string" calcext:value-type="string">
            <text:p>sll0364</text:p>
          </table:table-cell>
          <table:table-cell office:value-type="float" office:value="0.193494139796824" calcext:value-type="float">
            <text:p>0.193494139796824</text:p>
          </table:table-cell>
          <table:table-cell office:value-type="float" office:value="0.0350362673931387" calcext:value-type="float">
            <text:p>0.0350362673931387</text:p>
          </table:table-cell>
          <table:table-cell office:value-type="float" office:value="0.158457872403685" calcext:value-type="float">
            <text:p>0.158457872403685</text:p>
          </table:table-cell>
        </table:table-row>
        <table:table-row table:style-name="ro1">
          <table:table-cell office:value-type="string" calcext:value-type="string">
            <text:p>ssr2962</text:p>
          </table:table-cell>
          <table:table-cell office:value-type="float" office:value="-0.560480688764726" calcext:value-type="float">
            <text:p>-0.560480688764726</text:p>
          </table:table-cell>
          <table:table-cell office:value-type="float" office:value="-0.719114780494309" calcext:value-type="float">
            <text:p>-0.719114780494309</text:p>
          </table:table-cell>
          <table:table-cell office:value-type="float" office:value="0.158634091729583" calcext:value-type="float">
            <text:p>0.158634091729583</text:p>
          </table:table-cell>
        </table:table-row>
        <table:table-row table:style-name="ro1">
          <table:table-cell office:value-type="string" calcext:value-type="string">
            <text:p>slr0912</text:p>
          </table:table-cell>
          <table:table-cell office:value-type="float" office:value="0.150912402211792" calcext:value-type="float">
            <text:p>0.150912402211792</text:p>
          </table:table-cell>
          <table:table-cell office:value-type="float" office:value="-0.00773892330021385" calcext:value-type="float">
            <text:p>-0.00773892330021385</text:p>
          </table:table-cell>
          <table:table-cell office:value-type="float" office:value="0.158651325512006" calcext:value-type="float">
            <text:p>0.158651325512006</text:p>
          </table:table-cell>
        </table:table-row>
        <table:table-row table:style-name="ro1">
          <table:table-cell office:value-type="string" calcext:value-type="string">
            <text:p>ssl8010</text:p>
          </table:table-cell>
          <table:table-cell office:value-type="float" office:value="0.165082744151084" calcext:value-type="float">
            <text:p>0.165082744151084</text:p>
          </table:table-cell>
          <table:table-cell office:value-type="float" office:value="0.00637900662240139" calcext:value-type="float">
            <text:p>0.00637900662240139</text:p>
          </table:table-cell>
          <table:table-cell office:value-type="float" office:value="0.158703737528682" calcext:value-type="float">
            <text:p>0.158703737528682</text:p>
          </table:table-cell>
        </table:table-row>
        <table:table-row table:style-name="ro1">
          <table:table-cell office:value-type="string" calcext:value-type="string">
            <text:p>slr1658</text:p>
          </table:table-cell>
          <table:table-cell office:value-type="float" office:value="0.388658443030994" calcext:value-type="float">
            <text:p>0.388658443030994</text:p>
          </table:table-cell>
          <table:table-cell office:value-type="float" office:value="0.229350259458529" calcext:value-type="float">
            <text:p>0.229350259458529</text:p>
          </table:table-cell>
          <table:table-cell office:value-type="float" office:value="0.159308183572465" calcext:value-type="float">
            <text:p>0.159308183572465</text:p>
          </table:table-cell>
        </table:table-row>
        <table:table-row table:style-name="ro1">
          <table:table-cell office:value-type="string" calcext:value-type="string">
            <text:p>slr1383</text:p>
          </table:table-cell>
          <table:table-cell office:value-type="float" office:value="0.0290895469658435" calcext:value-type="float">
            <text:p>0.0290895469658435</text:p>
          </table:table-cell>
          <table:table-cell office:value-type="float" office:value="-0.130445820888603" calcext:value-type="float">
            <text:p>-0.130445820888603</text:p>
          </table:table-cell>
          <table:table-cell office:value-type="float" office:value="0.159535367854447" calcext:value-type="float">
            <text:p>0.159535367854447</text:p>
          </table:table-cell>
        </table:table-row>
        <table:table-row table:style-name="ro1">
          <table:table-cell office:value-type="string" calcext:value-type="string">
            <text:p>sll0141</text:p>
          </table:table-cell>
          <table:table-cell office:value-type="float" office:value="0.463208889999607" calcext:value-type="float">
            <text:p>0.463208889999607</text:p>
          </table:table-cell>
          <table:table-cell office:value-type="float" office:value="0.303582924539412" calcext:value-type="float">
            <text:p>0.303582924539412</text:p>
          </table:table-cell>
          <table:table-cell office:value-type="float" office:value="0.159625965460195" calcext:value-type="float">
            <text:p>0.159625965460195</text:p>
          </table:table-cell>
        </table:table-row>
        <table:table-row table:style-name="ro1">
          <table:table-cell office:value-type="string" calcext:value-type="string">
            <text:p>slr2114</text:p>
          </table:table-cell>
          <table:table-cell office:value-type="float" office:value="0.212675171548266" calcext:value-type="float">
            <text:p>0.212675171548266</text:p>
          </table:table-cell>
          <table:table-cell office:value-type="float" office:value="0.0524977855342151" calcext:value-type="float">
            <text:p>0.0524977855342151</text:p>
          </table:table-cell>
          <table:table-cell office:value-type="float" office:value="0.160177386014051" calcext:value-type="float">
            <text:p>0.160177386014051</text:p>
          </table:table-cell>
        </table:table-row>
        <table:table-row table:style-name="ro1">
          <table:table-cell office:value-type="string" calcext:value-type="string">
            <text:p>sll0019</text:p>
          </table:table-cell>
          <table:table-cell office:value-type="float" office:value="-1.70602823788972" calcext:value-type="float">
            <text:p>-1.70602823788972</text:p>
          </table:table-cell>
          <table:table-cell office:value-type="float" office:value="-1.8664085935597" calcext:value-type="float">
            <text:p>-1.8664085935597</text:p>
          </table:table-cell>
          <table:table-cell office:value-type="float" office:value="0.160380355669973" calcext:value-type="float">
            <text:p>0.160380355669973</text:p>
          </table:table-cell>
        </table:table-row>
        <table:table-row table:style-name="ro1">
          <table:table-cell office:value-type="string" calcext:value-type="string">
            <text:p>sll5107</text:p>
          </table:table-cell>
          <table:table-cell office:value-type="float" office:value="0.281469266573769" calcext:value-type="float">
            <text:p>0.281469266573769</text:p>
          </table:table-cell>
          <table:table-cell office:value-type="float" office:value="0.120683492086895" calcext:value-type="float">
            <text:p>0.120683492086895</text:p>
          </table:table-cell>
          <table:table-cell office:value-type="float" office:value="0.160785774486875" calcext:value-type="float">
            <text:p>0.160785774486875</text:p>
          </table:table-cell>
        </table:table-row>
        <table:table-row table:style-name="ro1">
          <table:table-cell office:value-type="string" calcext:value-type="string">
            <text:p>slr1822</text:p>
          </table:table-cell>
          <table:table-cell office:value-type="float" office:value="0.194508272722144" calcext:value-type="float">
            <text:p>0.194508272722144</text:p>
          </table:table-cell>
          <table:table-cell office:value-type="float" office:value="0.0335187159653344" calcext:value-type="float">
            <text:p>0.0335187159653344</text:p>
          </table:table-cell>
          <table:table-cell office:value-type="float" office:value="0.16098955675681" calcext:value-type="float">
            <text:p>0.16098955675681</text:p>
          </table:table-cell>
        </table:table-row>
        <table:table-row table:style-name="ro1">
          <table:table-cell office:value-type="string" calcext:value-type="string">
            <text:p>sll0436</text:p>
          </table:table-cell>
          <table:table-cell office:value-type="float" office:value="0.20219160777435" calcext:value-type="float">
            <text:p>0.20219160777435</text:p>
          </table:table-cell>
          <table:table-cell office:value-type="float" office:value="0.0409991092220061" calcext:value-type="float">
            <text:p>0.0409991092220061</text:p>
          </table:table-cell>
          <table:table-cell office:value-type="float" office:value="0.161192498552343" calcext:value-type="float">
            <text:p>0.161192498552343</text:p>
          </table:table-cell>
        </table:table-row>
        <table:table-row table:style-name="ro1">
          <table:table-cell office:value-type="string" calcext:value-type="string">
            <text:p>sll0760</text:p>
          </table:table-cell>
          <table:table-cell office:value-type="float" office:value="-1.23311567604766" calcext:value-type="float">
            <text:p>-1.23311567604766</text:p>
          </table:table-cell>
          <table:table-cell office:value-type="float" office:value="-1.39434246702743" calcext:value-type="float">
            <text:p>-1.39434246702743</text:p>
          </table:table-cell>
          <table:table-cell office:value-type="float" office:value="0.161226790979772" calcext:value-type="float">
            <text:p>0.161226790979772</text:p>
          </table:table-cell>
        </table:table-row>
        <table:table-row table:style-name="ro1">
          <table:table-cell office:value-type="string" calcext:value-type="string">
            <text:p>slr0907</text:p>
          </table:table-cell>
          <table:table-cell office:value-type="float" office:value="0.826741267681144" calcext:value-type="float">
            <text:p>0.826741267681144</text:p>
          </table:table-cell>
          <table:table-cell office:value-type="float" office:value="0.664712523297462" calcext:value-type="float">
            <text:p>0.664712523297462</text:p>
          </table:table-cell>
          <table:table-cell office:value-type="float" office:value="0.162028744383682" calcext:value-type="float">
            <text:p>0.162028744383682</text:p>
          </table:table-cell>
        </table:table-row>
        <table:table-row table:style-name="ro1">
          <table:table-cell office:value-type="string" calcext:value-type="string">
            <text:p>slr0380</text:p>
          </table:table-cell>
          <table:table-cell office:value-type="float" office:value="0.122652160100838" calcext:value-type="float">
            <text:p>0.122652160100838</text:p>
          </table:table-cell>
          <table:table-cell office:value-type="float" office:value="-0.0395393995793713" calcext:value-type="float">
            <text:p>-0.0395393995793713</text:p>
          </table:table-cell>
          <table:table-cell office:value-type="float" office:value="0.16219155968021" calcext:value-type="float">
            <text:p>0.16219155968021</text:p>
          </table:table-cell>
        </table:table-row>
        <table:table-row table:style-name="ro1">
          <table:table-cell office:value-type="string" calcext:value-type="string">
            <text:p>ssr2439</text:p>
          </table:table-cell>
          <table:table-cell office:value-type="float" office:value="0.108999078560366" calcext:value-type="float">
            <text:p>0.108999078560366</text:p>
          </table:table-cell>
          <table:table-cell office:value-type="float" office:value="-0.0540245774835148" calcext:value-type="float">
            <text:p>-0.0540245774835148</text:p>
          </table:table-cell>
          <table:table-cell office:value-type="float" office:value="0.163023656043881" calcext:value-type="float">
            <text:p>0.163023656043881</text:p>
          </table:table-cell>
        </table:table-row>
        <table:table-row table:style-name="ro1">
          <table:table-cell office:value-type="string" calcext:value-type="string">
            <text:p>slr1102</text:p>
          </table:table-cell>
          <table:table-cell office:value-type="float" office:value="-0.412683042617071" calcext:value-type="float">
            <text:p>-0.412683042617071</text:p>
          </table:table-cell>
          <table:table-cell office:value-type="float" office:value="-0.576331237275151" calcext:value-type="float">
            <text:p>-0.576331237275151</text:p>
          </table:table-cell>
          <table:table-cell office:value-type="float" office:value="0.16364819465808" calcext:value-type="float">
            <text:p>0.16364819465808</text:p>
          </table:table-cell>
        </table:table-row>
        <table:table-row table:style-name="ro1">
          <table:table-cell office:value-type="string" calcext:value-type="string">
            <text:p>sll1813</text:p>
          </table:table-cell>
          <table:table-cell office:value-type="float" office:value="-0.457762948410837" calcext:value-type="float">
            <text:p>-0.457762948410837</text:p>
          </table:table-cell>
          <table:table-cell office:value-type="float" office:value="-0.621721967547839" calcext:value-type="float">
            <text:p>-0.621721967547839</text:p>
          </table:table-cell>
          <table:table-cell office:value-type="float" office:value="0.163959019137002" calcext:value-type="float">
            <text:p>0.163959019137002</text:p>
          </table:table-cell>
        </table:table-row>
        <table:table-row table:style-name="ro1">
          <table:table-cell office:value-type="string" calcext:value-type="string">
            <text:p>slr1506</text:p>
          </table:table-cell>
          <table:table-cell office:value-type="float" office:value="0.320040599880051" calcext:value-type="float">
            <text:p>0.320040599880051</text:p>
          </table:table-cell>
          <table:table-cell office:value-type="float" office:value="0.156059216893782" calcext:value-type="float">
            <text:p>0.156059216893782</text:p>
          </table:table-cell>
          <table:table-cell office:value-type="float" office:value="0.16398138298627" calcext:value-type="float">
            <text:p>0.16398138298627</text:p>
          </table:table-cell>
        </table:table-row>
        <table:table-row table:style-name="ro1">
          <table:table-cell office:value-type="string" calcext:value-type="string">
            <text:p>slr1645</text:p>
          </table:table-cell>
          <table:table-cell office:value-type="float" office:value="-0.0903035550741497" calcext:value-type="float">
            <text:p>-0.0903035550741497</text:p>
          </table:table-cell>
          <table:table-cell office:value-type="float" office:value="-0.254681974107441" calcext:value-type="float">
            <text:p>-0.254681974107441</text:p>
          </table:table-cell>
          <table:table-cell office:value-type="float" office:value="0.164378419033291" calcext:value-type="float">
            <text:p>0.164378419033291</text:p>
          </table:table-cell>
        </table:table-row>
        <table:table-row table:style-name="ro1">
          <table:table-cell office:value-type="string" calcext:value-type="string">
            <text:p>sll0669</text:p>
          </table:table-cell>
          <table:table-cell office:value-type="float" office:value="-0.0410312494557793" calcext:value-type="float">
            <text:p>-0.0410312494557793</text:p>
          </table:table-cell>
          <table:table-cell office:value-type="float" office:value="-0.205512340826665" calcext:value-type="float">
            <text:p>-0.205512340826665</text:p>
          </table:table-cell>
          <table:table-cell office:value-type="float" office:value="0.164481091370885" calcext:value-type="float">
            <text:p>0.164481091370885</text:p>
          </table:table-cell>
        </table:table-row>
        <table:table-row table:style-name="ro1">
          <table:table-cell office:value-type="string" calcext:value-type="string">
            <text:p>sll0325</text:p>
          </table:table-cell>
          <table:table-cell office:value-type="float" office:value="-0.319752743055648" calcext:value-type="float">
            <text:p>-0.319752743055648</text:p>
          </table:table-cell>
          <table:table-cell office:value-type="float" office:value="-0.484495280196024" calcext:value-type="float">
            <text:p>-0.484495280196024</text:p>
          </table:table-cell>
          <table:table-cell office:value-type="float" office:value="0.164742537140376" calcext:value-type="float">
            <text:p>0.164742537140376</text:p>
          </table:table-cell>
        </table:table-row>
        <table:table-row table:style-name="ro1">
          <table:table-cell office:value-type="string" calcext:value-type="string">
            <text:p>slr6100</text:p>
          </table:table-cell>
          <table:table-cell office:value-type="float" office:value="0.0122524951246145" calcext:value-type="float">
            <text:p>0.0122524951246145</text:p>
          </table:table-cell>
          <table:table-cell office:value-type="float" office:value="-0.152491197537897" calcext:value-type="float">
            <text:p>-0.152491197537897</text:p>
          </table:table-cell>
          <table:table-cell office:value-type="float" office:value="0.164743692662511" calcext:value-type="float">
            <text:p>0.164743692662511</text:p>
          </table:table-cell>
        </table:table-row>
        <table:table-row table:style-name="ro1">
          <table:table-cell office:value-type="string" calcext:value-type="string">
            <text:p>slr1066</text:p>
          </table:table-cell>
          <table:table-cell office:value-type="float" office:value="-0.332472020180515" calcext:value-type="float">
            <text:p>-0.332472020180515</text:p>
          </table:table-cell>
          <table:table-cell office:value-type="float" office:value="-0.497400783536431" calcext:value-type="float">
            <text:p>-0.497400783536431</text:p>
          </table:table-cell>
          <table:table-cell office:value-type="float" office:value="0.164928763355916" calcext:value-type="float">
            <text:p>0.164928763355916</text:p>
          </table:table-cell>
        </table:table-row>
        <table:table-row table:style-name="ro1">
          <table:table-cell office:value-type="string" calcext:value-type="string">
            <text:p>smr0010</text:p>
          </table:table-cell>
          <table:table-cell office:value-type="float" office:value="-1.04864315154966" calcext:value-type="float">
            <text:p>-1.04864315154966</text:p>
          </table:table-cell>
          <table:table-cell office:value-type="float" office:value="-1.21431626723467" calcext:value-type="float">
            <text:p>-1.21431626723467</text:p>
          </table:table-cell>
          <table:table-cell office:value-type="float" office:value="0.165673115685006" calcext:value-type="float">
            <text:p>0.165673115685006</text:p>
          </table:table-cell>
        </table:table-row>
        <table:table-row table:style-name="ro1">
          <table:table-cell office:value-type="string" calcext:value-type="string">
            <text:p>slr1030</text:p>
          </table:table-cell>
          <table:table-cell office:value-type="float" office:value="-1.10331819091503" calcext:value-type="float">
            <text:p>-1.10331819091503</text:p>
          </table:table-cell>
          <table:table-cell office:value-type="float" office:value="-1.26924583238908" calcext:value-type="float">
            <text:p>-1.26924583238908</text:p>
          </table:table-cell>
          <table:table-cell office:value-type="float" office:value="0.165927641474049" calcext:value-type="float">
            <text:p>0.165927641474049</text:p>
          </table:table-cell>
        </table:table-row>
        <table:table-row table:style-name="ro1">
          <table:table-cell office:value-type="string" calcext:value-type="string">
            <text:p>sll1430</text:p>
          </table:table-cell>
          <table:table-cell office:value-type="float" office:value="0.0343827288031364" calcext:value-type="float">
            <text:p>0.0343827288031364</text:p>
          </table:table-cell>
          <table:table-cell office:value-type="float" office:value="-0.131668879681537" calcext:value-type="float">
            <text:p>-0.131668879681537</text:p>
          </table:table-cell>
          <table:table-cell office:value-type="float" office:value="0.166051608484674" calcext:value-type="float">
            <text:p>0.166051608484674</text:p>
          </table:table-cell>
        </table:table-row>
        <table:table-row table:style-name="ro1">
          <table:table-cell office:value-type="string" calcext:value-type="string">
            <text:p>sll0704</text:p>
          </table:table-cell>
          <table:table-cell office:value-type="float" office:value="0.477722424990599" calcext:value-type="float">
            <text:p>0.477722424990599</text:p>
          </table:table-cell>
          <table:table-cell office:value-type="float" office:value="0.311538178293419" calcext:value-type="float">
            <text:p>0.311538178293419</text:p>
          </table:table-cell>
          <table:table-cell office:value-type="float" office:value="0.166184246697179" calcext:value-type="float">
            <text:p>0.166184246697179</text:p>
          </table:table-cell>
        </table:table-row>
        <table:table-row table:style-name="ro1">
          <table:table-cell office:value-type="string" calcext:value-type="string">
            <text:p>sll1457</text:p>
          </table:table-cell>
          <table:table-cell office:value-type="float" office:value="0.790834800378302" calcext:value-type="float">
            <text:p>0.790834800378302</text:p>
          </table:table-cell>
          <table:table-cell office:value-type="float" office:value="0.62463862958997" calcext:value-type="float">
            <text:p>0.62463862958997</text:p>
          </table:table-cell>
          <table:table-cell office:value-type="float" office:value="0.166196170788332" calcext:value-type="float">
            <text:p>0.166196170788332</text:p>
          </table:table-cell>
        </table:table-row>
        <table:table-row table:style-name="ro1">
          <table:table-cell office:value-type="string" calcext:value-type="string">
            <text:p>sll1181</text:p>
          </table:table-cell>
          <table:table-cell office:value-type="float" office:value="-0.0372199377278464" calcext:value-type="float">
            <text:p>-0.0372199377278464</text:p>
          </table:table-cell>
          <table:table-cell office:value-type="float" office:value="-0.203561210832602" calcext:value-type="float">
            <text:p>-0.203561210832602</text:p>
          </table:table-cell>
          <table:table-cell office:value-type="float" office:value="0.166341273104756" calcext:value-type="float">
            <text:p>0.166341273104756</text:p>
          </table:table-cell>
        </table:table-row>
        <table:table-row table:style-name="ro1">
          <table:table-cell office:value-type="string" calcext:value-type="string">
            <text:p>slr0201</text:p>
          </table:table-cell>
          <table:table-cell office:value-type="float" office:value="0.0887003770586064" calcext:value-type="float">
            <text:p>0.0887003770586064</text:p>
          </table:table-cell>
          <table:table-cell office:value-type="float" office:value="-0.0783897062542028" calcext:value-type="float">
            <text:p>-0.0783897062542028</text:p>
          </table:table-cell>
          <table:table-cell office:value-type="float" office:value="0.167090083312809" calcext:value-type="float">
            <text:p>0.167090083312809</text:p>
          </table:table-cell>
        </table:table-row>
        <table:table-row table:style-name="ro1">
          <table:table-cell office:value-type="string" calcext:value-type="string">
            <text:p>sll1224</text:p>
          </table:table-cell>
          <table:table-cell office:value-type="float" office:value="0.0576212845045325" calcext:value-type="float">
            <text:p>0.0576212845045325</text:p>
          </table:table-cell>
          <table:table-cell office:value-type="float" office:value="-0.10961177212839" calcext:value-type="float">
            <text:p>-0.10961177212839</text:p>
          </table:table-cell>
          <table:table-cell office:value-type="float" office:value="0.167233056632923" calcext:value-type="float">
            <text:p>0.167233056632923</text:p>
          </table:table-cell>
        </table:table-row>
        <table:table-row table:style-name="ro1">
          <table:table-cell office:value-type="string" calcext:value-type="string">
            <text:p>slr0341</text:p>
          </table:table-cell>
          <table:table-cell office:value-type="float" office:value="0.283767748178375" calcext:value-type="float">
            <text:p>0.283767748178375</text:p>
          </table:table-cell>
          <table:table-cell office:value-type="float" office:value="0.116146160268007" calcext:value-type="float">
            <text:p>0.116146160268007</text:p>
          </table:table-cell>
          <table:table-cell office:value-type="float" office:value="0.167621587910368" calcext:value-type="float">
            <text:p>0.167621587910368</text:p>
          </table:table-cell>
        </table:table-row>
        <table:table-row table:style-name="ro1">
          <table:table-cell office:value-type="string" calcext:value-type="string">
            <text:p>sll1874</text:p>
          </table:table-cell>
          <table:table-cell office:value-type="float" office:value="0.273895888399197" calcext:value-type="float">
            <text:p>0.273895888399197</text:p>
          </table:table-cell>
          <table:table-cell office:value-type="float" office:value="0.105993591244693" calcext:value-type="float">
            <text:p>0.105993591244693</text:p>
          </table:table-cell>
          <table:table-cell office:value-type="float" office:value="0.167902297154504" calcext:value-type="float">
            <text:p>0.167902297154504</text:p>
          </table:table-cell>
        </table:table-row>
        <table:table-row table:style-name="ro1">
          <table:table-cell office:value-type="string" calcext:value-type="string">
            <text:p>slr2024</text:p>
          </table:table-cell>
          <table:table-cell office:value-type="float" office:value="0.152796375405953" calcext:value-type="float">
            <text:p>0.152796375405953</text:p>
          </table:table-cell>
          <table:table-cell office:value-type="float" office:value="-0.0152188814510441" calcext:value-type="float">
            <text:p>-0.0152188814510441</text:p>
          </table:table-cell>
          <table:table-cell office:value-type="float" office:value="0.168015256856997" calcext:value-type="float">
            <text:p>0.168015256856997</text:p>
          </table:table-cell>
        </table:table-row>
        <table:table-row table:style-name="ro1">
          <table:table-cell office:value-type="string" calcext:value-type="string">
            <text:p>sll0267</text:p>
          </table:table-cell>
          <table:table-cell office:value-type="float" office:value="0.197964373253134" calcext:value-type="float">
            <text:p>0.197964373253134</text:p>
          </table:table-cell>
          <table:table-cell office:value-type="float" office:value="0.0296155031677676" calcext:value-type="float">
            <text:p>0.0296155031677676</text:p>
          </table:table-cell>
          <table:table-cell office:value-type="float" office:value="0.168348870085367" calcext:value-type="float">
            <text:p>0.168348870085367</text:p>
          </table:table-cell>
        </table:table-row>
        <table:table-row table:style-name="ro1">
          <table:table-cell office:value-type="string" calcext:value-type="string">
            <text:p>sll1911</text:p>
          </table:table-cell>
          <table:table-cell office:value-type="float" office:value="0.00993606520303502" calcext:value-type="float">
            <text:p>0.00993606520303502</text:p>
          </table:table-cell>
          <table:table-cell office:value-type="float" office:value="-0.158668086580632" calcext:value-type="float">
            <text:p>-0.158668086580632</text:p>
          </table:table-cell>
          <table:table-cell office:value-type="float" office:value="0.168604151783667" calcext:value-type="float">
            <text:p>0.168604151783667</text:p>
          </table:table-cell>
        </table:table-row>
        <table:table-row table:style-name="ro1">
          <table:table-cell office:value-type="string" calcext:value-type="string">
            <text:p>slr1449</text:p>
          </table:table-cell>
          <table:table-cell office:value-type="float" office:value="-0.203541385651342" calcext:value-type="float">
            <text:p>-0.203541385651342</text:p>
          </table:table-cell>
          <table:table-cell office:value-type="float" office:value="-0.37262855395059" calcext:value-type="float">
            <text:p>-0.37262855395059</text:p>
          </table:table-cell>
          <table:table-cell office:value-type="float" office:value="0.169087168299248" calcext:value-type="float">
            <text:p>0.169087168299248</text:p>
          </table:table-cell>
        </table:table-row>
        <table:table-row table:style-name="ro1">
          <table:table-cell office:value-type="string" calcext:value-type="string">
            <text:p>slr1673</text:p>
          </table:table-cell>
          <table:table-cell office:value-type="float" office:value="0.225052407337378" calcext:value-type="float">
            <text:p>0.225052407337378</text:p>
          </table:table-cell>
          <table:table-cell office:value-type="float" office:value="0.0544950727647666" calcext:value-type="float">
            <text:p>0.0544950727647666</text:p>
          </table:table-cell>
          <table:table-cell office:value-type="float" office:value="0.170557334572612" calcext:value-type="float">
            <text:p>0.170557334572612</text:p>
          </table:table-cell>
        </table:table-row>
        <table:table-row table:style-name="ro1">
          <table:table-cell office:value-type="string" calcext:value-type="string">
            <text:p>slr2004</text:p>
          </table:table-cell>
          <table:table-cell office:value-type="float" office:value="-0.0447594980863795" calcext:value-type="float">
            <text:p>-0.0447594980863795</text:p>
          </table:table-cell>
          <table:table-cell office:value-type="float" office:value="-0.215381899763597" calcext:value-type="float">
            <text:p>-0.215381899763597</text:p>
          </table:table-cell>
          <table:table-cell office:value-type="float" office:value="0.170622401677217" calcext:value-type="float">
            <text:p>0.170622401677217</text:p>
          </table:table-cell>
        </table:table-row>
        <table:table-row table:style-name="ro1">
          <table:table-cell office:value-type="string" calcext:value-type="string">
            <text:p>slr1787</text:p>
          </table:table-cell>
          <table:table-cell office:value-type="float" office:value="-0.84634663938841" calcext:value-type="float">
            <text:p>-0.84634663938841</text:p>
          </table:table-cell>
          <table:table-cell office:value-type="float" office:value="-1.01717581761216" calcext:value-type="float">
            <text:p>-1.01717581761216</text:p>
          </table:table-cell>
          <table:table-cell office:value-type="float" office:value="0.170829178223753" calcext:value-type="float">
            <text:p>0.170829178223753</text:p>
          </table:table-cell>
        </table:table-row>
        <table:table-row table:style-name="ro1">
          <table:table-cell office:value-type="string" calcext:value-type="string">
            <text:p>slr0806</text:p>
          </table:table-cell>
          <table:table-cell office:value-type="float" office:value="0.0114325792979837" calcext:value-type="float">
            <text:p>0.0114325792979837</text:p>
          </table:table-cell>
          <table:table-cell office:value-type="float" office:value="-0.160138592442027" calcext:value-type="float">
            <text:p>-0.160138592442027</text:p>
          </table:table-cell>
          <table:table-cell office:value-type="float" office:value="0.17157117174001" calcext:value-type="float">
            <text:p>0.17157117174001</text:p>
          </table:table-cell>
        </table:table-row>
        <table:table-row table:style-name="ro1">
          <table:table-cell office:value-type="string" calcext:value-type="string">
            <text:p>slr0626</text:p>
          </table:table-cell>
          <table:table-cell office:value-type="float" office:value="0.20165754427625" calcext:value-type="float">
            <text:p>0.20165754427625</text:p>
          </table:table-cell>
          <table:table-cell office:value-type="float" office:value="0.0300519750048207" calcext:value-type="float">
            <text:p>0.0300519750048207</text:p>
          </table:table-cell>
          <table:table-cell office:value-type="float" office:value="0.171605569271429" calcext:value-type="float">
            <text:p>0.171605569271429</text:p>
          </table:table-cell>
        </table:table-row>
        <table:table-row table:style-name="ro1">
          <table:table-cell office:value-type="string" calcext:value-type="string">
            <text:p>slr2104</text:p>
          </table:table-cell>
          <table:table-cell office:value-type="float" office:value="0.171341079439609" calcext:value-type="float">
            <text:p>0.171341079439609</text:p>
          </table:table-cell>
          <table:table-cell office:value-type="float" office:value="-0.000645976553354214" calcext:value-type="float">
            <text:p>-0.000645976553354214</text:p>
          </table:table-cell>
          <table:table-cell office:value-type="float" office:value="0.171987055992963" calcext:value-type="float">
            <text:p>0.171987055992963</text:p>
          </table:table-cell>
        </table:table-row>
        <table:table-row table:style-name="ro1">
          <table:table-cell office:value-type="string" calcext:value-type="string">
            <text:p>ssl0769</text:p>
          </table:table-cell>
          <table:table-cell office:value-type="float" office:value="-0.000416315496781577" calcext:value-type="float">
            <text:p>-0.000416315496781577</text:p>
          </table:table-cell>
          <table:table-cell office:value-type="float" office:value="-0.173418805048473" calcext:value-type="float">
            <text:p>-0.173418805048473</text:p>
          </table:table-cell>
          <table:table-cell office:value-type="float" office:value="0.173002489551692" calcext:value-type="float">
            <text:p>0.173002489551692</text:p>
          </table:table-cell>
        </table:table-row>
        <table:table-row table:style-name="ro1">
          <table:table-cell office:value-type="string" calcext:value-type="string">
            <text:p>sll0898</text:p>
          </table:table-cell>
          <table:table-cell office:value-type="float" office:value="0.276201095732756" calcext:value-type="float">
            <text:p>0.276201095732756</text:p>
          </table:table-cell>
          <table:table-cell office:value-type="float" office:value="0.102789082891376" calcext:value-type="float">
            <text:p>0.102789082891376</text:p>
          </table:table-cell>
          <table:table-cell office:value-type="float" office:value="0.17341201284138" calcext:value-type="float">
            <text:p>0.17341201284138</text:p>
          </table:table-cell>
        </table:table-row>
        <table:table-row table:style-name="ro1">
          <table:table-cell office:value-type="string" calcext:value-type="string">
            <text:p>sll8012</text:p>
          </table:table-cell>
          <table:table-cell office:value-type="float" office:value="-0.072834697524006" calcext:value-type="float">
            <text:p>-0.072834697524006</text:p>
          </table:table-cell>
          <table:table-cell office:value-type="float" office:value="-0.24645751988535" calcext:value-type="float">
            <text:p>-0.24645751988535</text:p>
          </table:table-cell>
          <table:table-cell office:value-type="float" office:value="0.173622822361344" calcext:value-type="float">
            <text:p>0.173622822361344</text:p>
          </table:table-cell>
        </table:table-row>
        <table:table-row table:style-name="ro1">
          <table:table-cell office:value-type="string" calcext:value-type="string">
            <text:p>sll0282</text:p>
          </table:table-cell>
          <table:table-cell office:value-type="float" office:value="0.205653057091454" calcext:value-type="float">
            <text:p>0.205653057091454</text:p>
          </table:table-cell>
          <table:table-cell office:value-type="float" office:value="0.0317955131297866" calcext:value-type="float">
            <text:p>0.0317955131297866</text:p>
          </table:table-cell>
          <table:table-cell office:value-type="float" office:value="0.173857543961667" calcext:value-type="float">
            <text:p>0.173857543961667</text:p>
          </table:table-cell>
        </table:table-row>
        <table:table-row table:style-name="ro1">
          <table:table-cell office:value-type="string" calcext:value-type="string">
            <text:p>slr0491</text:p>
          </table:table-cell>
          <table:table-cell office:value-type="float" office:value="0.113027397614851" calcext:value-type="float">
            <text:p>0.113027397614851</text:p>
          </table:table-cell>
          <table:table-cell office:value-type="float" office:value="-0.0613729499813321" calcext:value-type="float">
            <text:p>-0.0613729499813321</text:p>
          </table:table-cell>
          <table:table-cell office:value-type="float" office:value="0.174400347596184" calcext:value-type="float">
            <text:p>0.174400347596184</text:p>
          </table:table-cell>
        </table:table-row>
        <table:table-row table:style-name="ro1">
          <table:table-cell office:value-type="string" calcext:value-type="string">
            <text:p>sll1381</text:p>
          </table:table-cell>
          <table:table-cell office:value-type="float" office:value="0.318668198306222" calcext:value-type="float">
            <text:p>0.318668198306222</text:p>
          </table:table-cell>
          <table:table-cell office:value-type="float" office:value="0.144260480627283" calcext:value-type="float">
            <text:p>0.144260480627283</text:p>
          </table:table-cell>
          <table:table-cell office:value-type="float" office:value="0.174407717678939" calcext:value-type="float">
            <text:p>0.174407717678939</text:p>
          </table:table-cell>
        </table:table-row>
        <table:table-row table:style-name="ro1">
          <table:table-cell office:value-type="string" calcext:value-type="string">
            <text:p>slr0952</text:p>
          </table:table-cell>
          <table:table-cell office:value-type="float" office:value="0.310512274864188" calcext:value-type="float">
            <text:p>0.310512274864188</text:p>
          </table:table-cell>
          <table:table-cell office:value-type="float" office:value="0.136099884055473" calcext:value-type="float">
            <text:p>0.136099884055473</text:p>
          </table:table-cell>
          <table:table-cell office:value-type="float" office:value="0.174412390808715" calcext:value-type="float">
            <text:p>0.174412390808715</text:p>
          </table:table-cell>
        </table:table-row>
        <table:table-row table:style-name="ro1">
          <table:table-cell office:value-type="string" calcext:value-type="string">
            <text:p>slr0459</text:p>
          </table:table-cell>
          <table:table-cell office:value-type="float" office:value="0.0181805577754478" calcext:value-type="float">
            <text:p>0.0181805577754478</text:p>
          </table:table-cell>
          <table:table-cell office:value-type="float" office:value="-0.156454356690606" calcext:value-type="float">
            <text:p>-0.156454356690606</text:p>
          </table:table-cell>
          <table:table-cell office:value-type="float" office:value="0.174634914466054" calcext:value-type="float">
            <text:p>0.174634914466054</text:p>
          </table:table-cell>
        </table:table-row>
        <table:table-row table:style-name="ro1">
          <table:table-cell office:value-type="string" calcext:value-type="string">
            <text:p>sll1253</text:p>
          </table:table-cell>
          <table:table-cell office:value-type="float" office:value="0.0979341997845179" calcext:value-type="float">
            <text:p>0.0979341997845179</text:p>
          </table:table-cell>
          <table:table-cell office:value-type="float" office:value="-0.0771826397615726" calcext:value-type="float">
            <text:p>-0.0771826397615726</text:p>
          </table:table-cell>
          <table:table-cell office:value-type="float" office:value="0.17511683954609" calcext:value-type="float">
            <text:p>0.17511683954609</text:p>
          </table:table-cell>
        </table:table-row>
        <table:table-row table:style-name="ro1">
          <table:table-cell office:value-type="string" calcext:value-type="string">
            <text:p>slr0788</text:p>
          </table:table-cell>
          <table:table-cell office:value-type="float" office:value="0.0944392124746201" calcext:value-type="float">
            <text:p>0.0944392124746201</text:p>
          </table:table-cell>
          <table:table-cell office:value-type="float" office:value="-0.0806903593656729" calcext:value-type="float">
            <text:p>-0.0806903593656729</text:p>
          </table:table-cell>
          <table:table-cell office:value-type="float" office:value="0.175129571840293" calcext:value-type="float">
            <text:p>0.175129571840293</text:p>
          </table:table-cell>
        </table:table-row>
        <table:table-row table:style-name="ro1">
          <table:table-cell office:value-type="string" calcext:value-type="string">
            <text:p>slr0236</text:p>
          </table:table-cell>
          <table:table-cell office:value-type="float" office:value="-0.259095613240903" calcext:value-type="float">
            <text:p>-0.259095613240903</text:p>
          </table:table-cell>
          <table:table-cell office:value-type="float" office:value="-0.435068684872835" calcext:value-type="float">
            <text:p>-0.435068684872835</text:p>
          </table:table-cell>
          <table:table-cell office:value-type="float" office:value="0.175973071631932" calcext:value-type="float">
            <text:p>0.175973071631932</text:p>
          </table:table-cell>
        </table:table-row>
        <table:table-row table:style-name="ro1">
          <table:table-cell office:value-type="string" calcext:value-type="string">
            <text:p>slr1627</text:p>
          </table:table-cell>
          <table:table-cell office:value-type="float" office:value="-0.100744769497588" calcext:value-type="float">
            <text:p>-0.100744769497588</text:p>
          </table:table-cell>
          <table:table-cell office:value-type="float" office:value="-0.276811742210941" calcext:value-type="float">
            <text:p>-0.276811742210941</text:p>
          </table:table-cell>
          <table:table-cell office:value-type="float" office:value="0.176066972713353" calcext:value-type="float">
            <text:p>0.176066972713353</text:p>
          </table:table-cell>
        </table:table-row>
        <table:table-row table:style-name="ro1">
          <table:table-cell office:value-type="string" calcext:value-type="string">
            <text:p>sll0809</text:p>
          </table:table-cell>
          <table:table-cell office:value-type="float" office:value="0.304303284748858" calcext:value-type="float">
            <text:p>0.304303284748858</text:p>
          </table:table-cell>
          <table:table-cell office:value-type="float" office:value="0.127346712509276" calcext:value-type="float">
            <text:p>0.127346712509276</text:p>
          </table:table-cell>
          <table:table-cell office:value-type="float" office:value="0.176956572239582" calcext:value-type="float">
            <text:p>0.176956572239582</text:p>
          </table:table-cell>
        </table:table-row>
        <table:table-row table:style-name="ro1">
          <table:table-cell office:value-type="string" calcext:value-type="string">
            <text:p>sll1063</text:p>
          </table:table-cell>
          <table:table-cell office:value-type="float" office:value="0.140859423801672" calcext:value-type="float">
            <text:p>0.140859423801672</text:p>
          </table:table-cell>
          <table:table-cell office:value-type="float" office:value="-0.0366760664905305" calcext:value-type="float">
            <text:p>-0.0366760664905305</text:p>
          </table:table-cell>
          <table:table-cell office:value-type="float" office:value="0.177535490292203" calcext:value-type="float">
            <text:p>0.177535490292203</text:p>
          </table:table-cell>
        </table:table-row>
        <table:table-row table:style-name="ro1">
          <table:table-cell office:value-type="string" calcext:value-type="string">
            <text:p>sll0609</text:p>
          </table:table-cell>
          <table:table-cell office:value-type="float" office:value="0.257892897324114" calcext:value-type="float">
            <text:p>0.257892897324114</text:p>
          </table:table-cell>
          <table:table-cell office:value-type="float" office:value="0.07975717914805" calcext:value-type="float">
            <text:p>0.07975717914805</text:p>
          </table:table-cell>
          <table:table-cell office:value-type="float" office:value="0.178135718176064" calcext:value-type="float">
            <text:p>0.178135718176064</text:p>
          </table:table-cell>
        </table:table-row>
        <table:table-row table:style-name="ro1">
          <table:table-cell office:value-type="string" calcext:value-type="string">
            <text:p>slr0521</text:p>
          </table:table-cell>
          <table:table-cell office:value-type="float" office:value="-0.081164980385833" calcext:value-type="float">
            <text:p>-0.081164980385833</text:p>
          </table:table-cell>
          <table:table-cell office:value-type="float" office:value="-0.259780906304208" calcext:value-type="float">
            <text:p>-0.259780906304208</text:p>
          </table:table-cell>
          <table:table-cell office:value-type="float" office:value="0.178615925918375" calcext:value-type="float">
            <text:p>0.178615925918375</text:p>
          </table:table-cell>
        </table:table-row>
        <table:table-row table:style-name="ro1">
          <table:table-cell office:value-type="string" calcext:value-type="string">
            <text:p>slr8015</text:p>
          </table:table-cell>
          <table:table-cell office:value-type="float" office:value="-0.0875591994064551" calcext:value-type="float">
            <text:p>-0.0875591994064551</text:p>
          </table:table-cell>
          <table:table-cell office:value-type="float" office:value="-0.267174189826977" calcext:value-type="float">
            <text:p>-0.267174189826977</text:p>
          </table:table-cell>
          <table:table-cell office:value-type="float" office:value="0.179614990420522" calcext:value-type="float">
            <text:p>0.179614990420522</text:p>
          </table:table-cell>
        </table:table-row>
        <table:table-row table:style-name="ro1">
          <table:table-cell office:value-type="string" calcext:value-type="string">
            <text:p>sll0414</text:p>
          </table:table-cell>
          <table:table-cell office:value-type="float" office:value="-0.00768302519862639" calcext:value-type="float">
            <text:p>-0.00768302519862639</text:p>
          </table:table-cell>
          <table:table-cell office:value-type="float" office:value="-0.187741868995755" calcext:value-type="float">
            <text:p>-0.187741868995755</text:p>
          </table:table-cell>
          <table:table-cell office:value-type="float" office:value="0.180058843797129" calcext:value-type="float">
            <text:p>0.180058843797129</text:p>
          </table:table-cell>
        </table:table-row>
        <table:table-row table:style-name="ro1">
          <table:table-cell office:value-type="string" calcext:value-type="string">
            <text:p>slr1812</text:p>
          </table:table-cell>
          <table:table-cell office:value-type="float" office:value="0.0413639301377319" calcext:value-type="float">
            <text:p>0.0413639301377319</text:p>
          </table:table-cell>
          <table:table-cell office:value-type="float" office:value="-0.138866643446917" calcext:value-type="float">
            <text:p>-0.138866643446917</text:p>
          </table:table-cell>
          <table:table-cell office:value-type="float" office:value="0.180230573584649" calcext:value-type="float">
            <text:p>0.180230573584649</text:p>
          </table:table-cell>
        </table:table-row>
        <table:table-row table:style-name="ro1">
          <table:table-cell office:value-type="string" calcext:value-type="string">
            <text:p>sll0982</text:p>
          </table:table-cell>
          <table:table-cell office:value-type="float" office:value="0.151825149229099" calcext:value-type="float">
            <text:p>0.151825149229099</text:p>
          </table:table-cell>
          <table:table-cell office:value-type="float" office:value="-0.0285930184114405" calcext:value-type="float">
            <text:p>-0.0285930184114405</text:p>
          </table:table-cell>
          <table:table-cell office:value-type="float" office:value="0.180418167640539" calcext:value-type="float">
            <text:p>0.180418167640539</text:p>
          </table:table-cell>
        </table:table-row>
        <table:table-row table:style-name="ro1">
          <table:table-cell office:value-type="string" calcext:value-type="string">
            <text:p>slr7015</text:p>
          </table:table-cell>
          <table:table-cell office:value-type="float" office:value="-0.0464732314079912" calcext:value-type="float">
            <text:p>-0.0464732314079912</text:p>
          </table:table-cell>
          <table:table-cell office:value-type="float" office:value="-0.227054054240332" calcext:value-type="float">
            <text:p>-0.227054054240332</text:p>
          </table:table-cell>
          <table:table-cell office:value-type="float" office:value="0.18058082283234" calcext:value-type="float">
            <text:p>0.18058082283234</text:p>
          </table:table-cell>
        </table:table-row>
        <table:table-row table:style-name="ro1">
          <table:table-cell office:value-type="string" calcext:value-type="string">
            <text:p>sll1043</text:p>
          </table:table-cell>
          <table:table-cell office:value-type="float" office:value="-1.09420478941769" calcext:value-type="float">
            <text:p>-1.09420478941769</text:p>
          </table:table-cell>
          <table:table-cell office:value-type="float" office:value="-1.2748488568549" calcext:value-type="float">
            <text:p>-1.2748488568549</text:p>
          </table:table-cell>
          <table:table-cell office:value-type="float" office:value="0.180644067437212" calcext:value-type="float">
            <text:p>0.180644067437212</text:p>
          </table:table-cell>
        </table:table-row>
        <table:table-row table:style-name="ro1">
          <table:table-cell office:value-type="string" calcext:value-type="string">
            <text:p>slr1897</text:p>
          </table:table-cell>
          <table:table-cell office:value-type="float" office:value="-0.0466807067892001" calcext:value-type="float">
            <text:p>-0.0466807067892001</text:p>
          </table:table-cell>
          <table:table-cell office:value-type="float" office:value="-0.227659194543196" calcext:value-type="float">
            <text:p>-0.227659194543196</text:p>
          </table:table-cell>
          <table:table-cell office:value-type="float" office:value="0.180978487753995" calcext:value-type="float">
            <text:p>0.180978487753995</text:p>
          </table:table-cell>
        </table:table-row>
        <table:table-row table:style-name="ro1">
          <table:table-cell office:value-type="string" calcext:value-type="string">
            <text:p>ssl5039</text:p>
          </table:table-cell>
          <table:table-cell office:value-type="float" office:value="0.0471360830513524" calcext:value-type="float">
            <text:p>0.0471360830513524</text:p>
          </table:table-cell>
          <table:table-cell office:value-type="float" office:value="-0.133949160350945" calcext:value-type="float">
            <text:p>-0.133949160350945</text:p>
          </table:table-cell>
          <table:table-cell office:value-type="float" office:value="0.181085243402297" calcext:value-type="float">
            <text:p>0.181085243402297</text:p>
          </table:table-cell>
        </table:table-row>
        <table:table-row table:style-name="ro1">
          <table:table-cell office:value-type="string" calcext:value-type="string">
            <text:p>slr0646</text:p>
          </table:table-cell>
          <table:table-cell office:value-type="float" office:value="0.337226231890804" calcext:value-type="float">
            <text:p>0.337226231890804</text:p>
          </table:table-cell>
          <table:table-cell office:value-type="float" office:value="0.155221866354797" calcext:value-type="float">
            <text:p>0.155221866354797</text:p>
          </table:table-cell>
          <table:table-cell office:value-type="float" office:value="0.182004365536008" calcext:value-type="float">
            <text:p>0.182004365536008</text:p>
          </table:table-cell>
        </table:table-row>
        <table:table-row table:style-name="ro1">
          <table:table-cell office:value-type="string" calcext:value-type="string">
            <text:p>sll8025</text:p>
          </table:table-cell>
          <table:table-cell office:value-type="float" office:value="0.0222324217616933" calcext:value-type="float">
            <text:p>0.0222324217616933</text:p>
          </table:table-cell>
          <table:table-cell office:value-type="float" office:value="-0.15992392281198" calcext:value-type="float">
            <text:p>-0.15992392281198</text:p>
          </table:table-cell>
          <table:table-cell office:value-type="float" office:value="0.182156344573673" calcext:value-type="float">
            <text:p>0.182156344573673</text:p>
          </table:table-cell>
        </table:table-row>
        <table:table-row table:style-name="ro1">
          <table:table-cell office:value-type="string" calcext:value-type="string">
            <text:p>ssl2233</text:p>
          </table:table-cell>
          <table:table-cell office:value-type="float" office:value="-1.10340384784566" calcext:value-type="float">
            <text:p>-1.10340384784566</text:p>
          </table:table-cell>
          <table:table-cell office:value-type="float" office:value="-1.2857333497523" calcext:value-type="float">
            <text:p>-1.2857333497523</text:p>
          </table:table-cell>
          <table:table-cell office:value-type="float" office:value="0.182329501906641" calcext:value-type="float">
            <text:p>0.182329501906641</text:p>
          </table:table-cell>
        </table:table-row>
        <table:table-row table:style-name="ro1">
          <table:table-cell office:value-type="string" calcext:value-type="string">
            <text:p>sll1852</text:p>
          </table:table-cell>
          <table:table-cell office:value-type="float" office:value="0.148847310160067" calcext:value-type="float">
            <text:p>0.148847310160067</text:p>
          </table:table-cell>
          <table:table-cell office:value-type="float" office:value="-0.0337333014253989" calcext:value-type="float">
            <text:p>-0.0337333014253989</text:p>
          </table:table-cell>
          <table:table-cell office:value-type="float" office:value="0.182580611585466" calcext:value-type="float">
            <text:p>0.182580611585466</text:p>
          </table:table-cell>
        </table:table-row>
        <table:table-row table:style-name="ro1">
          <table:table-cell office:value-type="string" calcext:value-type="string">
            <text:p>sll1544</text:p>
          </table:table-cell>
          <table:table-cell office:value-type="float" office:value="-0.0637863113021974" calcext:value-type="float">
            <text:p>-0.0637863113021974</text:p>
          </table:table-cell>
          <table:table-cell office:value-type="float" office:value="-0.246858639022283" calcext:value-type="float">
            <text:p>-0.246858639022283</text:p>
          </table:table-cell>
          <table:table-cell office:value-type="float" office:value="0.183072327720086" calcext:value-type="float">
            <text:p>0.183072327720086</text:p>
          </table:table-cell>
        </table:table-row>
        <table:table-row table:style-name="ro1">
          <table:table-cell office:value-type="string" calcext:value-type="string">
            <text:p>slr0458</text:p>
          </table:table-cell>
          <table:table-cell office:value-type="float" office:value="0.330446118438643" calcext:value-type="float">
            <text:p>0.330446118438643</text:p>
          </table:table-cell>
          <table:table-cell office:value-type="float" office:value="0.147309387077379" calcext:value-type="float">
            <text:p>0.147309387077379</text:p>
          </table:table-cell>
          <table:table-cell office:value-type="float" office:value="0.183136731361263" calcext:value-type="float">
            <text:p>0.183136731361263</text:p>
          </table:table-cell>
        </table:table-row>
        <table:table-row table:style-name="ro1">
          <table:table-cell office:value-type="string" calcext:value-type="string">
            <text:p>sll0261</text:p>
          </table:table-cell>
          <table:table-cell office:value-type="float" office:value="0.00494094469692165" calcext:value-type="float">
            <text:p>0.00494094469692165</text:p>
          </table:table-cell>
          <table:table-cell office:value-type="float" office:value="-0.178252264170385" calcext:value-type="float">
            <text:p>-0.178252264170385</text:p>
          </table:table-cell>
          <table:table-cell office:value-type="float" office:value="0.183193208867307" calcext:value-type="float">
            <text:p>0.183193208867307</text:p>
          </table:table-cell>
        </table:table-row>
        <table:table-row table:style-name="ro1">
          <table:table-cell office:value-type="string" calcext:value-type="string">
            <text:p>sll1374</text:p>
          </table:table-cell>
          <table:table-cell office:value-type="float" office:value="0.11340363584424" calcext:value-type="float">
            <text:p>0.11340363584424</text:p>
          </table:table-cell>
          <table:table-cell office:value-type="float" office:value="-0.0714627406818051" calcext:value-type="float">
            <text:p>-0.0714627406818051</text:p>
          </table:table-cell>
          <table:table-cell office:value-type="float" office:value="0.184866376526045" calcext:value-type="float">
            <text:p>0.184866376526045</text:p>
          </table:table-cell>
        </table:table-row>
        <table:table-row table:style-name="ro1">
          <table:table-cell office:value-type="string" calcext:value-type="string">
            <text:p>slr0884</text:p>
          </table:table-cell>
          <table:table-cell office:value-type="float" office:value="0.134480920210827" calcext:value-type="float">
            <text:p>0.134480920210827</text:p>
          </table:table-cell>
          <table:table-cell office:value-type="float" office:value="-0.051315151430273" calcext:value-type="float">
            <text:p>-0.051315151430273</text:p>
          </table:table-cell>
          <table:table-cell office:value-type="float" office:value="0.185796071641099" calcext:value-type="float">
            <text:p>0.185796071641099</text:p>
          </table:table-cell>
        </table:table-row>
        <table:table-row table:style-name="ro1">
          <table:table-cell office:value-type="string" calcext:value-type="string">
            <text:p>slr1209</text:p>
          </table:table-cell>
          <table:table-cell office:value-type="float" office:value="0.175296514149191" calcext:value-type="float">
            <text:p>0.175296514149191</text:p>
          </table:table-cell>
          <table:table-cell office:value-type="float" office:value="-0.010653226025145" calcext:value-type="float">
            <text:p>-0.010653226025145</text:p>
          </table:table-cell>
          <table:table-cell office:value-type="float" office:value="0.185949740174336" calcext:value-type="float">
            <text:p>0.185949740174336</text:p>
          </table:table-cell>
        </table:table-row>
        <table:table-row table:style-name="ro1">
          <table:table-cell office:value-type="string" calcext:value-type="string">
            <text:p>slr0554</text:p>
          </table:table-cell>
          <table:table-cell office:value-type="float" office:value="0.125929409525296" calcext:value-type="float">
            <text:p>0.125929409525296</text:p>
          </table:table-cell>
          <table:table-cell office:value-type="float" office:value="-0.0600460264503168" calcext:value-type="float">
            <text:p>-0.0600460264503168</text:p>
          </table:table-cell>
          <table:table-cell office:value-type="float" office:value="0.185975435975612" calcext:value-type="float">
            <text:p>0.185975435975612</text:p>
          </table:table-cell>
        </table:table-row>
        <table:table-row table:style-name="ro1">
          <table:table-cell office:value-type="string" calcext:value-type="string">
            <text:p>slr8036</text:p>
          </table:table-cell>
          <table:table-cell office:value-type="float" office:value="0.0981334319157435" calcext:value-type="float">
            <text:p>0.0981334319157435</text:p>
          </table:table-cell>
          <table:table-cell office:value-type="float" office:value="-0.0888433204999907" calcext:value-type="float">
            <text:p>-0.0888433204999907</text:p>
          </table:table-cell>
          <table:table-cell office:value-type="float" office:value="0.186976752415734" calcext:value-type="float">
            <text:p>0.186976752415734</text:p>
          </table:table-cell>
        </table:table-row>
        <table:table-row table:style-name="ro1">
          <table:table-cell office:value-type="string" calcext:value-type="string">
            <text:p>slr0520</text:p>
          </table:table-cell>
          <table:table-cell office:value-type="float" office:value="-0.315089916774231" calcext:value-type="float">
            <text:p>-0.315089916774231</text:p>
          </table:table-cell>
          <table:table-cell office:value-type="float" office:value="-0.502157874760572" calcext:value-type="float">
            <text:p>-0.502157874760572</text:p>
          </table:table-cell>
          <table:table-cell office:value-type="float" office:value="0.187067957986341" calcext:value-type="float">
            <text:p>0.187067957986341</text:p>
          </table:table-cell>
        </table:table-row>
        <table:table-row table:style-name="ro1">
          <table:table-cell office:value-type="string" calcext:value-type="string">
            <text:p>sll1980</text:p>
          </table:table-cell>
          <table:table-cell office:value-type="float" office:value="-0.40949324342427" calcext:value-type="float">
            <text:p>-0.40949324342427</text:p>
          </table:table-cell>
          <table:table-cell office:value-type="float" office:value="-0.596608972093745" calcext:value-type="float">
            <text:p>-0.596608972093745</text:p>
          </table:table-cell>
          <table:table-cell office:value-type="float" office:value="0.187115728669475" calcext:value-type="float">
            <text:p>0.187115728669475</text:p>
          </table:table-cell>
        </table:table-row>
        <table:table-row table:style-name="ro1">
          <table:table-cell office:value-type="string" calcext:value-type="string">
            <text:p>sll1372</text:p>
          </table:table-cell>
          <table:table-cell office:value-type="float" office:value="-0.993553611733939" calcext:value-type="float">
            <text:p>-0.993553611733939</text:p>
          </table:table-cell>
          <table:table-cell office:value-type="float" office:value="-1.18082709260924" calcext:value-type="float">
            <text:p>-1.18082709260924</text:p>
          </table:table-cell>
          <table:table-cell office:value-type="float" office:value="0.187273480875296" calcext:value-type="float">
            <text:p>0.187273480875296</text:p>
          </table:table-cell>
        </table:table-row>
        <table:table-row table:style-name="ro1">
          <table:table-cell office:value-type="string" calcext:value-type="string">
            <text:p>slr1576</text:p>
          </table:table-cell>
          <table:table-cell office:value-type="float" office:value="0.278880242779271" calcext:value-type="float">
            <text:p>0.278880242779271</text:p>
          </table:table-cell>
          <table:table-cell office:value-type="float" office:value="0.0908822303776897" calcext:value-type="float">
            <text:p>0.0908822303776897</text:p>
          </table:table-cell>
          <table:table-cell office:value-type="float" office:value="0.187998012401582" calcext:value-type="float">
            <text:p>0.187998012401582</text:p>
          </table:table-cell>
        </table:table-row>
        <table:table-row table:style-name="ro1">
          <table:table-cell office:value-type="string" calcext:value-type="string">
            <text:p>slr2035</text:p>
          </table:table-cell>
          <table:table-cell office:value-type="float" office:value="0.180383204378118" calcext:value-type="float">
            <text:p>0.180383204378118</text:p>
          </table:table-cell>
          <table:table-cell office:value-type="float" office:value="-0.00793251859415995" calcext:value-type="float">
            <text:p>-0.00793251859415995</text:p>
          </table:table-cell>
          <table:table-cell office:value-type="float" office:value="0.188315722972278" calcext:value-type="float">
            <text:p>0.188315722972278</text:p>
          </table:table-cell>
        </table:table-row>
        <table:table-row table:style-name="ro1">
          <table:table-cell office:value-type="string" calcext:value-type="string">
            <text:p>sll5083</text:p>
          </table:table-cell>
          <table:table-cell office:value-type="float" office:value="0.0713878315810764" calcext:value-type="float">
            <text:p>0.0713878315810764</text:p>
          </table:table-cell>
          <table:table-cell office:value-type="float" office:value="-0.117777323393098" calcext:value-type="float">
            <text:p>-0.117777323393098</text:p>
          </table:table-cell>
          <table:table-cell office:value-type="float" office:value="0.189165154974174" calcext:value-type="float">
            <text:p>0.189165154974174</text:p>
          </table:table-cell>
        </table:table-row>
        <table:table-row table:style-name="ro1">
          <table:table-cell office:value-type="string" calcext:value-type="string">
            <text:p>ssr1391</text:p>
          </table:table-cell>
          <table:table-cell office:value-type="float" office:value="0.224822919595556" calcext:value-type="float">
            <text:p>0.224822919595556</text:p>
          </table:table-cell>
          <table:table-cell office:value-type="float" office:value="0.0351316990265519" calcext:value-type="float">
            <text:p>0.0351316990265519</text:p>
          </table:table-cell>
          <table:table-cell office:value-type="float" office:value="0.189691220569004" calcext:value-type="float">
            <text:p>0.189691220569004</text:p>
          </table:table-cell>
        </table:table-row>
        <table:table-row table:style-name="ro1">
          <table:table-cell office:value-type="string" calcext:value-type="string">
            <text:p>slr1403</text:p>
          </table:table-cell>
          <table:table-cell office:value-type="float" office:value="0.134869244048804" calcext:value-type="float">
            <text:p>0.134869244048804</text:p>
          </table:table-cell>
          <table:table-cell office:value-type="float" office:value="-0.055225067670571" calcext:value-type="float">
            <text:p>-0.055225067670571</text:p>
          </table:table-cell>
          <table:table-cell office:value-type="float" office:value="0.190094311719375" calcext:value-type="float">
            <text:p>0.190094311719375</text:p>
          </table:table-cell>
        </table:table-row>
        <table:table-row table:style-name="ro1">
          <table:table-cell office:value-type="string" calcext:value-type="string">
            <text:p>slr0088</text:p>
          </table:table-cell>
          <table:table-cell office:value-type="float" office:value="0.249768461211667" calcext:value-type="float">
            <text:p>0.249768461211667</text:p>
          </table:table-cell>
          <table:table-cell office:value-type="float" office:value="0.0595688345606819" calcext:value-type="float">
            <text:p>0.0595688345606819</text:p>
          </table:table-cell>
          <table:table-cell office:value-type="float" office:value="0.190199626650985" calcext:value-type="float">
            <text:p>0.190199626650985</text:p>
          </table:table-cell>
        </table:table-row>
        <table:table-row table:style-name="ro1">
          <table:table-cell office:value-type="string" calcext:value-type="string">
            <text:p>sll0383</text:p>
          </table:table-cell>
          <table:table-cell office:value-type="float" office:value="0.161187890148731" calcext:value-type="float">
            <text:p>0.161187890148731</text:p>
          </table:table-cell>
          <table:table-cell office:value-type="float" office:value="-0.029684118777518" calcext:value-type="float">
            <text:p>-0.029684118777518</text:p>
          </table:table-cell>
          <table:table-cell office:value-type="float" office:value="0.190872008926249" calcext:value-type="float">
            <text:p>0.190872008926249</text:p>
          </table:table-cell>
        </table:table-row>
        <table:table-row table:style-name="ro1">
          <table:table-cell office:value-type="string" calcext:value-type="string">
            <text:p>slr0877</text:p>
          </table:table-cell>
          <table:table-cell office:value-type="float" office:value="-0.927659178924236" calcext:value-type="float">
            <text:p>-0.927659178924236</text:p>
          </table:table-cell>
          <table:table-cell office:value-type="float" office:value="-1.11928346777091" calcext:value-type="float">
            <text:p>-1.11928346777091</text:p>
          </table:table-cell>
          <table:table-cell office:value-type="float" office:value="0.191624288846673" calcext:value-type="float">
            <text:p>0.191624288846673</text:p>
          </table:table-cell>
        </table:table-row>
        <table:table-row table:style-name="ro1">
          <table:table-cell office:value-type="string" calcext:value-type="string">
            <text:p>sll1071</text:p>
          </table:table-cell>
          <table:table-cell office:value-type="float" office:value="-0.119313917193908" calcext:value-type="float">
            <text:p>-0.119313917193908</text:p>
          </table:table-cell>
          <table:table-cell office:value-type="float" office:value="-0.311056514119669" calcext:value-type="float">
            <text:p>-0.311056514119669</text:p>
          </table:table-cell>
          <table:table-cell office:value-type="float" office:value="0.191742596925761" calcext:value-type="float">
            <text:p>0.191742596925761</text:p>
          </table:table-cell>
        </table:table-row>
        <table:table-row table:style-name="ro1">
          <table:table-cell office:value-type="string" calcext:value-type="string">
            <text:p>slr0920</text:p>
          </table:table-cell>
          <table:table-cell office:value-type="float" office:value="0.0942152361527558" calcext:value-type="float">
            <text:p>0.0942152361527558</text:p>
          </table:table-cell>
          <table:table-cell office:value-type="float" office:value="-0.0975888109717667" calcext:value-type="float">
            <text:p>-0.0975888109717667</text:p>
          </table:table-cell>
          <table:table-cell office:value-type="float" office:value="0.191804047124523" calcext:value-type="float">
            <text:p>0.191804047124523</text:p>
          </table:table-cell>
        </table:table-row>
        <table:table-row table:style-name="ro1">
          <table:table-cell office:value-type="string" calcext:value-type="string">
            <text:p>sll1761</text:p>
          </table:table-cell>
          <table:table-cell office:value-type="float" office:value="-0.246768128043991" calcext:value-type="float">
            <text:p>-0.246768128043991</text:p>
          </table:table-cell>
          <table:table-cell office:value-type="float" office:value="-0.44063838910458" calcext:value-type="float">
            <text:p>-0.44063838910458</text:p>
          </table:table-cell>
          <table:table-cell office:value-type="float" office:value="0.193870261060589" calcext:value-type="float">
            <text:p>0.193870261060589</text:p>
          </table:table-cell>
        </table:table-row>
        <table:table-row table:style-name="ro1">
          <table:table-cell office:value-type="string" calcext:value-type="string">
            <text:p>sll1713</text:p>
          </table:table-cell>
          <table:table-cell office:value-type="float" office:value="-0.58464166647475" calcext:value-type="float">
            <text:p>-0.58464166647475</text:p>
          </table:table-cell>
          <table:table-cell office:value-type="float" office:value="-0.778786089097669" calcext:value-type="float">
            <text:p>-0.778786089097669</text:p>
          </table:table-cell>
          <table:table-cell office:value-type="float" office:value="0.194144422622919" calcext:value-type="float">
            <text:p>0.194144422622919</text:p>
          </table:table-cell>
        </table:table-row>
        <table:table-row table:style-name="ro1">
          <table:table-cell office:value-type="string" calcext:value-type="string">
            <text:p>slr1634</text:p>
          </table:table-cell>
          <table:table-cell office:value-type="float" office:value="0.261087177790977" calcext:value-type="float">
            <text:p>0.261087177790977</text:p>
          </table:table-cell>
          <table:table-cell office:value-type="float" office:value="0.0665239589203643" calcext:value-type="float">
            <text:p>0.0665239589203643</text:p>
          </table:table-cell>
          <table:table-cell office:value-type="float" office:value="0.194563218870612" calcext:value-type="float">
            <text:p>0.194563218870612</text:p>
          </table:table-cell>
        </table:table-row>
        <table:table-row table:style-name="ro1">
          <table:table-cell office:value-type="string" calcext:value-type="string">
            <text:p>sll0474</text:p>
          </table:table-cell>
          <table:table-cell office:value-type="float" office:value="0.167595986407919" calcext:value-type="float">
            <text:p>0.167595986407919</text:p>
          </table:table-cell>
          <table:table-cell office:value-type="float" office:value="-0.0272144961987953" calcext:value-type="float">
            <text:p>-0.0272144961987953</text:p>
          </table:table-cell>
          <table:table-cell office:value-type="float" office:value="0.194810482606715" calcext:value-type="float">
            <text:p>0.194810482606715</text:p>
          </table:table-cell>
        </table:table-row>
        <table:table-row table:style-name="ro1">
          <table:table-cell office:value-type="string" calcext:value-type="string">
            <text:p>ssr2799</text:p>
          </table:table-cell>
          <table:table-cell office:value-type="float" office:value="-2.08638179982279" calcext:value-type="float">
            <text:p>-2.08638179982279</text:p>
          </table:table-cell>
          <table:table-cell office:value-type="float" office:value="-2.28127877541728" calcext:value-type="float">
            <text:p>-2.28127877541728</text:p>
          </table:table-cell>
          <table:table-cell office:value-type="float" office:value="0.194896975594487" calcext:value-type="float">
            <text:p>0.194896975594487</text:p>
          </table:table-cell>
        </table:table-row>
        <table:table-row table:style-name="ro1">
          <table:table-cell office:value-type="string" calcext:value-type="string">
            <text:p>slr0086</text:p>
          </table:table-cell>
          <table:table-cell office:value-type="float" office:value="0.327090996517455" calcext:value-type="float">
            <text:p>0.327090996517455</text:p>
          </table:table-cell>
          <table:table-cell office:value-type="float" office:value="0.131791326471075" calcext:value-type="float">
            <text:p>0.131791326471075</text:p>
          </table:table-cell>
          <table:table-cell office:value-type="float" office:value="0.195299670046379" calcext:value-type="float">
            <text:p>0.195299670046379</text:p>
          </table:table-cell>
        </table:table-row>
        <table:table-row table:style-name="ro1">
          <table:table-cell office:value-type="string" calcext:value-type="string">
            <text:p>sll1816</text:p>
          </table:table-cell>
          <table:table-cell office:value-type="float" office:value="-0.853569336540349" calcext:value-type="float">
            <text:p>-0.853569336540349</text:p>
          </table:table-cell>
          <table:table-cell office:value-type="float" office:value="-1.04941953774327" calcext:value-type="float">
            <text:p>-1.04941953774327</text:p>
          </table:table-cell>
          <table:table-cell office:value-type="float" office:value="0.195850201202921" calcext:value-type="float">
            <text:p>0.195850201202921</text:p>
          </table:table-cell>
        </table:table-row>
        <table:table-row table:style-name="ro1">
          <table:table-cell office:value-type="string" calcext:value-type="string">
            <text:p>slr1592</text:p>
          </table:table-cell>
          <table:table-cell office:value-type="float" office:value="0.398375712010131" calcext:value-type="float">
            <text:p>0.398375712010131</text:p>
          </table:table-cell>
          <table:table-cell office:value-type="float" office:value="0.202494424502928" calcext:value-type="float">
            <text:p>0.202494424502928</text:p>
          </table:table-cell>
          <table:table-cell office:value-type="float" office:value="0.195881287507203" calcext:value-type="float">
            <text:p>0.195881287507203</text:p>
          </table:table-cell>
        </table:table-row>
        <table:table-row table:style-name="ro1">
          <table:table-cell office:value-type="string" calcext:value-type="string">
            <text:p>sll1143</text:p>
          </table:table-cell>
          <table:table-cell office:value-type="float" office:value="0.204530521636821" calcext:value-type="float">
            <text:p>0.204530521636821</text:p>
          </table:table-cell>
          <table:table-cell office:value-type="float" office:value="0.00844878620176967" calcext:value-type="float">
            <text:p>0.00844878620176967</text:p>
          </table:table-cell>
          <table:table-cell office:value-type="float" office:value="0.196081735435052" calcext:value-type="float">
            <text:p>0.196081735435052</text:p>
          </table:table-cell>
        </table:table-row>
        <table:table-row table:style-name="ro1">
          <table:table-cell office:value-type="string" calcext:value-type="string">
            <text:p>sll1751</text:p>
          </table:table-cell>
          <table:table-cell office:value-type="float" office:value="0.0900366852183869" calcext:value-type="float">
            <text:p>0.0900366852183869</text:p>
          </table:table-cell>
          <table:table-cell office:value-type="float" office:value="-0.106121253205736" calcext:value-type="float">
            <text:p>-0.106121253205736</text:p>
          </table:table-cell>
          <table:table-cell office:value-type="float" office:value="0.196157938424123" calcext:value-type="float">
            <text:p>0.196157938424123</text:p>
          </table:table-cell>
        </table:table-row>
        <table:table-row table:style-name="ro1">
          <table:table-cell office:value-type="string" calcext:value-type="string">
            <text:p>sll5061</text:p>
          </table:table-cell>
          <table:table-cell office:value-type="float" office:value="0.080632438521399" calcext:value-type="float">
            <text:p>0.080632438521399</text:p>
          </table:table-cell>
          <table:table-cell office:value-type="float" office:value="-0.115628888629932" calcext:value-type="float">
            <text:p>-0.115628888629932</text:p>
          </table:table-cell>
          <table:table-cell office:value-type="float" office:value="0.196261327151331" calcext:value-type="float">
            <text:p>0.196261327151331</text:p>
          </table:table-cell>
        </table:table-row>
        <table:table-row table:style-name="ro1">
          <table:table-cell office:value-type="string" calcext:value-type="string">
            <text:p>slr1809</text:p>
          </table:table-cell>
          <table:table-cell office:value-type="float" office:value="0.350875553715618" calcext:value-type="float">
            <text:p>0.350875553715618</text:p>
          </table:table-cell>
          <table:table-cell office:value-type="float" office:value="0.154467528597069" calcext:value-type="float">
            <text:p>0.154467528597069</text:p>
          </table:table-cell>
          <table:table-cell office:value-type="float" office:value="0.196408025118549" calcext:value-type="float">
            <text:p>0.196408025118549</text:p>
          </table:table-cell>
        </table:table-row>
        <table:table-row table:style-name="ro1">
          <table:table-cell office:value-type="string" calcext:value-type="string">
            <text:p>slr0590</text:p>
          </table:table-cell>
          <table:table-cell office:value-type="float" office:value="-0.0717367759238854" calcext:value-type="float">
            <text:p>-0.0717367759238854</text:p>
          </table:table-cell>
          <table:table-cell office:value-type="float" office:value="-0.268218149268011" calcext:value-type="float">
            <text:p>-0.268218149268011</text:p>
          </table:table-cell>
          <table:table-cell office:value-type="float" office:value="0.196481373344125" calcext:value-type="float">
            <text:p>0.196481373344125</text:p>
          </table:table-cell>
        </table:table-row>
        <table:table-row table:style-name="ro1">
          <table:table-cell office:value-type="string" calcext:value-type="string">
            <text:p>slr0772</text:p>
          </table:table-cell>
          <table:table-cell office:value-type="float" office:value="0.105159025558085" calcext:value-type="float">
            <text:p>0.105159025558085</text:p>
          </table:table-cell>
          <table:table-cell office:value-type="float" office:value="-0.0913566078080593" calcext:value-type="float">
            <text:p>-0.0913566078080593</text:p>
          </table:table-cell>
          <table:table-cell office:value-type="float" office:value="0.196515633366144" calcext:value-type="float">
            <text:p>0.196515633366144</text:p>
          </table:table-cell>
        </table:table-row>
        <table:table-row table:style-name="ro1">
          <table:table-cell office:value-type="string" calcext:value-type="string">
            <text:p>sll1106</text:p>
          </table:table-cell>
          <table:table-cell office:value-type="float" office:value="-0.112892861446548" calcext:value-type="float">
            <text:p>-0.112892861446548</text:p>
          </table:table-cell>
          <table:table-cell office:value-type="float" office:value="-0.310081893389857" calcext:value-type="float">
            <text:p>-0.310081893389857</text:p>
          </table:table-cell>
          <table:table-cell office:value-type="float" office:value="0.19718903194331" calcext:value-type="float">
            <text:p>0.19718903194331</text:p>
          </table:table-cell>
        </table:table-row>
        <table:table-row table:style-name="ro1">
          <table:table-cell office:value-type="string" calcext:value-type="string">
            <text:p>slr1537</text:p>
          </table:table-cell>
          <table:table-cell office:value-type="float" office:value="-0.29427718270489" calcext:value-type="float">
            <text:p>-0.29427718270489</text:p>
          </table:table-cell>
          <table:table-cell office:value-type="float" office:value="-0.491709552879959" calcext:value-type="float">
            <text:p>-0.491709552879959</text:p>
          </table:table-cell>
          <table:table-cell office:value-type="float" office:value="0.197432370175068" calcext:value-type="float">
            <text:p>0.197432370175068</text:p>
          </table:table-cell>
        </table:table-row>
        <table:table-row table:style-name="ro1">
          <table:table-cell office:value-type="string" calcext:value-type="string">
            <text:p>slr0773</text:p>
          </table:table-cell>
          <table:table-cell office:value-type="float" office:value="-0.615025735203723" calcext:value-type="float">
            <text:p>-0.615025735203723</text:p>
          </table:table-cell>
          <table:table-cell office:value-type="float" office:value="-0.81248955038908" calcext:value-type="float">
            <text:p>-0.81248955038908</text:p>
          </table:table-cell>
          <table:table-cell office:value-type="float" office:value="0.197463815185357" calcext:value-type="float">
            <text:p>0.197463815185357</text:p>
          </table:table-cell>
        </table:table-row>
        <table:table-row table:style-name="ro1">
          <table:table-cell office:value-type="string" calcext:value-type="string">
            <text:p>slr0719</text:p>
          </table:table-cell>
          <table:table-cell office:value-type="float" office:value="0.103292172456237" calcext:value-type="float">
            <text:p>0.103292172456237</text:p>
          </table:table-cell>
          <table:table-cell office:value-type="float" office:value="-0.0942066533984903" calcext:value-type="float">
            <text:p>-0.0942066533984903</text:p>
          </table:table-cell>
          <table:table-cell office:value-type="float" office:value="0.197498825854728" calcext:value-type="float">
            <text:p>0.197498825854728</text:p>
          </table:table-cell>
        </table:table-row>
        <table:table-row table:style-name="ro1">
          <table:table-cell office:value-type="string" calcext:value-type="string">
            <text:p>slr0233</text:p>
          </table:table-cell>
          <table:table-cell office:value-type="float" office:value="-0.139231744521824" calcext:value-type="float">
            <text:p>-0.139231744521824</text:p>
          </table:table-cell>
          <table:table-cell office:value-type="float" office:value="-0.336885348051448" calcext:value-type="float">
            <text:p>-0.336885348051448</text:p>
          </table:table-cell>
          <table:table-cell office:value-type="float" office:value="0.197653603529624" calcext:value-type="float">
            <text:p>0.197653603529624</text:p>
          </table:table-cell>
        </table:table-row>
        <table:table-row table:style-name="ro1">
          <table:table-cell office:value-type="string" calcext:value-type="string">
            <text:p>slr0373</text:p>
          </table:table-cell>
          <table:table-cell office:value-type="float" office:value="-0.847749979822599" calcext:value-type="float">
            <text:p>-0.847749979822599</text:p>
          </table:table-cell>
          <table:table-cell office:value-type="float" office:value="-1.04544249530018" calcext:value-type="float">
            <text:p>-1.04544249530018</text:p>
          </table:table-cell>
          <table:table-cell office:value-type="float" office:value="0.197692515477578" calcext:value-type="float">
            <text:p>0.197692515477578</text:p>
          </table:table-cell>
        </table:table-row>
        <table:table-row table:style-name="ro1">
          <table:table-cell office:value-type="string" calcext:value-type="string">
            <text:p>slr0740</text:p>
          </table:table-cell>
          <table:table-cell office:value-type="float" office:value="0.128955433800699" calcext:value-type="float">
            <text:p>0.128955433800699</text:p>
          </table:table-cell>
          <table:table-cell office:value-type="float" office:value="-0.0697132523973791" calcext:value-type="float">
            <text:p>-0.0697132523973791</text:p>
          </table:table-cell>
          <table:table-cell office:value-type="float" office:value="0.198668686198078" calcext:value-type="float">
            <text:p>0.198668686198078</text:p>
          </table:table-cell>
        </table:table-row>
        <table:table-row table:style-name="ro1">
          <table:table-cell office:value-type="string" calcext:value-type="string">
            <text:p>ssr7072</text:p>
          </table:table-cell>
          <table:table-cell office:value-type="float" office:value="0.212533693592383" calcext:value-type="float">
            <text:p>0.212533693592383</text:p>
          </table:table-cell>
          <table:table-cell office:value-type="float" office:value="0.0136546345753999" calcext:value-type="float">
            <text:p>0.0136546345753999</text:p>
          </table:table-cell>
          <table:table-cell office:value-type="float" office:value="0.198879059016984" calcext:value-type="float">
            <text:p>0.198879059016984</text:p>
          </table:table-cell>
        </table:table-row>
        <table:table-row table:style-name="ro1">
          <table:table-cell office:value-type="string" calcext:value-type="string">
            <text:p>sll0183</text:p>
          </table:table-cell>
          <table:table-cell office:value-type="float" office:value="0.490283297919088" calcext:value-type="float">
            <text:p>0.490283297919088</text:p>
          </table:table-cell>
          <table:table-cell office:value-type="float" office:value="0.290287744683827" calcext:value-type="float">
            <text:p>0.290287744683827</text:p>
          </table:table-cell>
          <table:table-cell office:value-type="float" office:value="0.199995553235261" calcext:value-type="float">
            <text:p>0.199995553235261</text:p>
          </table:table-cell>
        </table:table-row>
        <table:table-row table:style-name="ro1">
          <table:table-cell office:value-type="string" calcext:value-type="string">
            <text:p>sll0542</text:p>
          </table:table-cell>
          <table:table-cell office:value-type="float" office:value="-0.0703255233312271" calcext:value-type="float">
            <text:p>-0.0703255233312271</text:p>
          </table:table-cell>
          <table:table-cell office:value-type="float" office:value="-0.270526680574129" calcext:value-type="float">
            <text:p>-0.270526680574129</text:p>
          </table:table-cell>
          <table:table-cell office:value-type="float" office:value="0.200201157242902" calcext:value-type="float">
            <text:p>0.200201157242902</text:p>
          </table:table-cell>
        </table:table-row>
        <table:table-row table:style-name="ro1">
          <table:table-cell office:value-type="string" calcext:value-type="string">
            <text:p>sll0103</text:p>
          </table:table-cell>
          <table:table-cell office:value-type="float" office:value="-0.0290554897660868" calcext:value-type="float">
            <text:p>-0.0290554897660868</text:p>
          </table:table-cell>
          <table:table-cell office:value-type="float" office:value="-0.230406120200734" calcext:value-type="float">
            <text:p>-0.230406120200734</text:p>
          </table:table-cell>
          <table:table-cell office:value-type="float" office:value="0.201350630434647" calcext:value-type="float">
            <text:p>0.201350630434647</text:p>
          </table:table-cell>
        </table:table-row>
        <table:table-row table:style-name="ro1">
          <table:table-cell office:value-type="string" calcext:value-type="string">
            <text:p>slr0897</text:p>
          </table:table-cell>
          <table:table-cell office:value-type="float" office:value="-0.0582848128742428" calcext:value-type="float">
            <text:p>-0.0582848128742428</text:p>
          </table:table-cell>
          <table:table-cell office:value-type="float" office:value="-0.260161890075052" calcext:value-type="float">
            <text:p>-0.260161890075052</text:p>
          </table:table-cell>
          <table:table-cell office:value-type="float" office:value="0.201877077200809" calcext:value-type="float">
            <text:p>0.201877077200809</text:p>
          </table:table-cell>
        </table:table-row>
        <table:table-row table:style-name="ro1">
          <table:table-cell office:value-type="string" calcext:value-type="string">
            <text:p>slr0701</text:p>
          </table:table-cell>
          <table:table-cell office:value-type="float" office:value="-0.000685605199315281" calcext:value-type="float">
            <text:p>-0.000685605199315281</text:p>
          </table:table-cell>
          <table:table-cell office:value-type="float" office:value="-0.20268214143751" calcext:value-type="float">
            <text:p>-0.20268214143751</text:p>
          </table:table-cell>
          <table:table-cell office:value-type="float" office:value="0.201996536238194" calcext:value-type="float">
            <text:p>0.201996536238194</text:p>
          </table:table-cell>
        </table:table-row>
        <table:table-row table:style-name="ro1">
          <table:table-cell office:value-type="string" calcext:value-type="string">
            <text:p>slr1425</text:p>
          </table:table-cell>
          <table:table-cell office:value-type="float" office:value="0.161213881307004" calcext:value-type="float">
            <text:p>0.161213881307004</text:p>
          </table:table-cell>
          <table:table-cell office:value-type="float" office:value="-0.0408664304784167" calcext:value-type="float">
            <text:p>-0.0408664304784167</text:p>
          </table:table-cell>
          <table:table-cell office:value-type="float" office:value="0.20208031178542" calcext:value-type="float">
            <text:p>0.20208031178542</text:p>
          </table:table-cell>
        </table:table-row>
        <table:table-row table:style-name="ro1">
          <table:table-cell office:value-type="string" calcext:value-type="string">
            <text:p>sll1564</text:p>
          </table:table-cell>
          <table:table-cell office:value-type="float" office:value="0.0664869139235883" calcext:value-type="float">
            <text:p>0.0664869139235883</text:p>
          </table:table-cell>
          <table:table-cell office:value-type="float" office:value="-0.135910247991485" calcext:value-type="float">
            <text:p>-0.135910247991485</text:p>
          </table:table-cell>
          <table:table-cell office:value-type="float" office:value="0.202397161915074" calcext:value-type="float">
            <text:p>0.202397161915074</text:p>
          </table:table-cell>
        </table:table-row>
        <table:table-row table:style-name="ro1">
          <table:table-cell office:value-type="string" calcext:value-type="string">
            <text:p>slr0938</text:p>
          </table:table-cell>
          <table:table-cell office:value-type="float" office:value="-0.30351360757055" calcext:value-type="float">
            <text:p>-0.30351360757055</text:p>
          </table:table-cell>
          <table:table-cell office:value-type="float" office:value="-0.507578995085284" calcext:value-type="float">
            <text:p>-0.507578995085284</text:p>
          </table:table-cell>
          <table:table-cell office:value-type="float" office:value="0.204065387514734" calcext:value-type="float">
            <text:p>0.204065387514734</text:p>
          </table:table-cell>
        </table:table-row>
        <table:table-row table:style-name="ro1">
          <table:table-cell office:value-type="string" calcext:value-type="string">
            <text:p>slr2005</text:p>
          </table:table-cell>
          <table:table-cell office:value-type="float" office:value="-0.0682284975991865" calcext:value-type="float">
            <text:p>-0.0682284975991865</text:p>
          </table:table-cell>
          <table:table-cell office:value-type="float" office:value="-0.272302432179129" calcext:value-type="float">
            <text:p>-0.272302432179129</text:p>
          </table:table-cell>
          <table:table-cell office:value-type="float" office:value="0.204073934579942" calcext:value-type="float">
            <text:p>0.204073934579942</text:p>
          </table:table-cell>
        </table:table-row>
        <table:table-row table:style-name="ro1">
          <table:table-cell office:value-type="string" calcext:value-type="string">
            <text:p>slr1471</text:p>
          </table:table-cell>
          <table:table-cell office:value-type="float" office:value="-0.567637961203222" calcext:value-type="float">
            <text:p>-0.567637961203222</text:p>
          </table:table-cell>
          <table:table-cell office:value-type="float" office:value="-0.772392167006918" calcext:value-type="float">
            <text:p>-0.772392167006918</text:p>
          </table:table-cell>
          <table:table-cell office:value-type="float" office:value="0.204754205803696" calcext:value-type="float">
            <text:p>0.204754205803696</text:p>
          </table:table-cell>
        </table:table-row>
        <table:table-row table:style-name="ro1">
          <table:table-cell office:value-type="string" calcext:value-type="string">
            <text:p>slr0109</text:p>
          </table:table-cell>
          <table:table-cell office:value-type="float" office:value="-0.0339455292896795" calcext:value-type="float">
            <text:p>-0.0339455292896795</text:p>
          </table:table-cell>
          <table:table-cell office:value-type="float" office:value="-0.239003267599582" calcext:value-type="float">
            <text:p>-0.239003267599582</text:p>
          </table:table-cell>
          <table:table-cell office:value-type="float" office:value="0.205057738309902" calcext:value-type="float">
            <text:p>0.205057738309902</text:p>
          </table:table-cell>
        </table:table-row>
        <table:table-row table:style-name="ro1">
          <table:table-cell office:value-type="string" calcext:value-type="string">
            <text:p>ssl2733</text:p>
          </table:table-cell>
          <table:table-cell office:value-type="float" office:value="-0.635423140454024" calcext:value-type="float">
            <text:p>-0.635423140454024</text:p>
          </table:table-cell>
          <table:table-cell office:value-type="float" office:value="-0.84106887080096" calcext:value-type="float">
            <text:p>-0.84106887080096</text:p>
          </table:table-cell>
          <table:table-cell office:value-type="float" office:value="0.205645730346935" calcext:value-type="float">
            <text:p>0.205645730346935</text:p>
          </table:table-cell>
        </table:table-row>
        <table:table-row table:style-name="ro1">
          <table:table-cell office:value-type="string" calcext:value-type="string">
            <text:p>sll1061</text:p>
          </table:table-cell>
          <table:table-cell office:value-type="float" office:value="0.157659045016298" calcext:value-type="float">
            <text:p>0.157659045016298</text:p>
          </table:table-cell>
          <table:table-cell office:value-type="float" office:value="-0.0485944703105215" calcext:value-type="float">
            <text:p>-0.0485944703105215</text:p>
          </table:table-cell>
          <table:table-cell office:value-type="float" office:value="0.20625351532682" calcext:value-type="float">
            <text:p>0.20625351532682</text:p>
          </table:table-cell>
        </table:table-row>
        <table:table-row table:style-name="ro1">
          <table:table-cell office:value-type="string" calcext:value-type="string">
            <text:p>slr1039</text:p>
          </table:table-cell>
          <table:table-cell office:value-type="float" office:value="0.301702588797405" calcext:value-type="float">
            <text:p>0.301702588797405</text:p>
          </table:table-cell>
          <table:table-cell office:value-type="float" office:value="0.0948948350985813" calcext:value-type="float">
            <text:p>0.0948948350985813</text:p>
          </table:table-cell>
          <table:table-cell office:value-type="float" office:value="0.206807753698823" calcext:value-type="float">
            <text:p>0.206807753698823</text:p>
          </table:table-cell>
        </table:table-row>
        <table:table-row table:style-name="ro1">
          <table:table-cell office:value-type="string" calcext:value-type="string">
            <text:p>sll1108</text:p>
          </table:table-cell>
          <table:table-cell office:value-type="float" office:value="0.0886488758336513" calcext:value-type="float">
            <text:p>0.0886488758336513</text:p>
          </table:table-cell>
          <table:table-cell office:value-type="float" office:value="-0.118700750731342" calcext:value-type="float">
            <text:p>-0.118700750731342</text:p>
          </table:table-cell>
          <table:table-cell office:value-type="float" office:value="0.207349626564993" calcext:value-type="float">
            <text:p>0.207349626564993</text:p>
          </table:table-cell>
        </table:table-row>
        <table:table-row table:style-name="ro1">
          <table:table-cell office:value-type="string" calcext:value-type="string">
            <text:p>slr1227</text:p>
          </table:table-cell>
          <table:table-cell office:value-type="float" office:value="-1.97220657364096" calcext:value-type="float">
            <text:p>-1.97220657364096</text:p>
          </table:table-cell>
          <table:table-cell office:value-type="float" office:value="-2.18010388313816" calcext:value-type="float">
            <text:p>-2.18010388313816</text:p>
          </table:table-cell>
          <table:table-cell office:value-type="float" office:value="0.207897309497201" calcext:value-type="float">
            <text:p>0.207897309497201</text:p>
          </table:table-cell>
        </table:table-row>
        <table:table-row table:style-name="ro1">
          <table:table-cell office:value-type="string" calcext:value-type="string">
            <text:p>sll1242</text:p>
          </table:table-cell>
          <table:table-cell office:value-type="float" office:value="0.516840035832171" calcext:value-type="float">
            <text:p>0.516840035832171</text:p>
          </table:table-cell>
          <table:table-cell office:value-type="float" office:value="0.308098856913153" calcext:value-type="float">
            <text:p>0.308098856913153</text:p>
          </table:table-cell>
          <table:table-cell office:value-type="float" office:value="0.208741178919017" calcext:value-type="float">
            <text:p>0.208741178919017</text:p>
          </table:table-cell>
        </table:table-row>
        <table:table-row table:style-name="ro1">
          <table:table-cell office:value-type="string" calcext:value-type="string">
            <text:p>slr0596</text:p>
          </table:table-cell>
          <table:table-cell office:value-type="float" office:value="0.061503004954992" calcext:value-type="float">
            <text:p>0.061503004954992</text:p>
          </table:table-cell>
          <table:table-cell office:value-type="float" office:value="-0.147487907220128" calcext:value-type="float">
            <text:p>-0.147487907220128</text:p>
          </table:table-cell>
          <table:table-cell office:value-type="float" office:value="0.20899091217512" calcext:value-type="float">
            <text:p>0.20899091217512</text:p>
          </table:table-cell>
        </table:table-row>
        <table:table-row table:style-name="ro1">
          <table:table-cell office:value-type="string" calcext:value-type="string">
            <text:p>sll0400</text:p>
          </table:table-cell>
          <table:table-cell office:value-type="float" office:value="0.00194669479017" calcext:value-type="float">
            <text:p>0.00194669479017</text:p>
          </table:table-cell>
          <table:table-cell office:value-type="float" office:value="-0.207186616342445" calcext:value-type="float">
            <text:p>-0.207186616342445</text:p>
          </table:table-cell>
          <table:table-cell office:value-type="float" office:value="0.209133311132615" calcext:value-type="float">
            <text:p>0.209133311132615</text:p>
          </table:table-cell>
        </table:table-row>
        <table:table-row table:style-name="ro1">
          <table:table-cell office:value-type="string" calcext:value-type="string">
            <text:p>slr0769</text:p>
          </table:table-cell>
          <table:table-cell office:value-type="float" office:value="0.446885990771922" calcext:value-type="float">
            <text:p>0.446885990771922</text:p>
          </table:table-cell>
          <table:table-cell office:value-type="float" office:value="0.237193282772336" calcext:value-type="float">
            <text:p>0.237193282772336</text:p>
          </table:table-cell>
          <table:table-cell office:value-type="float" office:value="0.209692707999586" calcext:value-type="float">
            <text:p>0.209692707999586</text:p>
          </table:table-cell>
        </table:table-row>
        <table:table-row table:style-name="ro1">
          <table:table-cell office:value-type="string" calcext:value-type="string">
            <text:p>sll1716</text:p>
          </table:table-cell>
          <table:table-cell office:value-type="float" office:value="0.0215764092471097" calcext:value-type="float">
            <text:p>0.0215764092471097</text:p>
          </table:table-cell>
          <table:table-cell office:value-type="float" office:value="-0.188611491177556" calcext:value-type="float">
            <text:p>-0.188611491177556</text:p>
          </table:table-cell>
          <table:table-cell office:value-type="float" office:value="0.210187900424666" calcext:value-type="float">
            <text:p>0.210187900424666</text:p>
          </table:table-cell>
        </table:table-row>
        <table:table-row table:style-name="ro1">
          <table:table-cell office:value-type="string" calcext:value-type="string">
            <text:p>slr1289</text:p>
          </table:table-cell>
          <table:table-cell office:value-type="float" office:value="0.191958680300577" calcext:value-type="float">
            <text:p>0.191958680300577</text:p>
          </table:table-cell>
          <table:table-cell office:value-type="float" office:value="-0.019301491885083" calcext:value-type="float">
            <text:p>-0.019301491885083</text:p>
          </table:table-cell>
          <table:table-cell office:value-type="float" office:value="0.21126017218566" calcext:value-type="float">
            <text:p>0.21126017218566</text:p>
          </table:table-cell>
        </table:table-row>
        <table:table-row table:style-name="ro1">
          <table:table-cell office:value-type="string" calcext:value-type="string">
            <text:p>sll1736</text:p>
          </table:table-cell>
          <table:table-cell office:value-type="float" office:value="-0.520400111936447" calcext:value-type="float">
            <text:p>-0.520400111936447</text:p>
          </table:table-cell>
          <table:table-cell office:value-type="float" office:value="-0.731829918778953" calcext:value-type="float">
            <text:p>-0.731829918778953</text:p>
          </table:table-cell>
          <table:table-cell office:value-type="float" office:value="0.211429806842506" calcext:value-type="float">
            <text:p>0.211429806842506</text:p>
          </table:table-cell>
        </table:table-row>
        <table:table-row table:style-name="ro1">
          <table:table-cell office:value-type="string" calcext:value-type="string">
            <text:p>slr1776</text:p>
          </table:table-cell>
          <table:table-cell office:value-type="float" office:value="-0.253520149252205" calcext:value-type="float">
            <text:p>-0.253520149252205</text:p>
          </table:table-cell>
          <table:table-cell office:value-type="float" office:value="-0.46546826219865" calcext:value-type="float">
            <text:p>-0.46546826219865</text:p>
          </table:table-cell>
          <table:table-cell office:value-type="float" office:value="0.211948112946445" calcext:value-type="float">
            <text:p>0.211948112946445</text:p>
          </table:table-cell>
        </table:table-row>
        <table:table-row table:style-name="ro1">
          <table:table-cell office:value-type="string" calcext:value-type="string">
            <text:p>slr2030</text:p>
          </table:table-cell>
          <table:table-cell office:value-type="float" office:value="0.195348957605565" calcext:value-type="float">
            <text:p>0.195348957605565</text:p>
          </table:table-cell>
          <table:table-cell office:value-type="float" office:value="-0.0168215031014166" calcext:value-type="float">
            <text:p>-0.0168215031014166</text:p>
          </table:table-cell>
          <table:table-cell office:value-type="float" office:value="0.212170460706982" calcext:value-type="float">
            <text:p>0.212170460706982</text:p>
          </table:table-cell>
        </table:table-row>
        <table:table-row table:style-name="ro1">
          <table:table-cell office:value-type="string" calcext:value-type="string">
            <text:p>slr6045</text:p>
          </table:table-cell>
          <table:table-cell office:value-type="float" office:value="0.14651057098591" calcext:value-type="float">
            <text:p>0.14651057098591</text:p>
          </table:table-cell>
          <table:table-cell office:value-type="float" office:value="-0.0661172753222352" calcext:value-type="float">
            <text:p>-0.0661172753222352</text:p>
          </table:table-cell>
          <table:table-cell office:value-type="float" office:value="0.212627846308145" calcext:value-type="float">
            <text:p>0.212627846308145</text:p>
          </table:table-cell>
        </table:table-row>
        <table:table-row table:style-name="ro1">
          <table:table-cell office:value-type="string" calcext:value-type="string">
            <text:p>sll1553</text:p>
          </table:table-cell>
          <table:table-cell office:value-type="float" office:value="-1.00465441235876" calcext:value-type="float">
            <text:p>-1.00465441235876</text:p>
          </table:table-cell>
          <table:table-cell office:value-type="float" office:value="-1.21740899140493" calcext:value-type="float">
            <text:p>-1.21740899140493</text:p>
          </table:table-cell>
          <table:table-cell office:value-type="float" office:value="0.212754579046174" calcext:value-type="float">
            <text:p>0.212754579046174</text:p>
          </table:table-cell>
        </table:table-row>
        <table:table-row table:style-name="ro1">
          <table:table-cell office:value-type="string" calcext:value-type="string">
            <text:p>slr0854</text:p>
          </table:table-cell>
          <table:table-cell office:value-type="float" office:value="-0.0614810125851294" calcext:value-type="float">
            <text:p>-0.0614810125851294</text:p>
          </table:table-cell>
          <table:table-cell office:value-type="float" office:value="-0.274846554919018" calcext:value-type="float">
            <text:p>-0.274846554919018</text:p>
          </table:table-cell>
          <table:table-cell office:value-type="float" office:value="0.213365542333888" calcext:value-type="float">
            <text:p>0.213365542333888</text:p>
          </table:table-cell>
        </table:table-row>
        <table:table-row table:style-name="ro1">
          <table:table-cell office:value-type="string" calcext:value-type="string">
            <text:p>sll5130</text:p>
          </table:table-cell>
          <table:table-cell office:value-type="float" office:value="0.0759331078105641" calcext:value-type="float">
            <text:p>0.0759331078105641</text:p>
          </table:table-cell>
          <table:table-cell office:value-type="float" office:value="-0.137486908888177" calcext:value-type="float">
            <text:p>-0.137486908888177</text:p>
          </table:table-cell>
          <table:table-cell office:value-type="float" office:value="0.213420016698741" calcext:value-type="float">
            <text:p>0.213420016698741</text:p>
          </table:table-cell>
        </table:table-row>
        <table:table-row table:style-name="ro1">
          <table:table-cell office:value-type="string" calcext:value-type="string">
            <text:p>sll0670</text:p>
          </table:table-cell>
          <table:table-cell office:value-type="float" office:value="0.117856306696502" calcext:value-type="float">
            <text:p>0.117856306696502</text:p>
          </table:table-cell>
          <table:table-cell office:value-type="float" office:value="-0.0965960987316647" calcext:value-type="float">
            <text:p>-0.0965960987316647</text:p>
          </table:table-cell>
          <table:table-cell office:value-type="float" office:value="0.214452405428167" calcext:value-type="float">
            <text:p>0.214452405428167</text:p>
          </table:table-cell>
        </table:table-row>
        <table:table-row table:style-name="ro1">
          <table:table-cell office:value-type="string" calcext:value-type="string">
            <text:p>ssl2598</text:p>
          </table:table-cell>
          <table:table-cell office:value-type="float" office:value="-0.673046287731436" calcext:value-type="float">
            <text:p>-0.673046287731436</text:p>
          </table:table-cell>
          <table:table-cell office:value-type="float" office:value="-0.888629053944116" calcext:value-type="float">
            <text:p>-0.888629053944116</text:p>
          </table:table-cell>
          <table:table-cell office:value-type="float" office:value="0.215582766212681" calcext:value-type="float">
            <text:p>0.215582766212681</text:p>
          </table:table-cell>
        </table:table-row>
        <table:table-row table:style-name="ro1">
          <table:table-cell office:value-type="string" calcext:value-type="string">
            <text:p>sll0168</text:p>
          </table:table-cell>
          <table:table-cell office:value-type="float" office:value="0.185008686105204" calcext:value-type="float">
            <text:p>0.185008686105204</text:p>
          </table:table-cell>
          <table:table-cell office:value-type="float" office:value="-0.0306436308088995" calcext:value-type="float">
            <text:p>-0.0306436308088995</text:p>
          </table:table-cell>
          <table:table-cell office:value-type="float" office:value="0.215652316914103" calcext:value-type="float">
            <text:p>0.215652316914103</text:p>
          </table:table-cell>
        </table:table-row>
        <table:table-row table:style-name="ro1">
          <table:table-cell office:value-type="string" calcext:value-type="string">
            <text:p>sll1330</text:p>
          </table:table-cell>
          <table:table-cell office:value-type="float" office:value="0.214742596828033" calcext:value-type="float">
            <text:p>0.214742596828033</text:p>
          </table:table-cell>
          <table:table-cell office:value-type="float" office:value="-0.00112318045335768" calcext:value-type="float">
            <text:p>-0.00112318045335768</text:p>
          </table:table-cell>
          <table:table-cell office:value-type="float" office:value="0.21586577728139" calcext:value-type="float">
            <text:p>0.21586577728139</text:p>
          </table:table-cell>
        </table:table-row>
        <table:table-row table:style-name="ro1">
          <table:table-cell office:value-type="string" calcext:value-type="string">
            <text:p>slr1073</text:p>
          </table:table-cell>
          <table:table-cell office:value-type="float" office:value="0.242947846805174" calcext:value-type="float">
            <text:p>0.242947846805174</text:p>
          </table:table-cell>
          <table:table-cell office:value-type="float" office:value="0.0269300309759214" calcext:value-type="float">
            <text:p>0.0269300309759214</text:p>
          </table:table-cell>
          <table:table-cell office:value-type="float" office:value="0.216017815829253" calcext:value-type="float">
            <text:p>0.216017815829253</text:p>
          </table:table-cell>
        </table:table-row>
        <table:table-row table:style-name="ro1">
          <table:table-cell office:value-type="string" calcext:value-type="string">
            <text:p>sll1496</text:p>
          </table:table-cell>
          <table:table-cell office:value-type="float" office:value="-0.175954581747536" calcext:value-type="float">
            <text:p>-0.175954581747536</text:p>
          </table:table-cell>
          <table:table-cell office:value-type="float" office:value="-0.392089805650588" calcext:value-type="float">
            <text:p>-0.392089805650588</text:p>
          </table:table-cell>
          <table:table-cell office:value-type="float" office:value="0.216135223903052" calcext:value-type="float">
            <text:p>0.216135223903052</text:p>
          </table:table-cell>
        </table:table-row>
        <table:table-row table:style-name="ro1">
          <table:table-cell office:value-type="string" calcext:value-type="string">
            <text:p>slr1853</text:p>
          </table:table-cell>
          <table:table-cell office:value-type="float" office:value="0.498489676285777" calcext:value-type="float">
            <text:p>0.498489676285777</text:p>
          </table:table-cell>
          <table:table-cell office:value-type="float" office:value="0.282165062099221" calcext:value-type="float">
            <text:p>0.282165062099221</text:p>
          </table:table-cell>
          <table:table-cell office:value-type="float" office:value="0.216324614186555" calcext:value-type="float">
            <text:p>0.216324614186555</text:p>
          </table:table-cell>
        </table:table-row>
        <table:table-row table:style-name="ro1">
          <table:table-cell office:value-type="string" calcext:value-type="string">
            <text:p>slr1863</text:p>
          </table:table-cell>
          <table:table-cell office:value-type="float" office:value="0.327092960445799" calcext:value-type="float">
            <text:p>0.327092960445799</text:p>
          </table:table-cell>
          <table:table-cell office:value-type="float" office:value="0.110109133090416" calcext:value-type="float">
            <text:p>0.110109133090416</text:p>
          </table:table-cell>
          <table:table-cell office:value-type="float" office:value="0.216983827355383" calcext:value-type="float">
            <text:p>0.216983827355383</text:p>
          </table:table-cell>
        </table:table-row>
        <table:table-row table:style-name="ro1">
          <table:table-cell office:value-type="string" calcext:value-type="string">
            <text:p>slr1503</text:p>
          </table:table-cell>
          <table:table-cell office:value-type="float" office:value="-0.00365742417324239" calcext:value-type="float">
            <text:p>-0.00365742417324239</text:p>
          </table:table-cell>
          <table:table-cell office:value-type="float" office:value="-0.221130247594242" calcext:value-type="float">
            <text:p>-0.221130247594242</text:p>
          </table:table-cell>
          <table:table-cell office:value-type="float" office:value="0.217472823421" calcext:value-type="float">
            <text:p>0.217472823421</text:p>
          </table:table-cell>
        </table:table-row>
        <table:table-row table:style-name="ro1">
          <table:table-cell office:value-type="string" calcext:value-type="string">
            <text:p>sll1643</text:p>
          </table:table-cell>
          <table:table-cell office:value-type="float" office:value="0.155096321502685" calcext:value-type="float">
            <text:p>0.155096321502685</text:p>
          </table:table-cell>
          <table:table-cell office:value-type="float" office:value="-0.0623820027628702" calcext:value-type="float">
            <text:p>-0.0623820027628702</text:p>
          </table:table-cell>
          <table:table-cell office:value-type="float" office:value="0.217478324265555" calcext:value-type="float">
            <text:p>0.217478324265555</text:p>
          </table:table-cell>
        </table:table-row>
        <table:table-row table:style-name="ro1">
          <table:table-cell office:value-type="string" calcext:value-type="string">
            <text:p>slr1098</text:p>
          </table:table-cell>
          <table:table-cell office:value-type="float" office:value="-1.18623477631513" calcext:value-type="float">
            <text:p>-1.18623477631513</text:p>
          </table:table-cell>
          <table:table-cell office:value-type="float" office:value="-1.40454542857195" calcext:value-type="float">
            <text:p>-1.40454542857195</text:p>
          </table:table-cell>
          <table:table-cell office:value-type="float" office:value="0.218310652256814" calcext:value-type="float">
            <text:p>0.218310652256814</text:p>
          </table:table-cell>
        </table:table-row>
        <table:table-row table:style-name="ro1">
          <table:table-cell office:value-type="string" calcext:value-type="string">
            <text:p>sll1872</text:p>
          </table:table-cell>
          <table:table-cell office:value-type="float" office:value="0.632614410349606" calcext:value-type="float">
            <text:p>0.632614410349606</text:p>
          </table:table-cell>
          <table:table-cell office:value-type="float" office:value="0.414254013815684" calcext:value-type="float">
            <text:p>0.414254013815684</text:p>
          </table:table-cell>
          <table:table-cell office:value-type="float" office:value="0.218360396533922" calcext:value-type="float">
            <text:p>0.218360396533922</text:p>
          </table:table-cell>
        </table:table-row>
        <table:table-row table:style-name="ro1">
          <table:table-cell office:value-type="string" calcext:value-type="string">
            <text:p>sll5030</text:p>
          </table:table-cell>
          <table:table-cell office:value-type="float" office:value="0.124026800760861" calcext:value-type="float">
            <text:p>0.124026800760861</text:p>
          </table:table-cell>
          <table:table-cell office:value-type="float" office:value="-0.0947253372589296" calcext:value-type="float">
            <text:p>-0.0947253372589296</text:p>
          </table:table-cell>
          <table:table-cell office:value-type="float" office:value="0.218752138019791" calcext:value-type="float">
            <text:p>0.218752138019791</text:p>
          </table:table-cell>
        </table:table-row>
        <table:table-row table:style-name="ro1">
          <table:table-cell office:value-type="string" calcext:value-type="string">
            <text:p>slr1095</text:p>
          </table:table-cell>
          <table:table-cell office:value-type="float" office:value="-0.975752393723285" calcext:value-type="float">
            <text:p>-0.975752393723285</text:p>
          </table:table-cell>
          <table:table-cell office:value-type="float" office:value="-1.19455849133989" calcext:value-type="float">
            <text:p>-1.19455849133989</text:p>
          </table:table-cell>
          <table:table-cell office:value-type="float" office:value="0.218806097616608" calcext:value-type="float">
            <text:p>0.218806097616608</text:p>
          </table:table-cell>
        </table:table-row>
        <table:table-row table:style-name="ro1">
          <table:table-cell office:value-type="string" calcext:value-type="string">
            <text:p>sll2010</text:p>
          </table:table-cell>
          <table:table-cell office:value-type="float" office:value="-1.09110261092409" calcext:value-type="float">
            <text:p>-1.09110261092409</text:p>
          </table:table-cell>
          <table:table-cell office:value-type="float" office:value="-1.31027938698427" calcext:value-type="float">
            <text:p>-1.31027938698427</text:p>
          </table:table-cell>
          <table:table-cell office:value-type="float" office:value="0.219176776060187" calcext:value-type="float">
            <text:p>0.219176776060187</text:p>
          </table:table-cell>
        </table:table-row>
        <table:table-row table:style-name="ro1">
          <table:table-cell office:value-type="string" calcext:value-type="string">
            <text:p>sll0426</text:p>
          </table:table-cell>
          <table:table-cell office:value-type="float" office:value="-0.642167695434894" calcext:value-type="float">
            <text:p>-0.642167695434894</text:p>
          </table:table-cell>
          <table:table-cell office:value-type="float" office:value="-0.86151048210974" calcext:value-type="float">
            <text:p>-0.86151048210974</text:p>
          </table:table-cell>
          <table:table-cell office:value-type="float" office:value="0.219342786674846" calcext:value-type="float">
            <text:p>0.219342786674846</text:p>
          </table:table-cell>
        </table:table-row>
        <table:table-row table:style-name="ro1">
          <table:table-cell office:value-type="string" calcext:value-type="string">
            <text:p>slr0807</text:p>
          </table:table-cell>
          <table:table-cell office:value-type="float" office:value="-0.338817739657209" calcext:value-type="float">
            <text:p>-0.338817739657209</text:p>
          </table:table-cell>
          <table:table-cell office:value-type="float" office:value="-0.558436766267438" calcext:value-type="float">
            <text:p>-0.558436766267438</text:p>
          </table:table-cell>
          <table:table-cell office:value-type="float" office:value="0.219619026610229" calcext:value-type="float">
            <text:p>0.219619026610229</text:p>
          </table:table-cell>
        </table:table-row>
        <table:table-row table:style-name="ro1">
          <table:table-cell office:value-type="string" calcext:value-type="string">
            <text:p>slr1097</text:p>
          </table:table-cell>
          <table:table-cell office:value-type="float" office:value="-0.160829575387927" calcext:value-type="float">
            <text:p>-0.160829575387927</text:p>
          </table:table-cell>
          <table:table-cell office:value-type="float" office:value="-0.381212521086555" calcext:value-type="float">
            <text:p>-0.381212521086555</text:p>
          </table:table-cell>
          <table:table-cell office:value-type="float" office:value="0.220382945698628" calcext:value-type="float">
            <text:p>0.220382945698628</text:p>
          </table:table-cell>
        </table:table-row>
        <table:table-row table:style-name="ro1">
          <table:table-cell office:value-type="string" calcext:value-type="string">
            <text:p>sll0771</text:p>
          </table:table-cell>
          <table:table-cell office:value-type="float" office:value="0.177189542040603" calcext:value-type="float">
            <text:p>0.177189542040603</text:p>
          </table:table-cell>
          <table:table-cell office:value-type="float" office:value="-0.043300407606891" calcext:value-type="float">
            <text:p>-0.043300407606891</text:p>
          </table:table-cell>
          <table:table-cell office:value-type="float" office:value="0.220489949647494" calcext:value-type="float">
            <text:p>0.220489949647494</text:p>
          </table:table-cell>
        </table:table-row>
        <table:table-row table:style-name="ro1">
          <table:table-cell office:value-type="string" calcext:value-type="string">
            <text:p>sll0762</text:p>
          </table:table-cell>
          <table:table-cell office:value-type="float" office:value="-0.146281511750871" calcext:value-type="float">
            <text:p>-0.146281511750871</text:p>
          </table:table-cell>
          <table:table-cell office:value-type="float" office:value="-0.367006891629079" calcext:value-type="float">
            <text:p>-0.367006891629079</text:p>
          </table:table-cell>
          <table:table-cell office:value-type="float" office:value="0.220725379878208" calcext:value-type="float">
            <text:p>0.220725379878208</text:p>
          </table:table-cell>
        </table:table-row>
        <table:table-row table:style-name="ro1">
          <table:table-cell office:value-type="string" calcext:value-type="string">
            <text:p>slr0522</text:p>
          </table:table-cell>
          <table:table-cell office:value-type="float" office:value="0.524549282407922" calcext:value-type="float">
            <text:p>0.524549282407922</text:p>
          </table:table-cell>
          <table:table-cell office:value-type="float" office:value="0.302971630489261" calcext:value-type="float">
            <text:p>0.302971630489261</text:p>
          </table:table-cell>
          <table:table-cell office:value-type="float" office:value="0.221577651918661" calcext:value-type="float">
            <text:p>0.221577651918661</text:p>
          </table:table-cell>
        </table:table-row>
        <table:table-row table:style-name="ro1">
          <table:table-cell office:value-type="string" calcext:value-type="string">
            <text:p>slr0067</text:p>
          </table:table-cell>
          <table:table-cell office:value-type="float" office:value="-0.491350165975271" calcext:value-type="float">
            <text:p>-0.491350165975271</text:p>
          </table:table-cell>
          <table:table-cell office:value-type="float" office:value="-0.713623705230611" calcext:value-type="float">
            <text:p>-0.713623705230611</text:p>
          </table:table-cell>
          <table:table-cell office:value-type="float" office:value="0.222273539255339" calcext:value-type="float">
            <text:p>0.222273539255339</text:p>
          </table:table-cell>
        </table:table-row>
        <table:table-row table:style-name="ro1">
          <table:table-cell office:value-type="string" calcext:value-type="string">
            <text:p>slr1794</text:p>
          </table:table-cell>
          <table:table-cell office:value-type="float" office:value="-0.00237409125314744" calcext:value-type="float">
            <text:p>-0.00237409125314744</text:p>
          </table:table-cell>
          <table:table-cell office:value-type="float" office:value="-0.224672356220794" calcext:value-type="float">
            <text:p>-0.224672356220794</text:p>
          </table:table-cell>
          <table:table-cell office:value-type="float" office:value="0.222298264967647" calcext:value-type="float">
            <text:p>0.222298264967647</text:p>
          </table:table-cell>
        </table:table-row>
        <table:table-row table:style-name="ro1">
          <table:table-cell office:value-type="string" calcext:value-type="string">
            <text:p>slr1543</text:p>
          </table:table-cell>
          <table:table-cell office:value-type="float" office:value="0.306570956993938" calcext:value-type="float">
            <text:p>0.306570956993938</text:p>
          </table:table-cell>
          <table:table-cell office:value-type="float" office:value="0.0838819598975495" calcext:value-type="float">
            <text:p>0.0838819598975495</text:p>
          </table:table-cell>
          <table:table-cell office:value-type="float" office:value="0.222688997096388" calcext:value-type="float">
            <text:p>0.222688997096388</text:p>
          </table:table-cell>
        </table:table-row>
        <table:table-row table:style-name="ro1">
          <table:table-cell office:value-type="string" calcext:value-type="string">
            <text:p>sll1056</text:p>
          </table:table-cell>
          <table:table-cell office:value-type="float" office:value="-0.582476841300388" calcext:value-type="float">
            <text:p>-0.582476841300388</text:p>
          </table:table-cell>
          <table:table-cell office:value-type="float" office:value="-0.806478858910317" calcext:value-type="float">
            <text:p>-0.806478858910317</text:p>
          </table:table-cell>
          <table:table-cell office:value-type="float" office:value="0.224002017609929" calcext:value-type="float">
            <text:p>0.224002017609929</text:p>
          </table:table-cell>
        </table:table-row>
        <table:table-row table:style-name="ro1">
          <table:table-cell office:value-type="string" calcext:value-type="string">
            <text:p>sll0834</text:p>
          </table:table-cell>
          <table:table-cell office:value-type="float" office:value="-0.010906826581485" calcext:value-type="float">
            <text:p>-0.010906826581485</text:p>
          </table:table-cell>
          <table:table-cell office:value-type="float" office:value="-0.236106870798753" calcext:value-type="float">
            <text:p>-0.236106870798753</text:p>
          </table:table-cell>
          <table:table-cell office:value-type="float" office:value="0.225200044217268" calcext:value-type="float">
            <text:p>0.225200044217268</text:p>
          </table:table-cell>
        </table:table-row>
        <table:table-row table:style-name="ro1">
          <table:table-cell office:value-type="string" calcext:value-type="string">
            <text:p>ssr3000</text:p>
          </table:table-cell>
          <table:table-cell office:value-type="float" office:value="0.0951325924094653" calcext:value-type="float">
            <text:p>0.0951325924094653</text:p>
          </table:table-cell>
          <table:table-cell office:value-type="float" office:value="-0.130469149640988" calcext:value-type="float">
            <text:p>-0.130469149640988</text:p>
          </table:table-cell>
          <table:table-cell office:value-type="float" office:value="0.225601742050453" calcext:value-type="float">
            <text:p>0.225601742050453</text:p>
          </table:table-cell>
        </table:table-row>
        <table:table-row table:style-name="ro1">
          <table:table-cell office:value-type="string" calcext:value-type="string">
            <text:p>sll0656</text:p>
          </table:table-cell>
          <table:table-cell office:value-type="float" office:value="0.133127757234039" calcext:value-type="float">
            <text:p>0.133127757234039</text:p>
          </table:table-cell>
          <table:table-cell office:value-type="float" office:value="-0.0928019390811149" calcext:value-type="float">
            <text:p>-0.0928019390811149</text:p>
          </table:table-cell>
          <table:table-cell office:value-type="float" office:value="0.225929696315154" calcext:value-type="float">
            <text:p>0.225929696315154</text:p>
          </table:table-cell>
        </table:table-row>
        <table:table-row table:style-name="ro1">
          <table:table-cell office:value-type="string" calcext:value-type="string">
            <text:p>slr1265</text:p>
          </table:table-cell>
          <table:table-cell office:value-type="float" office:value="-0.946515911386395" calcext:value-type="float">
            <text:p>-0.946515911386395</text:p>
          </table:table-cell>
          <table:table-cell office:value-type="float" office:value="-1.1731431738166" calcext:value-type="float">
            <text:p>-1.1731431738166</text:p>
          </table:table-cell>
          <table:table-cell office:value-type="float" office:value="0.226627262430202" calcext:value-type="float">
            <text:p>0.226627262430202</text:p>
          </table:table-cell>
        </table:table-row>
        <table:table-row table:style-name="ro1">
          <table:table-cell office:value-type="string" calcext:value-type="string">
            <text:p>sll1875</text:p>
          </table:table-cell>
          <table:table-cell office:value-type="float" office:value="0.223804179422181" calcext:value-type="float">
            <text:p>0.223804179422181</text:p>
          </table:table-cell>
          <table:table-cell office:value-type="float" office:value="-0.00405767363771633" calcext:value-type="float">
            <text:p>-0.00405767363771633</text:p>
          </table:table-cell>
          <table:table-cell office:value-type="float" office:value="0.227861853059897" calcext:value-type="float">
            <text:p>0.227861853059897</text:p>
          </table:table-cell>
        </table:table-row>
        <table:table-row table:style-name="ro1">
          <table:table-cell office:value-type="string" calcext:value-type="string">
            <text:p>sll1052</text:p>
          </table:table-cell>
          <table:table-cell office:value-type="float" office:value="-0.788982489374812" calcext:value-type="float">
            <text:p>-0.788982489374812</text:p>
          </table:table-cell>
          <table:table-cell office:value-type="float" office:value="-1.01704775900347" calcext:value-type="float">
            <text:p>-1.01704775900347</text:p>
          </table:table-cell>
          <table:table-cell office:value-type="float" office:value="0.228065269628661" calcext:value-type="float">
            <text:p>0.228065269628661</text:p>
          </table:table-cell>
        </table:table-row>
        <table:table-row table:style-name="ro1">
          <table:table-cell office:value-type="string" calcext:value-type="string">
            <text:p>sll1664</text:p>
          </table:table-cell>
          <table:table-cell office:value-type="float" office:value="-0.123483181001857" calcext:value-type="float">
            <text:p>-0.123483181001857</text:p>
          </table:table-cell>
          <table:table-cell office:value-type="float" office:value="-0.352401035688512" calcext:value-type="float">
            <text:p>-0.352401035688512</text:p>
          </table:table-cell>
          <table:table-cell office:value-type="float" office:value="0.228917854686654" calcext:value-type="float">
            <text:p>0.228917854686654</text:p>
          </table:table-cell>
        </table:table-row>
        <table:table-row table:style-name="ro1">
          <table:table-cell office:value-type="string" calcext:value-type="string">
            <text:p>sll0245</text:p>
          </table:table-cell>
          <table:table-cell office:value-type="float" office:value="0.42953050465054" calcext:value-type="float">
            <text:p>0.42953050465054</text:p>
          </table:table-cell>
          <table:table-cell office:value-type="float" office:value="0.20049412262767" calcext:value-type="float">
            <text:p>0.20049412262767</text:p>
          </table:table-cell>
          <table:table-cell office:value-type="float" office:value="0.229036382022871" calcext:value-type="float">
            <text:p>0.229036382022871</text:p>
          </table:table-cell>
        </table:table-row>
        <table:table-row table:style-name="ro1">
          <table:table-cell office:value-type="string" calcext:value-type="string">
            <text:p>slr0989</text:p>
          </table:table-cell>
          <table:table-cell office:value-type="float" office:value="-0.00367088717283451" calcext:value-type="float">
            <text:p>-0.00367088717283451</text:p>
          </table:table-cell>
          <table:table-cell office:value-type="float" office:value="-0.232747320522584" calcext:value-type="float">
            <text:p>-0.232747320522584</text:p>
          </table:table-cell>
          <table:table-cell office:value-type="float" office:value="0.22907643334975" calcext:value-type="float">
            <text:p>0.22907643334975</text:p>
          </table:table-cell>
        </table:table-row>
        <table:table-row table:style-name="ro1">
          <table:table-cell office:value-type="string" calcext:value-type="string">
            <text:p>slr1342</text:p>
          </table:table-cell>
          <table:table-cell office:value-type="float" office:value="0.050600070470229" calcext:value-type="float">
            <text:p>0.050600070470229</text:p>
          </table:table-cell>
          <table:table-cell office:value-type="float" office:value="-0.178723842247863" calcext:value-type="float">
            <text:p>-0.178723842247863</text:p>
          </table:table-cell>
          <table:table-cell office:value-type="float" office:value="0.229323912718092" calcext:value-type="float">
            <text:p>0.229323912718092</text:p>
          </table:table-cell>
        </table:table-row>
        <table:table-row table:style-name="ro1">
          <table:table-cell office:value-type="string" calcext:value-type="string">
            <text:p>sll1032</text:p>
          </table:table-cell>
          <table:table-cell office:value-type="float" office:value="0.563133012921327" calcext:value-type="float">
            <text:p>0.563133012921327</text:p>
          </table:table-cell>
          <table:table-cell office:value-type="float" office:value="0.333473914318271" calcext:value-type="float">
            <text:p>0.333473914318271</text:p>
          </table:table-cell>
          <table:table-cell office:value-type="float" office:value="0.229659098603056" calcext:value-type="float">
            <text:p>0.229659098603056</text:p>
          </table:table-cell>
        </table:table-row>
        <table:table-row table:style-name="ro1">
          <table:table-cell office:value-type="string" calcext:value-type="string">
            <text:p>ssr3467</text:p>
          </table:table-cell>
          <table:table-cell office:value-type="float" office:value="0.335710927620144" calcext:value-type="float">
            <text:p>0.335710927620144</text:p>
          </table:table-cell>
          <table:table-cell office:value-type="float" office:value="0.105386940660511" calcext:value-type="float">
            <text:p>0.105386940660511</text:p>
          </table:table-cell>
          <table:table-cell office:value-type="float" office:value="0.230323986959633" calcext:value-type="float">
            <text:p>0.230323986959633</text:p>
          </table:table-cell>
        </table:table-row>
        <table:table-row table:style-name="ro1">
          <table:table-cell office:value-type="string" calcext:value-type="string">
            <text:p>slr1742</text:p>
          </table:table-cell>
          <table:table-cell office:value-type="float" office:value="0.193678650313422" calcext:value-type="float">
            <text:p>0.193678650313422</text:p>
          </table:table-cell>
          <table:table-cell office:value-type="float" office:value="-0.0366550921155538" calcext:value-type="float">
            <text:p>-0.0366550921155538</text:p>
          </table:table-cell>
          <table:table-cell office:value-type="float" office:value="0.230333742428976" calcext:value-type="float">
            <text:p>0.230333742428976</text:p>
          </table:table-cell>
        </table:table-row>
        <table:table-row table:style-name="ro1">
          <table:table-cell office:value-type="string" calcext:value-type="string">
            <text:p>sll0247</text:p>
          </table:table-cell>
          <table:table-cell office:value-type="float" office:value="-1.2702936834" calcext:value-type="float">
            <text:p>-1.2702936834</text:p>
          </table:table-cell>
          <table:table-cell office:value-type="float" office:value="-1.50093338973181" calcext:value-type="float">
            <text:p>-1.50093338973181</text:p>
          </table:table-cell>
          <table:table-cell office:value-type="float" office:value="0.230639706331812" calcext:value-type="float">
            <text:p>0.230639706331812</text:p>
          </table:table-cell>
        </table:table-row>
        <table:table-row table:style-name="ro1">
          <table:table-cell office:value-type="string" calcext:value-type="string">
            <text:p>sll0517</text:p>
          </table:table-cell>
          <table:table-cell office:value-type="float" office:value="0.175308666856534" calcext:value-type="float">
            <text:p>0.175308666856534</text:p>
          </table:table-cell>
          <table:table-cell office:value-type="float" office:value="-0.0555571576392685" calcext:value-type="float">
            <text:p>-0.0555571576392685</text:p>
          </table:table-cell>
          <table:table-cell office:value-type="float" office:value="0.230865824495802" calcext:value-type="float">
            <text:p>0.230865824495802</text:p>
          </table:table-cell>
        </table:table-row>
        <table:table-row table:style-name="ro1">
          <table:table-cell office:value-type="string" calcext:value-type="string">
            <text:p>sll0507</text:p>
          </table:table-cell>
          <table:table-cell office:value-type="float" office:value="0.30708111435935" calcext:value-type="float">
            <text:p>0.30708111435935</text:p>
          </table:table-cell>
          <table:table-cell office:value-type="float" office:value="0.0759922481213851" calcext:value-type="float">
            <text:p>0.0759922481213851</text:p>
          </table:table-cell>
          <table:table-cell office:value-type="float" office:value="0.231088866237965" calcext:value-type="float">
            <text:p>0.231088866237965</text:p>
          </table:table-cell>
        </table:table-row>
        <table:table-row table:style-name="ro1">
          <table:table-cell office:value-type="string" calcext:value-type="string">
            <text:p>sll1900</text:p>
          </table:table-cell>
          <table:table-cell office:value-type="float" office:value="-0.0514528021121966" calcext:value-type="float">
            <text:p>-0.0514528021121966</text:p>
          </table:table-cell>
          <table:table-cell office:value-type="float" office:value="-0.284340570118818" calcext:value-type="float">
            <text:p>-0.284340570118818</text:p>
          </table:table-cell>
          <table:table-cell office:value-type="float" office:value="0.232887768006621" calcext:value-type="float">
            <text:p>0.232887768006621</text:p>
          </table:table-cell>
        </table:table-row>
        <table:table-row table:style-name="ro1">
          <table:table-cell office:value-type="string" calcext:value-type="string">
            <text:p>slr1814</text:p>
          </table:table-cell>
          <table:table-cell office:value-type="float" office:value="0.0617792389647728" calcext:value-type="float">
            <text:p>0.0617792389647728</text:p>
          </table:table-cell>
          <table:table-cell office:value-type="float" office:value="-0.173195081558028" calcext:value-type="float">
            <text:p>-0.173195081558028</text:p>
          </table:table-cell>
          <table:table-cell office:value-type="float" office:value="0.234974320522801" calcext:value-type="float">
            <text:p>0.234974320522801</text:p>
          </table:table-cell>
        </table:table-row>
        <table:table-row table:style-name="ro1">
          <table:table-cell office:value-type="string" calcext:value-type="string">
            <text:p>sll5041</text:p>
          </table:table-cell>
          <table:table-cell office:value-type="float" office:value="0.0383748363934485" calcext:value-type="float">
            <text:p>0.0383748363934485</text:p>
          </table:table-cell>
          <table:table-cell office:value-type="float" office:value="-0.197504794718662" calcext:value-type="float">
            <text:p>-0.197504794718662</text:p>
          </table:table-cell>
          <table:table-cell office:value-type="float" office:value="0.23587963111211" calcext:value-type="float">
            <text:p>0.23587963111211</text:p>
          </table:table-cell>
        </table:table-row>
        <table:table-row table:style-name="ro1">
          <table:table-cell office:value-type="string" calcext:value-type="string">
            <text:p>slr1024</text:p>
          </table:table-cell>
          <table:table-cell office:value-type="float" office:value="0.0904035875138589" calcext:value-type="float">
            <text:p>0.0904035875138589</text:p>
          </table:table-cell>
          <table:table-cell office:value-type="float" office:value="-0.14557702036924" calcext:value-type="float">
            <text:p>-0.14557702036924</text:p>
          </table:table-cell>
          <table:table-cell office:value-type="float" office:value="0.235980607883099" calcext:value-type="float">
            <text:p>0.235980607883099</text:p>
          </table:table-cell>
        </table:table-row>
        <table:table-row table:style-name="ro1">
          <table:table-cell office:value-type="string" calcext:value-type="string">
            <text:p>slr1288</text:p>
          </table:table-cell>
          <table:table-cell office:value-type="float" office:value="0.000927299622137355" calcext:value-type="float">
            <text:p>0.000927299622137355</text:p>
          </table:table-cell>
          <table:table-cell office:value-type="float" office:value="-0.235113959085382" calcext:value-type="float">
            <text:p>-0.235113959085382</text:p>
          </table:table-cell>
          <table:table-cell office:value-type="float" office:value="0.23604125870752" calcext:value-type="float">
            <text:p>0.23604125870752</text:p>
          </table:table-cell>
        </table:table-row>
        <table:table-row table:style-name="ro1">
          <table:table-cell office:value-type="string" calcext:value-type="string">
            <text:p>slr1661</text:p>
          </table:table-cell>
          <table:table-cell office:value-type="float" office:value="0.124985395512478" calcext:value-type="float">
            <text:p>0.124985395512478</text:p>
          </table:table-cell>
          <table:table-cell office:value-type="float" office:value="-0.112189551613506" calcext:value-type="float">
            <text:p>-0.112189551613506</text:p>
          </table:table-cell>
          <table:table-cell office:value-type="float" office:value="0.237174947125984" calcext:value-type="float">
            <text:p>0.237174947125984</text:p>
          </table:table-cell>
        </table:table-row>
        <table:table-row table:style-name="ro1">
          <table:table-cell office:value-type="string" calcext:value-type="string">
            <text:p>slr0092</text:p>
          </table:table-cell>
          <table:table-cell office:value-type="float" office:value="0.284328829309773" calcext:value-type="float">
            <text:p>0.284328829309773</text:p>
          </table:table-cell>
          <table:table-cell office:value-type="float" office:value="0.0469503018960083" calcext:value-type="float">
            <text:p>0.0469503018960083</text:p>
          </table:table-cell>
          <table:table-cell office:value-type="float" office:value="0.237378527413764" calcext:value-type="float">
            <text:p>0.237378527413764</text:p>
          </table:table-cell>
        </table:table-row>
        <table:table-row table:style-name="ro1">
          <table:table-cell office:value-type="string" calcext:value-type="string">
            <text:p>sll1965</text:p>
          </table:table-cell>
          <table:table-cell office:value-type="float" office:value="0.201110007220963" calcext:value-type="float">
            <text:p>0.201110007220963</text:p>
          </table:table-cell>
          <table:table-cell office:value-type="float" office:value="-0.0369603837599643" calcext:value-type="float">
            <text:p>-0.0369603837599643</text:p>
          </table:table-cell>
          <table:table-cell office:value-type="float" office:value="0.238070390980928" calcext:value-type="float">
            <text:p>0.238070390980928</text:p>
          </table:table-cell>
        </table:table-row>
        <table:table-row table:style-name="ro1">
          <table:table-cell office:value-type="string" calcext:value-type="string">
            <text:p>slr5037</text:p>
          </table:table-cell>
          <table:table-cell office:value-type="float" office:value="0.406576435291338" calcext:value-type="float">
            <text:p>0.406576435291338</text:p>
          </table:table-cell>
          <table:table-cell office:value-type="float" office:value="0.168249871600469" calcext:value-type="float">
            <text:p>0.168249871600469</text:p>
          </table:table-cell>
          <table:table-cell office:value-type="float" office:value="0.238326563690869" calcext:value-type="float">
            <text:p>0.238326563690869</text:p>
          </table:table-cell>
        </table:table-row>
        <table:table-row table:style-name="ro1">
          <table:table-cell office:value-type="string" calcext:value-type="string">
            <text:p>ssr3184</text:p>
          </table:table-cell>
          <table:table-cell office:value-type="float" office:value="0.139438062190962" calcext:value-type="float">
            <text:p>0.139438062190962</text:p>
          </table:table-cell>
          <table:table-cell office:value-type="float" office:value="-0.0989513335870741" calcext:value-type="float">
            <text:p>-0.0989513335870741</text:p>
          </table:table-cell>
          <table:table-cell office:value-type="float" office:value="0.238389395778036" calcext:value-type="float">
            <text:p>0.238389395778036</text:p>
          </table:table-cell>
        </table:table-row>
        <table:table-row table:style-name="ro1">
          <table:table-cell office:value-type="string" calcext:value-type="string">
            <text:p>slr1493</text:p>
          </table:table-cell>
          <table:table-cell office:value-type="float" office:value="0.173742595333838" calcext:value-type="float">
            <text:p>0.173742595333838</text:p>
          </table:table-cell>
          <table:table-cell office:value-type="float" office:value="-0.0655908834417334" calcext:value-type="float">
            <text:p>-0.0655908834417334</text:p>
          </table:table-cell>
          <table:table-cell office:value-type="float" office:value="0.239333478775571" calcext:value-type="float">
            <text:p>0.239333478775571</text:p>
          </table:table-cell>
        </table:table-row>
        <table:table-row table:style-name="ro1">
          <table:table-cell office:value-type="string" calcext:value-type="string">
            <text:p>sll0166</text:p>
          </table:table-cell>
          <table:table-cell office:value-type="float" office:value="0.298062252599698" calcext:value-type="float">
            <text:p>0.298062252599698</text:p>
          </table:table-cell>
          <table:table-cell office:value-type="float" office:value="0.0577816546157187" calcext:value-type="float">
            <text:p>0.0577816546157187</text:p>
          </table:table-cell>
          <table:table-cell office:value-type="float" office:value="0.240280597983979" calcext:value-type="float">
            <text:p>0.240280597983979</text:p>
          </table:table-cell>
        </table:table-row>
        <table:table-row table:style-name="ro1">
          <table:table-cell office:value-type="string" calcext:value-type="string">
            <text:p>slr1189</text:p>
          </table:table-cell>
          <table:table-cell office:value-type="float" office:value="0.0465266269826563" calcext:value-type="float">
            <text:p>0.0465266269826563</text:p>
          </table:table-cell>
          <table:table-cell office:value-type="float" office:value="-0.194533491912242" calcext:value-type="float">
            <text:p>-0.194533491912242</text:p>
          </table:table-cell>
          <table:table-cell office:value-type="float" office:value="0.241060118894899" calcext:value-type="float">
            <text:p>0.241060118894899</text:p>
          </table:table-cell>
        </table:table-row>
        <table:table-row table:style-name="ro1">
          <table:table-cell office:value-type="string" calcext:value-type="string">
            <text:p>sll1218</text:p>
          </table:table-cell>
          <table:table-cell office:value-type="float" office:value="0.352598254885307" calcext:value-type="float">
            <text:p>0.352598254885307</text:p>
          </table:table-cell>
          <table:table-cell office:value-type="float" office:value="0.110763734678808" calcext:value-type="float">
            <text:p>0.110763734678808</text:p>
          </table:table-cell>
          <table:table-cell office:value-type="float" office:value="0.2418345202065" calcext:value-type="float">
            <text:p>0.2418345202065</text:p>
          </table:table-cell>
        </table:table-row>
        <table:table-row table:style-name="ro1">
          <table:table-cell office:value-type="string" calcext:value-type="string">
            <text:p>sll1479</text:p>
          </table:table-cell>
          <table:table-cell office:value-type="float" office:value="0.35612863373843" calcext:value-type="float">
            <text:p>0.35612863373843</text:p>
          </table:table-cell>
          <table:table-cell office:value-type="float" office:value="0.113494459020541" calcext:value-type="float">
            <text:p>0.113494459020541</text:p>
          </table:table-cell>
          <table:table-cell office:value-type="float" office:value="0.242634174717889" calcext:value-type="float">
            <text:p>0.242634174717889</text:p>
          </table:table-cell>
        </table:table-row>
        <table:table-row table:style-name="ro1">
          <table:table-cell office:value-type="string" calcext:value-type="string">
            <text:p>slr0265</text:p>
          </table:table-cell>
          <table:table-cell office:value-type="float" office:value="0.280270787943809" calcext:value-type="float">
            <text:p>0.280270787943809</text:p>
          </table:table-cell>
          <table:table-cell office:value-type="float" office:value="0.0363644538547933" calcext:value-type="float">
            <text:p>0.0363644538547933</text:p>
          </table:table-cell>
          <table:table-cell office:value-type="float" office:value="0.243906334089015" calcext:value-type="float">
            <text:p>0.243906334089015</text:p>
          </table:table-cell>
        </table:table-row>
        <table:table-row table:style-name="ro1">
          <table:table-cell office:value-type="string" calcext:value-type="string">
            <text:p>sll0394</text:p>
          </table:table-cell>
          <table:table-cell office:value-type="float" office:value="0.0490785127717217" calcext:value-type="float">
            <text:p>0.0490785127717217</text:p>
          </table:table-cell>
          <table:table-cell office:value-type="float" office:value="-0.194902787591506" calcext:value-type="float">
            <text:p>-0.194902787591506</text:p>
          </table:table-cell>
          <table:table-cell office:value-type="float" office:value="0.243981300363228" calcext:value-type="float">
            <text:p>0.243981300363228</text:p>
          </table:table-cell>
        </table:table-row>
        <table:table-row table:style-name="ro1">
          <table:table-cell office:value-type="string" calcext:value-type="string">
            <text:p>sll7077</text:p>
          </table:table-cell>
          <table:table-cell office:value-type="float" office:value="-0.272023215142037" calcext:value-type="float">
            <text:p>-0.272023215142037</text:p>
          </table:table-cell>
          <table:table-cell office:value-type="float" office:value="-0.51614980422377" calcext:value-type="float">
            <text:p>-0.51614980422377</text:p>
          </table:table-cell>
          <table:table-cell office:value-type="float" office:value="0.244126589081733" calcext:value-type="float">
            <text:p>0.244126589081733</text:p>
          </table:table-cell>
        </table:table-row>
        <table:table-row table:style-name="ro1">
          <table:table-cell office:value-type="string" calcext:value-type="string">
            <text:p>sll0657</text:p>
          </table:table-cell>
          <table:table-cell office:value-type="float" office:value="-1.12557269482249" calcext:value-type="float">
            <text:p>-1.12557269482249</text:p>
          </table:table-cell>
          <table:table-cell office:value-type="float" office:value="-1.36981798669887" calcext:value-type="float">
            <text:p>-1.36981798669887</text:p>
          </table:table-cell>
          <table:table-cell office:value-type="float" office:value="0.244245291876379" calcext:value-type="float">
            <text:p>0.244245291876379</text:p>
          </table:table-cell>
        </table:table-row>
        <table:table-row table:style-name="ro1">
          <table:table-cell office:value-type="string" calcext:value-type="string">
            <text:p>sll0060</text:p>
          </table:table-cell>
          <table:table-cell office:value-type="float" office:value="0.124888249638203" calcext:value-type="float">
            <text:p>0.124888249638203</text:p>
          </table:table-cell>
          <table:table-cell office:value-type="float" office:value="-0.11944135862147" calcext:value-type="float">
            <text:p>-0.11944135862147</text:p>
          </table:table-cell>
          <table:table-cell office:value-type="float" office:value="0.244329608259673" calcext:value-type="float">
            <text:p>0.244329608259673</text:p>
          </table:table-cell>
        </table:table-row>
        <table:table-row table:style-name="ro1">
          <table:table-cell office:value-type="string" calcext:value-type="string">
            <text:p>sll1102</text:p>
          </table:table-cell>
          <table:table-cell office:value-type="float" office:value="0.00705669914767817" calcext:value-type="float">
            <text:p>0.00705669914767817</text:p>
          </table:table-cell>
          <table:table-cell office:value-type="float" office:value="-0.237801718234485" calcext:value-type="float">
            <text:p>-0.237801718234485</text:p>
          </table:table-cell>
          <table:table-cell office:value-type="float" office:value="0.244858417382164" calcext:value-type="float">
            <text:p>0.244858417382164</text:p>
          </table:table-cell>
        </table:table-row>
        <table:table-row table:style-name="ro1">
          <table:table-cell office:value-type="string" calcext:value-type="string">
            <text:p>sll0624</text:p>
          </table:table-cell>
          <table:table-cell office:value-type="float" office:value="0.228111166452385" calcext:value-type="float">
            <text:p>0.228111166452385</text:p>
          </table:table-cell>
          <table:table-cell office:value-type="float" office:value="-0.0171966093602932" calcext:value-type="float">
            <text:p>-0.0171966093602932</text:p>
          </table:table-cell>
          <table:table-cell office:value-type="float" office:value="0.245307775812678" calcext:value-type="float">
            <text:p>0.245307775812678</text:p>
          </table:table-cell>
        </table:table-row>
        <table:table-row table:style-name="ro1">
          <table:table-cell office:value-type="string" calcext:value-type="string">
            <text:p>slr0582</text:p>
          </table:table-cell>
          <table:table-cell office:value-type="float" office:value="-0.795512293718004" calcext:value-type="float">
            <text:p>-0.795512293718004</text:p>
          </table:table-cell>
          <table:table-cell office:value-type="float" office:value="-1.041019247621" calcext:value-type="float">
            <text:p>-1.041019247621</text:p>
          </table:table-cell>
          <table:table-cell office:value-type="float" office:value="0.245506953902992" calcext:value-type="float">
            <text:p>0.245506953902992</text:p>
          </table:table-cell>
        </table:table-row>
        <table:table-row table:style-name="ro1">
          <table:table-cell office:value-type="string" calcext:value-type="string">
            <text:p>ssl3692</text:p>
          </table:table-cell>
          <table:table-cell office:value-type="float" office:value="0.317568046216236" calcext:value-type="float">
            <text:p>0.317568046216236</text:p>
          </table:table-cell>
          <table:table-cell office:value-type="float" office:value="0.0717682392905961" calcext:value-type="float">
            <text:p>0.0717682392905961</text:p>
          </table:table-cell>
          <table:table-cell office:value-type="float" office:value="0.24579980692564" calcext:value-type="float">
            <text:p>0.24579980692564</text:p>
          </table:table-cell>
        </table:table-row>
        <table:table-row table:style-name="ro1">
          <table:table-cell office:value-type="string" calcext:value-type="string">
            <text:p>slr8029</text:p>
          </table:table-cell>
          <table:table-cell office:value-type="float" office:value="0.144301468978554" calcext:value-type="float">
            <text:p>0.144301468978554</text:p>
          </table:table-cell>
          <table:table-cell office:value-type="float" office:value="-0.101567951333852" calcext:value-type="float">
            <text:p>-0.101567951333852</text:p>
          </table:table-cell>
          <table:table-cell office:value-type="float" office:value="0.245869420312405" calcext:value-type="float">
            <text:p>0.245869420312405</text:p>
          </table:table-cell>
        </table:table-row>
        <table:table-row table:style-name="ro1">
          <table:table-cell office:value-type="string" calcext:value-type="string">
            <text:p>sll1022</text:p>
          </table:table-cell>
          <table:table-cell office:value-type="float" office:value="-0.611437281696401" calcext:value-type="float">
            <text:p>-0.611437281696401</text:p>
          </table:table-cell>
          <table:table-cell office:value-type="float" office:value="-0.857356657236093" calcext:value-type="float">
            <text:p>-0.857356657236093</text:p>
          </table:table-cell>
          <table:table-cell office:value-type="float" office:value="0.245919375539692" calcext:value-type="float">
            <text:p>0.245919375539692</text:p>
          </table:table-cell>
        </table:table-row>
        <table:table-row table:style-name="ro1">
          <table:table-cell office:value-type="string" calcext:value-type="string">
            <text:p>slr1023</text:p>
          </table:table-cell>
          <table:table-cell office:value-type="float" office:value="0.187480878413687" calcext:value-type="float">
            <text:p>0.187480878413687</text:p>
          </table:table-cell>
          <table:table-cell office:value-type="float" office:value="-0.0591513088566731" calcext:value-type="float">
            <text:p>-0.0591513088566731</text:p>
          </table:table-cell>
          <table:table-cell office:value-type="float" office:value="0.24663218727036" calcext:value-type="float">
            <text:p>0.24663218727036</text:p>
          </table:table-cell>
        </table:table-row>
        <table:table-row table:style-name="ro1">
          <table:table-cell office:value-type="string" calcext:value-type="string">
            <text:p>sll0630</text:p>
          </table:table-cell>
          <table:table-cell office:value-type="float" office:value="0.0157196042531219" calcext:value-type="float">
            <text:p>0.0157196042531219</text:p>
          </table:table-cell>
          <table:table-cell office:value-type="float" office:value="-0.231757197740985" calcext:value-type="float">
            <text:p>-0.231757197740985</text:p>
          </table:table-cell>
          <table:table-cell office:value-type="float" office:value="0.247476801994106" calcext:value-type="float">
            <text:p>0.247476801994106</text:p>
          </table:table-cell>
        </table:table-row>
        <table:table-row table:style-name="ro1">
          <table:table-cell office:value-type="string" calcext:value-type="string">
            <text:p>sll5032</text:p>
          </table:table-cell>
          <table:table-cell office:value-type="float" office:value="-0.036290993438866" calcext:value-type="float">
            <text:p>-0.036290993438866</text:p>
          </table:table-cell>
          <table:table-cell office:value-type="float" office:value="-0.285504982309657" calcext:value-type="float">
            <text:p>-0.285504982309657</text:p>
          </table:table-cell>
          <table:table-cell office:value-type="float" office:value="0.249213988870791" calcext:value-type="float">
            <text:p>0.249213988870791</text:p>
          </table:table-cell>
        </table:table-row>
        <table:table-row table:style-name="ro1">
          <table:table-cell office:value-type="string" calcext:value-type="string">
            <text:p>sll0792</text:p>
          </table:table-cell>
          <table:table-cell office:value-type="float" office:value="0.0299530311259425" calcext:value-type="float">
            <text:p>0.0299530311259425</text:p>
          </table:table-cell>
          <table:table-cell office:value-type="float" office:value="-0.219584590761916" calcext:value-type="float">
            <text:p>-0.219584590761916</text:p>
          </table:table-cell>
          <table:table-cell office:value-type="float" office:value="0.249537621887858" calcext:value-type="float">
            <text:p>0.249537621887858</text:p>
          </table:table-cell>
        </table:table-row>
        <table:table-row table:style-name="ro1">
          <table:table-cell office:value-type="string" calcext:value-type="string">
            <text:p>slr0966</text:p>
          </table:table-cell>
          <table:table-cell office:value-type="float" office:value="0.315144592488618" calcext:value-type="float">
            <text:p>0.315144592488618</text:p>
          </table:table-cell>
          <table:table-cell office:value-type="float" office:value="0.0646741185482038" calcext:value-type="float">
            <text:p>0.0646741185482038</text:p>
          </table:table-cell>
          <table:table-cell office:value-type="float" office:value="0.250470473940415" calcext:value-type="float">
            <text:p>0.250470473940415</text:p>
          </table:table-cell>
        </table:table-row>
        <table:table-row table:style-name="ro1">
          <table:table-cell office:value-type="string" calcext:value-type="string">
            <text:p>ssl1300</text:p>
          </table:table-cell>
          <table:table-cell office:value-type="float" office:value="-0.0109384733123441" calcext:value-type="float">
            <text:p>-0.0109384733123441</text:p>
          </table:table-cell>
          <table:table-cell office:value-type="float" office:value="-0.261637702143475" calcext:value-type="float">
            <text:p>-0.261637702143475</text:p>
          </table:table-cell>
          <table:table-cell office:value-type="float" office:value="0.250699228831131" calcext:value-type="float">
            <text:p>0.250699228831131</text:p>
          </table:table-cell>
        </table:table-row>
        <table:table-row table:style-name="ro1">
          <table:table-cell office:value-type="string" calcext:value-type="string">
            <text:p>sll0800</text:p>
          </table:table-cell>
          <table:table-cell office:value-type="float" office:value="-0.0809499275544498" calcext:value-type="float">
            <text:p>-0.0809499275544498</text:p>
          </table:table-cell>
          <table:table-cell office:value-type="float" office:value="-0.3318684788379" calcext:value-type="float">
            <text:p>-0.3318684788379</text:p>
          </table:table-cell>
          <table:table-cell office:value-type="float" office:value="0.25091855128345" calcext:value-type="float">
            <text:p>0.25091855128345</text:p>
          </table:table-cell>
        </table:table-row>
        <table:table-row table:style-name="ro1">
          <table:table-cell office:value-type="string" calcext:value-type="string">
            <text:p>slr1910</text:p>
          </table:table-cell>
          <table:table-cell office:value-type="float" office:value="0.0181246056402" calcext:value-type="float">
            <text:p>0.0181246056402</text:p>
          </table:table-cell>
          <table:table-cell office:value-type="float" office:value="-0.233063497708623" calcext:value-type="float">
            <text:p>-0.233063497708623</text:p>
          </table:table-cell>
          <table:table-cell office:value-type="float" office:value="0.251188103348823" calcext:value-type="float">
            <text:p>0.251188103348823</text:p>
          </table:table-cell>
        </table:table-row>
        <table:table-row table:style-name="ro1">
          <table:table-cell office:value-type="string" calcext:value-type="string">
            <text:p>slr0640</text:p>
          </table:table-cell>
          <table:table-cell office:value-type="float" office:value="0.0509457492136696" calcext:value-type="float">
            <text:p>0.0509457492136696</text:p>
          </table:table-cell>
          <table:table-cell office:value-type="float" office:value="-0.200504484074888" calcext:value-type="float">
            <text:p>-0.200504484074888</text:p>
          </table:table-cell>
          <table:table-cell office:value-type="float" office:value="0.251450233288558" calcext:value-type="float">
            <text:p>0.251450233288558</text:p>
          </table:table-cell>
        </table:table-row>
        <table:table-row table:style-name="ro1">
          <table:table-cell office:value-type="string" calcext:value-type="string">
            <text:p>sll1166</text:p>
          </table:table-cell>
          <table:table-cell office:value-type="float" office:value="-0.0222733748394573" calcext:value-type="float">
            <text:p>-0.0222733748394573</text:p>
          </table:table-cell>
          <table:table-cell office:value-type="float" office:value="-0.274476652995278" calcext:value-type="float">
            <text:p>-0.274476652995278</text:p>
          </table:table-cell>
          <table:table-cell office:value-type="float" office:value="0.252203278155821" calcext:value-type="float">
            <text:p>0.252203278155821</text:p>
          </table:table-cell>
        </table:table-row>
        <table:table-row table:style-name="ro1">
          <table:table-cell office:value-type="string" calcext:value-type="string">
            <text:p>sll0944</text:p>
          </table:table-cell>
          <table:table-cell office:value-type="float" office:value="0.147572617665342" calcext:value-type="float">
            <text:p>0.147572617665342</text:p>
          </table:table-cell>
          <table:table-cell office:value-type="float" office:value="-0.105083179649345" calcext:value-type="float">
            <text:p>-0.105083179649345</text:p>
          </table:table-cell>
          <table:table-cell office:value-type="float" office:value="0.252655797314687" calcext:value-type="float">
            <text:p>0.252655797314687</text:p>
          </table:table-cell>
        </table:table-row>
        <table:table-row table:style-name="ro1">
          <table:table-cell office:value-type="string" calcext:value-type="string">
            <text:p>slr0712</text:p>
          </table:table-cell>
          <table:table-cell office:value-type="float" office:value="0.10575309011693" calcext:value-type="float">
            <text:p>0.10575309011693</text:p>
          </table:table-cell>
          <table:table-cell office:value-type="float" office:value="-0.147459942018401" calcext:value-type="float">
            <text:p>-0.147459942018401</text:p>
          </table:table-cell>
          <table:table-cell office:value-type="float" office:value="0.253213032135331" calcext:value-type="float">
            <text:p>0.253213032135331</text:p>
          </table:table-cell>
        </table:table-row>
        <table:table-row table:style-name="ro1">
          <table:table-cell office:value-type="string" calcext:value-type="string">
            <text:p>sll1573</text:p>
          </table:table-cell>
          <table:table-cell office:value-type="float" office:value="0.0496829742856849" calcext:value-type="float">
            <text:p>0.0496829742856849</text:p>
          </table:table-cell>
          <table:table-cell office:value-type="float" office:value="-0.203869194756594" calcext:value-type="float">
            <text:p>-0.203869194756594</text:p>
          </table:table-cell>
          <table:table-cell office:value-type="float" office:value="0.253552169042279" calcext:value-type="float">
            <text:p>0.253552169042279</text:p>
          </table:table-cell>
        </table:table-row>
        <table:table-row table:style-name="ro1">
          <table:table-cell office:value-type="string" calcext:value-type="string">
            <text:p>slr0618</text:p>
          </table:table-cell>
          <table:table-cell office:value-type="float" office:value="0.352916534118994" calcext:value-type="float">
            <text:p>0.352916534118994</text:p>
          </table:table-cell>
          <table:table-cell office:value-type="float" office:value="0.0988296032471393" calcext:value-type="float">
            <text:p>0.0988296032471393</text:p>
          </table:table-cell>
          <table:table-cell office:value-type="float" office:value="0.254086930871855" calcext:value-type="float">
            <text:p>0.254086930871855</text:p>
          </table:table-cell>
        </table:table-row>
        <table:table-row table:style-name="ro1">
          <table:table-cell office:value-type="string" calcext:value-type="string">
            <text:p>sll1540</text:p>
          </table:table-cell>
          <table:table-cell office:value-type="float" office:value="0.515464240810012" calcext:value-type="float">
            <text:p>0.515464240810012</text:p>
          </table:table-cell>
          <table:table-cell office:value-type="float" office:value="0.260860219910621" calcext:value-type="float">
            <text:p>0.260860219910621</text:p>
          </table:table-cell>
          <table:table-cell office:value-type="float" office:value="0.254604020899391" calcext:value-type="float">
            <text:p>0.254604020899391</text:p>
          </table:table-cell>
        </table:table-row>
        <table:table-row table:style-name="ro1">
          <table:table-cell office:value-type="string" calcext:value-type="string">
            <text:p>slr0305</text:p>
          </table:table-cell>
          <table:table-cell office:value-type="float" office:value="0.253874845032547" calcext:value-type="float">
            <text:p>0.253874845032547</text:p>
          </table:table-cell>
          <table:table-cell office:value-type="float" office:value="-0.00129802702714907" calcext:value-type="float">
            <text:p>-0.00129802702714907</text:p>
          </table:table-cell>
          <table:table-cell office:value-type="float" office:value="0.255172872059696" calcext:value-type="float">
            <text:p>0.255172872059696</text:p>
          </table:table-cell>
        </table:table-row>
        <table:table-row table:style-name="ro1">
          <table:table-cell office:value-type="string" calcext:value-type="string">
            <text:p>slr1198</text:p>
          </table:table-cell>
          <table:table-cell office:value-type="float" office:value="-0.1287516076019" calcext:value-type="float">
            <text:p>-0.1287516076019</text:p>
          </table:table-cell>
          <table:table-cell office:value-type="float" office:value="-0.384272679851875" calcext:value-type="float">
            <text:p>-0.384272679851875</text:p>
          </table:table-cell>
          <table:table-cell office:value-type="float" office:value="0.255521072249975" calcext:value-type="float">
            <text:p>0.255521072249975</text:p>
          </table:table-cell>
        </table:table-row>
        <table:table-row table:style-name="ro1">
          <table:table-cell office:value-type="string" calcext:value-type="string">
            <text:p>sll1677</text:p>
          </table:table-cell>
          <table:table-cell office:value-type="float" office:value="0.413141543286052" calcext:value-type="float">
            <text:p>0.413141543286052</text:p>
          </table:table-cell>
          <table:table-cell office:value-type="float" office:value="0.156841564738379" calcext:value-type="float">
            <text:p>0.156841564738379</text:p>
          </table:table-cell>
          <table:table-cell office:value-type="float" office:value="0.256299978547673" calcext:value-type="float">
            <text:p>0.256299978547673</text:p>
          </table:table-cell>
        </table:table-row>
        <table:table-row table:style-name="ro1">
          <table:table-cell office:value-type="string" calcext:value-type="string">
            <text:p>slr0557</text:p>
          </table:table-cell>
          <table:table-cell office:value-type="float" office:value="-1.51928868264452" calcext:value-type="float">
            <text:p>-1.51928868264452</text:p>
          </table:table-cell>
          <table:table-cell office:value-type="float" office:value="-1.77735329989561" calcext:value-type="float">
            <text:p>-1.77735329989561</text:p>
          </table:table-cell>
          <table:table-cell office:value-type="float" office:value="0.258064617251089" calcext:value-type="float">
            <text:p>0.258064617251089</text:p>
          </table:table-cell>
        </table:table-row>
        <table:table-row table:style-name="ro1">
          <table:table-cell office:value-type="string" calcext:value-type="string">
            <text:p>sll0248</text:p>
          </table:table-cell>
          <table:table-cell office:value-type="float" office:value="0.0257194401732069" calcext:value-type="float">
            <text:p>0.0257194401732069</text:p>
          </table:table-cell>
          <table:table-cell office:value-type="float" office:value="-0.232798891254499" calcext:value-type="float">
            <text:p>-0.232798891254499</text:p>
          </table:table-cell>
          <table:table-cell office:value-type="float" office:value="0.258518331427706" calcext:value-type="float">
            <text:p>0.258518331427706</text:p>
          </table:table-cell>
        </table:table-row>
        <table:table-row table:style-name="ro1">
          <table:table-cell office:value-type="string" calcext:value-type="string">
            <text:p>ssl3177</text:p>
          </table:table-cell>
          <table:table-cell office:value-type="float" office:value="0.216992363907249" calcext:value-type="float">
            <text:p>0.216992363907249</text:p>
          </table:table-cell>
          <table:table-cell office:value-type="float" office:value="-0.041559962431439" calcext:value-type="float">
            <text:p>-0.041559962431439</text:p>
          </table:table-cell>
          <table:table-cell office:value-type="float" office:value="0.258552326338688" calcext:value-type="float">
            <text:p>0.258552326338688</text:p>
          </table:table-cell>
        </table:table-row>
        <table:table-row table:style-name="ro1">
          <table:table-cell office:value-type="string" calcext:value-type="string">
            <text:p>slr1683</text:p>
          </table:table-cell>
          <table:table-cell office:value-type="float" office:value="0.0275597522442028" calcext:value-type="float">
            <text:p>0.0275597522442028</text:p>
          </table:table-cell>
          <table:table-cell office:value-type="float" office:value="-0.231056516839882" calcext:value-type="float">
            <text:p>-0.231056516839882</text:p>
          </table:table-cell>
          <table:table-cell office:value-type="float" office:value="0.258616269084085" calcext:value-type="float">
            <text:p>0.258616269084085</text:p>
          </table:table-cell>
        </table:table-row>
        <table:table-row table:style-name="ro1">
          <table:table-cell office:value-type="string" calcext:value-type="string">
            <text:p>sll1531</text:p>
          </table:table-cell>
          <table:table-cell office:value-type="float" office:value="0.502146058018914" calcext:value-type="float">
            <text:p>0.502146058018914</text:p>
          </table:table-cell>
          <table:table-cell office:value-type="float" office:value="0.242886790291818" calcext:value-type="float">
            <text:p>0.242886790291818</text:p>
          </table:table-cell>
          <table:table-cell office:value-type="float" office:value="0.259259267727096" calcext:value-type="float">
            <text:p>0.259259267727096</text:p>
          </table:table-cell>
        </table:table-row>
        <table:table-row table:style-name="ro1">
          <table:table-cell office:value-type="string" calcext:value-type="string">
            <text:p>ssl2781</text:p>
          </table:table-cell>
          <table:table-cell office:value-type="float" office:value="0.0426074860341882" calcext:value-type="float">
            <text:p>0.0426074860341882</text:p>
          </table:table-cell>
          <table:table-cell office:value-type="float" office:value="-0.216880693242093" calcext:value-type="float">
            <text:p>-0.216880693242093</text:p>
          </table:table-cell>
          <table:table-cell office:value-type="float" office:value="0.259488179276281" calcext:value-type="float">
            <text:p>0.259488179276281</text:p>
          </table:table-cell>
        </table:table-row>
        <table:table-row table:style-name="ro1">
          <table:table-cell office:value-type="string" calcext:value-type="string">
            <text:p>slr1261</text:p>
          </table:table-cell>
          <table:table-cell office:value-type="float" office:value="0.192017088030968" calcext:value-type="float">
            <text:p>0.192017088030968</text:p>
          </table:table-cell>
          <table:table-cell office:value-type="float" office:value="-0.0680793102282913" calcext:value-type="float">
            <text:p>-0.0680793102282913</text:p>
          </table:table-cell>
          <table:table-cell office:value-type="float" office:value="0.26009639825926" calcext:value-type="float">
            <text:p>0.26009639825926</text:p>
          </table:table-cell>
        </table:table-row>
        <table:table-row table:style-name="ro1">
          <table:table-cell office:value-type="string" calcext:value-type="string">
            <text:p>sll1186</text:p>
          </table:table-cell>
          <table:table-cell office:value-type="float" office:value="-1.31956153787022" calcext:value-type="float">
            <text:p>-1.31956153787022</text:p>
          </table:table-cell>
          <table:table-cell office:value-type="float" office:value="-1.57980930638566" calcext:value-type="float">
            <text:p>-1.57980930638566</text:p>
          </table:table-cell>
          <table:table-cell office:value-type="float" office:value="0.260247768515437" calcext:value-type="float">
            <text:p>0.260247768515437</text:p>
          </table:table-cell>
        </table:table-row>
        <table:table-row table:style-name="ro1">
          <table:table-cell office:value-type="string" calcext:value-type="string">
            <text:p>slr0398</text:p>
          </table:table-cell>
          <table:table-cell office:value-type="float" office:value="0.318311687361836" calcext:value-type="float">
            <text:p>0.318311687361836</text:p>
          </table:table-cell>
          <table:table-cell office:value-type="float" office:value="0.057597961301878" calcext:value-type="float">
            <text:p>0.057597961301878</text:p>
          </table:table-cell>
          <table:table-cell office:value-type="float" office:value="0.260713726059958" calcext:value-type="float">
            <text:p>0.260713726059958</text:p>
          </table:table-cell>
        </table:table-row>
        <table:table-row table:style-name="ro1">
          <table:table-cell office:value-type="string" calcext:value-type="string">
            <text:p>slr0943</text:p>
          </table:table-cell>
          <table:table-cell office:value-type="float" office:value="0.192441466358933" calcext:value-type="float">
            <text:p>0.192441466358933</text:p>
          </table:table-cell>
          <table:table-cell office:value-type="float" office:value="-0.0684200143404288" calcext:value-type="float">
            <text:p>-0.0684200143404288</text:p>
          </table:table-cell>
          <table:table-cell office:value-type="float" office:value="0.260861480699362" calcext:value-type="float">
            <text:p>0.260861480699362</text:p>
          </table:table-cell>
        </table:table-row>
        <table:table-row table:style-name="ro1">
          <table:table-cell office:value-type="string" calcext:value-type="string">
            <text:p>slr1152</text:p>
          </table:table-cell>
          <table:table-cell office:value-type="float" office:value="0.410746314903172" calcext:value-type="float">
            <text:p>0.410746314903172</text:p>
          </table:table-cell>
          <table:table-cell office:value-type="float" office:value="0.149350357598697" calcext:value-type="float">
            <text:p>0.149350357598697</text:p>
          </table:table-cell>
          <table:table-cell office:value-type="float" office:value="0.261395957304476" calcext:value-type="float">
            <text:p>0.261395957304476</text:p>
          </table:table-cell>
        </table:table-row>
        <table:table-row table:style-name="ro1">
          <table:table-cell office:value-type="string" calcext:value-type="string">
            <text:p>slr1104</text:p>
          </table:table-cell>
          <table:table-cell office:value-type="float" office:value="0.24212630821849" calcext:value-type="float">
            <text:p>0.24212630821849</text:p>
          </table:table-cell>
          <table:table-cell office:value-type="float" office:value="-0.0199107081194421" calcext:value-type="float">
            <text:p>-0.0199107081194421</text:p>
          </table:table-cell>
          <table:table-cell office:value-type="float" office:value="0.262037016337932" calcext:value-type="float">
            <text:p>0.262037016337932</text:p>
          </table:table-cell>
        </table:table-row>
        <table:table-row table:style-name="ro1">
          <table:table-cell office:value-type="string" calcext:value-type="string">
            <text:p>slr0323</text:p>
          </table:table-cell>
          <table:table-cell office:value-type="float" office:value="0.144095735838665" calcext:value-type="float">
            <text:p>0.144095735838665</text:p>
          </table:table-cell>
          <table:table-cell office:value-type="float" office:value="-0.118331619914114" calcext:value-type="float">
            <text:p>-0.118331619914114</text:p>
          </table:table-cell>
          <table:table-cell office:value-type="float" office:value="0.262427355752779" calcext:value-type="float">
            <text:p>0.262427355752779</text:p>
          </table:table-cell>
        </table:table-row>
        <table:table-row table:style-name="ro1">
          <table:table-cell office:value-type="string" calcext:value-type="string">
            <text:p>slr1723</text:p>
          </table:table-cell>
          <table:table-cell office:value-type="float" office:value="0.284011840242893" calcext:value-type="float">
            <text:p>0.284011840242893</text:p>
          </table:table-cell>
          <table:table-cell office:value-type="float" office:value="0.0214417715604361" calcext:value-type="float">
            <text:p>0.0214417715604361</text:p>
          </table:table-cell>
          <table:table-cell office:value-type="float" office:value="0.262570068682457" calcext:value-type="float">
            <text:p>0.262570068682457</text:p>
          </table:table-cell>
        </table:table-row>
        <table:table-row table:style-name="ro1">
          <table:table-cell office:value-type="string" calcext:value-type="string">
            <text:p>slr2019</text:p>
          </table:table-cell>
          <table:table-cell office:value-type="float" office:value="0.282861055326529" calcext:value-type="float">
            <text:p>0.282861055326529</text:p>
          </table:table-cell>
          <table:table-cell office:value-type="float" office:value="0.0200946386308988" calcext:value-type="float">
            <text:p>0.0200946386308988</text:p>
          </table:table-cell>
          <table:table-cell office:value-type="float" office:value="0.26276641669563" calcext:value-type="float">
            <text:p>0.26276641669563</text:p>
          </table:table-cell>
        </table:table-row>
        <table:table-row table:style-name="ro1">
          <table:table-cell office:value-type="string" calcext:value-type="string">
            <text:p>slr1411</text:p>
          </table:table-cell>
          <table:table-cell office:value-type="float" office:value="-0.487581954421705" calcext:value-type="float">
            <text:p>-0.487581954421705</text:p>
          </table:table-cell>
          <table:table-cell office:value-type="float" office:value="-0.751212735045823" calcext:value-type="float">
            <text:p>-0.751212735045823</text:p>
          </table:table-cell>
          <table:table-cell office:value-type="float" office:value="0.263630780624118" calcext:value-type="float">
            <text:p>0.263630780624118</text:p>
          </table:table-cell>
        </table:table-row>
        <table:table-row table:style-name="ro1">
          <table:table-cell office:value-type="string" calcext:value-type="string">
            <text:p>slr1920</text:p>
          </table:table-cell>
          <table:table-cell office:value-type="float" office:value="0.00368644763728678" calcext:value-type="float">
            <text:p>0.00368644763728678</text:p>
          </table:table-cell>
          <table:table-cell office:value-type="float" office:value="-0.260091047753934" calcext:value-type="float">
            <text:p>-0.260091047753934</text:p>
          </table:table-cell>
          <table:table-cell office:value-type="float" office:value="0.263777495391221" calcext:value-type="float">
            <text:p>0.263777495391221</text:p>
          </table:table-cell>
        </table:table-row>
        <table:table-row table:style-name="ro1">
          <table:table-cell office:value-type="string" calcext:value-type="string">
            <text:p>slr1847</text:p>
          </table:table-cell>
          <table:table-cell office:value-type="float" office:value="-0.116952128024461" calcext:value-type="float">
            <text:p>-0.116952128024461</text:p>
          </table:table-cell>
          <table:table-cell office:value-type="float" office:value="-0.381822061850419" calcext:value-type="float">
            <text:p>-0.381822061850419</text:p>
          </table:table-cell>
          <table:table-cell office:value-type="float" office:value="0.264869933825958" calcext:value-type="float">
            <text:p>0.264869933825958</text:p>
          </table:table-cell>
        </table:table-row>
        <table:table-row table:style-name="ro1">
          <table:table-cell office:value-type="string" calcext:value-type="string">
            <text:p>slr0786</text:p>
          </table:table-cell>
          <table:table-cell office:value-type="float" office:value="-0.0774376636943427" calcext:value-type="float">
            <text:p>-0.0774376636943427</text:p>
          </table:table-cell>
          <table:table-cell office:value-type="float" office:value="-0.343394331128361" calcext:value-type="float">
            <text:p>-0.343394331128361</text:p>
          </table:table-cell>
          <table:table-cell office:value-type="float" office:value="0.265956667434018" calcext:value-type="float">
            <text:p>0.265956667434018</text:p>
          </table:table-cell>
        </table:table-row>
        <table:table-row table:style-name="ro1">
          <table:table-cell office:value-type="string" calcext:value-type="string">
            <text:p>sll7033</text:p>
          </table:table-cell>
          <table:table-cell office:value-type="float" office:value="0.147861067078122" calcext:value-type="float">
            <text:p>0.147861067078122</text:p>
          </table:table-cell>
          <table:table-cell office:value-type="float" office:value="-0.119064596368121" calcext:value-type="float">
            <text:p>-0.119064596368121</text:p>
          </table:table-cell>
          <table:table-cell office:value-type="float" office:value="0.266925663446243" calcext:value-type="float">
            <text:p>0.266925663446243</text:p>
          </table:table-cell>
        </table:table-row>
        <table:table-row table:style-name="ro1">
          <table:table-cell office:value-type="string" calcext:value-type="string">
            <text:p>sll0175</text:p>
          </table:table-cell>
          <table:table-cell office:value-type="float" office:value="0.0676157727154722" calcext:value-type="float">
            <text:p>0.0676157727154722</text:p>
          </table:table-cell>
          <table:table-cell office:value-type="float" office:value="-0.200101403968355" calcext:value-type="float">
            <text:p>-0.200101403968355</text:p>
          </table:table-cell>
          <table:table-cell office:value-type="float" office:value="0.267717176683827" calcext:value-type="float">
            <text:p>0.267717176683827</text:p>
          </table:table-cell>
        </table:table-row>
        <table:table-row table:style-name="ro1">
          <table:table-cell office:value-type="string" calcext:value-type="string">
            <text:p>ssl1533</text:p>
          </table:table-cell>
          <table:table-cell office:value-type="float" office:value="0.128287194008869" calcext:value-type="float">
            <text:p>0.128287194008869</text:p>
          </table:table-cell>
          <table:table-cell office:value-type="float" office:value="-0.139707181696723" calcext:value-type="float">
            <text:p>-0.139707181696723</text:p>
          </table:table-cell>
          <table:table-cell office:value-type="float" office:value="0.267994375705592" calcext:value-type="float">
            <text:p>0.267994375705592</text:p>
          </table:table-cell>
        </table:table-row>
        <table:table-row table:style-name="ro1">
          <table:table-cell office:value-type="string" calcext:value-type="string">
            <text:p>slr2051</text:p>
          </table:table-cell>
          <table:table-cell office:value-type="float" office:value="-0.782617794666435" calcext:value-type="float">
            <text:p>-0.782617794666435</text:p>
          </table:table-cell>
          <table:table-cell office:value-type="float" office:value="-1.05103601598423" calcext:value-type="float">
            <text:p>-1.05103601598423</text:p>
          </table:table-cell>
          <table:table-cell office:value-type="float" office:value="0.268418221317799" calcext:value-type="float">
            <text:p>0.268418221317799</text:p>
          </table:table-cell>
        </table:table-row>
        <table:table-row table:style-name="ro1">
          <table:table-cell office:value-type="string" calcext:value-type="string">
            <text:p>slr0001</text:p>
          </table:table-cell>
          <table:table-cell office:value-type="float" office:value="0.0563214665421335" calcext:value-type="float">
            <text:p>0.0563214665421335</text:p>
          </table:table-cell>
          <table:table-cell office:value-type="float" office:value="-0.212471176867523" calcext:value-type="float">
            <text:p>-0.212471176867523</text:p>
          </table:table-cell>
          <table:table-cell office:value-type="float" office:value="0.268792643409656" calcext:value-type="float">
            <text:p>0.268792643409656</text:p>
          </table:table-cell>
        </table:table-row>
        <table:table-row table:style-name="ro1">
          <table:table-cell office:value-type="string" calcext:value-type="string">
            <text:p>slr0318</text:p>
          </table:table-cell>
          <table:table-cell office:value-type="float" office:value="0.143796840651452" calcext:value-type="float">
            <text:p>0.143796840651452</text:p>
          </table:table-cell>
          <table:table-cell office:value-type="float" office:value="-0.125692964799301" calcext:value-type="float">
            <text:p>-0.125692964799301</text:p>
          </table:table-cell>
          <table:table-cell office:value-type="float" office:value="0.269489805450752" calcext:value-type="float">
            <text:p>0.269489805450752</text:p>
          </table:table-cell>
        </table:table-row>
        <table:table-row table:style-name="ro1">
          <table:table-cell office:value-type="string" calcext:value-type="string">
            <text:p>ssl7045</text:p>
          </table:table-cell>
          <table:table-cell office:value-type="float" office:value="0.120854874768747" calcext:value-type="float">
            <text:p>0.120854874768747</text:p>
          </table:table-cell>
          <table:table-cell office:value-type="float" office:value="-0.148762129912553" calcext:value-type="float">
            <text:p>-0.148762129912553</text:p>
          </table:table-cell>
          <table:table-cell office:value-type="float" office:value="0.2696170046813" calcext:value-type="float">
            <text:p>0.2696170046813</text:p>
          </table:table-cell>
        </table:table-row>
        <table:table-row table:style-name="ro1">
          <table:table-cell office:value-type="string" calcext:value-type="string">
            <text:p>sll7086</text:p>
          </table:table-cell>
          <table:table-cell office:value-type="float" office:value="0.297997126546711" calcext:value-type="float">
            <text:p>0.297997126546711</text:p>
          </table:table-cell>
          <table:table-cell office:value-type="float" office:value="0.0280941286284762" calcext:value-type="float">
            <text:p>0.0280941286284762</text:p>
          </table:table-cell>
          <table:table-cell office:value-type="float" office:value="0.269902997918235" calcext:value-type="float">
            <text:p>0.269902997918235</text:p>
          </table:table-cell>
        </table:table-row>
        <table:table-row table:style-name="ro1">
          <table:table-cell office:value-type="string" calcext:value-type="string">
            <text:p>sll1098</text:p>
          </table:table-cell>
          <table:table-cell office:value-type="float" office:value="-1.67285763537232" calcext:value-type="float">
            <text:p>-1.67285763537232</text:p>
          </table:table-cell>
          <table:table-cell office:value-type="float" office:value="-1.94448176348267" calcext:value-type="float">
            <text:p>-1.94448176348267</text:p>
          </table:table-cell>
          <table:table-cell office:value-type="float" office:value="0.271624128110345" calcext:value-type="float">
            <text:p>0.271624128110345</text:p>
          </table:table-cell>
        </table:table-row>
        <table:table-row table:style-name="ro1">
          <table:table-cell office:value-type="string" calcext:value-type="string">
            <text:p>sll0066</text:p>
          </table:table-cell>
          <table:table-cell office:value-type="float" office:value="0.0499775607924751" calcext:value-type="float">
            <text:p>0.0499775607924751</text:p>
          </table:table-cell>
          <table:table-cell office:value-type="float" office:value="-0.223053793688644" calcext:value-type="float">
            <text:p>-0.223053793688644</text:p>
          </table:table-cell>
          <table:table-cell office:value-type="float" office:value="0.273031354481119" calcext:value-type="float">
            <text:p>0.273031354481119</text:p>
          </table:table-cell>
        </table:table-row>
        <table:table-row table:style-name="ro1">
          <table:table-cell office:value-type="string" calcext:value-type="string">
            <text:p>sll1537</text:p>
          </table:table-cell>
          <table:table-cell office:value-type="float" office:value="-0.00555349641960843" calcext:value-type="float">
            <text:p>-0.00555349641960843</text:p>
          </table:table-cell>
          <table:table-cell office:value-type="float" office:value="-0.279702232299467" calcext:value-type="float">
            <text:p>-0.279702232299467</text:p>
          </table:table-cell>
          <table:table-cell office:value-type="float" office:value="0.274148735879859" calcext:value-type="float">
            <text:p>0.274148735879859</text:p>
          </table:table-cell>
        </table:table-row>
        <table:table-row table:style-name="ro1">
          <table:table-cell office:value-type="string" calcext:value-type="string">
            <text:p>ssl6061</text:p>
          </table:table-cell>
          <table:table-cell office:value-type="float" office:value="0.47281612013756" calcext:value-type="float">
            <text:p>0.47281612013756</text:p>
          </table:table-cell>
          <table:table-cell office:value-type="float" office:value="0.197599409729229" calcext:value-type="float">
            <text:p>0.197599409729229</text:p>
          </table:table-cell>
          <table:table-cell office:value-type="float" office:value="0.275216710408331" calcext:value-type="float">
            <text:p>0.275216710408331</text:p>
          </table:table-cell>
        </table:table-row>
        <table:table-row table:style-name="ro1">
          <table:table-cell office:value-type="string" calcext:value-type="string">
            <text:p>ssl7021</text:p>
          </table:table-cell>
          <table:table-cell office:value-type="float" office:value="0.00768338382427873" calcext:value-type="float">
            <text:p>0.00768338382427873</text:p>
          </table:table-cell>
          <table:table-cell office:value-type="float" office:value="-0.267582597443864" calcext:value-type="float">
            <text:p>-0.267582597443864</text:p>
          </table:table-cell>
          <table:table-cell office:value-type="float" office:value="0.275265981268143" calcext:value-type="float">
            <text:p>0.275265981268143</text:p>
          </table:table-cell>
        </table:table-row>
        <table:table-row table:style-name="ro1">
          <table:table-cell office:value-type="string" calcext:value-type="string">
            <text:p>sll1682</text:p>
          </table:table-cell>
          <table:table-cell office:value-type="float" office:value="0.374113111049977" calcext:value-type="float">
            <text:p>0.374113111049977</text:p>
          </table:table-cell>
          <table:table-cell office:value-type="float" office:value="0.0983557947339106" calcext:value-type="float">
            <text:p>0.0983557947339106</text:p>
          </table:table-cell>
          <table:table-cell office:value-type="float" office:value="0.275757316316067" calcext:value-type="float">
            <text:p>0.275757316316067</text:p>
          </table:table-cell>
        </table:table-row>
        <table:table-row table:style-name="ro1">
          <table:table-cell office:value-type="string" calcext:value-type="string">
            <text:p>slr1019</text:p>
          </table:table-cell>
          <table:table-cell office:value-type="float" office:value="0.144540394227297" calcext:value-type="float">
            <text:p>0.144540394227297</text:p>
          </table:table-cell>
          <table:table-cell office:value-type="float" office:value="-0.131411055182889" calcext:value-type="float">
            <text:p>-0.131411055182889</text:p>
          </table:table-cell>
          <table:table-cell office:value-type="float" office:value="0.275951449410187" calcext:value-type="float">
            <text:p>0.275951449410187</text:p>
          </table:table-cell>
        </table:table-row>
        <table:table-row table:style-name="ro1">
          <table:table-cell office:value-type="string" calcext:value-type="string">
            <text:p>slr0444</text:p>
          </table:table-cell>
          <table:table-cell office:value-type="float" office:value="-0.595947717099843" calcext:value-type="float">
            <text:p>-0.595947717099843</text:p>
          </table:table-cell>
          <table:table-cell office:value-type="float" office:value="-0.872005416299521" calcext:value-type="float">
            <text:p>-0.872005416299521</text:p>
          </table:table-cell>
          <table:table-cell office:value-type="float" office:value="0.276057699199678" calcext:value-type="float">
            <text:p>0.276057699199678</text:p>
          </table:table-cell>
        </table:table-row>
        <table:table-row table:style-name="ro1">
          <table:table-cell office:value-type="string" calcext:value-type="string">
            <text:p>slr0575</text:p>
          </table:table-cell>
          <table:table-cell office:value-type="float" office:value="0.269016293010384" calcext:value-type="float">
            <text:p>0.269016293010384</text:p>
          </table:table-cell>
          <table:table-cell office:value-type="float" office:value="-0.0071505960636182" calcext:value-type="float">
            <text:p>-0.0071505960636182</text:p>
          </table:table-cell>
          <table:table-cell office:value-type="float" office:value="0.276166889074003" calcext:value-type="float">
            <text:p>0.276166889074003</text:p>
          </table:table-cell>
        </table:table-row>
        <table:table-row table:style-name="ro1">
          <table:table-cell office:value-type="string" calcext:value-type="string">
            <text:p>ssr2317</text:p>
          </table:table-cell>
          <table:table-cell office:value-type="float" office:value="0.058654491971594" calcext:value-type="float">
            <text:p>0.058654491971594</text:p>
          </table:table-cell>
          <table:table-cell office:value-type="float" office:value="-0.21827225452816" calcext:value-type="float">
            <text:p>-0.21827225452816</text:p>
          </table:table-cell>
          <table:table-cell office:value-type="float" office:value="0.276926746499754" calcext:value-type="float">
            <text:p>0.276926746499754</text:p>
          </table:table-cell>
        </table:table-row>
        <table:table-row table:style-name="ro1">
          <table:table-cell office:value-type="string" calcext:value-type="string">
            <text:p>sll0427</text:p>
          </table:table-cell>
          <table:table-cell office:value-type="float" office:value="-0.847884590827504" calcext:value-type="float">
            <text:p>-0.847884590827504</text:p>
          </table:table-cell>
          <table:table-cell office:value-type="float" office:value="-1.12511949289956" calcext:value-type="float">
            <text:p>-1.12511949289956</text:p>
          </table:table-cell>
          <table:table-cell office:value-type="float" office:value="0.277234902072052" calcext:value-type="float">
            <text:p>0.277234902072052</text:p>
          </table:table-cell>
        </table:table-row>
        <table:table-row table:style-name="ro1">
          <table:table-cell office:value-type="string" calcext:value-type="string">
            <text:p>sll0445</text:p>
          </table:table-cell>
          <table:table-cell office:value-type="float" office:value="-0.0460204367729122" calcext:value-type="float">
            <text:p>-0.0460204367729122</text:p>
          </table:table-cell>
          <table:table-cell office:value-type="float" office:value="-0.324980400494679" calcext:value-type="float">
            <text:p>-0.324980400494679</text:p>
          </table:table-cell>
          <table:table-cell office:value-type="float" office:value="0.278959963721767" calcext:value-type="float">
            <text:p>0.278959963721767</text:p>
          </table:table-cell>
        </table:table-row>
        <table:table-row table:style-name="ro1">
          <table:table-cell office:value-type="string" calcext:value-type="string">
            <text:p>slr0169</text:p>
          </table:table-cell>
          <table:table-cell office:value-type="float" office:value="0.236330741075529" calcext:value-type="float">
            <text:p>0.236330741075529</text:p>
          </table:table-cell>
          <table:table-cell office:value-type="float" office:value="-0.0433932384787937" calcext:value-type="float">
            <text:p>-0.0433932384787937</text:p>
          </table:table-cell>
          <table:table-cell office:value-type="float" office:value="0.279723979554323" calcext:value-type="float">
            <text:p>0.279723979554323</text:p>
          </table:table-cell>
        </table:table-row>
        <table:table-row table:style-name="ro1">
          <table:table-cell office:value-type="string" calcext:value-type="string">
            <text:p>sll1282</text:p>
          </table:table-cell>
          <table:table-cell office:value-type="float" office:value="0.15815285111602" calcext:value-type="float">
            <text:p>0.15815285111602</text:p>
          </table:table-cell>
          <table:table-cell office:value-type="float" office:value="-0.121827722371794" calcext:value-type="float">
            <text:p>-0.121827722371794</text:p>
          </table:table-cell>
          <table:table-cell office:value-type="float" office:value="0.279980573487814" calcext:value-type="float">
            <text:p>0.279980573487814</text:p>
          </table:table-cell>
        </table:table-row>
        <table:table-row table:style-name="ro1">
          <table:table-cell office:value-type="string" calcext:value-type="string">
            <text:p>slr1728</text:p>
          </table:table-cell>
          <table:table-cell office:value-type="float" office:value="0.646933373090273" calcext:value-type="float">
            <text:p>0.646933373090273</text:p>
          </table:table-cell>
          <table:table-cell office:value-type="float" office:value="0.36687974760815" calcext:value-type="float">
            <text:p>0.36687974760815</text:p>
          </table:table-cell>
          <table:table-cell office:value-type="float" office:value="0.280053625482123" calcext:value-type="float">
            <text:p>0.280053625482123</text:p>
          </table:table-cell>
        </table:table-row>
        <table:table-row table:style-name="ro1">
          <table:table-cell office:value-type="string" calcext:value-type="string">
            <text:p>slr0317</text:p>
          </table:table-cell>
          <table:table-cell office:value-type="float" office:value="0.0300327218969244" calcext:value-type="float">
            <text:p>0.0300327218969244</text:p>
          </table:table-cell>
          <table:table-cell office:value-type="float" office:value="-0.250122698863124" calcext:value-type="float">
            <text:p>-0.250122698863124</text:p>
          </table:table-cell>
          <table:table-cell office:value-type="float" office:value="0.280155420760048" calcext:value-type="float">
            <text:p>0.280155420760048</text:p>
          </table:table-cell>
        </table:table-row>
        <table:table-row table:style-name="ro1">
          <table:table-cell office:value-type="string" calcext:value-type="string">
            <text:p>sll0301</text:p>
          </table:table-cell>
          <table:table-cell office:value-type="float" office:value="-1.85952293179837" calcext:value-type="float">
            <text:p>-1.85952293179837</text:p>
          </table:table-cell>
          <table:table-cell office:value-type="float" office:value="-2.14037076712942" calcext:value-type="float">
            <text:p>-2.14037076712942</text:p>
          </table:table-cell>
          <table:table-cell office:value-type="float" office:value="0.280847835331055" calcext:value-type="float">
            <text:p>0.280847835331055</text:p>
          </table:table-cell>
        </table:table-row>
        <table:table-row table:style-name="ro1">
          <table:table-cell office:value-type="string" calcext:value-type="string">
            <text:p>sll0257</text:p>
          </table:table-cell>
          <table:table-cell office:value-type="float" office:value="0.036184529105361" calcext:value-type="float">
            <text:p>0.036184529105361</text:p>
          </table:table-cell>
          <table:table-cell office:value-type="float" office:value="-0.245190610844323" calcext:value-type="float">
            <text:p>-0.245190610844323</text:p>
          </table:table-cell>
          <table:table-cell office:value-type="float" office:value="0.281375139949684" calcext:value-type="float">
            <text:p>0.281375139949684</text:p>
          </table:table-cell>
        </table:table-row>
        <table:table-row table:style-name="ro1">
          <table:table-cell office:value-type="string" calcext:value-type="string">
            <text:p>slr1693</text:p>
          </table:table-cell>
          <table:table-cell office:value-type="float" office:value="-0.159899149001166" calcext:value-type="float">
            <text:p>-0.159899149001166</text:p>
          </table:table-cell>
          <table:table-cell office:value-type="float" office:value="-0.441545466670512" calcext:value-type="float">
            <text:p>-0.441545466670512</text:p>
          </table:table-cell>
          <table:table-cell office:value-type="float" office:value="0.281646317669347" calcext:value-type="float">
            <text:p>0.281646317669347</text:p>
          </table:table-cell>
        </table:table-row>
        <table:table-row table:style-name="ro1">
          <table:table-cell office:value-type="string" calcext:value-type="string">
            <text:p>slr1690</text:p>
          </table:table-cell>
          <table:table-cell office:value-type="float" office:value="0.34389314307903" calcext:value-type="float">
            <text:p>0.34389314307903</text:p>
          </table:table-cell>
          <table:table-cell office:value-type="float" office:value="0.0615546130912707" calcext:value-type="float">
            <text:p>0.0615546130912707</text:p>
          </table:table-cell>
          <table:table-cell office:value-type="float" office:value="0.282338529987759" calcext:value-type="float">
            <text:p>0.282338529987759</text:p>
          </table:table-cell>
        </table:table-row>
        <table:table-row table:style-name="ro1">
          <table:table-cell office:value-type="string" calcext:value-type="string">
            <text:p>sll1618</text:p>
          </table:table-cell>
          <table:table-cell office:value-type="float" office:value="0.167268507987798" calcext:value-type="float">
            <text:p>0.167268507987798</text:p>
          </table:table-cell>
          <table:table-cell office:value-type="float" office:value="-0.116423366694033" calcext:value-type="float">
            <text:p>-0.116423366694033</text:p>
          </table:table-cell>
          <table:table-cell office:value-type="float" office:value="0.283691874681831" calcext:value-type="float">
            <text:p>0.283691874681831</text:p>
          </table:table-cell>
        </table:table-row>
        <table:table-row table:style-name="ro1">
          <table:table-cell office:value-type="string" calcext:value-type="string">
            <text:p>slr1865</text:p>
          </table:table-cell>
          <table:table-cell office:value-type="float" office:value="0.564734646637193" calcext:value-type="float">
            <text:p>0.564734646637193</text:p>
          </table:table-cell>
          <table:table-cell office:value-type="float" office:value="0.28006093968433" calcext:value-type="float">
            <text:p>0.28006093968433</text:p>
          </table:table-cell>
          <table:table-cell office:value-type="float" office:value="0.284673706952863" calcext:value-type="float">
            <text:p>0.284673706952863</text:p>
          </table:table-cell>
        </table:table-row>
        <table:table-row table:style-name="ro1">
          <table:table-cell office:value-type="string" calcext:value-type="string">
            <text:p>slr2053</text:p>
          </table:table-cell>
          <table:table-cell office:value-type="float" office:value="0.378874817789446" calcext:value-type="float">
            <text:p>0.378874817789446</text:p>
          </table:table-cell>
          <table:table-cell office:value-type="float" office:value="0.0940036982445216" calcext:value-type="float">
            <text:p>0.0940036982445216</text:p>
          </table:table-cell>
          <table:table-cell office:value-type="float" office:value="0.284871119544924" calcext:value-type="float">
            <text:p>0.284871119544924</text:p>
          </table:table-cell>
        </table:table-row>
        <table:table-row table:style-name="ro1">
          <table:table-cell office:value-type="string" calcext:value-type="string">
            <text:p>slr1672</text:p>
          </table:table-cell>
          <table:table-cell office:value-type="float" office:value="0.284631596452002" calcext:value-type="float">
            <text:p>0.284631596452002</text:p>
          </table:table-cell>
          <table:table-cell office:value-type="float" office:value="-0.000755627278791232" calcext:value-type="float">
            <text:p>-0.000755627278791232</text:p>
          </table:table-cell>
          <table:table-cell office:value-type="float" office:value="0.285387223730793" calcext:value-type="float">
            <text:p>0.285387223730793</text:p>
          </table:table-cell>
        </table:table-row>
        <table:table-row table:style-name="ro1">
          <table:table-cell office:value-type="string" calcext:value-type="string">
            <text:p>sll1401</text:p>
          </table:table-cell>
          <table:table-cell office:value-type="float" office:value="0.0836793098914294" calcext:value-type="float">
            <text:p>0.0836793098914294</text:p>
          </table:table-cell>
          <table:table-cell office:value-type="float" office:value="-0.201816573579881" calcext:value-type="float">
            <text:p>-0.201816573579881</text:p>
          </table:table-cell>
          <table:table-cell office:value-type="float" office:value="0.28549588347131" calcext:value-type="float">
            <text:p>0.28549588347131</text:p>
          </table:table-cell>
        </table:table-row>
        <table:table-row table:style-name="ro1">
          <table:table-cell office:value-type="string" calcext:value-type="string">
            <text:p>sll1895</text:p>
          </table:table-cell>
          <table:table-cell office:value-type="float" office:value="-0.435552445709427" calcext:value-type="float">
            <text:p>-0.435552445709427</text:p>
          </table:table-cell>
          <table:table-cell office:value-type="float" office:value="-0.72161914378676" calcext:value-type="float">
            <text:p>-0.72161914378676</text:p>
          </table:table-cell>
          <table:table-cell office:value-type="float" office:value="0.286066698077333" calcext:value-type="float">
            <text:p>0.286066698077333</text:p>
          </table:table-cell>
        </table:table-row>
        <table:table-row table:style-name="ro1">
          <table:table-cell office:value-type="string" calcext:value-type="string">
            <text:p>slr7023</text:p>
          </table:table-cell>
          <table:table-cell office:value-type="float" office:value="0.180155522329506" calcext:value-type="float">
            <text:p>0.180155522329506</text:p>
          </table:table-cell>
          <table:table-cell office:value-type="float" office:value="-0.106161684763205" calcext:value-type="float">
            <text:p>-0.106161684763205</text:p>
          </table:table-cell>
          <table:table-cell office:value-type="float" office:value="0.286317207092711" calcext:value-type="float">
            <text:p>0.286317207092711</text:p>
          </table:table-cell>
        </table:table-row>
        <table:table-row table:style-name="ro1">
          <table:table-cell office:value-type="string" calcext:value-type="string">
            <text:p>slr0293</text:p>
          </table:table-cell>
          <table:table-cell office:value-type="float" office:value="-1.25738746935736" calcext:value-type="float">
            <text:p>-1.25738746935736</text:p>
          </table:table-cell>
          <table:table-cell office:value-type="float" office:value="-1.54487798474541" calcext:value-type="float">
            <text:p>-1.54487798474541</text:p>
          </table:table-cell>
          <table:table-cell office:value-type="float" office:value="0.287490515388048" calcext:value-type="float">
            <text:p>0.287490515388048</text:p>
          </table:table-cell>
        </table:table-row>
        <table:table-row table:style-name="ro1">
          <table:table-cell office:value-type="string" calcext:value-type="string">
            <text:p>sll1939</text:p>
          </table:table-cell>
          <table:table-cell office:value-type="float" office:value="0.248395007689438" calcext:value-type="float">
            <text:p>0.248395007689438</text:p>
          </table:table-cell>
          <table:table-cell office:value-type="float" office:value="-0.0392415413982025" calcext:value-type="float">
            <text:p>-0.0392415413982025</text:p>
          </table:table-cell>
          <table:table-cell office:value-type="float" office:value="0.28763654908764" calcext:value-type="float">
            <text:p>0.28763654908764</text:p>
          </table:table-cell>
        </table:table-row>
        <table:table-row table:style-name="ro1">
          <table:table-cell office:value-type="string" calcext:value-type="string">
            <text:p>sll0733</text:p>
          </table:table-cell>
          <table:table-cell office:value-type="float" office:value="0.184143327608238" calcext:value-type="float">
            <text:p>0.184143327608238</text:p>
          </table:table-cell>
          <table:table-cell office:value-type="float" office:value="-0.104192107433763" calcext:value-type="float">
            <text:p>-0.104192107433763</text:p>
          </table:table-cell>
          <table:table-cell office:value-type="float" office:value="0.288335435042001" calcext:value-type="float">
            <text:p>0.288335435042001</text:p>
          </table:table-cell>
        </table:table-row>
        <table:table-row table:style-name="ro1">
          <table:table-cell office:value-type="string" calcext:value-type="string">
            <text:p>ssl5015</text:p>
          </table:table-cell>
          <table:table-cell office:value-type="float" office:value="0.290868726267372" calcext:value-type="float">
            <text:p>0.290868726267372</text:p>
          </table:table-cell>
          <table:table-cell office:value-type="float" office:value="0.00253211740943362" calcext:value-type="float">
            <text:p>0.00253211740943362</text:p>
          </table:table-cell>
          <table:table-cell office:value-type="float" office:value="0.288336608857939" calcext:value-type="float">
            <text:p>0.288336608857939</text:p>
          </table:table-cell>
        </table:table-row>
        <table:table-row table:style-name="ro1">
          <table:table-cell office:value-type="string" calcext:value-type="string">
            <text:p>sll0162</text:p>
          </table:table-cell>
          <table:table-cell office:value-type="float" office:value="0.26602385872979" calcext:value-type="float">
            <text:p>0.26602385872979</text:p>
          </table:table-cell>
          <table:table-cell office:value-type="float" office:value="-0.0231730741831583" calcext:value-type="float">
            <text:p>-0.0231730741831583</text:p>
          </table:table-cell>
          <table:table-cell office:value-type="float" office:value="0.289196932912948" calcext:value-type="float">
            <text:p>0.289196932912948</text:p>
          </table:table-cell>
        </table:table-row>
        <table:table-row table:style-name="ro1">
          <table:table-cell office:value-type="string" calcext:value-type="string">
            <text:p>ssl5027</text:p>
          </table:table-cell>
          <table:table-cell office:value-type="float" office:value="-0.00409231708531385" calcext:value-type="float">
            <text:p>-0.00409231708531385</text:p>
          </table:table-cell>
          <table:table-cell office:value-type="float" office:value="-0.294002134841967" calcext:value-type="float">
            <text:p>-0.294002134841967</text:p>
          </table:table-cell>
          <table:table-cell office:value-type="float" office:value="0.289909817756654" calcext:value-type="float">
            <text:p>0.289909817756654</text:p>
          </table:table-cell>
        </table:table-row>
        <table:table-row table:style-name="ro1">
          <table:table-cell office:value-type="string" calcext:value-type="string">
            <text:p>slr0906</text:p>
          </table:table-cell>
          <table:table-cell office:value-type="float" office:value="-0.535741180752609" calcext:value-type="float">
            <text:p>-0.535741180752609</text:p>
          </table:table-cell>
          <table:table-cell office:value-type="float" office:value="-0.82574374108599" calcext:value-type="float">
            <text:p>-0.82574374108599</text:p>
          </table:table-cell>
          <table:table-cell office:value-type="float" office:value="0.290002560333381" calcext:value-type="float">
            <text:p>0.290002560333381</text:p>
          </table:table-cell>
        </table:table-row>
        <table:table-row table:style-name="ro1">
          <table:table-cell office:value-type="string" calcext:value-type="string">
            <text:p>slr0842</text:p>
          </table:table-cell>
          <table:table-cell office:value-type="float" office:value="0.103539616787609" calcext:value-type="float">
            <text:p>0.103539616787609</text:p>
          </table:table-cell>
          <table:table-cell office:value-type="float" office:value="-0.186485903176899" calcext:value-type="float">
            <text:p>-0.186485903176899</text:p>
          </table:table-cell>
          <table:table-cell office:value-type="float" office:value="0.290025519964508" calcext:value-type="float">
            <text:p>0.290025519964508</text:p>
          </table:table-cell>
        </table:table-row>
        <table:table-row table:style-name="ro1">
          <table:table-cell office:value-type="string" calcext:value-type="string">
            <text:p>slr0537</text:p>
          </table:table-cell>
          <table:table-cell office:value-type="float" office:value="0.194650597617747" calcext:value-type="float">
            <text:p>0.194650597617747</text:p>
          </table:table-cell>
          <table:table-cell office:value-type="float" office:value="-0.0958504069985663" calcext:value-type="float">
            <text:p>-0.0958504069985663</text:p>
          </table:table-cell>
          <table:table-cell office:value-type="float" office:value="0.290501004616314" calcext:value-type="float">
            <text:p>0.290501004616314</text:p>
          </table:table-cell>
        </table:table-row>
        <table:table-row table:style-name="ro1">
          <table:table-cell office:value-type="string" calcext:value-type="string">
            <text:p>sll1323</text:p>
          </table:table-cell>
          <table:table-cell office:value-type="float" office:value="-0.812354575442341" calcext:value-type="float">
            <text:p>-0.812354575442341</text:p>
          </table:table-cell>
          <table:table-cell office:value-type="float" office:value="-1.10326168380629" calcext:value-type="float">
            <text:p>-1.10326168380629</text:p>
          </table:table-cell>
          <table:table-cell office:value-type="float" office:value="0.290907108363951" calcext:value-type="float">
            <text:p>0.290907108363951</text:p>
          </table:table-cell>
        </table:table-row>
        <table:table-row table:style-name="ro1">
          <table:table-cell office:value-type="string" calcext:value-type="string">
            <text:p>slr0302</text:p>
          </table:table-cell>
          <table:table-cell office:value-type="float" office:value="0.510944741138714" calcext:value-type="float">
            <text:p>0.510944741138714</text:p>
          </table:table-cell>
          <table:table-cell office:value-type="float" office:value="0.219832821504063" calcext:value-type="float">
            <text:p>0.219832821504063</text:p>
          </table:table-cell>
          <table:table-cell office:value-type="float" office:value="0.29111191963465" calcext:value-type="float">
            <text:p>0.29111191963465</text:p>
          </table:table-cell>
        </table:table-row>
        <table:table-row table:style-name="ro1">
          <table:table-cell office:value-type="string" calcext:value-type="string">
            <text:p>sll0318</text:p>
          </table:table-cell>
          <table:table-cell office:value-type="float" office:value="-0.128188929888498" calcext:value-type="float">
            <text:p>-0.128188929888498</text:p>
          </table:table-cell>
          <table:table-cell office:value-type="float" office:value="-0.419620122795791" calcext:value-type="float">
            <text:p>-0.419620122795791</text:p>
          </table:table-cell>
          <table:table-cell office:value-type="float" office:value="0.291431192907293" calcext:value-type="float">
            <text:p>0.291431192907293</text:p>
          </table:table-cell>
        </table:table-row>
        <table:table-row table:style-name="ro1">
          <table:table-cell office:value-type="string" calcext:value-type="string">
            <text:p>sll0848</text:p>
          </table:table-cell>
          <table:table-cell office:value-type="float" office:value="0.314960577383636" calcext:value-type="float">
            <text:p>0.314960577383636</text:p>
          </table:table-cell>
          <table:table-cell office:value-type="float" office:value="0.0234423099288188" calcext:value-type="float">
            <text:p>0.0234423099288188</text:p>
          </table:table-cell>
          <table:table-cell office:value-type="float" office:value="0.291518267454818" calcext:value-type="float">
            <text:p>0.291518267454818</text:p>
          </table:table-cell>
        </table:table-row>
        <table:table-row table:style-name="ro1">
          <table:table-cell office:value-type="string" calcext:value-type="string">
            <text:p>slr0420</text:p>
          </table:table-cell>
          <table:table-cell office:value-type="float" office:value="-1.01451942554399" calcext:value-type="float">
            <text:p>-1.01451942554399</text:p>
          </table:table-cell>
          <table:table-cell office:value-type="float" office:value="-1.30680250705597" calcext:value-type="float">
            <text:p>-1.30680250705597</text:p>
          </table:table-cell>
          <table:table-cell office:value-type="float" office:value="0.292283081511975" calcext:value-type="float">
            <text:p>0.292283081511975</text:p>
          </table:table-cell>
        </table:table-row>
        <table:table-row table:style-name="ro1">
          <table:table-cell office:value-type="string" calcext:value-type="string">
            <text:p>sll0204</text:p>
          </table:table-cell>
          <table:table-cell office:value-type="float" office:value="0.0445599614698639" calcext:value-type="float">
            <text:p>0.0445599614698639</text:p>
          </table:table-cell>
          <table:table-cell office:value-type="float" office:value="-0.248489534503518" calcext:value-type="float">
            <text:p>-0.248489534503518</text:p>
          </table:table-cell>
          <table:table-cell office:value-type="float" office:value="0.293049495973382" calcext:value-type="float">
            <text:p>0.293049495973382</text:p>
          </table:table-cell>
        </table:table-row>
        <table:table-row table:style-name="ro1">
          <table:table-cell office:value-type="string" calcext:value-type="string">
            <text:p>sll0847</text:p>
          </table:table-cell>
          <table:table-cell office:value-type="float" office:value="-0.0332460778494126" calcext:value-type="float">
            <text:p>-0.0332460778494126</text:p>
          </table:table-cell>
          <table:table-cell office:value-type="float" office:value="-0.328012951586009" calcext:value-type="float">
            <text:p>-0.328012951586009</text:p>
          </table:table-cell>
          <table:table-cell office:value-type="float" office:value="0.294766873736596" calcext:value-type="float">
            <text:p>0.294766873736596</text:p>
          </table:table-cell>
        </table:table-row>
        <table:table-row table:style-name="ro1">
          <table:table-cell office:value-type="string" calcext:value-type="string">
            <text:p>ssl8024</text:p>
          </table:table-cell>
          <table:table-cell office:value-type="float" office:value="0.14444490850866" calcext:value-type="float">
            <text:p>0.14444490850866</text:p>
          </table:table-cell>
          <table:table-cell office:value-type="float" office:value="-0.152093059479237" calcext:value-type="float">
            <text:p>-0.152093059479237</text:p>
          </table:table-cell>
          <table:table-cell office:value-type="float" office:value="0.296537967987897" calcext:value-type="float">
            <text:p>0.296537967987897</text:p>
          </table:table-cell>
        </table:table-row>
        <table:table-row table:style-name="ro1">
          <table:table-cell office:value-type="string" calcext:value-type="string">
            <text:p>slr1179</text:p>
          </table:table-cell>
          <table:table-cell office:value-type="float" office:value="0.511639338145662" calcext:value-type="float">
            <text:p>0.511639338145662</text:p>
          </table:table-cell>
          <table:table-cell office:value-type="float" office:value="0.214962371960006" calcext:value-type="float">
            <text:p>0.214962371960006</text:p>
          </table:table-cell>
          <table:table-cell office:value-type="float" office:value="0.296676966185656" calcext:value-type="float">
            <text:p>0.296676966185656</text:p>
          </table:table-cell>
        </table:table-row>
        <table:table-row table:style-name="ro1">
          <table:table-cell office:value-type="string" calcext:value-type="string">
            <text:p>sll0644</text:p>
          </table:table-cell>
          <table:table-cell office:value-type="float" office:value="0.143441078816534" calcext:value-type="float">
            <text:p>0.143441078816534</text:p>
          </table:table-cell>
          <table:table-cell office:value-type="float" office:value="-0.153478616084919" calcext:value-type="float">
            <text:p>-0.153478616084919</text:p>
          </table:table-cell>
          <table:table-cell office:value-type="float" office:value="0.296919694901453" calcext:value-type="float">
            <text:p>0.296919694901453</text:p>
          </table:table-cell>
        </table:table-row>
        <table:table-row table:style-name="ro1">
          <table:table-cell office:value-type="string" calcext:value-type="string">
            <text:p>sll0926</text:p>
          </table:table-cell>
          <table:table-cell office:value-type="float" office:value="0.123554641675896" calcext:value-type="float">
            <text:p>0.123554641675896</text:p>
          </table:table-cell>
          <table:table-cell office:value-type="float" office:value="-0.173384186037815" calcext:value-type="float">
            <text:p>-0.173384186037815</text:p>
          </table:table-cell>
          <table:table-cell office:value-type="float" office:value="0.29693882771371" calcext:value-type="float">
            <text:p>0.29693882771371</text:p>
          </table:table-cell>
        </table:table-row>
        <table:table-row table:style-name="ro1">
          <table:table-cell office:value-type="string" calcext:value-type="string">
            <text:p>slr0936</text:p>
          </table:table-cell>
          <table:table-cell office:value-type="float" office:value="0.143387875349884" calcext:value-type="float">
            <text:p>0.143387875349884</text:p>
          </table:table-cell>
          <table:table-cell office:value-type="float" office:value="-0.153583429204994" calcext:value-type="float">
            <text:p>-0.153583429204994</text:p>
          </table:table-cell>
          <table:table-cell office:value-type="float" office:value="0.296971304554878" calcext:value-type="float">
            <text:p>0.296971304554878</text:p>
          </table:table-cell>
        </table:table-row>
        <table:table-row table:style-name="ro1">
          <table:table-cell office:value-type="string" calcext:value-type="string">
            <text:p>slr0083</text:p>
          </table:table-cell>
          <table:table-cell office:value-type="float" office:value="0.350293437090117" calcext:value-type="float">
            <text:p>0.350293437090117</text:p>
          </table:table-cell>
          <table:table-cell office:value-type="float" office:value="0.0517716631837153" calcext:value-type="float">
            <text:p>0.0517716631837153</text:p>
          </table:table-cell>
          <table:table-cell office:value-type="float" office:value="0.298521773906401" calcext:value-type="float">
            <text:p>0.298521773906401</text:p>
          </table:table-cell>
        </table:table-row>
        <table:table-row table:style-name="ro1">
          <table:table-cell office:value-type="string" calcext:value-type="string">
            <text:p>sll1112</text:p>
          </table:table-cell>
          <table:table-cell office:value-type="float" office:value="-0.444041159573293" calcext:value-type="float">
            <text:p>-0.444041159573293</text:p>
          </table:table-cell>
          <table:table-cell office:value-type="float" office:value="-0.742912708657546" calcext:value-type="float">
            <text:p>-0.742912708657546</text:p>
          </table:table-cell>
          <table:table-cell office:value-type="float" office:value="0.298871549084253" calcext:value-type="float">
            <text:p>0.298871549084253</text:p>
          </table:table-cell>
        </table:table-row>
        <table:table-row table:style-name="ro1">
          <table:table-cell office:value-type="string" calcext:value-type="string">
            <text:p>sll1158</text:p>
          </table:table-cell>
          <table:table-cell office:value-type="float" office:value="0.288944919439825" calcext:value-type="float">
            <text:p>0.288944919439825</text:p>
          </table:table-cell>
          <table:table-cell office:value-type="float" office:value="-0.0101551507808577" calcext:value-type="float">
            <text:p>-0.0101551507808577</text:p>
          </table:table-cell>
          <table:table-cell office:value-type="float" office:value="0.299100070220683" calcext:value-type="float">
            <text:p>0.299100070220683</text:p>
          </table:table-cell>
        </table:table-row>
        <table:table-row table:style-name="ro1">
          <table:table-cell office:value-type="string" calcext:value-type="string">
            <text:p>sll0408</text:p>
          </table:table-cell>
          <table:table-cell office:value-type="float" office:value="-0.00810728861385522" calcext:value-type="float">
            <text:p>-0.00810728861385522</text:p>
          </table:table-cell>
          <table:table-cell office:value-type="float" office:value="-0.307689054278946" calcext:value-type="float">
            <text:p>-0.307689054278946</text:p>
          </table:table-cell>
          <table:table-cell office:value-type="float" office:value="0.299581765665091" calcext:value-type="float">
            <text:p>0.299581765665091</text:p>
          </table:table-cell>
        </table:table-row>
        <table:table-row table:style-name="ro1">
          <table:table-cell office:value-type="string" calcext:value-type="string">
            <text:p>slr0645</text:p>
          </table:table-cell>
          <table:table-cell office:value-type="float" office:value="-0.311118359233199" calcext:value-type="float">
            <text:p>-0.311118359233199</text:p>
          </table:table-cell>
          <table:table-cell office:value-type="float" office:value="-0.611613054962916" calcext:value-type="float">
            <text:p>-0.611613054962916</text:p>
          </table:table-cell>
          <table:table-cell office:value-type="float" office:value="0.300494695729717" calcext:value-type="float">
            <text:p>0.300494695729717</text:p>
          </table:table-cell>
        </table:table-row>
        <table:table-row table:style-name="ro1">
          <table:table-cell office:value-type="string" calcext:value-type="string">
            <text:p>slr1423</text:p>
          </table:table-cell>
          <table:table-cell office:value-type="float" office:value="-0.806866368752128" calcext:value-type="float">
            <text:p>-0.806866368752128</text:p>
          </table:table-cell>
          <table:table-cell office:value-type="float" office:value="-1.10807182195414" calcext:value-type="float">
            <text:p>-1.10807182195414</text:p>
          </table:table-cell>
          <table:table-cell office:value-type="float" office:value="0.301205453202009" calcext:value-type="float">
            <text:p>0.301205453202009</text:p>
          </table:table-cell>
        </table:table-row>
        <table:table-row table:style-name="ro1">
          <table:table-cell office:value-type="string" calcext:value-type="string">
            <text:p>slr0328</text:p>
          </table:table-cell>
          <table:table-cell office:value-type="float" office:value="0.330256942070445" calcext:value-type="float">
            <text:p>0.330256942070445</text:p>
          </table:table-cell>
          <table:table-cell office:value-type="float" office:value="0.028875199320471" calcext:value-type="float">
            <text:p>0.028875199320471</text:p>
          </table:table-cell>
          <table:table-cell office:value-type="float" office:value="0.301381742749974" calcext:value-type="float">
            <text:p>0.301381742749974</text:p>
          </table:table-cell>
        </table:table-row>
        <table:table-row table:style-name="ro1">
          <table:table-cell office:value-type="string" calcext:value-type="string">
            <text:p>ssr2551</text:p>
          </table:table-cell>
          <table:table-cell office:value-type="float" office:value="0.303696273452817" calcext:value-type="float">
            <text:p>0.303696273452817</text:p>
          </table:table-cell>
          <table:table-cell office:value-type="float" office:value="0.00201258235733033" calcext:value-type="float">
            <text:p>0.00201258235733033</text:p>
          </table:table-cell>
          <table:table-cell office:value-type="float" office:value="0.301683691095487" calcext:value-type="float">
            <text:p>0.301683691095487</text:p>
          </table:table-cell>
        </table:table-row>
        <table:table-row table:style-name="ro1">
          <table:table-cell office:value-type="string" calcext:value-type="string">
            <text:p>slr0244</text:p>
          </table:table-cell>
          <table:table-cell office:value-type="float" office:value="-0.0532258764001783" calcext:value-type="float">
            <text:p>-0.0532258764001783</text:p>
          </table:table-cell>
          <table:table-cell office:value-type="float" office:value="-0.354957703435703" calcext:value-type="float">
            <text:p>-0.354957703435703</text:p>
          </table:table-cell>
          <table:table-cell office:value-type="float" office:value="0.301731827035524" calcext:value-type="float">
            <text:p>0.301731827035524</text:p>
          </table:table-cell>
        </table:table-row>
        <table:table-row table:style-name="ro1">
          <table:table-cell office:value-type="string" calcext:value-type="string">
            <text:p>sll1229</text:p>
          </table:table-cell>
          <table:table-cell office:value-type="float" office:value="0.11554356999495" calcext:value-type="float">
            <text:p>0.11554356999495</text:p>
          </table:table-cell>
          <table:table-cell office:value-type="float" office:value="-0.186742795157809" calcext:value-type="float">
            <text:p>-0.186742795157809</text:p>
          </table:table-cell>
          <table:table-cell office:value-type="float" office:value="0.302286365152759" calcext:value-type="float">
            <text:p>0.302286365152759</text:p>
          </table:table-cell>
        </table:table-row>
        <table:table-row table:style-name="ro1">
          <table:table-cell office:value-type="string" calcext:value-type="string">
            <text:p>slr0800</text:p>
          </table:table-cell>
          <table:table-cell office:value-type="float" office:value="0.323362481897781" calcext:value-type="float">
            <text:p>0.323362481897781</text:p>
          </table:table-cell>
          <table:table-cell office:value-type="float" office:value="0.020900747068774" calcext:value-type="float">
            <text:p>0.020900747068774</text:p>
          </table:table-cell>
          <table:table-cell office:value-type="float" office:value="0.302461734829007" calcext:value-type="float">
            <text:p>0.302461734829007</text:p>
          </table:table-cell>
        </table:table-row>
        <table:table-row table:style-name="ro1">
          <table:table-cell office:value-type="string" calcext:value-type="string">
            <text:p>sll1001</text:p>
          </table:table-cell>
          <table:table-cell office:value-type="float" office:value="-0.130832658701654" calcext:value-type="float">
            <text:p>-0.130832658701654</text:p>
          </table:table-cell>
          <table:table-cell office:value-type="float" office:value="-0.433402415399629" calcext:value-type="float">
            <text:p>-0.433402415399629</text:p>
          </table:table-cell>
          <table:table-cell office:value-type="float" office:value="0.302569756697975" calcext:value-type="float">
            <text:p>0.302569756697975</text:p>
          </table:table-cell>
        </table:table-row>
        <table:table-row table:style-name="ro1">
          <table:table-cell office:value-type="string" calcext:value-type="string">
            <text:p>ssl0438</text:p>
          </table:table-cell>
          <table:table-cell office:value-type="float" office:value="0.152831112524736" calcext:value-type="float">
            <text:p>0.152831112524736</text:p>
          </table:table-cell>
          <table:table-cell office:value-type="float" office:value="-0.150181627485458" calcext:value-type="float">
            <text:p>-0.150181627485458</text:p>
          </table:table-cell>
          <table:table-cell office:value-type="float" office:value="0.303012740010194" calcext:value-type="float">
            <text:p>0.303012740010194</text:p>
          </table:table-cell>
        </table:table-row>
        <table:table-row table:style-name="ro1">
          <table:table-cell office:value-type="string" calcext:value-type="string">
            <text:p>sll0596</text:p>
          </table:table-cell>
          <table:table-cell office:value-type="float" office:value="0.210549470423465" calcext:value-type="float">
            <text:p>0.210549470423465</text:p>
          </table:table-cell>
          <table:table-cell office:value-type="float" office:value="-0.092697314925297" calcext:value-type="float">
            <text:p>-0.092697314925297</text:p>
          </table:table-cell>
          <table:table-cell office:value-type="float" office:value="0.303246785348762" calcext:value-type="float">
            <text:p>0.303246785348762</text:p>
          </table:table-cell>
        </table:table-row>
        <table:table-row table:style-name="ro1">
          <table:table-cell office:value-type="string" calcext:value-type="string">
            <text:p>sll5069</text:p>
          </table:table-cell>
          <table:table-cell office:value-type="float" office:value="-0.607726665120519" calcext:value-type="float">
            <text:p>-0.607726665120519</text:p>
          </table:table-cell>
          <table:table-cell office:value-type="float" office:value="-0.912979974406229" calcext:value-type="float">
            <text:p>-0.912979974406229</text:p>
          </table:table-cell>
          <table:table-cell office:value-type="float" office:value="0.30525330928571" calcext:value-type="float">
            <text:p>0.30525330928571</text:p>
          </table:table-cell>
        </table:table-row>
        <table:table-row table:style-name="ro1">
          <table:table-cell office:value-type="string" calcext:value-type="string">
            <text:p>sll1129</text:p>
          </table:table-cell>
          <table:table-cell office:value-type="float" office:value="0.124015404716012" calcext:value-type="float">
            <text:p>0.124015404716012</text:p>
          </table:table-cell>
          <table:table-cell office:value-type="float" office:value="-0.182818409238332" calcext:value-type="float">
            <text:p>-0.182818409238332</text:p>
          </table:table-cell>
          <table:table-cell office:value-type="float" office:value="0.306833813954344" calcext:value-type="float">
            <text:p>0.306833813954344</text:p>
          </table:table-cell>
        </table:table-row>
        <table:table-row table:style-name="ro1">
          <table:table-cell office:value-type="string" calcext:value-type="string">
            <text:p>slr1557</text:p>
          </table:table-cell>
          <table:table-cell office:value-type="float" office:value="0.0393577243194217" calcext:value-type="float">
            <text:p>0.0393577243194217</text:p>
          </table:table-cell>
          <table:table-cell office:value-type="float" office:value="-0.267524056597782" calcext:value-type="float">
            <text:p>-0.267524056597782</text:p>
          </table:table-cell>
          <table:table-cell office:value-type="float" office:value="0.306881780917204" calcext:value-type="float">
            <text:p>0.306881780917204</text:p>
          </table:table-cell>
        </table:table-row>
        <table:table-row table:style-name="ro1">
          <table:table-cell office:value-type="string" calcext:value-type="string">
            <text:p>slr1626</text:p>
          </table:table-cell>
          <table:table-cell office:value-type="float" office:value="0.225938906806354" calcext:value-type="float">
            <text:p>0.225938906806354</text:p>
          </table:table-cell>
          <table:table-cell office:value-type="float" office:value="-0.0818066535456808" calcext:value-type="float">
            <text:p>-0.0818066535456808</text:p>
          </table:table-cell>
          <table:table-cell office:value-type="float" office:value="0.307745560352035" calcext:value-type="float">
            <text:p>0.307745560352035</text:p>
          </table:table-cell>
        </table:table-row>
        <table:table-row table:style-name="ro1">
          <table:table-cell office:value-type="string" calcext:value-type="string">
            <text:p>slr1706</text:p>
          </table:table-cell>
          <table:table-cell office:value-type="float" office:value="0.790738691547417" calcext:value-type="float">
            <text:p>0.790738691547417</text:p>
          </table:table-cell>
          <table:table-cell office:value-type="float" office:value="0.482975182352904" calcext:value-type="float">
            <text:p>0.482975182352904</text:p>
          </table:table-cell>
          <table:table-cell office:value-type="float" office:value="0.307763509194513" calcext:value-type="float">
            <text:p>0.307763509194513</text:p>
          </table:table-cell>
        </table:table-row>
        <table:table-row table:style-name="ro1">
          <table:table-cell office:value-type="string" calcext:value-type="string">
            <text:p>sll1898</text:p>
          </table:table-cell>
          <table:table-cell office:value-type="float" office:value="0.168147617205375" calcext:value-type="float">
            <text:p>0.168147617205375</text:p>
          </table:table-cell>
          <table:table-cell office:value-type="float" office:value="-0.140690246818511" calcext:value-type="float">
            <text:p>-0.140690246818511</text:p>
          </table:table-cell>
          <table:table-cell office:value-type="float" office:value="0.308837864023886" calcext:value-type="float">
            <text:p>0.308837864023886</text:p>
          </table:table-cell>
        </table:table-row>
        <table:table-row table:style-name="ro1">
          <table:table-cell office:value-type="string" calcext:value-type="string">
            <text:p>sll0300</text:p>
          </table:table-cell>
          <table:table-cell office:value-type="float" office:value="0.42247885542141" calcext:value-type="float">
            <text:p>0.42247885542141</text:p>
          </table:table-cell>
          <table:table-cell office:value-type="float" office:value="0.11189904813864" calcext:value-type="float">
            <text:p>0.11189904813864</text:p>
          </table:table-cell>
          <table:table-cell office:value-type="float" office:value="0.31057980728277" calcext:value-type="float">
            <text:p>0.31057980728277</text:p>
          </table:table-cell>
        </table:table-row>
        <table:table-row table:style-name="ro1">
          <table:table-cell office:value-type="string" calcext:value-type="string">
            <text:p>ssl5068</text:p>
          </table:table-cell>
          <table:table-cell office:value-type="float" office:value="-0.0354701870881054" calcext:value-type="float">
            <text:p>-0.0354701870881054</text:p>
          </table:table-cell>
          <table:table-cell office:value-type="float" office:value="-0.3475383839561" calcext:value-type="float">
            <text:p>-0.3475383839561</text:p>
          </table:table-cell>
          <table:table-cell office:value-type="float" office:value="0.312068196867995" calcext:value-type="float">
            <text:p>0.312068196867995</text:p>
          </table:table-cell>
        </table:table-row>
        <table:table-row table:style-name="ro1">
          <table:table-cell office:value-type="string" calcext:value-type="string">
            <text:p>sll0775</text:p>
          </table:table-cell>
          <table:table-cell office:value-type="float" office:value="0.295366783796651" calcext:value-type="float">
            <text:p>0.295366783796651</text:p>
          </table:table-cell>
          <table:table-cell office:value-type="float" office:value="-0.0169861556553116" calcext:value-type="float">
            <text:p>-0.0169861556553116</text:p>
          </table:table-cell>
          <table:table-cell office:value-type="float" office:value="0.312352939451962" calcext:value-type="float">
            <text:p>0.312352939451962</text:p>
          </table:table-cell>
        </table:table-row>
        <table:table-row table:style-name="ro1">
          <table:table-cell office:value-type="string" calcext:value-type="string">
            <text:p>slr0418</text:p>
          </table:table-cell>
          <table:table-cell office:value-type="float" office:value="0.520685075700852" calcext:value-type="float">
            <text:p>0.520685075700852</text:p>
          </table:table-cell>
          <table:table-cell office:value-type="float" office:value="0.207751956755974" calcext:value-type="float">
            <text:p>0.207751956755974</text:p>
          </table:table-cell>
          <table:table-cell office:value-type="float" office:value="0.312933118944878" calcext:value-type="float">
            <text:p>0.312933118944878</text:p>
          </table:table-cell>
        </table:table-row>
        <table:table-row table:style-name="ro1">
          <table:table-cell office:value-type="string" calcext:value-type="string">
            <text:p>slr1176</text:p>
          </table:table-cell>
          <table:table-cell office:value-type="float" office:value="0.838265441199977" calcext:value-type="float">
            <text:p>0.838265441199977</text:p>
          </table:table-cell>
          <table:table-cell office:value-type="float" office:value="0.524567791815319" calcext:value-type="float">
            <text:p>0.524567791815319</text:p>
          </table:table-cell>
          <table:table-cell office:value-type="float" office:value="0.313697649384658" calcext:value-type="float">
            <text:p>0.313697649384658</text:p>
          </table:table-cell>
        </table:table-row>
        <table:table-row table:style-name="ro1">
          <table:table-cell office:value-type="string" calcext:value-type="string">
            <text:p>sll1304</text:p>
          </table:table-cell>
          <table:table-cell office:value-type="float" office:value="0.155926525444078" calcext:value-type="float">
            <text:p>0.155926525444078</text:p>
          </table:table-cell>
          <table:table-cell office:value-type="float" office:value="-0.158387402477981" calcext:value-type="float">
            <text:p>-0.158387402477981</text:p>
          </table:table-cell>
          <table:table-cell office:value-type="float" office:value="0.31431392792206" calcext:value-type="float">
            <text:p>0.31431392792206</text:p>
          </table:table-cell>
        </table:table-row>
        <table:table-row table:style-name="ro1">
          <table:table-cell office:value-type="string" calcext:value-type="string">
            <text:p>slr1710</text:p>
          </table:table-cell>
          <table:table-cell office:value-type="float" office:value="0.259030919211041" calcext:value-type="float">
            <text:p>0.259030919211041</text:p>
          </table:table-cell>
          <table:table-cell office:value-type="float" office:value="-0.0558880662086885" calcext:value-type="float">
            <text:p>-0.0558880662086885</text:p>
          </table:table-cell>
          <table:table-cell office:value-type="float" office:value="0.314918985419729" calcext:value-type="float">
            <text:p>0.314918985419729</text:p>
          </table:table-cell>
        </table:table-row>
        <table:table-row table:style-name="ro1">
          <table:table-cell office:value-type="string" calcext:value-type="string">
            <text:p>slr0525</text:p>
          </table:table-cell>
          <table:table-cell office:value-type="float" office:value="-1.37652713549358" calcext:value-type="float">
            <text:p>-1.37652713549358</text:p>
          </table:table-cell>
          <table:table-cell office:value-type="float" office:value="-1.6925378816139" calcext:value-type="float">
            <text:p>-1.6925378816139</text:p>
          </table:table-cell>
          <table:table-cell office:value-type="float" office:value="0.316010746120323" calcext:value-type="float">
            <text:p>0.316010746120323</text:p>
          </table:table-cell>
        </table:table-row>
        <table:table-row table:style-name="ro1">
          <table:table-cell office:value-type="string" calcext:value-type="string">
            <text:p>slr0184</text:p>
          </table:table-cell>
          <table:table-cell office:value-type="float" office:value="-0.628763834009646" calcext:value-type="float">
            <text:p>-0.628763834009646</text:p>
          </table:table-cell>
          <table:table-cell office:value-type="float" office:value="-0.944782671252135" calcext:value-type="float">
            <text:p>-0.944782671252135</text:p>
          </table:table-cell>
          <table:table-cell office:value-type="float" office:value="0.316018837242489" calcext:value-type="float">
            <text:p>0.316018837242489</text:p>
          </table:table-cell>
        </table:table-row>
        <table:table-row table:style-name="ro1">
          <table:table-cell office:value-type="string" calcext:value-type="string">
            <text:p>slr2108</text:p>
          </table:table-cell>
          <table:table-cell office:value-type="float" office:value="-0.0285227411631092" calcext:value-type="float">
            <text:p>-0.0285227411631092</text:p>
          </table:table-cell>
          <table:table-cell office:value-type="float" office:value="-0.345394545083853" calcext:value-type="float">
            <text:p>-0.345394545083853</text:p>
          </table:table-cell>
          <table:table-cell office:value-type="float" office:value="0.316871803920744" calcext:value-type="float">
            <text:p>0.316871803920744</text:p>
          </table:table-cell>
        </table:table-row>
        <table:table-row table:style-name="ro1">
          <table:table-cell office:value-type="string" calcext:value-type="string">
            <text:p>slr1115</text:p>
          </table:table-cell>
          <table:table-cell office:value-type="float" office:value="0.0681878960633761" calcext:value-type="float">
            <text:p>0.0681878960633761</text:p>
          </table:table-cell>
          <table:table-cell office:value-type="float" office:value="-0.249921326185719" calcext:value-type="float">
            <text:p>-0.249921326185719</text:p>
          </table:table-cell>
          <table:table-cell office:value-type="float" office:value="0.318109222249095" calcext:value-type="float">
            <text:p>0.318109222249095</text:p>
          </table:table-cell>
        </table:table-row>
        <table:table-row table:style-name="ro1">
          <table:table-cell office:value-type="string" calcext:value-type="string">
            <text:p>slr0678</text:p>
          </table:table-cell>
          <table:table-cell office:value-type="float" office:value="0.174607112846926" calcext:value-type="float">
            <text:p>0.174607112846926</text:p>
          </table:table-cell>
          <table:table-cell office:value-type="float" office:value="-0.143637926161882" calcext:value-type="float">
            <text:p>-0.143637926161882</text:p>
          </table:table-cell>
          <table:table-cell office:value-type="float" office:value="0.318245039008809" calcext:value-type="float">
            <text:p>0.318245039008809</text:p>
          </table:table-cell>
        </table:table-row>
        <table:table-row table:style-name="ro1">
          <table:table-cell office:value-type="string" calcext:value-type="string">
            <text:p>slr0836</text:p>
          </table:table-cell>
          <table:table-cell office:value-type="float" office:value="0.0638835713588441" calcext:value-type="float">
            <text:p>0.0638835713588441</text:p>
          </table:table-cell>
          <table:table-cell office:value-type="float" office:value="-0.255161069648883" calcext:value-type="float">
            <text:p>-0.255161069648883</text:p>
          </table:table-cell>
          <table:table-cell office:value-type="float" office:value="0.319044641007727" calcext:value-type="float">
            <text:p>0.319044641007727</text:p>
          </table:table-cell>
        </table:table-row>
        <table:table-row table:style-name="ro1">
          <table:table-cell office:value-type="string" calcext:value-type="string">
            <text:p>slr1260</text:p>
          </table:table-cell>
          <table:table-cell office:value-type="float" office:value="0.107462195568133" calcext:value-type="float">
            <text:p>0.107462195568133</text:p>
          </table:table-cell>
          <table:table-cell office:value-type="float" office:value="-0.211740485532998" calcext:value-type="float">
            <text:p>-0.211740485532998</text:p>
          </table:table-cell>
          <table:table-cell office:value-type="float" office:value="0.319202681101131" calcext:value-type="float">
            <text:p>0.319202681101131</text:p>
          </table:table-cell>
        </table:table-row>
        <table:table-row table:style-name="ro1">
          <table:table-cell office:value-type="string" calcext:value-type="string">
            <text:p>slr1649</text:p>
          </table:table-cell>
          <table:table-cell office:value-type="float" office:value="0.101671856945118" calcext:value-type="float">
            <text:p>0.101671856945118</text:p>
          </table:table-cell>
          <table:table-cell office:value-type="float" office:value="-0.217532354987661" calcext:value-type="float">
            <text:p>-0.217532354987661</text:p>
          </table:table-cell>
          <table:table-cell office:value-type="float" office:value="0.319204211932779" calcext:value-type="float">
            <text:p>0.319204211932779</text:p>
          </table:table-cell>
        </table:table-row>
        <table:table-row table:style-name="ro1">
          <table:table-cell office:value-type="string" calcext:value-type="string">
            <text:p>slr1565</text:p>
          </table:table-cell>
          <table:table-cell office:value-type="float" office:value="-0.341946131516511" calcext:value-type="float">
            <text:p>-0.341946131516511</text:p>
          </table:table-cell>
          <table:table-cell office:value-type="float" office:value="-0.662013286897187" calcext:value-type="float">
            <text:p>-0.662013286897187</text:p>
          </table:table-cell>
          <table:table-cell office:value-type="float" office:value="0.320067155380676" calcext:value-type="float">
            <text:p>0.320067155380676</text:p>
          </table:table-cell>
        </table:table-row>
        <table:table-row table:style-name="ro1">
          <table:table-cell office:value-type="string" calcext:value-type="string">
            <text:p>sll0888</text:p>
          </table:table-cell>
          <table:table-cell office:value-type="float" office:value="-0.884162098970841" calcext:value-type="float">
            <text:p>-0.884162098970841</text:p>
          </table:table-cell>
          <table:table-cell office:value-type="float" office:value="-1.20458018028433" calcext:value-type="float">
            <text:p>-1.20458018028433</text:p>
          </table:table-cell>
          <table:table-cell office:value-type="float" office:value="0.320418081313491" calcext:value-type="float">
            <text:p>0.320418081313491</text:p>
          </table:table-cell>
        </table:table-row>
        <table:table-row table:style-name="ro1">
          <table:table-cell office:value-type="string" calcext:value-type="string">
            <text:p>slr0038</text:p>
          </table:table-cell>
          <table:table-cell office:value-type="float" office:value="-0.704598222306266" calcext:value-type="float">
            <text:p>-0.704598222306266</text:p>
          </table:table-cell>
          <table:table-cell office:value-type="float" office:value="-1.02536176768185" calcext:value-type="float">
            <text:p>-1.02536176768185</text:p>
          </table:table-cell>
          <table:table-cell office:value-type="float" office:value="0.320763545375587" calcext:value-type="float">
            <text:p>0.320763545375587</text:p>
          </table:table-cell>
        </table:table-row>
        <table:table-row table:style-name="ro1">
          <table:table-cell office:value-type="string" calcext:value-type="string">
            <text:p>sll0544</text:p>
          </table:table-cell>
          <table:table-cell office:value-type="float" office:value="-0.755109766939871" calcext:value-type="float">
            <text:p>-0.755109766939871</text:p>
          </table:table-cell>
          <table:table-cell office:value-type="float" office:value="-1.07835100771307" calcext:value-type="float">
            <text:p>-1.07835100771307</text:p>
          </table:table-cell>
          <table:table-cell office:value-type="float" office:value="0.323241240773197" calcext:value-type="float">
            <text:p>0.323241240773197</text:p>
          </table:table-cell>
        </table:table-row>
        <table:table-row table:style-name="ro1">
          <table:table-cell office:value-type="string" calcext:value-type="string">
            <text:p>sll0932</text:p>
          </table:table-cell>
          <table:table-cell office:value-type="float" office:value="-0.15389188513149" calcext:value-type="float">
            <text:p>-0.15389188513149</text:p>
          </table:table-cell>
          <table:table-cell office:value-type="float" office:value="-0.479415405039126" calcext:value-type="float">
            <text:p>-0.479415405039126</text:p>
          </table:table-cell>
          <table:table-cell office:value-type="float" office:value="0.325523519907635" calcext:value-type="float">
            <text:p>0.325523519907635</text:p>
          </table:table-cell>
        </table:table-row>
        <table:table-row table:style-name="ro1">
          <table:table-cell office:value-type="string" calcext:value-type="string">
            <text:p>sll1228</text:p>
          </table:table-cell>
          <table:table-cell office:value-type="float" office:value="0.290379518659191" calcext:value-type="float">
            <text:p>0.290379518659191</text:p>
          </table:table-cell>
          <table:table-cell office:value-type="float" office:value="-0.0359372328004058" calcext:value-type="float">
            <text:p>-0.0359372328004058</text:p>
          </table:table-cell>
          <table:table-cell office:value-type="float" office:value="0.326316751459597" calcext:value-type="float">
            <text:p>0.326316751459597</text:p>
          </table:table-cell>
        </table:table-row>
        <table:table-row table:style-name="ro1">
          <table:table-cell office:value-type="string" calcext:value-type="string">
            <text:p>slr0355</text:p>
          </table:table-cell>
          <table:table-cell office:value-type="float" office:value="0.0406196523797204" calcext:value-type="float">
            <text:p>0.0406196523797204</text:p>
          </table:table-cell>
          <table:table-cell office:value-type="float" office:value="-0.285824901500756" calcext:value-type="float">
            <text:p>-0.285824901500756</text:p>
          </table:table-cell>
          <table:table-cell office:value-type="float" office:value="0.326444553880477" calcext:value-type="float">
            <text:p>0.326444553880477</text:p>
          </table:table-cell>
        </table:table-row>
        <table:table-row table:style-name="ro1">
          <table:table-cell office:value-type="string" calcext:value-type="string">
            <text:p>ssl2245</text:p>
          </table:table-cell>
          <table:table-cell office:value-type="float" office:value="0.0679831412607225" calcext:value-type="float">
            <text:p>0.0679831412607225</text:p>
          </table:table-cell>
          <table:table-cell office:value-type="float" office:value="-0.259133610612318" calcext:value-type="float">
            <text:p>-0.259133610612318</text:p>
          </table:table-cell>
          <table:table-cell office:value-type="float" office:value="0.32711675187304" calcext:value-type="float">
            <text:p>0.32711675187304</text:p>
          </table:table-cell>
        </table:table-row>
        <table:table-row table:style-name="ro1">
          <table:table-cell office:value-type="string" calcext:value-type="string">
            <text:p>slr0779</text:p>
          </table:table-cell>
          <table:table-cell office:value-type="float" office:value="0.301632332374623" calcext:value-type="float">
            <text:p>0.301632332374623</text:p>
          </table:table-cell>
          <table:table-cell office:value-type="float" office:value="-0.0256183147890879" calcext:value-type="float">
            <text:p>-0.0256183147890879</text:p>
          </table:table-cell>
          <table:table-cell office:value-type="float" office:value="0.327250647163711" calcext:value-type="float">
            <text:p>0.327250647163711</text:p>
          </table:table-cell>
        </table:table-row>
        <table:table-row table:style-name="ro1">
          <table:table-cell office:value-type="string" calcext:value-type="string">
            <text:p>sll1629</text:p>
          </table:table-cell>
          <table:table-cell office:value-type="float" office:value="0.193236357320348" calcext:value-type="float">
            <text:p>0.193236357320348</text:p>
          </table:table-cell>
          <table:table-cell office:value-type="float" office:value="-0.134939563083217" calcext:value-type="float">
            <text:p>-0.134939563083217</text:p>
          </table:table-cell>
          <table:table-cell office:value-type="float" office:value="0.328175920403565" calcext:value-type="float">
            <text:p>0.328175920403565</text:p>
          </table:table-cell>
        </table:table-row>
        <table:table-row table:style-name="ro1">
          <table:table-cell office:value-type="string" calcext:value-type="string">
            <text:p>sll0094</text:p>
          </table:table-cell>
          <table:table-cell office:value-type="float" office:value="0.229528520992205" calcext:value-type="float">
            <text:p>0.229528520992205</text:p>
          </table:table-cell>
          <table:table-cell office:value-type="float" office:value="-0.0990654836950955" calcext:value-type="float">
            <text:p>-0.0990654836950955</text:p>
          </table:table-cell>
          <table:table-cell office:value-type="float" office:value="0.3285940046873" calcext:value-type="float">
            <text:p>0.3285940046873</text:p>
          </table:table-cell>
        </table:table-row>
        <table:table-row table:style-name="ro1">
          <table:table-cell office:value-type="string" calcext:value-type="string">
            <text:p>slr0880</text:p>
          </table:table-cell>
          <table:table-cell office:value-type="float" office:value="0.260055407500609" calcext:value-type="float">
            <text:p>0.260055407500609</text:p>
          </table:table-cell>
          <table:table-cell office:value-type="float" office:value="-0.0693314735477787" calcext:value-type="float">
            <text:p>-0.0693314735477787</text:p>
          </table:table-cell>
          <table:table-cell office:value-type="float" office:value="0.329386881048387" calcext:value-type="float">
            <text:p>0.329386881048387</text:p>
          </table:table-cell>
        </table:table-row>
        <table:table-row table:style-name="ro1">
          <table:table-cell office:value-type="string" calcext:value-type="string">
            <text:p>sll0860</text:p>
          </table:table-cell>
          <table:table-cell office:value-type="float" office:value="0.0971047732555942" calcext:value-type="float">
            <text:p>0.0971047732555942</text:p>
          </table:table-cell>
          <table:table-cell office:value-type="float" office:value="-0.23229967879998" calcext:value-type="float">
            <text:p>-0.23229967879998</text:p>
          </table:table-cell>
          <table:table-cell office:value-type="float" office:value="0.329404452055575" calcext:value-type="float">
            <text:p>0.329404452055575</text:p>
          </table:table-cell>
        </table:table-row>
        <table:table-row table:style-name="ro1">
          <table:table-cell office:value-type="string" calcext:value-type="string">
            <text:p>sll0488</text:p>
          </table:table-cell>
          <table:table-cell office:value-type="float" office:value="-1.5428731825275" calcext:value-type="float">
            <text:p>-1.5428731825275</text:p>
          </table:table-cell>
          <table:table-cell office:value-type="float" office:value="-1.87246190419838" calcext:value-type="float">
            <text:p>-1.87246190419838</text:p>
          </table:table-cell>
          <table:table-cell office:value-type="float" office:value="0.32958872167088" calcext:value-type="float">
            <text:p>0.32958872167088</text:p>
          </table:table-cell>
        </table:table-row>
        <table:table-row table:style-name="ro1">
          <table:table-cell office:value-type="string" calcext:value-type="string">
            <text:p>slr6107</text:p>
          </table:table-cell>
          <table:table-cell office:value-type="float" office:value="-1.23068773530589" calcext:value-type="float">
            <text:p>-1.23068773530589</text:p>
          </table:table-cell>
          <table:table-cell office:value-type="float" office:value="-1.56062108659448" calcext:value-type="float">
            <text:p>-1.56062108659448</text:p>
          </table:table-cell>
          <table:table-cell office:value-type="float" office:value="0.329933351288592" calcext:value-type="float">
            <text:p>0.329933351288592</text:p>
          </table:table-cell>
        </table:table-row>
        <table:table-row table:style-name="ro1">
          <table:table-cell office:value-type="string" calcext:value-type="string">
            <text:p>slr0551</text:p>
          </table:table-cell>
          <table:table-cell office:value-type="float" office:value="-0.43684910531829" calcext:value-type="float">
            <text:p>-0.43684910531829</text:p>
          </table:table-cell>
          <table:table-cell office:value-type="float" office:value="-0.768027429201562" calcext:value-type="float">
            <text:p>-0.768027429201562</text:p>
          </table:table-cell>
          <table:table-cell office:value-type="float" office:value="0.331178323883271" calcext:value-type="float">
            <text:p>0.331178323883271</text:p>
          </table:table-cell>
        </table:table-row>
        <table:table-row table:style-name="ro1">
          <table:table-cell office:value-type="string" calcext:value-type="string">
            <text:p>slr0597</text:p>
          </table:table-cell>
          <table:table-cell office:value-type="float" office:value="-0.340031305868274" calcext:value-type="float">
            <text:p>-0.340031305868274</text:p>
          </table:table-cell>
          <table:table-cell office:value-type="float" office:value="-0.672050925146727" calcext:value-type="float">
            <text:p>-0.672050925146727</text:p>
          </table:table-cell>
          <table:table-cell office:value-type="float" office:value="0.332019619278453" calcext:value-type="float">
            <text:p>0.332019619278453</text:p>
          </table:table-cell>
        </table:table-row>
        <table:table-row table:style-name="ro1">
          <table:table-cell office:value-type="string" calcext:value-type="string">
            <text:p>slr0479</text:p>
          </table:table-cell>
          <table:table-cell office:value-type="float" office:value="0.116138788055468" calcext:value-type="float">
            <text:p>0.116138788055468</text:p>
          </table:table-cell>
          <table:table-cell office:value-type="float" office:value="-0.21647311139945" calcext:value-type="float">
            <text:p>-0.21647311139945</text:p>
          </table:table-cell>
          <table:table-cell office:value-type="float" office:value="0.332611899454918" calcext:value-type="float">
            <text:p>0.332611899454918</text:p>
          </table:table-cell>
        </table:table-row>
        <table:table-row table:style-name="ro1">
          <table:table-cell office:value-type="string" calcext:value-type="string">
            <text:p>slr0456</text:p>
          </table:table-cell>
          <table:table-cell office:value-type="float" office:value="0.200865992554204" calcext:value-type="float">
            <text:p>0.200865992554204</text:p>
          </table:table-cell>
          <table:table-cell office:value-type="float" office:value="-0.131816428936401" calcext:value-type="float">
            <text:p>-0.131816428936401</text:p>
          </table:table-cell>
          <table:table-cell office:value-type="float" office:value="0.332682421490604" calcext:value-type="float">
            <text:p>0.332682421490604</text:p>
          </table:table-cell>
        </table:table-row>
        <table:table-row table:style-name="ro1">
          <table:table-cell office:value-type="string" calcext:value-type="string">
            <text:p>sll1580</text:p>
          </table:table-cell>
          <table:table-cell office:value-type="float" office:value="0.0519674642544174" calcext:value-type="float">
            <text:p>0.0519674642544174</text:p>
          </table:table-cell>
          <table:table-cell office:value-type="float" office:value="-0.281734233217428" calcext:value-type="float">
            <text:p>-0.281734233217428</text:p>
          </table:table-cell>
          <table:table-cell office:value-type="float" office:value="0.333701697471846" calcext:value-type="float">
            <text:p>0.333701697471846</text:p>
          </table:table-cell>
        </table:table-row>
        <table:table-row table:style-name="ro1">
          <table:table-cell office:value-type="string" calcext:value-type="string">
            <text:p>slr1799</text:p>
          </table:table-cell>
          <table:table-cell office:value-type="float" office:value="0.958640037710408" calcext:value-type="float">
            <text:p>0.958640037710408</text:p>
          </table:table-cell>
          <table:table-cell office:value-type="float" office:value="0.623843232668303" calcext:value-type="float">
            <text:p>0.623843232668303</text:p>
          </table:table-cell>
          <table:table-cell office:value-type="float" office:value="0.334796805042105" calcext:value-type="float">
            <text:p>0.334796805042105</text:p>
          </table:table-cell>
        </table:table-row>
        <table:table-row table:style-name="ro1">
          <table:table-cell office:value-type="string" calcext:value-type="string">
            <text:p>sll1040</text:p>
          </table:table-cell>
          <table:table-cell office:value-type="float" office:value="0.265944728898459" calcext:value-type="float">
            <text:p>0.265944728898459</text:p>
          </table:table-cell>
          <table:table-cell office:value-type="float" office:value="-0.0688811204452756" calcext:value-type="float">
            <text:p>-0.0688811204452756</text:p>
          </table:table-cell>
          <table:table-cell office:value-type="float" office:value="0.334825849343734" calcext:value-type="float">
            <text:p>0.334825849343734</text:p>
          </table:table-cell>
        </table:table-row>
        <table:table-row table:style-name="ro1">
          <table:table-cell office:value-type="string" calcext:value-type="string">
            <text:p>sll0419</text:p>
          </table:table-cell>
          <table:table-cell office:value-type="float" office:value="0.0949373846225838" calcext:value-type="float">
            <text:p>0.0949373846225838</text:p>
          </table:table-cell>
          <table:table-cell office:value-type="float" office:value="-0.240011438662038" calcext:value-type="float">
            <text:p>-0.240011438662038</text:p>
          </table:table-cell>
          <table:table-cell office:value-type="float" office:value="0.334948823284622" calcext:value-type="float">
            <text:p>0.334948823284622</text:p>
          </table:table-cell>
        </table:table-row>
        <table:table-row table:style-name="ro1">
          <table:table-cell office:value-type="string" calcext:value-type="string">
            <text:p>sll0461</text:p>
          </table:table-cell>
          <table:table-cell office:value-type="float" office:value="0.0825695068778937" calcext:value-type="float">
            <text:p>0.0825695068778937</text:p>
          </table:table-cell>
          <table:table-cell office:value-type="float" office:value="-0.252648699887702" calcext:value-type="float">
            <text:p>-0.252648699887702</text:p>
          </table:table-cell>
          <table:table-cell office:value-type="float" office:value="0.335218206765596" calcext:value-type="float">
            <text:p>0.335218206765596</text:p>
          </table:table-cell>
        </table:table-row>
        <table:table-row table:style-name="ro1">
          <table:table-cell office:value-type="string" calcext:value-type="string">
            <text:p>slr8016</text:p>
          </table:table-cell>
          <table:table-cell office:value-type="float" office:value="0.131022301873481" calcext:value-type="float">
            <text:p>0.131022301873481</text:p>
          </table:table-cell>
          <table:table-cell office:value-type="float" office:value="-0.205136650147604" calcext:value-type="float">
            <text:p>-0.205136650147604</text:p>
          </table:table-cell>
          <table:table-cell office:value-type="float" office:value="0.336158952021085" calcext:value-type="float">
            <text:p>0.336158952021085</text:p>
          </table:table-cell>
        </table:table-row>
        <table:table-row table:style-name="ro1">
          <table:table-cell office:value-type="string" calcext:value-type="string">
            <text:p>slr0721</text:p>
          </table:table-cell>
          <table:table-cell office:value-type="float" office:value="0.419515530062971" calcext:value-type="float">
            <text:p>0.419515530062971</text:p>
          </table:table-cell>
          <table:table-cell office:value-type="float" office:value="0.0832626580985493" calcext:value-type="float">
            <text:p>0.0832626580985493</text:p>
          </table:table-cell>
          <table:table-cell office:value-type="float" office:value="0.336252871964422" calcext:value-type="float">
            <text:p>0.336252871964422</text:p>
          </table:table-cell>
        </table:table-row>
        <table:table-row table:style-name="ro1">
          <table:table-cell office:value-type="string" calcext:value-type="string">
            <text:p>slr1149</text:p>
          </table:table-cell>
          <table:table-cell office:value-type="float" office:value="0.0982292197395031" calcext:value-type="float">
            <text:p>0.0982292197395031</text:p>
          </table:table-cell>
          <table:table-cell office:value-type="float" office:value="-0.238750848328385" calcext:value-type="float">
            <text:p>-0.238750848328385</text:p>
          </table:table-cell>
          <table:table-cell office:value-type="float" office:value="0.336980068067888" calcext:value-type="float">
            <text:p>0.336980068067888</text:p>
          </table:table-cell>
        </table:table-row>
        <table:table-row table:style-name="ro1">
          <table:table-cell office:value-type="string" calcext:value-type="string">
            <text:p>sll1743</text:p>
          </table:table-cell>
          <table:table-cell office:value-type="float" office:value="-1.65804771981745" calcext:value-type="float">
            <text:p>-1.65804771981745</text:p>
          </table:table-cell>
          <table:table-cell office:value-type="float" office:value="-1.99539023446682" calcext:value-type="float">
            <text:p>-1.99539023446682</text:p>
          </table:table-cell>
          <table:table-cell office:value-type="float" office:value="0.337342514649373" calcext:value-type="float">
            <text:p>0.337342514649373</text:p>
          </table:table-cell>
        </table:table-row>
        <table:table-row table:style-name="ro1">
          <table:table-cell office:value-type="string" calcext:value-type="string">
            <text:p>slr0395</text:p>
          </table:table-cell>
          <table:table-cell office:value-type="float" office:value="0.310590639414645" calcext:value-type="float">
            <text:p>0.310590639414645</text:p>
          </table:table-cell>
          <table:table-cell office:value-type="float" office:value="-0.0269200730184386" calcext:value-type="float">
            <text:p>-0.0269200730184386</text:p>
          </table:table-cell>
          <table:table-cell office:value-type="float" office:value="0.337510712433084" calcext:value-type="float">
            <text:p>0.337510712433084</text:p>
          </table:table-cell>
        </table:table-row>
        <table:table-row table:style-name="ro1">
          <table:table-cell office:value-type="string" calcext:value-type="string">
            <text:p>sll1749</text:p>
          </table:table-cell>
          <table:table-cell office:value-type="float" office:value="0.356782683066803" calcext:value-type="float">
            <text:p>0.356782683066803</text:p>
          </table:table-cell>
          <table:table-cell office:value-type="float" office:value="0.0174271035328807" calcext:value-type="float">
            <text:p>0.0174271035328807</text:p>
          </table:table-cell>
          <table:table-cell office:value-type="float" office:value="0.339355579533922" calcext:value-type="float">
            <text:p>0.339355579533922</text:p>
          </table:table-cell>
        </table:table-row>
        <table:table-row table:style-name="ro1">
          <table:table-cell office:value-type="string" calcext:value-type="string">
            <text:p>sll1414</text:p>
          </table:table-cell>
          <table:table-cell office:value-type="float" office:value="-0.142688178581991" calcext:value-type="float">
            <text:p>-0.142688178581991</text:p>
          </table:table-cell>
          <table:table-cell office:value-type="float" office:value="-0.483444174230939" calcext:value-type="float">
            <text:p>-0.483444174230939</text:p>
          </table:table-cell>
          <table:table-cell office:value-type="float" office:value="0.340755995648947" calcext:value-type="float">
            <text:p>0.340755995648947</text:p>
          </table:table-cell>
        </table:table-row>
        <table:table-row table:style-name="ro1">
          <table:table-cell office:value-type="string" calcext:value-type="string">
            <text:p>sll0027</text:p>
          </table:table-cell>
          <table:table-cell office:value-type="float" office:value="-0.0562618645101039" calcext:value-type="float">
            <text:p>-0.0562618645101039</text:p>
          </table:table-cell>
          <table:table-cell office:value-type="float" office:value="-0.397484505132677" calcext:value-type="float">
            <text:p>-0.397484505132677</text:p>
          </table:table-cell>
          <table:table-cell office:value-type="float" office:value="0.341222640622573" calcext:value-type="float">
            <text:p>0.341222640622573</text:p>
          </table:table-cell>
        </table:table-row>
        <table:table-row table:style-name="ro1">
          <table:table-cell office:value-type="string" calcext:value-type="string">
            <text:p>slr0628</text:p>
          </table:table-cell>
          <table:table-cell office:value-type="float" office:value="-1.66349883024805" calcext:value-type="float">
            <text:p>-1.66349883024805</text:p>
          </table:table-cell>
          <table:table-cell office:value-type="float" office:value="-2.0051263863653" calcext:value-type="float">
            <text:p>-2.0051263863653</text:p>
          </table:table-cell>
          <table:table-cell office:value-type="float" office:value="0.341627556117247" calcext:value-type="float">
            <text:p>0.341627556117247</text:p>
          </table:table-cell>
        </table:table-row>
        <table:table-row table:style-name="ro1">
          <table:table-cell office:value-type="string" calcext:value-type="string">
            <text:p>slr0940</text:p>
          </table:table-cell>
          <table:table-cell office:value-type="float" office:value="-0.0973440313461291" calcext:value-type="float">
            <text:p>-0.0973440313461291</text:p>
          </table:table-cell>
          <table:table-cell office:value-type="float" office:value="-0.441837184124887" calcext:value-type="float">
            <text:p>-0.441837184124887</text:p>
          </table:table-cell>
          <table:table-cell office:value-type="float" office:value="0.344493152778758" calcext:value-type="float">
            <text:p>0.344493152778758</text:p>
          </table:table-cell>
        </table:table-row>
        <table:table-row table:style-name="ro1">
          <table:table-cell office:value-type="string" calcext:value-type="string">
            <text:p>sll5036</text:p>
          </table:table-cell>
          <table:table-cell office:value-type="float" office:value="0.135063187356148" calcext:value-type="float">
            <text:p>0.135063187356148</text:p>
          </table:table-cell>
          <table:table-cell office:value-type="float" office:value="-0.20954682134732" calcext:value-type="float">
            <text:p>-0.20954682134732</text:p>
          </table:table-cell>
          <table:table-cell office:value-type="float" office:value="0.344610008703468" calcext:value-type="float">
            <text:p>0.344610008703468</text:p>
          </table:table-cell>
        </table:table-row>
        <table:table-row table:style-name="ro1">
          <table:table-cell office:value-type="string" calcext:value-type="string">
            <text:p>sll0993</text:p>
          </table:table-cell>
          <table:table-cell office:value-type="float" office:value="0.0838476791661497" calcext:value-type="float">
            <text:p>0.0838476791661497</text:p>
          </table:table-cell>
          <table:table-cell office:value-type="float" office:value="-0.261450390242535" calcext:value-type="float">
            <text:p>-0.261450390242535</text:p>
          </table:table-cell>
          <table:table-cell office:value-type="float" office:value="0.345298069408685" calcext:value-type="float">
            <text:p>0.345298069408685</text:p>
          </table:table-cell>
        </table:table-row>
        <table:table-row table:style-name="ro1">
          <table:table-cell office:value-type="string" calcext:value-type="string">
            <text:p>sll0225</text:p>
          </table:table-cell>
          <table:table-cell office:value-type="float" office:value="-0.208684895304204" calcext:value-type="float">
            <text:p>-0.208684895304204</text:p>
          </table:table-cell>
          <table:table-cell office:value-type="float" office:value="-0.55487342549944" calcext:value-type="float">
            <text:p>-0.55487342549944</text:p>
          </table:table-cell>
          <table:table-cell office:value-type="float" office:value="0.346188530195236" calcext:value-type="float">
            <text:p>0.346188530195236</text:p>
          </table:table-cell>
        </table:table-row>
        <table:table-row table:style-name="ro1">
          <table:table-cell office:value-type="string" calcext:value-type="string">
            <text:p>slr1855</text:p>
          </table:table-cell>
          <table:table-cell office:value-type="float" office:value="0.546957462065034" calcext:value-type="float">
            <text:p>0.546957462065034</text:p>
          </table:table-cell>
          <table:table-cell office:value-type="float" office:value="0.200370565751333" calcext:value-type="float">
            <text:p>0.200370565751333</text:p>
          </table:table-cell>
          <table:table-cell office:value-type="float" office:value="0.3465868963137" calcext:value-type="float">
            <text:p>0.3465868963137</text:p>
          </table:table-cell>
        </table:table-row>
        <table:table-row table:style-name="ro1">
          <table:table-cell office:value-type="string" calcext:value-type="string">
            <text:p>slr2033</text:p>
          </table:table-cell>
          <table:table-cell office:value-type="float" office:value="-0.48713339668115" calcext:value-type="float">
            <text:p>-0.48713339668115</text:p>
          </table:table-cell>
          <table:table-cell office:value-type="float" office:value="-0.833990583616109" calcext:value-type="float">
            <text:p>-0.833990583616109</text:p>
          </table:table-cell>
          <table:table-cell office:value-type="float" office:value="0.346857186934959" calcext:value-type="float">
            <text:p>0.346857186934959</text:p>
          </table:table-cell>
        </table:table-row>
        <table:table-row table:style-name="ro1">
          <table:table-cell office:value-type="string" calcext:value-type="string">
            <text:p>slr1927</text:p>
          </table:table-cell>
          <table:table-cell office:value-type="float" office:value="0.309200311224443" calcext:value-type="float">
            <text:p>0.309200311224443</text:p>
          </table:table-cell>
          <table:table-cell office:value-type="float" office:value="-0.0381851363266365" calcext:value-type="float">
            <text:p>-0.0381851363266365</text:p>
          </table:table-cell>
          <table:table-cell office:value-type="float" office:value="0.34738544755108" calcext:value-type="float">
            <text:p>0.34738544755108</text:p>
          </table:table-cell>
        </table:table-row>
        <table:table-row table:style-name="ro1">
          <table:table-cell office:value-type="string" calcext:value-type="string">
            <text:p>slr1332</text:p>
          </table:table-cell>
          <table:table-cell office:value-type="float" office:value="-0.0869343247437469" calcext:value-type="float">
            <text:p>-0.0869343247437469</text:p>
          </table:table-cell>
          <table:table-cell office:value-type="float" office:value="-0.434320399207721" calcext:value-type="float">
            <text:p>-0.434320399207721</text:p>
          </table:table-cell>
          <table:table-cell office:value-type="float" office:value="0.347386074463974" calcext:value-type="float">
            <text:p>0.347386074463974</text:p>
          </table:table-cell>
        </table:table-row>
        <table:table-row table:style-name="ro1">
          <table:table-cell office:value-type="string" calcext:value-type="string">
            <text:p>slr0953</text:p>
          </table:table-cell>
          <table:table-cell office:value-type="float" office:value="0.328541172828931" calcext:value-type="float">
            <text:p>0.328541172828931</text:p>
          </table:table-cell>
          <table:table-cell office:value-type="float" office:value="-0.0190416565754296" calcext:value-type="float">
            <text:p>-0.0190416565754296</text:p>
          </table:table-cell>
          <table:table-cell office:value-type="float" office:value="0.34758282940436" calcext:value-type="float">
            <text:p>0.34758282940436</text:p>
          </table:table-cell>
        </table:table-row>
        <table:table-row table:style-name="ro1">
          <table:table-cell office:value-type="string" calcext:value-type="string">
            <text:p>slr0150</text:p>
          </table:table-cell>
          <table:table-cell office:value-type="float" office:value="0.476703745709845" calcext:value-type="float">
            <text:p>0.476703745709845</text:p>
          </table:table-cell>
          <table:table-cell office:value-type="float" office:value="0.12909400825434" calcext:value-type="float">
            <text:p>0.12909400825434</text:p>
          </table:table-cell>
          <table:table-cell office:value-type="float" office:value="0.347609737455505" calcext:value-type="float">
            <text:p>0.347609737455505</text:p>
          </table:table-cell>
        </table:table-row>
        <table:table-row table:style-name="ro1">
          <table:table-cell office:value-type="string" calcext:value-type="string">
            <text:p>sll1084</text:p>
          </table:table-cell>
          <table:table-cell office:value-type="float" office:value="-0.0108853132260691" calcext:value-type="float">
            <text:p>-0.0108853132260691</text:p>
          </table:table-cell>
          <table:table-cell office:value-type="float" office:value="-0.35934982615368" calcext:value-type="float">
            <text:p>-0.35934982615368</text:p>
          </table:table-cell>
          <table:table-cell office:value-type="float" office:value="0.34846451292761" calcext:value-type="float">
            <text:p>0.34846451292761</text:p>
          </table:table-cell>
        </table:table-row>
        <table:table-row table:style-name="ro1">
          <table:table-cell office:value-type="string" calcext:value-type="string">
            <text:p>sll2001</text:p>
          </table:table-cell>
          <table:table-cell office:value-type="float" office:value="0.146962102528268" calcext:value-type="float">
            <text:p>0.146962102528268</text:p>
          </table:table-cell>
          <table:table-cell office:value-type="float" office:value="-0.201897054335318" calcext:value-type="float">
            <text:p>-0.201897054335318</text:p>
          </table:table-cell>
          <table:table-cell office:value-type="float" office:value="0.348859156863586" calcext:value-type="float">
            <text:p>0.348859156863586</text:p>
          </table:table-cell>
        </table:table-row>
        <table:table-row table:style-name="ro1">
          <table:table-cell office:value-type="string" calcext:value-type="string">
            <text:p>slr1998</text:p>
          </table:table-cell>
          <table:table-cell office:value-type="float" office:value="0.000471926781563076" calcext:value-type="float">
            <text:p>0.000471926781563076</text:p>
          </table:table-cell>
          <table:table-cell office:value-type="float" office:value="-0.349308822097008" calcext:value-type="float">
            <text:p>-0.349308822097008</text:p>
          </table:table-cell>
          <table:table-cell office:value-type="float" office:value="0.349780748878571" calcext:value-type="float">
            <text:p>0.349780748878571</text:p>
          </table:table-cell>
        </table:table-row>
        <table:table-row table:style-name="ro1">
          <table:table-cell office:value-type="string" calcext:value-type="string">
            <text:p>slr0994</text:p>
          </table:table-cell>
          <table:table-cell office:value-type="float" office:value="0.814059150760419" calcext:value-type="float">
            <text:p>0.814059150760419</text:p>
          </table:table-cell>
          <table:table-cell office:value-type="float" office:value="0.464177374079363" calcext:value-type="float">
            <text:p>0.464177374079363</text:p>
          </table:table-cell>
          <table:table-cell office:value-type="float" office:value="0.349881776681056" calcext:value-type="float">
            <text:p>0.349881776681056</text:p>
          </table:table-cell>
        </table:table-row>
        <table:table-row table:style-name="ro1">
          <table:table-cell office:value-type="string" calcext:value-type="string">
            <text:p>sll0574</text:p>
          </table:table-cell>
          <table:table-cell office:value-type="float" office:value="-1.37822656555999" calcext:value-type="float">
            <text:p>-1.37822656555999</text:p>
          </table:table-cell>
          <table:table-cell office:value-type="float" office:value="-1.72815890658985" calcext:value-type="float">
            <text:p>-1.72815890658985</text:p>
          </table:table-cell>
          <table:table-cell office:value-type="float" office:value="0.349932341029858" calcext:value-type="float">
            <text:p>0.349932341029858</text:p>
          </table:table-cell>
        </table:table-row>
        <table:table-row table:style-name="ro1">
          <table:table-cell office:value-type="string" calcext:value-type="string">
            <text:p>sll0356</text:p>
          </table:table-cell>
          <table:table-cell office:value-type="float" office:value="-1.05360410071238" calcext:value-type="float">
            <text:p>-1.05360410071238</text:p>
          </table:table-cell>
          <table:table-cell office:value-type="float" office:value="-1.40388622405594" calcext:value-type="float">
            <text:p>-1.40388622405594</text:p>
          </table:table-cell>
          <table:table-cell office:value-type="float" office:value="0.350282123343559" calcext:value-type="float">
            <text:p>0.350282123343559</text:p>
          </table:table-cell>
        </table:table-row>
        <table:table-row table:style-name="ro1">
          <table:table-cell office:value-type="string" calcext:value-type="string">
            <text:p>slr1020</text:p>
          </table:table-cell>
          <table:table-cell office:value-type="float" office:value="-1.35880485464527" calcext:value-type="float">
            <text:p>-1.35880485464527</text:p>
          </table:table-cell>
          <table:table-cell office:value-type="float" office:value="-1.70913708344506" calcext:value-type="float">
            <text:p>-1.70913708344506</text:p>
          </table:table-cell>
          <table:table-cell office:value-type="float" office:value="0.350332228799789" calcext:value-type="float">
            <text:p>0.350332228799789</text:p>
          </table:table-cell>
        </table:table-row>
        <table:table-row table:style-name="ro1">
          <table:table-cell office:value-type="string" calcext:value-type="string">
            <text:p>slr1583</text:p>
          </table:table-cell>
          <table:table-cell office:value-type="float" office:value="0.234131593961994" calcext:value-type="float">
            <text:p>0.234131593961994</text:p>
          </table:table-cell>
          <table:table-cell office:value-type="float" office:value="-0.116511625485163" calcext:value-type="float">
            <text:p>-0.116511625485163</text:p>
          </table:table-cell>
          <table:table-cell office:value-type="float" office:value="0.350643219447157" calcext:value-type="float">
            <text:p>0.350643219447157</text:p>
          </table:table-cell>
        </table:table-row>
        <table:table-row table:style-name="ro1">
          <table:table-cell office:value-type="string" calcext:value-type="string">
            <text:p>sll1069</text:p>
          </table:table-cell>
          <table:table-cell office:value-type="float" office:value="-1.54888710256542" calcext:value-type="float">
            <text:p>-1.54888710256542</text:p>
          </table:table-cell>
          <table:table-cell office:value-type="float" office:value="-1.90072057200048" calcext:value-type="float">
            <text:p>-1.90072057200048</text:p>
          </table:table-cell>
          <table:table-cell office:value-type="float" office:value="0.351833469435055" calcext:value-type="float">
            <text:p>0.351833469435055</text:p>
          </table:table-cell>
        </table:table-row>
        <table:table-row table:style-name="ro1">
          <table:table-cell office:value-type="string" calcext:value-type="string">
            <text:p>sll0634</text:p>
          </table:table-cell>
          <table:table-cell office:value-type="float" office:value="-0.692558255282612" calcext:value-type="float">
            <text:p>-0.692558255282612</text:p>
          </table:table-cell>
          <table:table-cell office:value-type="float" office:value="-1.04467088474372" calcext:value-type="float">
            <text:p>-1.04467088474372</text:p>
          </table:table-cell>
          <table:table-cell office:value-type="float" office:value="0.352112629461106" calcext:value-type="float">
            <text:p>0.352112629461106</text:p>
          </table:table-cell>
        </table:table-row>
        <table:table-row table:style-name="ro1">
          <table:table-cell office:value-type="string" calcext:value-type="string">
            <text:p>slr1609</text:p>
          </table:table-cell>
          <table:table-cell office:value-type="float" office:value="-0.204084381848348" calcext:value-type="float">
            <text:p>-0.204084381848348</text:p>
          </table:table-cell>
          <table:table-cell office:value-type="float" office:value="-0.556827767781927" calcext:value-type="float">
            <text:p>-0.556827767781927</text:p>
          </table:table-cell>
          <table:table-cell office:value-type="float" office:value="0.352743385933579" calcext:value-type="float">
            <text:p>0.352743385933579</text:p>
          </table:table-cell>
        </table:table-row>
        <table:table-row table:style-name="ro1">
          <table:table-cell office:value-type="string" calcext:value-type="string">
            <text:p>slr0514</text:p>
          </table:table-cell>
          <table:table-cell office:value-type="float" office:value="0.531763175939907" calcext:value-type="float">
            <text:p>0.531763175939907</text:p>
          </table:table-cell>
          <table:table-cell office:value-type="float" office:value="0.179002469701821" calcext:value-type="float">
            <text:p>0.179002469701821</text:p>
          </table:table-cell>
          <table:table-cell office:value-type="float" office:value="0.352760706238085" calcext:value-type="float">
            <text:p>0.352760706238085</text:p>
          </table:table-cell>
        </table:table-row>
        <table:table-row table:style-name="ro1">
          <table:table-cell office:value-type="string" calcext:value-type="string">
            <text:p>sll1099</text:p>
          </table:table-cell>
          <table:table-cell office:value-type="float" office:value="-2.27582535549012" calcext:value-type="float">
            <text:p>-2.27582535549012</text:p>
          </table:table-cell>
          <table:table-cell office:value-type="float" office:value="-2.62879892850025" calcext:value-type="float">
            <text:p>-2.62879892850025</text:p>
          </table:table-cell>
          <table:table-cell office:value-type="float" office:value="0.352973573010125" calcext:value-type="float">
            <text:p>0.352973573010125</text:p>
          </table:table-cell>
        </table:table-row>
        <table:table-row table:style-name="ro1">
          <table:table-cell office:value-type="string" calcext:value-type="string">
            <text:p>sll0037</text:p>
          </table:table-cell>
          <table:table-cell office:value-type="float" office:value="-0.822919083805132" calcext:value-type="float">
            <text:p>-0.822919083805132</text:p>
          </table:table-cell>
          <table:table-cell office:value-type="float" office:value="-1.17596427977547" calcext:value-type="float">
            <text:p>-1.17596427977547</text:p>
          </table:table-cell>
          <table:table-cell office:value-type="float" office:value="0.353045195970341" calcext:value-type="float">
            <text:p>0.353045195970341</text:p>
          </table:table-cell>
        </table:table-row>
        <table:table-row table:style-name="ro1">
          <table:table-cell office:value-type="string" calcext:value-type="string">
            <text:p>sll0416</text:p>
          </table:table-cell>
          <table:table-cell office:value-type="float" office:value="0.180196436213667" calcext:value-type="float">
            <text:p>0.180196436213667</text:p>
          </table:table-cell>
          <table:table-cell office:value-type="float" office:value="-0.172901597352413" calcext:value-type="float">
            <text:p>-0.172901597352413</text:p>
          </table:table-cell>
          <table:table-cell office:value-type="float" office:value="0.35309803356608" calcext:value-type="float">
            <text:p>0.35309803356608</text:p>
          </table:table-cell>
        </table:table-row>
        <table:table-row table:style-name="ro1">
          <table:table-cell office:value-type="string" calcext:value-type="string">
            <text:p>slr2037</text:p>
          </table:table-cell>
          <table:table-cell office:value-type="float" office:value="0.227273547723232" calcext:value-type="float">
            <text:p>0.227273547723232</text:p>
          </table:table-cell>
          <table:table-cell office:value-type="float" office:value="-0.126010404691408" calcext:value-type="float">
            <text:p>-0.126010404691408</text:p>
          </table:table-cell>
          <table:table-cell office:value-type="float" office:value="0.35328395241464" calcext:value-type="float">
            <text:p>0.35328395241464</text:p>
          </table:table-cell>
        </table:table-row>
        <table:table-row table:style-name="ro1">
          <table:table-cell office:value-type="string" calcext:value-type="string">
            <text:p>sll1775</text:p>
          </table:table-cell>
          <table:table-cell office:value-type="float" office:value="0.236488573125299" calcext:value-type="float">
            <text:p>0.236488573125299</text:p>
          </table:table-cell>
          <table:table-cell office:value-type="float" office:value="-0.117548166472374" calcext:value-type="float">
            <text:p>-0.117548166472374</text:p>
          </table:table-cell>
          <table:table-cell office:value-type="float" office:value="0.354036739597673" calcext:value-type="float">
            <text:p>0.354036739597673</text:p>
          </table:table-cell>
        </table:table-row>
        <table:table-row table:style-name="ro1">
          <table:table-cell office:value-type="string" calcext:value-type="string">
            <text:p>slr6044</text:p>
          </table:table-cell>
          <table:table-cell office:value-type="float" office:value="0.20721496397954" calcext:value-type="float">
            <text:p>0.20721496397954</text:p>
          </table:table-cell>
          <table:table-cell office:value-type="float" office:value="-0.14702269926775" calcext:value-type="float">
            <text:p>-0.14702269926775</text:p>
          </table:table-cell>
          <table:table-cell office:value-type="float" office:value="0.35423766324729" calcext:value-type="float">
            <text:p>0.35423766324729</text:p>
          </table:table-cell>
        </table:table-row>
        <table:table-row table:style-name="ro1">
          <table:table-cell office:value-type="string" calcext:value-type="string">
            <text:p>sll1005</text:p>
          </table:table-cell>
          <table:table-cell office:value-type="float" office:value="0.645824445979351" calcext:value-type="float">
            <text:p>0.645824445979351</text:p>
          </table:table-cell>
          <table:table-cell office:value-type="float" office:value="0.291488301127453" calcext:value-type="float">
            <text:p>0.291488301127453</text:p>
          </table:table-cell>
          <table:table-cell office:value-type="float" office:value="0.354336144851898" calcext:value-type="float">
            <text:p>0.354336144851898</text:p>
          </table:table-cell>
        </table:table-row>
        <table:table-row table:style-name="ro1">
          <table:table-cell office:value-type="string" calcext:value-type="string">
            <text:p>sll1206</text:p>
          </table:table-cell>
          <table:table-cell office:value-type="float" office:value="0.223014606526285" calcext:value-type="float">
            <text:p>0.223014606526285</text:p>
          </table:table-cell>
          <table:table-cell office:value-type="float" office:value="-0.131681915182672" calcext:value-type="float">
            <text:p>-0.131681915182672</text:p>
          </table:table-cell>
          <table:table-cell office:value-type="float" office:value="0.354696521708957" calcext:value-type="float">
            <text:p>0.354696521708957</text:p>
          </table:table-cell>
        </table:table-row>
        <table:table-row table:style-name="ro1">
          <table:table-cell office:value-type="string" calcext:value-type="string">
            <text:p>slr0404</text:p>
          </table:table-cell>
          <table:table-cell office:value-type="float" office:value="-0.503683909757293" calcext:value-type="float">
            <text:p>-0.503683909757293</text:p>
          </table:table-cell>
          <table:table-cell office:value-type="float" office:value="-0.860330627080135" calcext:value-type="float">
            <text:p>-0.860330627080135</text:p>
          </table:table-cell>
          <table:table-cell office:value-type="float" office:value="0.356646717322842" calcext:value-type="float">
            <text:p>0.356646717322842</text:p>
          </table:table-cell>
        </table:table-row>
        <table:table-row table:style-name="ro1">
          <table:table-cell office:value-type="string" calcext:value-type="string">
            <text:p>ssr1155</text:p>
          </table:table-cell>
          <table:table-cell office:value-type="float" office:value="-0.326187044705801" calcext:value-type="float">
            <text:p>-0.326187044705801</text:p>
          </table:table-cell>
          <table:table-cell office:value-type="float" office:value="-0.682887629096249" calcext:value-type="float">
            <text:p>-0.682887629096249</text:p>
          </table:table-cell>
          <table:table-cell office:value-type="float" office:value="0.356700584390447" calcext:value-type="float">
            <text:p>0.356700584390447</text:p>
          </table:table-cell>
        </table:table-row>
        <table:table-row table:style-name="ro1">
          <table:table-cell office:value-type="string" calcext:value-type="string">
            <text:p>sll1568</text:p>
          </table:table-cell>
          <table:table-cell office:value-type="float" office:value="0.267922571270002" calcext:value-type="float">
            <text:p>0.267922571270002</text:p>
          </table:table-cell>
          <table:table-cell office:value-type="float" office:value="-0.089162193677895" calcext:value-type="float">
            <text:p>-0.089162193677895</text:p>
          </table:table-cell>
          <table:table-cell office:value-type="float" office:value="0.357084764947897" calcext:value-type="float">
            <text:p>0.357084764947897</text:p>
          </table:table-cell>
        </table:table-row>
        <table:table-row table:style-name="ro1">
          <table:table-cell office:value-type="string" calcext:value-type="string">
            <text:p>slr1508</text:p>
          </table:table-cell>
          <table:table-cell office:value-type="float" office:value="0.528855363657329" calcext:value-type="float">
            <text:p>0.528855363657329</text:p>
          </table:table-cell>
          <table:table-cell office:value-type="float" office:value="0.171475199508974" calcext:value-type="float">
            <text:p>0.171475199508974</text:p>
          </table:table-cell>
          <table:table-cell office:value-type="float" office:value="0.357380164148355" calcext:value-type="float">
            <text:p>0.357380164148355</text:p>
          </table:table-cell>
        </table:table-row>
        <table:table-row table:style-name="ro1">
          <table:table-cell office:value-type="string" calcext:value-type="string">
            <text:p>sll1440</text:p>
          </table:table-cell>
          <table:table-cell office:value-type="float" office:value="-0.121057806880498" calcext:value-type="float">
            <text:p>-0.121057806880498</text:p>
          </table:table-cell>
          <table:table-cell office:value-type="float" office:value="-0.478619141787418" calcext:value-type="float">
            <text:p>-0.478619141787418</text:p>
          </table:table-cell>
          <table:table-cell office:value-type="float" office:value="0.35756133490692" calcext:value-type="float">
            <text:p>0.35756133490692</text:p>
          </table:table-cell>
        </table:table-row>
        <table:table-row table:style-name="ro1">
          <table:table-cell office:value-type="string" calcext:value-type="string">
            <text:p>ssl1972</text:p>
          </table:table-cell>
          <table:table-cell office:value-type="float" office:value="0.103541080544828" calcext:value-type="float">
            <text:p>0.103541080544828</text:p>
          </table:table-cell>
          <table:table-cell office:value-type="float" office:value="-0.254115695617215" calcext:value-type="float">
            <text:p>-0.254115695617215</text:p>
          </table:table-cell>
          <table:table-cell office:value-type="float" office:value="0.357656776162042" calcext:value-type="float">
            <text:p>0.357656776162042</text:p>
          </table:table-cell>
        </table:table-row>
        <table:table-row table:style-name="ro1">
          <table:table-cell office:value-type="string" calcext:value-type="string">
            <text:p>slr1531</text:p>
          </table:table-cell>
          <table:table-cell office:value-type="float" office:value="-0.768168125737767" calcext:value-type="float">
            <text:p>-0.768168125737767</text:p>
          </table:table-cell>
          <table:table-cell office:value-type="float" office:value="-1.12593192263353" calcext:value-type="float">
            <text:p>-1.12593192263353</text:p>
          </table:table-cell>
          <table:table-cell office:value-type="float" office:value="0.357763796895761" calcext:value-type="float">
            <text:p>0.357763796895761</text:p>
          </table:table-cell>
        </table:table-row>
        <table:table-row table:style-name="ro1">
          <table:table-cell office:value-type="string" calcext:value-type="string">
            <text:p>slr1882</text:p>
          </table:table-cell>
          <table:table-cell office:value-type="float" office:value="0.242624896746453" calcext:value-type="float">
            <text:p>0.242624896746453</text:p>
          </table:table-cell>
          <table:table-cell office:value-type="float" office:value="-0.116339070130682" calcext:value-type="float">
            <text:p>-0.116339070130682</text:p>
          </table:table-cell>
          <table:table-cell office:value-type="float" office:value="0.358963966877135" calcext:value-type="float">
            <text:p>0.358963966877135</text:p>
          </table:table-cell>
        </table:table-row>
        <table:table-row table:style-name="ro1">
          <table:table-cell office:value-type="string" calcext:value-type="string">
            <text:p>slr0353</text:p>
          </table:table-cell>
          <table:table-cell office:value-type="float" office:value="0.280880874545422" calcext:value-type="float">
            <text:p>0.280880874545422</text:p>
          </table:table-cell>
          <table:table-cell office:value-type="float" office:value="-0.0783688099833086" calcext:value-type="float">
            <text:p>-0.0783688099833086</text:p>
          </table:table-cell>
          <table:table-cell office:value-type="float" office:value="0.359249684528731" calcext:value-type="float">
            <text:p>0.359249684528731</text:p>
          </table:table-cell>
        </table:table-row>
        <table:table-row table:style-name="ro1">
          <table:table-cell office:value-type="string" calcext:value-type="string">
            <text:p>slr1986</text:p>
          </table:table-cell>
          <table:table-cell office:value-type="float" office:value="-1.14563001036864" calcext:value-type="float">
            <text:p>-1.14563001036864</text:p>
          </table:table-cell>
          <table:table-cell office:value-type="float" office:value="-1.50567764432353" calcext:value-type="float">
            <text:p>-1.50567764432353</text:p>
          </table:table-cell>
          <table:table-cell office:value-type="float" office:value="0.360047633954888" calcext:value-type="float">
            <text:p>0.360047633954888</text:p>
          </table:table-cell>
        </table:table-row>
        <table:table-row table:style-name="ro1">
          <table:table-cell office:value-type="string" calcext:value-type="string">
            <text:p>slr1279</text:p>
          </table:table-cell>
          <table:table-cell office:value-type="float" office:value="-1.34918912747142" calcext:value-type="float">
            <text:p>-1.34918912747142</text:p>
          </table:table-cell>
          <table:table-cell office:value-type="float" office:value="-1.70935119659938" calcext:value-type="float">
            <text:p>-1.70935119659938</text:p>
          </table:table-cell>
          <table:table-cell office:value-type="float" office:value="0.360162069127963" calcext:value-type="float">
            <text:p>0.360162069127963</text:p>
          </table:table-cell>
        </table:table-row>
        <table:table-row table:style-name="ro1">
          <table:table-cell office:value-type="string" calcext:value-type="string">
            <text:p>sll1185</text:p>
          </table:table-cell>
          <table:table-cell office:value-type="float" office:value="-1.2946703430356" calcext:value-type="float">
            <text:p>-1.2946703430356</text:p>
          </table:table-cell>
          <table:table-cell office:value-type="float" office:value="-1.65522976749952" calcext:value-type="float">
            <text:p>-1.65522976749952</text:p>
          </table:table-cell>
          <table:table-cell office:value-type="float" office:value="0.36055942446392" calcext:value-type="float">
            <text:p>0.36055942446392</text:p>
          </table:table-cell>
        </table:table-row>
        <table:table-row table:style-name="ro1">
          <table:table-cell office:value-type="string" calcext:value-type="string">
            <text:p>sll1930</text:p>
          </table:table-cell>
          <table:table-cell office:value-type="float" office:value="0.624680933905194" calcext:value-type="float">
            <text:p>0.624680933905194</text:p>
          </table:table-cell>
          <table:table-cell office:value-type="float" office:value="0.26305873107104" calcext:value-type="float">
            <text:p>0.26305873107104</text:p>
          </table:table-cell>
          <table:table-cell office:value-type="float" office:value="0.361622202834154" calcext:value-type="float">
            <text:p>0.361622202834154</text:p>
          </table:table-cell>
        </table:table-row>
        <table:table-row table:style-name="ro1">
          <table:table-cell office:value-type="string" calcext:value-type="string">
            <text:p>sll0258</text:p>
          </table:table-cell>
          <table:table-cell office:value-type="float" office:value="-0.467738281957275" calcext:value-type="float">
            <text:p>-0.467738281957275</text:p>
          </table:table-cell>
          <table:table-cell office:value-type="float" office:value="-0.82959506517803" calcext:value-type="float">
            <text:p>-0.82959506517803</text:p>
          </table:table-cell>
          <table:table-cell office:value-type="float" office:value="0.361856783220755" calcext:value-type="float">
            <text:p>0.361856783220755</text:p>
          </table:table-cell>
        </table:table-row>
        <table:table-row table:style-name="ro1">
          <table:table-cell office:value-type="string" calcext:value-type="string">
            <text:p>slr0110</text:p>
          </table:table-cell>
          <table:table-cell office:value-type="float" office:value="-0.116749846965129" calcext:value-type="float">
            <text:p>-0.116749846965129</text:p>
          </table:table-cell>
          <table:table-cell office:value-type="float" office:value="-0.480064658226262" calcext:value-type="float">
            <text:p>-0.480064658226262</text:p>
          </table:table-cell>
          <table:table-cell office:value-type="float" office:value="0.363314811261132" calcext:value-type="float">
            <text:p>0.363314811261132</text:p>
          </table:table-cell>
        </table:table-row>
        <table:table-row table:style-name="ro1">
          <table:table-cell office:value-type="string" calcext:value-type="string">
            <text:p>slr0827</text:p>
          </table:table-cell>
          <table:table-cell office:value-type="float" office:value="0.650179235095833" calcext:value-type="float">
            <text:p>0.650179235095833</text:p>
          </table:table-cell>
          <table:table-cell office:value-type="float" office:value="0.286514074070345" calcext:value-type="float">
            <text:p>0.286514074070345</text:p>
          </table:table-cell>
          <table:table-cell office:value-type="float" office:value="0.363665161025488" calcext:value-type="float">
            <text:p>0.363665161025488</text:p>
          </table:table-cell>
        </table:table-row>
        <table:table-row table:style-name="ro1">
          <table:table-cell office:value-type="string" calcext:value-type="string">
            <text:p>slr1133</text:p>
          </table:table-cell>
          <table:table-cell office:value-type="float" office:value="0.206366771237437" calcext:value-type="float">
            <text:p>0.206366771237437</text:p>
          </table:table-cell>
          <table:table-cell office:value-type="float" office:value="-0.158009339829814" calcext:value-type="float">
            <text:p>-0.158009339829814</text:p>
          </table:table-cell>
          <table:table-cell office:value-type="float" office:value="0.364376111067251" calcext:value-type="float">
            <text:p>0.364376111067251</text:p>
          </table:table-cell>
        </table:table-row>
        <table:table-row table:style-name="ro1">
          <table:table-cell office:value-type="string" calcext:value-type="string">
            <text:p>sll0626</text:p>
          </table:table-cell>
          <table:table-cell office:value-type="float" office:value="0.192025703890472" calcext:value-type="float">
            <text:p>0.192025703890472</text:p>
          </table:table-cell>
          <table:table-cell office:value-type="float" office:value="-0.173398216622821" calcext:value-type="float">
            <text:p>-0.173398216622821</text:p>
          </table:table-cell>
          <table:table-cell office:value-type="float" office:value="0.365423920513293" calcext:value-type="float">
            <text:p>0.365423920513293</text:p>
          </table:table-cell>
        </table:table-row>
        <table:table-row table:style-name="ro1">
          <table:table-cell office:value-type="string" calcext:value-type="string">
            <text:p>sll1702</text:p>
          </table:table-cell>
          <table:table-cell office:value-type="float" office:value="-0.370534895555116" calcext:value-type="float">
            <text:p>-0.370534895555116</text:p>
          </table:table-cell>
          <table:table-cell office:value-type="float" office:value="-0.735966364387812" calcext:value-type="float">
            <text:p>-0.735966364387812</text:p>
          </table:table-cell>
          <table:table-cell office:value-type="float" office:value="0.365431468832696" calcext:value-type="float">
            <text:p>0.365431468832696</text:p>
          </table:table-cell>
        </table:table-row>
        <table:table-row table:style-name="ro1">
          <table:table-cell office:value-type="string" calcext:value-type="string">
            <text:p>slr1110</text:p>
          </table:table-cell>
          <table:table-cell office:value-type="float" office:value="-0.769054259432747" calcext:value-type="float">
            <text:p>-0.769054259432747</text:p>
          </table:table-cell>
          <table:table-cell office:value-type="float" office:value="-1.13517429807473" calcext:value-type="float">
            <text:p>-1.13517429807473</text:p>
          </table:table-cell>
          <table:table-cell office:value-type="float" office:value="0.366120038641985" calcext:value-type="float">
            <text:p>0.366120038641985</text:p>
          </table:table-cell>
        </table:table-row>
        <table:table-row table:style-name="ro1">
          <table:table-cell office:value-type="string" calcext:value-type="string">
            <text:p>slr0020</text:p>
          </table:table-cell>
          <table:table-cell office:value-type="float" office:value="0.119451408681236" calcext:value-type="float">
            <text:p>0.119451408681236</text:p>
          </table:table-cell>
          <table:table-cell office:value-type="float" office:value="-0.246876976839123" calcext:value-type="float">
            <text:p>-0.246876976839123</text:p>
          </table:table-cell>
          <table:table-cell office:value-type="float" office:value="0.366328385520359" calcext:value-type="float">
            <text:p>0.366328385520359</text:p>
          </table:table-cell>
        </table:table-row>
        <table:table-row table:style-name="ro1">
          <table:table-cell office:value-type="string" calcext:value-type="string">
            <text:p>sll0033</text:p>
          </table:table-cell>
          <table:table-cell office:value-type="float" office:value="-0.202940852924113" calcext:value-type="float">
            <text:p>-0.202940852924113</text:p>
          </table:table-cell>
          <table:table-cell office:value-type="float" office:value="-0.570492825641605" calcext:value-type="float">
            <text:p>-0.570492825641605</text:p>
          </table:table-cell>
          <table:table-cell office:value-type="float" office:value="0.367551972717492" calcext:value-type="float">
            <text:p>0.367551972717492</text:p>
          </table:table-cell>
        </table:table-row>
        <table:table-row table:style-name="ro1">
          <table:table-cell office:value-type="string" calcext:value-type="string">
            <text:p>slr1202</text:p>
          </table:table-cell>
          <table:table-cell office:value-type="float" office:value="0.180464452943513" calcext:value-type="float">
            <text:p>0.180464452943513</text:p>
          </table:table-cell>
          <table:table-cell office:value-type="float" office:value="-0.187130952946743" calcext:value-type="float">
            <text:p>-0.187130952946743</text:p>
          </table:table-cell>
          <table:table-cell office:value-type="float" office:value="0.367595405890256" calcext:value-type="float">
            <text:p>0.367595405890256</text:p>
          </table:table-cell>
        </table:table-row>
        <table:table-row table:style-name="ro1">
          <table:table-cell office:value-type="string" calcext:value-type="string">
            <text:p>slr1761</text:p>
          </table:table-cell>
          <table:table-cell office:value-type="float" office:value="0.376644938657198" calcext:value-type="float">
            <text:p>0.376644938657198</text:p>
          </table:table-cell>
          <table:table-cell office:value-type="float" office:value="0.00830606066701534" calcext:value-type="float">
            <text:p>0.00830606066701534</text:p>
          </table:table-cell>
          <table:table-cell office:value-type="float" office:value="0.368338877990183" calcext:value-type="float">
            <text:p>0.368338877990183</text:p>
          </table:table-cell>
        </table:table-row>
        <table:table-row table:style-name="ro1">
          <table:table-cell office:value-type="string" calcext:value-type="string">
            <text:p>slr1516</text:p>
          </table:table-cell>
          <table:table-cell office:value-type="float" office:value="0.473008042443719" calcext:value-type="float">
            <text:p>0.473008042443719</text:p>
          </table:table-cell>
          <table:table-cell office:value-type="float" office:value="0.103872081623831" calcext:value-type="float">
            <text:p>0.103872081623831</text:p>
          </table:table-cell>
          <table:table-cell office:value-type="float" office:value="0.369135960819888" calcext:value-type="float">
            <text:p>0.369135960819888</text:p>
          </table:table-cell>
        </table:table-row>
        <table:table-row table:style-name="ro1">
          <table:table-cell office:value-type="string" calcext:value-type="string">
            <text:p>sll1236</text:p>
          </table:table-cell>
          <table:table-cell office:value-type="float" office:value="0.40042206792875" calcext:value-type="float">
            <text:p>0.40042206792875</text:p>
          </table:table-cell>
          <table:table-cell office:value-type="float" office:value="0.0307886134392641" calcext:value-type="float">
            <text:p>0.0307886134392641</text:p>
          </table:table-cell>
          <table:table-cell office:value-type="float" office:value="0.369633454489486" calcext:value-type="float">
            <text:p>0.369633454489486</text:p>
          </table:table-cell>
        </table:table-row>
        <table:table-row table:style-name="ro1">
          <table:table-cell office:value-type="string" calcext:value-type="string">
            <text:p>slr1670</text:p>
          </table:table-cell>
          <table:table-cell office:value-type="float" office:value="0.210198649298097" calcext:value-type="float">
            <text:p>0.210198649298097</text:p>
          </table:table-cell>
          <table:table-cell office:value-type="float" office:value="-0.159509902134069" calcext:value-type="float">
            <text:p>-0.159509902134069</text:p>
          </table:table-cell>
          <table:table-cell office:value-type="float" office:value="0.369708551432166" calcext:value-type="float">
            <text:p>0.369708551432166</text:p>
          </table:table-cell>
        </table:table-row>
        <table:table-row table:style-name="ro1">
          <table:table-cell office:value-type="string" calcext:value-type="string">
            <text:p>sll1525</text:p>
          </table:table-cell>
          <table:table-cell office:value-type="float" office:value="-1.74695485029137" calcext:value-type="float">
            <text:p>-1.74695485029137</text:p>
          </table:table-cell>
          <table:table-cell office:value-type="float" office:value="-2.11795766054249" calcext:value-type="float">
            <text:p>-2.11795766054249</text:p>
          </table:table-cell>
          <table:table-cell office:value-type="float" office:value="0.371002810251117" calcext:value-type="float">
            <text:p>0.371002810251117</text:p>
          </table:table-cell>
        </table:table-row>
        <table:table-row table:style-name="ro1">
          <table:table-cell office:value-type="string" calcext:value-type="string">
            <text:p>slr1085</text:p>
          </table:table-cell>
          <table:table-cell office:value-type="float" office:value="-0.156520876453585" calcext:value-type="float">
            <text:p>-0.156520876453585</text:p>
          </table:table-cell>
          <table:table-cell office:value-type="float" office:value="-0.527711499376793" calcext:value-type="float">
            <text:p>-0.527711499376793</text:p>
          </table:table-cell>
          <table:table-cell office:value-type="float" office:value="0.371190622923208" calcext:value-type="float">
            <text:p>0.371190622923208</text:p>
          </table:table-cell>
        </table:table-row>
        <table:table-row table:style-name="ro1">
          <table:table-cell office:value-type="string" calcext:value-type="string">
            <text:p>sll1423</text:p>
          </table:table-cell>
          <table:table-cell office:value-type="float" office:value="-0.286774342101495" calcext:value-type="float">
            <text:p>-0.286774342101495</text:p>
          </table:table-cell>
          <table:table-cell office:value-type="float" office:value="-0.658315014604817" calcext:value-type="float">
            <text:p>-0.658315014604817</text:p>
          </table:table-cell>
          <table:table-cell office:value-type="float" office:value="0.371540672503322" calcext:value-type="float">
            <text:p>0.371540672503322</text:p>
          </table:table-cell>
        </table:table-row>
        <table:table-row table:style-name="ro1">
          <table:table-cell office:value-type="string" calcext:value-type="string">
            <text:p>sll1737</text:p>
          </table:table-cell>
          <table:table-cell office:value-type="float" office:value="0.137202385003274" calcext:value-type="float">
            <text:p>0.137202385003274</text:p>
          </table:table-cell>
          <table:table-cell office:value-type="float" office:value="-0.234402002056313" calcext:value-type="float">
            <text:p>-0.234402002056313</text:p>
          </table:table-cell>
          <table:table-cell office:value-type="float" office:value="0.371604387059587" calcext:value-type="float">
            <text:p>0.371604387059587</text:p>
          </table:table-cell>
        </table:table-row>
        <table:table-row table:style-name="ro1">
          <table:table-cell office:value-type="string" calcext:value-type="string">
            <text:p>sll0415</text:p>
          </table:table-cell>
          <table:table-cell office:value-type="float" office:value="0.598204668773343" calcext:value-type="float">
            <text:p>0.598204668773343</text:p>
          </table:table-cell>
          <table:table-cell office:value-type="float" office:value="0.226134132477255" calcext:value-type="float">
            <text:p>0.226134132477255</text:p>
          </table:table-cell>
          <table:table-cell office:value-type="float" office:value="0.372070536296088" calcext:value-type="float">
            <text:p>0.372070536296088</text:p>
          </table:table-cell>
        </table:table-row>
        <table:table-row table:style-name="ro1">
          <table:table-cell office:value-type="string" calcext:value-type="string">
            <text:p>slr0925</text:p>
          </table:table-cell>
          <table:table-cell office:value-type="float" office:value="-1.05037597675978" calcext:value-type="float">
            <text:p>-1.05037597675978</text:p>
          </table:table-cell>
          <table:table-cell office:value-type="float" office:value="-1.42298604287337" calcext:value-type="float">
            <text:p>-1.42298604287337</text:p>
          </table:table-cell>
          <table:table-cell office:value-type="float" office:value="0.372610066113585" calcext:value-type="float">
            <text:p>0.372610066113585</text:p>
          </table:table-cell>
        </table:table-row>
        <table:table-row table:style-name="ro1">
          <table:table-cell office:value-type="string" calcext:value-type="string">
            <text:p>slr0789</text:p>
          </table:table-cell>
          <table:table-cell office:value-type="float" office:value="0.167365184781562" calcext:value-type="float">
            <text:p>0.167365184781562</text:p>
          </table:table-cell>
          <table:table-cell office:value-type="float" office:value="-0.205362956169546" calcext:value-type="float">
            <text:p>-0.205362956169546</text:p>
          </table:table-cell>
          <table:table-cell office:value-type="float" office:value="0.372728140951108" calcext:value-type="float">
            <text:p>0.372728140951108</text:p>
          </table:table-cell>
        </table:table-row>
        <table:table-row table:style-name="ro1">
          <table:table-cell office:value-type="string" calcext:value-type="string">
            <text:p>slr0232</text:p>
          </table:table-cell>
          <table:table-cell office:value-type="float" office:value="0.00764791523256109" calcext:value-type="float">
            <text:p>0.00764791523256109</text:p>
          </table:table-cell>
          <table:table-cell office:value-type="float" office:value="-0.366443163147182" calcext:value-type="float">
            <text:p>-0.366443163147182</text:p>
          </table:table-cell>
          <table:table-cell office:value-type="float" office:value="0.374091078379743" calcext:value-type="float">
            <text:p>0.374091078379743</text:p>
          </table:table-cell>
        </table:table-row>
        <table:table-row table:style-name="ro1">
          <table:table-cell office:value-type="string" calcext:value-type="string">
            <text:p>sll0635</text:p>
          </table:table-cell>
          <table:table-cell office:value-type="float" office:value="-0.439786723286993" calcext:value-type="float">
            <text:p>-0.439786723286993</text:p>
          </table:table-cell>
          <table:table-cell office:value-type="float" office:value="-0.814460272355415" calcext:value-type="float">
            <text:p>-0.814460272355415</text:p>
          </table:table-cell>
          <table:table-cell office:value-type="float" office:value="0.374673549068422" calcext:value-type="float">
            <text:p>0.374673549068422</text:p>
          </table:table-cell>
        </table:table-row>
        <table:table-row table:style-name="ro1">
          <table:table-cell office:value-type="string" calcext:value-type="string">
            <text:p>slr0585</text:p>
          </table:table-cell>
          <table:table-cell office:value-type="float" office:value="-0.070229630064121" calcext:value-type="float">
            <text:p>-0.070229630064121</text:p>
          </table:table-cell>
          <table:table-cell office:value-type="float" office:value="-0.446153241112127" calcext:value-type="float">
            <text:p>-0.446153241112127</text:p>
          </table:table-cell>
          <table:table-cell office:value-type="float" office:value="0.375923611048006" calcext:value-type="float">
            <text:p>0.375923611048006</text:p>
          </table:table-cell>
        </table:table-row>
        <table:table-row table:style-name="ro1">
          <table:table-cell office:value-type="string" calcext:value-type="string">
            <text:p>slr1940</text:p>
          </table:table-cell>
          <table:table-cell office:value-type="float" office:value="0.421221785388514" calcext:value-type="float">
            <text:p>0.421221785388514</text:p>
          </table:table-cell>
          <table:table-cell office:value-type="float" office:value="0.0449764428726099" calcext:value-type="float">
            <text:p>0.0449764428726099</text:p>
          </table:table-cell>
          <table:table-cell office:value-type="float" office:value="0.376245342515904" calcext:value-type="float">
            <text:p>0.376245342515904</text:p>
          </table:table-cell>
        </table:table-row>
        <table:table-row table:style-name="ro1">
          <table:table-cell office:value-type="string" calcext:value-type="string">
            <text:p>ssr1720</text:p>
          </table:table-cell>
          <table:table-cell office:value-type="float" office:value="0.130507174270718" calcext:value-type="float">
            <text:p>0.130507174270718</text:p>
          </table:table-cell>
          <table:table-cell office:value-type="float" office:value="-0.245854184414021" calcext:value-type="float">
            <text:p>-0.245854184414021</text:p>
          </table:table-cell>
          <table:table-cell office:value-type="float" office:value="0.37636135868474" calcext:value-type="float">
            <text:p>0.37636135868474</text:p>
          </table:table-cell>
        </table:table-row>
        <table:table-row table:style-name="ro1">
          <table:table-cell office:value-type="string" calcext:value-type="string">
            <text:p>sll1119</text:p>
          </table:table-cell>
          <table:table-cell office:value-type="float" office:value="0.262415359904881" calcext:value-type="float">
            <text:p>0.262415359904881</text:p>
          </table:table-cell>
          <table:table-cell office:value-type="float" office:value="-0.114687494897049" calcext:value-type="float">
            <text:p>-0.114687494897049</text:p>
          </table:table-cell>
          <table:table-cell office:value-type="float" office:value="0.37710285480193" calcext:value-type="float">
            <text:p>0.37710285480193</text:p>
          </table:table-cell>
        </table:table-row>
        <table:table-row table:style-name="ro1">
          <table:table-cell office:value-type="string" calcext:value-type="string">
            <text:p>sll0020</text:p>
          </table:table-cell>
          <table:table-cell office:value-type="float" office:value="-1.59308604614521" calcext:value-type="float">
            <text:p>-1.59308604614521</text:p>
          </table:table-cell>
          <table:table-cell office:value-type="float" office:value="-1.97125415870157" calcext:value-type="float">
            <text:p>-1.97125415870157</text:p>
          </table:table-cell>
          <table:table-cell office:value-type="float" office:value="0.378168112556361" calcext:value-type="float">
            <text:p>0.378168112556361</text:p>
          </table:table-cell>
        </table:table-row>
        <table:table-row table:style-name="ro1">
          <table:table-cell office:value-type="string" calcext:value-type="string">
            <text:p>sll0269</text:p>
          </table:table-cell>
          <table:table-cell office:value-type="float" office:value="-0.00630415601983008" calcext:value-type="float">
            <text:p>-0.00630415601983008</text:p>
          </table:table-cell>
          <table:table-cell office:value-type="float" office:value="-0.384499850938528" calcext:value-type="float">
            <text:p>-0.384499850938528</text:p>
          </table:table-cell>
          <table:table-cell office:value-type="float" office:value="0.378195694918698" calcext:value-type="float">
            <text:p>0.378195694918698</text:p>
          </table:table-cell>
        </table:table-row>
        <table:table-row table:style-name="ro1">
          <table:table-cell office:value-type="string" calcext:value-type="string">
            <text:p>slr0739</text:p>
          </table:table-cell>
          <table:table-cell office:value-type="float" office:value="-0.617275163919542" calcext:value-type="float">
            <text:p>-0.617275163919542</text:p>
          </table:table-cell>
          <table:table-cell office:value-type="float" office:value="-0.998131428981997" calcext:value-type="float">
            <text:p>-0.998131428981997</text:p>
          </table:table-cell>
          <table:table-cell office:value-type="float" office:value="0.380856265062454" calcext:value-type="float">
            <text:p>0.380856265062454</text:p>
          </table:table-cell>
        </table:table-row>
        <table:table-row table:style-name="ro1">
          <table:table-cell office:value-type="string" calcext:value-type="string">
            <text:p>sll0863</text:p>
          </table:table-cell>
          <table:table-cell office:value-type="float" office:value="0.135210285651777" calcext:value-type="float">
            <text:p>0.135210285651777</text:p>
          </table:table-cell>
          <table:table-cell office:value-type="float" office:value="-0.245824628060779" calcext:value-type="float">
            <text:p>-0.245824628060779</text:p>
          </table:table-cell>
          <table:table-cell office:value-type="float" office:value="0.381034913712556" calcext:value-type="float">
            <text:p>0.381034913712556</text:p>
          </table:table-cell>
        </table:table-row>
        <table:table-row table:style-name="ro1">
          <table:table-cell office:value-type="string" calcext:value-type="string">
            <text:p>ssl0483</text:p>
          </table:table-cell>
          <table:table-cell office:value-type="float" office:value="-0.307820529046831" calcext:value-type="float">
            <text:p>-0.307820529046831</text:p>
          </table:table-cell>
          <table:table-cell office:value-type="float" office:value="-0.689821064271865" calcext:value-type="float">
            <text:p>-0.689821064271865</text:p>
          </table:table-cell>
          <table:table-cell office:value-type="float" office:value="0.382000535225034" calcext:value-type="float">
            <text:p>0.382000535225034</text:p>
          </table:table-cell>
        </table:table-row>
        <table:table-row table:style-name="ro1">
          <table:table-cell office:value-type="string" calcext:value-type="string">
            <text:p>slr0600</text:p>
          </table:table-cell>
          <table:table-cell office:value-type="float" office:value="-0.17987148782595" calcext:value-type="float">
            <text:p>-0.17987148782595</text:p>
          </table:table-cell>
          <table:table-cell office:value-type="float" office:value="-0.563080478986132" calcext:value-type="float">
            <text:p>-0.563080478986132</text:p>
          </table:table-cell>
          <table:table-cell office:value-type="float" office:value="0.383208991160182" calcext:value-type="float">
            <text:p>0.383208991160182</text:p>
          </table:table-cell>
        </table:table-row>
        <table:table-row table:style-name="ro1">
          <table:table-cell office:value-type="string" calcext:value-type="string">
            <text:p>slr0661</text:p>
          </table:table-cell>
          <table:table-cell office:value-type="float" office:value="-0.134569663189436" calcext:value-type="float">
            <text:p>-0.134569663189436</text:p>
          </table:table-cell>
          <table:table-cell office:value-type="float" office:value="-0.518447802578449" calcext:value-type="float">
            <text:p>-0.518447802578449</text:p>
          </table:table-cell>
          <table:table-cell office:value-type="float" office:value="0.383878139389013" calcext:value-type="float">
            <text:p>0.383878139389013</text:p>
          </table:table-cell>
        </table:table-row>
        <table:table-row table:style-name="ro1">
          <table:table-cell office:value-type="string" calcext:value-type="string">
            <text:p>slr1563</text:p>
          </table:table-cell>
          <table:table-cell office:value-type="float" office:value="0.339558301376986" calcext:value-type="float">
            <text:p>0.339558301376986</text:p>
          </table:table-cell>
          <table:table-cell office:value-type="float" office:value="-0.0445383468711761" calcext:value-type="float">
            <text:p>-0.0445383468711761</text:p>
          </table:table-cell>
          <table:table-cell office:value-type="float" office:value="0.384096648248162" calcext:value-type="float">
            <text:p>0.384096648248162</text:p>
          </table:table-cell>
        </table:table-row>
        <table:table-row table:style-name="ro1">
          <table:table-cell office:value-type="string" calcext:value-type="string">
            <text:p>sll2011</text:p>
          </table:table-cell>
          <table:table-cell office:value-type="float" office:value="0.156678489053714" calcext:value-type="float">
            <text:p>0.156678489053714</text:p>
          </table:table-cell>
          <table:table-cell office:value-type="float" office:value="-0.228450753896036" calcext:value-type="float">
            <text:p>-0.228450753896036</text:p>
          </table:table-cell>
          <table:table-cell office:value-type="float" office:value="0.385129242949749" calcext:value-type="float">
            <text:p>0.385129242949749</text:p>
          </table:table-cell>
        </table:table-row>
        <table:table-row table:style-name="ro1">
          <table:table-cell office:value-type="string" calcext:value-type="string">
            <text:p>slr1906</text:p>
          </table:table-cell>
          <table:table-cell office:value-type="float" office:value="0.0879365262194756" calcext:value-type="float">
            <text:p>0.0879365262194756</text:p>
          </table:table-cell>
          <table:table-cell office:value-type="float" office:value="-0.297516743908512" calcext:value-type="float">
            <text:p>-0.297516743908512</text:p>
          </table:table-cell>
          <table:table-cell office:value-type="float" office:value="0.385453270127988" calcext:value-type="float">
            <text:p>0.385453270127988</text:p>
          </table:table-cell>
        </table:table-row>
        <table:table-row table:style-name="ro1">
          <table:table-cell office:value-type="string" calcext:value-type="string">
            <text:p>slr1618</text:p>
          </table:table-cell>
          <table:table-cell office:value-type="float" office:value="-0.0341982442966266" calcext:value-type="float">
            <text:p>-0.0341982442966266</text:p>
          </table:table-cell>
          <table:table-cell office:value-type="float" office:value="-0.420233090246609" calcext:value-type="float">
            <text:p>-0.420233090246609</text:p>
          </table:table-cell>
          <table:table-cell office:value-type="float" office:value="0.386034845949983" calcext:value-type="float">
            <text:p>0.386034845949983</text:p>
          </table:table-cell>
        </table:table-row>
        <table:table-row table:style-name="ro1">
          <table:table-cell office:value-type="string" calcext:value-type="string">
            <text:p>slr0119</text:p>
          </table:table-cell>
          <table:table-cell office:value-type="float" office:value="0.417837861484703" calcext:value-type="float">
            <text:p>0.417837861484703</text:p>
          </table:table-cell>
          <table:table-cell office:value-type="float" office:value="0.0300191509184791" calcext:value-type="float">
            <text:p>0.0300191509184791</text:p>
          </table:table-cell>
          <table:table-cell office:value-type="float" office:value="0.387818710566224" calcext:value-type="float">
            <text:p>0.387818710566224</text:p>
          </table:table-cell>
        </table:table-row>
        <table:table-row table:style-name="ro1">
          <table:table-cell office:value-type="string" calcext:value-type="string">
            <text:p>sll6098</text:p>
          </table:table-cell>
          <table:table-cell office:value-type="float" office:value="0.129073866492107" calcext:value-type="float">
            <text:p>0.129073866492107</text:p>
          </table:table-cell>
          <table:table-cell office:value-type="float" office:value="-0.259262208979106" calcext:value-type="float">
            <text:p>-0.259262208979106</text:p>
          </table:table-cell>
          <table:table-cell office:value-type="float" office:value="0.388336075471213" calcext:value-type="float">
            <text:p>0.388336075471213</text:p>
          </table:table-cell>
        </table:table-row>
        <table:table-row table:style-name="ro1">
          <table:table-cell office:value-type="string" calcext:value-type="string">
            <text:p>slr7082</text:p>
          </table:table-cell>
          <table:table-cell office:value-type="float" office:value="0.521537502691199" calcext:value-type="float">
            <text:p>0.521537502691199</text:p>
          </table:table-cell>
          <table:table-cell office:value-type="float" office:value="0.132608526743914" calcext:value-type="float">
            <text:p>0.132608526743914</text:p>
          </table:table-cell>
          <table:table-cell office:value-type="float" office:value="0.388928975947285" calcext:value-type="float">
            <text:p>0.388928975947285</text:p>
          </table:table-cell>
        </table:table-row>
        <table:table-row table:style-name="ro1">
          <table:table-cell office:value-type="string" calcext:value-type="string">
            <text:p>slr1203</text:p>
          </table:table-cell>
          <table:table-cell office:value-type="float" office:value="-0.0803935668131827" calcext:value-type="float">
            <text:p>-0.0803935668131827</text:p>
          </table:table-cell>
          <table:table-cell office:value-type="float" office:value="-0.469455298974088" calcext:value-type="float">
            <text:p>-0.469455298974088</text:p>
          </table:table-cell>
          <table:table-cell office:value-type="float" office:value="0.389061732160905" calcext:value-type="float">
            <text:p>0.389061732160905</text:p>
          </table:table-cell>
        </table:table-row>
        <table:table-row table:style-name="ro1">
          <table:table-cell office:value-type="string" calcext:value-type="string">
            <text:p>ssl7053</text:p>
          </table:table-cell>
          <table:table-cell office:value-type="float" office:value="-0.0783380982437642" calcext:value-type="float">
            <text:p>-0.0783380982437642</text:p>
          </table:table-cell>
          <table:table-cell office:value-type="float" office:value="-0.468834114919875" calcext:value-type="float">
            <text:p>-0.468834114919875</text:p>
          </table:table-cell>
          <table:table-cell office:value-type="float" office:value="0.390496016676111" calcext:value-type="float">
            <text:p>0.390496016676111</text:p>
          </table:table-cell>
        </table:table-row>
        <table:table-row table:style-name="ro1">
          <table:table-cell office:value-type="string" calcext:value-type="string">
            <text:p>ssr5106</text:p>
          </table:table-cell>
          <table:table-cell office:value-type="float" office:value="0.21299768865222" calcext:value-type="float">
            <text:p>0.21299768865222</text:p>
          </table:table-cell>
          <table:table-cell office:value-type="float" office:value="-0.178658843372971" calcext:value-type="float">
            <text:p>-0.178658843372971</text:p>
          </table:table-cell>
          <table:table-cell office:value-type="float" office:value="0.391656532025191" calcext:value-type="float">
            <text:p>0.391656532025191</text:p>
          </table:table-cell>
        </table:table-row>
        <table:table-row table:style-name="ro1">
          <table:table-cell office:value-type="string" calcext:value-type="string">
            <text:p>sll0080</text:p>
          </table:table-cell>
          <table:table-cell office:value-type="float" office:value="-0.0258167991431038" calcext:value-type="float">
            <text:p>-0.0258167991431038</text:p>
          </table:table-cell>
          <table:table-cell office:value-type="float" office:value="-0.417932800841607" calcext:value-type="float">
            <text:p>-0.417932800841607</text:p>
          </table:table-cell>
          <table:table-cell office:value-type="float" office:value="0.392116001698504" calcext:value-type="float">
            <text:p>0.392116001698504</text:p>
          </table:table-cell>
        </table:table-row>
        <table:table-row table:style-name="ro1">
          <table:table-cell office:value-type="string" calcext:value-type="string">
            <text:p>sll1489</text:p>
          </table:table-cell>
          <table:table-cell office:value-type="float" office:value="-0.895442327727794" calcext:value-type="float">
            <text:p>-0.895442327727794</text:p>
          </table:table-cell>
          <table:table-cell office:value-type="float" office:value="-1.2878602440251" calcext:value-type="float">
            <text:p>-1.2878602440251</text:p>
          </table:table-cell>
          <table:table-cell office:value-type="float" office:value="0.392417916297303" calcext:value-type="float">
            <text:p>0.392417916297303</text:p>
          </table:table-cell>
        </table:table-row>
        <table:table-row table:style-name="ro1">
          <table:table-cell office:value-type="string" calcext:value-type="string">
            <text:p>slr1783</text:p>
          </table:table-cell>
          <table:table-cell office:value-type="float" office:value="-1.17283830957832" calcext:value-type="float">
            <text:p>-1.17283830957832</text:p>
          </table:table-cell>
          <table:table-cell office:value-type="float" office:value="-1.56568567616425" calcext:value-type="float">
            <text:p>-1.56568567616425</text:p>
          </table:table-cell>
          <table:table-cell office:value-type="float" office:value="0.392847366585923" calcext:value-type="float">
            <text:p>0.392847366585923</text:p>
          </table:table-cell>
        </table:table-row>
        <table:table-row table:style-name="ro1">
          <table:table-cell office:value-type="string" calcext:value-type="string">
            <text:p>sll7062</text:p>
          </table:table-cell>
          <table:table-cell office:value-type="float" office:value="0.362614368073515" calcext:value-type="float">
            <text:p>0.362614368073515</text:p>
          </table:table-cell>
          <table:table-cell office:value-type="float" office:value="-0.0310238559932332" calcext:value-type="float">
            <text:p>-0.0310238559932332</text:p>
          </table:table-cell>
          <table:table-cell office:value-type="float" office:value="0.393638224066748" calcext:value-type="float">
            <text:p>0.393638224066748</text:p>
          </table:table-cell>
        </table:table-row>
        <table:table-row table:style-name="ro1">
          <table:table-cell office:value-type="string" calcext:value-type="string">
            <text:p>slr0454</text:p>
          </table:table-cell>
          <table:table-cell office:value-type="float" office:value="-0.161191044607744" calcext:value-type="float">
            <text:p>-0.161191044607744</text:p>
          </table:table-cell>
          <table:table-cell office:value-type="float" office:value="-0.55567728595354" calcext:value-type="float">
            <text:p>-0.55567728595354</text:p>
          </table:table-cell>
          <table:table-cell office:value-type="float" office:value="0.394486241345796" calcext:value-type="float">
            <text:p>0.394486241345796</text:p>
          </table:table-cell>
        </table:table-row>
        <table:table-row table:style-name="ro1">
          <table:table-cell office:value-type="string" calcext:value-type="string">
            <text:p>sll0422</text:p>
          </table:table-cell>
          <table:table-cell office:value-type="float" office:value="1.216086117553" calcext:value-type="float">
            <text:p>1.216086117553</text:p>
          </table:table-cell>
          <table:table-cell office:value-type="float" office:value="0.820966827734331" calcext:value-type="float">
            <text:p>0.820966827734331</text:p>
          </table:table-cell>
          <table:table-cell office:value-type="float" office:value="0.395119289818665" calcext:value-type="float">
            <text:p>0.395119289818665</text:p>
          </table:table-cell>
        </table:table-row>
        <table:table-row table:style-name="ro1">
          <table:table-cell office:value-type="string" calcext:value-type="string">
            <text:p>slr0445</text:p>
          </table:table-cell>
          <table:table-cell office:value-type="float" office:value="-1.33577514104887" calcext:value-type="float">
            <text:p>-1.33577514104887</text:p>
          </table:table-cell>
          <table:table-cell office:value-type="float" office:value="-1.73121400251479" calcext:value-type="float">
            <text:p>-1.73121400251479</text:p>
          </table:table-cell>
          <table:table-cell office:value-type="float" office:value="0.395438861465919" calcext:value-type="float">
            <text:p>0.395438861465919</text:p>
          </table:table-cell>
        </table:table-row>
        <table:table-row table:style-name="ro1">
          <table:table-cell office:value-type="string" calcext:value-type="string">
            <text:p>sll0454</text:p>
          </table:table-cell>
          <table:table-cell office:value-type="float" office:value="-0.68239413717602" calcext:value-type="float">
            <text:p>-0.68239413717602</text:p>
          </table:table-cell>
          <table:table-cell office:value-type="float" office:value="-1.08023484350312" calcext:value-type="float">
            <text:p>-1.08023484350312</text:p>
          </table:table-cell>
          <table:table-cell office:value-type="float" office:value="0.397840706327102" calcext:value-type="float">
            <text:p>0.397840706327102</text:p>
          </table:table-cell>
        </table:table-row>
        <table:table-row table:style-name="ro1">
          <table:table-cell office:value-type="string" calcext:value-type="string">
            <text:p>sll7029</text:p>
          </table:table-cell>
          <table:table-cell office:value-type="float" office:value="0.317290464998648" calcext:value-type="float">
            <text:p>0.317290464998648</text:p>
          </table:table-cell>
          <table:table-cell office:value-type="float" office:value="-0.0822136764092543" calcext:value-type="float">
            <text:p>-0.0822136764092543</text:p>
          </table:table-cell>
          <table:table-cell office:value-type="float" office:value="0.399504141407902" calcext:value-type="float">
            <text:p>0.399504141407902</text:p>
          </table:table-cell>
        </table:table-row>
        <table:table-row table:style-name="ro1">
          <table:table-cell office:value-type="string" calcext:value-type="string">
            <text:p>ssr2194</text:p>
          </table:table-cell>
          <table:table-cell office:value-type="float" office:value="0.529626838188408" calcext:value-type="float">
            <text:p>0.529626838188408</text:p>
          </table:table-cell>
          <table:table-cell office:value-type="float" office:value="0.129761295763901" calcext:value-type="float">
            <text:p>0.129761295763901</text:p>
          </table:table-cell>
          <table:table-cell office:value-type="float" office:value="0.399865542424507" calcext:value-type="float">
            <text:p>0.399865542424507</text:p>
          </table:table-cell>
        </table:table-row>
        <table:table-row table:style-name="ro1">
          <table:table-cell office:value-type="string" calcext:value-type="string">
            <text:p>sll0578</text:p>
          </table:table-cell>
          <table:table-cell office:value-type="float" office:value="-1.24140979858892" calcext:value-type="float">
            <text:p>-1.24140979858892</text:p>
          </table:table-cell>
          <table:table-cell office:value-type="float" office:value="-1.64132781052525" calcext:value-type="float">
            <text:p>-1.64132781052525</text:p>
          </table:table-cell>
          <table:table-cell office:value-type="float" office:value="0.399918011936324" calcext:value-type="float">
            <text:p>0.399918011936324</text:p>
          </table:table-cell>
        </table:table-row>
        <table:table-row table:style-name="ro1">
          <table:table-cell office:value-type="string" calcext:value-type="string">
            <text:p>sll1268</text:p>
          </table:table-cell>
          <table:table-cell office:value-type="float" office:value="0.24187410359328" calcext:value-type="float">
            <text:p>0.24187410359328</text:p>
          </table:table-cell>
          <table:table-cell office:value-type="float" office:value="-0.158497811282618" calcext:value-type="float">
            <text:p>-0.158497811282618</text:p>
          </table:table-cell>
          <table:table-cell office:value-type="float" office:value="0.400371914875898" calcext:value-type="float">
            <text:p>0.400371914875898</text:p>
          </table:table-cell>
        </table:table-row>
        <table:table-row table:style-name="ro1">
          <table:table-cell office:value-type="string" calcext:value-type="string">
            <text:p>slr1638</text:p>
          </table:table-cell>
          <table:table-cell office:value-type="float" office:value="0.533518477758735" calcext:value-type="float">
            <text:p>0.533518477758735</text:p>
          </table:table-cell>
          <table:table-cell office:value-type="float" office:value="0.132256503649575" calcext:value-type="float">
            <text:p>0.132256503649575</text:p>
          </table:table-cell>
          <table:table-cell office:value-type="float" office:value="0.40126197410916" calcext:value-type="float">
            <text:p>0.40126197410916</text:p>
          </table:table-cell>
        </table:table-row>
        <table:table-row table:style-name="ro1">
          <table:table-cell office:value-type="string" calcext:value-type="string">
            <text:p>slr2011</text:p>
          </table:table-cell>
          <table:table-cell office:value-type="float" office:value="0.256959348882424" calcext:value-type="float">
            <text:p>0.256959348882424</text:p>
          </table:table-cell>
          <table:table-cell office:value-type="float" office:value="-0.145567347017799" calcext:value-type="float">
            <text:p>-0.145567347017799</text:p>
          </table:table-cell>
          <table:table-cell office:value-type="float" office:value="0.402526695900223" calcext:value-type="float">
            <text:p>0.402526695900223</text:p>
          </table:table-cell>
        </table:table-row>
        <table:table-row table:style-name="ro1">
          <table:table-cell office:value-type="string" calcext:value-type="string">
            <text:p>sll0892</text:p>
          </table:table-cell>
          <table:table-cell office:value-type="float" office:value="0.11971148424781" calcext:value-type="float">
            <text:p>0.11971148424781</text:p>
          </table:table-cell>
          <table:table-cell office:value-type="float" office:value="-0.284021671885065" calcext:value-type="float">
            <text:p>-0.284021671885065</text:p>
          </table:table-cell>
          <table:table-cell office:value-type="float" office:value="0.403733156132876" calcext:value-type="float">
            <text:p>0.403733156132876</text:p>
          </table:table-cell>
        </table:table-row>
        <table:table-row table:style-name="ro1">
          <table:table-cell office:value-type="string" calcext:value-type="string">
            <text:p>sll1959</text:p>
          </table:table-cell>
          <table:table-cell office:value-type="float" office:value="-0.435195911774036" calcext:value-type="float">
            <text:p>-0.435195911774036</text:p>
          </table:table-cell>
          <table:table-cell office:value-type="float" office:value="-0.840242724807822" calcext:value-type="float">
            <text:p>-0.840242724807822</text:p>
          </table:table-cell>
          <table:table-cell office:value-type="float" office:value="0.405046813033786" calcext:value-type="float">
            <text:p>0.405046813033786</text:p>
          </table:table-cell>
        </table:table-row>
        <table:table-row table:style-name="ro1">
          <table:table-cell office:value-type="string" calcext:value-type="string">
            <text:p>slr0063</text:p>
          </table:table-cell>
          <table:table-cell office:value-type="float" office:value="0.32223750490616" calcext:value-type="float">
            <text:p>0.32223750490616</text:p>
          </table:table-cell>
          <table:table-cell office:value-type="float" office:value="-0.0829186838527796" calcext:value-type="float">
            <text:p>-0.0829186838527796</text:p>
          </table:table-cell>
          <table:table-cell office:value-type="float" office:value="0.40515618875894" calcext:value-type="float">
            <text:p>0.40515618875894</text:p>
          </table:table-cell>
        </table:table-row>
        <table:table-row table:style-name="ro1">
          <table:table-cell office:value-type="string" calcext:value-type="string">
            <text:p>sll0379</text:p>
          </table:table-cell>
          <table:table-cell office:value-type="float" office:value="-1.04846404269592" calcext:value-type="float">
            <text:p>-1.04846404269592</text:p>
          </table:table-cell>
          <table:table-cell office:value-type="float" office:value="-1.45404510571623" calcext:value-type="float">
            <text:p>-1.45404510571623</text:p>
          </table:table-cell>
          <table:table-cell office:value-type="float" office:value="0.405581063020308" calcext:value-type="float">
            <text:p>0.405581063020308</text:p>
          </table:table-cell>
        </table:table-row>
        <table:table-row table:style-name="ro1">
          <table:table-cell office:value-type="string" calcext:value-type="string">
            <text:p>sll1425</text:p>
          </table:table-cell>
          <table:table-cell office:value-type="float" office:value="-0.961576385922809" calcext:value-type="float">
            <text:p>-0.961576385922809</text:p>
          </table:table-cell>
          <table:table-cell office:value-type="float" office:value="-1.36824506989166" calcext:value-type="float">
            <text:p>-1.36824506989166</text:p>
          </table:table-cell>
          <table:table-cell office:value-type="float" office:value="0.406668683968851" calcext:value-type="float">
            <text:p>0.406668683968851</text:p>
          </table:table-cell>
        </table:table-row>
        <table:table-row table:style-name="ro1">
          <table:table-cell office:value-type="string" calcext:value-type="string">
            <text:p>slr6091</text:p>
          </table:table-cell>
          <table:table-cell office:value-type="float" office:value="0.174849533125559" calcext:value-type="float">
            <text:p>0.174849533125559</text:p>
          </table:table-cell>
          <table:table-cell office:value-type="float" office:value="-0.231850199132707" calcext:value-type="float">
            <text:p>-0.231850199132707</text:p>
          </table:table-cell>
          <table:table-cell office:value-type="float" office:value="0.406699732258266" calcext:value-type="float">
            <text:p>0.406699732258266</text:p>
          </table:table-cell>
        </table:table-row>
        <table:table-row table:style-name="ro1">
          <table:table-cell office:value-type="string" calcext:value-type="string">
            <text:p>slr6033</text:p>
          </table:table-cell>
          <table:table-cell office:value-type="float" office:value="0.00214545573565517" calcext:value-type="float">
            <text:p>0.00214545573565517</text:p>
          </table:table-cell>
          <table:table-cell office:value-type="float" office:value="-0.405335427125429" calcext:value-type="float">
            <text:p>-0.405335427125429</text:p>
          </table:table-cell>
          <table:table-cell office:value-type="float" office:value="0.407480882861085" calcext:value-type="float">
            <text:p>0.407480882861085</text:p>
          </table:table-cell>
        </table:table-row>
        <table:table-row table:style-name="ro1">
          <table:table-cell office:value-type="string" calcext:value-type="string">
            <text:p>slr0681</text:p>
          </table:table-cell>
          <table:table-cell office:value-type="float" office:value="0.583280499222087" calcext:value-type="float">
            <text:p>0.583280499222087</text:p>
          </table:table-cell>
          <table:table-cell office:value-type="float" office:value="0.175763926991516" calcext:value-type="float">
            <text:p>0.175763926991516</text:p>
          </table:table-cell>
          <table:table-cell office:value-type="float" office:value="0.40751657223057" calcext:value-type="float">
            <text:p>0.40751657223057</text:p>
          </table:table-cell>
        </table:table-row>
        <table:table-row table:style-name="ro1">
          <table:table-cell office:value-type="string" calcext:value-type="string">
            <text:p>slr1248</text:p>
          </table:table-cell>
          <table:table-cell office:value-type="float" office:value="0.412738101949324" calcext:value-type="float">
            <text:p>0.412738101949324</text:p>
          </table:table-cell>
          <table:table-cell office:value-type="float" office:value="0.00323048170262291" calcext:value-type="float">
            <text:p>0.00323048170262291</text:p>
          </table:table-cell>
          <table:table-cell office:value-type="float" office:value="0.409507620246701" calcext:value-type="float">
            <text:p>0.409507620246701</text:p>
          </table:table-cell>
        </table:table-row>
        <table:table-row table:style-name="ro1">
          <table:table-cell office:value-type="string" calcext:value-type="string">
            <text:p>sll5060</text:p>
          </table:table-cell>
          <table:table-cell office:value-type="float" office:value="0.0991152812848152" calcext:value-type="float">
            <text:p>0.0991152812848152</text:p>
          </table:table-cell>
          <table:table-cell office:value-type="float" office:value="-0.311607305802464" calcext:value-type="float">
            <text:p>-0.311607305802464</text:p>
          </table:table-cell>
          <table:table-cell office:value-type="float" office:value="0.410722587087279" calcext:value-type="float">
            <text:p>0.410722587087279</text:p>
          </table:table-cell>
        </table:table-row>
        <table:table-row table:style-name="ro1">
          <table:table-cell office:value-type="string" calcext:value-type="string">
            <text:p>slr1254</text:p>
          </table:table-cell>
          <table:table-cell office:value-type="float" office:value="-0.770147330201264" calcext:value-type="float">
            <text:p>-0.770147330201264</text:p>
          </table:table-cell>
          <table:table-cell office:value-type="float" office:value="-1.18175150279635" calcext:value-type="float">
            <text:p>-1.18175150279635</text:p>
          </table:table-cell>
          <table:table-cell office:value-type="float" office:value="0.411604172595087" calcext:value-type="float">
            <text:p>0.411604172595087</text:p>
          </table:table-cell>
        </table:table-row>
        <table:table-row table:style-name="ro1">
          <table:table-cell office:value-type="string" calcext:value-type="string">
            <text:p>slr1474</text:p>
          </table:table-cell>
          <table:table-cell office:value-type="float" office:value="0.136908804879247" calcext:value-type="float">
            <text:p>0.136908804879247</text:p>
          </table:table-cell>
          <table:table-cell office:value-type="float" office:value="-0.275475706237067" calcext:value-type="float">
            <text:p>-0.275475706237067</text:p>
          </table:table-cell>
          <table:table-cell office:value-type="float" office:value="0.412384511116314" calcext:value-type="float">
            <text:p>0.412384511116314</text:p>
          </table:table-cell>
        </table:table-row>
        <table:table-row table:style-name="ro1">
          <table:table-cell office:value-type="string" calcext:value-type="string">
            <text:p>slr1813</text:p>
          </table:table-cell>
          <table:table-cell office:value-type="float" office:value="0.161807431552031" calcext:value-type="float">
            <text:p>0.161807431552031</text:p>
          </table:table-cell>
          <table:table-cell office:value-type="float" office:value="-0.251100106713818" calcext:value-type="float">
            <text:p>-0.251100106713818</text:p>
          </table:table-cell>
          <table:table-cell office:value-type="float" office:value="0.412907538265848" calcext:value-type="float">
            <text:p>0.412907538265848</text:p>
          </table:table-cell>
        </table:table-row>
        <table:table-row table:style-name="ro1">
          <table:table-cell office:value-type="string" calcext:value-type="string">
            <text:p>sll0451</text:p>
          </table:table-cell>
          <table:table-cell office:value-type="float" office:value="-0.0242184915426534" calcext:value-type="float">
            <text:p>-0.0242184915426534</text:p>
          </table:table-cell>
          <table:table-cell office:value-type="float" office:value="-0.437174194544252" calcext:value-type="float">
            <text:p>-0.437174194544252</text:p>
          </table:table-cell>
          <table:table-cell office:value-type="float" office:value="0.412955703001598" calcext:value-type="float">
            <text:p>0.412955703001598</text:p>
          </table:table-cell>
        </table:table-row>
        <table:table-row table:style-name="ro1">
          <table:table-cell office:value-type="string" calcext:value-type="string">
            <text:p>sll0295</text:p>
          </table:table-cell>
          <table:table-cell office:value-type="float" office:value="0.219235693053813" calcext:value-type="float">
            <text:p>0.219235693053813</text:p>
          </table:table-cell>
          <table:table-cell office:value-type="float" office:value="-0.193845822675335" calcext:value-type="float">
            <text:p>-0.193845822675335</text:p>
          </table:table-cell>
          <table:table-cell office:value-type="float" office:value="0.413081515729148" calcext:value-type="float">
            <text:p>0.413081515729148</text:p>
          </table:table-cell>
        </table:table-row>
        <table:table-row table:style-name="ro1">
          <table:table-cell office:value-type="string" calcext:value-type="string">
            <text:p>sll1885</text:p>
          </table:table-cell>
          <table:table-cell office:value-type="float" office:value="-0.368490418373604" calcext:value-type="float">
            <text:p>-0.368490418373604</text:p>
          </table:table-cell>
          <table:table-cell office:value-type="float" office:value="-0.78168479477675" calcext:value-type="float">
            <text:p>-0.78168479477675</text:p>
          </table:table-cell>
          <table:table-cell office:value-type="float" office:value="0.413194376403146" calcext:value-type="float">
            <text:p>0.413194376403146</text:p>
          </table:table-cell>
        </table:table-row>
        <table:table-row table:style-name="ro1">
          <table:table-cell office:value-type="string" calcext:value-type="string">
            <text:p>slr0546</text:p>
          </table:table-cell>
          <table:table-cell office:value-type="float" office:value="-2.28324548352013" calcext:value-type="float">
            <text:p>-2.28324548352013</text:p>
          </table:table-cell>
          <table:table-cell office:value-type="float" office:value="-2.696454665359" calcext:value-type="float">
            <text:p>-2.696454665359</text:p>
          </table:table-cell>
          <table:table-cell office:value-type="float" office:value="0.413209181838872" calcext:value-type="float">
            <text:p>0.413209181838872</text:p>
          </table:table-cell>
        </table:table-row>
        <table:table-row table:style-name="ro1">
          <table:table-cell office:value-type="string" calcext:value-type="string">
            <text:p>slr2141</text:p>
          </table:table-cell>
          <table:table-cell office:value-type="float" office:value="-0.468920080353221" calcext:value-type="float">
            <text:p>-0.468920080353221</text:p>
          </table:table-cell>
          <table:table-cell office:value-type="float" office:value="-0.883125630233897" calcext:value-type="float">
            <text:p>-0.883125630233897</text:p>
          </table:table-cell>
          <table:table-cell office:value-type="float" office:value="0.414205549880676" calcext:value-type="float">
            <text:p>0.414205549880676</text:p>
          </table:table-cell>
        </table:table-row>
        <table:table-row table:style-name="ro1">
          <table:table-cell office:value-type="string" calcext:value-type="string">
            <text:p>ssr2333</text:p>
          </table:table-cell>
          <table:table-cell office:value-type="float" office:value="-0.361682719669076" calcext:value-type="float">
            <text:p>-0.361682719669076</text:p>
          </table:table-cell>
          <table:table-cell office:value-type="float" office:value="-0.778115093101063" calcext:value-type="float">
            <text:p>-0.778115093101063</text:p>
          </table:table-cell>
          <table:table-cell office:value-type="float" office:value="0.416432373431988" calcext:value-type="float">
            <text:p>0.416432373431988</text:p>
          </table:table-cell>
        </table:table-row>
        <table:table-row table:style-name="ro1">
          <table:table-cell office:value-type="string" calcext:value-type="string">
            <text:p>slr1622</text:p>
          </table:table-cell>
          <table:table-cell office:value-type="float" office:value="0.458557314960825" calcext:value-type="float">
            <text:p>0.458557314960825</text:p>
          </table:table-cell>
          <table:table-cell office:value-type="float" office:value="0.0420787344171505" calcext:value-type="float">
            <text:p>0.0420787344171505</text:p>
          </table:table-cell>
          <table:table-cell office:value-type="float" office:value="0.416478580543675" calcext:value-type="float">
            <text:p>0.416478580543675</text:p>
          </table:table-cell>
        </table:table-row>
        <table:table-row table:style-name="ro1">
          <table:table-cell office:value-type="string" calcext:value-type="string">
            <text:p>ssl7039</text:p>
          </table:table-cell>
          <table:table-cell office:value-type="float" office:value="0.193669411190437" calcext:value-type="float">
            <text:p>0.193669411190437</text:p>
          </table:table-cell>
          <table:table-cell office:value-type="float" office:value="-0.223339318647292" calcext:value-type="float">
            <text:p>-0.223339318647292</text:p>
          </table:table-cell>
          <table:table-cell office:value-type="float" office:value="0.41700872983773" calcext:value-type="float">
            <text:p>0.41700872983773</text:p>
          </table:table-cell>
        </table:table-row>
        <table:table-row table:style-name="ro1">
          <table:table-cell office:value-type="string" calcext:value-type="string">
            <text:p>slr0284</text:p>
          </table:table-cell>
          <table:table-cell office:value-type="float" office:value="0.228283598739832" calcext:value-type="float">
            <text:p>0.228283598739832</text:p>
          </table:table-cell>
          <table:table-cell office:value-type="float" office:value="-0.188938129019682" calcext:value-type="float">
            <text:p>-0.188938129019682</text:p>
          </table:table-cell>
          <table:table-cell office:value-type="float" office:value="0.417221727759514" calcext:value-type="float">
            <text:p>0.417221727759514</text:p>
          </table:table-cell>
        </table:table-row>
        <table:table-row table:style-name="ro1">
          <table:table-cell office:value-type="string" calcext:value-type="string">
            <text:p>sll1316</text:p>
          </table:table-cell>
          <table:table-cell office:value-type="float" office:value="-1.01522389566309" calcext:value-type="float">
            <text:p>-1.01522389566309</text:p>
          </table:table-cell>
          <table:table-cell office:value-type="float" office:value="-1.43260327026332" calcext:value-type="float">
            <text:p>-1.43260327026332</text:p>
          </table:table-cell>
          <table:table-cell office:value-type="float" office:value="0.417379374600231" calcext:value-type="float">
            <text:p>0.417379374600231</text:p>
          </table:table-cell>
        </table:table-row>
        <table:table-row table:style-name="ro1">
          <table:table-cell office:value-type="string" calcext:value-type="string">
            <text:p>sll0611</text:p>
          </table:table-cell>
          <table:table-cell office:value-type="float" office:value="0.145822251519083" calcext:value-type="float">
            <text:p>0.145822251519083</text:p>
          </table:table-cell>
          <table:table-cell office:value-type="float" office:value="-0.272349933237326" calcext:value-type="float">
            <text:p>-0.272349933237326</text:p>
          </table:table-cell>
          <table:table-cell office:value-type="float" office:value="0.418172184756409" calcext:value-type="float">
            <text:p>0.418172184756409</text:p>
          </table:table-cell>
        </table:table-row>
        <table:table-row table:style-name="ro1">
          <table:table-cell office:value-type="string" calcext:value-type="string">
            <text:p>sll1450</text:p>
          </table:table-cell>
          <table:table-cell office:value-type="float" office:value="-0.302127913368476" calcext:value-type="float">
            <text:p>-0.302127913368476</text:p>
          </table:table-cell>
          <table:table-cell office:value-type="float" office:value="-0.720372370835028" calcext:value-type="float">
            <text:p>-0.720372370835028</text:p>
          </table:table-cell>
          <table:table-cell office:value-type="float" office:value="0.418244457466552" calcext:value-type="float">
            <text:p>0.418244457466552</text:p>
          </table:table-cell>
        </table:table-row>
        <table:table-row table:style-name="ro1">
          <table:table-cell office:value-type="string" calcext:value-type="string">
            <text:p>slr1903</text:p>
          </table:table-cell>
          <table:table-cell office:value-type="float" office:value="0.102743036953157" calcext:value-type="float">
            <text:p>0.102743036953157</text:p>
          </table:table-cell>
          <table:table-cell office:value-type="float" office:value="-0.316202139224007" calcext:value-type="float">
            <text:p>-0.316202139224007</text:p>
          </table:table-cell>
          <table:table-cell office:value-type="float" office:value="0.418945176177163" calcext:value-type="float">
            <text:p>0.418945176177163</text:p>
          </table:table-cell>
        </table:table-row>
        <table:table-row table:style-name="ro1">
          <table:table-cell office:value-type="string" calcext:value-type="string">
            <text:p>sll0617</text:p>
          </table:table-cell>
          <table:table-cell office:value-type="float" office:value="-0.958937317409394" calcext:value-type="float">
            <text:p>-0.958937317409394</text:p>
          </table:table-cell>
          <table:table-cell office:value-type="float" office:value="-1.37849409283518" calcext:value-type="float">
            <text:p>-1.37849409283518</text:p>
          </table:table-cell>
          <table:table-cell office:value-type="float" office:value="0.419556775425789" calcext:value-type="float">
            <text:p>0.419556775425789</text:p>
          </table:table-cell>
        </table:table-row>
        <table:table-row table:style-name="ro1">
          <table:table-cell office:value-type="string" calcext:value-type="string">
            <text:p>slr0089</text:p>
          </table:table-cell>
          <table:table-cell office:value-type="float" office:value="0.311360987284353" calcext:value-type="float">
            <text:p>0.311360987284353</text:p>
          </table:table-cell>
          <table:table-cell office:value-type="float" office:value="-0.110709204402157" calcext:value-type="float">
            <text:p>-0.110709204402157</text:p>
          </table:table-cell>
          <table:table-cell office:value-type="float" office:value="0.42207019168651" calcext:value-type="float">
            <text:p>0.42207019168651</text:p>
          </table:table-cell>
        </table:table-row>
        <table:table-row table:style-name="ro1">
          <table:table-cell office:value-type="string" calcext:value-type="string">
            <text:p>slr1966</text:p>
          </table:table-cell>
          <table:table-cell office:value-type="float" office:value="0.146528201921887" calcext:value-type="float">
            <text:p>0.146528201921887</text:p>
          </table:table-cell>
          <table:table-cell office:value-type="float" office:value="-0.275974036754245" calcext:value-type="float">
            <text:p>-0.275974036754245</text:p>
          </table:table-cell>
          <table:table-cell office:value-type="float" office:value="0.422502238676132" calcext:value-type="float">
            <text:p>0.422502238676132</text:p>
          </table:table-cell>
        </table:table-row>
        <table:table-row table:style-name="ro1">
          <table:table-cell office:value-type="string" calcext:value-type="string">
            <text:p>sll0554</text:p>
          </table:table-cell>
          <table:table-cell office:value-type="float" office:value="-0.777905512342292" calcext:value-type="float">
            <text:p>-0.777905512342292</text:p>
          </table:table-cell>
          <table:table-cell office:value-type="float" office:value="-1.20059921734577" calcext:value-type="float">
            <text:p>-1.20059921734577</text:p>
          </table:table-cell>
          <table:table-cell office:value-type="float" office:value="0.422693705003473" calcext:value-type="float">
            <text:p>0.422693705003473</text:p>
          </table:table-cell>
        </table:table-row>
        <table:table-row table:style-name="ro1">
          <table:table-cell office:value-type="string" calcext:value-type="string">
            <text:p>sll0822</text:p>
          </table:table-cell>
          <table:table-cell office:value-type="float" office:value="-0.437514330302372" calcext:value-type="float">
            <text:p>-0.437514330302372</text:p>
          </table:table-cell>
          <table:table-cell office:value-type="float" office:value="-0.861980893214857" calcext:value-type="float">
            <text:p>-0.861980893214857</text:p>
          </table:table-cell>
          <table:table-cell office:value-type="float" office:value="0.424466562912485" calcext:value-type="float">
            <text:p>0.424466562912485</text:p>
          </table:table-cell>
        </table:table-row>
        <table:table-row table:style-name="ro1">
          <table:table-cell office:value-type="string" calcext:value-type="string">
            <text:p>ssl3615</text:p>
          </table:table-cell>
          <table:table-cell office:value-type="float" office:value="0.247488103558827" calcext:value-type="float">
            <text:p>0.247488103558827</text:p>
          </table:table-cell>
          <table:table-cell office:value-type="float" office:value="-0.177373680915153" calcext:value-type="float">
            <text:p>-0.177373680915153</text:p>
          </table:table-cell>
          <table:table-cell office:value-type="float" office:value="0.42486178447398" calcext:value-type="float">
            <text:p>0.42486178447398</text:p>
          </table:table-cell>
        </table:table-row>
        <table:table-row table:style-name="ro1">
          <table:table-cell office:value-type="string" calcext:value-type="string">
            <text:p>slr0240</text:p>
          </table:table-cell>
          <table:table-cell office:value-type="float" office:value="-0.173630981913356" calcext:value-type="float">
            <text:p>-0.173630981913356</text:p>
          </table:table-cell>
          <table:table-cell office:value-type="float" office:value="-0.60012796451454" calcext:value-type="float">
            <text:p>-0.60012796451454</text:p>
          </table:table-cell>
          <table:table-cell office:value-type="float" office:value="0.426496982601184" calcext:value-type="float">
            <text:p>0.426496982601184</text:p>
          </table:table-cell>
        </table:table-row>
        <table:table-row table:style-name="ro1">
          <table:table-cell office:value-type="string" calcext:value-type="string">
            <text:p>slr0362</text:p>
          </table:table-cell>
          <table:table-cell office:value-type="float" office:value="0.0307455878287101" calcext:value-type="float">
            <text:p>0.0307455878287101</text:p>
          </table:table-cell>
          <table:table-cell office:value-type="float" office:value="-0.396308423026262" calcext:value-type="float">
            <text:p>-0.396308423026262</text:p>
          </table:table-cell>
          <table:table-cell office:value-type="float" office:value="0.427054010854972" calcext:value-type="float">
            <text:p>0.427054010854972</text:p>
          </table:table-cell>
        </table:table-row>
        <table:table-row table:style-name="ro1">
          <table:table-cell office:value-type="string" calcext:value-type="string">
            <text:p>sll0980</text:p>
          </table:table-cell>
          <table:table-cell office:value-type="float" office:value="0.334977519867486" calcext:value-type="float">
            <text:p>0.334977519867486</text:p>
          </table:table-cell>
          <table:table-cell office:value-type="float" office:value="-0.0921990272405883" calcext:value-type="float">
            <text:p>-0.0921990272405883</text:p>
          </table:table-cell>
          <table:table-cell office:value-type="float" office:value="0.427176547108075" calcext:value-type="float">
            <text:p>0.427176547108075</text:p>
          </table:table-cell>
        </table:table-row>
        <table:table-row table:style-name="ro1">
          <table:table-cell office:value-type="string" calcext:value-type="string">
            <text:p>sll0262</text:p>
          </table:table-cell>
          <table:table-cell office:value-type="float" office:value="-0.223622650659846" calcext:value-type="float">
            <text:p>-0.223622650659846</text:p>
          </table:table-cell>
          <table:table-cell office:value-type="float" office:value="-0.650855489201207" calcext:value-type="float">
            <text:p>-0.650855489201207</text:p>
          </table:table-cell>
          <table:table-cell office:value-type="float" office:value="0.42723283854136" calcext:value-type="float">
            <text:p>0.42723283854136</text:p>
          </table:table-cell>
        </table:table-row>
        <table:table-row table:style-name="ro1">
          <table:table-cell office:value-type="string" calcext:value-type="string">
            <text:p>sll1030</text:p>
          </table:table-cell>
          <table:table-cell office:value-type="float" office:value="0.851533978181858" calcext:value-type="float">
            <text:p>0.851533978181858</text:p>
          </table:table-cell>
          <table:table-cell office:value-type="float" office:value="0.42408734791241" calcext:value-type="float">
            <text:p>0.42408734791241</text:p>
          </table:table-cell>
          <table:table-cell office:value-type="float" office:value="0.427446630269449" calcext:value-type="float">
            <text:p>0.427446630269449</text:p>
          </table:table-cell>
        </table:table-row>
        <table:table-row table:style-name="ro1">
          <table:table-cell office:value-type="string" calcext:value-type="string">
            <text:p>ssl5025</text:p>
          </table:table-cell>
          <table:table-cell office:value-type="float" office:value="-0.0930330892897421" calcext:value-type="float">
            <text:p>-0.0930330892897421</text:p>
          </table:table-cell>
          <table:table-cell office:value-type="float" office:value="-0.521830328825206" calcext:value-type="float">
            <text:p>-0.521830328825206</text:p>
          </table:table-cell>
          <table:table-cell office:value-type="float" office:value="0.428797239535464" calcext:value-type="float">
            <text:p>0.428797239535464</text:p>
          </table:table-cell>
        </table:table-row>
        <table:table-row table:style-name="ro1">
          <table:table-cell office:value-type="string" calcext:value-type="string">
            <text:p>slr7092</text:p>
          </table:table-cell>
          <table:table-cell office:value-type="float" office:value="0.243941201422168" calcext:value-type="float">
            <text:p>0.243941201422168</text:p>
          </table:table-cell>
          <table:table-cell office:value-type="float" office:value="-0.184860109938733" calcext:value-type="float">
            <text:p>-0.184860109938733</text:p>
          </table:table-cell>
          <table:table-cell office:value-type="float" office:value="0.428801311360901" calcext:value-type="float">
            <text:p>0.428801311360901</text:p>
          </table:table-cell>
        </table:table-row>
        <table:table-row table:style-name="ro1">
          <table:table-cell office:value-type="string" calcext:value-type="string">
            <text:p>sll1321</text:p>
          </table:table-cell>
          <table:table-cell office:value-type="float" office:value="-0.589002928420658" calcext:value-type="float">
            <text:p>-0.589002928420658</text:p>
          </table:table-cell>
          <table:table-cell office:value-type="float" office:value="-1.01819280474071" calcext:value-type="float">
            <text:p>-1.01819280474071</text:p>
          </table:table-cell>
          <table:table-cell office:value-type="float" office:value="0.429189876320055" calcext:value-type="float">
            <text:p>0.429189876320055</text:p>
          </table:table-cell>
        </table:table-row>
        <table:table-row table:style-name="ro1">
          <table:table-cell office:value-type="string" calcext:value-type="string">
            <text:p>ssl7007</text:p>
          </table:table-cell>
          <table:table-cell office:value-type="float" office:value="-0.0535083795855709" calcext:value-type="float">
            <text:p>-0.0535083795855709</text:p>
          </table:table-cell>
          <table:table-cell office:value-type="float" office:value="-0.486622674049012" calcext:value-type="float">
            <text:p>-0.486622674049012</text:p>
          </table:table-cell>
          <table:table-cell office:value-type="float" office:value="0.433114294463441" calcext:value-type="float">
            <text:p>0.433114294463441</text:p>
          </table:table-cell>
        </table:table-row>
        <table:table-row table:style-name="ro1">
          <table:table-cell office:value-type="string" calcext:value-type="string">
            <text:p>ssl1378</text:p>
          </table:table-cell>
          <table:table-cell office:value-type="float" office:value="0.365741810101487" calcext:value-type="float">
            <text:p>0.365741810101487</text:p>
          </table:table-cell>
          <table:table-cell office:value-type="float" office:value="-0.0674186587814" calcext:value-type="float">
            <text:p>-0.0674186587814</text:p>
          </table:table-cell>
          <table:table-cell office:value-type="float" office:value="0.433160468882887" calcext:value-type="float">
            <text:p>0.433160468882887</text:p>
          </table:table-cell>
        </table:table-row>
        <table:table-row table:style-name="ro1">
          <table:table-cell office:value-type="string" calcext:value-type="string">
            <text:p>sll1596</text:p>
          </table:table-cell>
          <table:table-cell office:value-type="float" office:value="0.261405094800829" calcext:value-type="float">
            <text:p>0.261405094800829</text:p>
          </table:table-cell>
          <table:table-cell office:value-type="float" office:value="-0.172105776366587" calcext:value-type="float">
            <text:p>-0.172105776366587</text:p>
          </table:table-cell>
          <table:table-cell office:value-type="float" office:value="0.433510871167416" calcext:value-type="float">
            <text:p>0.433510871167416</text:p>
          </table:table-cell>
        </table:table-row>
        <table:table-row table:style-name="ro1">
          <table:table-cell office:value-type="string" calcext:value-type="string">
            <text:p>slr0864</text:p>
          </table:table-cell>
          <table:table-cell office:value-type="float" office:value="0.387268027701851" calcext:value-type="float">
            <text:p>0.387268027701851</text:p>
          </table:table-cell>
          <table:table-cell office:value-type="float" office:value="-0.0464053792013793" calcext:value-type="float">
            <text:p>-0.0464053792013793</text:p>
          </table:table-cell>
          <table:table-cell office:value-type="float" office:value="0.43367340690323" calcext:value-type="float">
            <text:p>0.43367340690323</text:p>
          </table:table-cell>
        </table:table-row>
        <table:table-row table:style-name="ro1">
          <table:table-cell office:value-type="string" calcext:value-type="string">
            <text:p>sll0716</text:p>
          </table:table-cell>
          <table:table-cell office:value-type="float" office:value="-0.0340672354623911" calcext:value-type="float">
            <text:p>-0.0340672354623911</text:p>
          </table:table-cell>
          <table:table-cell office:value-type="float" office:value="-0.46926699281497" calcext:value-type="float">
            <text:p>-0.46926699281497</text:p>
          </table:table-cell>
          <table:table-cell office:value-type="float" office:value="0.435199757352579" calcext:value-type="float">
            <text:p>0.435199757352579</text:p>
          </table:table-cell>
        </table:table-row>
        <table:table-row table:style-name="ro1">
          <table:table-cell office:value-type="string" calcext:value-type="string">
            <text:p>slr1970</text:p>
          </table:table-cell>
          <table:table-cell office:value-type="float" office:value="0.204853363259683" calcext:value-type="float">
            <text:p>0.204853363259683</text:p>
          </table:table-cell>
          <table:table-cell office:value-type="float" office:value="-0.230659618145244" calcext:value-type="float">
            <text:p>-0.230659618145244</text:p>
          </table:table-cell>
          <table:table-cell office:value-type="float" office:value="0.435512981404927" calcext:value-type="float">
            <text:p>0.435512981404927</text:p>
          </table:table-cell>
        </table:table-row>
        <table:table-row table:style-name="ro1">
          <table:table-cell office:value-type="string" calcext:value-type="string">
            <text:p>slr0794</text:p>
          </table:table-cell>
          <table:table-cell office:value-type="float" office:value="-0.33972505562919" calcext:value-type="float">
            <text:p>-0.33972505562919</text:p>
          </table:table-cell>
          <table:table-cell office:value-type="float" office:value="-0.775253366780133" calcext:value-type="float">
            <text:p>-0.775253366780133</text:p>
          </table:table-cell>
          <table:table-cell office:value-type="float" office:value="0.435528311150943" calcext:value-type="float">
            <text:p>0.435528311150943</text:p>
          </table:table-cell>
        </table:table-row>
        <table:table-row table:style-name="ro1">
          <table:table-cell office:value-type="string" calcext:value-type="string">
            <text:p>sll1322</text:p>
          </table:table-cell>
          <table:table-cell office:value-type="float" office:value="-0.802899261687315" calcext:value-type="float">
            <text:p>-0.802899261687315</text:p>
          </table:table-cell>
          <table:table-cell office:value-type="float" office:value="-1.23917886232331" calcext:value-type="float">
            <text:p>-1.23917886232331</text:p>
          </table:table-cell>
          <table:table-cell office:value-type="float" office:value="0.436279600635998" calcext:value-type="float">
            <text:p>0.436279600635998</text:p>
          </table:table-cell>
        </table:table-row>
        <table:table-row table:style-name="ro1">
          <table:table-cell office:value-type="string" calcext:value-type="string">
            <text:p>sll0329</text:p>
          </table:table-cell>
          <table:table-cell office:value-type="float" office:value="0.270603673621164" calcext:value-type="float">
            <text:p>0.270603673621164</text:p>
          </table:table-cell>
          <table:table-cell office:value-type="float" office:value="-0.166204019567024" calcext:value-type="float">
            <text:p>-0.166204019567024</text:p>
          </table:table-cell>
          <table:table-cell office:value-type="float" office:value="0.436807693188187" calcext:value-type="float">
            <text:p>0.436807693188187</text:p>
          </table:table-cell>
        </table:table-row>
        <table:table-row table:style-name="ro1">
          <table:table-cell office:value-type="string" calcext:value-type="string">
            <text:p>sll0862</text:p>
          </table:table-cell>
          <table:table-cell office:value-type="float" office:value="0.289489500548848" calcext:value-type="float">
            <text:p>0.289489500548848</text:p>
          </table:table-cell>
          <table:table-cell office:value-type="float" office:value="-0.148232259960923" calcext:value-type="float">
            <text:p>-0.148232259960923</text:p>
          </table:table-cell>
          <table:table-cell office:value-type="float" office:value="0.437721760509771" calcext:value-type="float">
            <text:p>0.437721760509771</text:p>
          </table:table-cell>
        </table:table-row>
        <table:table-row table:style-name="ro1">
          <table:table-cell office:value-type="string" calcext:value-type="string">
            <text:p>slr1509</text:p>
          </table:table-cell>
          <table:table-cell office:value-type="float" office:value="0.0465201994720211" calcext:value-type="float">
            <text:p>0.0465201994720211</text:p>
          </table:table-cell>
          <table:table-cell office:value-type="float" office:value="-0.392544370682093" calcext:value-type="float">
            <text:p>-0.392544370682093</text:p>
          </table:table-cell>
          <table:table-cell office:value-type="float" office:value="0.439064570154114" calcext:value-type="float">
            <text:p>0.439064570154114</text:p>
          </table:table-cell>
        </table:table-row>
        <table:table-row table:style-name="ro1">
          <table:table-cell office:value-type="string" calcext:value-type="string">
            <text:p>sll1811</text:p>
          </table:table-cell>
          <table:table-cell office:value-type="float" office:value="-0.984596654308977" calcext:value-type="float">
            <text:p>-0.984596654308977</text:p>
          </table:table-cell>
          <table:table-cell office:value-type="float" office:value="-1.42380375725566" calcext:value-type="float">
            <text:p>-1.42380375725566</text:p>
          </table:table-cell>
          <table:table-cell office:value-type="float" office:value="0.439207102946679" calcext:value-type="float">
            <text:p>0.439207102946679</text:p>
          </table:table-cell>
        </table:table-row>
        <table:table-row table:style-name="ro1">
          <table:table-cell office:value-type="string" calcext:value-type="string">
            <text:p>slr0744</text:p>
          </table:table-cell>
          <table:table-cell office:value-type="float" office:value="-0.33215652732333" calcext:value-type="float">
            <text:p>-0.33215652732333</text:p>
          </table:table-cell>
          <table:table-cell office:value-type="float" office:value="-0.771678920098335" calcext:value-type="float">
            <text:p>-0.771678920098335</text:p>
          </table:table-cell>
          <table:table-cell office:value-type="float" office:value="0.439522392775006" calcext:value-type="float">
            <text:p>0.439522392775006</text:p>
          </table:table-cell>
        </table:table-row>
        <table:table-row table:style-name="ro1">
          <table:table-cell office:value-type="string" calcext:value-type="string">
            <text:p>ssl1690</text:p>
          </table:table-cell>
          <table:table-cell office:value-type="float" office:value="0.195136923619754" calcext:value-type="float">
            <text:p>0.195136923619754</text:p>
          </table:table-cell>
          <table:table-cell office:value-type="float" office:value="-0.245560663500339" calcext:value-type="float">
            <text:p>-0.245560663500339</text:p>
          </table:table-cell>
          <table:table-cell office:value-type="float" office:value="0.440697587120093" calcext:value-type="float">
            <text:p>0.440697587120093</text:p>
          </table:table-cell>
        </table:table-row>
        <table:table-row table:style-name="ro1">
          <table:table-cell office:value-type="string" calcext:value-type="string">
            <text:p>slr0865</text:p>
          </table:table-cell>
          <table:table-cell office:value-type="float" office:value="0.100099688557062" calcext:value-type="float">
            <text:p>0.100099688557062</text:p>
          </table:table-cell>
          <table:table-cell office:value-type="float" office:value="-0.340988253043994" calcext:value-type="float">
            <text:p>-0.340988253043994</text:p>
          </table:table-cell>
          <table:table-cell office:value-type="float" office:value="0.441087941601056" calcext:value-type="float">
            <text:p>0.441087941601056</text:p>
          </table:table-cell>
        </table:table-row>
        <table:table-row table:style-name="ro1">
          <table:table-cell office:value-type="string" calcext:value-type="string">
            <text:p>sll0312</text:p>
          </table:table-cell>
          <table:table-cell office:value-type="float" office:value="0.136594518107729" calcext:value-type="float">
            <text:p>0.136594518107729</text:p>
          </table:table-cell>
          <table:table-cell office:value-type="float" office:value="-0.305911557549182" calcext:value-type="float">
            <text:p>-0.305911557549182</text:p>
          </table:table-cell>
          <table:table-cell office:value-type="float" office:value="0.442506075656911" calcext:value-type="float">
            <text:p>0.442506075656911</text:p>
          </table:table-cell>
        </table:table-row>
        <table:table-row table:style-name="ro1">
          <table:table-cell office:value-type="string" calcext:value-type="string">
            <text:p>slr1469</text:p>
          </table:table-cell>
          <table:table-cell office:value-type="float" office:value="0.393980676335145" calcext:value-type="float">
            <text:p>0.393980676335145</text:p>
          </table:table-cell>
          <table:table-cell office:value-type="float" office:value="-0.0491297067129294" calcext:value-type="float">
            <text:p>-0.0491297067129294</text:p>
          </table:table-cell>
          <table:table-cell office:value-type="float" office:value="0.443110383048075" calcext:value-type="float">
            <text:p>0.443110383048075</text:p>
          </table:table-cell>
        </table:table-row>
        <table:table-row table:style-name="ro1">
          <table:table-cell office:value-type="string" calcext:value-type="string">
            <text:p>slr1393</text:p>
          </table:table-cell>
          <table:table-cell office:value-type="float" office:value="0.554380415454877" calcext:value-type="float">
            <text:p>0.554380415454877</text:p>
          </table:table-cell>
          <table:table-cell office:value-type="float" office:value="0.110999514772454" calcext:value-type="float">
            <text:p>0.110999514772454</text:p>
          </table:table-cell>
          <table:table-cell office:value-type="float" office:value="0.443380900682423" calcext:value-type="float">
            <text:p>0.443380900682423</text:p>
          </table:table-cell>
        </table:table-row>
        <table:table-row table:style-name="ro1">
          <table:table-cell office:value-type="string" calcext:value-type="string">
            <text:p>sll0272</text:p>
          </table:table-cell>
          <table:table-cell office:value-type="float" office:value="-0.0300587364391283" calcext:value-type="float">
            <text:p>-0.0300587364391283</text:p>
          </table:table-cell>
          <table:table-cell office:value-type="float" office:value="-0.473572502178094" calcext:value-type="float">
            <text:p>-0.473572502178094</text:p>
          </table:table-cell>
          <table:table-cell office:value-type="float" office:value="0.443513765738966" calcext:value-type="float">
            <text:p>0.443513765738966</text:p>
          </table:table-cell>
        </table:table-row>
        <table:table-row table:style-name="ro1">
          <table:table-cell office:value-type="string" calcext:value-type="string">
            <text:p>sll1432</text:p>
          </table:table-cell>
          <table:table-cell office:value-type="float" office:value="0.0568738953387846" calcext:value-type="float">
            <text:p>0.0568738953387846</text:p>
          </table:table-cell>
          <table:table-cell office:value-type="float" office:value="-0.387093577210446" calcext:value-type="float">
            <text:p>-0.387093577210446</text:p>
          </table:table-cell>
          <table:table-cell office:value-type="float" office:value="0.443967472549231" calcext:value-type="float">
            <text:p>0.443967472549231</text:p>
          </table:table-cell>
        </table:table-row>
        <table:table-row table:style-name="ro1">
          <table:table-cell office:value-type="string" calcext:value-type="string">
            <text:p>sll0720</text:p>
          </table:table-cell>
          <table:table-cell office:value-type="float" office:value="0.172361605652101" calcext:value-type="float">
            <text:p>0.172361605652101</text:p>
          </table:table-cell>
          <table:table-cell office:value-type="float" office:value="-0.273934069387886" calcext:value-type="float">
            <text:p>-0.273934069387886</text:p>
          </table:table-cell>
          <table:table-cell office:value-type="float" office:value="0.446295675039987" calcext:value-type="float">
            <text:p>0.446295675039987</text:p>
          </table:table-cell>
        </table:table-row>
        <table:table-row table:style-name="ro1">
          <table:table-cell office:value-type="string" calcext:value-type="string">
            <text:p>sll0877</text:p>
          </table:table-cell>
          <table:table-cell office:value-type="float" office:value="0.634626353755959" calcext:value-type="float">
            <text:p>0.634626353755959</text:p>
          </table:table-cell>
          <table:table-cell office:value-type="float" office:value="0.188004593088565" calcext:value-type="float">
            <text:p>0.188004593088565</text:p>
          </table:table-cell>
          <table:table-cell office:value-type="float" office:value="0.446621760667394" calcext:value-type="float">
            <text:p>0.446621760667394</text:p>
          </table:table-cell>
        </table:table-row>
        <table:table-row table:style-name="ro1">
          <table:table-cell office:value-type="string" calcext:value-type="string">
            <text:p>sll1746</text:p>
          </table:table-cell>
          <table:table-cell office:value-type="float" office:value="-1.24455657343288" calcext:value-type="float">
            <text:p>-1.24455657343288</text:p>
          </table:table-cell>
          <table:table-cell office:value-type="float" office:value="-1.6916436161674" calcext:value-type="float">
            <text:p>-1.6916436161674</text:p>
          </table:table-cell>
          <table:table-cell office:value-type="float" office:value="0.447087042734514" calcext:value-type="float">
            <text:p>0.447087042734514</text:p>
          </table:table-cell>
        </table:table-row>
        <table:table-row table:style-name="ro1">
          <table:table-cell office:value-type="string" calcext:value-type="string">
            <text:p>slr0301</text:p>
          </table:table-cell>
          <table:table-cell office:value-type="float" office:value="0.265166465310447" calcext:value-type="float">
            <text:p>0.265166465310447</text:p>
          </table:table-cell>
          <table:table-cell office:value-type="float" office:value="-0.182044825946357" calcext:value-type="float">
            <text:p>-0.182044825946357</text:p>
          </table:table-cell>
          <table:table-cell office:value-type="float" office:value="0.447211291256803" calcext:value-type="float">
            <text:p>0.447211291256803</text:p>
          </table:table-cell>
        </table:table-row>
        <table:table-row table:style-name="ro1">
          <table:table-cell office:value-type="string" calcext:value-type="string">
            <text:p>slr0552</text:p>
          </table:table-cell>
          <table:table-cell office:value-type="float" office:value="0.324782140211386" calcext:value-type="float">
            <text:p>0.324782140211386</text:p>
          </table:table-cell>
          <table:table-cell office:value-type="float" office:value="-0.122556942395039" calcext:value-type="float">
            <text:p>-0.122556942395039</text:p>
          </table:table-cell>
          <table:table-cell office:value-type="float" office:value="0.447339082606425" calcext:value-type="float">
            <text:p>0.447339082606425</text:p>
          </table:table-cell>
        </table:table-row>
        <table:table-row table:style-name="ro1">
          <table:table-cell office:value-type="string" calcext:value-type="string">
            <text:p>slr1453</text:p>
          </table:table-cell>
          <table:table-cell office:value-type="float" office:value="-0.811613444771297" calcext:value-type="float">
            <text:p>-0.811613444771297</text:p>
          </table:table-cell>
          <table:table-cell office:value-type="float" office:value="-1.25899186998358" calcext:value-type="float">
            <text:p>-1.25899186998358</text:p>
          </table:table-cell>
          <table:table-cell office:value-type="float" office:value="0.44737842521228" calcext:value-type="float">
            <text:p>0.44737842521228</text:p>
          </table:table-cell>
        </table:table-row>
        <table:table-row table:style-name="ro1">
          <table:table-cell office:value-type="string" calcext:value-type="string">
            <text:p>slr0161</text:p>
          </table:table-cell>
          <table:table-cell office:value-type="float" office:value="0.251337693865358" calcext:value-type="float">
            <text:p>0.251337693865358</text:p>
          </table:table-cell>
          <table:table-cell office:value-type="float" office:value="-0.196411962720408" calcext:value-type="float">
            <text:p>-0.196411962720408</text:p>
          </table:table-cell>
          <table:table-cell office:value-type="float" office:value="0.447749656585765" calcext:value-type="float">
            <text:p>0.447749656585765</text:p>
          </table:table-cell>
        </table:table-row>
        <table:table-row table:style-name="ro1">
          <table:table-cell office:value-type="string" calcext:value-type="string">
            <text:p>ssl5070</text:p>
          </table:table-cell>
          <table:table-cell office:value-type="float" office:value="-0.372131909742022" calcext:value-type="float">
            <text:p>-0.372131909742022</text:p>
          </table:table-cell>
          <table:table-cell office:value-type="float" office:value="-0.82153203505589" calcext:value-type="float">
            <text:p>-0.82153203505589</text:p>
          </table:table-cell>
          <table:table-cell office:value-type="float" office:value="0.449400125313868" calcext:value-type="float">
            <text:p>0.449400125313868</text:p>
          </table:table-cell>
        </table:table-row>
        <table:table-row table:style-name="ro1">
          <table:table-cell office:value-type="string" calcext:value-type="string">
            <text:p>slr0765</text:p>
          </table:table-cell>
          <table:table-cell office:value-type="float" office:value="-0.215742988546263" calcext:value-type="float">
            <text:p>-0.215742988546263</text:p>
          </table:table-cell>
          <table:table-cell office:value-type="float" office:value="-0.665538529193042" calcext:value-type="float">
            <text:p>-0.665538529193042</text:p>
          </table:table-cell>
          <table:table-cell office:value-type="float" office:value="0.449795540646779" calcext:value-type="float">
            <text:p>0.449795540646779</text:p>
          </table:table-cell>
        </table:table-row>
        <table:table-row table:style-name="ro1">
          <table:table-cell office:value-type="string" calcext:value-type="string">
            <text:p>slr1717</text:p>
          </table:table-cell>
          <table:table-cell office:value-type="float" office:value="0.0272955024090961" calcext:value-type="float">
            <text:p>0.0272955024090961</text:p>
          </table:table-cell>
          <table:table-cell office:value-type="float" office:value="-0.422760704738215" calcext:value-type="float">
            <text:p>-0.422760704738215</text:p>
          </table:table-cell>
          <table:table-cell office:value-type="float" office:value="0.450056207147311" calcext:value-type="float">
            <text:p>0.450056207147311</text:p>
          </table:table-cell>
        </table:table-row>
        <table:table-row table:style-name="ro1">
          <table:table-cell office:value-type="string" calcext:value-type="string">
            <text:p>ssl2823</text:p>
          </table:table-cell>
          <table:table-cell office:value-type="float" office:value="-1.66993483474573" calcext:value-type="float">
            <text:p>-1.66993483474573</text:p>
          </table:table-cell>
          <table:table-cell office:value-type="float" office:value="-2.12191441188897" calcext:value-type="float">
            <text:p>-2.12191441188897</text:p>
          </table:table-cell>
          <table:table-cell office:value-type="float" office:value="0.451979577143249" calcext:value-type="float">
            <text:p>0.451979577143249</text:p>
          </table:table-cell>
        </table:table-row>
        <table:table-row table:style-name="ro1">
          <table:table-cell office:value-type="string" calcext:value-type="string">
            <text:p>sll0984</text:p>
          </table:table-cell>
          <table:table-cell office:value-type="float" office:value="-0.252546924910742" calcext:value-type="float">
            <text:p>-0.252546924910742</text:p>
          </table:table-cell>
          <table:table-cell office:value-type="float" office:value="-0.704553466454322" calcext:value-type="float">
            <text:p>-0.704553466454322</text:p>
          </table:table-cell>
          <table:table-cell office:value-type="float" office:value="0.45200654154358" calcext:value-type="float">
            <text:p>0.45200654154358</text:p>
          </table:table-cell>
        </table:table-row>
        <table:table-row table:style-name="ro1">
          <table:table-cell office:value-type="string" calcext:value-type="string">
            <text:p>ssr2848</text:p>
          </table:table-cell>
          <table:table-cell office:value-type="float" office:value="0.199277119363793" calcext:value-type="float">
            <text:p>0.199277119363793</text:p>
          </table:table-cell>
          <table:table-cell office:value-type="float" office:value="-0.253855372373843" calcext:value-type="float">
            <text:p>-0.253855372373843</text:p>
          </table:table-cell>
          <table:table-cell office:value-type="float" office:value="0.453132491737636" calcext:value-type="float">
            <text:p>0.453132491737636</text:p>
          </table:table-cell>
        </table:table-row>
        <table:table-row table:style-name="ro1">
          <table:table-cell office:value-type="string" calcext:value-type="string">
            <text:p>slr0059</text:p>
          </table:table-cell>
          <table:table-cell office:value-type="float" office:value="0.204815716099553" calcext:value-type="float">
            <text:p>0.204815716099553</text:p>
          </table:table-cell>
          <table:table-cell office:value-type="float" office:value="-0.248340964911894" calcext:value-type="float">
            <text:p>-0.248340964911894</text:p>
          </table:table-cell>
          <table:table-cell office:value-type="float" office:value="0.453156681011447" calcext:value-type="float">
            <text:p>0.453156681011447</text:p>
          </table:table-cell>
        </table:table-row>
        <table:table-row table:style-name="ro1">
          <table:table-cell office:value-type="string" calcext:value-type="string">
            <text:p>sll1120</text:p>
          </table:table-cell>
          <table:table-cell office:value-type="float" office:value="0.111208369576537" calcext:value-type="float">
            <text:p>0.111208369576537</text:p>
          </table:table-cell>
          <table:table-cell office:value-type="float" office:value="-0.342653433621325" calcext:value-type="float">
            <text:p>-0.342653433621325</text:p>
          </table:table-cell>
          <table:table-cell office:value-type="float" office:value="0.453861803197861" calcext:value-type="float">
            <text:p>0.453861803197861</text:p>
          </table:table-cell>
        </table:table-row>
        <table:table-row table:style-name="ro1">
          <table:table-cell office:value-type="string" calcext:value-type="string">
            <text:p>sll0273</text:p>
          </table:table-cell>
          <table:table-cell office:value-type="float" office:value="-0.437918375243987" calcext:value-type="float">
            <text:p>-0.437918375243987</text:p>
          </table:table-cell>
          <table:table-cell office:value-type="float" office:value="-0.893860899390032" calcext:value-type="float">
            <text:p>-0.893860899390032</text:p>
          </table:table-cell>
          <table:table-cell office:value-type="float" office:value="0.455942524146045" calcext:value-type="float">
            <text:p>0.455942524146045</text:p>
          </table:table-cell>
        </table:table-row>
        <table:table-row table:style-name="ro1">
          <table:table-cell office:value-type="string" calcext:value-type="string">
            <text:p>slr2081</text:p>
          </table:table-cell>
          <table:table-cell office:value-type="float" office:value="0.00321647171662376" calcext:value-type="float">
            <text:p>0.00321647171662376</text:p>
          </table:table-cell>
          <table:table-cell office:value-type="float" office:value="-0.453885720564899" calcext:value-type="float">
            <text:p>-0.453885720564899</text:p>
          </table:table-cell>
          <table:table-cell office:value-type="float" office:value="0.457102192281523" calcext:value-type="float">
            <text:p>0.457102192281523</text:p>
          </table:table-cell>
        </table:table-row>
        <table:table-row table:style-name="ro1">
          <table:table-cell office:value-type="string" calcext:value-type="string">
            <text:p>slr0081</text:p>
          </table:table-cell>
          <table:table-cell office:value-type="float" office:value="-0.204690778051484" calcext:value-type="float">
            <text:p>-0.204690778051484</text:p>
          </table:table-cell>
          <table:table-cell office:value-type="float" office:value="-0.661898837166134" calcext:value-type="float">
            <text:p>-0.661898837166134</text:p>
          </table:table-cell>
          <table:table-cell office:value-type="float" office:value="0.45720805911465" calcext:value-type="float">
            <text:p>0.45720805911465</text:p>
          </table:table-cell>
        </table:table-row>
        <table:table-row table:style-name="ro1">
          <table:table-cell office:value-type="string" calcext:value-type="string">
            <text:p>sll0404</text:p>
          </table:table-cell>
          <table:table-cell office:value-type="float" office:value="-0.223635551392749" calcext:value-type="float">
            <text:p>-0.223635551392749</text:p>
          </table:table-cell>
          <table:table-cell office:value-type="float" office:value="-0.680938412435562" calcext:value-type="float">
            <text:p>-0.680938412435562</text:p>
          </table:table-cell>
          <table:table-cell office:value-type="float" office:value="0.457302861042813" calcext:value-type="float">
            <text:p>0.457302861042813</text:p>
          </table:table-cell>
        </table:table-row>
        <table:table-row table:style-name="ro1">
          <table:table-cell office:value-type="string" calcext:value-type="string">
            <text:p>slr0443</text:p>
          </table:table-cell>
          <table:table-cell office:value-type="float" office:value="0.118733620385342" calcext:value-type="float">
            <text:p>0.118733620385342</text:p>
          </table:table-cell>
          <table:table-cell office:value-type="float" office:value="-0.33913390654263" calcext:value-type="float">
            <text:p>-0.33913390654263</text:p>
          </table:table-cell>
          <table:table-cell office:value-type="float" office:value="0.457867526927972" calcext:value-type="float">
            <text:p>0.457867526927972</text:p>
          </table:table-cell>
        </table:table-row>
        <table:table-row table:style-name="ro1">
          <table:table-cell office:value-type="string" calcext:value-type="string">
            <text:p>sll1231</text:p>
          </table:table-cell>
          <table:table-cell office:value-type="float" office:value="0.345521315077384" calcext:value-type="float">
            <text:p>0.345521315077384</text:p>
          </table:table-cell>
          <table:table-cell office:value-type="float" office:value="-0.112369498170177" calcext:value-type="float">
            <text:p>-0.112369498170177</text:p>
          </table:table-cell>
          <table:table-cell office:value-type="float" office:value="0.457890813247561" calcext:value-type="float">
            <text:p>0.457890813247561</text:p>
          </table:table-cell>
        </table:table-row>
        <table:table-row table:style-name="ro1">
          <table:table-cell office:value-type="string" calcext:value-type="string">
            <text:p>sll0815</text:p>
          </table:table-cell>
          <table:table-cell office:value-type="float" office:value="0.384927842922109" calcext:value-type="float">
            <text:p>0.384927842922109</text:p>
          </table:table-cell>
          <table:table-cell office:value-type="float" office:value="-0.0730324343032034" calcext:value-type="float">
            <text:p>-0.0730324343032034</text:p>
          </table:table-cell>
          <table:table-cell office:value-type="float" office:value="0.457960277225312" calcext:value-type="float">
            <text:p>0.457960277225312</text:p>
          </table:table-cell>
        </table:table-row>
        <table:table-row table:style-name="ro1">
          <table:table-cell office:value-type="string" calcext:value-type="string">
            <text:p>slr0053</text:p>
          </table:table-cell>
          <table:table-cell office:value-type="float" office:value="0.0737952289761109" calcext:value-type="float">
            <text:p>0.0737952289761109</text:p>
          </table:table-cell>
          <table:table-cell office:value-type="float" office:value="-0.384763860935568" calcext:value-type="float">
            <text:p>-0.384763860935568</text:p>
          </table:table-cell>
          <table:table-cell office:value-type="float" office:value="0.458559089911679" calcext:value-type="float">
            <text:p>0.458559089911679</text:p>
          </table:table-cell>
        </table:table-row>
        <table:table-row table:style-name="ro1">
          <table:table-cell office:value-type="string" calcext:value-type="string">
            <text:p>slr0224</text:p>
          </table:table-cell>
          <table:table-cell office:value-type="float" office:value="0.37349008915248" calcext:value-type="float">
            <text:p>0.37349008915248</text:p>
          </table:table-cell>
          <table:table-cell office:value-type="float" office:value="-0.086235380420489" calcext:value-type="float">
            <text:p>-0.086235380420489</text:p>
          </table:table-cell>
          <table:table-cell office:value-type="float" office:value="0.459725469572969" calcext:value-type="float">
            <text:p>0.459725469572969</text:p>
          </table:table-cell>
        </table:table-row>
        <table:table-row table:style-name="ro1">
          <table:table-cell office:value-type="string" calcext:value-type="string">
            <text:p>slr1120</text:p>
          </table:table-cell>
          <table:table-cell office:value-type="float" office:value="0.224487254173853" calcext:value-type="float">
            <text:p>0.224487254173853</text:p>
          </table:table-cell>
          <table:table-cell office:value-type="float" office:value="-0.236763430324272" calcext:value-type="float">
            <text:p>-0.236763430324272</text:p>
          </table:table-cell>
          <table:table-cell office:value-type="float" office:value="0.461250684498125" calcext:value-type="float">
            <text:p>0.461250684498125</text:p>
          </table:table-cell>
        </table:table-row>
        <table:table-row table:style-name="ro1">
          <table:table-cell office:value-type="string" calcext:value-type="string">
            <text:p>sll0098</text:p>
          </table:table-cell>
          <table:table-cell office:value-type="float" office:value="0.0814401933867699" calcext:value-type="float">
            <text:p>0.0814401933867699</text:p>
          </table:table-cell>
          <table:table-cell office:value-type="float" office:value="-0.379901865529549" calcext:value-type="float">
            <text:p>-0.379901865529549</text:p>
          </table:table-cell>
          <table:table-cell office:value-type="float" office:value="0.461342058916319" calcext:value-type="float">
            <text:p>0.461342058916319</text:p>
          </table:table-cell>
        </table:table-row>
        <table:table-row table:style-name="ro1">
          <table:table-cell office:value-type="string" calcext:value-type="string">
            <text:p>slr0624</text:p>
          </table:table-cell>
          <table:table-cell office:value-type="float" office:value="-0.276236520406103" calcext:value-type="float">
            <text:p>-0.276236520406103</text:p>
          </table:table-cell>
          <table:table-cell office:value-type="float" office:value="-0.737661390948931" calcext:value-type="float">
            <text:p>-0.737661390948931</text:p>
          </table:table-cell>
          <table:table-cell office:value-type="float" office:value="0.461424870542828" calcext:value-type="float">
            <text:p>0.461424870542828</text:p>
          </table:table-cell>
        </table:table-row>
        <table:table-row table:style-name="ro1">
          <table:table-cell office:value-type="string" calcext:value-type="string">
            <text:p>sll0092</text:p>
          </table:table-cell>
          <table:table-cell office:value-type="float" office:value="-0.013616287975091" calcext:value-type="float">
            <text:p>-0.013616287975091</text:p>
          </table:table-cell>
          <table:table-cell office:value-type="float" office:value="-0.476172554544091" calcext:value-type="float">
            <text:p>-0.476172554544091</text:p>
          </table:table-cell>
          <table:table-cell office:value-type="float" office:value="0.462556266569" calcext:value-type="float">
            <text:p>0.462556266569</text:p>
          </table:table-cell>
        </table:table-row>
        <table:table-row table:style-name="ro1">
          <table:table-cell office:value-type="string" calcext:value-type="string">
            <text:p>sll1971</text:p>
          </table:table-cell>
          <table:table-cell office:value-type="float" office:value="0.444480210228488" calcext:value-type="float">
            <text:p>0.444480210228488</text:p>
          </table:table-cell>
          <table:table-cell office:value-type="float" office:value="-0.0187695592556386" calcext:value-type="float">
            <text:p>-0.0187695592556386</text:p>
          </table:table-cell>
          <table:table-cell office:value-type="float" office:value="0.463249769484126" calcext:value-type="float">
            <text:p>0.463249769484126</text:p>
          </table:table-cell>
        </table:table-row>
        <table:table-row table:style-name="ro1">
          <table:table-cell office:value-type="string" calcext:value-type="string">
            <text:p>sll0147</text:p>
          </table:table-cell>
          <table:table-cell office:value-type="float" office:value="-0.451844999616306" calcext:value-type="float">
            <text:p>-0.451844999616306</text:p>
          </table:table-cell>
          <table:table-cell office:value-type="float" office:value="-0.915857902273778" calcext:value-type="float">
            <text:p>-0.915857902273778</text:p>
          </table:table-cell>
          <table:table-cell office:value-type="float" office:value="0.464012902657472" calcext:value-type="float">
            <text:p>0.464012902657472</text:p>
          </table:table-cell>
        </table:table-row>
        <table:table-row table:style-name="ro1">
          <table:table-cell office:value-type="string" calcext:value-type="string">
            <text:p>sll1305</text:p>
          </table:table-cell>
          <table:table-cell office:value-type="float" office:value="0.123889651748303" calcext:value-type="float">
            <text:p>0.123889651748303</text:p>
          </table:table-cell>
          <table:table-cell office:value-type="float" office:value="-0.340471306421561" calcext:value-type="float">
            <text:p>-0.340471306421561</text:p>
          </table:table-cell>
          <table:table-cell office:value-type="float" office:value="0.464360958169865" calcext:value-type="float">
            <text:p>0.464360958169865</text:p>
          </table:table-cell>
        </table:table-row>
        <table:table-row table:style-name="ro1">
          <table:table-cell office:value-type="string" calcext:value-type="string">
            <text:p>slr1022</text:p>
          </table:table-cell>
          <table:table-cell office:value-type="float" office:value="-0.763214895963533" calcext:value-type="float">
            <text:p>-0.763214895963533</text:p>
          </table:table-cell>
          <table:table-cell office:value-type="float" office:value="-1.22806581151259" calcext:value-type="float">
            <text:p>-1.22806581151259</text:p>
          </table:table-cell>
          <table:table-cell office:value-type="float" office:value="0.464850915549058" calcext:value-type="float">
            <text:p>0.464850915549058</text:p>
          </table:table-cell>
        </table:table-row>
        <table:table-row table:style-name="ro1">
          <table:table-cell office:value-type="string" calcext:value-type="string">
            <text:p>slr1236</text:p>
          </table:table-cell>
          <table:table-cell office:value-type="float" office:value="-0.0350806860942569" calcext:value-type="float">
            <text:p>-0.0350806860942569</text:p>
          </table:table-cell>
          <table:table-cell office:value-type="float" office:value="-0.500466861350149" calcext:value-type="float">
            <text:p>-0.500466861350149</text:p>
          </table:table-cell>
          <table:table-cell office:value-type="float" office:value="0.465386175255892" calcext:value-type="float">
            <text:p>0.465386175255892</text:p>
          </table:table-cell>
        </table:table-row>
        <table:table-row table:style-name="ro1">
          <table:table-cell office:value-type="string" calcext:value-type="string">
            <text:p>slr1881</text:p>
          </table:table-cell>
          <table:table-cell office:value-type="float" office:value="0.435450560745961" calcext:value-type="float">
            <text:p>0.435450560745961</text:p>
          </table:table-cell>
          <table:table-cell office:value-type="float" office:value="-0.0301272511404719" calcext:value-type="float">
            <text:p>-0.0301272511404719</text:p>
          </table:table-cell>
          <table:table-cell office:value-type="float" office:value="0.465577811886433" calcext:value-type="float">
            <text:p>0.465577811886433</text:p>
          </table:table-cell>
        </table:table-row>
        <table:table-row table:style-name="ro1">
          <table:table-cell office:value-type="string" calcext:value-type="string">
            <text:p>ssl0331</text:p>
          </table:table-cell>
          <table:table-cell office:value-type="float" office:value="0.0653485656579385" calcext:value-type="float">
            <text:p>0.0653485656579385</text:p>
          </table:table-cell>
          <table:table-cell office:value-type="float" office:value="-0.400476770081802" calcext:value-type="float">
            <text:p>-0.400476770081802</text:p>
          </table:table-cell>
          <table:table-cell office:value-type="float" office:value="0.46582533573974" calcext:value-type="float">
            <text:p>0.46582533573974</text:p>
          </table:table-cell>
        </table:table-row>
        <table:table-row table:style-name="ro1">
          <table:table-cell office:value-type="string" calcext:value-type="string">
            <text:p>ssr3129</text:p>
          </table:table-cell>
          <table:table-cell office:value-type="float" office:value="0.268014089511492" calcext:value-type="float">
            <text:p>0.268014089511492</text:p>
          </table:table-cell>
          <table:table-cell office:value-type="float" office:value="-0.198182046608121" calcext:value-type="float">
            <text:p>-0.198182046608121</text:p>
          </table:table-cell>
          <table:table-cell office:value-type="float" office:value="0.466196136119613" calcext:value-type="float">
            <text:p>0.466196136119613</text:p>
          </table:table-cell>
        </table:table-row>
        <table:table-row table:style-name="ro1">
          <table:table-cell office:value-type="string" calcext:value-type="string">
            <text:p>slr1703</text:p>
          </table:table-cell>
          <table:table-cell office:value-type="float" office:value="0.0217302431464308" calcext:value-type="float">
            <text:p>0.0217302431464308</text:p>
          </table:table-cell>
          <table:table-cell office:value-type="float" office:value="-0.445416091635321" calcext:value-type="float">
            <text:p>-0.445416091635321</text:p>
          </table:table-cell>
          <table:table-cell office:value-type="float" office:value="0.467146334781752" calcext:value-type="float">
            <text:p>0.467146334781752</text:p>
          </table:table-cell>
        </table:table-row>
        <table:table-row table:style-name="ro1">
          <table:table-cell office:value-type="string" calcext:value-type="string">
            <text:p>sll0297</text:p>
          </table:table-cell>
          <table:table-cell office:value-type="float" office:value="0.47180920503506" calcext:value-type="float">
            <text:p>0.47180920503506</text:p>
          </table:table-cell>
          <table:table-cell office:value-type="float" office:value="0.00406070469759007" calcext:value-type="float">
            <text:p>0.00406070469759007</text:p>
          </table:table-cell>
          <table:table-cell office:value-type="float" office:value="0.46774850033747" calcext:value-type="float">
            <text:p>0.46774850033747</text:p>
          </table:table-cell>
        </table:table-row>
        <table:table-row table:style-name="ro1">
          <table:table-cell office:value-type="string" calcext:value-type="string">
            <text:p>sll1384</text:p>
          </table:table-cell>
          <table:table-cell office:value-type="float" office:value="0.467001611512222" calcext:value-type="float">
            <text:p>0.467001611512222</text:p>
          </table:table-cell>
          <table:table-cell office:value-type="float" office:value="-0.000783667681106005" calcext:value-type="float">
            <text:p>-0.000783667681106005</text:p>
          </table:table-cell>
          <table:table-cell office:value-type="float" office:value="0.467785279193328" calcext:value-type="float">
            <text:p>0.467785279193328</text:p>
          </table:table-cell>
        </table:table-row>
        <table:table-row table:style-name="ro1">
          <table:table-cell office:value-type="string" calcext:value-type="string">
            <text:p>sll0252</text:p>
          </table:table-cell>
          <table:table-cell office:value-type="float" office:value="0.0447131621517797" calcext:value-type="float">
            <text:p>0.0447131621517797</text:p>
          </table:table-cell>
          <table:table-cell office:value-type="float" office:value="-0.424038458881131" calcext:value-type="float">
            <text:p>-0.424038458881131</text:p>
          </table:table-cell>
          <table:table-cell office:value-type="float" office:value="0.468751621032911" calcext:value-type="float">
            <text:p>0.468751621032911</text:p>
          </table:table-cell>
        </table:table-row>
        <table:table-row table:style-name="ro1">
          <table:table-cell office:value-type="string" calcext:value-type="string">
            <text:p>sll0227</text:p>
          </table:table-cell>
          <table:table-cell office:value-type="float" office:value="0.598353118581008" calcext:value-type="float">
            <text:p>0.598353118581008</text:p>
          </table:table-cell>
          <table:table-cell office:value-type="float" office:value="0.129576082640533" calcext:value-type="float">
            <text:p>0.129576082640533</text:p>
          </table:table-cell>
          <table:table-cell office:value-type="float" office:value="0.468777035940475" calcext:value-type="float">
            <text:p>0.468777035940475</text:p>
          </table:table-cell>
        </table:table-row>
        <table:table-row table:style-name="ro1">
          <table:table-cell office:value-type="string" calcext:value-type="string">
            <text:p>sll0691</text:p>
          </table:table-cell>
          <table:table-cell office:value-type="float" office:value="-0.472292973863102" calcext:value-type="float">
            <text:p>-0.472292973863102</text:p>
          </table:table-cell>
          <table:table-cell office:value-type="float" office:value="-0.942062984789982" calcext:value-type="float">
            <text:p>-0.942062984789982</text:p>
          </table:table-cell>
          <table:table-cell office:value-type="float" office:value="0.46977001092688" calcext:value-type="float">
            <text:p>0.46977001092688</text:p>
          </table:table-cell>
        </table:table-row>
        <table:table-row table:style-name="ro1">
          <table:table-cell office:value-type="string" calcext:value-type="string">
            <text:p>sll1462</text:p>
          </table:table-cell>
          <table:table-cell office:value-type="float" office:value="0.0492737079003626" calcext:value-type="float">
            <text:p>0.0492737079003626</text:p>
          </table:table-cell>
          <table:table-cell office:value-type="float" office:value="-0.421540055007865" calcext:value-type="float">
            <text:p>-0.421540055007865</text:p>
          </table:table-cell>
          <table:table-cell office:value-type="float" office:value="0.470813762908227" calcext:value-type="float">
            <text:p>0.470813762908227</text:p>
          </table:table-cell>
        </table:table-row>
        <table:table-row table:style-name="ro1">
          <table:table-cell office:value-type="string" calcext:value-type="string">
            <text:p>slr0949</text:p>
          </table:table-cell>
          <table:table-cell office:value-type="float" office:value="0.487292686933909" calcext:value-type="float">
            <text:p>0.487292686933909</text:p>
          </table:table-cell>
          <table:table-cell office:value-type="float" office:value="0.0163780583352177" calcext:value-type="float">
            <text:p>0.0163780583352177</text:p>
          </table:table-cell>
          <table:table-cell office:value-type="float" office:value="0.470914628598691" calcext:value-type="float">
            <text:p>0.470914628598691</text:p>
          </table:table-cell>
        </table:table-row>
        <table:table-row table:style-name="ro1">
          <table:table-cell office:value-type="string" calcext:value-type="string">
            <text:p>slr1887</text:p>
          </table:table-cell>
          <table:table-cell office:value-type="float" office:value="-0.436035979661427" calcext:value-type="float">
            <text:p>-0.436035979661427</text:p>
          </table:table-cell>
          <table:table-cell office:value-type="float" office:value="-0.907067901456793" calcext:value-type="float">
            <text:p>-0.907067901456793</text:p>
          </table:table-cell>
          <table:table-cell office:value-type="float" office:value="0.471031921795366" calcext:value-type="float">
            <text:p>0.471031921795366</text:p>
          </table:table-cell>
        </table:table-row>
        <table:table-row table:style-name="ro1">
          <table:table-cell office:value-type="string" calcext:value-type="string">
            <text:p>sll1378</text:p>
          </table:table-cell>
          <table:table-cell office:value-type="float" office:value="-0.137694895325012" calcext:value-type="float">
            <text:p>-0.137694895325012</text:p>
          </table:table-cell>
          <table:table-cell office:value-type="float" office:value="-0.608816874323721" calcext:value-type="float">
            <text:p>-0.608816874323721</text:p>
          </table:table-cell>
          <table:table-cell office:value-type="float" office:value="0.471121978998709" calcext:value-type="float">
            <text:p>0.471121978998709</text:p>
          </table:table-cell>
        </table:table-row>
        <table:table-row table:style-name="ro1">
          <table:table-cell office:value-type="string" calcext:value-type="string">
            <text:p>sll5080</text:p>
          </table:table-cell>
          <table:table-cell office:value-type="float" office:value="0.173130983871254" calcext:value-type="float">
            <text:p>0.173130983871254</text:p>
          </table:table-cell>
          <table:table-cell office:value-type="float" office:value="-0.298476940575745" calcext:value-type="float">
            <text:p>-0.298476940575745</text:p>
          </table:table-cell>
          <table:table-cell office:value-type="float" office:value="0.471607924446999" calcext:value-type="float">
            <text:p>0.471607924446999</text:p>
          </table:table-cell>
        </table:table-row>
        <table:table-row table:style-name="ro1">
          <table:table-cell office:value-type="string" calcext:value-type="string">
            <text:p>slr1641</text:p>
          </table:table-cell>
          <table:table-cell office:value-type="float" office:value="0.287410572221651" calcext:value-type="float">
            <text:p>0.287410572221651</text:p>
          </table:table-cell>
          <table:table-cell office:value-type="float" office:value="-0.184684767726635" calcext:value-type="float">
            <text:p>-0.184684767726635</text:p>
          </table:table-cell>
          <table:table-cell office:value-type="float" office:value="0.472095339948286" calcext:value-type="float">
            <text:p>0.472095339948286</text:p>
          </table:table-cell>
        </table:table-row>
        <table:table-row table:style-name="ro1">
          <table:table-cell office:value-type="string" calcext:value-type="string">
            <text:p>slr1544</text:p>
          </table:table-cell>
          <table:table-cell office:value-type="float" office:value="-0.00387862181389526" calcext:value-type="float">
            <text:p>-0.00387862181389526</text:p>
          </table:table-cell>
          <table:table-cell office:value-type="float" office:value="-0.477352901871364" calcext:value-type="float">
            <text:p>-0.477352901871364</text:p>
          </table:table-cell>
          <table:table-cell office:value-type="float" office:value="0.473474280057469" calcext:value-type="float">
            <text:p>0.473474280057469</text:p>
          </table:table-cell>
        </table:table-row>
        <table:table-row table:style-name="ro1">
          <table:table-cell office:value-type="string" calcext:value-type="string">
            <text:p>sll1366</text:p>
          </table:table-cell>
          <table:table-cell office:value-type="float" office:value="0.118636051260939" calcext:value-type="float">
            <text:p>0.118636051260939</text:p>
          </table:table-cell>
          <table:table-cell office:value-type="float" office:value="-0.355003916222956" calcext:value-type="float">
            <text:p>-0.355003916222956</text:p>
          </table:table-cell>
          <table:table-cell office:value-type="float" office:value="0.473639967483895" calcext:value-type="float">
            <text:p>0.473639967483895</text:p>
          </table:table-cell>
        </table:table-row>
        <table:table-row table:style-name="ro1">
          <table:table-cell office:value-type="string" calcext:value-type="string">
            <text:p>slr0592</text:p>
          </table:table-cell>
          <table:table-cell office:value-type="float" office:value="0.612574876481127" calcext:value-type="float">
            <text:p>0.612574876481127</text:p>
          </table:table-cell>
          <table:table-cell office:value-type="float" office:value="0.137654774118592" calcext:value-type="float">
            <text:p>0.137654774118592</text:p>
          </table:table-cell>
          <table:table-cell office:value-type="float" office:value="0.474920102362534" calcext:value-type="float">
            <text:p>0.474920102362534</text:p>
          </table:table-cell>
        </table:table-row>
        <table:table-row table:style-name="ro1">
          <table:table-cell office:value-type="string" calcext:value-type="string">
            <text:p>slr1678</text:p>
          </table:table-cell>
          <table:table-cell office:value-type="float" office:value="-0.883162387308393" calcext:value-type="float">
            <text:p>-0.883162387308393</text:p>
          </table:table-cell>
          <table:table-cell office:value-type="float" office:value="-1.35812358128606" calcext:value-type="float">
            <text:p>-1.35812358128606</text:p>
          </table:table-cell>
          <table:table-cell office:value-type="float" office:value="0.47496119397767" calcext:value-type="float">
            <text:p>0.47496119397767</text:p>
          </table:table-cell>
        </table:table-row>
        <table:table-row table:style-name="ro1">
          <table:table-cell office:value-type="string" calcext:value-type="string">
            <text:p>slr1854</text:p>
          </table:table-cell>
          <table:table-cell office:value-type="float" office:value="0.255738359071763" calcext:value-type="float">
            <text:p>0.255738359071763</text:p>
          </table:table-cell>
          <table:table-cell office:value-type="float" office:value="-0.219307011928391" calcext:value-type="float">
            <text:p>-0.219307011928391</text:p>
          </table:table-cell>
          <table:table-cell office:value-type="float" office:value="0.475045371000154" calcext:value-type="float">
            <text:p>0.475045371000154</text:p>
          </table:table-cell>
        </table:table-row>
        <table:table-row table:style-name="ro1">
          <table:table-cell office:value-type="string" calcext:value-type="string">
            <text:p>slr0329</text:p>
          </table:table-cell>
          <table:table-cell office:value-type="float" office:value="0.339842334503074" calcext:value-type="float">
            <text:p>0.339842334503074</text:p>
          </table:table-cell>
          <table:table-cell office:value-type="float" office:value="-0.136329319196853" calcext:value-type="float">
            <text:p>-0.136329319196853</text:p>
          </table:table-cell>
          <table:table-cell office:value-type="float" office:value="0.476171653699927" calcext:value-type="float">
            <text:p>0.476171653699927</text:p>
          </table:table-cell>
        </table:table-row>
        <table:table-row table:style-name="ro1">
          <table:table-cell office:value-type="string" calcext:value-type="string">
            <text:p>sll0321</text:p>
          </table:table-cell>
          <table:table-cell office:value-type="float" office:value="0.418567051069704" calcext:value-type="float">
            <text:p>0.418567051069704</text:p>
          </table:table-cell>
          <table:table-cell office:value-type="float" office:value="-0.0586568764389928" calcext:value-type="float">
            <text:p>-0.0586568764389928</text:p>
          </table:table-cell>
          <table:table-cell office:value-type="float" office:value="0.477223927508697" calcext:value-type="float">
            <text:p>0.477223927508697</text:p>
          </table:table-cell>
        </table:table-row>
        <table:table-row table:style-name="ro1">
          <table:table-cell office:value-type="string" calcext:value-type="string">
            <text:p>slr0193</text:p>
          </table:table-cell>
          <table:table-cell office:value-type="float" office:value="-0.879906281111371" calcext:value-type="float">
            <text:p>-0.879906281111371</text:p>
          </table:table-cell>
          <table:table-cell office:value-type="float" office:value="-1.35900498546218" calcext:value-type="float">
            <text:p>-1.35900498546218</text:p>
          </table:table-cell>
          <table:table-cell office:value-type="float" office:value="0.479098704350804" calcext:value-type="float">
            <text:p>0.479098704350804</text:p>
          </table:table-cell>
        </table:table-row>
        <table:table-row table:style-name="ro1">
          <table:table-cell office:value-type="string" calcext:value-type="string">
            <text:p>slr0495</text:p>
          </table:table-cell>
          <table:table-cell office:value-type="float" office:value="-0.000870131585371272" calcext:value-type="float">
            <text:p>-0.000870131585371272</text:p>
          </table:table-cell>
          <table:table-cell office:value-type="float" office:value="-0.480148286072335" calcext:value-type="float">
            <text:p>-0.480148286072335</text:p>
          </table:table-cell>
          <table:table-cell office:value-type="float" office:value="0.479278154486964" calcext:value-type="float">
            <text:p>0.479278154486964</text:p>
          </table:table-cell>
        </table:table-row>
        <table:table-row table:style-name="ro1">
          <table:table-cell office:value-type="string" calcext:value-type="string">
            <text:p>slr2034</text:p>
          </table:table-cell>
          <table:table-cell office:value-type="float" office:value="0.244422963032915" calcext:value-type="float">
            <text:p>0.244422963032915</text:p>
          </table:table-cell>
          <table:table-cell office:value-type="float" office:value="-0.236484280380073" calcext:value-type="float">
            <text:p>-0.236484280380073</text:p>
          </table:table-cell>
          <table:table-cell office:value-type="float" office:value="0.480907243412988" calcext:value-type="float">
            <text:p>0.480907243412988</text:p>
          </table:table-cell>
        </table:table-row>
        <table:table-row table:style-name="ro1">
          <table:table-cell office:value-type="string" calcext:value-type="string">
            <text:p>sll1566</text:p>
          </table:table-cell>
          <table:table-cell office:value-type="float" office:value="0.250392160157084" calcext:value-type="float">
            <text:p>0.250392160157084</text:p>
          </table:table-cell>
          <table:table-cell office:value-type="float" office:value="-0.230819493142741" calcext:value-type="float">
            <text:p>-0.230819493142741</text:p>
          </table:table-cell>
          <table:table-cell office:value-type="float" office:value="0.481211653299824" calcext:value-type="float">
            <text:p>0.481211653299824</text:p>
          </table:table-cell>
        </table:table-row>
        <table:table-row table:style-name="ro1">
          <table:table-cell office:value-type="string" calcext:value-type="string">
            <text:p>slr2079</text:p>
          </table:table-cell>
          <table:table-cell office:value-type="float" office:value="0.301571979184802" calcext:value-type="float">
            <text:p>0.301571979184802</text:p>
          </table:table-cell>
          <table:table-cell office:value-type="float" office:value="-0.181921212799524" calcext:value-type="float">
            <text:p>-0.181921212799524</text:p>
          </table:table-cell>
          <table:table-cell office:value-type="float" office:value="0.483493191984326" calcext:value-type="float">
            <text:p>0.483493191984326</text:p>
          </table:table-cell>
        </table:table-row>
        <table:table-row table:style-name="ro1">
          <table:table-cell office:value-type="string" calcext:value-type="string">
            <text:p>slr1902</text:p>
          </table:table-cell>
          <table:table-cell office:value-type="float" office:value="0.213783878709058" calcext:value-type="float">
            <text:p>0.213783878709058</text:p>
          </table:table-cell>
          <table:table-cell office:value-type="float" office:value="-0.270114200000454" calcext:value-type="float">
            <text:p>-0.270114200000454</text:p>
          </table:table-cell>
          <table:table-cell office:value-type="float" office:value="0.483898078709513" calcext:value-type="float">
            <text:p>0.483898078709513</text:p>
          </table:table-cell>
        </table:table-row>
        <table:table-row table:style-name="ro1">
          <table:table-cell office:value-type="string" calcext:value-type="string">
            <text:p>slr1624</text:p>
          </table:table-cell>
          <table:table-cell office:value-type="float" office:value="0.0323987674614673" calcext:value-type="float">
            <text:p>0.0323987674614673</text:p>
          </table:table-cell>
          <table:table-cell office:value-type="float" office:value="-0.452576883073575" calcext:value-type="float">
            <text:p>-0.452576883073575</text:p>
          </table:table-cell>
          <table:table-cell office:value-type="float" office:value="0.484975650535043" calcext:value-type="float">
            <text:p>0.484975650535043</text:p>
          </table:table-cell>
        </table:table-row>
        <table:table-row table:style-name="ro1">
          <table:table-cell office:value-type="string" calcext:value-type="string">
            <text:p>slr0918</text:p>
          </table:table-cell>
          <table:table-cell office:value-type="float" office:value="0.291511148400808" calcext:value-type="float">
            <text:p>0.291511148400808</text:p>
          </table:table-cell>
          <table:table-cell office:value-type="float" office:value="-0.193556387848358" calcext:value-type="float">
            <text:p>-0.193556387848358</text:p>
          </table:table-cell>
          <table:table-cell office:value-type="float" office:value="0.485067536249165" calcext:value-type="float">
            <text:p>0.485067536249165</text:p>
          </table:table-cell>
        </table:table-row>
        <table:table-row table:style-name="ro1">
          <table:table-cell office:value-type="string" calcext:value-type="string">
            <text:p>slr0942</text:p>
          </table:table-cell>
          <table:table-cell office:value-type="float" office:value="0.265128970835847" calcext:value-type="float">
            <text:p>0.265128970835847</text:p>
          </table:table-cell>
          <table:table-cell office:value-type="float" office:value="-0.224460342606299" calcext:value-type="float">
            <text:p>-0.224460342606299</text:p>
          </table:table-cell>
          <table:table-cell office:value-type="float" office:value="0.489589313442147" calcext:value-type="float">
            <text:p>0.489589313442147</text:p>
          </table:table-cell>
        </table:table-row>
        <table:table-row table:style-name="ro1">
          <table:table-cell office:value-type="string" calcext:value-type="string">
            <text:p>slr1100</text:p>
          </table:table-cell>
          <table:table-cell office:value-type="float" office:value="0.459980151618829" calcext:value-type="float">
            <text:p>0.459980151618829</text:p>
          </table:table-cell>
          <table:table-cell office:value-type="float" office:value="-0.0297175067728452" calcext:value-type="float">
            <text:p>-0.0297175067728452</text:p>
          </table:table-cell>
          <table:table-cell office:value-type="float" office:value="0.489697658391674" calcext:value-type="float">
            <text:p>0.489697658391674</text:p>
          </table:table-cell>
        </table:table-row>
        <table:table-row table:style-name="ro1">
          <table:table-cell office:value-type="string" calcext:value-type="string">
            <text:p>slr1979</text:p>
          </table:table-cell>
          <table:table-cell office:value-type="float" office:value="-1.43673396983828" calcext:value-type="float">
            <text:p>-1.43673396983828</text:p>
          </table:table-cell>
          <table:table-cell office:value-type="float" office:value="-1.92744331018317" calcext:value-type="float">
            <text:p>-1.92744331018317</text:p>
          </table:table-cell>
          <table:table-cell office:value-type="float" office:value="0.490709340344887" calcext:value-type="float">
            <text:p>0.490709340344887</text:p>
          </table:table-cell>
        </table:table-row>
        <table:table-row table:style-name="ro1">
          <table:table-cell office:value-type="string" calcext:value-type="string">
            <text:p>sll0480</text:p>
          </table:table-cell>
          <table:table-cell office:value-type="float" office:value="-0.187260757782408" calcext:value-type="float">
            <text:p>-0.187260757782408</text:p>
          </table:table-cell>
          <table:table-cell office:value-type="float" office:value="-0.678104446837884" calcext:value-type="float">
            <text:p>-0.678104446837884</text:p>
          </table:table-cell>
          <table:table-cell office:value-type="float" office:value="0.490843689055476" calcext:value-type="float">
            <text:p>0.490843689055476</text:p>
          </table:table-cell>
        </table:table-row>
        <table:table-row table:style-name="ro1">
          <table:table-cell office:value-type="string" calcext:value-type="string">
            <text:p>sll0017</text:p>
          </table:table-cell>
          <table:table-cell office:value-type="float" office:value="-0.108746103151742" calcext:value-type="float">
            <text:p>-0.108746103151742</text:p>
          </table:table-cell>
          <table:table-cell office:value-type="float" office:value="-0.600020499697534" calcext:value-type="float">
            <text:p>-0.600020499697534</text:p>
          </table:table-cell>
          <table:table-cell office:value-type="float" office:value="0.491274396545792" calcext:value-type="float">
            <text:p>0.491274396545792</text:p>
          </table:table-cell>
        </table:table-row>
        <table:table-row table:style-name="ro1">
          <table:table-cell office:value-type="string" calcext:value-type="string">
            <text:p>slr0320</text:p>
          </table:table-cell>
          <table:table-cell office:value-type="float" office:value="0.0673609597006516" calcext:value-type="float">
            <text:p>0.0673609597006516</text:p>
          </table:table-cell>
          <table:table-cell office:value-type="float" office:value="-0.425154505444391" calcext:value-type="float">
            <text:p>-0.425154505444391</text:p>
          </table:table-cell>
          <table:table-cell office:value-type="float" office:value="0.492515465145043" calcext:value-type="float">
            <text:p>0.492515465145043</text:p>
          </table:table-cell>
        </table:table-row>
        <table:table-row table:style-name="ro1">
          <table:table-cell office:value-type="string" calcext:value-type="string">
            <text:p>slr1205</text:p>
          </table:table-cell>
          <table:table-cell office:value-type="float" office:value="0.263048973851935" calcext:value-type="float">
            <text:p>0.263048973851935</text:p>
          </table:table-cell>
          <table:table-cell office:value-type="float" office:value="-0.229643123031771" calcext:value-type="float">
            <text:p>-0.229643123031771</text:p>
          </table:table-cell>
          <table:table-cell office:value-type="float" office:value="0.492692096883706" calcext:value-type="float">
            <text:p>0.492692096883706</text:p>
          </table:table-cell>
        </table:table-row>
        <table:table-row table:style-name="ro1">
          <table:table-cell office:value-type="string" calcext:value-type="string">
            <text:p>slr1600</text:p>
          </table:table-cell>
          <table:table-cell office:value-type="float" office:value="0.373006346120767" calcext:value-type="float">
            <text:p>0.373006346120767</text:p>
          </table:table-cell>
          <table:table-cell office:value-type="float" office:value="-0.120409314674759" calcext:value-type="float">
            <text:p>-0.120409314674759</text:p>
          </table:table-cell>
          <table:table-cell office:value-type="float" office:value="0.493415660795526" calcext:value-type="float">
            <text:p>0.493415660795526</text:p>
          </table:table-cell>
        </table:table-row>
        <table:table-row table:style-name="ro1">
          <table:table-cell office:value-type="string" calcext:value-type="string">
            <text:p>sll1927</text:p>
          </table:table-cell>
          <table:table-cell office:value-type="float" office:value="0.473262727963477" calcext:value-type="float">
            <text:p>0.473262727963477</text:p>
          </table:table-cell>
          <table:table-cell office:value-type="float" office:value="-0.0214954311186344" calcext:value-type="float">
            <text:p>-0.0214954311186344</text:p>
          </table:table-cell>
          <table:table-cell office:value-type="float" office:value="0.494758159082112" calcext:value-type="float">
            <text:p>0.494758159082112</text:p>
          </table:table-cell>
        </table:table-row>
        <table:table-row table:style-name="ro1">
          <table:table-cell office:value-type="string" calcext:value-type="string">
            <text:p>sll0895</text:p>
          </table:table-cell>
          <table:table-cell office:value-type="float" office:value="0.253231320278977" calcext:value-type="float">
            <text:p>0.253231320278977</text:p>
          </table:table-cell>
          <table:table-cell office:value-type="float" office:value="-0.242832043137538" calcext:value-type="float">
            <text:p>-0.242832043137538</text:p>
          </table:table-cell>
          <table:table-cell office:value-type="float" office:value="0.496063363416516" calcext:value-type="float">
            <text:p>0.496063363416516</text:p>
          </table:table-cell>
        </table:table-row>
        <table:table-row table:style-name="ro1">
          <table:table-cell office:value-type="string" calcext:value-type="string">
            <text:p>slr0639</text:p>
          </table:table-cell>
          <table:table-cell office:value-type="float" office:value="0.288490920570555" calcext:value-type="float">
            <text:p>0.288490920570555</text:p>
          </table:table-cell>
          <table:table-cell office:value-type="float" office:value="-0.207692052386876" calcext:value-type="float">
            <text:p>-0.207692052386876</text:p>
          </table:table-cell>
          <table:table-cell office:value-type="float" office:value="0.496182972957431" calcext:value-type="float">
            <text:p>0.496182972957431</text:p>
          </table:table-cell>
        </table:table-row>
        <table:table-row table:style-name="ro1">
          <table:table-cell office:value-type="string" calcext:value-type="string">
            <text:p>slr1195</text:p>
          </table:table-cell>
          <table:table-cell office:value-type="float" office:value="0.437938738935815" calcext:value-type="float">
            <text:p>0.437938738935815</text:p>
          </table:table-cell>
          <table:table-cell office:value-type="float" office:value="-0.0605502856909236" calcext:value-type="float">
            <text:p>-0.0605502856909236</text:p>
          </table:table-cell>
          <table:table-cell office:value-type="float" office:value="0.498489024626739" calcext:value-type="float">
            <text:p>0.498489024626739</text:p>
          </table:table-cell>
        </table:table-row>
        <table:table-row table:style-name="ro1">
          <table:table-cell office:value-type="string" calcext:value-type="string">
            <text:p>ssr2142</text:p>
          </table:table-cell>
          <table:table-cell office:value-type="float" office:value="0.108222304200761" calcext:value-type="float">
            <text:p>0.108222304200761</text:p>
          </table:table-cell>
          <table:table-cell office:value-type="float" office:value="-0.390835452880251" calcext:value-type="float">
            <text:p>-0.390835452880251</text:p>
          </table:table-cell>
          <table:table-cell office:value-type="float" office:value="0.499057757081012" calcext:value-type="float">
            <text:p>0.499057757081012</text:p>
          </table:table-cell>
        </table:table-row>
        <table:table-row table:style-name="ro1">
          <table:table-cell office:value-type="string" calcext:value-type="string">
            <text:p>slr0351</text:p>
          </table:table-cell>
          <table:table-cell office:value-type="float" office:value="-0.207346382757487" calcext:value-type="float">
            <text:p>-0.207346382757487</text:p>
          </table:table-cell>
          <table:table-cell office:value-type="float" office:value="-0.706835071244803" calcext:value-type="float">
            <text:p>-0.706835071244803</text:p>
          </table:table-cell>
          <table:table-cell office:value-type="float" office:value="0.499488688487316" calcext:value-type="float">
            <text:p>0.499488688487316</text:p>
          </table:table-cell>
        </table:table-row>
        <table:table-row table:style-name="ro1">
          <table:table-cell office:value-type="string" calcext:value-type="string">
            <text:p>sll1883</text:p>
          </table:table-cell>
          <table:table-cell office:value-type="float" office:value="-0.50183081483407" calcext:value-type="float">
            <text:p>-0.50183081483407</text:p>
          </table:table-cell>
          <table:table-cell office:value-type="float" office:value="-1.00165868172211" calcext:value-type="float">
            <text:p>-1.00165868172211</text:p>
          </table:table-cell>
          <table:table-cell office:value-type="float" office:value="0.499827866888043" calcext:value-type="float">
            <text:p>0.499827866888043</text:p>
          </table:table-cell>
        </table:table-row>
        <table:table-row table:style-name="ro1">
          <table:table-cell office:value-type="string" calcext:value-type="string">
            <text:p>slr1534</text:p>
          </table:table-cell>
          <table:table-cell office:value-type="float" office:value="0.264913687098389" calcext:value-type="float">
            <text:p>0.264913687098389</text:p>
          </table:table-cell>
          <table:table-cell office:value-type="float" office:value="-0.235411847675711" calcext:value-type="float">
            <text:p>-0.235411847675711</text:p>
          </table:table-cell>
          <table:table-cell office:value-type="float" office:value="0.500325534774099" calcext:value-type="float">
            <text:p>0.500325534774099</text:p>
          </table:table-cell>
        </table:table-row>
        <table:table-row table:style-name="ro1">
          <table:table-cell office:value-type="string" calcext:value-type="string">
            <text:p>sll0495</text:p>
          </table:table-cell>
          <table:table-cell office:value-type="float" office:value="0.0850320671806565" calcext:value-type="float">
            <text:p>0.0850320671806565</text:p>
          </table:table-cell>
          <table:table-cell office:value-type="float" office:value="-0.415426374692181" calcext:value-type="float">
            <text:p>-0.415426374692181</text:p>
          </table:table-cell>
          <table:table-cell office:value-type="float" office:value="0.500458441872837" calcext:value-type="float">
            <text:p>0.500458441872837</text:p>
          </table:table-cell>
        </table:table-row>
        <table:table-row table:style-name="ro1">
          <table:table-cell office:value-type="string" calcext:value-type="string">
            <text:p>slr1736</text:p>
          </table:table-cell>
          <table:table-cell office:value-type="float" office:value="0.511183826673705" calcext:value-type="float">
            <text:p>0.511183826673705</text:p>
          </table:table-cell>
          <table:table-cell office:value-type="float" office:value="0.00814356589780802" calcext:value-type="float">
            <text:p>0.00814356589780802</text:p>
          </table:table-cell>
          <table:table-cell office:value-type="float" office:value="0.503040260775897" calcext:value-type="float">
            <text:p>0.503040260775897</text:p>
          </table:table-cell>
        </table:table-row>
        <table:table-row table:style-name="ro1">
          <table:table-cell office:value-type="string" calcext:value-type="string">
            <text:p>slr1507</text:p>
          </table:table-cell>
          <table:table-cell office:value-type="float" office:value="0.147332830348801" calcext:value-type="float">
            <text:p>0.147332830348801</text:p>
          </table:table-cell>
          <table:table-cell office:value-type="float" office:value="-0.355922805836302" calcext:value-type="float">
            <text:p>-0.355922805836302</text:p>
          </table:table-cell>
          <table:table-cell office:value-type="float" office:value="0.503255636185103" calcext:value-type="float">
            <text:p>0.503255636185103</text:p>
          </table:table-cell>
        </table:table-row>
        <table:table-row table:style-name="ro1">
          <table:table-cell office:value-type="string" calcext:value-type="string">
            <text:p>sll1021</text:p>
          </table:table-cell>
          <table:table-cell office:value-type="float" office:value="0.12605356593959" calcext:value-type="float">
            <text:p>0.12605356593959</text:p>
          </table:table-cell>
          <table:table-cell office:value-type="float" office:value="-0.378171739765111" calcext:value-type="float">
            <text:p>-0.378171739765111</text:p>
          </table:table-cell>
          <table:table-cell office:value-type="float" office:value="0.504225305704701" calcext:value-type="float">
            <text:p>0.504225305704701</text:p>
          </table:table-cell>
        </table:table-row>
        <table:table-row table:style-name="ro1">
          <table:table-cell office:value-type="string" calcext:value-type="string">
            <text:p>slr2116</text:p>
          </table:table-cell>
          <table:table-cell office:value-type="float" office:value="0.0647615454752701" calcext:value-type="float">
            <text:p>0.0647615454752701</text:p>
          </table:table-cell>
          <table:table-cell office:value-type="float" office:value="-0.439807951506539" calcext:value-type="float">
            <text:p>-0.439807951506539</text:p>
          </table:table-cell>
          <table:table-cell office:value-type="float" office:value="0.50456949698181" calcext:value-type="float">
            <text:p>0.50456949698181</text:p>
          </table:table-cell>
        </table:table-row>
        <table:table-row table:style-name="ro1">
          <table:table-cell office:value-type="string" calcext:value-type="string">
            <text:p>sll1527</text:p>
          </table:table-cell>
          <table:table-cell office:value-type="float" office:value="0.40188037769343" calcext:value-type="float">
            <text:p>0.40188037769343</text:p>
          </table:table-cell>
          <table:table-cell office:value-type="float" office:value="-0.102992811053185" calcext:value-type="float">
            <text:p>-0.102992811053185</text:p>
          </table:table-cell>
          <table:table-cell office:value-type="float" office:value="0.504873188746615" calcext:value-type="float">
            <text:p>0.504873188746615</text:p>
          </table:table-cell>
        </table:table-row>
        <table:table-row table:style-name="ro1">
          <table:table-cell office:value-type="string" calcext:value-type="string">
            <text:p>slr0111</text:p>
          </table:table-cell>
          <table:table-cell office:value-type="float" office:value="0.148001671383917" calcext:value-type="float">
            <text:p>0.148001671383917</text:p>
          </table:table-cell>
          <table:table-cell office:value-type="float" office:value="-0.359411977482118" calcext:value-type="float">
            <text:p>-0.359411977482118</text:p>
          </table:table-cell>
          <table:table-cell office:value-type="float" office:value="0.507413648866035" calcext:value-type="float">
            <text:p>0.507413648866035</text:p>
          </table:table-cell>
        </table:table-row>
        <table:table-row table:style-name="ro1">
          <table:table-cell office:value-type="string" calcext:value-type="string">
            <text:p>sll1509</text:p>
          </table:table-cell>
          <table:table-cell office:value-type="float" office:value="-0.651169054955261" calcext:value-type="float">
            <text:p>-0.651169054955261</text:p>
          </table:table-cell>
          <table:table-cell office:value-type="float" office:value="-1.15883077883842" calcext:value-type="float">
            <text:p>-1.15883077883842</text:p>
          </table:table-cell>
          <table:table-cell office:value-type="float" office:value="0.507661723883154" calcext:value-type="float">
            <text:p>0.507661723883154</text:p>
          </table:table-cell>
        </table:table-row>
        <table:table-row table:style-name="ro1">
          <table:table-cell office:value-type="string" calcext:value-type="string">
            <text:p>slr6058</text:p>
          </table:table-cell>
          <table:table-cell office:value-type="float" office:value="0.0286991370899484" calcext:value-type="float">
            <text:p>0.0286991370899484</text:p>
          </table:table-cell>
          <table:table-cell office:value-type="float" office:value="-0.480044156024179" calcext:value-type="float">
            <text:p>-0.480044156024179</text:p>
          </table:table-cell>
          <table:table-cell office:value-type="float" office:value="0.508743293114128" calcext:value-type="float">
            <text:p>0.508743293114128</text:p>
          </table:table-cell>
        </table:table-row>
        <table:table-row table:style-name="ro1">
          <table:table-cell office:value-type="string" calcext:value-type="string">
            <text:p>ssl2615</text:p>
          </table:table-cell>
          <table:table-cell office:value-type="float" office:value="-0.768201827213621" calcext:value-type="float">
            <text:p>-0.768201827213621</text:p>
          </table:table-cell>
          <table:table-cell office:value-type="float" office:value="-1.27709522428591" calcext:value-type="float">
            <text:p>-1.27709522428591</text:p>
          </table:table-cell>
          <table:table-cell office:value-type="float" office:value="0.508893397072291" calcext:value-type="float">
            <text:p>0.508893397072291</text:p>
          </table:table-cell>
        </table:table-row>
        <table:table-row table:style-name="ro1">
          <table:table-cell office:value-type="string" calcext:value-type="string">
            <text:p>sll5090</text:p>
          </table:table-cell>
          <table:table-cell office:value-type="float" office:value="1.86351983776098" calcext:value-type="float">
            <text:p>1.86351983776098</text:p>
          </table:table-cell>
          <table:table-cell office:value-type="float" office:value="1.3546022808775" calcext:value-type="float">
            <text:p>1.3546022808775</text:p>
          </table:table-cell>
          <table:table-cell office:value-type="float" office:value="0.508917556883479" calcext:value-type="float">
            <text:p>0.508917556883479</text:p>
          </table:table-cell>
        </table:table-row>
        <table:table-row table:style-name="ro1">
          <table:table-cell office:value-type="string" calcext:value-type="string">
            <text:p>sll2005</text:p>
          </table:table-cell>
          <table:table-cell office:value-type="float" office:value="-1.29544158027594" calcext:value-type="float">
            <text:p>-1.29544158027594</text:p>
          </table:table-cell>
          <table:table-cell office:value-type="float" office:value="-1.80443661345575" calcext:value-type="float">
            <text:p>-1.80443661345575</text:p>
          </table:table-cell>
          <table:table-cell office:value-type="float" office:value="0.508995033179806" calcext:value-type="float">
            <text:p>0.508995033179806</text:p>
          </table:table-cell>
        </table:table-row>
        <table:table-row table:style-name="ro1">
          <table:table-cell office:value-type="string" calcext:value-type="string">
            <text:p>sll0661</text:p>
          </table:table-cell>
          <table:table-cell office:value-type="float" office:value="0.181197728886492" calcext:value-type="float">
            <text:p>0.181197728886492</text:p>
          </table:table-cell>
          <table:table-cell office:value-type="float" office:value="-0.328073884831994" calcext:value-type="float">
            <text:p>-0.328073884831994</text:p>
          </table:table-cell>
          <table:table-cell office:value-type="float" office:value="0.509271613718486" calcext:value-type="float">
            <text:p>0.509271613718486</text:p>
          </table:table-cell>
        </table:table-row>
        <table:table-row table:style-name="ro1">
          <table:table-cell office:value-type="string" calcext:value-type="string">
            <text:p>sll1770</text:p>
          </table:table-cell>
          <table:table-cell office:value-type="float" office:value="0.0146814713536659" calcext:value-type="float">
            <text:p>0.0146814713536659</text:p>
          </table:table-cell>
          <table:table-cell office:value-type="float" office:value="-0.494959258484636" calcext:value-type="float">
            <text:p>-0.494959258484636</text:p>
          </table:table-cell>
          <table:table-cell office:value-type="float" office:value="0.509640729838302" calcext:value-type="float">
            <text:p>0.509640729838302</text:p>
          </table:table-cell>
        </table:table-row>
        <table:table-row table:style-name="ro1">
          <table:table-cell office:value-type="string" calcext:value-type="string">
            <text:p>slr1206</text:p>
          </table:table-cell>
          <table:table-cell office:value-type="float" office:value="0.303689938669967" calcext:value-type="float">
            <text:p>0.303689938669967</text:p>
          </table:table-cell>
          <table:table-cell office:value-type="float" office:value="-0.209520413327705" calcext:value-type="float">
            <text:p>-0.209520413327705</text:p>
          </table:table-cell>
          <table:table-cell office:value-type="float" office:value="0.513210351997672" calcext:value-type="float">
            <text:p>0.513210351997672</text:p>
          </table:table-cell>
        </table:table-row>
        <table:table-row table:style-name="ro1">
          <table:table-cell office:value-type="string" calcext:value-type="string">
            <text:p>sll1398</text:p>
          </table:table-cell>
          <table:table-cell office:value-type="float" office:value="0.396130026322768" calcext:value-type="float">
            <text:p>0.396130026322768</text:p>
          </table:table-cell>
          <table:table-cell office:value-type="float" office:value="-0.117132433132228" calcext:value-type="float">
            <text:p>-0.117132433132228</text:p>
          </table:table-cell>
          <table:table-cell office:value-type="float" office:value="0.513262459454996" calcext:value-type="float">
            <text:p>0.513262459454996</text:p>
          </table:table-cell>
        </table:table-row>
        <table:table-row table:style-name="ro1">
          <table:table-cell office:value-type="string" calcext:value-type="string">
            <text:p>slr0974</text:p>
          </table:table-cell>
          <table:table-cell office:value-type="float" office:value="-1.12410212146832" calcext:value-type="float">
            <text:p>-1.12410212146832</text:p>
          </table:table-cell>
          <table:table-cell office:value-type="float" office:value="-1.63744119470642" calcext:value-type="float">
            <text:p>-1.63744119470642</text:p>
          </table:table-cell>
          <table:table-cell office:value-type="float" office:value="0.513339073238101" calcext:value-type="float">
            <text:p>0.513339073238101</text:p>
          </table:table-cell>
        </table:table-row>
        <table:table-row table:style-name="ro1">
          <table:table-cell office:value-type="string" calcext:value-type="string">
            <text:p>sll1213</text:p>
          </table:table-cell>
          <table:table-cell office:value-type="float" office:value="0.377459224007438" calcext:value-type="float">
            <text:p>0.377459224007438</text:p>
          </table:table-cell>
          <table:table-cell office:value-type="float" office:value="-0.135888245803683" calcext:value-type="float">
            <text:p>-0.135888245803683</text:p>
          </table:table-cell>
          <table:table-cell office:value-type="float" office:value="0.513347469811121" calcext:value-type="float">
            <text:p>0.513347469811121</text:p>
          </table:table-cell>
        </table:table-row>
        <table:table-row table:style-name="ro1">
          <table:table-cell office:value-type="string" calcext:value-type="string">
            <text:p>sll0022</text:p>
          </table:table-cell>
          <table:table-cell office:value-type="float" office:value="0.115870426709835" calcext:value-type="float">
            <text:p>0.115870426709835</text:p>
          </table:table-cell>
          <table:table-cell office:value-type="float" office:value="-0.397794474613179" calcext:value-type="float">
            <text:p>-0.397794474613179</text:p>
          </table:table-cell>
          <table:table-cell office:value-type="float" office:value="0.513664901323014" calcext:value-type="float">
            <text:p>0.513664901323014</text:p>
          </table:table-cell>
        </table:table-row>
        <table:table-row table:style-name="ro1">
          <table:table-cell office:value-type="string" calcext:value-type="string">
            <text:p>sll0216</text:p>
          </table:table-cell>
          <table:table-cell office:value-type="float" office:value="0.203615430658746" calcext:value-type="float">
            <text:p>0.203615430658746</text:p>
          </table:table-cell>
          <table:table-cell office:value-type="float" office:value="-0.312926113425336" calcext:value-type="float">
            <text:p>-0.312926113425336</text:p>
          </table:table-cell>
          <table:table-cell office:value-type="float" office:value="0.516541544084083" calcext:value-type="float">
            <text:p>0.516541544084083</text:p>
          </table:table-cell>
        </table:table-row>
        <table:table-row table:style-name="ro1">
          <table:table-cell office:value-type="string" calcext:value-type="string">
            <text:p>sll0853</text:p>
          </table:table-cell>
          <table:table-cell office:value-type="float" office:value="-0.114794569079246" calcext:value-type="float">
            <text:p>-0.114794569079246</text:p>
          </table:table-cell>
          <table:table-cell office:value-type="float" office:value="-0.63151161894537" calcext:value-type="float">
            <text:p>-0.63151161894537</text:p>
          </table:table-cell>
          <table:table-cell office:value-type="float" office:value="0.516717049866124" calcext:value-type="float">
            <text:p>0.516717049866124</text:p>
          </table:table-cell>
        </table:table-row>
        <table:table-row table:style-name="ro1">
          <table:table-cell office:value-type="string" calcext:value-type="string">
            <text:p>sll1521</text:p>
          </table:table-cell>
          <table:table-cell office:value-type="float" office:value="0.0150092288934753" calcext:value-type="float">
            <text:p>0.0150092288934753</text:p>
          </table:table-cell>
          <table:table-cell office:value-type="float" office:value="-0.50180785830318" calcext:value-type="float">
            <text:p>-0.50180785830318</text:p>
          </table:table-cell>
          <table:table-cell office:value-type="float" office:value="0.516817087196656" calcext:value-type="float">
            <text:p>0.516817087196656</text:p>
          </table:table-cell>
        </table:table-row>
        <table:table-row table:style-name="ro1">
          <table:table-cell office:value-type="string" calcext:value-type="string">
            <text:p>slr0185</text:p>
          </table:table-cell>
          <table:table-cell office:value-type="float" office:value="0.183400932594391" calcext:value-type="float">
            <text:p>0.183400932594391</text:p>
          </table:table-cell>
          <table:table-cell office:value-type="float" office:value="-0.334594910496959" calcext:value-type="float">
            <text:p>-0.334594910496959</text:p>
          </table:table-cell>
          <table:table-cell office:value-type="float" office:value="0.51799584309135" calcext:value-type="float">
            <text:p>0.51799584309135</text:p>
          </table:table-cell>
        </table:table-row>
        <table:table-row table:style-name="ro1">
          <table:table-cell office:value-type="string" calcext:value-type="string">
            <text:p>sll0108</text:p>
          </table:table-cell>
          <table:table-cell office:value-type="float" office:value="0.135620275712609" calcext:value-type="float">
            <text:p>0.135620275712609</text:p>
          </table:table-cell>
          <table:table-cell office:value-type="float" office:value="-0.384729260392501" calcext:value-type="float">
            <text:p>-0.384729260392501</text:p>
          </table:table-cell>
          <table:table-cell office:value-type="float" office:value="0.520349536105111" calcext:value-type="float">
            <text:p>0.520349536105111</text:p>
          </table:table-cell>
        </table:table-row>
        <table:table-row table:style-name="ro1">
          <table:table-cell office:value-type="string" calcext:value-type="string">
            <text:p>slr0709</text:p>
          </table:table-cell>
          <table:table-cell office:value-type="float" office:value="0.324337063764775" calcext:value-type="float">
            <text:p>0.324337063764775</text:p>
          </table:table-cell>
          <table:table-cell office:value-type="float" office:value="-0.196859016041976" calcext:value-type="float">
            <text:p>-0.196859016041976</text:p>
          </table:table-cell>
          <table:table-cell office:value-type="float" office:value="0.521196079806751" calcext:value-type="float">
            <text:p>0.521196079806751</text:p>
          </table:table-cell>
        </table:table-row>
        <table:table-row table:style-name="ro1">
          <table:table-cell office:value-type="string" calcext:value-type="string">
            <text:p>sll0737</text:p>
          </table:table-cell>
          <table:table-cell office:value-type="float" office:value="0.385322838860842" calcext:value-type="float">
            <text:p>0.385322838860842</text:p>
          </table:table-cell>
          <table:table-cell office:value-type="float" office:value="-0.136193799250594" calcext:value-type="float">
            <text:p>-0.136193799250594</text:p>
          </table:table-cell>
          <table:table-cell office:value-type="float" office:value="0.521516638111436" calcext:value-type="float">
            <text:p>0.521516638111436</text:p>
          </table:table-cell>
        </table:table-row>
        <table:table-row table:style-name="ro1">
          <table:table-cell office:value-type="string" calcext:value-type="string">
            <text:p>sll1961</text:p>
          </table:table-cell>
          <table:table-cell office:value-type="float" office:value="0.755865359431681" calcext:value-type="float">
            <text:p>0.755865359431681</text:p>
          </table:table-cell>
          <table:table-cell office:value-type="float" office:value="0.229783047027031" calcext:value-type="float">
            <text:p>0.229783047027031</text:p>
          </table:table-cell>
          <table:table-cell office:value-type="float" office:value="0.52608231240465" calcext:value-type="float">
            <text:p>0.52608231240465</text:p>
          </table:table-cell>
        </table:table-row>
        <table:table-row table:style-name="ro1">
          <table:table-cell office:value-type="string" calcext:value-type="string">
            <text:p>sll1884</text:p>
          </table:table-cell>
          <table:table-cell office:value-type="float" office:value="0.275626762334343" calcext:value-type="float">
            <text:p>0.275626762334343</text:p>
          </table:table-cell>
          <table:table-cell office:value-type="float" office:value="-0.252540973988491" calcext:value-type="float">
            <text:p>-0.252540973988491</text:p>
          </table:table-cell>
          <table:table-cell office:value-type="float" office:value="0.528167736322834" calcext:value-type="float">
            <text:p>0.528167736322834</text:p>
          </table:table-cell>
        </table:table-row>
        <table:table-row table:style-name="ro1">
          <table:table-cell office:value-type="string" calcext:value-type="string">
            <text:p>slr8030</text:p>
          </table:table-cell>
          <table:table-cell office:value-type="float" office:value="0.208221468712584" calcext:value-type="float">
            <text:p>0.208221468712584</text:p>
          </table:table-cell>
          <table:table-cell office:value-type="float" office:value="-0.32023484542354" calcext:value-type="float">
            <text:p>-0.32023484542354</text:p>
          </table:table-cell>
          <table:table-cell office:value-type="float" office:value="0.528456314136124" calcext:value-type="float">
            <text:p>0.528456314136124</text:p>
          </table:table-cell>
        </table:table-row>
        <table:table-row table:style-name="ro1">
          <table:table-cell office:value-type="string" calcext:value-type="string">
            <text:p>slr0381</text:p>
          </table:table-cell>
          <table:table-cell office:value-type="float" office:value="0.20010942635541" calcext:value-type="float">
            <text:p>0.20010942635541</text:p>
          </table:table-cell>
          <table:table-cell office:value-type="float" office:value="-0.328482482247189" calcext:value-type="float">
            <text:p>-0.328482482247189</text:p>
          </table:table-cell>
          <table:table-cell office:value-type="float" office:value="0.528591908602599" calcext:value-type="float">
            <text:p>0.528591908602599</text:p>
          </table:table-cell>
        </table:table-row>
        <table:table-row table:style-name="ro1">
          <table:table-cell office:value-type="string" calcext:value-type="string">
            <text:p>ssr0349</text:p>
          </table:table-cell>
          <table:table-cell office:value-type="float" office:value="0.331340154238026" calcext:value-type="float">
            <text:p>0.331340154238026</text:p>
          </table:table-cell>
          <table:table-cell office:value-type="float" office:value="-0.198165957617595" calcext:value-type="float">
            <text:p>-0.198165957617595</text:p>
          </table:table-cell>
          <table:table-cell office:value-type="float" office:value="0.529506111855621" calcext:value-type="float">
            <text:p>0.529506111855621</text:p>
          </table:table-cell>
        </table:table-row>
        <table:table-row table:style-name="ro1">
          <table:table-cell office:value-type="string" calcext:value-type="string">
            <text:p>slr1200</text:p>
          </table:table-cell>
          <table:table-cell office:value-type="float" office:value="0.0861093743580186" calcext:value-type="float">
            <text:p>0.0861093743580186</text:p>
          </table:table-cell>
          <table:table-cell office:value-type="float" office:value="-0.443697751582402" calcext:value-type="float">
            <text:p>-0.443697751582402</text:p>
          </table:table-cell>
          <table:table-cell office:value-type="float" office:value="0.52980712594042" calcext:value-type="float">
            <text:p>0.52980712594042</text:p>
          </table:table-cell>
        </table:table-row>
        <table:table-row table:style-name="ro1">
          <table:table-cell office:value-type="string" calcext:value-type="string">
            <text:p>slr2032</text:p>
          </table:table-cell>
          <table:table-cell office:value-type="float" office:value="0.214774935141928" calcext:value-type="float">
            <text:p>0.214774935141928</text:p>
          </table:table-cell>
          <table:table-cell office:value-type="float" office:value="-0.315444298167273" calcext:value-type="float">
            <text:p>-0.315444298167273</text:p>
          </table:table-cell>
          <table:table-cell office:value-type="float" office:value="0.530219233309202" calcext:value-type="float">
            <text:p>0.530219233309202</text:p>
          </table:table-cell>
        </table:table-row>
        <table:table-row table:style-name="ro1">
          <table:table-cell office:value-type="string" calcext:value-type="string">
            <text:p>sll1666</text:p>
          </table:table-cell>
          <table:table-cell office:value-type="float" office:value="0.778880630151679" calcext:value-type="float">
            <text:p>0.778880630151679</text:p>
          </table:table-cell>
          <table:table-cell office:value-type="float" office:value="0.248077001744049" calcext:value-type="float">
            <text:p>0.248077001744049</text:p>
          </table:table-cell>
          <table:table-cell office:value-type="float" office:value="0.530803628407631" calcext:value-type="float">
            <text:p>0.530803628407631</text:p>
          </table:table-cell>
        </table:table-row>
        <table:table-row table:style-name="ro1">
          <table:table-cell office:value-type="string" calcext:value-type="string">
            <text:p>sll7044</text:p>
          </table:table-cell>
          <table:table-cell office:value-type="float" office:value="-0.068017834372581" calcext:value-type="float">
            <text:p>-0.068017834372581</text:p>
          </table:table-cell>
          <table:table-cell office:value-type="float" office:value="-0.598936757193407" calcext:value-type="float">
            <text:p>-0.598936757193407</text:p>
          </table:table-cell>
          <table:table-cell office:value-type="float" office:value="0.530918922820826" calcext:value-type="float">
            <text:p>0.530918922820826</text:p>
          </table:table-cell>
        </table:table-row>
        <table:table-row table:style-name="ro1">
          <table:table-cell office:value-type="string" calcext:value-type="string">
            <text:p>ssr3465</text:p>
          </table:table-cell>
          <table:table-cell office:value-type="float" office:value="0.165189888281117" calcext:value-type="float">
            <text:p>0.165189888281117</text:p>
          </table:table-cell>
          <table:table-cell office:value-type="float" office:value="-0.365939005595211" calcext:value-type="float">
            <text:p>-0.365939005595211</text:p>
          </table:table-cell>
          <table:table-cell office:value-type="float" office:value="0.531128893876327" calcext:value-type="float">
            <text:p>0.531128893876327</text:p>
          </table:table-cell>
        </table:table-row>
        <table:table-row table:style-name="ro1">
          <table:table-cell office:value-type="string" calcext:value-type="string">
            <text:p>sll1446</text:p>
          </table:table-cell>
          <table:table-cell office:value-type="float" office:value="0.342238383987782" calcext:value-type="float">
            <text:p>0.342238383987782</text:p>
          </table:table-cell>
          <table:table-cell office:value-type="float" office:value="-0.18954679601422" calcext:value-type="float">
            <text:p>-0.18954679601422</text:p>
          </table:table-cell>
          <table:table-cell office:value-type="float" office:value="0.531785180002002" calcext:value-type="float">
            <text:p>0.531785180002002</text:p>
          </table:table-cell>
        </table:table-row>
        <table:table-row table:style-name="ro1">
          <table:table-cell office:value-type="string" calcext:value-type="string">
            <text:p>slr2107</text:p>
          </table:table-cell>
          <table:table-cell office:value-type="float" office:value="0.338907766560184" calcext:value-type="float">
            <text:p>0.338907766560184</text:p>
          </table:table-cell>
          <table:table-cell office:value-type="float" office:value="-0.19310548757727" calcext:value-type="float">
            <text:p>-0.19310548757727</text:p>
          </table:table-cell>
          <table:table-cell office:value-type="float" office:value="0.532013254137454" calcext:value-type="float">
            <text:p>0.532013254137454</text:p>
          </table:table-cell>
        </table:table-row>
        <table:table-row table:style-name="ro1">
          <table:table-cell office:value-type="string" calcext:value-type="string">
            <text:p>slr0574</text:p>
          </table:table-cell>
          <table:table-cell office:value-type="float" office:value="-0.172003955770939" calcext:value-type="float">
            <text:p>-0.172003955770939</text:p>
          </table:table-cell>
          <table:table-cell office:value-type="float" office:value="-0.70499185832128" calcext:value-type="float">
            <text:p>-0.70499185832128</text:p>
          </table:table-cell>
          <table:table-cell office:value-type="float" office:value="0.532987902550341" calcext:value-type="float">
            <text:p>0.532987902550341</text:p>
          </table:table-cell>
        </table:table-row>
        <table:table-row table:style-name="ro1">
          <table:table-cell office:value-type="string" calcext:value-type="string">
            <text:p>slr0609</text:p>
          </table:table-cell>
          <table:table-cell office:value-type="float" office:value="0.0568881297904259" calcext:value-type="float">
            <text:p>0.0568881297904259</text:p>
          </table:table-cell>
          <table:table-cell office:value-type="float" office:value="-0.477396132809674" calcext:value-type="float">
            <text:p>-0.477396132809674</text:p>
          </table:table-cell>
          <table:table-cell office:value-type="float" office:value="0.5342842626001" calcext:value-type="float">
            <text:p>0.5342842626001</text:p>
          </table:table-cell>
        </table:table-row>
        <table:table-row table:style-name="ro1">
          <table:table-cell office:value-type="string" calcext:value-type="string">
            <text:p>sll0409</text:p>
          </table:table-cell>
          <table:table-cell office:value-type="float" office:value="-0.246448209169238" calcext:value-type="float">
            <text:p>-0.246448209169238</text:p>
          </table:table-cell>
          <table:table-cell office:value-type="float" office:value="-0.782622583314308" calcext:value-type="float">
            <text:p>-0.782622583314308</text:p>
          </table:table-cell>
          <table:table-cell office:value-type="float" office:value="0.536174374145071" calcext:value-type="float">
            <text:p>0.536174374145071</text:p>
          </table:table-cell>
        </table:table-row>
        <table:table-row table:style-name="ro1">
          <table:table-cell office:value-type="string" calcext:value-type="string">
            <text:p>ssr2130</text:p>
          </table:table-cell>
          <table:table-cell office:value-type="float" office:value="0.12325840065947" calcext:value-type="float">
            <text:p>0.12325840065947</text:p>
          </table:table-cell>
          <table:table-cell office:value-type="float" office:value="-0.413016571472674" calcext:value-type="float">
            <text:p>-0.413016571472674</text:p>
          </table:table-cell>
          <table:table-cell office:value-type="float" office:value="0.536274972132144" calcext:value-type="float">
            <text:p>0.536274972132144</text:p>
          </table:table-cell>
        </table:table-row>
        <table:table-row table:style-name="ro1">
          <table:table-cell office:value-type="string" calcext:value-type="string">
            <text:p>sll1455</text:p>
          </table:table-cell>
          <table:table-cell office:value-type="float" office:value="0.261654500588192" calcext:value-type="float">
            <text:p>0.261654500588192</text:p>
          </table:table-cell>
          <table:table-cell office:value-type="float" office:value="-0.275143406616159" calcext:value-type="float">
            <text:p>-0.275143406616159</text:p>
          </table:table-cell>
          <table:table-cell office:value-type="float" office:value="0.536797907204351" calcext:value-type="float">
            <text:p>0.536797907204351</text:p>
          </table:table-cell>
        </table:table-row>
        <table:table-row table:style-name="ro1">
          <table:table-cell office:value-type="string" calcext:value-type="string">
            <text:p>slr1535</text:p>
          </table:table-cell>
          <table:table-cell office:value-type="float" office:value="-0.124808080974114" calcext:value-type="float">
            <text:p>-0.124808080974114</text:p>
          </table:table-cell>
          <table:table-cell office:value-type="float" office:value="-0.661780794544832" calcext:value-type="float">
            <text:p>-0.661780794544832</text:p>
          </table:table-cell>
          <table:table-cell office:value-type="float" office:value="0.536972713570719" calcext:value-type="float">
            <text:p>0.536972713570719</text:p>
          </table:table-cell>
        </table:table-row>
        <table:table-row table:style-name="ro1">
          <table:table-cell office:value-type="string" calcext:value-type="string">
            <text:p>slr0581</text:p>
          </table:table-cell>
          <table:table-cell office:value-type="float" office:value="-0.374649775967145" calcext:value-type="float">
            <text:p>-0.374649775967145</text:p>
          </table:table-cell>
          <table:table-cell office:value-type="float" office:value="-0.913516636220673" calcext:value-type="float">
            <text:p>-0.913516636220673</text:p>
          </table:table-cell>
          <table:table-cell office:value-type="float" office:value="0.538866860253528" calcext:value-type="float">
            <text:p>0.538866860253528</text:p>
          </table:table-cell>
        </table:table-row>
        <table:table-row table:style-name="ro1">
          <table:table-cell office:value-type="string" calcext:value-type="string">
            <text:p>slr1351</text:p>
          </table:table-cell>
          <table:table-cell office:value-type="float" office:value="0.599442297062961" calcext:value-type="float">
            <text:p>0.599442297062961</text:p>
          </table:table-cell>
          <table:table-cell office:value-type="float" office:value="0.0603436144110207" calcext:value-type="float">
            <text:p>0.0603436144110207</text:p>
          </table:table-cell>
          <table:table-cell office:value-type="float" office:value="0.53909868265194" calcext:value-type="float">
            <text:p>0.53909868265194</text:p>
          </table:table-cell>
        </table:table-row>
        <table:table-row table:style-name="ro1">
          <table:table-cell office:value-type="string" calcext:value-type="string">
            <text:p>sll0396</text:p>
          </table:table-cell>
          <table:table-cell office:value-type="float" office:value="-0.875634653282255" calcext:value-type="float">
            <text:p>-0.875634653282255</text:p>
          </table:table-cell>
          <table:table-cell office:value-type="float" office:value="-1.41482112570309" calcext:value-type="float">
            <text:p>-1.41482112570309</text:p>
          </table:table-cell>
          <table:table-cell office:value-type="float" office:value="0.53918647242083" calcext:value-type="float">
            <text:p>0.53918647242083</text:p>
          </table:table-cell>
        </table:table-row>
        <table:table-row table:style-name="ro1">
          <table:table-cell office:value-type="string" calcext:value-type="string">
            <text:p>slr0951</text:p>
          </table:table-cell>
          <table:table-cell office:value-type="float" office:value="-0.605604452507185" calcext:value-type="float">
            <text:p>-0.605604452507185</text:p>
          </table:table-cell>
          <table:table-cell office:value-type="float" office:value="-1.14591334620656" calcext:value-type="float">
            <text:p>-1.14591334620656</text:p>
          </table:table-cell>
          <table:table-cell office:value-type="float" office:value="0.540308893699375" calcext:value-type="float">
            <text:p>0.540308893699375</text:p>
          </table:table-cell>
        </table:table-row>
        <table:table-row table:style-name="ro1">
          <table:table-cell office:value-type="string" calcext:value-type="string">
            <text:p>slr1398</text:p>
          </table:table-cell>
          <table:table-cell office:value-type="float" office:value="0.163711329004403" calcext:value-type="float">
            <text:p>0.163711329004403</text:p>
          </table:table-cell>
          <table:table-cell office:value-type="float" office:value="-0.379249799285079" calcext:value-type="float">
            <text:p>-0.379249799285079</text:p>
          </table:table-cell>
          <table:table-cell office:value-type="float" office:value="0.542961128289482" calcext:value-type="float">
            <text:p>0.542961128289482</text:p>
          </table:table-cell>
        </table:table-row>
        <table:table-row table:style-name="ro1">
          <table:table-cell office:value-type="string" calcext:value-type="string">
            <text:p>sll0149</text:p>
          </table:table-cell>
          <table:table-cell office:value-type="float" office:value="-0.834308085176112" calcext:value-type="float">
            <text:p>-0.834308085176112</text:p>
          </table:table-cell>
          <table:table-cell office:value-type="float" office:value="-1.37880764904144" calcext:value-type="float">
            <text:p>-1.37880764904144</text:p>
          </table:table-cell>
          <table:table-cell office:value-type="float" office:value="0.544499563865332" calcext:value-type="float">
            <text:p>0.544499563865332</text:p>
          </table:table-cell>
        </table:table-row>
        <table:table-row table:style-name="ro1">
          <table:table-cell office:value-type="string" calcext:value-type="string">
            <text:p>sll1234</text:p>
          </table:table-cell>
          <table:table-cell office:value-type="float" office:value="-0.380868215910884" calcext:value-type="float">
            <text:p>-0.380868215910884</text:p>
          </table:table-cell>
          <table:table-cell office:value-type="float" office:value="-0.925873701051311" calcext:value-type="float">
            <text:p>-0.925873701051311</text:p>
          </table:table-cell>
          <table:table-cell office:value-type="float" office:value="0.545005485140427" calcext:value-type="float">
            <text:p>0.545005485140427</text:p>
          </table:table-cell>
        </table:table-row>
        <table:table-row table:style-name="ro1">
          <table:table-cell office:value-type="string" calcext:value-type="string">
            <text:p>slr0937</text:p>
          </table:table-cell>
          <table:table-cell office:value-type="float" office:value="0.249845305569934" calcext:value-type="float">
            <text:p>0.249845305569934</text:p>
          </table:table-cell>
          <table:table-cell office:value-type="float" office:value="-0.29577812574342" calcext:value-type="float">
            <text:p>-0.29577812574342</text:p>
          </table:table-cell>
          <table:table-cell office:value-type="float" office:value="0.545623431313354" calcext:value-type="float">
            <text:p>0.545623431313354</text:p>
          </table:table-cell>
        </table:table-row>
        <table:table-row table:style-name="ro1">
          <table:table-cell office:value-type="string" calcext:value-type="string">
            <text:p>slr1301</text:p>
          </table:table-cell>
          <table:table-cell office:value-type="float" office:value="0.349107136960092" calcext:value-type="float">
            <text:p>0.349107136960092</text:p>
          </table:table-cell>
          <table:table-cell office:value-type="float" office:value="-0.199252558729709" calcext:value-type="float">
            <text:p>-0.199252558729709</text:p>
          </table:table-cell>
          <table:table-cell office:value-type="float" office:value="0.548359695689801" calcext:value-type="float">
            <text:p>0.548359695689801</text:p>
          </table:table-cell>
        </table:table-row>
        <table:table-row table:style-name="ro1">
          <table:table-cell office:value-type="string" calcext:value-type="string">
            <text:p>slr1350</text:p>
          </table:table-cell>
          <table:table-cell office:value-type="float" office:value="-0.47922651442637" calcext:value-type="float">
            <text:p>-0.47922651442637</text:p>
          </table:table-cell>
          <table:table-cell office:value-type="float" office:value="-1.02777022057498" calcext:value-type="float">
            <text:p>-1.02777022057498</text:p>
          </table:table-cell>
          <table:table-cell office:value-type="float" office:value="0.548543706148611" calcext:value-type="float">
            <text:p>0.548543706148611</text:p>
          </table:table-cell>
        </table:table-row>
        <table:table-row table:style-name="ro1">
          <table:table-cell office:value-type="string" calcext:value-type="string">
            <text:p>sll0601</text:p>
          </table:table-cell>
          <table:table-cell office:value-type="float" office:value="0.293655913057263" calcext:value-type="float">
            <text:p>0.293655913057263</text:p>
          </table:table-cell>
          <table:table-cell office:value-type="float" office:value="-0.255372798780268" calcext:value-type="float">
            <text:p>-0.255372798780268</text:p>
          </table:table-cell>
          <table:table-cell office:value-type="float" office:value="0.549028711837531" calcext:value-type="float">
            <text:p>0.549028711837531</text:p>
          </table:table-cell>
        </table:table-row>
        <table:table-row table:style-name="ro1">
          <table:table-cell office:value-type="string" calcext:value-type="string">
            <text:p>slr1956</text:p>
          </table:table-cell>
          <table:table-cell office:value-type="float" office:value="0.51706679910298" calcext:value-type="float">
            <text:p>0.51706679910298</text:p>
          </table:table-cell>
          <table:table-cell office:value-type="float" office:value="-0.0325282940966572" calcext:value-type="float">
            <text:p>-0.0325282940966572</text:p>
          </table:table-cell>
          <table:table-cell office:value-type="float" office:value="0.549595093199637" calcext:value-type="float">
            <text:p>0.549595093199637</text:p>
          </table:table-cell>
        </table:table-row>
        <table:table-row table:style-name="ro1">
          <table:table-cell office:value-type="string" calcext:value-type="string">
            <text:p>ssl3364</text:p>
          </table:table-cell>
          <table:table-cell office:value-type="float" office:value="-0.895350765730323" calcext:value-type="float">
            <text:p>-0.895350765730323</text:p>
          </table:table-cell>
          <table:table-cell office:value-type="float" office:value="-1.44597097502423" calcext:value-type="float">
            <text:p>-1.44597097502423</text:p>
          </table:table-cell>
          <table:table-cell office:value-type="float" office:value="0.550620209293911" calcext:value-type="float">
            <text:p>0.550620209293911</text:p>
          </table:table-cell>
        </table:table-row>
        <table:table-row table:style-name="ro1">
          <table:table-cell office:value-type="string" calcext:value-type="string">
            <text:p>sll0615</text:p>
          </table:table-cell>
          <table:table-cell office:value-type="float" office:value="0.342720056931616" calcext:value-type="float">
            <text:p>0.342720056931616</text:p>
          </table:table-cell>
          <table:table-cell office:value-type="float" office:value="-0.208131539088126" calcext:value-type="float">
            <text:p>-0.208131539088126</text:p>
          </table:table-cell>
          <table:table-cell office:value-type="float" office:value="0.550851596019742" calcext:value-type="float">
            <text:p>0.550851596019742</text:p>
          </table:table-cell>
        </table:table-row>
        <table:table-row table:style-name="ro1">
          <table:table-cell office:value-type="string" calcext:value-type="string">
            <text:p>sll0418</text:p>
          </table:table-cell>
          <table:table-cell office:value-type="float" office:value="0.23096397187051" calcext:value-type="float">
            <text:p>0.23096397187051</text:p>
          </table:table-cell>
          <table:table-cell office:value-type="float" office:value="-0.320107992037676" calcext:value-type="float">
            <text:p>-0.320107992037676</text:p>
          </table:table-cell>
          <table:table-cell office:value-type="float" office:value="0.551071963908186" calcext:value-type="float">
            <text:p>0.551071963908186</text:p>
          </table:table-cell>
        </table:table-row>
        <table:table-row table:style-name="ro1">
          <table:table-cell office:value-type="string" calcext:value-type="string">
            <text:p>slr1915</text:p>
          </table:table-cell>
          <table:table-cell office:value-type="float" office:value="0.563827446386975" calcext:value-type="float">
            <text:p>0.563827446386975</text:p>
          </table:table-cell>
          <table:table-cell office:value-type="float" office:value="0.0109546940830422" calcext:value-type="float">
            <text:p>0.0109546940830422</text:p>
          </table:table-cell>
          <table:table-cell office:value-type="float" office:value="0.552872752303933" calcext:value-type="float">
            <text:p>0.552872752303933</text:p>
          </table:table-cell>
        </table:table-row>
        <table:table-row table:style-name="ro1">
          <table:table-cell office:value-type="string" calcext:value-type="string">
            <text:p>sll1286</text:p>
          </table:table-cell>
          <table:table-cell office:value-type="float" office:value="0.265481458703905" calcext:value-type="float">
            <text:p>0.265481458703905</text:p>
          </table:table-cell>
          <table:table-cell office:value-type="float" office:value="-0.288823762453792" calcext:value-type="float">
            <text:p>-0.288823762453792</text:p>
          </table:table-cell>
          <table:table-cell office:value-type="float" office:value="0.554305221157696" calcext:value-type="float">
            <text:p>0.554305221157696</text:p>
          </table:table-cell>
        </table:table-row>
        <table:table-row table:style-name="ro1">
          <table:table-cell office:value-type="string" calcext:value-type="string">
            <text:p>sll0662</text:p>
          </table:table-cell>
          <table:table-cell office:value-type="float" office:value="0.418785359708998" calcext:value-type="float">
            <text:p>0.418785359708998</text:p>
          </table:table-cell>
          <table:table-cell office:value-type="float" office:value="-0.135655684112789" calcext:value-type="float">
            <text:p>-0.135655684112789</text:p>
          </table:table-cell>
          <table:table-cell office:value-type="float" office:value="0.554441043821787" calcext:value-type="float">
            <text:p>0.554441043821787</text:p>
          </table:table-cell>
        </table:table-row>
        <table:table-row table:style-name="ro1">
          <table:table-cell office:value-type="string" calcext:value-type="string">
            <text:p>sll0683</text:p>
          </table:table-cell>
          <table:table-cell office:value-type="float" office:value="0.18517216423079" calcext:value-type="float">
            <text:p>0.18517216423079</text:p>
          </table:table-cell>
          <table:table-cell office:value-type="float" office:value="-0.369459236717975" calcext:value-type="float">
            <text:p>-0.369459236717975</text:p>
          </table:table-cell>
          <table:table-cell office:value-type="float" office:value="0.554631400948764" calcext:value-type="float">
            <text:p>0.554631400948764</text:p>
          </table:table-cell>
        </table:table-row>
        <table:table-row table:style-name="ro1">
          <table:table-cell office:value-type="string" calcext:value-type="string">
            <text:p>slr1901</text:p>
          </table:table-cell>
          <table:table-cell office:value-type="float" office:value="0.151838877810484" calcext:value-type="float">
            <text:p>0.151838877810484</text:p>
          </table:table-cell>
          <table:table-cell office:value-type="float" office:value="-0.40431980205682" calcext:value-type="float">
            <text:p>-0.40431980205682</text:p>
          </table:table-cell>
          <table:table-cell office:value-type="float" office:value="0.556158679867304" calcext:value-type="float">
            <text:p>0.556158679867304</text:p>
          </table:table-cell>
        </table:table-row>
        <table:table-row table:style-name="ro1">
          <table:table-cell office:value-type="string" calcext:value-type="string">
            <text:p>slr1096</text:p>
          </table:table-cell>
          <table:table-cell office:value-type="float" office:value="-0.427767706050794" calcext:value-type="float">
            <text:p>-0.427767706050794</text:p>
          </table:table-cell>
          <table:table-cell office:value-type="float" office:value="-0.983964260288993" calcext:value-type="float">
            <text:p>-0.983964260288993</text:p>
          </table:table-cell>
          <table:table-cell office:value-type="float" office:value="0.556196554238199" calcext:value-type="float">
            <text:p>0.556196554238199</text:p>
          </table:table-cell>
        </table:table-row>
        <table:table-row table:style-name="ro1">
          <table:table-cell office:value-type="string" calcext:value-type="string">
            <text:p>ssl2717</text:p>
          </table:table-cell>
          <table:table-cell office:value-type="float" office:value="-0.0115101686201349" calcext:value-type="float">
            <text:p>-0.0115101686201349</text:p>
          </table:table-cell>
          <table:table-cell office:value-type="float" office:value="-0.568573349749255" calcext:value-type="float">
            <text:p>-0.568573349749255</text:p>
          </table:table-cell>
          <table:table-cell office:value-type="float" office:value="0.55706318112912" calcext:value-type="float">
            <text:p>0.55706318112912</text:p>
          </table:table-cell>
        </table:table-row>
        <table:table-row table:style-name="ro1">
          <table:table-cell office:value-type="string" calcext:value-type="string">
            <text:p>slr1517</text:p>
          </table:table-cell>
          <table:table-cell office:value-type="float" office:value="-0.898378806746027" calcext:value-type="float">
            <text:p>-0.898378806746027</text:p>
          </table:table-cell>
          <table:table-cell office:value-type="float" office:value="-1.4576385862946" calcext:value-type="float">
            <text:p>-1.4576385862946</text:p>
          </table:table-cell>
          <table:table-cell office:value-type="float" office:value="0.559259779548574" calcext:value-type="float">
            <text:p>0.559259779548574</text:p>
          </table:table-cell>
        </table:table-row>
        <table:table-row table:style-name="ro1">
          <table:table-cell office:value-type="string" calcext:value-type="string">
            <text:p>sll0026</text:p>
          </table:table-cell>
          <table:table-cell office:value-type="float" office:value="0.0564759483175847" calcext:value-type="float">
            <text:p>0.0564759483175847</text:p>
          </table:table-cell>
          <table:table-cell office:value-type="float" office:value="-0.504536674296948" calcext:value-type="float">
            <text:p>-0.504536674296948</text:p>
          </table:table-cell>
          <table:table-cell office:value-type="float" office:value="0.561012622614533" calcext:value-type="float">
            <text:p>0.561012622614533</text:p>
          </table:table-cell>
        </table:table-row>
        <table:table-row table:style-name="ro1">
          <table:table-cell office:value-type="string" calcext:value-type="string">
            <text:p>slr0901</text:p>
          </table:table-cell>
          <table:table-cell office:value-type="float" office:value="0.281958756734915" calcext:value-type="float">
            <text:p>0.281958756734915</text:p>
          </table:table-cell>
          <table:table-cell office:value-type="float" office:value="-0.280037884862674" calcext:value-type="float">
            <text:p>-0.280037884862674</text:p>
          </table:table-cell>
          <table:table-cell office:value-type="float" office:value="0.561996641597589" calcext:value-type="float">
            <text:p>0.561996641597589</text:p>
          </table:table-cell>
        </table:table-row>
        <table:table-row table:style-name="ro1">
          <table:table-cell office:value-type="string" calcext:value-type="string">
            <text:p>sll1265</text:p>
          </table:table-cell>
          <table:table-cell office:value-type="float" office:value="0.573414200118074" calcext:value-type="float">
            <text:p>0.573414200118074</text:p>
          </table:table-cell>
          <table:table-cell office:value-type="float" office:value="0.00992884543595154" calcext:value-type="float">
            <text:p>0.00992884543595154</text:p>
          </table:table-cell>
          <table:table-cell office:value-type="float" office:value="0.563485354682122" calcext:value-type="float">
            <text:p>0.563485354682122</text:p>
          </table:table-cell>
        </table:table-row>
        <table:table-row table:style-name="ro1">
          <table:table-cell office:value-type="string" calcext:value-type="string">
            <text:p>ssl7020</text:p>
          </table:table-cell>
          <table:table-cell office:value-type="float" office:value="0.694415920759571" calcext:value-type="float">
            <text:p>0.694415920759571</text:p>
          </table:table-cell>
          <table:table-cell office:value-type="float" office:value="0.128826904032329" calcext:value-type="float">
            <text:p>0.128826904032329</text:p>
          </table:table-cell>
          <table:table-cell office:value-type="float" office:value="0.565589016727242" calcext:value-type="float">
            <text:p>0.565589016727242</text:p>
          </table:table-cell>
        </table:table-row>
        <table:table-row table:style-name="ro1">
          <table:table-cell office:value-type="string" calcext:value-type="string">
            <text:p>slr0194</text:p>
          </table:table-cell>
          <table:table-cell office:value-type="float" office:value="-0.337685723403885" calcext:value-type="float">
            <text:p>-0.337685723403885</text:p>
          </table:table-cell>
          <table:table-cell office:value-type="float" office:value="-0.904971028809149" calcext:value-type="float">
            <text:p>-0.904971028809149</text:p>
          </table:table-cell>
          <table:table-cell office:value-type="float" office:value="0.567285305405264" calcext:value-type="float">
            <text:p>0.567285305405264</text:p>
          </table:table-cell>
        </table:table-row>
        <table:table-row table:style-name="ro1">
          <table:table-cell office:value-type="string" calcext:value-type="string">
            <text:p>sll1138</text:p>
          </table:table-cell>
          <table:table-cell office:value-type="float" office:value="0.299900980500465" calcext:value-type="float">
            <text:p>0.299900980500465</text:p>
          </table:table-cell>
          <table:table-cell office:value-type="float" office:value="-0.269010718101569" calcext:value-type="float">
            <text:p>-0.269010718101569</text:p>
          </table:table-cell>
          <table:table-cell office:value-type="float" office:value="0.568911698602035" calcext:value-type="float">
            <text:p>0.568911698602035</text:p>
          </table:table-cell>
        </table:table-row>
        <table:table-row table:style-name="ro1">
          <table:table-cell office:value-type="string" calcext:value-type="string">
            <text:p>slr1598</text:p>
          </table:table-cell>
          <table:table-cell office:value-type="float" office:value="-0.688362218589823" calcext:value-type="float">
            <text:p>-0.688362218589823</text:p>
          </table:table-cell>
          <table:table-cell office:value-type="float" office:value="-1.25760705126872" calcext:value-type="float">
            <text:p>-1.25760705126872</text:p>
          </table:table-cell>
          <table:table-cell office:value-type="float" office:value="0.569244832678902" calcext:value-type="float">
            <text:p>0.569244832678902</text:p>
          </table:table-cell>
        </table:table-row>
        <table:table-row table:style-name="ro1">
          <table:table-cell office:value-type="string" calcext:value-type="string">
            <text:p>slr1392</text:p>
          </table:table-cell>
          <table:table-cell office:value-type="float" office:value="0.171435581719161" calcext:value-type="float">
            <text:p>0.171435581719161</text:p>
          </table:table-cell>
          <table:table-cell office:value-type="float" office:value="-0.398530408232432" calcext:value-type="float">
            <text:p>-0.398530408232432</text:p>
          </table:table-cell>
          <table:table-cell office:value-type="float" office:value="0.569965989951592" calcext:value-type="float">
            <text:p>0.569965989951592</text:p>
          </table:table-cell>
        </table:table-row>
        <table:table-row table:style-name="ro1">
          <table:table-cell office:value-type="string" calcext:value-type="string">
            <text:p>slr0457</text:p>
          </table:table-cell>
          <table:table-cell office:value-type="float" office:value="0.268450123134641" calcext:value-type="float">
            <text:p>0.268450123134641</text:p>
          </table:table-cell>
          <table:table-cell office:value-type="float" office:value="-0.303365478824734" calcext:value-type="float">
            <text:p>-0.303365478824734</text:p>
          </table:table-cell>
          <table:table-cell office:value-type="float" office:value="0.571815601959375" calcext:value-type="float">
            <text:p>0.571815601959375</text:p>
          </table:table-cell>
        </table:table-row>
        <table:table-row table:style-name="ro1">
          <table:table-cell office:value-type="string" calcext:value-type="string">
            <text:p>slr0344</text:p>
          </table:table-cell>
          <table:table-cell office:value-type="float" office:value="0.0128377926451109" calcext:value-type="float">
            <text:p>0.0128377926451109</text:p>
          </table:table-cell>
          <table:table-cell office:value-type="float" office:value="-0.559423399451014" calcext:value-type="float">
            <text:p>-0.559423399451014</text:p>
          </table:table-cell>
          <table:table-cell office:value-type="float" office:value="0.572261192096125" calcext:value-type="float">
            <text:p>0.572261192096125</text:p>
          </table:table-cell>
        </table:table-row>
        <table:table-row table:style-name="ro1">
          <table:table-cell office:value-type="string" calcext:value-type="string">
            <text:p>ssl2009</text:p>
          </table:table-cell>
          <table:table-cell office:value-type="float" office:value="-0.0819524901983769" calcext:value-type="float">
            <text:p>-0.0819524901983769</text:p>
          </table:table-cell>
          <table:table-cell office:value-type="float" office:value="-0.654311536133472" calcext:value-type="float">
            <text:p>-0.654311536133472</text:p>
          </table:table-cell>
          <table:table-cell office:value-type="float" office:value="0.572359045935095" calcext:value-type="float">
            <text:p>0.572359045935095</text:p>
          </table:table-cell>
        </table:table-row>
        <table:table-row table:style-name="ro1">
          <table:table-cell office:value-type="string" calcext:value-type="string">
            <text:p>sll0024</text:p>
          </table:table-cell>
          <table:table-cell office:value-type="float" office:value="0.327028144147088" calcext:value-type="float">
            <text:p>0.327028144147088</text:p>
          </table:table-cell>
          <table:table-cell office:value-type="float" office:value="-0.247958899026739" calcext:value-type="float">
            <text:p>-0.247958899026739</text:p>
          </table:table-cell>
          <table:table-cell office:value-type="float" office:value="0.574987043173827" calcext:value-type="float">
            <text:p>0.574987043173827</text:p>
          </table:table-cell>
        </table:table-row>
        <table:table-row table:style-name="ro1">
          <table:table-cell office:value-type="string" calcext:value-type="string">
            <text:p>sll1561</text:p>
          </table:table-cell>
          <table:table-cell office:value-type="float" office:value="0.743353268440925" calcext:value-type="float">
            <text:p>0.743353268440925</text:p>
          </table:table-cell>
          <table:table-cell office:value-type="float" office:value="0.164390464239163" calcext:value-type="float">
            <text:p>0.164390464239163</text:p>
          </table:table-cell>
          <table:table-cell office:value-type="float" office:value="0.578962804201762" calcext:value-type="float">
            <text:p>0.578962804201762</text:p>
          </table:table-cell>
        </table:table-row>
        <table:table-row table:style-name="ro1">
          <table:table-cell office:value-type="string" calcext:value-type="string">
            <text:p>slr1090</text:p>
          </table:table-cell>
          <table:table-cell office:value-type="float" office:value="0.156649016051866" calcext:value-type="float">
            <text:p>0.156649016051866</text:p>
          </table:table-cell>
          <table:table-cell office:value-type="float" office:value="-0.422915020187904" calcext:value-type="float">
            <text:p>-0.422915020187904</text:p>
          </table:table-cell>
          <table:table-cell office:value-type="float" office:value="0.57956403623977" calcext:value-type="float">
            <text:p>0.57956403623977</text:p>
          </table:table-cell>
        </table:table-row>
        <table:table-row table:style-name="ro1">
          <table:table-cell office:value-type="string" calcext:value-type="string">
            <text:p>slr1779</text:p>
          </table:table-cell>
          <table:table-cell office:value-type="float" office:value="0.581508202091571" calcext:value-type="float">
            <text:p>0.581508202091571</text:p>
          </table:table-cell>
          <table:table-cell office:value-type="float" office:value="0.00192297938269369" calcext:value-type="float">
            <text:p>0.00192297938269369</text:p>
          </table:table-cell>
          <table:table-cell office:value-type="float" office:value="0.579585222708877" calcext:value-type="float">
            <text:p>0.579585222708877</text:p>
          </table:table-cell>
        </table:table-row>
        <table:table-row table:style-name="ro1">
          <table:table-cell office:value-type="string" calcext:value-type="string">
            <text:p>ssr0330</text:p>
          </table:table-cell>
          <table:table-cell office:value-type="float" office:value="-0.399111550568228" calcext:value-type="float">
            <text:p>-0.399111550568228</text:p>
          </table:table-cell>
          <table:table-cell office:value-type="float" office:value="-0.979106781178634" calcext:value-type="float">
            <text:p>-0.979106781178634</text:p>
          </table:table-cell>
          <table:table-cell office:value-type="float" office:value="0.579995230610405" calcext:value-type="float">
            <text:p>0.579995230610405</text:p>
          </table:table-cell>
        </table:table-row>
        <table:table-row table:style-name="ro1">
          <table:table-cell office:value-type="string" calcext:value-type="string">
            <text:p>slr1124</text:p>
          </table:table-cell>
          <table:table-cell office:value-type="float" office:value="0.405409747148636" calcext:value-type="float">
            <text:p>0.405409747148636</text:p>
          </table:table-cell>
          <table:table-cell office:value-type="float" office:value="-0.174747263225202" calcext:value-type="float">
            <text:p>-0.174747263225202</text:p>
          </table:table-cell>
          <table:table-cell office:value-type="float" office:value="0.580157010373838" calcext:value-type="float">
            <text:p>0.580157010373838</text:p>
          </table:table-cell>
        </table:table-row>
        <table:table-row table:style-name="ro1">
          <table:table-cell office:value-type="string" calcext:value-type="string">
            <text:p>sll1514</text:p>
          </table:table-cell>
          <table:table-cell office:value-type="float" office:value="0.00112289136919865" calcext:value-type="float">
            <text:p>0.00112289136919865</text:p>
          </table:table-cell>
          <table:table-cell office:value-type="float" office:value="-0.579650302621669" calcext:value-type="float">
            <text:p>-0.579650302621669</text:p>
          </table:table-cell>
          <table:table-cell office:value-type="float" office:value="0.580773193990868" calcext:value-type="float">
            <text:p>0.580773193990868</text:p>
          </table:table-cell>
        </table:table-row>
        <table:table-row table:style-name="ro1">
          <table:table-cell office:value-type="string" calcext:value-type="string">
            <text:p>sll1023</text:p>
          </table:table-cell>
          <table:table-cell office:value-type="float" office:value="0.597146351456213" calcext:value-type="float">
            <text:p>0.597146351456213</text:p>
          </table:table-cell>
          <table:table-cell office:value-type="float" office:value="0.0149536766465983" calcext:value-type="float">
            <text:p>0.0149536766465983</text:p>
          </table:table-cell>
          <table:table-cell office:value-type="float" office:value="0.582192674809615" calcext:value-type="float">
            <text:p>0.582192674809615</text:p>
          </table:table-cell>
        </table:table-row>
        <table:table-row table:style-name="ro1">
          <table:table-cell office:value-type="string" calcext:value-type="string">
            <text:p>sll0827</text:p>
          </table:table-cell>
          <table:table-cell office:value-type="float" office:value="0.372519906009667" calcext:value-type="float">
            <text:p>0.372519906009667</text:p>
          </table:table-cell>
          <table:table-cell office:value-type="float" office:value="-0.210475535637526" calcext:value-type="float">
            <text:p>-0.210475535637526</text:p>
          </table:table-cell>
          <table:table-cell office:value-type="float" office:value="0.582995441647193" calcext:value-type="float">
            <text:p>0.582995441647193</text:p>
          </table:table-cell>
        </table:table-row>
        <table:table-row table:style-name="ro1">
          <table:table-cell office:value-type="string" calcext:value-type="string">
            <text:p>slr0812</text:p>
          </table:table-cell>
          <table:table-cell office:value-type="float" office:value="-0.462073694066532" calcext:value-type="float">
            <text:p>-0.462073694066532</text:p>
          </table:table-cell>
          <table:table-cell office:value-type="float" office:value="-1.04549010917481" calcext:value-type="float">
            <text:p>-1.04549010917481</text:p>
          </table:table-cell>
          <table:table-cell office:value-type="float" office:value="0.583416415108279" calcext:value-type="float">
            <text:p>0.583416415108279</text:p>
          </table:table-cell>
        </table:table-row>
        <table:table-row table:style-name="ro1">
          <table:table-cell office:value-type="string" calcext:value-type="string">
            <text:p>sll0290</text:p>
          </table:table-cell>
          <table:table-cell office:value-type="float" office:value="0.428722491221208" calcext:value-type="float">
            <text:p>0.428722491221208</text:p>
          </table:table-cell>
          <table:table-cell office:value-type="float" office:value="-0.155651509614232" calcext:value-type="float">
            <text:p>-0.155651509614232</text:p>
          </table:table-cell>
          <table:table-cell office:value-type="float" office:value="0.58437400083544" calcext:value-type="float">
            <text:p>0.58437400083544</text:p>
          </table:table-cell>
        </table:table-row>
        <table:table-row table:style-name="ro1">
          <table:table-cell office:value-type="string" calcext:value-type="string">
            <text:p>ssl0410</text:p>
          </table:table-cell>
          <table:table-cell office:value-type="float" office:value="0.181531835919644" calcext:value-type="float">
            <text:p>0.181531835919644</text:p>
          </table:table-cell>
          <table:table-cell office:value-type="float" office:value="-0.403907581443796" calcext:value-type="float">
            <text:p>-0.403907581443796</text:p>
          </table:table-cell>
          <table:table-cell office:value-type="float" office:value="0.58543941736344" calcext:value-type="float">
            <text:p>0.58543941736344</text:p>
          </table:table-cell>
        </table:table-row>
        <table:table-row table:style-name="ro1">
          <table:table-cell office:value-type="string" calcext:value-type="string">
            <text:p>slr0608</text:p>
          </table:table-cell>
          <table:table-cell office:value-type="float" office:value="-1.47545744550781" calcext:value-type="float">
            <text:p>-1.47545744550781</text:p>
          </table:table-cell>
          <table:table-cell office:value-type="float" office:value="-2.06157031932827" calcext:value-type="float">
            <text:p>-2.06157031932827</text:p>
          </table:table-cell>
          <table:table-cell office:value-type="float" office:value="0.586112873820456" calcext:value-type="float">
            <text:p>0.586112873820456</text:p>
          </table:table-cell>
        </table:table-row>
        <table:table-row table:style-name="ro1">
          <table:table-cell office:value-type="string" calcext:value-type="string">
            <text:p>slr1123</text:p>
          </table:table-cell>
          <table:table-cell office:value-type="float" office:value="-1.28456333670013" calcext:value-type="float">
            <text:p>-1.28456333670013</text:p>
          </table:table-cell>
          <table:table-cell office:value-type="float" office:value="-1.87261802881967" calcext:value-type="float">
            <text:p>-1.87261802881967</text:p>
          </table:table-cell>
          <table:table-cell office:value-type="float" office:value="0.588054692119536" calcext:value-type="float">
            <text:p>0.588054692119536</text:p>
          </table:table-cell>
        </table:table-row>
        <table:table-row table:style-name="ro1">
          <table:table-cell office:value-type="string" calcext:value-type="string">
            <text:p>sll1745</text:p>
          </table:table-cell>
          <table:table-cell office:value-type="float" office:value="-1.01467747702251" calcext:value-type="float">
            <text:p>-1.01467747702251</text:p>
          </table:table-cell>
          <table:table-cell office:value-type="float" office:value="-1.60294382738247" calcext:value-type="float">
            <text:p>-1.60294382738247</text:p>
          </table:table-cell>
          <table:table-cell office:value-type="float" office:value="0.588266350359955" calcext:value-type="float">
            <text:p>0.588266350359955</text:p>
          </table:table-cell>
        </table:table-row>
        <table:table-row table:style-name="ro1">
          <table:table-cell office:value-type="string" calcext:value-type="string">
            <text:p>slr1418</text:p>
          </table:table-cell>
          <table:table-cell office:value-type="float" office:value="0.654616119523833" calcext:value-type="float">
            <text:p>0.654616119523833</text:p>
          </table:table-cell>
          <table:table-cell office:value-type="float" office:value="0.0661317247189889" calcext:value-type="float">
            <text:p>0.0661317247189889</text:p>
          </table:table-cell>
          <table:table-cell office:value-type="float" office:value="0.588484394804844" calcext:value-type="float">
            <text:p>0.588484394804844</text:p>
          </table:table-cell>
        </table:table-row>
        <table:table-row table:style-name="ro1">
          <table:table-cell office:value-type="string" calcext:value-type="string">
            <text:p>slr0623</text:p>
          </table:table-cell>
          <table:table-cell office:value-type="float" office:value="-0.607125036320319" calcext:value-type="float">
            <text:p>-0.607125036320319</text:p>
          </table:table-cell>
          <table:table-cell office:value-type="float" office:value="-1.19636340654262" calcext:value-type="float">
            <text:p>-1.19636340654262</text:p>
          </table:table-cell>
          <table:table-cell office:value-type="float" office:value="0.589238370222298" calcext:value-type="float">
            <text:p>0.589238370222298</text:p>
          </table:table-cell>
        </table:table-row>
        <table:table-row table:style-name="ro1">
          <table:table-cell office:value-type="string" calcext:value-type="string">
            <text:p>sll1578</text:p>
          </table:table-cell>
          <table:table-cell office:value-type="float" office:value="-0.847229575050637" calcext:value-type="float">
            <text:p>-0.847229575050637</text:p>
          </table:table-cell>
          <table:table-cell office:value-type="float" office:value="-1.43750593561166" calcext:value-type="float">
            <text:p>-1.43750593561166</text:p>
          </table:table-cell>
          <table:table-cell office:value-type="float" office:value="0.590276360561021" calcext:value-type="float">
            <text:p>0.590276360561021</text:p>
          </table:table-cell>
        </table:table-row>
        <table:table-row table:style-name="ro1">
          <table:table-cell office:value-type="string" calcext:value-type="string">
            <text:p>slr0528</text:p>
          </table:table-cell>
          <table:table-cell office:value-type="float" office:value="0.555979631629714" calcext:value-type="float">
            <text:p>0.555979631629714</text:p>
          </table:table-cell>
          <table:table-cell office:value-type="float" office:value="-0.0359110110644919" calcext:value-type="float">
            <text:p>-0.0359110110644919</text:p>
          </table:table-cell>
          <table:table-cell office:value-type="float" office:value="0.591890642694206" calcext:value-type="float">
            <text:p>0.591890642694206</text:p>
          </table:table-cell>
        </table:table-row>
        <table:table-row table:style-name="ro1">
          <table:table-cell office:value-type="string" calcext:value-type="string">
            <text:p>slr1495</text:p>
          </table:table-cell>
          <table:table-cell office:value-type="float" office:value="0.414204166103451" calcext:value-type="float">
            <text:p>0.414204166103451</text:p>
          </table:table-cell>
          <table:table-cell office:value-type="float" office:value="-0.177847336617089" calcext:value-type="float">
            <text:p>-0.177847336617089</text:p>
          </table:table-cell>
          <table:table-cell office:value-type="float" office:value="0.59205150272054" calcext:value-type="float">
            <text:p>0.59205150272054</text:p>
          </table:table-cell>
        </table:table-row>
        <table:table-row table:style-name="ro1">
          <table:table-cell office:value-type="string" calcext:value-type="string">
            <text:p>sll1809</text:p>
          </table:table-cell>
          <table:table-cell office:value-type="float" office:value="-1.6418422734372" calcext:value-type="float">
            <text:p>-1.6418422734372</text:p>
          </table:table-cell>
          <table:table-cell office:value-type="float" office:value="-2.23493432498135" calcext:value-type="float">
            <text:p>-2.23493432498135</text:p>
          </table:table-cell>
          <table:table-cell office:value-type="float" office:value="0.593092051544146" calcext:value-type="float">
            <text:p>0.593092051544146</text:p>
          </table:table-cell>
        </table:table-row>
        <table:table-row table:style-name="ro1">
          <table:table-cell office:value-type="string" calcext:value-type="string">
            <text:p>sll1669</text:p>
          </table:table-cell>
          <table:table-cell office:value-type="float" office:value="-0.702145487608756" calcext:value-type="float">
            <text:p>-0.702145487608756</text:p>
          </table:table-cell>
          <table:table-cell office:value-type="float" office:value="-1.29599665581775" calcext:value-type="float">
            <text:p>-1.29599665581775</text:p>
          </table:table-cell>
          <table:table-cell office:value-type="float" office:value="0.593851168208989" calcext:value-type="float">
            <text:p>0.593851168208989</text:p>
          </table:table-cell>
        </table:table-row>
        <table:table-row table:style-name="ro1">
          <table:table-cell office:value-type="string" calcext:value-type="string">
            <text:p>slr0536</text:p>
          </table:table-cell>
          <table:table-cell office:value-type="float" office:value="-0.833323653009267" calcext:value-type="float">
            <text:p>-0.833323653009267</text:p>
          </table:table-cell>
          <table:table-cell office:value-type="float" office:value="-1.42821450783679" calcext:value-type="float">
            <text:p>-1.42821450783679</text:p>
          </table:table-cell>
          <table:table-cell office:value-type="float" office:value="0.594890854827526" calcext:value-type="float">
            <text:p>0.594890854827526</text:p>
          </table:table-cell>
        </table:table-row>
        <table:table-row table:style-name="ro1">
          <table:table-cell office:value-type="string" calcext:value-type="string">
            <text:p>sll0897</text:p>
          </table:table-cell>
          <table:table-cell office:value-type="float" office:value="0.411886511029736" calcext:value-type="float">
            <text:p>0.411886511029736</text:p>
          </table:table-cell>
          <table:table-cell office:value-type="float" office:value="-0.183209687303087" calcext:value-type="float">
            <text:p>-0.183209687303087</text:p>
          </table:table-cell>
          <table:table-cell office:value-type="float" office:value="0.595096198332823" calcext:value-type="float">
            <text:p>0.595096198332823</text:p>
          </table:table-cell>
        </table:table-row>
        <table:table-row table:style-name="ro1">
          <table:table-cell office:value-type="string" calcext:value-type="string">
            <text:p>slr0292</text:p>
          </table:table-cell>
          <table:table-cell office:value-type="float" office:value="-0.331211281280369" calcext:value-type="float">
            <text:p>-0.331211281280369</text:p>
          </table:table-cell>
          <table:table-cell office:value-type="float" office:value="-0.926308487002171" calcext:value-type="float">
            <text:p>-0.926308487002171</text:p>
          </table:table-cell>
          <table:table-cell office:value-type="float" office:value="0.595097205721802" calcext:value-type="float">
            <text:p>0.595097205721802</text:p>
          </table:table-cell>
        </table:table-row>
        <table:table-row table:style-name="ro1">
          <table:table-cell office:value-type="string" calcext:value-type="string">
            <text:p>sll1275</text:p>
          </table:table-cell>
          <table:table-cell office:value-type="float" office:value="0.459246260639212" calcext:value-type="float">
            <text:p>0.459246260639212</text:p>
          </table:table-cell>
          <table:table-cell office:value-type="float" office:value="-0.139270564304058" calcext:value-type="float">
            <text:p>-0.139270564304058</text:p>
          </table:table-cell>
          <table:table-cell office:value-type="float" office:value="0.59851682494327" calcext:value-type="float">
            <text:p>0.59851682494327</text:p>
          </table:table-cell>
        </table:table-row>
        <table:table-row table:style-name="ro1">
          <table:table-cell office:value-type="string" calcext:value-type="string">
            <text:p>sll0265</text:p>
          </table:table-cell>
          <table:table-cell office:value-type="float" office:value="-0.15845467579908" calcext:value-type="float">
            <text:p>-0.15845467579908</text:p>
          </table:table-cell>
          <table:table-cell office:value-type="float" office:value="-0.756999299640104" calcext:value-type="float">
            <text:p>-0.756999299640104</text:p>
          </table:table-cell>
          <table:table-cell office:value-type="float" office:value="0.598544623841024" calcext:value-type="float">
            <text:p>0.598544623841024</text:p>
          </table:table-cell>
        </table:table-row>
        <table:table-row table:style-name="ro1">
          <table:table-cell office:value-type="string" calcext:value-type="string">
            <text:p>slr1983</text:p>
          </table:table-cell>
          <table:table-cell office:value-type="float" office:value="0.648494044928208" calcext:value-type="float">
            <text:p>0.648494044928208</text:p>
          </table:table-cell>
          <table:table-cell office:value-type="float" office:value="0.0493854859971026" calcext:value-type="float">
            <text:p>0.0493854859971026</text:p>
          </table:table-cell>
          <table:table-cell office:value-type="float" office:value="0.599108558931105" calcext:value-type="float">
            <text:p>0.599108558931105</text:p>
          </table:table-cell>
        </table:table-row>
        <table:table-row table:style-name="ro1">
          <table:table-cell office:value-type="string" calcext:value-type="string">
            <text:p>slr1366</text:p>
          </table:table-cell>
          <table:table-cell office:value-type="float" office:value="0.645532532452214" calcext:value-type="float">
            <text:p>0.645532532452214</text:p>
          </table:table-cell>
          <table:table-cell office:value-type="float" office:value="0.0458404696947312" calcext:value-type="float">
            <text:p>0.0458404696947312</text:p>
          </table:table-cell>
          <table:table-cell office:value-type="float" office:value="0.599692062757483" calcext:value-type="float">
            <text:p>0.599692062757483</text:p>
          </table:table-cell>
        </table:table-row>
        <table:table-row table:style-name="ro1">
          <table:table-cell office:value-type="string" calcext:value-type="string">
            <text:p>sll0509</text:p>
          </table:table-cell>
          <table:table-cell office:value-type="float" office:value="0.502604921598827" calcext:value-type="float">
            <text:p>0.502604921598827</text:p>
          </table:table-cell>
          <table:table-cell office:value-type="float" office:value="-0.0972426220307043" calcext:value-type="float">
            <text:p>-0.0972426220307043</text:p>
          </table:table-cell>
          <table:table-cell office:value-type="float" office:value="0.599847543629531" calcext:value-type="float">
            <text:p>0.599847543629531</text:p>
          </table:table-cell>
        </table:table-row>
        <table:table-row table:style-name="ro1">
          <table:table-cell office:value-type="string" calcext:value-type="string">
            <text:p>slr0903</text:p>
          </table:table-cell>
          <table:table-cell office:value-type="float" office:value="-0.0973634297071468" calcext:value-type="float">
            <text:p>-0.0973634297071468</text:p>
          </table:table-cell>
          <table:table-cell office:value-type="float" office:value="-0.698029886099015" calcext:value-type="float">
            <text:p>-0.698029886099015</text:p>
          </table:table-cell>
          <table:table-cell office:value-type="float" office:value="0.600666456391868" calcext:value-type="float">
            <text:p>0.600666456391868</text:p>
          </table:table-cell>
        </table:table-row>
        <table:table-row table:style-name="ro1">
          <table:table-cell office:value-type="string" calcext:value-type="string">
            <text:p>sll0362</text:p>
          </table:table-cell>
          <table:table-cell office:value-type="float" office:value="-0.98687232808906" calcext:value-type="float">
            <text:p>-0.98687232808906</text:p>
          </table:table-cell>
          <table:table-cell office:value-type="float" office:value="-1.58983378409467" calcext:value-type="float">
            <text:p>-1.58983378409467</text:p>
          </table:table-cell>
          <table:table-cell office:value-type="float" office:value="0.602961456005609" calcext:value-type="float">
            <text:p>0.602961456005609</text:p>
          </table:table-cell>
        </table:table-row>
        <table:table-row table:style-name="ro1">
          <table:table-cell office:value-type="string" calcext:value-type="string">
            <text:p>sll1559</text:p>
          </table:table-cell>
          <table:table-cell office:value-type="float" office:value="0.71061764965731" calcext:value-type="float">
            <text:p>0.71061764965731</text:p>
          </table:table-cell>
          <table:table-cell office:value-type="float" office:value="0.106263943202247" calcext:value-type="float">
            <text:p>0.106263943202247</text:p>
          </table:table-cell>
          <table:table-cell office:value-type="float" office:value="0.604353706455062" calcext:value-type="float">
            <text:p>0.604353706455062</text:p>
          </table:table-cell>
        </table:table-row>
        <table:table-row table:style-name="ro1">
          <table:table-cell office:value-type="string" calcext:value-type="string">
            <text:p>slr0844</text:p>
          </table:table-cell>
          <table:table-cell office:value-type="float" office:value="-0.0797583300330305" calcext:value-type="float">
            <text:p>-0.0797583300330305</text:p>
          </table:table-cell>
          <table:table-cell office:value-type="float" office:value="-0.685211669388715" calcext:value-type="float">
            <text:p>-0.685211669388715</text:p>
          </table:table-cell>
          <table:table-cell office:value-type="float" office:value="0.605453339355684" calcext:value-type="float">
            <text:p>0.605453339355684</text:p>
          </table:table-cell>
        </table:table-row>
        <table:table-row table:style-name="ro1">
          <table:table-cell office:value-type="string" calcext:value-type="string">
            <text:p>sll0585</text:p>
          </table:table-cell>
          <table:table-cell office:value-type="float" office:value="-0.0558678076283729" calcext:value-type="float">
            <text:p>-0.0558678076283729</text:p>
          </table:table-cell>
          <table:table-cell office:value-type="float" office:value="-0.661855512196043" calcext:value-type="float">
            <text:p>-0.661855512196043</text:p>
          </table:table-cell>
          <table:table-cell office:value-type="float" office:value="0.60598770456767" calcext:value-type="float">
            <text:p>0.60598770456767</text:p>
          </table:table-cell>
        </table:table-row>
        <table:table-row table:style-name="ro1">
          <table:table-cell office:value-type="string" calcext:value-type="string">
            <text:p>ssl3451</text:p>
          </table:table-cell>
          <table:table-cell office:value-type="float" office:value="0.388463356366806" calcext:value-type="float">
            <text:p>0.388463356366806</text:p>
          </table:table-cell>
          <table:table-cell office:value-type="float" office:value="-0.218443665334403" calcext:value-type="float">
            <text:p>-0.218443665334403</text:p>
          </table:table-cell>
          <table:table-cell office:value-type="float" office:value="0.606907021701209" calcext:value-type="float">
            <text:p>0.606907021701209</text:p>
          </table:table-cell>
        </table:table-row>
        <table:table-row table:style-name="ro1">
          <table:table-cell office:value-type="string" calcext:value-type="string">
            <text:p>sll0569</text:p>
          </table:table-cell>
          <table:table-cell office:value-type="float" office:value="-0.528008937117178" calcext:value-type="float">
            <text:p>-0.528008937117178</text:p>
          </table:table-cell>
          <table:table-cell office:value-type="float" office:value="-1.135687137785" calcext:value-type="float">
            <text:p>-1.135687137785</text:p>
          </table:table-cell>
          <table:table-cell office:value-type="float" office:value="0.607678200667821" calcext:value-type="float">
            <text:p>0.607678200667821</text:p>
          </table:table-cell>
        </table:table-row>
        <table:table-row table:style-name="ro1">
          <table:table-cell office:value-type="string" calcext:value-type="string">
            <text:p>slr1099</text:p>
          </table:table-cell>
          <table:table-cell office:value-type="float" office:value="-0.191381669330555" calcext:value-type="float">
            <text:p>-0.191381669330555</text:p>
          </table:table-cell>
          <table:table-cell office:value-type="float" office:value="-0.799484733051548" calcext:value-type="float">
            <text:p>-0.799484733051548</text:p>
          </table:table-cell>
          <table:table-cell office:value-type="float" office:value="0.608103063720993" calcext:value-type="float">
            <text:p>0.608103063720993</text:p>
          </table:table-cell>
        </table:table-row>
        <table:table-row table:style-name="ro1">
          <table:table-cell office:value-type="string" calcext:value-type="string">
            <text:p>sll0192</text:p>
          </table:table-cell>
          <table:table-cell office:value-type="float" office:value="0.180819692210857" calcext:value-type="float">
            <text:p>0.180819692210857</text:p>
          </table:table-cell>
          <table:table-cell office:value-type="float" office:value="-0.428363492135978" calcext:value-type="float">
            <text:p>-0.428363492135978</text:p>
          </table:table-cell>
          <table:table-cell office:value-type="float" office:value="0.609183184346835" calcext:value-type="float">
            <text:p>0.609183184346835</text:p>
          </table:table-cell>
        </table:table-row>
        <table:table-row table:style-name="ro1">
          <table:table-cell office:value-type="string" calcext:value-type="string">
            <text:p>slr0406</text:p>
          </table:table-cell>
          <table:table-cell office:value-type="float" office:value="0.531360671072912" calcext:value-type="float">
            <text:p>0.531360671072912</text:p>
          </table:table-cell>
          <table:table-cell office:value-type="float" office:value="-0.0790328488046384" calcext:value-type="float">
            <text:p>-0.0790328488046384</text:p>
          </table:table-cell>
          <table:table-cell office:value-type="float" office:value="0.61039351987755" calcext:value-type="float">
            <text:p>0.61039351987755</text:p>
          </table:table-cell>
        </table:table-row>
        <table:table-row table:style-name="ro1">
          <table:table-cell office:value-type="string" calcext:value-type="string">
            <text:p>sll1893</text:p>
          </table:table-cell>
          <table:table-cell office:value-type="float" office:value="-0.560850402051144" calcext:value-type="float">
            <text:p>-0.560850402051144</text:p>
          </table:table-cell>
          <table:table-cell office:value-type="float" office:value="-1.17161229483104" calcext:value-type="float">
            <text:p>-1.17161229483104</text:p>
          </table:table-cell>
          <table:table-cell office:value-type="float" office:value="0.610761892779894" calcext:value-type="float">
            <text:p>0.610761892779894</text:p>
          </table:table-cell>
        </table:table-row>
        <table:table-row table:style-name="ro1">
          <table:table-cell office:value-type="string" calcext:value-type="string">
            <text:p>sll1028</text:p>
          </table:table-cell>
          <table:table-cell office:value-type="float" office:value="-0.265263348864201" calcext:value-type="float">
            <text:p>-0.265263348864201</text:p>
          </table:table-cell>
          <table:table-cell office:value-type="float" office:value="-0.881073251174768" calcext:value-type="float">
            <text:p>-0.881073251174768</text:p>
          </table:table-cell>
          <table:table-cell office:value-type="float" office:value="0.615809902310566" calcext:value-type="float">
            <text:p>0.615809902310566</text:p>
          </table:table-cell>
        </table:table-row>
        <table:table-row table:style-name="ro1">
          <table:table-cell office:value-type="string" calcext:value-type="string">
            <text:p>sll7043</text:p>
          </table:table-cell>
          <table:table-cell office:value-type="float" office:value="-0.147763800207907" calcext:value-type="float">
            <text:p>-0.147763800207907</text:p>
          </table:table-cell>
          <table:table-cell office:value-type="float" office:value="-0.76373460643669" calcext:value-type="float">
            <text:p>-0.76373460643669</text:p>
          </table:table-cell>
          <table:table-cell office:value-type="float" office:value="0.615970806228783" calcext:value-type="float">
            <text:p>0.615970806228783</text:p>
          </table:table-cell>
        </table:table-row>
        <table:table-row table:style-name="ro1">
          <table:table-cell office:value-type="string" calcext:value-type="string">
            <text:p>slr2045</text:p>
          </table:table-cell>
          <table:table-cell office:value-type="float" office:value="-0.00253384815471887" calcext:value-type="float">
            <text:p>-0.00253384815471887</text:p>
          </table:table-cell>
          <table:table-cell office:value-type="float" office:value="-0.618633917136395" calcext:value-type="float">
            <text:p>-0.618633917136395</text:p>
          </table:table-cell>
          <table:table-cell office:value-type="float" office:value="0.616100068981676" calcext:value-type="float">
            <text:p>0.616100068981676</text:p>
          </table:table-cell>
        </table:table-row>
        <table:table-row table:style-name="ro1">
          <table:table-cell office:value-type="string" calcext:value-type="string">
            <text:p>sll7090</text:p>
          </table:table-cell>
          <table:table-cell office:value-type="float" office:value="0.35625072182368" calcext:value-type="float">
            <text:p>0.35625072182368</text:p>
          </table:table-cell>
          <table:table-cell office:value-type="float" office:value="-0.260282590790568" calcext:value-type="float">
            <text:p>-0.260282590790568</text:p>
          </table:table-cell>
          <table:table-cell office:value-type="float" office:value="0.616533312614247" calcext:value-type="float">
            <text:p>0.616533312614247</text:p>
          </table:table-cell>
        </table:table-row>
        <table:table-row table:style-name="ro1">
          <table:table-cell office:value-type="string" calcext:value-type="string">
            <text:p>sll1123</text:p>
          </table:table-cell>
          <table:table-cell office:value-type="float" office:value="0.320883316963901" calcext:value-type="float">
            <text:p>0.320883316963901</text:p>
          </table:table-cell>
          <table:table-cell office:value-type="float" office:value="-0.295917486407382" calcext:value-type="float">
            <text:p>-0.295917486407382</text:p>
          </table:table-cell>
          <table:table-cell office:value-type="float" office:value="0.616800803371283" calcext:value-type="float">
            <text:p>0.616800803371283</text:p>
          </table:table-cell>
        </table:table-row>
        <table:table-row table:style-name="ro1">
          <table:table-cell office:value-type="string" calcext:value-type="string">
            <text:p>sll1511</text:p>
          </table:table-cell>
          <table:table-cell office:value-type="float" office:value="-0.200679862402726" calcext:value-type="float">
            <text:p>-0.200679862402726</text:p>
          </table:table-cell>
          <table:table-cell office:value-type="float" office:value="-0.817785322829353" calcext:value-type="float">
            <text:p>-0.817785322829353</text:p>
          </table:table-cell>
          <table:table-cell office:value-type="float" office:value="0.617105460426627" calcext:value-type="float">
            <text:p>0.617105460426627</text:p>
          </table:table-cell>
        </table:table-row>
        <table:table-row table:style-name="ro1">
          <table:table-cell office:value-type="string" calcext:value-type="string">
            <text:p>sll1954</text:p>
          </table:table-cell>
          <table:table-cell office:value-type="float" office:value="0.798813499888437" calcext:value-type="float">
            <text:p>0.798813499888437</text:p>
          </table:table-cell>
          <table:table-cell office:value-type="float" office:value="0.180371616623369" calcext:value-type="float">
            <text:p>0.180371616623369</text:p>
          </table:table-cell>
          <table:table-cell office:value-type="float" office:value="0.618441883265068" calcext:value-type="float">
            <text:p>0.618441883265068</text:p>
          </table:table-cell>
        </table:table-row>
        <table:table-row table:style-name="ro1">
          <table:table-cell office:value-type="string" calcext:value-type="string">
            <text:p>sll1747</text:p>
          </table:table-cell>
          <table:table-cell office:value-type="float" office:value="-0.25516145346107" calcext:value-type="float">
            <text:p>-0.25516145346107</text:p>
          </table:table-cell>
          <table:table-cell office:value-type="float" office:value="-0.874780477342133" calcext:value-type="float">
            <text:p>-0.874780477342133</text:p>
          </table:table-cell>
          <table:table-cell office:value-type="float" office:value="0.619619023881064" calcext:value-type="float">
            <text:p>0.619619023881064</text:p>
          </table:table-cell>
        </table:table-row>
        <table:table-row table:style-name="ro1">
          <table:table-cell office:value-type="string" calcext:value-type="string">
            <text:p>ssl2749</text:p>
          </table:table-cell>
          <table:table-cell office:value-type="float" office:value="0.853084051142734" calcext:value-type="float">
            <text:p>0.853084051142734</text:p>
          </table:table-cell>
          <table:table-cell office:value-type="float" office:value="0.231799137115218" calcext:value-type="float">
            <text:p>0.231799137115218</text:p>
          </table:table-cell>
          <table:table-cell office:value-type="float" office:value="0.621284914027516" calcext:value-type="float">
            <text:p>0.621284914027516</text:p>
          </table:table-cell>
        </table:table-row>
        <table:table-row table:style-name="ro1">
          <table:table-cell office:value-type="string" calcext:value-type="string">
            <text:p>slr0152</text:p>
          </table:table-cell>
          <table:table-cell office:value-type="float" office:value="0.18482051799751" calcext:value-type="float">
            <text:p>0.18482051799751</text:p>
          </table:table-cell>
          <table:table-cell office:value-type="float" office:value="-0.436637719133147" calcext:value-type="float">
            <text:p>-0.436637719133147</text:p>
          </table:table-cell>
          <table:table-cell office:value-type="float" office:value="0.621458237130657" calcext:value-type="float">
            <text:p>0.621458237130657</text:p>
          </table:table-cell>
        </table:table-row>
        <table:table-row table:style-name="ro1">
          <table:table-cell office:value-type="string" calcext:value-type="string">
            <text:p>slr1588</text:p>
          </table:table-cell>
          <table:table-cell office:value-type="float" office:value="-0.374921905072426" calcext:value-type="float">
            <text:p>-0.374921905072426</text:p>
          </table:table-cell>
          <table:table-cell office:value-type="float" office:value="-0.998322699513389" calcext:value-type="float">
            <text:p>-0.998322699513389</text:p>
          </table:table-cell>
          <table:table-cell office:value-type="float" office:value="0.623400794440963" calcext:value-type="float">
            <text:p>0.623400794440963</text:p>
          </table:table-cell>
        </table:table-row>
        <table:table-row table:style-name="ro1">
          <table:table-cell office:value-type="string" calcext:value-type="string">
            <text:p>slr2130</text:p>
          </table:table-cell>
          <table:table-cell office:value-type="float" office:value="-0.488126480075708" calcext:value-type="float">
            <text:p>-0.488126480075708</text:p>
          </table:table-cell>
          <table:table-cell office:value-type="float" office:value="-1.11226844615137" calcext:value-type="float">
            <text:p>-1.11226844615137</text:p>
          </table:table-cell>
          <table:table-cell office:value-type="float" office:value="0.624141966075665" calcext:value-type="float">
            <text:p>0.624141966075665</text:p>
          </table:table-cell>
        </table:table-row>
        <table:table-row table:style-name="ro1">
          <table:table-cell office:value-type="string" calcext:value-type="string">
            <text:p>slr0823</text:p>
          </table:table-cell>
          <table:table-cell office:value-type="float" office:value="-0.316558860780647" calcext:value-type="float">
            <text:p>-0.316558860780647</text:p>
          </table:table-cell>
          <table:table-cell office:value-type="float" office:value="-0.941131545264356" calcext:value-type="float">
            <text:p>-0.941131545264356</text:p>
          </table:table-cell>
          <table:table-cell office:value-type="float" office:value="0.624572684483709" calcext:value-type="float">
            <text:p>0.624572684483709</text:p>
          </table:table-cell>
        </table:table-row>
        <table:table-row table:style-name="ro1">
          <table:table-cell office:value-type="string" calcext:value-type="string">
            <text:p>sll0528</text:p>
          </table:table-cell>
          <table:table-cell office:value-type="float" office:value="0.4214766819843" calcext:value-type="float">
            <text:p>0.4214766819843</text:p>
          </table:table-cell>
          <table:table-cell office:value-type="float" office:value="-0.205852544609256" calcext:value-type="float">
            <text:p>-0.205852544609256</text:p>
          </table:table-cell>
          <table:table-cell office:value-type="float" office:value="0.627329226593557" calcext:value-type="float">
            <text:p>0.627329226593557</text:p>
          </table:table-cell>
        </table:table-row>
        <table:table-row table:style-name="ro1">
          <table:table-cell office:value-type="string" calcext:value-type="string">
            <text:p>sll0263</text:p>
          </table:table-cell>
          <table:table-cell office:value-type="float" office:value="0.149882731089799" calcext:value-type="float">
            <text:p>0.149882731089799</text:p>
          </table:table-cell>
          <table:table-cell office:value-type="float" office:value="-0.4800749741892" calcext:value-type="float">
            <text:p>-0.4800749741892</text:p>
          </table:table-cell>
          <table:table-cell office:value-type="float" office:value="0.629957705279" calcext:value-type="float">
            <text:p>0.629957705279</text:p>
          </table:table-cell>
        </table:table-row>
        <table:table-row table:style-name="ro1">
          <table:table-cell office:value-type="string" calcext:value-type="string">
            <text:p>ssr0482</text:p>
          </table:table-cell>
          <table:table-cell office:value-type="float" office:value="-0.433363950406871" calcext:value-type="float">
            <text:p>-0.433363950406871</text:p>
          </table:table-cell>
          <table:table-cell office:value-type="float" office:value="-1.06344722824342" calcext:value-type="float">
            <text:p>-1.06344722824342</text:p>
          </table:table-cell>
          <table:table-cell office:value-type="float" office:value="0.630083277836552" calcext:value-type="float">
            <text:p>0.630083277836552</text:p>
          </table:table-cell>
        </table:table-row>
        <table:table-row table:style-name="ro1">
          <table:table-cell office:value-type="string" calcext:value-type="string">
            <text:p>slr0363</text:p>
          </table:table-cell>
          <table:table-cell office:value-type="float" office:value="-0.861093235080839" calcext:value-type="float">
            <text:p>-0.861093235080839</text:p>
          </table:table-cell>
          <table:table-cell office:value-type="float" office:value="-1.49205535711867" calcext:value-type="float">
            <text:p>-1.49205535711867</text:p>
          </table:table-cell>
          <table:table-cell office:value-type="float" office:value="0.630962122037835" calcext:value-type="float">
            <text:p>0.630962122037835</text:p>
          </table:table-cell>
        </table:table-row>
        <table:table-row table:style-name="ro1">
          <table:table-cell office:value-type="string" calcext:value-type="string">
            <text:p>slr0541</text:p>
          </table:table-cell>
          <table:table-cell office:value-type="float" office:value="0.48943169248146" calcext:value-type="float">
            <text:p>0.48943169248146</text:p>
          </table:table-cell>
          <table:table-cell office:value-type="float" office:value="-0.141558759806049" calcext:value-type="float">
            <text:p>-0.141558759806049</text:p>
          </table:table-cell>
          <table:table-cell office:value-type="float" office:value="0.63099045228751" calcext:value-type="float">
            <text:p>0.63099045228751</text:p>
          </table:table-cell>
        </table:table-row>
        <table:table-row table:style-name="ro1">
          <table:table-cell office:value-type="string" calcext:value-type="string">
            <text:p>slr0610</text:p>
          </table:table-cell>
          <table:table-cell office:value-type="float" office:value="0.16057342604952" calcext:value-type="float">
            <text:p>0.16057342604952</text:p>
          </table:table-cell>
          <table:table-cell office:value-type="float" office:value="-0.471003879841074" calcext:value-type="float">
            <text:p>-0.471003879841074</text:p>
          </table:table-cell>
          <table:table-cell office:value-type="float" office:value="0.631577305890594" calcext:value-type="float">
            <text:p>0.631577305890594</text:p>
          </table:table-cell>
        </table:table-row>
        <table:table-row table:style-name="ro1">
          <table:table-cell office:value-type="string" calcext:value-type="string">
            <text:p>slr1848</text:p>
          </table:table-cell>
          <table:table-cell office:value-type="float" office:value="0.109905636227463" calcext:value-type="float">
            <text:p>0.109905636227463</text:p>
          </table:table-cell>
          <table:table-cell office:value-type="float" office:value="-0.524944721329712" calcext:value-type="float">
            <text:p>-0.524944721329712</text:p>
          </table:table-cell>
          <table:table-cell office:value-type="float" office:value="0.634850357557175" calcext:value-type="float">
            <text:p>0.634850357557175</text:p>
          </table:table-cell>
        </table:table-row>
        <table:table-row table:style-name="ro1">
          <table:table-cell office:value-type="string" calcext:value-type="string">
            <text:p>sll1808</text:p>
          </table:table-cell>
          <table:table-cell office:value-type="float" office:value="-1.3891657669707" calcext:value-type="float">
            <text:p>-1.3891657669707</text:p>
          </table:table-cell>
          <table:table-cell office:value-type="float" office:value="-2.02527000426732" calcext:value-type="float">
            <text:p>-2.02527000426732</text:p>
          </table:table-cell>
          <table:table-cell office:value-type="float" office:value="0.636104237296614" calcext:value-type="float">
            <text:p>0.636104237296614</text:p>
          </table:table-cell>
        </table:table-row>
        <table:table-row table:style-name="ro1">
          <table:table-cell office:value-type="string" calcext:value-type="string">
            <text:p>slr1839</text:p>
          </table:table-cell>
          <table:table-cell office:value-type="float" office:value="-0.270909166612981" calcext:value-type="float">
            <text:p>-0.270909166612981</text:p>
          </table:table-cell>
          <table:table-cell office:value-type="float" office:value="-0.909897860936861" calcext:value-type="float">
            <text:p>-0.909897860936861</text:p>
          </table:table-cell>
          <table:table-cell office:value-type="float" office:value="0.63898869432388" calcext:value-type="float">
            <text:p>0.63898869432388</text:p>
          </table:table-cell>
        </table:table-row>
        <table:table-row table:style-name="ro1">
          <table:table-cell office:value-type="string" calcext:value-type="string">
            <text:p>sll0871</text:p>
          </table:table-cell>
          <table:table-cell office:value-type="float" office:value="0.101442866771148" calcext:value-type="float">
            <text:p>0.101442866771148</text:p>
          </table:table-cell>
          <table:table-cell office:value-type="float" office:value="-0.539112028307579" calcext:value-type="float">
            <text:p>-0.539112028307579</text:p>
          </table:table-cell>
          <table:table-cell office:value-type="float" office:value="0.640554895078727" calcext:value-type="float">
            <text:p>0.640554895078727</text:p>
          </table:table-cell>
        </table:table-row>
        <table:table-row table:style-name="ro1">
          <table:table-cell office:value-type="string" calcext:value-type="string">
            <text:p>slr6042</text:p>
          </table:table-cell>
          <table:table-cell office:value-type="float" office:value="0.28676346681194" calcext:value-type="float">
            <text:p>0.28676346681194</text:p>
          </table:table-cell>
          <table:table-cell office:value-type="float" office:value="-0.353923002222277" calcext:value-type="float">
            <text:p>-0.353923002222277</text:p>
          </table:table-cell>
          <table:table-cell office:value-type="float" office:value="0.640686469034218" calcext:value-type="float">
            <text:p>0.640686469034218</text:p>
          </table:table-cell>
        </table:table-row>
        <table:table-row table:style-name="ro1">
          <table:table-cell office:value-type="string" calcext:value-type="string">
            <text:p>ssr0102</text:p>
          </table:table-cell>
          <table:table-cell office:value-type="float" office:value="-0.571602697239186" calcext:value-type="float">
            <text:p>-0.571602697239186</text:p>
          </table:table-cell>
          <table:table-cell office:value-type="float" office:value="-1.21504706452665" calcext:value-type="float">
            <text:p>-1.21504706452665</text:p>
          </table:table-cell>
          <table:table-cell office:value-type="float" office:value="0.643444367287464" calcext:value-type="float">
            <text:p>0.643444367287464</text:p>
          </table:table-cell>
        </table:table-row>
        <table:table-row table:style-name="ro1">
          <table:table-cell office:value-type="string" calcext:value-type="string">
            <text:p>slr1852</text:p>
          </table:table-cell>
          <table:table-cell office:value-type="float" office:value="0.76635313285556" calcext:value-type="float">
            <text:p>0.76635313285556</text:p>
          </table:table-cell>
          <table:table-cell office:value-type="float" office:value="0.122169223446418" calcext:value-type="float">
            <text:p>0.122169223446418</text:p>
          </table:table-cell>
          <table:table-cell office:value-type="float" office:value="0.644183909409142" calcext:value-type="float">
            <text:p>0.644183909409142</text:p>
          </table:table-cell>
        </table:table-row>
        <table:table-row table:style-name="ro1">
          <table:table-cell office:value-type="string" calcext:value-type="string">
            <text:p>sll1453</text:p>
          </table:table-cell>
          <table:table-cell office:value-type="float" office:value="-0.175520311390532" calcext:value-type="float">
            <text:p>-0.175520311390532</text:p>
          </table:table-cell>
          <table:table-cell office:value-type="float" office:value="-0.821646969223583" calcext:value-type="float">
            <text:p>-0.821646969223583</text:p>
          </table:table-cell>
          <table:table-cell office:value-type="float" office:value="0.646126657833051" calcext:value-type="float">
            <text:p>0.646126657833051</text:p>
          </table:table-cell>
        </table:table-row>
        <table:table-row table:style-name="ro1">
          <table:table-cell office:value-type="string" calcext:value-type="string">
            <text:p>sll0577</text:p>
          </table:table-cell>
          <table:table-cell office:value-type="float" office:value="0.107569261731432" calcext:value-type="float">
            <text:p>0.107569261731432</text:p>
          </table:table-cell>
          <table:table-cell office:value-type="float" office:value="-0.539941914757723" calcext:value-type="float">
            <text:p>-0.539941914757723</text:p>
          </table:table-cell>
          <table:table-cell office:value-type="float" office:value="0.647511176489154" calcext:value-type="float">
            <text:p>0.647511176489154</text:p>
          </table:table-cell>
        </table:table-row>
        <table:table-row table:style-name="ro1">
          <table:table-cell office:value-type="string" calcext:value-type="string">
            <text:p>sll7087</text:p>
          </table:table-cell>
          <table:table-cell office:value-type="float" office:value="-0.305892639464314" calcext:value-type="float">
            <text:p>-0.305892639464314</text:p>
          </table:table-cell>
          <table:table-cell office:value-type="float" office:value="-0.95440042451026" calcext:value-type="float">
            <text:p>-0.95440042451026</text:p>
          </table:table-cell>
          <table:table-cell office:value-type="float" office:value="0.648507785045946" calcext:value-type="float">
            <text:p>0.648507785045946</text:p>
          </table:table-cell>
        </table:table-row>
        <table:table-row table:style-name="ro1">
          <table:table-cell office:value-type="string" calcext:value-type="string">
            <text:p>sll0711</text:p>
          </table:table-cell>
          <table:table-cell office:value-type="float" office:value="-0.634881516830712" calcext:value-type="float">
            <text:p>-0.634881516830712</text:p>
          </table:table-cell>
          <table:table-cell office:value-type="float" office:value="-1.28471123314076" calcext:value-type="float">
            <text:p>-1.28471123314076</text:p>
          </table:table-cell>
          <table:table-cell office:value-type="float" office:value="0.649829716310043" calcext:value-type="float">
            <text:p>0.649829716310043</text:p>
          </table:table-cell>
        </table:table-row>
        <table:table-row table:style-name="ro1">
          <table:table-cell office:value-type="string" calcext:value-type="string">
            <text:p>slr1908</text:p>
          </table:table-cell>
          <table:table-cell office:value-type="float" office:value="0.346001314904212" calcext:value-type="float">
            <text:p>0.346001314904212</text:p>
          </table:table-cell>
          <table:table-cell office:value-type="float" office:value="-0.304306630785621" calcext:value-type="float">
            <text:p>-0.304306630785621</text:p>
          </table:table-cell>
          <table:table-cell office:value-type="float" office:value="0.650307945689833" calcext:value-type="float">
            <text:p>0.650307945689833</text:p>
          </table:table-cell>
        </table:table-row>
        <table:table-row table:style-name="ro1">
          <table:table-cell office:value-type="string" calcext:value-type="string">
            <text:p>ssl1911</text:p>
          </table:table-cell>
          <table:table-cell office:value-type="float" office:value="0.140144717158289" calcext:value-type="float">
            <text:p>0.140144717158289</text:p>
          </table:table-cell>
          <table:table-cell office:value-type="float" office:value="-0.511042440547216" calcext:value-type="float">
            <text:p>-0.511042440547216</text:p>
          </table:table-cell>
          <table:table-cell office:value-type="float" office:value="0.651187157705505" calcext:value-type="float">
            <text:p>0.651187157705505</text:p>
          </table:table-cell>
        </table:table-row>
        <table:table-row table:style-name="ro1">
          <table:table-cell office:value-type="string" calcext:value-type="string">
            <text:p>slr1542</text:p>
          </table:table-cell>
          <table:table-cell office:value-type="float" office:value="-0.4169234970037" calcext:value-type="float">
            <text:p>-0.4169234970037</text:p>
          </table:table-cell>
          <table:table-cell office:value-type="float" office:value="-1.07110897447393" calcext:value-type="float">
            <text:p>-1.07110897447393</text:p>
          </table:table-cell>
          <table:table-cell office:value-type="float" office:value="0.654185477470233" calcext:value-type="float">
            <text:p>0.654185477470233</text:p>
          </table:table-cell>
        </table:table-row>
        <table:table-row table:style-name="ro1">
          <table:table-cell office:value-type="string" calcext:value-type="string">
            <text:p>sll1198</text:p>
          </table:table-cell>
          <table:table-cell office:value-type="float" office:value="0.705890429817512" calcext:value-type="float">
            <text:p>0.705890429817512</text:p>
          </table:table-cell>
          <table:table-cell office:value-type="float" office:value="0.0513658537634851" calcext:value-type="float">
            <text:p>0.0513658537634851</text:p>
          </table:table-cell>
          <table:table-cell office:value-type="float" office:value="0.654524576054027" calcext:value-type="float">
            <text:p>0.654524576054027</text:p>
          </table:table-cell>
        </table:table-row>
        <table:table-row table:style-name="ro1">
          <table:table-cell office:value-type="string" calcext:value-type="string">
            <text:p>slr0809</text:p>
          </table:table-cell>
          <table:table-cell office:value-type="float" office:value="-0.286215030612557" calcext:value-type="float">
            <text:p>-0.286215030612557</text:p>
          </table:table-cell>
          <table:table-cell office:value-type="float" office:value="-0.942269615143933" calcext:value-type="float">
            <text:p>-0.942269615143933</text:p>
          </table:table-cell>
          <table:table-cell office:value-type="float" office:value="0.656054584531376" calcext:value-type="float">
            <text:p>0.656054584531376</text:p>
          </table:table-cell>
        </table:table-row>
        <table:table-row table:style-name="ro1">
          <table:table-cell office:value-type="string" calcext:value-type="string">
            <text:p>slr1679</text:p>
          </table:table-cell>
          <table:table-cell office:value-type="float" office:value="0.262058361322376" calcext:value-type="float">
            <text:p>0.262058361322376</text:p>
          </table:table-cell>
          <table:table-cell office:value-type="float" office:value="-0.395487850896064" calcext:value-type="float">
            <text:p>-0.395487850896064</text:p>
          </table:table-cell>
          <table:table-cell office:value-type="float" office:value="0.657546212218441" calcext:value-type="float">
            <text:p>0.657546212218441</text:p>
          </table:table-cell>
        </table:table-row>
        <table:table-row table:style-name="ro1">
          <table:table-cell office:value-type="string" calcext:value-type="string">
            <text:p>sll0219</text:p>
          </table:table-cell>
          <table:table-cell office:value-type="float" office:value="1.37434909043019" calcext:value-type="float">
            <text:p>1.37434909043019</text:p>
          </table:table-cell>
          <table:table-cell office:value-type="float" office:value="0.715694426979476" calcext:value-type="float">
            <text:p>0.715694426979476</text:p>
          </table:table-cell>
          <table:table-cell office:value-type="float" office:value="0.65865466345071" calcext:value-type="float">
            <text:p>0.65865466345071</text:p>
          </table:table-cell>
        </table:table-row>
        <table:table-row table:style-name="ro1">
          <table:table-cell office:value-type="string" calcext:value-type="string">
            <text:p>slr1730</text:p>
          </table:table-cell>
          <table:table-cell office:value-type="float" office:value="0.564373425628594" calcext:value-type="float">
            <text:p>0.564373425628594</text:p>
          </table:table-cell>
          <table:table-cell office:value-type="float" office:value="-0.0946765512885314" calcext:value-type="float">
            <text:p>-0.0946765512885314</text:p>
          </table:table-cell>
          <table:table-cell office:value-type="float" office:value="0.659049976917125" calcext:value-type="float">
            <text:p>0.659049976917125</text:p>
          </table:table-cell>
        </table:table-row>
        <table:table-row table:style-name="ro1">
          <table:table-cell office:value-type="string" calcext:value-type="string">
            <text:p>slr1031</text:p>
          </table:table-cell>
          <table:table-cell office:value-type="float" office:value="0.460861795058259" calcext:value-type="float">
            <text:p>0.460861795058259</text:p>
          </table:table-cell>
          <table:table-cell office:value-type="float" office:value="-0.199130428875343" calcext:value-type="float">
            <text:p>-0.199130428875343</text:p>
          </table:table-cell>
          <table:table-cell office:value-type="float" office:value="0.659992223933602" calcext:value-type="float">
            <text:p>0.659992223933602</text:p>
          </table:table-cell>
        </table:table-row>
        <table:table-row table:style-name="ro1">
          <table:table-cell office:value-type="string" calcext:value-type="string">
            <text:p>slr1657</text:p>
          </table:table-cell>
          <table:table-cell office:value-type="float" office:value="0.925907610031411" calcext:value-type="float">
            <text:p>0.925907610031411</text:p>
          </table:table-cell>
          <table:table-cell office:value-type="float" office:value="0.265606583896852" calcext:value-type="float">
            <text:p>0.265606583896852</text:p>
          </table:table-cell>
          <table:table-cell office:value-type="float" office:value="0.660301026134559" calcext:value-type="float">
            <text:p>0.660301026134559</text:p>
          </table:table-cell>
        </table:table-row>
        <table:table-row table:style-name="ro1">
          <table:table-cell office:value-type="string" calcext:value-type="string">
            <text:p>sll1647</text:p>
          </table:table-cell>
          <table:table-cell office:value-type="float" office:value="0.0122206567590809" calcext:value-type="float">
            <text:p>0.0122206567590809</text:p>
          </table:table-cell>
          <table:table-cell office:value-type="float" office:value="-0.649391770950878" calcext:value-type="float">
            <text:p>-0.649391770950878</text:p>
          </table:table-cell>
          <table:table-cell office:value-type="float" office:value="0.661612427709959" calcext:value-type="float">
            <text:p>0.661612427709959</text:p>
          </table:table-cell>
        </table:table-row>
        <table:table-row table:style-name="ro1">
          <table:table-cell office:value-type="string" calcext:value-type="string">
            <text:p>slr7096</text:p>
          </table:table-cell>
          <table:table-cell office:value-type="float" office:value="-0.508932869932782" calcext:value-type="float">
            <text:p>-0.508932869932782</text:p>
          </table:table-cell>
          <table:table-cell office:value-type="float" office:value="-1.17143074687539" calcext:value-type="float">
            <text:p>-1.17143074687539</text:p>
          </table:table-cell>
          <table:table-cell office:value-type="float" office:value="0.662497876942604" calcext:value-type="float">
            <text:p>0.662497876942604</text:p>
          </table:table-cell>
        </table:table-row>
        <table:table-row table:style-name="ro1">
          <table:table-cell office:value-type="string" calcext:value-type="string">
            <text:p>slr0082</text:p>
          </table:table-cell>
          <table:table-cell office:value-type="float" office:value="0.510329978374214" calcext:value-type="float">
            <text:p>0.510329978374214</text:p>
          </table:table-cell>
          <table:table-cell office:value-type="float" office:value="-0.153066046012316" calcext:value-type="float">
            <text:p>-0.153066046012316</text:p>
          </table:table-cell>
          <table:table-cell office:value-type="float" office:value="0.66339602438653" calcext:value-type="float">
            <text:p>0.66339602438653</text:p>
          </table:table-cell>
        </table:table-row>
        <table:table-row table:style-name="ro1">
          <table:table-cell office:value-type="string" calcext:value-type="string">
            <text:p>sll0927</text:p>
          </table:table-cell>
          <table:table-cell office:value-type="float" office:value="-0.0470703034695442" calcext:value-type="float">
            <text:p>-0.0470703034695442</text:p>
          </table:table-cell>
          <table:table-cell office:value-type="float" office:value="-0.711485905062522" calcext:value-type="float">
            <text:p>-0.711485905062522</text:p>
          </table:table-cell>
          <table:table-cell office:value-type="float" office:value="0.664415601592978" calcext:value-type="float">
            <text:p>0.664415601592978</text:p>
          </table:table-cell>
        </table:table-row>
        <table:table-row table:style-name="ro1">
          <table:table-cell office:value-type="string" calcext:value-type="string">
            <text:p>sll1031</text:p>
          </table:table-cell>
          <table:table-cell office:value-type="float" office:value="0.538371971038248" calcext:value-type="float">
            <text:p>0.538371971038248</text:p>
          </table:table-cell>
          <table:table-cell office:value-type="float" office:value="-0.128379113736421" calcext:value-type="float">
            <text:p>-0.128379113736421</text:p>
          </table:table-cell>
          <table:table-cell office:value-type="float" office:value="0.666751084774669" calcext:value-type="float">
            <text:p>0.666751084774669</text:p>
          </table:table-cell>
        </table:table-row>
        <table:table-row table:style-name="ro1">
          <table:table-cell office:value-type="string" calcext:value-type="string">
            <text:p>sll0832</text:p>
          </table:table-cell>
          <table:table-cell office:value-type="float" office:value="-0.859707403987649" calcext:value-type="float">
            <text:p>-0.859707403987649</text:p>
          </table:table-cell>
          <table:table-cell office:value-type="float" office:value="-1.52853807013402" calcext:value-type="float">
            <text:p>-1.52853807013402</text:p>
          </table:table-cell>
          <table:table-cell office:value-type="float" office:value="0.668830666146367" calcext:value-type="float">
            <text:p>0.668830666146367</text:p>
          </table:table-cell>
        </table:table-row>
        <table:table-row table:style-name="ro1">
          <table:table-cell office:value-type="string" calcext:value-type="string">
            <text:p>sll0380</text:p>
          </table:table-cell>
          <table:table-cell office:value-type="float" office:value="0.476995868591339" calcext:value-type="float">
            <text:p>0.476995868591339</text:p>
          </table:table-cell>
          <table:table-cell office:value-type="float" office:value="-0.192680104502519" calcext:value-type="float">
            <text:p>-0.192680104502519</text:p>
          </table:table-cell>
          <table:table-cell office:value-type="float" office:value="0.669675973093858" calcext:value-type="float">
            <text:p>0.669675973093858</text:p>
          </table:table-cell>
        </table:table-row>
        <table:table-row table:style-name="ro1">
          <table:table-cell office:value-type="string" calcext:value-type="string">
            <text:p>slr1796</text:p>
          </table:table-cell>
          <table:table-cell office:value-type="float" office:value="-0.330948041118877" calcext:value-type="float">
            <text:p>-0.330948041118877</text:p>
          </table:table-cell>
          <table:table-cell office:value-type="float" office:value="-1.00063875213624" calcext:value-type="float">
            <text:p>-1.00063875213624</text:p>
          </table:table-cell>
          <table:table-cell office:value-type="float" office:value="0.66969071101736" calcext:value-type="float">
            <text:p>0.66969071101736</text:p>
          </table:table-cell>
        </table:table-row>
        <table:table-row table:style-name="ro1">
          <table:table-cell office:value-type="string" calcext:value-type="string">
            <text:p>sll1851</text:p>
          </table:table-cell>
          <table:table-cell office:value-type="float" office:value="0.362257969723793" calcext:value-type="float">
            <text:p>0.362257969723793</text:p>
          </table:table-cell>
          <table:table-cell office:value-type="float" office:value="-0.308101412895707" calcext:value-type="float">
            <text:p>-0.308101412895707</text:p>
          </table:table-cell>
          <table:table-cell office:value-type="float" office:value="0.6703593826195" calcext:value-type="float">
            <text:p>0.6703593826195</text:p>
          </table:table-cell>
        </table:table-row>
        <table:table-row table:style-name="ro1">
          <table:table-cell office:value-type="string" calcext:value-type="string">
            <text:p>sll1074</text:p>
          </table:table-cell>
          <table:table-cell office:value-type="float" office:value="-1.04822895939382" calcext:value-type="float">
            <text:p>-1.04822895939382</text:p>
          </table:table-cell>
          <table:table-cell office:value-type="float" office:value="-1.71912850861635" calcext:value-type="float">
            <text:p>-1.71912850861635</text:p>
          </table:table-cell>
          <table:table-cell office:value-type="float" office:value="0.670899549222531" calcext:value-type="float">
            <text:p>0.670899549222531</text:p>
          </table:table-cell>
        </table:table-row>
        <table:table-row table:style-name="ro1">
          <table:table-cell office:value-type="string" calcext:value-type="string">
            <text:p>slr0455</text:p>
          </table:table-cell>
          <table:table-cell office:value-type="float" office:value="-0.272258958736275" calcext:value-type="float">
            <text:p>-0.272258958736275</text:p>
          </table:table-cell>
          <table:table-cell office:value-type="float" office:value="-0.943783893205751" calcext:value-type="float">
            <text:p>-0.943783893205751</text:p>
          </table:table-cell>
          <table:table-cell office:value-type="float" office:value="0.671524934469476" calcext:value-type="float">
            <text:p>0.671524934469476</text:p>
          </table:table-cell>
        </table:table-row>
        <table:table-row table:style-name="ro1">
          <table:table-cell office:value-type="string" calcext:value-type="string">
            <text:p>ssl0352</text:p>
          </table:table-cell>
          <table:table-cell office:value-type="float" office:value="-0.407894970313483" calcext:value-type="float">
            <text:p>-0.407894970313483</text:p>
          </table:table-cell>
          <table:table-cell office:value-type="float" office:value="-1.0805112516822" calcext:value-type="float">
            <text:p>-1.0805112516822</text:p>
          </table:table-cell>
          <table:table-cell office:value-type="float" office:value="0.672616281368722" calcext:value-type="float">
            <text:p>0.672616281368722</text:p>
          </table:table-cell>
        </table:table-row>
        <table:table-row table:style-name="ro1">
          <table:table-cell office:value-type="string" calcext:value-type="string">
            <text:p>sll1890</text:p>
          </table:table-cell>
          <table:table-cell office:value-type="float" office:value="0.524181384522121" calcext:value-type="float">
            <text:p>0.524181384522121</text:p>
          </table:table-cell>
          <table:table-cell office:value-type="float" office:value="-0.148658953290729" calcext:value-type="float">
            <text:p>-0.148658953290729</text:p>
          </table:table-cell>
          <table:table-cell office:value-type="float" office:value="0.672840337812849" calcext:value-type="float">
            <text:p>0.672840337812849</text:p>
          </table:table-cell>
        </table:table-row>
        <table:table-row table:style-name="ro1">
          <table:table-cell office:value-type="string" calcext:value-type="string">
            <text:p>sll0558</text:p>
          </table:table-cell>
          <table:table-cell office:value-type="float" office:value="-0.420174138456009" calcext:value-type="float">
            <text:p>-0.420174138456009</text:p>
          </table:table-cell>
          <table:table-cell office:value-type="float" office:value="-1.09449139902044" calcext:value-type="float">
            <text:p>-1.09449139902044</text:p>
          </table:table-cell>
          <table:table-cell office:value-type="float" office:value="0.674317260564431" calcext:value-type="float">
            <text:p>0.674317260564431</text:p>
          </table:table-cell>
        </table:table-row>
        <table:table-row table:style-name="ro1">
          <table:table-cell office:value-type="string" calcext:value-type="string">
            <text:p>sll1454</text:p>
          </table:table-cell>
          <table:table-cell office:value-type="float" office:value="-0.259962213412844" calcext:value-type="float">
            <text:p>-0.259962213412844</text:p>
          </table:table-cell>
          <table:table-cell office:value-type="float" office:value="-0.936348649619024" calcext:value-type="float">
            <text:p>-0.936348649619024</text:p>
          </table:table-cell>
          <table:table-cell office:value-type="float" office:value="0.67638643620618" calcext:value-type="float">
            <text:p>0.67638643620618</text:p>
          </table:table-cell>
        </table:table-row>
        <table:table-row table:style-name="ro1">
          <table:table-cell office:value-type="string" calcext:value-type="string">
            <text:p>sll6036</text:p>
          </table:table-cell>
          <table:table-cell office:value-type="float" office:value="0.854971963602309" calcext:value-type="float">
            <text:p>0.854971963602309</text:p>
          </table:table-cell>
          <table:table-cell office:value-type="float" office:value="0.176260028324851" calcext:value-type="float">
            <text:p>0.176260028324851</text:p>
          </table:table-cell>
          <table:table-cell office:value-type="float" office:value="0.678711935277458" calcext:value-type="float">
            <text:p>0.678711935277458</text:p>
          </table:table-cell>
        </table:table-row>
        <table:table-row table:style-name="ro1">
          <table:table-cell office:value-type="string" calcext:value-type="string">
            <text:p>sll1325</text:p>
          </table:table-cell>
          <table:table-cell office:value-type="float" office:value="-0.993830985182596" calcext:value-type="float">
            <text:p>-0.993830985182596</text:p>
          </table:table-cell>
          <table:table-cell office:value-type="float" office:value="-1.6730250751802" calcext:value-type="float">
            <text:p>-1.6730250751802</text:p>
          </table:table-cell>
          <table:table-cell office:value-type="float" office:value="0.6791940899976" calcext:value-type="float">
            <text:p>0.6791940899976</text:p>
          </table:table-cell>
        </table:table-row>
        <table:table-row table:style-name="ro1">
          <table:table-cell office:value-type="string" calcext:value-type="string">
            <text:p>sll0268</text:p>
          </table:table-cell>
          <table:table-cell office:value-type="float" office:value="0.196121170214179" calcext:value-type="float">
            <text:p>0.196121170214179</text:p>
          </table:table-cell>
          <table:table-cell office:value-type="float" office:value="-0.486437296122292" calcext:value-type="float">
            <text:p>-0.486437296122292</text:p>
          </table:table-cell>
          <table:table-cell office:value-type="float" office:value="0.682558466336471" calcext:value-type="float">
            <text:p>0.682558466336471</text:p>
          </table:table-cell>
        </table:table-row>
        <table:table-row table:style-name="ro1">
          <table:table-cell office:value-type="string" calcext:value-type="string">
            <text:p>slr1919</text:p>
          </table:table-cell>
          <table:table-cell office:value-type="float" office:value="-0.0420625193743418" calcext:value-type="float">
            <text:p>-0.0420625193743418</text:p>
          </table:table-cell>
          <table:table-cell office:value-type="float" office:value="-0.725110829875954" calcext:value-type="float">
            <text:p>-0.725110829875954</text:p>
          </table:table-cell>
          <table:table-cell office:value-type="float" office:value="0.683048310501612" calcext:value-type="float">
            <text:p>0.683048310501612</text:p>
          </table:table-cell>
        </table:table-row>
        <table:table-row table:style-name="ro1">
          <table:table-cell office:value-type="string" calcext:value-type="string">
            <text:p>slr1982</text:p>
          </table:table-cell>
          <table:table-cell office:value-type="float" office:value="0.766017999456759" calcext:value-type="float">
            <text:p>0.766017999456759</text:p>
          </table:table-cell>
          <table:table-cell office:value-type="float" office:value="0.0821556642570879" calcext:value-type="float">
            <text:p>0.0821556642570879</text:p>
          </table:table-cell>
          <table:table-cell office:value-type="float" office:value="0.683862335199671" calcext:value-type="float">
            <text:p>0.683862335199671</text:p>
          </table:table-cell>
        </table:table-row>
        <table:table-row table:style-name="ro1">
          <table:table-cell office:value-type="string" calcext:value-type="string">
            <text:p>sll0649</text:p>
          </table:table-cell>
          <table:table-cell office:value-type="float" office:value="0.266887737882861" calcext:value-type="float">
            <text:p>0.266887737882861</text:p>
          </table:table-cell>
          <table:table-cell office:value-type="float" office:value="-0.417061625782198" calcext:value-type="float">
            <text:p>-0.417061625782198</text:p>
          </table:table-cell>
          <table:table-cell office:value-type="float" office:value="0.683949363665059" calcext:value-type="float">
            <text:p>0.683949363665059</text:p>
          </table:table-cell>
        </table:table-row>
        <table:table-row table:style-name="ro1">
          <table:table-cell office:value-type="string" calcext:value-type="string">
            <text:p>slr1369</text:p>
          </table:table-cell>
          <table:table-cell office:value-type="float" office:value="-0.365985726699873" calcext:value-type="float">
            <text:p>-0.365985726699873</text:p>
          </table:table-cell>
          <table:table-cell office:value-type="float" office:value="-1.05047697255325" calcext:value-type="float">
            <text:p>-1.05047697255325</text:p>
          </table:table-cell>
          <table:table-cell office:value-type="float" office:value="0.684491245853375" calcext:value-type="float">
            <text:p>0.684491245853375</text:p>
          </table:table-cell>
        </table:table-row>
        <table:table-row table:style-name="ro1">
          <table:table-cell office:value-type="string" calcext:value-type="string">
            <text:p>slr2117</text:p>
          </table:table-cell>
          <table:table-cell office:value-type="float" office:value="1.09307330458034" calcext:value-type="float">
            <text:p>1.09307330458034</text:p>
          </table:table-cell>
          <table:table-cell office:value-type="float" office:value="0.408107938624355" calcext:value-type="float">
            <text:p>0.408107938624355</text:p>
          </table:table-cell>
          <table:table-cell office:value-type="float" office:value="0.684965365955985" calcext:value-type="float">
            <text:p>0.684965365955985</text:p>
          </table:table-cell>
        </table:table-row>
        <table:table-row table:style-name="ro1">
          <table:table-cell office:value-type="string" calcext:value-type="string">
            <text:p>sll1058</text:p>
          </table:table-cell>
          <table:table-cell office:value-type="float" office:value="-0.0851705462156811" calcext:value-type="float">
            <text:p>-0.0851705462156811</text:p>
          </table:table-cell>
          <table:table-cell office:value-type="float" office:value="-0.770572914816002" calcext:value-type="float">
            <text:p>-0.770572914816002</text:p>
          </table:table-cell>
          <table:table-cell office:value-type="float" office:value="0.685402368600321" calcext:value-type="float">
            <text:p>0.685402368600321</text:p>
          </table:table-cell>
        </table:table-row>
        <table:table-row table:style-name="ro1">
          <table:table-cell office:value-type="string" calcext:value-type="string">
            <text:p>slr0050</text:p>
          </table:table-cell>
          <table:table-cell office:value-type="float" office:value="-1.31562633977866" calcext:value-type="float">
            <text:p>-1.31562633977866</text:p>
          </table:table-cell>
          <table:table-cell office:value-type="float" office:value="-2.00249621623021" calcext:value-type="float">
            <text:p>-2.00249621623021</text:p>
          </table:table-cell>
          <table:table-cell office:value-type="float" office:value="0.686869876451553" calcext:value-type="float">
            <text:p>0.686869876451553</text:p>
          </table:table-cell>
        </table:table-row>
        <table:table-row table:style-name="ro1">
          <table:table-cell office:value-type="string" calcext:value-type="string">
            <text:p>sll1130</text:p>
          </table:table-cell>
          <table:table-cell office:value-type="float" office:value="0.300309387618531" calcext:value-type="float">
            <text:p>0.300309387618531</text:p>
          </table:table-cell>
          <table:table-cell office:value-type="float" office:value="-0.387706537702444" calcext:value-type="float">
            <text:p>-0.387706537702444</text:p>
          </table:table-cell>
          <table:table-cell office:value-type="float" office:value="0.688015925320975" calcext:value-type="float">
            <text:p>0.688015925320975</text:p>
          </table:table-cell>
        </table:table-row>
        <table:table-row table:style-name="ro1">
          <table:table-cell office:value-type="string" calcext:value-type="string">
            <text:p>slr1840</text:p>
          </table:table-cell>
          <table:table-cell office:value-type="float" office:value="0.436170482908373" calcext:value-type="float">
            <text:p>0.436170482908373</text:p>
          </table:table-cell>
          <table:table-cell office:value-type="float" office:value="-0.25200892391729" calcext:value-type="float">
            <text:p>-0.25200892391729</text:p>
          </table:table-cell>
          <table:table-cell office:value-type="float" office:value="0.688179406825663" calcext:value-type="float">
            <text:p>0.688179406825663</text:p>
          </table:table-cell>
        </table:table-row>
        <table:table-row table:style-name="ro1">
          <table:table-cell office:value-type="string" calcext:value-type="string">
            <text:p>slr1390</text:p>
          </table:table-cell>
          <table:table-cell office:value-type="float" office:value="-0.859984290290496" calcext:value-type="float">
            <text:p>-0.859984290290496</text:p>
          </table:table-cell>
          <table:table-cell office:value-type="float" office:value="-1.54825102505517" calcext:value-type="float">
            <text:p>-1.54825102505517</text:p>
          </table:table-cell>
          <table:table-cell office:value-type="float" office:value="0.688266734764669" calcext:value-type="float">
            <text:p>0.688266734764669</text:p>
          </table:table-cell>
        </table:table-row>
        <table:table-row table:style-name="ro1">
          <table:table-cell office:value-type="string" calcext:value-type="string">
            <text:p>slr1093</text:p>
          </table:table-cell>
          <table:table-cell office:value-type="float" office:value="0.253211648559392" calcext:value-type="float">
            <text:p>0.253211648559392</text:p>
          </table:table-cell>
          <table:table-cell office:value-type="float" office:value="-0.435494285850233" calcext:value-type="float">
            <text:p>-0.435494285850233</text:p>
          </table:table-cell>
          <table:table-cell office:value-type="float" office:value="0.688705934409625" calcext:value-type="float">
            <text:p>0.688705934409625</text:p>
          </table:table-cell>
        </table:table-row>
        <table:table-row table:style-name="ro1">
          <table:table-cell office:value-type="string" calcext:value-type="string">
            <text:p>slr1435</text:p>
          </table:table-cell>
          <table:table-cell office:value-type="float" office:value="0.273227436821105" calcext:value-type="float">
            <text:p>0.273227436821105</text:p>
          </table:table-cell>
          <table:table-cell office:value-type="float" office:value="-0.417068725180105" calcext:value-type="float">
            <text:p>-0.417068725180105</text:p>
          </table:table-cell>
          <table:table-cell office:value-type="float" office:value="0.69029616200121" calcext:value-type="float">
            <text:p>0.69029616200121</text:p>
          </table:table-cell>
        </table:table-row>
        <table:table-row table:style-name="ro1">
          <table:table-cell office:value-type="string" calcext:value-type="string">
            <text:p>slr0677</text:p>
          </table:table-cell>
          <table:table-cell office:value-type="float" office:value="0.859798370729122" calcext:value-type="float">
            <text:p>0.859798370729122</text:p>
          </table:table-cell>
          <table:table-cell office:value-type="float" office:value="0.169222782271879" calcext:value-type="float">
            <text:p>0.169222782271879</text:p>
          </table:table-cell>
          <table:table-cell office:value-type="float" office:value="0.690575588457244" calcext:value-type="float">
            <text:p>0.690575588457244</text:p>
          </table:table-cell>
        </table:table-row>
        <table:table-row table:style-name="ro1">
          <table:table-cell office:value-type="string" calcext:value-type="string">
            <text:p>slr0331</text:p>
          </table:table-cell>
          <table:table-cell office:value-type="float" office:value="0.147345114556208" calcext:value-type="float">
            <text:p>0.147345114556208</text:p>
          </table:table-cell>
          <table:table-cell office:value-type="float" office:value="-0.545536768113458" calcext:value-type="float">
            <text:p>-0.545536768113458</text:p>
          </table:table-cell>
          <table:table-cell office:value-type="float" office:value="0.692881882669666" calcext:value-type="float">
            <text:p>0.692881882669666</text:p>
          </table:table-cell>
        </table:table-row>
        <table:table-row table:style-name="ro1">
          <table:table-cell office:value-type="string" calcext:value-type="string">
            <text:p>slr0011</text:p>
          </table:table-cell>
          <table:table-cell office:value-type="float" office:value="-0.199815522613497" calcext:value-type="float">
            <text:p>-0.199815522613497</text:p>
          </table:table-cell>
          <table:table-cell office:value-type="float" office:value="-0.896857659849686" calcext:value-type="float">
            <text:p>-0.896857659849686</text:p>
          </table:table-cell>
          <table:table-cell office:value-type="float" office:value="0.697042137236189" calcext:value-type="float">
            <text:p>0.697042137236189</text:p>
          </table:table-cell>
        </table:table-row>
        <table:table-row table:style-name="ro1">
          <table:table-cell office:value-type="string" calcext:value-type="string">
            <text:p>slr0250</text:p>
          </table:table-cell>
          <table:table-cell office:value-type="float" office:value="0.417397232771096" calcext:value-type="float">
            <text:p>0.417397232771096</text:p>
          </table:table-cell>
          <table:table-cell office:value-type="float" office:value="-0.280444912502925" calcext:value-type="float">
            <text:p>-0.280444912502925</text:p>
          </table:table-cell>
          <table:table-cell office:value-type="float" office:value="0.697842145274021" calcext:value-type="float">
            <text:p>0.697842145274021</text:p>
          </table:table-cell>
        </table:table-row>
        <table:table-row table:style-name="ro1">
          <table:table-cell office:value-type="string" calcext:value-type="string">
            <text:p>sll1557</text:p>
          </table:table-cell>
          <table:table-cell office:value-type="float" office:value="0.640863182877872" calcext:value-type="float">
            <text:p>0.640863182877872</text:p>
          </table:table-cell>
          <table:table-cell office:value-type="float" office:value="-0.0586321264777912" calcext:value-type="float">
            <text:p>-0.0586321264777912</text:p>
          </table:table-cell>
          <table:table-cell office:value-type="float" office:value="0.699495309355663" calcext:value-type="float">
            <text:p>0.699495309355663</text:p>
          </table:table-cell>
        </table:table-row>
        <table:table-row table:style-name="ro1">
          <table:table-cell office:value-type="string" calcext:value-type="string">
            <text:p>sll1110</text:p>
          </table:table-cell>
          <table:table-cell office:value-type="float" office:value="0.171652643289851" calcext:value-type="float">
            <text:p>0.171652643289851</text:p>
          </table:table-cell>
          <table:table-cell office:value-type="float" office:value="-0.528061579660124" calcext:value-type="float">
            <text:p>-0.528061579660124</text:p>
          </table:table-cell>
          <table:table-cell office:value-type="float" office:value="0.699714222949974" calcext:value-type="float">
            <text:p>0.699714222949974</text:p>
          </table:table-cell>
        </table:table-row>
        <table:table-row table:style-name="ro1">
          <table:table-cell office:value-type="string" calcext:value-type="string">
            <text:p>slr1559</text:p>
          </table:table-cell>
          <table:table-cell office:value-type="float" office:value="0.476016252081682" calcext:value-type="float">
            <text:p>0.476016252081682</text:p>
          </table:table-cell>
          <table:table-cell office:value-type="float" office:value="-0.225890503530167" calcext:value-type="float">
            <text:p>-0.225890503530167</text:p>
          </table:table-cell>
          <table:table-cell office:value-type="float" office:value="0.701906755611849" calcext:value-type="float">
            <text:p>0.701906755611849</text:p>
          </table:table-cell>
        </table:table-row>
        <table:table-row table:style-name="ro1">
          <table:table-cell office:value-type="string" calcext:value-type="string">
            <text:p>slr0186</text:p>
          </table:table-cell>
          <table:table-cell office:value-type="float" office:value="-0.388387410655784" calcext:value-type="float">
            <text:p>-0.388387410655784</text:p>
          </table:table-cell>
          <table:table-cell office:value-type="float" office:value="-1.09150832522743" calcext:value-type="float">
            <text:p>-1.09150832522743</text:p>
          </table:table-cell>
          <table:table-cell office:value-type="float" office:value="0.703120914571645" calcext:value-type="float">
            <text:p>0.703120914571645</text:p>
          </table:table-cell>
        </table:table-row>
        <table:table-row table:style-name="ro1">
          <table:table-cell office:value-type="string" calcext:value-type="string">
            <text:p>slr1196</text:p>
          </table:table-cell>
          <table:table-cell office:value-type="float" office:value="0.409120010950804" calcext:value-type="float">
            <text:p>0.409120010950804</text:p>
          </table:table-cell>
          <table:table-cell office:value-type="float" office:value="-0.294550956197293" calcext:value-type="float">
            <text:p>-0.294550956197293</text:p>
          </table:table-cell>
          <table:table-cell office:value-type="float" office:value="0.703670967148097" calcext:value-type="float">
            <text:p>0.703670967148097</text:p>
          </table:table-cell>
        </table:table-row>
        <table:table-row table:style-name="ro1">
          <table:table-cell office:value-type="string" calcext:value-type="string">
            <text:p>sll0456</text:p>
          </table:table-cell>
          <table:table-cell office:value-type="float" office:value="0.286997859556029" calcext:value-type="float">
            <text:p>0.286997859556029</text:p>
          </table:table-cell>
          <table:table-cell office:value-type="float" office:value="-0.416733535573695" calcext:value-type="float">
            <text:p>-0.416733535573695</text:p>
          </table:table-cell>
          <table:table-cell office:value-type="float" office:value="0.703731395129724" calcext:value-type="float">
            <text:p>0.703731395129724</text:p>
          </table:table-cell>
        </table:table-row>
        <table:table-row table:style-name="ro1">
          <table:table-cell office:value-type="string" calcext:value-type="string">
            <text:p>slr0393</text:p>
          </table:table-cell>
          <table:table-cell office:value-type="float" office:value="0.628586624628955" calcext:value-type="float">
            <text:p>0.628586624628955</text:p>
          </table:table-cell>
          <table:table-cell office:value-type="float" office:value="-0.0753151741628549" calcext:value-type="float">
            <text:p>-0.0753151741628549</text:p>
          </table:table-cell>
          <table:table-cell office:value-type="float" office:value="0.70390179879181" calcext:value-type="float">
            <text:p>0.70390179879181</text:p>
          </table:table-cell>
        </table:table-row>
        <table:table-row table:style-name="ro1">
          <table:table-cell office:value-type="string" calcext:value-type="string">
            <text:p>sll0058</text:p>
          </table:table-cell>
          <table:table-cell office:value-type="float" office:value="0.13302701962237" calcext:value-type="float">
            <text:p>0.13302701962237</text:p>
          </table:table-cell>
          <table:table-cell office:value-type="float" office:value="-0.572824055896573" calcext:value-type="float">
            <text:p>-0.572824055896573</text:p>
          </table:table-cell>
          <table:table-cell office:value-type="float" office:value="0.705851075518943" calcext:value-type="float">
            <text:p>0.705851075518943</text:p>
          </table:table-cell>
        </table:table-row>
        <table:table-row table:style-name="ro1">
          <table:table-cell office:value-type="string" calcext:value-type="string">
            <text:p>slr1166</text:p>
          </table:table-cell>
          <table:table-cell office:value-type="float" office:value="0.0963627068682016" calcext:value-type="float">
            <text:p>0.0963627068682016</text:p>
          </table:table-cell>
          <table:table-cell office:value-type="float" office:value="-0.610380394607447" calcext:value-type="float">
            <text:p>-0.610380394607447</text:p>
          </table:table-cell>
          <table:table-cell office:value-type="float" office:value="0.706743101475649" calcext:value-type="float">
            <text:p>0.706743101475649</text:p>
          </table:table-cell>
        </table:table-row>
        <table:table-row table:style-name="ro1">
          <table:table-cell office:value-type="string" calcext:value-type="string">
            <text:p>sll1326</text:p>
          </table:table-cell>
          <table:table-cell office:value-type="float" office:value="-0.770571147222989" calcext:value-type="float">
            <text:p>-0.770571147222989</text:p>
          </table:table-cell>
          <table:table-cell office:value-type="float" office:value="-1.47821566710967" calcext:value-type="float">
            <text:p>-1.47821566710967</text:p>
          </table:table-cell>
          <table:table-cell office:value-type="float" office:value="0.707644519886678" calcext:value-type="float">
            <text:p>0.707644519886678</text:p>
          </table:table-cell>
        </table:table-row>
        <table:table-row table:style-name="ro1">
          <table:table-cell office:value-type="string" calcext:value-type="string">
            <text:p>slr1426</text:p>
          </table:table-cell>
          <table:table-cell office:value-type="float" office:value="0.224451605089214" calcext:value-type="float">
            <text:p>0.224451605089214</text:p>
          </table:table-cell>
          <table:table-cell office:value-type="float" office:value="-0.484566463020573" calcext:value-type="float">
            <text:p>-0.484566463020573</text:p>
          </table:table-cell>
          <table:table-cell office:value-type="float" office:value="0.709018068109787" calcext:value-type="float">
            <text:p>0.709018068109787</text:p>
          </table:table-cell>
        </table:table-row>
        <table:table-row table:style-name="ro1">
          <table:table-cell office:value-type="string" calcext:value-type="string">
            <text:p>sll0202</text:p>
          </table:table-cell>
          <table:table-cell office:value-type="float" office:value="0.561045753095454" calcext:value-type="float">
            <text:p>0.561045753095454</text:p>
          </table:table-cell>
          <table:table-cell office:value-type="float" office:value="-0.151374332636594" calcext:value-type="float">
            <text:p>-0.151374332636594</text:p>
          </table:table-cell>
          <table:table-cell office:value-type="float" office:value="0.712420085732048" calcext:value-type="float">
            <text:p>0.712420085732048</text:p>
          </table:table-cell>
        </table:table-row>
        <table:table-row table:style-name="ro1">
          <table:table-cell office:value-type="string" calcext:value-type="string">
            <text:p>slr1805</text:p>
          </table:table-cell>
          <table:table-cell office:value-type="float" office:value="1.03454229149474" calcext:value-type="float">
            <text:p>1.03454229149474</text:p>
          </table:table-cell>
          <table:table-cell office:value-type="float" office:value="0.321317274097979" calcext:value-type="float">
            <text:p>0.321317274097979</text:p>
          </table:table-cell>
          <table:table-cell office:value-type="float" office:value="0.713225017396758" calcext:value-type="float">
            <text:p>0.713225017396758</text:p>
          </table:table-cell>
        </table:table-row>
        <table:table-row table:style-name="ro1">
          <table:table-cell office:value-type="string" calcext:value-type="string">
            <text:p>sll1558</text:p>
          </table:table-cell>
          <table:table-cell office:value-type="float" office:value="0.131744149338385" calcext:value-type="float">
            <text:p>0.131744149338385</text:p>
          </table:table-cell>
          <table:table-cell office:value-type="float" office:value="-0.582803828667906" calcext:value-type="float">
            <text:p>-0.582803828667906</text:p>
          </table:table-cell>
          <table:table-cell office:value-type="float" office:value="0.714547978006292" calcext:value-type="float">
            <text:p>0.714547978006292</text:p>
          </table:table-cell>
        </table:table-row>
        <table:table-row table:style-name="ro1">
          <table:table-cell office:value-type="string" calcext:value-type="string">
            <text:p>sll0071</text:p>
          </table:table-cell>
          <table:table-cell office:value-type="float" office:value="0.230255568411981" calcext:value-type="float">
            <text:p>0.230255568411981</text:p>
          </table:table-cell>
          <table:table-cell office:value-type="float" office:value="-0.486677611441123" calcext:value-type="float">
            <text:p>-0.486677611441123</text:p>
          </table:table-cell>
          <table:table-cell office:value-type="float" office:value="0.716933179853104" calcext:value-type="float">
            <text:p>0.716933179853104</text:p>
          </table:table-cell>
        </table:table-row>
        <table:table-row table:style-name="ro1">
          <table:table-cell office:value-type="string" calcext:value-type="string">
            <text:p>sll1096</text:p>
          </table:table-cell>
          <table:table-cell office:value-type="float" office:value="-0.702332848571924" calcext:value-type="float">
            <text:p>-0.702332848571924</text:p>
          </table:table-cell>
          <table:table-cell office:value-type="float" office:value="-1.42055941126371" calcext:value-type="float">
            <text:p>-1.42055941126371</text:p>
          </table:table-cell>
          <table:table-cell office:value-type="float" office:value="0.718226562691782" calcext:value-type="float">
            <text:p>0.718226562691782</text:p>
          </table:table-cell>
        </table:table-row>
        <table:table-row table:style-name="ro1">
          <table:table-cell office:value-type="string" calcext:value-type="string">
            <text:p>sll1744</text:p>
          </table:table-cell>
          <table:table-cell office:value-type="float" office:value="-0.362331535048442" calcext:value-type="float">
            <text:p>-0.362331535048442</text:p>
          </table:table-cell>
          <table:table-cell office:value-type="float" office:value="-1.08101370544141" calcext:value-type="float">
            <text:p>-1.08101370544141</text:p>
          </table:table-cell>
          <table:table-cell office:value-type="float" office:value="0.718682170392968" calcext:value-type="float">
            <text:p>0.718682170392968</text:p>
          </table:table-cell>
        </table:table-row>
        <table:table-row table:style-name="ro1">
          <table:table-cell office:value-type="string" calcext:value-type="string">
            <text:p>slr1255</text:p>
          </table:table-cell>
          <table:table-cell office:value-type="float" office:value="-1.13388596425219" calcext:value-type="float">
            <text:p>-1.13388596425219</text:p>
          </table:table-cell>
          <table:table-cell office:value-type="float" office:value="-1.85541620391659" calcext:value-type="float">
            <text:p>-1.85541620391659</text:p>
          </table:table-cell>
          <table:table-cell office:value-type="float" office:value="0.721530239664398" calcext:value-type="float">
            <text:p>0.721530239664398</text:p>
          </table:table-cell>
        </table:table-row>
        <table:table-row table:style-name="ro1">
          <table:table-cell office:value-type="string" calcext:value-type="string">
            <text:p>sll1760</text:p>
          </table:table-cell>
          <table:table-cell office:value-type="float" office:value="0.569863686430561" calcext:value-type="float">
            <text:p>0.569863686430561</text:p>
          </table:table-cell>
          <table:table-cell office:value-type="float" office:value="-0.152449188795494" calcext:value-type="float">
            <text:p>-0.152449188795494</text:p>
          </table:table-cell>
          <table:table-cell office:value-type="float" office:value="0.722312875226055" calcext:value-type="float">
            <text:p>0.722312875226055</text:p>
          </table:table-cell>
        </table:table-row>
        <table:table-row table:style-name="ro1">
          <table:table-cell office:value-type="string" calcext:value-type="string">
            <text:p>sll1804</text:p>
          </table:table-cell>
          <table:table-cell office:value-type="float" office:value="-1.34216184285568" calcext:value-type="float">
            <text:p>-1.34216184285568</text:p>
          </table:table-cell>
          <table:table-cell office:value-type="float" office:value="-2.06607145720157" calcext:value-type="float">
            <text:p>-2.06607145720157</text:p>
          </table:table-cell>
          <table:table-cell office:value-type="float" office:value="0.723909614345887" calcext:value-type="float">
            <text:p>0.723909614345887</text:p>
          </table:table-cell>
        </table:table-row>
        <table:table-row table:style-name="ro1">
          <table:table-cell office:value-type="string" calcext:value-type="string">
            <text:p>slr1550</text:p>
          </table:table-cell>
          <table:table-cell office:value-type="float" office:value="-0.387958212968968" calcext:value-type="float">
            <text:p>-0.387958212968968</text:p>
          </table:table-cell>
          <table:table-cell office:value-type="float" office:value="-1.11240655796174" calcext:value-type="float">
            <text:p>-1.11240655796174</text:p>
          </table:table-cell>
          <table:table-cell office:value-type="float" office:value="0.724448344992768" calcext:value-type="float">
            <text:p>0.724448344992768</text:p>
          </table:table-cell>
        </table:table-row>
        <table:table-row table:style-name="ro1">
          <table:table-cell office:value-type="string" calcext:value-type="string">
            <text:p>sll1538</text:p>
          </table:table-cell>
          <table:table-cell office:value-type="float" office:value="0.341606004787637" calcext:value-type="float">
            <text:p>0.341606004787637</text:p>
          </table:table-cell>
          <table:table-cell office:value-type="float" office:value="-0.387100205400945" calcext:value-type="float">
            <text:p>-0.387100205400945</text:p>
          </table:table-cell>
          <table:table-cell office:value-type="float" office:value="0.728706210188582" calcext:value-type="float">
            <text:p>0.728706210188582</text:p>
          </table:table-cell>
        </table:table-row>
        <table:table-row table:style-name="ro1">
          <table:table-cell office:value-type="string" calcext:value-type="string">
            <text:p>slr0833</text:p>
          </table:table-cell>
          <table:table-cell office:value-type="float" office:value="-1.17735149757342" calcext:value-type="float">
            <text:p>-1.17735149757342</text:p>
          </table:table-cell>
          <table:table-cell office:value-type="float" office:value="-1.90605925699749" calcext:value-type="float">
            <text:p>-1.90605925699749</text:p>
          </table:table-cell>
          <table:table-cell office:value-type="float" office:value="0.728707759424066" calcext:value-type="float">
            <text:p>0.728707759424066</text:p>
          </table:table-cell>
        </table:table-row>
        <table:table-row table:style-name="ro1">
          <table:table-cell office:value-type="string" calcext:value-type="string">
            <text:p>sll0938</text:p>
          </table:table-cell>
          <table:table-cell office:value-type="float" office:value="0.621621009137532" calcext:value-type="float">
            <text:p>0.621621009137532</text:p>
          </table:table-cell>
          <table:table-cell office:value-type="float" office:value="-0.107101163548146" calcext:value-type="float">
            <text:p>-0.107101163548146</text:p>
          </table:table-cell>
          <table:table-cell office:value-type="float" office:value="0.728722172685678" calcext:value-type="float">
            <text:p>0.728722172685678</text:p>
          </table:table-cell>
        </table:table-row>
        <table:table-row table:style-name="ro1">
          <table:table-cell office:value-type="string" calcext:value-type="string">
            <text:p>sll2009</text:p>
          </table:table-cell>
          <table:table-cell office:value-type="float" office:value="-0.0491836093184591" calcext:value-type="float">
            <text:p>-0.0491836093184591</text:p>
          </table:table-cell>
          <table:table-cell office:value-type="float" office:value="-0.778447262273537" calcext:value-type="float">
            <text:p>-0.778447262273537</text:p>
          </table:table-cell>
          <table:table-cell office:value-type="float" office:value="0.729263652955078" calcext:value-type="float">
            <text:p>0.729263652955078</text:p>
          </table:table-cell>
        </table:table-row>
        <table:table-row table:style-name="ro1">
          <table:table-cell office:value-type="string" calcext:value-type="string">
            <text:p>slr1463</text:p>
          </table:table-cell>
          <table:table-cell office:value-type="float" office:value="-1.10043139696804" calcext:value-type="float">
            <text:p>-1.10043139696804</text:p>
          </table:table-cell>
          <table:table-cell office:value-type="float" office:value="-1.83079499736955" calcext:value-type="float">
            <text:p>-1.83079499736955</text:p>
          </table:table-cell>
          <table:table-cell office:value-type="float" office:value="0.73036360040151" calcext:value-type="float">
            <text:p>0.73036360040151</text:p>
          </table:table-cell>
        </table:table-row>
        <table:table-row table:style-name="ro1">
          <table:table-cell office:value-type="string" calcext:value-type="string">
            <text:p>slr0394</text:p>
          </table:table-cell>
          <table:table-cell office:value-type="float" office:value="0.246931527074173" calcext:value-type="float">
            <text:p>0.246931527074173</text:p>
          </table:table-cell>
          <table:table-cell office:value-type="float" office:value="-0.483694640124318" calcext:value-type="float">
            <text:p>-0.483694640124318</text:p>
          </table:table-cell>
          <table:table-cell office:value-type="float" office:value="0.730626167198491" calcext:value-type="float">
            <text:p>0.730626167198491</text:p>
          </table:table-cell>
        </table:table-row>
        <table:table-row table:style-name="ro1">
          <table:table-cell office:value-type="string" calcext:value-type="string">
            <text:p>sll1444</text:p>
          </table:table-cell>
          <table:table-cell office:value-type="float" office:value="0.400539749402354" calcext:value-type="float">
            <text:p>0.400539749402354</text:p>
          </table:table-cell>
          <table:table-cell office:value-type="float" office:value="-0.330678043865628" calcext:value-type="float">
            <text:p>-0.330678043865628</text:p>
          </table:table-cell>
          <table:table-cell office:value-type="float" office:value="0.731217793267982" calcext:value-type="float">
            <text:p>0.731217793267982</text:p>
          </table:table-cell>
        </table:table-row>
        <table:table-row table:style-name="ro1">
          <table:table-cell office:value-type="string" calcext:value-type="string">
            <text:p>sll0865</text:p>
          </table:table-cell>
          <table:table-cell office:value-type="float" office:value="0.32942458120933" calcext:value-type="float">
            <text:p>0.32942458120933</text:p>
          </table:table-cell>
          <table:table-cell office:value-type="float" office:value="-0.404493834635539" calcext:value-type="float">
            <text:p>-0.404493834635539</text:p>
          </table:table-cell>
          <table:table-cell office:value-type="float" office:value="0.73391841584487" calcext:value-type="float">
            <text:p>0.73391841584487</text:p>
          </table:table-cell>
        </table:table-row>
        <table:table-row table:style-name="ro1">
          <table:table-cell office:value-type="string" calcext:value-type="string">
            <text:p>slr1942</text:p>
          </table:table-cell>
          <table:table-cell office:value-type="float" office:value="-0.0630323390022394" calcext:value-type="float">
            <text:p>-0.0630323390022394</text:p>
          </table:table-cell>
          <table:table-cell office:value-type="float" office:value="-0.79763287092652" calcext:value-type="float">
            <text:p>-0.79763287092652</text:p>
          </table:table-cell>
          <table:table-cell office:value-type="float" office:value="0.734600531924281" calcext:value-type="float">
            <text:p>0.734600531924281</text:p>
          </table:table-cell>
        </table:table-row>
        <table:table-row table:style-name="ro1">
          <table:table-cell office:value-type="string" calcext:value-type="string">
            <text:p>sll0681</text:p>
          </table:table-cell>
          <table:table-cell office:value-type="float" office:value="0.262283644223988" calcext:value-type="float">
            <text:p>0.262283644223988</text:p>
          </table:table-cell>
          <table:table-cell office:value-type="float" office:value="-0.475592182585137" calcext:value-type="float">
            <text:p>-0.475592182585137</text:p>
          </table:table-cell>
          <table:table-cell office:value-type="float" office:value="0.737875826809125" calcext:value-type="float">
            <text:p>0.737875826809125</text:p>
          </table:table-cell>
        </table:table-row>
        <table:table-row table:style-name="ro1">
          <table:table-cell office:value-type="string" calcext:value-type="string">
            <text:p>ssr0109</text:p>
          </table:table-cell>
          <table:table-cell office:value-type="float" office:value="-0.482634167504485" calcext:value-type="float">
            <text:p>-0.482634167504485</text:p>
          </table:table-cell>
          <table:table-cell office:value-type="float" office:value="-1.22497345361134" calcext:value-type="float">
            <text:p>-1.22497345361134</text:p>
          </table:table-cell>
          <table:table-cell office:value-type="float" office:value="0.742339286106851" calcext:value-type="float">
            <text:p>0.742339286106851</text:p>
          </table:table-cell>
        </table:table-row>
        <table:table-row table:style-name="ro1">
          <table:table-cell office:value-type="string" calcext:value-type="string">
            <text:p>slr1874</text:p>
          </table:table-cell>
          <table:table-cell office:value-type="float" office:value="0.573538585891154" calcext:value-type="float">
            <text:p>0.573538585891154</text:p>
          </table:table-cell>
          <table:table-cell office:value-type="float" office:value="-0.172049305030346" calcext:value-type="float">
            <text:p>-0.172049305030346</text:p>
          </table:table-cell>
          <table:table-cell office:value-type="float" office:value="0.7455878909215" calcext:value-type="float">
            <text:p>0.7455878909215</text:p>
          </table:table-cell>
        </table:table-row>
        <table:table-row table:style-name="ro1">
          <table:table-cell office:value-type="string" calcext:value-type="string">
            <text:p>sll1577</text:p>
          </table:table-cell>
          <table:table-cell office:value-type="float" office:value="-0.900932100093348" calcext:value-type="float">
            <text:p>-0.900932100093348</text:p>
          </table:table-cell>
          <table:table-cell office:value-type="float" office:value="-1.64933945095378" calcext:value-type="float">
            <text:p>-1.64933945095378</text:p>
          </table:table-cell>
          <table:table-cell office:value-type="float" office:value="0.748407350860428" calcext:value-type="float">
            <text:p>0.748407350860428</text:p>
          </table:table-cell>
        </table:table-row>
        <table:table-row table:style-name="ro1">
          <table:table-cell office:value-type="string" calcext:value-type="string">
            <text:p>sll0901</text:p>
          </table:table-cell>
          <table:table-cell office:value-type="float" office:value="0.332678238697814" calcext:value-type="float">
            <text:p>0.332678238697814</text:p>
          </table:table-cell>
          <table:table-cell office:value-type="float" office:value="-0.417321688839581" calcext:value-type="float">
            <text:p>-0.417321688839581</text:p>
          </table:table-cell>
          <table:table-cell office:value-type="float" office:value="0.749999927537396" calcext:value-type="float">
            <text:p>0.749999927537396</text:p>
          </table:table-cell>
        </table:table-row>
        <table:table-row table:style-name="ro1">
          <table:table-cell office:value-type="string" calcext:value-type="string">
            <text:p>sll1452</text:p>
          </table:table-cell>
          <table:table-cell office:value-type="float" office:value="-0.248718307147583" calcext:value-type="float">
            <text:p>-0.248718307147583</text:p>
          </table:table-cell>
          <table:table-cell office:value-type="float" office:value="-1.00030695148315" calcext:value-type="float">
            <text:p>-1.00030695148315</text:p>
          </table:table-cell>
          <table:table-cell office:value-type="float" office:value="0.751588644335562" calcext:value-type="float">
            <text:p>0.751588644335562</text:p>
          </table:table-cell>
        </table:table-row>
        <table:table-row table:style-name="ro1">
          <table:table-cell office:value-type="string" calcext:value-type="string">
            <text:p>sll0372</text:p>
          </table:table-cell>
          <table:table-cell office:value-type="float" office:value="0.385273308058871" calcext:value-type="float">
            <text:p>0.385273308058871</text:p>
          </table:table-cell>
          <table:table-cell office:value-type="float" office:value="-0.368145031805744" calcext:value-type="float">
            <text:p>-0.368145031805744</text:p>
          </table:table-cell>
          <table:table-cell office:value-type="float" office:value="0.753418339864615" calcext:value-type="float">
            <text:p>0.753418339864615</text:p>
          </table:table-cell>
        </table:table-row>
        <table:table-row table:style-name="ro1">
          <table:table-cell office:value-type="string" calcext:value-type="string">
            <text:p>slr1376</text:p>
          </table:table-cell>
          <table:table-cell office:value-type="float" office:value="-0.194044863930588" calcext:value-type="float">
            <text:p>-0.194044863930588</text:p>
          </table:table-cell>
          <table:table-cell office:value-type="float" office:value="-0.952923621384421" calcext:value-type="float">
            <text:p>-0.952923621384421</text:p>
          </table:table-cell>
          <table:table-cell office:value-type="float" office:value="0.758878757453834" calcext:value-type="float">
            <text:p>0.758878757453834</text:p>
          </table:table-cell>
        </table:table-row>
        <table:table-row table:style-name="ro1">
          <table:table-cell office:value-type="string" calcext:value-type="string">
            <text:p>slr2059</text:p>
          </table:table-cell>
          <table:table-cell office:value-type="float" office:value="0.777775972233786" calcext:value-type="float">
            <text:p>0.777775972233786</text:p>
          </table:table-cell>
          <table:table-cell office:value-type="float" office:value="0.0144095553493731" calcext:value-type="float">
            <text:p>0.0144095553493731</text:p>
          </table:table-cell>
          <table:table-cell office:value-type="float" office:value="0.763366416884412" calcext:value-type="float">
            <text:p>0.763366416884412</text:p>
          </table:table-cell>
        </table:table-row>
        <table:table-row table:style-name="ro1">
          <table:table-cell office:value-type="string" calcext:value-type="string">
            <text:p>slr1420</text:p>
          </table:table-cell>
          <table:table-cell office:value-type="float" office:value="-0.425237705723379" calcext:value-type="float">
            <text:p>-0.425237705723379</text:p>
          </table:table-cell>
          <table:table-cell office:value-type="float" office:value="-1.19163894427276" calcext:value-type="float">
            <text:p>-1.19163894427276</text:p>
          </table:table-cell>
          <table:table-cell office:value-type="float" office:value="0.766401238549376" calcext:value-type="float">
            <text:p>0.766401238549376</text:p>
          </table:table-cell>
        </table:table-row>
        <table:table-row table:style-name="ro1">
          <table:table-cell office:value-type="string" calcext:value-type="string">
            <text:p>sll1233</text:p>
          </table:table-cell>
          <table:table-cell office:value-type="float" office:value="0.256092104627966" calcext:value-type="float">
            <text:p>0.256092104627966</text:p>
          </table:table-cell>
          <table:table-cell office:value-type="float" office:value="-0.511954346612694" calcext:value-type="float">
            <text:p>-0.511954346612694</text:p>
          </table:table-cell>
          <table:table-cell office:value-type="float" office:value="0.76804645124066" calcext:value-type="float">
            <text:p>0.76804645124066</text:p>
          </table:table-cell>
        </table:table-row>
        <table:table-row table:style-name="ro1">
          <table:table-cell office:value-type="string" calcext:value-type="string">
            <text:p>slr1109</text:p>
          </table:table-cell>
          <table:table-cell office:value-type="float" office:value="1.18220870918202" calcext:value-type="float">
            <text:p>1.18220870918202</text:p>
          </table:table-cell>
          <table:table-cell office:value-type="float" office:value="0.412047026218462" calcext:value-type="float">
            <text:p>0.412047026218462</text:p>
          </table:table-cell>
          <table:table-cell office:value-type="float" office:value="0.77016168296356" calcext:value-type="float">
            <text:p>0.77016168296356</text:p>
          </table:table-cell>
        </table:table-row>
        <table:table-row table:style-name="ro1">
          <table:table-cell office:value-type="string" calcext:value-type="string">
            <text:p>sll0640</text:p>
          </table:table-cell>
          <table:table-cell office:value-type="float" office:value="0.503882214945037" calcext:value-type="float">
            <text:p>0.503882214945037</text:p>
          </table:table-cell>
          <table:table-cell office:value-type="float" office:value="-0.266956360142796" calcext:value-type="float">
            <text:p>-0.266956360142796</text:p>
          </table:table-cell>
          <table:table-cell office:value-type="float" office:value="0.770838575087833" calcext:value-type="float">
            <text:p>0.770838575087833</text:p>
          </table:table-cell>
        </table:table-row>
        <table:table-row table:style-name="ro1">
          <table:table-cell office:value-type="string" calcext:value-type="string">
            <text:p>sll0684</text:p>
          </table:table-cell>
          <table:table-cell office:value-type="float" office:value="0.232446206950461" calcext:value-type="float">
            <text:p>0.232446206950461</text:p>
          </table:table-cell>
          <table:table-cell office:value-type="float" office:value="-0.539152535272255" calcext:value-type="float">
            <text:p>-0.539152535272255</text:p>
          </table:table-cell>
          <table:table-cell office:value-type="float" office:value="0.771598742222717" calcext:value-type="float">
            <text:p>0.771598742222717</text:p>
          </table:table-cell>
        </table:table-row>
        <table:table-row table:style-name="ro1">
          <table:table-cell office:value-type="string" calcext:value-type="string">
            <text:p>ssr7040</text:p>
          </table:table-cell>
          <table:table-cell office:value-type="float" office:value="-0.684573509353897" calcext:value-type="float">
            <text:p>-0.684573509353897</text:p>
          </table:table-cell>
          <table:table-cell office:value-type="float" office:value="-1.45760749701274" calcext:value-type="float">
            <text:p>-1.45760749701274</text:p>
          </table:table-cell>
          <table:table-cell office:value-type="float" office:value="0.773033987658847" calcext:value-type="float">
            <text:p>0.773033987658847</text:p>
          </table:table-cell>
        </table:table-row>
        <table:table-row table:style-name="ro1">
          <table:table-cell office:value-type="string" calcext:value-type="string">
            <text:p>slr1972</text:p>
          </table:table-cell>
          <table:table-cell office:value-type="float" office:value="0.546771855754433" calcext:value-type="float">
            <text:p>0.546771855754433</text:p>
          </table:table-cell>
          <table:table-cell office:value-type="float" office:value="-0.227230885158122" calcext:value-type="float">
            <text:p>-0.227230885158122</text:p>
          </table:table-cell>
          <table:table-cell office:value-type="float" office:value="0.774002740912555" calcext:value-type="float">
            <text:p>0.774002740912555</text:p>
          </table:table-cell>
        </table:table-row>
        <table:table-row table:style-name="ro1">
          <table:table-cell office:value-type="string" calcext:value-type="string">
            <text:p>slr0935</text:p>
          </table:table-cell>
          <table:table-cell office:value-type="float" office:value="0.116543168993594" calcext:value-type="float">
            <text:p>0.116543168993594</text:p>
          </table:table-cell>
          <table:table-cell office:value-type="float" office:value="-0.660222377358545" calcext:value-type="float">
            <text:p>-0.660222377358545</text:p>
          </table:table-cell>
          <table:table-cell office:value-type="float" office:value="0.776765546352139" calcext:value-type="float">
            <text:p>0.776765546352139</text:p>
          </table:table-cell>
        </table:table-row>
        <table:table-row table:style-name="ro1">
          <table:table-cell office:value-type="string" calcext:value-type="string">
            <text:p>ssl5125</text:p>
          </table:table-cell>
          <table:table-cell office:value-type="float" office:value="0.277314708353672" calcext:value-type="float">
            <text:p>0.277314708353672</text:p>
          </table:table-cell>
          <table:table-cell office:value-type="float" office:value="-0.50092328433724" calcext:value-type="float">
            <text:p>-0.50092328433724</text:p>
          </table:table-cell>
          <table:table-cell office:value-type="float" office:value="0.778237992690912" calcext:value-type="float">
            <text:p>0.778237992690912</text:p>
          </table:table-cell>
        </table:table-row>
        <table:table-row table:style-name="ro1">
          <table:table-cell office:value-type="string" calcext:value-type="string">
            <text:p>sll0410</text:p>
          </table:table-cell>
          <table:table-cell office:value-type="float" office:value="0.283174328990469" calcext:value-type="float">
            <text:p>0.283174328990469</text:p>
          </table:table-cell>
          <table:table-cell office:value-type="float" office:value="-0.495755834277584" calcext:value-type="float">
            <text:p>-0.495755834277584</text:p>
          </table:table-cell>
          <table:table-cell office:value-type="float" office:value="0.778930163268053" calcext:value-type="float">
            <text:p>0.778930163268053</text:p>
          </table:table-cell>
        </table:table-row>
        <table:table-row table:style-name="ro1">
          <table:table-cell office:value-type="string" calcext:value-type="string">
            <text:p>sll1912</text:p>
          </table:table-cell>
          <table:table-cell office:value-type="float" office:value="-0.350729467280421" calcext:value-type="float">
            <text:p>-0.350729467280421</text:p>
          </table:table-cell>
          <table:table-cell office:value-type="float" office:value="-1.13322349043558" calcext:value-type="float">
            <text:p>-1.13322349043558</text:p>
          </table:table-cell>
          <table:table-cell office:value-type="float" office:value="0.782494023155161" calcext:value-type="float">
            <text:p>0.782494023155161</text:p>
          </table:table-cell>
        </table:table-row>
        <table:table-row table:style-name="ro1">
          <table:table-cell office:value-type="string" calcext:value-type="string">
            <text:p>slr7016</text:p>
          </table:table-cell>
          <table:table-cell office:value-type="float" office:value="0.679610048758817" calcext:value-type="float">
            <text:p>0.679610048758817</text:p>
          </table:table-cell>
          <table:table-cell office:value-type="float" office:value="-0.103860594792245" calcext:value-type="float">
            <text:p>-0.103860594792245</text:p>
          </table:table-cell>
          <table:table-cell office:value-type="float" office:value="0.783470643551061" calcext:value-type="float">
            <text:p>0.783470643551061</text:p>
          </table:table-cell>
        </table:table-row>
        <table:table-row table:style-name="ro1">
          <table:table-cell office:value-type="string" calcext:value-type="string">
            <text:p>sll0450</text:p>
          </table:table-cell>
          <table:table-cell office:value-type="float" office:value="0.476967130995857" calcext:value-type="float">
            <text:p>0.476967130995857</text:p>
          </table:table-cell>
          <table:table-cell office:value-type="float" office:value="-0.307225652540221" calcext:value-type="float">
            <text:p>-0.307225652540221</text:p>
          </table:table-cell>
          <table:table-cell office:value-type="float" office:value="0.784192783536079" calcext:value-type="float">
            <text:p>0.784192783536079</text:p>
          </table:table-cell>
        </table:table-row>
        <table:table-row table:style-name="ro1">
          <table:table-cell office:value-type="string" calcext:value-type="string">
            <text:p>slr1759</text:p>
          </table:table-cell>
          <table:table-cell office:value-type="float" office:value="0.968994758863419" calcext:value-type="float">
            <text:p>0.968994758863419</text:p>
          </table:table-cell>
          <table:table-cell office:value-type="float" office:value="0.184582917754945" calcext:value-type="float">
            <text:p>0.184582917754945</text:p>
          </table:table-cell>
          <table:table-cell office:value-type="float" office:value="0.784411841108474" calcext:value-type="float">
            <text:p>0.784411841108474</text:p>
          </table:table-cell>
        </table:table-row>
        <table:table-row table:style-name="ro1">
          <table:table-cell office:value-type="string" calcext:value-type="string">
            <text:p>sll0169</text:p>
          </table:table-cell>
          <table:table-cell office:value-type="float" office:value="0.384291044395721" calcext:value-type="float">
            <text:p>0.384291044395721</text:p>
          </table:table-cell>
          <table:table-cell office:value-type="float" office:value="-0.400266230554424" calcext:value-type="float">
            <text:p>-0.400266230554424</text:p>
          </table:table-cell>
          <table:table-cell office:value-type="float" office:value="0.784557274950146" calcext:value-type="float">
            <text:p>0.784557274950146</text:p>
          </table:table-cell>
        </table:table-row>
        <table:table-row table:style-name="ro1">
          <table:table-cell office:value-type="string" calcext:value-type="string">
            <text:p>slr0993</text:p>
          </table:table-cell>
          <table:table-cell office:value-type="float" office:value="-0.700865845418285" calcext:value-type="float">
            <text:p>-0.700865845418285</text:p>
          </table:table-cell>
          <table:table-cell office:value-type="float" office:value="-1.48632569047224" calcext:value-type="float">
            <text:p>-1.48632569047224</text:p>
          </table:table-cell>
          <table:table-cell office:value-type="float" office:value="0.78545984505395" calcext:value-type="float">
            <text:p>0.78545984505395</text:p>
          </table:table-cell>
        </table:table-row>
        <table:table-row table:style-name="ro1">
          <table:table-cell office:value-type="string" calcext:value-type="string">
            <text:p>sll1621</text:p>
          </table:table-cell>
          <table:table-cell office:value-type="float" office:value="0.25788628376869" calcext:value-type="float">
            <text:p>0.25788628376869</text:p>
          </table:table-cell>
          <table:table-cell office:value-type="float" office:value="-0.53074071131096" calcext:value-type="float">
            <text:p>-0.53074071131096</text:p>
          </table:table-cell>
          <table:table-cell office:value-type="float" office:value="0.78862699507965" calcext:value-type="float">
            <text:p>0.78862699507965</text:p>
          </table:table-cell>
        </table:table-row>
        <table:table-row table:style-name="ro1">
          <table:table-cell office:value-type="string" calcext:value-type="string">
            <text:p>slr0606</text:p>
          </table:table-cell>
          <table:table-cell office:value-type="float" office:value="0.259695115765242" calcext:value-type="float">
            <text:p>0.259695115765242</text:p>
          </table:table-cell>
          <table:table-cell office:value-type="float" office:value="-0.530452095080063" calcext:value-type="float">
            <text:p>-0.530452095080063</text:p>
          </table:table-cell>
          <table:table-cell office:value-type="float" office:value="0.790147210845305" calcext:value-type="float">
            <text:p>0.790147210845305</text:p>
          </table:table-cell>
        </table:table-row>
        <table:table-row table:style-name="ro1">
          <table:table-cell office:value-type="string" calcext:value-type="string">
            <text:p>sll1290</text:p>
          </table:table-cell>
          <table:table-cell office:value-type="float" office:value="0.660275486037596" calcext:value-type="float">
            <text:p>0.660275486037596</text:p>
          </table:table-cell>
          <table:table-cell office:value-type="float" office:value="-0.129916732777413" calcext:value-type="float">
            <text:p>-0.129916732777413</text:p>
          </table:table-cell>
          <table:table-cell office:value-type="float" office:value="0.790192218815009" calcext:value-type="float">
            <text:p>0.790192218815009</text:p>
          </table:table-cell>
        </table:table-row>
        <table:table-row table:style-name="ro1">
          <table:table-cell office:value-type="string" calcext:value-type="string">
            <text:p>slr2102</text:p>
          </table:table-cell>
          <table:table-cell office:value-type="float" office:value="-0.905371427364784" calcext:value-type="float">
            <text:p>-0.905371427364784</text:p>
          </table:table-cell>
          <table:table-cell office:value-type="float" office:value="-1.69977385032265" calcext:value-type="float">
            <text:p>-1.69977385032265</text:p>
          </table:table-cell>
          <table:table-cell office:value-type="float" office:value="0.794402422957871" calcext:value-type="float">
            <text:p>0.794402422957871</text:p>
          </table:table-cell>
        </table:table-row>
        <table:table-row table:style-name="ro1">
          <table:table-cell office:value-type="string" calcext:value-type="string">
            <text:p>slr0056</text:p>
          </table:table-cell>
          <table:table-cell office:value-type="float" office:value="-0.448116005076358" calcext:value-type="float">
            <text:p>-0.448116005076358</text:p>
          </table:table-cell>
          <table:table-cell office:value-type="float" office:value="-1.24393707583681" calcext:value-type="float">
            <text:p>-1.24393707583681</text:p>
          </table:table-cell>
          <table:table-cell office:value-type="float" office:value="0.795821070760454" calcext:value-type="float">
            <text:p>0.795821070760454</text:p>
          </table:table-cell>
        </table:table-row>
        <table:table-row table:style-name="ro1">
          <table:table-cell office:value-type="string" calcext:value-type="string">
            <text:p>sll1725</text:p>
          </table:table-cell>
          <table:table-cell office:value-type="float" office:value="-1.70197525481894" calcext:value-type="float">
            <text:p>-1.70197525481894</text:p>
          </table:table-cell>
          <table:table-cell office:value-type="float" office:value="-2.49964678876006" calcext:value-type="float">
            <text:p>-2.49964678876006</text:p>
          </table:table-cell>
          <table:table-cell office:value-type="float" office:value="0.797671533941115" calcext:value-type="float">
            <text:p>0.797671533941115</text:p>
          </table:table-cell>
        </table:table-row>
        <table:table-row table:style-name="ro1">
          <table:table-cell office:value-type="string" calcext:value-type="string">
            <text:p>slr0228</text:p>
          </table:table-cell>
          <table:table-cell office:value-type="float" office:value="-0.819465155987538" calcext:value-type="float">
            <text:p>-0.819465155987538</text:p>
          </table:table-cell>
          <table:table-cell office:value-type="float" office:value="-1.61739948241273" calcext:value-type="float">
            <text:p>-1.61739948241273</text:p>
          </table:table-cell>
          <table:table-cell office:value-type="float" office:value="0.797934326425191" calcext:value-type="float">
            <text:p>0.797934326425191</text:p>
          </table:table-cell>
        </table:table-row>
        <table:table-row table:style-name="ro1">
          <table:table-cell office:value-type="string" calcext:value-type="string">
            <text:p>slr2076</text:p>
          </table:table-cell>
          <table:table-cell office:value-type="float" office:value="0.289409608239917" calcext:value-type="float">
            <text:p>0.289409608239917</text:p>
          </table:table-cell>
          <table:table-cell office:value-type="float" office:value="-0.50910256664498" calcext:value-type="float">
            <text:p>-0.50910256664498</text:p>
          </table:table-cell>
          <table:table-cell office:value-type="float" office:value="0.798512174884897" calcext:value-type="float">
            <text:p>0.798512174884897</text:p>
          </table:table-cell>
        </table:table-row>
        <table:table-row table:style-name="ro1">
          <table:table-cell office:value-type="string" calcext:value-type="string">
            <text:p>slr0526</text:p>
          </table:table-cell>
          <table:table-cell office:value-type="float" office:value="-0.93544274227525" calcext:value-type="float">
            <text:p>-0.93544274227525</text:p>
          </table:table-cell>
          <table:table-cell office:value-type="float" office:value="-1.7363204833134" calcext:value-type="float">
            <text:p>-1.7363204833134</text:p>
          </table:table-cell>
          <table:table-cell office:value-type="float" office:value="0.800877741038149" calcext:value-type="float">
            <text:p>0.800877741038149</text:p>
          </table:table-cell>
        </table:table-row>
        <table:table-row table:style-name="ro1">
          <table:table-cell office:value-type="string" calcext:value-type="string">
            <text:p>slr1780</text:p>
          </table:table-cell>
          <table:table-cell office:value-type="float" office:value="-0.137587835266444" calcext:value-type="float">
            <text:p>-0.137587835266444</text:p>
          </table:table-cell>
          <table:table-cell office:value-type="float" office:value="-0.939090765450016" calcext:value-type="float">
            <text:p>-0.939090765450016</text:p>
          </table:table-cell>
          <table:table-cell office:value-type="float" office:value="0.801502930183572" calcext:value-type="float">
            <text:p>0.801502930183572</text:p>
          </table:table-cell>
        </table:table-row>
        <table:table-row table:style-name="ro1">
          <table:table-cell office:value-type="string" calcext:value-type="string">
            <text:p>sll1451</text:p>
          </table:table-cell>
          <table:table-cell office:value-type="float" office:value="-0.0449102228857708" calcext:value-type="float">
            <text:p>-0.0449102228857708</text:p>
          </table:table-cell>
          <table:table-cell office:value-type="float" office:value="-0.847130851784855" calcext:value-type="float">
            <text:p>-0.847130851784855</text:p>
          </table:table-cell>
          <table:table-cell office:value-type="float" office:value="0.802220628899085" calcext:value-type="float">
            <text:p>0.802220628899085</text:p>
          </table:table-cell>
        </table:table-row>
        <table:table-row table:style-name="ro1">
          <table:table-cell office:value-type="string" calcext:value-type="string">
            <text:p>slr0896</text:p>
          </table:table-cell>
          <table:table-cell office:value-type="float" office:value="-0.0752706366744595" calcext:value-type="float">
            <text:p>-0.0752706366744595</text:p>
          </table:table-cell>
          <table:table-cell office:value-type="float" office:value="-0.881009387845578" calcext:value-type="float">
            <text:p>-0.881009387845578</text:p>
          </table:table-cell>
          <table:table-cell office:value-type="float" office:value="0.805738751171118" calcext:value-type="float">
            <text:p>0.805738751171118</text:p>
          </table:table-cell>
        </table:table-row>
        <table:table-row table:style-name="ro1">
          <table:table-cell office:value-type="string" calcext:value-type="string">
            <text:p>sll0660</text:p>
          </table:table-cell>
          <table:table-cell office:value-type="float" office:value="0.0570073556513093" calcext:value-type="float">
            <text:p>0.0570073556513093</text:p>
          </table:table-cell>
          <table:table-cell office:value-type="float" office:value="-0.749139722292586" calcext:value-type="float">
            <text:p>-0.749139722292586</text:p>
          </table:table-cell>
          <table:table-cell office:value-type="float" office:value="0.806147077943895" calcext:value-type="float">
            <text:p>0.806147077943895</text:p>
          </table:table-cell>
        </table:table-row>
        <table:table-row table:style-name="ro1">
          <table:table-cell office:value-type="string" calcext:value-type="string">
            <text:p>sll0016</text:p>
          </table:table-cell>
          <table:table-cell office:value-type="float" office:value="0.0810507845015964" calcext:value-type="float">
            <text:p>0.0810507845015964</text:p>
          </table:table-cell>
          <table:table-cell office:value-type="float" office:value="-0.727326971043324" calcext:value-type="float">
            <text:p>-0.727326971043324</text:p>
          </table:table-cell>
          <table:table-cell office:value-type="float" office:value="0.80837775554492" calcext:value-type="float">
            <text:p>0.80837775554492</text:p>
          </table:table-cell>
        </table:table-row>
        <table:table-row table:style-name="ro1">
          <table:table-cell office:value-type="string" calcext:value-type="string">
            <text:p>slr1938</text:p>
          </table:table-cell>
          <table:table-cell office:value-type="float" office:value="-0.17880056158342" calcext:value-type="float">
            <text:p>-0.17880056158342</text:p>
          </table:table-cell>
          <table:table-cell office:value-type="float" office:value="-0.987237831990657" calcext:value-type="float">
            <text:p>-0.987237831990657</text:p>
          </table:table-cell>
          <table:table-cell office:value-type="float" office:value="0.808437270407236" calcext:value-type="float">
            <text:p>0.808437270407236</text:p>
          </table:table-cell>
        </table:table-row>
        <table:table-row table:style-name="ro1">
          <table:table-cell office:value-type="string" calcext:value-type="string">
            <text:p>sll0682</text:p>
          </table:table-cell>
          <table:table-cell office:value-type="float" office:value="-0.190873268829584" calcext:value-type="float">
            <text:p>-0.190873268829584</text:p>
          </table:table-cell>
          <table:table-cell office:value-type="float" office:value="-1.00036880271845" calcext:value-type="float">
            <text:p>-1.00036880271845</text:p>
          </table:table-cell>
          <table:table-cell office:value-type="float" office:value="0.809495533888863" calcext:value-type="float">
            <text:p>0.809495533888863</text:p>
          </table:table-cell>
        </table:table-row>
        <table:table-row table:style-name="ro1">
          <table:table-cell office:value-type="string" calcext:value-type="string">
            <text:p>sll0031</text:p>
          </table:table-cell>
          <table:table-cell office:value-type="float" office:value="0.602740686119349" calcext:value-type="float">
            <text:p>0.602740686119349</text:p>
          </table:table-cell>
          <table:table-cell office:value-type="float" office:value="-0.208593775855883" calcext:value-type="float">
            <text:p>-0.208593775855883</text:p>
          </table:table-cell>
          <table:table-cell office:value-type="float" office:value="0.811334461975232" calcext:value-type="float">
            <text:p>0.811334461975232</text:p>
          </table:table-cell>
        </table:table-row>
        <table:table-row table:style-name="ro1">
          <table:table-cell office:value-type="string" calcext:value-type="string">
            <text:p>slr2073</text:p>
          </table:table-cell>
          <table:table-cell office:value-type="float" office:value="0.696948093052739" calcext:value-type="float">
            <text:p>0.696948093052739</text:p>
          </table:table-cell>
          <table:table-cell office:value-type="float" office:value="-0.120153271547297" calcext:value-type="float">
            <text:p>-0.120153271547297</text:p>
          </table:table-cell>
          <table:table-cell office:value-type="float" office:value="0.817101364600036" calcext:value-type="float">
            <text:p>0.817101364600036</text:p>
          </table:table-cell>
        </table:table-row>
        <table:table-row table:style-name="ro1">
          <table:table-cell office:value-type="string" calcext:value-type="string">
            <text:p>slr1877</text:p>
          </table:table-cell>
          <table:table-cell office:value-type="float" office:value="0.334639957979472" calcext:value-type="float">
            <text:p>0.334639957979472</text:p>
          </table:table-cell>
          <table:table-cell office:value-type="float" office:value="-0.483959607158463" calcext:value-type="float">
            <text:p>-0.483959607158463</text:p>
          </table:table-cell>
          <table:table-cell office:value-type="float" office:value="0.818599565137935" calcext:value-type="float">
            <text:p>0.818599565137935</text:p>
          </table:table-cell>
        </table:table-row>
        <table:table-row table:style-name="ro1">
          <table:table-cell office:value-type="string" calcext:value-type="string">
            <text:p>sll0496</text:p>
          </table:table-cell>
          <table:table-cell office:value-type="float" office:value="0.485956593525569" calcext:value-type="float">
            <text:p>0.485956593525569</text:p>
          </table:table-cell>
          <table:table-cell office:value-type="float" office:value="-0.333928169935375" calcext:value-type="float">
            <text:p>-0.333928169935375</text:p>
          </table:table-cell>
          <table:table-cell office:value-type="float" office:value="0.819884763460944" calcext:value-type="float">
            <text:p>0.819884763460944</text:p>
          </table:table-cell>
        </table:table-row>
        <table:table-row table:style-name="ro1">
          <table:table-cell office:value-type="string" calcext:value-type="string">
            <text:p>sll2008</text:p>
          </table:table-cell>
          <table:table-cell office:value-type="float" office:value="-0.0723470870444925" calcext:value-type="float">
            <text:p>-0.0723470870444925</text:p>
          </table:table-cell>
          <table:table-cell office:value-type="float" office:value="-0.893776690574152" calcext:value-type="float">
            <text:p>-0.893776690574152</text:p>
          </table:table-cell>
          <table:table-cell office:value-type="float" office:value="0.821429603529659" calcext:value-type="float">
            <text:p>0.821429603529659</text:p>
          </table:table-cell>
        </table:table-row>
        <table:table-row table:style-name="ro1">
          <table:table-cell office:value-type="string" calcext:value-type="string">
            <text:p>slr0335</text:p>
          </table:table-cell>
          <table:table-cell office:value-type="float" office:value="-1.11431869827018" calcext:value-type="float">
            <text:p>-1.11431869827018</text:p>
          </table:table-cell>
          <table:table-cell office:value-type="float" office:value="-1.93691709116444" calcext:value-type="float">
            <text:p>-1.93691709116444</text:p>
          </table:table-cell>
          <table:table-cell office:value-type="float" office:value="0.82259839289426" calcext:value-type="float">
            <text:p>0.82259839289426</text:p>
          </table:table-cell>
        </table:table-row>
        <table:table-row table:style-name="ro1">
          <table:table-cell office:value-type="string" calcext:value-type="string">
            <text:p>slr0748</text:p>
          </table:table-cell>
          <table:table-cell office:value-type="float" office:value="-0.100832836775258" calcext:value-type="float">
            <text:p>-0.100832836775258</text:p>
          </table:table-cell>
          <table:table-cell office:value-type="float" office:value="-0.92362913162364" calcext:value-type="float">
            <text:p>-0.92362913162364</text:p>
          </table:table-cell>
          <table:table-cell office:value-type="float" office:value="0.822796294848382" calcext:value-type="float">
            <text:p>0.822796294848382</text:p>
          </table:table-cell>
        </table:table-row>
        <table:table-row table:style-name="ro1">
          <table:table-cell office:value-type="string" calcext:value-type="string">
            <text:p>sll1967</text:p>
          </table:table-cell>
          <table:table-cell office:value-type="float" office:value="-0.110841743461767" calcext:value-type="float">
            <text:p>-0.110841743461767</text:p>
          </table:table-cell>
          <table:table-cell office:value-type="float" office:value="-0.933788537924259" calcext:value-type="float">
            <text:p>-0.933788537924259</text:p>
          </table:table-cell>
          <table:table-cell office:value-type="float" office:value="0.822946794462493" calcext:value-type="float">
            <text:p>0.822946794462493</text:p>
          </table:table-cell>
        </table:table-row>
        <table:table-row table:style-name="ro1">
          <table:table-cell office:value-type="string" calcext:value-type="string">
            <text:p>sll0250</text:p>
          </table:table-cell>
          <table:table-cell office:value-type="float" office:value="-0.408960760691538" calcext:value-type="float">
            <text:p>-0.408960760691538</text:p>
          </table:table-cell>
          <table:table-cell office:value-type="float" office:value="-1.23223473895212" calcext:value-type="float">
            <text:p>-1.23223473895212</text:p>
          </table:table-cell>
          <table:table-cell office:value-type="float" office:value="0.823273978260586" calcext:value-type="float">
            <text:p>0.823273978260586</text:p>
          </table:table-cell>
        </table:table-row>
        <table:table-row table:style-name="ro1">
          <table:table-cell office:value-type="string" calcext:value-type="string">
            <text:p>sll0685</text:p>
          </table:table-cell>
          <table:table-cell office:value-type="float" office:value="0.35110474793177" calcext:value-type="float">
            <text:p>0.35110474793177</text:p>
          </table:table-cell>
          <table:table-cell office:value-type="float" office:value="-0.472568802222304" calcext:value-type="float">
            <text:p>-0.472568802222304</text:p>
          </table:table-cell>
          <table:table-cell office:value-type="float" office:value="0.823673550154074" calcext:value-type="float">
            <text:p>0.823673550154074</text:p>
          </table:table-cell>
        </table:table-row>
        <table:table-row table:style-name="ro1">
          <table:table-cell office:value-type="string" calcext:value-type="string">
            <text:p>sll1424</text:p>
          </table:table-cell>
          <table:table-cell office:value-type="float" office:value="0.187848979056222" calcext:value-type="float">
            <text:p>0.187848979056222</text:p>
          </table:table-cell>
          <table:table-cell office:value-type="float" office:value="-0.63940987640903" calcext:value-type="float">
            <text:p>-0.63940987640903</text:p>
          </table:table-cell>
          <table:table-cell office:value-type="float" office:value="0.827258855465253" calcext:value-type="float">
            <text:p>0.827258855465253</text:p>
          </table:table-cell>
        </table:table-row>
        <table:table-row table:style-name="ro1">
          <table:table-cell office:value-type="string" calcext:value-type="string">
            <text:p>slr1691</text:p>
          </table:table-cell>
          <table:table-cell office:value-type="float" office:value="0.946535892658612" calcext:value-type="float">
            <text:p>0.946535892658612</text:p>
          </table:table-cell>
          <table:table-cell office:value-type="float" office:value="0.119269399912155" calcext:value-type="float">
            <text:p>0.119269399912155</text:p>
          </table:table-cell>
          <table:table-cell office:value-type="float" office:value="0.827266492746457" calcext:value-type="float">
            <text:p>0.827266492746457</text:p>
          </table:table-cell>
        </table:table-row>
        <table:table-row table:style-name="ro1">
          <table:table-cell office:value-type="string" calcext:value-type="string">
            <text:p>sll1800</text:p>
          </table:table-cell>
          <table:table-cell office:value-type="float" office:value="-0.741665467288152" calcext:value-type="float">
            <text:p>-0.741665467288152</text:p>
          </table:table-cell>
          <table:table-cell office:value-type="float" office:value="-1.56944822955208" calcext:value-type="float">
            <text:p>-1.56944822955208</text:p>
          </table:table-cell>
          <table:table-cell office:value-type="float" office:value="0.827782762263928" calcext:value-type="float">
            <text:p>0.827782762263928</text:p>
          </table:table-cell>
        </table:table-row>
        <table:table-row table:style-name="ro1">
          <table:table-cell office:value-type="string" calcext:value-type="string">
            <text:p>slr0012</text:p>
          </table:table-cell>
          <table:table-cell office:value-type="float" office:value="0.316982879082678" calcext:value-type="float">
            <text:p>0.316982879082678</text:p>
          </table:table-cell>
          <table:table-cell office:value-type="float" office:value="-0.513145110210157" calcext:value-type="float">
            <text:p>-0.513145110210157</text:p>
          </table:table-cell>
          <table:table-cell office:value-type="float" office:value="0.830127989292835" calcext:value-type="float">
            <text:p>0.830127989292835</text:p>
          </table:table-cell>
        </table:table-row>
        <table:table-row table:style-name="ro1">
          <table:table-cell office:value-type="string" calcext:value-type="string">
            <text:p>slr0519</text:p>
          </table:table-cell>
          <table:table-cell office:value-type="float" office:value="-0.51662111451016" calcext:value-type="float">
            <text:p>-0.51662111451016</text:p>
          </table:table-cell>
          <table:table-cell office:value-type="float" office:value="-1.34806243623341" calcext:value-type="float">
            <text:p>-1.34806243623341</text:p>
          </table:table-cell>
          <table:table-cell office:value-type="float" office:value="0.831441321723253" calcext:value-type="float">
            <text:p>0.831441321723253</text:p>
          </table:table-cell>
        </table:table-row>
        <table:table-row table:style-name="ro1">
          <table:table-cell office:value-type="string" calcext:value-type="string">
            <text:p>sll0006</text:p>
          </table:table-cell>
          <table:table-cell office:value-type="float" office:value="0.553497707820952" calcext:value-type="float">
            <text:p>0.553497707820952</text:p>
          </table:table-cell>
          <table:table-cell office:value-type="float" office:value="-0.27999816877063" calcext:value-type="float">
            <text:p>-0.27999816877063</text:p>
          </table:table-cell>
          <table:table-cell office:value-type="float" office:value="0.833495876591583" calcext:value-type="float">
            <text:p>0.833495876591583</text:p>
          </table:table-cell>
        </table:table-row>
        <table:table-row table:style-name="ro1">
          <table:table-cell office:value-type="string" calcext:value-type="string">
            <text:p>sll0306</text:p>
          </table:table-cell>
          <table:table-cell office:value-type="float" office:value="0.840748912506166" calcext:value-type="float">
            <text:p>0.840748912506166</text:p>
          </table:table-cell>
          <table:table-cell office:value-type="float" office:value="0.00680608550972859" calcext:value-type="float">
            <text:p>0.00680608550972859</text:p>
          </table:table-cell>
          <table:table-cell office:value-type="float" office:value="0.833942826996437" calcext:value-type="float">
            <text:p>0.833942826996437</text:p>
          </table:table-cell>
        </table:table-row>
        <table:table-row table:style-name="ro1">
          <table:table-cell office:value-type="string" calcext:value-type="string">
            <text:p>sll5003</text:p>
          </table:table-cell>
          <table:table-cell office:value-type="float" office:value="0.169366588335232" calcext:value-type="float">
            <text:p>0.169366588335232</text:p>
          </table:table-cell>
          <table:table-cell office:value-type="float" office:value="-0.664844654622604" calcext:value-type="float">
            <text:p>-0.664844654622604</text:p>
          </table:table-cell>
          <table:table-cell office:value-type="float" office:value="0.834211242957836" calcext:value-type="float">
            <text:p>0.834211242957836</text:p>
          </table:table-cell>
        </table:table-row>
        <table:table-row table:style-name="ro1">
          <table:table-cell office:value-type="string" calcext:value-type="string">
            <text:p>sll0005</text:p>
          </table:table-cell>
          <table:table-cell office:value-type="float" office:value="-0.0502147572813512" calcext:value-type="float">
            <text:p>-0.0502147572813512</text:p>
          </table:table-cell>
          <table:table-cell office:value-type="float" office:value="-0.884938447429446" calcext:value-type="float">
            <text:p>-0.884938447429446</text:p>
          </table:table-cell>
          <table:table-cell office:value-type="float" office:value="0.834723690148095" calcext:value-type="float">
            <text:p>0.834723690148095</text:p>
          </table:table-cell>
        </table:table-row>
        <table:table-row table:style-name="ro1">
          <table:table-cell office:value-type="string" calcext:value-type="string">
            <text:p>slr0638</text:p>
          </table:table-cell>
          <table:table-cell office:value-type="float" office:value="0.323711210635834" calcext:value-type="float">
            <text:p>0.323711210635834</text:p>
          </table:table-cell>
          <table:table-cell office:value-type="float" office:value="-0.514170832451083" calcext:value-type="float">
            <text:p>-0.514170832451083</text:p>
          </table:table-cell>
          <table:table-cell office:value-type="float" office:value="0.837882043086916" calcext:value-type="float">
            <text:p>0.837882043086916</text:p>
          </table:table-cell>
        </table:table-row>
        <table:table-row table:style-name="ro1">
          <table:table-cell office:value-type="string" calcext:value-type="string">
            <text:p>sll0378</text:p>
          </table:table-cell>
          <table:table-cell office:value-type="float" office:value="0.714650132172575" calcext:value-type="float">
            <text:p>0.714650132172575</text:p>
          </table:table-cell>
          <table:table-cell office:value-type="float" office:value="-0.12370985876823" calcext:value-type="float">
            <text:p>-0.12370985876823</text:p>
          </table:table-cell>
          <table:table-cell office:value-type="float" office:value="0.838359990940805" calcext:value-type="float">
            <text:p>0.838359990940805</text:p>
          </table:table-cell>
        </table:table-row>
        <table:table-row table:style-name="ro1">
          <table:table-cell office:value-type="string" calcext:value-type="string">
            <text:p>slr0070</text:p>
          </table:table-cell>
          <table:table-cell office:value-type="float" office:value="0.12099651812623" calcext:value-type="float">
            <text:p>0.12099651812623</text:p>
          </table:table-cell>
          <table:table-cell office:value-type="float" office:value="-0.718819329977257" calcext:value-type="float">
            <text:p>-0.718819329977257</text:p>
          </table:table-cell>
          <table:table-cell office:value-type="float" office:value="0.839815848103487" calcext:value-type="float">
            <text:p>0.839815848103487</text:p>
          </table:table-cell>
        </table:table-row>
        <table:table-row table:style-name="ro1">
          <table:table-cell office:value-type="string" calcext:value-type="string">
            <text:p>sll1879</text:p>
          </table:table-cell>
          <table:table-cell office:value-type="float" office:value="-0.772878116365403" calcext:value-type="float">
            <text:p>-0.772878116365403</text:p>
          </table:table-cell>
          <table:table-cell office:value-type="float" office:value="-1.61521455492079" calcext:value-type="float">
            <text:p>-1.61521455492079</text:p>
          </table:table-cell>
          <table:table-cell office:value-type="float" office:value="0.842336438555391" calcext:value-type="float">
            <text:p>0.842336438555391</text:p>
          </table:table-cell>
        </table:table-row>
        <table:table-row table:style-name="ro1">
          <table:table-cell office:value-type="string" calcext:value-type="string">
            <text:p>slr1923</text:p>
          </table:table-cell>
          <table:table-cell office:value-type="float" office:value="-0.0211513164376504" calcext:value-type="float">
            <text:p>-0.0211513164376504</text:p>
          </table:table-cell>
          <table:table-cell office:value-type="float" office:value="-0.865216933065326" calcext:value-type="float">
            <text:p>-0.865216933065326</text:p>
          </table:table-cell>
          <table:table-cell office:value-type="float" office:value="0.844065616627675" calcext:value-type="float">
            <text:p>0.844065616627675</text:p>
          </table:table-cell>
        </table:table-row>
        <table:table-row table:style-name="ro1">
          <table:table-cell office:value-type="string" calcext:value-type="string">
            <text:p>slr1105</text:p>
          </table:table-cell>
          <table:table-cell office:value-type="float" office:value="0.182676018173179" calcext:value-type="float">
            <text:p>0.182676018173179</text:p>
          </table:table-cell>
          <table:table-cell office:value-type="float" office:value="-0.662655709248649" calcext:value-type="float">
            <text:p>-0.662655709248649</text:p>
          </table:table-cell>
          <table:table-cell office:value-type="float" office:value="0.845331727421828" calcext:value-type="float">
            <text:p>0.845331727421828</text:p>
          </table:table-cell>
        </table:table-row>
        <table:table-row table:style-name="ro1">
          <table:table-cell office:value-type="string" calcext:value-type="string">
            <text:p>slr0882</text:p>
          </table:table-cell>
          <table:table-cell office:value-type="float" office:value="-0.740894482009237" calcext:value-type="float">
            <text:p>-0.740894482009237</text:p>
          </table:table-cell>
          <table:table-cell office:value-type="float" office:value="-1.58741031033154" calcext:value-type="float">
            <text:p>-1.58741031033154</text:p>
          </table:table-cell>
          <table:table-cell office:value-type="float" office:value="0.846515828322308" calcext:value-type="float">
            <text:p>0.846515828322308</text:p>
          </table:table-cell>
        </table:table-row>
        <table:table-row table:style-name="ro1">
          <table:table-cell office:value-type="string" calcext:value-type="string">
            <text:p>sll0218</text:p>
          </table:table-cell>
          <table:table-cell office:value-type="float" office:value="2.02054257886051" calcext:value-type="float">
            <text:p>2.02054257886051</text:p>
          </table:table-cell>
          <table:table-cell office:value-type="float" office:value="1.17192087980314" calcext:value-type="float">
            <text:p>1.17192087980314</text:p>
          </table:table-cell>
          <table:table-cell office:value-type="float" office:value="0.848621699057376" calcext:value-type="float">
            <text:p>0.848621699057376</text:p>
          </table:table-cell>
        </table:table-row>
        <table:table-row table:style-name="ro1">
          <table:table-cell office:value-type="string" calcext:value-type="string">
            <text:p>sll0595</text:p>
          </table:table-cell>
          <table:table-cell office:value-type="float" office:value="0.169594323911672" calcext:value-type="float">
            <text:p>0.169594323911672</text:p>
          </table:table-cell>
          <table:table-cell office:value-type="float" office:value="-0.679368303991561" calcext:value-type="float">
            <text:p>-0.679368303991561</text:p>
          </table:table-cell>
          <table:table-cell office:value-type="float" office:value="0.848962627903233" calcext:value-type="float">
            <text:p>0.848962627903233</text:p>
          </table:table-cell>
        </table:table-row>
        <table:table-row table:style-name="ro1">
          <table:table-cell office:value-type="string" calcext:value-type="string">
            <text:p>slr7097</text:p>
          </table:table-cell>
          <table:table-cell office:value-type="float" office:value="0.701735173962192" calcext:value-type="float">
            <text:p>0.701735173962192</text:p>
          </table:table-cell>
          <table:table-cell office:value-type="float" office:value="-0.147395374580208" calcext:value-type="float">
            <text:p>-0.147395374580208</text:p>
          </table:table-cell>
          <table:table-cell office:value-type="float" office:value="0.849130548542401" calcext:value-type="float">
            <text:p>0.849130548542401</text:p>
          </table:table-cell>
        </table:table-row>
        <table:table-row table:style-name="ro1">
          <table:table-cell office:value-type="string" calcext:value-type="string">
            <text:p>slr0886</text:p>
          </table:table-cell>
          <table:table-cell office:value-type="float" office:value="0.0819982661333606" calcext:value-type="float">
            <text:p>0.0819982661333606</text:p>
          </table:table-cell>
          <table:table-cell office:value-type="float" office:value="-0.76819270652759" calcext:value-type="float">
            <text:p>-0.76819270652759</text:p>
          </table:table-cell>
          <table:table-cell office:value-type="float" office:value="0.85019097266095" calcext:value-type="float">
            <text:p>0.85019097266095</text:p>
          </table:table-cell>
        </table:table-row>
        <table:table-row table:style-name="ro1">
          <table:table-cell office:value-type="string" calcext:value-type="string">
            <text:p>slr0469</text:p>
          </table:table-cell>
          <table:table-cell office:value-type="float" office:value="-0.980532927502173" calcext:value-type="float">
            <text:p>-0.980532927502173</text:p>
          </table:table-cell>
          <table:table-cell office:value-type="float" office:value="-1.83170803436969" calcext:value-type="float">
            <text:p>-1.83170803436969</text:p>
          </table:table-cell>
          <table:table-cell office:value-type="float" office:value="0.851175106867519" calcext:value-type="float">
            <text:p>0.851175106867519</text:p>
          </table:table-cell>
        </table:table-row>
        <table:table-row table:style-name="ro1">
          <table:table-cell office:value-type="string" calcext:value-type="string">
            <text:p>slr1900</text:p>
          </table:table-cell>
          <table:table-cell office:value-type="float" office:value="0.0288409708904519" calcext:value-type="float">
            <text:p>0.0288409708904519</text:p>
          </table:table-cell>
          <table:table-cell office:value-type="float" office:value="-0.823438236898845" calcext:value-type="float">
            <text:p>-0.823438236898845</text:p>
          </table:table-cell>
          <table:table-cell office:value-type="float" office:value="0.852279207789297" calcext:value-type="float">
            <text:p>0.852279207789297</text:p>
          </table:table-cell>
        </table:table-row>
        <table:table-row table:style-name="ro1">
          <table:table-cell office:value-type="string" calcext:value-type="string">
            <text:p>slr0172</text:p>
          </table:table-cell>
          <table:table-cell office:value-type="float" office:value="0.118649638352911" calcext:value-type="float">
            <text:p>0.118649638352911</text:p>
          </table:table-cell>
          <table:table-cell office:value-type="float" office:value="-0.733797166184697" calcext:value-type="float">
            <text:p>-0.733797166184697</text:p>
          </table:table-cell>
          <table:table-cell office:value-type="float" office:value="0.852446804537609" calcext:value-type="float">
            <text:p>0.852446804537609</text:p>
          </table:table-cell>
        </table:table-row>
        <table:table-row table:style-name="ro1">
          <table:table-cell office:value-type="string" calcext:value-type="string">
            <text:p>sll0144</text:p>
          </table:table-cell>
          <table:table-cell office:value-type="float" office:value="-0.86876718323124" calcext:value-type="float">
            <text:p>-0.86876718323124</text:p>
          </table:table-cell>
          <table:table-cell office:value-type="float" office:value="-1.72235444665539" calcext:value-type="float">
            <text:p>-1.72235444665539</text:p>
          </table:table-cell>
          <table:table-cell office:value-type="float" office:value="0.853587263424147" calcext:value-type="float">
            <text:p>0.853587263424147</text:p>
          </table:table-cell>
        </table:table-row>
        <table:table-row table:style-name="ro1">
          <table:table-cell office:value-type="string" calcext:value-type="string">
            <text:p>slr1719</text:p>
          </table:table-cell>
          <table:table-cell office:value-type="float" office:value="0.293174307401739" calcext:value-type="float">
            <text:p>0.293174307401739</text:p>
          </table:table-cell>
          <table:table-cell office:value-type="float" office:value="-0.564764507717391" calcext:value-type="float">
            <text:p>-0.564764507717391</text:p>
          </table:table-cell>
          <table:table-cell office:value-type="float" office:value="0.85793881511913" calcext:value-type="float">
            <text:p>0.85793881511913</text:p>
          </table:table-cell>
        </table:table-row>
        <table:table-row table:style-name="ro1">
          <table:table-cell office:value-type="string" calcext:value-type="string">
            <text:p>sll1500</text:p>
          </table:table-cell>
          <table:table-cell office:value-type="float" office:value="0.101434135021106" calcext:value-type="float">
            <text:p>0.101434135021106</text:p>
          </table:table-cell>
          <table:table-cell office:value-type="float" office:value="-0.757700967301804" calcext:value-type="float">
            <text:p>-0.757700967301804</text:p>
          </table:table-cell>
          <table:table-cell office:value-type="float" office:value="0.85913510232291" calcext:value-type="float">
            <text:p>0.85913510232291</text:p>
          </table:table-cell>
        </table:table-row>
        <table:table-row table:style-name="ro1">
          <table:table-cell office:value-type="string" calcext:value-type="string">
            <text:p>ssl0788</text:p>
          </table:table-cell>
          <table:table-cell office:value-type="float" office:value="0.84835887646493" calcext:value-type="float">
            <text:p>0.84835887646493</text:p>
          </table:table-cell>
          <table:table-cell office:value-type="float" office:value="-0.0112047232455996" calcext:value-type="float">
            <text:p>-0.0112047232455996</text:p>
          </table:table-cell>
          <table:table-cell office:value-type="float" office:value="0.859563599710529" calcext:value-type="float">
            <text:p>0.859563599710529</text:p>
          </table:table-cell>
        </table:table-row>
        <table:table-row table:style-name="ro1">
          <table:table-cell office:value-type="string" calcext:value-type="string">
            <text:p>slr0872</text:p>
          </table:table-cell>
          <table:table-cell office:value-type="float" office:value="-0.0445187912707783" calcext:value-type="float">
            <text:p>-0.0445187912707783</text:p>
          </table:table-cell>
          <table:table-cell office:value-type="float" office:value="-0.904226207321028" calcext:value-type="float">
            <text:p>-0.904226207321028</text:p>
          </table:table-cell>
          <table:table-cell office:value-type="float" office:value="0.85970741605025" calcext:value-type="float">
            <text:p>0.85970741605025</text:p>
          </table:table-cell>
        </table:table-row>
        <table:table-row table:style-name="ro1">
          <table:table-cell office:value-type="string" calcext:value-type="string">
            <text:p>slr1990</text:p>
          </table:table-cell>
          <table:table-cell office:value-type="float" office:value="-0.161421340284038" calcext:value-type="float">
            <text:p>-0.161421340284038</text:p>
          </table:table-cell>
          <table:table-cell office:value-type="float" office:value="-1.02240840594685" calcext:value-type="float">
            <text:p>-1.02240840594685</text:p>
          </table:table-cell>
          <table:table-cell office:value-type="float" office:value="0.860987065662815" calcext:value-type="float">
            <text:p>0.860987065662815</text:p>
          </table:table-cell>
        </table:table-row>
        <table:table-row table:style-name="ro1">
          <table:table-cell office:value-type="string" calcext:value-type="string">
            <text:p>slr2131</text:p>
          </table:table-cell>
          <table:table-cell office:value-type="float" office:value="-0.349097480343979" calcext:value-type="float">
            <text:p>-0.349097480343979</text:p>
          </table:table-cell>
          <table:table-cell office:value-type="float" office:value="-1.21022003997592" calcext:value-type="float">
            <text:p>-1.21022003997592</text:p>
          </table:table-cell>
          <table:table-cell office:value-type="float" office:value="0.861122559631945" calcext:value-type="float">
            <text:p>0.861122559631945</text:p>
          </table:table-cell>
        </table:table-row>
        <table:table-row table:style-name="ro1">
          <table:table-cell office:value-type="string" calcext:value-type="string">
            <text:p>slr0272</text:p>
          </table:table-cell>
          <table:table-cell office:value-type="float" office:value="0.144106664623222" calcext:value-type="float">
            <text:p>0.144106664623222</text:p>
          </table:table-cell>
          <table:table-cell office:value-type="float" office:value="-0.718433658927457" calcext:value-type="float">
            <text:p>-0.718433658927457</text:p>
          </table:table-cell>
          <table:table-cell office:value-type="float" office:value="0.86254032355068" calcext:value-type="float">
            <text:p>0.86254032355068</text:p>
          </table:table-cell>
        </table:table-row>
        <table:table-row table:style-name="ro1">
          <table:table-cell office:value-type="string" calcext:value-type="string">
            <text:p>slr2049</text:p>
          </table:table-cell>
          <table:table-cell office:value-type="float" office:value="0.0105337575153807" calcext:value-type="float">
            <text:p>0.0105337575153807</text:p>
          </table:table-cell>
          <table:table-cell office:value-type="float" office:value="-0.853982072428683" calcext:value-type="float">
            <text:p>-0.853982072428683</text:p>
          </table:table-cell>
          <table:table-cell office:value-type="float" office:value="0.864515829944063" calcext:value-type="float">
            <text:p>0.864515829944063</text:p>
          </table:table-cell>
        </table:table-row>
        <table:table-row table:style-name="ro1">
          <table:table-cell office:value-type="string" calcext:value-type="string">
            <text:p>slr0220</text:p>
          </table:table-cell>
          <table:table-cell office:value-type="float" office:value="0.457586585442562" calcext:value-type="float">
            <text:p>0.457586585442562</text:p>
          </table:table-cell>
          <table:table-cell office:value-type="float" office:value="-0.408876582970587" calcext:value-type="float">
            <text:p>-0.408876582970587</text:p>
          </table:table-cell>
          <table:table-cell office:value-type="float" office:value="0.866463168413149" calcext:value-type="float">
            <text:p>0.866463168413149</text:p>
          </table:table-cell>
        </table:table-row>
        <table:table-row table:style-name="ro1">
          <table:table-cell office:value-type="string" calcext:value-type="string">
            <text:p>slr1702</text:p>
          </table:table-cell>
          <table:table-cell office:value-type="float" office:value="1.22800111184981" calcext:value-type="float">
            <text:p>1.22800111184981</text:p>
          </table:table-cell>
          <table:table-cell office:value-type="float" office:value="0.360448015646307" calcext:value-type="float">
            <text:p>0.360448015646307</text:p>
          </table:table-cell>
          <table:table-cell office:value-type="float" office:value="0.867553096203505" calcext:value-type="float">
            <text:p>0.867553096203505</text:p>
          </table:table-cell>
        </table:table-row>
        <table:table-row table:style-name="ro1">
          <table:table-cell office:value-type="string" calcext:value-type="string">
            <text:p>slr0655</text:p>
          </table:table-cell>
          <table:table-cell office:value-type="float" office:value="-0.160366568522413" calcext:value-type="float">
            <text:p>-0.160366568522413</text:p>
          </table:table-cell>
          <table:table-cell office:value-type="float" office:value="-1.02795650878907" calcext:value-type="float">
            <text:p>-1.02795650878907</text:p>
          </table:table-cell>
          <table:table-cell office:value-type="float" office:value="0.867589940266657" calcext:value-type="float">
            <text:p>0.867589940266657</text:p>
          </table:table-cell>
        </table:table-row>
        <table:table-row table:style-name="ro1">
          <table:table-cell office:value-type="string" calcext:value-type="string">
            <text:p>slr1459</text:p>
          </table:table-cell>
          <table:table-cell office:value-type="float" office:value="-0.268574089048304" calcext:value-type="float">
            <text:p>-0.268574089048304</text:p>
          </table:table-cell>
          <table:table-cell office:value-type="float" office:value="-1.13775673067119" calcext:value-type="float">
            <text:p>-1.13775673067119</text:p>
          </table:table-cell>
          <table:table-cell office:value-type="float" office:value="0.869182641622886" calcext:value-type="float">
            <text:p>0.869182641622886</text:p>
          </table:table-cell>
        </table:table-row>
        <table:table-row table:style-name="ro1">
          <table:table-cell office:value-type="string" calcext:value-type="string">
            <text:p>sll0567</text:p>
          </table:table-cell>
          <table:table-cell office:value-type="float" office:value="0.352310411956142" calcext:value-type="float">
            <text:p>0.352310411956142</text:p>
          </table:table-cell>
          <table:table-cell office:value-type="float" office:value="-0.516911757071688" calcext:value-type="float">
            <text:p>-0.516911757071688</text:p>
          </table:table-cell>
          <table:table-cell office:value-type="float" office:value="0.86922216902783" calcext:value-type="float">
            <text:p>0.86922216902783</text:p>
          </table:table-cell>
        </table:table-row>
        <table:table-row table:style-name="ro1">
          <table:table-cell office:value-type="string" calcext:value-type="string">
            <text:p>smr0011</text:p>
          </table:table-cell>
          <table:table-cell office:value-type="float" office:value="-0.369501238861691" calcext:value-type="float">
            <text:p>-0.369501238861691</text:p>
          </table:table-cell>
          <table:table-cell office:value-type="float" office:value="-1.23924630411367" calcext:value-type="float">
            <text:p>-1.23924630411367</text:p>
          </table:table-cell>
          <table:table-cell office:value-type="float" office:value="0.869745065251977" calcext:value-type="float">
            <text:p>0.869745065251977</text:p>
          </table:table-cell>
        </table:table-row>
        <table:table-row table:style-name="ro1">
          <table:table-cell office:value-type="string" calcext:value-type="string">
            <text:p>sll1628</text:p>
          </table:table-cell>
          <table:table-cell office:value-type="float" office:value="-0.587013640287045" calcext:value-type="float">
            <text:p>-0.587013640287045</text:p>
          </table:table-cell>
          <table:table-cell office:value-type="float" office:value="-1.46125010297036" calcext:value-type="float">
            <text:p>-1.46125010297036</text:p>
          </table:table-cell>
          <table:table-cell office:value-type="float" office:value="0.874236462683312" calcext:value-type="float">
            <text:p>0.874236462683312</text:p>
          </table:table-cell>
        </table:table-row>
        <table:table-row table:style-name="ro1">
          <table:table-cell office:value-type="string" calcext:value-type="string">
            <text:p>slr0733</text:p>
          </table:table-cell>
          <table:table-cell office:value-type="float" office:value="0.507644525879203" calcext:value-type="float">
            <text:p>0.507644525879203</text:p>
          </table:table-cell>
          <table:table-cell office:value-type="float" office:value="-0.370635179999134" calcext:value-type="float">
            <text:p>-0.370635179999134</text:p>
          </table:table-cell>
          <table:table-cell office:value-type="float" office:value="0.878279705878337" calcext:value-type="float">
            <text:p>0.878279705878337</text:p>
          </table:table-cell>
        </table:table-row>
        <table:table-row table:style-name="ro1">
          <table:table-cell office:value-type="string" calcext:value-type="string">
            <text:p>sll1594</text:p>
          </table:table-cell>
          <table:table-cell office:value-type="float" office:value="0.825484497705343" calcext:value-type="float">
            <text:p>0.825484497705343</text:p>
          </table:table-cell>
          <table:table-cell office:value-type="float" office:value="-0.0534828297873007" calcext:value-type="float">
            <text:p>-0.0534828297873007</text:p>
          </table:table-cell>
          <table:table-cell office:value-type="float" office:value="0.878967327492644" calcext:value-type="float">
            <text:p>0.878967327492644</text:p>
          </table:table-cell>
        </table:table-row>
        <table:table-row table:style-name="ro1">
          <table:table-cell office:value-type="string" calcext:value-type="string">
            <text:p>sll0412</text:p>
          </table:table-cell>
          <table:table-cell office:value-type="float" office:value="0.187582674214845" calcext:value-type="float">
            <text:p>0.187582674214845</text:p>
          </table:table-cell>
          <table:table-cell office:value-type="float" office:value="-0.691859830434948" calcext:value-type="float">
            <text:p>-0.691859830434948</text:p>
          </table:table-cell>
          <table:table-cell office:value-type="float" office:value="0.879442504649793" calcext:value-type="float">
            <text:p>0.879442504649793</text:p>
          </table:table-cell>
        </table:table-row>
        <table:table-row table:style-name="ro1">
          <table:table-cell office:value-type="string" calcext:value-type="string">
            <text:p>slr0165</text:p>
          </table:table-cell>
          <table:table-cell office:value-type="float" office:value="-0.824403360774237" calcext:value-type="float">
            <text:p>-0.824403360774237</text:p>
          </table:table-cell>
          <table:table-cell office:value-type="float" office:value="-1.70860813033281" calcext:value-type="float">
            <text:p>-1.70860813033281</text:p>
          </table:table-cell>
          <table:table-cell office:value-type="float" office:value="0.884204769558571" calcext:value-type="float">
            <text:p>0.884204769558571</text:p>
          </table:table-cell>
        </table:table-row>
        <table:table-row table:style-name="ro1">
          <table:table-cell office:value-type="string" calcext:value-type="string">
            <text:p>slr1302</text:p>
          </table:table-cell>
          <table:table-cell office:value-type="float" office:value="-0.071387152549979" calcext:value-type="float">
            <text:p>-0.071387152549979</text:p>
          </table:table-cell>
          <table:table-cell office:value-type="float" office:value="-0.95632801969464" calcext:value-type="float">
            <text:p>-0.95632801969464</text:p>
          </table:table-cell>
          <table:table-cell office:value-type="float" office:value="0.884940867144661" calcext:value-type="float">
            <text:p>0.884940867144661</text:p>
          </table:table-cell>
        </table:table-row>
        <table:table-row table:style-name="ro1">
          <table:table-cell office:value-type="string" calcext:value-type="string">
            <text:p>slr1174</text:p>
          </table:table-cell>
          <table:table-cell office:value-type="float" office:value="0.381256509872213" calcext:value-type="float">
            <text:p>0.381256509872213</text:p>
          </table:table-cell>
          <table:table-cell office:value-type="float" office:value="-0.506760243245467" calcext:value-type="float">
            <text:p>-0.506760243245467</text:p>
          </table:table-cell>
          <table:table-cell office:value-type="float" office:value="0.888016753117679" calcext:value-type="float">
            <text:p>0.888016753117679</text:p>
          </table:table-cell>
        </table:table-row>
        <table:table-row table:style-name="ro1">
          <table:table-cell office:value-type="string" calcext:value-type="string">
            <text:p>sll0838</text:p>
          </table:table-cell>
          <table:table-cell office:value-type="float" office:value="-0.228956553627748" calcext:value-type="float">
            <text:p>-0.228956553627748</text:p>
          </table:table-cell>
          <table:table-cell office:value-type="float" office:value="-1.12034113605239" calcext:value-type="float">
            <text:p>-1.12034113605239</text:p>
          </table:table-cell>
          <table:table-cell office:value-type="float" office:value="0.891384582424645" calcext:value-type="float">
            <text:p>0.891384582424645</text:p>
          </table:table-cell>
        </table:table-row>
        <table:table-row table:style-name="ro1">
          <table:table-cell office:value-type="string" calcext:value-type="string">
            <text:p>slr0958</text:p>
          </table:table-cell>
          <table:table-cell office:value-type="float" office:value="-0.17383972136465" calcext:value-type="float">
            <text:p>-0.17383972136465</text:p>
          </table:table-cell>
          <table:table-cell office:value-type="float" office:value="-1.06576190345087" calcext:value-type="float">
            <text:p>-1.06576190345087</text:p>
          </table:table-cell>
          <table:table-cell office:value-type="float" office:value="0.891922182086224" calcext:value-type="float">
            <text:p>0.891922182086224</text:p>
          </table:table-cell>
        </table:table-row>
        <table:table-row table:style-name="ro1">
          <table:table-cell office:value-type="string" calcext:value-type="string">
            <text:p>sll0244</text:p>
          </table:table-cell>
          <table:table-cell office:value-type="float" office:value="0.475930260355445" calcext:value-type="float">
            <text:p>0.475930260355445</text:p>
          </table:table-cell>
          <table:table-cell office:value-type="float" office:value="-0.419635499877154" calcext:value-type="float">
            <text:p>-0.419635499877154</text:p>
          </table:table-cell>
          <table:table-cell office:value-type="float" office:value="0.895565760232599" calcext:value-type="float">
            <text:p>0.895565760232599</text:p>
          </table:table-cell>
        </table:table-row>
        <table:table-row table:style-name="ro1">
          <table:table-cell office:value-type="string" calcext:value-type="string">
            <text:p>ssl3335</text:p>
          </table:table-cell>
          <table:table-cell office:value-type="float" office:value="-0.296391319165565" calcext:value-type="float">
            <text:p>-0.296391319165565</text:p>
          </table:table-cell>
          <table:table-cell office:value-type="float" office:value="-1.19232221487423" calcext:value-type="float">
            <text:p>-1.19232221487423</text:p>
          </table:table-cell>
          <table:table-cell office:value-type="float" office:value="0.895930895708661" calcext:value-type="float">
            <text:p>0.895930895708661</text:p>
          </table:table-cell>
        </table:table-row>
        <table:table-row table:style-name="ro1">
          <table:table-cell office:value-type="string" calcext:value-type="string">
            <text:p>slr1271</text:p>
          </table:table-cell>
          <table:table-cell office:value-type="float" office:value="-0.0289351187510494" calcext:value-type="float">
            <text:p>-0.0289351187510494</text:p>
          </table:table-cell>
          <table:table-cell office:value-type="float" office:value="-0.925389667920314" calcext:value-type="float">
            <text:p>-0.925389667920314</text:p>
          </table:table-cell>
          <table:table-cell office:value-type="float" office:value="0.896454549169265" calcext:value-type="float">
            <text:p>0.896454549169265</text:p>
          </table:table-cell>
        </table:table-row>
        <table:table-row table:style-name="ro1">
          <table:table-cell office:value-type="string" calcext:value-type="string">
            <text:p>sll1029</text:p>
          </table:table-cell>
          <table:table-cell office:value-type="float" office:value="0.18616732199253" calcext:value-type="float">
            <text:p>0.18616732199253</text:p>
          </table:table-cell>
          <table:table-cell office:value-type="float" office:value="-0.710354567454897" calcext:value-type="float">
            <text:p>-0.710354567454897</text:p>
          </table:table-cell>
          <table:table-cell office:value-type="float" office:value="0.896521889447427" calcext:value-type="float">
            <text:p>0.896521889447427</text:p>
          </table:table-cell>
        </table:table-row>
        <table:table-row table:style-name="ro1">
          <table:table-cell office:value-type="string" calcext:value-type="string">
            <text:p>ssl0787</text:p>
          </table:table-cell>
          <table:table-cell office:value-type="float" office:value="0.690192878103544" calcext:value-type="float">
            <text:p>0.690192878103544</text:p>
          </table:table-cell>
          <table:table-cell office:value-type="float" office:value="-0.206388554039683" calcext:value-type="float">
            <text:p>-0.206388554039683</text:p>
          </table:table-cell>
          <table:table-cell office:value-type="float" office:value="0.896581432143227" calcext:value-type="float">
            <text:p>0.896581432143227</text:p>
          </table:table-cell>
        </table:table-row>
        <table:table-row table:style-name="ro1">
          <table:table-cell office:value-type="string" calcext:value-type="string">
            <text:p>ssr1407</text:p>
          </table:table-cell>
          <table:table-cell office:value-type="float" office:value="-0.712606344251069" calcext:value-type="float">
            <text:p>-0.712606344251069</text:p>
          </table:table-cell>
          <table:table-cell office:value-type="float" office:value="-1.6100913648866" calcext:value-type="float">
            <text:p>-1.6100913648866</text:p>
          </table:table-cell>
          <table:table-cell office:value-type="float" office:value="0.89748502063553" calcext:value-type="float">
            <text:p>0.89748502063553</text:p>
          </table:table-cell>
        </table:table-row>
        <table:table-row table:style-name="ro1">
          <table:table-cell office:value-type="string" calcext:value-type="string">
            <text:p>ssl5045</text:p>
          </table:table-cell>
          <table:table-cell office:value-type="float" office:value="0.665897483777979" calcext:value-type="float">
            <text:p>0.665897483777979</text:p>
          </table:table-cell>
          <table:table-cell office:value-type="float" office:value="-0.23285900713708" calcext:value-type="float">
            <text:p>-0.23285900713708</text:p>
          </table:table-cell>
          <table:table-cell office:value-type="float" office:value="0.898756490915059" calcext:value-type="float">
            <text:p>0.898756490915059</text:p>
          </table:table-cell>
        </table:table-row>
        <table:table-row table:style-name="ro1">
          <table:table-cell office:value-type="string" calcext:value-type="string">
            <text:p>sll0902</text:p>
          </table:table-cell>
          <table:table-cell office:value-type="float" office:value="0.0220304311189982" calcext:value-type="float">
            <text:p>0.0220304311189982</text:p>
          </table:table-cell>
          <table:table-cell office:value-type="float" office:value="-0.882200233052332" calcext:value-type="float">
            <text:p>-0.882200233052332</text:p>
          </table:table-cell>
          <table:table-cell office:value-type="float" office:value="0.90423066417133" calcext:value-type="float">
            <text:p>0.90423066417133</text:p>
          </table:table-cell>
        </table:table-row>
        <table:table-row table:style-name="ro1">
          <table:table-cell office:value-type="string" calcext:value-type="string">
            <text:p>sll1363</text:p>
          </table:table-cell>
          <table:table-cell office:value-type="float" office:value="-0.526160618035451" calcext:value-type="float">
            <text:p>-0.526160618035451</text:p>
          </table:table-cell>
          <table:table-cell office:value-type="float" office:value="-1.43143633938886" calcext:value-type="float">
            <text:p>-1.43143633938886</text:p>
          </table:table-cell>
          <table:table-cell office:value-type="float" office:value="0.905275721353414" calcext:value-type="float">
            <text:p>0.905275721353414</text:p>
          </table:table-cell>
        </table:table-row>
        <table:table-row table:style-name="ro1">
          <table:table-cell office:value-type="string" calcext:value-type="string">
            <text:p>sll1498</text:p>
          </table:table-cell>
          <table:table-cell office:value-type="float" office:value="-0.724973264468373" calcext:value-type="float">
            <text:p>-0.724973264468373</text:p>
          </table:table-cell>
          <table:table-cell office:value-type="float" office:value="-1.63186821074041" calcext:value-type="float">
            <text:p>-1.63186821074041</text:p>
          </table:table-cell>
          <table:table-cell office:value-type="float" office:value="0.906894946272034" calcext:value-type="float">
            <text:p>0.906894946272034</text:p>
          </table:table-cell>
        </table:table-row>
        <table:table-row table:style-name="ro1">
          <table:table-cell office:value-type="string" calcext:value-type="string">
            <text:p>slr1290</text:p>
          </table:table-cell>
          <table:table-cell office:value-type="float" office:value="0.781824782764246" calcext:value-type="float">
            <text:p>0.781824782764246</text:p>
          </table:table-cell>
          <table:table-cell office:value-type="float" office:value="-0.126057412653691" calcext:value-type="float">
            <text:p>-0.126057412653691</text:p>
          </table:table-cell>
          <table:table-cell office:value-type="float" office:value="0.907882195417937" calcext:value-type="float">
            <text:p>0.907882195417937</text:p>
          </table:table-cell>
        </table:table-row>
        <table:table-row table:style-name="ro1">
          <table:table-cell office:value-type="string" calcext:value-type="string">
            <text:p>slr1878</text:p>
          </table:table-cell>
          <table:table-cell office:value-type="float" office:value="0.180936597601508" calcext:value-type="float">
            <text:p>0.180936597601508</text:p>
          </table:table-cell>
          <table:table-cell office:value-type="float" office:value="-0.733924638324755" calcext:value-type="float">
            <text:p>-0.733924638324755</text:p>
          </table:table-cell>
          <table:table-cell office:value-type="float" office:value="0.914861235926263" calcext:value-type="float">
            <text:p>0.914861235926263</text:p>
          </table:table-cell>
        </table:table-row>
        <table:table-row table:style-name="ro1">
          <table:table-cell office:value-type="string" calcext:value-type="string">
            <text:p>ssl0020</text:p>
          </table:table-cell>
          <table:table-cell office:value-type="float" office:value="1.16837656622247" calcext:value-type="float">
            <text:p>1.16837656622247</text:p>
          </table:table-cell>
          <table:table-cell office:value-type="float" office:value="0.253355092390989" calcext:value-type="float">
            <text:p>0.253355092390989</text:p>
          </table:table-cell>
          <table:table-cell office:value-type="float" office:value="0.915021473831483" calcext:value-type="float">
            <text:p>0.915021473831483</text:p>
          </table:table-cell>
        </table:table-row>
        <table:table-row table:style-name="ro1">
          <table:table-cell office:value-type="string" calcext:value-type="string">
            <text:p>sll0914</text:p>
          </table:table-cell>
          <table:table-cell office:value-type="float" office:value="0.435583636954224" calcext:value-type="float">
            <text:p>0.435583636954224</text:p>
          </table:table-cell>
          <table:table-cell office:value-type="float" office:value="-0.481776189337072" calcext:value-type="float">
            <text:p>-0.481776189337072</text:p>
          </table:table-cell>
          <table:table-cell office:value-type="float" office:value="0.917359826291296" calcext:value-type="float">
            <text:p>0.917359826291296</text:p>
          </table:table-cell>
        </table:table-row>
        <table:table-row table:style-name="ro1">
          <table:table-cell office:value-type="string" calcext:value-type="string">
            <text:p>sll1822</text:p>
          </table:table-cell>
          <table:table-cell office:value-type="float" office:value="-0.419949549699521" calcext:value-type="float">
            <text:p>-0.419949549699521</text:p>
          </table:table-cell>
          <table:table-cell office:value-type="float" office:value="-1.33923399116597" calcext:value-type="float">
            <text:p>-1.33923399116597</text:p>
          </table:table-cell>
          <table:table-cell office:value-type="float" office:value="0.919284441466445" calcext:value-type="float">
            <text:p>0.919284441466445</text:p>
          </table:table-cell>
        </table:table-row>
        <table:table-row table:style-name="ro1">
          <table:table-cell office:value-type="string" calcext:value-type="string">
            <text:p>sll0350</text:p>
          </table:table-cell>
          <table:table-cell office:value-type="float" office:value="0.643378216061884" calcext:value-type="float">
            <text:p>0.643378216061884</text:p>
          </table:table-cell>
          <table:table-cell office:value-type="float" office:value="-0.277631384604785" calcext:value-type="float">
            <text:p>-0.277631384604785</text:p>
          </table:table-cell>
          <table:table-cell office:value-type="float" office:value="0.92100960066667" calcext:value-type="float">
            <text:p>0.92100960066667</text:p>
          </table:table-cell>
        </table:table-row>
        <table:table-row table:style-name="ro1">
          <table:table-cell office:value-type="string" calcext:value-type="string">
            <text:p>sll1281</text:p>
          </table:table-cell>
          <table:table-cell office:value-type="float" office:value="0.464103499220817" calcext:value-type="float">
            <text:p>0.464103499220817</text:p>
          </table:table-cell>
          <table:table-cell office:value-type="float" office:value="-0.461247730520465" calcext:value-type="float">
            <text:p>-0.461247730520465</text:p>
          </table:table-cell>
          <table:table-cell office:value-type="float" office:value="0.925351229741282" calcext:value-type="float">
            <text:p>0.925351229741282</text:p>
          </table:table-cell>
        </table:table-row>
        <table:table-row table:style-name="ro1">
          <table:table-cell office:value-type="string" calcext:value-type="string">
            <text:p>slr1159</text:p>
          </table:table-cell>
          <table:table-cell office:value-type="float" office:value="-0.513027373719689" calcext:value-type="float">
            <text:p>-0.513027373719689</text:p>
          </table:table-cell>
          <table:table-cell office:value-type="float" office:value="-1.4424090215281" calcext:value-type="float">
            <text:p>-1.4424090215281</text:p>
          </table:table-cell>
          <table:table-cell office:value-type="float" office:value="0.929381647808407" calcext:value-type="float">
            <text:p>0.929381647808407</text:p>
          </table:table-cell>
        </table:table-row>
        <table:table-row table:style-name="ro1">
          <table:table-cell office:value-type="string" calcext:value-type="string">
            <text:p>sll1819</text:p>
          </table:table-cell>
          <table:table-cell office:value-type="float" office:value="-0.352913634153907" calcext:value-type="float">
            <text:p>-0.352913634153907</text:p>
          </table:table-cell>
          <table:table-cell office:value-type="float" office:value="-1.28283018914586" calcext:value-type="float">
            <text:p>-1.28283018914586</text:p>
          </table:table-cell>
          <table:table-cell office:value-type="float" office:value="0.929916554991957" calcext:value-type="float">
            <text:p>0.929916554991957</text:p>
          </table:table-cell>
        </table:table-row>
        <table:table-row table:style-name="ro1">
          <table:table-cell office:value-type="string" calcext:value-type="string">
            <text:p>slr1484</text:p>
          </table:table-cell>
          <table:table-cell office:value-type="float" office:value="0.473516983280184" calcext:value-type="float">
            <text:p>0.473516983280184</text:p>
          </table:table-cell>
          <table:table-cell office:value-type="float" office:value="-0.457212038619621" calcext:value-type="float">
            <text:p>-0.457212038619621</text:p>
          </table:table-cell>
          <table:table-cell office:value-type="float" office:value="0.930729021899806" calcext:value-type="float">
            <text:p>0.930729021899806</text:p>
          </table:table-cell>
        </table:table-row>
        <table:table-row table:style-name="ro1">
          <table:table-cell office:value-type="string" calcext:value-type="string">
            <text:p>ssr6048</text:p>
          </table:table-cell>
          <table:table-cell office:value-type="float" office:value="0.291546444383917" calcext:value-type="float">
            <text:p>0.291546444383917</text:p>
          </table:table-cell>
          <table:table-cell office:value-type="float" office:value="-0.640471068827126" calcext:value-type="float">
            <text:p>-0.640471068827126</text:p>
          </table:table-cell>
          <table:table-cell office:value-type="float" office:value="0.932017513211043" calcext:value-type="float">
            <text:p>0.932017513211043</text:p>
          </table:table-cell>
        </table:table-row>
        <table:table-row table:style-name="ro1">
          <table:table-cell office:value-type="string" calcext:value-type="string">
            <text:p>slr2048</text:p>
          </table:table-cell>
          <table:table-cell office:value-type="float" office:value="-0.207569945161014" calcext:value-type="float">
            <text:p>-0.207569945161014</text:p>
          </table:table-cell>
          <table:table-cell office:value-type="float" office:value="-1.14179095979712" calcext:value-type="float">
            <text:p>-1.14179095979712</text:p>
          </table:table-cell>
          <table:table-cell office:value-type="float" office:value="0.934221014636106" calcext:value-type="float">
            <text:p>0.934221014636106</text:p>
          </table:table-cell>
        </table:table-row>
        <table:table-row table:style-name="ro1">
          <table:table-cell office:value-type="string" calcext:value-type="string">
            <text:p>sll1526</text:p>
          </table:table-cell>
          <table:table-cell office:value-type="float" office:value="-0.0272994518542093" calcext:value-type="float">
            <text:p>-0.0272994518542093</text:p>
          </table:table-cell>
          <table:table-cell office:value-type="float" office:value="-0.963059624964416" calcext:value-type="float">
            <text:p>-0.963059624964416</text:p>
          </table:table-cell>
          <table:table-cell office:value-type="float" office:value="0.935760173110207" calcext:value-type="float">
            <text:p>0.935760173110207</text:p>
          </table:table-cell>
        </table:table-row>
        <table:table-row table:style-name="ro1">
          <table:table-cell office:value-type="string" calcext:value-type="string">
            <text:p>slr1856</text:p>
          </table:table-cell>
          <table:table-cell office:value-type="float" office:value="0.714236840669268" calcext:value-type="float">
            <text:p>0.714236840669268</text:p>
          </table:table-cell>
          <table:table-cell office:value-type="float" office:value="-0.22254049626112" calcext:value-type="float">
            <text:p>-0.22254049626112</text:p>
          </table:table-cell>
          <table:table-cell office:value-type="float" office:value="0.936777336930388" calcext:value-type="float">
            <text:p>0.936777336930388</text:p>
          </table:table-cell>
        </table:table-row>
        <table:table-row table:style-name="ro1">
          <table:table-cell office:value-type="string" calcext:value-type="string">
            <text:p>sll0501</text:p>
          </table:table-cell>
          <table:table-cell office:value-type="float" office:value="0.728395521194237" calcext:value-type="float">
            <text:p>0.728395521194237</text:p>
          </table:table-cell>
          <table:table-cell office:value-type="float" office:value="-0.209342579962873" calcext:value-type="float">
            <text:p>-0.209342579962873</text:p>
          </table:table-cell>
          <table:table-cell office:value-type="float" office:value="0.93773810115711" calcext:value-type="float">
            <text:p>0.93773810115711</text:p>
          </table:table-cell>
        </table:table-row>
        <table:table-row table:style-name="ro1">
          <table:table-cell office:value-type="string" calcext:value-type="string">
            <text:p>sll0184</text:p>
          </table:table-cell>
          <table:table-cell office:value-type="float" office:value="0.541982297587389" calcext:value-type="float">
            <text:p>0.541982297587389</text:p>
          </table:table-cell>
          <table:table-cell office:value-type="float" office:value="-0.398610705485086" calcext:value-type="float">
            <text:p>-0.398610705485086</text:p>
          </table:table-cell>
          <table:table-cell office:value-type="float" office:value="0.940593003072476" calcext:value-type="float">
            <text:p>0.940593003072476</text:p>
          </table:table-cell>
        </table:table-row>
        <table:table-row table:style-name="ro1">
          <table:table-cell office:value-type="string" calcext:value-type="string">
            <text:p>sll1820</text:p>
          </table:table-cell>
          <table:table-cell office:value-type="float" office:value="-0.0820870952641339" calcext:value-type="float">
            <text:p>-0.0820870952641339</text:p>
          </table:table-cell>
          <table:table-cell office:value-type="float" office:value="-1.02772449164652" calcext:value-type="float">
            <text:p>-1.02772449164652</text:p>
          </table:table-cell>
          <table:table-cell office:value-type="float" office:value="0.945637396382385" calcext:value-type="float">
            <text:p>0.945637396382385</text:p>
          </table:table-cell>
        </table:table-row>
        <table:table-row table:style-name="ro1">
          <table:table-cell office:value-type="string" calcext:value-type="string">
            <text:p>sll1740</text:p>
          </table:table-cell>
          <table:table-cell office:value-type="float" office:value="-0.632857278415841" calcext:value-type="float">
            <text:p>-0.632857278415841</text:p>
          </table:table-cell>
          <table:table-cell office:value-type="float" office:value="-1.57926056869571" calcext:value-type="float">
            <text:p>-1.57926056869571</text:p>
          </table:table-cell>
          <table:table-cell office:value-type="float" office:value="0.946403290279872" calcext:value-type="float">
            <text:p>0.946403290279872</text:p>
          </table:table-cell>
        </table:table-row>
        <table:table-row table:style-name="ro1">
          <table:table-cell office:value-type="string" calcext:value-type="string">
            <text:p>slr1340</text:p>
          </table:table-cell>
          <table:table-cell office:value-type="float" office:value="0.310215602909031" calcext:value-type="float">
            <text:p>0.310215602909031</text:p>
          </table:table-cell>
          <table:table-cell office:value-type="float" office:value="-0.64347037421848" calcext:value-type="float">
            <text:p>-0.64347037421848</text:p>
          </table:table-cell>
          <table:table-cell office:value-type="float" office:value="0.953685977127511" calcext:value-type="float">
            <text:p>0.953685977127511</text:p>
          </table:table-cell>
        </table:table-row>
        <table:table-row table:style-name="ro1">
          <table:table-cell office:value-type="string" calcext:value-type="string">
            <text:p>ssr2611</text:p>
          </table:table-cell>
          <table:table-cell office:value-type="float" office:value="-0.155870741622572" calcext:value-type="float">
            <text:p>-0.155870741622572</text:p>
          </table:table-cell>
          <table:table-cell office:value-type="float" office:value="-1.11362980206056" calcext:value-type="float">
            <text:p>-1.11362980206056</text:p>
          </table:table-cell>
          <table:table-cell office:value-type="float" office:value="0.957759060437992" calcext:value-type="float">
            <text:p>0.957759060437992</text:p>
          </table:table-cell>
        </table:table-row>
        <table:table-row table:style-name="ro1">
          <table:table-cell office:value-type="string" calcext:value-type="string">
            <text:p>slr0064</text:p>
          </table:table-cell>
          <table:table-cell office:value-type="float" office:value="0.981208669874868" calcext:value-type="float">
            <text:p>0.981208669874868</text:p>
          </table:table-cell>
          <table:table-cell office:value-type="float" office:value="0.0194743083249219" calcext:value-type="float">
            <text:p>0.0194743083249219</text:p>
          </table:table-cell>
          <table:table-cell office:value-type="float" office:value="0.961734361549946" calcext:value-type="float">
            <text:p>0.961734361549946</text:p>
          </table:table-cell>
        </table:table-row>
        <table:table-row table:style-name="ro1">
          <table:table-cell office:value-type="string" calcext:value-type="string">
            <text:p>slr1969</text:p>
          </table:table-cell>
          <table:table-cell office:value-type="float" office:value="0.490802627973825" calcext:value-type="float">
            <text:p>0.490802627973825</text:p>
          </table:table-cell>
          <table:table-cell office:value-type="float" office:value="-0.471460879608113" calcext:value-type="float">
            <text:p>-0.471460879608113</text:p>
          </table:table-cell>
          <table:table-cell office:value-type="float" office:value="0.962263507581938" calcext:value-type="float">
            <text:p>0.962263507581938</text:p>
          </table:table-cell>
        </table:table-row>
        <table:table-row table:style-name="ro1">
          <table:table-cell office:value-type="string" calcext:value-type="string">
            <text:p>sll1612</text:p>
          </table:table-cell>
          <table:table-cell office:value-type="float" office:value="0.260936660054817" calcext:value-type="float">
            <text:p>0.260936660054817</text:p>
          </table:table-cell>
          <table:table-cell office:value-type="float" office:value="-0.704612193234885" calcext:value-type="float">
            <text:p>-0.704612193234885</text:p>
          </table:table-cell>
          <table:table-cell office:value-type="float" office:value="0.965548853289702" calcext:value-type="float">
            <text:p>0.965548853289702</text:p>
          </table:table-cell>
        </table:table-row>
        <table:table-row table:style-name="ro1">
          <table:table-cell office:value-type="string" calcext:value-type="string">
            <text:p>sll1805</text:p>
          </table:table-cell>
          <table:table-cell office:value-type="float" office:value="-1.09385311622492" calcext:value-type="float">
            <text:p>-1.09385311622492</text:p>
          </table:table-cell>
          <table:table-cell office:value-type="float" office:value="-2.06050097552808" calcext:value-type="float">
            <text:p>-2.06050097552808</text:p>
          </table:table-cell>
          <table:table-cell office:value-type="float" office:value="0.966647859303159" calcext:value-type="float">
            <text:p>0.966647859303159</text:p>
          </table:table-cell>
        </table:table-row>
        <table:table-row table:style-name="ro1">
          <table:table-cell office:value-type="string" calcext:value-type="string">
            <text:p>slr1575</text:p>
          </table:table-cell>
          <table:table-cell office:value-type="float" office:value="0.426192853236412" calcext:value-type="float">
            <text:p>0.426192853236412</text:p>
          </table:table-cell>
          <table:table-cell office:value-type="float" office:value="-0.540599226351357" calcext:value-type="float">
            <text:p>-0.540599226351357</text:p>
          </table:table-cell>
          <table:table-cell office:value-type="float" office:value="0.966792079587769" calcext:value-type="float">
            <text:p>0.966792079587769</text:p>
          </table:table-cell>
        </table:table-row>
        <table:table-row table:style-name="ro1">
          <table:table-cell office:value-type="string" calcext:value-type="string">
            <text:p>sll1801</text:p>
          </table:table-cell>
          <table:table-cell office:value-type="float" office:value="-0.867246778021806" calcext:value-type="float">
            <text:p>-0.867246778021806</text:p>
          </table:table-cell>
          <table:table-cell office:value-type="float" office:value="-1.83839161569959" calcext:value-type="float">
            <text:p>-1.83839161569959</text:p>
          </table:table-cell>
          <table:table-cell office:value-type="float" office:value="0.971144837677781" calcext:value-type="float">
            <text:p>0.971144837677781</text:p>
          </table:table-cell>
        </table:table-row>
        <table:table-row table:style-name="ro1">
          <table:table-cell office:value-type="string" calcext:value-type="string">
            <text:p>slr1604</text:p>
          </table:table-cell>
          <table:table-cell office:value-type="float" office:value="-0.323670631988697" calcext:value-type="float">
            <text:p>-0.323670631988697</text:p>
          </table:table-cell>
          <table:table-cell office:value-type="float" office:value="-1.29712957762669" calcext:value-type="float">
            <text:p>-1.29712957762669</text:p>
          </table:table-cell>
          <table:table-cell office:value-type="float" office:value="0.973458945637996" calcext:value-type="float">
            <text:p>0.973458945637996</text:p>
          </table:table-cell>
        </table:table-row>
        <table:table-row table:style-name="ro1">
          <table:table-cell office:value-type="string" calcext:value-type="string">
            <text:p>sll1941</text:p>
          </table:table-cell>
          <table:table-cell office:value-type="float" office:value="-0.436069935341443" calcext:value-type="float">
            <text:p>-0.436069935341443</text:p>
          </table:table-cell>
          <table:table-cell office:value-type="float" office:value="-1.41481482043608" calcext:value-type="float">
            <text:p>-1.41481482043608</text:p>
          </table:table-cell>
          <table:table-cell office:value-type="float" office:value="0.978744885094639" calcext:value-type="float">
            <text:p>0.978744885094639</text:p>
          </table:table-cell>
        </table:table-row>
        <table:table-row table:style-name="ro1">
          <table:table-cell office:value-type="string" calcext:value-type="string">
            <text:p>sll0085</text:p>
          </table:table-cell>
          <table:table-cell office:value-type="float" office:value="0.118159598581495" calcext:value-type="float">
            <text:p>0.118159598581495</text:p>
          </table:table-cell>
          <table:table-cell office:value-type="float" office:value="-0.861792117588819" calcext:value-type="float">
            <text:p>-0.861792117588819</text:p>
          </table:table-cell>
          <table:table-cell office:value-type="float" office:value="0.979951716170314" calcext:value-type="float">
            <text:p>0.979951716170314</text:p>
          </table:table-cell>
        </table:table-row>
        <table:table-row table:style-name="ro1">
          <table:table-cell office:value-type="string" calcext:value-type="string">
            <text:p>sll0145</text:p>
          </table:table-cell>
          <table:table-cell office:value-type="float" office:value="0.0618371866590903" calcext:value-type="float">
            <text:p>0.0618371866590903</text:p>
          </table:table-cell>
          <table:table-cell office:value-type="float" office:value="-0.918690996172196" calcext:value-type="float">
            <text:p>-0.918690996172196</text:p>
          </table:table-cell>
          <table:table-cell office:value-type="float" office:value="0.980528182831286" calcext:value-type="float">
            <text:p>0.980528182831286</text:p>
          </table:table-cell>
        </table:table-row>
        <table:table-row table:style-name="ro1">
          <table:table-cell office:value-type="string" calcext:value-type="string">
            <text:p>sll2006</text:p>
          </table:table-cell>
          <table:table-cell office:value-type="float" office:value="0.971903089205954" calcext:value-type="float">
            <text:p>0.971903089205954</text:p>
          </table:table-cell>
          <table:table-cell office:value-type="float" office:value="-0.0169267757568092" calcext:value-type="float">
            <text:p>-0.0169267757568092</text:p>
          </table:table-cell>
          <table:table-cell office:value-type="float" office:value="0.988829864962763" calcext:value-type="float">
            <text:p>0.988829864962763</text:p>
          </table:table-cell>
        </table:table-row>
        <table:table-row table:style-name="ro1">
          <table:table-cell office:value-type="string" calcext:value-type="string">
            <text:p>slr0435</text:p>
          </table:table-cell>
          <table:table-cell office:value-type="float" office:value="-0.181463654147655" calcext:value-type="float">
            <text:p>-0.181463654147655</text:p>
          </table:table-cell>
          <table:table-cell office:value-type="float" office:value="-1.17044870820396" calcext:value-type="float">
            <text:p>-1.17044870820396</text:p>
          </table:table-cell>
          <table:table-cell office:value-type="float" office:value="0.988985054056303" calcext:value-type="float">
            <text:p>0.988985054056303</text:p>
          </table:table-cell>
        </table:table-row>
        <table:table-row table:style-name="ro1">
          <table:table-cell office:value-type="string" calcext:value-type="string">
            <text:p>sll0217</text:p>
          </table:table-cell>
          <table:table-cell office:value-type="float" office:value="1.89689870670625" calcext:value-type="float">
            <text:p>1.89689870670625</text:p>
          </table:table-cell>
          <table:table-cell office:value-type="float" office:value="0.905666910387575" calcext:value-type="float">
            <text:p>0.905666910387575</text:p>
          </table:table-cell>
          <table:table-cell office:value-type="float" office:value="0.991231796318673" calcext:value-type="float">
            <text:p>0.991231796318673</text:p>
          </table:table-cell>
        </table:table-row>
        <table:table-row table:style-name="ro1">
          <table:table-cell office:value-type="string" calcext:value-type="string">
            <text:p>slr1867</text:p>
          </table:table-cell>
          <table:table-cell office:value-type="float" office:value="-0.0640884959116317" calcext:value-type="float">
            <text:p>-0.0640884959116317</text:p>
          </table:table-cell>
          <table:table-cell office:value-type="float" office:value="-1.05600192171937" calcext:value-type="float">
            <text:p>-1.05600192171937</text:p>
          </table:table-cell>
          <table:table-cell office:value-type="float" office:value="0.991913425807735" calcext:value-type="float">
            <text:p>0.991913425807735</text:p>
          </table:table-cell>
        </table:table-row>
        <table:table-row table:style-name="ro1">
          <table:table-cell office:value-type="string" calcext:value-type="string">
            <text:p>slr5078</text:p>
          </table:table-cell>
          <table:table-cell office:value-type="float" office:value="0.443532313604321" calcext:value-type="float">
            <text:p>0.443532313604321</text:p>
          </table:table-cell>
          <table:table-cell office:value-type="float" office:value="-0.550044192177694" calcext:value-type="float">
            <text:p>-0.550044192177694</text:p>
          </table:table-cell>
          <table:table-cell office:value-type="float" office:value="0.993576505782015" calcext:value-type="float">
            <text:p>0.993576505782015</text:p>
          </table:table-cell>
        </table:table-row>
        <table:table-row table:style-name="ro1">
          <table:table-cell office:value-type="string" calcext:value-type="string">
            <text:p>sll1362</text:p>
          </table:table-cell>
          <table:table-cell office:value-type="float" office:value="-0.893927238817921" calcext:value-type="float">
            <text:p>-0.893927238817921</text:p>
          </table:table-cell>
          <table:table-cell office:value-type="float" office:value="-1.88934037515284" calcext:value-type="float">
            <text:p>-1.88934037515284</text:p>
          </table:table-cell>
          <table:table-cell office:value-type="float" office:value="0.995413136334919" calcext:value-type="float">
            <text:p>0.995413136334919</text:p>
          </table:table-cell>
        </table:table-row>
        <table:table-row table:style-name="ro1">
          <table:table-cell office:value-type="string" calcext:value-type="string">
            <text:p>sml0006</text:p>
          </table:table-cell>
          <table:table-cell office:value-type="float" office:value="-0.888101055314614" calcext:value-type="float">
            <text:p>-0.888101055314614</text:p>
          </table:table-cell>
          <table:table-cell office:value-type="float" office:value="-1.88646164877386" calcext:value-type="float">
            <text:p>-1.88646164877386</text:p>
          </table:table-cell>
          <table:table-cell office:value-type="float" office:value="0.99836059345925" calcext:value-type="float">
            <text:p>0.99836059345925</text:p>
          </table:table-cell>
        </table:table-row>
        <table:table-row table:style-name="ro1">
          <table:table-cell office:value-type="string" calcext:value-type="string">
            <text:p>sll0167</text:p>
          </table:table-cell>
          <table:table-cell office:value-type="float" office:value="0.191187137779599" calcext:value-type="float">
            <text:p>0.191187137779599</text:p>
          </table:table-cell>
          <table:table-cell office:value-type="float" office:value="-0.807202173668326" calcext:value-type="float">
            <text:p>-0.807202173668326</text:p>
          </table:table-cell>
          <table:table-cell office:value-type="float" office:value="0.998389311447924" calcext:value-type="float">
            <text:p>0.998389311447924</text:p>
          </table:table-cell>
        </table:table-row>
        <table:table-row table:style-name="ro1">
          <table:table-cell office:value-type="string" calcext:value-type="string">
            <text:p>ssr1038</text:p>
          </table:table-cell>
          <table:table-cell office:value-type="float" office:value="0.142243567948697" calcext:value-type="float">
            <text:p>0.142243567948697</text:p>
          </table:table-cell>
          <table:table-cell office:value-type="float" office:value="-0.865834892583005" calcext:value-type="float">
            <text:p>-0.865834892583005</text:p>
          </table:table-cell>
          <table:table-cell office:value-type="float" office:value="1.0080784605317" calcext:value-type="float">
            <text:p>1.0080784605317</text:p>
          </table:table-cell>
        </table:table-row>
        <table:table-row table:style-name="ro1">
          <table:table-cell office:value-type="string" calcext:value-type="string">
            <text:p>slr0637</text:p>
          </table:table-cell>
          <table:table-cell office:value-type="float" office:value="0.73951480525868" calcext:value-type="float">
            <text:p>0.73951480525868</text:p>
          </table:table-cell>
          <table:table-cell office:value-type="float" office:value="-0.27248654834181" calcext:value-type="float">
            <text:p>-0.27248654834181</text:p>
          </table:table-cell>
          <table:table-cell office:value-type="float" office:value="1.01200135360049" calcext:value-type="float">
            <text:p>1.01200135360049</text:p>
          </table:table-cell>
        </table:table-row>
        <table:table-row table:style-name="ro1">
          <table:table-cell office:value-type="string" calcext:value-type="string">
            <text:p>slr1331</text:p>
          </table:table-cell>
          <table:table-cell office:value-type="float" office:value="0.546351212215245" calcext:value-type="float">
            <text:p>0.546351212215245</text:p>
          </table:table-cell>
          <table:table-cell office:value-type="float" office:value="-0.47436244546678" calcext:value-type="float">
            <text:p>-0.47436244546678</text:p>
          </table:table-cell>
          <table:table-cell office:value-type="float" office:value="1.02071365768203" calcext:value-type="float">
            <text:p>1.02071365768203</text:p>
          </table:table-cell>
        </table:table-row>
        <table:table-row table:style-name="ro1">
          <table:table-cell office:value-type="string" calcext:value-type="string">
            <text:p>slr0066</text:p>
          </table:table-cell>
          <table:table-cell office:value-type="float" office:value="0.476507094805005" calcext:value-type="float">
            <text:p>0.476507094805005</text:p>
          </table:table-cell>
          <table:table-cell office:value-type="float" office:value="-0.560611411821869" calcext:value-type="float">
            <text:p>-0.560611411821869</text:p>
          </table:table-cell>
          <table:table-cell office:value-type="float" office:value="1.03711850662687" calcext:value-type="float">
            <text:p>1.03711850662687</text:p>
          </table:table-cell>
        </table:table-row>
        <table:table-row table:style-name="ro1">
          <table:table-cell office:value-type="string" calcext:value-type="string">
            <text:p>slr1911</text:p>
          </table:table-cell>
          <table:table-cell office:value-type="float" office:value="0.862038829512587" calcext:value-type="float">
            <text:p>0.862038829512587</text:p>
          </table:table-cell>
          <table:table-cell office:value-type="float" office:value="-0.176926419008856" calcext:value-type="float">
            <text:p>-0.176926419008856</text:p>
          </table:table-cell>
          <table:table-cell office:value-type="float" office:value="1.03896524852144" calcext:value-type="float">
            <text:p>1.03896524852144</text:p>
          </table:table-cell>
        </table:table-row>
        <table:table-row table:style-name="ro1">
          <table:table-cell office:value-type="string" calcext:value-type="string">
            <text:p>slr1368</text:p>
          </table:table-cell>
          <table:table-cell office:value-type="float" office:value="0.672434387628327" calcext:value-type="float">
            <text:p>0.672434387628327</text:p>
          </table:table-cell>
          <table:table-cell office:value-type="float" office:value="-0.366617747451949" calcext:value-type="float">
            <text:p>-0.366617747451949</text:p>
          </table:table-cell>
          <table:table-cell office:value-type="float" office:value="1.03905213508028" calcext:value-type="float">
            <text:p>1.03905213508028</text:p>
          </table:table-cell>
        </table:table-row>
        <table:table-row table:style-name="ro1">
          <table:table-cell office:value-type="string" calcext:value-type="string">
            <text:p>sll1327</text:p>
          </table:table-cell>
          <table:table-cell office:value-type="float" office:value="-0.656539699774174" calcext:value-type="float">
            <text:p>-0.656539699774174</text:p>
          </table:table-cell>
          <table:table-cell office:value-type="float" office:value="-1.69745354868308" calcext:value-type="float">
            <text:p>-1.69745354868308</text:p>
          </table:table-cell>
          <table:table-cell office:value-type="float" office:value="1.04091384890891" calcext:value-type="float">
            <text:p>1.04091384890891</text:p>
          </table:table-cell>
        </table:table-row>
        <table:table-row table:style-name="ro1">
          <table:table-cell office:value-type="string" calcext:value-type="string">
            <text:p>sll0065</text:p>
          </table:table-cell>
          <table:table-cell office:value-type="float" office:value="-0.083453383377437" calcext:value-type="float">
            <text:p>-0.083453383377437</text:p>
          </table:table-cell>
          <table:table-cell office:value-type="float" office:value="-1.13052156203209" calcext:value-type="float">
            <text:p>-1.13052156203209</text:p>
          </table:table-cell>
          <table:table-cell office:value-type="float" office:value="1.04706817865465" calcext:value-type="float">
            <text:p>1.04706817865465</text:p>
          </table:table-cell>
        </table:table-row>
        <table:table-row table:style-name="ro1">
          <table:table-cell office:value-type="string" calcext:value-type="string">
            <text:p>slr0121</text:p>
          </table:table-cell>
          <table:table-cell office:value-type="float" office:value="0.403052707378859" calcext:value-type="float">
            <text:p>0.403052707378859</text:p>
          </table:table-cell>
          <table:table-cell office:value-type="float" office:value="-0.644529183524329" calcext:value-type="float">
            <text:p>-0.644529183524329</text:p>
          </table:table-cell>
          <table:table-cell office:value-type="float" office:value="1.04758189090319" calcext:value-type="float">
            <text:p>1.04758189090319</text:p>
          </table:table-cell>
        </table:table-row>
        <table:table-row table:style-name="ro1">
          <table:table-cell office:value-type="string" calcext:value-type="string">
            <text:p>ssl1426</text:p>
          </table:table-cell>
          <table:table-cell office:value-type="float" office:value="-0.622719604470258" calcext:value-type="float">
            <text:p>-0.622719604470258</text:p>
          </table:table-cell>
          <table:table-cell office:value-type="float" office:value="-1.67084192526246" calcext:value-type="float">
            <text:p>-1.67084192526246</text:p>
          </table:table-cell>
          <table:table-cell office:value-type="float" office:value="1.0481223207922" calcext:value-type="float">
            <text:p>1.0481223207922</text:p>
          </table:table-cell>
        </table:table-row>
        <table:table-row table:style-name="ro1">
          <table:table-cell office:value-type="string" calcext:value-type="string">
            <text:p>slr1353</text:p>
          </table:table-cell>
          <table:table-cell office:value-type="float" office:value="0.45669927774715" calcext:value-type="float">
            <text:p>0.45669927774715</text:p>
          </table:table-cell>
          <table:table-cell office:value-type="float" office:value="-0.598995347727637" calcext:value-type="float">
            <text:p>-0.598995347727637</text:p>
          </table:table-cell>
          <table:table-cell office:value-type="float" office:value="1.05569462547479" calcext:value-type="float">
            <text:p>1.05569462547479</text:p>
          </table:table-cell>
        </table:table-row>
        <table:table-row table:style-name="ro1">
          <table:table-cell office:value-type="string" calcext:value-type="string">
            <text:p>slr0583</text:p>
          </table:table-cell>
          <table:table-cell office:value-type="float" office:value="-0.0910178739433557" calcext:value-type="float">
            <text:p>-0.0910178739433557</text:p>
          </table:table-cell>
          <table:table-cell office:value-type="float" office:value="-1.14761366383397" calcext:value-type="float">
            <text:p>-1.14761366383397</text:p>
          </table:table-cell>
          <table:table-cell office:value-type="float" office:value="1.05659578989061" calcext:value-type="float">
            <text:p>1.05659578989061</text:p>
          </table:table-cell>
        </table:table-row>
        <table:table-row table:style-name="ro1">
          <table:table-cell office:value-type="string" calcext:value-type="string">
            <text:p>sll1797</text:p>
          </table:table-cell>
          <table:table-cell office:value-type="float" office:value="0.12275041337338" calcext:value-type="float">
            <text:p>0.12275041337338</text:p>
          </table:table-cell>
          <table:table-cell office:value-type="float" office:value="-0.933891114137698" calcext:value-type="float">
            <text:p>-0.933891114137698</text:p>
          </table:table-cell>
          <table:table-cell office:value-type="float" office:value="1.05664152751108" calcext:value-type="float">
            <text:p>1.05664152751108</text:p>
          </table:table-cell>
        </table:table-row>
        <table:table-row table:style-name="ro1">
          <table:table-cell office:value-type="string" calcext:value-type="string">
            <text:p>sll0370</text:p>
          </table:table-cell>
          <table:table-cell office:value-type="float" office:value="-0.841902874492034" calcext:value-type="float">
            <text:p>-0.841902874492034</text:p>
          </table:table-cell>
          <table:table-cell office:value-type="float" office:value="-1.90020306176522" calcext:value-type="float">
            <text:p>-1.90020306176522</text:p>
          </table:table-cell>
          <table:table-cell office:value-type="float" office:value="1.05830018727319" calcext:value-type="float">
            <text:p>1.05830018727319</text:p>
          </table:table-cell>
        </table:table-row>
        <table:table-row table:style-name="ro1">
          <table:table-cell office:value-type="string" calcext:value-type="string">
            <text:p>sll0179</text:p>
          </table:table-cell>
          <table:table-cell office:value-type="float" office:value="0.0989727053019925" calcext:value-type="float">
            <text:p>0.0989727053019925</text:p>
          </table:table-cell>
          <table:table-cell office:value-type="float" office:value="-0.969146078141099" calcext:value-type="float">
            <text:p>-0.969146078141099</text:p>
          </table:table-cell>
          <table:table-cell office:value-type="float" office:value="1.06811878344309" calcext:value-type="float">
            <text:p>1.06811878344309</text:p>
          </table:table-cell>
        </table:table-row>
        <table:table-row table:style-name="ro1">
          <table:table-cell office:value-type="string" calcext:value-type="string">
            <text:p>sll1443</text:p>
          </table:table-cell>
          <table:table-cell office:value-type="float" office:value="-0.0376149827786509" calcext:value-type="float">
            <text:p>-0.0376149827786509</text:p>
          </table:table-cell>
          <table:table-cell office:value-type="float" office:value="-1.10811770775848" calcext:value-type="float">
            <text:p>-1.10811770775848</text:p>
          </table:table-cell>
          <table:table-cell office:value-type="float" office:value="1.07050272497983" calcext:value-type="float">
            <text:p>1.07050272497983</text:p>
          </table:table-cell>
        </table:table-row>
        <table:table-row table:style-name="ro1">
          <table:table-cell office:value-type="string" calcext:value-type="string">
            <text:p>sll0136</text:p>
          </table:table-cell>
          <table:table-cell office:value-type="float" office:value="0.286035894213827" calcext:value-type="float">
            <text:p>0.286035894213827</text:p>
          </table:table-cell>
          <table:table-cell office:value-type="float" office:value="-0.79076827028765" calcext:value-type="float">
            <text:p>-0.79076827028765</text:p>
          </table:table-cell>
          <table:table-cell office:value-type="float" office:value="1.07680416450148" calcext:value-type="float">
            <text:p>1.07680416450148</text:p>
          </table:table-cell>
        </table:table-row>
        <table:table-row table:style-name="ro1">
          <table:table-cell office:value-type="string" calcext:value-type="string">
            <text:p>slr1656</text:p>
          </table:table-cell>
          <table:table-cell office:value-type="float" office:value="-0.397272317060762" calcext:value-type="float">
            <text:p>-0.397272317060762</text:p>
          </table:table-cell>
          <table:table-cell office:value-type="float" office:value="-1.4817114978707" calcext:value-type="float">
            <text:p>-1.4817114978707</text:p>
          </table:table-cell>
          <table:table-cell office:value-type="float" office:value="1.08443918080994" calcext:value-type="float">
            <text:p>1.08443918080994</text:p>
          </table:table-cell>
        </table:table-row>
        <table:table-row table:style-name="ro1">
          <table:table-cell office:value-type="string" calcext:value-type="string">
            <text:p>slr2075</text:p>
          </table:table-cell>
          <table:table-cell office:value-type="float" office:value="-0.469388980840254" calcext:value-type="float">
            <text:p>-0.469388980840254</text:p>
          </table:table-cell>
          <table:table-cell office:value-type="float" office:value="-1.55391539512236" calcext:value-type="float">
            <text:p>-1.55391539512236</text:p>
          </table:table-cell>
          <table:table-cell office:value-type="float" office:value="1.0845264142821" calcext:value-type="float">
            <text:p>1.0845264142821</text:p>
          </table:table-cell>
        </table:table-row>
        <table:table-row table:style-name="ro1">
          <table:table-cell office:value-type="string" calcext:value-type="string">
            <text:p>sll0368</text:p>
          </table:table-cell>
          <table:table-cell office:value-type="float" office:value="0.230144559466513" calcext:value-type="float">
            <text:p>0.230144559466513</text:p>
          </table:table-cell>
          <table:table-cell office:value-type="float" office:value="-0.857044790974716" calcext:value-type="float">
            <text:p>-0.857044790974716</text:p>
          </table:table-cell>
          <table:table-cell office:value-type="float" office:value="1.08718935044123" calcext:value-type="float">
            <text:p>1.08718935044123</text:p>
          </table:table-cell>
        </table:table-row>
        <table:table-row table:style-name="ro1">
          <table:table-cell office:value-type="string" calcext:value-type="string">
            <text:p>slr1791</text:p>
          </table:table-cell>
          <table:table-cell office:value-type="float" office:value="0.0786512865175892" calcext:value-type="float">
            <text:p>0.0786512865175892</text:p>
          </table:table-cell>
          <table:table-cell office:value-type="float" office:value="-1.01416174783624" calcext:value-type="float">
            <text:p>-1.01416174783624</text:p>
          </table:table-cell>
          <table:table-cell office:value-type="float" office:value="1.09281303435383" calcext:value-type="float">
            <text:p>1.09281303435383</text:p>
          </table:table-cell>
        </table:table-row>
        <table:table-row table:style-name="ro1">
          <table:table-cell office:value-type="string" calcext:value-type="string">
            <text:p>slr0104</text:p>
          </table:table-cell>
          <table:table-cell office:value-type="float" office:value="0.722497644984443" calcext:value-type="float">
            <text:p>0.722497644984443</text:p>
          </table:table-cell>
          <table:table-cell office:value-type="float" office:value="-0.372623071074914" calcext:value-type="float">
            <text:p>-0.372623071074914</text:p>
          </table:table-cell>
          <table:table-cell office:value-type="float" office:value="1.09512071605936" calcext:value-type="float">
            <text:p>1.09512071605936</text:p>
          </table:table-cell>
        </table:table-row>
        <table:table-row table:style-name="ro1">
          <table:table-cell office:value-type="string" calcext:value-type="string">
            <text:p>sll0753</text:p>
          </table:table-cell>
          <table:table-cell office:value-type="float" office:value="-0.118946367955427" calcext:value-type="float">
            <text:p>-0.118946367955427</text:p>
          </table:table-cell>
          <table:table-cell office:value-type="float" office:value="-1.21617348095856" calcext:value-type="float">
            <text:p>-1.21617348095856</text:p>
          </table:table-cell>
          <table:table-cell office:value-type="float" office:value="1.09722711300314" calcext:value-type="float">
            <text:p>1.09722711300314</text:p>
          </table:table-cell>
        </table:table-row>
        <table:table-row table:style-name="ro1">
          <table:table-cell office:value-type="string" calcext:value-type="string">
            <text:p>slr0649</text:p>
          </table:table-cell>
          <table:table-cell office:value-type="float" office:value="0.991096441368554" calcext:value-type="float">
            <text:p>0.991096441368554</text:p>
          </table:table-cell>
          <table:table-cell office:value-type="float" office:value="-0.108073167017493" calcext:value-type="float">
            <text:p>-0.108073167017493</text:p>
          </table:table-cell>
          <table:table-cell office:value-type="float" office:value="1.09916960838605" calcext:value-type="float">
            <text:p>1.09916960838605</text:p>
          </table:table-cell>
        </table:table-row>
        <table:table-row table:style-name="ro1">
          <table:table-cell office:value-type="string" calcext:value-type="string">
            <text:p>slr1329</text:p>
          </table:table-cell>
          <table:table-cell office:value-type="float" office:value="-0.860327673608476" calcext:value-type="float">
            <text:p>-0.860327673608476</text:p>
          </table:table-cell>
          <table:table-cell office:value-type="float" office:value="-1.97464055061796" calcext:value-type="float">
            <text:p>-1.97464055061796</text:p>
          </table:table-cell>
          <table:table-cell office:value-type="float" office:value="1.11431287700949" calcext:value-type="float">
            <text:p>1.11431287700949</text:p>
          </table:table-cell>
        </table:table-row>
        <table:table-row table:style-name="ro1">
          <table:table-cell office:value-type="string" calcext:value-type="string">
            <text:p>ssl0461</text:p>
          </table:table-cell>
          <table:table-cell office:value-type="float" office:value="-0.0865757010888584" calcext:value-type="float">
            <text:p>-0.0865757010888584</text:p>
          </table:table-cell>
          <table:table-cell office:value-type="float" office:value="-1.20308323479817" calcext:value-type="float">
            <text:p>-1.20308323479817</text:p>
          </table:table-cell>
          <table:table-cell office:value-type="float" office:value="1.11650753370931" calcext:value-type="float">
            <text:p>1.11650753370931</text:p>
          </table:table-cell>
        </table:table-row>
        <table:table-row table:style-name="ro1">
          <table:table-cell office:value-type="string" calcext:value-type="string">
            <text:p>slr0898</text:p>
          </table:table-cell>
          <table:table-cell office:value-type="float" office:value="0.424861036338821" calcext:value-type="float">
            <text:p>0.424861036338821</text:p>
          </table:table-cell>
          <table:table-cell office:value-type="float" office:value="-0.693753358354988" calcext:value-type="float">
            <text:p>-0.693753358354988</text:p>
          </table:table-cell>
          <table:table-cell office:value-type="float" office:value="1.11861439469381" calcext:value-type="float">
            <text:p>1.11861439469381</text:p>
          </table:table-cell>
        </table:table-row>
        <table:table-row table:style-name="ro1">
          <table:table-cell office:value-type="string" calcext:value-type="string">
            <text:p>ssl1784</text:p>
          </table:table-cell>
          <table:table-cell office:value-type="float" office:value="-0.694535808810501" calcext:value-type="float">
            <text:p>-0.694535808810501</text:p>
          </table:table-cell>
          <table:table-cell office:value-type="float" office:value="-1.81511950201896" calcext:value-type="float">
            <text:p>-1.81511950201896</text:p>
          </table:table-cell>
          <table:table-cell office:value-type="float" office:value="1.12058369320846" calcext:value-type="float">
            <text:p>1.12058369320846</text:p>
          </table:table-cell>
        </table:table-row>
        <table:table-row table:style-name="ro1">
          <table:table-cell office:value-type="string" calcext:value-type="string">
            <text:p>sll1803</text:p>
          </table:table-cell>
          <table:table-cell office:value-type="float" office:value="-0.264212381369457" calcext:value-type="float">
            <text:p>-0.264212381369457</text:p>
          </table:table-cell>
          <table:table-cell office:value-type="float" office:value="-1.38519710073623" calcext:value-type="float">
            <text:p>-1.38519710073623</text:p>
          </table:table-cell>
          <table:table-cell office:value-type="float" office:value="1.12098471936677" calcext:value-type="float">
            <text:p>1.12098471936677</text:p>
          </table:table-cell>
        </table:table-row>
        <table:table-row table:style-name="ro1">
          <table:table-cell office:value-type="string" calcext:value-type="string">
            <text:p>slr0535</text:p>
          </table:table-cell>
          <table:table-cell office:value-type="float" office:value="0.834924657580734" calcext:value-type="float">
            <text:p>0.834924657580734</text:p>
          </table:table-cell>
          <table:table-cell office:value-type="float" office:value="-0.286199153676401" calcext:value-type="float">
            <text:p>-0.286199153676401</text:p>
          </table:table-cell>
          <table:table-cell office:value-type="float" office:value="1.12112381125714" calcext:value-type="float">
            <text:p>1.12112381125714</text:p>
          </table:table-cell>
        </table:table-row>
        <table:table-row table:style-name="ro1">
          <table:table-cell office:value-type="string" calcext:value-type="string">
            <text:p>slr1438</text:p>
          </table:table-cell>
          <table:table-cell office:value-type="float" office:value="0.325617037747342" calcext:value-type="float">
            <text:p>0.325617037747342</text:p>
          </table:table-cell>
          <table:table-cell office:value-type="float" office:value="-0.795861640614069" calcext:value-type="float">
            <text:p>-0.795861640614069</text:p>
          </table:table-cell>
          <table:table-cell office:value-type="float" office:value="1.12147867836141" calcext:value-type="float">
            <text:p>1.12147867836141</text:p>
          </table:table-cell>
        </table:table-row>
        <table:table-row table:style-name="ro1">
          <table:table-cell office:value-type="string" calcext:value-type="string">
            <text:p>slr0879</text:p>
          </table:table-cell>
          <table:table-cell office:value-type="float" office:value="0.612936044970877" calcext:value-type="float">
            <text:p>0.612936044970877</text:p>
          </table:table-cell>
          <table:table-cell office:value-type="float" office:value="-0.508605057129389" calcext:value-type="float">
            <text:p>-0.508605057129389</text:p>
          </table:table-cell>
          <table:table-cell office:value-type="float" office:value="1.12154110210027" calcext:value-type="float">
            <text:p>1.12154110210027</text:p>
          </table:table-cell>
        </table:table-row>
        <table:table-row table:style-name="ro1">
          <table:table-cell office:value-type="string" calcext:value-type="string">
            <text:p>slr0728</text:p>
          </table:table-cell>
          <table:table-cell office:value-type="float" office:value="0.394885237886859" calcext:value-type="float">
            <text:p>0.394885237886859</text:p>
          </table:table-cell>
          <table:table-cell office:value-type="float" office:value="-0.728662846360865" calcext:value-type="float">
            <text:p>-0.728662846360865</text:p>
          </table:table-cell>
          <table:table-cell office:value-type="float" office:value="1.12354808424772" calcext:value-type="float">
            <text:p>1.12354808424772</text:p>
          </table:table-cell>
        </table:table-row>
        <table:table-row table:style-name="ro1">
          <table:table-cell office:value-type="string" calcext:value-type="string">
            <text:p>slr1777</text:p>
          </table:table-cell>
          <table:table-cell office:value-type="float" office:value="-0.223658079517264" calcext:value-type="float">
            <text:p>-0.223658079517264</text:p>
          </table:table-cell>
          <table:table-cell office:value-type="float" office:value="-1.34885203271028" calcext:value-type="float">
            <text:p>-1.34885203271028</text:p>
          </table:table-cell>
          <table:table-cell office:value-type="float" office:value="1.12519395319302" calcext:value-type="float">
            <text:p>1.12519395319302</text:p>
          </table:table-cell>
        </table:table-row>
        <table:table-row table:style-name="ro1">
          <table:table-cell office:value-type="string" calcext:value-type="string">
            <text:p>slr1718</text:p>
          </table:table-cell>
          <table:table-cell office:value-type="float" office:value="1.0897479126087" calcext:value-type="float">
            <text:p>1.0897479126087</text:p>
          </table:table-cell>
          <table:table-cell office:value-type="float" office:value="-0.0358145106419201" calcext:value-type="float">
            <text:p>-0.0358145106419201</text:p>
          </table:table-cell>
          <table:table-cell office:value-type="float" office:value="1.12556242325062" calcext:value-type="float">
            <text:p>1.12556242325062</text:p>
          </table:table-cell>
        </table:table-row>
        <table:table-row table:style-name="ro1">
          <table:table-cell office:value-type="string" calcext:value-type="string">
            <text:p>slr0032</text:p>
          </table:table-cell>
          <table:table-cell office:value-type="float" office:value="0.535619059328534" calcext:value-type="float">
            <text:p>0.535619059328534</text:p>
          </table:table-cell>
          <table:table-cell office:value-type="float" office:value="-0.596268950173624" calcext:value-type="float">
            <text:p>-0.596268950173624</text:p>
          </table:table-cell>
          <table:table-cell office:value-type="float" office:value="1.13188800950216" calcext:value-type="float">
            <text:p>1.13188800950216</text:p>
          </table:table-cell>
        </table:table-row>
        <table:table-row table:style-name="ro1">
          <table:table-cell office:value-type="string" calcext:value-type="string">
            <text:p>sll1908</text:p>
          </table:table-cell>
          <table:table-cell office:value-type="float" office:value="0.928044089668194" calcext:value-type="float">
            <text:p>0.928044089668194</text:p>
          </table:table-cell>
          <table:table-cell office:value-type="float" office:value="-0.205367685352865" calcext:value-type="float">
            <text:p>-0.205367685352865</text:p>
          </table:table-cell>
          <table:table-cell office:value-type="float" office:value="1.13341177502106" calcext:value-type="float">
            <text:p>1.13341177502106</text:p>
          </table:table-cell>
        </table:table-row>
        <table:table-row table:style-name="ro1">
          <table:table-cell office:value-type="string" calcext:value-type="string">
            <text:p>sll0899</text:p>
          </table:table-cell>
          <table:table-cell office:value-type="float" office:value="-0.232988003183951" calcext:value-type="float">
            <text:p>-0.232988003183951</text:p>
          </table:table-cell>
          <table:table-cell office:value-type="float" office:value="-1.37294654451218" calcext:value-type="float">
            <text:p>-1.37294654451218</text:p>
          </table:table-cell>
          <table:table-cell office:value-type="float" office:value="1.13995854132823" calcext:value-type="float">
            <text:p>1.13995854132823</text:p>
          </table:table-cell>
        </table:table-row>
        <table:table-row table:style-name="ro1">
          <table:table-cell office:value-type="string" calcext:value-type="string">
            <text:p>slr1977</text:p>
          </table:table-cell>
          <table:table-cell office:value-type="float" office:value="1.53113684487934" calcext:value-type="float">
            <text:p>1.53113684487934</text:p>
          </table:table-cell>
          <table:table-cell office:value-type="float" office:value="0.388165940016829" calcext:value-type="float">
            <text:p>0.388165940016829</text:p>
          </table:table-cell>
          <table:table-cell office:value-type="float" office:value="1.14297090486251" calcext:value-type="float">
            <text:p>1.14297090486251</text:p>
          </table:table-cell>
        </table:table-row>
        <table:table-row table:style-name="ro1">
          <table:table-cell office:value-type="string" calcext:value-type="string">
            <text:p>sll1468</text:p>
          </table:table-cell>
          <table:table-cell office:value-type="float" office:value="0.363574414955827" calcext:value-type="float">
            <text:p>0.363574414955827</text:p>
          </table:table-cell>
          <table:table-cell office:value-type="float" office:value="-0.781322781478965" calcext:value-type="float">
            <text:p>-0.781322781478965</text:p>
          </table:table-cell>
          <table:table-cell office:value-type="float" office:value="1.14489719643479" calcext:value-type="float">
            <text:p>1.14489719643479</text:p>
          </table:table-cell>
        </table:table-row>
        <table:table-row table:style-name="ro1">
          <table:table-cell office:value-type="string" calcext:value-type="string">
            <text:p>slr0384</text:p>
          </table:table-cell>
          <table:table-cell office:value-type="float" office:value="-0.0393568902437912" calcext:value-type="float">
            <text:p>-0.0393568902437912</text:p>
          </table:table-cell>
          <table:table-cell office:value-type="float" office:value="-1.1889268906" calcext:value-type="float">
            <text:p>-1.1889268906</text:p>
          </table:table-cell>
          <table:table-cell office:value-type="float" office:value="1.14957000035621" calcext:value-type="float">
            <text:p>1.14957000035621</text:p>
          </table:table-cell>
        </table:table-row>
        <table:table-row table:style-name="ro1">
          <table:table-cell office:value-type="string" calcext:value-type="string">
            <text:p>slr0058</text:p>
          </table:table-cell>
          <table:table-cell office:value-type="float" office:value="-1.2381535884988" calcext:value-type="float">
            <text:p>-1.2381535884988</text:p>
          </table:table-cell>
          <table:table-cell office:value-type="float" office:value="-2.38843171092472" calcext:value-type="float">
            <text:p>-2.38843171092472</text:p>
          </table:table-cell>
          <table:table-cell office:value-type="float" office:value="1.15027812242592" calcext:value-type="float">
            <text:p>1.15027812242592</text:p>
          </table:table-cell>
        </table:table-row>
        <table:table-row table:style-name="ro1">
          <table:table-cell office:value-type="string" calcext:value-type="string">
            <text:p>slr0434</text:p>
          </table:table-cell>
          <table:table-cell office:value-type="float" office:value="0.442654067857628" calcext:value-type="float">
            <text:p>0.442654067857628</text:p>
          </table:table-cell>
          <table:table-cell office:value-type="float" office:value="-0.707636114033421" calcext:value-type="float">
            <text:p>-0.707636114033421</text:p>
          </table:table-cell>
          <table:table-cell office:value-type="float" office:value="1.15029018189105" calcext:value-type="float">
            <text:p>1.15029018189105</text:p>
          </table:table-cell>
        </table:table-row>
        <table:table-row table:style-name="ro1">
          <table:table-cell office:value-type="string" calcext:value-type="string">
            <text:p>sll1833</text:p>
          </table:table-cell>
          <table:table-cell office:value-type="float" office:value="-0.288033612866551" calcext:value-type="float">
            <text:p>-0.288033612866551</text:p>
          </table:table-cell>
          <table:table-cell office:value-type="float" office:value="-1.43989046587277" calcext:value-type="float">
            <text:p>-1.43989046587277</text:p>
          </table:table-cell>
          <table:table-cell office:value-type="float" office:value="1.15185685300622" calcext:value-type="float">
            <text:p>1.15185685300622</text:p>
          </table:table-cell>
        </table:table-row>
        <table:table-row table:style-name="ro1">
          <table:table-cell office:value-type="string" calcext:value-type="string">
            <text:p>sll1307</text:p>
          </table:table-cell>
          <table:table-cell office:value-type="float" office:value="0.784782740788531" calcext:value-type="float">
            <text:p>0.784782740788531</text:p>
          </table:table-cell>
          <table:table-cell office:value-type="float" office:value="-0.368411677020839" calcext:value-type="float">
            <text:p>-0.368411677020839</text:p>
          </table:table-cell>
          <table:table-cell office:value-type="float" office:value="1.15319441780937" calcext:value-type="float">
            <text:p>1.15319441780937</text:p>
          </table:table-cell>
        </table:table-row>
        <table:table-row table:style-name="ro1">
          <table:table-cell office:value-type="string" calcext:value-type="string">
            <text:p>sll1626</text:p>
          </table:table-cell>
          <table:table-cell office:value-type="float" office:value="0.714911236063214" calcext:value-type="float">
            <text:p>0.714911236063214</text:p>
          </table:table-cell>
          <table:table-cell office:value-type="float" office:value="-0.444973572328764" calcext:value-type="float">
            <text:p>-0.444973572328764</text:p>
          </table:table-cell>
          <table:table-cell office:value-type="float" office:value="1.15988480839198" calcext:value-type="float">
            <text:p>1.15988480839198</text:p>
          </table:table-cell>
        </table:table-row>
        <table:table-row table:style-name="ro1">
          <table:table-cell office:value-type="string" calcext:value-type="string">
            <text:p>sll1824</text:p>
          </table:table-cell>
          <table:table-cell office:value-type="float" office:value="-0.597671157602196" calcext:value-type="float">
            <text:p>-0.597671157602196</text:p>
          </table:table-cell>
          <table:table-cell office:value-type="float" office:value="-1.76300642760494" calcext:value-type="float">
            <text:p>-1.76300642760494</text:p>
          </table:table-cell>
          <table:table-cell office:value-type="float" office:value="1.16533527000274" calcext:value-type="float">
            <text:p>1.16533527000274</text:p>
          </table:table-cell>
        </table:table-row>
        <table:table-row table:style-name="ro1">
          <table:table-cell office:value-type="string" calcext:value-type="string">
            <text:p>slr0776</text:p>
          </table:table-cell>
          <table:table-cell office:value-type="float" office:value="0.00556870154253136" calcext:value-type="float">
            <text:p>0.00556870154253136</text:p>
          </table:table-cell>
          <table:table-cell office:value-type="float" office:value="-1.16174540983884" calcext:value-type="float">
            <text:p>-1.16174540983884</text:p>
          </table:table-cell>
          <table:table-cell office:value-type="float" office:value="1.16731411138138" calcext:value-type="float">
            <text:p>1.16731411138138</text:p>
          </table:table-cell>
        </table:table-row>
        <table:table-row table:style-name="ro1">
          <table:table-cell office:value-type="string" calcext:value-type="string">
            <text:p>sll0421</text:p>
          </table:table-cell>
          <table:table-cell office:value-type="float" office:value="0.0723315397710723" calcext:value-type="float">
            <text:p>0.0723315397710723</text:p>
          </table:table-cell>
          <table:table-cell office:value-type="float" office:value="-1.09660143837079" calcext:value-type="float">
            <text:p>-1.09660143837079</text:p>
          </table:table-cell>
          <table:table-cell office:value-type="float" office:value="1.16893297814187" calcext:value-type="float">
            <text:p>1.16893297814187</text:p>
          </table:table-cell>
        </table:table-row>
        <table:table-row table:style-name="ro1">
          <table:table-cell office:value-type="string" calcext:value-type="string">
            <text:p>sll1508</text:p>
          </table:table-cell>
          <table:table-cell office:value-type="float" office:value="0.754296143109247" calcext:value-type="float">
            <text:p>0.754296143109247</text:p>
          </table:table-cell>
          <table:table-cell office:value-type="float" office:value="-0.417513110824963" calcext:value-type="float">
            <text:p>-0.417513110824963</text:p>
          </table:table-cell>
          <table:table-cell office:value-type="float" office:value="1.17180925393421" calcext:value-type="float">
            <text:p>1.17180925393421</text:p>
          </table:table-cell>
        </table:table-row>
        <table:table-row table:style-name="ro1">
          <table:table-cell office:value-type="string" calcext:value-type="string">
            <text:p>sll1376</text:p>
          </table:table-cell>
          <table:table-cell office:value-type="float" office:value="0.373128141779895" calcext:value-type="float">
            <text:p>0.373128141779895</text:p>
          </table:table-cell>
          <table:table-cell office:value-type="float" office:value="-0.798891885306347" calcext:value-type="float">
            <text:p>-0.798891885306347</text:p>
          </table:table-cell>
          <table:table-cell office:value-type="float" office:value="1.17202002708624" calcext:value-type="float">
            <text:p>1.17202002708624</text:p>
          </table:table-cell>
        </table:table-row>
        <table:table-row table:style-name="ro1">
          <table:table-cell office:value-type="string" calcext:value-type="string">
            <text:p>sll1220</text:p>
          </table:table-cell>
          <table:table-cell office:value-type="float" office:value="0.30621454283996" calcext:value-type="float">
            <text:p>0.30621454283996</text:p>
          </table:table-cell>
          <table:table-cell office:value-type="float" office:value="-0.86901689344277" calcext:value-type="float">
            <text:p>-0.86901689344277</text:p>
          </table:table-cell>
          <table:table-cell office:value-type="float" office:value="1.17523143628273" calcext:value-type="float">
            <text:p>1.17523143628273</text:p>
          </table:table-cell>
        </table:table-row>
        <table:table-row table:style-name="ro1">
          <table:table-cell office:value-type="string" calcext:value-type="string">
            <text:p>slr1601</text:p>
          </table:table-cell>
          <table:table-cell office:value-type="float" office:value="-0.0605878702364849" calcext:value-type="float">
            <text:p>-0.0605878702364849</text:p>
          </table:table-cell>
          <table:table-cell office:value-type="float" office:value="-1.23663531625504" calcext:value-type="float">
            <text:p>-1.23663531625504</text:p>
          </table:table-cell>
          <table:table-cell office:value-type="float" office:value="1.17604744601855" calcext:value-type="float">
            <text:p>1.17604744601855</text:p>
          </table:table-cell>
        </table:table-row>
        <table:table-row table:style-name="ro1">
          <table:table-cell office:value-type="string" calcext:value-type="string">
            <text:p>slr0009</text:p>
          </table:table-cell>
          <table:table-cell office:value-type="float" office:value="0.701779983397835" calcext:value-type="float">
            <text:p>0.701779983397835</text:p>
          </table:table-cell>
          <table:table-cell office:value-type="float" office:value="-0.476459949069531" calcext:value-type="float">
            <text:p>-0.476459949069531</text:p>
          </table:table-cell>
          <table:table-cell office:value-type="float" office:value="1.17823993246737" calcext:value-type="float">
            <text:p>1.17823993246737</text:p>
          </table:table-cell>
        </table:table-row>
        <table:table-row table:style-name="ro1">
          <table:table-cell office:value-type="string" calcext:value-type="string">
            <text:p>sll0936</text:p>
          </table:table-cell>
          <table:table-cell office:value-type="float" office:value="-0.297802979178624" calcext:value-type="float">
            <text:p>-0.297802979178624</text:p>
          </table:table-cell>
          <table:table-cell office:value-type="float" office:value="-1.47738794714642" calcext:value-type="float">
            <text:p>-1.47738794714642</text:p>
          </table:table-cell>
          <table:table-cell office:value-type="float" office:value="1.1795849679678" calcext:value-type="float">
            <text:p>1.1795849679678</text:p>
          </table:table-cell>
        </table:table-row>
        <table:table-row table:style-name="ro1">
          <table:table-cell office:value-type="string" calcext:value-type="string">
            <text:p>ssr6089</text:p>
          </table:table-cell>
          <table:table-cell office:value-type="float" office:value="0.956385006448826" calcext:value-type="float">
            <text:p>0.956385006448826</text:p>
          </table:table-cell>
          <table:table-cell office:value-type="float" office:value="-0.233157455408173" calcext:value-type="float">
            <text:p>-0.233157455408173</text:p>
          </table:table-cell>
          <table:table-cell office:value-type="float" office:value="1.189542461857" calcext:value-type="float">
            <text:p>1.189542461857</text:p>
          </table:table-cell>
        </table:table-row>
        <table:table-row table:style-name="ro1">
          <table:table-cell office:value-type="string" calcext:value-type="string">
            <text:p>slr2041</text:p>
          </table:table-cell>
          <table:table-cell office:value-type="float" office:value="-0.300067401014987" calcext:value-type="float">
            <text:p>-0.300067401014987</text:p>
          </table:table-cell>
          <table:table-cell office:value-type="float" office:value="-1.4917867200321" calcext:value-type="float">
            <text:p>-1.4917867200321</text:p>
          </table:table-cell>
          <table:table-cell office:value-type="float" office:value="1.19171931901711" calcext:value-type="float">
            <text:p>1.19171931901711</text:p>
          </table:table-cell>
        </table:table-row>
        <table:table-row table:style-name="ro1">
          <table:table-cell office:value-type="string" calcext:value-type="string">
            <text:p>sll0320</text:p>
          </table:table-cell>
          <table:table-cell office:value-type="float" office:value="0.444839928122072" calcext:value-type="float">
            <text:p>0.444839928122072</text:p>
          </table:table-cell>
          <table:table-cell office:value-type="float" office:value="-0.747891527125705" calcext:value-type="float">
            <text:p>-0.747891527125705</text:p>
          </table:table-cell>
          <table:table-cell office:value-type="float" office:value="1.19273145524778" calcext:value-type="float">
            <text:p>1.19273145524778</text:p>
          </table:table-cell>
        </table:table-row>
        <table:table-row table:style-name="ro1">
          <table:table-cell office:value-type="string" calcext:value-type="string">
            <text:p>sll0401</text:p>
          </table:table-cell>
          <table:table-cell office:value-type="float" office:value="-0.0615547112299361" calcext:value-type="float">
            <text:p>-0.0615547112299361</text:p>
          </table:table-cell>
          <table:table-cell office:value-type="float" office:value="-1.26399557292001" calcext:value-type="float">
            <text:p>-1.26399557292001</text:p>
          </table:table-cell>
          <table:table-cell office:value-type="float" office:value="1.20244086169008" calcext:value-type="float">
            <text:p>1.20244086169008</text:p>
          </table:table-cell>
        </table:table-row>
        <table:table-row table:style-name="ro1">
          <table:table-cell office:value-type="string" calcext:value-type="string">
            <text:p>sll0298</text:p>
          </table:table-cell>
          <table:table-cell office:value-type="float" office:value="0.218096784813476" calcext:value-type="float">
            <text:p>0.218096784813476</text:p>
          </table:table-cell>
          <table:table-cell office:value-type="float" office:value="-0.993380663761301" calcext:value-type="float">
            <text:p>-0.993380663761301</text:p>
          </table:table-cell>
          <table:table-cell office:value-type="float" office:value="1.21147744857478" calcext:value-type="float">
            <text:p>1.21147744857478</text:p>
          </table:table-cell>
        </table:table-row>
        <table:table-row table:style-name="ro1">
          <table:table-cell office:value-type="string" calcext:value-type="string">
            <text:p>sll0373</text:p>
          </table:table-cell>
          <table:table-cell office:value-type="float" office:value="0.241978787217979" calcext:value-type="float">
            <text:p>0.241978787217979</text:p>
          </table:table-cell>
          <table:table-cell office:value-type="float" office:value="-0.973643675498106" calcext:value-type="float">
            <text:p>-0.973643675498106</text:p>
          </table:table-cell>
          <table:table-cell office:value-type="float" office:value="1.21562246271608" calcext:value-type="float">
            <text:p>1.21562246271608</text:p>
          </table:table-cell>
        </table:table-row>
        <table:table-row table:style-name="ro1">
          <table:table-cell office:value-type="string" calcext:value-type="string">
            <text:p>sll0534</text:p>
          </table:table-cell>
          <table:table-cell office:value-type="float" office:value="-0.178278736839748" calcext:value-type="float">
            <text:p>-0.178278736839748</text:p>
          </table:table-cell>
          <table:table-cell office:value-type="float" office:value="-1.40716806749765" calcext:value-type="float">
            <text:p>-1.40716806749765</text:p>
          </table:table-cell>
          <table:table-cell office:value-type="float" office:value="1.2288893306579" calcext:value-type="float">
            <text:p>1.2288893306579</text:p>
          </table:table-cell>
        </table:table-row>
        <table:table-row table:style-name="ro1">
          <table:table-cell office:value-type="string" calcext:value-type="string">
            <text:p>slr0415</text:p>
          </table:table-cell>
          <table:table-cell office:value-type="float" office:value="1.00700209875955" calcext:value-type="float">
            <text:p>1.00700209875955</text:p>
          </table:table-cell>
          <table:table-cell office:value-type="float" office:value="-0.222375487339066" calcext:value-type="float">
            <text:p>-0.222375487339066</text:p>
          </table:table-cell>
          <table:table-cell office:value-type="float" office:value="1.22937758609861" calcext:value-type="float">
            <text:p>1.22937758609861</text:p>
          </table:table-cell>
        </table:table-row>
        <table:table-row table:style-name="ro1">
          <table:table-cell office:value-type="string" calcext:value-type="string">
            <text:p>slr1201</text:p>
          </table:table-cell>
          <table:table-cell office:value-type="float" office:value="-0.247616070664886" calcext:value-type="float">
            <text:p>-0.247616070664886</text:p>
          </table:table-cell>
          <table:table-cell office:value-type="float" office:value="-1.48904612621017" calcext:value-type="float">
            <text:p>-1.48904612621017</text:p>
          </table:table-cell>
          <table:table-cell office:value-type="float" office:value="1.24143005554528" calcext:value-type="float">
            <text:p>1.24143005554528</text:p>
          </table:table-cell>
        </table:table-row>
        <table:table-row table:style-name="ro1">
          <table:table-cell office:value-type="string" calcext:value-type="string">
            <text:p>slr0021</text:p>
          </table:table-cell>
          <table:table-cell office:value-type="float" office:value="0.469687754296343" calcext:value-type="float">
            <text:p>0.469687754296343</text:p>
          </table:table-cell>
          <table:table-cell office:value-type="float" office:value="-0.778641023694344" calcext:value-type="float">
            <text:p>-0.778641023694344</text:p>
          </table:table-cell>
          <table:table-cell office:value-type="float" office:value="1.24832877799069" calcext:value-type="float">
            <text:p>1.24832877799069</text:p>
          </table:table-cell>
        </table:table-row>
        <table:table-row table:style-name="ro1">
          <table:table-cell office:value-type="string" calcext:value-type="string">
            <text:p>slr0267</text:p>
          </table:table-cell>
          <table:table-cell office:value-type="float" office:value="0.515338227105808" calcext:value-type="float">
            <text:p>0.515338227105808</text:p>
          </table:table-cell>
          <table:table-cell office:value-type="float" office:value="-0.73339572356366" calcext:value-type="float">
            <text:p>-0.73339572356366</text:p>
          </table:table-cell>
          <table:table-cell office:value-type="float" office:value="1.24873395066947" calcext:value-type="float">
            <text:p>1.24873395066947</text:p>
          </table:table-cell>
        </table:table-row>
        <table:table-row table:style-name="ro1">
          <table:table-cell office:value-type="string" calcext:value-type="string">
            <text:p>slr0969</text:p>
          </table:table-cell>
          <table:table-cell office:value-type="float" office:value="0.106591383689723" calcext:value-type="float">
            <text:p>0.106591383689723</text:p>
          </table:table-cell>
          <table:table-cell office:value-type="float" office:value="-1.14487305001614" calcext:value-type="float">
            <text:p>-1.14487305001614</text:p>
          </table:table-cell>
          <table:table-cell office:value-type="float" office:value="1.25146443370586" calcext:value-type="float">
            <text:p>1.25146443370586</text:p>
          </table:table-cell>
        </table:table-row>
        <table:table-row table:style-name="ro1">
          <table:table-cell office:value-type="string" calcext:value-type="string">
            <text:p>sll1534</text:p>
          </table:table-cell>
          <table:table-cell office:value-type="float" office:value="0.351143489215218" calcext:value-type="float">
            <text:p>0.351143489215218</text:p>
          </table:table-cell>
          <table:table-cell office:value-type="float" office:value="-0.90736431967593" calcext:value-type="float">
            <text:p>-0.90736431967593</text:p>
          </table:table-cell>
          <table:table-cell office:value-type="float" office:value="1.25850780889115" calcext:value-type="float">
            <text:p>1.25850780889115</text:p>
          </table:table-cell>
        </table:table-row>
        <table:table-row table:style-name="ro1">
          <table:table-cell office:value-type="string" calcext:value-type="string">
            <text:p>ssr1736</text:p>
          </table:table-cell>
          <table:table-cell office:value-type="float" office:value="0.0807892362641445" calcext:value-type="float">
            <text:p>0.0807892362641445</text:p>
          </table:table-cell>
          <table:table-cell office:value-type="float" office:value="-1.18004487851763" calcext:value-type="float">
            <text:p>-1.18004487851763</text:p>
          </table:table-cell>
          <table:table-cell office:value-type="float" office:value="1.26083411478178" calcext:value-type="float">
            <text:p>1.26083411478178</text:p>
          </table:table-cell>
        </table:table-row>
        <table:table-row table:style-name="ro1">
          <table:table-cell office:value-type="string" calcext:value-type="string">
            <text:p>sll0095</text:p>
          </table:table-cell>
          <table:table-cell office:value-type="float" office:value="0.689024856501377" calcext:value-type="float">
            <text:p>0.689024856501377</text:p>
          </table:table-cell>
          <table:table-cell office:value-type="float" office:value="-0.572438526683802" calcext:value-type="float">
            <text:p>-0.572438526683802</text:p>
          </table:table-cell>
          <table:table-cell office:value-type="float" office:value="1.26146338318518" calcext:value-type="float">
            <text:p>1.26146338318518</text:p>
          </table:table-cell>
        </table:table-row>
        <table:table-row table:style-name="ro1">
          <table:table-cell office:value-type="string" calcext:value-type="string">
            <text:p>slr1660</text:p>
          </table:table-cell>
          <table:table-cell office:value-type="float" office:value="0.308858853534755" calcext:value-type="float">
            <text:p>0.308858853534755</text:p>
          </table:table-cell>
          <table:table-cell office:value-type="float" office:value="-0.957629798511653" calcext:value-type="float">
            <text:p>-0.957629798511653</text:p>
          </table:table-cell>
          <table:table-cell office:value-type="float" office:value="1.26648865204641" calcext:value-type="float">
            <text:p>1.26648865204641</text:p>
          </table:table-cell>
        </table:table-row>
        <table:table-row table:style-name="ro1">
          <table:table-cell office:value-type="string" calcext:value-type="string">
            <text:p>sll0844</text:p>
          </table:table-cell>
          <table:table-cell office:value-type="float" office:value="0.888577241305443" calcext:value-type="float">
            <text:p>0.888577241305443</text:p>
          </table:table-cell>
          <table:table-cell office:value-type="float" office:value="-0.379876178138349" calcext:value-type="float">
            <text:p>-0.379876178138349</text:p>
          </table:table-cell>
          <table:table-cell office:value-type="float" office:value="1.26845341944379" calcext:value-type="float">
            <text:p>1.26845341944379</text:p>
          </table:table-cell>
        </table:table-row>
        <table:table-row table:style-name="ro1">
          <table:table-cell office:value-type="string" calcext:value-type="string">
            <text:p>sll0210</text:p>
          </table:table-cell>
          <table:table-cell office:value-type="float" office:value="-0.348083572953495" calcext:value-type="float">
            <text:p>-0.348083572953495</text:p>
          </table:table-cell>
          <table:table-cell office:value-type="float" office:value="-1.61677540655357" calcext:value-type="float">
            <text:p>-1.61677540655357</text:p>
          </table:table-cell>
          <table:table-cell office:value-type="float" office:value="1.26869183360008" calcext:value-type="float">
            <text:p>1.26869183360008</text:p>
          </table:table-cell>
        </table:table-row>
        <table:table-row table:style-name="ro1">
          <table:table-cell office:value-type="string" calcext:value-type="string">
            <text:p>sll0900</text:p>
          </table:table-cell>
          <table:table-cell office:value-type="float" office:value="0.115705164476831" calcext:value-type="float">
            <text:p>0.115705164476831</text:p>
          </table:table-cell>
          <table:table-cell office:value-type="float" office:value="-1.15949960355766" calcext:value-type="float">
            <text:p>-1.15949960355766</text:p>
          </table:table-cell>
          <table:table-cell office:value-type="float" office:value="1.27520476803449" calcext:value-type="float">
            <text:p>1.27520476803449</text:p>
          </table:table-cell>
        </table:table-row>
        <table:table-row table:style-name="ro1">
          <table:table-cell office:value-type="string" calcext:value-type="string">
            <text:p>slr0926</text:p>
          </table:table-cell>
          <table:table-cell office:value-type="float" office:value="0.315465862512768" calcext:value-type="float">
            <text:p>0.315465862512768</text:p>
          </table:table-cell>
          <table:table-cell office:value-type="float" office:value="-0.960164410291395" calcext:value-type="float">
            <text:p>-0.960164410291395</text:p>
          </table:table-cell>
          <table:table-cell office:value-type="float" office:value="1.27563027280416" calcext:value-type="float">
            <text:p>1.27563027280416</text:p>
          </table:table-cell>
        </table:table-row>
        <table:table-row table:style-name="ro1">
          <table:table-cell office:value-type="string" calcext:value-type="string">
            <text:p>sll0868</text:p>
          </table:table-cell>
          <table:table-cell office:value-type="float" office:value="0.705786170832049" calcext:value-type="float">
            <text:p>0.705786170832049</text:p>
          </table:table-cell>
          <table:table-cell office:value-type="float" office:value="-0.570920926203979" calcext:value-type="float">
            <text:p>-0.570920926203979</text:p>
          </table:table-cell>
          <table:table-cell office:value-type="float" office:value="1.27670709703603" calcext:value-type="float">
            <text:p>1.27670709703603</text:p>
          </table:table-cell>
        </table:table-row>
        <table:table-row table:style-name="ro1">
          <table:table-cell office:value-type="string" calcext:value-type="string">
            <text:p>sll0575</text:p>
          </table:table-cell>
          <table:table-cell office:value-type="float" office:value="0.44810060920658" calcext:value-type="float">
            <text:p>0.44810060920658</text:p>
          </table:table-cell>
          <table:table-cell office:value-type="float" office:value="-0.834346810859939" calcext:value-type="float">
            <text:p>-0.834346810859939</text:p>
          </table:table-cell>
          <table:table-cell office:value-type="float" office:value="1.28244742006652" calcext:value-type="float">
            <text:p>1.28244742006652</text:p>
          </table:table-cell>
        </table:table-row>
        <table:table-row table:style-name="ro1">
          <table:table-cell office:value-type="string" calcext:value-type="string">
            <text:p>slr0476</text:p>
          </table:table-cell>
          <table:table-cell office:value-type="float" office:value="0.111606085963597" calcext:value-type="float">
            <text:p>0.111606085963597</text:p>
          </table:table-cell>
          <table:table-cell office:value-type="float" office:value="-1.18401378219697" calcext:value-type="float">
            <text:p>-1.18401378219697</text:p>
          </table:table-cell>
          <table:table-cell office:value-type="float" office:value="1.29561986816057" calcext:value-type="float">
            <text:p>1.29561986816057</text:p>
          </table:table-cell>
        </table:table-row>
        <table:table-row table:style-name="ro1">
          <table:table-cell office:value-type="string" calcext:value-type="string">
            <text:p>slr1677</text:p>
          </table:table-cell>
          <table:table-cell office:value-type="float" office:value="0.303393470068398" calcext:value-type="float">
            <text:p>0.303393470068398</text:p>
          </table:table-cell>
          <table:table-cell office:value-type="float" office:value="-0.992656182884522" calcext:value-type="float">
            <text:p>-0.992656182884522</text:p>
          </table:table-cell>
          <table:table-cell office:value-type="float" office:value="1.29604965295292" calcext:value-type="float">
            <text:p>1.29604965295292</text:p>
          </table:table-cell>
        </table:table-row>
        <table:table-row table:style-name="ro1">
          <table:table-cell office:value-type="string" calcext:value-type="string">
            <text:p>slr0446</text:p>
          </table:table-cell>
          <table:table-cell office:value-type="float" office:value="-0.674730179461632" calcext:value-type="float">
            <text:p>-0.674730179461632</text:p>
          </table:table-cell>
          <table:table-cell office:value-type="float" office:value="-1.97778158756597" calcext:value-type="float">
            <text:p>-1.97778158756597</text:p>
          </table:table-cell>
          <table:table-cell office:value-type="float" office:value="1.30305140810434" calcext:value-type="float">
            <text:p>1.30305140810434</text:p>
          </table:table-cell>
        </table:table-row>
        <table:table-row table:style-name="ro1">
          <table:table-cell office:value-type="string" calcext:value-type="string">
            <text:p>sll1528</text:p>
          </table:table-cell>
          <table:table-cell office:value-type="float" office:value="0.373521467648881" calcext:value-type="float">
            <text:p>0.373521467648881</text:p>
          </table:table-cell>
          <table:table-cell office:value-type="float" office:value="-0.936021173772331" calcext:value-type="float">
            <text:p>-0.936021173772331</text:p>
          </table:table-cell>
          <table:table-cell office:value-type="float" office:value="1.30954264142121" calcext:value-type="float">
            <text:p>1.30954264142121</text:p>
          </table:table-cell>
        </table:table-row>
        <table:table-row table:style-name="ro1">
          <table:table-cell office:value-type="string" calcext:value-type="string">
            <text:p>slr1676</text:p>
          </table:table-cell>
          <table:table-cell office:value-type="float" office:value="-0.441488882252433" calcext:value-type="float">
            <text:p>-0.441488882252433</text:p>
          </table:table-cell>
          <table:table-cell office:value-type="float" office:value="-1.75405670245841" calcext:value-type="float">
            <text:p>-1.75405670245841</text:p>
          </table:table-cell>
          <table:table-cell office:value-type="float" office:value="1.31256782020598" calcext:value-type="float">
            <text:p>1.31256782020598</text:p>
          </table:table-cell>
        </table:table-row>
        <table:table-row table:style-name="ro1">
          <table:table-cell office:value-type="string" calcext:value-type="string">
            <text:p>sll1495</text:p>
          </table:table-cell>
          <table:table-cell office:value-type="float" office:value="0.969201408237017" calcext:value-type="float">
            <text:p>0.969201408237017</text:p>
          </table:table-cell>
          <table:table-cell office:value-type="float" office:value="-0.35121092347145" calcext:value-type="float">
            <text:p>-0.35121092347145</text:p>
          </table:table-cell>
          <table:table-cell office:value-type="float" office:value="1.32041233170847" calcext:value-type="float">
            <text:p>1.32041233170847</text:p>
          </table:table-cell>
        </table:table-row>
        <table:table-row table:style-name="ro1">
          <table:table-cell office:value-type="string" calcext:value-type="string">
            <text:p>slr0358</text:p>
          </table:table-cell>
          <table:table-cell office:value-type="float" office:value="0.227810407331305" calcext:value-type="float">
            <text:p>0.227810407331305</text:p>
          </table:table-cell>
          <table:table-cell office:value-type="float" office:value="-1.09440307751593" calcext:value-type="float">
            <text:p>-1.09440307751593</text:p>
          </table:table-cell>
          <table:table-cell office:value-type="float" office:value="1.32221348484723" calcext:value-type="float">
            <text:p>1.32221348484723</text:p>
          </table:table-cell>
        </table:table-row>
        <table:table-row table:style-name="ro1">
          <table:table-cell office:value-type="string" calcext:value-type="string">
            <text:p>sll1806</text:p>
          </table:table-cell>
          <table:table-cell office:value-type="float" office:value="-0.0631950659359167" calcext:value-type="float">
            <text:p>-0.0631950659359167</text:p>
          </table:table-cell>
          <table:table-cell office:value-type="float" office:value="-1.41331659671851" calcext:value-type="float">
            <text:p>-1.41331659671851</text:p>
          </table:table-cell>
          <table:table-cell office:value-type="float" office:value="1.3501215307826" calcext:value-type="float">
            <text:p>1.3501215307826</text:p>
          </table:table-cell>
        </table:table-row>
        <table:table-row table:style-name="ro1">
          <table:table-cell office:value-type="string" calcext:value-type="string">
            <text:p>ssr3189</text:p>
          </table:table-cell>
          <table:table-cell office:value-type="float" office:value="1.07789277617663" calcext:value-type="float">
            <text:p>1.07789277617663</text:p>
          </table:table-cell>
          <table:table-cell office:value-type="float" office:value="-0.278883453080187" calcext:value-type="float">
            <text:p>-0.278883453080187</text:p>
          </table:table-cell>
          <table:table-cell office:value-type="float" office:value="1.35677622925682" calcext:value-type="float">
            <text:p>1.35677622925682</text:p>
          </table:table-cell>
        </table:table-row>
        <table:table-row table:style-name="ro1">
          <table:table-cell office:value-type="string" calcext:value-type="string">
            <text:p>sll0576</text:p>
          </table:table-cell>
          <table:table-cell office:value-type="float" office:value="0.44884190044343" calcext:value-type="float">
            <text:p>0.44884190044343</text:p>
          </table:table-cell>
          <table:table-cell office:value-type="float" office:value="-0.91081989148207" calcext:value-type="float">
            <text:p>-0.91081989148207</text:p>
          </table:table-cell>
          <table:table-cell office:value-type="float" office:value="1.3596617919255" calcext:value-type="float">
            <text:p>1.3596617919255</text:p>
          </table:table-cell>
        </table:table-row>
        <table:table-row table:style-name="ro1">
          <table:table-cell office:value-type="string" calcext:value-type="string">
            <text:p>slr0379</text:p>
          </table:table-cell>
          <table:table-cell office:value-type="float" office:value="-0.0331899613774881" calcext:value-type="float">
            <text:p>-0.0331899613774881</text:p>
          </table:table-cell>
          <table:table-cell office:value-type="float" office:value="-1.39332551676624" calcext:value-type="float">
            <text:p>-1.39332551676624</text:p>
          </table:table-cell>
          <table:table-cell office:value-type="float" office:value="1.36013555538875" calcext:value-type="float">
            <text:p>1.36013555538875</text:p>
          </table:table-cell>
        </table:table-row>
        <table:table-row table:style-name="ro1">
          <table:table-cell office:value-type="string" calcext:value-type="string">
            <text:p>slr0752</text:p>
          </table:table-cell>
          <table:table-cell office:value-type="float" office:value="0.977445796629916" calcext:value-type="float">
            <text:p>0.977445796629916</text:p>
          </table:table-cell>
          <table:table-cell office:value-type="float" office:value="-0.38446962651274" calcext:value-type="float">
            <text:p>-0.38446962651274</text:p>
          </table:table-cell>
          <table:table-cell office:value-type="float" office:value="1.36191542314266" calcext:value-type="float">
            <text:p>1.36191542314266</text:p>
          </table:table-cell>
        </table:table-row>
        <table:table-row table:style-name="ro1">
          <table:table-cell office:value-type="string" calcext:value-type="string">
            <text:p>slr1391</text:p>
          </table:table-cell>
          <table:table-cell office:value-type="float" office:value="0.00759523155846885" calcext:value-type="float">
            <text:p>0.00759523155846885</text:p>
          </table:table-cell>
          <table:table-cell office:value-type="float" office:value="-1.35519514080902" calcext:value-type="float">
            <text:p>-1.35519514080902</text:p>
          </table:table-cell>
          <table:table-cell office:value-type="float" office:value="1.36279037236749" calcext:value-type="float">
            <text:p>1.36279037236749</text:p>
          </table:table-cell>
        </table:table-row>
        <table:table-row table:style-name="ro1">
          <table:table-cell office:value-type="string" calcext:value-type="string">
            <text:p>ssl3436</text:p>
          </table:table-cell>
          <table:table-cell office:value-type="float" office:value="-0.666231479985991" calcext:value-type="float">
            <text:p>-0.666231479985991</text:p>
          </table:table-cell>
          <table:table-cell office:value-type="float" office:value="-2.03473618191376" calcext:value-type="float">
            <text:p>-2.03473618191376</text:p>
          </table:table-cell>
          <table:table-cell office:value-type="float" office:value="1.36850470192777" calcext:value-type="float">
            <text:p>1.36850470192777</text:p>
          </table:table-cell>
        </table:table-row>
        <table:table-row table:style-name="ro1">
          <table:table-cell office:value-type="string" calcext:value-type="string">
            <text:p>slr0900</text:p>
          </table:table-cell>
          <table:table-cell office:value-type="float" office:value="0.960161486250426" calcext:value-type="float">
            <text:p>0.960161486250426</text:p>
          </table:table-cell>
          <table:table-cell office:value-type="float" office:value="-0.413789458860772" calcext:value-type="float">
            <text:p>-0.413789458860772</text:p>
          </table:table-cell>
          <table:table-cell office:value-type="float" office:value="1.3739509451112" calcext:value-type="float">
            <text:p>1.3739509451112</text:p>
          </table:table-cell>
        </table:table-row>
        <table:table-row table:style-name="ro1">
          <table:table-cell office:value-type="string" calcext:value-type="string">
            <text:p>slr1720</text:p>
          </table:table-cell>
          <table:table-cell office:value-type="float" office:value="0.123134442135013" calcext:value-type="float">
            <text:p>0.123134442135013</text:p>
          </table:table-cell>
          <table:table-cell office:value-type="float" office:value="-1.25345770678474" calcext:value-type="float">
            <text:p>-1.25345770678474</text:p>
          </table:table-cell>
          <table:table-cell office:value-type="float" office:value="1.37659214891975" calcext:value-type="float">
            <text:p>1.37659214891975</text:p>
          </table:table-cell>
        </table:table-row>
        <table:table-row table:style-name="ro1">
          <table:table-cell office:value-type="string" calcext:value-type="string">
            <text:p>sll1994</text:p>
          </table:table-cell>
          <table:table-cell office:value-type="float" office:value="-0.61572189142451" calcext:value-type="float">
            <text:p>-0.61572189142451</text:p>
          </table:table-cell>
          <table:table-cell office:value-type="float" office:value="-1.9941101694692" calcext:value-type="float">
            <text:p>-1.9941101694692</text:p>
          </table:table-cell>
          <table:table-cell office:value-type="float" office:value="1.37838827804469" calcext:value-type="float">
            <text:p>1.37838827804469</text:p>
          </table:table-cell>
        </table:table-row>
        <table:table-row table:style-name="ro1">
          <table:table-cell office:value-type="string" calcext:value-type="string">
            <text:p>sll1894</text:p>
          </table:table-cell>
          <table:table-cell office:value-type="float" office:value="0.617955441097963" calcext:value-type="float">
            <text:p>0.617955441097963</text:p>
          </table:table-cell>
          <table:table-cell office:value-type="float" office:value="-0.770744830295788" calcext:value-type="float">
            <text:p>-0.770744830295788</text:p>
          </table:table-cell>
          <table:table-cell office:value-type="float" office:value="1.38870027139375" calcext:value-type="float">
            <text:p>1.38870027139375</text:p>
          </table:table-cell>
        </table:table-row>
        <table:table-row table:style-name="ro1">
          <table:table-cell office:value-type="string" calcext:value-type="string">
            <text:p>slr1365</text:p>
          </table:table-cell>
          <table:table-cell office:value-type="float" office:value="0.977280920803494" calcext:value-type="float">
            <text:p>0.977280920803494</text:p>
          </table:table-cell>
          <table:table-cell office:value-type="float" office:value="-0.422349374953543" calcext:value-type="float">
            <text:p>-0.422349374953543</text:p>
          </table:table-cell>
          <table:table-cell office:value-type="float" office:value="1.39963029575704" calcext:value-type="float">
            <text:p>1.39963029575704</text:p>
          </table:table-cell>
        </table:table-row>
        <table:table-row table:style-name="ro1">
          <table:table-cell office:value-type="string" calcext:value-type="string">
            <text:p>sll0981</text:p>
          </table:table-cell>
          <table:table-cell office:value-type="float" office:value="1.21874798366898" calcext:value-type="float">
            <text:p>1.21874798366898</text:p>
          </table:table-cell>
          <table:table-cell office:value-type="float" office:value="-0.189399681294797" calcext:value-type="float">
            <text:p>-0.189399681294797</text:p>
          </table:table-cell>
          <table:table-cell office:value-type="float" office:value="1.40814766496378" calcext:value-type="float">
            <text:p>1.40814766496378</text:p>
          </table:table-cell>
        </table:table-row>
        <table:table-row table:style-name="ro1">
          <table:table-cell office:value-type="string" calcext:value-type="string">
            <text:p>sll1470</text:p>
          </table:table-cell>
          <table:table-cell office:value-type="float" office:value="0.398221949130479" calcext:value-type="float">
            <text:p>0.398221949130479</text:p>
          </table:table-cell>
          <table:table-cell office:value-type="float" office:value="-1.01088426463467" calcext:value-type="float">
            <text:p>-1.01088426463467</text:p>
          </table:table-cell>
          <table:table-cell office:value-type="float" office:value="1.40910621376515" calcext:value-type="float">
            <text:p>1.40910621376515</text:p>
          </table:table-cell>
        </table:table-row>
        <table:table-row table:style-name="ro1">
          <table:table-cell office:value-type="string" calcext:value-type="string">
            <text:p>ssl0546</text:p>
          </table:table-cell>
          <table:table-cell office:value-type="float" office:value="0.66935244153556" calcext:value-type="float">
            <text:p>0.66935244153556</text:p>
          </table:table-cell>
          <table:table-cell office:value-type="float" office:value="-0.7403730517021" calcext:value-type="float">
            <text:p>-0.7403730517021</text:p>
          </table:table-cell>
          <table:table-cell office:value-type="float" office:value="1.40972549323766" calcext:value-type="float">
            <text:p>1.40972549323766</text:p>
          </table:table-cell>
        </table:table-row>
        <table:table-row table:style-name="ro1">
          <table:table-cell office:value-type="string" calcext:value-type="string">
            <text:p>slr0436</text:p>
          </table:table-cell>
          <table:table-cell office:value-type="float" office:value="0.0608531944287272" calcext:value-type="float">
            <text:p>0.0608531944287272</text:p>
          </table:table-cell>
          <table:table-cell office:value-type="float" office:value="-1.35035222606551" calcext:value-type="float">
            <text:p>-1.35035222606551</text:p>
          </table:table-cell>
          <table:table-cell office:value-type="float" office:value="1.41120542049423" calcext:value-type="float">
            <text:p>1.41120542049423</text:p>
          </table:table-cell>
        </table:table-row>
        <table:table-row table:style-name="ro1">
          <table:table-cell office:value-type="string" calcext:value-type="string">
            <text:p>sll0455</text:p>
          </table:table-cell>
          <table:table-cell office:value-type="float" office:value="-0.304613307638436" calcext:value-type="float">
            <text:p>-0.304613307638436</text:p>
          </table:table-cell>
          <table:table-cell office:value-type="float" office:value="-1.72491948062882" calcext:value-type="float">
            <text:p>-1.72491948062882</text:p>
          </table:table-cell>
          <table:table-cell office:value-type="float" office:value="1.42030617299038" calcext:value-type="float">
            <text:p>1.42030617299038</text:p>
          </table:table-cell>
        </table:table-row>
        <table:table-row table:style-name="ro1">
          <table:table-cell office:value-type="string" calcext:value-type="string">
            <text:p>sll0423</text:p>
          </table:table-cell>
          <table:table-cell office:value-type="float" office:value="0.205819963686777" calcext:value-type="float">
            <text:p>0.205819963686777</text:p>
          </table:table-cell>
          <table:table-cell office:value-type="float" office:value="-1.21661189190143" calcext:value-type="float">
            <text:p>-1.21661189190143</text:p>
          </table:table-cell>
          <table:table-cell office:value-type="float" office:value="1.42243185558821" calcext:value-type="float">
            <text:p>1.42243185558821</text:p>
          </table:table-cell>
        </table:table-row>
        <table:table-row table:style-name="ro1">
          <table:table-cell office:value-type="string" calcext:value-type="string">
            <text:p>sll0545</text:p>
          </table:table-cell>
          <table:table-cell office:value-type="float" office:value="0.179412251759107" calcext:value-type="float">
            <text:p>0.179412251759107</text:p>
          </table:table-cell>
          <table:table-cell office:value-type="float" office:value="-1.24707816057058" calcext:value-type="float">
            <text:p>-1.24707816057058</text:p>
          </table:table-cell>
          <table:table-cell office:value-type="float" office:value="1.42649041232968" calcext:value-type="float">
            <text:p>1.42649041232968</text:p>
          </table:table-cell>
        </table:table-row>
        <table:table-row table:style-name="ro1">
          <table:table-cell office:value-type="string" calcext:value-type="string">
            <text:p>ssr1399</text:p>
          </table:table-cell>
          <table:table-cell office:value-type="float" office:value="-0.285295280884428" calcext:value-type="float">
            <text:p>-0.285295280884428</text:p>
          </table:table-cell>
          <table:table-cell office:value-type="float" office:value="-1.71353763824767" calcext:value-type="float">
            <text:p>-1.71353763824767</text:p>
          </table:table-cell>
          <table:table-cell office:value-type="float" office:value="1.42824235736325" calcext:value-type="float">
            <text:p>1.42824235736325</text:p>
          </table:table-cell>
        </table:table-row>
        <table:table-row table:style-name="ro1">
          <table:table-cell office:value-type="string" calcext:value-type="string">
            <text:p>slr1364</text:p>
          </table:table-cell>
          <table:table-cell office:value-type="float" office:value="0.0209332699226054" calcext:value-type="float">
            <text:p>0.0209332699226054</text:p>
          </table:table-cell>
          <table:table-cell office:value-type="float" office:value="-1.41840061912997" calcext:value-type="float">
            <text:p>-1.41840061912997</text:p>
          </table:table-cell>
          <table:table-cell office:value-type="float" office:value="1.43933388905257" calcext:value-type="float">
            <text:p>1.43933388905257</text:p>
          </table:table-cell>
        </table:table-row>
        <table:table-row table:style-name="ro1">
          <table:table-cell office:value-type="string" calcext:value-type="string">
            <text:p>slr1384</text:p>
          </table:table-cell>
          <table:table-cell office:value-type="float" office:value="0.643134535211718" calcext:value-type="float">
            <text:p>0.643134535211718</text:p>
          </table:table-cell>
          <table:table-cell office:value-type="float" office:value="-0.812882335707792" calcext:value-type="float">
            <text:p>-0.812882335707792</text:p>
          </table:table-cell>
          <table:table-cell office:value-type="float" office:value="1.45601687091951" calcext:value-type="float">
            <text:p>1.45601687091951</text:p>
          </table:table-cell>
        </table:table-row>
        <table:table-row table:style-name="ro1">
          <table:table-cell office:value-type="string" calcext:value-type="string">
            <text:p>slr1943</text:p>
          </table:table-cell>
          <table:table-cell office:value-type="float" office:value="0.466452089601925" calcext:value-type="float">
            <text:p>0.466452089601925</text:p>
          </table:table-cell>
          <table:table-cell office:value-type="float" office:value="-0.99802048028429" calcext:value-type="float">
            <text:p>-0.99802048028429</text:p>
          </table:table-cell>
          <table:table-cell office:value-type="float" office:value="1.46447256988621" calcext:value-type="float">
            <text:p>1.46447256988621</text:p>
          </table:table-cell>
        </table:table-row>
        <table:table-row table:style-name="ro1">
          <table:table-cell office:value-type="string" calcext:value-type="string">
            <text:p>sll1878</text:p>
          </table:table-cell>
          <table:table-cell office:value-type="float" office:value="0.384204563371619" calcext:value-type="float">
            <text:p>0.384204563371619</text:p>
          </table:table-cell>
          <table:table-cell office:value-type="float" office:value="-1.08512589752754" calcext:value-type="float">
            <text:p>-1.08512589752754</text:p>
          </table:table-cell>
          <table:table-cell office:value-type="float" office:value="1.46933046089916" calcext:value-type="float">
            <text:p>1.46933046089916</text:p>
          </table:table-cell>
        </table:table-row>
        <table:table-row table:style-name="ro1">
          <table:table-cell office:value-type="string" calcext:value-type="string">
            <text:p>slr1974</text:p>
          </table:table-cell>
          <table:table-cell office:value-type="float" office:value="0.262182903982799" calcext:value-type="float">
            <text:p>0.262182903982799</text:p>
          </table:table-cell>
          <table:table-cell office:value-type="float" office:value="-1.22458084478195" calcext:value-type="float">
            <text:p>-1.22458084478195</text:p>
          </table:table-cell>
          <table:table-cell office:value-type="float" office:value="1.48676374876474" calcext:value-type="float">
            <text:p>1.48676374876474</text:p>
          </table:table-cell>
        </table:table-row>
        <table:table-row table:style-name="ro1">
          <table:table-cell office:value-type="string" calcext:value-type="string">
            <text:p>sll1823</text:p>
          </table:table-cell>
          <table:table-cell office:value-type="float" office:value="0.0597036703203558" calcext:value-type="float">
            <text:p>0.0597036703203558</text:p>
          </table:table-cell>
          <table:table-cell office:value-type="float" office:value="-1.42909080604796" calcext:value-type="float">
            <text:p>-1.42909080604796</text:p>
          </table:table-cell>
          <table:table-cell office:value-type="float" office:value="1.48879447636832" calcext:value-type="float">
            <text:p>1.48879447636832</text:p>
          </table:table-cell>
        </table:table-row>
        <table:table-row table:style-name="ro1">
          <table:table-cell office:value-type="string" calcext:value-type="string">
            <text:p>sll1807</text:p>
          </table:table-cell>
          <table:table-cell office:value-type="float" office:value="-0.609906301716343" calcext:value-type="float">
            <text:p>-0.609906301716343</text:p>
          </table:table-cell>
          <table:table-cell office:value-type="float" office:value="-2.09925735128012" calcext:value-type="float">
            <text:p>-2.09925735128012</text:p>
          </table:table-cell>
          <table:table-cell office:value-type="float" office:value="1.48935104956378" calcext:value-type="float">
            <text:p>1.48935104956378</text:p>
          </table:table-cell>
        </table:table-row>
        <table:table-row table:style-name="ro1">
          <table:table-cell office:value-type="string" calcext:value-type="string">
            <text:p>sll0759</text:p>
          </table:table-cell>
          <table:table-cell office:value-type="float" office:value="0.384518104070573" calcext:value-type="float">
            <text:p>0.384518104070573</text:p>
          </table:table-cell>
          <table:table-cell office:value-type="float" office:value="-1.11888345442486" calcext:value-type="float">
            <text:p>-1.11888345442486</text:p>
          </table:table-cell>
          <table:table-cell office:value-type="float" office:value="1.50340155849543" calcext:value-type="float">
            <text:p>1.50340155849543</text:p>
          </table:table-cell>
        </table:table-row>
        <table:table-row table:style-name="ro1">
          <table:table-cell office:value-type="string" calcext:value-type="string">
            <text:p>slr1560</text:p>
          </table:table-cell>
          <table:table-cell office:value-type="float" office:value="0.294423634431267" calcext:value-type="float">
            <text:p>0.294423634431267</text:p>
          </table:table-cell>
          <table:table-cell office:value-type="float" office:value="-1.2116368382481" calcext:value-type="float">
            <text:p>-1.2116368382481</text:p>
          </table:table-cell>
          <table:table-cell office:value-type="float" office:value="1.50606047267937" calcext:value-type="float">
            <text:p>1.50606047267937</text:p>
          </table:table-cell>
        </table:table-row>
        <table:table-row table:style-name="ro1">
          <table:table-cell office:value-type="string" calcext:value-type="string">
            <text:p>sll0550</text:p>
          </table:table-cell>
          <table:table-cell office:value-type="float" office:value="-0.117047538640942" calcext:value-type="float">
            <text:p>-0.117047538640942</text:p>
          </table:table-cell>
          <table:table-cell office:value-type="float" office:value="-1.63257332975878" calcext:value-type="float">
            <text:p>-1.63257332975878</text:p>
          </table:table-cell>
          <table:table-cell office:value-type="float" office:value="1.51552579111784" calcext:value-type="float">
            <text:p>1.51552579111784</text:p>
          </table:table-cell>
        </table:table-row>
        <table:table-row table:style-name="ro1">
          <table:table-cell office:value-type="string" calcext:value-type="string">
            <text:p>sll0555</text:p>
          </table:table-cell>
          <table:table-cell office:value-type="float" office:value="0.412049618073821" calcext:value-type="float">
            <text:p>0.412049618073821</text:p>
          </table:table-cell>
          <table:table-cell office:value-type="float" office:value="-1.10728670286009" calcext:value-type="float">
            <text:p>-1.10728670286009</text:p>
          </table:table-cell>
          <table:table-cell office:value-type="float" office:value="1.51933632093391" calcext:value-type="float">
            <text:p>1.51933632093391</text:p>
          </table:table-cell>
        </table:table-row>
        <table:table-row table:style-name="ro1">
          <table:table-cell office:value-type="string" calcext:value-type="string">
            <text:p>sll0171</text:p>
          </table:table-cell>
          <table:table-cell office:value-type="float" office:value="0.850566431153268" calcext:value-type="float">
            <text:p>0.850566431153268</text:p>
          </table:table-cell>
          <table:table-cell office:value-type="float" office:value="-0.679993359812034" calcext:value-type="float">
            <text:p>-0.679993359812034</text:p>
          </table:table-cell>
          <table:table-cell office:value-type="float" office:value="1.5305597909653" calcext:value-type="float">
            <text:p>1.5305597909653</text:p>
          </table:table-cell>
        </table:table-row>
        <table:table-row table:style-name="ro1">
          <table:table-cell office:value-type="string" calcext:value-type="string">
            <text:p>ssl3432</text:p>
          </table:table-cell>
          <table:table-cell office:value-type="float" office:value="-0.480566589413439" calcext:value-type="float">
            <text:p>-0.480566589413439</text:p>
          </table:table-cell>
          <table:table-cell office:value-type="float" office:value="-2.0276077326266" calcext:value-type="float">
            <text:p>-2.0276077326266</text:p>
          </table:table-cell>
          <table:table-cell office:value-type="float" office:value="1.54704114321316" calcext:value-type="float">
            <text:p>1.54704114321316</text:p>
          </table:table-cell>
        </table:table-row>
        <table:table-row table:style-name="ro1">
          <table:table-cell office:value-type="string" calcext:value-type="string">
            <text:p>sll1799</text:p>
          </table:table-cell>
          <table:table-cell office:value-type="float" office:value="-0.0788680760111355" calcext:value-type="float">
            <text:p>-0.0788680760111355</text:p>
          </table:table-cell>
          <table:table-cell office:value-type="float" office:value="-1.64750299491845" calcext:value-type="float">
            <text:p>-1.64750299491845</text:p>
          </table:table-cell>
          <table:table-cell office:value-type="float" office:value="1.56863491890732" calcext:value-type="float">
            <text:p>1.56863491890732</text:p>
          </table:table-cell>
        </table:table-row>
        <table:table-row table:style-name="ro1">
          <table:table-cell office:value-type="string" calcext:value-type="string">
            <text:p>ssl3445</text:p>
          </table:table-cell>
          <table:table-cell office:value-type="float" office:value="-0.524602038456019" calcext:value-type="float">
            <text:p>-0.524602038456019</text:p>
          </table:table-cell>
          <table:table-cell office:value-type="float" office:value="-2.09431218262356" calcext:value-type="float">
            <text:p>-2.09431218262356</text:p>
          </table:table-cell>
          <table:table-cell office:value-type="float" office:value="1.56971014416754" calcext:value-type="float">
            <text:p>1.56971014416754</text:p>
          </table:table-cell>
        </table:table-row>
        <table:table-row table:style-name="ro1">
          <table:table-cell office:value-type="string" calcext:value-type="string">
            <text:p>slr1744</text:p>
          </table:table-cell>
          <table:table-cell office:value-type="float" office:value="0.60333823580632" calcext:value-type="float">
            <text:p>0.60333823580632</text:p>
          </table:table-cell>
          <table:table-cell office:value-type="float" office:value="-0.984892541811927" calcext:value-type="float">
            <text:p>-0.984892541811927</text:p>
          </table:table-cell>
          <table:table-cell office:value-type="float" office:value="1.58823077761825" calcext:value-type="float">
            <text:p>1.58823077761825</text:p>
          </table:table-cell>
        </table:table-row>
        <table:table-row table:style-name="ro1">
          <table:table-cell office:value-type="string" calcext:value-type="string">
            <text:p>slr0251</text:p>
          </table:table-cell>
          <table:table-cell office:value-type="float" office:value="0.710912243167175" calcext:value-type="float">
            <text:p>0.710912243167175</text:p>
          </table:table-cell>
          <table:table-cell office:value-type="float" office:value="-0.877358283356932" calcext:value-type="float">
            <text:p>-0.877358283356932</text:p>
          </table:table-cell>
          <table:table-cell office:value-type="float" office:value="1.58827052652411" calcext:value-type="float">
            <text:p>1.58827052652411</text:p>
          </table:table-cell>
        </table:table-row>
        <table:table-row table:style-name="ro1">
          <table:table-cell office:value-type="string" calcext:value-type="string">
            <text:p>slr0483</text:p>
          </table:table-cell>
          <table:table-cell office:value-type="float" office:value="0.471305775449977" calcext:value-type="float">
            <text:p>0.471305775449977</text:p>
          </table:table-cell>
          <table:table-cell office:value-type="float" office:value="-1.15222189960646" calcext:value-type="float">
            <text:p>-1.15222189960646</text:p>
          </table:table-cell>
          <table:table-cell office:value-type="float" office:value="1.62352767505644" calcext:value-type="float">
            <text:p>1.62352767505644</text:p>
          </table:table-cell>
        </table:table-row>
        <table:table-row table:style-name="ro1">
          <table:table-cell office:value-type="string" calcext:value-type="string">
            <text:p>sll1261</text:p>
          </table:table-cell>
          <table:table-cell office:value-type="float" office:value="-0.0913246286833937" calcext:value-type="float">
            <text:p>-0.0913246286833937</text:p>
          </table:table-cell>
          <table:table-cell office:value-type="float" office:value="-1.71946851350571" calcext:value-type="float">
            <text:p>-1.71946851350571</text:p>
          </table:table-cell>
          <table:table-cell office:value-type="float" office:value="1.62814388482231" calcext:value-type="float">
            <text:p>1.62814388482231</text:p>
          </table:table-cell>
        </table:table-row>
        <table:table-row table:style-name="ro1">
          <table:table-cell office:value-type="string" calcext:value-type="string">
            <text:p>sll1276</text:p>
          </table:table-cell>
          <table:table-cell office:value-type="float" office:value="0.5398737306285" calcext:value-type="float">
            <text:p>0.5398737306285</text:p>
          </table:table-cell>
          <table:table-cell office:value-type="float" office:value="-1.09150932046226" calcext:value-type="float">
            <text:p>-1.09150932046226</text:p>
          </table:table-cell>
          <table:table-cell office:value-type="float" office:value="1.63138305109076" calcext:value-type="float">
            <text:p>1.63138305109076</text:p>
          </table:table-cell>
        </table:table-row>
        <table:table-row table:style-name="ro1">
          <table:table-cell office:value-type="string" calcext:value-type="string">
            <text:p>slr0116</text:p>
          </table:table-cell>
          <table:table-cell office:value-type="float" office:value="0.0816100022284057" calcext:value-type="float">
            <text:p>0.0816100022284057</text:p>
          </table:table-cell>
          <table:table-cell office:value-type="float" office:value="-1.60029886193959" calcext:value-type="float">
            <text:p>-1.60029886193959</text:p>
          </table:table-cell>
          <table:table-cell office:value-type="float" office:value="1.681908864168" calcext:value-type="float">
            <text:p>1.681908864168</text:p>
          </table:table-cell>
        </table:table-row>
        <table:table-row table:style-name="ro1">
          <table:table-cell office:value-type="string" calcext:value-type="string">
            <text:p>sll0413</text:p>
          </table:table-cell>
          <table:table-cell office:value-type="float" office:value="0.39175996171232" calcext:value-type="float">
            <text:p>0.39175996171232</text:p>
          </table:table-cell>
          <table:table-cell office:value-type="float" office:value="-1.29962394552532" calcext:value-type="float">
            <text:p>-1.29962394552532</text:p>
          </table:table-cell>
          <table:table-cell office:value-type="float" office:value="1.69138390723764" calcext:value-type="float">
            <text:p>1.69138390723764</text:p>
          </table:table-cell>
        </table:table-row>
        <table:table-row table:style-name="ro1">
          <table:table-cell office:value-type="string" calcext:value-type="string">
            <text:p>sll1441</text:p>
          </table:table-cell>
          <table:table-cell office:value-type="float" office:value="-0.436732988446568" calcext:value-type="float">
            <text:p>-0.436732988446568</text:p>
          </table:table-cell>
          <table:table-cell office:value-type="float" office:value="-2.14484336793952" calcext:value-type="float">
            <text:p>-2.14484336793952</text:p>
          </table:table-cell>
          <table:table-cell office:value-type="float" office:value="1.70811037949295" calcext:value-type="float">
            <text:p>1.70811037949295</text:p>
          </table:table-cell>
        </table:table-row>
        <table:table-row table:style-name="ro1">
          <table:table-cell office:value-type="string" calcext:value-type="string">
            <text:p>sll1832</text:p>
          </table:table-cell>
          <table:table-cell office:value-type="float" office:value="0.454329719373729" calcext:value-type="float">
            <text:p>0.454329719373729</text:p>
          </table:table-cell>
          <table:table-cell office:value-type="float" office:value="-1.28054827847623" calcext:value-type="float">
            <text:p>-1.28054827847623</text:p>
          </table:table-cell>
          <table:table-cell office:value-type="float" office:value="1.73487799784995" calcext:value-type="float">
            <text:p>1.73487799784995</text:p>
          </table:table-cell>
        </table:table-row>
        <table:table-row table:style-name="ro1">
          <table:table-cell office:value-type="string" calcext:value-type="string">
            <text:p>slr1666</text:p>
          </table:table-cell>
          <table:table-cell office:value-type="float" office:value="1.07807616756441" calcext:value-type="float">
            <text:p>1.07807616756441</text:p>
          </table:table-cell>
          <table:table-cell office:value-type="float" office:value="-0.658028505551818" calcext:value-type="float">
            <text:p>-0.658028505551818</text:p>
          </table:table-cell>
          <table:table-cell office:value-type="float" office:value="1.73610467311623" calcext:value-type="float">
            <text:p>1.73610467311623</text:p>
          </table:table-cell>
        </table:table-row>
        <table:table-row table:style-name="ro1">
          <table:table-cell office:value-type="string" calcext:value-type="string">
            <text:p>sll2014</text:p>
          </table:table-cell>
          <table:table-cell office:value-type="float" office:value="0.475075020062465" calcext:value-type="float">
            <text:p>0.475075020062465</text:p>
          </table:table-cell>
          <table:table-cell office:value-type="float" office:value="-1.27656371139421" calcext:value-type="float">
            <text:p>-1.27656371139421</text:p>
          </table:table-cell>
          <table:table-cell office:value-type="float" office:value="1.75163873145667" calcext:value-type="float">
            <text:p>1.75163873145667</text:p>
          </table:table-cell>
        </table:table-row>
        <table:table-row table:style-name="ro1">
          <table:table-cell office:value-type="string" calcext:value-type="string">
            <text:p>slr1545</text:p>
          </table:table-cell>
          <table:table-cell office:value-type="float" office:value="1.05851859491016" calcext:value-type="float">
            <text:p>1.05851859491016</text:p>
          </table:table-cell>
          <table:table-cell office:value-type="float" office:value="-0.700869608507867" calcext:value-type="float">
            <text:p>-0.700869608507867</text:p>
          </table:table-cell>
          <table:table-cell office:value-type="float" office:value="1.75938820341803" calcext:value-type="float">
            <text:p>1.75938820341803</text:p>
          </table:table-cell>
        </table:table-row>
        <table:table-row table:style-name="ro1">
          <table:table-cell office:value-type="string" calcext:value-type="string">
            <text:p>ssr1398</text:p>
          </table:table-cell>
          <table:table-cell office:value-type="float" office:value="0.19838860129501" calcext:value-type="float">
            <text:p>0.19838860129501</text:p>
          </table:table-cell>
          <table:table-cell office:value-type="float" office:value="-1.56715519600772" calcext:value-type="float">
            <text:p>-1.56715519600772</text:p>
          </table:table-cell>
          <table:table-cell office:value-type="float" office:value="1.76554379730273" calcext:value-type="float">
            <text:p>1.76554379730273</text:p>
          </table:table-cell>
        </table:table-row>
        <table:table-row table:style-name="ro1">
          <table:table-cell office:value-type="string" calcext:value-type="string">
            <text:p>sll1053</text:p>
          </table:table-cell>
          <table:table-cell office:value-type="float" office:value="-0.125925110645364" calcext:value-type="float">
            <text:p>-0.125925110645364</text:p>
          </table:table-cell>
          <table:table-cell office:value-type="float" office:value="-1.94733469853282" calcext:value-type="float">
            <text:p>-1.94733469853282</text:p>
          </table:table-cell>
          <table:table-cell office:value-type="float" office:value="1.82140958788746" calcext:value-type="float">
            <text:p>1.82140958788746</text:p>
          </table:table-cell>
        </table:table-row>
        <table:table-row table:style-name="ro1">
          <table:table-cell office:value-type="string" calcext:value-type="string">
            <text:p>sll1742</text:p>
          </table:table-cell>
          <table:table-cell office:value-type="float" office:value="-0.594070757855282" calcext:value-type="float">
            <text:p>-0.594070757855282</text:p>
          </table:table-cell>
          <table:table-cell office:value-type="float" office:value="-2.44983069008517" calcext:value-type="float">
            <text:p>-2.44983069008517</text:p>
          </table:table-cell>
          <table:table-cell office:value-type="float" office:value="1.85575993222989" calcext:value-type="float">
            <text:p>1.85575993222989</text:p>
          </table:table-cell>
        </table:table-row>
        <table:table-row table:style-name="ro1">
          <table:table-cell office:value-type="string" calcext:value-type="string">
            <text:p>slr1643</text:p>
          </table:table-cell>
          <table:table-cell office:value-type="float" office:value="0.919213061475997" calcext:value-type="float">
            <text:p>0.919213061475997</text:p>
          </table:table-cell>
          <table:table-cell office:value-type="float" office:value="-0.997249387729452" calcext:value-type="float">
            <text:p>-0.997249387729452</text:p>
          </table:table-cell>
          <table:table-cell office:value-type="float" office:value="1.91646244920545" calcext:value-type="float">
            <text:p>1.91646244920545</text:p>
          </table:table-cell>
        </table:table-row>
        <table:table-row table:style-name="ro1">
          <table:table-cell office:value-type="string" calcext:value-type="string">
            <text:p>slr1898</text:p>
          </table:table-cell>
          <table:table-cell office:value-type="float" office:value="0.228921256597687" calcext:value-type="float">
            <text:p>0.228921256597687</text:p>
          </table:table-cell>
          <table:table-cell office:value-type="float" office:value="-1.6957234249217" calcext:value-type="float">
            <text:p>-1.6957234249217</text:p>
          </table:table-cell>
          <table:table-cell office:value-type="float" office:value="1.92464468151938" calcext:value-type="float">
            <text:p>1.92464468151938</text:p>
          </table:table-cell>
        </table:table-row>
        <table:table-row table:style-name="ro1">
          <table:table-cell office:value-type="string" calcext:value-type="string">
            <text:p>sll1632</text:p>
          </table:table-cell>
          <table:table-cell office:value-type="float" office:value="0.567803992588179" calcext:value-type="float">
            <text:p>0.567803992588179</text:p>
          </table:table-cell>
          <table:table-cell office:value-type="float" office:value="-1.36704908853528" calcext:value-type="float">
            <text:p>-1.36704908853528</text:p>
          </table:table-cell>
          <table:table-cell office:value-type="float" office:value="1.93485308112346" calcext:value-type="float">
            <text:p>1.93485308112346</text:p>
          </table:table-cell>
        </table:table-row>
        <table:table-row table:style-name="ro1">
          <table:table-cell office:value-type="string" calcext:value-type="string">
            <text:p>sll1802</text:p>
          </table:table-cell>
          <table:table-cell office:value-type="float" office:value="0.103038918266113" calcext:value-type="float">
            <text:p>0.103038918266113</text:p>
          </table:table-cell>
          <table:table-cell office:value-type="float" office:value="-1.9449843771166" calcext:value-type="float">
            <text:p>-1.9449843771166</text:p>
          </table:table-cell>
          <table:table-cell office:value-type="float" office:value="2.04802329538272" calcext:value-type="float">
            <text:p>2.04802329538272</text:p>
          </table:table-cell>
        </table:table-row>
        <table:table-row table:style-name="ro1">
          <table:table-cell office:value-type="string" calcext:value-type="string">
            <text:p>slr0327</text:p>
          </table:table-cell>
          <table:table-cell office:value-type="float" office:value="1.01766084961017" calcext:value-type="float">
            <text:p>1.01766084961017</text:p>
          </table:table-cell>
          <table:table-cell office:value-type="float" office:value="-1.08233690610786" calcext:value-type="float">
            <text:p>-1.08233690610786</text:p>
          </table:table-cell>
          <table:table-cell office:value-type="float" office:value="2.09999775571803" calcext:value-type="float">
            <text:p>2.09999775571803</text:p>
          </table:table-cell>
        </table:table-row>
        <table:table-row table:style-name="ro1">
          <table:table-cell office:value-type="string" calcext:value-type="string">
            <text:p>sll0998</text:p>
          </table:table-cell>
          <table:table-cell office:value-type="float" office:value="0.866532725737516" calcext:value-type="float">
            <text:p>0.866532725737516</text:p>
          </table:table-cell>
          <table:table-cell office:value-type="float" office:value="-1.23530713762303" calcext:value-type="float">
            <text:p>-1.23530713762303</text:p>
          </table:table-cell>
          <table:table-cell office:value-type="float" office:value="2.10183986336054" calcext:value-type="float">
            <text:p>2.10183986336054</text:p>
          </table:table-cell>
        </table:table-row>
        <table:table-row table:style-name="ro1">
          <table:table-cell office:value-type="string" calcext:value-type="string">
            <text:p>ssl3437</text:p>
          </table:table-cell>
          <table:table-cell office:value-type="float" office:value="0.0486128891996645" calcext:value-type="float">
            <text:p>0.0486128891996645</text:p>
          </table:table-cell>
          <table:table-cell office:value-type="float" office:value="-2.11405548436232" calcext:value-type="float">
            <text:p>-2.11405548436232</text:p>
          </table:table-cell>
          <table:table-cell office:value-type="float" office:value="2.16266837356198" calcext:value-type="float">
            <text:p>2.16266837356198</text:p>
          </table:table-cell>
        </table:table-row>
        <table:table-row table:style-name="ro1">
          <table:table-cell office:value-type="string" calcext:value-type="string">
            <text:p>slr1267</text:p>
          </table:table-cell>
          <table:table-cell office:value-type="float" office:value="1.26967591176018" calcext:value-type="float">
            <text:p>1.26967591176018</text:p>
          </table:table-cell>
          <table:table-cell office:value-type="float" office:value="-0.931997355907642" calcext:value-type="float">
            <text:p>-0.931997355907642</text:p>
          </table:table-cell>
          <table:table-cell office:value-type="float" office:value="2.20167326766782" calcext:value-type="float">
            <text:p>2.20167326766782</text:p>
          </table:table-cell>
        </table:table-row>
        <table:table-row table:style-name="ro1">
          <table:table-cell office:value-type="string" calcext:value-type="string">
            <text:p>sll1533</text:p>
          </table:table-cell>
          <table:table-cell office:value-type="float" office:value="0.662512241593884" calcext:value-type="float">
            <text:p>0.662512241593884</text:p>
          </table:table-cell>
          <table:table-cell office:value-type="float" office:value="-1.62763590792796" calcext:value-type="float">
            <text:p>-1.62763590792796</text:p>
          </table:table-cell>
          <table:table-cell office:value-type="float" office:value="2.29014814952185" calcext:value-type="float">
            <text:p>2.29014814952185</text:p>
          </table:table-cell>
        </table:table-row>
        <table:table-row table:style-name="ro1">
          <table:table-cell office:value-type="string" calcext:value-type="string">
            <text:p>slr0652</text:p>
          </table:table-cell>
          <table:table-cell office:value-type="float" office:value="0.110128136735274" calcext:value-type="float">
            <text:p>0.110128136735274</text:p>
          </table:table-cell>
          <table:table-cell office:value-type="float" office:value="-2.19953230837548" calcext:value-type="float">
            <text:p>-2.19953230837548</text:p>
          </table:table-cell>
          <table:table-cell office:value-type="float" office:value="2.30966044511076" calcext:value-type="float">
            <text:p>2.30966044511076</text:p>
          </table:table-cell>
        </table:table-row>
        <table:table-row table:style-name="ro1">
          <table:table-cell office:value-type="string" calcext:value-type="string">
            <text:p>slr1763</text:p>
          </table:table-cell>
          <table:table-cell office:value-type="float" office:value="1.07294076031696" calcext:value-type="float">
            <text:p>1.07294076031696</text:p>
          </table:table-cell>
          <table:table-cell office:value-type="float" office:value="-1.27610255696675" calcext:value-type="float">
            <text:p>-1.27610255696675</text:p>
          </table:table-cell>
          <table:table-cell office:value-type="float" office:value="2.3490433172837" calcext:value-type="float">
            <text:p>2.3490433172837</text:p>
          </table:table-cell>
        </table:table-row>
        <table:table-row table:style-name="ro1">
          <table:table-cell office:value-type="string" calcext:value-type="string">
            <text:p>slr0007</text:p>
          </table:table-cell>
          <table:table-cell office:value-type="float" office:value="1.48342297220303" calcext:value-type="float">
            <text:p>1.48342297220303</text:p>
          </table:table-cell>
          <table:table-cell office:value-type="float" office:value="-1.18980501643797" calcext:value-type="float">
            <text:p>-1.18980501643797</text:p>
          </table:table-cell>
          <table:table-cell office:value-type="float" office:value="2.67322798864099" calcext:value-type="float">
            <text:p>2.67322798864099</text:p>
          </table:table-cell>
        </table:table-row>
        <table:table-row table:style-name="ro1">
          <table:table-cell office:value-type="string" calcext:value-type="string">
            <text:p>slr1712</text:p>
          </table:table-cell>
          <table:table-cell office:value-type="float" office:value="3.03750175926943" calcext:value-type="float">
            <text:p>3.03750175926943</text:p>
          </table:table-cell>
          <table:table-cell office:value-type="float" office:value="-1.284353618818" calcext:value-type="float">
            <text:p>-1.284353618818</text:p>
          </table:table-cell>
          <table:table-cell office:value-type="float" office:value="4.32185537808743" calcext:value-type="float">
            <text:p>4.32185537808743</text:p>
          </table:table-cell>
        </table:table-row>
      </table:table>
      <table:named-expressions/>
      <table:database-ranges>
        <table:database-range table:name="__Anonymous_Sheet_DB__0" table:target-range-address="fitness_difference_table.A1:fitness_difference_table.D342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21:05:16.776646833</dc:date>
    <meta:editing-duration>PT17S</meta:editing-duration>
    <meta:editing-cycles>1</meta:editing-cycles>
    <meta:document-statistic meta:table-count="1" meta:cell-count="13692" meta:object-count="0"/>
    <meta:generator>LibreOffice/7.3.7.2$Linux_X86_64 LibreOffice_project/30$Build-2</meta:generator>
  </office:meta>
</office:document-meta>
</file>